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26mm"/>
    </style:style>
    <style:style style:name="co2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0.34mm"/>
    </style:style>
    <style:style style:name="co9" style:family="table-column">
      <style:table-column-properties fo:break-before="auto" style:column-width="9.79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9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69.97mm"/>
    </style:style>
    <style:style style:name="co14" style:family="table-column">
      <style:table-column-properties fo:break-before="auto" style:column-width="47.1mm"/>
    </style:style>
    <style:style style:name="co15" style:family="table-column">
      <style:table-column-properties fo:break-before="auto" style:column-width="24.77mm"/>
    </style:style>
    <style:style style:name="co16" style:family="table-column">
      <style:table-column-properties fo:break-before="auto" style:column-width="23.69mm"/>
    </style:style>
    <style:style style:name="co17" style:family="table-column">
      <style:table-column-properties fo:break-before="auto" style:column-width="17.69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27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ext-properties fo:color="#000000"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ext-properties style:font-name="Liberation Sans" style:font-name-asian="Noto Sans CJK SC Regular" style:font-name-complex="Lohit Devanagari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ext-properties style:use-window-font-color="true" style:text-outline="false" style:text-line-through-style="none" style:text-line-through-type="none" style:font-name="Roboto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0"/>
    <style:style style:name="ce13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000000"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4" style:family="table-cell" style:parent-style-name="Default">
      <style:text-properties style:font-name="Liberation Sans" style:font-name-asian="Noto Sans CJK SC Regular" style:font-name-complex="Lohit Devanagari"/>
    </style:style>
    <style:style style:name="ce14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Roboto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  <style:text-properties fo:color="#000000" style:font-name="Roboto"/>
    </style:style>
    <style:style style:name="ce16" style:family="table-cell" style:parent-style-name="Default" style:data-style-name="N100"/>
    <style:style style:name="ce17" style:family="table-cell" style:parent-style-name="Default" style:data-style-name="N100">
      <style:text-properties style:font-name="Roboto"/>
    </style:style>
    <style:style style:name="ce30" style:family="table-cell" style:parent-style-name="Default" style:data-style-name="N100">
      <style:text-properties style:use-window-font-color="true" style:text-outline="false" style:text-line-through-style="none" style:text-line-through-type="none" style:font-name="Roboto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Roboto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background-color="transparent"/>
      <style:text-properties fo:color="#000000" style:font-name="Roboto"/>
    </style:style>
    <style:style style:name="ce21" style:family="table-cell" style:parent-style-name="Default">
      <style:text-properties style:font-name="Roboto"/>
    </style:style>
    <style:style style:name="ce35" style:family="table-cell" style:parent-style-name="Default" style:data-style-name="N0"/>
    <style:style style:name="T3" style:family="text">
      <style:text-properties style:text-outline="false" style:text-line-through-style="none" style:text-line-through-type="none" style:text-position="0% 100%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ca" fo:country="ES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CAT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MUNICIPI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HI_ES</text:p>
          </table:table-cell>
          <table:table-cell office:value-type="string" calcext:value-type="string">
            <text:p>MEGALITH_TYPE</text:p>
          </table:table-cell>
          <table:table-cell office:value-type="string" calcext:value-type="string">
            <text:p>WIKIPEDIA</text:p>
          </table:table-cell>
          <table:table-cell table:style-name="ce23" office:value-type="string" calcext:value-type="string">
            <text:p>WIKIDATA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ALT_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 Tomba del General</text:p>
          </table:table-cell>
          <table:table-cell office:value-type="string" calcext:value-type="string">
            <text:p>Roses</text:p>
          </table:table-cell>
          <table:table-cell office:value-type="string" calcext:value-type="string">
            <text:p>42.2642006</text:p>
          </table:table-cell>
          <table:table-cell office:value-type="string" calcext:value-type="string">
            <text:p>3.212732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3"/>
          <table:table-cell office:value-type="string" calcext:value-type="string">
            <text:p>Megàlit del Coll de Fitor</text:p>
          </table:table-cell>
          <table:table-cell table:style-name="ce24" table:formula="of:=CONCATENATE(&quot;{&quot;;&quot;name:&quot;&quot;&quot;;[.A2];&quot;&quot;&quot;,municipi:&quot;&quot;&quot;;[.B2];&quot;&quot;&quot;,lat:&quot;;[.C2];&quot;,lon:&quot;;[.D2];&quot;,hi_es:&quot;&quot;&quot;;[.E2];&quot;&quot;&quot;,megalith_type:&quot;&quot;&quot;;[.F2];&quot;&quot;&quot;,wikipedia:&quot;&quot;&quot;;[.G2];&quot;&quot;&quot;,wikidata:&quot;&quot;&quot;;[.H2];&quot;&quot;&quot;,source:&quot;&quot;&quot;;[.I2];&quot;&quot;&quot;,alt_name:&quot;&quot;&quot;;[.J2];&quot;&quot;&quot;},&quot;)" office:value-type="string" office:string-value="{name:&quot;la Tomba del General&quot;,municipi:&quot;Roses&quot;,lat:42.2642006,lon:3.2127323,hi_es:&quot;SI&quot;,megalith_type:&quot;dolmen&quot;,wikipedia:&quot;&quot;,wikidata:&quot;&quot;,source:&quot;&quot;,alt_name:&quot;Megàlit del Coll de Fitor&quot;}," calcext:value-type="string">
            <text:p>{name:"la Tomba del General",municipi:"Roses",lat:42.2642006,lon:3.2127323,hi_es:"SI",megalith_type:"dolmen",wikipedia:"",wikidata:"",source:"",alt_name:"Megàlit del Coll de Fitor"},</text:p>
          </table:table-cell>
          <table:table-cell table:formula="of:=CONCATENATE(&quot;{&quot;;&quot;&quot;&quot;name&quot;&quot;:&quot;&quot;&quot;;[.A2];&quot;&quot;&quot;,&quot;&quot;municipi&quot;&quot;:&quot;&quot;&quot;;[.B2];&quot;&quot;&quot;,&quot;&quot;lat&quot;&quot;:&quot;;[.C2];&quot;,&quot;&quot;lon&quot;&quot;:&quot;;[.D2];&quot;,&quot;&quot;hi_es&quot;&quot;:&quot;&quot;&quot;;[.E2];&quot;&quot;&quot;,&quot;&quot;megalith_type&quot;&quot;:&quot;&quot;&quot;;[.F2];&quot;&quot;&quot;,&quot;&quot;wikipedia&quot;&quot;:&quot;&quot;&quot;;[.G2];&quot;&quot;&quot;,&quot;&quot;wikidata&quot;&quot;:&quot;&quot;&quot;;[.H2];&quot;&quot;&quot;,&quot;&quot;source&quot;&quot;:&quot;&quot;&quot;;[.I2];&quot;&quot;&quot;,&quot;&quot;alt_name&quot;&quot;:&quot;&quot;&quot;;[.J2];&quot;&quot;&quot;},&quot;)" office:value-type="string" office:string-value="{&quot;name&quot;:&quot;la Tomba del General&quot;,&quot;municipi&quot;:&quot;Roses&quot;,&quot;lat&quot;:42.2642006,&quot;lon&quot;:3.2127323,&quot;hi_es&quot;:&quot;SI&quot;,&quot;megalith_type&quot;:&quot;dolmen&quot;,&quot;wikipedia&quot;:&quot;&quot;,&quot;wikidata&quot;:&quot;&quot;,&quot;source&quot;:&quot;&quot;,&quot;alt_name&quot;:&quot;Megàlit del Coll de Fitor&quot;}," calcext:value-type="string">
            <text:p>{"name":"la Tomba del General","municipi":"Roses","lat":42.2642006,"lon":3.2127323,"hi_es":"SI","megalith_type":"dolmen","wikipedia":"","wikidata":"","source":"","alt_name":"Megàlit del Coll de Fitor"},</text:p>
          </table:table-cell>
        </table:table-row>
        <table:table-row table:style-name="ro2">
          <table:table-cell office:value-type="string" calcext:value-type="string">
            <text:p>Cova d'en Daina</text:p>
          </table:table-cell>
          <table:table-cell office:value-type="string" calcext:value-type="string">
            <text:p>Romanyà de la Selva</text:p>
          </table:table-cell>
          <table:table-cell office:value-type="string" calcext:value-type="string">
            <text:p>41.8571228</text:p>
          </table:table-cell>
          <table:table-cell office:value-type="string" calcext:value-type="string">
            <text:p>2.992700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office:value-type="string" calcext:value-type="string">
            <text:p>ca:Cova d'en Daina</text:p>
          </table:table-cell>
          <table:table-cell office:value-type="string" calcext:value-type="string">
            <text:p>Q3780704</text:p>
          </table:table-cell>
          <table:table-cell table:number-columns-repeated="2"/>
          <table:table-cell table:style-name="ce24" table:formula="of:=CONCATENATE(&quot;{&quot;;&quot;name:&quot;&quot;&quot;;[.A3];&quot;&quot;&quot;,municipi:&quot;&quot;&quot;;[.B3];&quot;&quot;&quot;,lat:&quot;;[.C3];&quot;,lon:&quot;;[.D3];&quot;,hi_es:&quot;&quot;&quot;;[.E3];&quot;&quot;&quot;,megalith_type:&quot;&quot;&quot;;[.F3];&quot;&quot;&quot;,wikipedia:&quot;&quot;&quot;;[.G3];&quot;&quot;&quot;,wikidata:&quot;&quot;&quot;;[.H3];&quot;&quot;&quot;,source:&quot;&quot;&quot;;[.I3];&quot;&quot;&quot;,alt_name:&quot;&quot;&quot;;[.J3];&quot;&quot;&quot;},&quot;)" office:value-type="string" office:string-value="{name:&quot;Cova d'en Daina&quot;,municipi:&quot;Romanyà de la Selva&quot;,lat:41.8571228,lon:2.9927000,hi_es:&quot;SI&quot;,megalith_type:&quot;dolmen&quot;,wikipedia:&quot;ca:Cova d'en Daina&quot;,wikidata:&quot;Q3780704&quot;,source:&quot;&quot;,alt_name:&quot;&quot;}," calcext:value-type="string">
            <text:p>{name:"Cova d'en Daina",municipi:"Romanyà de la Selva",lat:41.8571228,lon:2.9927000,hi_es:"SI",megalith_type:"dolmen",wikipedia:"ca:Cova d'en Daina",wikidata:"Q3780704",source:"",alt_name:""},</text:p>
          </table:table-cell>
          <table:table-cell table:formula="of:=CONCATENATE(&quot;{&quot;;&quot;&quot;&quot;name&quot;&quot;:&quot;&quot;&quot;;[.A3];&quot;&quot;&quot;,&quot;&quot;municipi&quot;&quot;:&quot;&quot;&quot;;[.B3];&quot;&quot;&quot;,&quot;&quot;lat&quot;&quot;:&quot;;[.C3];&quot;,&quot;&quot;lon&quot;&quot;:&quot;;[.D3];&quot;,&quot;&quot;hi_es&quot;&quot;:&quot;&quot;&quot;;[.E3];&quot;&quot;&quot;,&quot;&quot;megalith_type&quot;&quot;:&quot;&quot;&quot;;[.F3];&quot;&quot;&quot;,&quot;&quot;wikipedia&quot;&quot;:&quot;&quot;&quot;;[.G3];&quot;&quot;&quot;,&quot;&quot;wikidata&quot;&quot;:&quot;&quot;&quot;;[.H3];&quot;&quot;&quot;,&quot;&quot;source&quot;&quot;:&quot;&quot;&quot;;[.I3];&quot;&quot;&quot;,&quot;&quot;alt_name&quot;&quot;:&quot;&quot;&quot;;[.J3];&quot;&quot;&quot;},&quot;)" office:value-type="string" office:string-value="{&quot;name&quot;:&quot;Cova d'en Daina&quot;,&quot;municipi&quot;:&quot;Romanyà de la Selva&quot;,&quot;lat&quot;:41.8571228,&quot;lon&quot;:2.9927000,&quot;hi_es&quot;:&quot;SI&quot;,&quot;megalith_type&quot;:&quot;dolmen&quot;,&quot;wikipedia&quot;:&quot;ca:Cova d'en Daina&quot;,&quot;wikidata&quot;:&quot;Q3780704&quot;,&quot;source&quot;:&quot;&quot;,&quot;alt_name&quot;:&quot;&quot;}," calcext:value-type="string">
            <text:p>{"name":"Cova d'en Daina","municipi":"Romanyà de la Selva","lat":41.8571228,"lon":2.9927000,"hi_es":"SI","megalith_type":"dolmen","wikipedia":"ca:Cova d'en Daina","wikidata":"Q3780704","source":"","alt_name":""},</text:p>
          </table:table-cell>
        </table:table-row>
        <table:table-row table:style-name="ro2">
          <table:table-cell office:value-type="string" calcext:value-type="string">
            <text:p>Dolmen Caigut II</text:p>
          </table:table-cell>
          <table:table-cell office:value-type="string" calcext:value-type="string">
            <text:p>Vilajuïga</text:p>
          </table:table-cell>
          <table:table-cell office:value-type="string" calcext:value-type="string">
            <text:p>42.3301402</text:p>
          </table:table-cell>
          <table:table-cell office:value-type="string" calcext:value-type="string">
            <text:p>3.130242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assage_grave</text:p>
          </table:table-cell>
          <table:table-cell table:number-columns-repeated="4"/>
          <table:table-cell table:style-name="ce24" table:formula="of:=CONCATENATE(&quot;{&quot;;&quot;name:&quot;&quot;&quot;;[.A4];&quot;&quot;&quot;,municipi:&quot;&quot;&quot;;[.B4];&quot;&quot;&quot;,lat:&quot;;[.C4];&quot;,lon:&quot;;[.D4];&quot;,hi_es:&quot;&quot;&quot;;[.E4];&quot;&quot;&quot;,megalith_type:&quot;&quot;&quot;;[.F4];&quot;&quot;&quot;,wikipedia:&quot;&quot;&quot;;[.G4];&quot;&quot;&quot;,wikidata:&quot;&quot;&quot;;[.H4];&quot;&quot;&quot;,source:&quot;&quot;&quot;;[.I4];&quot;&quot;&quot;,alt_name:&quot;&quot;&quot;;[.J4];&quot;&quot;&quot;},&quot;)" office:value-type="string" office:string-value="{name:&quot;Dolmen Caigut II&quot;,municipi:&quot;Vilajuïga&quot;,lat:42.3301402,lon:3.1302425,hi_es:&quot;SI&quot;,megalith_type:&quot;passage_grave&quot;,wikipedia:&quot;&quot;,wikidata:&quot;&quot;,source:&quot;&quot;,alt_name:&quot;&quot;}," calcext:value-type="string">
            <text:p>{name:"Dolmen Caigut II",municipi:"Vilajuïga",lat:42.3301402,lon:3.1302425,hi_es:"SI",megalith_type:"passage_grave",wikipedia:"",wikidata:"",source:"",alt_name:""},</text:p>
          </table:table-cell>
          <table:table-cell table:formula="of:=CONCATENATE(&quot;{&quot;;&quot;&quot;&quot;name&quot;&quot;:&quot;&quot;&quot;;[.A4];&quot;&quot;&quot;,&quot;&quot;municipi&quot;&quot;:&quot;&quot;&quot;;[.B4];&quot;&quot;&quot;,&quot;&quot;lat&quot;&quot;:&quot;;[.C4];&quot;,&quot;&quot;lon&quot;&quot;:&quot;;[.D4];&quot;,&quot;&quot;hi_es&quot;&quot;:&quot;&quot;&quot;;[.E4];&quot;&quot;&quot;,&quot;&quot;megalith_type&quot;&quot;:&quot;&quot;&quot;;[.F4];&quot;&quot;&quot;,&quot;&quot;wikipedia&quot;&quot;:&quot;&quot;&quot;;[.G4];&quot;&quot;&quot;,&quot;&quot;wikidata&quot;&quot;:&quot;&quot;&quot;;[.H4];&quot;&quot;&quot;,&quot;&quot;source&quot;&quot;:&quot;&quot;&quot;;[.I4];&quot;&quot;&quot;,&quot;&quot;alt_name&quot;&quot;:&quot;&quot;&quot;;[.J4];&quot;&quot;&quot;},&quot;)" office:value-type="string" office:string-value="{&quot;name&quot;:&quot;Dolmen Caigut II&quot;,&quot;municipi&quot;:&quot;Vilajuïga&quot;,&quot;lat&quot;:42.3301402,&quot;lon&quot;:3.1302425,&quot;hi_es&quot;:&quot;SI&quot;,&quot;megalith_type&quot;:&quot;passage_grave&quot;,&quot;wikipedia&quot;:&quot;&quot;,&quot;wikidata&quot;:&quot;&quot;,&quot;source&quot;:&quot;&quot;,&quot;alt_name&quot;:&quot;&quot;}," calcext:value-type="string">
            <text:p>{"name":"Dolmen Caigut II","municipi":"Vilajuïga","lat":42.3301402,"lon":3.1302425,"hi_es":"SI","megalith_type":"passage_grave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e Biscarbó</text:p>
          </table:table-cell>
          <table:table-cell office:value-type="string" calcext:value-type="string">
            <text:p>Les Valls d’Aguilar</text:p>
          </table:table-cell>
          <table:table-cell office:value-type="string" calcext:value-type="string">
            <text:p>42.3443274</text:p>
          </table:table-cell>
          <table:table-cell office:value-type="string" calcext:value-type="string">
            <text:p>1.224612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office:value-type="string" calcext:value-type="string">
            <text:p>ca:Dolmen de Biscarbó</text:p>
          </table:table-cell>
          <table:table-cell office:value-type="string" calcext:value-type="string">
            <text:p>Q19367912</text:p>
          </table:table-cell>
          <table:table-cell table:number-columns-repeated="2"/>
          <table:table-cell table:style-name="ce24" table:formula="of:=CONCATENATE(&quot;{&quot;;&quot;name:&quot;&quot;&quot;;[.A5];&quot;&quot;&quot;,municipi:&quot;&quot;&quot;;[.B5];&quot;&quot;&quot;,lat:&quot;;[.C5];&quot;,lon:&quot;;[.D5];&quot;,hi_es:&quot;&quot;&quot;;[.E5];&quot;&quot;&quot;,megalith_type:&quot;&quot;&quot;;[.F5];&quot;&quot;&quot;,wikipedia:&quot;&quot;&quot;;[.G5];&quot;&quot;&quot;,wikidata:&quot;&quot;&quot;;[.H5];&quot;&quot;&quot;,source:&quot;&quot;&quot;;[.I5];&quot;&quot;&quot;,alt_name:&quot;&quot;&quot;;[.J5];&quot;&quot;&quot;},&quot;)" office:value-type="string" office:string-value="{name:&quot;Dolmen de Biscarbó&quot;,municipi:&quot;Les Valls d’Aguilar&quot;,lat:42.3443274,lon:1.2246121,hi_es:&quot;SI&quot;,megalith_type:&quot;dolmen&quot;,wikipedia:&quot;ca:Dolmen de Biscarbó&quot;,wikidata:&quot;Q19367912&quot;,source:&quot;&quot;,alt_name:&quot;&quot;}," calcext:value-type="string">
            <text:p>{name:"Dolmen de Biscarbó",municipi:"Les Valls d’Aguilar",lat:42.3443274,lon:1.2246121,hi_es:"SI",megalith_type:"dolmen",wikipedia:"ca:Dolmen de Biscarbó",wikidata:"Q19367912",source:"",alt_name:""},</text:p>
          </table:table-cell>
          <table:table-cell table:formula="of:=CONCATENATE(&quot;{&quot;;&quot;&quot;&quot;name&quot;&quot;:&quot;&quot;&quot;;[.A5];&quot;&quot;&quot;,&quot;&quot;municipi&quot;&quot;:&quot;&quot;&quot;;[.B5];&quot;&quot;&quot;,&quot;&quot;lat&quot;&quot;:&quot;;[.C5];&quot;,&quot;&quot;lon&quot;&quot;:&quot;;[.D5];&quot;,&quot;&quot;hi_es&quot;&quot;:&quot;&quot;&quot;;[.E5];&quot;&quot;&quot;,&quot;&quot;megalith_type&quot;&quot;:&quot;&quot;&quot;;[.F5];&quot;&quot;&quot;,&quot;&quot;wikipedia&quot;&quot;:&quot;&quot;&quot;;[.G5];&quot;&quot;&quot;,&quot;&quot;wikidata&quot;&quot;:&quot;&quot;&quot;;[.H5];&quot;&quot;&quot;,&quot;&quot;source&quot;&quot;:&quot;&quot;&quot;;[.I5];&quot;&quot;&quot;,&quot;&quot;alt_name&quot;&quot;:&quot;&quot;&quot;;[.J5];&quot;&quot;&quot;},&quot;)" office:value-type="string" office:string-value="{&quot;name&quot;:&quot;Dolmen de Biscarbó&quot;,&quot;municipi&quot;:&quot;Les Valls d’Aguilar&quot;,&quot;lat&quot;:42.3443274,&quot;lon&quot;:1.2246121,&quot;hi_es&quot;:&quot;SI&quot;,&quot;megalith_type&quot;:&quot;dolmen&quot;,&quot;wikipedia&quot;:&quot;ca:Dolmen de Biscarbó&quot;,&quot;wikidata&quot;:&quot;Q19367912&quot;,&quot;source&quot;:&quot;&quot;,&quot;alt_name&quot;:&quot;&quot;}," calcext:value-type="string">
            <text:p>{"name":"Dolmen de Biscarbó","municipi":"Les Valls d’Aguilar","lat":42.3443274,"lon":1.2246121,"hi_es":"SI","megalith_type":"dolmen","wikipedia":"ca:Dolmen de Biscarbó","wikidata":"Q19367912","source":"","alt_name":""},</text:p>
          </table:table-cell>
        </table:table-row>
        <table:table-row table:style-name="ro2">
          <table:table-cell office:value-type="string" calcext:value-type="string">
            <text:p>Dolmen de Can Gol I</text:p>
          </table:table-cell>
          <table:table-cell office:value-type="string" calcext:value-type="string">
            <text:p>La Roca del Vallès</text:p>
          </table:table-cell>
          <table:table-cell office:value-type="string" calcext:value-type="string">
            <text:p>41.5635885</text:p>
          </table:table-cell>
          <table:table-cell office:value-type="string" calcext:value-type="string">
            <text:p>2.3139426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office:value-type="string" calcext:value-type="string">
            <text:p>ca:Dolmen de Can Gol I</text:p>
          </table:table-cell>
          <table:table-cell office:value-type="string" calcext:value-type="string">
            <text:p>Q21402394</text:p>
          </table:table-cell>
          <table:table-cell table:number-columns-repeated="2"/>
          <table:table-cell table:style-name="ce24" table:formula="of:=CONCATENATE(&quot;{&quot;;&quot;name:&quot;&quot;&quot;;[.A6];&quot;&quot;&quot;,municipi:&quot;&quot;&quot;;[.B6];&quot;&quot;&quot;,lat:&quot;;[.C6];&quot;,lon:&quot;;[.D6];&quot;,hi_es:&quot;&quot;&quot;;[.E6];&quot;&quot;&quot;,megalith_type:&quot;&quot;&quot;;[.F6];&quot;&quot;&quot;,wikipedia:&quot;&quot;&quot;;[.G6];&quot;&quot;&quot;,wikidata:&quot;&quot;&quot;;[.H6];&quot;&quot;&quot;,source:&quot;&quot;&quot;;[.I6];&quot;&quot;&quot;,alt_name:&quot;&quot;&quot;;[.J6];&quot;&quot;&quot;},&quot;)" office:value-type="string" office:string-value="{name:&quot;Dolmen de Can Gol I&quot;,municipi:&quot;La Roca del Vallès&quot;,lat:41.5635885,lon:2.3139426,hi_es:&quot;SI&quot;,megalith_type:&quot;dolmen&quot;,wikipedia:&quot;ca:Dolmen de Can Gol I&quot;,wikidata:&quot;Q21402394&quot;,source:&quot;&quot;,alt_name:&quot;&quot;}," calcext:value-type="string">
            <text:p>{name:"Dolmen de Can Gol I",municipi:"La Roca del Vallès",lat:41.5635885,lon:2.3139426,hi_es:"SI",megalith_type:"dolmen",wikipedia:"ca:Dolmen de Can Gol I",wikidata:"Q21402394",source:"",alt_name:""},</text:p>
          </table:table-cell>
          <table:table-cell table:formula="of:=CONCATENATE(&quot;{&quot;;&quot;&quot;&quot;name&quot;&quot;:&quot;&quot;&quot;;[.A6];&quot;&quot;&quot;,&quot;&quot;municipi&quot;&quot;:&quot;&quot;&quot;;[.B6];&quot;&quot;&quot;,&quot;&quot;lat&quot;&quot;:&quot;;[.C6];&quot;,&quot;&quot;lon&quot;&quot;:&quot;;[.D6];&quot;,&quot;&quot;hi_es&quot;&quot;:&quot;&quot;&quot;;[.E6];&quot;&quot;&quot;,&quot;&quot;megalith_type&quot;&quot;:&quot;&quot;&quot;;[.F6];&quot;&quot;&quot;,&quot;&quot;wikipedia&quot;&quot;:&quot;&quot;&quot;;[.G6];&quot;&quot;&quot;,&quot;&quot;wikidata&quot;&quot;:&quot;&quot;&quot;;[.H6];&quot;&quot;&quot;,&quot;&quot;source&quot;&quot;:&quot;&quot;&quot;;[.I6];&quot;&quot;&quot;,&quot;&quot;alt_name&quot;&quot;:&quot;&quot;&quot;;[.J6];&quot;&quot;&quot;},&quot;)" office:value-type="string" office:string-value="{&quot;name&quot;:&quot;Dolmen de Can Gol I&quot;,&quot;municipi&quot;:&quot;La Roca del Vallès&quot;,&quot;lat&quot;:41.5635885,&quot;lon&quot;:2.3139426,&quot;hi_es&quot;:&quot;SI&quot;,&quot;megalith_type&quot;:&quot;dolmen&quot;,&quot;wikipedia&quot;:&quot;ca:Dolmen de Can Gol I&quot;,&quot;wikidata&quot;:&quot;Q21402394&quot;,&quot;source&quot;:&quot;&quot;,&quot;alt_name&quot;:&quot;&quot;}," calcext:value-type="string">
            <text:p>{"name":"Dolmen de Can Gol I","municipi":"La Roca del Vallès","lat":41.5635885,"lon":2.3139426,"hi_es":"SI","megalith_type":"dolmen","wikipedia":"ca:Dolmen de Can Gol I","wikidata":"Q21402394","source":"","alt_name":""},</text:p>
          </table:table-cell>
        </table:table-row>
        <table:table-row table:style-name="ro2">
          <table:table-cell office:value-type="string" calcext:value-type="string">
            <text:p>Dolmen de Can Gol II</text:p>
          </table:table-cell>
          <table:table-cell office:value-type="string" calcext:value-type="string">
            <text:p>La Roca del Vallès</text:p>
          </table:table-cell>
          <table:table-cell office:value-type="string" calcext:value-type="string">
            <text:p>41.5650412</text:p>
          </table:table-cell>
          <table:table-cell office:value-type="string" calcext:value-type="string">
            <text:p>2.318110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office:value-type="string" calcext:value-type="string">
            <text:p>ca:Dolmen de Can Gol II</text:p>
          </table:table-cell>
          <table:table-cell office:value-type="string" calcext:value-type="string">
            <text:p>Q21402395</text:p>
          </table:table-cell>
          <table:table-cell table:number-columns-repeated="2"/>
          <table:table-cell table:style-name="ce24" table:formula="of:=CONCATENATE(&quot;{&quot;;&quot;name:&quot;&quot;&quot;;[.A7];&quot;&quot;&quot;,municipi:&quot;&quot;&quot;;[.B7];&quot;&quot;&quot;,lat:&quot;;[.C7];&quot;,lon:&quot;;[.D7];&quot;,hi_es:&quot;&quot;&quot;;[.E7];&quot;&quot;&quot;,megalith_type:&quot;&quot;&quot;;[.F7];&quot;&quot;&quot;,wikipedia:&quot;&quot;&quot;;[.G7];&quot;&quot;&quot;,wikidata:&quot;&quot;&quot;;[.H7];&quot;&quot;&quot;,source:&quot;&quot;&quot;;[.I7];&quot;&quot;&quot;,alt_name:&quot;&quot;&quot;;[.J7];&quot;&quot;&quot;},&quot;)" office:value-type="string" office:string-value="{name:&quot;Dolmen de Can Gol II&quot;,municipi:&quot;La Roca del Vallès&quot;,lat:41.5650412,lon:2.3181109,hi_es:&quot;SI&quot;,megalith_type:&quot;dolmen&quot;,wikipedia:&quot;ca:Dolmen de Can Gol II&quot;,wikidata:&quot;Q21402395&quot;,source:&quot;&quot;,alt_name:&quot;&quot;}," calcext:value-type="string">
            <text:p>{name:"Dolmen de Can Gol II",municipi:"La Roca del Vallès",lat:41.5650412,lon:2.3181109,hi_es:"SI",megalith_type:"dolmen",wikipedia:"ca:Dolmen de Can Gol II",wikidata:"Q21402395",source:"",alt_name:""},</text:p>
          </table:table-cell>
          <table:table-cell table:formula="of:=CONCATENATE(&quot;{&quot;;&quot;&quot;&quot;name&quot;&quot;:&quot;&quot;&quot;;[.A7];&quot;&quot;&quot;,&quot;&quot;municipi&quot;&quot;:&quot;&quot;&quot;;[.B7];&quot;&quot;&quot;,&quot;&quot;lat&quot;&quot;:&quot;;[.C7];&quot;,&quot;&quot;lon&quot;&quot;:&quot;;[.D7];&quot;,&quot;&quot;hi_es&quot;&quot;:&quot;&quot;&quot;;[.E7];&quot;&quot;&quot;,&quot;&quot;megalith_type&quot;&quot;:&quot;&quot;&quot;;[.F7];&quot;&quot;&quot;,&quot;&quot;wikipedia&quot;&quot;:&quot;&quot;&quot;;[.G7];&quot;&quot;&quot;,&quot;&quot;wikidata&quot;&quot;:&quot;&quot;&quot;;[.H7];&quot;&quot;&quot;,&quot;&quot;source&quot;&quot;:&quot;&quot;&quot;;[.I7];&quot;&quot;&quot;,&quot;&quot;alt_name&quot;&quot;:&quot;&quot;&quot;;[.J7];&quot;&quot;&quot;},&quot;)" office:value-type="string" office:string-value="{&quot;name&quot;:&quot;Dolmen de Can Gol II&quot;,&quot;municipi&quot;:&quot;La Roca del Vallès&quot;,&quot;lat&quot;:41.5650412,&quot;lon&quot;:2.3181109,&quot;hi_es&quot;:&quot;SI&quot;,&quot;megalith_type&quot;:&quot;dolmen&quot;,&quot;wikipedia&quot;:&quot;ca:Dolmen de Can Gol II&quot;,&quot;wikidata&quot;:&quot;Q21402395&quot;,&quot;source&quot;:&quot;&quot;,&quot;alt_name&quot;:&quot;&quot;}," calcext:value-type="string">
            <text:p>{"name":"Dolmen de Can Gol II","municipi":"La Roca del Vallès","lat":41.5650412,"lon":2.3181109,"hi_es":"SI","megalith_type":"dolmen","wikipedia":"ca:Dolmen de Can Gol II","wikidata":"Q21402395","source":"","alt_name":""},</text:p>
          </table:table-cell>
        </table:table-row>
        <table:table-row table:style-name="ro2">
          <table:table-cell office:value-type="string" calcext:value-type="string">
            <text:p>Dolmen de Castellruf</text:p>
          </table:table-cell>
          <table:table-cell office:value-type="string" calcext:value-type="string">
            <text:p>Martorelles</text:p>
          </table:table-cell>
          <table:table-cell office:value-type="string" calcext:value-type="string">
            <text:p>41.5131305</text:p>
          </table:table-cell>
          <table:table-cell office:value-type="string" calcext:value-type="string">
            <text:p>2.266957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office:value-type="string" calcext:value-type="string">
            <text:p>ca:Dolmen de Castellruf</text:p>
          </table:table-cell>
          <table:table-cell office:value-type="string" calcext:value-type="string">
            <text:p>Q21402399</text:p>
          </table:table-cell>
          <table:table-cell table:number-columns-repeated="2"/>
          <table:table-cell table:style-name="ce24" table:formula="of:=CONCATENATE(&quot;{&quot;;&quot;name:&quot;&quot;&quot;;[.A8];&quot;&quot;&quot;,municipi:&quot;&quot;&quot;;[.B8];&quot;&quot;&quot;,lat:&quot;;[.C8];&quot;,lon:&quot;;[.D8];&quot;,hi_es:&quot;&quot;&quot;;[.E8];&quot;&quot;&quot;,megalith_type:&quot;&quot;&quot;;[.F8];&quot;&quot;&quot;,wikipedia:&quot;&quot;&quot;;[.G8];&quot;&quot;&quot;,wikidata:&quot;&quot;&quot;;[.H8];&quot;&quot;&quot;,source:&quot;&quot;&quot;;[.I8];&quot;&quot;&quot;,alt_name:&quot;&quot;&quot;;[.J8];&quot;&quot;&quot;},&quot;)" office:value-type="string" office:string-value="{name:&quot;Dolmen de Castellruf&quot;,municipi:&quot;Martorelles&quot;,lat:41.5131305,lon:2.2669575,hi_es:&quot;SI&quot;,megalith_type:&quot;dolmen&quot;,wikipedia:&quot;ca:Dolmen de Castellruf&quot;,wikidata:&quot;Q21402399&quot;,source:&quot;&quot;,alt_name:&quot;&quot;}," calcext:value-type="string">
            <text:p>{name:"Dolmen de Castellruf",municipi:"Martorelles",lat:41.5131305,lon:2.2669575,hi_es:"SI",megalith_type:"dolmen",wikipedia:"ca:Dolmen de Castellruf",wikidata:"Q21402399",source:"",alt_name:""},</text:p>
          </table:table-cell>
          <table:table-cell table:formula="of:=CONCATENATE(&quot;{&quot;;&quot;&quot;&quot;name&quot;&quot;:&quot;&quot;&quot;;[.A8];&quot;&quot;&quot;,&quot;&quot;municipi&quot;&quot;:&quot;&quot;&quot;;[.B8];&quot;&quot;&quot;,&quot;&quot;lat&quot;&quot;:&quot;;[.C8];&quot;,&quot;&quot;lon&quot;&quot;:&quot;;[.D8];&quot;,&quot;&quot;hi_es&quot;&quot;:&quot;&quot;&quot;;[.E8];&quot;&quot;&quot;,&quot;&quot;megalith_type&quot;&quot;:&quot;&quot;&quot;;[.F8];&quot;&quot;&quot;,&quot;&quot;wikipedia&quot;&quot;:&quot;&quot;&quot;;[.G8];&quot;&quot;&quot;,&quot;&quot;wikidata&quot;&quot;:&quot;&quot;&quot;;[.H8];&quot;&quot;&quot;,&quot;&quot;source&quot;&quot;:&quot;&quot;&quot;;[.I8];&quot;&quot;&quot;,&quot;&quot;alt_name&quot;&quot;:&quot;&quot;&quot;;[.J8];&quot;&quot;&quot;},&quot;)" office:value-type="string" office:string-value="{&quot;name&quot;:&quot;Dolmen de Castellruf&quot;,&quot;municipi&quot;:&quot;Martorelles&quot;,&quot;lat&quot;:41.5131305,&quot;lon&quot;:2.2669575,&quot;hi_es&quot;:&quot;SI&quot;,&quot;megalith_type&quot;:&quot;dolmen&quot;,&quot;wikipedia&quot;:&quot;ca:Dolmen de Castellruf&quot;,&quot;wikidata&quot;:&quot;Q21402399&quot;,&quot;source&quot;:&quot;&quot;,&quot;alt_name&quot;:&quot;&quot;}," calcext:value-type="string">
            <text:p>{"name":"Dolmen de Castellruf","municipi":"Martorelles","lat":41.5131305,"lon":2.2669575,"hi_es":"SI","megalith_type":"dolmen","wikipedia":"ca:Dolmen de Castellruf","wikidata":"Q21402399","source":"","alt_name":""},</text:p>
          </table:table-cell>
        </table:table-row>
        <table:table-row table:style-name="ro2">
          <table:table-cell office:value-type="string" calcext:value-type="string">
            <text:p>Dolmen de Céllecs (Cabana del Moro)</text:p>
          </table:table-cell>
          <table:table-cell office:value-type="string" calcext:value-type="string">
            <text:p>La Roca del Vallès</text:p>
          </table:table-cell>
          <table:table-cell office:value-type="string" calcext:value-type="string">
            <text:p>41.5666667</text:p>
          </table:table-cell>
          <table:table-cell office:value-type="string" calcext:value-type="string">
            <text:p>2.331666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office:value-type="string" calcext:value-type="string">
            <text:p>ca:Dolmen de Céllecs</text:p>
          </table:table-cell>
          <table:table-cell office:value-type="string" calcext:value-type="string">
            <text:p>Q11917559</text:p>
          </table:table-cell>
          <table:table-cell table:number-columns-repeated="2"/>
          <table:table-cell table:style-name="ce24" table:formula="of:=CONCATENATE(&quot;{&quot;;&quot;name:&quot;&quot;&quot;;[.A9];&quot;&quot;&quot;,municipi:&quot;&quot;&quot;;[.B9];&quot;&quot;&quot;,lat:&quot;;[.C9];&quot;,lon:&quot;;[.D9];&quot;,hi_es:&quot;&quot;&quot;;[.E9];&quot;&quot;&quot;,megalith_type:&quot;&quot;&quot;;[.F9];&quot;&quot;&quot;,wikipedia:&quot;&quot;&quot;;[.G9];&quot;&quot;&quot;,wikidata:&quot;&quot;&quot;;[.H9];&quot;&quot;&quot;,source:&quot;&quot;&quot;;[.I9];&quot;&quot;&quot;,alt_name:&quot;&quot;&quot;;[.J9];&quot;&quot;&quot;},&quot;)" office:value-type="string" office:string-value="{name:&quot;Dolmen de Céllecs (Cabana del Moro)&quot;,municipi:&quot;La Roca del Vallès&quot;,lat:41.5666667,lon:2.3316667,hi_es:&quot;SI&quot;,megalith_type:&quot;dolmen&quot;,wikipedia:&quot;ca:Dolmen de Céllecs&quot;,wikidata:&quot;Q11917559&quot;,source:&quot;&quot;,alt_name:&quot;&quot;}," calcext:value-type="string">
            <text:p>{name:"Dolmen de Céllecs (Cabana del Moro)",municipi:"La Roca del Vallès",lat:41.5666667,lon:2.3316667,hi_es:"SI",megalith_type:"dolmen",wikipedia:"ca:Dolmen de Céllecs",wikidata:"Q11917559",source:"",alt_name:""},</text:p>
          </table:table-cell>
          <table:table-cell table:formula="of:=CONCATENATE(&quot;{&quot;;&quot;&quot;&quot;name&quot;&quot;:&quot;&quot;&quot;;[.A9];&quot;&quot;&quot;,&quot;&quot;municipi&quot;&quot;:&quot;&quot;&quot;;[.B9];&quot;&quot;&quot;,&quot;&quot;lat&quot;&quot;:&quot;;[.C9];&quot;,&quot;&quot;lon&quot;&quot;:&quot;;[.D9];&quot;,&quot;&quot;hi_es&quot;&quot;:&quot;&quot;&quot;;[.E9];&quot;&quot;&quot;,&quot;&quot;megalith_type&quot;&quot;:&quot;&quot;&quot;;[.F9];&quot;&quot;&quot;,&quot;&quot;wikipedia&quot;&quot;:&quot;&quot;&quot;;[.G9];&quot;&quot;&quot;,&quot;&quot;wikidata&quot;&quot;:&quot;&quot;&quot;;[.H9];&quot;&quot;&quot;,&quot;&quot;source&quot;&quot;:&quot;&quot;&quot;;[.I9];&quot;&quot;&quot;,&quot;&quot;alt_name&quot;&quot;:&quot;&quot;&quot;;[.J9];&quot;&quot;&quot;},&quot;)" office:value-type="string" office:string-value="{&quot;name&quot;:&quot;Dolmen de Céllecs (Cabana del Moro)&quot;,&quot;municipi&quot;:&quot;La Roca del Vallès&quot;,&quot;lat&quot;:41.5666667,&quot;lon&quot;:2.3316667,&quot;hi_es&quot;:&quot;SI&quot;,&quot;megalith_type&quot;:&quot;dolmen&quot;,&quot;wikipedia&quot;:&quot;ca:Dolmen de Céllecs&quot;,&quot;wikidata&quot;:&quot;Q11917559&quot;,&quot;source&quot;:&quot;&quot;,&quot;alt_name&quot;:&quot;&quot;}," calcext:value-type="string">
            <text:p>{"name":"Dolmen de Céllecs (Cabana del Moro)","municipi":"La Roca del Vallès","lat":41.5666667,"lon":2.3316667,"hi_es":"SI","megalith_type":"dolmen","wikipedia":"ca:Dolmen de Céllecs","wikidata":"Q11917559","source":"","alt_name":""},</text:p>
          </table:table-cell>
        </table:table-row>
        <table:table-row table:style-name="ro2">
          <table:table-cell office:value-type="string" calcext:value-type="string">
            <text:p>Dolmen de Coma de Gall</text:p>
          </table:table-cell>
          <table:table-cell office:value-type="string" calcext:value-type="string">
            <text:p>Cantallops</text:p>
          </table:table-cell>
          <table:table-cell office:value-type="string" calcext:value-type="string">
            <text:p>42.426985</text:p>
          </table:table-cell>
          <table:table-cell office:value-type="string" calcext:value-type="string">
            <text:p>2.948272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10];&quot;&quot;&quot;,municipi:&quot;&quot;&quot;;[.B10];&quot;&quot;&quot;,lat:&quot;;[.C10];&quot;,lon:&quot;;[.D10];&quot;,hi_es:&quot;&quot;&quot;;[.E10];&quot;&quot;&quot;,megalith_type:&quot;&quot;&quot;;[.F10];&quot;&quot;&quot;,wikipedia:&quot;&quot;&quot;;[.G10];&quot;&quot;&quot;,wikidata:&quot;&quot;&quot;;[.H10];&quot;&quot;&quot;,source:&quot;&quot;&quot;;[.I10];&quot;&quot;&quot;,alt_name:&quot;&quot;&quot;;[.J10];&quot;&quot;&quot;},&quot;)" office:value-type="string" office:string-value="{name:&quot;Dolmen de Coma de Gall&quot;,municipi:&quot;Cantallops&quot;,lat:42.426985,lon:2.948272,hi_es:&quot;SI&quot;,megalith_type:&quot;dolmen&quot;,wikipedia:&quot;&quot;,wikidata:&quot;&quot;,source:&quot;&quot;,alt_name:&quot;&quot;}," calcext:value-type="string">
            <text:p>{name:"Dolmen de Coma de Gall",municipi:"Cantallops",lat:42.426985,lon:2.948272,hi_es:"SI",megalith_type:"dolmen",wikipedia:"",wikidata:"",source:"",alt_name:""},</text:p>
          </table:table-cell>
          <table:table-cell table:formula="of:=CONCATENATE(&quot;{&quot;;&quot;&quot;&quot;name&quot;&quot;:&quot;&quot;&quot;;[.A10];&quot;&quot;&quot;,&quot;&quot;municipi&quot;&quot;:&quot;&quot;&quot;;[.B10];&quot;&quot;&quot;,&quot;&quot;lat&quot;&quot;:&quot;;[.C10];&quot;,&quot;&quot;lon&quot;&quot;:&quot;;[.D10];&quot;,&quot;&quot;hi_es&quot;&quot;:&quot;&quot;&quot;;[.E10];&quot;&quot;&quot;,&quot;&quot;megalith_type&quot;&quot;:&quot;&quot;&quot;;[.F10];&quot;&quot;&quot;,&quot;&quot;wikipedia&quot;&quot;:&quot;&quot;&quot;;[.G10];&quot;&quot;&quot;,&quot;&quot;wikidata&quot;&quot;:&quot;&quot;&quot;;[.H10];&quot;&quot;&quot;,&quot;&quot;source&quot;&quot;:&quot;&quot;&quot;;[.I10];&quot;&quot;&quot;,&quot;&quot;alt_name&quot;&quot;:&quot;&quot;&quot;;[.J10];&quot;&quot;&quot;},&quot;)" office:value-type="string" office:string-value="{&quot;name&quot;:&quot;Dolmen de Coma de Gall&quot;,&quot;municipi&quot;:&quot;Cantallops&quot;,&quot;lat&quot;:42.426985,&quot;lon&quot;:2.948272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e Coma de Gall","municipi":"Cantallops","lat":42.426985,"lon":2.948272,"hi_es":"SI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e Fontanilles</text:p>
          </table:table-cell>
          <table:table-cell office:value-type="string" calcext:value-type="string">
            <text:p>Sant Climent de Sescebes</text:p>
          </table:table-cell>
          <table:table-cell office:value-type="string" calcext:value-type="string">
            <text:p>42.4097333</text:p>
          </table:table-cell>
          <table:table-cell office:value-type="string" calcext:value-type="string">
            <text:p>2.9671532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office:value-type="string" calcext:value-type="string">
            <text:p>ca:Dolmen de Fontanilles</text:p>
          </table:table-cell>
          <table:table-cell office:value-type="string" calcext:value-type="string">
            <text:p>Q11917561</text:p>
          </table:table-cell>
          <table:table-cell table:number-columns-repeated="2"/>
          <table:table-cell table:style-name="ce24" table:formula="of:=CONCATENATE(&quot;{&quot;;&quot;name:&quot;&quot;&quot;;[.A11];&quot;&quot;&quot;,municipi:&quot;&quot;&quot;;[.B11];&quot;&quot;&quot;,lat:&quot;;[.C11];&quot;,lon:&quot;;[.D11];&quot;,hi_es:&quot;&quot;&quot;;[.E11];&quot;&quot;&quot;,megalith_type:&quot;&quot;&quot;;[.F11];&quot;&quot;&quot;,wikipedia:&quot;&quot;&quot;;[.G11];&quot;&quot;&quot;,wikidata:&quot;&quot;&quot;;[.H11];&quot;&quot;&quot;,source:&quot;&quot;&quot;;[.I11];&quot;&quot;&quot;,alt_name:&quot;&quot;&quot;;[.J11];&quot;&quot;&quot;},&quot;)" office:value-type="string" office:string-value="{name:&quot;Dolmen de Fontanilles&quot;,municipi:&quot;Sant Climent de Sescebes&quot;,lat:42.4097333,lon:2.9671532,hi_es:&quot;SI&quot;,megalith_type:&quot;dolmen&quot;,wikipedia:&quot;ca:Dolmen de Fontanilles&quot;,wikidata:&quot;Q11917561&quot;,source:&quot;&quot;,alt_name:&quot;&quot;}," calcext:value-type="string">
            <text:p>{name:"Dolmen de Fontanilles",municipi:"Sant Climent de Sescebes",lat:42.4097333,lon:2.9671532,hi_es:"SI",megalith_type:"dolmen",wikipedia:"ca:Dolmen de Fontanilles",wikidata:"Q11917561",source:"",alt_name:""},</text:p>
          </table:table-cell>
          <table:table-cell table:formula="of:=CONCATENATE(&quot;{&quot;;&quot;&quot;&quot;name&quot;&quot;:&quot;&quot;&quot;;[.A11];&quot;&quot;&quot;,&quot;&quot;municipi&quot;&quot;:&quot;&quot;&quot;;[.B11];&quot;&quot;&quot;,&quot;&quot;lat&quot;&quot;:&quot;;[.C11];&quot;,&quot;&quot;lon&quot;&quot;:&quot;;[.D11];&quot;,&quot;&quot;hi_es&quot;&quot;:&quot;&quot;&quot;;[.E11];&quot;&quot;&quot;,&quot;&quot;megalith_type&quot;&quot;:&quot;&quot;&quot;;[.F11];&quot;&quot;&quot;,&quot;&quot;wikipedia&quot;&quot;:&quot;&quot;&quot;;[.G11];&quot;&quot;&quot;,&quot;&quot;wikidata&quot;&quot;:&quot;&quot;&quot;;[.H11];&quot;&quot;&quot;,&quot;&quot;source&quot;&quot;:&quot;&quot;&quot;;[.I11];&quot;&quot;&quot;,&quot;&quot;alt_name&quot;&quot;:&quot;&quot;&quot;;[.J11];&quot;&quot;&quot;},&quot;)" office:value-type="string" office:string-value="{&quot;name&quot;:&quot;Dolmen de Fontanilles&quot;,&quot;municipi&quot;:&quot;Sant Climent de Sescebes&quot;,&quot;lat&quot;:42.4097333,&quot;lon&quot;:2.9671532,&quot;hi_es&quot;:&quot;SI&quot;,&quot;megalith_type&quot;:&quot;dolmen&quot;,&quot;wikipedia&quot;:&quot;ca:Dolmen de Fontanilles&quot;,&quot;wikidata&quot;:&quot;Q11917561&quot;,&quot;source&quot;:&quot;&quot;,&quot;alt_name&quot;:&quot;&quot;}," calcext:value-type="string">
            <text:p>{"name":"Dolmen de Fontanilles","municipi":"Sant Climent de Sescebes","lat":42.4097333,"lon":2.9671532,"hi_es":"SI","megalith_type":"dolmen","wikipedia":"ca:Dolmen de Fontanilles","wikidata":"Q11917561","source":"","alt_name":""},</text:p>
          </table:table-cell>
        </table:table-row>
        <table:table-row table:style-name="ro2">
          <table:table-cell office:value-type="string" calcext:value-type="string">
            <text:p>Sepulcre del Corredor de Mas Girarols I</text:p>
          </table:table-cell>
          <table:table-cell office:value-type="string" calcext:value-type="string">
            <text:p>Espolla</text:p>
          </table:table-cell>
          <table:table-cell office:value-type="string" calcext:value-type="string">
            <text:p>42.4186575</text:p>
          </table:table-cell>
          <table:table-cell office:value-type="string" calcext:value-type="string">
            <text:p>3.015752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office:value-type="string" calcext:value-type="string">
            <text:p>ca:Dolmen de Mas Girarols I</text:p>
          </table:table-cell>
          <table:table-cell office:value-type="string" calcext:value-type="string">
            <text:p>Q11917563</text:p>
          </table:table-cell>
          <table:table-cell table:number-columns-repeated="2"/>
          <table:table-cell table:style-name="ce24" table:formula="of:=CONCATENATE(&quot;{&quot;;&quot;name:&quot;&quot;&quot;;[.A12];&quot;&quot;&quot;,municipi:&quot;&quot;&quot;;[.B12];&quot;&quot;&quot;,lat:&quot;;[.C12];&quot;,lon:&quot;;[.D12];&quot;,hi_es:&quot;&quot;&quot;;[.E12];&quot;&quot;&quot;,megalith_type:&quot;&quot;&quot;;[.F12];&quot;&quot;&quot;,wikipedia:&quot;&quot;&quot;;[.G12];&quot;&quot;&quot;,wikidata:&quot;&quot;&quot;;[.H12];&quot;&quot;&quot;,source:&quot;&quot;&quot;;[.I12];&quot;&quot;&quot;,alt_name:&quot;&quot;&quot;;[.J12];&quot;&quot;&quot;},&quot;)" office:value-type="string" office:string-value="{name:&quot;Sepulcre del Corredor de Mas Girarols I&quot;,municipi:&quot;Espolla&quot;,lat:42.4186575,lon:3.0157523,hi_es:&quot;SI&quot;,megalith_type:&quot;dolmen&quot;,wikipedia:&quot;ca:Dolmen de Mas Girarols I&quot;,wikidata:&quot;Q11917563&quot;,source:&quot;&quot;,alt_name:&quot;&quot;}," calcext:value-type="string">
            <text:p>{name:"Sepulcre del Corredor de Mas Girarols I",municipi:"Espolla",lat:42.4186575,lon:3.0157523,hi_es:"SI",megalith_type:"dolmen",wikipedia:"ca:Dolmen de Mas Girarols I",wikidata:"Q11917563",source:"",alt_name:""},</text:p>
          </table:table-cell>
          <table:table-cell table:formula="of:=CONCATENATE(&quot;{&quot;;&quot;&quot;&quot;name&quot;&quot;:&quot;&quot;&quot;;[.A12];&quot;&quot;&quot;,&quot;&quot;municipi&quot;&quot;:&quot;&quot;&quot;;[.B12];&quot;&quot;&quot;,&quot;&quot;lat&quot;&quot;:&quot;;[.C12];&quot;,&quot;&quot;lon&quot;&quot;:&quot;;[.D12];&quot;,&quot;&quot;hi_es&quot;&quot;:&quot;&quot;&quot;;[.E12];&quot;&quot;&quot;,&quot;&quot;megalith_type&quot;&quot;:&quot;&quot;&quot;;[.F12];&quot;&quot;&quot;,&quot;&quot;wikipedia&quot;&quot;:&quot;&quot;&quot;;[.G12];&quot;&quot;&quot;,&quot;&quot;wikidata&quot;&quot;:&quot;&quot;&quot;;[.H12];&quot;&quot;&quot;,&quot;&quot;source&quot;&quot;:&quot;&quot;&quot;;[.I12];&quot;&quot;&quot;,&quot;&quot;alt_name&quot;&quot;:&quot;&quot;&quot;;[.J12];&quot;&quot;&quot;},&quot;)" office:value-type="string" office:string-value="{&quot;name&quot;:&quot;Sepulcre del Corredor de Mas Girarols I&quot;,&quot;municipi&quot;:&quot;Espolla&quot;,&quot;lat&quot;:42.4186575,&quot;lon&quot;:3.0157523,&quot;hi_es&quot;:&quot;SI&quot;,&quot;megalith_type&quot;:&quot;dolmen&quot;,&quot;wikipedia&quot;:&quot;ca:Dolmen de Mas Girarols I&quot;,&quot;wikidata&quot;:&quot;Q11917563&quot;,&quot;source&quot;:&quot;&quot;,&quot;alt_name&quot;:&quot;&quot;}," calcext:value-type="string">
            <text:p>{"name":"Sepulcre del Corredor de Mas Girarols I","municipi":"Espolla","lat":42.4186575,"lon":3.0157523,"hi_es":"SI","megalith_type":"dolmen","wikipedia":"ca:Dolmen de Mas Girarols I","wikidata":"Q11917563","source":"","alt_name":""},</text:p>
          </table:table-cell>
        </table:table-row>
        <table:table-row table:style-name="ro2">
          <table:table-cell office:value-type="string" calcext:value-type="string">
            <text:p>Dolmen de Girarols II</text:p>
          </table:table-cell>
          <table:table-cell office:value-type="string" calcext:value-type="string">
            <text:p>Espolla</text:p>
          </table:table-cell>
          <table:table-cell office:value-type="string" calcext:value-type="string">
            <text:p>42.4191794</text:p>
          </table:table-cell>
          <table:table-cell office:value-type="string" calcext:value-type="string">
            <text:p>3.015341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office:value-type="string" calcext:value-type="string">
            <text:p>ca:Dolmen de Mas Girarols II</text:p>
          </table:table-cell>
          <table:table-cell office:value-type="string" calcext:value-type="string">
            <text:p>Q11917565</text:p>
          </table:table-cell>
          <table:table-cell table:number-columns-repeated="2"/>
          <table:table-cell table:style-name="ce24" table:formula="of:=CONCATENATE(&quot;{&quot;;&quot;name:&quot;&quot;&quot;;[.A13];&quot;&quot;&quot;,municipi:&quot;&quot;&quot;;[.B13];&quot;&quot;&quot;,lat:&quot;;[.C13];&quot;,lon:&quot;;[.D13];&quot;,hi_es:&quot;&quot;&quot;;[.E13];&quot;&quot;&quot;,megalith_type:&quot;&quot;&quot;;[.F13];&quot;&quot;&quot;,wikipedia:&quot;&quot;&quot;;[.G13];&quot;&quot;&quot;,wikidata:&quot;&quot;&quot;;[.H13];&quot;&quot;&quot;,source:&quot;&quot;&quot;;[.I13];&quot;&quot;&quot;,alt_name:&quot;&quot;&quot;;[.J13];&quot;&quot;&quot;},&quot;)" office:value-type="string" office:string-value="{name:&quot;Dolmen de Girarols II&quot;,municipi:&quot;Espolla&quot;,lat:42.4191794,lon:3.0153413,hi_es:&quot;SI&quot;,megalith_type:&quot;dolmen&quot;,wikipedia:&quot;ca:Dolmen de Mas Girarols II&quot;,wikidata:&quot;Q11917565&quot;,source:&quot;&quot;,alt_name:&quot;&quot;}," calcext:value-type="string">
            <text:p>{name:"Dolmen de Girarols II",municipi:"Espolla",lat:42.4191794,lon:3.0153413,hi_es:"SI",megalith_type:"dolmen",wikipedia:"ca:Dolmen de Mas Girarols II",wikidata:"Q11917565",source:"",alt_name:""},</text:p>
          </table:table-cell>
          <table:table-cell table:formula="of:=CONCATENATE(&quot;{&quot;;&quot;&quot;&quot;name&quot;&quot;:&quot;&quot;&quot;;[.A13];&quot;&quot;&quot;,&quot;&quot;municipi&quot;&quot;:&quot;&quot;&quot;;[.B13];&quot;&quot;&quot;,&quot;&quot;lat&quot;&quot;:&quot;;[.C13];&quot;,&quot;&quot;lon&quot;&quot;:&quot;;[.D13];&quot;,&quot;&quot;hi_es&quot;&quot;:&quot;&quot;&quot;;[.E13];&quot;&quot;&quot;,&quot;&quot;megalith_type&quot;&quot;:&quot;&quot;&quot;;[.F13];&quot;&quot;&quot;,&quot;&quot;wikipedia&quot;&quot;:&quot;&quot;&quot;;[.G13];&quot;&quot;&quot;,&quot;&quot;wikidata&quot;&quot;:&quot;&quot;&quot;;[.H13];&quot;&quot;&quot;,&quot;&quot;source&quot;&quot;:&quot;&quot;&quot;;[.I13];&quot;&quot;&quot;,&quot;&quot;alt_name&quot;&quot;:&quot;&quot;&quot;;[.J13];&quot;&quot;&quot;},&quot;)" office:value-type="string" office:string-value="{&quot;name&quot;:&quot;Dolmen de Girarols II&quot;,&quot;municipi&quot;:&quot;Espolla&quot;,&quot;lat&quot;:42.4191794,&quot;lon&quot;:3.0153413,&quot;hi_es&quot;:&quot;SI&quot;,&quot;megalith_type&quot;:&quot;dolmen&quot;,&quot;wikipedia&quot;:&quot;ca:Dolmen de Mas Girarols II&quot;,&quot;wikidata&quot;:&quot;Q11917565&quot;,&quot;source&quot;:&quot;&quot;,&quot;alt_name&quot;:&quot;&quot;}," calcext:value-type="string">
            <text:p>{"name":"Dolmen de Girarols II","municipi":"Espolla","lat":42.4191794,"lon":3.0153413,"hi_es":"SI","megalith_type":"dolmen","wikipedia":"ca:Dolmen de Mas Girarols II","wikidata":"Q11917565","source":"","alt_name":""},</text:p>
          </table:table-cell>
        </table:table-row>
        <table:table-row table:style-name="ro2">
          <table:table-cell office:value-type="string" calcext:value-type="string">
            <text:p>Dolmen de Gutina</text:p>
          </table:table-cell>
          <table:table-cell office:value-type="string" calcext:value-type="string">
            <text:p>Sant Climent de Sescebes</text:p>
          </table:table-cell>
          <table:table-cell office:value-type="string" calcext:value-type="string">
            <text:p>42.3964092</text:p>
          </table:table-cell>
          <table:table-cell office:value-type="string" calcext:value-type="string">
            <text:p>2.980415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office:value-type="string" calcext:value-type="string">
            <text:p>ca:Dolmen de la Gutina</text:p>
          </table:table-cell>
          <table:table-cell office:value-type="string" calcext:value-type="string">
            <text:p>Q11917572</text:p>
          </table:table-cell>
          <table:table-cell table:number-columns-repeated="2"/>
          <table:table-cell table:style-name="ce24" table:formula="of:=CONCATENATE(&quot;{&quot;;&quot;name:&quot;&quot;&quot;;[.A14];&quot;&quot;&quot;,municipi:&quot;&quot;&quot;;[.B14];&quot;&quot;&quot;,lat:&quot;;[.C14];&quot;,lon:&quot;;[.D14];&quot;,hi_es:&quot;&quot;&quot;;[.E14];&quot;&quot;&quot;,megalith_type:&quot;&quot;&quot;;[.F14];&quot;&quot;&quot;,wikipedia:&quot;&quot;&quot;;[.G14];&quot;&quot;&quot;,wikidata:&quot;&quot;&quot;;[.H14];&quot;&quot;&quot;,source:&quot;&quot;&quot;;[.I14];&quot;&quot;&quot;,alt_name:&quot;&quot;&quot;;[.J14];&quot;&quot;&quot;},&quot;)" office:value-type="string" office:string-value="{name:&quot;Dolmen de Gutina&quot;,municipi:&quot;Sant Climent de Sescebes&quot;,lat:42.3964092,lon:2.9804157,hi_es:&quot;SI&quot;,megalith_type:&quot;dolmen&quot;,wikipedia:&quot;ca:Dolmen de la Gutina&quot;,wikidata:&quot;Q11917572&quot;,source:&quot;&quot;,alt_name:&quot;&quot;}," calcext:value-type="string">
            <text:p>{name:"Dolmen de Gutina",municipi:"Sant Climent de Sescebes",lat:42.3964092,lon:2.9804157,hi_es:"SI",megalith_type:"dolmen",wikipedia:"ca:Dolmen de la Gutina",wikidata:"Q11917572",source:"",alt_name:""},</text:p>
          </table:table-cell>
          <table:table-cell table:formula="of:=CONCATENATE(&quot;{&quot;;&quot;&quot;&quot;name&quot;&quot;:&quot;&quot;&quot;;[.A14];&quot;&quot;&quot;,&quot;&quot;municipi&quot;&quot;:&quot;&quot;&quot;;[.B14];&quot;&quot;&quot;,&quot;&quot;lat&quot;&quot;:&quot;;[.C14];&quot;,&quot;&quot;lon&quot;&quot;:&quot;;[.D14];&quot;,&quot;&quot;hi_es&quot;&quot;:&quot;&quot;&quot;;[.E14];&quot;&quot;&quot;,&quot;&quot;megalith_type&quot;&quot;:&quot;&quot;&quot;;[.F14];&quot;&quot;&quot;,&quot;&quot;wikipedia&quot;&quot;:&quot;&quot;&quot;;[.G14];&quot;&quot;&quot;,&quot;&quot;wikidata&quot;&quot;:&quot;&quot;&quot;;[.H14];&quot;&quot;&quot;,&quot;&quot;source&quot;&quot;:&quot;&quot;&quot;;[.I14];&quot;&quot;&quot;,&quot;&quot;alt_name&quot;&quot;:&quot;&quot;&quot;;[.J14];&quot;&quot;&quot;},&quot;)" office:value-type="string" office:string-value="{&quot;name&quot;:&quot;Dolmen de Gutina&quot;,&quot;municipi&quot;:&quot;Sant Climent de Sescebes&quot;,&quot;lat&quot;:42.3964092,&quot;lon&quot;:2.9804157,&quot;hi_es&quot;:&quot;SI&quot;,&quot;megalith_type&quot;:&quot;dolmen&quot;,&quot;wikipedia&quot;:&quot;ca:Dolmen de la Gutina&quot;,&quot;wikidata&quot;:&quot;Q11917572&quot;,&quot;source&quot;:&quot;&quot;,&quot;alt_name&quot;:&quot;&quot;}," calcext:value-type="string">
            <text:p>{"name":"Dolmen de Gutina","municipi":"Sant Climent de Sescebes","lat":42.3964092,"lon":2.9804157,"hi_es":"SI","megalith_type":"dolmen","wikipedia":"ca:Dolmen de la Gutina","wikidata":"Q11917572","source":"","alt_name":""},</text:p>
          </table:table-cell>
        </table:table-row>
        <table:table-row table:style-name="ro2">
          <table:table-cell office:value-type="string" calcext:value-type="string">
            <text:p>Dolmen de la Barraca d'en Rabert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42.3172646</text:p>
          </table:table-cell>
          <table:table-cell office:value-type="string" calcext:value-type="string">
            <text:p>3.130741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15];&quot;&quot;&quot;,municipi:&quot;&quot;&quot;;[.B15];&quot;&quot;&quot;,lat:&quot;;[.C15];&quot;,lon:&quot;;[.D15];&quot;,hi_es:&quot;&quot;&quot;;[.E15];&quot;&quot;&quot;,megalith_type:&quot;&quot;&quot;;[.F15];&quot;&quot;&quot;,wikipedia:&quot;&quot;&quot;;[.G15];&quot;&quot;&quot;,wikidata:&quot;&quot;&quot;;[.H15];&quot;&quot;&quot;,source:&quot;&quot;&quot;;[.I15];&quot;&quot;&quot;,alt_name:&quot;&quot;&quot;;[.J15];&quot;&quot;&quot;},&quot;)" office:value-type="string" office:string-value="{name:&quot;Dolmen de la Barraca d'en Rabert&quot;,municipi:&quot;Pau&quot;,lat:42.3172646,lon:3.1307415,hi_es:&quot;SI&quot;,megalith_type:&quot;dolmen&quot;,wikipedia:&quot;&quot;,wikidata:&quot;&quot;,source:&quot;&quot;,alt_name:&quot;&quot;}," calcext:value-type="string">
            <text:p>{name:"Dolmen de la Barraca d'en Rabert",municipi:"Pau",lat:42.3172646,lon:3.1307415,hi_es:"SI",megalith_type:"dolmen",wikipedia:"",wikidata:"",source:"",alt_name:""},</text:p>
          </table:table-cell>
          <table:table-cell table:formula="of:=CONCATENATE(&quot;{&quot;;&quot;&quot;&quot;name&quot;&quot;:&quot;&quot;&quot;;[.A15];&quot;&quot;&quot;,&quot;&quot;municipi&quot;&quot;:&quot;&quot;&quot;;[.B15];&quot;&quot;&quot;,&quot;&quot;lat&quot;&quot;:&quot;;[.C15];&quot;,&quot;&quot;lon&quot;&quot;:&quot;;[.D15];&quot;,&quot;&quot;hi_es&quot;&quot;:&quot;&quot;&quot;;[.E15];&quot;&quot;&quot;,&quot;&quot;megalith_type&quot;&quot;:&quot;&quot;&quot;;[.F15];&quot;&quot;&quot;,&quot;&quot;wikipedia&quot;&quot;:&quot;&quot;&quot;;[.G15];&quot;&quot;&quot;,&quot;&quot;wikidata&quot;&quot;:&quot;&quot;&quot;;[.H15];&quot;&quot;&quot;,&quot;&quot;source&quot;&quot;:&quot;&quot;&quot;;[.I15];&quot;&quot;&quot;,&quot;&quot;alt_name&quot;&quot;:&quot;&quot;&quot;;[.J15];&quot;&quot;&quot;},&quot;)" office:value-type="string" office:string-value="{&quot;name&quot;:&quot;Dolmen de la Barraca d'en Rabert&quot;,&quot;municipi&quot;:&quot;Pau&quot;,&quot;lat&quot;:42.3172646,&quot;lon&quot;:3.1307415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e la Barraca d'en Rabert","municipi":"Pau","lat":42.3172646,"lon":3.1307415,"hi_es":"SI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e la Cabana Arqueta</text:p>
          </table:table-cell>
          <table:table-cell office:value-type="string" calcext:value-type="string">
            <text:p>Espolla</text:p>
          </table:table-cell>
          <table:table-cell office:value-type="string" calcext:value-type="string">
            <text:p>42.3846597</text:p>
          </table:table-cell>
          <table:table-cell office:value-type="string" calcext:value-type="string">
            <text:p>2.988153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office:value-type="string" calcext:value-type="string">
            <text:p>ca:Dolmen de la Cabana Arqueta</text:p>
          </table:table-cell>
          <table:table-cell office:value-type="string" calcext:value-type="string">
            <text:p>Q764173</text:p>
          </table:table-cell>
          <table:table-cell table:number-columns-repeated="2"/>
          <table:table-cell table:style-name="ce24" table:formula="of:=CONCATENATE(&quot;{&quot;;&quot;name:&quot;&quot;&quot;;[.A16];&quot;&quot;&quot;,municipi:&quot;&quot;&quot;;[.B16];&quot;&quot;&quot;,lat:&quot;;[.C16];&quot;,lon:&quot;;[.D16];&quot;,hi_es:&quot;&quot;&quot;;[.E16];&quot;&quot;&quot;,megalith_type:&quot;&quot;&quot;;[.F16];&quot;&quot;&quot;,wikipedia:&quot;&quot;&quot;;[.G16];&quot;&quot;&quot;,wikidata:&quot;&quot;&quot;;[.H16];&quot;&quot;&quot;,source:&quot;&quot;&quot;;[.I16];&quot;&quot;&quot;,alt_name:&quot;&quot;&quot;;[.J16];&quot;&quot;&quot;},&quot;)" office:value-type="string" office:string-value="{name:&quot;Dolmen de la Cabana Arqueta&quot;,municipi:&quot;Espolla&quot;,lat:42.3846597,lon:2.9881530,hi_es:&quot;SI&quot;,megalith_type:&quot;dolmen&quot;,wikipedia:&quot;ca:Dolmen de la Cabana Arqueta&quot;,wikidata:&quot;Q764173&quot;,source:&quot;&quot;,alt_name:&quot;&quot;}," calcext:value-type="string">
            <text:p>{name:"Dolmen de la Cabana Arqueta",municipi:"Espolla",lat:42.3846597,lon:2.9881530,hi_es:"SI",megalith_type:"dolmen",wikipedia:"ca:Dolmen de la Cabana Arqueta",wikidata:"Q764173",source:"",alt_name:""},</text:p>
          </table:table-cell>
          <table:table-cell table:formula="of:=CONCATENATE(&quot;{&quot;;&quot;&quot;&quot;name&quot;&quot;:&quot;&quot;&quot;;[.A16];&quot;&quot;&quot;,&quot;&quot;municipi&quot;&quot;:&quot;&quot;&quot;;[.B16];&quot;&quot;&quot;,&quot;&quot;lat&quot;&quot;:&quot;;[.C16];&quot;,&quot;&quot;lon&quot;&quot;:&quot;;[.D16];&quot;,&quot;&quot;hi_es&quot;&quot;:&quot;&quot;&quot;;[.E16];&quot;&quot;&quot;,&quot;&quot;megalith_type&quot;&quot;:&quot;&quot;&quot;;[.F16];&quot;&quot;&quot;,&quot;&quot;wikipedia&quot;&quot;:&quot;&quot;&quot;;[.G16];&quot;&quot;&quot;,&quot;&quot;wikidata&quot;&quot;:&quot;&quot;&quot;;[.H16];&quot;&quot;&quot;,&quot;&quot;source&quot;&quot;:&quot;&quot;&quot;;[.I16];&quot;&quot;&quot;,&quot;&quot;alt_name&quot;&quot;:&quot;&quot;&quot;;[.J16];&quot;&quot;&quot;},&quot;)" office:value-type="string" office:string-value="{&quot;name&quot;:&quot;Dolmen de la Cabana Arqueta&quot;,&quot;municipi&quot;:&quot;Espolla&quot;,&quot;lat&quot;:42.3846597,&quot;lon&quot;:2.9881530,&quot;hi_es&quot;:&quot;SI&quot;,&quot;megalith_type&quot;:&quot;dolmen&quot;,&quot;wikipedia&quot;:&quot;ca:Dolmen de la Cabana Arqueta&quot;,&quot;wikidata&quot;:&quot;Q764173&quot;,&quot;source&quot;:&quot;&quot;,&quot;alt_name&quot;:&quot;&quot;}," calcext:value-type="string">
            <text:p>{"name":"Dolmen de la Cabana Arqueta","municipi":"Espolla","lat":42.3846597,"lon":2.9881530,"hi_es":"SI","megalith_type":"dolmen","wikipedia":"ca:Dolmen de la Cabana Arqueta","wikidata":"Q764173","source":"","alt_name":""},</text:p>
          </table:table-cell>
        </table:table-row>
        <table:table-row table:style-name="ro2">
          <table:table-cell office:value-type="string" calcext:value-type="string">
            <text:p>Dolmen de la Cabaneta</text:p>
          </table:table-cell>
          <table:table-cell office:value-type="string" calcext:value-type="string">
            <text:p>La Torre de Cabdella i Baix Pallars</text:p>
          </table:table-cell>
          <table:table-cell office:value-type="string" calcext:value-type="string">
            <text:p>42.3537434</text:p>
          </table:table-cell>
          <table:table-cell office:value-type="string" calcext:value-type="string">
            <text:p>0.995143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assage_grave</text:p>
          </table:table-cell>
          <table:table-cell office:value-type="string" calcext:value-type="string">
            <text:p>ca:Dolmen de la Cabaneta</text:p>
          </table:table-cell>
          <table:table-cell office:value-type="string" calcext:value-type="string">
            <text:p>Q17600306</text:p>
          </table:table-cell>
          <table:table-cell table:number-columns-repeated="2"/>
          <table:table-cell table:style-name="ce24" table:formula="of:=CONCATENATE(&quot;{&quot;;&quot;name:&quot;&quot;&quot;;[.A17];&quot;&quot;&quot;,municipi:&quot;&quot;&quot;;[.B17];&quot;&quot;&quot;,lat:&quot;;[.C17];&quot;,lon:&quot;;[.D17];&quot;,hi_es:&quot;&quot;&quot;;[.E17];&quot;&quot;&quot;,megalith_type:&quot;&quot;&quot;;[.F17];&quot;&quot;&quot;,wikipedia:&quot;&quot;&quot;;[.G17];&quot;&quot;&quot;,wikidata:&quot;&quot;&quot;;[.H17];&quot;&quot;&quot;,source:&quot;&quot;&quot;;[.I17];&quot;&quot;&quot;,alt_name:&quot;&quot;&quot;;[.J17];&quot;&quot;&quot;},&quot;)" office:value-type="string" office:string-value="{name:&quot;Dolmen de la Cabaneta&quot;,municipi:&quot;La Torre de Cabdella i Baix Pallars&quot;,lat:42.3537434,lon:0.9951430,hi_es:&quot;SI&quot;,megalith_type:&quot;passage_grave&quot;,wikipedia:&quot;ca:Dolmen de la Cabaneta&quot;,wikidata:&quot;Q17600306&quot;,source:&quot;&quot;,alt_name:&quot;&quot;}," calcext:value-type="string">
            <text:p>{name:"Dolmen de la Cabaneta",municipi:"La Torre de Cabdella i Baix Pallars",lat:42.3537434,lon:0.9951430,hi_es:"SI",megalith_type:"passage_grave",wikipedia:"ca:Dolmen de la Cabaneta",wikidata:"Q17600306",source:"",alt_name:""},</text:p>
          </table:table-cell>
          <table:table-cell table:formula="of:=CONCATENATE(&quot;{&quot;;&quot;&quot;&quot;name&quot;&quot;:&quot;&quot;&quot;;[.A17];&quot;&quot;&quot;,&quot;&quot;municipi&quot;&quot;:&quot;&quot;&quot;;[.B17];&quot;&quot;&quot;,&quot;&quot;lat&quot;&quot;:&quot;;[.C17];&quot;,&quot;&quot;lon&quot;&quot;:&quot;;[.D17];&quot;,&quot;&quot;hi_es&quot;&quot;:&quot;&quot;&quot;;[.E17];&quot;&quot;&quot;,&quot;&quot;megalith_type&quot;&quot;:&quot;&quot;&quot;;[.F17];&quot;&quot;&quot;,&quot;&quot;wikipedia&quot;&quot;:&quot;&quot;&quot;;[.G17];&quot;&quot;&quot;,&quot;&quot;wikidata&quot;&quot;:&quot;&quot;&quot;;[.H17];&quot;&quot;&quot;,&quot;&quot;source&quot;&quot;:&quot;&quot;&quot;;[.I17];&quot;&quot;&quot;,&quot;&quot;alt_name&quot;&quot;:&quot;&quot;&quot;;[.J17];&quot;&quot;&quot;},&quot;)" office:value-type="string" office:string-value="{&quot;name&quot;:&quot;Dolmen de la Cabaneta&quot;,&quot;municipi&quot;:&quot;La Torre de Cabdella i Baix Pallars&quot;,&quot;lat&quot;:42.3537434,&quot;lon&quot;:0.9951430,&quot;hi_es&quot;:&quot;SI&quot;,&quot;megalith_type&quot;:&quot;passage_grave&quot;,&quot;wikipedia&quot;:&quot;ca:Dolmen de la Cabaneta&quot;,&quot;wikidata&quot;:&quot;Q17600306&quot;,&quot;source&quot;:&quot;&quot;,&quot;alt_name&quot;:&quot;&quot;}," calcext:value-type="string">
            <text:p>{"name":"Dolmen de la Cabaneta","municipi":"La Torre de Cabdella i Baix Pallars","lat":42.3537434,"lon":0.9951430,"hi_es":"SI","megalith_type":"passage_grave","wikipedia":"ca:Dolmen de la Cabaneta","wikidata":"Q17600306","source":"","alt_name":""},</text:p>
          </table:table-cell>
        </table:table-row>
        <table:table-row table:style-name="ro2">
          <table:table-cell office:value-type="string" calcext:value-type="string">
            <text:p>Dolmen de la Carena</text:p>
          </table:table-cell>
          <table:table-cell office:value-type="string" calcext:value-type="string">
            <text:p>Vilajuïga</text:p>
          </table:table-cell>
          <table:table-cell office:value-type="string" calcext:value-type="string">
            <text:p>42.3311293</text:p>
          </table:table-cell>
          <table:table-cell office:value-type="string" calcext:value-type="string">
            <text:p>3.126422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18];&quot;&quot;&quot;,municipi:&quot;&quot;&quot;;[.B18];&quot;&quot;&quot;,lat:&quot;;[.C18];&quot;,lon:&quot;;[.D18];&quot;,hi_es:&quot;&quot;&quot;;[.E18];&quot;&quot;&quot;,megalith_type:&quot;&quot;&quot;;[.F18];&quot;&quot;&quot;,wikipedia:&quot;&quot;&quot;;[.G18];&quot;&quot;&quot;,wikidata:&quot;&quot;&quot;;[.H18];&quot;&quot;&quot;,source:&quot;&quot;&quot;;[.I18];&quot;&quot;&quot;,alt_name:&quot;&quot;&quot;;[.J18];&quot;&quot;&quot;},&quot;)" office:value-type="string" office:string-value="{name:&quot;Dolmen de la Carena&quot;,municipi:&quot;Vilajuïga&quot;,lat:42.3311293,lon:3.1264220,hi_es:&quot;SI&quot;,megalith_type:&quot;dolmen&quot;,wikipedia:&quot;&quot;,wikidata:&quot;&quot;,source:&quot;&quot;,alt_name:&quot;&quot;}," calcext:value-type="string">
            <text:p>{name:"Dolmen de la Carena",municipi:"Vilajuïga",lat:42.3311293,lon:3.1264220,hi_es:"SI",megalith_type:"dolmen",wikipedia:"",wikidata:"",source:"",alt_name:""},</text:p>
          </table:table-cell>
          <table:table-cell table:formula="of:=CONCATENATE(&quot;{&quot;;&quot;&quot;&quot;name&quot;&quot;:&quot;&quot;&quot;;[.A18];&quot;&quot;&quot;,&quot;&quot;municipi&quot;&quot;:&quot;&quot;&quot;;[.B18];&quot;&quot;&quot;,&quot;&quot;lat&quot;&quot;:&quot;;[.C18];&quot;,&quot;&quot;lon&quot;&quot;:&quot;;[.D18];&quot;,&quot;&quot;hi_es&quot;&quot;:&quot;&quot;&quot;;[.E18];&quot;&quot;&quot;,&quot;&quot;megalith_type&quot;&quot;:&quot;&quot;&quot;;[.F18];&quot;&quot;&quot;,&quot;&quot;wikipedia&quot;&quot;:&quot;&quot;&quot;;[.G18];&quot;&quot;&quot;,&quot;&quot;wikidata&quot;&quot;:&quot;&quot;&quot;;[.H18];&quot;&quot;&quot;,&quot;&quot;source&quot;&quot;:&quot;&quot;&quot;;[.I18];&quot;&quot;&quot;,&quot;&quot;alt_name&quot;&quot;:&quot;&quot;&quot;;[.J18];&quot;&quot;&quot;},&quot;)" office:value-type="string" office:string-value="{&quot;name&quot;:&quot;Dolmen de la Carena&quot;,&quot;municipi&quot;:&quot;Vilajuïga&quot;,&quot;lat&quot;:42.3311293,&quot;lon&quot;:3.1264220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e la Carena","municipi":"Vilajuïga","lat":42.3311293,"lon":3.1264220,"hi_es":"SI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e la Casa Cremada</text:p>
          </table:table-cell>
          <table:table-cell office:value-type="string" calcext:value-type="string">
            <text:p>Roses</text:p>
          </table:table-cell>
          <table:table-cell office:value-type="string" calcext:value-type="string">
            <text:p>42.2639481</text:p>
          </table:table-cell>
          <table:table-cell office:value-type="string" calcext:value-type="string">
            <text:p>3.1980251 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19];&quot;&quot;&quot;,municipi:&quot;&quot;&quot;;[.B19];&quot;&quot;&quot;,lat:&quot;;[.C19];&quot;,lon:&quot;;[.D19];&quot;,hi_es:&quot;&quot;&quot;;[.E19];&quot;&quot;&quot;,megalith_type:&quot;&quot;&quot;;[.F19];&quot;&quot;&quot;,wikipedia:&quot;&quot;&quot;;[.G19];&quot;&quot;&quot;,wikidata:&quot;&quot;&quot;;[.H19];&quot;&quot;&quot;,source:&quot;&quot;&quot;;[.I19];&quot;&quot;&quot;,alt_name:&quot;&quot;&quot;;[.J19];&quot;&quot;&quot;},&quot;)" office:value-type="string" office:string-value="{name:&quot;Dolmen de la Casa Cremada&quot;,municipi:&quot;Roses&quot;,lat:42.2639481,lon:3.1980251 ,hi_es:&quot;SI&quot;,megalith_type:&quot;dolmen&quot;,wikipedia:&quot;&quot;,wikidata:&quot;&quot;,source:&quot;&quot;,alt_name:&quot;&quot;}," calcext:value-type="string">
            <text:p>{name:"Dolmen de la Casa Cremada",municipi:"Roses",lat:42.2639481,lon:3.1980251 ,hi_es:"SI",megalith_type:"dolmen",wikipedia:"",wikidata:"",source:"",alt_name:""},</text:p>
          </table:table-cell>
          <table:table-cell table:formula="of:=CONCATENATE(&quot;{&quot;;&quot;&quot;&quot;name&quot;&quot;:&quot;&quot;&quot;;[.A19];&quot;&quot;&quot;,&quot;&quot;municipi&quot;&quot;:&quot;&quot;&quot;;[.B19];&quot;&quot;&quot;,&quot;&quot;lat&quot;&quot;:&quot;;[.C19];&quot;,&quot;&quot;lon&quot;&quot;:&quot;;[.D19];&quot;,&quot;&quot;hi_es&quot;&quot;:&quot;&quot;&quot;;[.E19];&quot;&quot;&quot;,&quot;&quot;megalith_type&quot;&quot;:&quot;&quot;&quot;;[.F19];&quot;&quot;&quot;,&quot;&quot;wikipedia&quot;&quot;:&quot;&quot;&quot;;[.G19];&quot;&quot;&quot;,&quot;&quot;wikidata&quot;&quot;:&quot;&quot;&quot;;[.H19];&quot;&quot;&quot;,&quot;&quot;source&quot;&quot;:&quot;&quot;&quot;;[.I19];&quot;&quot;&quot;,&quot;&quot;alt_name&quot;&quot;:&quot;&quot;&quot;;[.J19];&quot;&quot;&quot;},&quot;)" office:value-type="string" office:string-value="{&quot;name&quot;:&quot;Dolmen de la Casa Cremada&quot;,&quot;municipi&quot;:&quot;Roses&quot;,&quot;lat&quot;:42.2639481,&quot;lon&quot;:3.1980251 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e la Casa Cremada","municipi":"Roses","lat":42.2639481,"lon":3.1980251 ,"hi_es":"SI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e la Creu d'en Cobertella</text:p>
          </table:table-cell>
          <table:table-cell office:value-type="string" calcext:value-type="string">
            <text:p>Roses</text:p>
          </table:table-cell>
          <table:table-cell office:value-type="string" calcext:value-type="string">
            <text:p>42.2570121</text:p>
          </table:table-cell>
          <table:table-cell office:value-type="string" calcext:value-type="string">
            <text:p>3.1971456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office:value-type="string" calcext:value-type="string">
            <text:p>ca:Dolmen de la Creu d'en Cobertella</text:p>
          </table:table-cell>
          <table:table-cell office:value-type="string" calcext:value-type="string">
            <text:p>Q3034067</text:p>
          </table:table-cell>
          <table:table-cell table:number-columns-repeated="2"/>
          <table:table-cell table:style-name="ce24" table:formula="of:=CONCATENATE(&quot;{&quot;;&quot;name:&quot;&quot;&quot;;[.A20];&quot;&quot;&quot;,municipi:&quot;&quot;&quot;;[.B20];&quot;&quot;&quot;,lat:&quot;;[.C20];&quot;,lon:&quot;;[.D20];&quot;,hi_es:&quot;&quot;&quot;;[.E20];&quot;&quot;&quot;,megalith_type:&quot;&quot;&quot;;[.F20];&quot;&quot;&quot;,wikipedia:&quot;&quot;&quot;;[.G20];&quot;&quot;&quot;,wikidata:&quot;&quot;&quot;;[.H20];&quot;&quot;&quot;,source:&quot;&quot;&quot;;[.I20];&quot;&quot;&quot;,alt_name:&quot;&quot;&quot;;[.J20];&quot;&quot;&quot;},&quot;)" office:value-type="string" office:string-value="{name:&quot;Dolmen de la Creu d'en Cobertella&quot;,municipi:&quot;Roses&quot;,lat:42.2570121,lon:3.1971456,hi_es:&quot;SI&quot;,megalith_type:&quot;dolmen&quot;,wikipedia:&quot;ca:Dolmen de la Creu d'en Cobertella&quot;,wikidata:&quot;Q3034067&quot;,source:&quot;&quot;,alt_name:&quot;&quot;}," calcext:value-type="string">
            <text:p>{name:"Dolmen de la Creu d'en Cobertella",municipi:"Roses",lat:42.2570121,lon:3.1971456,hi_es:"SI",megalith_type:"dolmen",wikipedia:"ca:Dolmen de la Creu d'en Cobertella",wikidata:"Q3034067",source:"",alt_name:""},</text:p>
          </table:table-cell>
          <table:table-cell table:formula="of:=CONCATENATE(&quot;{&quot;;&quot;&quot;&quot;name&quot;&quot;:&quot;&quot;&quot;;[.A20];&quot;&quot;&quot;,&quot;&quot;municipi&quot;&quot;:&quot;&quot;&quot;;[.B20];&quot;&quot;&quot;,&quot;&quot;lat&quot;&quot;:&quot;;[.C20];&quot;,&quot;&quot;lon&quot;&quot;:&quot;;[.D20];&quot;,&quot;&quot;hi_es&quot;&quot;:&quot;&quot;&quot;;[.E20];&quot;&quot;&quot;,&quot;&quot;megalith_type&quot;&quot;:&quot;&quot;&quot;;[.F20];&quot;&quot;&quot;,&quot;&quot;wikipedia&quot;&quot;:&quot;&quot;&quot;;[.G20];&quot;&quot;&quot;,&quot;&quot;wikidata&quot;&quot;:&quot;&quot;&quot;;[.H20];&quot;&quot;&quot;,&quot;&quot;source&quot;&quot;:&quot;&quot;&quot;;[.I20];&quot;&quot;&quot;,&quot;&quot;alt_name&quot;&quot;:&quot;&quot;&quot;;[.J20];&quot;&quot;&quot;},&quot;)" office:value-type="string" office:string-value="{&quot;name&quot;:&quot;Dolmen de la Creu d'en Cobertella&quot;,&quot;municipi&quot;:&quot;Roses&quot;,&quot;lat&quot;:42.2570121,&quot;lon&quot;:3.1971456,&quot;hi_es&quot;:&quot;SI&quot;,&quot;megalith_type&quot;:&quot;dolmen&quot;,&quot;wikipedia&quot;:&quot;ca:Dolmen de la Creu d'en Cobertella&quot;,&quot;wikidata&quot;:&quot;Q3034067&quot;,&quot;source&quot;:&quot;&quot;,&quot;alt_name&quot;:&quot;&quot;}," calcext:value-type="string">
            <text:p>{"name":"Dolmen de la Creu d'en Cobertella","municipi":"Roses","lat":42.2570121,"lon":3.1971456,"hi_es":"SI","megalith_type":"dolmen","wikipedia":"ca:Dolmen de la Creu d'en Cobertella","wikidata":"Q3034067","source":"","alt_name":""},</text:p>
          </table:table-cell>
        </table:table-row>
        <table:table-row table:style-name="ro2">
          <table:table-cell table:style-name="ce13" office:value-type="string" calcext:value-type="string">
            <text:p>Dolmen de la Muntanya d'en Caselles</text:p>
          </table:table-cell>
          <table:table-cell office:value-type="string" calcext:value-type="string">
            <text:p>Palau-saverdera</text:p>
          </table:table-cell>
          <table:table-cell office:value-type="string" calcext:value-type="string">
            <text:p>42.3187269</text:p>
          </table:table-cell>
          <table:table-cell office:value-type="string" calcext:value-type="string">
            <text:p>3.148368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assage_grave</text:p>
          </table:table-cell>
          <table:table-cell table:number-columns-repeated="4"/>
          <table:table-cell table:style-name="ce24" table:formula="of:=CONCATENATE(&quot;{&quot;;&quot;name:&quot;&quot;&quot;;[.A21];&quot;&quot;&quot;,municipi:&quot;&quot;&quot;;[.B21];&quot;&quot;&quot;,lat:&quot;;[.C21];&quot;,lon:&quot;;[.D21];&quot;,hi_es:&quot;&quot;&quot;;[.E21];&quot;&quot;&quot;,megalith_type:&quot;&quot;&quot;;[.F21];&quot;&quot;&quot;,wikipedia:&quot;&quot;&quot;;[.G21];&quot;&quot;&quot;,wikidata:&quot;&quot;&quot;;[.H21];&quot;&quot;&quot;,source:&quot;&quot;&quot;;[.I21];&quot;&quot;&quot;,alt_name:&quot;&quot;&quot;;[.J21];&quot;&quot;&quot;},&quot;)" office:value-type="string" office:string-value="{name:&quot;Dolmen de la Muntanya d'en Caselles&quot;,municipi:&quot;Palau-saverdera&quot;,lat:42.3187269,lon:3.1483683,hi_es:&quot;SI&quot;,megalith_type:&quot;passage_grave&quot;,wikipedia:&quot;&quot;,wikidata:&quot;&quot;,source:&quot;&quot;,alt_name:&quot;&quot;}," calcext:value-type="string">
            <text:p>{name:"Dolmen de la Muntanya d'en Caselles",municipi:"Palau-saverdera",lat:42.3187269,lon:3.1483683,hi_es:"SI",megalith_type:"passage_grave",wikipedia:"",wikidata:"",source:"",alt_name:""},</text:p>
          </table:table-cell>
          <table:table-cell table:formula="of:=CONCATENATE(&quot;{&quot;;&quot;&quot;&quot;name&quot;&quot;:&quot;&quot;&quot;;[.A21];&quot;&quot;&quot;,&quot;&quot;municipi&quot;&quot;:&quot;&quot;&quot;;[.B21];&quot;&quot;&quot;,&quot;&quot;lat&quot;&quot;:&quot;;[.C21];&quot;,&quot;&quot;lon&quot;&quot;:&quot;;[.D21];&quot;,&quot;&quot;hi_es&quot;&quot;:&quot;&quot;&quot;;[.E21];&quot;&quot;&quot;,&quot;&quot;megalith_type&quot;&quot;:&quot;&quot;&quot;;[.F21];&quot;&quot;&quot;,&quot;&quot;wikipedia&quot;&quot;:&quot;&quot;&quot;;[.G21];&quot;&quot;&quot;,&quot;&quot;wikidata&quot;&quot;:&quot;&quot;&quot;;[.H21];&quot;&quot;&quot;,&quot;&quot;source&quot;&quot;:&quot;&quot;&quot;;[.I21];&quot;&quot;&quot;,&quot;&quot;alt_name&quot;&quot;:&quot;&quot;&quot;;[.J21];&quot;&quot;&quot;},&quot;)" office:value-type="string" office:string-value="{&quot;name&quot;:&quot;Dolmen de la Muntanya d'en Caselles&quot;,&quot;municipi&quot;:&quot;Palau-saverdera&quot;,&quot;lat&quot;:42.3187269,&quot;lon&quot;:3.1483683,&quot;hi_es&quot;:&quot;SI&quot;,&quot;megalith_type&quot;:&quot;passage_grave&quot;,&quot;wikipedia&quot;:&quot;&quot;,&quot;wikidata&quot;:&quot;&quot;,&quot;source&quot;:&quot;&quot;,&quot;alt_name&quot;:&quot;&quot;}," calcext:value-type="string">
            <text:p>{"name":"Dolmen de la Muntanya d'en Caselles","municipi":"Palau-saverdera","lat":42.3187269,"lon":3.1483683,"hi_es":"SI","megalith_type":"passage_grave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e la Pallera</text:p>
          </table:table-cell>
          <table:table-cell office:value-type="string" calcext:value-type="string">
            <text:p>El Port de la Selva</text:p>
          </table:table-cell>
          <table:table-cell office:value-type="string" calcext:value-type="string">
            <text:p>42.3302196</text:p>
          </table:table-cell>
          <table:table-cell office:value-type="string" calcext:value-type="string">
            <text:p>3.1570622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http://dolmensmenhirs.blogspot.com/2014/03/dolmen-de-la-pallera-alt-emporda.html</text:p>
          </table:table-cell>
          <table:table-cell/>
          <table:table-cell table:style-name="ce24" table:formula="of:=CONCATENATE(&quot;{&quot;;&quot;name:&quot;&quot;&quot;;[.A22];&quot;&quot;&quot;,municipi:&quot;&quot;&quot;;[.B22];&quot;&quot;&quot;,lat:&quot;;[.C22];&quot;,lon:&quot;;[.D22];&quot;,hi_es:&quot;&quot;&quot;;[.E22];&quot;&quot;&quot;,megalith_type:&quot;&quot;&quot;;[.F22];&quot;&quot;&quot;,wikipedia:&quot;&quot;&quot;;[.G22];&quot;&quot;&quot;,wikidata:&quot;&quot;&quot;;[.H22];&quot;&quot;&quot;,source:&quot;&quot;&quot;;[.I22];&quot;&quot;&quot;,alt_name:&quot;&quot;&quot;;[.J22];&quot;&quot;&quot;},&quot;)" office:value-type="string" office:string-value="{name:&quot;Dolmen de la Pallera&quot;,municipi:&quot;El Port de la Selva&quot;,lat:42.3302196,lon:3.1570622,hi_es:&quot;SI&quot;,megalith_type:&quot;dolmen&quot;,wikipedia:&quot;&quot;,wikidata:&quot;&quot;,source:&quot;http://dolmensmenhirs.blogspot.com/2014/03/dolmen-de-la-pallera-alt-emporda.html&quot;,alt_name:&quot;&quot;}," calcext:value-type="string">
            <text:p>{name:"Dolmen de la Pallera",municipi:"El Port de la Selva",lat:42.3302196,lon:3.1570622,hi_es:"SI",megalith_type:"dolmen",wikipedia:"",wikidata:"",source:"http://dolmensmenhirs.blogspot.com/2014/03/dolmen-de-la-pallera-alt-emporda.html",alt_name:""},</text:p>
          </table:table-cell>
          <table:table-cell table:formula="of:=CONCATENATE(&quot;{&quot;;&quot;&quot;&quot;name&quot;&quot;:&quot;&quot;&quot;;[.A22];&quot;&quot;&quot;,&quot;&quot;municipi&quot;&quot;:&quot;&quot;&quot;;[.B22];&quot;&quot;&quot;,&quot;&quot;lat&quot;&quot;:&quot;;[.C22];&quot;,&quot;&quot;lon&quot;&quot;:&quot;;[.D22];&quot;,&quot;&quot;hi_es&quot;&quot;:&quot;&quot;&quot;;[.E22];&quot;&quot;&quot;,&quot;&quot;megalith_type&quot;&quot;:&quot;&quot;&quot;;[.F22];&quot;&quot;&quot;,&quot;&quot;wikipedia&quot;&quot;:&quot;&quot;&quot;;[.G22];&quot;&quot;&quot;,&quot;&quot;wikidata&quot;&quot;:&quot;&quot;&quot;;[.H22];&quot;&quot;&quot;,&quot;&quot;source&quot;&quot;:&quot;&quot;&quot;;[.I22];&quot;&quot;&quot;,&quot;&quot;alt_name&quot;&quot;:&quot;&quot;&quot;;[.J22];&quot;&quot;&quot;},&quot;)" office:value-type="string" office:string-value="{&quot;name&quot;:&quot;Dolmen de la Pallera&quot;,&quot;municipi&quot;:&quot;El Port de la Selva&quot;,&quot;lat&quot;:42.3302196,&quot;lon&quot;:3.1570622,&quot;hi_es&quot;:&quot;SI&quot;,&quot;megalith_type&quot;:&quot;dolmen&quot;,&quot;wikipedia&quot;:&quot;&quot;,&quot;wikidata&quot;:&quot;&quot;,&quot;source&quot;:&quot;http://dolmensmenhirs.blogspot.com/2014/03/dolmen-de-la-pallera-alt-emporda.html&quot;,&quot;alt_name&quot;:&quot;&quot;}," calcext:value-type="string">
            <text:p>{"name":"Dolmen de la Pallera","municipi":"El Port de la Selva","lat":42.3302196,"lon":3.1570622,"hi_es":"SI","megalith_type":"dolmen","wikipedia":"","wikidata":"","source":"http://dolmensmenhirs.blogspot.com/2014/03/dolmen-de-la-pallera-alt-emporda.html","alt_name":""},</text:p>
          </table:table-cell>
        </table:table-row>
        <table:table-row table:style-name="ro2">
          <table:table-cell office:value-type="string" calcext:value-type="string">
            <text:p>Dolmen de la Sureda I</text:p>
          </table:table-cell>
          <table:table-cell office:value-type="string" calcext:value-type="string">
            <text:p>Palau-saverdera</text:p>
          </table:table-cell>
          <table:table-cell office:value-type="string" calcext:value-type="string">
            <text:p>42.3177447</text:p>
          </table:table-cell>
          <table:table-cell office:value-type="string" calcext:value-type="string">
            <text:p>3.151245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23];&quot;&quot;&quot;,municipi:&quot;&quot;&quot;;[.B23];&quot;&quot;&quot;,lat:&quot;;[.C23];&quot;,lon:&quot;;[.D23];&quot;,hi_es:&quot;&quot;&quot;;[.E23];&quot;&quot;&quot;,megalith_type:&quot;&quot;&quot;;[.F23];&quot;&quot;&quot;,wikipedia:&quot;&quot;&quot;;[.G23];&quot;&quot;&quot;,wikidata:&quot;&quot;&quot;;[.H23];&quot;&quot;&quot;,source:&quot;&quot;&quot;;[.I23];&quot;&quot;&quot;,alt_name:&quot;&quot;&quot;;[.J23];&quot;&quot;&quot;},&quot;)" office:value-type="string" office:string-value="{name:&quot;Dolmen de la Sureda I&quot;,municipi:&quot;Palau-saverdera&quot;,lat:42.3177447,lon:3.1512455,hi_es:&quot;SI&quot;,megalith_type:&quot;dolmen&quot;,wikipedia:&quot;&quot;,wikidata:&quot;&quot;,source:&quot;&quot;,alt_name:&quot;&quot;}," calcext:value-type="string">
            <text:p>{name:"Dolmen de la Sureda I",municipi:"Palau-saverdera",lat:42.3177447,lon:3.1512455,hi_es:"SI",megalith_type:"dolmen",wikipedia:"",wikidata:"",source:"",alt_name:""},</text:p>
          </table:table-cell>
          <table:table-cell table:formula="of:=CONCATENATE(&quot;{&quot;;&quot;&quot;&quot;name&quot;&quot;:&quot;&quot;&quot;;[.A23];&quot;&quot;&quot;,&quot;&quot;municipi&quot;&quot;:&quot;&quot;&quot;;[.B23];&quot;&quot;&quot;,&quot;&quot;lat&quot;&quot;:&quot;;[.C23];&quot;,&quot;&quot;lon&quot;&quot;:&quot;;[.D23];&quot;,&quot;&quot;hi_es&quot;&quot;:&quot;&quot;&quot;;[.E23];&quot;&quot;&quot;,&quot;&quot;megalith_type&quot;&quot;:&quot;&quot;&quot;;[.F23];&quot;&quot;&quot;,&quot;&quot;wikipedia&quot;&quot;:&quot;&quot;&quot;;[.G23];&quot;&quot;&quot;,&quot;&quot;wikidata&quot;&quot;:&quot;&quot;&quot;;[.H23];&quot;&quot;&quot;,&quot;&quot;source&quot;&quot;:&quot;&quot;&quot;;[.I23];&quot;&quot;&quot;,&quot;&quot;alt_name&quot;&quot;:&quot;&quot;&quot;;[.J23];&quot;&quot;&quot;},&quot;)" office:value-type="string" office:string-value="{&quot;name&quot;:&quot;Dolmen de la Sureda I&quot;,&quot;municipi&quot;:&quot;Palau-saverdera&quot;,&quot;lat&quot;:42.3177447,&quot;lon&quot;:3.1512455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e la Sureda I","municipi":"Palau-saverdera","lat":42.3177447,"lon":3.1512455,"hi_es":"SI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e la Talaia</text:p>
          </table:table-cell>
          <table:table-cell office:value-type="string" calcext:value-type="string">
            <text:p>Vilajuïga</text:p>
          </table:table-cell>
          <table:table-cell office:value-type="string" calcext:value-type="string">
            <text:p>42.3309350</text:p>
          </table:table-cell>
          <table:table-cell office:value-type="string" calcext:value-type="string">
            <text:p>3.124705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http://dolmensmenhirs.blogspot.com/2014/03/dolmen-de-la-talaia-alt-emporda.html</text:p>
          </table:table-cell>
          <table:table-cell/>
          <table:table-cell table:style-name="ce24" table:formula="of:=CONCATENATE(&quot;{&quot;;&quot;name:&quot;&quot;&quot;;[.A24];&quot;&quot;&quot;,municipi:&quot;&quot;&quot;;[.B24];&quot;&quot;&quot;,lat:&quot;;[.C24];&quot;,lon:&quot;;[.D24];&quot;,hi_es:&quot;&quot;&quot;;[.E24];&quot;&quot;&quot;,megalith_type:&quot;&quot;&quot;;[.F24];&quot;&quot;&quot;,wikipedia:&quot;&quot;&quot;;[.G24];&quot;&quot;&quot;,wikidata:&quot;&quot;&quot;;[.H24];&quot;&quot;&quot;,source:&quot;&quot;&quot;;[.I24];&quot;&quot;&quot;,alt_name:&quot;&quot;&quot;;[.J24];&quot;&quot;&quot;},&quot;)" office:value-type="string" office:string-value="{name:&quot;Dolmen de la Talaia&quot;,municipi:&quot;Vilajuïga&quot;,lat:42.3309350,lon:3.1247055,hi_es:&quot;SI&quot;,megalith_type:&quot;dolmen&quot;,wikipedia:&quot;&quot;,wikidata:&quot;&quot;,source:&quot;http://dolmensmenhirs.blogspot.com/2014/03/dolmen-de-la-talaia-alt-emporda.html&quot;,alt_name:&quot;&quot;}," calcext:value-type="string">
            <text:p>{name:"Dolmen de la Talaia",municipi:"Vilajuïga",lat:42.3309350,lon:3.1247055,hi_es:"SI",megalith_type:"dolmen",wikipedia:"",wikidata:"",source:"http://dolmensmenhirs.blogspot.com/2014/03/dolmen-de-la-talaia-alt-emporda.html",alt_name:""},</text:p>
          </table:table-cell>
          <table:table-cell table:formula="of:=CONCATENATE(&quot;{&quot;;&quot;&quot;&quot;name&quot;&quot;:&quot;&quot;&quot;;[.A24];&quot;&quot;&quot;,&quot;&quot;municipi&quot;&quot;:&quot;&quot;&quot;;[.B24];&quot;&quot;&quot;,&quot;&quot;lat&quot;&quot;:&quot;;[.C24];&quot;,&quot;&quot;lon&quot;&quot;:&quot;;[.D24];&quot;,&quot;&quot;hi_es&quot;&quot;:&quot;&quot;&quot;;[.E24];&quot;&quot;&quot;,&quot;&quot;megalith_type&quot;&quot;:&quot;&quot;&quot;;[.F24];&quot;&quot;&quot;,&quot;&quot;wikipedia&quot;&quot;:&quot;&quot;&quot;;[.G24];&quot;&quot;&quot;,&quot;&quot;wikidata&quot;&quot;:&quot;&quot;&quot;;[.H24];&quot;&quot;&quot;,&quot;&quot;source&quot;&quot;:&quot;&quot;&quot;;[.I24];&quot;&quot;&quot;,&quot;&quot;alt_name&quot;&quot;:&quot;&quot;&quot;;[.J24];&quot;&quot;&quot;},&quot;)" office:value-type="string" office:string-value="{&quot;name&quot;:&quot;Dolmen de la Talaia&quot;,&quot;municipi&quot;:&quot;Vilajuïga&quot;,&quot;lat&quot;:42.3309350,&quot;lon&quot;:3.1247055,&quot;hi_es&quot;:&quot;SI&quot;,&quot;megalith_type&quot;:&quot;dolmen&quot;,&quot;wikipedia&quot;:&quot;&quot;,&quot;wikidata&quot;:&quot;&quot;,&quot;source&quot;:&quot;http://dolmensmenhirs.blogspot.com/2014/03/dolmen-de-la-talaia-alt-emporda.html&quot;,&quot;alt_name&quot;:&quot;&quot;}," calcext:value-type="string">
            <text:p>{"name":"Dolmen de la Talaia","municipi":"Vilajuïga","lat":42.3309350,"lon":3.1247055,"hi_es":"SI","megalith_type":"dolmen","wikipedia":"","wikidata":"","source":"http://dolmensmenhirs.blogspot.com/2014/03/dolmen-de-la-talaia-alt-emporda.html","alt_name":""},</text:p>
          </table:table-cell>
        </table:table-row>
        <table:table-row table:style-name="ro2">
          <table:table-cell office:value-type="string" calcext:value-type="string">
            <text:p>Dolmen de la Taula dels Lladres</text:p>
          </table:table-cell>
          <table:table-cell office:value-type="string" calcext:value-type="string">
            <text:p>La Selva de Mar</text:p>
          </table:table-cell>
          <table:table-cell office:value-type="string" calcext:value-type="string">
            <text:p>42.3305147</text:p>
          </table:table-cell>
          <table:table-cell office:value-type="string" calcext:value-type="string">
            <text:p>3.189294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http://dolmensmenhirs.blogspot.com/2014/03/dolmen-de-la-taula-dels-lladres-alt.html</text:p>
          </table:table-cell>
          <table:table-cell/>
          <table:table-cell table:style-name="ce24" table:formula="of:=CONCATENATE(&quot;{&quot;;&quot;name:&quot;&quot;&quot;;[.A25];&quot;&quot;&quot;,municipi:&quot;&quot;&quot;;[.B25];&quot;&quot;&quot;,lat:&quot;;[.C25];&quot;,lon:&quot;;[.D25];&quot;,hi_es:&quot;&quot;&quot;;[.E25];&quot;&quot;&quot;,megalith_type:&quot;&quot;&quot;;[.F25];&quot;&quot;&quot;,wikipedia:&quot;&quot;&quot;;[.G25];&quot;&quot;&quot;,wikidata:&quot;&quot;&quot;;[.H25];&quot;&quot;&quot;,source:&quot;&quot;&quot;;[.I25];&quot;&quot;&quot;,alt_name:&quot;&quot;&quot;;[.J25];&quot;&quot;&quot;},&quot;)" office:value-type="string" office:string-value="{name:&quot;Dolmen de la Taula dels Lladres&quot;,municipi:&quot;La Selva de Mar&quot;,lat:42.3305147,lon:3.1892949,hi_es:&quot;SI&quot;,megalith_type:&quot;dolmen&quot;,wikipedia:&quot;&quot;,wikidata:&quot;&quot;,source:&quot;http://dolmensmenhirs.blogspot.com/2014/03/dolmen-de-la-taula-dels-lladres-alt.html&quot;,alt_name:&quot;&quot;}," calcext:value-type="string">
            <text:p>{name:"Dolmen de la Taula dels Lladres",municipi:"La Selva de Mar",lat:42.3305147,lon:3.1892949,hi_es:"SI",megalith_type:"dolmen",wikipedia:"",wikidata:"",source:"http://dolmensmenhirs.blogspot.com/2014/03/dolmen-de-la-taula-dels-lladres-alt.html",alt_name:""},</text:p>
          </table:table-cell>
          <table:table-cell table:formula="of:=CONCATENATE(&quot;{&quot;;&quot;&quot;&quot;name&quot;&quot;:&quot;&quot;&quot;;[.A25];&quot;&quot;&quot;,&quot;&quot;municipi&quot;&quot;:&quot;&quot;&quot;;[.B25];&quot;&quot;&quot;,&quot;&quot;lat&quot;&quot;:&quot;;[.C25];&quot;,&quot;&quot;lon&quot;&quot;:&quot;;[.D25];&quot;,&quot;&quot;hi_es&quot;&quot;:&quot;&quot;&quot;;[.E25];&quot;&quot;&quot;,&quot;&quot;megalith_type&quot;&quot;:&quot;&quot;&quot;;[.F25];&quot;&quot;&quot;,&quot;&quot;wikipedia&quot;&quot;:&quot;&quot;&quot;;[.G25];&quot;&quot;&quot;,&quot;&quot;wikidata&quot;&quot;:&quot;&quot;&quot;;[.H25];&quot;&quot;&quot;,&quot;&quot;source&quot;&quot;:&quot;&quot;&quot;;[.I25];&quot;&quot;&quot;,&quot;&quot;alt_name&quot;&quot;:&quot;&quot;&quot;;[.J25];&quot;&quot;&quot;},&quot;)" office:value-type="string" office:string-value="{&quot;name&quot;:&quot;Dolmen de la Taula dels Lladres&quot;,&quot;municipi&quot;:&quot;La Selva de Mar&quot;,&quot;lat&quot;:42.3305147,&quot;lon&quot;:3.1892949,&quot;hi_es&quot;:&quot;SI&quot;,&quot;megalith_type&quot;:&quot;dolmen&quot;,&quot;wikipedia&quot;:&quot;&quot;,&quot;wikidata&quot;:&quot;&quot;,&quot;source&quot;:&quot;http://dolmensmenhirs.blogspot.com/2014/03/dolmen-de-la-taula-dels-lladres-alt.html&quot;,&quot;alt_name&quot;:&quot;&quot;}," calcext:value-type="string">
            <text:p>{"name":"Dolmen de la Taula dels Lladres","municipi":"La Selva de Mar","lat":42.3305147,"lon":3.1892949,"hi_es":"SI","megalith_type":"dolmen","wikipedia":"","wikidata":"","source":"http://dolmensmenhirs.blogspot.com/2014/03/dolmen-de-la-taula-dels-lladres-alt.html","alt_name":""},</text:p>
          </table:table-cell>
        </table:table-row>
        <table:table-row table:style-name="ro2">
          <table:table-cell office:value-type="string" calcext:value-type="string">
            <text:p>Dolmen de la Vinya del Rei</text:p>
          </table:table-cell>
          <table:table-cell office:value-type="string" calcext:value-type="string">
            <text:p>Vilajuïga</text:p>
          </table:table-cell>
          <table:table-cell office:value-type="string" calcext:value-type="string">
            <text:p>42.3296166</text:p>
          </table:table-cell>
          <table:table-cell office:value-type="string" calcext:value-type="string">
            <text:p>3.123805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26];&quot;&quot;&quot;,municipi:&quot;&quot;&quot;;[.B26];&quot;&quot;&quot;,lat:&quot;;[.C26];&quot;,lon:&quot;;[.D26];&quot;,hi_es:&quot;&quot;&quot;;[.E26];&quot;&quot;&quot;,megalith_type:&quot;&quot;&quot;;[.F26];&quot;&quot;&quot;,wikipedia:&quot;&quot;&quot;;[.G26];&quot;&quot;&quot;,wikidata:&quot;&quot;&quot;;[.H26];&quot;&quot;&quot;,source:&quot;&quot;&quot;;[.I26];&quot;&quot;&quot;,alt_name:&quot;&quot;&quot;;[.J26];&quot;&quot;&quot;},&quot;)" office:value-type="string" office:string-value="{name:&quot;Dolmen de la Vinya del Rei&quot;,municipi:&quot;Vilajuïga&quot;,lat:42.3296166,lon:3.1238055,hi_es:&quot;SI&quot;,megalith_type:&quot;dolmen&quot;,wikipedia:&quot;&quot;,wikidata:&quot;&quot;,source:&quot;&quot;,alt_name:&quot;&quot;}," calcext:value-type="string">
            <text:p>{name:"Dolmen de la Vinya del Rei",municipi:"Vilajuïga",lat:42.3296166,lon:3.1238055,hi_es:"SI",megalith_type:"dolmen",wikipedia:"",wikidata:"",source:"",alt_name:""},</text:p>
          </table:table-cell>
          <table:table-cell table:formula="of:=CONCATENATE(&quot;{&quot;;&quot;&quot;&quot;name&quot;&quot;:&quot;&quot;&quot;;[.A26];&quot;&quot;&quot;,&quot;&quot;municipi&quot;&quot;:&quot;&quot;&quot;;[.B26];&quot;&quot;&quot;,&quot;&quot;lat&quot;&quot;:&quot;;[.C26];&quot;,&quot;&quot;lon&quot;&quot;:&quot;;[.D26];&quot;,&quot;&quot;hi_es&quot;&quot;:&quot;&quot;&quot;;[.E26];&quot;&quot;&quot;,&quot;&quot;megalith_type&quot;&quot;:&quot;&quot;&quot;;[.F26];&quot;&quot;&quot;,&quot;&quot;wikipedia&quot;&quot;:&quot;&quot;&quot;;[.G26];&quot;&quot;&quot;,&quot;&quot;wikidata&quot;&quot;:&quot;&quot;&quot;;[.H26];&quot;&quot;&quot;,&quot;&quot;source&quot;&quot;:&quot;&quot;&quot;;[.I26];&quot;&quot;&quot;,&quot;&quot;alt_name&quot;&quot;:&quot;&quot;&quot;;[.J26];&quot;&quot;&quot;},&quot;)" office:value-type="string" office:string-value="{&quot;name&quot;:&quot;Dolmen de la Vinya del Rei&quot;,&quot;municipi&quot;:&quot;Vilajuïga&quot;,&quot;lat&quot;:42.3296166,&quot;lon&quot;:3.1238055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e la Vinya del Rei","municipi":"Vilajuïga","lat":42.3296166,"lon":3.1238055,"hi_es":"SI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e les Closes</text:p>
          </table:table-cell>
          <table:table-cell office:value-type="string" calcext:value-type="string">
            <text:p>Porqueres</text:p>
          </table:table-cell>
          <table:table-cell office:value-type="string" calcext:value-type="string">
            <text:p>42.09833</text:p>
          </table:table-cell>
          <table:table-cell office:value-type="string" calcext:value-type="string">
            <text:p>2.73222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office:value-type="string" calcext:value-type="string">
            <text:p>ca:Dolmen de les Closes (Porqueres)</text:p>
          </table:table-cell>
          <table:table-cell office:value-type="string" calcext:value-type="string">
            <text:p>Q21815315</text:p>
          </table:table-cell>
          <table:table-cell/>
          <table:table-cell office:value-type="string" calcext:value-type="string">
            <text:p>Dolmen de Pujarnol</text:p>
          </table:table-cell>
          <table:table-cell table:style-name="ce24" table:formula="of:=CONCATENATE(&quot;{&quot;;&quot;name:&quot;&quot;&quot;;[.A27];&quot;&quot;&quot;,municipi:&quot;&quot;&quot;;[.B27];&quot;&quot;&quot;,lat:&quot;;[.C27];&quot;,lon:&quot;;[.D27];&quot;,hi_es:&quot;&quot;&quot;;[.E27];&quot;&quot;&quot;,megalith_type:&quot;&quot;&quot;;[.F27];&quot;&quot;&quot;,wikipedia:&quot;&quot;&quot;;[.G27];&quot;&quot;&quot;,wikidata:&quot;&quot;&quot;;[.H27];&quot;&quot;&quot;,source:&quot;&quot;&quot;;[.I27];&quot;&quot;&quot;,alt_name:&quot;&quot;&quot;;[.J27];&quot;&quot;&quot;},&quot;)" office:value-type="string" office:string-value="{name:&quot;Dolmen de les Closes&quot;,municipi:&quot;Porqueres&quot;,lat:42.09833,lon:2.73222,hi_es:&quot;SI&quot;,megalith_type:&quot;dolmen&quot;,wikipedia:&quot;ca:Dolmen de les Closes (Porqueres)&quot;,wikidata:&quot;Q21815315&quot;,source:&quot;&quot;,alt_name:&quot;Dolmen de Pujarnol&quot;}," calcext:value-type="string">
            <text:p>{name:"Dolmen de les Closes",municipi:"Porqueres",lat:42.09833,lon:2.73222,hi_es:"SI",megalith_type:"dolmen",wikipedia:"ca:Dolmen de les Closes (Porqueres)",wikidata:"Q21815315",source:"",alt_name:"Dolmen de Pujarnol"},</text:p>
          </table:table-cell>
          <table:table-cell table:formula="of:=CONCATENATE(&quot;{&quot;;&quot;&quot;&quot;name&quot;&quot;:&quot;&quot;&quot;;[.A27];&quot;&quot;&quot;,&quot;&quot;municipi&quot;&quot;:&quot;&quot;&quot;;[.B27];&quot;&quot;&quot;,&quot;&quot;lat&quot;&quot;:&quot;;[.C27];&quot;,&quot;&quot;lon&quot;&quot;:&quot;;[.D27];&quot;,&quot;&quot;hi_es&quot;&quot;:&quot;&quot;&quot;;[.E27];&quot;&quot;&quot;,&quot;&quot;megalith_type&quot;&quot;:&quot;&quot;&quot;;[.F27];&quot;&quot;&quot;,&quot;&quot;wikipedia&quot;&quot;:&quot;&quot;&quot;;[.G27];&quot;&quot;&quot;,&quot;&quot;wikidata&quot;&quot;:&quot;&quot;&quot;;[.H27];&quot;&quot;&quot;,&quot;&quot;source&quot;&quot;:&quot;&quot;&quot;;[.I27];&quot;&quot;&quot;,&quot;&quot;alt_name&quot;&quot;:&quot;&quot;&quot;;[.J27];&quot;&quot;&quot;},&quot;)" office:value-type="string" office:string-value="{&quot;name&quot;:&quot;Dolmen de les Closes&quot;,&quot;municipi&quot;:&quot;Porqueres&quot;,&quot;lat&quot;:42.09833,&quot;lon&quot;:2.73222,&quot;hi_es&quot;:&quot;SI&quot;,&quot;megalith_type&quot;:&quot;dolmen&quot;,&quot;wikipedia&quot;:&quot;ca:Dolmen de les Closes (Porqueres)&quot;,&quot;wikidata&quot;:&quot;Q21815315&quot;,&quot;source&quot;:&quot;&quot;,&quot;alt_name&quot;:&quot;Dolmen de Pujarnol&quot;}," calcext:value-type="string">
            <text:p>{"name":"Dolmen de les Closes","municipi":"Porqueres","lat":42.09833,"lon":2.73222,"hi_es":"SI","megalith_type":"dolmen","wikipedia":"ca:Dolmen de les Closes (Porqueres)","wikidata":"Q21815315","source":"","alt_name":"Dolmen de Pujarnol"},</text:p>
          </table:table-cell>
        </table:table-row>
        <table:table-row table:style-name="ro2">
          <table:table-cell office:value-type="string" calcext:value-type="string">
            <text:p>Dolmen de les Ruïnes</text:p>
          </table:table-cell>
          <table:table-cell office:value-type="string" calcext:value-type="string">
            <text:p>Vilajuïga</text:p>
          </table:table-cell>
          <table:table-cell office:value-type="string" calcext:value-type="string">
            <text:p>42.3309419</text:p>
          </table:table-cell>
          <table:table-cell office:value-type="string" calcext:value-type="string">
            <text:p>3.125057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http://dolmensmenhirs.blogspot.com/2014/03/dolmen-de-les-ruines-alt-emporda.html</text:p>
          </table:table-cell>
          <table:table-cell/>
          <table:table-cell table:style-name="ce24" table:formula="of:=CONCATENATE(&quot;{&quot;;&quot;name:&quot;&quot;&quot;;[.A28];&quot;&quot;&quot;,municipi:&quot;&quot;&quot;;[.B28];&quot;&quot;&quot;,lat:&quot;;[.C28];&quot;,lon:&quot;;[.D28];&quot;,hi_es:&quot;&quot;&quot;;[.E28];&quot;&quot;&quot;,megalith_type:&quot;&quot;&quot;;[.F28];&quot;&quot;&quot;,wikipedia:&quot;&quot;&quot;;[.G28];&quot;&quot;&quot;,wikidata:&quot;&quot;&quot;;[.H28];&quot;&quot;&quot;,source:&quot;&quot;&quot;;[.I28];&quot;&quot;&quot;,alt_name:&quot;&quot;&quot;;[.J28];&quot;&quot;&quot;},&quot;)" office:value-type="string" office:string-value="{name:&quot;Dolmen de les Ruïnes&quot;,municipi:&quot;Vilajuïga&quot;,lat:42.3309419,lon:3.1250574,hi_es:&quot;SI&quot;,megalith_type:&quot;dolmen&quot;,wikipedia:&quot;&quot;,wikidata:&quot;&quot;,source:&quot;http://dolmensmenhirs.blogspot.com/2014/03/dolmen-de-les-ruines-alt-emporda.html&quot;,alt_name:&quot;&quot;}," calcext:value-type="string">
            <text:p>{name:"Dolmen de les Ruïnes",municipi:"Vilajuïga",lat:42.3309419,lon:3.1250574,hi_es:"SI",megalith_type:"dolmen",wikipedia:"",wikidata:"",source:"http://dolmensmenhirs.blogspot.com/2014/03/dolmen-de-les-ruines-alt-emporda.html",alt_name:""},</text:p>
          </table:table-cell>
          <table:table-cell table:formula="of:=CONCATENATE(&quot;{&quot;;&quot;&quot;&quot;name&quot;&quot;:&quot;&quot;&quot;;[.A28];&quot;&quot;&quot;,&quot;&quot;municipi&quot;&quot;:&quot;&quot;&quot;;[.B28];&quot;&quot;&quot;,&quot;&quot;lat&quot;&quot;:&quot;;[.C28];&quot;,&quot;&quot;lon&quot;&quot;:&quot;;[.D28];&quot;,&quot;&quot;hi_es&quot;&quot;:&quot;&quot;&quot;;[.E28];&quot;&quot;&quot;,&quot;&quot;megalith_type&quot;&quot;:&quot;&quot;&quot;;[.F28];&quot;&quot;&quot;,&quot;&quot;wikipedia&quot;&quot;:&quot;&quot;&quot;;[.G28];&quot;&quot;&quot;,&quot;&quot;wikidata&quot;&quot;:&quot;&quot;&quot;;[.H28];&quot;&quot;&quot;,&quot;&quot;source&quot;&quot;:&quot;&quot;&quot;;[.I28];&quot;&quot;&quot;,&quot;&quot;alt_name&quot;&quot;:&quot;&quot;&quot;;[.J28];&quot;&quot;&quot;},&quot;)" office:value-type="string" office:string-value="{&quot;name&quot;:&quot;Dolmen de les Ruïnes&quot;,&quot;municipi&quot;:&quot;Vilajuïga&quot;,&quot;lat&quot;:42.3309419,&quot;lon&quot;:3.1250574,&quot;hi_es&quot;:&quot;SI&quot;,&quot;megalith_type&quot;:&quot;dolmen&quot;,&quot;wikipedia&quot;:&quot;&quot;,&quot;wikidata&quot;:&quot;&quot;,&quot;source&quot;:&quot;http://dolmensmenhirs.blogspot.com/2014/03/dolmen-de-les-ruines-alt-emporda.html&quot;,&quot;alt_name&quot;:&quot;&quot;}," calcext:value-type="string">
            <text:p>{"name":"Dolmen de les Ruïnes","municipi":"Vilajuïga","lat":42.3309419,"lon":3.1250574,"hi_es":"SI","megalith_type":"dolmen","wikipedia":"","wikidata":"","source":"http://dolmensmenhirs.blogspot.com/2014/03/dolmen-de-les-ruines-alt-emporda.html","alt_name":""},</text:p>
          </table:table-cell>
        </table:table-row>
        <table:table-row table:style-name="ro2">
          <table:table-cell office:value-type="string" calcext:value-type="string">
            <text:p>Dolmen de les Vinyes Mortes I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42.3297649</text:p>
          </table:table-cell>
          <table:table-cell office:value-type="string" calcext:value-type="string">
            <text:p>3.133803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assage_grave</text:p>
          </table:table-cell>
          <table:table-cell/>
          <table:table-cell office:value-type="string" calcext:value-type="string">
            <text:p>Q56187844</text:p>
          </table:table-cell>
          <table:table-cell office:value-type="string" calcext:value-type="string">
            <text:p>http://dolmensmenhirs.blogspot.com/2014/03/dolmen-vinyes-mortes-i-alt-emporda.html</text:p>
          </table:table-cell>
          <table:table-cell/>
          <table:table-cell table:style-name="ce24" table:formula="of:=CONCATENATE(&quot;{&quot;;&quot;name:&quot;&quot;&quot;;[.A29];&quot;&quot;&quot;,municipi:&quot;&quot;&quot;;[.B29];&quot;&quot;&quot;,lat:&quot;;[.C29];&quot;,lon:&quot;;[.D29];&quot;,hi_es:&quot;&quot;&quot;;[.E29];&quot;&quot;&quot;,megalith_type:&quot;&quot;&quot;;[.F29];&quot;&quot;&quot;,wikipedia:&quot;&quot;&quot;;[.G29];&quot;&quot;&quot;,wikidata:&quot;&quot;&quot;;[.H29];&quot;&quot;&quot;,source:&quot;&quot;&quot;;[.I29];&quot;&quot;&quot;,alt_name:&quot;&quot;&quot;;[.J29];&quot;&quot;&quot;},&quot;)" office:value-type="string" office:string-value="{name:&quot;Dolmen de les Vinyes Mortes I&quot;,municipi:&quot;Pau&quot;,lat:42.3297649,lon:3.1338031,hi_es:&quot;SI&quot;,megalith_type:&quot;passage_grave&quot;,wikipedia:&quot;&quot;,wikidata:&quot;Q56187844&quot;,source:&quot;http://dolmensmenhirs.blogspot.com/2014/03/dolmen-vinyes-mortes-i-alt-emporda.html&quot;,alt_name:&quot;&quot;}," calcext:value-type="string">
            <text:p>{name:"Dolmen de les Vinyes Mortes I",municipi:"Pau",lat:42.3297649,lon:3.1338031,hi_es:"SI",megalith_type:"passage_grave",wikipedia:"",wikidata:"Q56187844",source:"http://dolmensmenhirs.blogspot.com/2014/03/dolmen-vinyes-mortes-i-alt-emporda.html",alt_name:""},</text:p>
          </table:table-cell>
          <table:table-cell table:formula="of:=CONCATENATE(&quot;{&quot;;&quot;&quot;&quot;name&quot;&quot;:&quot;&quot;&quot;;[.A29];&quot;&quot;&quot;,&quot;&quot;municipi&quot;&quot;:&quot;&quot;&quot;;[.B29];&quot;&quot;&quot;,&quot;&quot;lat&quot;&quot;:&quot;;[.C29];&quot;,&quot;&quot;lon&quot;&quot;:&quot;;[.D29];&quot;,&quot;&quot;hi_es&quot;&quot;:&quot;&quot;&quot;;[.E29];&quot;&quot;&quot;,&quot;&quot;megalith_type&quot;&quot;:&quot;&quot;&quot;;[.F29];&quot;&quot;&quot;,&quot;&quot;wikipedia&quot;&quot;:&quot;&quot;&quot;;[.G29];&quot;&quot;&quot;,&quot;&quot;wikidata&quot;&quot;:&quot;&quot;&quot;;[.H29];&quot;&quot;&quot;,&quot;&quot;source&quot;&quot;:&quot;&quot;&quot;;[.I29];&quot;&quot;&quot;,&quot;&quot;alt_name&quot;&quot;:&quot;&quot;&quot;;[.J29];&quot;&quot;&quot;},&quot;)" office:value-type="string" office:string-value="{&quot;name&quot;:&quot;Dolmen de les Vinyes Mortes I&quot;,&quot;municipi&quot;:&quot;Pau&quot;,&quot;lat&quot;:42.3297649,&quot;lon&quot;:3.1338031,&quot;hi_es&quot;:&quot;SI&quot;,&quot;megalith_type&quot;:&quot;passage_grave&quot;,&quot;wikipedia&quot;:&quot;&quot;,&quot;wikidata&quot;:&quot;Q56187844&quot;,&quot;source&quot;:&quot;http://dolmensmenhirs.blogspot.com/2014/03/dolmen-vinyes-mortes-i-alt-emporda.html&quot;,&quot;alt_name&quot;:&quot;&quot;}," calcext:value-type="string">
            <text:p>{"name":"Dolmen de les Vinyes Mortes I","municipi":"Pau","lat":42.3297649,"lon":3.1338031,"hi_es":"SI","megalith_type":"passage_grave","wikipedia":"","wikidata":"Q56187844","source":"http://dolmensmenhirs.blogspot.com/2014/03/dolmen-vinyes-mortes-i-alt-emporda.html","alt_name":""},</text:p>
          </table:table-cell>
        </table:table-row>
        <table:table-row table:style-name="ro2">
          <table:table-cell office:value-type="string" calcext:value-type="string">
            <text:p>Dolmen de les Vinyes Mortes II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42.3290536</text:p>
          </table:table-cell>
          <table:table-cell office:value-type="string" calcext:value-type="string">
            <text:p>3.133970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assage_grave</text:p>
          </table:table-cell>
          <table:table-cell/>
          <table:table-cell office:value-type="string" calcext:value-type="string">
            <text:p>Q56190764</text:p>
          </table:table-cell>
          <table:table-cell office:value-type="string" calcext:value-type="string">
            <text:p>http://dolmensmenhirs.blogspot.com/2014/03/dolmen-vinyas-mortes-ii-alt-emporda.html</text:p>
          </table:table-cell>
          <table:table-cell/>
          <table:table-cell table:style-name="ce24" table:formula="of:=CONCATENATE(&quot;{&quot;;&quot;name:&quot;&quot;&quot;;[.A30];&quot;&quot;&quot;,municipi:&quot;&quot;&quot;;[.B30];&quot;&quot;&quot;,lat:&quot;;[.C30];&quot;,lon:&quot;;[.D30];&quot;,hi_es:&quot;&quot;&quot;;[.E30];&quot;&quot;&quot;,megalith_type:&quot;&quot;&quot;;[.F30];&quot;&quot;&quot;,wikipedia:&quot;&quot;&quot;;[.G30];&quot;&quot;&quot;,wikidata:&quot;&quot;&quot;;[.H30];&quot;&quot;&quot;,source:&quot;&quot;&quot;;[.I30];&quot;&quot;&quot;,alt_name:&quot;&quot;&quot;;[.J30];&quot;&quot;&quot;},&quot;)" office:value-type="string" office:string-value="{name:&quot;Dolmen de les Vinyes Mortes II&quot;,municipi:&quot;Pau&quot;,lat:42.3290536,lon:3.1339700,hi_es:&quot;SI&quot;,megalith_type:&quot;passage_grave&quot;,wikipedia:&quot;&quot;,wikidata:&quot;Q56190764&quot;,source:&quot;http://dolmensmenhirs.blogspot.com/2014/03/dolmen-vinyas-mortes-ii-alt-emporda.html&quot;,alt_name:&quot;&quot;}," calcext:value-type="string">
            <text:p>{name:"Dolmen de les Vinyes Mortes II",municipi:"Pau",lat:42.3290536,lon:3.1339700,hi_es:"SI",megalith_type:"passage_grave",wikipedia:"",wikidata:"Q56190764",source:"http://dolmensmenhirs.blogspot.com/2014/03/dolmen-vinyas-mortes-ii-alt-emporda.html",alt_name:""},</text:p>
          </table:table-cell>
          <table:table-cell table:formula="of:=CONCATENATE(&quot;{&quot;;&quot;&quot;&quot;name&quot;&quot;:&quot;&quot;&quot;;[.A30];&quot;&quot;&quot;,&quot;&quot;municipi&quot;&quot;:&quot;&quot;&quot;;[.B30];&quot;&quot;&quot;,&quot;&quot;lat&quot;&quot;:&quot;;[.C30];&quot;,&quot;&quot;lon&quot;&quot;:&quot;;[.D30];&quot;,&quot;&quot;hi_es&quot;&quot;:&quot;&quot;&quot;;[.E30];&quot;&quot;&quot;,&quot;&quot;megalith_type&quot;&quot;:&quot;&quot;&quot;;[.F30];&quot;&quot;&quot;,&quot;&quot;wikipedia&quot;&quot;:&quot;&quot;&quot;;[.G30];&quot;&quot;&quot;,&quot;&quot;wikidata&quot;&quot;:&quot;&quot;&quot;;[.H30];&quot;&quot;&quot;,&quot;&quot;source&quot;&quot;:&quot;&quot;&quot;;[.I30];&quot;&quot;&quot;,&quot;&quot;alt_name&quot;&quot;:&quot;&quot;&quot;;[.J30];&quot;&quot;&quot;},&quot;)" office:value-type="string" office:string-value="{&quot;name&quot;:&quot;Dolmen de les Vinyes Mortes II&quot;,&quot;municipi&quot;:&quot;Pau&quot;,&quot;lat&quot;:42.3290536,&quot;lon&quot;:3.1339700,&quot;hi_es&quot;:&quot;SI&quot;,&quot;megalith_type&quot;:&quot;passage_grave&quot;,&quot;wikipedia&quot;:&quot;&quot;,&quot;wikidata&quot;:&quot;Q56190764&quot;,&quot;source&quot;:&quot;http://dolmensmenhirs.blogspot.com/2014/03/dolmen-vinyas-mortes-ii-alt-emporda.html&quot;,&quot;alt_name&quot;:&quot;&quot;}," calcext:value-type="string">
            <text:p>{"name":"Dolmen de les Vinyes Mortes II","municipi":"Pau","lat":42.3290536,"lon":3.1339700,"hi_es":"SI","megalith_type":"passage_grave","wikipedia":"","wikidata":"Q56190764","source":"http://dolmensmenhirs.blogspot.com/2014/03/dolmen-vinyas-mortes-ii-alt-emporda.html","alt_name":""},</text:p>
          </table:table-cell>
        </table:table-row>
        <table:table-row table:style-name="ro2">
          <table:table-cell office:value-type="string" calcext:value-type="string">
            <text:p>Dolmen de Llanera</text:p>
          </table:table-cell>
          <table:table-cell office:value-type="string" calcext:value-type="string">
            <text:p>Torà</text:p>
          </table:table-cell>
          <table:table-cell office:value-type="string" calcext:value-type="string">
            <text:p>41.89861</text:p>
          </table:table-cell>
          <table:table-cell office:value-type="string" calcext:value-type="string">
            <text:p>1.4758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office:value-type="string" calcext:value-type="string">
            <text:p>ca:Dolmen de Llanera</text:p>
          </table:table-cell>
          <table:table-cell office:value-type="string" calcext:value-type="string">
            <text:p>Q17600327</text:p>
          </table:table-cell>
          <table:table-cell/>
          <table:table-cell office:value-type="string" calcext:value-type="string">
            <text:p>Dolmen de Llobera, Torre dels Moros</text:p>
          </table:table-cell>
          <table:table-cell table:style-name="ce24" table:formula="of:=CONCATENATE(&quot;{&quot;;&quot;name:&quot;&quot;&quot;;[.A31];&quot;&quot;&quot;,municipi:&quot;&quot;&quot;;[.B31];&quot;&quot;&quot;,lat:&quot;;[.C31];&quot;,lon:&quot;;[.D31];&quot;,hi_es:&quot;&quot;&quot;;[.E31];&quot;&quot;&quot;,megalith_type:&quot;&quot;&quot;;[.F31];&quot;&quot;&quot;,wikipedia:&quot;&quot;&quot;;[.G31];&quot;&quot;&quot;,wikidata:&quot;&quot;&quot;;[.H31];&quot;&quot;&quot;,source:&quot;&quot;&quot;;[.I31];&quot;&quot;&quot;,alt_name:&quot;&quot;&quot;;[.J31];&quot;&quot;&quot;},&quot;)" office:value-type="string" office:string-value="{name:&quot;Dolmen de Llanera&quot;,municipi:&quot;Torà&quot;,lat:41.89861,lon:1.47583,hi_es:&quot;SI&quot;,megalith_type:&quot;dolmen&quot;,wikipedia:&quot;ca:Dolmen de Llanera&quot;,wikidata:&quot;Q17600327&quot;,source:&quot;&quot;,alt_name:&quot;Dolmen de Llobera, Torre dels Moros&quot;}," calcext:value-type="string">
            <text:p>{name:"Dolmen de Llanera",municipi:"Torà",lat:41.89861,lon:1.47583,hi_es:"SI",megalith_type:"dolmen",wikipedia:"ca:Dolmen de Llanera",wikidata:"Q17600327",source:"",alt_name:"Dolmen de Llobera, Torre dels Moros"},</text:p>
          </table:table-cell>
          <table:table-cell table:formula="of:=CONCATENATE(&quot;{&quot;;&quot;&quot;&quot;name&quot;&quot;:&quot;&quot;&quot;;[.A31];&quot;&quot;&quot;,&quot;&quot;municipi&quot;&quot;:&quot;&quot;&quot;;[.B31];&quot;&quot;&quot;,&quot;&quot;lat&quot;&quot;:&quot;;[.C31];&quot;,&quot;&quot;lon&quot;&quot;:&quot;;[.D31];&quot;,&quot;&quot;hi_es&quot;&quot;:&quot;&quot;&quot;;[.E31];&quot;&quot;&quot;,&quot;&quot;megalith_type&quot;&quot;:&quot;&quot;&quot;;[.F31];&quot;&quot;&quot;,&quot;&quot;wikipedia&quot;&quot;:&quot;&quot;&quot;;[.G31];&quot;&quot;&quot;,&quot;&quot;wikidata&quot;&quot;:&quot;&quot;&quot;;[.H31];&quot;&quot;&quot;,&quot;&quot;source&quot;&quot;:&quot;&quot;&quot;;[.I31];&quot;&quot;&quot;,&quot;&quot;alt_name&quot;&quot;:&quot;&quot;&quot;;[.J31];&quot;&quot;&quot;},&quot;)" office:value-type="string" office:string-value="{&quot;name&quot;:&quot;Dolmen de Llanera&quot;,&quot;municipi&quot;:&quot;Torà&quot;,&quot;lat&quot;:41.89861,&quot;lon&quot;:1.47583,&quot;hi_es&quot;:&quot;SI&quot;,&quot;megalith_type&quot;:&quot;dolmen&quot;,&quot;wikipedia&quot;:&quot;ca:Dolmen de Llanera&quot;,&quot;wikidata&quot;:&quot;Q17600327&quot;,&quot;source&quot;:&quot;&quot;,&quot;alt_name&quot;:&quot;Dolmen de Llobera, Torre dels Moros&quot;}," calcext:value-type="string">
            <text:p>{"name":"Dolmen de Llanera","municipi":"Torà","lat":41.89861,"lon":1.47583,"hi_es":"SI","megalith_type":"dolmen","wikipedia":"ca:Dolmen de Llanera","wikidata":"Q17600327","source":"","alt_name":"Dolmen de Llobera, Torre dels Moros"},</text:p>
          </table:table-cell>
        </table:table-row>
        <table:table-row table:style-name="ro2">
          <table:table-cell office:value-type="string" calcext:value-type="string">
            <text:p>Dolmen de Molers</text:p>
          </table:table-cell>
          <table:table-cell office:value-type="string" calcext:value-type="string">
            <text:p>Saldes</text:p>
          </table:table-cell>
          <table:table-cell office:value-type="string" calcext:value-type="string">
            <text:p>42.2294425</text:p>
          </table:table-cell>
          <table:table-cell office:value-type="string" calcext:value-type="string">
            <text:p>1.762335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office:value-type="string" calcext:value-type="string">
            <text:p>ca:Dolmen de Molers</text:p>
          </table:table-cell>
          <table:table-cell office:value-type="string" calcext:value-type="string">
            <text:p>Q11917562</text:p>
          </table:table-cell>
          <table:table-cell table:number-columns-repeated="2"/>
          <table:table-cell table:style-name="ce24" table:formula="of:=CONCATENATE(&quot;{&quot;;&quot;name:&quot;&quot;&quot;;[.A32];&quot;&quot;&quot;,municipi:&quot;&quot;&quot;;[.B32];&quot;&quot;&quot;,lat:&quot;;[.C32];&quot;,lon:&quot;;[.D32];&quot;,hi_es:&quot;&quot;&quot;;[.E32];&quot;&quot;&quot;,megalith_type:&quot;&quot;&quot;;[.F32];&quot;&quot;&quot;,wikipedia:&quot;&quot;&quot;;[.G32];&quot;&quot;&quot;,wikidata:&quot;&quot;&quot;;[.H32];&quot;&quot;&quot;,source:&quot;&quot;&quot;;[.I32];&quot;&quot;&quot;,alt_name:&quot;&quot;&quot;;[.J32];&quot;&quot;&quot;},&quot;)" office:value-type="string" office:string-value="{name:&quot;Dolmen de Molers&quot;,municipi:&quot;Saldes&quot;,lat:42.2294425,lon:1.7623354,hi_es:&quot;SI&quot;,megalith_type:&quot;dolmen&quot;,wikipedia:&quot;ca:Dolmen de Molers&quot;,wikidata:&quot;Q11917562&quot;,source:&quot;&quot;,alt_name:&quot;&quot;}," calcext:value-type="string">
            <text:p>{name:"Dolmen de Molers",municipi:"Saldes",lat:42.2294425,lon:1.7623354,hi_es:"SI",megalith_type:"dolmen",wikipedia:"ca:Dolmen de Molers",wikidata:"Q11917562",source:"",alt_name:""},</text:p>
          </table:table-cell>
          <table:table-cell table:formula="of:=CONCATENATE(&quot;{&quot;;&quot;&quot;&quot;name&quot;&quot;:&quot;&quot;&quot;;[.A32];&quot;&quot;&quot;,&quot;&quot;municipi&quot;&quot;:&quot;&quot;&quot;;[.B32];&quot;&quot;&quot;,&quot;&quot;lat&quot;&quot;:&quot;;[.C32];&quot;,&quot;&quot;lon&quot;&quot;:&quot;;[.D32];&quot;,&quot;&quot;hi_es&quot;&quot;:&quot;&quot;&quot;;[.E32];&quot;&quot;&quot;,&quot;&quot;megalith_type&quot;&quot;:&quot;&quot;&quot;;[.F32];&quot;&quot;&quot;,&quot;&quot;wikipedia&quot;&quot;:&quot;&quot;&quot;;[.G32];&quot;&quot;&quot;,&quot;&quot;wikidata&quot;&quot;:&quot;&quot;&quot;;[.H32];&quot;&quot;&quot;,&quot;&quot;source&quot;&quot;:&quot;&quot;&quot;;[.I32];&quot;&quot;&quot;,&quot;&quot;alt_name&quot;&quot;:&quot;&quot;&quot;;[.J32];&quot;&quot;&quot;},&quot;)" office:value-type="string" office:string-value="{&quot;name&quot;:&quot;Dolmen de Molers&quot;,&quot;municipi&quot;:&quot;Saldes&quot;,&quot;lat&quot;:42.2294425,&quot;lon&quot;:1.7623354,&quot;hi_es&quot;:&quot;SI&quot;,&quot;megalith_type&quot;:&quot;dolmen&quot;,&quot;wikipedia&quot;:&quot;ca:Dolmen de Molers&quot;,&quot;wikidata&quot;:&quot;Q11917562&quot;,&quot;source&quot;:&quot;&quot;,&quot;alt_name&quot;:&quot;&quot;}," calcext:value-type="string">
            <text:p>{"name":"Dolmen de Molers","municipi":"Saldes","lat":42.2294425,"lon":1.7623354,"hi_es":"SI","megalith_type":"dolmen","wikipedia":"ca:Dolmen de Molers","wikidata":"Q11917562","source":"","alt_name":""},</text:p>
          </table:table-cell>
        </table:table-row>
        <table:table-row table:style-name="ro2">
          <table:table-cell office:value-type="string" calcext:value-type="string">
            <text:p>Dolmen de Mores Altes II</text:p>
          </table:table-cell>
          <table:table-cell office:value-type="string" calcext:value-type="string">
            <text:p>El Port de la Selva</text:p>
          </table:table-cell>
          <table:table-cell office:value-type="string" calcext:value-type="string">
            <text:p>42.3327360</text:p>
          </table:table-cell>
          <table:table-cell office:value-type="string" calcext:value-type="string">
            <text:p>3.1839802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33];&quot;&quot;&quot;,municipi:&quot;&quot;&quot;;[.B33];&quot;&quot;&quot;,lat:&quot;;[.C33];&quot;,lon:&quot;;[.D33];&quot;,hi_es:&quot;&quot;&quot;;[.E33];&quot;&quot;&quot;,megalith_type:&quot;&quot;&quot;;[.F33];&quot;&quot;&quot;,wikipedia:&quot;&quot;&quot;;[.G33];&quot;&quot;&quot;,wikidata:&quot;&quot;&quot;;[.H33];&quot;&quot;&quot;,source:&quot;&quot;&quot;;[.I33];&quot;&quot;&quot;,alt_name:&quot;&quot;&quot;;[.J33];&quot;&quot;&quot;},&quot;)" office:value-type="string" office:string-value="{name:&quot;Dolmen de Mores Altes II&quot;,municipi:&quot;El Port de la Selva&quot;,lat:42.3327360,lon:3.1839802,hi_es:&quot;SI&quot;,megalith_type:&quot;dolmen&quot;,wikipedia:&quot;&quot;,wikidata:&quot;&quot;,source:&quot;&quot;,alt_name:&quot;&quot;}," calcext:value-type="string">
            <text:p>{name:"Dolmen de Mores Altes II",municipi:"El Port de la Selva",lat:42.3327360,lon:3.1839802,hi_es:"SI",megalith_type:"dolmen",wikipedia:"",wikidata:"",source:"",alt_name:""},</text:p>
          </table:table-cell>
          <table:table-cell table:formula="of:=CONCATENATE(&quot;{&quot;;&quot;&quot;&quot;name&quot;&quot;:&quot;&quot;&quot;;[.A33];&quot;&quot;&quot;,&quot;&quot;municipi&quot;&quot;:&quot;&quot;&quot;;[.B33];&quot;&quot;&quot;,&quot;&quot;lat&quot;&quot;:&quot;;[.C33];&quot;,&quot;&quot;lon&quot;&quot;:&quot;;[.D33];&quot;,&quot;&quot;hi_es&quot;&quot;:&quot;&quot;&quot;;[.E33];&quot;&quot;&quot;,&quot;&quot;megalith_type&quot;&quot;:&quot;&quot;&quot;;[.F33];&quot;&quot;&quot;,&quot;&quot;wikipedia&quot;&quot;:&quot;&quot;&quot;;[.G33];&quot;&quot;&quot;,&quot;&quot;wikidata&quot;&quot;:&quot;&quot;&quot;;[.H33];&quot;&quot;&quot;,&quot;&quot;source&quot;&quot;:&quot;&quot;&quot;;[.I33];&quot;&quot;&quot;,&quot;&quot;alt_name&quot;&quot;:&quot;&quot;&quot;;[.J33];&quot;&quot;&quot;},&quot;)" office:value-type="string" office:string-value="{&quot;name&quot;:&quot;Dolmen de Mores Altes II&quot;,&quot;municipi&quot;:&quot;El Port de la Selva&quot;,&quot;lat&quot;:42.3327360,&quot;lon&quot;:3.1839802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e Mores Altes II","municipi":"El Port de la Selva","lat":42.3327360,"lon":3.1839802,"hi_es":"SI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e Puig Balaguer</text:p>
          </table:table-cell>
          <table:table-cell office:value-type="string" calcext:value-type="string">
            <text:p>Espolla</text:p>
          </table:table-cell>
          <table:table-cell office:value-type="string" calcext:value-type="string">
            <text:p>42.4227982</text:p>
          </table:table-cell>
          <table:table-cell office:value-type="string" calcext:value-type="string">
            <text:p>3.0148576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office:value-type="string" calcext:value-type="string">
            <text:p>ca:Dolmen de Puig Balaguer</text:p>
          </table:table-cell>
          <table:table-cell office:value-type="string" calcext:value-type="string">
            <text:p>Q17600329</text:p>
          </table:table-cell>
          <table:table-cell table:number-columns-repeated="2"/>
          <table:table-cell table:style-name="ce24" table:formula="of:=CONCATENATE(&quot;{&quot;;&quot;name:&quot;&quot;&quot;;[.A34];&quot;&quot;&quot;,municipi:&quot;&quot;&quot;;[.B34];&quot;&quot;&quot;,lat:&quot;;[.C34];&quot;,lon:&quot;;[.D34];&quot;,hi_es:&quot;&quot;&quot;;[.E34];&quot;&quot;&quot;,megalith_type:&quot;&quot;&quot;;[.F34];&quot;&quot;&quot;,wikipedia:&quot;&quot;&quot;;[.G34];&quot;&quot;&quot;,wikidata:&quot;&quot;&quot;;[.H34];&quot;&quot;&quot;,source:&quot;&quot;&quot;;[.I34];&quot;&quot;&quot;,alt_name:&quot;&quot;&quot;;[.J34];&quot;&quot;&quot;},&quot;)" office:value-type="string" office:string-value="{name:&quot;Dolmen de Puig Balaguer&quot;,municipi:&quot;Espolla&quot;,lat:42.4227982,lon:3.0148576,hi_es:&quot;SI&quot;,megalith_type:&quot;dolmen&quot;,wikipedia:&quot;ca:Dolmen de Puig Balaguer&quot;,wikidata:&quot;Q17600329&quot;,source:&quot;&quot;,alt_name:&quot;&quot;}," calcext:value-type="string">
            <text:p>{name:"Dolmen de Puig Balaguer",municipi:"Espolla",lat:42.4227982,lon:3.0148576,hi_es:"SI",megalith_type:"dolmen",wikipedia:"ca:Dolmen de Puig Balaguer",wikidata:"Q17600329",source:"",alt_name:""},</text:p>
          </table:table-cell>
          <table:table-cell table:formula="of:=CONCATENATE(&quot;{&quot;;&quot;&quot;&quot;name&quot;&quot;:&quot;&quot;&quot;;[.A34];&quot;&quot;&quot;,&quot;&quot;municipi&quot;&quot;:&quot;&quot;&quot;;[.B34];&quot;&quot;&quot;,&quot;&quot;lat&quot;&quot;:&quot;;[.C34];&quot;,&quot;&quot;lon&quot;&quot;:&quot;;[.D34];&quot;,&quot;&quot;hi_es&quot;&quot;:&quot;&quot;&quot;;[.E34];&quot;&quot;&quot;,&quot;&quot;megalith_type&quot;&quot;:&quot;&quot;&quot;;[.F34];&quot;&quot;&quot;,&quot;&quot;wikipedia&quot;&quot;:&quot;&quot;&quot;;[.G34];&quot;&quot;&quot;,&quot;&quot;wikidata&quot;&quot;:&quot;&quot;&quot;;[.H34];&quot;&quot;&quot;,&quot;&quot;source&quot;&quot;:&quot;&quot;&quot;;[.I34];&quot;&quot;&quot;,&quot;&quot;alt_name&quot;&quot;:&quot;&quot;&quot;;[.J34];&quot;&quot;&quot;},&quot;)" office:value-type="string" office:string-value="{&quot;name&quot;:&quot;Dolmen de Puig Balaguer&quot;,&quot;municipi&quot;:&quot;Espolla&quot;,&quot;lat&quot;:42.4227982,&quot;lon&quot;:3.0148576,&quot;hi_es&quot;:&quot;SI&quot;,&quot;megalith_type&quot;:&quot;dolmen&quot;,&quot;wikipedia&quot;:&quot;ca:Dolmen de Puig Balaguer&quot;,&quot;wikidata&quot;:&quot;Q17600329&quot;,&quot;source&quot;:&quot;&quot;,&quot;alt_name&quot;:&quot;&quot;}," calcext:value-type="string">
            <text:p>{"name":"Dolmen de Puig Balaguer","municipi":"Espolla","lat":42.4227982,"lon":3.0148576,"hi_es":"SI","megalith_type":"dolmen","wikipedia":"ca:Dolmen de Puig Balaguer","wikidata":"Q17600329","source":"","alt_name":""},</text:p>
          </table:table-cell>
        </table:table-row>
        <table:table-row table:style-name="ro2">
          <table:table-cell office:value-type="string" calcext:value-type="string">
            <text:p>Dolmen de Tires Llargues</text:p>
          </table:table-cell>
          <table:table-cell office:value-type="string" calcext:value-type="string">
            <text:p>Sant Climent Sescebes</text:p>
          </table:table-cell>
          <table:table-cell office:value-type="string" calcext:value-type="string">
            <text:p>42.3947725</text:p>
          </table:table-cell>
          <table:table-cell office:value-type="string" calcext:value-type="string">
            <text:p>2.978637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office:value-type="string" calcext:value-type="string">
            <text:p>ca:Dolmen de Tires Llargues</text:p>
          </table:table-cell>
          <table:table-cell office:value-type="string" calcext:value-type="string">
            <text:p>Q11917567</text:p>
          </table:table-cell>
          <table:table-cell table:number-columns-repeated="2"/>
          <table:table-cell table:style-name="ce24" table:formula="of:=CONCATENATE(&quot;{&quot;;&quot;name:&quot;&quot;&quot;;[.A35];&quot;&quot;&quot;,municipi:&quot;&quot;&quot;;[.B35];&quot;&quot;&quot;,lat:&quot;;[.C35];&quot;,lon:&quot;;[.D35];&quot;,hi_es:&quot;&quot;&quot;;[.E35];&quot;&quot;&quot;,megalith_type:&quot;&quot;&quot;;[.F35];&quot;&quot;&quot;,wikipedia:&quot;&quot;&quot;;[.G35];&quot;&quot;&quot;,wikidata:&quot;&quot;&quot;;[.H35];&quot;&quot;&quot;,source:&quot;&quot;&quot;;[.I35];&quot;&quot;&quot;,alt_name:&quot;&quot;&quot;;[.J35];&quot;&quot;&quot;},&quot;)" office:value-type="string" office:string-value="{name:&quot;Dolmen de Tires Llargues&quot;,municipi:&quot;Sant Climent Sescebes&quot;,lat:42.3947725,lon:2.9786374,hi_es:&quot;SI&quot;,megalith_type:&quot;dolmen&quot;,wikipedia:&quot;ca:Dolmen de Tires Llargues&quot;,wikidata:&quot;Q11917567&quot;,source:&quot;&quot;,alt_name:&quot;&quot;}," calcext:value-type="string">
            <text:p>{name:"Dolmen de Tires Llargues",municipi:"Sant Climent Sescebes",lat:42.3947725,lon:2.9786374,hi_es:"SI",megalith_type:"dolmen",wikipedia:"ca:Dolmen de Tires Llargues",wikidata:"Q11917567",source:"",alt_name:""},</text:p>
          </table:table-cell>
          <table:table-cell table:formula="of:=CONCATENATE(&quot;{&quot;;&quot;&quot;&quot;name&quot;&quot;:&quot;&quot;&quot;;[.A35];&quot;&quot;&quot;,&quot;&quot;municipi&quot;&quot;:&quot;&quot;&quot;;[.B35];&quot;&quot;&quot;,&quot;&quot;lat&quot;&quot;:&quot;;[.C35];&quot;,&quot;&quot;lon&quot;&quot;:&quot;;[.D35];&quot;,&quot;&quot;hi_es&quot;&quot;:&quot;&quot;&quot;;[.E35];&quot;&quot;&quot;,&quot;&quot;megalith_type&quot;&quot;:&quot;&quot;&quot;;[.F35];&quot;&quot;&quot;,&quot;&quot;wikipedia&quot;&quot;:&quot;&quot;&quot;;[.G35];&quot;&quot;&quot;,&quot;&quot;wikidata&quot;&quot;:&quot;&quot;&quot;;[.H35];&quot;&quot;&quot;,&quot;&quot;source&quot;&quot;:&quot;&quot;&quot;;[.I35];&quot;&quot;&quot;,&quot;&quot;alt_name&quot;&quot;:&quot;&quot;&quot;;[.J35];&quot;&quot;&quot;},&quot;)" office:value-type="string" office:string-value="{&quot;name&quot;:&quot;Dolmen de Tires Llargues&quot;,&quot;municipi&quot;:&quot;Sant Climent Sescebes&quot;,&quot;lat&quot;:42.3947725,&quot;lon&quot;:2.9786374,&quot;hi_es&quot;:&quot;SI&quot;,&quot;megalith_type&quot;:&quot;dolmen&quot;,&quot;wikipedia&quot;:&quot;ca:Dolmen de Tires Llargues&quot;,&quot;wikidata&quot;:&quot;Q11917567&quot;,&quot;source&quot;:&quot;&quot;,&quot;alt_name&quot;:&quot;&quot;}," calcext:value-type="string">
            <text:p>{"name":"Dolmen de Tires Llargues","municipi":"Sant Climent Sescebes","lat":42.3947725,"lon":2.9786374,"hi_es":"SI","megalith_type":"dolmen","wikipedia":"ca:Dolmen de Tires Llargues","wikidata":"Q11917567","source":"","alt_name":""},</text:p>
          </table:table-cell>
        </table:table-row>
        <table:table-row table:style-name="ro2">
          <table:table-cell office:value-type="string" calcext:value-type="string">
            <text:p>Dolmen de Trullars</text:p>
          </table:table-cell>
          <table:table-cell office:value-type="string" calcext:value-type="string">
            <text:p>Monistrol de Calders</text:p>
          </table:table-cell>
          <table:table-cell office:value-type="string" calcext:value-type="string">
            <text:p>41.7448513</text:p>
          </table:table-cell>
          <table:table-cell office:value-type="string" calcext:value-type="string">
            <text:p>2.0346656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office:value-type="string" calcext:value-type="string">
            <text:p>ca:Dolmen de Trullars</text:p>
          </table:table-cell>
          <table:table-cell office:value-type="string" calcext:value-type="string">
            <text:p>Q11917569</text:p>
          </table:table-cell>
          <table:table-cell table:number-columns-repeated="2"/>
          <table:table-cell table:style-name="ce24" table:formula="of:=CONCATENATE(&quot;{&quot;;&quot;name:&quot;&quot;&quot;;[.A36];&quot;&quot;&quot;,municipi:&quot;&quot;&quot;;[.B36];&quot;&quot;&quot;,lat:&quot;;[.C36];&quot;,lon:&quot;;[.D36];&quot;,hi_es:&quot;&quot;&quot;;[.E36];&quot;&quot;&quot;,megalith_type:&quot;&quot;&quot;;[.F36];&quot;&quot;&quot;,wikipedia:&quot;&quot;&quot;;[.G36];&quot;&quot;&quot;,wikidata:&quot;&quot;&quot;;[.H36];&quot;&quot;&quot;,source:&quot;&quot;&quot;;[.I36];&quot;&quot;&quot;,alt_name:&quot;&quot;&quot;;[.J36];&quot;&quot;&quot;},&quot;)" office:value-type="string" office:string-value="{name:&quot;Dolmen de Trullars&quot;,municipi:&quot;Monistrol de Calders&quot;,lat:41.7448513,lon:2.0346656,hi_es:&quot;SI&quot;,megalith_type:&quot;dolmen&quot;,wikipedia:&quot;ca:Dolmen de Trullars&quot;,wikidata:&quot;Q11917569&quot;,source:&quot;&quot;,alt_name:&quot;&quot;}," calcext:value-type="string">
            <text:p>{name:"Dolmen de Trullars",municipi:"Monistrol de Calders",lat:41.7448513,lon:2.0346656,hi_es:"SI",megalith_type:"dolmen",wikipedia:"ca:Dolmen de Trullars",wikidata:"Q11917569",source:"",alt_name:""},</text:p>
          </table:table-cell>
          <table:table-cell table:formula="of:=CONCATENATE(&quot;{&quot;;&quot;&quot;&quot;name&quot;&quot;:&quot;&quot;&quot;;[.A36];&quot;&quot;&quot;,&quot;&quot;municipi&quot;&quot;:&quot;&quot;&quot;;[.B36];&quot;&quot;&quot;,&quot;&quot;lat&quot;&quot;:&quot;;[.C36];&quot;,&quot;&quot;lon&quot;&quot;:&quot;;[.D36];&quot;,&quot;&quot;hi_es&quot;&quot;:&quot;&quot;&quot;;[.E36];&quot;&quot;&quot;,&quot;&quot;megalith_type&quot;&quot;:&quot;&quot;&quot;;[.F36];&quot;&quot;&quot;,&quot;&quot;wikipedia&quot;&quot;:&quot;&quot;&quot;;[.G36];&quot;&quot;&quot;,&quot;&quot;wikidata&quot;&quot;:&quot;&quot;&quot;;[.H36];&quot;&quot;&quot;,&quot;&quot;source&quot;&quot;:&quot;&quot;&quot;;[.I36];&quot;&quot;&quot;,&quot;&quot;alt_name&quot;&quot;:&quot;&quot;&quot;;[.J36];&quot;&quot;&quot;},&quot;)" office:value-type="string" office:string-value="{&quot;name&quot;:&quot;Dolmen de Trullars&quot;,&quot;municipi&quot;:&quot;Monistrol de Calders&quot;,&quot;lat&quot;:41.7448513,&quot;lon&quot;:2.0346656,&quot;hi_es&quot;:&quot;SI&quot;,&quot;megalith_type&quot;:&quot;dolmen&quot;,&quot;wikipedia&quot;:&quot;ca:Dolmen de Trullars&quot;,&quot;wikidata&quot;:&quot;Q11917569&quot;,&quot;source&quot;:&quot;&quot;,&quot;alt_name&quot;:&quot;&quot;}," calcext:value-type="string">
            <text:p>{"name":"Dolmen de Trullars","municipi":"Monistrol de Calders","lat":41.7448513,"lon":2.0346656,"hi_es":"SI","megalith_type":"dolmen","wikipedia":"ca:Dolmen de Trullars","wikidata":"Q11917569","source":"","alt_name":""},</text:p>
          </table:table-cell>
        </table:table-row>
        <table:table-row table:style-name="ro2">
          <table:table-cell office:value-type="string" calcext:value-type="string">
            <text:p>Dolmen del Bosc de la Margalla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42.3249800</text:p>
          </table:table-cell>
          <table:table-cell office:value-type="string" calcext:value-type="string">
            <text:p>3.141920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assage_grave</text:p>
          </table:table-cell>
          <table:table-cell table:number-columns-repeated="2"/>
          <table:table-cell office:value-type="string" calcext:value-type="string">
            <text:p>https://dolmensmenhirs.blogspot.com/2014/03/dolmen-del-coll-del-bosc-de-la-margalla.html</text:p>
          </table:table-cell>
          <table:table-cell/>
          <table:table-cell table:style-name="ce24" table:formula="of:=CONCATENATE(&quot;{&quot;;&quot;name:&quot;&quot;&quot;;[.A37];&quot;&quot;&quot;,municipi:&quot;&quot;&quot;;[.B37];&quot;&quot;&quot;,lat:&quot;;[.C37];&quot;,lon:&quot;;[.D37];&quot;,hi_es:&quot;&quot;&quot;;[.E37];&quot;&quot;&quot;,megalith_type:&quot;&quot;&quot;;[.F37];&quot;&quot;&quot;,wikipedia:&quot;&quot;&quot;;[.G37];&quot;&quot;&quot;,wikidata:&quot;&quot;&quot;;[.H37];&quot;&quot;&quot;,source:&quot;&quot;&quot;;[.I37];&quot;&quot;&quot;,alt_name:&quot;&quot;&quot;;[.J37];&quot;&quot;&quot;},&quot;)" office:value-type="string" office:string-value="{name:&quot;Dolmen del Bosc de la Margalla&quot;,municipi:&quot;Pau&quot;,lat:42.3249800,lon:3.1419200,hi_es:&quot;SI&quot;,megalith_type:&quot;passage_grave&quot;,wikipedia:&quot;&quot;,wikidata:&quot;&quot;,source:&quot;https://dolmensmenhirs.blogspot.com/2014/03/dolmen-del-coll-del-bosc-de-la-margalla.html&quot;,alt_name:&quot;&quot;}," calcext:value-type="string">
            <text:p>{name:"Dolmen del Bosc de la Margalla",municipi:"Pau",lat:42.3249800,lon:3.1419200,hi_es:"SI",megalith_type:"passage_grave",wikipedia:"",wikidata:"",source:"https://dolmensmenhirs.blogspot.com/2014/03/dolmen-del-coll-del-bosc-de-la-margalla.html",alt_name:""},</text:p>
          </table:table-cell>
          <table:table-cell table:formula="of:=CONCATENATE(&quot;{&quot;;&quot;&quot;&quot;name&quot;&quot;:&quot;&quot;&quot;;[.A37];&quot;&quot;&quot;,&quot;&quot;municipi&quot;&quot;:&quot;&quot;&quot;;[.B37];&quot;&quot;&quot;,&quot;&quot;lat&quot;&quot;:&quot;;[.C37];&quot;,&quot;&quot;lon&quot;&quot;:&quot;;[.D37];&quot;,&quot;&quot;hi_es&quot;&quot;:&quot;&quot;&quot;;[.E37];&quot;&quot;&quot;,&quot;&quot;megalith_type&quot;&quot;:&quot;&quot;&quot;;[.F37];&quot;&quot;&quot;,&quot;&quot;wikipedia&quot;&quot;:&quot;&quot;&quot;;[.G37];&quot;&quot;&quot;,&quot;&quot;wikidata&quot;&quot;:&quot;&quot;&quot;;[.H37];&quot;&quot;&quot;,&quot;&quot;source&quot;&quot;:&quot;&quot;&quot;;[.I37];&quot;&quot;&quot;,&quot;&quot;alt_name&quot;&quot;:&quot;&quot;&quot;;[.J37];&quot;&quot;&quot;},&quot;)" office:value-type="string" office:string-value="{&quot;name&quot;:&quot;Dolmen del Bosc de la Margalla&quot;,&quot;municipi&quot;:&quot;Pau&quot;,&quot;lat&quot;:42.3249800,&quot;lon&quot;:3.1419200,&quot;hi_es&quot;:&quot;SI&quot;,&quot;megalith_type&quot;:&quot;passage_grave&quot;,&quot;wikipedia&quot;:&quot;&quot;,&quot;wikidata&quot;:&quot;&quot;,&quot;source&quot;:&quot;https://dolmensmenhirs.blogspot.com/2014/03/dolmen-del-coll-del-bosc-de-la-margalla.html&quot;,&quot;alt_name&quot;:&quot;&quot;}," calcext:value-type="string">
            <text:p>{"name":"Dolmen del Bosc de la Margalla","municipi":"Pau","lat":42.3249800,"lon":3.1419200,"hi_es":"SI","megalith_type":"passage_grave","wikipedia":"","wikidata":"","source":"https://dolmensmenhirs.blogspot.com/2014/03/dolmen-del-coll-del-bosc-de-la-margalla.html","alt_name":""},</text:p>
          </table:table-cell>
        </table:table-row>
        <table:table-row table:style-name="ro2">
          <table:table-cell office:value-type="string" calcext:value-type="string">
            <text:p>Dolmen del Garrollar</text:p>
          </table:table-cell>
          <table:table-cell office:value-type="string" calcext:value-type="string">
            <text:p>Vilajuïga</text:p>
          </table:table-cell>
          <table:table-cell office:value-type="string" calcext:value-type="string">
            <text:p>42.3303035</text:p>
          </table:table-cell>
          <table:table-cell office:value-type="string" calcext:value-type="string">
            <text:p>3.122481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http://dolmensmenhirs.blogspot.com/2014/03/dolmen-del-garrollar-alt-emporda.html</text:p>
          </table:table-cell>
          <table:table-cell/>
          <table:table-cell table:style-name="ce24" table:formula="of:=CONCATENATE(&quot;{&quot;;&quot;name:&quot;&quot;&quot;;[.A38];&quot;&quot;&quot;,municipi:&quot;&quot;&quot;;[.B38];&quot;&quot;&quot;,lat:&quot;;[.C38];&quot;,lon:&quot;;[.D38];&quot;,hi_es:&quot;&quot;&quot;;[.E38];&quot;&quot;&quot;,megalith_type:&quot;&quot;&quot;;[.F38];&quot;&quot;&quot;,wikipedia:&quot;&quot;&quot;;[.G38];&quot;&quot;&quot;,wikidata:&quot;&quot;&quot;;[.H38];&quot;&quot;&quot;,source:&quot;&quot;&quot;;[.I38];&quot;&quot;&quot;,alt_name:&quot;&quot;&quot;;[.J38];&quot;&quot;&quot;},&quot;)" office:value-type="string" office:string-value="{name:&quot;Dolmen del Garrollar&quot;,municipi:&quot;Vilajuïga&quot;,lat:42.3303035,lon:3.1224813,hi_es:&quot;SI&quot;,megalith_type:&quot;dolmen&quot;,wikipedia:&quot;&quot;,wikidata:&quot;&quot;,source:&quot;http://dolmensmenhirs.blogspot.com/2014/03/dolmen-del-garrollar-alt-emporda.html&quot;,alt_name:&quot;&quot;}," calcext:value-type="string">
            <text:p>{name:"Dolmen del Garrollar",municipi:"Vilajuïga",lat:42.3303035,lon:3.1224813,hi_es:"SI",megalith_type:"dolmen",wikipedia:"",wikidata:"",source:"http://dolmensmenhirs.blogspot.com/2014/03/dolmen-del-garrollar-alt-emporda.html",alt_name:""},</text:p>
          </table:table-cell>
          <table:table-cell table:formula="of:=CONCATENATE(&quot;{&quot;;&quot;&quot;&quot;name&quot;&quot;:&quot;&quot;&quot;;[.A38];&quot;&quot;&quot;,&quot;&quot;municipi&quot;&quot;:&quot;&quot;&quot;;[.B38];&quot;&quot;&quot;,&quot;&quot;lat&quot;&quot;:&quot;;[.C38];&quot;,&quot;&quot;lon&quot;&quot;:&quot;;[.D38];&quot;,&quot;&quot;hi_es&quot;&quot;:&quot;&quot;&quot;;[.E38];&quot;&quot;&quot;,&quot;&quot;megalith_type&quot;&quot;:&quot;&quot;&quot;;[.F38];&quot;&quot;&quot;,&quot;&quot;wikipedia&quot;&quot;:&quot;&quot;&quot;;[.G38];&quot;&quot;&quot;,&quot;&quot;wikidata&quot;&quot;:&quot;&quot;&quot;;[.H38];&quot;&quot;&quot;,&quot;&quot;source&quot;&quot;:&quot;&quot;&quot;;[.I38];&quot;&quot;&quot;,&quot;&quot;alt_name&quot;&quot;:&quot;&quot;&quot;;[.J38];&quot;&quot;&quot;},&quot;)" office:value-type="string" office:string-value="{&quot;name&quot;:&quot;Dolmen del Garrollar&quot;,&quot;municipi&quot;:&quot;Vilajuïga&quot;,&quot;lat&quot;:42.3303035,&quot;lon&quot;:3.1224813,&quot;hi_es&quot;:&quot;SI&quot;,&quot;megalith_type&quot;:&quot;dolmen&quot;,&quot;wikipedia&quot;:&quot;&quot;,&quot;wikidata&quot;:&quot;&quot;,&quot;source&quot;:&quot;http://dolmensmenhirs.blogspot.com/2014/03/dolmen-del-garrollar-alt-emporda.html&quot;,&quot;alt_name&quot;:&quot;&quot;}," calcext:value-type="string">
            <text:p>{"name":"Dolmen del Garrollar","municipi":"Vilajuïga","lat":42.3303035,"lon":3.1224813,"hi_es":"SI","megalith_type":"dolmen","wikipedia":"","wikidata":"","source":"http://dolmensmenhirs.blogspot.com/2014/03/dolmen-del-garrollar-alt-emporda.html","alt_name":""},</text:p>
          </table:table-cell>
        </table:table-row>
        <table:table-row table:style-name="ro2">
          <table:table-cell office:value-type="string" calcext:value-type="string">
            <text:p>Dolmen del Gavatx</text:p>
          </table:table-cell>
          <table:table-cell office:value-type="string" calcext:value-type="string">
            <text:p>Castellterçol</text:p>
          </table:table-cell>
          <table:table-cell office:value-type="string" calcext:value-type="string">
            <text:p>41.7427215</text:p>
          </table:table-cell>
          <table:table-cell office:value-type="string" calcext:value-type="string">
            <text:p>2.110106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office:value-type="string" calcext:value-type="string">
            <text:p>ca:Dolmen del Gavatx</text:p>
          </table:table-cell>
          <table:table-cell office:value-type="string" calcext:value-type="string">
            <text:p>Q65210717</text:p>
          </table:table-cell>
          <table:table-cell table:number-columns-repeated="2"/>
          <table:table-cell table:style-name="ce24" table:formula="of:=CONCATENATE(&quot;{&quot;;&quot;name:&quot;&quot;&quot;;[.A39];&quot;&quot;&quot;,municipi:&quot;&quot;&quot;;[.B39];&quot;&quot;&quot;,lat:&quot;;[.C39];&quot;,lon:&quot;;[.D39];&quot;,hi_es:&quot;&quot;&quot;;[.E39];&quot;&quot;&quot;,megalith_type:&quot;&quot;&quot;;[.F39];&quot;&quot;&quot;,wikipedia:&quot;&quot;&quot;;[.G39];&quot;&quot;&quot;,wikidata:&quot;&quot;&quot;;[.H39];&quot;&quot;&quot;,source:&quot;&quot;&quot;;[.I39];&quot;&quot;&quot;,alt_name:&quot;&quot;&quot;;[.J39];&quot;&quot;&quot;},&quot;)" office:value-type="string" office:string-value="{name:&quot;Dolmen del Gavatx&quot;,municipi:&quot;Castellterçol&quot;,lat:41.7427215,lon:2.1101068,hi_es:&quot;SI&quot;,megalith_type:&quot;dolmen&quot;,wikipedia:&quot;ca:Dolmen del Gavatx&quot;,wikidata:&quot;Q65210717&quot;,source:&quot;&quot;,alt_name:&quot;&quot;}," calcext:value-type="string">
            <text:p>{name:"Dolmen del Gavatx",municipi:"Castellterçol",lat:41.7427215,lon:2.1101068,hi_es:"SI",megalith_type:"dolmen",wikipedia:"ca:Dolmen del Gavatx",wikidata:"Q65210717",source:"",alt_name:""},</text:p>
          </table:table-cell>
          <table:table-cell table:formula="of:=CONCATENATE(&quot;{&quot;;&quot;&quot;&quot;name&quot;&quot;:&quot;&quot;&quot;;[.A39];&quot;&quot;&quot;,&quot;&quot;municipi&quot;&quot;:&quot;&quot;&quot;;[.B39];&quot;&quot;&quot;,&quot;&quot;lat&quot;&quot;:&quot;;[.C39];&quot;,&quot;&quot;lon&quot;&quot;:&quot;;[.D39];&quot;,&quot;&quot;hi_es&quot;&quot;:&quot;&quot;&quot;;[.E39];&quot;&quot;&quot;,&quot;&quot;megalith_type&quot;&quot;:&quot;&quot;&quot;;[.F39];&quot;&quot;&quot;,&quot;&quot;wikipedia&quot;&quot;:&quot;&quot;&quot;;[.G39];&quot;&quot;&quot;,&quot;&quot;wikidata&quot;&quot;:&quot;&quot;&quot;;[.H39];&quot;&quot;&quot;,&quot;&quot;source&quot;&quot;:&quot;&quot;&quot;;[.I39];&quot;&quot;&quot;,&quot;&quot;alt_name&quot;&quot;:&quot;&quot;&quot;;[.J39];&quot;&quot;&quot;},&quot;)" office:value-type="string" office:string-value="{&quot;name&quot;:&quot;Dolmen del Gavatx&quot;,&quot;municipi&quot;:&quot;Castellterçol&quot;,&quot;lat&quot;:41.7427215,&quot;lon&quot;:2.1101068,&quot;hi_es&quot;:&quot;SI&quot;,&quot;megalith_type&quot;:&quot;dolmen&quot;,&quot;wikipedia&quot;:&quot;ca:Dolmen del Gavatx&quot;,&quot;wikidata&quot;:&quot;Q65210717&quot;,&quot;source&quot;:&quot;&quot;,&quot;alt_name&quot;:&quot;&quot;}," calcext:value-type="string">
            <text:p>{"name":"Dolmen del Gavatx","municipi":"Castellterçol","lat":41.7427215,"lon":2.1101068,"hi_es":"SI","megalith_type":"dolmen","wikipedia":"ca:Dolmen del Gavatx","wikidata":"Q65210717","source":"","alt_name":""},</text:p>
          </table:table-cell>
        </table:table-row>
        <table:table-row table:style-name="ro2">
          <table:table-cell office:value-type="string" calcext:value-type="string">
            <text:p>Dolmen del Prat Tancat</text:p>
          </table:table-cell>
          <table:table-cell office:value-type="string" calcext:value-type="string">
            <text:p>Sant Climent de Sescebes</text:p>
          </table:table-cell>
          <table:table-cell office:value-type="string" calcext:value-type="string">
            <text:p>42.3894707</text:p>
          </table:table-cell>
          <table:table-cell office:value-type="string" calcext:value-type="string">
            <text:p>2.979142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office:value-type="string" calcext:value-type="string">
            <text:p>ca:Dolmen del Prat Tancat</text:p>
          </table:table-cell>
          <table:table-cell office:value-type="string" calcext:value-type="string">
            <text:p>Q11917576</text:p>
          </table:table-cell>
          <table:table-cell table:number-columns-repeated="2"/>
          <table:table-cell table:style-name="ce24" table:formula="of:=CONCATENATE(&quot;{&quot;;&quot;name:&quot;&quot;&quot;;[.A40];&quot;&quot;&quot;,municipi:&quot;&quot;&quot;;[.B40];&quot;&quot;&quot;,lat:&quot;;[.C40];&quot;,lon:&quot;;[.D40];&quot;,hi_es:&quot;&quot;&quot;;[.E40];&quot;&quot;&quot;,megalith_type:&quot;&quot;&quot;;[.F40];&quot;&quot;&quot;,wikipedia:&quot;&quot;&quot;;[.G40];&quot;&quot;&quot;,wikidata:&quot;&quot;&quot;;[.H40];&quot;&quot;&quot;,source:&quot;&quot;&quot;;[.I40];&quot;&quot;&quot;,alt_name:&quot;&quot;&quot;;[.J40];&quot;&quot;&quot;},&quot;)" office:value-type="string" office:string-value="{name:&quot;Dolmen del Prat Tancat&quot;,municipi:&quot;Sant Climent de Sescebes&quot;,lat:42.3894707,lon:2.9791423,hi_es:&quot;SI&quot;,megalith_type:&quot;dolmen&quot;,wikipedia:&quot;ca:Dolmen del Prat Tancat&quot;,wikidata:&quot;Q11917576&quot;,source:&quot;&quot;,alt_name:&quot;&quot;}," calcext:value-type="string">
            <text:p>{name:"Dolmen del Prat Tancat",municipi:"Sant Climent de Sescebes",lat:42.3894707,lon:2.9791423,hi_es:"SI",megalith_type:"dolmen",wikipedia:"ca:Dolmen del Prat Tancat",wikidata:"Q11917576",source:"",alt_name:""},</text:p>
          </table:table-cell>
          <table:table-cell table:formula="of:=CONCATENATE(&quot;{&quot;;&quot;&quot;&quot;name&quot;&quot;:&quot;&quot;&quot;;[.A40];&quot;&quot;&quot;,&quot;&quot;municipi&quot;&quot;:&quot;&quot;&quot;;[.B40];&quot;&quot;&quot;,&quot;&quot;lat&quot;&quot;:&quot;;[.C40];&quot;,&quot;&quot;lon&quot;&quot;:&quot;;[.D40];&quot;,&quot;&quot;hi_es&quot;&quot;:&quot;&quot;&quot;;[.E40];&quot;&quot;&quot;,&quot;&quot;megalith_type&quot;&quot;:&quot;&quot;&quot;;[.F40];&quot;&quot;&quot;,&quot;&quot;wikipedia&quot;&quot;:&quot;&quot;&quot;;[.G40];&quot;&quot;&quot;,&quot;&quot;wikidata&quot;&quot;:&quot;&quot;&quot;;[.H40];&quot;&quot;&quot;,&quot;&quot;source&quot;&quot;:&quot;&quot;&quot;;[.I40];&quot;&quot;&quot;,&quot;&quot;alt_name&quot;&quot;:&quot;&quot;&quot;;[.J40];&quot;&quot;&quot;},&quot;)" office:value-type="string" office:string-value="{&quot;name&quot;:&quot;Dolmen del Prat Tancat&quot;,&quot;municipi&quot;:&quot;Sant Climent de Sescebes&quot;,&quot;lat&quot;:42.3894707,&quot;lon&quot;:2.9791423,&quot;hi_es&quot;:&quot;SI&quot;,&quot;megalith_type&quot;:&quot;dolmen&quot;,&quot;wikipedia&quot;:&quot;ca:Dolmen del Prat Tancat&quot;,&quot;wikidata&quot;:&quot;Q11917576&quot;,&quot;source&quot;:&quot;&quot;,&quot;alt_name&quot;:&quot;&quot;}," calcext:value-type="string">
            <text:p>{"name":"Dolmen del Prat Tancat","municipi":"Sant Climent de Sescebes","lat":42.3894707,"lon":2.9791423,"hi_es":"SI","megalith_type":"dolmen","wikipedia":"ca:Dolmen del Prat Tancat","wikidata":"Q11917576","source":"","alt_name":""},</text:p>
          </table:table-cell>
        </table:table-row>
        <table:table-row table:style-name="ro2">
          <table:table-cell office:value-type="string" calcext:value-type="string">
            <text:p>Dolmen del Puig de Caneres</text:p>
          </table:table-cell>
          <table:table-cell office:value-type="string" calcext:value-type="string">
            <text:p>Darnius</text:p>
          </table:table-cell>
          <table:table-cell office:value-type="string" calcext:value-type="string">
            <text:p>42.3822833</text:p>
          </table:table-cell>
          <table:table-cell office:value-type="string" calcext:value-type="string">
            <text:p>2.8045636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http://dolmensmenhirs.blogspot.com/2014/03/dolmen-del-puig-de-caneres-alt-emporda.html</text:p>
          </table:table-cell>
          <table:table-cell/>
          <table:table-cell table:style-name="ce24" table:formula="of:=CONCATENATE(&quot;{&quot;;&quot;name:&quot;&quot;&quot;;[.A41];&quot;&quot;&quot;,municipi:&quot;&quot;&quot;;[.B41];&quot;&quot;&quot;,lat:&quot;;[.C41];&quot;,lon:&quot;;[.D41];&quot;,hi_es:&quot;&quot;&quot;;[.E41];&quot;&quot;&quot;,megalith_type:&quot;&quot;&quot;;[.F41];&quot;&quot;&quot;,wikipedia:&quot;&quot;&quot;;[.G41];&quot;&quot;&quot;,wikidata:&quot;&quot;&quot;;[.H41];&quot;&quot;&quot;,source:&quot;&quot;&quot;;[.I41];&quot;&quot;&quot;,alt_name:&quot;&quot;&quot;;[.J41];&quot;&quot;&quot;},&quot;)" office:value-type="string" office:string-value="{name:&quot;Dolmen del Puig de Caneres&quot;,municipi:&quot;Darnius&quot;,lat:42.3822833,lon:2.8045636,hi_es:&quot;SI&quot;,megalith_type:&quot;dolmen&quot;,wikipedia:&quot;&quot;,wikidata:&quot;&quot;,source:&quot;http://dolmensmenhirs.blogspot.com/2014/03/dolmen-del-puig-de-caneres-alt-emporda.html&quot;,alt_name:&quot;&quot;}," calcext:value-type="string">
            <text:p>{name:"Dolmen del Puig de Caneres",municipi:"Darnius",lat:42.3822833,lon:2.8045636,hi_es:"SI",megalith_type:"dolmen",wikipedia:"",wikidata:"",source:"http://dolmensmenhirs.blogspot.com/2014/03/dolmen-del-puig-de-caneres-alt-emporda.html",alt_name:""},</text:p>
          </table:table-cell>
          <table:table-cell table:formula="of:=CONCATENATE(&quot;{&quot;;&quot;&quot;&quot;name&quot;&quot;:&quot;&quot;&quot;;[.A41];&quot;&quot;&quot;,&quot;&quot;municipi&quot;&quot;:&quot;&quot;&quot;;[.B41];&quot;&quot;&quot;,&quot;&quot;lat&quot;&quot;:&quot;;[.C41];&quot;,&quot;&quot;lon&quot;&quot;:&quot;;[.D41];&quot;,&quot;&quot;hi_es&quot;&quot;:&quot;&quot;&quot;;[.E41];&quot;&quot;&quot;,&quot;&quot;megalith_type&quot;&quot;:&quot;&quot;&quot;;[.F41];&quot;&quot;&quot;,&quot;&quot;wikipedia&quot;&quot;:&quot;&quot;&quot;;[.G41];&quot;&quot;&quot;,&quot;&quot;wikidata&quot;&quot;:&quot;&quot;&quot;;[.H41];&quot;&quot;&quot;,&quot;&quot;source&quot;&quot;:&quot;&quot;&quot;;[.I41];&quot;&quot;&quot;,&quot;&quot;alt_name&quot;&quot;:&quot;&quot;&quot;;[.J41];&quot;&quot;&quot;},&quot;)" office:value-type="string" office:string-value="{&quot;name&quot;:&quot;Dolmen del Puig de Caneres&quot;,&quot;municipi&quot;:&quot;Darnius&quot;,&quot;lat&quot;:42.3822833,&quot;lon&quot;:2.8045636,&quot;hi_es&quot;:&quot;SI&quot;,&quot;megalith_type&quot;:&quot;dolmen&quot;,&quot;wikipedia&quot;:&quot;&quot;,&quot;wikidata&quot;:&quot;&quot;,&quot;source&quot;:&quot;http://dolmensmenhirs.blogspot.com/2014/03/dolmen-del-puig-de-caneres-alt-emporda.html&quot;,&quot;alt_name&quot;:&quot;&quot;}," calcext:value-type="string">
            <text:p>{"name":"Dolmen del Puig de Caneres","municipi":"Darnius","lat":42.3822833,"lon":2.8045636,"hi_es":"SI","megalith_type":"dolmen","wikipedia":"","wikidata":"","source":"http://dolmensmenhirs.blogspot.com/2014/03/dolmen-del-puig-de-caneres-alt-emporda.html","alt_name":""},</text:p>
          </table:table-cell>
        </table:table-row>
        <table:table-row table:style-name="ro2">
          <table:table-cell office:value-type="string" calcext:value-type="string">
            <text:p>Dolmen del Puig Margall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42.3294883</text:p>
          </table:table-cell>
          <table:table-cell office:value-type="string" calcext:value-type="string">
            <text:p>3.137089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http://dolmensmenhirs.blogspot.com/2014/03/dolmen-puig-margall-alt-emporda.html</text:p>
          </table:table-cell>
          <table:table-cell/>
          <table:table-cell table:style-name="ce24" table:formula="of:=CONCATENATE(&quot;{&quot;;&quot;name:&quot;&quot;&quot;;[.A42];&quot;&quot;&quot;,municipi:&quot;&quot;&quot;;[.B42];&quot;&quot;&quot;,lat:&quot;;[.C42];&quot;,lon:&quot;;[.D42];&quot;,hi_es:&quot;&quot;&quot;;[.E42];&quot;&quot;&quot;,megalith_type:&quot;&quot;&quot;;[.F42];&quot;&quot;&quot;,wikipedia:&quot;&quot;&quot;;[.G42];&quot;&quot;&quot;,wikidata:&quot;&quot;&quot;;[.H42];&quot;&quot;&quot;,source:&quot;&quot;&quot;;[.I42];&quot;&quot;&quot;,alt_name:&quot;&quot;&quot;;[.J42];&quot;&quot;&quot;},&quot;)" office:value-type="string" office:string-value="{name:&quot;Dolmen del Puig Margall&quot;,municipi:&quot;Pau&quot;,lat:42.3294883,lon:3.1370890,hi_es:&quot;SI&quot;,megalith_type:&quot;dolmen&quot;,wikipedia:&quot;&quot;,wikidata:&quot;&quot;,source:&quot;http://dolmensmenhirs.blogspot.com/2014/03/dolmen-puig-margall-alt-emporda.html&quot;,alt_name:&quot;&quot;}," calcext:value-type="string">
            <text:p>{name:"Dolmen del Puig Margall",municipi:"Pau",lat:42.3294883,lon:3.1370890,hi_es:"SI",megalith_type:"dolmen",wikipedia:"",wikidata:"",source:"http://dolmensmenhirs.blogspot.com/2014/03/dolmen-puig-margall-alt-emporda.html",alt_name:""},</text:p>
          </table:table-cell>
          <table:table-cell table:formula="of:=CONCATENATE(&quot;{&quot;;&quot;&quot;&quot;name&quot;&quot;:&quot;&quot;&quot;;[.A42];&quot;&quot;&quot;,&quot;&quot;municipi&quot;&quot;:&quot;&quot;&quot;;[.B42];&quot;&quot;&quot;,&quot;&quot;lat&quot;&quot;:&quot;;[.C42];&quot;,&quot;&quot;lon&quot;&quot;:&quot;;[.D42];&quot;,&quot;&quot;hi_es&quot;&quot;:&quot;&quot;&quot;;[.E42];&quot;&quot;&quot;,&quot;&quot;megalith_type&quot;&quot;:&quot;&quot;&quot;;[.F42];&quot;&quot;&quot;,&quot;&quot;wikipedia&quot;&quot;:&quot;&quot;&quot;;[.G42];&quot;&quot;&quot;,&quot;&quot;wikidata&quot;&quot;:&quot;&quot;&quot;;[.H42];&quot;&quot;&quot;,&quot;&quot;source&quot;&quot;:&quot;&quot;&quot;;[.I42];&quot;&quot;&quot;,&quot;&quot;alt_name&quot;&quot;:&quot;&quot;&quot;;[.J42];&quot;&quot;&quot;},&quot;)" office:value-type="string" office:string-value="{&quot;name&quot;:&quot;Dolmen del Puig Margall&quot;,&quot;municipi&quot;:&quot;Pau&quot;,&quot;lat&quot;:42.3294883,&quot;lon&quot;:3.1370890,&quot;hi_es&quot;:&quot;SI&quot;,&quot;megalith_type&quot;:&quot;dolmen&quot;,&quot;wikipedia&quot;:&quot;&quot;,&quot;wikidata&quot;:&quot;&quot;,&quot;source&quot;:&quot;http://dolmensmenhirs.blogspot.com/2014/03/dolmen-puig-margall-alt-emporda.html&quot;,&quot;alt_name&quot;:&quot;&quot;}," calcext:value-type="string">
            <text:p>{"name":"Dolmen del Puig Margall","municipi":"Pau","lat":42.3294883,"lon":3.1370890,"hi_es":"SI","megalith_type":"dolmen","wikipedia":"","wikidata":"","source":"http://dolmensmenhirs.blogspot.com/2014/03/dolmen-puig-margall-alt-emporda.html","alt_name":""},</text:p>
          </table:table-cell>
        </table:table-row>
        <table:table-row table:style-name="ro2">
          <table:table-cell office:value-type="string" calcext:value-type="string">
            <text:p>Dolmen del Trompo</text:p>
          </table:table-cell>
          <table:table-cell office:value-type="string" calcext:value-type="string">
            <text:p>Castellcir</text:p>
          </table:table-cell>
          <table:table-cell office:value-type="string" calcext:value-type="string">
            <text:p>41.7672490</text:p>
          </table:table-cell>
          <table:table-cell office:value-type="string" calcext:value-type="string">
            <text:p>2.045431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office:value-type="string" calcext:value-type="string">
            <text:p>ca:Dolmen del Trompo</text:p>
          </table:table-cell>
          <table:table-cell office:value-type="string" calcext:value-type="string">
            <text:p>Q11917574</text:p>
          </table:table-cell>
          <table:table-cell table:number-columns-repeated="2"/>
          <table:table-cell table:style-name="ce24" table:formula="of:=CONCATENATE(&quot;{&quot;;&quot;name:&quot;&quot;&quot;;[.A43];&quot;&quot;&quot;,municipi:&quot;&quot;&quot;;[.B43];&quot;&quot;&quot;,lat:&quot;;[.C43];&quot;,lon:&quot;;[.D43];&quot;,hi_es:&quot;&quot;&quot;;[.E43];&quot;&quot;&quot;,megalith_type:&quot;&quot;&quot;;[.F43];&quot;&quot;&quot;,wikipedia:&quot;&quot;&quot;;[.G43];&quot;&quot;&quot;,wikidata:&quot;&quot;&quot;;[.H43];&quot;&quot;&quot;,source:&quot;&quot;&quot;;[.I43];&quot;&quot;&quot;,alt_name:&quot;&quot;&quot;;[.J43];&quot;&quot;&quot;},&quot;)" office:value-type="string" office:string-value="{name:&quot;Dolmen del Trompo&quot;,municipi:&quot;Castellcir&quot;,lat:41.7672490,lon:2.0454310,hi_es:&quot;SI&quot;,megalith_type:&quot;dolmen&quot;,wikipedia:&quot;ca:Dolmen del Trompo&quot;,wikidata:&quot;Q11917574&quot;,source:&quot;&quot;,alt_name:&quot;&quot;}," calcext:value-type="string">
            <text:p>{name:"Dolmen del Trompo",municipi:"Castellcir",lat:41.7672490,lon:2.0454310,hi_es:"SI",megalith_type:"dolmen",wikipedia:"ca:Dolmen del Trompo",wikidata:"Q11917574",source:"",alt_name:""},</text:p>
          </table:table-cell>
          <table:table-cell table:formula="of:=CONCATENATE(&quot;{&quot;;&quot;&quot;&quot;name&quot;&quot;:&quot;&quot;&quot;;[.A43];&quot;&quot;&quot;,&quot;&quot;municipi&quot;&quot;:&quot;&quot;&quot;;[.B43];&quot;&quot;&quot;,&quot;&quot;lat&quot;&quot;:&quot;;[.C43];&quot;,&quot;&quot;lon&quot;&quot;:&quot;;[.D43];&quot;,&quot;&quot;hi_es&quot;&quot;:&quot;&quot;&quot;;[.E43];&quot;&quot;&quot;,&quot;&quot;megalith_type&quot;&quot;:&quot;&quot;&quot;;[.F43];&quot;&quot;&quot;,&quot;&quot;wikipedia&quot;&quot;:&quot;&quot;&quot;;[.G43];&quot;&quot;&quot;,&quot;&quot;wikidata&quot;&quot;:&quot;&quot;&quot;;[.H43];&quot;&quot;&quot;,&quot;&quot;source&quot;&quot;:&quot;&quot;&quot;;[.I43];&quot;&quot;&quot;,&quot;&quot;alt_name&quot;&quot;:&quot;&quot;&quot;;[.J43];&quot;&quot;&quot;},&quot;)" office:value-type="string" office:string-value="{&quot;name&quot;:&quot;Dolmen del Trompo&quot;,&quot;municipi&quot;:&quot;Castellcir&quot;,&quot;lat&quot;:41.7672490,&quot;lon&quot;:2.0454310,&quot;hi_es&quot;:&quot;SI&quot;,&quot;megalith_type&quot;:&quot;dolmen&quot;,&quot;wikipedia&quot;:&quot;ca:Dolmen del Trompo&quot;,&quot;wikidata&quot;:&quot;Q11917574&quot;,&quot;source&quot;:&quot;&quot;,&quot;alt_name&quot;:&quot;&quot;}," calcext:value-type="string">
            <text:p>{"name":"Dolmen del Trompo","municipi":"Castellcir","lat":41.7672490,"lon":2.0454310,"hi_es":"SI","megalith_type":"dolmen","wikipedia":"ca:Dolmen del Trompo","wikidata":"Q11917574","source":"","alt_name":""},</text:p>
          </table:table-cell>
        </table:table-row>
        <table:table-row table:style-name="ro2">
          <table:table-cell office:value-type="string" calcext:value-type="string">
            <text:p>Dolmen dels Tres Reis</text:p>
          </table:table-cell>
          <table:table-cell office:value-type="string" calcext:value-type="string">
            <text:p>Rubió</text:p>
          </table:table-cell>
          <table:table-cell office:value-type="string" calcext:value-type="string">
            <text:p>41.6847361</text:p>
          </table:table-cell>
          <table:table-cell office:value-type="string" calcext:value-type="string">
            <text:p>1.5798472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hir</text:p>
          </table:table-cell>
          <table:table-cell office:value-type="string" calcext:value-type="string">
            <text:p>ca:Dolmen dels Tres Reis</text:p>
          </table:table-cell>
          <table:table-cell office:value-type="string" calcext:value-type="string">
            <text:p>Q11917580</text:p>
          </table:table-cell>
          <table:table-cell table:number-columns-repeated="2"/>
          <table:table-cell table:style-name="ce24" table:formula="of:=CONCATENATE(&quot;{&quot;;&quot;name:&quot;&quot;&quot;;[.A44];&quot;&quot;&quot;,municipi:&quot;&quot;&quot;;[.B44];&quot;&quot;&quot;,lat:&quot;;[.C44];&quot;,lon:&quot;;[.D44];&quot;,hi_es:&quot;&quot;&quot;;[.E44];&quot;&quot;&quot;,megalith_type:&quot;&quot;&quot;;[.F44];&quot;&quot;&quot;,wikipedia:&quot;&quot;&quot;;[.G44];&quot;&quot;&quot;,wikidata:&quot;&quot;&quot;;[.H44];&quot;&quot;&quot;,source:&quot;&quot;&quot;;[.I44];&quot;&quot;&quot;,alt_name:&quot;&quot;&quot;;[.J44];&quot;&quot;&quot;},&quot;)" office:value-type="string" office:string-value="{name:&quot;Dolmen dels Tres Reis&quot;,municipi:&quot;Rubió&quot;,lat:41.6847361,lon:1.5798472,hi_es:&quot;SI&quot;,megalith_type:&quot;menhir&quot;,wikipedia:&quot;ca:Dolmen dels Tres Reis&quot;,wikidata:&quot;Q11917580&quot;,source:&quot;&quot;,alt_name:&quot;&quot;}," calcext:value-type="string">
            <text:p>{name:"Dolmen dels Tres Reis",municipi:"Rubió",lat:41.6847361,lon:1.5798472,hi_es:"SI",megalith_type:"menhir",wikipedia:"ca:Dolmen dels Tres Reis",wikidata:"Q11917580",source:"",alt_name:""},</text:p>
          </table:table-cell>
          <table:table-cell table:formula="of:=CONCATENATE(&quot;{&quot;;&quot;&quot;&quot;name&quot;&quot;:&quot;&quot;&quot;;[.A44];&quot;&quot;&quot;,&quot;&quot;municipi&quot;&quot;:&quot;&quot;&quot;;[.B44];&quot;&quot;&quot;,&quot;&quot;lat&quot;&quot;:&quot;;[.C44];&quot;,&quot;&quot;lon&quot;&quot;:&quot;;[.D44];&quot;,&quot;&quot;hi_es&quot;&quot;:&quot;&quot;&quot;;[.E44];&quot;&quot;&quot;,&quot;&quot;megalith_type&quot;&quot;:&quot;&quot;&quot;;[.F44];&quot;&quot;&quot;,&quot;&quot;wikipedia&quot;&quot;:&quot;&quot;&quot;;[.G44];&quot;&quot;&quot;,&quot;&quot;wikidata&quot;&quot;:&quot;&quot;&quot;;[.H44];&quot;&quot;&quot;,&quot;&quot;source&quot;&quot;:&quot;&quot;&quot;;[.I44];&quot;&quot;&quot;,&quot;&quot;alt_name&quot;&quot;:&quot;&quot;&quot;;[.J44];&quot;&quot;&quot;},&quot;)" office:value-type="string" office:string-value="{&quot;name&quot;:&quot;Dolmen dels Tres Reis&quot;,&quot;municipi&quot;:&quot;Rubió&quot;,&quot;lat&quot;:41.6847361,&quot;lon&quot;:1.5798472,&quot;hi_es&quot;:&quot;SI&quot;,&quot;megalith_type&quot;:&quot;menhir&quot;,&quot;wikipedia&quot;:&quot;ca:Dolmen dels Tres Reis&quot;,&quot;wikidata&quot;:&quot;Q11917580&quot;,&quot;source&quot;:&quot;&quot;,&quot;alt_name&quot;:&quot;&quot;}," calcext:value-type="string">
            <text:p>{"name":"Dolmen dels Tres Reis","municipi":"Rubió","lat":41.6847361,"lon":1.5798472,"hi_es":"SI","megalith_type":"menhir","wikipedia":"ca:Dolmen dels Tres Reis","wikidata":"Q11917580","source":"","alt_name":""},</text:p>
          </table:table-cell>
        </table:table-row>
        <table:table-row table:style-name="ro2">
          <table:table-cell office:value-type="string" calcext:value-type="string">
            <text:p>Estela de la Calma</text:p>
          </table:table-cell>
          <table:table-cell office:value-type="string" calcext:value-type="string">
            <text:p>Montseny</text:p>
          </table:table-cell>
          <table:table-cell office:value-type="string" calcext:value-type="string">
            <text:p>41.7606900</text:p>
          </table:table-cell>
          <table:table-cell office:value-type="string" calcext:value-type="string">
            <text:p>2.3372272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hir</text:p>
          </table:table-cell>
          <table:table-cell office:value-type="string" calcext:value-type="string">
            <text:p>ca:Estela de la Calma</text:p>
          </table:table-cell>
          <table:table-cell office:value-type="string" calcext:value-type="string">
            <text:p>Q50689093</text:p>
          </table:table-cell>
          <table:table-cell/>
          <table:table-cell office:value-type="string" calcext:value-type="string">
            <text:p>La Sitja del Llop</text:p>
          </table:table-cell>
          <table:table-cell table:style-name="ce24" table:formula="of:=CONCATENATE(&quot;{&quot;;&quot;name:&quot;&quot;&quot;;[.A45];&quot;&quot;&quot;,municipi:&quot;&quot;&quot;;[.B45];&quot;&quot;&quot;,lat:&quot;;[.C45];&quot;,lon:&quot;;[.D45];&quot;,hi_es:&quot;&quot;&quot;;[.E45];&quot;&quot;&quot;,megalith_type:&quot;&quot;&quot;;[.F45];&quot;&quot;&quot;,wikipedia:&quot;&quot;&quot;;[.G45];&quot;&quot;&quot;,wikidata:&quot;&quot;&quot;;[.H45];&quot;&quot;&quot;,source:&quot;&quot;&quot;;[.I45];&quot;&quot;&quot;,alt_name:&quot;&quot;&quot;;[.J45];&quot;&quot;&quot;},&quot;)" office:value-type="string" office:string-value="{name:&quot;Estela de la Calma&quot;,municipi:&quot;Montseny&quot;,lat:41.7606900,lon:2.3372272,hi_es:&quot;SI&quot;,megalith_type:&quot;menhir&quot;,wikipedia:&quot;ca:Estela de la Calma&quot;,wikidata:&quot;Q50689093&quot;,source:&quot;&quot;,alt_name:&quot;La Sitja del Llop&quot;}," calcext:value-type="string">
            <text:p>{name:"Estela de la Calma",municipi:"Montseny",lat:41.7606900,lon:2.3372272,hi_es:"SI",megalith_type:"menhir",wikipedia:"ca:Estela de la Calma",wikidata:"Q50689093",source:"",alt_name:"La Sitja del Llop"},</text:p>
          </table:table-cell>
          <table:table-cell table:formula="of:=CONCATENATE(&quot;{&quot;;&quot;&quot;&quot;name&quot;&quot;:&quot;&quot;&quot;;[.A45];&quot;&quot;&quot;,&quot;&quot;municipi&quot;&quot;:&quot;&quot;&quot;;[.B45];&quot;&quot;&quot;,&quot;&quot;lat&quot;&quot;:&quot;;[.C45];&quot;,&quot;&quot;lon&quot;&quot;:&quot;;[.D45];&quot;,&quot;&quot;hi_es&quot;&quot;:&quot;&quot;&quot;;[.E45];&quot;&quot;&quot;,&quot;&quot;megalith_type&quot;&quot;:&quot;&quot;&quot;;[.F45];&quot;&quot;&quot;,&quot;&quot;wikipedia&quot;&quot;:&quot;&quot;&quot;;[.G45];&quot;&quot;&quot;,&quot;&quot;wikidata&quot;&quot;:&quot;&quot;&quot;;[.H45];&quot;&quot;&quot;,&quot;&quot;source&quot;&quot;:&quot;&quot;&quot;;[.I45];&quot;&quot;&quot;,&quot;&quot;alt_name&quot;&quot;:&quot;&quot;&quot;;[.J45];&quot;&quot;&quot;},&quot;)" office:value-type="string" office:string-value="{&quot;name&quot;:&quot;Estela de la Calma&quot;,&quot;municipi&quot;:&quot;Montseny&quot;,&quot;lat&quot;:41.7606900,&quot;lon&quot;:2.3372272,&quot;hi_es&quot;:&quot;SI&quot;,&quot;megalith_type&quot;:&quot;menhir&quot;,&quot;wikipedia&quot;:&quot;ca:Estela de la Calma&quot;,&quot;wikidata&quot;:&quot;Q50689093&quot;,&quot;source&quot;:&quot;&quot;,&quot;alt_name&quot;:&quot;La Sitja del Llop&quot;}," calcext:value-type="string">
            <text:p>{"name":"Estela de la Calma","municipi":"Montseny","lat":41.7606900,"lon":2.3372272,"hi_es":"SI","megalith_type":"menhir","wikipedia":"ca:Estela de la Calma","wikidata":"Q50689093","source":"","alt_name":"La Sitja del Llop"},</text:p>
          </table:table-cell>
        </table:table-row>
        <table:table-row table:style-name="ro2">
          <table:table-cell office:value-type="string" calcext:value-type="string">
            <text:p>Menhir de la Murtra</text:p>
          </table:table-cell>
          <table:table-cell office:value-type="string" calcext:value-type="string">
            <text:p>Sant Climent de Sescebes</text:p>
          </table:table-cell>
          <table:table-cell office:value-type="string" calcext:value-type="string">
            <text:p>42.4025456</text:p>
          </table:table-cell>
          <table:table-cell office:value-type="string" calcext:value-type="string">
            <text:p>2.9777796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hir</text:p>
          </table:table-cell>
          <table:table-cell office:value-type="string" calcext:value-type="string">
            <text:p>ca:Menhir de la Murtra (Sant Climent Sescebes)</text:p>
          </table:table-cell>
          <table:table-cell office:value-type="string" calcext:value-type="string">
            <text:p>Q11692046</text:p>
          </table:table-cell>
          <table:table-cell table:number-columns-repeated="2"/>
          <table:table-cell table:style-name="ce24" table:formula="of:=CONCATENATE(&quot;{&quot;;&quot;name:&quot;&quot;&quot;;[.A46];&quot;&quot;&quot;,municipi:&quot;&quot;&quot;;[.B46];&quot;&quot;&quot;,lat:&quot;;[.C46];&quot;,lon:&quot;;[.D46];&quot;,hi_es:&quot;&quot;&quot;;[.E46];&quot;&quot;&quot;,megalith_type:&quot;&quot;&quot;;[.F46];&quot;&quot;&quot;,wikipedia:&quot;&quot;&quot;;[.G46];&quot;&quot;&quot;,wikidata:&quot;&quot;&quot;;[.H46];&quot;&quot;&quot;,source:&quot;&quot;&quot;;[.I46];&quot;&quot;&quot;,alt_name:&quot;&quot;&quot;;[.J46];&quot;&quot;&quot;},&quot;)" office:value-type="string" office:string-value="{name:&quot;Menhir de la Murtra&quot;,municipi:&quot;Sant Climent de Sescebes&quot;,lat:42.4025456,lon:2.9777796,hi_es:&quot;SI&quot;,megalith_type:&quot;menhir&quot;,wikipedia:&quot;ca:Menhir de la Murtra (Sant Climent Sescebes)&quot;,wikidata:&quot;Q11692046&quot;,source:&quot;&quot;,alt_name:&quot;&quot;}," calcext:value-type="string">
            <text:p>{name:"Menhir de la Murtra",municipi:"Sant Climent de Sescebes",lat:42.4025456,lon:2.9777796,hi_es:"SI",megalith_type:"menhir",wikipedia:"ca:Menhir de la Murtra (Sant Climent Sescebes)",wikidata:"Q11692046",source:"",alt_name:""},</text:p>
          </table:table-cell>
          <table:table-cell table:formula="of:=CONCATENATE(&quot;{&quot;;&quot;&quot;&quot;name&quot;&quot;:&quot;&quot;&quot;;[.A46];&quot;&quot;&quot;,&quot;&quot;municipi&quot;&quot;:&quot;&quot;&quot;;[.B46];&quot;&quot;&quot;,&quot;&quot;lat&quot;&quot;:&quot;;[.C46];&quot;,&quot;&quot;lon&quot;&quot;:&quot;;[.D46];&quot;,&quot;&quot;hi_es&quot;&quot;:&quot;&quot;&quot;;[.E46];&quot;&quot;&quot;,&quot;&quot;megalith_type&quot;&quot;:&quot;&quot;&quot;;[.F46];&quot;&quot;&quot;,&quot;&quot;wikipedia&quot;&quot;:&quot;&quot;&quot;;[.G46];&quot;&quot;&quot;,&quot;&quot;wikidata&quot;&quot;:&quot;&quot;&quot;;[.H46];&quot;&quot;&quot;,&quot;&quot;source&quot;&quot;:&quot;&quot;&quot;;[.I46];&quot;&quot;&quot;,&quot;&quot;alt_name&quot;&quot;:&quot;&quot;&quot;;[.J46];&quot;&quot;&quot;},&quot;)" office:value-type="string" office:string-value="{&quot;name&quot;:&quot;Menhir de la Murtra&quot;,&quot;municipi&quot;:&quot;Sant Climent de Sescebes&quot;,&quot;lat&quot;:42.4025456,&quot;lon&quot;:2.9777796,&quot;hi_es&quot;:&quot;SI&quot;,&quot;megalith_type&quot;:&quot;menhir&quot;,&quot;wikipedia&quot;:&quot;ca:Menhir de la Murtra (Sant Climent Sescebes)&quot;,&quot;wikidata&quot;:&quot;Q11692046&quot;,&quot;source&quot;:&quot;&quot;,&quot;alt_name&quot;:&quot;&quot;}," calcext:value-type="string">
            <text:p>{"name":"Menhir de la Murtra","municipi":"Sant Climent de Sescebes","lat":42.4025456,"lon":2.9777796,"hi_es":"SI","megalith_type":"menhir","wikipedia":"ca:Menhir de la Murtra (Sant Climent Sescebes)","wikidata":"Q11692046","source":"","alt_name":""},</text:p>
          </table:table-cell>
        </table:table-row>
        <table:table-row table:style-name="ro2">
          <table:table-cell office:value-type="string" calcext:value-type="string">
            <text:p>Menhir de Pedra Llarga o de la Pedra del Diable</text:p>
          </table:table-cell>
          <table:table-cell office:value-type="string" calcext:value-type="string">
            <text:p>Palau-solità i Plegamans</text:p>
          </table:table-cell>
          <table:table-cell office:value-type="string" calcext:value-type="string">
            <text:p>41.5805966</text:p>
          </table:table-cell>
          <table:table-cell office:value-type="string" calcext:value-type="string">
            <text:p>2.179984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hir</text:p>
          </table:table-cell>
          <table:table-cell table:number-columns-repeated="4"/>
          <table:table-cell table:style-name="ce24" table:formula="of:=CONCATENATE(&quot;{&quot;;&quot;name:&quot;&quot;&quot;;[.A47];&quot;&quot;&quot;,municipi:&quot;&quot;&quot;;[.B47];&quot;&quot;&quot;,lat:&quot;;[.C47];&quot;,lon:&quot;;[.D47];&quot;,hi_es:&quot;&quot;&quot;;[.E47];&quot;&quot;&quot;,megalith_type:&quot;&quot;&quot;;[.F47];&quot;&quot;&quot;,wikipedia:&quot;&quot;&quot;;[.G47];&quot;&quot;&quot;,wikidata:&quot;&quot;&quot;;[.H47];&quot;&quot;&quot;,source:&quot;&quot;&quot;;[.I47];&quot;&quot;&quot;,alt_name:&quot;&quot;&quot;;[.J47];&quot;&quot;&quot;},&quot;)" office:value-type="string" office:string-value="{name:&quot;Menhir de Pedra Llarga o de la Pedra del Diable&quot;,municipi:&quot;Palau-solità i Plegamans&quot;,lat:41.5805966,lon:2.1799847,hi_es:&quot;SI&quot;,megalith_type:&quot;menhir&quot;,wikipedia:&quot;&quot;,wikidata:&quot;&quot;,source:&quot;&quot;,alt_name:&quot;&quot;}," calcext:value-type="string">
            <text:p>{name:"Menhir de Pedra Llarga o de la Pedra del Diable",municipi:"Palau-solità i Plegamans",lat:41.5805966,lon:2.1799847,hi_es:"SI",megalith_type:"menhir",wikipedia:"",wikidata:"",source:"",alt_name:""},</text:p>
          </table:table-cell>
          <table:table-cell table:formula="of:=CONCATENATE(&quot;{&quot;;&quot;&quot;&quot;name&quot;&quot;:&quot;&quot;&quot;;[.A47];&quot;&quot;&quot;,&quot;&quot;municipi&quot;&quot;:&quot;&quot;&quot;;[.B47];&quot;&quot;&quot;,&quot;&quot;lat&quot;&quot;:&quot;;[.C47];&quot;,&quot;&quot;lon&quot;&quot;:&quot;;[.D47];&quot;,&quot;&quot;hi_es&quot;&quot;:&quot;&quot;&quot;;[.E47];&quot;&quot;&quot;,&quot;&quot;megalith_type&quot;&quot;:&quot;&quot;&quot;;[.F47];&quot;&quot;&quot;,&quot;&quot;wikipedia&quot;&quot;:&quot;&quot;&quot;;[.G47];&quot;&quot;&quot;,&quot;&quot;wikidata&quot;&quot;:&quot;&quot;&quot;;[.H47];&quot;&quot;&quot;,&quot;&quot;source&quot;&quot;:&quot;&quot;&quot;;[.I47];&quot;&quot;&quot;,&quot;&quot;alt_name&quot;&quot;:&quot;&quot;&quot;;[.J47];&quot;&quot;&quot;},&quot;)" office:value-type="string" office:string-value="{&quot;name&quot;:&quot;Menhir de Pedra Llarga o de la Pedra del Diable&quot;,&quot;municipi&quot;:&quot;Palau-solità i Plegamans&quot;,&quot;lat&quot;:41.5805966,&quot;lon&quot;:2.1799847,&quot;hi_es&quot;:&quot;SI&quot;,&quot;megalith_type&quot;:&quot;menhir&quot;,&quot;wikipedia&quot;:&quot;&quot;,&quot;wikidata&quot;:&quot;&quot;,&quot;source&quot;:&quot;&quot;,&quot;alt_name&quot;:&quot;&quot;}," calcext:value-type="string">
            <text:p>{"name":"Menhir de Pedra Llarga o de la Pedra del Diable","municipi":"Palau-solità i Plegamans","lat":41.5805966,"lon":2.1799847,"hi_es":"SI","megalith_type":"menhir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e Pedra Gentil</text:p>
          </table:table-cell>
          <table:table-cell office:value-type="string" calcext:value-type="string">
            <text:p>Vallgorguina</text:p>
          </table:table-cell>
          <table:table-cell office:value-type="string" calcext:value-type="string">
            <text:p>41.6518454</text:p>
          </table:table-cell>
          <table:table-cell office:value-type="string" calcext:value-type="string">
            <text:p>2.486874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office:value-type="string" calcext:value-type="string">
            <text:p>ca:Pedra Gentil</text:p>
          </table:table-cell>
          <table:table-cell office:value-type="string" calcext:value-type="string">
            <text:p>Q4894571</text:p>
          </table:table-cell>
          <table:table-cell table:number-columns-repeated="2"/>
          <table:table-cell table:style-name="ce24" table:formula="of:=CONCATENATE(&quot;{&quot;;&quot;name:&quot;&quot;&quot;;[.A48];&quot;&quot;&quot;,municipi:&quot;&quot;&quot;;[.B48];&quot;&quot;&quot;,lat:&quot;;[.C48];&quot;,lon:&quot;;[.D48];&quot;,hi_es:&quot;&quot;&quot;;[.E48];&quot;&quot;&quot;,megalith_type:&quot;&quot;&quot;;[.F48];&quot;&quot;&quot;,wikipedia:&quot;&quot;&quot;;[.G48];&quot;&quot;&quot;,wikidata:&quot;&quot;&quot;;[.H48];&quot;&quot;&quot;,source:&quot;&quot;&quot;;[.I48];&quot;&quot;&quot;,alt_name:&quot;&quot;&quot;;[.J48];&quot;&quot;&quot;},&quot;)" office:value-type="string" office:string-value="{name:&quot;Dolmen de Pedra Gentil&quot;,municipi:&quot;Vallgorguina&quot;,lat:41.6518454,lon:2.4868748,hi_es:&quot;SI&quot;,megalith_type:&quot;dolmen&quot;,wikipedia:&quot;ca:Pedra Gentil&quot;,wikidata:&quot;Q4894571&quot;,source:&quot;&quot;,alt_name:&quot;&quot;}," calcext:value-type="string">
            <text:p>{name:"Dolmen de Pedra Gentil",municipi:"Vallgorguina",lat:41.6518454,lon:2.4868748,hi_es:"SI",megalith_type:"dolmen",wikipedia:"ca:Pedra Gentil",wikidata:"Q4894571",source:"",alt_name:""},</text:p>
          </table:table-cell>
          <table:table-cell table:formula="of:=CONCATENATE(&quot;{&quot;;&quot;&quot;&quot;name&quot;&quot;:&quot;&quot;&quot;;[.A48];&quot;&quot;&quot;,&quot;&quot;municipi&quot;&quot;:&quot;&quot;&quot;;[.B48];&quot;&quot;&quot;,&quot;&quot;lat&quot;&quot;:&quot;;[.C48];&quot;,&quot;&quot;lon&quot;&quot;:&quot;;[.D48];&quot;,&quot;&quot;hi_es&quot;&quot;:&quot;&quot;&quot;;[.E48];&quot;&quot;&quot;,&quot;&quot;megalith_type&quot;&quot;:&quot;&quot;&quot;;[.F48];&quot;&quot;&quot;,&quot;&quot;wikipedia&quot;&quot;:&quot;&quot;&quot;;[.G48];&quot;&quot;&quot;,&quot;&quot;wikidata&quot;&quot;:&quot;&quot;&quot;;[.H48];&quot;&quot;&quot;,&quot;&quot;source&quot;&quot;:&quot;&quot;&quot;;[.I48];&quot;&quot;&quot;,&quot;&quot;alt_name&quot;&quot;:&quot;&quot;&quot;;[.J48];&quot;&quot;&quot;},&quot;)" office:value-type="string" office:string-value="{&quot;name&quot;:&quot;Dolmen de Pedra Gentil&quot;,&quot;municipi&quot;:&quot;Vallgorguina&quot;,&quot;lat&quot;:41.6518454,&quot;lon&quot;:2.4868748,&quot;hi_es&quot;:&quot;SI&quot;,&quot;megalith_type&quot;:&quot;dolmen&quot;,&quot;wikipedia&quot;:&quot;ca:Pedra Gentil&quot;,&quot;wikidata&quot;:&quot;Q4894571&quot;,&quot;source&quot;:&quot;&quot;,&quot;alt_name&quot;:&quot;&quot;}," calcext:value-type="string">
            <text:p>{"name":"Dolmen de Pedra Gentil","municipi":"Vallgorguina","lat":41.6518454,"lon":2.4868748,"hi_es":"SI","megalith_type":"dolmen","wikipedia":"ca:Pedra Gentil","wikidata":"Q4894571","source":"","alt_name":""},</text:p>
          </table:table-cell>
        </table:table-row>
        <table:table-row table:style-name="ro2">
          <table:table-cell office:value-type="string" calcext:value-type="string">
            <text:p>Cap de l’Home</text:p>
          </table:table-cell>
          <table:table-cell office:value-type="string" calcext:value-type="string">
            <text:p>Roses</text:p>
          </table:table-cell>
          <table:table-cell office:value-type="string" calcext:value-type="string">
            <text:p>42.2646677</text:p>
          </table:table-cell>
          <table:table-cell office:value-type="string" calcext:value-type="string">
            <text:p>3.1896892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49];&quot;&quot;&quot;,municipi:&quot;&quot;&quot;;[.B49];&quot;&quot;&quot;,lat:&quot;;[.C49];&quot;,lon:&quot;;[.D49];&quot;,hi_es:&quot;&quot;&quot;;[.E49];&quot;&quot;&quot;,megalith_type:&quot;&quot;&quot;;[.F49];&quot;&quot;&quot;,wikipedia:&quot;&quot;&quot;;[.G49];&quot;&quot;&quot;,wikidata:&quot;&quot;&quot;;[.H49];&quot;&quot;&quot;,source:&quot;&quot;&quot;;[.I49];&quot;&quot;&quot;,alt_name:&quot;&quot;&quot;;[.J49];&quot;&quot;&quot;},&quot;)" office:value-type="string" office:string-value="{name:&quot;Cap de l’Home&quot;,municipi:&quot;Roses&quot;,lat:42.2646677,lon:3.1896892,hi_es:&quot;SI&quot;,megalith_type:&quot;dolmen&quot;,wikipedia:&quot;&quot;,wikidata:&quot;&quot;,source:&quot;&quot;,alt_name:&quot;&quot;}," calcext:value-type="string">
            <text:p>{name:"Cap de l’Home",municipi:"Roses",lat:42.2646677,lon:3.1896892,hi_es:"SI",megalith_type:"dolmen",wikipedia:"",wikidata:"",source:"",alt_name:""},</text:p>
          </table:table-cell>
          <table:table-cell table:formula="of:=CONCATENATE(&quot;{&quot;;&quot;&quot;&quot;name&quot;&quot;:&quot;&quot;&quot;;[.A49];&quot;&quot;&quot;,&quot;&quot;municipi&quot;&quot;:&quot;&quot;&quot;;[.B49];&quot;&quot;&quot;,&quot;&quot;lat&quot;&quot;:&quot;;[.C49];&quot;,&quot;&quot;lon&quot;&quot;:&quot;;[.D49];&quot;,&quot;&quot;hi_es&quot;&quot;:&quot;&quot;&quot;;[.E49];&quot;&quot;&quot;,&quot;&quot;megalith_type&quot;&quot;:&quot;&quot;&quot;;[.F49];&quot;&quot;&quot;,&quot;&quot;wikipedia&quot;&quot;:&quot;&quot;&quot;;[.G49];&quot;&quot;&quot;,&quot;&quot;wikidata&quot;&quot;:&quot;&quot;&quot;;[.H49];&quot;&quot;&quot;,&quot;&quot;source&quot;&quot;:&quot;&quot;&quot;;[.I49];&quot;&quot;&quot;,&quot;&quot;alt_name&quot;&quot;:&quot;&quot;&quot;;[.J49];&quot;&quot;&quot;},&quot;)" office:value-type="string" office:string-value="{&quot;name&quot;:&quot;Cap de l’Home&quot;,&quot;municipi&quot;:&quot;Roses&quot;,&quot;lat&quot;:42.2646677,&quot;lon&quot;:3.1896892,&quot;hi_es&quot;:&quot;SI&quot;,&quot;megalith_type&quot;:&quot;dolmen&quot;,&quot;wikipedia&quot;:&quot;&quot;,&quot;wikidata&quot;:&quot;&quot;,&quot;source&quot;:&quot;&quot;,&quot;alt_name&quot;:&quot;&quot;}," calcext:value-type="string">
            <text:p>{"name":"Cap de l’Home","municipi":"Roses","lat":42.2646677,"lon":3.1896892,"hi_es":"SI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Menhir de Casa Cremada I</text:p>
          </table:table-cell>
          <table:table-cell office:value-type="string" calcext:value-type="string">
            <text:p>Roses</text:p>
          </table:table-cell>
          <table:table-cell office:value-type="string" calcext:value-type="string">
            <text:p>42.26427</text:p>
          </table:table-cell>
          <table:table-cell office:value-type="string" calcext:value-type="string">
            <text:p>3.1951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hir</text:p>
          </table:table-cell>
          <table:table-cell table:number-columns-repeated="4"/>
          <table:table-cell table:style-name="ce24" table:formula="of:=CONCATENATE(&quot;{&quot;;&quot;name:&quot;&quot;&quot;;[.A50];&quot;&quot;&quot;,municipi:&quot;&quot;&quot;;[.B50];&quot;&quot;&quot;,lat:&quot;;[.C50];&quot;,lon:&quot;;[.D50];&quot;,hi_es:&quot;&quot;&quot;;[.E50];&quot;&quot;&quot;,megalith_type:&quot;&quot;&quot;;[.F50];&quot;&quot;&quot;,wikipedia:&quot;&quot;&quot;;[.G50];&quot;&quot;&quot;,wikidata:&quot;&quot;&quot;;[.H50];&quot;&quot;&quot;,source:&quot;&quot;&quot;;[.I50];&quot;&quot;&quot;,alt_name:&quot;&quot;&quot;;[.J50];&quot;&quot;&quot;},&quot;)" office:value-type="string" office:string-value="{name:&quot;Menhir de Casa Cremada I&quot;,municipi:&quot;Roses&quot;,lat:42.26427,lon:3.19518,hi_es:&quot;SI&quot;,megalith_type:&quot;menhir&quot;,wikipedia:&quot;&quot;,wikidata:&quot;&quot;,source:&quot;&quot;,alt_name:&quot;&quot;}," calcext:value-type="string">
            <text:p>{name:"Menhir de Casa Cremada I",municipi:"Roses",lat:42.26427,lon:3.19518,hi_es:"SI",megalith_type:"menhir",wikipedia:"",wikidata:"",source:"",alt_name:""},</text:p>
          </table:table-cell>
          <table:table-cell table:formula="of:=CONCATENATE(&quot;{&quot;;&quot;&quot;&quot;name&quot;&quot;:&quot;&quot;&quot;;[.A50];&quot;&quot;&quot;,&quot;&quot;municipi&quot;&quot;:&quot;&quot;&quot;;[.B50];&quot;&quot;&quot;,&quot;&quot;lat&quot;&quot;:&quot;;[.C50];&quot;,&quot;&quot;lon&quot;&quot;:&quot;;[.D50];&quot;,&quot;&quot;hi_es&quot;&quot;:&quot;&quot;&quot;;[.E50];&quot;&quot;&quot;,&quot;&quot;megalith_type&quot;&quot;:&quot;&quot;&quot;;[.F50];&quot;&quot;&quot;,&quot;&quot;wikipedia&quot;&quot;:&quot;&quot;&quot;;[.G50];&quot;&quot;&quot;,&quot;&quot;wikidata&quot;&quot;:&quot;&quot;&quot;;[.H50];&quot;&quot;&quot;,&quot;&quot;source&quot;&quot;:&quot;&quot;&quot;;[.I50];&quot;&quot;&quot;,&quot;&quot;alt_name&quot;&quot;:&quot;&quot;&quot;;[.J50];&quot;&quot;&quot;},&quot;)" office:value-type="string" office:string-value="{&quot;name&quot;:&quot;Menhir de Casa Cremada I&quot;,&quot;municipi&quot;:&quot;Roses&quot;,&quot;lat&quot;:42.26427,&quot;lon&quot;:3.19518,&quot;hi_es&quot;:&quot;SI&quot;,&quot;megalith_type&quot;:&quot;menhir&quot;,&quot;wikipedia&quot;:&quot;&quot;,&quot;wikidata&quot;:&quot;&quot;,&quot;source&quot;:&quot;&quot;,&quot;alt_name&quot;:&quot;&quot;}," calcext:value-type="string">
            <text:p>{"name":"Menhir de Casa Cremada I","municipi":"Roses","lat":42.26427,"lon":3.19518,"hi_es":"SI","megalith_type":"menhir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e Serra Cavallera</text:p>
          </table:table-cell>
          <table:table-cell office:value-type="string" calcext:value-type="string">
            <text:p>Sentmenat</text:p>
          </table:table-cell>
          <table:table-cell office:value-type="string" calcext:value-type="string">
            <text:p>41.6274357</text:p>
          </table:table-cell>
          <table:table-cell office:value-type="string" calcext:value-type="string">
            <text:p>2.115611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51];&quot;&quot;&quot;,municipi:&quot;&quot;&quot;;[.B51];&quot;&quot;&quot;,lat:&quot;;[.C51];&quot;,lon:&quot;;[.D51];&quot;,hi_es:&quot;&quot;&quot;;[.E51];&quot;&quot;&quot;,megalith_type:&quot;&quot;&quot;;[.F51];&quot;&quot;&quot;,wikipedia:&quot;&quot;&quot;;[.G51];&quot;&quot;&quot;,wikidata:&quot;&quot;&quot;;[.H51];&quot;&quot;&quot;,source:&quot;&quot;&quot;;[.I51];&quot;&quot;&quot;,alt_name:&quot;&quot;&quot;;[.J51];&quot;&quot;&quot;},&quot;)" office:value-type="string" office:string-value="{name:&quot;Dolmen de Serra Cavallera&quot;,municipi:&quot;Sentmenat&quot;,lat:41.6274357,lon:2.1156119,hi_es:&quot;SI&quot;,megalith_type:&quot;dolmen&quot;,wikipedia:&quot;&quot;,wikidata:&quot;&quot;,source:&quot;&quot;,alt_name:&quot;&quot;}," calcext:value-type="string">
            <text:p>{name:"Dolmen de Serra Cavallera",municipi:"Sentmenat",lat:41.6274357,lon:2.1156119,hi_es:"SI",megalith_type:"dolmen",wikipedia:"",wikidata:"",source:"",alt_name:""},</text:p>
          </table:table-cell>
          <table:table-cell table:formula="of:=CONCATENATE(&quot;{&quot;;&quot;&quot;&quot;name&quot;&quot;:&quot;&quot;&quot;;[.A51];&quot;&quot;&quot;,&quot;&quot;municipi&quot;&quot;:&quot;&quot;&quot;;[.B51];&quot;&quot;&quot;,&quot;&quot;lat&quot;&quot;:&quot;;[.C51];&quot;,&quot;&quot;lon&quot;&quot;:&quot;;[.D51];&quot;,&quot;&quot;hi_es&quot;&quot;:&quot;&quot;&quot;;[.E51];&quot;&quot;&quot;,&quot;&quot;megalith_type&quot;&quot;:&quot;&quot;&quot;;[.F51];&quot;&quot;&quot;,&quot;&quot;wikipedia&quot;&quot;:&quot;&quot;&quot;;[.G51];&quot;&quot;&quot;,&quot;&quot;wikidata&quot;&quot;:&quot;&quot;&quot;;[.H51];&quot;&quot;&quot;,&quot;&quot;source&quot;&quot;:&quot;&quot;&quot;;[.I51];&quot;&quot;&quot;,&quot;&quot;alt_name&quot;&quot;:&quot;&quot;&quot;;[.J51];&quot;&quot;&quot;},&quot;)" office:value-type="string" office:string-value="{&quot;name&quot;:&quot;Dolmen de Serra Cavallera&quot;,&quot;municipi&quot;:&quot;Sentmenat&quot;,&quot;lat&quot;:41.6274357,&quot;lon&quot;:2.1156119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e Serra Cavallera","municipi":"Sentmenat","lat":41.6274357,"lon":2.1156119,"hi_es":"SI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Pedra Foradada</text:p>
          </table:table-cell>
          <table:table-cell office:value-type="string" calcext:value-type="string">
            <text:p>Vilanova del Vallès</text:p>
          </table:table-cell>
          <table:table-cell office:value-type="string" calcext:value-type="string">
            <text:p>41.5635701</text:p>
          </table:table-cell>
          <table:table-cell office:value-type="string" calcext:value-type="string">
            <text:p>2.317887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burial_stone</text:p>
          </table:table-cell>
          <table:table-cell table:number-columns-repeated="4"/>
          <table:table-cell table:style-name="ce24" table:formula="of:=CONCATENATE(&quot;{&quot;;&quot;name:&quot;&quot;&quot;;[.A52];&quot;&quot;&quot;,municipi:&quot;&quot;&quot;;[.B52];&quot;&quot;&quot;,lat:&quot;;[.C52];&quot;,lon:&quot;;[.D52];&quot;,hi_es:&quot;&quot;&quot;;[.E52];&quot;&quot;&quot;,megalith_type:&quot;&quot;&quot;;[.F52];&quot;&quot;&quot;,wikipedia:&quot;&quot;&quot;;[.G52];&quot;&quot;&quot;,wikidata:&quot;&quot;&quot;;[.H52];&quot;&quot;&quot;,source:&quot;&quot;&quot;;[.I52];&quot;&quot;&quot;,alt_name:&quot;&quot;&quot;;[.J52];&quot;&quot;&quot;},&quot;)" office:value-type="string" office:string-value="{name:&quot;Pedra Foradada&quot;,municipi:&quot;Vilanova del Vallès&quot;,lat:41.5635701,lon:2.3178879,hi_es:&quot;SI&quot;,megalith_type:&quot;burial_stone&quot;,wikipedia:&quot;&quot;,wikidata:&quot;&quot;,source:&quot;&quot;,alt_name:&quot;&quot;}," calcext:value-type="string">
            <text:p>{name:"Pedra Foradada",municipi:"Vilanova del Vallès",lat:41.5635701,lon:2.3178879,hi_es:"SI",megalith_type:"burial_stone",wikipedia:"",wikidata:"",source:"",alt_name:""},</text:p>
          </table:table-cell>
          <table:table-cell table:formula="of:=CONCATENATE(&quot;{&quot;;&quot;&quot;&quot;name&quot;&quot;:&quot;&quot;&quot;;[.A52];&quot;&quot;&quot;,&quot;&quot;municipi&quot;&quot;:&quot;&quot;&quot;;[.B52];&quot;&quot;&quot;,&quot;&quot;lat&quot;&quot;:&quot;;[.C52];&quot;,&quot;&quot;lon&quot;&quot;:&quot;;[.D52];&quot;,&quot;&quot;hi_es&quot;&quot;:&quot;&quot;&quot;;[.E52];&quot;&quot;&quot;,&quot;&quot;megalith_type&quot;&quot;:&quot;&quot;&quot;;[.F52];&quot;&quot;&quot;,&quot;&quot;wikipedia&quot;&quot;:&quot;&quot;&quot;;[.G52];&quot;&quot;&quot;,&quot;&quot;wikidata&quot;&quot;:&quot;&quot;&quot;;[.H52];&quot;&quot;&quot;,&quot;&quot;source&quot;&quot;:&quot;&quot;&quot;;[.I52];&quot;&quot;&quot;,&quot;&quot;alt_name&quot;&quot;:&quot;&quot;&quot;;[.J52];&quot;&quot;&quot;},&quot;)" office:value-type="string" office:string-value="{&quot;name&quot;:&quot;Pedra Foradada&quot;,&quot;municipi&quot;:&quot;Vilanova del Vallès&quot;,&quot;lat&quot;:41.5635701,&quot;lon&quot;:2.3178879,&quot;hi_es&quot;:&quot;SI&quot;,&quot;megalith_type&quot;:&quot;burial_stone&quot;,&quot;wikipedia&quot;:&quot;&quot;,&quot;wikidata&quot;:&quot;&quot;,&quot;source&quot;:&quot;&quot;,&quot;alt_name&quot;:&quot;&quot;}," calcext:value-type="string">
            <text:p>{"name":"Pedra Foradada","municipi":"Vilanova del Vallès","lat":41.5635701,"lon":2.3178879,"hi_es":"SI","megalith_type":"burial_stone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e Colldegria</text:p>
          </table:table-cell>
          <table:table-cell office:value-type="string" calcext:value-type="string">
            <text:p>Cellera de Ter</text:p>
          </table:table-cell>
          <table:table-cell office:value-type="string" calcext:value-type="string">
            <text:p>41.9780813</text:p>
          </table:table-cell>
          <table:table-cell office:value-type="string" calcext:value-type="string">
            <text:p>2.604826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http://dolmensmenhirs.blogspot.com/2015/01/dolmen-de-colldegria-la-selva.html</text:p>
          </table:table-cell>
          <table:table-cell/>
          <table:table-cell table:style-name="ce24" table:formula="of:=CONCATENATE(&quot;{&quot;;&quot;name:&quot;&quot;&quot;;[.A53];&quot;&quot;&quot;,municipi:&quot;&quot;&quot;;[.B53];&quot;&quot;&quot;,lat:&quot;;[.C53];&quot;,lon:&quot;;[.D53];&quot;,hi_es:&quot;&quot;&quot;;[.E53];&quot;&quot;&quot;,megalith_type:&quot;&quot;&quot;;[.F53];&quot;&quot;&quot;,wikipedia:&quot;&quot;&quot;;[.G53];&quot;&quot;&quot;,wikidata:&quot;&quot;&quot;;[.H53];&quot;&quot;&quot;,source:&quot;&quot;&quot;;[.I53];&quot;&quot;&quot;,alt_name:&quot;&quot;&quot;;[.J53];&quot;&quot;&quot;},&quot;)" office:value-type="string" office:string-value="{name:&quot;Dolmen de Colldegria&quot;,municipi:&quot;Cellera de Ter&quot;,lat:41.9780813,lon:2.6048269,hi_es:&quot;SI&quot;,megalith_type:&quot;dolmen&quot;,wikipedia:&quot;&quot;,wikidata:&quot;&quot;,source:&quot;http://dolmensmenhirs.blogspot.com/2015/01/dolmen-de-colldegria-la-selva.html&quot;,alt_name:&quot;&quot;}," calcext:value-type="string">
            <text:p>{name:"Dolmen de Colldegria",municipi:"Cellera de Ter",lat:41.9780813,lon:2.6048269,hi_es:"SI",megalith_type:"dolmen",wikipedia:"",wikidata:"",source:"http://dolmensmenhirs.blogspot.com/2015/01/dolmen-de-colldegria-la-selva.html",alt_name:""},</text:p>
          </table:table-cell>
          <table:table-cell table:formula="of:=CONCATENATE(&quot;{&quot;;&quot;&quot;&quot;name&quot;&quot;:&quot;&quot;&quot;;[.A53];&quot;&quot;&quot;,&quot;&quot;municipi&quot;&quot;:&quot;&quot;&quot;;[.B53];&quot;&quot;&quot;,&quot;&quot;lat&quot;&quot;:&quot;;[.C53];&quot;,&quot;&quot;lon&quot;&quot;:&quot;;[.D53];&quot;,&quot;&quot;hi_es&quot;&quot;:&quot;&quot;&quot;;[.E53];&quot;&quot;&quot;,&quot;&quot;megalith_type&quot;&quot;:&quot;&quot;&quot;;[.F53];&quot;&quot;&quot;,&quot;&quot;wikipedia&quot;&quot;:&quot;&quot;&quot;;[.G53];&quot;&quot;&quot;,&quot;&quot;wikidata&quot;&quot;:&quot;&quot;&quot;;[.H53];&quot;&quot;&quot;,&quot;&quot;source&quot;&quot;:&quot;&quot;&quot;;[.I53];&quot;&quot;&quot;,&quot;&quot;alt_name&quot;&quot;:&quot;&quot;&quot;;[.J53];&quot;&quot;&quot;},&quot;)" office:value-type="string" office:string-value="{&quot;name&quot;:&quot;Dolmen de Colldegria&quot;,&quot;municipi&quot;:&quot;Cellera de Ter&quot;,&quot;lat&quot;:41.9780813,&quot;lon&quot;:2.6048269,&quot;hi_es&quot;:&quot;SI&quot;,&quot;megalith_type&quot;:&quot;dolmen&quot;,&quot;wikipedia&quot;:&quot;&quot;,&quot;wikidata&quot;:&quot;&quot;,&quot;source&quot;:&quot;http://dolmensmenhirs.blogspot.com/2015/01/dolmen-de-colldegria-la-selva.html&quot;,&quot;alt_name&quot;:&quot;&quot;}," calcext:value-type="string">
            <text:p>{"name":"Dolmen de Colldegria","municipi":"Cellera de Ter","lat":41.9780813,"lon":2.6048269,"hi_es":"SI","megalith_type":"dolmen","wikipedia":"","wikidata":"","source":"http://dolmensmenhirs.blogspot.com/2015/01/dolmen-de-colldegria-la-selva.html","alt_name":""},</text:p>
          </table:table-cell>
        </table:table-row>
        <table:table-row table:style-name="ro2">
          <table:table-cell office:value-type="string" calcext:value-type="string">
            <text:p>Cova-Dolmen del Rec de la Quarantena I</text:p>
          </table:table-cell>
          <table:table-cell office:value-type="string" calcext:value-type="string">
            <text:p>Roses</text:p>
          </table:table-cell>
          <table:table-cell office:value-type="string" calcext:value-type="string">
            <text:p>42.26076</text:p>
          </table:table-cell>
          <table:table-cell office:value-type="string" calcext:value-type="string">
            <text:p>3.20336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http://www.rosespedia.cat/index.php/Cova-dolmen_de_la_Riera_Quarentena_I</text:p>
          </table:table-cell>
          <table:table-cell/>
          <table:table-cell table:style-name="ce24" table:formula="of:=CONCATENATE(&quot;{&quot;;&quot;name:&quot;&quot;&quot;;[.A54];&quot;&quot;&quot;,municipi:&quot;&quot;&quot;;[.B54];&quot;&quot;&quot;,lat:&quot;;[.C54];&quot;,lon:&quot;;[.D54];&quot;,hi_es:&quot;&quot;&quot;;[.E54];&quot;&quot;&quot;,megalith_type:&quot;&quot;&quot;;[.F54];&quot;&quot;&quot;,wikipedia:&quot;&quot;&quot;;[.G54];&quot;&quot;&quot;,wikidata:&quot;&quot;&quot;;[.H54];&quot;&quot;&quot;,source:&quot;&quot;&quot;;[.I54];&quot;&quot;&quot;,alt_name:&quot;&quot;&quot;;[.J54];&quot;&quot;&quot;},&quot;)" office:value-type="string" office:string-value="{name:&quot;Cova-Dolmen del Rec de la Quarantena I&quot;,municipi:&quot;Roses&quot;,lat:42.26076,lon:3.20336,hi_es:&quot;SI&quot;,megalith_type:&quot;dolmen&quot;,wikipedia:&quot;&quot;,wikidata:&quot;&quot;,source:&quot;http://www.rosespedia.cat/index.php/Cova-dolmen_de_la_Riera_Quarentena_I&quot;,alt_name:&quot;&quot;}," calcext:value-type="string">
            <text:p>{name:"Cova-Dolmen del Rec de la Quarantena I",municipi:"Roses",lat:42.26076,lon:3.20336,hi_es:"SI",megalith_type:"dolmen",wikipedia:"",wikidata:"",source:"http://www.rosespedia.cat/index.php/Cova-dolmen_de_la_Riera_Quarentena_I",alt_name:""},</text:p>
          </table:table-cell>
          <table:table-cell table:formula="of:=CONCATENATE(&quot;{&quot;;&quot;&quot;&quot;name&quot;&quot;:&quot;&quot;&quot;;[.A54];&quot;&quot;&quot;,&quot;&quot;municipi&quot;&quot;:&quot;&quot;&quot;;[.B54];&quot;&quot;&quot;,&quot;&quot;lat&quot;&quot;:&quot;;[.C54];&quot;,&quot;&quot;lon&quot;&quot;:&quot;;[.D54];&quot;,&quot;&quot;hi_es&quot;&quot;:&quot;&quot;&quot;;[.E54];&quot;&quot;&quot;,&quot;&quot;megalith_type&quot;&quot;:&quot;&quot;&quot;;[.F54];&quot;&quot;&quot;,&quot;&quot;wikipedia&quot;&quot;:&quot;&quot;&quot;;[.G54];&quot;&quot;&quot;,&quot;&quot;wikidata&quot;&quot;:&quot;&quot;&quot;;[.H54];&quot;&quot;&quot;,&quot;&quot;source&quot;&quot;:&quot;&quot;&quot;;[.I54];&quot;&quot;&quot;,&quot;&quot;alt_name&quot;&quot;:&quot;&quot;&quot;;[.J54];&quot;&quot;&quot;},&quot;)" office:value-type="string" office:string-value="{&quot;name&quot;:&quot;Cova-Dolmen del Rec de la Quarantena I&quot;,&quot;municipi&quot;:&quot;Roses&quot;,&quot;lat&quot;:42.26076,&quot;lon&quot;:3.20336,&quot;hi_es&quot;:&quot;SI&quot;,&quot;megalith_type&quot;:&quot;dolmen&quot;,&quot;wikipedia&quot;:&quot;&quot;,&quot;wikidata&quot;:&quot;&quot;,&quot;source&quot;:&quot;http://www.rosespedia.cat/index.php/Cova-dolmen_de_la_Riera_Quarentena_I&quot;,&quot;alt_name&quot;:&quot;&quot;}," calcext:value-type="string">
            <text:p>{"name":"Cova-Dolmen del Rec de la Quarantena I","municipi":"Roses","lat":42.26076,"lon":3.20336,"hi_es":"SI","megalith_type":"dolmen","wikipedia":"","wikidata":"","source":"http://www.rosespedia.cat/index.php/Cova-dolmen_de_la_Riera_Quarentena_I","alt_name":""},</text:p>
          </table:table-cell>
        </table:table-row>
        <table:table-row table:style-name="ro2">
          <table:table-cell office:value-type="string" calcext:value-type="string">
            <text:p>Dolmen del Puig d'Arques</text:p>
          </table:table-cell>
          <table:table-cell office:value-type="string" calcext:value-type="string">
            <text:p>Cruïlles</text:p>
          </table:table-cell>
          <table:table-cell office:value-type="string" calcext:value-type="string">
            <text:p>41.8891455</text:p>
          </table:table-cell>
          <table:table-cell office:value-type="string" calcext:value-type="string">
            <text:p>2.9973256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55];&quot;&quot;&quot;,municipi:&quot;&quot;&quot;;[.B55];&quot;&quot;&quot;,lat:&quot;;[.C55];&quot;,lon:&quot;;[.D55];&quot;,hi_es:&quot;&quot;&quot;;[.E55];&quot;&quot;&quot;,megalith_type:&quot;&quot;&quot;;[.F55];&quot;&quot;&quot;,wikipedia:&quot;&quot;&quot;;[.G55];&quot;&quot;&quot;,wikidata:&quot;&quot;&quot;;[.H55];&quot;&quot;&quot;,source:&quot;&quot;&quot;;[.I55];&quot;&quot;&quot;,alt_name:&quot;&quot;&quot;;[.J55];&quot;&quot;&quot;},&quot;)" office:value-type="string" office:string-value="{name:&quot;Dolmen del Puig d'Arques&quot;,municipi:&quot;Cruïlles&quot;,lat:41.8891455,lon:2.9973256,hi_es:&quot;SI&quot;,megalith_type:&quot;dolmen&quot;,wikipedia:&quot;&quot;,wikidata:&quot;&quot;,source:&quot;&quot;,alt_name:&quot;&quot;}," calcext:value-type="string">
            <text:p>{name:"Dolmen del Puig d'Arques",municipi:"Cruïlles",lat:41.8891455,lon:2.9973256,hi_es:"SI",megalith_type:"dolmen",wikipedia:"",wikidata:"",source:"",alt_name:""},</text:p>
          </table:table-cell>
          <table:table-cell table:formula="of:=CONCATENATE(&quot;{&quot;;&quot;&quot;&quot;name&quot;&quot;:&quot;&quot;&quot;;[.A55];&quot;&quot;&quot;,&quot;&quot;municipi&quot;&quot;:&quot;&quot;&quot;;[.B55];&quot;&quot;&quot;,&quot;&quot;lat&quot;&quot;:&quot;;[.C55];&quot;,&quot;&quot;lon&quot;&quot;:&quot;;[.D55];&quot;,&quot;&quot;hi_es&quot;&quot;:&quot;&quot;&quot;;[.E55];&quot;&quot;&quot;,&quot;&quot;megalith_type&quot;&quot;:&quot;&quot;&quot;;[.F55];&quot;&quot;&quot;,&quot;&quot;wikipedia&quot;&quot;:&quot;&quot;&quot;;[.G55];&quot;&quot;&quot;,&quot;&quot;wikidata&quot;&quot;:&quot;&quot;&quot;;[.H55];&quot;&quot;&quot;,&quot;&quot;source&quot;&quot;:&quot;&quot;&quot;;[.I55];&quot;&quot;&quot;,&quot;&quot;alt_name&quot;&quot;:&quot;&quot;&quot;;[.J55];&quot;&quot;&quot;},&quot;)" office:value-type="string" office:string-value="{&quot;name&quot;:&quot;Dolmen del Puig d'Arques&quot;,&quot;municipi&quot;:&quot;Cruïlles&quot;,&quot;lat&quot;:41.8891455,&quot;lon&quot;:2.9973256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el Puig d'Arques","municipi":"Cruïlles","lat":41.8891455,"lon":2.9973256,"hi_es":"SI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'en Botey</text:p>
          </table:table-cell>
          <table:table-cell office:value-type="string" calcext:value-type="string">
            <text:p>Fitor (Forallac)</text:p>
          </table:table-cell>
          <table:table-cell office:value-type="string" calcext:value-type="string">
            <text:p>41.9038398</text:p>
          </table:table-cell>
          <table:table-cell office:value-type="string" calcext:value-type="string">
            <text:p>3.122353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http://dolmensmenhirs.blogspot.com/2014/04/dolmen-den-botey-baix-emporda.html</text:p>
          </table:table-cell>
          <table:table-cell/>
          <table:table-cell table:style-name="ce24" table:formula="of:=CONCATENATE(&quot;{&quot;;&quot;name:&quot;&quot;&quot;;[.A56];&quot;&quot;&quot;,municipi:&quot;&quot;&quot;;[.B56];&quot;&quot;&quot;,lat:&quot;;[.C56];&quot;,lon:&quot;;[.D56];&quot;,hi_es:&quot;&quot;&quot;;[.E56];&quot;&quot;&quot;,megalith_type:&quot;&quot;&quot;;[.F56];&quot;&quot;&quot;,wikipedia:&quot;&quot;&quot;;[.G56];&quot;&quot;&quot;,wikidata:&quot;&quot;&quot;;[.H56];&quot;&quot;&quot;,source:&quot;&quot;&quot;;[.I56];&quot;&quot;&quot;,alt_name:&quot;&quot;&quot;;[.J56];&quot;&quot;&quot;},&quot;)" office:value-type="string" office:string-value="{name:&quot;Dolmen d'en Botey&quot;,municipi:&quot;Fitor (Forallac)&quot;,lat:41.9038398,lon:3.1223533,hi_es:&quot;SI&quot;,megalith_type:&quot;dolmen&quot;,wikipedia:&quot;&quot;,wikidata:&quot;&quot;,source:&quot;http://dolmensmenhirs.blogspot.com/2014/04/dolmen-den-botey-baix-emporda.html&quot;,alt_name:&quot;&quot;}," calcext:value-type="string">
            <text:p>{name:"Dolmen d'en Botey",municipi:"Fitor (Forallac)",lat:41.9038398,lon:3.1223533,hi_es:"SI",megalith_type:"dolmen",wikipedia:"",wikidata:"",source:"http://dolmensmenhirs.blogspot.com/2014/04/dolmen-den-botey-baix-emporda.html",alt_name:""},</text:p>
          </table:table-cell>
          <table:table-cell table:formula="of:=CONCATENATE(&quot;{&quot;;&quot;&quot;&quot;name&quot;&quot;:&quot;&quot;&quot;;[.A56];&quot;&quot;&quot;,&quot;&quot;municipi&quot;&quot;:&quot;&quot;&quot;;[.B56];&quot;&quot;&quot;,&quot;&quot;lat&quot;&quot;:&quot;;[.C56];&quot;,&quot;&quot;lon&quot;&quot;:&quot;;[.D56];&quot;,&quot;&quot;hi_es&quot;&quot;:&quot;&quot;&quot;;[.E56];&quot;&quot;&quot;,&quot;&quot;megalith_type&quot;&quot;:&quot;&quot;&quot;;[.F56];&quot;&quot;&quot;,&quot;&quot;wikipedia&quot;&quot;:&quot;&quot;&quot;;[.G56];&quot;&quot;&quot;,&quot;&quot;wikidata&quot;&quot;:&quot;&quot;&quot;;[.H56];&quot;&quot;&quot;,&quot;&quot;source&quot;&quot;:&quot;&quot;&quot;;[.I56];&quot;&quot;&quot;,&quot;&quot;alt_name&quot;&quot;:&quot;&quot;&quot;;[.J56];&quot;&quot;&quot;},&quot;)" office:value-type="string" office:string-value="{&quot;name&quot;:&quot;Dolmen d'en Botey&quot;,&quot;municipi&quot;:&quot;Fitor (Forallac)&quot;,&quot;lat&quot;:41.9038398,&quot;lon&quot;:3.1223533,&quot;hi_es&quot;:&quot;SI&quot;,&quot;megalith_type&quot;:&quot;dolmen&quot;,&quot;wikipedia&quot;:&quot;&quot;,&quot;wikidata&quot;:&quot;&quot;,&quot;source&quot;:&quot;http://dolmensmenhirs.blogspot.com/2014/04/dolmen-den-botey-baix-emporda.html&quot;,&quot;alt_name&quot;:&quot;&quot;}," calcext:value-type="string">
            <text:p>{"name":"Dolmen d'en Botey","municipi":"Fitor (Forallac)","lat":41.9038398,"lon":3.1223533,"hi_es":"SI","megalith_type":"dolmen","wikipedia":"","wikidata":"","source":"http://dolmensmenhirs.blogspot.com/2014/04/dolmen-den-botey-baix-emporda.html","alt_name":""},</text:p>
          </table:table-cell>
        </table:table-row>
        <table:table-row table:style-name="ro2">
          <table:table-cell office:value-type="string" calcext:value-type="string">
            <text:p>Dolmen de L'Estanyet</text:p>
          </table:table-cell>
          <table:table-cell office:value-type="string" calcext:value-type="string">
            <text:p>Fitor (Forallac)</text:p>
          </table:table-cell>
          <table:table-cell office:value-type="string" calcext:value-type="string">
            <text:p>41.9023980</text:p>
          </table:table-cell>
          <table:table-cell office:value-type="string" calcext:value-type="string">
            <text:p>3.118233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http://dolmensmenhirs.blogspot.com/2014/04/dolmen-del-mas-estanyet-baix-emporda.html</text:p>
          </table:table-cell>
          <table:table-cell/>
          <table:table-cell table:style-name="ce24" table:formula="of:=CONCATENATE(&quot;{&quot;;&quot;name:&quot;&quot;&quot;;[.A57];&quot;&quot;&quot;,municipi:&quot;&quot;&quot;;[.B57];&quot;&quot;&quot;,lat:&quot;;[.C57];&quot;,lon:&quot;;[.D57];&quot;,hi_es:&quot;&quot;&quot;;[.E57];&quot;&quot;&quot;,megalith_type:&quot;&quot;&quot;;[.F57];&quot;&quot;&quot;,wikipedia:&quot;&quot;&quot;;[.G57];&quot;&quot;&quot;,wikidata:&quot;&quot;&quot;;[.H57];&quot;&quot;&quot;,source:&quot;&quot;&quot;;[.I57];&quot;&quot;&quot;,alt_name:&quot;&quot;&quot;;[.J57];&quot;&quot;&quot;},&quot;)" office:value-type="string" office:string-value="{name:&quot;Dolmen de L'Estanyet&quot;,municipi:&quot;Fitor (Forallac)&quot;,lat:41.9023980,lon:3.1182337,hi_es:&quot;SI&quot;,megalith_type:&quot;dolmen&quot;,wikipedia:&quot;&quot;,wikidata:&quot;&quot;,source:&quot;http://dolmensmenhirs.blogspot.com/2014/04/dolmen-del-mas-estanyet-baix-emporda.html&quot;,alt_name:&quot;&quot;}," calcext:value-type="string">
            <text:p>{name:"Dolmen de L'Estanyet",municipi:"Fitor (Forallac)",lat:41.9023980,lon:3.1182337,hi_es:"SI",megalith_type:"dolmen",wikipedia:"",wikidata:"",source:"http://dolmensmenhirs.blogspot.com/2014/04/dolmen-del-mas-estanyet-baix-emporda.html",alt_name:""},</text:p>
          </table:table-cell>
          <table:table-cell table:formula="of:=CONCATENATE(&quot;{&quot;;&quot;&quot;&quot;name&quot;&quot;:&quot;&quot;&quot;;[.A57];&quot;&quot;&quot;,&quot;&quot;municipi&quot;&quot;:&quot;&quot;&quot;;[.B57];&quot;&quot;&quot;,&quot;&quot;lat&quot;&quot;:&quot;;[.C57];&quot;,&quot;&quot;lon&quot;&quot;:&quot;;[.D57];&quot;,&quot;&quot;hi_es&quot;&quot;:&quot;&quot;&quot;;[.E57];&quot;&quot;&quot;,&quot;&quot;megalith_type&quot;&quot;:&quot;&quot;&quot;;[.F57];&quot;&quot;&quot;,&quot;&quot;wikipedia&quot;&quot;:&quot;&quot;&quot;;[.G57];&quot;&quot;&quot;,&quot;&quot;wikidata&quot;&quot;:&quot;&quot;&quot;;[.H57];&quot;&quot;&quot;,&quot;&quot;source&quot;&quot;:&quot;&quot;&quot;;[.I57];&quot;&quot;&quot;,&quot;&quot;alt_name&quot;&quot;:&quot;&quot;&quot;;[.J57];&quot;&quot;&quot;},&quot;)" office:value-type="string" office:string-value="{&quot;name&quot;:&quot;Dolmen de L'Estanyet&quot;,&quot;municipi&quot;:&quot;Fitor (Forallac)&quot;,&quot;lat&quot;:41.9023980,&quot;lon&quot;:3.1182337,&quot;hi_es&quot;:&quot;SI&quot;,&quot;megalith_type&quot;:&quot;dolmen&quot;,&quot;wikipedia&quot;:&quot;&quot;,&quot;wikidata&quot;:&quot;&quot;,&quot;source&quot;:&quot;http://dolmensmenhirs.blogspot.com/2014/04/dolmen-del-mas-estanyet-baix-emporda.html&quot;,&quot;alt_name&quot;:&quot;&quot;}," calcext:value-type="string">
            <text:p>{"name":"Dolmen de L'Estanyet","municipi":"Fitor (Forallac)","lat":41.9023980,"lon":3.1182337,"hi_es":"SI","megalith_type":"dolmen","wikipedia":"","wikidata":"","source":"http://dolmensmenhirs.blogspot.com/2014/04/dolmen-del-mas-estanyet-baix-emporda.html","alt_name":""},</text:p>
          </table:table-cell>
        </table:table-row>
        <table:table-row table:style-name="ro2">
          <table:table-cell office:value-type="string" calcext:value-type="string">
            <text:p>Dolmen del Llobinar</text:p>
          </table:table-cell>
          <table:table-cell office:value-type="string" calcext:value-type="string">
            <text:p>Fitor (Forallac)</text:p>
          </table:table-cell>
          <table:table-cell office:value-type="string" calcext:value-type="string">
            <text:p>41.9042428</text:p>
          </table:table-cell>
          <table:table-cell office:value-type="string" calcext:value-type="string">
            <text:p>3.084295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58];&quot;&quot;&quot;,municipi:&quot;&quot;&quot;;[.B58];&quot;&quot;&quot;,lat:&quot;;[.C58];&quot;,lon:&quot;;[.D58];&quot;,hi_es:&quot;&quot;&quot;;[.E58];&quot;&quot;&quot;,megalith_type:&quot;&quot;&quot;;[.F58];&quot;&quot;&quot;,wikipedia:&quot;&quot;&quot;;[.G58];&quot;&quot;&quot;,wikidata:&quot;&quot;&quot;;[.H58];&quot;&quot;&quot;,source:&quot;&quot;&quot;;[.I58];&quot;&quot;&quot;,alt_name:&quot;&quot;&quot;;[.J58];&quot;&quot;&quot;},&quot;)" office:value-type="string" office:string-value="{name:&quot;Dolmen del Llobinar&quot;,municipi:&quot;Fitor (Forallac)&quot;,lat:41.9042428,lon:3.0842954,hi_es:&quot;SI&quot;,megalith_type:&quot;dolmen&quot;,wikipedia:&quot;&quot;,wikidata:&quot;&quot;,source:&quot;&quot;,alt_name:&quot;&quot;}," calcext:value-type="string">
            <text:p>{name:"Dolmen del Llobinar",municipi:"Fitor (Forallac)",lat:41.9042428,lon:3.0842954,hi_es:"SI",megalith_type:"dolmen",wikipedia:"",wikidata:"",source:"",alt_name:""},</text:p>
          </table:table-cell>
          <table:table-cell table:formula="of:=CONCATENATE(&quot;{&quot;;&quot;&quot;&quot;name&quot;&quot;:&quot;&quot;&quot;;[.A58];&quot;&quot;&quot;,&quot;&quot;municipi&quot;&quot;:&quot;&quot;&quot;;[.B58];&quot;&quot;&quot;,&quot;&quot;lat&quot;&quot;:&quot;;[.C58];&quot;,&quot;&quot;lon&quot;&quot;:&quot;;[.D58];&quot;,&quot;&quot;hi_es&quot;&quot;:&quot;&quot;&quot;;[.E58];&quot;&quot;&quot;,&quot;&quot;megalith_type&quot;&quot;:&quot;&quot;&quot;;[.F58];&quot;&quot;&quot;,&quot;&quot;wikipedia&quot;&quot;:&quot;&quot;&quot;;[.G58];&quot;&quot;&quot;,&quot;&quot;wikidata&quot;&quot;:&quot;&quot;&quot;;[.H58];&quot;&quot;&quot;,&quot;&quot;source&quot;&quot;:&quot;&quot;&quot;;[.I58];&quot;&quot;&quot;,&quot;&quot;alt_name&quot;&quot;:&quot;&quot;&quot;;[.J58];&quot;&quot;&quot;},&quot;)" office:value-type="string" office:string-value="{&quot;name&quot;:&quot;Dolmen del Llobinar&quot;,&quot;municipi&quot;:&quot;Fitor (Forallac)&quot;,&quot;lat&quot;:41.9042428,&quot;lon&quot;:3.0842954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el Llobinar","municipi":"Fitor (Forallac)","lat":41.9042428,"lon":3.0842954,"hi_es":"SI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els Tres Peus</text:p>
          </table:table-cell>
          <table:table-cell office:value-type="string" calcext:value-type="string">
            <text:p>Fitor (Forallac)</text:p>
          </table:table-cell>
          <table:table-cell office:value-type="string" calcext:value-type="string">
            <text:p>41.9187528</text:p>
          </table:table-cell>
          <table:table-cell office:value-type="string" calcext:value-type="string">
            <text:p>3.082496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59];&quot;&quot;&quot;,municipi:&quot;&quot;&quot;;[.B59];&quot;&quot;&quot;,lat:&quot;;[.C59];&quot;,lon:&quot;;[.D59];&quot;,hi_es:&quot;&quot;&quot;;[.E59];&quot;&quot;&quot;,megalith_type:&quot;&quot;&quot;;[.F59];&quot;&quot;&quot;,wikipedia:&quot;&quot;&quot;;[.G59];&quot;&quot;&quot;,wikidata:&quot;&quot;&quot;;[.H59];&quot;&quot;&quot;,source:&quot;&quot;&quot;;[.I59];&quot;&quot;&quot;,alt_name:&quot;&quot;&quot;;[.J59];&quot;&quot;&quot;},&quot;)" office:value-type="string" office:string-value="{name:&quot;Dolmen dels Tres Peus&quot;,municipi:&quot;Fitor (Forallac)&quot;,lat:41.9187528,lon:3.0824963,hi_es:&quot;SI&quot;,megalith_type:&quot;dolmen&quot;,wikipedia:&quot;&quot;,wikidata:&quot;&quot;,source:&quot;&quot;,alt_name:&quot;&quot;}," calcext:value-type="string">
            <text:p>{name:"Dolmen dels Tres Peus",municipi:"Fitor (Forallac)",lat:41.9187528,lon:3.0824963,hi_es:"SI",megalith_type:"dolmen",wikipedia:"",wikidata:"",source:"",alt_name:""},</text:p>
          </table:table-cell>
          <table:table-cell table:formula="of:=CONCATENATE(&quot;{&quot;;&quot;&quot;&quot;name&quot;&quot;:&quot;&quot;&quot;;[.A59];&quot;&quot;&quot;,&quot;&quot;municipi&quot;&quot;:&quot;&quot;&quot;;[.B59];&quot;&quot;&quot;,&quot;&quot;lat&quot;&quot;:&quot;;[.C59];&quot;,&quot;&quot;lon&quot;&quot;:&quot;;[.D59];&quot;,&quot;&quot;hi_es&quot;&quot;:&quot;&quot;&quot;;[.E59];&quot;&quot;&quot;,&quot;&quot;megalith_type&quot;&quot;:&quot;&quot;&quot;;[.F59];&quot;&quot;&quot;,&quot;&quot;wikipedia&quot;&quot;:&quot;&quot;&quot;;[.G59];&quot;&quot;&quot;,&quot;&quot;wikidata&quot;&quot;:&quot;&quot;&quot;;[.H59];&quot;&quot;&quot;,&quot;&quot;source&quot;&quot;:&quot;&quot;&quot;;[.I59];&quot;&quot;&quot;,&quot;&quot;alt_name&quot;&quot;:&quot;&quot;&quot;;[.J59];&quot;&quot;&quot;},&quot;)" office:value-type="string" office:string-value="{&quot;name&quot;:&quot;Dolmen dels Tres Peus&quot;,&quot;municipi&quot;:&quot;Fitor (Forallac)&quot;,&quot;lat&quot;:41.9187528,&quot;lon&quot;:3.0824963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els Tres Peus","municipi":"Fitor (Forallac)","lat":41.9187528,"lon":3.0824963,"hi_es":"SI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e la Carena Jonquet-Vidal</text:p>
          </table:table-cell>
          <table:table-cell office:value-type="string" calcext:value-type="string">
            <text:p>Sant Climent de Peralta (Forallac)</text:p>
          </table:table-cell>
          <table:table-cell office:value-type="string" calcext:value-type="string">
            <text:p>41.9247730</text:p>
          </table:table-cell>
          <table:table-cell office:value-type="string" calcext:value-type="string">
            <text:p>3.0909576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http://dolmensmenhirs.blogspot.com/2014/04/dolmen-de-la-carena-jonquetvidal-baix.html</text:p>
          </table:table-cell>
          <table:table-cell/>
          <table:table-cell table:style-name="ce24" table:formula="of:=CONCATENATE(&quot;{&quot;;&quot;name:&quot;&quot;&quot;;[.A60];&quot;&quot;&quot;,municipi:&quot;&quot;&quot;;[.B60];&quot;&quot;&quot;,lat:&quot;;[.C60];&quot;,lon:&quot;;[.D60];&quot;,hi_es:&quot;&quot;&quot;;[.E60];&quot;&quot;&quot;,megalith_type:&quot;&quot;&quot;;[.F60];&quot;&quot;&quot;,wikipedia:&quot;&quot;&quot;;[.G60];&quot;&quot;&quot;,wikidata:&quot;&quot;&quot;;[.H60];&quot;&quot;&quot;,source:&quot;&quot;&quot;;[.I60];&quot;&quot;&quot;,alt_name:&quot;&quot;&quot;;[.J60];&quot;&quot;&quot;},&quot;)" office:value-type="string" office:string-value="{name:&quot;Dolmen de la Carena Jonquet-Vidal&quot;,municipi:&quot;Sant Climent de Peralta (Forallac)&quot;,lat:41.9247730,lon:3.0909576,hi_es:&quot;SI&quot;,megalith_type:&quot;dolmen&quot;,wikipedia:&quot;&quot;,wikidata:&quot;&quot;,source:&quot;http://dolmensmenhirs.blogspot.com/2014/04/dolmen-de-la-carena-jonquetvidal-baix.html&quot;,alt_name:&quot;&quot;}," calcext:value-type="string">
            <text:p>{name:"Dolmen de la Carena Jonquet-Vidal",municipi:"Sant Climent de Peralta (Forallac)",lat:41.9247730,lon:3.0909576,hi_es:"SI",megalith_type:"dolmen",wikipedia:"",wikidata:"",source:"http://dolmensmenhirs.blogspot.com/2014/04/dolmen-de-la-carena-jonquetvidal-baix.html",alt_name:""},</text:p>
          </table:table-cell>
          <table:table-cell table:formula="of:=CONCATENATE(&quot;{&quot;;&quot;&quot;&quot;name&quot;&quot;:&quot;&quot;&quot;;[.A60];&quot;&quot;&quot;,&quot;&quot;municipi&quot;&quot;:&quot;&quot;&quot;;[.B60];&quot;&quot;&quot;,&quot;&quot;lat&quot;&quot;:&quot;;[.C60];&quot;,&quot;&quot;lon&quot;&quot;:&quot;;[.D60];&quot;,&quot;&quot;hi_es&quot;&quot;:&quot;&quot;&quot;;[.E60];&quot;&quot;&quot;,&quot;&quot;megalith_type&quot;&quot;:&quot;&quot;&quot;;[.F60];&quot;&quot;&quot;,&quot;&quot;wikipedia&quot;&quot;:&quot;&quot;&quot;;[.G60];&quot;&quot;&quot;,&quot;&quot;wikidata&quot;&quot;:&quot;&quot;&quot;;[.H60];&quot;&quot;&quot;,&quot;&quot;source&quot;&quot;:&quot;&quot;&quot;;[.I60];&quot;&quot;&quot;,&quot;&quot;alt_name&quot;&quot;:&quot;&quot;&quot;;[.J60];&quot;&quot;&quot;},&quot;)" office:value-type="string" office:string-value="{&quot;name&quot;:&quot;Dolmen de la Carena Jonquet-Vidal&quot;,&quot;municipi&quot;:&quot;Sant Climent de Peralta (Forallac)&quot;,&quot;lat&quot;:41.9247730,&quot;lon&quot;:3.0909576,&quot;hi_es&quot;:&quot;SI&quot;,&quot;megalith_type&quot;:&quot;dolmen&quot;,&quot;wikipedia&quot;:&quot;&quot;,&quot;wikidata&quot;:&quot;&quot;,&quot;source&quot;:&quot;http://dolmensmenhirs.blogspot.com/2014/04/dolmen-de-la-carena-jonquetvidal-baix.html&quot;,&quot;alt_name&quot;:&quot;&quot;}," calcext:value-type="string">
            <text:p>{"name":"Dolmen de la Carena Jonquet-Vidal","municipi":"Sant Climent de Peralta (Forallac)","lat":41.9247730,"lon":3.0909576,"hi_es":"SI","megalith_type":"dolmen","wikipedia":"","wikidata":"","source":"http://dolmensmenhirs.blogspot.com/2014/04/dolmen-de-la-carena-jonquetvidal-baix.html","alt_name":""},</text:p>
          </table:table-cell>
        </table:table-row>
        <table:table-row table:style-name="ro2">
          <table:table-cell office:value-type="string" calcext:value-type="string">
            <text:p>Dolmen de la Serra Mitjana</text:p>
          </table:table-cell>
          <table:table-cell office:value-type="string" calcext:value-type="string">
            <text:p>Fitor (Forallac)</text:p>
          </table:table-cell>
          <table:table-cell office:value-type="string" calcext:value-type="string">
            <text:p>41.9192585</text:p>
          </table:table-cell>
          <table:table-cell office:value-type="string" calcext:value-type="string">
            <text:p>3.0944672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61];&quot;&quot;&quot;,municipi:&quot;&quot;&quot;;[.B61];&quot;&quot;&quot;,lat:&quot;;[.C61];&quot;,lon:&quot;;[.D61];&quot;,hi_es:&quot;&quot;&quot;;[.E61];&quot;&quot;&quot;,megalith_type:&quot;&quot;&quot;;[.F61];&quot;&quot;&quot;,wikipedia:&quot;&quot;&quot;;[.G61];&quot;&quot;&quot;,wikidata:&quot;&quot;&quot;;[.H61];&quot;&quot;&quot;,source:&quot;&quot;&quot;;[.I61];&quot;&quot;&quot;,alt_name:&quot;&quot;&quot;;[.J61];&quot;&quot;&quot;},&quot;)" office:value-type="string" office:string-value="{name:&quot;Dolmen de la Serra Mitjana&quot;,municipi:&quot;Fitor (Forallac)&quot;,lat:41.9192585,lon:3.0944672,hi_es:&quot;SI&quot;,megalith_type:&quot;dolmen&quot;,wikipedia:&quot;&quot;,wikidata:&quot;&quot;,source:&quot;&quot;,alt_name:&quot;&quot;}," calcext:value-type="string">
            <text:p>{name:"Dolmen de la Serra Mitjana",municipi:"Fitor (Forallac)",lat:41.9192585,lon:3.0944672,hi_es:"SI",megalith_type:"dolmen",wikipedia:"",wikidata:"",source:"",alt_name:""},</text:p>
          </table:table-cell>
          <table:table-cell table:formula="of:=CONCATENATE(&quot;{&quot;;&quot;&quot;&quot;name&quot;&quot;:&quot;&quot;&quot;;[.A61];&quot;&quot;&quot;,&quot;&quot;municipi&quot;&quot;:&quot;&quot;&quot;;[.B61];&quot;&quot;&quot;,&quot;&quot;lat&quot;&quot;:&quot;;[.C61];&quot;,&quot;&quot;lon&quot;&quot;:&quot;;[.D61];&quot;,&quot;&quot;hi_es&quot;&quot;:&quot;&quot;&quot;;[.E61];&quot;&quot;&quot;,&quot;&quot;megalith_type&quot;&quot;:&quot;&quot;&quot;;[.F61];&quot;&quot;&quot;,&quot;&quot;wikipedia&quot;&quot;:&quot;&quot;&quot;;[.G61];&quot;&quot;&quot;,&quot;&quot;wikidata&quot;&quot;:&quot;&quot;&quot;;[.H61];&quot;&quot;&quot;,&quot;&quot;source&quot;&quot;:&quot;&quot;&quot;;[.I61];&quot;&quot;&quot;,&quot;&quot;alt_name&quot;&quot;:&quot;&quot;&quot;;[.J61];&quot;&quot;&quot;},&quot;)" office:value-type="string" office:string-value="{&quot;name&quot;:&quot;Dolmen de la Serra Mitjana&quot;,&quot;municipi&quot;:&quot;Fitor (Forallac)&quot;,&quot;lat&quot;:41.9192585,&quot;lon&quot;:3.0944672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e la Serra Mitjana","municipi":"Fitor (Forallac)","lat":41.9192585,"lon":3.0944672,"hi_es":"SI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els Tres Caires</text:p>
          </table:table-cell>
          <table:table-cell office:value-type="string" calcext:value-type="string">
            <text:p>Fitor (Forallac)</text:p>
          </table:table-cell>
          <table:table-cell office:value-type="string" calcext:value-type="string">
            <text:p>41.9185808</text:p>
          </table:table-cell>
          <table:table-cell office:value-type="string" calcext:value-type="string">
            <text:p>3.084405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http://pagines.uab.cat/megalits/content/dolmen-dels-tres-caires</text:p>
          </table:table-cell>
          <table:table-cell/>
          <table:table-cell table:style-name="ce24" table:formula="of:=CONCATENATE(&quot;{&quot;;&quot;name:&quot;&quot;&quot;;[.A62];&quot;&quot;&quot;,municipi:&quot;&quot;&quot;;[.B62];&quot;&quot;&quot;,lat:&quot;;[.C62];&quot;,lon:&quot;;[.D62];&quot;,hi_es:&quot;&quot;&quot;;[.E62];&quot;&quot;&quot;,megalith_type:&quot;&quot;&quot;;[.F62];&quot;&quot;&quot;,wikipedia:&quot;&quot;&quot;;[.G62];&quot;&quot;&quot;,wikidata:&quot;&quot;&quot;;[.H62];&quot;&quot;&quot;,source:&quot;&quot;&quot;;[.I62];&quot;&quot;&quot;,alt_name:&quot;&quot;&quot;;[.J62];&quot;&quot;&quot;},&quot;)" office:value-type="string" office:string-value="{name:&quot;Dolmen dels Tres Caires&quot;,municipi:&quot;Fitor (Forallac)&quot;,lat:41.9185808,lon:3.0844059,hi_es:&quot;SI&quot;,megalith_type:&quot;dolmen&quot;,wikipedia:&quot;&quot;,wikidata:&quot;&quot;,source:&quot;http://pagines.uab.cat/megalits/content/dolmen-dels-tres-caires&quot;,alt_name:&quot;&quot;}," calcext:value-type="string">
            <text:p>{name:"Dolmen dels Tres Caires",municipi:"Fitor (Forallac)",lat:41.9185808,lon:3.0844059,hi_es:"SI",megalith_type:"dolmen",wikipedia:"",wikidata:"",source:"http://pagines.uab.cat/megalits/content/dolmen-dels-tres-caires",alt_name:""},</text:p>
          </table:table-cell>
          <table:table-cell table:formula="of:=CONCATENATE(&quot;{&quot;;&quot;&quot;&quot;name&quot;&quot;:&quot;&quot;&quot;;[.A62];&quot;&quot;&quot;,&quot;&quot;municipi&quot;&quot;:&quot;&quot;&quot;;[.B62];&quot;&quot;&quot;,&quot;&quot;lat&quot;&quot;:&quot;;[.C62];&quot;,&quot;&quot;lon&quot;&quot;:&quot;;[.D62];&quot;,&quot;&quot;hi_es&quot;&quot;:&quot;&quot;&quot;;[.E62];&quot;&quot;&quot;,&quot;&quot;megalith_type&quot;&quot;:&quot;&quot;&quot;;[.F62];&quot;&quot;&quot;,&quot;&quot;wikipedia&quot;&quot;:&quot;&quot;&quot;;[.G62];&quot;&quot;&quot;,&quot;&quot;wikidata&quot;&quot;:&quot;&quot;&quot;;[.H62];&quot;&quot;&quot;,&quot;&quot;source&quot;&quot;:&quot;&quot;&quot;;[.I62];&quot;&quot;&quot;,&quot;&quot;alt_name&quot;&quot;:&quot;&quot;&quot;;[.J62];&quot;&quot;&quot;},&quot;)" office:value-type="string" office:string-value="{&quot;name&quot;:&quot;Dolmen dels Tres Caires&quot;,&quot;municipi&quot;:&quot;Fitor (Forallac)&quot;,&quot;lat&quot;:41.9185808,&quot;lon&quot;:3.0844059,&quot;hi_es&quot;:&quot;SI&quot;,&quot;megalith_type&quot;:&quot;dolmen&quot;,&quot;wikipedia&quot;:&quot;&quot;,&quot;wikidata&quot;:&quot;&quot;,&quot;source&quot;:&quot;http://pagines.uab.cat/megalits/content/dolmen-dels-tres-caires&quot;,&quot;alt_name&quot;:&quot;&quot;}," calcext:value-type="string">
            <text:p>{"name":"Dolmen dels Tres Caires","municipi":"Fitor (Forallac)","lat":41.9185808,"lon":3.0844059,"hi_es":"SI","megalith_type":"dolmen","wikipedia":"","wikidata":"","source":"http://pagines.uab.cat/megalits/content/dolmen-dels-tres-caires","alt_name":""},</text:p>
          </table:table-cell>
        </table:table-row>
        <table:table-row table:style-name="ro2">
          <table:table-cell office:value-type="string" calcext:value-type="string">
            <text:p>Menhir del coll de Sant Magí</text:p>
          </table:table-cell>
          <table:table-cell office:value-type="string" calcext:value-type="string">
            <text:p>Montferrer i Castellbò</text:p>
          </table:table-cell>
          <table:table-cell office:value-type="string" calcext:value-type="string">
            <text:p>42.3606415</text:p>
          </table:table-cell>
          <table:table-cell office:value-type="string" calcext:value-type="string">
            <text:p>1.2737006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hir</text:p>
          </table:table-cell>
          <table:table-cell table:number-columns-repeated="4"/>
          <table:table-cell table:style-name="ce24" table:formula="of:=CONCATENATE(&quot;{&quot;;&quot;name:&quot;&quot;&quot;;[.A63];&quot;&quot;&quot;,municipi:&quot;&quot;&quot;;[.B63];&quot;&quot;&quot;,lat:&quot;;[.C63];&quot;,lon:&quot;;[.D63];&quot;,hi_es:&quot;&quot;&quot;;[.E63];&quot;&quot;&quot;,megalith_type:&quot;&quot;&quot;;[.F63];&quot;&quot;&quot;,wikipedia:&quot;&quot;&quot;;[.G63];&quot;&quot;&quot;,wikidata:&quot;&quot;&quot;;[.H63];&quot;&quot;&quot;,source:&quot;&quot;&quot;;[.I63];&quot;&quot;&quot;,alt_name:&quot;&quot;&quot;;[.J63];&quot;&quot;&quot;},&quot;)" office:value-type="string" office:string-value="{name:&quot;Menhir del coll de Sant Magí&quot;,municipi:&quot;Montferrer i Castellbò&quot;,lat:42.3606415,lon:1.2737006,hi_es:&quot;SI&quot;,megalith_type:&quot;menhir&quot;,wikipedia:&quot;&quot;,wikidata:&quot;&quot;,source:&quot;&quot;,alt_name:&quot;&quot;}," calcext:value-type="string">
            <text:p>{name:"Menhir del coll de Sant Magí",municipi:"Montferrer i Castellbò",lat:42.3606415,lon:1.2737006,hi_es:"SI",megalith_type:"menhir",wikipedia:"",wikidata:"",source:"",alt_name:""},</text:p>
          </table:table-cell>
          <table:table-cell table:formula="of:=CONCATENATE(&quot;{&quot;;&quot;&quot;&quot;name&quot;&quot;:&quot;&quot;&quot;;[.A63];&quot;&quot;&quot;,&quot;&quot;municipi&quot;&quot;:&quot;&quot;&quot;;[.B63];&quot;&quot;&quot;,&quot;&quot;lat&quot;&quot;:&quot;;[.C63];&quot;,&quot;&quot;lon&quot;&quot;:&quot;;[.D63];&quot;,&quot;&quot;hi_es&quot;&quot;:&quot;&quot;&quot;;[.E63];&quot;&quot;&quot;,&quot;&quot;megalith_type&quot;&quot;:&quot;&quot;&quot;;[.F63];&quot;&quot;&quot;,&quot;&quot;wikipedia&quot;&quot;:&quot;&quot;&quot;;[.G63];&quot;&quot;&quot;,&quot;&quot;wikidata&quot;&quot;:&quot;&quot;&quot;;[.H63];&quot;&quot;&quot;,&quot;&quot;source&quot;&quot;:&quot;&quot;&quot;;[.I63];&quot;&quot;&quot;,&quot;&quot;alt_name&quot;&quot;:&quot;&quot;&quot;;[.J63];&quot;&quot;&quot;},&quot;)" office:value-type="string" office:string-value="{&quot;name&quot;:&quot;Menhir del coll de Sant Magí&quot;,&quot;municipi&quot;:&quot;Montferrer i Castellbò&quot;,&quot;lat&quot;:42.3606415,&quot;lon&quot;:1.2737006,&quot;hi_es&quot;:&quot;SI&quot;,&quot;megalith_type&quot;:&quot;menhir&quot;,&quot;wikipedia&quot;:&quot;&quot;,&quot;wikidata&quot;:&quot;&quot;,&quot;source&quot;:&quot;&quot;,&quot;alt_name&quot;:&quot;&quot;}," calcext:value-type="string">
            <text:p>{"name":"Menhir del coll de Sant Magí","municipi":"Montferrer i Castellbò","lat":42.3606415,"lon":1.2737006,"hi_es":"SI","megalith_type":"menhir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e Cal Llauna</text:p>
          </table:table-cell>
          <table:table-cell office:value-type="string" calcext:value-type="string">
            <text:p>Cabó</text:p>
          </table:table-cell>
          <table:table-cell office:value-type="string" calcext:value-type="string">
            <text:p>42.2167673</text:p>
          </table:table-cell>
          <table:table-cell office:value-type="string" calcext:value-type="string">
            <text:p>1.305220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3"/>
          <table:table-cell office:value-type="string" calcext:value-type="string">
            <text:p>Dolmen Serrat de los Cobertades</text:p>
          </table:table-cell>
          <table:table-cell table:style-name="ce24" table:formula="of:=CONCATENATE(&quot;{&quot;;&quot;name:&quot;&quot;&quot;;[.A64];&quot;&quot;&quot;,municipi:&quot;&quot;&quot;;[.B64];&quot;&quot;&quot;,lat:&quot;;[.C64];&quot;,lon:&quot;;[.D64];&quot;,hi_es:&quot;&quot;&quot;;[.E64];&quot;&quot;&quot;,megalith_type:&quot;&quot;&quot;;[.F64];&quot;&quot;&quot;,wikipedia:&quot;&quot;&quot;;[.G64];&quot;&quot;&quot;,wikidata:&quot;&quot;&quot;;[.H64];&quot;&quot;&quot;,source:&quot;&quot;&quot;;[.I64];&quot;&quot;&quot;,alt_name:&quot;&quot;&quot;;[.J64];&quot;&quot;&quot;},&quot;)" office:value-type="string" office:string-value="{name:&quot;Dolmen de Cal Llauna&quot;,municipi:&quot;Cabó&quot;,lat:42.2167673,lon:1.3052200,hi_es:&quot;SI&quot;,megalith_type:&quot;dolmen&quot;,wikipedia:&quot;&quot;,wikidata:&quot;&quot;,source:&quot;&quot;,alt_name:&quot;Dolmen Serrat de los Cobertades&quot;}," calcext:value-type="string">
            <text:p>{name:"Dolmen de Cal Llauna",municipi:"Cabó",lat:42.2167673,lon:1.3052200,hi_es:"SI",megalith_type:"dolmen",wikipedia:"",wikidata:"",source:"",alt_name:"Dolmen Serrat de los Cobertades"},</text:p>
          </table:table-cell>
          <table:table-cell table:formula="of:=CONCATENATE(&quot;{&quot;;&quot;&quot;&quot;name&quot;&quot;:&quot;&quot;&quot;;[.A64];&quot;&quot;&quot;,&quot;&quot;municipi&quot;&quot;:&quot;&quot;&quot;;[.B64];&quot;&quot;&quot;,&quot;&quot;lat&quot;&quot;:&quot;;[.C64];&quot;,&quot;&quot;lon&quot;&quot;:&quot;;[.D64];&quot;,&quot;&quot;hi_es&quot;&quot;:&quot;&quot;&quot;;[.E64];&quot;&quot;&quot;,&quot;&quot;megalith_type&quot;&quot;:&quot;&quot;&quot;;[.F64];&quot;&quot;&quot;,&quot;&quot;wikipedia&quot;&quot;:&quot;&quot;&quot;;[.G64];&quot;&quot;&quot;,&quot;&quot;wikidata&quot;&quot;:&quot;&quot;&quot;;[.H64];&quot;&quot;&quot;,&quot;&quot;source&quot;&quot;:&quot;&quot;&quot;;[.I64];&quot;&quot;&quot;,&quot;&quot;alt_name&quot;&quot;:&quot;&quot;&quot;;[.J64];&quot;&quot;&quot;},&quot;)" office:value-type="string" office:string-value="{&quot;name&quot;:&quot;Dolmen de Cal Llauna&quot;,&quot;municipi&quot;:&quot;Cabó&quot;,&quot;lat&quot;:42.2167673,&quot;lon&quot;:1.3052200,&quot;hi_es&quot;:&quot;SI&quot;,&quot;megalith_type&quot;:&quot;dolmen&quot;,&quot;wikipedia&quot;:&quot;&quot;,&quot;wikidata&quot;:&quot;&quot;,&quot;source&quot;:&quot;&quot;,&quot;alt_name&quot;:&quot;Dolmen Serrat de los Cobertades&quot;}," calcext:value-type="string">
            <text:p>{"name":"Dolmen de Cal Llauna","municipi":"Cabó","lat":42.2167673,"lon":1.3052200,"hi_es":"SI","megalith_type":"dolmen","wikipedia":"","wikidata":"","source":"","alt_name":"Dolmen Serrat de los Cobertades"},</text:p>
          </table:table-cell>
        </table:table-row>
        <table:table-row table:style-name="ro2">
          <table:table-cell office:value-type="string" calcext:value-type="string">
            <text:p>Dolmen de Colomera</text:p>
          </table:table-cell>
          <table:table-cell office:value-type="string" calcext:value-type="string">
            <text:p>Cabó</text:p>
          </table:table-cell>
          <table:table-cell office:value-type="string" calcext:value-type="string">
            <text:p>42.2197080</text:p>
          </table:table-cell>
          <table:table-cell office:value-type="string" calcext:value-type="string">
            <text:p>1.296089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65];&quot;&quot;&quot;,municipi:&quot;&quot;&quot;;[.B65];&quot;&quot;&quot;,lat:&quot;;[.C65];&quot;,lon:&quot;;[.D65];&quot;,hi_es:&quot;&quot;&quot;;[.E65];&quot;&quot;&quot;,megalith_type:&quot;&quot;&quot;;[.F65];&quot;&quot;&quot;,wikipedia:&quot;&quot;&quot;;[.G65];&quot;&quot;&quot;,wikidata:&quot;&quot;&quot;;[.H65];&quot;&quot;&quot;,source:&quot;&quot;&quot;;[.I65];&quot;&quot;&quot;,alt_name:&quot;&quot;&quot;;[.J65];&quot;&quot;&quot;},&quot;)" office:value-type="string" office:string-value="{name:&quot;Dolmen de Colomera&quot;,municipi:&quot;Cabó&quot;,lat:42.2197080,lon:1.2960890,hi_es:&quot;SI&quot;,megalith_type:&quot;dolmen&quot;,wikipedia:&quot;&quot;,wikidata:&quot;&quot;,source:&quot;&quot;,alt_name:&quot;&quot;}," calcext:value-type="string">
            <text:p>{name:"Dolmen de Colomera",municipi:"Cabó",lat:42.2197080,lon:1.2960890,hi_es:"SI",megalith_type:"dolmen",wikipedia:"",wikidata:"",source:"",alt_name:""},</text:p>
          </table:table-cell>
          <table:table-cell table:formula="of:=CONCATENATE(&quot;{&quot;;&quot;&quot;&quot;name&quot;&quot;:&quot;&quot;&quot;;[.A65];&quot;&quot;&quot;,&quot;&quot;municipi&quot;&quot;:&quot;&quot;&quot;;[.B65];&quot;&quot;&quot;,&quot;&quot;lat&quot;&quot;:&quot;;[.C65];&quot;,&quot;&quot;lon&quot;&quot;:&quot;;[.D65];&quot;,&quot;&quot;hi_es&quot;&quot;:&quot;&quot;&quot;;[.E65];&quot;&quot;&quot;,&quot;&quot;megalith_type&quot;&quot;:&quot;&quot;&quot;;[.F65];&quot;&quot;&quot;,&quot;&quot;wikipedia&quot;&quot;:&quot;&quot;&quot;;[.G65];&quot;&quot;&quot;,&quot;&quot;wikidata&quot;&quot;:&quot;&quot;&quot;;[.H65];&quot;&quot;&quot;,&quot;&quot;source&quot;&quot;:&quot;&quot;&quot;;[.I65];&quot;&quot;&quot;,&quot;&quot;alt_name&quot;&quot;:&quot;&quot;&quot;;[.J65];&quot;&quot;&quot;},&quot;)" office:value-type="string" office:string-value="{&quot;name&quot;:&quot;Dolmen de Colomera&quot;,&quot;municipi&quot;:&quot;Cabó&quot;,&quot;lat&quot;:42.2197080,&quot;lon&quot;:1.2960890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e Colomera","municipi":"Cabó","lat":42.2197080,"lon":1.2960890,"hi_es":"SI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el Mal Pas</text:p>
          </table:table-cell>
          <table:table-cell office:value-type="string" calcext:value-type="string">
            <text:p>Cabó</text:p>
          </table:table-cell>
          <table:table-cell office:value-type="string" calcext:value-type="string">
            <text:p>42.2216984</text:p>
          </table:table-cell>
          <table:table-cell office:value-type="string" calcext:value-type="string">
            <text:p>1.292114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http://dolmensmenhirs.blogspot.com/2014/03/dolmen-del-serrat-del-malpas.html</text:p>
          </table:table-cell>
          <table:table-cell/>
          <table:table-cell table:style-name="ce24" table:formula="of:=CONCATENATE(&quot;{&quot;;&quot;name:&quot;&quot;&quot;;[.A66];&quot;&quot;&quot;,municipi:&quot;&quot;&quot;;[.B66];&quot;&quot;&quot;,lat:&quot;;[.C66];&quot;,lon:&quot;;[.D66];&quot;,hi_es:&quot;&quot;&quot;;[.E66];&quot;&quot;&quot;,megalith_type:&quot;&quot;&quot;;[.F66];&quot;&quot;&quot;,wikipedia:&quot;&quot;&quot;;[.G66];&quot;&quot;&quot;,wikidata:&quot;&quot;&quot;;[.H66];&quot;&quot;&quot;,source:&quot;&quot;&quot;;[.I66];&quot;&quot;&quot;,alt_name:&quot;&quot;&quot;;[.J66];&quot;&quot;&quot;},&quot;)" office:value-type="string" office:string-value="{name:&quot;Dolmen del Mal Pas&quot;,municipi:&quot;Cabó&quot;,lat:42.2216984,lon:1.2921149,hi_es:&quot;SI&quot;,megalith_type:&quot;dolmen&quot;,wikipedia:&quot;&quot;,wikidata:&quot;&quot;,source:&quot;http://dolmensmenhirs.blogspot.com/2014/03/dolmen-del-serrat-del-malpas.html&quot;,alt_name:&quot;&quot;}," calcext:value-type="string">
            <text:p>{name:"Dolmen del Mal Pas",municipi:"Cabó",lat:42.2216984,lon:1.2921149,hi_es:"SI",megalith_type:"dolmen",wikipedia:"",wikidata:"",source:"http://dolmensmenhirs.blogspot.com/2014/03/dolmen-del-serrat-del-malpas.html",alt_name:""},</text:p>
          </table:table-cell>
          <table:table-cell table:formula="of:=CONCATENATE(&quot;{&quot;;&quot;&quot;&quot;name&quot;&quot;:&quot;&quot;&quot;;[.A66];&quot;&quot;&quot;,&quot;&quot;municipi&quot;&quot;:&quot;&quot;&quot;;[.B66];&quot;&quot;&quot;,&quot;&quot;lat&quot;&quot;:&quot;;[.C66];&quot;,&quot;&quot;lon&quot;&quot;:&quot;;[.D66];&quot;,&quot;&quot;hi_es&quot;&quot;:&quot;&quot;&quot;;[.E66];&quot;&quot;&quot;,&quot;&quot;megalith_type&quot;&quot;:&quot;&quot;&quot;;[.F66];&quot;&quot;&quot;,&quot;&quot;wikipedia&quot;&quot;:&quot;&quot;&quot;;[.G66];&quot;&quot;&quot;,&quot;&quot;wikidata&quot;&quot;:&quot;&quot;&quot;;[.H66];&quot;&quot;&quot;,&quot;&quot;source&quot;&quot;:&quot;&quot;&quot;;[.I66];&quot;&quot;&quot;,&quot;&quot;alt_name&quot;&quot;:&quot;&quot;&quot;;[.J66];&quot;&quot;&quot;},&quot;)" office:value-type="string" office:string-value="{&quot;name&quot;:&quot;Dolmen del Mal Pas&quot;,&quot;municipi&quot;:&quot;Cabó&quot;,&quot;lat&quot;:42.2216984,&quot;lon&quot;:1.2921149,&quot;hi_es&quot;:&quot;SI&quot;,&quot;megalith_type&quot;:&quot;dolmen&quot;,&quot;wikipedia&quot;:&quot;&quot;,&quot;wikidata&quot;:&quot;&quot;,&quot;source&quot;:&quot;http://dolmensmenhirs.blogspot.com/2014/03/dolmen-del-serrat-del-malpas.html&quot;,&quot;alt_name&quot;:&quot;&quot;}," calcext:value-type="string">
            <text:p>{"name":"Dolmen del Mal Pas","municipi":"Cabó","lat":42.2216984,"lon":1.2921149,"hi_es":"SI","megalith_type":"dolmen","wikipedia":"","wikidata":"","source":"http://dolmensmenhirs.blogspot.com/2014/03/dolmen-del-serrat-del-malpas.html","alt_name":""},</text:p>
          </table:table-cell>
        </table:table-row>
        <table:table-row table:style-name="ro2">
          <table:table-cell office:value-type="string" calcext:value-type="string">
            <text:p>Dolmen del Coll de Medàs I</text:p>
          </table:table-cell>
          <table:table-cell office:value-type="string" calcext:value-type="string">
            <text:p>Cantallops</text:p>
          </table:table-cell>
          <table:table-cell office:value-type="string" calcext:value-type="string">
            <text:p>42.4317369</text:p>
          </table:table-cell>
          <table:table-cell office:value-type="string" calcext:value-type="string">
            <text:p>2.940996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/>
          <table:table-cell office:value-type="string" calcext:value-type="string">
            <text:p>Q56191448</text:p>
          </table:table-cell>
          <table:table-cell table:number-columns-repeated="2"/>
          <table:table-cell table:style-name="ce24" table:formula="of:=CONCATENATE(&quot;{&quot;;&quot;name:&quot;&quot;&quot;;[.A67];&quot;&quot;&quot;,municipi:&quot;&quot;&quot;;[.B67];&quot;&quot;&quot;,lat:&quot;;[.C67];&quot;,lon:&quot;;[.D67];&quot;,hi_es:&quot;&quot;&quot;;[.E67];&quot;&quot;&quot;,megalith_type:&quot;&quot;&quot;;[.F67];&quot;&quot;&quot;,wikipedia:&quot;&quot;&quot;;[.G67];&quot;&quot;&quot;,wikidata:&quot;&quot;&quot;;[.H67];&quot;&quot;&quot;,source:&quot;&quot;&quot;;[.I67];&quot;&quot;&quot;,alt_name:&quot;&quot;&quot;;[.J67];&quot;&quot;&quot;},&quot;)" office:value-type="string" office:string-value="{name:&quot;Dolmen del Coll de Medàs I&quot;,municipi:&quot;Cantallops&quot;,lat:42.4317369,lon:2.9409969,hi_es:&quot;SI&quot;,megalith_type:&quot;dolmen&quot;,wikipedia:&quot;&quot;,wikidata:&quot;Q56191448&quot;,source:&quot;&quot;,alt_name:&quot;&quot;}," calcext:value-type="string">
            <text:p>{name:"Dolmen del Coll de Medàs I",municipi:"Cantallops",lat:42.4317369,lon:2.9409969,hi_es:"SI",megalith_type:"dolmen",wikipedia:"",wikidata:"Q56191448",source:"",alt_name:""},</text:p>
          </table:table-cell>
          <table:table-cell table:formula="of:=CONCATENATE(&quot;{&quot;;&quot;&quot;&quot;name&quot;&quot;:&quot;&quot;&quot;;[.A67];&quot;&quot;&quot;,&quot;&quot;municipi&quot;&quot;:&quot;&quot;&quot;;[.B67];&quot;&quot;&quot;,&quot;&quot;lat&quot;&quot;:&quot;;[.C67];&quot;,&quot;&quot;lon&quot;&quot;:&quot;;[.D67];&quot;,&quot;&quot;hi_es&quot;&quot;:&quot;&quot;&quot;;[.E67];&quot;&quot;&quot;,&quot;&quot;megalith_type&quot;&quot;:&quot;&quot;&quot;;[.F67];&quot;&quot;&quot;,&quot;&quot;wikipedia&quot;&quot;:&quot;&quot;&quot;;[.G67];&quot;&quot;&quot;,&quot;&quot;wikidata&quot;&quot;:&quot;&quot;&quot;;[.H67];&quot;&quot;&quot;,&quot;&quot;source&quot;&quot;:&quot;&quot;&quot;;[.I67];&quot;&quot;&quot;,&quot;&quot;alt_name&quot;&quot;:&quot;&quot;&quot;;[.J67];&quot;&quot;&quot;},&quot;)" office:value-type="string" office:string-value="{&quot;name&quot;:&quot;Dolmen del Coll de Medàs I&quot;,&quot;municipi&quot;:&quot;Cantallops&quot;,&quot;lat&quot;:42.4317369,&quot;lon&quot;:2.9409969,&quot;hi_es&quot;:&quot;SI&quot;,&quot;megalith_type&quot;:&quot;dolmen&quot;,&quot;wikipedia&quot;:&quot;&quot;,&quot;wikidata&quot;:&quot;Q56191448&quot;,&quot;source&quot;:&quot;&quot;,&quot;alt_name&quot;:&quot;&quot;}," calcext:value-type="string">
            <text:p>{"name":"Dolmen del Coll de Medàs I","municipi":"Cantallops","lat":42.4317369,"lon":2.9409969,"hi_es":"SI","megalith_type":"dolmen","wikipedia":"","wikidata":"Q56191448","source":"","alt_name":""},</text:p>
          </table:table-cell>
        </table:table-row>
        <table:table-row table:style-name="ro2">
          <table:table-cell office:value-type="string" calcext:value-type="string">
            <text:p>Sepulcre de corredor del Coll de Baix</text:p>
          </table:table-cell>
          <table:table-cell office:value-type="string" calcext:value-type="string">
            <text:p>Cantallops</text:p>
          </table:table-cell>
          <table:table-cell office:value-type="string" calcext:value-type="string">
            <text:p>42.4407092</text:p>
          </table:table-cell>
          <table:table-cell office:value-type="string" calcext:value-type="string">
            <text:p>2.932194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assage_grave</text:p>
          </table:table-cell>
          <table:table-cell table:number-columns-repeated="4"/>
          <table:table-cell table:style-name="ce24" table:formula="of:=CONCATENATE(&quot;{&quot;;&quot;name:&quot;&quot;&quot;;[.A68];&quot;&quot;&quot;,municipi:&quot;&quot;&quot;;[.B68];&quot;&quot;&quot;,lat:&quot;;[.C68];&quot;,lon:&quot;;[.D68];&quot;,hi_es:&quot;&quot;&quot;;[.E68];&quot;&quot;&quot;,megalith_type:&quot;&quot;&quot;;[.F68];&quot;&quot;&quot;,wikipedia:&quot;&quot;&quot;;[.G68];&quot;&quot;&quot;,wikidata:&quot;&quot;&quot;;[.H68];&quot;&quot;&quot;,source:&quot;&quot;&quot;;[.I68];&quot;&quot;&quot;,alt_name:&quot;&quot;&quot;;[.J68];&quot;&quot;&quot;},&quot;)" office:value-type="string" office:string-value="{name:&quot;Sepulcre de corredor del Coll de Baix&quot;,municipi:&quot;Cantallops&quot;,lat:42.4407092,lon:2.9321940,hi_es:&quot;SI&quot;,megalith_type:&quot;passage_grave&quot;,wikipedia:&quot;&quot;,wikidata:&quot;&quot;,source:&quot;&quot;,alt_name:&quot;&quot;}," calcext:value-type="string">
            <text:p>{name:"Sepulcre de corredor del Coll de Baix",municipi:"Cantallops",lat:42.4407092,lon:2.9321940,hi_es:"SI",megalith_type:"passage_grave",wikipedia:"",wikidata:"",source:"",alt_name:""},</text:p>
          </table:table-cell>
          <table:table-cell table:formula="of:=CONCATENATE(&quot;{&quot;;&quot;&quot;&quot;name&quot;&quot;:&quot;&quot;&quot;;[.A68];&quot;&quot;&quot;,&quot;&quot;municipi&quot;&quot;:&quot;&quot;&quot;;[.B68];&quot;&quot;&quot;,&quot;&quot;lat&quot;&quot;:&quot;;[.C68];&quot;,&quot;&quot;lon&quot;&quot;:&quot;;[.D68];&quot;,&quot;&quot;hi_es&quot;&quot;:&quot;&quot;&quot;;[.E68];&quot;&quot;&quot;,&quot;&quot;megalith_type&quot;&quot;:&quot;&quot;&quot;;[.F68];&quot;&quot;&quot;,&quot;&quot;wikipedia&quot;&quot;:&quot;&quot;&quot;;[.G68];&quot;&quot;&quot;,&quot;&quot;wikidata&quot;&quot;:&quot;&quot;&quot;;[.H68];&quot;&quot;&quot;,&quot;&quot;source&quot;&quot;:&quot;&quot;&quot;;[.I68];&quot;&quot;&quot;,&quot;&quot;alt_name&quot;&quot;:&quot;&quot;&quot;;[.J68];&quot;&quot;&quot;},&quot;)" office:value-type="string" office:string-value="{&quot;name&quot;:&quot;Sepulcre de corredor del Coll de Baix&quot;,&quot;municipi&quot;:&quot;Cantallops&quot;,&quot;lat&quot;:42.4407092,&quot;lon&quot;:2.9321940,&quot;hi_es&quot;:&quot;SI&quot;,&quot;megalith_type&quot;:&quot;passage_grave&quot;,&quot;wikipedia&quot;:&quot;&quot;,&quot;wikidata&quot;:&quot;&quot;,&quot;source&quot;:&quot;&quot;,&quot;alt_name&quot;:&quot;&quot;}," calcext:value-type="string">
            <text:p>{"name":"Sepulcre de corredor del Coll de Baix","municipi":"Cantallops","lat":42.4407092,"lon":2.9321940,"hi_es":"SI","megalith_type":"passage_grave","wikipedia":"","wikidata":"","source":"","alt_name":""},</text:p>
          </table:table-cell>
        </table:table-row>
        <table:table-row table:style-name="ro2">
          <table:table-cell office:value-type="string" calcext:value-type="string">
            <text:p>Paradolmen d'en Puet</text:p>
          </table:table-cell>
          <table:table-cell office:value-type="string" calcext:value-type="string">
            <text:p>Palau-saverdera</text:p>
          </table:table-cell>
          <table:table-cell office:value-type="string" calcext:value-type="string">
            <text:p>42.3115518</text:p>
          </table:table-cell>
          <table:table-cell office:value-type="string" calcext:value-type="string">
            <text:p>3.161227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https://dolmensmenhirs.blogspot.com/2014/03/paradolmen-den-puet-alt-emporda.html</text:p>
          </table:table-cell>
          <table:table-cell/>
          <table:table-cell table:style-name="ce24" table:formula="of:=CONCATENATE(&quot;{&quot;;&quot;name:&quot;&quot;&quot;;[.A69];&quot;&quot;&quot;,municipi:&quot;&quot;&quot;;[.B69];&quot;&quot;&quot;,lat:&quot;;[.C69];&quot;,lon:&quot;;[.D69];&quot;,hi_es:&quot;&quot;&quot;;[.E69];&quot;&quot;&quot;,megalith_type:&quot;&quot;&quot;;[.F69];&quot;&quot;&quot;,wikipedia:&quot;&quot;&quot;;[.G69];&quot;&quot;&quot;,wikidata:&quot;&quot;&quot;;[.H69];&quot;&quot;&quot;,source:&quot;&quot;&quot;;[.I69];&quot;&quot;&quot;,alt_name:&quot;&quot;&quot;;[.J69];&quot;&quot;&quot;},&quot;)" office:value-type="string" office:string-value="{name:&quot;Paradolmen d'en Puet&quot;,municipi:&quot;Palau-saverdera&quot;,lat:42.3115518,lon:3.1612273,hi_es:&quot;SI&quot;,megalith_type:&quot;dolmen&quot;,wikipedia:&quot;&quot;,wikidata:&quot;&quot;,source:&quot;https://dolmensmenhirs.blogspot.com/2014/03/paradolmen-den-puet-alt-emporda.html&quot;,alt_name:&quot;&quot;}," calcext:value-type="string">
            <text:p>{name:"Paradolmen d'en Puet",municipi:"Palau-saverdera",lat:42.3115518,lon:3.1612273,hi_es:"SI",megalith_type:"dolmen",wikipedia:"",wikidata:"",source:"https://dolmensmenhirs.blogspot.com/2014/03/paradolmen-den-puet-alt-emporda.html",alt_name:""},</text:p>
          </table:table-cell>
          <table:table-cell table:formula="of:=CONCATENATE(&quot;{&quot;;&quot;&quot;&quot;name&quot;&quot;:&quot;&quot;&quot;;[.A69];&quot;&quot;&quot;,&quot;&quot;municipi&quot;&quot;:&quot;&quot;&quot;;[.B69];&quot;&quot;&quot;,&quot;&quot;lat&quot;&quot;:&quot;;[.C69];&quot;,&quot;&quot;lon&quot;&quot;:&quot;;[.D69];&quot;,&quot;&quot;hi_es&quot;&quot;:&quot;&quot;&quot;;[.E69];&quot;&quot;&quot;,&quot;&quot;megalith_type&quot;&quot;:&quot;&quot;&quot;;[.F69];&quot;&quot;&quot;,&quot;&quot;wikipedia&quot;&quot;:&quot;&quot;&quot;;[.G69];&quot;&quot;&quot;,&quot;&quot;wikidata&quot;&quot;:&quot;&quot;&quot;;[.H69];&quot;&quot;&quot;,&quot;&quot;source&quot;&quot;:&quot;&quot;&quot;;[.I69];&quot;&quot;&quot;,&quot;&quot;alt_name&quot;&quot;:&quot;&quot;&quot;;[.J69];&quot;&quot;&quot;},&quot;)" office:value-type="string" office:string-value="{&quot;name&quot;:&quot;Paradolmen d'en Puet&quot;,&quot;municipi&quot;:&quot;Palau-saverdera&quot;,&quot;lat&quot;:42.3115518,&quot;lon&quot;:3.1612273,&quot;hi_es&quot;:&quot;SI&quot;,&quot;megalith_type&quot;:&quot;dolmen&quot;,&quot;wikipedia&quot;:&quot;&quot;,&quot;wikidata&quot;:&quot;&quot;,&quot;source&quot;:&quot;https://dolmensmenhirs.blogspot.com/2014/03/paradolmen-den-puet-alt-emporda.html&quot;,&quot;alt_name&quot;:&quot;&quot;}," calcext:value-type="string">
            <text:p>{"name":"Paradolmen d'en Puet","municipi":"Palau-saverdera","lat":42.3115518,"lon":3.1612273,"hi_es":"SI","megalith_type":"dolmen","wikipedia":"","wikidata":"","source":"https://dolmensmenhirs.blogspot.com/2014/03/paradolmen-den-puet-alt-emporda.html","alt_name":""},</text:p>
          </table:table-cell>
        </table:table-row>
        <table:table-row table:style-name="ro2">
          <table:table-cell office:value-type="string" calcext:value-type="string">
            <text:p>Menhir de Santa Helena</text:p>
          </table:table-cell>
          <table:table-cell office:value-type="string" calcext:value-type="string">
            <text:p>El Port de la Selva</text:p>
          </table:table-cell>
          <table:table-cell office:value-type="string" calcext:value-type="string">
            <text:p>42.3253367</text:p>
          </table:table-cell>
          <table:table-cell office:value-type="string" calcext:value-type="string">
            <text:p>3.159216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hir</text:p>
          </table:table-cell>
          <table:table-cell table:number-columns-repeated="2"/>
          <table:table-cell office:value-type="string" calcext:value-type="string">
            <text:p>http://dolmensmenhirs.blogspot.com/2016/04/menhir-de-santa-helena-alt-emporda.html</text:p>
          </table:table-cell>
          <table:table-cell/>
          <table:table-cell table:style-name="ce24" table:formula="of:=CONCATENATE(&quot;{&quot;;&quot;name:&quot;&quot;&quot;;[.A70];&quot;&quot;&quot;,municipi:&quot;&quot;&quot;;[.B70];&quot;&quot;&quot;,lat:&quot;;[.C70];&quot;,lon:&quot;;[.D70];&quot;,hi_es:&quot;&quot;&quot;;[.E70];&quot;&quot;&quot;,megalith_type:&quot;&quot;&quot;;[.F70];&quot;&quot;&quot;,wikipedia:&quot;&quot;&quot;;[.G70];&quot;&quot;&quot;,wikidata:&quot;&quot;&quot;;[.H70];&quot;&quot;&quot;,source:&quot;&quot;&quot;;[.I70];&quot;&quot;&quot;,alt_name:&quot;&quot;&quot;;[.J70];&quot;&quot;&quot;},&quot;)" office:value-type="string" office:string-value="{name:&quot;Menhir de Santa Helena&quot;,municipi:&quot;El Port de la Selva&quot;,lat:42.3253367,lon:3.1592160,hi_es:&quot;SI&quot;,megalith_type:&quot;menhir&quot;,wikipedia:&quot;&quot;,wikidata:&quot;&quot;,source:&quot;http://dolmensmenhirs.blogspot.com/2016/04/menhir-de-santa-helena-alt-emporda.html&quot;,alt_name:&quot;&quot;}," calcext:value-type="string">
            <text:p>{name:"Menhir de Santa Helena",municipi:"El Port de la Selva",lat:42.3253367,lon:3.1592160,hi_es:"SI",megalith_type:"menhir",wikipedia:"",wikidata:"",source:"http://dolmensmenhirs.blogspot.com/2016/04/menhir-de-santa-helena-alt-emporda.html",alt_name:""},</text:p>
          </table:table-cell>
          <table:table-cell table:formula="of:=CONCATENATE(&quot;{&quot;;&quot;&quot;&quot;name&quot;&quot;:&quot;&quot;&quot;;[.A70];&quot;&quot;&quot;,&quot;&quot;municipi&quot;&quot;:&quot;&quot;&quot;;[.B70];&quot;&quot;&quot;,&quot;&quot;lat&quot;&quot;:&quot;;[.C70];&quot;,&quot;&quot;lon&quot;&quot;:&quot;;[.D70];&quot;,&quot;&quot;hi_es&quot;&quot;:&quot;&quot;&quot;;[.E70];&quot;&quot;&quot;,&quot;&quot;megalith_type&quot;&quot;:&quot;&quot;&quot;;[.F70];&quot;&quot;&quot;,&quot;&quot;wikipedia&quot;&quot;:&quot;&quot;&quot;;[.G70];&quot;&quot;&quot;,&quot;&quot;wikidata&quot;&quot;:&quot;&quot;&quot;;[.H70];&quot;&quot;&quot;,&quot;&quot;source&quot;&quot;:&quot;&quot;&quot;;[.I70];&quot;&quot;&quot;,&quot;&quot;alt_name&quot;&quot;:&quot;&quot;&quot;;[.J70];&quot;&quot;&quot;},&quot;)" office:value-type="string" office:string-value="{&quot;name&quot;:&quot;Menhir de Santa Helena&quot;,&quot;municipi&quot;:&quot;El Port de la Selva&quot;,&quot;lat&quot;:42.3253367,&quot;lon&quot;:3.1592160,&quot;hi_es&quot;:&quot;SI&quot;,&quot;megalith_type&quot;:&quot;menhir&quot;,&quot;wikipedia&quot;:&quot;&quot;,&quot;wikidata&quot;:&quot;&quot;,&quot;source&quot;:&quot;http://dolmensmenhirs.blogspot.com/2016/04/menhir-de-santa-helena-alt-emporda.html&quot;,&quot;alt_name&quot;:&quot;&quot;}," calcext:value-type="string">
            <text:p>{"name":"Menhir de Santa Helena","municipi":"El Port de la Selva","lat":42.3253367,"lon":3.1592160,"hi_es":"SI","megalith_type":"menhir","wikipedia":"","wikidata":"","source":"http://dolmensmenhirs.blogspot.com/2016/04/menhir-de-santa-helena-alt-emporda.html","alt_name":""},</text:p>
          </table:table-cell>
        </table:table-row>
        <table:table-row table:style-name="ro2">
          <table:table-cell office:value-type="string" calcext:value-type="string">
            <text:p>Menhir de Can Llaurador</text:p>
          </table:table-cell>
          <table:table-cell office:value-type="string" calcext:value-type="string">
            <text:p>Solius</text:p>
          </table:table-cell>
          <table:table-cell office:value-type="string" calcext:value-type="string">
            <text:p>41.8040294</text:p>
          </table:table-cell>
          <table:table-cell office:value-type="string" calcext:value-type="string">
            <text:p>2.969829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hir</text:p>
          </table:table-cell>
          <table:table-cell table:number-columns-repeated="4"/>
          <table:table-cell table:style-name="ce24" table:formula="of:=CONCATENATE(&quot;{&quot;;&quot;name:&quot;&quot;&quot;;[.A71];&quot;&quot;&quot;,municipi:&quot;&quot;&quot;;[.B71];&quot;&quot;&quot;,lat:&quot;;[.C71];&quot;,lon:&quot;;[.D71];&quot;,hi_es:&quot;&quot;&quot;;[.E71];&quot;&quot;&quot;,megalith_type:&quot;&quot;&quot;;[.F71];&quot;&quot;&quot;,wikipedia:&quot;&quot;&quot;;[.G71];&quot;&quot;&quot;,wikidata:&quot;&quot;&quot;;[.H71];&quot;&quot;&quot;,source:&quot;&quot;&quot;;[.I71];&quot;&quot;&quot;,alt_name:&quot;&quot;&quot;;[.J71];&quot;&quot;&quot;},&quot;)" office:value-type="string" office:string-value="{name:&quot;Menhir de Can Llaurador&quot;,municipi:&quot;Solius&quot;,lat:41.8040294,lon:2.9698291,hi_es:&quot;SI&quot;,megalith_type:&quot;menhir&quot;,wikipedia:&quot;&quot;,wikidata:&quot;&quot;,source:&quot;&quot;,alt_name:&quot;&quot;}," calcext:value-type="string">
            <text:p>{name:"Menhir de Can Llaurador",municipi:"Solius",lat:41.8040294,lon:2.9698291,hi_es:"SI",megalith_type:"menhir",wikipedia:"",wikidata:"",source:"",alt_name:""},</text:p>
          </table:table-cell>
          <table:table-cell table:formula="of:=CONCATENATE(&quot;{&quot;;&quot;&quot;&quot;name&quot;&quot;:&quot;&quot;&quot;;[.A71];&quot;&quot;&quot;,&quot;&quot;municipi&quot;&quot;:&quot;&quot;&quot;;[.B71];&quot;&quot;&quot;,&quot;&quot;lat&quot;&quot;:&quot;;[.C71];&quot;,&quot;&quot;lon&quot;&quot;:&quot;;[.D71];&quot;,&quot;&quot;hi_es&quot;&quot;:&quot;&quot;&quot;;[.E71];&quot;&quot;&quot;,&quot;&quot;megalith_type&quot;&quot;:&quot;&quot;&quot;;[.F71];&quot;&quot;&quot;,&quot;&quot;wikipedia&quot;&quot;:&quot;&quot;&quot;;[.G71];&quot;&quot;&quot;,&quot;&quot;wikidata&quot;&quot;:&quot;&quot;&quot;;[.H71];&quot;&quot;&quot;,&quot;&quot;source&quot;&quot;:&quot;&quot;&quot;;[.I71];&quot;&quot;&quot;,&quot;&quot;alt_name&quot;&quot;:&quot;&quot;&quot;;[.J71];&quot;&quot;&quot;},&quot;)" office:value-type="string" office:string-value="{&quot;name&quot;:&quot;Menhir de Can Llaurador&quot;,&quot;municipi&quot;:&quot;Solius&quot;,&quot;lat&quot;:41.8040294,&quot;lon&quot;:2.9698291,&quot;hi_es&quot;:&quot;SI&quot;,&quot;megalith_type&quot;:&quot;menhir&quot;,&quot;wikipedia&quot;:&quot;&quot;,&quot;wikidata&quot;:&quot;&quot;,&quot;source&quot;:&quot;&quot;,&quot;alt_name&quot;:&quot;&quot;}," calcext:value-type="string">
            <text:p>{"name":"Menhir de Can Llaurador","municipi":"Solius","lat":41.8040294,"lon":2.9698291,"hi_es":"SI","megalith_type":"menhir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e Can Serra de l'Arca</text:p>
          </table:table-cell>
          <table:table-cell office:value-type="string" calcext:value-type="string">
            <text:p>Aiguafreda</text:p>
          </table:table-cell>
          <table:table-cell office:value-type="string" calcext:value-type="string">
            <text:p>41.7859540</text:p>
          </table:table-cell>
          <table:table-cell office:value-type="string" calcext:value-type="string">
            <text:p>2.272027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72];&quot;&quot;&quot;,municipi:&quot;&quot;&quot;;[.B72];&quot;&quot;&quot;,lat:&quot;;[.C72];&quot;,lon:&quot;;[.D72];&quot;,hi_es:&quot;&quot;&quot;;[.E72];&quot;&quot;&quot;,megalith_type:&quot;&quot;&quot;;[.F72];&quot;&quot;&quot;,wikipedia:&quot;&quot;&quot;;[.G72];&quot;&quot;&quot;,wikidata:&quot;&quot;&quot;;[.H72];&quot;&quot;&quot;,source:&quot;&quot;&quot;;[.I72];&quot;&quot;&quot;,alt_name:&quot;&quot;&quot;;[.J72];&quot;&quot;&quot;},&quot;)" office:value-type="string" office:string-value="{name:&quot;Dolmen de Can Serra de l'Arca&quot;,municipi:&quot;Aiguafreda&quot;,lat:41.7859540,lon:2.2720270,hi_es:&quot;SI&quot;,megalith_type:&quot;dolmen&quot;,wikipedia:&quot;&quot;,wikidata:&quot;&quot;,source:&quot;&quot;,alt_name:&quot;&quot;}," calcext:value-type="string">
            <text:p>{name:"Dolmen de Can Serra de l'Arca",municipi:"Aiguafreda",lat:41.7859540,lon:2.2720270,hi_es:"SI",megalith_type:"dolmen",wikipedia:"",wikidata:"",source:"",alt_name:""},</text:p>
          </table:table-cell>
          <table:table-cell table:formula="of:=CONCATENATE(&quot;{&quot;;&quot;&quot;&quot;name&quot;&quot;:&quot;&quot;&quot;;[.A72];&quot;&quot;&quot;,&quot;&quot;municipi&quot;&quot;:&quot;&quot;&quot;;[.B72];&quot;&quot;&quot;,&quot;&quot;lat&quot;&quot;:&quot;;[.C72];&quot;,&quot;&quot;lon&quot;&quot;:&quot;;[.D72];&quot;,&quot;&quot;hi_es&quot;&quot;:&quot;&quot;&quot;;[.E72];&quot;&quot;&quot;,&quot;&quot;megalith_type&quot;&quot;:&quot;&quot;&quot;;[.F72];&quot;&quot;&quot;,&quot;&quot;wikipedia&quot;&quot;:&quot;&quot;&quot;;[.G72];&quot;&quot;&quot;,&quot;&quot;wikidata&quot;&quot;:&quot;&quot;&quot;;[.H72];&quot;&quot;&quot;,&quot;&quot;source&quot;&quot;:&quot;&quot;&quot;;[.I72];&quot;&quot;&quot;,&quot;&quot;alt_name&quot;&quot;:&quot;&quot;&quot;;[.J72];&quot;&quot;&quot;},&quot;)" office:value-type="string" office:string-value="{&quot;name&quot;:&quot;Dolmen de Can Serra de l'Arca&quot;,&quot;municipi&quot;:&quot;Aiguafreda&quot;,&quot;lat&quot;:41.7859540,&quot;lon&quot;:2.2720270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e Can Serra de l'Arca","municipi":"Aiguafreda","lat":41.7859540,"lon":2.2720270,"hi_es":"SI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Cruïlles</text:p>
          </table:table-cell>
          <table:table-cell office:value-type="string" calcext:value-type="string">
            <text:p>Cruïlles</text:p>
          </table:table-cell>
          <table:table-cell office:value-type="string" calcext:value-type="string">
            <text:p>41.7804875</text:p>
          </table:table-cell>
          <table:table-cell office:value-type="string" calcext:value-type="string">
            <text:p>2.260774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73];&quot;&quot;&quot;,municipi:&quot;&quot;&quot;;[.B73];&quot;&quot;&quot;,lat:&quot;;[.C73];&quot;,lon:&quot;;[.D73];&quot;,hi_es:&quot;&quot;&quot;;[.E73];&quot;&quot;&quot;,megalith_type:&quot;&quot;&quot;;[.F73];&quot;&quot;&quot;,wikipedia:&quot;&quot;&quot;;[.G73];&quot;&quot;&quot;,wikidata:&quot;&quot;&quot;;[.H73];&quot;&quot;&quot;,source:&quot;&quot;&quot;;[.I73];&quot;&quot;&quot;,alt_name:&quot;&quot;&quot;;[.J73];&quot;&quot;&quot;},&quot;)" office:value-type="string" office:string-value="{name:&quot;Dolmen Cruïlles&quot;,municipi:&quot;Cruïlles&quot;,lat:41.7804875,lon:2.2607741,hi_es:&quot;SI&quot;,megalith_type:&quot;dolmen&quot;,wikipedia:&quot;&quot;,wikidata:&quot;&quot;,source:&quot;&quot;,alt_name:&quot;&quot;}," calcext:value-type="string">
            <text:p>{name:"Dolmen Cruïlles",municipi:"Cruïlles",lat:41.7804875,lon:2.2607741,hi_es:"SI",megalith_type:"dolmen",wikipedia:"",wikidata:"",source:"",alt_name:""},</text:p>
          </table:table-cell>
          <table:table-cell table:formula="of:=CONCATENATE(&quot;{&quot;;&quot;&quot;&quot;name&quot;&quot;:&quot;&quot;&quot;;[.A73];&quot;&quot;&quot;,&quot;&quot;municipi&quot;&quot;:&quot;&quot;&quot;;[.B73];&quot;&quot;&quot;,&quot;&quot;lat&quot;&quot;:&quot;;[.C73];&quot;,&quot;&quot;lon&quot;&quot;:&quot;;[.D73];&quot;,&quot;&quot;hi_es&quot;&quot;:&quot;&quot;&quot;;[.E73];&quot;&quot;&quot;,&quot;&quot;megalith_type&quot;&quot;:&quot;&quot;&quot;;[.F73];&quot;&quot;&quot;,&quot;&quot;wikipedia&quot;&quot;:&quot;&quot;&quot;;[.G73];&quot;&quot;&quot;,&quot;&quot;wikidata&quot;&quot;:&quot;&quot;&quot;;[.H73];&quot;&quot;&quot;,&quot;&quot;source&quot;&quot;:&quot;&quot;&quot;;[.I73];&quot;&quot;&quot;,&quot;&quot;alt_name&quot;&quot;:&quot;&quot;&quot;;[.J73];&quot;&quot;&quot;},&quot;)" office:value-type="string" office:string-value="{&quot;name&quot;:&quot;Dolmen Cruïlles&quot;,&quot;municipi&quot;:&quot;Cruïlles&quot;,&quot;lat&quot;:41.7804875,&quot;lon&quot;:2.2607741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Cruïlles","municipi":"Cruïlles","lat":41.7804875,"lon":2.2607741,"hi_es":"SI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e la Pera</text:p>
          </table:table-cell>
          <table:table-cell office:value-type="string" calcext:value-type="string">
            <text:p>Pinós</text:p>
          </table:table-cell>
          <table:table-cell office:value-type="string" calcext:value-type="string">
            <text:p>41.8629921</text:p>
          </table:table-cell>
          <table:table-cell office:value-type="string" calcext:value-type="string">
            <text:p>1.523441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74];&quot;&quot;&quot;,municipi:&quot;&quot;&quot;;[.B74];&quot;&quot;&quot;,lat:&quot;;[.C74];&quot;,lon:&quot;;[.D74];&quot;,hi_es:&quot;&quot;&quot;;[.E74];&quot;&quot;&quot;,megalith_type:&quot;&quot;&quot;;[.F74];&quot;&quot;&quot;,wikipedia:&quot;&quot;&quot;;[.G74];&quot;&quot;&quot;,wikidata:&quot;&quot;&quot;;[.H74];&quot;&quot;&quot;,source:&quot;&quot;&quot;;[.I74];&quot;&quot;&quot;,alt_name:&quot;&quot;&quot;;[.J74];&quot;&quot;&quot;},&quot;)" office:value-type="string" office:string-value="{name:&quot;Dolmen de la Pera&quot;,municipi:&quot;Pinós&quot;,lat:41.8629921,lon:1.5234410,hi_es:&quot;SI&quot;,megalith_type:&quot;dolmen&quot;,wikipedia:&quot;&quot;,wikidata:&quot;&quot;,source:&quot;&quot;,alt_name:&quot;&quot;}," calcext:value-type="string">
            <text:p>{name:"Dolmen de la Pera",municipi:"Pinós",lat:41.8629921,lon:1.5234410,hi_es:"SI",megalith_type:"dolmen",wikipedia:"",wikidata:"",source:"",alt_name:""},</text:p>
          </table:table-cell>
          <table:table-cell table:formula="of:=CONCATENATE(&quot;{&quot;;&quot;&quot;&quot;name&quot;&quot;:&quot;&quot;&quot;;[.A74];&quot;&quot;&quot;,&quot;&quot;municipi&quot;&quot;:&quot;&quot;&quot;;[.B74];&quot;&quot;&quot;,&quot;&quot;lat&quot;&quot;:&quot;;[.C74];&quot;,&quot;&quot;lon&quot;&quot;:&quot;;[.D74];&quot;,&quot;&quot;hi_es&quot;&quot;:&quot;&quot;&quot;;[.E74];&quot;&quot;&quot;,&quot;&quot;megalith_type&quot;&quot;:&quot;&quot;&quot;;[.F74];&quot;&quot;&quot;,&quot;&quot;wikipedia&quot;&quot;:&quot;&quot;&quot;;[.G74];&quot;&quot;&quot;,&quot;&quot;wikidata&quot;&quot;:&quot;&quot;&quot;;[.H74];&quot;&quot;&quot;,&quot;&quot;source&quot;&quot;:&quot;&quot;&quot;;[.I74];&quot;&quot;&quot;,&quot;&quot;alt_name&quot;&quot;:&quot;&quot;&quot;;[.J74];&quot;&quot;&quot;},&quot;)" office:value-type="string" office:string-value="{&quot;name&quot;:&quot;Dolmen de la Pera&quot;,&quot;municipi&quot;:&quot;Pinós&quot;,&quot;lat&quot;:41.8629921,&quot;lon&quot;:1.5234410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e la Pera","municipi":"Pinós","lat":41.8629921,"lon":1.5234410,"hi_es":"SI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'Odèn Nord</text:p>
          </table:table-cell>
          <table:table-cell office:value-type="string" calcext:value-type="string">
            <text:p>Odèn</text:p>
          </table:table-cell>
          <table:table-cell office:value-type="string" calcext:value-type="string">
            <text:p>42.1222752</text:p>
          </table:table-cell>
          <table:table-cell office:value-type="string" calcext:value-type="string">
            <text:p>1.4557222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75];&quot;&quot;&quot;,municipi:&quot;&quot;&quot;;[.B75];&quot;&quot;&quot;,lat:&quot;;[.C75];&quot;,lon:&quot;;[.D75];&quot;,hi_es:&quot;&quot;&quot;;[.E75];&quot;&quot;&quot;,megalith_type:&quot;&quot;&quot;;[.F75];&quot;&quot;&quot;,wikipedia:&quot;&quot;&quot;;[.G75];&quot;&quot;&quot;,wikidata:&quot;&quot;&quot;;[.H75];&quot;&quot;&quot;,source:&quot;&quot;&quot;;[.I75];&quot;&quot;&quot;,alt_name:&quot;&quot;&quot;;[.J75];&quot;&quot;&quot;},&quot;)" office:value-type="string" office:string-value="{name:&quot;Dolmen d'Odèn Nord&quot;,municipi:&quot;Odèn&quot;,lat:42.1222752,lon:1.4557222,hi_es:&quot;SI&quot;,megalith_type:&quot;dolmen&quot;,wikipedia:&quot;&quot;,wikidata:&quot;&quot;,source:&quot;&quot;,alt_name:&quot;&quot;}," calcext:value-type="string">
            <text:p>{name:"Dolmen d'Odèn Nord",municipi:"Odèn",lat:42.1222752,lon:1.4557222,hi_es:"SI",megalith_type:"dolmen",wikipedia:"",wikidata:"",source:"",alt_name:""},</text:p>
          </table:table-cell>
          <table:table-cell table:formula="of:=CONCATENATE(&quot;{&quot;;&quot;&quot;&quot;name&quot;&quot;:&quot;&quot;&quot;;[.A75];&quot;&quot;&quot;,&quot;&quot;municipi&quot;&quot;:&quot;&quot;&quot;;[.B75];&quot;&quot;&quot;,&quot;&quot;lat&quot;&quot;:&quot;;[.C75];&quot;,&quot;&quot;lon&quot;&quot;:&quot;;[.D75];&quot;,&quot;&quot;hi_es&quot;&quot;:&quot;&quot;&quot;;[.E75];&quot;&quot;&quot;,&quot;&quot;megalith_type&quot;&quot;:&quot;&quot;&quot;;[.F75];&quot;&quot;&quot;,&quot;&quot;wikipedia&quot;&quot;:&quot;&quot;&quot;;[.G75];&quot;&quot;&quot;,&quot;&quot;wikidata&quot;&quot;:&quot;&quot;&quot;;[.H75];&quot;&quot;&quot;,&quot;&quot;source&quot;&quot;:&quot;&quot;&quot;;[.I75];&quot;&quot;&quot;,&quot;&quot;alt_name&quot;&quot;:&quot;&quot;&quot;;[.J75];&quot;&quot;&quot;},&quot;)" office:value-type="string" office:string-value="{&quot;name&quot;:&quot;Dolmen d'Odèn Nord&quot;,&quot;municipi&quot;:&quot;Odèn&quot;,&quot;lat&quot;:42.1222752,&quot;lon&quot;:1.4557222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'Odèn Nord","municipi":"Odèn","lat":42.1222752,"lon":1.4557222,"hi_es":"SI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'Odèn Sud</text:p>
          </table:table-cell>
          <table:table-cell office:value-type="string" calcext:value-type="string">
            <text:p>Odèn</text:p>
          </table:table-cell>
          <table:table-cell office:value-type="string" calcext:value-type="string">
            <text:p>42.1211623</text:p>
          </table:table-cell>
          <table:table-cell office:value-type="string" calcext:value-type="string">
            <text:p>1.4558672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76];&quot;&quot;&quot;,municipi:&quot;&quot;&quot;;[.B76];&quot;&quot;&quot;,lat:&quot;;[.C76];&quot;,lon:&quot;;[.D76];&quot;,hi_es:&quot;&quot;&quot;;[.E76];&quot;&quot;&quot;,megalith_type:&quot;&quot;&quot;;[.F76];&quot;&quot;&quot;,wikipedia:&quot;&quot;&quot;;[.G76];&quot;&quot;&quot;,wikidata:&quot;&quot;&quot;;[.H76];&quot;&quot;&quot;,source:&quot;&quot;&quot;;[.I76];&quot;&quot;&quot;,alt_name:&quot;&quot;&quot;;[.J76];&quot;&quot;&quot;},&quot;)" office:value-type="string" office:string-value="{name:&quot;Dolmen d'Odèn Sud&quot;,municipi:&quot;Odèn&quot;,lat:42.1211623,lon:1.4558672,hi_es:&quot;SI&quot;,megalith_type:&quot;dolmen&quot;,wikipedia:&quot;&quot;,wikidata:&quot;&quot;,source:&quot;&quot;,alt_name:&quot;&quot;}," calcext:value-type="string">
            <text:p>{name:"Dolmen d'Odèn Sud",municipi:"Odèn",lat:42.1211623,lon:1.4558672,hi_es:"SI",megalith_type:"dolmen",wikipedia:"",wikidata:"",source:"",alt_name:""},</text:p>
          </table:table-cell>
          <table:table-cell table:formula="of:=CONCATENATE(&quot;{&quot;;&quot;&quot;&quot;name&quot;&quot;:&quot;&quot;&quot;;[.A76];&quot;&quot;&quot;,&quot;&quot;municipi&quot;&quot;:&quot;&quot;&quot;;[.B76];&quot;&quot;&quot;,&quot;&quot;lat&quot;&quot;:&quot;;[.C76];&quot;,&quot;&quot;lon&quot;&quot;:&quot;;[.D76];&quot;,&quot;&quot;hi_es&quot;&quot;:&quot;&quot;&quot;;[.E76];&quot;&quot;&quot;,&quot;&quot;megalith_type&quot;&quot;:&quot;&quot;&quot;;[.F76];&quot;&quot;&quot;,&quot;&quot;wikipedia&quot;&quot;:&quot;&quot;&quot;;[.G76];&quot;&quot;&quot;,&quot;&quot;wikidata&quot;&quot;:&quot;&quot;&quot;;[.H76];&quot;&quot;&quot;,&quot;&quot;source&quot;&quot;:&quot;&quot;&quot;;[.I76];&quot;&quot;&quot;,&quot;&quot;alt_name&quot;&quot;:&quot;&quot;&quot;;[.J76];&quot;&quot;&quot;},&quot;)" office:value-type="string" office:string-value="{&quot;name&quot;:&quot;Dolmen d'Odèn Sud&quot;,&quot;municipi&quot;:&quot;Odèn&quot;,&quot;lat&quot;:42.1211623,&quot;lon&quot;:1.4558672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'Odèn Sud","municipi":"Odèn","lat":42.1211623,"lon":1.4558672,"hi_es":"SI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e Pedracabana</text:p>
          </table:table-cell>
          <table:table-cell office:value-type="string" calcext:value-type="string">
            <text:p>Cabó</text:p>
          </table:table-cell>
          <table:table-cell office:value-type="string" calcext:value-type="string">
            <text:p>42.2282017</text:p>
          </table:table-cell>
          <table:table-cell office:value-type="string" calcext:value-type="string">
            <text:p>1.277470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http://dolmensmenhirs.blogspot.com/2014/03/dolmen-de-pedracabana-alt-urgell.html</text:p>
          </table:table-cell>
          <table:table-cell/>
          <table:table-cell table:style-name="ce24" table:formula="of:=CONCATENATE(&quot;{&quot;;&quot;name:&quot;&quot;&quot;;[.A77];&quot;&quot;&quot;,municipi:&quot;&quot;&quot;;[.B77];&quot;&quot;&quot;,lat:&quot;;[.C77];&quot;,lon:&quot;;[.D77];&quot;,hi_es:&quot;&quot;&quot;;[.E77];&quot;&quot;&quot;,megalith_type:&quot;&quot;&quot;;[.F77];&quot;&quot;&quot;,wikipedia:&quot;&quot;&quot;;[.G77];&quot;&quot;&quot;,wikidata:&quot;&quot;&quot;;[.H77];&quot;&quot;&quot;,source:&quot;&quot;&quot;;[.I77];&quot;&quot;&quot;,alt_name:&quot;&quot;&quot;;[.J77];&quot;&quot;&quot;},&quot;)" office:value-type="string" office:string-value="{name:&quot;Dolmen de Pedracabana&quot;,municipi:&quot;Cabó&quot;,lat:42.2282017,lon:1.2774709,hi_es:&quot;SI&quot;,megalith_type:&quot;dolmen&quot;,wikipedia:&quot;&quot;,wikidata:&quot;&quot;,source:&quot;http://dolmensmenhirs.blogspot.com/2014/03/dolmen-de-pedracabana-alt-urgell.html&quot;,alt_name:&quot;&quot;}," calcext:value-type="string">
            <text:p>{name:"Dolmen de Pedracabana",municipi:"Cabó",lat:42.2282017,lon:1.2774709,hi_es:"SI",megalith_type:"dolmen",wikipedia:"",wikidata:"",source:"http://dolmensmenhirs.blogspot.com/2014/03/dolmen-de-pedracabana-alt-urgell.html",alt_name:""},</text:p>
          </table:table-cell>
          <table:table-cell table:formula="of:=CONCATENATE(&quot;{&quot;;&quot;&quot;&quot;name&quot;&quot;:&quot;&quot;&quot;;[.A77];&quot;&quot;&quot;,&quot;&quot;municipi&quot;&quot;:&quot;&quot;&quot;;[.B77];&quot;&quot;&quot;,&quot;&quot;lat&quot;&quot;:&quot;;[.C77];&quot;,&quot;&quot;lon&quot;&quot;:&quot;;[.D77];&quot;,&quot;&quot;hi_es&quot;&quot;:&quot;&quot;&quot;;[.E77];&quot;&quot;&quot;,&quot;&quot;megalith_type&quot;&quot;:&quot;&quot;&quot;;[.F77];&quot;&quot;&quot;,&quot;&quot;wikipedia&quot;&quot;:&quot;&quot;&quot;;[.G77];&quot;&quot;&quot;,&quot;&quot;wikidata&quot;&quot;:&quot;&quot;&quot;;[.H77];&quot;&quot;&quot;,&quot;&quot;source&quot;&quot;:&quot;&quot;&quot;;[.I77];&quot;&quot;&quot;,&quot;&quot;alt_name&quot;&quot;:&quot;&quot;&quot;;[.J77];&quot;&quot;&quot;},&quot;)" office:value-type="string" office:string-value="{&quot;name&quot;:&quot;Dolmen de Pedracabana&quot;,&quot;municipi&quot;:&quot;Cabó&quot;,&quot;lat&quot;:42.2282017,&quot;lon&quot;:1.2774709,&quot;hi_es&quot;:&quot;SI&quot;,&quot;megalith_type&quot;:&quot;dolmen&quot;,&quot;wikipedia&quot;:&quot;&quot;,&quot;wikidata&quot;:&quot;&quot;,&quot;source&quot;:&quot;http://dolmensmenhirs.blogspot.com/2014/03/dolmen-de-pedracabana-alt-urgell.html&quot;,&quot;alt_name&quot;:&quot;&quot;}," calcext:value-type="string">
            <text:p>{"name":"Dolmen de Pedracabana","municipi":"Cabó","lat":42.2282017,"lon":1.2774709,"hi_es":"SI","megalith_type":"dolmen","wikipedia":"","wikidata":"","source":"http://dolmensmenhirs.blogspot.com/2014/03/dolmen-de-pedracabana-alt-urgell.html","alt_name":""},</text:p>
          </table:table-cell>
        </table:table-row>
        <table:table-row table:style-name="ro2">
          <table:table-cell office:value-type="string" calcext:value-type="string">
            <text:p>La Cabana de la Mosquera</text:p>
          </table:table-cell>
          <table:table-cell office:value-type="string" calcext:value-type="string">
            <text:p>Peramea (Baix Pallars)</text:p>
          </table:table-cell>
          <table:table-cell office:value-type="string" calcext:value-type="string">
            <text:p>42.3199574</text:p>
          </table:table-cell>
          <table:table-cell office:value-type="string" calcext:value-type="string">
            <text:p>1.048294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http://dolmensmenhirs.blogspot.com/2015/04/dolmen-cabana-de-la-mosquera-pallars.html</text:p>
          </table:table-cell>
          <table:table-cell/>
          <table:table-cell table:style-name="ce24" table:formula="of:=CONCATENATE(&quot;{&quot;;&quot;name:&quot;&quot;&quot;;[.A78];&quot;&quot;&quot;,municipi:&quot;&quot;&quot;;[.B78];&quot;&quot;&quot;,lat:&quot;;[.C78];&quot;,lon:&quot;;[.D78];&quot;,hi_es:&quot;&quot;&quot;;[.E78];&quot;&quot;&quot;,megalith_type:&quot;&quot;&quot;;[.F78];&quot;&quot;&quot;,wikipedia:&quot;&quot;&quot;;[.G78];&quot;&quot;&quot;,wikidata:&quot;&quot;&quot;;[.H78];&quot;&quot;&quot;,source:&quot;&quot;&quot;;[.I78];&quot;&quot;&quot;,alt_name:&quot;&quot;&quot;;[.J78];&quot;&quot;&quot;},&quot;)" office:value-type="string" office:string-value="{name:&quot;La Cabana de la Mosquera&quot;,municipi:&quot;Peramea (Baix Pallars)&quot;,lat:42.3199574,lon:1.0482943,hi_es:&quot;SI&quot;,megalith_type:&quot;dolmen&quot;,wikipedia:&quot;&quot;,wikidata:&quot;&quot;,source:&quot;http://dolmensmenhirs.blogspot.com/2015/04/dolmen-cabana-de-la-mosquera-pallars.html&quot;,alt_name:&quot;&quot;}," calcext:value-type="string">
            <text:p>{name:"La Cabana de la Mosquera",municipi:"Peramea (Baix Pallars)",lat:42.3199574,lon:1.0482943,hi_es:"SI",megalith_type:"dolmen",wikipedia:"",wikidata:"",source:"http://dolmensmenhirs.blogspot.com/2015/04/dolmen-cabana-de-la-mosquera-pallars.html",alt_name:""},</text:p>
          </table:table-cell>
          <table:table-cell table:formula="of:=CONCATENATE(&quot;{&quot;;&quot;&quot;&quot;name&quot;&quot;:&quot;&quot;&quot;;[.A78];&quot;&quot;&quot;,&quot;&quot;municipi&quot;&quot;:&quot;&quot;&quot;;[.B78];&quot;&quot;&quot;,&quot;&quot;lat&quot;&quot;:&quot;;[.C78];&quot;,&quot;&quot;lon&quot;&quot;:&quot;;[.D78];&quot;,&quot;&quot;hi_es&quot;&quot;:&quot;&quot;&quot;;[.E78];&quot;&quot;&quot;,&quot;&quot;megalith_type&quot;&quot;:&quot;&quot;&quot;;[.F78];&quot;&quot;&quot;,&quot;&quot;wikipedia&quot;&quot;:&quot;&quot;&quot;;[.G78];&quot;&quot;&quot;,&quot;&quot;wikidata&quot;&quot;:&quot;&quot;&quot;;[.H78];&quot;&quot;&quot;,&quot;&quot;source&quot;&quot;:&quot;&quot;&quot;;[.I78];&quot;&quot;&quot;,&quot;&quot;alt_name&quot;&quot;:&quot;&quot;&quot;;[.J78];&quot;&quot;&quot;},&quot;)" office:value-type="string" office:string-value="{&quot;name&quot;:&quot;La Cabana de la Mosquera&quot;,&quot;municipi&quot;:&quot;Peramea (Baix Pallars)&quot;,&quot;lat&quot;:42.3199574,&quot;lon&quot;:1.0482943,&quot;hi_es&quot;:&quot;SI&quot;,&quot;megalith_type&quot;:&quot;dolmen&quot;,&quot;wikipedia&quot;:&quot;&quot;,&quot;wikidata&quot;:&quot;&quot;,&quot;source&quot;:&quot;http://dolmensmenhirs.blogspot.com/2015/04/dolmen-cabana-de-la-mosquera-pallars.html&quot;,&quot;alt_name&quot;:&quot;&quot;}," calcext:value-type="string">
            <text:p>{"name":"La Cabana de la Mosquera","municipi":"Peramea (Baix Pallars)","lat":42.3199574,"lon":1.0482943,"hi_es":"SI","megalith_type":"dolmen","wikipedia":"","wikidata":"","source":"http://dolmensmenhirs.blogspot.com/2015/04/dolmen-cabana-de-la-mosquera-pallars.html","alt_name":""},</text:p>
          </table:table-cell>
        </table:table-row>
        <table:table-row table:style-name="ro2">
          <table:table-cell office:value-type="string" calcext:value-type="string">
            <text:p>Dolmen de l'Oliva</text:p>
          </table:table-cell>
          <table:table-cell office:value-type="string" calcext:value-type="string">
            <text:p>Cabó</text:p>
          </table:table-cell>
          <table:table-cell office:value-type="string" calcext:value-type="string">
            <text:p>42.2247687</text:p>
          </table:table-cell>
          <table:table-cell office:value-type="string" calcext:value-type="string">
            <text:p>1.2855906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http://dolmensmenhirs.blogspot.com/2014/03/dolmen-de-loliva-alt-urgell.html</text:p>
          </table:table-cell>
          <table:table-cell/>
          <table:table-cell table:style-name="ce24" table:formula="of:=CONCATENATE(&quot;{&quot;;&quot;name:&quot;&quot;&quot;;[.A79];&quot;&quot;&quot;,municipi:&quot;&quot;&quot;;[.B79];&quot;&quot;&quot;,lat:&quot;;[.C79];&quot;,lon:&quot;;[.D79];&quot;,hi_es:&quot;&quot;&quot;;[.E79];&quot;&quot;&quot;,megalith_type:&quot;&quot;&quot;;[.F79];&quot;&quot;&quot;,wikipedia:&quot;&quot;&quot;;[.G79];&quot;&quot;&quot;,wikidata:&quot;&quot;&quot;;[.H79];&quot;&quot;&quot;,source:&quot;&quot;&quot;;[.I79];&quot;&quot;&quot;,alt_name:&quot;&quot;&quot;;[.J79];&quot;&quot;&quot;},&quot;)" office:value-type="string" office:string-value="{name:&quot;Dolmen de l'Oliva&quot;,municipi:&quot;Cabó&quot;,lat:42.2247687,lon:1.2855906,hi_es:&quot;SI&quot;,megalith_type:&quot;dolmen&quot;,wikipedia:&quot;&quot;,wikidata:&quot;&quot;,source:&quot;http://dolmensmenhirs.blogspot.com/2014/03/dolmen-de-loliva-alt-urgell.html&quot;,alt_name:&quot;&quot;}," calcext:value-type="string">
            <text:p>{name:"Dolmen de l'Oliva",municipi:"Cabó",lat:42.2247687,lon:1.2855906,hi_es:"SI",megalith_type:"dolmen",wikipedia:"",wikidata:"",source:"http://dolmensmenhirs.blogspot.com/2014/03/dolmen-de-loliva-alt-urgell.html",alt_name:""},</text:p>
          </table:table-cell>
          <table:table-cell table:formula="of:=CONCATENATE(&quot;{&quot;;&quot;&quot;&quot;name&quot;&quot;:&quot;&quot;&quot;;[.A79];&quot;&quot;&quot;,&quot;&quot;municipi&quot;&quot;:&quot;&quot;&quot;;[.B79];&quot;&quot;&quot;,&quot;&quot;lat&quot;&quot;:&quot;;[.C79];&quot;,&quot;&quot;lon&quot;&quot;:&quot;;[.D79];&quot;,&quot;&quot;hi_es&quot;&quot;:&quot;&quot;&quot;;[.E79];&quot;&quot;&quot;,&quot;&quot;megalith_type&quot;&quot;:&quot;&quot;&quot;;[.F79];&quot;&quot;&quot;,&quot;&quot;wikipedia&quot;&quot;:&quot;&quot;&quot;;[.G79];&quot;&quot;&quot;,&quot;&quot;wikidata&quot;&quot;:&quot;&quot;&quot;;[.H79];&quot;&quot;&quot;,&quot;&quot;source&quot;&quot;:&quot;&quot;&quot;;[.I79];&quot;&quot;&quot;,&quot;&quot;alt_name&quot;&quot;:&quot;&quot;&quot;;[.J79];&quot;&quot;&quot;},&quot;)" office:value-type="string" office:string-value="{&quot;name&quot;:&quot;Dolmen de l'Oliva&quot;,&quot;municipi&quot;:&quot;Cabó&quot;,&quot;lat&quot;:42.2247687,&quot;lon&quot;:1.2855906,&quot;hi_es&quot;:&quot;SI&quot;,&quot;megalith_type&quot;:&quot;dolmen&quot;,&quot;wikipedia&quot;:&quot;&quot;,&quot;wikidata&quot;:&quot;&quot;,&quot;source&quot;:&quot;http://dolmensmenhirs.blogspot.com/2014/03/dolmen-de-loliva-alt-urgell.html&quot;,&quot;alt_name&quot;:&quot;&quot;}," calcext:value-type="string">
            <text:p>{"name":"Dolmen de l'Oliva","municipi":"Cabó","lat":42.2247687,"lon":1.2855906,"hi_es":"SI","megalith_type":"dolmen","wikipedia":"","wikidata":"","source":"http://dolmensmenhirs.blogspot.com/2014/03/dolmen-de-loliva-alt-urgell.html","alt_name":""},</text:p>
          </table:table-cell>
        </table:table-row>
        <table:table-row table:style-name="ro2">
          <table:table-cell office:value-type="string" calcext:value-type="string">
            <text:p>Dolmen de la Cabana del Moro</text:p>
          </table:table-cell>
          <table:table-cell office:value-type="string" calcext:value-type="string">
            <text:p>La Roca del Vallès</text:p>
          </table:table-cell>
          <table:table-cell office:value-type="string" calcext:value-type="string">
            <text:p>42.3809653</text:p>
          </table:table-cell>
          <table:table-cell office:value-type="string" calcext:value-type="string">
            <text:p>1.559290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3"/>
          <table:table-cell office:value-type="string" calcext:value-type="string">
            <text:p>Dolmen de Céllecs</text:p>
          </table:table-cell>
          <table:table-cell table:style-name="ce24" table:formula="of:=CONCATENATE(&quot;{&quot;;&quot;name:&quot;&quot;&quot;;[.A80];&quot;&quot;&quot;,municipi:&quot;&quot;&quot;;[.B80];&quot;&quot;&quot;,lat:&quot;;[.C80];&quot;,lon:&quot;;[.D80];&quot;,hi_es:&quot;&quot;&quot;;[.E80];&quot;&quot;&quot;,megalith_type:&quot;&quot;&quot;;[.F80];&quot;&quot;&quot;,wikipedia:&quot;&quot;&quot;;[.G80];&quot;&quot;&quot;,wikidata:&quot;&quot;&quot;;[.H80];&quot;&quot;&quot;,source:&quot;&quot;&quot;;[.I80];&quot;&quot;&quot;,alt_name:&quot;&quot;&quot;;[.J80];&quot;&quot;&quot;},&quot;)" office:value-type="string" office:string-value="{name:&quot;Dolmen de la Cabana del Moro&quot;,municipi:&quot;La Roca del Vallès&quot;,lat:42.3809653,lon:1.5592901,hi_es:&quot;SI&quot;,megalith_type:&quot;dolmen&quot;,wikipedia:&quot;&quot;,wikidata:&quot;&quot;,source:&quot;&quot;,alt_name:&quot;Dolmen de Céllecs&quot;}," calcext:value-type="string">
            <text:p>{name:"Dolmen de la Cabana del Moro",municipi:"La Roca del Vallès",lat:42.3809653,lon:1.5592901,hi_es:"SI",megalith_type:"dolmen",wikipedia:"",wikidata:"",source:"",alt_name:"Dolmen de Céllecs"},</text:p>
          </table:table-cell>
          <table:table-cell table:formula="of:=CONCATENATE(&quot;{&quot;;&quot;&quot;&quot;name&quot;&quot;:&quot;&quot;&quot;;[.A80];&quot;&quot;&quot;,&quot;&quot;municipi&quot;&quot;:&quot;&quot;&quot;;[.B80];&quot;&quot;&quot;,&quot;&quot;lat&quot;&quot;:&quot;;[.C80];&quot;,&quot;&quot;lon&quot;&quot;:&quot;;[.D80];&quot;,&quot;&quot;hi_es&quot;&quot;:&quot;&quot;&quot;;[.E80];&quot;&quot;&quot;,&quot;&quot;megalith_type&quot;&quot;:&quot;&quot;&quot;;[.F80];&quot;&quot;&quot;,&quot;&quot;wikipedia&quot;&quot;:&quot;&quot;&quot;;[.G80];&quot;&quot;&quot;,&quot;&quot;wikidata&quot;&quot;:&quot;&quot;&quot;;[.H80];&quot;&quot;&quot;,&quot;&quot;source&quot;&quot;:&quot;&quot;&quot;;[.I80];&quot;&quot;&quot;,&quot;&quot;alt_name&quot;&quot;:&quot;&quot;&quot;;[.J80];&quot;&quot;&quot;},&quot;)" office:value-type="string" office:string-value="{&quot;name&quot;:&quot;Dolmen de la Cabana del Moro&quot;,&quot;municipi&quot;:&quot;La Roca del Vallès&quot;,&quot;lat&quot;:42.3809653,&quot;lon&quot;:1.5592901,&quot;hi_es&quot;:&quot;SI&quot;,&quot;megalith_type&quot;:&quot;dolmen&quot;,&quot;wikipedia&quot;:&quot;&quot;,&quot;wikidata&quot;:&quot;&quot;,&quot;source&quot;:&quot;&quot;,&quot;alt_name&quot;:&quot;Dolmen de Céllecs&quot;}," calcext:value-type="string">
            <text:p>{"name":"Dolmen de la Cabana del Moro","municipi":"La Roca del Vallès","lat":42.3809653,"lon":1.5592901,"hi_es":"SI","megalith_type":"dolmen","wikipedia":"","wikidata":"","source":"","alt_name":"Dolmen de Céllecs"},</text:p>
          </table:table-cell>
        </table:table-row>
        <table:table-row table:style-name="ro2">
          <table:table-cell office:value-type="string" calcext:value-type="string">
            <text:p>Dolmen del Molí de Fava</text:p>
          </table:table-cell>
          <table:table-cell office:value-type="string" calcext:value-type="string">
            <text:p>Cabó</text:p>
          </table:table-cell>
          <table:table-cell office:value-type="string" calcext:value-type="string">
            <text:p>42.2449253</text:p>
          </table:table-cell>
          <table:table-cell office:value-type="string" calcext:value-type="string">
            <text:p>1.202880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81];&quot;&quot;&quot;,municipi:&quot;&quot;&quot;;[.B81];&quot;&quot;&quot;,lat:&quot;;[.C81];&quot;,lon:&quot;;[.D81];&quot;,hi_es:&quot;&quot;&quot;;[.E81];&quot;&quot;&quot;,megalith_type:&quot;&quot;&quot;;[.F81];&quot;&quot;&quot;,wikipedia:&quot;&quot;&quot;;[.G81];&quot;&quot;&quot;,wikidata:&quot;&quot;&quot;;[.H81];&quot;&quot;&quot;,source:&quot;&quot;&quot;;[.I81];&quot;&quot;&quot;,alt_name:&quot;&quot;&quot;;[.J81];&quot;&quot;&quot;},&quot;)" office:value-type="string" office:string-value="{name:&quot;Dolmen del Molí de Fava&quot;,municipi:&quot;Cabó&quot;,lat:42.2449253,lon:1.2028800,hi_es:&quot;SI&quot;,megalith_type:&quot;dolmen&quot;,wikipedia:&quot;&quot;,wikidata:&quot;&quot;,source:&quot;&quot;,alt_name:&quot;&quot;}," calcext:value-type="string">
            <text:p>{name:"Dolmen del Molí de Fava",municipi:"Cabó",lat:42.2449253,lon:1.2028800,hi_es:"SI",megalith_type:"dolmen",wikipedia:"",wikidata:"",source:"",alt_name:""},</text:p>
          </table:table-cell>
          <table:table-cell table:formula="of:=CONCATENATE(&quot;{&quot;;&quot;&quot;&quot;name&quot;&quot;:&quot;&quot;&quot;;[.A81];&quot;&quot;&quot;,&quot;&quot;municipi&quot;&quot;:&quot;&quot;&quot;;[.B81];&quot;&quot;&quot;,&quot;&quot;lat&quot;&quot;:&quot;;[.C81];&quot;,&quot;&quot;lon&quot;&quot;:&quot;;[.D81];&quot;,&quot;&quot;hi_es&quot;&quot;:&quot;&quot;&quot;;[.E81];&quot;&quot;&quot;,&quot;&quot;megalith_type&quot;&quot;:&quot;&quot;&quot;;[.F81];&quot;&quot;&quot;,&quot;&quot;wikipedia&quot;&quot;:&quot;&quot;&quot;;[.G81];&quot;&quot;&quot;,&quot;&quot;wikidata&quot;&quot;:&quot;&quot;&quot;;[.H81];&quot;&quot;&quot;,&quot;&quot;source&quot;&quot;:&quot;&quot;&quot;;[.I81];&quot;&quot;&quot;,&quot;&quot;alt_name&quot;&quot;:&quot;&quot;&quot;;[.J81];&quot;&quot;&quot;},&quot;)" office:value-type="string" office:string-value="{&quot;name&quot;:&quot;Dolmen del Molí de Fava&quot;,&quot;municipi&quot;:&quot;Cabó&quot;,&quot;lat&quot;:42.2449253,&quot;lon&quot;:1.2028800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el Molí de Fava","municipi":"Cabó","lat":42.2449253,"lon":1.2028800,"hi_es":"SI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Menhir de Santa Margarida</text:p>
          </table:table-cell>
          <table:table-cell office:value-type="string" calcext:value-type="string">
            <text:p>Santa Pau</text:p>
          </table:table-cell>
          <table:table-cell office:value-type="string" calcext:value-type="string">
            <text:p>42.1413679</text:p>
          </table:table-cell>
          <table:table-cell office:value-type="string" calcext:value-type="string">
            <text:p>2.541527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hir</text:p>
          </table:table-cell>
          <table:table-cell table:number-columns-repeated="4"/>
          <table:table-cell table:style-name="ce24" table:formula="of:=CONCATENATE(&quot;{&quot;;&quot;name:&quot;&quot;&quot;;[.A82];&quot;&quot;&quot;,municipi:&quot;&quot;&quot;;[.B82];&quot;&quot;&quot;,lat:&quot;;[.C82];&quot;,lon:&quot;;[.D82];&quot;,hi_es:&quot;&quot;&quot;;[.E82];&quot;&quot;&quot;,megalith_type:&quot;&quot;&quot;;[.F82];&quot;&quot;&quot;,wikipedia:&quot;&quot;&quot;;[.G82];&quot;&quot;&quot;,wikidata:&quot;&quot;&quot;;[.H82];&quot;&quot;&quot;,source:&quot;&quot;&quot;;[.I82];&quot;&quot;&quot;,alt_name:&quot;&quot;&quot;;[.J82];&quot;&quot;&quot;},&quot;)" office:value-type="string" office:string-value="{name:&quot;Menhir de Santa Margarida&quot;,municipi:&quot;Santa Pau&quot;,lat:42.1413679,lon:2.5415274,hi_es:&quot;SI&quot;,megalith_type:&quot;menhir&quot;,wikipedia:&quot;&quot;,wikidata:&quot;&quot;,source:&quot;&quot;,alt_name:&quot;&quot;}," calcext:value-type="string">
            <text:p>{name:"Menhir de Santa Margarida",municipi:"Santa Pau",lat:42.1413679,lon:2.5415274,hi_es:"SI",megalith_type:"menhir",wikipedia:"",wikidata:"",source:"",alt_name:""},</text:p>
          </table:table-cell>
          <table:table-cell table:formula="of:=CONCATENATE(&quot;{&quot;;&quot;&quot;&quot;name&quot;&quot;:&quot;&quot;&quot;;[.A82];&quot;&quot;&quot;,&quot;&quot;municipi&quot;&quot;:&quot;&quot;&quot;;[.B82];&quot;&quot;&quot;,&quot;&quot;lat&quot;&quot;:&quot;;[.C82];&quot;,&quot;&quot;lon&quot;&quot;:&quot;;[.D82];&quot;,&quot;&quot;hi_es&quot;&quot;:&quot;&quot;&quot;;[.E82];&quot;&quot;&quot;,&quot;&quot;megalith_type&quot;&quot;:&quot;&quot;&quot;;[.F82];&quot;&quot;&quot;,&quot;&quot;wikipedia&quot;&quot;:&quot;&quot;&quot;;[.G82];&quot;&quot;&quot;,&quot;&quot;wikidata&quot;&quot;:&quot;&quot;&quot;;[.H82];&quot;&quot;&quot;,&quot;&quot;source&quot;&quot;:&quot;&quot;&quot;;[.I82];&quot;&quot;&quot;,&quot;&quot;alt_name&quot;&quot;:&quot;&quot;&quot;;[.J82];&quot;&quot;&quot;},&quot;)" office:value-type="string" office:string-value="{&quot;name&quot;:&quot;Menhir de Santa Margarida&quot;,&quot;municipi&quot;:&quot;Santa Pau&quot;,&quot;lat&quot;:42.1413679,&quot;lon&quot;:2.5415274,&quot;hi_es&quot;:&quot;SI&quot;,&quot;megalith_type&quot;:&quot;menhir&quot;,&quot;wikipedia&quot;:&quot;&quot;,&quot;wikidata&quot;:&quot;&quot;,&quot;source&quot;:&quot;&quot;,&quot;alt_name&quot;:&quot;&quot;}," calcext:value-type="string">
            <text:p>{"name":"Menhir de Santa Margarida","municipi":"Santa Pau","lat":42.1413679,"lon":2.5415274,"hi_es":"SI","megalith_type":"menhir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e Turbiàs</text:p>
          </table:table-cell>
          <table:table-cell office:value-type="string" calcext:value-type="string">
            <text:p>Montferrer i Castellbò</text:p>
          </table:table-cell>
          <table:table-cell office:value-type="string" calcext:value-type="string">
            <text:p>42.3840002</text:p>
          </table:table-cell>
          <table:table-cell office:value-type="string" calcext:value-type="string">
            <text:p>1.326361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http://dolmensmenhirs.blogspot.com/2015/06/dolmen-cabana-de-moro-de-turbias-alt.html</text:p>
          </table:table-cell>
          <table:table-cell office:value-type="string" calcext:value-type="string">
            <text:p>Cabana del Moro de Turbiàs</text:p>
          </table:table-cell>
          <table:table-cell table:style-name="ce24" table:formula="of:=CONCATENATE(&quot;{&quot;;&quot;name:&quot;&quot;&quot;;[.A83];&quot;&quot;&quot;,municipi:&quot;&quot;&quot;;[.B83];&quot;&quot;&quot;,lat:&quot;;[.C83];&quot;,lon:&quot;;[.D83];&quot;,hi_es:&quot;&quot;&quot;;[.E83];&quot;&quot;&quot;,megalith_type:&quot;&quot;&quot;;[.F83];&quot;&quot;&quot;,wikipedia:&quot;&quot;&quot;;[.G83];&quot;&quot;&quot;,wikidata:&quot;&quot;&quot;;[.H83];&quot;&quot;&quot;,source:&quot;&quot;&quot;;[.I83];&quot;&quot;&quot;,alt_name:&quot;&quot;&quot;;[.J83];&quot;&quot;&quot;},&quot;)" office:value-type="string" office:string-value="{name:&quot;Dolmen de Turbiàs&quot;,municipi:&quot;Montferrer i Castellbò&quot;,lat:42.3840002,lon:1.3263619,hi_es:&quot;SI&quot;,megalith_type:&quot;dolmen&quot;,wikipedia:&quot;&quot;,wikidata:&quot;&quot;,source:&quot;http://dolmensmenhirs.blogspot.com/2015/06/dolmen-cabana-de-moro-de-turbias-alt.html&quot;,alt_name:&quot;Cabana del Moro de Turbiàs&quot;}," calcext:value-type="string">
            <text:p>{name:"Dolmen de Turbiàs",municipi:"Montferrer i Castellbò",lat:42.3840002,lon:1.3263619,hi_es:"SI",megalith_type:"dolmen",wikipedia:"",wikidata:"",source:"http://dolmensmenhirs.blogspot.com/2015/06/dolmen-cabana-de-moro-de-turbias-alt.html",alt_name:"Cabana del Moro de Turbiàs"},</text:p>
          </table:table-cell>
          <table:table-cell table:formula="of:=CONCATENATE(&quot;{&quot;;&quot;&quot;&quot;name&quot;&quot;:&quot;&quot;&quot;;[.A83];&quot;&quot;&quot;,&quot;&quot;municipi&quot;&quot;:&quot;&quot;&quot;;[.B83];&quot;&quot;&quot;,&quot;&quot;lat&quot;&quot;:&quot;;[.C83];&quot;,&quot;&quot;lon&quot;&quot;:&quot;;[.D83];&quot;,&quot;&quot;hi_es&quot;&quot;:&quot;&quot;&quot;;[.E83];&quot;&quot;&quot;,&quot;&quot;megalith_type&quot;&quot;:&quot;&quot;&quot;;[.F83];&quot;&quot;&quot;,&quot;&quot;wikipedia&quot;&quot;:&quot;&quot;&quot;;[.G83];&quot;&quot;&quot;,&quot;&quot;wikidata&quot;&quot;:&quot;&quot;&quot;;[.H83];&quot;&quot;&quot;,&quot;&quot;source&quot;&quot;:&quot;&quot;&quot;;[.I83];&quot;&quot;&quot;,&quot;&quot;alt_name&quot;&quot;:&quot;&quot;&quot;;[.J83];&quot;&quot;&quot;},&quot;)" office:value-type="string" office:string-value="{&quot;name&quot;:&quot;Dolmen de Turbiàs&quot;,&quot;municipi&quot;:&quot;Montferrer i Castellbò&quot;,&quot;lat&quot;:42.3840002,&quot;lon&quot;:1.3263619,&quot;hi_es&quot;:&quot;SI&quot;,&quot;megalith_type&quot;:&quot;dolmen&quot;,&quot;wikipedia&quot;:&quot;&quot;,&quot;wikidata&quot;:&quot;&quot;,&quot;source&quot;:&quot;http://dolmensmenhirs.blogspot.com/2015/06/dolmen-cabana-de-moro-de-turbias-alt.html&quot;,&quot;alt_name&quot;:&quot;Cabana del Moro de Turbiàs&quot;}," calcext:value-type="string">
            <text:p>{"name":"Dolmen de Turbiàs","municipi":"Montferrer i Castellbò","lat":42.3840002,"lon":1.3263619,"hi_es":"SI","megalith_type":"dolmen","wikipedia":"","wikidata":"","source":"http://dolmensmenhirs.blogspot.com/2015/06/dolmen-cabana-de-moro-de-turbias-alt.html","alt_name":"Cabana del Moro de Turbiàs"},</text:p>
          </table:table-cell>
        </table:table-row>
        <table:table-row table:style-name="ro2">
          <table:table-cell office:value-type="string" calcext:value-type="string">
            <text:p>Dolmen Lloella del Llop 1</text:p>
          </table:table-cell>
          <table:table-cell office:value-type="string" calcext:value-type="string">
            <text:p>Vilanova de Meià</text:p>
          </table:table-cell>
          <table:table-cell office:value-type="string" calcext:value-type="string">
            <text:p>42.0107700</text:p>
          </table:table-cell>
          <table:table-cell office:value-type="string" calcext:value-type="string">
            <text:p>0.999996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84];&quot;&quot;&quot;,municipi:&quot;&quot;&quot;;[.B84];&quot;&quot;&quot;,lat:&quot;;[.C84];&quot;,lon:&quot;;[.D84];&quot;,hi_es:&quot;&quot;&quot;;[.E84];&quot;&quot;&quot;,megalith_type:&quot;&quot;&quot;;[.F84];&quot;&quot;&quot;,wikipedia:&quot;&quot;&quot;;[.G84];&quot;&quot;&quot;,wikidata:&quot;&quot;&quot;;[.H84];&quot;&quot;&quot;,source:&quot;&quot;&quot;;[.I84];&quot;&quot;&quot;,alt_name:&quot;&quot;&quot;;[.J84];&quot;&quot;&quot;},&quot;)" office:value-type="string" office:string-value="{name:&quot;Dolmen Lloella del Llop 1&quot;,municipi:&quot;Vilanova de Meià&quot;,lat:42.0107700,lon:0.9999960,hi_es:&quot;SI&quot;,megalith_type:&quot;dolmen&quot;,wikipedia:&quot;&quot;,wikidata:&quot;&quot;,source:&quot;&quot;,alt_name:&quot;&quot;}," calcext:value-type="string">
            <text:p>{name:"Dolmen Lloella del Llop 1",municipi:"Vilanova de Meià",lat:42.0107700,lon:0.9999960,hi_es:"SI",megalith_type:"dolmen",wikipedia:"",wikidata:"",source:"",alt_name:""},</text:p>
          </table:table-cell>
          <table:table-cell table:formula="of:=CONCATENATE(&quot;{&quot;;&quot;&quot;&quot;name&quot;&quot;:&quot;&quot;&quot;;[.A84];&quot;&quot;&quot;,&quot;&quot;municipi&quot;&quot;:&quot;&quot;&quot;;[.B84];&quot;&quot;&quot;,&quot;&quot;lat&quot;&quot;:&quot;;[.C84];&quot;,&quot;&quot;lon&quot;&quot;:&quot;;[.D84];&quot;,&quot;&quot;hi_es&quot;&quot;:&quot;&quot;&quot;;[.E84];&quot;&quot;&quot;,&quot;&quot;megalith_type&quot;&quot;:&quot;&quot;&quot;;[.F84];&quot;&quot;&quot;,&quot;&quot;wikipedia&quot;&quot;:&quot;&quot;&quot;;[.G84];&quot;&quot;&quot;,&quot;&quot;wikidata&quot;&quot;:&quot;&quot;&quot;;[.H84];&quot;&quot;&quot;,&quot;&quot;source&quot;&quot;:&quot;&quot;&quot;;[.I84];&quot;&quot;&quot;,&quot;&quot;alt_name&quot;&quot;:&quot;&quot;&quot;;[.J84];&quot;&quot;&quot;},&quot;)" office:value-type="string" office:string-value="{&quot;name&quot;:&quot;Dolmen Lloella del Llop 1&quot;,&quot;municipi&quot;:&quot;Vilanova de Meià&quot;,&quot;lat&quot;:42.0107700,&quot;lon&quot;:0.9999960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Lloella del Llop 1","municipi":"Vilanova de Meià","lat":42.0107700,"lon":0.9999960,"hi_es":"SI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Lloella del Llop 2</text:p>
          </table:table-cell>
          <table:table-cell office:value-type="string" calcext:value-type="string">
            <text:p>Vilanova de Meià</text:p>
          </table:table-cell>
          <table:table-cell office:value-type="string" calcext:value-type="string">
            <text:p>42.0094796</text:p>
          </table:table-cell>
          <table:table-cell office:value-type="string" calcext:value-type="string">
            <text:p>1.0023842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85];&quot;&quot;&quot;,municipi:&quot;&quot;&quot;;[.B85];&quot;&quot;&quot;,lat:&quot;;[.C85];&quot;,lon:&quot;;[.D85];&quot;,hi_es:&quot;&quot;&quot;;[.E85];&quot;&quot;&quot;,megalith_type:&quot;&quot;&quot;;[.F85];&quot;&quot;&quot;,wikipedia:&quot;&quot;&quot;;[.G85];&quot;&quot;&quot;,wikidata:&quot;&quot;&quot;;[.H85];&quot;&quot;&quot;,source:&quot;&quot;&quot;;[.I85];&quot;&quot;&quot;,alt_name:&quot;&quot;&quot;;[.J85];&quot;&quot;&quot;},&quot;)" office:value-type="string" office:string-value="{name:&quot;Dolmen Lloella del Llop 2&quot;,municipi:&quot;Vilanova de Meià&quot;,lat:42.0094796,lon:1.0023842,hi_es:&quot;SI&quot;,megalith_type:&quot;dolmen&quot;,wikipedia:&quot;&quot;,wikidata:&quot;&quot;,source:&quot;&quot;,alt_name:&quot;&quot;}," calcext:value-type="string">
            <text:p>{name:"Dolmen Lloella del Llop 2",municipi:"Vilanova de Meià",lat:42.0094796,lon:1.0023842,hi_es:"SI",megalith_type:"dolmen",wikipedia:"",wikidata:"",source:"",alt_name:""},</text:p>
          </table:table-cell>
          <table:table-cell table:formula="of:=CONCATENATE(&quot;{&quot;;&quot;&quot;&quot;name&quot;&quot;:&quot;&quot;&quot;;[.A85];&quot;&quot;&quot;,&quot;&quot;municipi&quot;&quot;:&quot;&quot;&quot;;[.B85];&quot;&quot;&quot;,&quot;&quot;lat&quot;&quot;:&quot;;[.C85];&quot;,&quot;&quot;lon&quot;&quot;:&quot;;[.D85];&quot;,&quot;&quot;hi_es&quot;&quot;:&quot;&quot;&quot;;[.E85];&quot;&quot;&quot;,&quot;&quot;megalith_type&quot;&quot;:&quot;&quot;&quot;;[.F85];&quot;&quot;&quot;,&quot;&quot;wikipedia&quot;&quot;:&quot;&quot;&quot;;[.G85];&quot;&quot;&quot;,&quot;&quot;wikidata&quot;&quot;:&quot;&quot;&quot;;[.H85];&quot;&quot;&quot;,&quot;&quot;source&quot;&quot;:&quot;&quot;&quot;;[.I85];&quot;&quot;&quot;,&quot;&quot;alt_name&quot;&quot;:&quot;&quot;&quot;;[.J85];&quot;&quot;&quot;},&quot;)" office:value-type="string" office:string-value="{&quot;name&quot;:&quot;Dolmen Lloella del Llop 2&quot;,&quot;municipi&quot;:&quot;Vilanova de Meià&quot;,&quot;lat&quot;:42.0094796,&quot;lon&quot;:1.0023842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Lloella del Llop 2","municipi":"Vilanova de Meià","lat":42.0094796,"lon":1.0023842,"hi_es":"SI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e Sòl Joaquim</text:p>
          </table:table-cell>
          <table:table-cell office:value-type="string" calcext:value-type="string">
            <text:p>Vilanova de Meià</text:p>
          </table:table-cell>
          <table:table-cell office:value-type="string" calcext:value-type="string">
            <text:p>42.0119299</text:p>
          </table:table-cell>
          <table:table-cell office:value-type="string" calcext:value-type="string">
            <text:p>1.014528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http://dolmensmenhirs.blogspot.com/2014/03/dolmen-de-sol-joaquim-noguera.html</text:p>
          </table:table-cell>
          <table:table-cell/>
          <table:table-cell table:style-name="ce24" table:formula="of:=CONCATENATE(&quot;{&quot;;&quot;name:&quot;&quot;&quot;;[.A86];&quot;&quot;&quot;,municipi:&quot;&quot;&quot;;[.B86];&quot;&quot;&quot;,lat:&quot;;[.C86];&quot;,lon:&quot;;[.D86];&quot;,hi_es:&quot;&quot;&quot;;[.E86];&quot;&quot;&quot;,megalith_type:&quot;&quot;&quot;;[.F86];&quot;&quot;&quot;,wikipedia:&quot;&quot;&quot;;[.G86];&quot;&quot;&quot;,wikidata:&quot;&quot;&quot;;[.H86];&quot;&quot;&quot;,source:&quot;&quot;&quot;;[.I86];&quot;&quot;&quot;,alt_name:&quot;&quot;&quot;;[.J86];&quot;&quot;&quot;},&quot;)" office:value-type="string" office:string-value="{name:&quot;Dolmen de Sòl Joaquim&quot;,municipi:&quot;Vilanova de Meià&quot;,lat:42.0119299,lon:1.0145288,hi_es:&quot;SI&quot;,megalith_type:&quot;dolmen&quot;,wikipedia:&quot;&quot;,wikidata:&quot;&quot;,source:&quot;http://dolmensmenhirs.blogspot.com/2014/03/dolmen-de-sol-joaquim-noguera.html&quot;,alt_name:&quot;&quot;}," calcext:value-type="string">
            <text:p>{name:"Dolmen de Sòl Joaquim",municipi:"Vilanova de Meià",lat:42.0119299,lon:1.0145288,hi_es:"SI",megalith_type:"dolmen",wikipedia:"",wikidata:"",source:"http://dolmensmenhirs.blogspot.com/2014/03/dolmen-de-sol-joaquim-noguera.html",alt_name:""},</text:p>
          </table:table-cell>
          <table:table-cell table:formula="of:=CONCATENATE(&quot;{&quot;;&quot;&quot;&quot;name&quot;&quot;:&quot;&quot;&quot;;[.A86];&quot;&quot;&quot;,&quot;&quot;municipi&quot;&quot;:&quot;&quot;&quot;;[.B86];&quot;&quot;&quot;,&quot;&quot;lat&quot;&quot;:&quot;;[.C86];&quot;,&quot;&quot;lon&quot;&quot;:&quot;;[.D86];&quot;,&quot;&quot;hi_es&quot;&quot;:&quot;&quot;&quot;;[.E86];&quot;&quot;&quot;,&quot;&quot;megalith_type&quot;&quot;:&quot;&quot;&quot;;[.F86];&quot;&quot;&quot;,&quot;&quot;wikipedia&quot;&quot;:&quot;&quot;&quot;;[.G86];&quot;&quot;&quot;,&quot;&quot;wikidata&quot;&quot;:&quot;&quot;&quot;;[.H86];&quot;&quot;&quot;,&quot;&quot;source&quot;&quot;:&quot;&quot;&quot;;[.I86];&quot;&quot;&quot;,&quot;&quot;alt_name&quot;&quot;:&quot;&quot;&quot;;[.J86];&quot;&quot;&quot;},&quot;)" office:value-type="string" office:string-value="{&quot;name&quot;:&quot;Dolmen de Sòl Joaquim&quot;,&quot;municipi&quot;:&quot;Vilanova de Meià&quot;,&quot;lat&quot;:42.0119299,&quot;lon&quot;:1.0145288,&quot;hi_es&quot;:&quot;SI&quot;,&quot;megalith_type&quot;:&quot;dolmen&quot;,&quot;wikipedia&quot;:&quot;&quot;,&quot;wikidata&quot;:&quot;&quot;,&quot;source&quot;:&quot;http://dolmensmenhirs.blogspot.com/2014/03/dolmen-de-sol-joaquim-noguera.html&quot;,&quot;alt_name&quot;:&quot;&quot;}," calcext:value-type="string">
            <text:p>{"name":"Dolmen de Sòl Joaquim","municipi":"Vilanova de Meià","lat":42.0119299,"lon":1.0145288,"hi_es":"SI","megalith_type":"dolmen","wikipedia":"","wikidata":"","source":"http://dolmensmenhirs.blogspot.com/2014/03/dolmen-de-sol-joaquim-noguera.html","alt_name":""},</text:p>
          </table:table-cell>
        </table:table-row>
        <table:table-row table:style-name="ro2">
          <table:table-cell office:value-type="string" calcext:value-type="string">
            <text:p>Dolmen de Paús</text:p>
          </table:table-cell>
          <table:table-cell office:value-type="string" calcext:value-type="string">
            <text:p>Vilanova de Meià</text:p>
          </table:table-cell>
          <table:table-cell office:value-type="string" calcext:value-type="string">
            <text:p>42.0133773</text:p>
          </table:table-cell>
          <table:table-cell office:value-type="string" calcext:value-type="string">
            <text:p>1.019137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87];&quot;&quot;&quot;,municipi:&quot;&quot;&quot;;[.B87];&quot;&quot;&quot;,lat:&quot;;[.C87];&quot;,lon:&quot;;[.D87];&quot;,hi_es:&quot;&quot;&quot;;[.E87];&quot;&quot;&quot;,megalith_type:&quot;&quot;&quot;;[.F87];&quot;&quot;&quot;,wikipedia:&quot;&quot;&quot;;[.G87];&quot;&quot;&quot;,wikidata:&quot;&quot;&quot;;[.H87];&quot;&quot;&quot;,source:&quot;&quot;&quot;;[.I87];&quot;&quot;&quot;,alt_name:&quot;&quot;&quot;;[.J87];&quot;&quot;&quot;},&quot;)" office:value-type="string" office:string-value="{name:&quot;Dolmen de Paús&quot;,municipi:&quot;Vilanova de Meià&quot;,lat:42.0133773,lon:1.0191379,hi_es:&quot;SI&quot;,megalith_type:&quot;dolmen&quot;,wikipedia:&quot;&quot;,wikidata:&quot;&quot;,source:&quot;&quot;,alt_name:&quot;&quot;}," calcext:value-type="string">
            <text:p>{name:"Dolmen de Paús",municipi:"Vilanova de Meià",lat:42.0133773,lon:1.0191379,hi_es:"SI",megalith_type:"dolmen",wikipedia:"",wikidata:"",source:"",alt_name:""},</text:p>
          </table:table-cell>
          <table:table-cell table:formula="of:=CONCATENATE(&quot;{&quot;;&quot;&quot;&quot;name&quot;&quot;:&quot;&quot;&quot;;[.A87];&quot;&quot;&quot;,&quot;&quot;municipi&quot;&quot;:&quot;&quot;&quot;;[.B87];&quot;&quot;&quot;,&quot;&quot;lat&quot;&quot;:&quot;;[.C87];&quot;,&quot;&quot;lon&quot;&quot;:&quot;;[.D87];&quot;,&quot;&quot;hi_es&quot;&quot;:&quot;&quot;&quot;;[.E87];&quot;&quot;&quot;,&quot;&quot;megalith_type&quot;&quot;:&quot;&quot;&quot;;[.F87];&quot;&quot;&quot;,&quot;&quot;wikipedia&quot;&quot;:&quot;&quot;&quot;;[.G87];&quot;&quot;&quot;,&quot;&quot;wikidata&quot;&quot;:&quot;&quot;&quot;;[.H87];&quot;&quot;&quot;,&quot;&quot;source&quot;&quot;:&quot;&quot;&quot;;[.I87];&quot;&quot;&quot;,&quot;&quot;alt_name&quot;&quot;:&quot;&quot;&quot;;[.J87];&quot;&quot;&quot;},&quot;)" office:value-type="string" office:string-value="{&quot;name&quot;:&quot;Dolmen de Paús&quot;,&quot;municipi&quot;:&quot;Vilanova de Meià&quot;,&quot;lat&quot;:42.0133773,&quot;lon&quot;:1.0191379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e Paús","municipi":"Vilanova de Meià","lat":42.0133773,"lon":1.0191379,"hi_es":"SI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el Cogulló</text:p>
          </table:table-cell>
          <table:table-cell office:value-type="string" calcext:value-type="string">
            <text:p>Vilanova de Meià</text:p>
          </table:table-cell>
          <table:table-cell office:value-type="string" calcext:value-type="string">
            <text:p>41.9991301</text:p>
          </table:table-cell>
          <table:table-cell office:value-type="string" calcext:value-type="string">
            <text:p>1.041571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http://dolmensmenhirs.blogspot.com/2014/03/dolmen-del-cogullo-noguera.html</text:p>
          </table:table-cell>
          <table:table-cell/>
          <table:table-cell table:style-name="ce24" table:formula="of:=CONCATENATE(&quot;{&quot;;&quot;name:&quot;&quot;&quot;;[.A88];&quot;&quot;&quot;,municipi:&quot;&quot;&quot;;[.B88];&quot;&quot;&quot;,lat:&quot;;[.C88];&quot;,lon:&quot;;[.D88];&quot;,hi_es:&quot;&quot;&quot;;[.E88];&quot;&quot;&quot;,megalith_type:&quot;&quot;&quot;;[.F88];&quot;&quot;&quot;,wikipedia:&quot;&quot;&quot;;[.G88];&quot;&quot;&quot;,wikidata:&quot;&quot;&quot;;[.H88];&quot;&quot;&quot;,source:&quot;&quot;&quot;;[.I88];&quot;&quot;&quot;,alt_name:&quot;&quot;&quot;;[.J88];&quot;&quot;&quot;},&quot;)" office:value-type="string" office:string-value="{name:&quot;Dolmen del Cogulló&quot;,municipi:&quot;Vilanova de Meià&quot;,lat:41.9991301,lon:1.0415717,hi_es:&quot;SI&quot;,megalith_type:&quot;dolmen&quot;,wikipedia:&quot;&quot;,wikidata:&quot;&quot;,source:&quot;http://dolmensmenhirs.blogspot.com/2014/03/dolmen-del-cogullo-noguera.html&quot;,alt_name:&quot;&quot;}," calcext:value-type="string">
            <text:p>{name:"Dolmen del Cogulló",municipi:"Vilanova de Meià",lat:41.9991301,lon:1.0415717,hi_es:"SI",megalith_type:"dolmen",wikipedia:"",wikidata:"",source:"http://dolmensmenhirs.blogspot.com/2014/03/dolmen-del-cogullo-noguera.html",alt_name:""},</text:p>
          </table:table-cell>
          <table:table-cell table:formula="of:=CONCATENATE(&quot;{&quot;;&quot;&quot;&quot;name&quot;&quot;:&quot;&quot;&quot;;[.A88];&quot;&quot;&quot;,&quot;&quot;municipi&quot;&quot;:&quot;&quot;&quot;;[.B88];&quot;&quot;&quot;,&quot;&quot;lat&quot;&quot;:&quot;;[.C88];&quot;,&quot;&quot;lon&quot;&quot;:&quot;;[.D88];&quot;,&quot;&quot;hi_es&quot;&quot;:&quot;&quot;&quot;;[.E88];&quot;&quot;&quot;,&quot;&quot;megalith_type&quot;&quot;:&quot;&quot;&quot;;[.F88];&quot;&quot;&quot;,&quot;&quot;wikipedia&quot;&quot;:&quot;&quot;&quot;;[.G88];&quot;&quot;&quot;,&quot;&quot;wikidata&quot;&quot;:&quot;&quot;&quot;;[.H88];&quot;&quot;&quot;,&quot;&quot;source&quot;&quot;:&quot;&quot;&quot;;[.I88];&quot;&quot;&quot;,&quot;&quot;alt_name&quot;&quot;:&quot;&quot;&quot;;[.J88];&quot;&quot;&quot;},&quot;)" office:value-type="string" office:string-value="{&quot;name&quot;:&quot;Dolmen del Cogulló&quot;,&quot;municipi&quot;:&quot;Vilanova de Meià&quot;,&quot;lat&quot;:41.9991301,&quot;lon&quot;:1.0415717,&quot;hi_es&quot;:&quot;SI&quot;,&quot;megalith_type&quot;:&quot;dolmen&quot;,&quot;wikipedia&quot;:&quot;&quot;,&quot;wikidata&quot;:&quot;&quot;,&quot;source&quot;:&quot;http://dolmensmenhirs.blogspot.com/2014/03/dolmen-del-cogullo-noguera.html&quot;,&quot;alt_name&quot;:&quot;&quot;}," calcext:value-type="string">
            <text:p>{"name":"Dolmen del Cogulló","municipi":"Vilanova de Meià","lat":41.9991301,"lon":1.0415717,"hi_es":"SI","megalith_type":"dolmen","wikipedia":"","wikidata":"","source":"http://dolmensmenhirs.blogspot.com/2014/03/dolmen-del-cogullo-noguera.html","alt_name":""},</text:p>
          </table:table-cell>
        </table:table-row>
        <table:table-row table:style-name="ro2">
          <table:table-cell office:value-type="string" calcext:value-type="string">
            <text:p>Dolmen del Duc</text:p>
          </table:table-cell>
          <table:table-cell office:value-type="string" calcext:value-type="string">
            <text:p>Sant Martí de Centelles</text:p>
          </table:table-cell>
          <table:table-cell office:value-type="string" calcext:value-type="string">
            <text:p>41.7626695</text:p>
          </table:table-cell>
          <table:table-cell office:value-type="string" calcext:value-type="string">
            <text:p>2.2430522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89];&quot;&quot;&quot;,municipi:&quot;&quot;&quot;;[.B89];&quot;&quot;&quot;,lat:&quot;;[.C89];&quot;,lon:&quot;;[.D89];&quot;,hi_es:&quot;&quot;&quot;;[.E89];&quot;&quot;&quot;,megalith_type:&quot;&quot;&quot;;[.F89];&quot;&quot;&quot;,wikipedia:&quot;&quot;&quot;;[.G89];&quot;&quot;&quot;,wikidata:&quot;&quot;&quot;;[.H89];&quot;&quot;&quot;,source:&quot;&quot;&quot;;[.I89];&quot;&quot;&quot;,alt_name:&quot;&quot;&quot;;[.J89];&quot;&quot;&quot;},&quot;)" office:value-type="string" office:string-value="{name:&quot;Dolmen del Duc&quot;,municipi:&quot;Sant Martí de Centelles&quot;,lat:41.7626695,lon:2.2430522,hi_es:&quot;SI&quot;,megalith_type:&quot;dolmen&quot;,wikipedia:&quot;&quot;,wikidata:&quot;&quot;,source:&quot;&quot;,alt_name:&quot;&quot;}," calcext:value-type="string">
            <text:p>{name:"Dolmen del Duc",municipi:"Sant Martí de Centelles",lat:41.7626695,lon:2.2430522,hi_es:"SI",megalith_type:"dolmen",wikipedia:"",wikidata:"",source:"",alt_name:""},</text:p>
          </table:table-cell>
          <table:table-cell table:formula="of:=CONCATENATE(&quot;{&quot;;&quot;&quot;&quot;name&quot;&quot;:&quot;&quot;&quot;;[.A89];&quot;&quot;&quot;,&quot;&quot;municipi&quot;&quot;:&quot;&quot;&quot;;[.B89];&quot;&quot;&quot;,&quot;&quot;lat&quot;&quot;:&quot;;[.C89];&quot;,&quot;&quot;lon&quot;&quot;:&quot;;[.D89];&quot;,&quot;&quot;hi_es&quot;&quot;:&quot;&quot;&quot;;[.E89];&quot;&quot;&quot;,&quot;&quot;megalith_type&quot;&quot;:&quot;&quot;&quot;;[.F89];&quot;&quot;&quot;,&quot;&quot;wikipedia&quot;&quot;:&quot;&quot;&quot;;[.G89];&quot;&quot;&quot;,&quot;&quot;wikidata&quot;&quot;:&quot;&quot;&quot;;[.H89];&quot;&quot;&quot;,&quot;&quot;source&quot;&quot;:&quot;&quot;&quot;;[.I89];&quot;&quot;&quot;,&quot;&quot;alt_name&quot;&quot;:&quot;&quot;&quot;;[.J89];&quot;&quot;&quot;},&quot;)" office:value-type="string" office:string-value="{&quot;name&quot;:&quot;Dolmen del Duc&quot;,&quot;municipi&quot;:&quot;Sant Martí de Centelles&quot;,&quot;lat&quot;:41.7626695,&quot;lon&quot;:2.2430522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el Duc","municipi":"Sant Martí de Centelles","lat":41.7626695,"lon":2.2430522,"hi_es":"SI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el Lligonàs</text:p>
          </table:table-cell>
          <table:table-cell office:value-type="string" calcext:value-type="string">
            <text:p>Fígols i Alinyà</text:p>
          </table:table-cell>
          <table:table-cell office:value-type="string" calcext:value-type="string">
            <text:p>42.2158514</text:p>
          </table:table-cell>
          <table:table-cell office:value-type="string" calcext:value-type="string">
            <text:p>1.364168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http://dolmensmenhirs.blogspot.com/2015/07/dolmen-del-lligonas-alt-urgell.html</text:p>
          </table:table-cell>
          <table:table-cell/>
          <table:table-cell table:style-name="ce24" table:formula="of:=CONCATENATE(&quot;{&quot;;&quot;name:&quot;&quot;&quot;;[.A90];&quot;&quot;&quot;,municipi:&quot;&quot;&quot;;[.B90];&quot;&quot;&quot;,lat:&quot;;[.C90];&quot;,lon:&quot;;[.D90];&quot;,hi_es:&quot;&quot;&quot;;[.E90];&quot;&quot;&quot;,megalith_type:&quot;&quot;&quot;;[.F90];&quot;&quot;&quot;,wikipedia:&quot;&quot;&quot;;[.G90];&quot;&quot;&quot;,wikidata:&quot;&quot;&quot;;[.H90];&quot;&quot;&quot;,source:&quot;&quot;&quot;;[.I90];&quot;&quot;&quot;,alt_name:&quot;&quot;&quot;;[.J90];&quot;&quot;&quot;},&quot;)" office:value-type="string" office:string-value="{name:&quot;Dolmen del Lligonàs&quot;,municipi:&quot;Fígols i Alinyà&quot;,lat:42.2158514,lon:1.3641687,hi_es:&quot;SI&quot;,megalith_type:&quot;dolmen&quot;,wikipedia:&quot;&quot;,wikidata:&quot;&quot;,source:&quot;http://dolmensmenhirs.blogspot.com/2015/07/dolmen-del-lligonas-alt-urgell.html&quot;,alt_name:&quot;&quot;}," calcext:value-type="string">
            <text:p>{name:"Dolmen del Lligonàs",municipi:"Fígols i Alinyà",lat:42.2158514,lon:1.3641687,hi_es:"SI",megalith_type:"dolmen",wikipedia:"",wikidata:"",source:"http://dolmensmenhirs.blogspot.com/2015/07/dolmen-del-lligonas-alt-urgell.html",alt_name:""},</text:p>
          </table:table-cell>
          <table:table-cell table:formula="of:=CONCATENATE(&quot;{&quot;;&quot;&quot;&quot;name&quot;&quot;:&quot;&quot;&quot;;[.A90];&quot;&quot;&quot;,&quot;&quot;municipi&quot;&quot;:&quot;&quot;&quot;;[.B90];&quot;&quot;&quot;,&quot;&quot;lat&quot;&quot;:&quot;;[.C90];&quot;,&quot;&quot;lon&quot;&quot;:&quot;;[.D90];&quot;,&quot;&quot;hi_es&quot;&quot;:&quot;&quot;&quot;;[.E90];&quot;&quot;&quot;,&quot;&quot;megalith_type&quot;&quot;:&quot;&quot;&quot;;[.F90];&quot;&quot;&quot;,&quot;&quot;wikipedia&quot;&quot;:&quot;&quot;&quot;;[.G90];&quot;&quot;&quot;,&quot;&quot;wikidata&quot;&quot;:&quot;&quot;&quot;;[.H90];&quot;&quot;&quot;,&quot;&quot;source&quot;&quot;:&quot;&quot;&quot;;[.I90];&quot;&quot;&quot;,&quot;&quot;alt_name&quot;&quot;:&quot;&quot;&quot;;[.J90];&quot;&quot;&quot;},&quot;)" office:value-type="string" office:string-value="{&quot;name&quot;:&quot;Dolmen del Lligonàs&quot;,&quot;municipi&quot;:&quot;Fígols i Alinyà&quot;,&quot;lat&quot;:42.2158514,&quot;lon&quot;:1.3641687,&quot;hi_es&quot;:&quot;SI&quot;,&quot;megalith_type&quot;:&quot;dolmen&quot;,&quot;wikipedia&quot;:&quot;&quot;,&quot;wikidata&quot;:&quot;&quot;,&quot;source&quot;:&quot;http://dolmensmenhirs.blogspot.com/2015/07/dolmen-del-lligonas-alt-urgell.html&quot;,&quot;alt_name&quot;:&quot;&quot;}," calcext:value-type="string">
            <text:p>{"name":"Dolmen del Lligonàs","municipi":"Fígols i Alinyà","lat":42.2158514,"lon":1.3641687,"hi_es":"SI","megalith_type":"dolmen","wikipedia":"","wikidata":"","source":"http://dolmensmenhirs.blogspot.com/2015/07/dolmen-del-lligonas-alt-urgell.html","alt_name":""},</text:p>
          </table:table-cell>
        </table:table-row>
        <table:table-row table:style-name="ro2">
          <table:table-cell office:value-type="string" calcext:value-type="string">
            <text:p>Dolmen de Coll Durau</text:p>
          </table:table-cell>
          <table:table-cell office:value-type="string" calcext:value-type="string">
            <text:p>Fígols i Alinyà</text:p>
          </table:table-cell>
          <table:table-cell office:value-type="string" calcext:value-type="string">
            <text:p>42.2022952</text:p>
          </table:table-cell>
          <table:table-cell office:value-type="string" calcext:value-type="string">
            <text:p>1.408753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http://dolmensmenhirs.blogspot.com/2015/07/dolmen-de-coll-durau-alt-urgell.html</text:p>
          </table:table-cell>
          <table:table-cell/>
          <table:table-cell table:style-name="ce24" table:formula="of:=CONCATENATE(&quot;{&quot;;&quot;name:&quot;&quot;&quot;;[.A91];&quot;&quot;&quot;,municipi:&quot;&quot;&quot;;[.B91];&quot;&quot;&quot;,lat:&quot;;[.C91];&quot;,lon:&quot;;[.D91];&quot;,hi_es:&quot;&quot;&quot;;[.E91];&quot;&quot;&quot;,megalith_type:&quot;&quot;&quot;;[.F91];&quot;&quot;&quot;,wikipedia:&quot;&quot;&quot;;[.G91];&quot;&quot;&quot;,wikidata:&quot;&quot;&quot;;[.H91];&quot;&quot;&quot;,source:&quot;&quot;&quot;;[.I91];&quot;&quot;&quot;,alt_name:&quot;&quot;&quot;;[.J91];&quot;&quot;&quot;},&quot;)" office:value-type="string" office:string-value="{name:&quot;Dolmen de Coll Durau&quot;,municipi:&quot;Fígols i Alinyà&quot;,lat:42.2022952,lon:1.4087535,hi_es:&quot;SI&quot;,megalith_type:&quot;dolmen&quot;,wikipedia:&quot;&quot;,wikidata:&quot;&quot;,source:&quot;http://dolmensmenhirs.blogspot.com/2015/07/dolmen-de-coll-durau-alt-urgell.html&quot;,alt_name:&quot;&quot;}," calcext:value-type="string">
            <text:p>{name:"Dolmen de Coll Durau",municipi:"Fígols i Alinyà",lat:42.2022952,lon:1.4087535,hi_es:"SI",megalith_type:"dolmen",wikipedia:"",wikidata:"",source:"http://dolmensmenhirs.blogspot.com/2015/07/dolmen-de-coll-durau-alt-urgell.html",alt_name:""},</text:p>
          </table:table-cell>
          <table:table-cell table:formula="of:=CONCATENATE(&quot;{&quot;;&quot;&quot;&quot;name&quot;&quot;:&quot;&quot;&quot;;[.A91];&quot;&quot;&quot;,&quot;&quot;municipi&quot;&quot;:&quot;&quot;&quot;;[.B91];&quot;&quot;&quot;,&quot;&quot;lat&quot;&quot;:&quot;;[.C91];&quot;,&quot;&quot;lon&quot;&quot;:&quot;;[.D91];&quot;,&quot;&quot;hi_es&quot;&quot;:&quot;&quot;&quot;;[.E91];&quot;&quot;&quot;,&quot;&quot;megalith_type&quot;&quot;:&quot;&quot;&quot;;[.F91];&quot;&quot;&quot;,&quot;&quot;wikipedia&quot;&quot;:&quot;&quot;&quot;;[.G91];&quot;&quot;&quot;,&quot;&quot;wikidata&quot;&quot;:&quot;&quot;&quot;;[.H91];&quot;&quot;&quot;,&quot;&quot;source&quot;&quot;:&quot;&quot;&quot;;[.I91];&quot;&quot;&quot;,&quot;&quot;alt_name&quot;&quot;:&quot;&quot;&quot;;[.J91];&quot;&quot;&quot;},&quot;)" office:value-type="string" office:string-value="{&quot;name&quot;:&quot;Dolmen de Coll Durau&quot;,&quot;municipi&quot;:&quot;Fígols i Alinyà&quot;,&quot;lat&quot;:42.2022952,&quot;lon&quot;:1.4087535,&quot;hi_es&quot;:&quot;SI&quot;,&quot;megalith_type&quot;:&quot;dolmen&quot;,&quot;wikipedia&quot;:&quot;&quot;,&quot;wikidata&quot;:&quot;&quot;,&quot;source&quot;:&quot;http://dolmensmenhirs.blogspot.com/2015/07/dolmen-de-coll-durau-alt-urgell.html&quot;,&quot;alt_name&quot;:&quot;&quot;}," calcext:value-type="string">
            <text:p>{"name":"Dolmen de Coll Durau","municipi":"Fígols i Alinyà","lat":42.2022952,"lon":1.4087535,"hi_es":"SI","megalith_type":"dolmen","wikipedia":"","wikidata":"","source":"http://dolmensmenhirs.blogspot.com/2015/07/dolmen-de-coll-durau-alt-urgell.html","alt_name":""},</text:p>
          </table:table-cell>
        </table:table-row>
        <table:table-row table:style-name="ro2">
          <table:table-cell office:value-type="string" calcext:value-type="string">
            <text:p>Dolmen de Pardals</text:p>
          </table:table-cell>
          <table:table-cell office:value-type="string" calcext:value-type="string">
            <text:p>Darnius</text:p>
          </table:table-cell>
          <table:table-cell office:value-type="string" calcext:value-type="string">
            <text:p>42.3907588</text:p>
          </table:table-cell>
          <table:table-cell office:value-type="string" calcext:value-type="string">
            <text:p>2.804796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http://lacabanadelmoro.blogspot.com/2017/12/369-dolmen-de-pardals.html</text:p>
          </table:table-cell>
          <table:table-cell/>
          <table:table-cell table:style-name="ce24" table:formula="of:=CONCATENATE(&quot;{&quot;;&quot;name:&quot;&quot;&quot;;[.A92];&quot;&quot;&quot;,municipi:&quot;&quot;&quot;;[.B92];&quot;&quot;&quot;,lat:&quot;;[.C92];&quot;,lon:&quot;;[.D92];&quot;,hi_es:&quot;&quot;&quot;;[.E92];&quot;&quot;&quot;,megalith_type:&quot;&quot;&quot;;[.F92];&quot;&quot;&quot;,wikipedia:&quot;&quot;&quot;;[.G92];&quot;&quot;&quot;,wikidata:&quot;&quot;&quot;;[.H92];&quot;&quot;&quot;,source:&quot;&quot;&quot;;[.I92];&quot;&quot;&quot;,alt_name:&quot;&quot;&quot;;[.J92];&quot;&quot;&quot;},&quot;)" office:value-type="string" office:string-value="{name:&quot;Dolmen de Pardals&quot;,municipi:&quot;Darnius&quot;,lat:42.3907588,lon:2.8047960,hi_es:&quot;SI&quot;,megalith_type:&quot;dolmen&quot;,wikipedia:&quot;&quot;,wikidata:&quot;&quot;,source:&quot;http://lacabanadelmoro.blogspot.com/2017/12/369-dolmen-de-pardals.html&quot;,alt_name:&quot;&quot;}," calcext:value-type="string">
            <text:p>{name:"Dolmen de Pardals",municipi:"Darnius",lat:42.3907588,lon:2.8047960,hi_es:"SI",megalith_type:"dolmen",wikipedia:"",wikidata:"",source:"http://lacabanadelmoro.blogspot.com/2017/12/369-dolmen-de-pardals.html",alt_name:""},</text:p>
          </table:table-cell>
          <table:table-cell table:formula="of:=CONCATENATE(&quot;{&quot;;&quot;&quot;&quot;name&quot;&quot;:&quot;&quot;&quot;;[.A92];&quot;&quot;&quot;,&quot;&quot;municipi&quot;&quot;:&quot;&quot;&quot;;[.B92];&quot;&quot;&quot;,&quot;&quot;lat&quot;&quot;:&quot;;[.C92];&quot;,&quot;&quot;lon&quot;&quot;:&quot;;[.D92];&quot;,&quot;&quot;hi_es&quot;&quot;:&quot;&quot;&quot;;[.E92];&quot;&quot;&quot;,&quot;&quot;megalith_type&quot;&quot;:&quot;&quot;&quot;;[.F92];&quot;&quot;&quot;,&quot;&quot;wikipedia&quot;&quot;:&quot;&quot;&quot;;[.G92];&quot;&quot;&quot;,&quot;&quot;wikidata&quot;&quot;:&quot;&quot;&quot;;[.H92];&quot;&quot;&quot;,&quot;&quot;source&quot;&quot;:&quot;&quot;&quot;;[.I92];&quot;&quot;&quot;,&quot;&quot;alt_name&quot;&quot;:&quot;&quot;&quot;;[.J92];&quot;&quot;&quot;},&quot;)" office:value-type="string" office:string-value="{&quot;name&quot;:&quot;Dolmen de Pardals&quot;,&quot;municipi&quot;:&quot;Darnius&quot;,&quot;lat&quot;:42.3907588,&quot;lon&quot;:2.8047960,&quot;hi_es&quot;:&quot;SI&quot;,&quot;megalith_type&quot;:&quot;dolmen&quot;,&quot;wikipedia&quot;:&quot;&quot;,&quot;wikidata&quot;:&quot;&quot;,&quot;source&quot;:&quot;http://lacabanadelmoro.blogspot.com/2017/12/369-dolmen-de-pardals.html&quot;,&quot;alt_name&quot;:&quot;&quot;}," calcext:value-type="string">
            <text:p>{"name":"Dolmen de Pardals","municipi":"Darnius","lat":42.3907588,"lon":2.8047960,"hi_es":"SI","megalith_type":"dolmen","wikipedia":"","wikidata":"","source":"http://lacabanadelmoro.blogspot.com/2017/12/369-dolmen-de-pardals.html","alt_name":""},</text:p>
          </table:table-cell>
        </table:table-row>
        <table:table-row table:style-name="ro2">
          <table:table-cell office:value-type="string" calcext:value-type="string">
            <text:p>Dolmen del Puig de Pal</text:p>
          </table:table-cell>
          <table:table-cell office:value-type="string" calcext:value-type="string">
            <text:p>Espolla</text:p>
          </table:table-cell>
          <table:table-cell office:value-type="string" calcext:value-type="string">
            <text:p>42.3953160</text:p>
          </table:table-cell>
          <table:table-cell office:value-type="string" calcext:value-type="string">
            <text:p>2.985515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office:value-type="string" calcext:value-type="string">
            <text:p>ca:Dolmen de la Gutina/Puig del Pal</text:p>
          </table:table-cell>
          <table:table-cell office:value-type="string" calcext:value-type="string">
            <text:p>Q11917573</text:p>
          </table:table-cell>
          <table:table-cell/>
          <table:table-cell office:value-type="string" calcext:value-type="string">
            <text:p>dolmen de la Gutina</text:p>
          </table:table-cell>
          <table:table-cell table:style-name="ce24" table:formula="of:=CONCATENATE(&quot;{&quot;;&quot;name:&quot;&quot;&quot;;[.A93];&quot;&quot;&quot;,municipi:&quot;&quot;&quot;;[.B93];&quot;&quot;&quot;,lat:&quot;;[.C93];&quot;,lon:&quot;;[.D93];&quot;,hi_es:&quot;&quot;&quot;;[.E93];&quot;&quot;&quot;,megalith_type:&quot;&quot;&quot;;[.F93];&quot;&quot;&quot;,wikipedia:&quot;&quot;&quot;;[.G93];&quot;&quot;&quot;,wikidata:&quot;&quot;&quot;;[.H93];&quot;&quot;&quot;,source:&quot;&quot;&quot;;[.I93];&quot;&quot;&quot;,alt_name:&quot;&quot;&quot;;[.J93];&quot;&quot;&quot;},&quot;)" office:value-type="string" office:string-value="{name:&quot;Dolmen del Puig de Pal&quot;,municipi:&quot;Espolla&quot;,lat:42.3953160,lon:2.9855150,hi_es:&quot;SI&quot;,megalith_type:&quot;dolmen&quot;,wikipedia:&quot;ca:Dolmen de la Gutina/Puig del Pal&quot;,wikidata:&quot;Q11917573&quot;,source:&quot;&quot;,alt_name:&quot;dolmen de la Gutina&quot;}," calcext:value-type="string">
            <text:p>{name:"Dolmen del Puig de Pal",municipi:"Espolla",lat:42.3953160,lon:2.9855150,hi_es:"SI",megalith_type:"dolmen",wikipedia:"ca:Dolmen de la Gutina/Puig del Pal",wikidata:"Q11917573",source:"",alt_name:"dolmen de la Gutina"},</text:p>
          </table:table-cell>
          <table:table-cell table:formula="of:=CONCATENATE(&quot;{&quot;;&quot;&quot;&quot;name&quot;&quot;:&quot;&quot;&quot;;[.A93];&quot;&quot;&quot;,&quot;&quot;municipi&quot;&quot;:&quot;&quot;&quot;;[.B93];&quot;&quot;&quot;,&quot;&quot;lat&quot;&quot;:&quot;;[.C93];&quot;,&quot;&quot;lon&quot;&quot;:&quot;;[.D93];&quot;,&quot;&quot;hi_es&quot;&quot;:&quot;&quot;&quot;;[.E93];&quot;&quot;&quot;,&quot;&quot;megalith_type&quot;&quot;:&quot;&quot;&quot;;[.F93];&quot;&quot;&quot;,&quot;&quot;wikipedia&quot;&quot;:&quot;&quot;&quot;;[.G93];&quot;&quot;&quot;,&quot;&quot;wikidata&quot;&quot;:&quot;&quot;&quot;;[.H93];&quot;&quot;&quot;,&quot;&quot;source&quot;&quot;:&quot;&quot;&quot;;[.I93];&quot;&quot;&quot;,&quot;&quot;alt_name&quot;&quot;:&quot;&quot;&quot;;[.J93];&quot;&quot;&quot;},&quot;)" office:value-type="string" office:string-value="{&quot;name&quot;:&quot;Dolmen del Puig de Pal&quot;,&quot;municipi&quot;:&quot;Espolla&quot;,&quot;lat&quot;:42.3953160,&quot;lon&quot;:2.9855150,&quot;hi_es&quot;:&quot;SI&quot;,&quot;megalith_type&quot;:&quot;dolmen&quot;,&quot;wikipedia&quot;:&quot;ca:Dolmen de la Gutina/Puig del Pal&quot;,&quot;wikidata&quot;:&quot;Q11917573&quot;,&quot;source&quot;:&quot;&quot;,&quot;alt_name&quot;:&quot;dolmen de la Gutina&quot;}," calcext:value-type="string">
            <text:p>{"name":"Dolmen del Puig de Pal","municipi":"Espolla","lat":42.3953160,"lon":2.9855150,"hi_es":"SI","megalith_type":"dolmen","wikipedia":"ca:Dolmen de la Gutina/Puig del Pal","wikidata":"Q11917573","source":"","alt_name":"dolmen de la Gutina"},</text:p>
          </table:table-cell>
        </table:table-row>
        <table:table-row table:style-name="ro2">
          <table:table-cell office:value-type="string" calcext:value-type="string">
            <text:p>Dolmen del Criac</text:p>
          </table:table-cell>
          <table:table-cell office:value-type="string" calcext:value-type="string">
            <text:p>Castellterçol</text:p>
          </table:table-cell>
          <table:table-cell office:value-type="string" calcext:value-type="string">
            <text:p>41.7471620</text:p>
          </table:table-cell>
          <table:table-cell office:value-type="string" calcext:value-type="string">
            <text:p>2.093647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http://dolmensmenhirs.blogspot.com/2014/04/dolmen-del-criac-valles-oriental.html</text:p>
          </table:table-cell>
          <table:table-cell/>
          <table:table-cell table:style-name="ce24" table:formula="of:=CONCATENATE(&quot;{&quot;;&quot;name:&quot;&quot;&quot;;[.A94];&quot;&quot;&quot;,municipi:&quot;&quot;&quot;;[.B94];&quot;&quot;&quot;,lat:&quot;;[.C94];&quot;,lon:&quot;;[.D94];&quot;,hi_es:&quot;&quot;&quot;;[.E94];&quot;&quot;&quot;,megalith_type:&quot;&quot;&quot;;[.F94];&quot;&quot;&quot;,wikipedia:&quot;&quot;&quot;;[.G94];&quot;&quot;&quot;,wikidata:&quot;&quot;&quot;;[.H94];&quot;&quot;&quot;,source:&quot;&quot;&quot;;[.I94];&quot;&quot;&quot;,alt_name:&quot;&quot;&quot;;[.J94];&quot;&quot;&quot;},&quot;)" office:value-type="string" office:string-value="{name:&quot;Dolmen del Criac&quot;,municipi:&quot;Castellterçol&quot;,lat:41.7471620,lon:2.0936478,hi_es:&quot;SI&quot;,megalith_type:&quot;dolmen&quot;,wikipedia:&quot;&quot;,wikidata:&quot;&quot;,source:&quot;http://dolmensmenhirs.blogspot.com/2014/04/dolmen-del-criac-valles-oriental.html&quot;,alt_name:&quot;&quot;}," calcext:value-type="string">
            <text:p>{name:"Dolmen del Criac",municipi:"Castellterçol",lat:41.7471620,lon:2.0936478,hi_es:"SI",megalith_type:"dolmen",wikipedia:"",wikidata:"",source:"http://dolmensmenhirs.blogspot.com/2014/04/dolmen-del-criac-valles-oriental.html",alt_name:""},</text:p>
          </table:table-cell>
          <table:table-cell table:formula="of:=CONCATENATE(&quot;{&quot;;&quot;&quot;&quot;name&quot;&quot;:&quot;&quot;&quot;;[.A94];&quot;&quot;&quot;,&quot;&quot;municipi&quot;&quot;:&quot;&quot;&quot;;[.B94];&quot;&quot;&quot;,&quot;&quot;lat&quot;&quot;:&quot;;[.C94];&quot;,&quot;&quot;lon&quot;&quot;:&quot;;[.D94];&quot;,&quot;&quot;hi_es&quot;&quot;:&quot;&quot;&quot;;[.E94];&quot;&quot;&quot;,&quot;&quot;megalith_type&quot;&quot;:&quot;&quot;&quot;;[.F94];&quot;&quot;&quot;,&quot;&quot;wikipedia&quot;&quot;:&quot;&quot;&quot;;[.G94];&quot;&quot;&quot;,&quot;&quot;wikidata&quot;&quot;:&quot;&quot;&quot;;[.H94];&quot;&quot;&quot;,&quot;&quot;source&quot;&quot;:&quot;&quot;&quot;;[.I94];&quot;&quot;&quot;,&quot;&quot;alt_name&quot;&quot;:&quot;&quot;&quot;;[.J94];&quot;&quot;&quot;},&quot;)" office:value-type="string" office:string-value="{&quot;name&quot;:&quot;Dolmen del Criac&quot;,&quot;municipi&quot;:&quot;Castellterçol&quot;,&quot;lat&quot;:41.7471620,&quot;lon&quot;:2.0936478,&quot;hi_es&quot;:&quot;SI&quot;,&quot;megalith_type&quot;:&quot;dolmen&quot;,&quot;wikipedia&quot;:&quot;&quot;,&quot;wikidata&quot;:&quot;&quot;,&quot;source&quot;:&quot;http://dolmensmenhirs.blogspot.com/2014/04/dolmen-del-criac-valles-oriental.html&quot;,&quot;alt_name&quot;:&quot;&quot;}," calcext:value-type="string">
            <text:p>{"name":"Dolmen del Criac","municipi":"Castellterçol","lat":41.7471620,"lon":2.0936478,"hi_es":"SI","megalith_type":"dolmen","wikipedia":"","wikidata":"","source":"http://dolmensmenhirs.blogspot.com/2014/04/dolmen-del-criac-valles-oriental.html","alt_name":""},</text:p>
          </table:table-cell>
        </table:table-row>
        <table:table-row table:style-name="ro2">
          <table:table-cell office:value-type="string" calcext:value-type="string">
            <text:p>Dolmen del Mas Clamí</text:p>
          </table:table-cell>
          <table:table-cell office:value-type="string" calcext:value-type="string">
            <text:p>Castellterçol</text:p>
          </table:table-cell>
          <table:table-cell office:value-type="string" calcext:value-type="string">
            <text:p>41.7624525</text:p>
          </table:table-cell>
          <table:table-cell office:value-type="string" calcext:value-type="string">
            <text:p>2.0949912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/>
          <table:table-cell office:value-type="string" calcext:value-type="string">
            <text:p>Q50689087</text:p>
          </table:table-cell>
          <table:table-cell office:value-type="string" calcext:value-type="string">
            <text:p>http://dolmensmenhirs.blogspot.com/2014/04/dolmen-del-mas-clami-valles-oriental.html</text:p>
          </table:table-cell>
          <table:table-cell/>
          <table:table-cell table:style-name="ce24" table:formula="of:=CONCATENATE(&quot;{&quot;;&quot;name:&quot;&quot;&quot;;[.A95];&quot;&quot;&quot;,municipi:&quot;&quot;&quot;;[.B95];&quot;&quot;&quot;,lat:&quot;;[.C95];&quot;,lon:&quot;;[.D95];&quot;,hi_es:&quot;&quot;&quot;;[.E95];&quot;&quot;&quot;,megalith_type:&quot;&quot;&quot;;[.F95];&quot;&quot;&quot;,wikipedia:&quot;&quot;&quot;;[.G95];&quot;&quot;&quot;,wikidata:&quot;&quot;&quot;;[.H95];&quot;&quot;&quot;,source:&quot;&quot;&quot;;[.I95];&quot;&quot;&quot;,alt_name:&quot;&quot;&quot;;[.J95];&quot;&quot;&quot;},&quot;)" office:value-type="string" office:string-value="{name:&quot;Dolmen del Mas Clamí&quot;,municipi:&quot;Castellterçol&quot;,lat:41.7624525,lon:2.0949912,hi_es:&quot;SI&quot;,megalith_type:&quot;dolmen&quot;,wikipedia:&quot;&quot;,wikidata:&quot;Q50689087&quot;,source:&quot;http://dolmensmenhirs.blogspot.com/2014/04/dolmen-del-mas-clami-valles-oriental.html&quot;,alt_name:&quot;&quot;}," calcext:value-type="string">
            <text:p>{name:"Dolmen del Mas Clamí",municipi:"Castellterçol",lat:41.7624525,lon:2.0949912,hi_es:"SI",megalith_type:"dolmen",wikipedia:"",wikidata:"Q50689087",source:"http://dolmensmenhirs.blogspot.com/2014/04/dolmen-del-mas-clami-valles-oriental.html",alt_name:""},</text:p>
          </table:table-cell>
          <table:table-cell table:formula="of:=CONCATENATE(&quot;{&quot;;&quot;&quot;&quot;name&quot;&quot;:&quot;&quot;&quot;;[.A95];&quot;&quot;&quot;,&quot;&quot;municipi&quot;&quot;:&quot;&quot;&quot;;[.B95];&quot;&quot;&quot;,&quot;&quot;lat&quot;&quot;:&quot;;[.C95];&quot;,&quot;&quot;lon&quot;&quot;:&quot;;[.D95];&quot;,&quot;&quot;hi_es&quot;&quot;:&quot;&quot;&quot;;[.E95];&quot;&quot;&quot;,&quot;&quot;megalith_type&quot;&quot;:&quot;&quot;&quot;;[.F95];&quot;&quot;&quot;,&quot;&quot;wikipedia&quot;&quot;:&quot;&quot;&quot;;[.G95];&quot;&quot;&quot;,&quot;&quot;wikidata&quot;&quot;:&quot;&quot;&quot;;[.H95];&quot;&quot;&quot;,&quot;&quot;source&quot;&quot;:&quot;&quot;&quot;;[.I95];&quot;&quot;&quot;,&quot;&quot;alt_name&quot;&quot;:&quot;&quot;&quot;;[.J95];&quot;&quot;&quot;},&quot;)" office:value-type="string" office:string-value="{&quot;name&quot;:&quot;Dolmen del Mas Clamí&quot;,&quot;municipi&quot;:&quot;Castellterçol&quot;,&quot;lat&quot;:41.7624525,&quot;lon&quot;:2.0949912,&quot;hi_es&quot;:&quot;SI&quot;,&quot;megalith_type&quot;:&quot;dolmen&quot;,&quot;wikipedia&quot;:&quot;&quot;,&quot;wikidata&quot;:&quot;Q50689087&quot;,&quot;source&quot;:&quot;http://dolmensmenhirs.blogspot.com/2014/04/dolmen-del-mas-clami-valles-oriental.html&quot;,&quot;alt_name&quot;:&quot;&quot;}," calcext:value-type="string">
            <text:p>{"name":"Dolmen del Mas Clamí","municipi":"Castellterçol","lat":41.7624525,"lon":2.0949912,"hi_es":"SI","megalith_type":"dolmen","wikipedia":"","wikidata":"Q50689087","source":"http://dolmensmenhirs.blogspot.com/2014/04/dolmen-del-mas-clami-valles-oriental.html","alt_name":""},</text:p>
          </table:table-cell>
        </table:table-row>
        <table:table-row table:style-name="ro2">
          <table:table-cell office:value-type="string" calcext:value-type="string">
            <text:p>Dolmen del Coll de Medàs II</text:p>
          </table:table-cell>
          <table:table-cell office:value-type="string" calcext:value-type="string">
            <text:p>Cantallops</text:p>
          </table:table-cell>
          <table:table-cell office:value-type="string" calcext:value-type="string">
            <text:p>42.4314784</text:p>
          </table:table-cell>
          <table:table-cell office:value-type="string" calcext:value-type="string">
            <text:p>2.942227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96];&quot;&quot;&quot;,municipi:&quot;&quot;&quot;;[.B96];&quot;&quot;&quot;,lat:&quot;;[.C96];&quot;,lon:&quot;;[.D96];&quot;,hi_es:&quot;&quot;&quot;;[.E96];&quot;&quot;&quot;,megalith_type:&quot;&quot;&quot;;[.F96];&quot;&quot;&quot;,wikipedia:&quot;&quot;&quot;;[.G96];&quot;&quot;&quot;,wikidata:&quot;&quot;&quot;;[.H96];&quot;&quot;&quot;,source:&quot;&quot;&quot;;[.I96];&quot;&quot;&quot;,alt_name:&quot;&quot;&quot;;[.J96];&quot;&quot;&quot;},&quot;)" office:value-type="string" office:string-value="{name:&quot;Dolmen del Coll de Medàs II&quot;,municipi:&quot;Cantallops&quot;,lat:42.4314784,lon:2.9422277,hi_es:&quot;SI&quot;,megalith_type:&quot;dolmen&quot;,wikipedia:&quot;&quot;,wikidata:&quot;&quot;,source:&quot;&quot;,alt_name:&quot;&quot;}," calcext:value-type="string">
            <text:p>{name:"Dolmen del Coll de Medàs II",municipi:"Cantallops",lat:42.4314784,lon:2.9422277,hi_es:"SI",megalith_type:"dolmen",wikipedia:"",wikidata:"",source:"",alt_name:""},</text:p>
          </table:table-cell>
          <table:table-cell table:formula="of:=CONCATENATE(&quot;{&quot;;&quot;&quot;&quot;name&quot;&quot;:&quot;&quot;&quot;;[.A96];&quot;&quot;&quot;,&quot;&quot;municipi&quot;&quot;:&quot;&quot;&quot;;[.B96];&quot;&quot;&quot;,&quot;&quot;lat&quot;&quot;:&quot;;[.C96];&quot;,&quot;&quot;lon&quot;&quot;:&quot;;[.D96];&quot;,&quot;&quot;hi_es&quot;&quot;:&quot;&quot;&quot;;[.E96];&quot;&quot;&quot;,&quot;&quot;megalith_type&quot;&quot;:&quot;&quot;&quot;;[.F96];&quot;&quot;&quot;,&quot;&quot;wikipedia&quot;&quot;:&quot;&quot;&quot;;[.G96];&quot;&quot;&quot;,&quot;&quot;wikidata&quot;&quot;:&quot;&quot;&quot;;[.H96];&quot;&quot;&quot;,&quot;&quot;source&quot;&quot;:&quot;&quot;&quot;;[.I96];&quot;&quot;&quot;,&quot;&quot;alt_name&quot;&quot;:&quot;&quot;&quot;;[.J96];&quot;&quot;&quot;},&quot;)" office:value-type="string" office:string-value="{&quot;name&quot;:&quot;Dolmen del Coll de Medàs II&quot;,&quot;municipi&quot;:&quot;Cantallops&quot;,&quot;lat&quot;:42.4314784,&quot;lon&quot;:2.9422277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el Coll de Medàs II","municipi":"Cantallops","lat":42.4314784,"lon":2.9422277,"hi_es":"SI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el Coll de Medàs III</text:p>
          </table:table-cell>
          <table:table-cell office:value-type="string" calcext:value-type="string">
            <text:p>Cantallops</text:p>
          </table:table-cell>
          <table:table-cell office:value-type="string" calcext:value-type="string">
            <text:p>42.4314176</text:p>
          </table:table-cell>
          <table:table-cell office:value-type="string" calcext:value-type="string">
            <text:p>2.9419356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97];&quot;&quot;&quot;,municipi:&quot;&quot;&quot;;[.B97];&quot;&quot;&quot;,lat:&quot;;[.C97];&quot;,lon:&quot;;[.D97];&quot;,hi_es:&quot;&quot;&quot;;[.E97];&quot;&quot;&quot;,megalith_type:&quot;&quot;&quot;;[.F97];&quot;&quot;&quot;,wikipedia:&quot;&quot;&quot;;[.G97];&quot;&quot;&quot;,wikidata:&quot;&quot;&quot;;[.H97];&quot;&quot;&quot;,source:&quot;&quot;&quot;;[.I97];&quot;&quot;&quot;,alt_name:&quot;&quot;&quot;;[.J97];&quot;&quot;&quot;},&quot;)" office:value-type="string" office:string-value="{name:&quot;Dolmen del Coll de Medàs III&quot;,municipi:&quot;Cantallops&quot;,lat:42.4314176,lon:2.9419356,hi_es:&quot;SI&quot;,megalith_type:&quot;dolmen&quot;,wikipedia:&quot;&quot;,wikidata:&quot;&quot;,source:&quot;&quot;,alt_name:&quot;&quot;}," calcext:value-type="string">
            <text:p>{name:"Dolmen del Coll de Medàs III",municipi:"Cantallops",lat:42.4314176,lon:2.9419356,hi_es:"SI",megalith_type:"dolmen",wikipedia:"",wikidata:"",source:"",alt_name:""},</text:p>
          </table:table-cell>
          <table:table-cell table:formula="of:=CONCATENATE(&quot;{&quot;;&quot;&quot;&quot;name&quot;&quot;:&quot;&quot;&quot;;[.A97];&quot;&quot;&quot;,&quot;&quot;municipi&quot;&quot;:&quot;&quot;&quot;;[.B97];&quot;&quot;&quot;,&quot;&quot;lat&quot;&quot;:&quot;;[.C97];&quot;,&quot;&quot;lon&quot;&quot;:&quot;;[.D97];&quot;,&quot;&quot;hi_es&quot;&quot;:&quot;&quot;&quot;;[.E97];&quot;&quot;&quot;,&quot;&quot;megalith_type&quot;&quot;:&quot;&quot;&quot;;[.F97];&quot;&quot;&quot;,&quot;&quot;wikipedia&quot;&quot;:&quot;&quot;&quot;;[.G97];&quot;&quot;&quot;,&quot;&quot;wikidata&quot;&quot;:&quot;&quot;&quot;;[.H97];&quot;&quot;&quot;,&quot;&quot;source&quot;&quot;:&quot;&quot;&quot;;[.I97];&quot;&quot;&quot;,&quot;&quot;alt_name&quot;&quot;:&quot;&quot;&quot;;[.J97];&quot;&quot;&quot;},&quot;)" office:value-type="string" office:string-value="{&quot;name&quot;:&quot;Dolmen del Coll de Medàs III&quot;,&quot;municipi&quot;:&quot;Cantallops&quot;,&quot;lat&quot;:42.4314176,&quot;lon&quot;:2.9419356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el Coll de Medàs III","municipi":"Cantallops","lat":42.4314176,"lon":2.9419356,"hi_es":"SI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e les Esplanes</text:p>
          </table:table-cell>
          <table:table-cell office:value-type="string" calcext:value-type="string">
            <text:p>Peramea (Baix Pallars)</text:p>
          </table:table-cell>
          <table:table-cell office:value-type="string" calcext:value-type="string">
            <text:p>42.3188607</text:p>
          </table:table-cell>
          <table:table-cell office:value-type="string" calcext:value-type="string">
            <text:p>1.0463812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http://dolmensmenhirs.blogspot.com/2015/04/dolmen-de-les-esplanes-pallars-sobira.html</text:p>
          </table:table-cell>
          <table:table-cell/>
          <table:table-cell table:style-name="ce24" table:formula="of:=CONCATENATE(&quot;{&quot;;&quot;name:&quot;&quot;&quot;;[.A98];&quot;&quot;&quot;,municipi:&quot;&quot;&quot;;[.B98];&quot;&quot;&quot;,lat:&quot;;[.C98];&quot;,lon:&quot;;[.D98];&quot;,hi_es:&quot;&quot;&quot;;[.E98];&quot;&quot;&quot;,megalith_type:&quot;&quot;&quot;;[.F98];&quot;&quot;&quot;,wikipedia:&quot;&quot;&quot;;[.G98];&quot;&quot;&quot;,wikidata:&quot;&quot;&quot;;[.H98];&quot;&quot;&quot;,source:&quot;&quot;&quot;;[.I98];&quot;&quot;&quot;,alt_name:&quot;&quot;&quot;;[.J98];&quot;&quot;&quot;},&quot;)" office:value-type="string" office:string-value="{name:&quot;Dolmen de les Esplanes&quot;,municipi:&quot;Peramea (Baix Pallars)&quot;,lat:42.3188607,lon:1.0463812,hi_es:&quot;SI&quot;,megalith_type:&quot;dolmen&quot;,wikipedia:&quot;&quot;,wikidata:&quot;&quot;,source:&quot;http://dolmensmenhirs.blogspot.com/2015/04/dolmen-de-les-esplanes-pallars-sobira.html&quot;,alt_name:&quot;&quot;}," calcext:value-type="string">
            <text:p>{name:"Dolmen de les Esplanes",municipi:"Peramea (Baix Pallars)",lat:42.3188607,lon:1.0463812,hi_es:"SI",megalith_type:"dolmen",wikipedia:"",wikidata:"",source:"http://dolmensmenhirs.blogspot.com/2015/04/dolmen-de-les-esplanes-pallars-sobira.html",alt_name:""},</text:p>
          </table:table-cell>
          <table:table-cell table:formula="of:=CONCATENATE(&quot;{&quot;;&quot;&quot;&quot;name&quot;&quot;:&quot;&quot;&quot;;[.A98];&quot;&quot;&quot;,&quot;&quot;municipi&quot;&quot;:&quot;&quot;&quot;;[.B98];&quot;&quot;&quot;,&quot;&quot;lat&quot;&quot;:&quot;;[.C98];&quot;,&quot;&quot;lon&quot;&quot;:&quot;;[.D98];&quot;,&quot;&quot;hi_es&quot;&quot;:&quot;&quot;&quot;;[.E98];&quot;&quot;&quot;,&quot;&quot;megalith_type&quot;&quot;:&quot;&quot;&quot;;[.F98];&quot;&quot;&quot;,&quot;&quot;wikipedia&quot;&quot;:&quot;&quot;&quot;;[.G98];&quot;&quot;&quot;,&quot;&quot;wikidata&quot;&quot;:&quot;&quot;&quot;;[.H98];&quot;&quot;&quot;,&quot;&quot;source&quot;&quot;:&quot;&quot;&quot;;[.I98];&quot;&quot;&quot;,&quot;&quot;alt_name&quot;&quot;:&quot;&quot;&quot;;[.J98];&quot;&quot;&quot;},&quot;)" office:value-type="string" office:string-value="{&quot;name&quot;:&quot;Dolmen de les Esplanes&quot;,&quot;municipi&quot;:&quot;Peramea (Baix Pallars)&quot;,&quot;lat&quot;:42.3188607,&quot;lon&quot;:1.0463812,&quot;hi_es&quot;:&quot;SI&quot;,&quot;megalith_type&quot;:&quot;dolmen&quot;,&quot;wikipedia&quot;:&quot;&quot;,&quot;wikidata&quot;:&quot;&quot;,&quot;source&quot;:&quot;http://dolmensmenhirs.blogspot.com/2015/04/dolmen-de-les-esplanes-pallars-sobira.html&quot;,&quot;alt_name&quot;:&quot;&quot;}," calcext:value-type="string">
            <text:p>{"name":"Dolmen de les Esplanes","municipi":"Peramea (Baix Pallars)","lat":42.3188607,"lon":1.0463812,"hi_es":"SI","megalith_type":"dolmen","wikipedia":"","wikidata":"","source":"http://dolmensmenhirs.blogspot.com/2015/04/dolmen-de-les-esplanes-pallars-sobira.html","alt_name":""},</text:p>
          </table:table-cell>
        </table:table-row>
        <table:table-row table:style-name="ro2">
          <table:table-cell office:value-type="string" calcext:value-type="string">
            <text:p>Dolmen de la Creu del Sastre</text:p>
          </table:table-cell>
          <table:table-cell office:value-type="string" calcext:value-type="string">
            <text:p>Aiguafreda</text:p>
          </table:table-cell>
          <table:table-cell office:value-type="string" calcext:value-type="string">
            <text:p>41.7804871</text:p>
          </table:table-cell>
          <table:table-cell office:value-type="string" calcext:value-type="string">
            <text:p>2.269908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99];&quot;&quot;&quot;,municipi:&quot;&quot;&quot;;[.B99];&quot;&quot;&quot;,lat:&quot;;[.C99];&quot;,lon:&quot;;[.D99];&quot;,hi_es:&quot;&quot;&quot;;[.E99];&quot;&quot;&quot;,megalith_type:&quot;&quot;&quot;;[.F99];&quot;&quot;&quot;,wikipedia:&quot;&quot;&quot;;[.G99];&quot;&quot;&quot;,wikidata:&quot;&quot;&quot;;[.H99];&quot;&quot;&quot;,source:&quot;&quot;&quot;;[.I99];&quot;&quot;&quot;,alt_name:&quot;&quot;&quot;;[.J99];&quot;&quot;&quot;},&quot;)" office:value-type="string" office:string-value="{name:&quot;Dolmen de la Creu del Sastre&quot;,municipi:&quot;Aiguafreda&quot;,lat:41.7804871,lon:2.2699080,hi_es:&quot;SI&quot;,megalith_type:&quot;dolmen&quot;,wikipedia:&quot;&quot;,wikidata:&quot;&quot;,source:&quot;&quot;,alt_name:&quot;&quot;}," calcext:value-type="string">
            <text:p>{name:"Dolmen de la Creu del Sastre",municipi:"Aiguafreda",lat:41.7804871,lon:2.2699080,hi_es:"SI",megalith_type:"dolmen",wikipedia:"",wikidata:"",source:"",alt_name:""},</text:p>
          </table:table-cell>
          <table:table-cell table:formula="of:=CONCATENATE(&quot;{&quot;;&quot;&quot;&quot;name&quot;&quot;:&quot;&quot;&quot;;[.A99];&quot;&quot;&quot;,&quot;&quot;municipi&quot;&quot;:&quot;&quot;&quot;;[.B99];&quot;&quot;&quot;,&quot;&quot;lat&quot;&quot;:&quot;;[.C99];&quot;,&quot;&quot;lon&quot;&quot;:&quot;;[.D99];&quot;,&quot;&quot;hi_es&quot;&quot;:&quot;&quot;&quot;;[.E99];&quot;&quot;&quot;,&quot;&quot;megalith_type&quot;&quot;:&quot;&quot;&quot;;[.F99];&quot;&quot;&quot;,&quot;&quot;wikipedia&quot;&quot;:&quot;&quot;&quot;;[.G99];&quot;&quot;&quot;,&quot;&quot;wikidata&quot;&quot;:&quot;&quot;&quot;;[.H99];&quot;&quot;&quot;,&quot;&quot;source&quot;&quot;:&quot;&quot;&quot;;[.I99];&quot;&quot;&quot;,&quot;&quot;alt_name&quot;&quot;:&quot;&quot;&quot;;[.J99];&quot;&quot;&quot;},&quot;)" office:value-type="string" office:string-value="{&quot;name&quot;:&quot;Dolmen de la Creu del Sastre&quot;,&quot;municipi&quot;:&quot;Aiguafreda&quot;,&quot;lat&quot;:41.7804871,&quot;lon&quot;:2.2699080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e la Creu del Sastre","municipi":"Aiguafreda","lat":41.7804871,"lon":2.2699080,"hi_es":"SI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e la Serra d'en Calç</text:p>
          </table:table-cell>
          <table:table-cell office:value-type="string" calcext:value-type="string">
            <text:p>Fitor (Forallac)</text:p>
          </table:table-cell>
          <table:table-cell office:value-type="string" calcext:value-type="string">
            <text:p>41.9189887</text:p>
          </table:table-cell>
          <table:table-cell office:value-type="string" calcext:value-type="string">
            <text:p>3.083563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100];&quot;&quot;&quot;,municipi:&quot;&quot;&quot;;[.B100];&quot;&quot;&quot;,lat:&quot;;[.C100];&quot;,lon:&quot;;[.D100];&quot;,hi_es:&quot;&quot;&quot;;[.E100];&quot;&quot;&quot;,megalith_type:&quot;&quot;&quot;;[.F100];&quot;&quot;&quot;,wikipedia:&quot;&quot;&quot;;[.G100];&quot;&quot;&quot;,wikidata:&quot;&quot;&quot;;[.H100];&quot;&quot;&quot;,source:&quot;&quot;&quot;;[.I100];&quot;&quot;&quot;,alt_name:&quot;&quot;&quot;;[.J100];&quot;&quot;&quot;},&quot;)" office:value-type="string" office:string-value="{name:&quot;Dolmen de la Serra d'en Calç&quot;,municipi:&quot;Fitor (Forallac)&quot;,lat:41.9189887,lon:3.0835634,hi_es:&quot;SI&quot;,megalith_type:&quot;dolmen&quot;,wikipedia:&quot;&quot;,wikidata:&quot;&quot;,source:&quot;&quot;,alt_name:&quot;&quot;}," calcext:value-type="string">
            <text:p>{name:"Dolmen de la Serra d'en Calç",municipi:"Fitor (Forallac)",lat:41.9189887,lon:3.0835634,hi_es:"SI",megalith_type:"dolmen",wikipedia:"",wikidata:"",source:"",alt_name:""},</text:p>
          </table:table-cell>
          <table:table-cell table:formula="of:=CONCATENATE(&quot;{&quot;;&quot;&quot;&quot;name&quot;&quot;:&quot;&quot;&quot;;[.A100];&quot;&quot;&quot;,&quot;&quot;municipi&quot;&quot;:&quot;&quot;&quot;;[.B100];&quot;&quot;&quot;,&quot;&quot;lat&quot;&quot;:&quot;;[.C100];&quot;,&quot;&quot;lon&quot;&quot;:&quot;;[.D100];&quot;,&quot;&quot;hi_es&quot;&quot;:&quot;&quot;&quot;;[.E100];&quot;&quot;&quot;,&quot;&quot;megalith_type&quot;&quot;:&quot;&quot;&quot;;[.F100];&quot;&quot;&quot;,&quot;&quot;wikipedia&quot;&quot;:&quot;&quot;&quot;;[.G100];&quot;&quot;&quot;,&quot;&quot;wikidata&quot;&quot;:&quot;&quot;&quot;;[.H100];&quot;&quot;&quot;,&quot;&quot;source&quot;&quot;:&quot;&quot;&quot;;[.I100];&quot;&quot;&quot;,&quot;&quot;alt_name&quot;&quot;:&quot;&quot;&quot;;[.J100];&quot;&quot;&quot;},&quot;)" office:value-type="string" office:string-value="{&quot;name&quot;:&quot;Dolmen de la Serra d'en Calç&quot;,&quot;municipi&quot;:&quot;Fitor (Forallac)&quot;,&quot;lat&quot;:41.9189887,&quot;lon&quot;:3.0835634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e la Serra d'en Calç","municipi":"Fitor (Forallac)","lat":41.9189887,"lon":3.0835634,"hi_es":"SI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el Dr Pericot</text:p>
          </table:table-cell>
          <table:table-cell office:value-type="string" calcext:value-type="string">
            <text:p>Fitor (Forallac)</text:p>
          </table:table-cell>
          <table:table-cell office:value-type="string" calcext:value-type="string">
            <text:p>41.9227992</text:p>
          </table:table-cell>
          <table:table-cell office:value-type="string" calcext:value-type="string">
            <text:p>3.072928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101];&quot;&quot;&quot;,municipi:&quot;&quot;&quot;;[.B101];&quot;&quot;&quot;,lat:&quot;;[.C101];&quot;,lon:&quot;;[.D101];&quot;,hi_es:&quot;&quot;&quot;;[.E101];&quot;&quot;&quot;,megalith_type:&quot;&quot;&quot;;[.F101];&quot;&quot;&quot;,wikipedia:&quot;&quot;&quot;;[.G101];&quot;&quot;&quot;,wikidata:&quot;&quot;&quot;;[.H101];&quot;&quot;&quot;,source:&quot;&quot;&quot;;[.I101];&quot;&quot;&quot;,alt_name:&quot;&quot;&quot;;[.J101];&quot;&quot;&quot;},&quot;)" office:value-type="string" office:string-value="{name:&quot;Dolmen del Dr Pericot&quot;,municipi:&quot;Fitor (Forallac)&quot;,lat:41.9227992,lon:3.0729285,hi_es:&quot;SI&quot;,megalith_type:&quot;dolmen&quot;,wikipedia:&quot;&quot;,wikidata:&quot;&quot;,source:&quot;&quot;,alt_name:&quot;&quot;}," calcext:value-type="string">
            <text:p>{name:"Dolmen del Dr Pericot",municipi:"Fitor (Forallac)",lat:41.9227992,lon:3.0729285,hi_es:"SI",megalith_type:"dolmen",wikipedia:"",wikidata:"",source:"",alt_name:""},</text:p>
          </table:table-cell>
          <table:table-cell table:formula="of:=CONCATENATE(&quot;{&quot;;&quot;&quot;&quot;name&quot;&quot;:&quot;&quot;&quot;;[.A101];&quot;&quot;&quot;,&quot;&quot;municipi&quot;&quot;:&quot;&quot;&quot;;[.B101];&quot;&quot;&quot;,&quot;&quot;lat&quot;&quot;:&quot;;[.C101];&quot;,&quot;&quot;lon&quot;&quot;:&quot;;[.D101];&quot;,&quot;&quot;hi_es&quot;&quot;:&quot;&quot;&quot;;[.E101];&quot;&quot;&quot;,&quot;&quot;megalith_type&quot;&quot;:&quot;&quot;&quot;;[.F101];&quot;&quot;&quot;,&quot;&quot;wikipedia&quot;&quot;:&quot;&quot;&quot;;[.G101];&quot;&quot;&quot;,&quot;&quot;wikidata&quot;&quot;:&quot;&quot;&quot;;[.H101];&quot;&quot;&quot;,&quot;&quot;source&quot;&quot;:&quot;&quot;&quot;;[.I101];&quot;&quot;&quot;,&quot;&quot;alt_name&quot;&quot;:&quot;&quot;&quot;;[.J101];&quot;&quot;&quot;},&quot;)" office:value-type="string" office:string-value="{&quot;name&quot;:&quot;Dolmen del Dr Pericot&quot;,&quot;municipi&quot;:&quot;Fitor (Forallac)&quot;,&quot;lat&quot;:41.9227992,&quot;lon&quot;:3.0729285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el Dr Pericot","municipi":"Fitor (Forallac)","lat":41.9227992,"lon":3.0729285,"hi_es":"SI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e la Roca de la Gla</text:p>
          </table:table-cell>
          <table:table-cell office:value-type="string" calcext:value-type="string">
            <text:p>Fitor (Forallac)</text:p>
          </table:table-cell>
          <table:table-cell office:value-type="string" calcext:value-type="string">
            <text:p>41.9167201</text:p>
          </table:table-cell>
          <table:table-cell office:value-type="string" calcext:value-type="string">
            <text:p>3.097744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102];&quot;&quot;&quot;,municipi:&quot;&quot;&quot;;[.B102];&quot;&quot;&quot;,lat:&quot;;[.C102];&quot;,lon:&quot;;[.D102];&quot;,hi_es:&quot;&quot;&quot;;[.E102];&quot;&quot;&quot;,megalith_type:&quot;&quot;&quot;;[.F102];&quot;&quot;&quot;,wikipedia:&quot;&quot;&quot;;[.G102];&quot;&quot;&quot;,wikidata:&quot;&quot;&quot;;[.H102];&quot;&quot;&quot;,source:&quot;&quot;&quot;;[.I102];&quot;&quot;&quot;,alt_name:&quot;&quot;&quot;;[.J102];&quot;&quot;&quot;},&quot;)" office:value-type="string" office:string-value="{name:&quot;Dolmen de la Roca de la Gla&quot;,municipi:&quot;Fitor (Forallac)&quot;,lat:41.9167201,lon:3.0977443,hi_es:&quot;SI&quot;,megalith_type:&quot;dolmen&quot;,wikipedia:&quot;&quot;,wikidata:&quot;&quot;,source:&quot;&quot;,alt_name:&quot;&quot;}," calcext:value-type="string">
            <text:p>{name:"Dolmen de la Roca de la Gla",municipi:"Fitor (Forallac)",lat:41.9167201,lon:3.0977443,hi_es:"SI",megalith_type:"dolmen",wikipedia:"",wikidata:"",source:"",alt_name:""},</text:p>
          </table:table-cell>
          <table:table-cell table:formula="of:=CONCATENATE(&quot;{&quot;;&quot;&quot;&quot;name&quot;&quot;:&quot;&quot;&quot;;[.A102];&quot;&quot;&quot;,&quot;&quot;municipi&quot;&quot;:&quot;&quot;&quot;;[.B102];&quot;&quot;&quot;,&quot;&quot;lat&quot;&quot;:&quot;;[.C102];&quot;,&quot;&quot;lon&quot;&quot;:&quot;;[.D102];&quot;,&quot;&quot;hi_es&quot;&quot;:&quot;&quot;&quot;;[.E102];&quot;&quot;&quot;,&quot;&quot;megalith_type&quot;&quot;:&quot;&quot;&quot;;[.F102];&quot;&quot;&quot;,&quot;&quot;wikipedia&quot;&quot;:&quot;&quot;&quot;;[.G102];&quot;&quot;&quot;,&quot;&quot;wikidata&quot;&quot;:&quot;&quot;&quot;;[.H102];&quot;&quot;&quot;,&quot;&quot;source&quot;&quot;:&quot;&quot;&quot;;[.I102];&quot;&quot;&quot;,&quot;&quot;alt_name&quot;&quot;:&quot;&quot;&quot;;[.J102];&quot;&quot;&quot;},&quot;)" office:value-type="string" office:string-value="{&quot;name&quot;:&quot;Dolmen de la Roca de la Gla&quot;,&quot;municipi&quot;:&quot;Fitor (Forallac)&quot;,&quot;lat&quot;:41.9167201,&quot;lon&quot;:3.0977443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e la Roca de la Gla","municipi":"Fitor (Forallac)","lat":41.9167201,"lon":3.0977443,"hi_es":"SI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Jaciment arqueològic de Reguers de Seró</text:p>
          </table:table-cell>
          <table:table-cell office:value-type="string" calcext:value-type="string">
            <text:p>Artesa de Segre</text:p>
          </table:table-cell>
          <table:table-cell office:value-type="string" calcext:value-type="string">
            <text:p>41.8848965</text:p>
          </table:table-cell>
          <table:table-cell office:value-type="string" calcext:value-type="string">
            <text:p>1.119656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burial_stone</text:p>
          </table:table-cell>
          <table:table-cell office:value-type="string" calcext:value-type="string">
            <text:p>ca:Jaciment arqueològic de Reguers de Seró</text:p>
          </table:table-cell>
          <table:table-cell office:value-type="string" calcext:value-type="string">
            <text:p>Q21036894</text:p>
          </table:table-cell>
          <table:table-cell table:number-columns-repeated="2"/>
          <table:table-cell table:style-name="ce24" table:formula="of:=CONCATENATE(&quot;{&quot;;&quot;name:&quot;&quot;&quot;;[.A103];&quot;&quot;&quot;,municipi:&quot;&quot;&quot;;[.B103];&quot;&quot;&quot;,lat:&quot;;[.C103];&quot;,lon:&quot;;[.D103];&quot;,hi_es:&quot;&quot;&quot;;[.E103];&quot;&quot;&quot;,megalith_type:&quot;&quot;&quot;;[.F103];&quot;&quot;&quot;,wikipedia:&quot;&quot;&quot;;[.G103];&quot;&quot;&quot;,wikidata:&quot;&quot;&quot;;[.H103];&quot;&quot;&quot;,source:&quot;&quot;&quot;;[.I103];&quot;&quot;&quot;,alt_name:&quot;&quot;&quot;;[.J103];&quot;&quot;&quot;},&quot;)" office:value-type="string" office:string-value="{name:&quot;Jaciment arqueològic de Reguers de Seró&quot;,municipi:&quot;Artesa de Segre&quot;,lat:41.8848965,lon:1.1196564,hi_es:&quot;SI&quot;,megalith_type:&quot;burial_stone&quot;,wikipedia:&quot;ca:Jaciment arqueològic de Reguers de Seró&quot;,wikidata:&quot;Q21036894&quot;,source:&quot;&quot;,alt_name:&quot;&quot;}," calcext:value-type="string">
            <text:p>{name:"Jaciment arqueològic de Reguers de Seró",municipi:"Artesa de Segre",lat:41.8848965,lon:1.1196564,hi_es:"SI",megalith_type:"burial_stone",wikipedia:"ca:Jaciment arqueològic de Reguers de Seró",wikidata:"Q21036894",source:"",alt_name:""},</text:p>
          </table:table-cell>
          <table:table-cell table:formula="of:=CONCATENATE(&quot;{&quot;;&quot;&quot;&quot;name&quot;&quot;:&quot;&quot;&quot;;[.A103];&quot;&quot;&quot;,&quot;&quot;municipi&quot;&quot;:&quot;&quot;&quot;;[.B103];&quot;&quot;&quot;,&quot;&quot;lat&quot;&quot;:&quot;;[.C103];&quot;,&quot;&quot;lon&quot;&quot;:&quot;;[.D103];&quot;,&quot;&quot;hi_es&quot;&quot;:&quot;&quot;&quot;;[.E103];&quot;&quot;&quot;,&quot;&quot;megalith_type&quot;&quot;:&quot;&quot;&quot;;[.F103];&quot;&quot;&quot;,&quot;&quot;wikipedia&quot;&quot;:&quot;&quot;&quot;;[.G103];&quot;&quot;&quot;,&quot;&quot;wikidata&quot;&quot;:&quot;&quot;&quot;;[.H103];&quot;&quot;&quot;,&quot;&quot;source&quot;&quot;:&quot;&quot;&quot;;[.I103];&quot;&quot;&quot;,&quot;&quot;alt_name&quot;&quot;:&quot;&quot;&quot;;[.J103];&quot;&quot;&quot;},&quot;)" office:value-type="string" office:string-value="{&quot;name&quot;:&quot;Jaciment arqueològic de Reguers de Seró&quot;,&quot;municipi&quot;:&quot;Artesa de Segre&quot;,&quot;lat&quot;:41.8848965,&quot;lon&quot;:1.1196564,&quot;hi_es&quot;:&quot;SI&quot;,&quot;megalith_type&quot;:&quot;burial_stone&quot;,&quot;wikipedia&quot;:&quot;ca:Jaciment arqueològic de Reguers de Seró&quot;,&quot;wikidata&quot;:&quot;Q21036894&quot;,&quot;source&quot;:&quot;&quot;,&quot;alt_name&quot;:&quot;&quot;}," calcext:value-type="string">
            <text:p>{"name":"Jaciment arqueològic de Reguers de Seró","municipi":"Artesa de Segre","lat":41.8848965,"lon":1.1196564,"hi_es":"SI","megalith_type":"burial_stone","wikipedia":"ca:Jaciment arqueològic de Reguers de Seró","wikidata":"Q21036894","source":"","alt_name":""},</text:p>
          </table:table-cell>
        </table:table-row>
        <table:table-row table:style-name="ro2">
          <table:table-cell office:value-type="string" calcext:value-type="string">
            <text:p>Dolmen de Betlem</text:p>
          </table:table-cell>
          <table:table-cell office:value-type="string" calcext:value-type="string">
            <text:p>Fonollosa</text:p>
          </table:table-cell>
          <table:table-cell office:value-type="string" calcext:value-type="string">
            <text:p>41.77972</text:p>
          </table:table-cell>
          <table:table-cell office:value-type="string" calcext:value-type="string">
            <text:p>1.712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office:value-type="string" calcext:value-type="string">
            <text:p>ca:Dolmen de Betlem</text:p>
          </table:table-cell>
          <table:table-cell office:value-type="string" calcext:value-type="string">
            <text:p>Q17600295</text:p>
          </table:table-cell>
          <table:table-cell table:number-columns-repeated="2"/>
          <table:table-cell table:style-name="ce24" table:formula="of:=CONCATENATE(&quot;{&quot;;&quot;name:&quot;&quot;&quot;;[.A104];&quot;&quot;&quot;,municipi:&quot;&quot;&quot;;[.B104];&quot;&quot;&quot;,lat:&quot;;[.C104];&quot;,lon:&quot;;[.D104];&quot;,hi_es:&quot;&quot;&quot;;[.E104];&quot;&quot;&quot;,megalith_type:&quot;&quot;&quot;;[.F104];&quot;&quot;&quot;,wikipedia:&quot;&quot;&quot;;[.G104];&quot;&quot;&quot;,wikidata:&quot;&quot;&quot;;[.H104];&quot;&quot;&quot;,source:&quot;&quot;&quot;;[.I104];&quot;&quot;&quot;,alt_name:&quot;&quot;&quot;;[.J104];&quot;&quot;&quot;},&quot;)" office:value-type="string" office:string-value="{name:&quot;Dolmen de Betlem&quot;,municipi:&quot;Fonollosa&quot;,lat:41.77972,lon:1.7125,hi_es:&quot;SI&quot;,megalith_type:&quot;dolmen&quot;,wikipedia:&quot;ca:Dolmen de Betlem&quot;,wikidata:&quot;Q17600295&quot;,source:&quot;&quot;,alt_name:&quot;&quot;}," calcext:value-type="string">
            <text:p>{name:"Dolmen de Betlem",municipi:"Fonollosa",lat:41.77972,lon:1.7125,hi_es:"SI",megalith_type:"dolmen",wikipedia:"ca:Dolmen de Betlem",wikidata:"Q17600295",source:"",alt_name:""},</text:p>
          </table:table-cell>
          <table:table-cell table:formula="of:=CONCATENATE(&quot;{&quot;;&quot;&quot;&quot;name&quot;&quot;:&quot;&quot;&quot;;[.A104];&quot;&quot;&quot;,&quot;&quot;municipi&quot;&quot;:&quot;&quot;&quot;;[.B104];&quot;&quot;&quot;,&quot;&quot;lat&quot;&quot;:&quot;;[.C104];&quot;,&quot;&quot;lon&quot;&quot;:&quot;;[.D104];&quot;,&quot;&quot;hi_es&quot;&quot;:&quot;&quot;&quot;;[.E104];&quot;&quot;&quot;,&quot;&quot;megalith_type&quot;&quot;:&quot;&quot;&quot;;[.F104];&quot;&quot;&quot;,&quot;&quot;wikipedia&quot;&quot;:&quot;&quot;&quot;;[.G104];&quot;&quot;&quot;,&quot;&quot;wikidata&quot;&quot;:&quot;&quot;&quot;;[.H104];&quot;&quot;&quot;,&quot;&quot;source&quot;&quot;:&quot;&quot;&quot;;[.I104];&quot;&quot;&quot;,&quot;&quot;alt_name&quot;&quot;:&quot;&quot;&quot;;[.J104];&quot;&quot;&quot;},&quot;)" office:value-type="string" office:string-value="{&quot;name&quot;:&quot;Dolmen de Betlem&quot;,&quot;municipi&quot;:&quot;Fonollosa&quot;,&quot;lat&quot;:41.77972,&quot;lon&quot;:1.7125,&quot;hi_es&quot;:&quot;SI&quot;,&quot;megalith_type&quot;:&quot;dolmen&quot;,&quot;wikipedia&quot;:&quot;ca:Dolmen de Betlem&quot;,&quot;wikidata&quot;:&quot;Q17600295&quot;,&quot;source&quot;:&quot;&quot;,&quot;alt_name&quot;:&quot;&quot;}," calcext:value-type="string">
            <text:p>{"name":"Dolmen de Betlem","municipi":"Fonollosa","lat":41.77972,"lon":1.7125,"hi_es":"SI","megalith_type":"dolmen","wikipedia":"ca:Dolmen de Betlem","wikidata":"Q17600295","source":"","alt_name":""},</text:p>
          </table:table-cell>
        </table:table-row>
        <table:table-row table:style-name="ro2">
          <table:table-cell office:value-type="string" calcext:value-type="string">
            <text:p>Dolmen de Ca l'Arenes</text:p>
          </table:table-cell>
          <table:table-cell office:value-type="string" calcext:value-type="string">
            <text:p>Dosrius</text:p>
          </table:table-cell>
          <table:table-cell office:value-type="string" calcext:value-type="string">
            <text:p>41.62667</text:p>
          </table:table-cell>
          <table:table-cell office:value-type="string" calcext:value-type="string">
            <text:p>2.4608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office:value-type="string" calcext:value-type="string">
            <text:p>ca:Dolmen de Ca l'Arenes</text:p>
          </table:table-cell>
          <table:table-cell office:value-type="string" calcext:value-type="string">
            <text:p>Q8561495</text:p>
          </table:table-cell>
          <table:table-cell table:number-columns-repeated="2"/>
          <table:table-cell table:style-name="ce24" table:formula="of:=CONCATENATE(&quot;{&quot;;&quot;name:&quot;&quot;&quot;;[.A105];&quot;&quot;&quot;,municipi:&quot;&quot;&quot;;[.B105];&quot;&quot;&quot;,lat:&quot;;[.C105];&quot;,lon:&quot;;[.D105];&quot;,hi_es:&quot;&quot;&quot;;[.E105];&quot;&quot;&quot;,megalith_type:&quot;&quot;&quot;;[.F105];&quot;&quot;&quot;,wikipedia:&quot;&quot;&quot;;[.G105];&quot;&quot;&quot;,wikidata:&quot;&quot;&quot;;[.H105];&quot;&quot;&quot;,source:&quot;&quot;&quot;;[.I105];&quot;&quot;&quot;,alt_name:&quot;&quot;&quot;;[.J105];&quot;&quot;&quot;},&quot;)" office:value-type="string" office:string-value="{name:&quot;Dolmen de Ca l'Arenes&quot;,municipi:&quot;Dosrius&quot;,lat:41.62667,lon:2.46083,hi_es:&quot;SI&quot;,megalith_type:&quot;dolmen&quot;,wikipedia:&quot;ca:Dolmen de Ca l'Arenes&quot;,wikidata:&quot;Q8561495&quot;,source:&quot;&quot;,alt_name:&quot;&quot;}," calcext:value-type="string">
            <text:p>{name:"Dolmen de Ca l'Arenes",municipi:"Dosrius",lat:41.62667,lon:2.46083,hi_es:"SI",megalith_type:"dolmen",wikipedia:"ca:Dolmen de Ca l'Arenes",wikidata:"Q8561495",source:"",alt_name:""},</text:p>
          </table:table-cell>
          <table:table-cell table:formula="of:=CONCATENATE(&quot;{&quot;;&quot;&quot;&quot;name&quot;&quot;:&quot;&quot;&quot;;[.A105];&quot;&quot;&quot;,&quot;&quot;municipi&quot;&quot;:&quot;&quot;&quot;;[.B105];&quot;&quot;&quot;,&quot;&quot;lat&quot;&quot;:&quot;;[.C105];&quot;,&quot;&quot;lon&quot;&quot;:&quot;;[.D105];&quot;,&quot;&quot;hi_es&quot;&quot;:&quot;&quot;&quot;;[.E105];&quot;&quot;&quot;,&quot;&quot;megalith_type&quot;&quot;:&quot;&quot;&quot;;[.F105];&quot;&quot;&quot;,&quot;&quot;wikipedia&quot;&quot;:&quot;&quot;&quot;;[.G105];&quot;&quot;&quot;,&quot;&quot;wikidata&quot;&quot;:&quot;&quot;&quot;;[.H105];&quot;&quot;&quot;,&quot;&quot;source&quot;&quot;:&quot;&quot;&quot;;[.I105];&quot;&quot;&quot;,&quot;&quot;alt_name&quot;&quot;:&quot;&quot;&quot;;[.J105];&quot;&quot;&quot;},&quot;)" office:value-type="string" office:string-value="{&quot;name&quot;:&quot;Dolmen de Ca l'Arenes&quot;,&quot;municipi&quot;:&quot;Dosrius&quot;,&quot;lat&quot;:41.62667,&quot;lon&quot;:2.46083,&quot;hi_es&quot;:&quot;SI&quot;,&quot;megalith_type&quot;:&quot;dolmen&quot;,&quot;wikipedia&quot;:&quot;ca:Dolmen de Ca l'Arenes&quot;,&quot;wikidata&quot;:&quot;Q8561495&quot;,&quot;source&quot;:&quot;&quot;,&quot;alt_name&quot;:&quot;&quot;}," calcext:value-type="string">
            <text:p>{"name":"Dolmen de Ca l'Arenes","municipi":"Dosrius","lat":41.62667,"lon":2.46083,"hi_es":"SI","megalith_type":"dolmen","wikipedia":"ca:Dolmen de Ca l'Arenes","wikidata":"Q8561495","source":"","alt_name":""},</text:p>
          </table:table-cell>
        </table:table-row>
        <table:table-row table:style-name="ro2">
          <table:table-cell office:value-type="string" calcext:value-type="string">
            <text:p>Dolmen de Can Boquet</text:p>
          </table:table-cell>
          <table:table-cell office:value-type="string" calcext:value-type="string">
            <text:p>Vilassar de Dalt</text:p>
          </table:table-cell>
          <table:table-cell office:value-type="string" calcext:value-type="string">
            <text:p>41.53222</text:p>
          </table:table-cell>
          <table:table-cell office:value-type="string" calcext:value-type="string">
            <text:p>2.3419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office:value-type="string" calcext:value-type="string">
            <text:p>ca:Dolmen de Can Boquet</text:p>
          </table:table-cell>
          <table:table-cell office:value-type="string" calcext:value-type="string">
            <text:p>Q11945972</text:p>
          </table:table-cell>
          <table:table-cell/>
          <table:table-cell office:value-type="string" calcext:value-type="string">
            <text:p>Roca d’en Toni</text:p>
          </table:table-cell>
          <table:table-cell table:style-name="ce24" table:formula="of:=CONCATENATE(&quot;{&quot;;&quot;name:&quot;&quot;&quot;;[.A106];&quot;&quot;&quot;,municipi:&quot;&quot;&quot;;[.B106];&quot;&quot;&quot;,lat:&quot;;[.C106];&quot;,lon:&quot;;[.D106];&quot;,hi_es:&quot;&quot;&quot;;[.E106];&quot;&quot;&quot;,megalith_type:&quot;&quot;&quot;;[.F106];&quot;&quot;&quot;,wikipedia:&quot;&quot;&quot;;[.G106];&quot;&quot;&quot;,wikidata:&quot;&quot;&quot;;[.H106];&quot;&quot;&quot;,source:&quot;&quot;&quot;;[.I106];&quot;&quot;&quot;,alt_name:&quot;&quot;&quot;;[.J106];&quot;&quot;&quot;},&quot;)" office:value-type="string" office:string-value="{name:&quot;Dolmen de Can Boquet&quot;,municipi:&quot;Vilassar de Dalt&quot;,lat:41.53222,lon:2.34194,hi_es:&quot;SI&quot;,megalith_type:&quot;dolmen&quot;,wikipedia:&quot;ca:Dolmen de Can Boquet&quot;,wikidata:&quot;Q11945972&quot;,source:&quot;&quot;,alt_name:&quot;Roca d’en Toni&quot;}," calcext:value-type="string">
            <text:p>{name:"Dolmen de Can Boquet",municipi:"Vilassar de Dalt",lat:41.53222,lon:2.34194,hi_es:"SI",megalith_type:"dolmen",wikipedia:"ca:Dolmen de Can Boquet",wikidata:"Q11945972",source:"",alt_name:"Roca d’en Toni"},</text:p>
          </table:table-cell>
          <table:table-cell table:formula="of:=CONCATENATE(&quot;{&quot;;&quot;&quot;&quot;name&quot;&quot;:&quot;&quot;&quot;;[.A106];&quot;&quot;&quot;,&quot;&quot;municipi&quot;&quot;:&quot;&quot;&quot;;[.B106];&quot;&quot;&quot;,&quot;&quot;lat&quot;&quot;:&quot;;[.C106];&quot;,&quot;&quot;lon&quot;&quot;:&quot;;[.D106];&quot;,&quot;&quot;hi_es&quot;&quot;:&quot;&quot;&quot;;[.E106];&quot;&quot;&quot;,&quot;&quot;megalith_type&quot;&quot;:&quot;&quot;&quot;;[.F106];&quot;&quot;&quot;,&quot;&quot;wikipedia&quot;&quot;:&quot;&quot;&quot;;[.G106];&quot;&quot;&quot;,&quot;&quot;wikidata&quot;&quot;:&quot;&quot;&quot;;[.H106];&quot;&quot;&quot;,&quot;&quot;source&quot;&quot;:&quot;&quot;&quot;;[.I106];&quot;&quot;&quot;,&quot;&quot;alt_name&quot;&quot;:&quot;&quot;&quot;;[.J106];&quot;&quot;&quot;},&quot;)" office:value-type="string" office:string-value="{&quot;name&quot;:&quot;Dolmen de Can Boquet&quot;,&quot;municipi&quot;:&quot;Vilassar de Dalt&quot;,&quot;lat&quot;:41.53222,&quot;lon&quot;:2.34194,&quot;hi_es&quot;:&quot;SI&quot;,&quot;megalith_type&quot;:&quot;dolmen&quot;,&quot;wikipedia&quot;:&quot;ca:Dolmen de Can Boquet&quot;,&quot;wikidata&quot;:&quot;Q11945972&quot;,&quot;source&quot;:&quot;&quot;,&quot;alt_name&quot;:&quot;Roca d’en Toni&quot;}," calcext:value-type="string">
            <text:p>{"name":"Dolmen de Can Boquet","municipi":"Vilassar de Dalt","lat":41.53222,"lon":2.34194,"hi_es":"SI","megalith_type":"dolmen","wikipedia":"ca:Dolmen de Can Boquet","wikidata":"Q11945972","source":"","alt_name":"Roca d’en Toni"},</text:p>
          </table:table-cell>
        </table:table-row>
        <table:table-row table:style-name="ro2">
          <table:table-cell office:value-type="string" calcext:value-type="string">
            <text:p>Dolmen de Can Gurri</text:p>
          </table:table-cell>
          <table:table-cell office:value-type="string" calcext:value-type="string">
            <text:p>Martorelles</text:p>
          </table:table-cell>
          <table:table-cell office:value-type="string" calcext:value-type="string">
            <text:p>41.51639</text:p>
          </table:table-cell>
          <table:table-cell office:value-type="string" calcext:value-type="string">
            <text:p>2.2808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office:value-type="string" calcext:value-type="string">
            <text:p>ca:Dolmen de Can Gurri</text:p>
          </table:table-cell>
          <table:table-cell office:value-type="string" calcext:value-type="string">
            <text:p>Q21402397</text:p>
          </table:table-cell>
          <table:table-cell table:number-columns-repeated="2"/>
          <table:table-cell table:style-name="ce24" table:formula="of:=CONCATENATE(&quot;{&quot;;&quot;name:&quot;&quot;&quot;;[.A107];&quot;&quot;&quot;,municipi:&quot;&quot;&quot;;[.B107];&quot;&quot;&quot;,lat:&quot;;[.C107];&quot;,lon:&quot;;[.D107];&quot;,hi_es:&quot;&quot;&quot;;[.E107];&quot;&quot;&quot;,megalith_type:&quot;&quot;&quot;;[.F107];&quot;&quot;&quot;,wikipedia:&quot;&quot;&quot;;[.G107];&quot;&quot;&quot;,wikidata:&quot;&quot;&quot;;[.H107];&quot;&quot;&quot;,source:&quot;&quot;&quot;;[.I107];&quot;&quot;&quot;,alt_name:&quot;&quot;&quot;;[.J107];&quot;&quot;&quot;},&quot;)" office:value-type="string" office:string-value="{name:&quot;Dolmen de Can Gurri&quot;,municipi:&quot;Martorelles&quot;,lat:41.51639,lon:2.28083,hi_es:&quot;SI&quot;,megalith_type:&quot;dolmen&quot;,wikipedia:&quot;ca:Dolmen de Can Gurri&quot;,wikidata:&quot;Q21402397&quot;,source:&quot;&quot;,alt_name:&quot;&quot;}," calcext:value-type="string">
            <text:p>{name:"Dolmen de Can Gurri",municipi:"Martorelles",lat:41.51639,lon:2.28083,hi_es:"SI",megalith_type:"dolmen",wikipedia:"ca:Dolmen de Can Gurri",wikidata:"Q21402397",source:"",alt_name:""},</text:p>
          </table:table-cell>
          <table:table-cell table:formula="of:=CONCATENATE(&quot;{&quot;;&quot;&quot;&quot;name&quot;&quot;:&quot;&quot;&quot;;[.A107];&quot;&quot;&quot;,&quot;&quot;municipi&quot;&quot;:&quot;&quot;&quot;;[.B107];&quot;&quot;&quot;,&quot;&quot;lat&quot;&quot;:&quot;;[.C107];&quot;,&quot;&quot;lon&quot;&quot;:&quot;;[.D107];&quot;,&quot;&quot;hi_es&quot;&quot;:&quot;&quot;&quot;;[.E107];&quot;&quot;&quot;,&quot;&quot;megalith_type&quot;&quot;:&quot;&quot;&quot;;[.F107];&quot;&quot;&quot;,&quot;&quot;wikipedia&quot;&quot;:&quot;&quot;&quot;;[.G107];&quot;&quot;&quot;,&quot;&quot;wikidata&quot;&quot;:&quot;&quot;&quot;;[.H107];&quot;&quot;&quot;,&quot;&quot;source&quot;&quot;:&quot;&quot;&quot;;[.I107];&quot;&quot;&quot;,&quot;&quot;alt_name&quot;&quot;:&quot;&quot;&quot;;[.J107];&quot;&quot;&quot;},&quot;)" office:value-type="string" office:string-value="{&quot;name&quot;:&quot;Dolmen de Can Gurri&quot;,&quot;municipi&quot;:&quot;Martorelles&quot;,&quot;lat&quot;:41.51639,&quot;lon&quot;:2.28083,&quot;hi_es&quot;:&quot;SI&quot;,&quot;megalith_type&quot;:&quot;dolmen&quot;,&quot;wikipedia&quot;:&quot;ca:Dolmen de Can Gurri&quot;,&quot;wikidata&quot;:&quot;Q21402397&quot;,&quot;source&quot;:&quot;&quot;,&quot;alt_name&quot;:&quot;&quot;}," calcext:value-type="string">
            <text:p>{"name":"Dolmen de Can Gurri","municipi":"Martorelles","lat":41.51639,"lon":2.28083,"hi_es":"SI","megalith_type":"dolmen","wikipedia":"ca:Dolmen de Can Gurri","wikidata":"Q21402397","source":"","alt_name":""},</text:p>
          </table:table-cell>
        </table:table-row>
        <table:table-row table:style-name="ro2">
          <table:table-cell office:value-type="string" calcext:value-type="string">
            <text:p>Cromlec de Pins Rosers</text:p>
          </table:table-cell>
          <table:table-cell office:value-type="string" calcext:value-type="string">
            <text:p>Llinars del Vallès</text:p>
          </table:table-cell>
          <table:table-cell office:value-type="string" calcext:value-type="string">
            <text:p>41.62087</text:p>
          </table:table-cell>
          <table:table-cell table:style-name="ce18" office:value-type="string" calcext:value-type="string">
            <text:p>2.36280</text:p>
          </table:table-cell>
          <table:table-cell/>
          <table:table-cell office:value-type="string" calcext:value-type="string">
            <text:p>stone_circle</text:p>
          </table:table-cell>
          <table:table-cell office:value-type="string" calcext:value-type="string">
            <text:p>ca:Cromlec de Pins Rosers</text:p>
          </table:table-cell>
          <table:table-cell office:value-type="string" calcext:value-type="string">
            <text:p>Q17599987</text:p>
          </table:table-cell>
          <table:table-cell table:number-columns-repeated="2"/>
          <table:table-cell table:style-name="ce24" table:formula="of:=CONCATENATE(&quot;{&quot;;&quot;name:&quot;&quot;&quot;;[.A108];&quot;&quot;&quot;,municipi:&quot;&quot;&quot;;[.B108];&quot;&quot;&quot;,lat:&quot;;[.C108];&quot;,lon:&quot;;[.D108];&quot;,hi_es:&quot;&quot;&quot;;[.E108];&quot;&quot;&quot;,megalith_type:&quot;&quot;&quot;;[.F108];&quot;&quot;&quot;,wikipedia:&quot;&quot;&quot;;[.G108];&quot;&quot;&quot;,wikidata:&quot;&quot;&quot;;[.H108];&quot;&quot;&quot;,source:&quot;&quot;&quot;;[.I108];&quot;&quot;&quot;,alt_name:&quot;&quot;&quot;;[.J108];&quot;&quot;&quot;},&quot;)" office:value-type="string" office:string-value="{name:&quot;Cromlec de Pins Rosers&quot;,municipi:&quot;Llinars del Vallès&quot;,lat:41.62087,lon:2.36280,hi_es:&quot;&quot;,megalith_type:&quot;stone_circle&quot;,wikipedia:&quot;ca:Cromlec de Pins Rosers&quot;,wikidata:&quot;Q17599987&quot;,source:&quot;&quot;,alt_name:&quot;&quot;}," calcext:value-type="string">
            <text:p>{name:"Cromlec de Pins Rosers",municipi:"Llinars del Vallès",lat:41.62087,lon:2.36280,hi_es:"",megalith_type:"stone_circle",wikipedia:"ca:Cromlec de Pins Rosers",wikidata:"Q17599987",source:"",alt_name:""},</text:p>
          </table:table-cell>
          <table:table-cell table:formula="of:=CONCATENATE(&quot;{&quot;;&quot;&quot;&quot;name&quot;&quot;:&quot;&quot;&quot;;[.A108];&quot;&quot;&quot;,&quot;&quot;municipi&quot;&quot;:&quot;&quot;&quot;;[.B108];&quot;&quot;&quot;,&quot;&quot;lat&quot;&quot;:&quot;;[.C108];&quot;,&quot;&quot;lon&quot;&quot;:&quot;;[.D108];&quot;,&quot;&quot;hi_es&quot;&quot;:&quot;&quot;&quot;;[.E108];&quot;&quot;&quot;,&quot;&quot;megalith_type&quot;&quot;:&quot;&quot;&quot;;[.F108];&quot;&quot;&quot;,&quot;&quot;wikipedia&quot;&quot;:&quot;&quot;&quot;;[.G108];&quot;&quot;&quot;,&quot;&quot;wikidata&quot;&quot;:&quot;&quot;&quot;;[.H108];&quot;&quot;&quot;,&quot;&quot;source&quot;&quot;:&quot;&quot;&quot;;[.I108];&quot;&quot;&quot;,&quot;&quot;alt_name&quot;&quot;:&quot;&quot;&quot;;[.J108];&quot;&quot;&quot;},&quot;)" office:value-type="string" office:string-value="{&quot;name&quot;:&quot;Cromlec de Pins Rosers&quot;,&quot;municipi&quot;:&quot;Llinars del Vallès&quot;,&quot;lat&quot;:41.62087,&quot;lon&quot;:2.36280,&quot;hi_es&quot;:&quot;&quot;,&quot;megalith_type&quot;:&quot;stone_circle&quot;,&quot;wikipedia&quot;:&quot;ca:Cromlec de Pins Rosers&quot;,&quot;wikidata&quot;:&quot;Q17599987&quot;,&quot;source&quot;:&quot;&quot;,&quot;alt_name&quot;:&quot;&quot;}," calcext:value-type="string">
            <text:p>{"name":"Cromlec de Pins Rosers","municipi":"Llinars del Vallès","lat":41.62087,"lon":2.36280,"hi_es":"","megalith_type":"stone_circle","wikipedia":"ca:Cromlec de Pins Rosers","wikidata":"Q17599987","source":"","alt_name":""},</text:p>
          </table:table-cell>
        </table:table-row>
        <table:table-row table:style-name="ro2">
          <table:table-cell office:value-type="string" calcext:value-type="string">
            <text:p>Cabana del Moro</text:p>
          </table:table-cell>
          <table:table-cell office:value-type="string" calcext:value-type="string">
            <text:p>Senterada</text:p>
          </table:table-cell>
          <table:table-cell office:value-type="string" calcext:value-type="string">
            <text:p>42.29667</text:p>
          </table:table-cell>
          <table:table-cell office:value-type="string" calcext:value-type="string">
            <text:p>0.96111</text:p>
          </table:table-cell>
          <table:table-cell/>
          <table:table-cell office:value-type="string" calcext:value-type="string">
            <text:p>dolmen</text:p>
          </table:table-cell>
          <table:table-cell office:value-type="string" calcext:value-type="string">
            <text:p>ca:Cabana del Moro (Senterada)</text:p>
          </table:table-cell>
          <table:table-cell table:style-name="ce13" office:value-type="string" calcext:value-type="string">
            <text:p>Q11910427</text:p>
          </table:table-cell>
          <table:table-cell table:number-columns-repeated="2"/>
          <table:table-cell table:style-name="ce24" table:formula="of:=CONCATENATE(&quot;{&quot;;&quot;name:&quot;&quot;&quot;;[.A109];&quot;&quot;&quot;,municipi:&quot;&quot;&quot;;[.B109];&quot;&quot;&quot;,lat:&quot;;[.C109];&quot;,lon:&quot;;[.D109];&quot;,hi_es:&quot;&quot;&quot;;[.E109];&quot;&quot;&quot;,megalith_type:&quot;&quot;&quot;;[.F109];&quot;&quot;&quot;,wikipedia:&quot;&quot;&quot;;[.G109];&quot;&quot;&quot;,wikidata:&quot;&quot;&quot;;[.H109];&quot;&quot;&quot;,source:&quot;&quot;&quot;;[.I109];&quot;&quot;&quot;,alt_name:&quot;&quot;&quot;;[.J109];&quot;&quot;&quot;},&quot;)" office:value-type="string" office:string-value="{name:&quot;Cabana del Moro&quot;,municipi:&quot;Senterada&quot;,lat:42.29667,lon:0.96111,hi_es:&quot;&quot;,megalith_type:&quot;dolmen&quot;,wikipedia:&quot;ca:Cabana del Moro (Senterada)&quot;,wikidata:&quot;Q11910427&quot;,source:&quot;&quot;,alt_name:&quot;&quot;}," calcext:value-type="string">
            <text:p>{name:"Cabana del Moro",municipi:"Senterada",lat:42.29667,lon:0.96111,hi_es:"",megalith_type:"dolmen",wikipedia:"ca:Cabana del Moro (Senterada)",wikidata:"Q11910427",source:"",alt_name:""},</text:p>
          </table:table-cell>
          <table:table-cell table:formula="of:=CONCATENATE(&quot;{&quot;;&quot;&quot;&quot;name&quot;&quot;:&quot;&quot;&quot;;[.A109];&quot;&quot;&quot;,&quot;&quot;municipi&quot;&quot;:&quot;&quot;&quot;;[.B109];&quot;&quot;&quot;,&quot;&quot;lat&quot;&quot;:&quot;;[.C109];&quot;,&quot;&quot;lon&quot;&quot;:&quot;;[.D109];&quot;,&quot;&quot;hi_es&quot;&quot;:&quot;&quot;&quot;;[.E109];&quot;&quot;&quot;,&quot;&quot;megalith_type&quot;&quot;:&quot;&quot;&quot;;[.F109];&quot;&quot;&quot;,&quot;&quot;wikipedia&quot;&quot;:&quot;&quot;&quot;;[.G109];&quot;&quot;&quot;,&quot;&quot;wikidata&quot;&quot;:&quot;&quot;&quot;;[.H109];&quot;&quot;&quot;,&quot;&quot;source&quot;&quot;:&quot;&quot;&quot;;[.I109];&quot;&quot;&quot;,&quot;&quot;alt_name&quot;&quot;:&quot;&quot;&quot;;[.J109];&quot;&quot;&quot;},&quot;)" office:value-type="string" office:string-value="{&quot;name&quot;:&quot;Cabana del Moro&quot;,&quot;municipi&quot;:&quot;Senterada&quot;,&quot;lat&quot;:42.29667,&quot;lon&quot;:0.96111,&quot;hi_es&quot;:&quot;&quot;,&quot;megalith_type&quot;:&quot;dolmen&quot;,&quot;wikipedia&quot;:&quot;ca:Cabana del Moro (Senterada)&quot;,&quot;wikidata&quot;:&quot;Q11910427&quot;,&quot;source&quot;:&quot;&quot;,&quot;alt_name&quot;:&quot;&quot;}," calcext:value-type="string">
            <text:p>{"name":"Cabana del Moro","municipi":"Senterada","lat":42.29667,"lon":0.96111,"hi_es":"","megalith_type":"dolmen","wikipedia":"ca:Cabana del Moro (Senterada)","wikidata":"Q11910427","source":"","alt_name":""},</text:p>
          </table:table-cell>
        </table:table-row>
        <table:table-row table:style-name="ro2">
          <table:table-cell office:value-type="string" calcext:value-type="string">
            <text:p>Cista de la Sureda</text:p>
          </table:table-cell>
          <table:table-cell office:value-type="string" calcext:value-type="string">
            <text:p>Palau-saverdera</text:p>
          </table:table-cell>
          <table:table-cell office:value-type="string" calcext:value-type="string">
            <text:p>42.317722</text:p>
          </table:table-cell>
          <table:table-cell office:value-type="string" calcext:value-type="string">
            <text:p>3.151164</text:p>
          </table:table-cell>
          <table:table-cell/>
          <table:table-cell office:value-type="string" calcext:value-type="string">
            <text:p>cist</text:p>
          </table:table-cell>
          <table:table-cell table:number-columns-repeated="4"/>
          <table:table-cell table:style-name="ce24" table:formula="of:=CONCATENATE(&quot;{&quot;;&quot;name:&quot;&quot;&quot;;[.A110];&quot;&quot;&quot;,municipi:&quot;&quot;&quot;;[.B110];&quot;&quot;&quot;,lat:&quot;;[.C110];&quot;,lon:&quot;;[.D110];&quot;,hi_es:&quot;&quot;&quot;;[.E110];&quot;&quot;&quot;,megalith_type:&quot;&quot;&quot;;[.F110];&quot;&quot;&quot;,wikipedia:&quot;&quot;&quot;;[.G110];&quot;&quot;&quot;,wikidata:&quot;&quot;&quot;;[.H110];&quot;&quot;&quot;,source:&quot;&quot;&quot;;[.I110];&quot;&quot;&quot;,alt_name:&quot;&quot;&quot;;[.J110];&quot;&quot;&quot;},&quot;)" office:value-type="string" office:string-value="{name:&quot;Cista de la Sureda&quot;,municipi:&quot;Palau-saverdera&quot;,lat:42.317722,lon:3.151164,hi_es:&quot;&quot;,megalith_type:&quot;cist&quot;,wikipedia:&quot;&quot;,wikidata:&quot;&quot;,source:&quot;&quot;,alt_name:&quot;&quot;}," calcext:value-type="string">
            <text:p>{name:"Cista de la Sureda",municipi:"Palau-saverdera",lat:42.317722,lon:3.151164,hi_es:"",megalith_type:"cist",wikipedia:"",wikidata:"",source:"",alt_name:""},</text:p>
          </table:table-cell>
          <table:table-cell table:formula="of:=CONCATENATE(&quot;{&quot;;&quot;&quot;&quot;name&quot;&quot;:&quot;&quot;&quot;;[.A110];&quot;&quot;&quot;,&quot;&quot;municipi&quot;&quot;:&quot;&quot;&quot;;[.B110];&quot;&quot;&quot;,&quot;&quot;lat&quot;&quot;:&quot;;[.C110];&quot;,&quot;&quot;lon&quot;&quot;:&quot;;[.D110];&quot;,&quot;&quot;hi_es&quot;&quot;:&quot;&quot;&quot;;[.E110];&quot;&quot;&quot;,&quot;&quot;megalith_type&quot;&quot;:&quot;&quot;&quot;;[.F110];&quot;&quot;&quot;,&quot;&quot;wikipedia&quot;&quot;:&quot;&quot;&quot;;[.G110];&quot;&quot;&quot;,&quot;&quot;wikidata&quot;&quot;:&quot;&quot;&quot;;[.H110];&quot;&quot;&quot;,&quot;&quot;source&quot;&quot;:&quot;&quot;&quot;;[.I110];&quot;&quot;&quot;,&quot;&quot;alt_name&quot;&quot;:&quot;&quot;&quot;;[.J110];&quot;&quot;&quot;},&quot;)" office:value-type="string" office:string-value="{&quot;name&quot;:&quot;Cista de la Sureda&quot;,&quot;municipi&quot;:&quot;Palau-saverdera&quot;,&quot;lat&quot;:42.317722,&quot;lon&quot;:3.151164,&quot;hi_es&quot;:&quot;&quot;,&quot;megalith_type&quot;:&quot;cist&quot;,&quot;wikipedia&quot;:&quot;&quot;,&quot;wikidata&quot;:&quot;&quot;,&quot;source&quot;:&quot;&quot;,&quot;alt_name&quot;:&quot;&quot;}," calcext:value-type="string">
            <text:p>{"name":"Cista de la Sureda","municipi":"Palau-saverdera","lat":42.317722,"lon":3.151164,"hi_es":"","megalith_type":"cist","wikipedia":"","wikidata":"","source":"","alt_name":""},</text:p>
          </table:table-cell>
        </table:table-row>
        <table:table-row table:style-name="ro2">
          <table:table-cell office:value-type="string" calcext:value-type="string">
            <text:p>Cista de la Vinya d'en Berta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42.31330</text:p>
          </table:table-cell>
          <table:table-cell office:value-type="string" calcext:value-type="string">
            <text:p>3.10461</text:p>
          </table:table-cell>
          <table:table-cell/>
          <table:table-cell office:value-type="string" calcext:value-type="string">
            <text:p>cist</text:p>
          </table:table-cell>
          <table:table-cell table:number-columns-repeated="4"/>
          <table:table-cell table:style-name="ce24" table:formula="of:=CONCATENATE(&quot;{&quot;;&quot;name:&quot;&quot;&quot;;[.A111];&quot;&quot;&quot;,municipi:&quot;&quot;&quot;;[.B111];&quot;&quot;&quot;,lat:&quot;;[.C111];&quot;,lon:&quot;;[.D111];&quot;,hi_es:&quot;&quot;&quot;;[.E111];&quot;&quot;&quot;,megalith_type:&quot;&quot;&quot;;[.F111];&quot;&quot;&quot;,wikipedia:&quot;&quot;&quot;;[.G111];&quot;&quot;&quot;,wikidata:&quot;&quot;&quot;;[.H111];&quot;&quot;&quot;,source:&quot;&quot;&quot;;[.I111];&quot;&quot;&quot;,alt_name:&quot;&quot;&quot;;[.J111];&quot;&quot;&quot;},&quot;)" office:value-type="string" office:string-value="{name:&quot;Cista de la Vinya d'en Berta&quot;,municipi:&quot;Pau&quot;,lat:42.31330,lon:3.10461,hi_es:&quot;&quot;,megalith_type:&quot;cist&quot;,wikipedia:&quot;&quot;,wikidata:&quot;&quot;,source:&quot;&quot;,alt_name:&quot;&quot;}," calcext:value-type="string">
            <text:p>{name:"Cista de la Vinya d'en Berta",municipi:"Pau",lat:42.31330,lon:3.10461,hi_es:"",megalith_type:"cist",wikipedia:"",wikidata:"",source:"",alt_name:""},</text:p>
          </table:table-cell>
          <table:table-cell table:formula="of:=CONCATENATE(&quot;{&quot;;&quot;&quot;&quot;name&quot;&quot;:&quot;&quot;&quot;;[.A111];&quot;&quot;&quot;,&quot;&quot;municipi&quot;&quot;:&quot;&quot;&quot;;[.B111];&quot;&quot;&quot;,&quot;&quot;lat&quot;&quot;:&quot;;[.C111];&quot;,&quot;&quot;lon&quot;&quot;:&quot;;[.D111];&quot;,&quot;&quot;hi_es&quot;&quot;:&quot;&quot;&quot;;[.E111];&quot;&quot;&quot;,&quot;&quot;megalith_type&quot;&quot;:&quot;&quot;&quot;;[.F111];&quot;&quot;&quot;,&quot;&quot;wikipedia&quot;&quot;:&quot;&quot;&quot;;[.G111];&quot;&quot;&quot;,&quot;&quot;wikidata&quot;&quot;:&quot;&quot;&quot;;[.H111];&quot;&quot;&quot;,&quot;&quot;source&quot;&quot;:&quot;&quot;&quot;;[.I111];&quot;&quot;&quot;,&quot;&quot;alt_name&quot;&quot;:&quot;&quot;&quot;;[.J111];&quot;&quot;&quot;},&quot;)" office:value-type="string" office:string-value="{&quot;name&quot;:&quot;Cista de la Vinya d'en Berta&quot;,&quot;municipi&quot;:&quot;Pau&quot;,&quot;lat&quot;:42.31330,&quot;lon&quot;:3.10461,&quot;hi_es&quot;:&quot;&quot;,&quot;megalith_type&quot;:&quot;cist&quot;,&quot;wikipedia&quot;:&quot;&quot;,&quot;wikidata&quot;:&quot;&quot;,&quot;source&quot;:&quot;&quot;,&quot;alt_name&quot;:&quot;&quot;}," calcext:value-type="string">
            <text:p>{"name":"Cista de la Vinya d'en Berta","municipi":"Pau","lat":42.31330,"lon":3.10461,"hi_es":"","megalith_type":"cist","wikipedia":"","wikidata":"","source":"","alt_name":""},</text:p>
          </table:table-cell>
        </table:table-row>
        <table:table-row table:style-name="ro2">
          <table:table-cell office:value-type="string" calcext:value-type="string">
            <text:p>Cista de Puig Alt</text:p>
          </table:table-cell>
          <table:table-cell office:value-type="string" calcext:value-type="string">
            <text:p>Roses</text:p>
          </table:table-cell>
          <table:table-cell office:value-type="string" calcext:value-type="string">
            <text:p>42.2725</text:p>
          </table:table-cell>
          <table:table-cell office:value-type="string" calcext:value-type="string">
            <text:p>3.22416</text:p>
          </table:table-cell>
          <table:table-cell/>
          <table:table-cell office:value-type="string" calcext:value-type="string">
            <text:p>cist</text:p>
          </table:table-cell>
          <table:table-cell table:number-columns-repeated="4"/>
          <table:table-cell table:style-name="ce24" table:formula="of:=CONCATENATE(&quot;{&quot;;&quot;name:&quot;&quot;&quot;;[.A112];&quot;&quot;&quot;,municipi:&quot;&quot;&quot;;[.B112];&quot;&quot;&quot;,lat:&quot;;[.C112];&quot;,lon:&quot;;[.D112];&quot;,hi_es:&quot;&quot;&quot;;[.E112];&quot;&quot;&quot;,megalith_type:&quot;&quot;&quot;;[.F112];&quot;&quot;&quot;,wikipedia:&quot;&quot;&quot;;[.G112];&quot;&quot;&quot;,wikidata:&quot;&quot;&quot;;[.H112];&quot;&quot;&quot;,source:&quot;&quot;&quot;;[.I112];&quot;&quot;&quot;,alt_name:&quot;&quot;&quot;;[.J112];&quot;&quot;&quot;},&quot;)" office:value-type="string" office:string-value="{name:&quot;Cista de Puig Alt&quot;,municipi:&quot;Roses&quot;,lat:42.2725,lon:3.22416,hi_es:&quot;&quot;,megalith_type:&quot;cist&quot;,wikipedia:&quot;&quot;,wikidata:&quot;&quot;,source:&quot;&quot;,alt_name:&quot;&quot;}," calcext:value-type="string">
            <text:p>{name:"Cista de Puig Alt",municipi:"Roses",lat:42.2725,lon:3.22416,hi_es:"",megalith_type:"cist",wikipedia:"",wikidata:"",source:"",alt_name:""},</text:p>
          </table:table-cell>
          <table:table-cell table:formula="of:=CONCATENATE(&quot;{&quot;;&quot;&quot;&quot;name&quot;&quot;:&quot;&quot;&quot;;[.A112];&quot;&quot;&quot;,&quot;&quot;municipi&quot;&quot;:&quot;&quot;&quot;;[.B112];&quot;&quot;&quot;,&quot;&quot;lat&quot;&quot;:&quot;;[.C112];&quot;,&quot;&quot;lon&quot;&quot;:&quot;;[.D112];&quot;,&quot;&quot;hi_es&quot;&quot;:&quot;&quot;&quot;;[.E112];&quot;&quot;&quot;,&quot;&quot;megalith_type&quot;&quot;:&quot;&quot;&quot;;[.F112];&quot;&quot;&quot;,&quot;&quot;wikipedia&quot;&quot;:&quot;&quot;&quot;;[.G112];&quot;&quot;&quot;,&quot;&quot;wikidata&quot;&quot;:&quot;&quot;&quot;;[.H112];&quot;&quot;&quot;,&quot;&quot;source&quot;&quot;:&quot;&quot;&quot;;[.I112];&quot;&quot;&quot;,&quot;&quot;alt_name&quot;&quot;:&quot;&quot;&quot;;[.J112];&quot;&quot;&quot;},&quot;)" office:value-type="string" office:string-value="{&quot;name&quot;:&quot;Cista de Puig Alt&quot;,&quot;municipi&quot;:&quot;Roses&quot;,&quot;lat&quot;:42.2725,&quot;lon&quot;:3.22416,&quot;hi_es&quot;:&quot;&quot;,&quot;megalith_type&quot;:&quot;cist&quot;,&quot;wikipedia&quot;:&quot;&quot;,&quot;wikidata&quot;:&quot;&quot;,&quot;source&quot;:&quot;&quot;,&quot;alt_name&quot;:&quot;&quot;}," calcext:value-type="string">
            <text:p>{"name":"Cista de Puig Alt","municipi":"Roses","lat":42.2725,"lon":3.22416,"hi_es":"","megalith_type":"cist","wikipedia":"","wikidata":"","source":"","alt_name":""},</text:p>
          </table:table-cell>
        </table:table-row>
        <table:table-row table:style-name="ro2">
          <table:table-cell office:value-type="string" calcext:value-type="string">
            <text:p>Cista del Pla de les Gates</text:p>
          </table:table-cell>
          <table:table-cell office:value-type="string" calcext:value-type="string">
            <text:p>Roses</text:p>
          </table:table-cell>
          <table:table-cell office:value-type="string" calcext:value-type="string">
            <text:p>42.26972</text:p>
          </table:table-cell>
          <table:table-cell office:value-type="string" calcext:value-type="string">
            <text:p>3.210555</text:p>
          </table:table-cell>
          <table:table-cell/>
          <table:table-cell office:value-type="string" calcext:value-type="string">
            <text:p>cist</text:p>
          </table:table-cell>
          <table:table-cell table:number-columns-repeated="4"/>
          <table:table-cell table:style-name="ce24" table:formula="of:=CONCATENATE(&quot;{&quot;;&quot;name:&quot;&quot;&quot;;[.A113];&quot;&quot;&quot;,municipi:&quot;&quot;&quot;;[.B113];&quot;&quot;&quot;,lat:&quot;;[.C113];&quot;,lon:&quot;;[.D113];&quot;,hi_es:&quot;&quot;&quot;;[.E113];&quot;&quot;&quot;,megalith_type:&quot;&quot;&quot;;[.F113];&quot;&quot;&quot;,wikipedia:&quot;&quot;&quot;;[.G113];&quot;&quot;&quot;,wikidata:&quot;&quot;&quot;;[.H113];&quot;&quot;&quot;,source:&quot;&quot;&quot;;[.I113];&quot;&quot;&quot;,alt_name:&quot;&quot;&quot;;[.J113];&quot;&quot;&quot;},&quot;)" office:value-type="string" office:string-value="{name:&quot;Cista del Pla de les Gates&quot;,municipi:&quot;Roses&quot;,lat:42.26972,lon:3.210555,hi_es:&quot;&quot;,megalith_type:&quot;cist&quot;,wikipedia:&quot;&quot;,wikidata:&quot;&quot;,source:&quot;&quot;,alt_name:&quot;&quot;}," calcext:value-type="string">
            <text:p>{name:"Cista del Pla de les Gates",municipi:"Roses",lat:42.26972,lon:3.210555,hi_es:"",megalith_type:"cist",wikipedia:"",wikidata:"",source:"",alt_name:""},</text:p>
          </table:table-cell>
          <table:table-cell table:formula="of:=CONCATENATE(&quot;{&quot;;&quot;&quot;&quot;name&quot;&quot;:&quot;&quot;&quot;;[.A113];&quot;&quot;&quot;,&quot;&quot;municipi&quot;&quot;:&quot;&quot;&quot;;[.B113];&quot;&quot;&quot;,&quot;&quot;lat&quot;&quot;:&quot;;[.C113];&quot;,&quot;&quot;lon&quot;&quot;:&quot;;[.D113];&quot;,&quot;&quot;hi_es&quot;&quot;:&quot;&quot;&quot;;[.E113];&quot;&quot;&quot;,&quot;&quot;megalith_type&quot;&quot;:&quot;&quot;&quot;;[.F113];&quot;&quot;&quot;,&quot;&quot;wikipedia&quot;&quot;:&quot;&quot;&quot;;[.G113];&quot;&quot;&quot;,&quot;&quot;wikidata&quot;&quot;:&quot;&quot;&quot;;[.H113];&quot;&quot;&quot;,&quot;&quot;source&quot;&quot;:&quot;&quot;&quot;;[.I113];&quot;&quot;&quot;,&quot;&quot;alt_name&quot;&quot;:&quot;&quot;&quot;;[.J113];&quot;&quot;&quot;},&quot;)" office:value-type="string" office:string-value="{&quot;name&quot;:&quot;Cista del Pla de les Gates&quot;,&quot;municipi&quot;:&quot;Roses&quot;,&quot;lat&quot;:42.26972,&quot;lon&quot;:3.210555,&quot;hi_es&quot;:&quot;&quot;,&quot;megalith_type&quot;:&quot;cist&quot;,&quot;wikipedia&quot;:&quot;&quot;,&quot;wikidata&quot;:&quot;&quot;,&quot;source&quot;:&quot;&quot;,&quot;alt_name&quot;:&quot;&quot;}," calcext:value-type="string">
            <text:p>{"name":"Cista del Pla de les Gates","municipi":"Roses","lat":42.26972,"lon":3.210555,"hi_es":"","megalith_type":"cist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Caigut I</text:p>
          </table:table-cell>
          <table:table-cell office:value-type="string" calcext:value-type="string">
            <text:p>Vilajuïga</text:p>
          </table:table-cell>
          <table:table-cell office:value-type="string" calcext:value-type="string">
            <text:p>42.3299875</text:p>
          </table:table-cell>
          <table:table-cell office:value-type="string" calcext:value-type="string">
            <text:p>3.1288955</text:p>
          </table:table-cell>
          <table:table-cell/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114];&quot;&quot;&quot;,municipi:&quot;&quot;&quot;;[.B114];&quot;&quot;&quot;,lat:&quot;;[.C114];&quot;,lon:&quot;;[.D114];&quot;,hi_es:&quot;&quot;&quot;;[.E114];&quot;&quot;&quot;,megalith_type:&quot;&quot;&quot;;[.F114];&quot;&quot;&quot;,wikipedia:&quot;&quot;&quot;;[.G114];&quot;&quot;&quot;,wikidata:&quot;&quot;&quot;;[.H114];&quot;&quot;&quot;,source:&quot;&quot;&quot;;[.I114];&quot;&quot;&quot;,alt_name:&quot;&quot;&quot;;[.J114];&quot;&quot;&quot;},&quot;)" office:value-type="string" office:string-value="{name:&quot;Dolmen Caigut I&quot;,municipi:&quot;Vilajuïga&quot;,lat:42.3299875,lon:3.1288955,hi_es:&quot;&quot;,megalith_type:&quot;dolmen&quot;,wikipedia:&quot;&quot;,wikidata:&quot;&quot;,source:&quot;&quot;,alt_name:&quot;&quot;}," calcext:value-type="string">
            <text:p>{name:"Dolmen Caigut I",municipi:"Vilajuïga",lat:42.3299875,lon:3.1288955,hi_es:"",megalith_type:"dolmen",wikipedia:"",wikidata:"",source:"",alt_name:""},</text:p>
          </table:table-cell>
          <table:table-cell table:formula="of:=CONCATENATE(&quot;{&quot;;&quot;&quot;&quot;name&quot;&quot;:&quot;&quot;&quot;;[.A114];&quot;&quot;&quot;,&quot;&quot;municipi&quot;&quot;:&quot;&quot;&quot;;[.B114];&quot;&quot;&quot;,&quot;&quot;lat&quot;&quot;:&quot;;[.C114];&quot;,&quot;&quot;lon&quot;&quot;:&quot;;[.D114];&quot;,&quot;&quot;hi_es&quot;&quot;:&quot;&quot;&quot;;[.E114];&quot;&quot;&quot;,&quot;&quot;megalith_type&quot;&quot;:&quot;&quot;&quot;;[.F114];&quot;&quot;&quot;,&quot;&quot;wikipedia&quot;&quot;:&quot;&quot;&quot;;[.G114];&quot;&quot;&quot;,&quot;&quot;wikidata&quot;&quot;:&quot;&quot;&quot;;[.H114];&quot;&quot;&quot;,&quot;&quot;source&quot;&quot;:&quot;&quot;&quot;;[.I114];&quot;&quot;&quot;,&quot;&quot;alt_name&quot;&quot;:&quot;&quot;&quot;;[.J114];&quot;&quot;&quot;},&quot;)" office:value-type="string" office:string-value="{&quot;name&quot;:&quot;Dolmen Caigut I&quot;,&quot;municipi&quot;:&quot;Vilajuïga&quot;,&quot;lat&quot;:42.3299875,&quot;lon&quot;:3.1288955,&quot;hi_es&quot;:&quot;&quot;,&quot;megalith_type&quot;:&quot;dolmen&quot;,&quot;wikipedia&quot;:&quot;&quot;,&quot;wikidata&quot;:&quot;&quot;,&quot;source&quot;:&quot;&quot;,&quot;alt_name&quot;:&quot;&quot;}," calcext:value-type="string">
            <text:p>{"name":"Dolmen Caigut I","municipi":"Vilajuïga","lat":42.3299875,"lon":3.1288955,"hi_es":"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'Arreganyats</text:p>
          </table:table-cell>
          <table:table-cell office:value-type="string" calcext:value-type="string">
            <text:p>Espolla</text:p>
          </table:table-cell>
          <table:table-cell office:value-type="string" calcext:value-type="string">
            <text:p>42.43333</text:p>
          </table:table-cell>
          <table:table-cell office:value-type="string" calcext:value-type="string">
            <text:p>2.9833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office:value-type="string" calcext:value-type="string">
            <text:p>ca:Dolmen d'Arreganyats</text:p>
          </table:table-cell>
          <table:table-cell office:value-type="string" calcext:value-type="string">
            <text:p>Q17615668</text:p>
          </table:table-cell>
          <table:table-cell table:number-columns-repeated="2"/>
          <table:table-cell table:style-name="ce24" table:formula="of:=CONCATENATE(&quot;{&quot;;&quot;name:&quot;&quot;&quot;;[.A115];&quot;&quot;&quot;,municipi:&quot;&quot;&quot;;[.B115];&quot;&quot;&quot;,lat:&quot;;[.C115];&quot;,lon:&quot;;[.D115];&quot;,hi_es:&quot;&quot;&quot;;[.E115];&quot;&quot;&quot;,megalith_type:&quot;&quot;&quot;;[.F115];&quot;&quot;&quot;,wikipedia:&quot;&quot;&quot;;[.G115];&quot;&quot;&quot;,wikidata:&quot;&quot;&quot;;[.H115];&quot;&quot;&quot;,source:&quot;&quot;&quot;;[.I115];&quot;&quot;&quot;,alt_name:&quot;&quot;&quot;;[.J115];&quot;&quot;&quot;},&quot;)" office:value-type="string" office:string-value="{name:&quot;Dolmen d'Arreganyats&quot;,municipi:&quot;Espolla&quot;,lat:42.43333,lon:2.98333,hi_es:&quot;SI&quot;,megalith_type:&quot;dolmen&quot;,wikipedia:&quot;ca:Dolmen d'Arreganyats&quot;,wikidata:&quot;Q17615668&quot;,source:&quot;&quot;,alt_name:&quot;&quot;}," calcext:value-type="string">
            <text:p>{name:"Dolmen d'Arreganyats",municipi:"Espolla",lat:42.43333,lon:2.98333,hi_es:"SI",megalith_type:"dolmen",wikipedia:"ca:Dolmen d'Arreganyats",wikidata:"Q17615668",source:"",alt_name:""},</text:p>
          </table:table-cell>
          <table:table-cell table:formula="of:=CONCATENATE(&quot;{&quot;;&quot;&quot;&quot;name&quot;&quot;:&quot;&quot;&quot;;[.A115];&quot;&quot;&quot;,&quot;&quot;municipi&quot;&quot;:&quot;&quot;&quot;;[.B115];&quot;&quot;&quot;,&quot;&quot;lat&quot;&quot;:&quot;;[.C115];&quot;,&quot;&quot;lon&quot;&quot;:&quot;;[.D115];&quot;,&quot;&quot;hi_es&quot;&quot;:&quot;&quot;&quot;;[.E115];&quot;&quot;&quot;,&quot;&quot;megalith_type&quot;&quot;:&quot;&quot;&quot;;[.F115];&quot;&quot;&quot;,&quot;&quot;wikipedia&quot;&quot;:&quot;&quot;&quot;;[.G115];&quot;&quot;&quot;,&quot;&quot;wikidata&quot;&quot;:&quot;&quot;&quot;;[.H115];&quot;&quot;&quot;,&quot;&quot;source&quot;&quot;:&quot;&quot;&quot;;[.I115];&quot;&quot;&quot;,&quot;&quot;alt_name&quot;&quot;:&quot;&quot;&quot;;[.J115];&quot;&quot;&quot;},&quot;)" office:value-type="string" office:string-value="{&quot;name&quot;:&quot;Dolmen d'Arreganyats&quot;,&quot;municipi&quot;:&quot;Espolla&quot;,&quot;lat&quot;:42.43333,&quot;lon&quot;:2.98333,&quot;hi_es&quot;:&quot;SI&quot;,&quot;megalith_type&quot;:&quot;dolmen&quot;,&quot;wikipedia&quot;:&quot;ca:Dolmen d'Arreganyats&quot;,&quot;wikidata&quot;:&quot;Q17615668&quot;,&quot;source&quot;:&quot;&quot;,&quot;alt_name&quot;:&quot;&quot;}," calcext:value-type="string">
            <text:p>{"name":"Dolmen d'Arreganyats","municipi":"Espolla","lat":42.43333,"lon":2.98333,"hi_es":"SI","megalith_type":"dolmen","wikipedia":"ca:Dolmen d'Arreganyats","wikidata":"Q17615668","source":"","alt_name":""},</text:p>
          </table:table-cell>
        </table:table-row>
        <table:table-row table:style-name="ro2">
          <table:table-cell office:value-type="string" calcext:value-type="string">
            <text:p>Dolmen de Can Mina dels Torrents</text:p>
          </table:table-cell>
          <table:table-cell office:value-type="string" calcext:value-type="string">
            <text:p>Palafrugell</text:p>
          </table:table-cell>
          <table:table-cell office:value-type="string" calcext:value-type="string">
            <text:p>41.90333</text:p>
          </table:table-cell>
          <table:table-cell office:value-type="string" calcext:value-type="string">
            <text:p>3.19083</text:p>
          </table:table-cell>
          <table:table-cell/>
          <table:table-cell office:value-type="string" calcext:value-type="string">
            <text:p>dolmen</text:p>
          </table:table-cell>
          <table:table-cell office:value-type="string" calcext:value-type="string">
            <text:p>ca:Dolmen de Can Mina dels Torrents</text:p>
          </table:table-cell>
          <table:table-cell office:value-type="string" calcext:value-type="string">
            <text:p>Q17600300</text:p>
          </table:table-cell>
          <table:table-cell table:number-columns-repeated="2"/>
          <table:table-cell table:style-name="ce24" table:formula="of:=CONCATENATE(&quot;{&quot;;&quot;name:&quot;&quot;&quot;;[.A116];&quot;&quot;&quot;,municipi:&quot;&quot;&quot;;[.B116];&quot;&quot;&quot;,lat:&quot;;[.C116];&quot;,lon:&quot;;[.D116];&quot;,hi_es:&quot;&quot;&quot;;[.E116];&quot;&quot;&quot;,megalith_type:&quot;&quot;&quot;;[.F116];&quot;&quot;&quot;,wikipedia:&quot;&quot;&quot;;[.G116];&quot;&quot;&quot;,wikidata:&quot;&quot;&quot;;[.H116];&quot;&quot;&quot;,source:&quot;&quot;&quot;;[.I116];&quot;&quot;&quot;,alt_name:&quot;&quot;&quot;;[.J116];&quot;&quot;&quot;},&quot;)" office:value-type="string" office:string-value="{name:&quot;Dolmen de Can Mina dels Torrents&quot;,municipi:&quot;Palafrugell&quot;,lat:41.90333,lon:3.19083,hi_es:&quot;&quot;,megalith_type:&quot;dolmen&quot;,wikipedia:&quot;ca:Dolmen de Can Mina dels Torrents&quot;,wikidata:&quot;Q17600300&quot;,source:&quot;&quot;,alt_name:&quot;&quot;}," calcext:value-type="string">
            <text:p>{name:"Dolmen de Can Mina dels Torrents",municipi:"Palafrugell",lat:41.90333,lon:3.19083,hi_es:"",megalith_type:"dolmen",wikipedia:"ca:Dolmen de Can Mina dels Torrents",wikidata:"Q17600300",source:"",alt_name:""},</text:p>
          </table:table-cell>
          <table:table-cell table:formula="of:=CONCATENATE(&quot;{&quot;;&quot;&quot;&quot;name&quot;&quot;:&quot;&quot;&quot;;[.A116];&quot;&quot;&quot;,&quot;&quot;municipi&quot;&quot;:&quot;&quot;&quot;;[.B116];&quot;&quot;&quot;,&quot;&quot;lat&quot;&quot;:&quot;;[.C116];&quot;,&quot;&quot;lon&quot;&quot;:&quot;;[.D116];&quot;,&quot;&quot;hi_es&quot;&quot;:&quot;&quot;&quot;;[.E116];&quot;&quot;&quot;,&quot;&quot;megalith_type&quot;&quot;:&quot;&quot;&quot;;[.F116];&quot;&quot;&quot;,&quot;&quot;wikipedia&quot;&quot;:&quot;&quot;&quot;;[.G116];&quot;&quot;&quot;,&quot;&quot;wikidata&quot;&quot;:&quot;&quot;&quot;;[.H116];&quot;&quot;&quot;,&quot;&quot;source&quot;&quot;:&quot;&quot;&quot;;[.I116];&quot;&quot;&quot;,&quot;&quot;alt_name&quot;&quot;:&quot;&quot;&quot;;[.J116];&quot;&quot;&quot;},&quot;)" office:value-type="string" office:string-value="{&quot;name&quot;:&quot;Dolmen de Can Mina dels Torrents&quot;,&quot;municipi&quot;:&quot;Palafrugell&quot;,&quot;lat&quot;:41.90333,&quot;lon&quot;:3.19083,&quot;hi_es&quot;:&quot;&quot;,&quot;megalith_type&quot;:&quot;dolmen&quot;,&quot;wikipedia&quot;:&quot;ca:Dolmen de Can Mina dels Torrents&quot;,&quot;wikidata&quot;:&quot;Q17600300&quot;,&quot;source&quot;:&quot;&quot;,&quot;alt_name&quot;:&quot;&quot;}," calcext:value-type="string">
            <text:p>{"name":"Dolmen de Can Mina dels Torrents","municipi":"Palafrugell","lat":41.90333,"lon":3.19083,"hi_es":"","megalith_type":"dolmen","wikipedia":"ca:Dolmen de Can Mina dels Torrents","wikidata":"Q17600300","source":"","alt_name":""},</text:p>
          </table:table-cell>
        </table:table-row>
        <table:table-row table:style-name="ro2">
          <table:table-cell office:value-type="string" calcext:value-type="string">
            <text:p>Dolmen de Can Planes</text:p>
          </table:table-cell>
          <table:table-cell office:value-type="string" calcext:value-type="string">
            <text:p>La Roca del Vallès</text:p>
          </table:table-cell>
          <table:table-cell office:value-type="string" calcext:value-type="string">
            <text:p>41.58611</text:p>
          </table:table-cell>
          <table:table-cell office:value-type="string" calcext:value-type="string">
            <text:p>2.34056</text:p>
          </table:table-cell>
          <table:table-cell/>
          <table:table-cell office:value-type="string" calcext:value-type="string">
            <text:p>dolmen</text:p>
          </table:table-cell>
          <table:table-cell office:value-type="string" calcext:value-type="string">
            <text:p>ca:Dolmen de Can Planes</text:p>
          </table:table-cell>
          <table:table-cell office:value-type="string" calcext:value-type="string">
            <text:p>Q21402398</text:p>
          </table:table-cell>
          <table:table-cell table:number-columns-repeated="2"/>
          <table:table-cell table:style-name="ce24" table:formula="of:=CONCATENATE(&quot;{&quot;;&quot;name:&quot;&quot;&quot;;[.A117];&quot;&quot;&quot;,municipi:&quot;&quot;&quot;;[.B117];&quot;&quot;&quot;,lat:&quot;;[.C117];&quot;,lon:&quot;;[.D117];&quot;,hi_es:&quot;&quot;&quot;;[.E117];&quot;&quot;&quot;,megalith_type:&quot;&quot;&quot;;[.F117];&quot;&quot;&quot;,wikipedia:&quot;&quot;&quot;;[.G117];&quot;&quot;&quot;,wikidata:&quot;&quot;&quot;;[.H117];&quot;&quot;&quot;,source:&quot;&quot;&quot;;[.I117];&quot;&quot;&quot;,alt_name:&quot;&quot;&quot;;[.J117];&quot;&quot;&quot;},&quot;)" office:value-type="string" office:string-value="{name:&quot;Dolmen de Can Planes&quot;,municipi:&quot;La Roca del Vallès&quot;,lat:41.58611,lon:2.34056,hi_es:&quot;&quot;,megalith_type:&quot;dolmen&quot;,wikipedia:&quot;ca:Dolmen de Can Planes&quot;,wikidata:&quot;Q21402398&quot;,source:&quot;&quot;,alt_name:&quot;&quot;}," calcext:value-type="string">
            <text:p>{name:"Dolmen de Can Planes",municipi:"La Roca del Vallès",lat:41.58611,lon:2.34056,hi_es:"",megalith_type:"dolmen",wikipedia:"ca:Dolmen de Can Planes",wikidata:"Q21402398",source:"",alt_name:""},</text:p>
          </table:table-cell>
          <table:table-cell table:formula="of:=CONCATENATE(&quot;{&quot;;&quot;&quot;&quot;name&quot;&quot;:&quot;&quot;&quot;;[.A117];&quot;&quot;&quot;,&quot;&quot;municipi&quot;&quot;:&quot;&quot;&quot;;[.B117];&quot;&quot;&quot;,&quot;&quot;lat&quot;&quot;:&quot;;[.C117];&quot;,&quot;&quot;lon&quot;&quot;:&quot;;[.D117];&quot;,&quot;&quot;hi_es&quot;&quot;:&quot;&quot;&quot;;[.E117];&quot;&quot;&quot;,&quot;&quot;megalith_type&quot;&quot;:&quot;&quot;&quot;;[.F117];&quot;&quot;&quot;,&quot;&quot;wikipedia&quot;&quot;:&quot;&quot;&quot;;[.G117];&quot;&quot;&quot;,&quot;&quot;wikidata&quot;&quot;:&quot;&quot;&quot;;[.H117];&quot;&quot;&quot;,&quot;&quot;source&quot;&quot;:&quot;&quot;&quot;;[.I117];&quot;&quot;&quot;,&quot;&quot;alt_name&quot;&quot;:&quot;&quot;&quot;;[.J117];&quot;&quot;&quot;},&quot;)" office:value-type="string" office:string-value="{&quot;name&quot;:&quot;Dolmen de Can Planes&quot;,&quot;municipi&quot;:&quot;La Roca del Vallès&quot;,&quot;lat&quot;:41.58611,&quot;lon&quot;:2.34056,&quot;hi_es&quot;:&quot;&quot;,&quot;megalith_type&quot;:&quot;dolmen&quot;,&quot;wikipedia&quot;:&quot;ca:Dolmen de Can Planes&quot;,&quot;wikidata&quot;:&quot;Q21402398&quot;,&quot;source&quot;:&quot;&quot;,&quot;alt_name&quot;:&quot;&quot;}," calcext:value-type="string">
            <text:p>{"name":"Dolmen de Can Planes","municipi":"La Roca del Vallès","lat":41.58611,"lon":2.34056,"hi_es":"","megalith_type":"dolmen","wikipedia":"ca:Dolmen de Can Planes","wikidata":"Q21402398","source":"","alt_name":""},</text:p>
          </table:table-cell>
        </table:table-row>
        <table:table-row table:style-name="ro2">
          <table:table-cell office:value-type="string" calcext:value-type="string">
            <text:p>Dolmen de Canadal</text:p>
          </table:table-cell>
          <table:table-cell office:value-type="string" calcext:value-type="string">
            <text:p>La Jonquera</text:p>
          </table:table-cell>
          <table:table-cell office:value-type="string" calcext:value-type="string">
            <text:p>42.411303</text:p>
          </table:table-cell>
          <table:table-cell office:value-type="string" calcext:value-type="string">
            <text:p>2.893800</text:p>
          </table:table-cell>
          <table:table-cell/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118];&quot;&quot;&quot;,municipi:&quot;&quot;&quot;;[.B118];&quot;&quot;&quot;,lat:&quot;;[.C118];&quot;,lon:&quot;;[.D118];&quot;,hi_es:&quot;&quot;&quot;;[.E118];&quot;&quot;&quot;,megalith_type:&quot;&quot;&quot;;[.F118];&quot;&quot;&quot;,wikipedia:&quot;&quot;&quot;;[.G118];&quot;&quot;&quot;,wikidata:&quot;&quot;&quot;;[.H118];&quot;&quot;&quot;,source:&quot;&quot;&quot;;[.I118];&quot;&quot;&quot;,alt_name:&quot;&quot;&quot;;[.J118];&quot;&quot;&quot;},&quot;)" office:value-type="string" office:string-value="{name:&quot;Dolmen de Canadal&quot;,municipi:&quot;La Jonquera&quot;,lat:42.411303,lon:2.893800,hi_es:&quot;&quot;,megalith_type:&quot;dolmen&quot;,wikipedia:&quot;&quot;,wikidata:&quot;&quot;,source:&quot;&quot;,alt_name:&quot;&quot;}," calcext:value-type="string">
            <text:p>{name:"Dolmen de Canadal",municipi:"La Jonquera",lat:42.411303,lon:2.893800,hi_es:"",megalith_type:"dolmen",wikipedia:"",wikidata:"",source:"",alt_name:""},</text:p>
          </table:table-cell>
          <table:table-cell table:formula="of:=CONCATENATE(&quot;{&quot;;&quot;&quot;&quot;name&quot;&quot;:&quot;&quot;&quot;;[.A118];&quot;&quot;&quot;,&quot;&quot;municipi&quot;&quot;:&quot;&quot;&quot;;[.B118];&quot;&quot;&quot;,&quot;&quot;lat&quot;&quot;:&quot;;[.C118];&quot;,&quot;&quot;lon&quot;&quot;:&quot;;[.D118];&quot;,&quot;&quot;hi_es&quot;&quot;:&quot;&quot;&quot;;[.E118];&quot;&quot;&quot;,&quot;&quot;megalith_type&quot;&quot;:&quot;&quot;&quot;;[.F118];&quot;&quot;&quot;,&quot;&quot;wikipedia&quot;&quot;:&quot;&quot;&quot;;[.G118];&quot;&quot;&quot;,&quot;&quot;wikidata&quot;&quot;:&quot;&quot;&quot;;[.H118];&quot;&quot;&quot;,&quot;&quot;source&quot;&quot;:&quot;&quot;&quot;;[.I118];&quot;&quot;&quot;,&quot;&quot;alt_name&quot;&quot;:&quot;&quot;&quot;;[.J118];&quot;&quot;&quot;},&quot;)" office:value-type="string" office:string-value="{&quot;name&quot;:&quot;Dolmen de Canadal&quot;,&quot;municipi&quot;:&quot;La Jonquera&quot;,&quot;lat&quot;:42.411303,&quot;lon&quot;:2.893800,&quot;hi_es&quot;:&quot;&quot;,&quot;megalith_type&quot;:&quot;dolmen&quot;,&quot;wikipedia&quot;:&quot;&quot;,&quot;wikidata&quot;:&quot;&quot;,&quot;source&quot;:&quot;&quot;,&quot;alt_name&quot;:&quot;&quot;}," calcext:value-type="string">
            <text:p>{"name":"Dolmen de Canadal","municipi":"La Jonquera","lat":42.411303,"lon":2.893800,"hi_es":"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e Coma de Felis</text:p>
          </table:table-cell>
          <table:table-cell office:value-type="string" calcext:value-type="string">
            <text:p>Rabós</text:p>
          </table:table-cell>
          <table:table-cell office:value-type="string" calcext:value-type="string">
            <text:p>42.40056</text:p>
          </table:table-cell>
          <table:table-cell office:value-type="string" calcext:value-type="string">
            <text:p>3.03417</text:p>
          </table:table-cell>
          <table:table-cell/>
          <table:table-cell office:value-type="string" calcext:value-type="string">
            <text:p>dolmen</text:p>
          </table:table-cell>
          <table:table-cell office:value-type="string" calcext:value-type="string">
            <text:p>ca:Dolmen de la Coma de Felis</text:p>
          </table:table-cell>
          <table:table-cell office:value-type="string" calcext:value-type="string">
            <text:p>Q17600321</text:p>
          </table:table-cell>
          <table:table-cell table:number-columns-repeated="2"/>
          <table:table-cell table:style-name="ce24" table:formula="of:=CONCATENATE(&quot;{&quot;;&quot;name:&quot;&quot;&quot;;[.A119];&quot;&quot;&quot;,municipi:&quot;&quot;&quot;;[.B119];&quot;&quot;&quot;,lat:&quot;;[.C119];&quot;,lon:&quot;;[.D119];&quot;,hi_es:&quot;&quot;&quot;;[.E119];&quot;&quot;&quot;,megalith_type:&quot;&quot;&quot;;[.F119];&quot;&quot;&quot;,wikipedia:&quot;&quot;&quot;;[.G119];&quot;&quot;&quot;,wikidata:&quot;&quot;&quot;;[.H119];&quot;&quot;&quot;,source:&quot;&quot;&quot;;[.I119];&quot;&quot;&quot;,alt_name:&quot;&quot;&quot;;[.J119];&quot;&quot;&quot;},&quot;)" office:value-type="string" office:string-value="{name:&quot;Dolmen de Coma de Felis&quot;,municipi:&quot;Rabós&quot;,lat:42.40056,lon:3.03417,hi_es:&quot;&quot;,megalith_type:&quot;dolmen&quot;,wikipedia:&quot;ca:Dolmen de la Coma de Felis&quot;,wikidata:&quot;Q17600321&quot;,source:&quot;&quot;,alt_name:&quot;&quot;}," calcext:value-type="string">
            <text:p>{name:"Dolmen de Coma de Felis",municipi:"Rabós",lat:42.40056,lon:3.03417,hi_es:"",megalith_type:"dolmen",wikipedia:"ca:Dolmen de la Coma de Felis",wikidata:"Q17600321",source:"",alt_name:""},</text:p>
          </table:table-cell>
          <table:table-cell table:formula="of:=CONCATENATE(&quot;{&quot;;&quot;&quot;&quot;name&quot;&quot;:&quot;&quot;&quot;;[.A119];&quot;&quot;&quot;,&quot;&quot;municipi&quot;&quot;:&quot;&quot;&quot;;[.B119];&quot;&quot;&quot;,&quot;&quot;lat&quot;&quot;:&quot;;[.C119];&quot;,&quot;&quot;lon&quot;&quot;:&quot;;[.D119];&quot;,&quot;&quot;hi_es&quot;&quot;:&quot;&quot;&quot;;[.E119];&quot;&quot;&quot;,&quot;&quot;megalith_type&quot;&quot;:&quot;&quot;&quot;;[.F119];&quot;&quot;&quot;,&quot;&quot;wikipedia&quot;&quot;:&quot;&quot;&quot;;[.G119];&quot;&quot;&quot;,&quot;&quot;wikidata&quot;&quot;:&quot;&quot;&quot;;[.H119];&quot;&quot;&quot;,&quot;&quot;source&quot;&quot;:&quot;&quot;&quot;;[.I119];&quot;&quot;&quot;,&quot;&quot;alt_name&quot;&quot;:&quot;&quot;&quot;;[.J119];&quot;&quot;&quot;},&quot;)" office:value-type="string" office:string-value="{&quot;name&quot;:&quot;Dolmen de Coma de Felis&quot;,&quot;municipi&quot;:&quot;Rabós&quot;,&quot;lat&quot;:42.40056,&quot;lon&quot;:3.03417,&quot;hi_es&quot;:&quot;&quot;,&quot;megalith_type&quot;:&quot;dolmen&quot;,&quot;wikipedia&quot;:&quot;ca:Dolmen de la Coma de Felis&quot;,&quot;wikidata&quot;:&quot;Q17600321&quot;,&quot;source&quot;:&quot;&quot;,&quot;alt_name&quot;:&quot;&quot;}," calcext:value-type="string">
            <text:p>{"name":"Dolmen de Coma de Felis","municipi":"Rabós","lat":42.40056,"lon":3.03417,"hi_es":"","megalith_type":"dolmen","wikipedia":"ca:Dolmen de la Coma de Felis","wikidata":"Q17600321","source":"","alt_name":""},</text:p>
          </table:table-cell>
        </table:table-row>
        <table:table-row table:style-name="ro2">
          <table:table-cell office:value-type="string" calcext:value-type="string">
            <text:p>Dolmen de Comes Llobes dels Pils</text:p>
          </table:table-cell>
          <table:table-cell office:value-type="string" calcext:value-type="string">
            <text:p>Rabós</text:p>
          </table:table-cell>
          <table:table-cell office:value-type="string" calcext:value-type="string">
            <text:p>42.43485</text:p>
          </table:table-cell>
          <table:table-cell office:value-type="string" calcext:value-type="string">
            <text:p>3.05081</text:p>
          </table:table-cell>
          <table:table-cell/>
          <table:table-cell office:value-type="string" calcext:value-type="string">
            <text:p>dolmen</text:p>
          </table:table-cell>
          <table:table-cell office:value-type="string" calcext:value-type="string">
            <text:p>ca:Dolmen de les Comes Llobes dels Pils</text:p>
          </table:table-cell>
          <table:table-cell office:value-type="string" calcext:value-type="string">
            <text:p>Q11917571</text:p>
          </table:table-cell>
          <table:table-cell table:number-columns-repeated="2"/>
          <table:table-cell table:style-name="ce24" table:formula="of:=CONCATENATE(&quot;{&quot;;&quot;name:&quot;&quot;&quot;;[.A120];&quot;&quot;&quot;,municipi:&quot;&quot;&quot;;[.B120];&quot;&quot;&quot;,lat:&quot;;[.C120];&quot;,lon:&quot;;[.D120];&quot;,hi_es:&quot;&quot;&quot;;[.E120];&quot;&quot;&quot;,megalith_type:&quot;&quot;&quot;;[.F120];&quot;&quot;&quot;,wikipedia:&quot;&quot;&quot;;[.G120];&quot;&quot;&quot;,wikidata:&quot;&quot;&quot;;[.H120];&quot;&quot;&quot;,source:&quot;&quot;&quot;;[.I120];&quot;&quot;&quot;,alt_name:&quot;&quot;&quot;;[.J120];&quot;&quot;&quot;},&quot;)" office:value-type="string" office:string-value="{name:&quot;Dolmen de Comes Llobes dels Pils&quot;,municipi:&quot;Rabós&quot;,lat:42.43485,lon:3.05081,hi_es:&quot;&quot;,megalith_type:&quot;dolmen&quot;,wikipedia:&quot;ca:Dolmen de les Comes Llobes dels Pils&quot;,wikidata:&quot;Q11917571&quot;,source:&quot;&quot;,alt_name:&quot;&quot;}," calcext:value-type="string">
            <text:p>{name:"Dolmen de Comes Llobes dels Pils",municipi:"Rabós",lat:42.43485,lon:3.05081,hi_es:"",megalith_type:"dolmen",wikipedia:"ca:Dolmen de les Comes Llobes dels Pils",wikidata:"Q11917571",source:"",alt_name:""},</text:p>
          </table:table-cell>
          <table:table-cell table:formula="of:=CONCATENATE(&quot;{&quot;;&quot;&quot;&quot;name&quot;&quot;:&quot;&quot;&quot;;[.A120];&quot;&quot;&quot;,&quot;&quot;municipi&quot;&quot;:&quot;&quot;&quot;;[.B120];&quot;&quot;&quot;,&quot;&quot;lat&quot;&quot;:&quot;;[.C120];&quot;,&quot;&quot;lon&quot;&quot;:&quot;;[.D120];&quot;,&quot;&quot;hi_es&quot;&quot;:&quot;&quot;&quot;;[.E120];&quot;&quot;&quot;,&quot;&quot;megalith_type&quot;&quot;:&quot;&quot;&quot;;[.F120];&quot;&quot;&quot;,&quot;&quot;wikipedia&quot;&quot;:&quot;&quot;&quot;;[.G120];&quot;&quot;&quot;,&quot;&quot;wikidata&quot;&quot;:&quot;&quot;&quot;;[.H120];&quot;&quot;&quot;,&quot;&quot;source&quot;&quot;:&quot;&quot;&quot;;[.I120];&quot;&quot;&quot;,&quot;&quot;alt_name&quot;&quot;:&quot;&quot;&quot;;[.J120];&quot;&quot;&quot;},&quot;)" office:value-type="string" office:string-value="{&quot;name&quot;:&quot;Dolmen de Comes Llobes dels Pils&quot;,&quot;municipi&quot;:&quot;Rabós&quot;,&quot;lat&quot;:42.43485,&quot;lon&quot;:3.05081,&quot;hi_es&quot;:&quot;&quot;,&quot;megalith_type&quot;:&quot;dolmen&quot;,&quot;wikipedia&quot;:&quot;ca:Dolmen de les Comes Llobes dels Pils&quot;,&quot;wikidata&quot;:&quot;Q11917571&quot;,&quot;source&quot;:&quot;&quot;,&quot;alt_name&quot;:&quot;&quot;}," calcext:value-type="string">
            <text:p>{"name":"Dolmen de Comes Llobes dels Pils","municipi":"Rabós","lat":42.43485,"lon":3.05081,"hi_es":"","megalith_type":"dolmen","wikipedia":"ca:Dolmen de les Comes Llobes dels Pils","wikidata":"Q11917571","source":"","alt_name":""},</text:p>
          </table:table-cell>
        </table:table-row>
        <table:table-row table:style-name="ro2">
          <table:table-cell office:value-type="string" calcext:value-type="string">
            <text:p>Dolmen de Dofines</text:p>
          </table:table-cell>
          <table:table-cell office:value-type="string" calcext:value-type="string">
            <text:p>Rabós</text:p>
          </table:table-cell>
          <table:table-cell office:value-type="string" calcext:value-type="string">
            <text:p>42.404958</text:p>
          </table:table-cell>
          <table:table-cell office:value-type="string" calcext:value-type="string">
            <text:p>3.076730</text:p>
          </table:table-cell>
          <table:table-cell/>
          <table:table-cell office:value-type="string" calcext:value-type="string">
            <text:p>dolmen</text:p>
          </table:table-cell>
          <table:table-cell office:value-type="string" calcext:value-type="string">
            <text:p>ca:Dolmen de Dofines</text:p>
          </table:table-cell>
          <table:table-cell office:value-type="string" calcext:value-type="string">
            <text:p>Q11917560</text:p>
          </table:table-cell>
          <table:table-cell table:number-columns-repeated="2"/>
          <table:table-cell table:style-name="ce24" table:formula="of:=CONCATENATE(&quot;{&quot;;&quot;name:&quot;&quot;&quot;;[.A121];&quot;&quot;&quot;,municipi:&quot;&quot;&quot;;[.B121];&quot;&quot;&quot;,lat:&quot;;[.C121];&quot;,lon:&quot;;[.D121];&quot;,hi_es:&quot;&quot;&quot;;[.E121];&quot;&quot;&quot;,megalith_type:&quot;&quot;&quot;;[.F121];&quot;&quot;&quot;,wikipedia:&quot;&quot;&quot;;[.G121];&quot;&quot;&quot;,wikidata:&quot;&quot;&quot;;[.H121];&quot;&quot;&quot;,source:&quot;&quot;&quot;;[.I121];&quot;&quot;&quot;,alt_name:&quot;&quot;&quot;;[.J121];&quot;&quot;&quot;},&quot;)" office:value-type="string" office:string-value="{name:&quot;Dolmen de Dofines&quot;,municipi:&quot;Rabós&quot;,lat:42.404958,lon:3.076730,hi_es:&quot;&quot;,megalith_type:&quot;dolmen&quot;,wikipedia:&quot;ca:Dolmen de Dofines&quot;,wikidata:&quot;Q11917560&quot;,source:&quot;&quot;,alt_name:&quot;&quot;}," calcext:value-type="string">
            <text:p>{name:"Dolmen de Dofines",municipi:"Rabós",lat:42.404958,lon:3.076730,hi_es:"",megalith_type:"dolmen",wikipedia:"ca:Dolmen de Dofines",wikidata:"Q11917560",source:"",alt_name:""},</text:p>
          </table:table-cell>
          <table:table-cell table:formula="of:=CONCATENATE(&quot;{&quot;;&quot;&quot;&quot;name&quot;&quot;:&quot;&quot;&quot;;[.A121];&quot;&quot;&quot;,&quot;&quot;municipi&quot;&quot;:&quot;&quot;&quot;;[.B121];&quot;&quot;&quot;,&quot;&quot;lat&quot;&quot;:&quot;;[.C121];&quot;,&quot;&quot;lon&quot;&quot;:&quot;;[.D121];&quot;,&quot;&quot;hi_es&quot;&quot;:&quot;&quot;&quot;;[.E121];&quot;&quot;&quot;,&quot;&quot;megalith_type&quot;&quot;:&quot;&quot;&quot;;[.F121];&quot;&quot;&quot;,&quot;&quot;wikipedia&quot;&quot;:&quot;&quot;&quot;;[.G121];&quot;&quot;&quot;,&quot;&quot;wikidata&quot;&quot;:&quot;&quot;&quot;;[.H121];&quot;&quot;&quot;,&quot;&quot;source&quot;&quot;:&quot;&quot;&quot;;[.I121];&quot;&quot;&quot;,&quot;&quot;alt_name&quot;&quot;:&quot;&quot;&quot;;[.J121];&quot;&quot;&quot;},&quot;)" office:value-type="string" office:string-value="{&quot;name&quot;:&quot;Dolmen de Dofines&quot;,&quot;municipi&quot;:&quot;Rabós&quot;,&quot;lat&quot;:42.404958,&quot;lon&quot;:3.076730,&quot;hi_es&quot;:&quot;&quot;,&quot;megalith_type&quot;:&quot;dolmen&quot;,&quot;wikipedia&quot;:&quot;ca:Dolmen de Dofines&quot;,&quot;wikidata&quot;:&quot;Q11917560&quot;,&quot;source&quot;:&quot;&quot;,&quot;alt_name&quot;:&quot;&quot;}," calcext:value-type="string">
            <text:p>{"name":"Dolmen de Dofines","municipi":"Rabós","lat":42.404958,"lon":3.076730,"hi_es":"","megalith_type":"dolmen","wikipedia":"ca:Dolmen de Dofines","wikidata":"Q11917560","source":"","alt_name":""},</text:p>
          </table:table-cell>
        </table:table-row>
        <table:table-row table:style-name="ro2">
          <table:table-cell office:value-type="string" calcext:value-type="string">
            <text:p>Dolmen de Gutina-Puig del Pal</text:p>
          </table:table-cell>
          <table:table-cell office:value-type="string" calcext:value-type="string">
            <text:p>Espolla</text:p>
          </table:table-cell>
          <table:table-cell office:value-type="string" calcext:value-type="string">
            <text:p>42.39528</text:p>
          </table:table-cell>
          <table:table-cell office:value-type="string" calcext:value-type="string">
            <text:p>2.98556</text:p>
          </table:table-cell>
          <table:table-cell/>
          <table:table-cell office:value-type="string" calcext:value-type="string">
            <text:p>dolmen</text:p>
          </table:table-cell>
          <table:table-cell office:value-type="string" calcext:value-type="string">
            <text:p>ca:Dolmen de la Gutina/Puig del Pal</text:p>
          </table:table-cell>
          <table:table-cell office:value-type="string" calcext:value-type="string">
            <text:p>Q11917573</text:p>
          </table:table-cell>
          <table:table-cell table:number-columns-repeated="2"/>
          <table:table-cell table:style-name="ce24" table:formula="of:=CONCATENATE(&quot;{&quot;;&quot;name:&quot;&quot;&quot;;[.A122];&quot;&quot;&quot;,municipi:&quot;&quot;&quot;;[.B122];&quot;&quot;&quot;,lat:&quot;;[.C122];&quot;,lon:&quot;;[.D122];&quot;,hi_es:&quot;&quot;&quot;;[.E122];&quot;&quot;&quot;,megalith_type:&quot;&quot;&quot;;[.F122];&quot;&quot;&quot;,wikipedia:&quot;&quot;&quot;;[.G122];&quot;&quot;&quot;,wikidata:&quot;&quot;&quot;;[.H122];&quot;&quot;&quot;,source:&quot;&quot;&quot;;[.I122];&quot;&quot;&quot;,alt_name:&quot;&quot;&quot;;[.J122];&quot;&quot;&quot;},&quot;)" office:value-type="string" office:string-value="{name:&quot;Dolmen de Gutina-Puig del Pal&quot;,municipi:&quot;Espolla&quot;,lat:42.39528,lon:2.98556,hi_es:&quot;&quot;,megalith_type:&quot;dolmen&quot;,wikipedia:&quot;ca:Dolmen de la Gutina/Puig del Pal&quot;,wikidata:&quot;Q11917573&quot;,source:&quot;&quot;,alt_name:&quot;&quot;}," calcext:value-type="string">
            <text:p>{name:"Dolmen de Gutina-Puig del Pal",municipi:"Espolla",lat:42.39528,lon:2.98556,hi_es:"",megalith_type:"dolmen",wikipedia:"ca:Dolmen de la Gutina/Puig del Pal",wikidata:"Q11917573",source:"",alt_name:""},</text:p>
          </table:table-cell>
          <table:table-cell table:formula="of:=CONCATENATE(&quot;{&quot;;&quot;&quot;&quot;name&quot;&quot;:&quot;&quot;&quot;;[.A122];&quot;&quot;&quot;,&quot;&quot;municipi&quot;&quot;:&quot;&quot;&quot;;[.B122];&quot;&quot;&quot;,&quot;&quot;lat&quot;&quot;:&quot;;[.C122];&quot;,&quot;&quot;lon&quot;&quot;:&quot;;[.D122];&quot;,&quot;&quot;hi_es&quot;&quot;:&quot;&quot;&quot;;[.E122];&quot;&quot;&quot;,&quot;&quot;megalith_type&quot;&quot;:&quot;&quot;&quot;;[.F122];&quot;&quot;&quot;,&quot;&quot;wikipedia&quot;&quot;:&quot;&quot;&quot;;[.G122];&quot;&quot;&quot;,&quot;&quot;wikidata&quot;&quot;:&quot;&quot;&quot;;[.H122];&quot;&quot;&quot;,&quot;&quot;source&quot;&quot;:&quot;&quot;&quot;;[.I122];&quot;&quot;&quot;,&quot;&quot;alt_name&quot;&quot;:&quot;&quot;&quot;;[.J122];&quot;&quot;&quot;},&quot;)" office:value-type="string" office:string-value="{&quot;name&quot;:&quot;Dolmen de Gutina-Puig del Pal&quot;,&quot;municipi&quot;:&quot;Espolla&quot;,&quot;lat&quot;:42.39528,&quot;lon&quot;:2.98556,&quot;hi_es&quot;:&quot;&quot;,&quot;megalith_type&quot;:&quot;dolmen&quot;,&quot;wikipedia&quot;:&quot;ca:Dolmen de la Gutina/Puig del Pal&quot;,&quot;wikidata&quot;:&quot;Q11917573&quot;,&quot;source&quot;:&quot;&quot;,&quot;alt_name&quot;:&quot;&quot;}," calcext:value-type="string">
            <text:p>{"name":"Dolmen de Gutina-Puig del Pal","municipi":"Espolla","lat":42.39528,"lon":2.98556,"hi_es":"","megalith_type":"dolmen","wikipedia":"ca:Dolmen de la Gutina/Puig del Pal","wikidata":"Q11917573","source":"","alt_name":""},</text:p>
          </table:table-cell>
        </table:table-row>
        <table:table-row table:style-name="ro2">
          <table:table-cell office:value-type="string" calcext:value-type="string">
            <text:p>Dolmen de la Barraca del Lladre</text:p>
          </table:table-cell>
          <table:table-cell office:value-type="string" calcext:value-type="string">
            <text:p>Agullana</text:p>
          </table:table-cell>
          <table:table-cell office:value-type="string" calcext:value-type="string">
            <text:p>42.38694</text:p>
          </table:table-cell>
          <table:table-cell office:value-type="string" calcext:value-type="string">
            <text:p>2.8925</text:p>
          </table:table-cell>
          <table:table-cell/>
          <table:table-cell office:value-type="string" calcext:value-type="string">
            <text:p>dolmen</text:p>
          </table:table-cell>
          <table:table-cell/>
          <table:table-cell office:value-type="string" calcext:value-type="string">
            <text:p>Q56176586</text:p>
          </table:table-cell>
          <table:table-cell table:number-columns-repeated="2"/>
          <table:table-cell table:style-name="ce24" table:formula="of:=CONCATENATE(&quot;{&quot;;&quot;name:&quot;&quot;&quot;;[.A123];&quot;&quot;&quot;,municipi:&quot;&quot;&quot;;[.B123];&quot;&quot;&quot;,lat:&quot;;[.C123];&quot;,lon:&quot;;[.D123];&quot;,hi_es:&quot;&quot;&quot;;[.E123];&quot;&quot;&quot;,megalith_type:&quot;&quot;&quot;;[.F123];&quot;&quot;&quot;,wikipedia:&quot;&quot;&quot;;[.G123];&quot;&quot;&quot;,wikidata:&quot;&quot;&quot;;[.H123];&quot;&quot;&quot;,source:&quot;&quot;&quot;;[.I123];&quot;&quot;&quot;,alt_name:&quot;&quot;&quot;;[.J123];&quot;&quot;&quot;},&quot;)" office:value-type="string" office:string-value="{name:&quot;Dolmen de la Barraca del Lladre&quot;,municipi:&quot;Agullana&quot;,lat:42.38694,lon:2.8925,hi_es:&quot;&quot;,megalith_type:&quot;dolmen&quot;,wikipedia:&quot;&quot;,wikidata:&quot;Q56176586&quot;,source:&quot;&quot;,alt_name:&quot;&quot;}," calcext:value-type="string">
            <text:p>{name:"Dolmen de la Barraca del Lladre",municipi:"Agullana",lat:42.38694,lon:2.8925,hi_es:"",megalith_type:"dolmen",wikipedia:"",wikidata:"Q56176586",source:"",alt_name:""},</text:p>
          </table:table-cell>
          <table:table-cell table:formula="of:=CONCATENATE(&quot;{&quot;;&quot;&quot;&quot;name&quot;&quot;:&quot;&quot;&quot;;[.A123];&quot;&quot;&quot;,&quot;&quot;municipi&quot;&quot;:&quot;&quot;&quot;;[.B123];&quot;&quot;&quot;,&quot;&quot;lat&quot;&quot;:&quot;;[.C123];&quot;,&quot;&quot;lon&quot;&quot;:&quot;;[.D123];&quot;,&quot;&quot;hi_es&quot;&quot;:&quot;&quot;&quot;;[.E123];&quot;&quot;&quot;,&quot;&quot;megalith_type&quot;&quot;:&quot;&quot;&quot;;[.F123];&quot;&quot;&quot;,&quot;&quot;wikipedia&quot;&quot;:&quot;&quot;&quot;;[.G123];&quot;&quot;&quot;,&quot;&quot;wikidata&quot;&quot;:&quot;&quot;&quot;;[.H123];&quot;&quot;&quot;,&quot;&quot;source&quot;&quot;:&quot;&quot;&quot;;[.I123];&quot;&quot;&quot;,&quot;&quot;alt_name&quot;&quot;:&quot;&quot;&quot;;[.J123];&quot;&quot;&quot;},&quot;)" office:value-type="string" office:string-value="{&quot;name&quot;:&quot;Dolmen de la Barraca del Lladre&quot;,&quot;municipi&quot;:&quot;Agullana&quot;,&quot;lat&quot;:42.38694,&quot;lon&quot;:2.8925,&quot;hi_es&quot;:&quot;&quot;,&quot;megalith_type&quot;:&quot;dolmen&quot;,&quot;wikipedia&quot;:&quot;&quot;,&quot;wikidata&quot;:&quot;Q56176586&quot;,&quot;source&quot;:&quot;&quot;,&quot;alt_name&quot;:&quot;&quot;}," calcext:value-type="string">
            <text:p>{"name":"Dolmen de la Barraca del Lladre","municipi":"Agullana","lat":42.38694,"lon":2.8925,"hi_es":"","megalith_type":"dolmen","wikipedia":"","wikidata":"Q56176586","source":"","alt_name":""},</text:p>
          </table:table-cell>
        </table:table-row>
        <table:table-row table:style-name="ro2">
          <table:table-cell office:value-type="string" calcext:value-type="string">
            <text:p>Dolmen de la Casa Nova</text:p>
          </table:table-cell>
          <table:table-cell office:value-type="string" calcext:value-type="string">
            <text:p>Castellcir</text:p>
          </table:table-cell>
          <table:table-cell office:value-type="string" calcext:value-type="string">
            <text:p>41.78333</text:p>
          </table:table-cell>
          <table:table-cell office:value-type="string" calcext:value-type="string">
            <text:p>2.13333</text:p>
          </table:table-cell>
          <table:table-cell/>
          <table:table-cell office:value-type="string" calcext:value-type="string">
            <text:p>dolmen</text:p>
          </table:table-cell>
          <table:table-cell office:value-type="string" calcext:value-type="string">
            <text:p>ca:Dolmen de la Casa Nova</text:p>
          </table:table-cell>
          <table:table-cell office:value-type="string" calcext:value-type="string">
            <text:p>Q17600311</text:p>
          </table:table-cell>
          <table:table-cell table:number-columns-repeated="2"/>
          <table:table-cell table:style-name="ce24" table:formula="of:=CONCATENATE(&quot;{&quot;;&quot;name:&quot;&quot;&quot;;[.A124];&quot;&quot;&quot;,municipi:&quot;&quot;&quot;;[.B124];&quot;&quot;&quot;,lat:&quot;;[.C124];&quot;,lon:&quot;;[.D124];&quot;,hi_es:&quot;&quot;&quot;;[.E124];&quot;&quot;&quot;,megalith_type:&quot;&quot;&quot;;[.F124];&quot;&quot;&quot;,wikipedia:&quot;&quot;&quot;;[.G124];&quot;&quot;&quot;,wikidata:&quot;&quot;&quot;;[.H124];&quot;&quot;&quot;,source:&quot;&quot;&quot;;[.I124];&quot;&quot;&quot;,alt_name:&quot;&quot;&quot;;[.J124];&quot;&quot;&quot;},&quot;)" office:value-type="string" office:string-value="{name:&quot;Dolmen de la Casa Nova&quot;,municipi:&quot;Castellcir&quot;,lat:41.78333,lon:2.13333,hi_es:&quot;&quot;,megalith_type:&quot;dolmen&quot;,wikipedia:&quot;ca:Dolmen de la Casa Nova&quot;,wikidata:&quot;Q17600311&quot;,source:&quot;&quot;,alt_name:&quot;&quot;}," calcext:value-type="string">
            <text:p>{name:"Dolmen de la Casa Nova",municipi:"Castellcir",lat:41.78333,lon:2.13333,hi_es:"",megalith_type:"dolmen",wikipedia:"ca:Dolmen de la Casa Nova",wikidata:"Q17600311",source:"",alt_name:""},</text:p>
          </table:table-cell>
          <table:table-cell table:formula="of:=CONCATENATE(&quot;{&quot;;&quot;&quot;&quot;name&quot;&quot;:&quot;&quot;&quot;;[.A124];&quot;&quot;&quot;,&quot;&quot;municipi&quot;&quot;:&quot;&quot;&quot;;[.B124];&quot;&quot;&quot;,&quot;&quot;lat&quot;&quot;:&quot;;[.C124];&quot;,&quot;&quot;lon&quot;&quot;:&quot;;[.D124];&quot;,&quot;&quot;hi_es&quot;&quot;:&quot;&quot;&quot;;[.E124];&quot;&quot;&quot;,&quot;&quot;megalith_type&quot;&quot;:&quot;&quot;&quot;;[.F124];&quot;&quot;&quot;,&quot;&quot;wikipedia&quot;&quot;:&quot;&quot;&quot;;[.G124];&quot;&quot;&quot;,&quot;&quot;wikidata&quot;&quot;:&quot;&quot;&quot;;[.H124];&quot;&quot;&quot;,&quot;&quot;source&quot;&quot;:&quot;&quot;&quot;;[.I124];&quot;&quot;&quot;,&quot;&quot;alt_name&quot;&quot;:&quot;&quot;&quot;;[.J124];&quot;&quot;&quot;},&quot;)" office:value-type="string" office:string-value="{&quot;name&quot;:&quot;Dolmen de la Casa Nova&quot;,&quot;municipi&quot;:&quot;Castellcir&quot;,&quot;lat&quot;:41.78333,&quot;lon&quot;:2.13333,&quot;hi_es&quot;:&quot;&quot;,&quot;megalith_type&quot;:&quot;dolmen&quot;,&quot;wikipedia&quot;:&quot;ca:Dolmen de la Casa Nova&quot;,&quot;wikidata&quot;:&quot;Q17600311&quot;,&quot;source&quot;:&quot;&quot;,&quot;alt_name&quot;:&quot;&quot;}," calcext:value-type="string">
            <text:p>{"name":"Dolmen de la Casa Nova","municipi":"Castellcir","lat":41.78333,"lon":2.13333,"hi_es":"","megalith_type":"dolmen","wikipedia":"ca:Dolmen de la Casa Nova","wikidata":"Q17600311","source":"","alt_name":""},</text:p>
          </table:table-cell>
        </table:table-row>
        <table:table-row table:style-name="ro2">
          <table:table-cell office:value-type="string" calcext:value-type="string">
            <text:p>Dolmen de la Cendrera</text:p>
          </table:table-cell>
          <table:table-cell office:value-type="string" calcext:value-type="string">
            <text:p>El Port de la Selva</text:p>
          </table:table-cell>
          <table:table-cell office:value-type="string" calcext:value-type="string">
            <text:p>42.306804</text:p>
          </table:table-cell>
          <table:table-cell office:value-type="string" calcext:value-type="string">
            <text:p>3.230797</text:p>
          </table:table-cell>
          <table:table-cell/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125];&quot;&quot;&quot;,municipi:&quot;&quot;&quot;;[.B125];&quot;&quot;&quot;,lat:&quot;;[.C125];&quot;,lon:&quot;;[.D125];&quot;,hi_es:&quot;&quot;&quot;;[.E125];&quot;&quot;&quot;,megalith_type:&quot;&quot;&quot;;[.F125];&quot;&quot;&quot;,wikipedia:&quot;&quot;&quot;;[.G125];&quot;&quot;&quot;,wikidata:&quot;&quot;&quot;;[.H125];&quot;&quot;&quot;,source:&quot;&quot;&quot;;[.I125];&quot;&quot;&quot;,alt_name:&quot;&quot;&quot;;[.J125];&quot;&quot;&quot;},&quot;)" office:value-type="string" office:string-value="{name:&quot;Dolmen de la Cendrera&quot;,municipi:&quot;El Port de la Selva&quot;,lat:42.306804,lon:3.230797,hi_es:&quot;&quot;,megalith_type:&quot;dolmen&quot;,wikipedia:&quot;&quot;,wikidata:&quot;&quot;,source:&quot;&quot;,alt_name:&quot;&quot;}," calcext:value-type="string">
            <text:p>{name:"Dolmen de la Cendrera",municipi:"El Port de la Selva",lat:42.306804,lon:3.230797,hi_es:"",megalith_type:"dolmen",wikipedia:"",wikidata:"",source:"",alt_name:""},</text:p>
          </table:table-cell>
          <table:table-cell table:formula="of:=CONCATENATE(&quot;{&quot;;&quot;&quot;&quot;name&quot;&quot;:&quot;&quot;&quot;;[.A125];&quot;&quot;&quot;,&quot;&quot;municipi&quot;&quot;:&quot;&quot;&quot;;[.B125];&quot;&quot;&quot;,&quot;&quot;lat&quot;&quot;:&quot;;[.C125];&quot;,&quot;&quot;lon&quot;&quot;:&quot;;[.D125];&quot;,&quot;&quot;hi_es&quot;&quot;:&quot;&quot;&quot;;[.E125];&quot;&quot;&quot;,&quot;&quot;megalith_type&quot;&quot;:&quot;&quot;&quot;;[.F125];&quot;&quot;&quot;,&quot;&quot;wikipedia&quot;&quot;:&quot;&quot;&quot;;[.G125];&quot;&quot;&quot;,&quot;&quot;wikidata&quot;&quot;:&quot;&quot;&quot;;[.H125];&quot;&quot;&quot;,&quot;&quot;source&quot;&quot;:&quot;&quot;&quot;;[.I125];&quot;&quot;&quot;,&quot;&quot;alt_name&quot;&quot;:&quot;&quot;&quot;;[.J125];&quot;&quot;&quot;},&quot;)" office:value-type="string" office:string-value="{&quot;name&quot;:&quot;Dolmen de la Cendrera&quot;,&quot;municipi&quot;:&quot;El Port de la Selva&quot;,&quot;lat&quot;:42.306804,&quot;lon&quot;:3.230797,&quot;hi_es&quot;:&quot;&quot;,&quot;megalith_type&quot;:&quot;dolmen&quot;,&quot;wikipedia&quot;:&quot;&quot;,&quot;wikidata&quot;:&quot;&quot;,&quot;source&quot;:&quot;&quot;,&quot;alt_name&quot;:&quot;&quot;}," calcext:value-type="string">
            <text:p>{"name":"Dolmen de la Cendrera","municipi":"El Port de la Selva","lat":42.306804,"lon":3.230797,"hi_es":"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e la Clusella</text:p>
          </table:table-cell>
          <table:table-cell office:value-type="string" calcext:value-type="string">
            <text:p>Castellcir</text:p>
          </table:table-cell>
          <table:table-cell office:value-type="string" calcext:value-type="string">
            <text:p>41.77056</text:p>
          </table:table-cell>
          <table:table-cell office:value-type="string" calcext:value-type="string">
            <text:p>2.05944</text:p>
          </table:table-cell>
          <table:table-cell/>
          <table:table-cell office:value-type="string" calcext:value-type="string">
            <text:p>dolmen</text:p>
          </table:table-cell>
          <table:table-cell office:value-type="string" calcext:value-type="string">
            <text:p>ca:Dolmen de la Clusella</text:p>
          </table:table-cell>
          <table:table-cell office:value-type="string" calcext:value-type="string">
            <text:p>Q17600315</text:p>
          </table:table-cell>
          <table:table-cell table:number-columns-repeated="2"/>
          <table:table-cell table:style-name="ce24" table:formula="of:=CONCATENATE(&quot;{&quot;;&quot;name:&quot;&quot;&quot;;[.A126];&quot;&quot;&quot;,municipi:&quot;&quot;&quot;;[.B126];&quot;&quot;&quot;,lat:&quot;;[.C126];&quot;,lon:&quot;;[.D126];&quot;,hi_es:&quot;&quot;&quot;;[.E126];&quot;&quot;&quot;,megalith_type:&quot;&quot;&quot;;[.F126];&quot;&quot;&quot;,wikipedia:&quot;&quot;&quot;;[.G126];&quot;&quot;&quot;,wikidata:&quot;&quot;&quot;;[.H126];&quot;&quot;&quot;,source:&quot;&quot;&quot;;[.I126];&quot;&quot;&quot;,alt_name:&quot;&quot;&quot;;[.J126];&quot;&quot;&quot;},&quot;)" office:value-type="string" office:string-value="{name:&quot;Dolmen de la Clusella&quot;,municipi:&quot;Castellcir&quot;,lat:41.77056,lon:2.05944,hi_es:&quot;&quot;,megalith_type:&quot;dolmen&quot;,wikipedia:&quot;ca:Dolmen de la Clusella&quot;,wikidata:&quot;Q17600315&quot;,source:&quot;&quot;,alt_name:&quot;&quot;}," calcext:value-type="string">
            <text:p>{name:"Dolmen de la Clusella",municipi:"Castellcir",lat:41.77056,lon:2.05944,hi_es:"",megalith_type:"dolmen",wikipedia:"ca:Dolmen de la Clusella",wikidata:"Q17600315",source:"",alt_name:""},</text:p>
          </table:table-cell>
          <table:table-cell table:formula="of:=CONCATENATE(&quot;{&quot;;&quot;&quot;&quot;name&quot;&quot;:&quot;&quot;&quot;;[.A126];&quot;&quot;&quot;,&quot;&quot;municipi&quot;&quot;:&quot;&quot;&quot;;[.B126];&quot;&quot;&quot;,&quot;&quot;lat&quot;&quot;:&quot;;[.C126];&quot;,&quot;&quot;lon&quot;&quot;:&quot;;[.D126];&quot;,&quot;&quot;hi_es&quot;&quot;:&quot;&quot;&quot;;[.E126];&quot;&quot;&quot;,&quot;&quot;megalith_type&quot;&quot;:&quot;&quot;&quot;;[.F126];&quot;&quot;&quot;,&quot;&quot;wikipedia&quot;&quot;:&quot;&quot;&quot;;[.G126];&quot;&quot;&quot;,&quot;&quot;wikidata&quot;&quot;:&quot;&quot;&quot;;[.H126];&quot;&quot;&quot;,&quot;&quot;source&quot;&quot;:&quot;&quot;&quot;;[.I126];&quot;&quot;&quot;,&quot;&quot;alt_name&quot;&quot;:&quot;&quot;&quot;;[.J126];&quot;&quot;&quot;},&quot;)" office:value-type="string" office:string-value="{&quot;name&quot;:&quot;Dolmen de la Clusella&quot;,&quot;municipi&quot;:&quot;Castellcir&quot;,&quot;lat&quot;:41.77056,&quot;lon&quot;:2.05944,&quot;hi_es&quot;:&quot;&quot;,&quot;megalith_type&quot;:&quot;dolmen&quot;,&quot;wikipedia&quot;:&quot;ca:Dolmen de la Clusella&quot;,&quot;wikidata&quot;:&quot;Q17600315&quot;,&quot;source&quot;:&quot;&quot;,&quot;alt_name&quot;:&quot;&quot;}," calcext:value-type="string">
            <text:p>{"name":"Dolmen de la Clusella","municipi":"Castellcir","lat":41.77056,"lon":2.05944,"hi_es":"","megalith_type":"dolmen","wikipedia":"ca:Dolmen de la Clusella","wikidata":"Q17600315","source":"","alt_name":""},</text:p>
          </table:table-cell>
        </table:table-row>
        <table:table-row table:style-name="ro2">
          <table:table-cell office:value-type="string" calcext:value-type="string">
            <text:p>Dolmen de la Coma de Felis</text:p>
          </table:table-cell>
          <table:table-cell office:value-type="string" calcext:value-type="string">
            <text:p>Rabós</text:p>
          </table:table-cell>
          <table:table-cell office:value-type="string" calcext:value-type="string">
            <text:p>42.40056</text:p>
          </table:table-cell>
          <table:table-cell office:value-type="string" calcext:value-type="string">
            <text:p>3.03417</text:p>
          </table:table-cell>
          <table:table-cell/>
          <table:table-cell office:value-type="string" calcext:value-type="string">
            <text:p>dolmen</text:p>
          </table:table-cell>
          <table:table-cell office:value-type="string" calcext:value-type="string">
            <text:p>ca:Dolmen de la Coma de Felis</text:p>
          </table:table-cell>
          <table:table-cell office:value-type="string" calcext:value-type="string">
            <text:p>Q17600321</text:p>
          </table:table-cell>
          <table:table-cell table:number-columns-repeated="2"/>
          <table:table-cell table:style-name="ce24" table:formula="of:=CONCATENATE(&quot;{&quot;;&quot;name:&quot;&quot;&quot;;[.A127];&quot;&quot;&quot;,municipi:&quot;&quot;&quot;;[.B127];&quot;&quot;&quot;,lat:&quot;;[.C127];&quot;,lon:&quot;;[.D127];&quot;,hi_es:&quot;&quot;&quot;;[.E127];&quot;&quot;&quot;,megalith_type:&quot;&quot;&quot;;[.F127];&quot;&quot;&quot;,wikipedia:&quot;&quot;&quot;;[.G127];&quot;&quot;&quot;,wikidata:&quot;&quot;&quot;;[.H127];&quot;&quot;&quot;,source:&quot;&quot;&quot;;[.I127];&quot;&quot;&quot;,alt_name:&quot;&quot;&quot;;[.J127];&quot;&quot;&quot;},&quot;)" office:value-type="string" office:string-value="{name:&quot;Dolmen de la Coma de Felis&quot;,municipi:&quot;Rabós&quot;,lat:42.40056,lon:3.03417,hi_es:&quot;&quot;,megalith_type:&quot;dolmen&quot;,wikipedia:&quot;ca:Dolmen de la Coma de Felis&quot;,wikidata:&quot;Q17600321&quot;,source:&quot;&quot;,alt_name:&quot;&quot;}," calcext:value-type="string">
            <text:p>{name:"Dolmen de la Coma de Felis",municipi:"Rabós",lat:42.40056,lon:3.03417,hi_es:"",megalith_type:"dolmen",wikipedia:"ca:Dolmen de la Coma de Felis",wikidata:"Q17600321",source:"",alt_name:""},</text:p>
          </table:table-cell>
          <table:table-cell table:formula="of:=CONCATENATE(&quot;{&quot;;&quot;&quot;&quot;name&quot;&quot;:&quot;&quot;&quot;;[.A127];&quot;&quot;&quot;,&quot;&quot;municipi&quot;&quot;:&quot;&quot;&quot;;[.B127];&quot;&quot;&quot;,&quot;&quot;lat&quot;&quot;:&quot;;[.C127];&quot;,&quot;&quot;lon&quot;&quot;:&quot;;[.D127];&quot;,&quot;&quot;hi_es&quot;&quot;:&quot;&quot;&quot;;[.E127];&quot;&quot;&quot;,&quot;&quot;megalith_type&quot;&quot;:&quot;&quot;&quot;;[.F127];&quot;&quot;&quot;,&quot;&quot;wikipedia&quot;&quot;:&quot;&quot;&quot;;[.G127];&quot;&quot;&quot;,&quot;&quot;wikidata&quot;&quot;:&quot;&quot;&quot;;[.H127];&quot;&quot;&quot;,&quot;&quot;source&quot;&quot;:&quot;&quot;&quot;;[.I127];&quot;&quot;&quot;,&quot;&quot;alt_name&quot;&quot;:&quot;&quot;&quot;;[.J127];&quot;&quot;&quot;},&quot;)" office:value-type="string" office:string-value="{&quot;name&quot;:&quot;Dolmen de la Coma de Felis&quot;,&quot;municipi&quot;:&quot;Rabós&quot;,&quot;lat&quot;:42.40056,&quot;lon&quot;:3.03417,&quot;hi_es&quot;:&quot;&quot;,&quot;megalith_type&quot;:&quot;dolmen&quot;,&quot;wikipedia&quot;:&quot;ca:Dolmen de la Coma de Felis&quot;,&quot;wikidata&quot;:&quot;Q17600321&quot;,&quot;source&quot;:&quot;&quot;,&quot;alt_name&quot;:&quot;&quot;}," calcext:value-type="string">
            <text:p>{"name":"Dolmen de la Coma de Felis","municipi":"Rabós","lat":42.40056,"lon":3.03417,"hi_es":"","megalith_type":"dolmen","wikipedia":"ca:Dolmen de la Coma de Felis","wikidata":"Q17600321","source":"","alt_name":""},</text:p>
          </table:table-cell>
        </table:table-row>
        <table:table-row table:style-name="ro2">
          <table:table-cell office:value-type="string" calcext:value-type="string">
            <text:p>Dolmen de la Creu Blanca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42.323712</text:p>
          </table:table-cell>
          <table:table-cell office:value-type="string" calcext:value-type="string">
            <text:p>3.139435</text:p>
          </table:table-cell>
          <table:table-cell/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128];&quot;&quot;&quot;,municipi:&quot;&quot;&quot;;[.B128];&quot;&quot;&quot;,lat:&quot;;[.C128];&quot;,lon:&quot;;[.D128];&quot;,hi_es:&quot;&quot;&quot;;[.E128];&quot;&quot;&quot;,megalith_type:&quot;&quot;&quot;;[.F128];&quot;&quot;&quot;,wikipedia:&quot;&quot;&quot;;[.G128];&quot;&quot;&quot;,wikidata:&quot;&quot;&quot;;[.H128];&quot;&quot;&quot;,source:&quot;&quot;&quot;;[.I128];&quot;&quot;&quot;,alt_name:&quot;&quot;&quot;;[.J128];&quot;&quot;&quot;},&quot;)" office:value-type="string" office:string-value="{name:&quot;Dolmen de la Creu Blanca&quot;,municipi:&quot;Pau&quot;,lat:42.323712,lon:3.139435,hi_es:&quot;&quot;,megalith_type:&quot;dolmen&quot;,wikipedia:&quot;&quot;,wikidata:&quot;&quot;,source:&quot;&quot;,alt_name:&quot;&quot;}," calcext:value-type="string">
            <text:p>{name:"Dolmen de la Creu Blanca",municipi:"Pau",lat:42.323712,lon:3.139435,hi_es:"",megalith_type:"dolmen",wikipedia:"",wikidata:"",source:"",alt_name:""},</text:p>
          </table:table-cell>
          <table:table-cell table:formula="of:=CONCATENATE(&quot;{&quot;;&quot;&quot;&quot;name&quot;&quot;:&quot;&quot;&quot;;[.A128];&quot;&quot;&quot;,&quot;&quot;municipi&quot;&quot;:&quot;&quot;&quot;;[.B128];&quot;&quot;&quot;,&quot;&quot;lat&quot;&quot;:&quot;;[.C128];&quot;,&quot;&quot;lon&quot;&quot;:&quot;;[.D128];&quot;,&quot;&quot;hi_es&quot;&quot;:&quot;&quot;&quot;;[.E128];&quot;&quot;&quot;,&quot;&quot;megalith_type&quot;&quot;:&quot;&quot;&quot;;[.F128];&quot;&quot;&quot;,&quot;&quot;wikipedia&quot;&quot;:&quot;&quot;&quot;;[.G128];&quot;&quot;&quot;,&quot;&quot;wikidata&quot;&quot;:&quot;&quot;&quot;;[.H128];&quot;&quot;&quot;,&quot;&quot;source&quot;&quot;:&quot;&quot;&quot;;[.I128];&quot;&quot;&quot;,&quot;&quot;alt_name&quot;&quot;:&quot;&quot;&quot;;[.J128];&quot;&quot;&quot;},&quot;)" office:value-type="string" office:string-value="{&quot;name&quot;:&quot;Dolmen de la Creu Blanca&quot;,&quot;municipi&quot;:&quot;Pau&quot;,&quot;lat&quot;:42.323712,&quot;lon&quot;:3.139435,&quot;hi_es&quot;:&quot;&quot;,&quot;megalith_type&quot;:&quot;dolmen&quot;,&quot;wikipedia&quot;:&quot;&quot;,&quot;wikidata&quot;:&quot;&quot;,&quot;source&quot;:&quot;&quot;,&quot;alt_name&quot;:&quot;&quot;}," calcext:value-type="string">
            <text:p>{"name":"Dolmen de la Creu Blanca","municipi":"Pau","lat":42.323712,"lon":3.139435,"hi_es":"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e la Devesa</text:p>
          </table:table-cell>
          <table:table-cell office:value-type="string" calcext:value-type="string">
            <text:p>Palau-saverdera</text:p>
          </table:table-cell>
          <table:table-cell office:value-type="string" calcext:value-type="string">
            <text:p>42.315391</text:p>
          </table:table-cell>
          <table:table-cell office:value-type="string" calcext:value-type="string">
            <text:p>3.138411</text:p>
          </table:table-cell>
          <table:table-cell/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129];&quot;&quot;&quot;,municipi:&quot;&quot;&quot;;[.B129];&quot;&quot;&quot;,lat:&quot;;[.C129];&quot;,lon:&quot;;[.D129];&quot;,hi_es:&quot;&quot;&quot;;[.E129];&quot;&quot;&quot;,megalith_type:&quot;&quot;&quot;;[.F129];&quot;&quot;&quot;,wikipedia:&quot;&quot;&quot;;[.G129];&quot;&quot;&quot;,wikidata:&quot;&quot;&quot;;[.H129];&quot;&quot;&quot;,source:&quot;&quot;&quot;;[.I129];&quot;&quot;&quot;,alt_name:&quot;&quot;&quot;;[.J129];&quot;&quot;&quot;},&quot;)" office:value-type="string" office:string-value="{name:&quot;Dolmen de la Devesa&quot;,municipi:&quot;Palau-saverdera&quot;,lat:42.315391,lon:3.138411,hi_es:&quot;&quot;,megalith_type:&quot;dolmen&quot;,wikipedia:&quot;&quot;,wikidata:&quot;&quot;,source:&quot;&quot;,alt_name:&quot;&quot;}," calcext:value-type="string">
            <text:p>{name:"Dolmen de la Devesa",municipi:"Palau-saverdera",lat:42.315391,lon:3.138411,hi_es:"",megalith_type:"dolmen",wikipedia:"",wikidata:"",source:"",alt_name:""},</text:p>
          </table:table-cell>
          <table:table-cell table:formula="of:=CONCATENATE(&quot;{&quot;;&quot;&quot;&quot;name&quot;&quot;:&quot;&quot;&quot;;[.A129];&quot;&quot;&quot;,&quot;&quot;municipi&quot;&quot;:&quot;&quot;&quot;;[.B129];&quot;&quot;&quot;,&quot;&quot;lat&quot;&quot;:&quot;;[.C129];&quot;,&quot;&quot;lon&quot;&quot;:&quot;;[.D129];&quot;,&quot;&quot;hi_es&quot;&quot;:&quot;&quot;&quot;;[.E129];&quot;&quot;&quot;,&quot;&quot;megalith_type&quot;&quot;:&quot;&quot;&quot;;[.F129];&quot;&quot;&quot;,&quot;&quot;wikipedia&quot;&quot;:&quot;&quot;&quot;;[.G129];&quot;&quot;&quot;,&quot;&quot;wikidata&quot;&quot;:&quot;&quot;&quot;;[.H129];&quot;&quot;&quot;,&quot;&quot;source&quot;&quot;:&quot;&quot;&quot;;[.I129];&quot;&quot;&quot;,&quot;&quot;alt_name&quot;&quot;:&quot;&quot;&quot;;[.J129];&quot;&quot;&quot;},&quot;)" office:value-type="string" office:string-value="{&quot;name&quot;:&quot;Dolmen de la Devesa&quot;,&quot;municipi&quot;:&quot;Palau-saverdera&quot;,&quot;lat&quot;:42.315391,&quot;lon&quot;:3.138411,&quot;hi_es&quot;:&quot;&quot;,&quot;megalith_type&quot;:&quot;dolmen&quot;,&quot;wikipedia&quot;:&quot;&quot;,&quot;wikidata&quot;:&quot;&quot;,&quot;source&quot;:&quot;&quot;,&quot;alt_name&quot;:&quot;&quot;}," calcext:value-type="string">
            <text:p>{"name":"Dolmen de la Devesa","municipi":"Palau-saverdera","lat":42.315391,"lon":3.138411,"hi_es":"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e la Febrosa I</text:p>
          </table:table-cell>
          <table:table-cell office:value-type="string" calcext:value-type="string">
            <text:p>Palau-saverdera</text:p>
          </table:table-cell>
          <table:table-cell office:value-type="string" calcext:value-type="string">
            <text:p>42.308239</text:p>
          </table:table-cell>
          <table:table-cell office:value-type="string" calcext:value-type="string">
            <text:p>3.165452</text:p>
          </table:table-cell>
          <table:table-cell/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130];&quot;&quot;&quot;,municipi:&quot;&quot;&quot;;[.B130];&quot;&quot;&quot;,lat:&quot;;[.C130];&quot;,lon:&quot;;[.D130];&quot;,hi_es:&quot;&quot;&quot;;[.E130];&quot;&quot;&quot;,megalith_type:&quot;&quot;&quot;;[.F130];&quot;&quot;&quot;,wikipedia:&quot;&quot;&quot;;[.G130];&quot;&quot;&quot;,wikidata:&quot;&quot;&quot;;[.H130];&quot;&quot;&quot;,source:&quot;&quot;&quot;;[.I130];&quot;&quot;&quot;,alt_name:&quot;&quot;&quot;;[.J130];&quot;&quot;&quot;},&quot;)" office:value-type="string" office:string-value="{name:&quot;Dolmen de la Febrosa I&quot;,municipi:&quot;Palau-saverdera&quot;,lat:42.308239,lon:3.165452,hi_es:&quot;&quot;,megalith_type:&quot;dolmen&quot;,wikipedia:&quot;&quot;,wikidata:&quot;&quot;,source:&quot;&quot;,alt_name:&quot;&quot;}," calcext:value-type="string">
            <text:p>{name:"Dolmen de la Febrosa I",municipi:"Palau-saverdera",lat:42.308239,lon:3.165452,hi_es:"",megalith_type:"dolmen",wikipedia:"",wikidata:"",source:"",alt_name:""},</text:p>
          </table:table-cell>
          <table:table-cell table:formula="of:=CONCATENATE(&quot;{&quot;;&quot;&quot;&quot;name&quot;&quot;:&quot;&quot;&quot;;[.A130];&quot;&quot;&quot;,&quot;&quot;municipi&quot;&quot;:&quot;&quot;&quot;;[.B130];&quot;&quot;&quot;,&quot;&quot;lat&quot;&quot;:&quot;;[.C130];&quot;,&quot;&quot;lon&quot;&quot;:&quot;;[.D130];&quot;,&quot;&quot;hi_es&quot;&quot;:&quot;&quot;&quot;;[.E130];&quot;&quot;&quot;,&quot;&quot;megalith_type&quot;&quot;:&quot;&quot;&quot;;[.F130];&quot;&quot;&quot;,&quot;&quot;wikipedia&quot;&quot;:&quot;&quot;&quot;;[.G130];&quot;&quot;&quot;,&quot;&quot;wikidata&quot;&quot;:&quot;&quot;&quot;;[.H130];&quot;&quot;&quot;,&quot;&quot;source&quot;&quot;:&quot;&quot;&quot;;[.I130];&quot;&quot;&quot;,&quot;&quot;alt_name&quot;&quot;:&quot;&quot;&quot;;[.J130];&quot;&quot;&quot;},&quot;)" office:value-type="string" office:string-value="{&quot;name&quot;:&quot;Dolmen de la Febrosa I&quot;,&quot;municipi&quot;:&quot;Palau-saverdera&quot;,&quot;lat&quot;:42.308239,&quot;lon&quot;:3.165452,&quot;hi_es&quot;:&quot;&quot;,&quot;megalith_type&quot;:&quot;dolmen&quot;,&quot;wikipedia&quot;:&quot;&quot;,&quot;wikidata&quot;:&quot;&quot;,&quot;source&quot;:&quot;&quot;,&quot;alt_name&quot;:&quot;&quot;}," calcext:value-type="string">
            <text:p>{"name":"Dolmen de la Febrosa I","municipi":"Palau-saverdera","lat":42.308239,"lon":3.165452,"hi_es":"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e la Febrosa II</text:p>
          </table:table-cell>
          <table:table-cell office:value-type="string" calcext:value-type="string">
            <text:p>Palau-saverdera</text:p>
          </table:table-cell>
          <table:table-cell office:value-type="string" calcext:value-type="string">
            <text:p>42.307301</text:p>
          </table:table-cell>
          <table:table-cell office:value-type="string" calcext:value-type="string">
            <text:p>3.163537</text:p>
          </table:table-cell>
          <table:table-cell/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131];&quot;&quot;&quot;,municipi:&quot;&quot;&quot;;[.B131];&quot;&quot;&quot;,lat:&quot;;[.C131];&quot;,lon:&quot;;[.D131];&quot;,hi_es:&quot;&quot;&quot;;[.E131];&quot;&quot;&quot;,megalith_type:&quot;&quot;&quot;;[.F131];&quot;&quot;&quot;,wikipedia:&quot;&quot;&quot;;[.G131];&quot;&quot;&quot;,wikidata:&quot;&quot;&quot;;[.H131];&quot;&quot;&quot;,source:&quot;&quot;&quot;;[.I131];&quot;&quot;&quot;,alt_name:&quot;&quot;&quot;;[.J131];&quot;&quot;&quot;},&quot;)" office:value-type="string" office:string-value="{name:&quot;Dolmen de la Febrosa II&quot;,municipi:&quot;Palau-saverdera&quot;,lat:42.307301,lon:3.163537,hi_es:&quot;&quot;,megalith_type:&quot;dolmen&quot;,wikipedia:&quot;&quot;,wikidata:&quot;&quot;,source:&quot;&quot;,alt_name:&quot;&quot;}," calcext:value-type="string">
            <text:p>{name:"Dolmen de la Febrosa II",municipi:"Palau-saverdera",lat:42.307301,lon:3.163537,hi_es:"",megalith_type:"dolmen",wikipedia:"",wikidata:"",source:"",alt_name:""},</text:p>
          </table:table-cell>
          <table:table-cell table:formula="of:=CONCATENATE(&quot;{&quot;;&quot;&quot;&quot;name&quot;&quot;:&quot;&quot;&quot;;[.A131];&quot;&quot;&quot;,&quot;&quot;municipi&quot;&quot;:&quot;&quot;&quot;;[.B131];&quot;&quot;&quot;,&quot;&quot;lat&quot;&quot;:&quot;;[.C131];&quot;,&quot;&quot;lon&quot;&quot;:&quot;;[.D131];&quot;,&quot;&quot;hi_es&quot;&quot;:&quot;&quot;&quot;;[.E131];&quot;&quot;&quot;,&quot;&quot;megalith_type&quot;&quot;:&quot;&quot;&quot;;[.F131];&quot;&quot;&quot;,&quot;&quot;wikipedia&quot;&quot;:&quot;&quot;&quot;;[.G131];&quot;&quot;&quot;,&quot;&quot;wikidata&quot;&quot;:&quot;&quot;&quot;;[.H131];&quot;&quot;&quot;,&quot;&quot;source&quot;&quot;:&quot;&quot;&quot;;[.I131];&quot;&quot;&quot;,&quot;&quot;alt_name&quot;&quot;:&quot;&quot;&quot;;[.J131];&quot;&quot;&quot;},&quot;)" office:value-type="string" office:string-value="{&quot;name&quot;:&quot;Dolmen de la Febrosa II&quot;,&quot;municipi&quot;:&quot;Palau-saverdera&quot;,&quot;lat&quot;:42.307301,&quot;lon&quot;:3.163537,&quot;hi_es&quot;:&quot;&quot;,&quot;megalith_type&quot;:&quot;dolmen&quot;,&quot;wikipedia&quot;:&quot;&quot;,&quot;wikidata&quot;:&quot;&quot;,&quot;source&quot;:&quot;&quot;,&quot;alt_name&quot;:&quot;&quot;}," calcext:value-type="string">
            <text:p>{"name":"Dolmen de la Febrosa II","municipi":"Palau-saverdera","lat":42.307301,"lon":3.163537,"hi_es":"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e la Font del Roure</text:p>
          </table:table-cell>
          <table:table-cell office:value-type="string" calcext:value-type="string">
            <text:p>Espolla</text:p>
          </table:table-cell>
          <table:table-cell office:value-type="string" calcext:value-type="string">
            <text:p>42.43944</text:p>
          </table:table-cell>
          <table:table-cell office:value-type="string" calcext:value-type="string">
            <text:p>2.98167</text:p>
          </table:table-cell>
          <table:table-cell/>
          <table:table-cell office:value-type="string" calcext:value-type="string">
            <text:p>dolmen</text:p>
          </table:table-cell>
          <table:table-cell office:value-type="string" calcext:value-type="string">
            <text:p>ca:Dolmen de la Font del Roure</text:p>
          </table:table-cell>
          <table:table-cell office:value-type="string" calcext:value-type="string">
            <text:p>Q17600324</text:p>
          </table:table-cell>
          <table:table-cell table:number-columns-repeated="2"/>
          <table:table-cell table:style-name="ce24" table:formula="of:=CONCATENATE(&quot;{&quot;;&quot;name:&quot;&quot;&quot;;[.A132];&quot;&quot;&quot;,municipi:&quot;&quot;&quot;;[.B132];&quot;&quot;&quot;,lat:&quot;;[.C132];&quot;,lon:&quot;;[.D132];&quot;,hi_es:&quot;&quot;&quot;;[.E132];&quot;&quot;&quot;,megalith_type:&quot;&quot;&quot;;[.F132];&quot;&quot;&quot;,wikipedia:&quot;&quot;&quot;;[.G132];&quot;&quot;&quot;,wikidata:&quot;&quot;&quot;;[.H132];&quot;&quot;&quot;,source:&quot;&quot;&quot;;[.I132];&quot;&quot;&quot;,alt_name:&quot;&quot;&quot;;[.J132];&quot;&quot;&quot;},&quot;)" office:value-type="string" office:string-value="{name:&quot;Dolmen de la Font del Roure&quot;,municipi:&quot;Espolla&quot;,lat:42.43944,lon:2.98167,hi_es:&quot;&quot;,megalith_type:&quot;dolmen&quot;,wikipedia:&quot;ca:Dolmen de la Font del Roure&quot;,wikidata:&quot;Q17600324&quot;,source:&quot;&quot;,alt_name:&quot;&quot;}," calcext:value-type="string">
            <text:p>{name:"Dolmen de la Font del Roure",municipi:"Espolla",lat:42.43944,lon:2.98167,hi_es:"",megalith_type:"dolmen",wikipedia:"ca:Dolmen de la Font del Roure",wikidata:"Q17600324",source:"",alt_name:""},</text:p>
          </table:table-cell>
          <table:table-cell table:formula="of:=CONCATENATE(&quot;{&quot;;&quot;&quot;&quot;name&quot;&quot;:&quot;&quot;&quot;;[.A132];&quot;&quot;&quot;,&quot;&quot;municipi&quot;&quot;:&quot;&quot;&quot;;[.B132];&quot;&quot;&quot;,&quot;&quot;lat&quot;&quot;:&quot;;[.C132];&quot;,&quot;&quot;lon&quot;&quot;:&quot;;[.D132];&quot;,&quot;&quot;hi_es&quot;&quot;:&quot;&quot;&quot;;[.E132];&quot;&quot;&quot;,&quot;&quot;megalith_type&quot;&quot;:&quot;&quot;&quot;;[.F132];&quot;&quot;&quot;,&quot;&quot;wikipedia&quot;&quot;:&quot;&quot;&quot;;[.G132];&quot;&quot;&quot;,&quot;&quot;wikidata&quot;&quot;:&quot;&quot;&quot;;[.H132];&quot;&quot;&quot;,&quot;&quot;source&quot;&quot;:&quot;&quot;&quot;;[.I132];&quot;&quot;&quot;,&quot;&quot;alt_name&quot;&quot;:&quot;&quot;&quot;;[.J132];&quot;&quot;&quot;},&quot;)" office:value-type="string" office:string-value="{&quot;name&quot;:&quot;Dolmen de la Font del Roure&quot;,&quot;municipi&quot;:&quot;Espolla&quot;,&quot;lat&quot;:42.43944,&quot;lon&quot;:2.98167,&quot;hi_es&quot;:&quot;&quot;,&quot;megalith_type&quot;:&quot;dolmen&quot;,&quot;wikipedia&quot;:&quot;ca:Dolmen de la Font del Roure&quot;,&quot;wikidata&quot;:&quot;Q17600324&quot;,&quot;source&quot;:&quot;&quot;,&quot;alt_name&quot;:&quot;&quot;}," calcext:value-type="string">
            <text:p>{"name":"Dolmen de la Font del Roure","municipi":"Espolla","lat":42.43944,"lon":2.98167,"hi_es":"","megalith_type":"dolmen","wikipedia":"ca:Dolmen de la Font del Roure","wikidata":"Q17600324","source":"","alt_name":""},</text:p>
          </table:table-cell>
        </table:table-row>
        <table:table-row table:style-name="ro2">
          <table:table-cell office:value-type="string" calcext:value-type="string">
            <text:p>Dolmen de la Gutina</text:p>
          </table:table-cell>
          <table:table-cell office:value-type="string" calcext:value-type="string">
            <text:p>Sant Climent Sescebes</text:p>
          </table:table-cell>
          <table:table-cell office:value-type="string" calcext:value-type="string">
            <text:p>42.39639</text:p>
          </table:table-cell>
          <table:table-cell office:value-type="string" calcext:value-type="string">
            <text:p>2.98056</text:p>
          </table:table-cell>
          <table:table-cell/>
          <table:table-cell office:value-type="string" calcext:value-type="string">
            <text:p>dolmen</text:p>
          </table:table-cell>
          <table:table-cell office:value-type="string" calcext:value-type="string">
            <text:p>ca:Dolmen de la Gutina/Puig del Pal</text:p>
          </table:table-cell>
          <table:table-cell office:value-type="string" calcext:value-type="string">
            <text:p>Q11917573</text:p>
          </table:table-cell>
          <table:table-cell table:number-columns-repeated="2"/>
          <table:table-cell table:style-name="ce24" table:formula="of:=CONCATENATE(&quot;{&quot;;&quot;name:&quot;&quot;&quot;;[.A133];&quot;&quot;&quot;,municipi:&quot;&quot;&quot;;[.B133];&quot;&quot;&quot;,lat:&quot;;[.C133];&quot;,lon:&quot;;[.D133];&quot;,hi_es:&quot;&quot;&quot;;[.E133];&quot;&quot;&quot;,megalith_type:&quot;&quot;&quot;;[.F133];&quot;&quot;&quot;,wikipedia:&quot;&quot;&quot;;[.G133];&quot;&quot;&quot;,wikidata:&quot;&quot;&quot;;[.H133];&quot;&quot;&quot;,source:&quot;&quot;&quot;;[.I133];&quot;&quot;&quot;,alt_name:&quot;&quot;&quot;;[.J133];&quot;&quot;&quot;},&quot;)" office:value-type="string" office:string-value="{name:&quot;Dolmen de la Gutina&quot;,municipi:&quot;Sant Climent Sescebes&quot;,lat:42.39639,lon:2.98056,hi_es:&quot;&quot;,megalith_type:&quot;dolmen&quot;,wikipedia:&quot;ca:Dolmen de la Gutina/Puig del Pal&quot;,wikidata:&quot;Q11917573&quot;,source:&quot;&quot;,alt_name:&quot;&quot;}," calcext:value-type="string">
            <text:p>{name:"Dolmen de la Gutina",municipi:"Sant Climent Sescebes",lat:42.39639,lon:2.98056,hi_es:"",megalith_type:"dolmen",wikipedia:"ca:Dolmen de la Gutina/Puig del Pal",wikidata:"Q11917573",source:"",alt_name:""},</text:p>
          </table:table-cell>
          <table:table-cell table:formula="of:=CONCATENATE(&quot;{&quot;;&quot;&quot;&quot;name&quot;&quot;:&quot;&quot;&quot;;[.A133];&quot;&quot;&quot;,&quot;&quot;municipi&quot;&quot;:&quot;&quot;&quot;;[.B133];&quot;&quot;&quot;,&quot;&quot;lat&quot;&quot;:&quot;;[.C133];&quot;,&quot;&quot;lon&quot;&quot;:&quot;;[.D133];&quot;,&quot;&quot;hi_es&quot;&quot;:&quot;&quot;&quot;;[.E133];&quot;&quot;&quot;,&quot;&quot;megalith_type&quot;&quot;:&quot;&quot;&quot;;[.F133];&quot;&quot;&quot;,&quot;&quot;wikipedia&quot;&quot;:&quot;&quot;&quot;;[.G133];&quot;&quot;&quot;,&quot;&quot;wikidata&quot;&quot;:&quot;&quot;&quot;;[.H133];&quot;&quot;&quot;,&quot;&quot;source&quot;&quot;:&quot;&quot;&quot;;[.I133];&quot;&quot;&quot;,&quot;&quot;alt_name&quot;&quot;:&quot;&quot;&quot;;[.J133];&quot;&quot;&quot;},&quot;)" office:value-type="string" office:string-value="{&quot;name&quot;:&quot;Dolmen de la Gutina&quot;,&quot;municipi&quot;:&quot;Sant Climent Sescebes&quot;,&quot;lat&quot;:42.39639,&quot;lon&quot;:2.98056,&quot;hi_es&quot;:&quot;&quot;,&quot;megalith_type&quot;:&quot;dolmen&quot;,&quot;wikipedia&quot;:&quot;ca:Dolmen de la Gutina/Puig del Pal&quot;,&quot;wikidata&quot;:&quot;Q11917573&quot;,&quot;source&quot;:&quot;&quot;,&quot;alt_name&quot;:&quot;&quot;}," calcext:value-type="string">
            <text:p>{"name":"Dolmen de la Gutina","municipi":"Sant Climent Sescebes","lat":42.39639,"lon":2.98056,"hi_es":"","megalith_type":"dolmen","wikipedia":"ca:Dolmen de la Gutina/Puig del Pal","wikidata":"Q11917573","source":"","alt_name":""},</text:p>
          </table:table-cell>
        </table:table-row>
        <table:table-row table:style-name="ro2">
          <table:table-cell office:value-type="string" calcext:value-type="string">
            <text:p>Dolmen de la Jaça d'en Torrent</text:p>
          </table:table-cell>
          <table:table-cell office:value-type="string" calcext:value-type="string">
            <text:p>Agullana</text:p>
          </table:table-cell>
          <table:table-cell office:value-type="string" calcext:value-type="string">
            <text:p>42.389695</text:p>
          </table:table-cell>
          <table:table-cell office:value-type="string" calcext:value-type="string">
            <text:p>2.889528</text:p>
          </table:table-cell>
          <table:table-cell/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http://dolmensmenhirs.blogspot.com/2014/03/dolmen-de-la-jaca-den-torrent-alt.html</text:p>
          </table:table-cell>
          <table:table-cell/>
          <table:table-cell table:style-name="ce24" table:formula="of:=CONCATENATE(&quot;{&quot;;&quot;name:&quot;&quot;&quot;;[.A134];&quot;&quot;&quot;,municipi:&quot;&quot;&quot;;[.B134];&quot;&quot;&quot;,lat:&quot;;[.C134];&quot;,lon:&quot;;[.D134];&quot;,hi_es:&quot;&quot;&quot;;[.E134];&quot;&quot;&quot;,megalith_type:&quot;&quot;&quot;;[.F134];&quot;&quot;&quot;,wikipedia:&quot;&quot;&quot;;[.G134];&quot;&quot;&quot;,wikidata:&quot;&quot;&quot;;[.H134];&quot;&quot;&quot;,source:&quot;&quot;&quot;;[.I134];&quot;&quot;&quot;,alt_name:&quot;&quot;&quot;;[.J134];&quot;&quot;&quot;},&quot;)" office:value-type="string" office:string-value="{name:&quot;Dolmen de la Jaça d'en Torrent&quot;,municipi:&quot;Agullana&quot;,lat:42.389695,lon:2.889528,hi_es:&quot;&quot;,megalith_type:&quot;dolmen&quot;,wikipedia:&quot;&quot;,wikidata:&quot;&quot;,source:&quot;http://dolmensmenhirs.blogspot.com/2014/03/dolmen-de-la-jaca-den-torrent-alt.html&quot;,alt_name:&quot;&quot;}," calcext:value-type="string">
            <text:p>{name:"Dolmen de la Jaça d'en Torrent",municipi:"Agullana",lat:42.389695,lon:2.889528,hi_es:"",megalith_type:"dolmen",wikipedia:"",wikidata:"",source:"http://dolmensmenhirs.blogspot.com/2014/03/dolmen-de-la-jaca-den-torrent-alt.html",alt_name:""},</text:p>
          </table:table-cell>
          <table:table-cell table:formula="of:=CONCATENATE(&quot;{&quot;;&quot;&quot;&quot;name&quot;&quot;:&quot;&quot;&quot;;[.A134];&quot;&quot;&quot;,&quot;&quot;municipi&quot;&quot;:&quot;&quot;&quot;;[.B134];&quot;&quot;&quot;,&quot;&quot;lat&quot;&quot;:&quot;;[.C134];&quot;,&quot;&quot;lon&quot;&quot;:&quot;;[.D134];&quot;,&quot;&quot;hi_es&quot;&quot;:&quot;&quot;&quot;;[.E134];&quot;&quot;&quot;,&quot;&quot;megalith_type&quot;&quot;:&quot;&quot;&quot;;[.F134];&quot;&quot;&quot;,&quot;&quot;wikipedia&quot;&quot;:&quot;&quot;&quot;;[.G134];&quot;&quot;&quot;,&quot;&quot;wikidata&quot;&quot;:&quot;&quot;&quot;;[.H134];&quot;&quot;&quot;,&quot;&quot;source&quot;&quot;:&quot;&quot;&quot;;[.I134];&quot;&quot;&quot;,&quot;&quot;alt_name&quot;&quot;:&quot;&quot;&quot;;[.J134];&quot;&quot;&quot;},&quot;)" office:value-type="string" office:string-value="{&quot;name&quot;:&quot;Dolmen de la Jaça d'en Torrent&quot;,&quot;municipi&quot;:&quot;Agullana&quot;,&quot;lat&quot;:42.389695,&quot;lon&quot;:2.889528,&quot;hi_es&quot;:&quot;&quot;,&quot;megalith_type&quot;:&quot;dolmen&quot;,&quot;wikipedia&quot;:&quot;&quot;,&quot;wikidata&quot;:&quot;&quot;,&quot;source&quot;:&quot;http://dolmensmenhirs.blogspot.com/2014/03/dolmen-de-la-jaca-den-torrent-alt.html&quot;,&quot;alt_name&quot;:&quot;&quot;}," calcext:value-type="string">
            <text:p>{"name":"Dolmen de la Jaça d'en Torrent","municipi":"Agullana","lat":42.389695,"lon":2.889528,"hi_es":"","megalith_type":"dolmen","wikipedia":"","wikidata":"","source":"http://dolmensmenhirs.blogspot.com/2014/03/dolmen-de-la-jaca-den-torrent-alt.html","alt_name":""},</text:p>
          </table:table-cell>
        </table:table-row>
        <table:table-row table:style-name="ro2">
          <table:table-cell office:value-type="string" calcext:value-type="string">
            <text:p>Dolmen de la Mora</text:p>
          </table:table-cell>
          <table:table-cell office:value-type="string" calcext:value-type="string">
            <text:p>La Selva de Mar</text:p>
          </table:table-cell>
          <table:table-cell office:value-type="string" calcext:value-type="string">
            <text:p>42.330242</text:p>
          </table:table-cell>
          <table:table-cell office:value-type="string" calcext:value-type="string">
            <text:p>3.18827</text:p>
          </table:table-cell>
          <table:table-cell/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135];&quot;&quot;&quot;,municipi:&quot;&quot;&quot;;[.B135];&quot;&quot;&quot;,lat:&quot;;[.C135];&quot;,lon:&quot;;[.D135];&quot;,hi_es:&quot;&quot;&quot;;[.E135];&quot;&quot;&quot;,megalith_type:&quot;&quot;&quot;;[.F135];&quot;&quot;&quot;,wikipedia:&quot;&quot;&quot;;[.G135];&quot;&quot;&quot;,wikidata:&quot;&quot;&quot;;[.H135];&quot;&quot;&quot;,source:&quot;&quot;&quot;;[.I135];&quot;&quot;&quot;,alt_name:&quot;&quot;&quot;;[.J135];&quot;&quot;&quot;},&quot;)" office:value-type="string" office:string-value="{name:&quot;Dolmen de la Mora&quot;,municipi:&quot;La Selva de Mar&quot;,lat:42.330242,lon:3.18827,hi_es:&quot;&quot;,megalith_type:&quot;dolmen&quot;,wikipedia:&quot;&quot;,wikidata:&quot;&quot;,source:&quot;&quot;,alt_name:&quot;&quot;}," calcext:value-type="string">
            <text:p>{name:"Dolmen de la Mora",municipi:"La Selva de Mar",lat:42.330242,lon:3.18827,hi_es:"",megalith_type:"dolmen",wikipedia:"",wikidata:"",source:"",alt_name:""},</text:p>
          </table:table-cell>
          <table:table-cell table:formula="of:=CONCATENATE(&quot;{&quot;;&quot;&quot;&quot;name&quot;&quot;:&quot;&quot;&quot;;[.A135];&quot;&quot;&quot;,&quot;&quot;municipi&quot;&quot;:&quot;&quot;&quot;;[.B135];&quot;&quot;&quot;,&quot;&quot;lat&quot;&quot;:&quot;;[.C135];&quot;,&quot;&quot;lon&quot;&quot;:&quot;;[.D135];&quot;,&quot;&quot;hi_es&quot;&quot;:&quot;&quot;&quot;;[.E135];&quot;&quot;&quot;,&quot;&quot;megalith_type&quot;&quot;:&quot;&quot;&quot;;[.F135];&quot;&quot;&quot;,&quot;&quot;wikipedia&quot;&quot;:&quot;&quot;&quot;;[.G135];&quot;&quot;&quot;,&quot;&quot;wikidata&quot;&quot;:&quot;&quot;&quot;;[.H135];&quot;&quot;&quot;,&quot;&quot;source&quot;&quot;:&quot;&quot;&quot;;[.I135];&quot;&quot;&quot;,&quot;&quot;alt_name&quot;&quot;:&quot;&quot;&quot;;[.J135];&quot;&quot;&quot;},&quot;)" office:value-type="string" office:string-value="{&quot;name&quot;:&quot;Dolmen de la Mora&quot;,&quot;municipi&quot;:&quot;La Selva de Mar&quot;,&quot;lat&quot;:42.330242,&quot;lon&quot;:3.18827,&quot;hi_es&quot;:&quot;&quot;,&quot;megalith_type&quot;:&quot;dolmen&quot;,&quot;wikipedia&quot;:&quot;&quot;,&quot;wikidata&quot;:&quot;&quot;,&quot;source&quot;:&quot;&quot;,&quot;alt_name&quot;:&quot;&quot;}," calcext:value-type="string">
            <text:p>{"name":"Dolmen de la Mora","municipi":"La Selva de Mar","lat":42.330242,"lon":3.18827,"hi_es":"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e la Riera Pujolar I</text:p>
          </table:table-cell>
          <table:table-cell office:value-type="string" calcext:value-type="string">
            <text:p>El Port de la Selva</text:p>
          </table:table-cell>
          <table:table-cell office:value-type="string" calcext:value-type="string">
            <text:p>42.340083</text:p>
          </table:table-cell>
          <table:table-cell office:value-type="string" calcext:value-type="string">
            <text:p>3.140989</text:p>
          </table:table-cell>
          <table:table-cell/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http://dolmensmenhirs.blogspot.com/2014/03/dolmen-de-la-riera-pujolar-i-alt-emporda.html</text:p>
          </table:table-cell>
          <table:table-cell/>
          <table:table-cell table:style-name="ce24" table:formula="of:=CONCATENATE(&quot;{&quot;;&quot;name:&quot;&quot;&quot;;[.A136];&quot;&quot;&quot;,municipi:&quot;&quot;&quot;;[.B136];&quot;&quot;&quot;,lat:&quot;;[.C136];&quot;,lon:&quot;;[.D136];&quot;,hi_es:&quot;&quot;&quot;;[.E136];&quot;&quot;&quot;,megalith_type:&quot;&quot;&quot;;[.F136];&quot;&quot;&quot;,wikipedia:&quot;&quot;&quot;;[.G136];&quot;&quot;&quot;,wikidata:&quot;&quot;&quot;;[.H136];&quot;&quot;&quot;,source:&quot;&quot;&quot;;[.I136];&quot;&quot;&quot;,alt_name:&quot;&quot;&quot;;[.J136];&quot;&quot;&quot;},&quot;)" office:value-type="string" office:string-value="{name:&quot;Dolmen de la Riera Pujolar I&quot;,municipi:&quot;El Port de la Selva&quot;,lat:42.340083,lon:3.140989,hi_es:&quot;&quot;,megalith_type:&quot;dolmen&quot;,wikipedia:&quot;&quot;,wikidata:&quot;&quot;,source:&quot;http://dolmensmenhirs.blogspot.com/2014/03/dolmen-de-la-riera-pujolar-i-alt-emporda.html&quot;,alt_name:&quot;&quot;}," calcext:value-type="string">
            <text:p>{name:"Dolmen de la Riera Pujolar I",municipi:"El Port de la Selva",lat:42.340083,lon:3.140989,hi_es:"",megalith_type:"dolmen",wikipedia:"",wikidata:"",source:"http://dolmensmenhirs.blogspot.com/2014/03/dolmen-de-la-riera-pujolar-i-alt-emporda.html",alt_name:""},</text:p>
          </table:table-cell>
          <table:table-cell table:formula="of:=CONCATENATE(&quot;{&quot;;&quot;&quot;&quot;name&quot;&quot;:&quot;&quot;&quot;;[.A136];&quot;&quot;&quot;,&quot;&quot;municipi&quot;&quot;:&quot;&quot;&quot;;[.B136];&quot;&quot;&quot;,&quot;&quot;lat&quot;&quot;:&quot;;[.C136];&quot;,&quot;&quot;lon&quot;&quot;:&quot;;[.D136];&quot;,&quot;&quot;hi_es&quot;&quot;:&quot;&quot;&quot;;[.E136];&quot;&quot;&quot;,&quot;&quot;megalith_type&quot;&quot;:&quot;&quot;&quot;;[.F136];&quot;&quot;&quot;,&quot;&quot;wikipedia&quot;&quot;:&quot;&quot;&quot;;[.G136];&quot;&quot;&quot;,&quot;&quot;wikidata&quot;&quot;:&quot;&quot;&quot;;[.H136];&quot;&quot;&quot;,&quot;&quot;source&quot;&quot;:&quot;&quot;&quot;;[.I136];&quot;&quot;&quot;,&quot;&quot;alt_name&quot;&quot;:&quot;&quot;&quot;;[.J136];&quot;&quot;&quot;},&quot;)" office:value-type="string" office:string-value="{&quot;name&quot;:&quot;Dolmen de la Riera Pujolar I&quot;,&quot;municipi&quot;:&quot;El Port de la Selva&quot;,&quot;lat&quot;:42.340083,&quot;lon&quot;:3.140989,&quot;hi_es&quot;:&quot;&quot;,&quot;megalith_type&quot;:&quot;dolmen&quot;,&quot;wikipedia&quot;:&quot;&quot;,&quot;wikidata&quot;:&quot;&quot;,&quot;source&quot;:&quot;http://dolmensmenhirs.blogspot.com/2014/03/dolmen-de-la-riera-pujolar-i-alt-emporda.html&quot;,&quot;alt_name&quot;:&quot;&quot;}," calcext:value-type="string">
            <text:p>{"name":"Dolmen de la Riera Pujolar I","municipi":"El Port de la Selva","lat":42.340083,"lon":3.140989,"hi_es":"","megalith_type":"dolmen","wikipedia":"","wikidata":"","source":"http://dolmensmenhirs.blogspot.com/2014/03/dolmen-de-la-riera-pujolar-i-alt-emporda.html","alt_name":""},</text:p>
          </table:table-cell>
        </table:table-row>
        <table:table-row table:style-name="ro2">
          <table:table-cell office:value-type="string" calcext:value-type="string">
            <text:p>Dolmen de la Riera Pujolar II</text:p>
          </table:table-cell>
          <table:table-cell office:value-type="string" calcext:value-type="string">
            <text:p>El Port de la Selva</text:p>
          </table:table-cell>
          <table:table-cell office:value-type="string" calcext:value-type="string">
            <text:p>42.338748</text:p>
          </table:table-cell>
          <table:table-cell office:value-type="string" calcext:value-type="string">
            <text:p>3.142431</text:p>
          </table:table-cell>
          <table:table-cell/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http://dolmensmenhirs.blogspot.com/2014/03/dolmen-de-la-riera-de-pujolar-ii-alt.html</text:p>
          </table:table-cell>
          <table:table-cell/>
          <table:table-cell table:style-name="ce24" table:formula="of:=CONCATENATE(&quot;{&quot;;&quot;name:&quot;&quot;&quot;;[.A137];&quot;&quot;&quot;,municipi:&quot;&quot;&quot;;[.B137];&quot;&quot;&quot;,lat:&quot;;[.C137];&quot;,lon:&quot;;[.D137];&quot;,hi_es:&quot;&quot;&quot;;[.E137];&quot;&quot;&quot;,megalith_type:&quot;&quot;&quot;;[.F137];&quot;&quot;&quot;,wikipedia:&quot;&quot;&quot;;[.G137];&quot;&quot;&quot;,wikidata:&quot;&quot;&quot;;[.H137];&quot;&quot;&quot;,source:&quot;&quot;&quot;;[.I137];&quot;&quot;&quot;,alt_name:&quot;&quot;&quot;;[.J137];&quot;&quot;&quot;},&quot;)" office:value-type="string" office:string-value="{name:&quot;Dolmen de la Riera Pujolar II&quot;,municipi:&quot;El Port de la Selva&quot;,lat:42.338748,lon:3.142431,hi_es:&quot;&quot;,megalith_type:&quot;dolmen&quot;,wikipedia:&quot;&quot;,wikidata:&quot;&quot;,source:&quot;http://dolmensmenhirs.blogspot.com/2014/03/dolmen-de-la-riera-de-pujolar-ii-alt.html&quot;,alt_name:&quot;&quot;}," calcext:value-type="string">
            <text:p>{name:"Dolmen de la Riera Pujolar II",municipi:"El Port de la Selva",lat:42.338748,lon:3.142431,hi_es:"",megalith_type:"dolmen",wikipedia:"",wikidata:"",source:"http://dolmensmenhirs.blogspot.com/2014/03/dolmen-de-la-riera-de-pujolar-ii-alt.html",alt_name:""},</text:p>
          </table:table-cell>
          <table:table-cell table:formula="of:=CONCATENATE(&quot;{&quot;;&quot;&quot;&quot;name&quot;&quot;:&quot;&quot;&quot;;[.A137];&quot;&quot;&quot;,&quot;&quot;municipi&quot;&quot;:&quot;&quot;&quot;;[.B137];&quot;&quot;&quot;,&quot;&quot;lat&quot;&quot;:&quot;;[.C137];&quot;,&quot;&quot;lon&quot;&quot;:&quot;;[.D137];&quot;,&quot;&quot;hi_es&quot;&quot;:&quot;&quot;&quot;;[.E137];&quot;&quot;&quot;,&quot;&quot;megalith_type&quot;&quot;:&quot;&quot;&quot;;[.F137];&quot;&quot;&quot;,&quot;&quot;wikipedia&quot;&quot;:&quot;&quot;&quot;;[.G137];&quot;&quot;&quot;,&quot;&quot;wikidata&quot;&quot;:&quot;&quot;&quot;;[.H137];&quot;&quot;&quot;,&quot;&quot;source&quot;&quot;:&quot;&quot;&quot;;[.I137];&quot;&quot;&quot;,&quot;&quot;alt_name&quot;&quot;:&quot;&quot;&quot;;[.J137];&quot;&quot;&quot;},&quot;)" office:value-type="string" office:string-value="{&quot;name&quot;:&quot;Dolmen de la Riera Pujolar II&quot;,&quot;municipi&quot;:&quot;El Port de la Selva&quot;,&quot;lat&quot;:42.338748,&quot;lon&quot;:3.142431,&quot;hi_es&quot;:&quot;&quot;,&quot;megalith_type&quot;:&quot;dolmen&quot;,&quot;wikipedia&quot;:&quot;&quot;,&quot;wikidata&quot;:&quot;&quot;,&quot;source&quot;:&quot;http://dolmensmenhirs.blogspot.com/2014/03/dolmen-de-la-riera-de-pujolar-ii-alt.html&quot;,&quot;alt_name&quot;:&quot;&quot;}," calcext:value-type="string">
            <text:p>{"name":"Dolmen de la Riera Pujolar II","municipi":"El Port de la Selva","lat":42.338748,"lon":3.142431,"hi_es":"","megalith_type":"dolmen","wikipedia":"","wikidata":"","source":"http://dolmensmenhirs.blogspot.com/2014/03/dolmen-de-la-riera-de-pujolar-ii-alt.html","alt_name":""},</text:p>
          </table:table-cell>
        </table:table-row>
        <table:table-row table:style-name="ro2">
          <table:table-cell office:value-type="string" calcext:value-type="string">
            <text:p>Paradolmen de la Pallera</text:p>
          </table:table-cell>
          <table:table-cell office:value-type="string" calcext:value-type="string">
            <text:p>El Port de la Selva</text:p>
          </table:table-cell>
          <table:table-cell office:value-type="string" calcext:value-type="string">
            <text:p>42.330219</text:p>
          </table:table-cell>
          <table:table-cell office:value-type="string" calcext:value-type="string">
            <text:p>3.157001</text:p>
          </table:table-cell>
          <table:table-cell/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http://dolmensmenhirs.blogspot.com/2014/03/paradolmen-de-la-palleraroca-galera-alt.html</text:p>
          </table:table-cell>
          <table:table-cell office:value-type="string" calcext:value-type="string">
            <text:p>Paradolmen de la Roca Galera</text:p>
          </table:table-cell>
          <table:table-cell table:style-name="ce24" table:formula="of:=CONCATENATE(&quot;{&quot;;&quot;name:&quot;&quot;&quot;;[.A138];&quot;&quot;&quot;,municipi:&quot;&quot;&quot;;[.B138];&quot;&quot;&quot;,lat:&quot;;[.C138];&quot;,lon:&quot;;[.D138];&quot;,hi_es:&quot;&quot;&quot;;[.E138];&quot;&quot;&quot;,megalith_type:&quot;&quot;&quot;;[.F138];&quot;&quot;&quot;,wikipedia:&quot;&quot;&quot;;[.G138];&quot;&quot;&quot;,wikidata:&quot;&quot;&quot;;[.H138];&quot;&quot;&quot;,source:&quot;&quot;&quot;;[.I138];&quot;&quot;&quot;,alt_name:&quot;&quot;&quot;;[.J138];&quot;&quot;&quot;},&quot;)" office:value-type="string" office:string-value="{name:&quot;Paradolmen de la Pallera&quot;,municipi:&quot;El Port de la Selva&quot;,lat:42.330219,lon:3.157001,hi_es:&quot;&quot;,megalith_type:&quot;dolmen&quot;,wikipedia:&quot;&quot;,wikidata:&quot;&quot;,source:&quot;http://dolmensmenhirs.blogspot.com/2014/03/paradolmen-de-la-palleraroca-galera-alt.html&quot;,alt_name:&quot;Paradolmen de la Roca Galera&quot;}," calcext:value-type="string">
            <text:p>{name:"Paradolmen de la Pallera",municipi:"El Port de la Selva",lat:42.330219,lon:3.157001,hi_es:"",megalith_type:"dolmen",wikipedia:"",wikidata:"",source:"http://dolmensmenhirs.blogspot.com/2014/03/paradolmen-de-la-palleraroca-galera-alt.html",alt_name:"Paradolmen de la Roca Galera"},</text:p>
          </table:table-cell>
          <table:table-cell table:formula="of:=CONCATENATE(&quot;{&quot;;&quot;&quot;&quot;name&quot;&quot;:&quot;&quot;&quot;;[.A138];&quot;&quot;&quot;,&quot;&quot;municipi&quot;&quot;:&quot;&quot;&quot;;[.B138];&quot;&quot;&quot;,&quot;&quot;lat&quot;&quot;:&quot;;[.C138];&quot;,&quot;&quot;lon&quot;&quot;:&quot;;[.D138];&quot;,&quot;&quot;hi_es&quot;&quot;:&quot;&quot;&quot;;[.E138];&quot;&quot;&quot;,&quot;&quot;megalith_type&quot;&quot;:&quot;&quot;&quot;;[.F138];&quot;&quot;&quot;,&quot;&quot;wikipedia&quot;&quot;:&quot;&quot;&quot;;[.G138];&quot;&quot;&quot;,&quot;&quot;wikidata&quot;&quot;:&quot;&quot;&quot;;[.H138];&quot;&quot;&quot;,&quot;&quot;source&quot;&quot;:&quot;&quot;&quot;;[.I138];&quot;&quot;&quot;,&quot;&quot;alt_name&quot;&quot;:&quot;&quot;&quot;;[.J138];&quot;&quot;&quot;},&quot;)" office:value-type="string" office:string-value="{&quot;name&quot;:&quot;Paradolmen de la Pallera&quot;,&quot;municipi&quot;:&quot;El Port de la Selva&quot;,&quot;lat&quot;:42.330219,&quot;lon&quot;:3.157001,&quot;hi_es&quot;:&quot;&quot;,&quot;megalith_type&quot;:&quot;dolmen&quot;,&quot;wikipedia&quot;:&quot;&quot;,&quot;wikidata&quot;:&quot;&quot;,&quot;source&quot;:&quot;http://dolmensmenhirs.blogspot.com/2014/03/paradolmen-de-la-palleraroca-galera-alt.html&quot;,&quot;alt_name&quot;:&quot;Paradolmen de la Roca Galera&quot;}," calcext:value-type="string">
            <text:p>{"name":"Paradolmen de la Pallera","municipi":"El Port de la Selva","lat":42.330219,"lon":3.157001,"hi_es":"","megalith_type":"dolmen","wikipedia":"","wikidata":"","source":"http://dolmensmenhirs.blogspot.com/2014/03/paradolmen-de-la-palleraroca-galera-alt.html","alt_name":"Paradolmen de la Roca Galera"},</text:p>
          </table:table-cell>
        </table:table-row>
        <table:table-row table:style-name="ro2">
          <table:table-cell office:value-type="string" calcext:value-type="string">
            <text:p>Dolmen de la Sureda II</text:p>
          </table:table-cell>
          <table:table-cell office:value-type="string" calcext:value-type="string">
            <text:p>Palau-saverdera</text:p>
          </table:table-cell>
          <table:table-cell office:value-type="string" calcext:value-type="string">
            <text:p>42.316303</text:p>
          </table:table-cell>
          <table:table-cell office:value-type="string" calcext:value-type="string">
            <text:p>3.151346</text:p>
          </table:table-cell>
          <table:table-cell/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139];&quot;&quot;&quot;,municipi:&quot;&quot;&quot;;[.B139];&quot;&quot;&quot;,lat:&quot;;[.C139];&quot;,lon:&quot;;[.D139];&quot;,hi_es:&quot;&quot;&quot;;[.E139];&quot;&quot;&quot;,megalith_type:&quot;&quot;&quot;;[.F139];&quot;&quot;&quot;,wikipedia:&quot;&quot;&quot;;[.G139];&quot;&quot;&quot;,wikidata:&quot;&quot;&quot;;[.H139];&quot;&quot;&quot;,source:&quot;&quot;&quot;;[.I139];&quot;&quot;&quot;,alt_name:&quot;&quot;&quot;;[.J139];&quot;&quot;&quot;},&quot;)" office:value-type="string" office:string-value="{name:&quot;Dolmen de la Sureda II&quot;,municipi:&quot;Palau-saverdera&quot;,lat:42.316303,lon:3.151346,hi_es:&quot;&quot;,megalith_type:&quot;dolmen&quot;,wikipedia:&quot;&quot;,wikidata:&quot;&quot;,source:&quot;&quot;,alt_name:&quot;&quot;}," calcext:value-type="string">
            <text:p>{name:"Dolmen de la Sureda II",municipi:"Palau-saverdera",lat:42.316303,lon:3.151346,hi_es:"",megalith_type:"dolmen",wikipedia:"",wikidata:"",source:"",alt_name:""},</text:p>
          </table:table-cell>
          <table:table-cell table:formula="of:=CONCATENATE(&quot;{&quot;;&quot;&quot;&quot;name&quot;&quot;:&quot;&quot;&quot;;[.A139];&quot;&quot;&quot;,&quot;&quot;municipi&quot;&quot;:&quot;&quot;&quot;;[.B139];&quot;&quot;&quot;,&quot;&quot;lat&quot;&quot;:&quot;;[.C139];&quot;,&quot;&quot;lon&quot;&quot;:&quot;;[.D139];&quot;,&quot;&quot;hi_es&quot;&quot;:&quot;&quot;&quot;;[.E139];&quot;&quot;&quot;,&quot;&quot;megalith_type&quot;&quot;:&quot;&quot;&quot;;[.F139];&quot;&quot;&quot;,&quot;&quot;wikipedia&quot;&quot;:&quot;&quot;&quot;;[.G139];&quot;&quot;&quot;,&quot;&quot;wikidata&quot;&quot;:&quot;&quot;&quot;;[.H139];&quot;&quot;&quot;,&quot;&quot;source&quot;&quot;:&quot;&quot;&quot;;[.I139];&quot;&quot;&quot;,&quot;&quot;alt_name&quot;&quot;:&quot;&quot;&quot;;[.J139];&quot;&quot;&quot;},&quot;)" office:value-type="string" office:string-value="{&quot;name&quot;:&quot;Dolmen de la Sureda II&quot;,&quot;municipi&quot;:&quot;Palau-saverdera&quot;,&quot;lat&quot;:42.316303,&quot;lon&quot;:3.151346,&quot;hi_es&quot;:&quot;&quot;,&quot;megalith_type&quot;:&quot;dolmen&quot;,&quot;wikipedia&quot;:&quot;&quot;,&quot;wikidata&quot;:&quot;&quot;,&quot;source&quot;:&quot;&quot;,&quot;alt_name&quot;:&quot;&quot;}," calcext:value-type="string">
            <text:p>{"name":"Dolmen de la Sureda II","municipi":"Palau-saverdera","lat":42.316303,"lon":3.151346,"hi_es":"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e la Vinya Monera</text:p>
          </table:table-cell>
          <table:table-cell office:value-type="string" calcext:value-type="string">
            <text:p>Capmany</text:p>
          </table:table-cell>
          <table:table-cell office:value-type="string" calcext:value-type="string">
            <text:p>41.370055</text:p>
          </table:table-cell>
          <table:table-cell office:value-type="string" calcext:value-type="string">
            <text:p>2.15792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http://dolmensmenhirs.blogspot.com/2014/06/dolmen-vinya-monera-barcelones.html</text:p>
          </table:table-cell>
          <table:table-cell/>
          <table:table-cell table:style-name="ce24" table:formula="of:=CONCATENATE(&quot;{&quot;;&quot;name:&quot;&quot;&quot;;[.A140];&quot;&quot;&quot;,municipi:&quot;&quot;&quot;;[.B140];&quot;&quot;&quot;,lat:&quot;;[.C140];&quot;,lon:&quot;;[.D140];&quot;,hi_es:&quot;&quot;&quot;;[.E140];&quot;&quot;&quot;,megalith_type:&quot;&quot;&quot;;[.F140];&quot;&quot;&quot;,wikipedia:&quot;&quot;&quot;;[.G140];&quot;&quot;&quot;,wikidata:&quot;&quot;&quot;;[.H140];&quot;&quot;&quot;,source:&quot;&quot;&quot;;[.I140];&quot;&quot;&quot;,alt_name:&quot;&quot;&quot;;[.J140];&quot;&quot;&quot;},&quot;)" office:value-type="string" office:string-value="{name:&quot;Dolmen de la Vinya Monera&quot;,municipi:&quot;Capmany&quot;,lat:41.370055,lon:2.157920,hi_es:&quot;SI&quot;,megalith_type:&quot;dolmen&quot;,wikipedia:&quot;&quot;,wikidata:&quot;&quot;,source:&quot;http://dolmensmenhirs.blogspot.com/2014/06/dolmen-vinya-monera-barcelones.html&quot;,alt_name:&quot;&quot;}," calcext:value-type="string">
            <text:p>{name:"Dolmen de la Vinya Monera",municipi:"Capmany",lat:41.370055,lon:2.157920,hi_es:"SI",megalith_type:"dolmen",wikipedia:"",wikidata:"",source:"http://dolmensmenhirs.blogspot.com/2014/06/dolmen-vinya-monera-barcelones.html",alt_name:""},</text:p>
          </table:table-cell>
          <table:table-cell table:formula="of:=CONCATENATE(&quot;{&quot;;&quot;&quot;&quot;name&quot;&quot;:&quot;&quot;&quot;;[.A140];&quot;&quot;&quot;,&quot;&quot;municipi&quot;&quot;:&quot;&quot;&quot;;[.B140];&quot;&quot;&quot;,&quot;&quot;lat&quot;&quot;:&quot;;[.C140];&quot;,&quot;&quot;lon&quot;&quot;:&quot;;[.D140];&quot;,&quot;&quot;hi_es&quot;&quot;:&quot;&quot;&quot;;[.E140];&quot;&quot;&quot;,&quot;&quot;megalith_type&quot;&quot;:&quot;&quot;&quot;;[.F140];&quot;&quot;&quot;,&quot;&quot;wikipedia&quot;&quot;:&quot;&quot;&quot;;[.G140];&quot;&quot;&quot;,&quot;&quot;wikidata&quot;&quot;:&quot;&quot;&quot;;[.H140];&quot;&quot;&quot;,&quot;&quot;source&quot;&quot;:&quot;&quot;&quot;;[.I140];&quot;&quot;&quot;,&quot;&quot;alt_name&quot;&quot;:&quot;&quot;&quot;;[.J140];&quot;&quot;&quot;},&quot;)" office:value-type="string" office:string-value="{&quot;name&quot;:&quot;Dolmen de la Vinya Monera&quot;,&quot;municipi&quot;:&quot;Capmany&quot;,&quot;lat&quot;:41.370055,&quot;lon&quot;:2.157920,&quot;hi_es&quot;:&quot;SI&quot;,&quot;megalith_type&quot;:&quot;dolmen&quot;,&quot;wikipedia&quot;:&quot;&quot;,&quot;wikidata&quot;:&quot;&quot;,&quot;source&quot;:&quot;http://dolmensmenhirs.blogspot.com/2014/06/dolmen-vinya-monera-barcelones.html&quot;,&quot;alt_name&quot;:&quot;&quot;}," calcext:value-type="string">
            <text:p>{"name":"Dolmen de la Vinya Monera","municipi":"Capmany","lat":41.370055,"lon":2.157920,"hi_es":"SI","megalith_type":"dolmen","wikipedia":"","wikidata":"","source":"http://dolmensmenhirs.blogspot.com/2014/06/dolmen-vinya-monera-barcelones.html","alt_name":""},</text:p>
          </table:table-cell>
        </table:table-row>
        <table:table-row table:style-name="ro2">
          <table:table-cell office:value-type="string" calcext:value-type="string">
            <text:p>Dolmen de les Comes Llobes dels Pils</text:p>
          </table:table-cell>
          <table:table-cell office:value-type="string" calcext:value-type="string">
            <text:p>Rabós</text:p>
          </table:table-cell>
          <table:table-cell office:value-type="string" calcext:value-type="string">
            <text:p>42.43611</text:p>
          </table:table-cell>
          <table:table-cell office:value-type="string" calcext:value-type="string">
            <text:p>3.05167</text:p>
          </table:table-cell>
          <table:table-cell/>
          <table:table-cell office:value-type="string" calcext:value-type="string">
            <text:p>dolmen</text:p>
          </table:table-cell>
          <table:table-cell office:value-type="string" calcext:value-type="string">
            <text:p>ca:Dolmen de les Comes Llobes dels Pils</text:p>
          </table:table-cell>
          <table:table-cell office:value-type="string" calcext:value-type="string">
            <text:p>Q11917571</text:p>
          </table:table-cell>
          <table:table-cell table:number-columns-repeated="2"/>
          <table:table-cell table:style-name="ce24" table:formula="of:=CONCATENATE(&quot;{&quot;;&quot;name:&quot;&quot;&quot;;[.A141];&quot;&quot;&quot;,municipi:&quot;&quot;&quot;;[.B141];&quot;&quot;&quot;,lat:&quot;;[.C141];&quot;,lon:&quot;;[.D141];&quot;,hi_es:&quot;&quot;&quot;;[.E141];&quot;&quot;&quot;,megalith_type:&quot;&quot;&quot;;[.F141];&quot;&quot;&quot;,wikipedia:&quot;&quot;&quot;;[.G141];&quot;&quot;&quot;,wikidata:&quot;&quot;&quot;;[.H141];&quot;&quot;&quot;,source:&quot;&quot;&quot;;[.I141];&quot;&quot;&quot;,alt_name:&quot;&quot;&quot;;[.J141];&quot;&quot;&quot;},&quot;)" office:value-type="string" office:string-value="{name:&quot;Dolmen de les Comes Llobes dels Pils&quot;,municipi:&quot;Rabós&quot;,lat:42.43611,lon:3.05167,hi_es:&quot;&quot;,megalith_type:&quot;dolmen&quot;,wikipedia:&quot;ca:Dolmen de les Comes Llobes dels Pils&quot;,wikidata:&quot;Q11917571&quot;,source:&quot;&quot;,alt_name:&quot;&quot;}," calcext:value-type="string">
            <text:p>{name:"Dolmen de les Comes Llobes dels Pils",municipi:"Rabós",lat:42.43611,lon:3.05167,hi_es:"",megalith_type:"dolmen",wikipedia:"ca:Dolmen de les Comes Llobes dels Pils",wikidata:"Q11917571",source:"",alt_name:""},</text:p>
          </table:table-cell>
          <table:table-cell table:formula="of:=CONCATENATE(&quot;{&quot;;&quot;&quot;&quot;name&quot;&quot;:&quot;&quot;&quot;;[.A141];&quot;&quot;&quot;,&quot;&quot;municipi&quot;&quot;:&quot;&quot;&quot;;[.B141];&quot;&quot;&quot;,&quot;&quot;lat&quot;&quot;:&quot;;[.C141];&quot;,&quot;&quot;lon&quot;&quot;:&quot;;[.D141];&quot;,&quot;&quot;hi_es&quot;&quot;:&quot;&quot;&quot;;[.E141];&quot;&quot;&quot;,&quot;&quot;megalith_type&quot;&quot;:&quot;&quot;&quot;;[.F141];&quot;&quot;&quot;,&quot;&quot;wikipedia&quot;&quot;:&quot;&quot;&quot;;[.G141];&quot;&quot;&quot;,&quot;&quot;wikidata&quot;&quot;:&quot;&quot;&quot;;[.H141];&quot;&quot;&quot;,&quot;&quot;source&quot;&quot;:&quot;&quot;&quot;;[.I141];&quot;&quot;&quot;,&quot;&quot;alt_name&quot;&quot;:&quot;&quot;&quot;;[.J141];&quot;&quot;&quot;},&quot;)" office:value-type="string" office:string-value="{&quot;name&quot;:&quot;Dolmen de les Comes Llobes dels Pils&quot;,&quot;municipi&quot;:&quot;Rabós&quot;,&quot;lat&quot;:42.43611,&quot;lon&quot;:3.05167,&quot;hi_es&quot;:&quot;&quot;,&quot;megalith_type&quot;:&quot;dolmen&quot;,&quot;wikipedia&quot;:&quot;ca:Dolmen de les Comes Llobes dels Pils&quot;,&quot;wikidata&quot;:&quot;Q11917571&quot;,&quot;source&quot;:&quot;&quot;,&quot;alt_name&quot;:&quot;&quot;}," calcext:value-type="string">
            <text:p>{"name":"Dolmen de les Comes Llobes dels Pils","municipi":"Rabós","lat":42.43611,"lon":3.05167,"hi_es":"","megalith_type":"dolmen","wikipedia":"ca:Dolmen de les Comes Llobes dels Pils","wikidata":"Q11917571","source":"","alt_name":""},</text:p>
          </table:table-cell>
        </table:table-row>
        <table:table-row table:style-name="ro2">
          <table:table-cell office:value-type="string" calcext:value-type="string">
            <text:p>Dolmen de les Morelles</text:p>
          </table:table-cell>
          <table:table-cell office:value-type="string" calcext:value-type="string">
            <text:p>Espolla</text:p>
          </table:table-cell>
          <table:table-cell office:value-type="string" calcext:value-type="string">
            <text:p>42.42667</text:p>
          </table:table-cell>
          <table:table-cell office:value-type="string" calcext:value-type="string">
            <text:p>2.99083</text:p>
          </table:table-cell>
          <table:table-cell/>
          <table:table-cell office:value-type="string" calcext:value-type="string">
            <text:p>dolmen</text:p>
          </table:table-cell>
          <table:table-cell office:value-type="string" calcext:value-type="string">
            <text:p>ca:Dolmen de les Morelles</text:p>
          </table:table-cell>
          <table:table-cell office:value-type="string" calcext:value-type="string">
            <text:p>Q11917578</text:p>
          </table:table-cell>
          <table:table-cell table:number-columns-repeated="2"/>
          <table:table-cell table:style-name="ce24" table:formula="of:=CONCATENATE(&quot;{&quot;;&quot;name:&quot;&quot;&quot;;[.A142];&quot;&quot;&quot;,municipi:&quot;&quot;&quot;;[.B142];&quot;&quot;&quot;,lat:&quot;;[.C142];&quot;,lon:&quot;;[.D142];&quot;,hi_es:&quot;&quot;&quot;;[.E142];&quot;&quot;&quot;,megalith_type:&quot;&quot;&quot;;[.F142];&quot;&quot;&quot;,wikipedia:&quot;&quot;&quot;;[.G142];&quot;&quot;&quot;,wikidata:&quot;&quot;&quot;;[.H142];&quot;&quot;&quot;,source:&quot;&quot;&quot;;[.I142];&quot;&quot;&quot;,alt_name:&quot;&quot;&quot;;[.J142];&quot;&quot;&quot;},&quot;)" office:value-type="string" office:string-value="{name:&quot;Dolmen de les Morelles&quot;,municipi:&quot;Espolla&quot;,lat:42.42667,lon:2.99083,hi_es:&quot;&quot;,megalith_type:&quot;dolmen&quot;,wikipedia:&quot;ca:Dolmen de les Morelles&quot;,wikidata:&quot;Q11917578&quot;,source:&quot;&quot;,alt_name:&quot;&quot;}," calcext:value-type="string">
            <text:p>{name:"Dolmen de les Morelles",municipi:"Espolla",lat:42.42667,lon:2.99083,hi_es:"",megalith_type:"dolmen",wikipedia:"ca:Dolmen de les Morelles",wikidata:"Q11917578",source:"",alt_name:""},</text:p>
          </table:table-cell>
          <table:table-cell table:formula="of:=CONCATENATE(&quot;{&quot;;&quot;&quot;&quot;name&quot;&quot;:&quot;&quot;&quot;;[.A142];&quot;&quot;&quot;,&quot;&quot;municipi&quot;&quot;:&quot;&quot;&quot;;[.B142];&quot;&quot;&quot;,&quot;&quot;lat&quot;&quot;:&quot;;[.C142];&quot;,&quot;&quot;lon&quot;&quot;:&quot;;[.D142];&quot;,&quot;&quot;hi_es&quot;&quot;:&quot;&quot;&quot;;[.E142];&quot;&quot;&quot;,&quot;&quot;megalith_type&quot;&quot;:&quot;&quot;&quot;;[.F142];&quot;&quot;&quot;,&quot;&quot;wikipedia&quot;&quot;:&quot;&quot;&quot;;[.G142];&quot;&quot;&quot;,&quot;&quot;wikidata&quot;&quot;:&quot;&quot;&quot;;[.H142];&quot;&quot;&quot;,&quot;&quot;source&quot;&quot;:&quot;&quot;&quot;;[.I142];&quot;&quot;&quot;,&quot;&quot;alt_name&quot;&quot;:&quot;&quot;&quot;;[.J142];&quot;&quot;&quot;},&quot;)" office:value-type="string" office:string-value="{&quot;name&quot;:&quot;Dolmen de les Morelles&quot;,&quot;municipi&quot;:&quot;Espolla&quot;,&quot;lat&quot;:42.42667,&quot;lon&quot;:2.99083,&quot;hi_es&quot;:&quot;&quot;,&quot;megalith_type&quot;:&quot;dolmen&quot;,&quot;wikipedia&quot;:&quot;ca:Dolmen de les Morelles&quot;,&quot;wikidata&quot;:&quot;Q11917578&quot;,&quot;source&quot;:&quot;&quot;,&quot;alt_name&quot;:&quot;&quot;}," calcext:value-type="string">
            <text:p>{"name":"Dolmen de les Morelles","municipi":"Espolla","lat":42.42667,"lon":2.99083,"hi_es":"","megalith_type":"dolmen","wikipedia":"ca:Dolmen de les Morelles","wikidata":"Q11917578","source":"","alt_name":""},</text:p>
          </table:table-cell>
        </table:table-row>
        <table:table-row table:style-name="ro2">
          <table:table-cell office:value-type="string" calcext:value-type="string">
            <text:p>Dolmen de Mas Baleta I</text:p>
          </table:table-cell>
          <table:table-cell office:value-type="string" calcext:value-type="string">
            <text:p>La Jonquera</text:p>
          </table:table-cell>
          <table:table-cell office:value-type="string" calcext:value-type="string">
            <text:p>42.401301</text:p>
          </table:table-cell>
          <table:table-cell office:value-type="string" calcext:value-type="string">
            <text:p>2.914947</text:p>
          </table:table-cell>
          <table:table-cell/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143];&quot;&quot;&quot;,municipi:&quot;&quot;&quot;;[.B143];&quot;&quot;&quot;,lat:&quot;;[.C143];&quot;,lon:&quot;;[.D143];&quot;,hi_es:&quot;&quot;&quot;;[.E143];&quot;&quot;&quot;,megalith_type:&quot;&quot;&quot;;[.F143];&quot;&quot;&quot;,wikipedia:&quot;&quot;&quot;;[.G143];&quot;&quot;&quot;,wikidata:&quot;&quot;&quot;;[.H143];&quot;&quot;&quot;,source:&quot;&quot;&quot;;[.I143];&quot;&quot;&quot;,alt_name:&quot;&quot;&quot;;[.J143];&quot;&quot;&quot;},&quot;)" office:value-type="string" office:string-value="{name:&quot;Dolmen de Mas Baleta I&quot;,municipi:&quot;La Jonquera&quot;,lat:42.401301,lon:2.914947,hi_es:&quot;&quot;,megalith_type:&quot;dolmen&quot;,wikipedia:&quot;&quot;,wikidata:&quot;&quot;,source:&quot;&quot;,alt_name:&quot;&quot;}," calcext:value-type="string">
            <text:p>{name:"Dolmen de Mas Baleta I",municipi:"La Jonquera",lat:42.401301,lon:2.914947,hi_es:"",megalith_type:"dolmen",wikipedia:"",wikidata:"",source:"",alt_name:""},</text:p>
          </table:table-cell>
          <table:table-cell table:formula="of:=CONCATENATE(&quot;{&quot;;&quot;&quot;&quot;name&quot;&quot;:&quot;&quot;&quot;;[.A143];&quot;&quot;&quot;,&quot;&quot;municipi&quot;&quot;:&quot;&quot;&quot;;[.B143];&quot;&quot;&quot;,&quot;&quot;lat&quot;&quot;:&quot;;[.C143];&quot;,&quot;&quot;lon&quot;&quot;:&quot;;[.D143];&quot;,&quot;&quot;hi_es&quot;&quot;:&quot;&quot;&quot;;[.E143];&quot;&quot;&quot;,&quot;&quot;megalith_type&quot;&quot;:&quot;&quot;&quot;;[.F143];&quot;&quot;&quot;,&quot;&quot;wikipedia&quot;&quot;:&quot;&quot;&quot;;[.G143];&quot;&quot;&quot;,&quot;&quot;wikidata&quot;&quot;:&quot;&quot;&quot;;[.H143];&quot;&quot;&quot;,&quot;&quot;source&quot;&quot;:&quot;&quot;&quot;;[.I143];&quot;&quot;&quot;,&quot;&quot;alt_name&quot;&quot;:&quot;&quot;&quot;;[.J143];&quot;&quot;&quot;},&quot;)" office:value-type="string" office:string-value="{&quot;name&quot;:&quot;Dolmen de Mas Baleta I&quot;,&quot;municipi&quot;:&quot;La Jonquera&quot;,&quot;lat&quot;:42.401301,&quot;lon&quot;:2.914947,&quot;hi_es&quot;:&quot;&quot;,&quot;megalith_type&quot;:&quot;dolmen&quot;,&quot;wikipedia&quot;:&quot;&quot;,&quot;wikidata&quot;:&quot;&quot;,&quot;source&quot;:&quot;&quot;,&quot;alt_name&quot;:&quot;&quot;}," calcext:value-type="string">
            <text:p>{"name":"Dolmen de Mas Baleta I","municipi":"La Jonquera","lat":42.401301,"lon":2.914947,"hi_es":"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e Mas Baleta II</text:p>
          </table:table-cell>
          <table:table-cell office:value-type="string" calcext:value-type="string">
            <text:p>La Jonquera</text:p>
          </table:table-cell>
          <table:table-cell office:value-type="string" calcext:value-type="string">
            <text:p>42.399974</text:p>
          </table:table-cell>
          <table:table-cell office:value-type="string" calcext:value-type="string">
            <text:p>2.913651</text:p>
          </table:table-cell>
          <table:table-cell/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144];&quot;&quot;&quot;,municipi:&quot;&quot;&quot;;[.B144];&quot;&quot;&quot;,lat:&quot;;[.C144];&quot;,lon:&quot;;[.D144];&quot;,hi_es:&quot;&quot;&quot;;[.E144];&quot;&quot;&quot;,megalith_type:&quot;&quot;&quot;;[.F144];&quot;&quot;&quot;,wikipedia:&quot;&quot;&quot;;[.G144];&quot;&quot;&quot;,wikidata:&quot;&quot;&quot;;[.H144];&quot;&quot;&quot;,source:&quot;&quot;&quot;;[.I144];&quot;&quot;&quot;,alt_name:&quot;&quot;&quot;;[.J144];&quot;&quot;&quot;},&quot;)" office:value-type="string" office:string-value="{name:&quot;Dolmen de Mas Baleta II&quot;,municipi:&quot;La Jonquera&quot;,lat:42.399974,lon:2.913651,hi_es:&quot;&quot;,megalith_type:&quot;dolmen&quot;,wikipedia:&quot;&quot;,wikidata:&quot;&quot;,source:&quot;&quot;,alt_name:&quot;&quot;}," calcext:value-type="string">
            <text:p>{name:"Dolmen de Mas Baleta II",municipi:"La Jonquera",lat:42.399974,lon:2.913651,hi_es:"",megalith_type:"dolmen",wikipedia:"",wikidata:"",source:"",alt_name:""},</text:p>
          </table:table-cell>
          <table:table-cell table:formula="of:=CONCATENATE(&quot;{&quot;;&quot;&quot;&quot;name&quot;&quot;:&quot;&quot;&quot;;[.A144];&quot;&quot;&quot;,&quot;&quot;municipi&quot;&quot;:&quot;&quot;&quot;;[.B144];&quot;&quot;&quot;,&quot;&quot;lat&quot;&quot;:&quot;;[.C144];&quot;,&quot;&quot;lon&quot;&quot;:&quot;;[.D144];&quot;,&quot;&quot;hi_es&quot;&quot;:&quot;&quot;&quot;;[.E144];&quot;&quot;&quot;,&quot;&quot;megalith_type&quot;&quot;:&quot;&quot;&quot;;[.F144];&quot;&quot;&quot;,&quot;&quot;wikipedia&quot;&quot;:&quot;&quot;&quot;;[.G144];&quot;&quot;&quot;,&quot;&quot;wikidata&quot;&quot;:&quot;&quot;&quot;;[.H144];&quot;&quot;&quot;,&quot;&quot;source&quot;&quot;:&quot;&quot;&quot;;[.I144];&quot;&quot;&quot;,&quot;&quot;alt_name&quot;&quot;:&quot;&quot;&quot;;[.J144];&quot;&quot;&quot;},&quot;)" office:value-type="string" office:string-value="{&quot;name&quot;:&quot;Dolmen de Mas Baleta II&quot;,&quot;municipi&quot;:&quot;La Jonquera&quot;,&quot;lat&quot;:42.399974,&quot;lon&quot;:2.913651,&quot;hi_es&quot;:&quot;&quot;,&quot;megalith_type&quot;:&quot;dolmen&quot;,&quot;wikipedia&quot;:&quot;&quot;,&quot;wikidata&quot;:&quot;&quot;,&quot;source&quot;:&quot;&quot;,&quot;alt_name&quot;:&quot;&quot;}," calcext:value-type="string">
            <text:p>{"name":"Dolmen de Mas Baleta II","municipi":"La Jonquera","lat":42.399974,"lon":2.913651,"hi_es":"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e Mas Baleta III</text:p>
          </table:table-cell>
          <table:table-cell office:value-type="string" calcext:value-type="string">
            <text:p>La Jonquera</text:p>
          </table:table-cell>
          <table:table-cell office:value-type="string" calcext:value-type="string">
            <text:p>42.400288</text:p>
          </table:table-cell>
          <table:table-cell office:value-type="string" calcext:value-type="string">
            <text:p>2.914402</text:p>
          </table:table-cell>
          <table:table-cell/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145];&quot;&quot;&quot;,municipi:&quot;&quot;&quot;;[.B145];&quot;&quot;&quot;,lat:&quot;;[.C145];&quot;,lon:&quot;;[.D145];&quot;,hi_es:&quot;&quot;&quot;;[.E145];&quot;&quot;&quot;,megalith_type:&quot;&quot;&quot;;[.F145];&quot;&quot;&quot;,wikipedia:&quot;&quot;&quot;;[.G145];&quot;&quot;&quot;,wikidata:&quot;&quot;&quot;;[.H145];&quot;&quot;&quot;,source:&quot;&quot;&quot;;[.I145];&quot;&quot;&quot;,alt_name:&quot;&quot;&quot;;[.J145];&quot;&quot;&quot;},&quot;)" office:value-type="string" office:string-value="{name:&quot;Dolmen de Mas Baleta III&quot;,municipi:&quot;La Jonquera&quot;,lat:42.400288,lon:2.914402,hi_es:&quot;&quot;,megalith_type:&quot;dolmen&quot;,wikipedia:&quot;&quot;,wikidata:&quot;&quot;,source:&quot;&quot;,alt_name:&quot;&quot;}," calcext:value-type="string">
            <text:p>{name:"Dolmen de Mas Baleta III",municipi:"La Jonquera",lat:42.400288,lon:2.914402,hi_es:"",megalith_type:"dolmen",wikipedia:"",wikidata:"",source:"",alt_name:""},</text:p>
          </table:table-cell>
          <table:table-cell table:formula="of:=CONCATENATE(&quot;{&quot;;&quot;&quot;&quot;name&quot;&quot;:&quot;&quot;&quot;;[.A145];&quot;&quot;&quot;,&quot;&quot;municipi&quot;&quot;:&quot;&quot;&quot;;[.B145];&quot;&quot;&quot;,&quot;&quot;lat&quot;&quot;:&quot;;[.C145];&quot;,&quot;&quot;lon&quot;&quot;:&quot;;[.D145];&quot;,&quot;&quot;hi_es&quot;&quot;:&quot;&quot;&quot;;[.E145];&quot;&quot;&quot;,&quot;&quot;megalith_type&quot;&quot;:&quot;&quot;&quot;;[.F145];&quot;&quot;&quot;,&quot;&quot;wikipedia&quot;&quot;:&quot;&quot;&quot;;[.G145];&quot;&quot;&quot;,&quot;&quot;wikidata&quot;&quot;:&quot;&quot;&quot;;[.H145];&quot;&quot;&quot;,&quot;&quot;source&quot;&quot;:&quot;&quot;&quot;;[.I145];&quot;&quot;&quot;,&quot;&quot;alt_name&quot;&quot;:&quot;&quot;&quot;;[.J145];&quot;&quot;&quot;},&quot;)" office:value-type="string" office:string-value="{&quot;name&quot;:&quot;Dolmen de Mas Baleta III&quot;,&quot;municipi&quot;:&quot;La Jonquera&quot;,&quot;lat&quot;:42.400288,&quot;lon&quot;:2.914402,&quot;hi_es&quot;:&quot;&quot;,&quot;megalith_type&quot;:&quot;dolmen&quot;,&quot;wikipedia&quot;:&quot;&quot;,&quot;wikidata&quot;:&quot;&quot;,&quot;source&quot;:&quot;&quot;,&quot;alt_name&quot;:&quot;&quot;}," calcext:value-type="string">
            <text:p>{"name":"Dolmen de Mas Baleta III","municipi":"La Jonquera","lat":42.400288,"lon":2.914402,"hi_es":"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e Mas Girarols I</text:p>
          </table:table-cell>
          <table:table-cell office:value-type="string" calcext:value-type="string">
            <text:p>Espolla</text:p>
          </table:table-cell>
          <table:table-cell office:value-type="string" calcext:value-type="string">
            <text:p>42.41861</text:p>
          </table:table-cell>
          <table:table-cell office:value-type="string" calcext:value-type="string">
            <text:p>3.01556</text:p>
          </table:table-cell>
          <table:table-cell/>
          <table:table-cell office:value-type="string" calcext:value-type="string">
            <text:p>dolmen</text:p>
          </table:table-cell>
          <table:table-cell office:value-type="string" calcext:value-type="string">
            <text:p>ca:Dolmen de Mas Girarols I</text:p>
          </table:table-cell>
          <table:table-cell office:value-type="string" calcext:value-type="string">
            <text:p>Q11917563</text:p>
          </table:table-cell>
          <table:table-cell table:number-columns-repeated="2"/>
          <table:table-cell table:style-name="ce24" table:formula="of:=CONCATENATE(&quot;{&quot;;&quot;name:&quot;&quot;&quot;;[.A146];&quot;&quot;&quot;,municipi:&quot;&quot;&quot;;[.B146];&quot;&quot;&quot;,lat:&quot;;[.C146];&quot;,lon:&quot;;[.D146];&quot;,hi_es:&quot;&quot;&quot;;[.E146];&quot;&quot;&quot;,megalith_type:&quot;&quot;&quot;;[.F146];&quot;&quot;&quot;,wikipedia:&quot;&quot;&quot;;[.G146];&quot;&quot;&quot;,wikidata:&quot;&quot;&quot;;[.H146];&quot;&quot;&quot;,source:&quot;&quot;&quot;;[.I146];&quot;&quot;&quot;,alt_name:&quot;&quot;&quot;;[.J146];&quot;&quot;&quot;},&quot;)" office:value-type="string" office:string-value="{name:&quot;Dolmen de Mas Girarols I&quot;,municipi:&quot;Espolla&quot;,lat:42.41861,lon:3.01556,hi_es:&quot;&quot;,megalith_type:&quot;dolmen&quot;,wikipedia:&quot;ca:Dolmen de Mas Girarols I&quot;,wikidata:&quot;Q11917563&quot;,source:&quot;&quot;,alt_name:&quot;&quot;}," calcext:value-type="string">
            <text:p>{name:"Dolmen de Mas Girarols I",municipi:"Espolla",lat:42.41861,lon:3.01556,hi_es:"",megalith_type:"dolmen",wikipedia:"ca:Dolmen de Mas Girarols I",wikidata:"Q11917563",source:"",alt_name:""},</text:p>
          </table:table-cell>
          <table:table-cell table:formula="of:=CONCATENATE(&quot;{&quot;;&quot;&quot;&quot;name&quot;&quot;:&quot;&quot;&quot;;[.A146];&quot;&quot;&quot;,&quot;&quot;municipi&quot;&quot;:&quot;&quot;&quot;;[.B146];&quot;&quot;&quot;,&quot;&quot;lat&quot;&quot;:&quot;;[.C146];&quot;,&quot;&quot;lon&quot;&quot;:&quot;;[.D146];&quot;,&quot;&quot;hi_es&quot;&quot;:&quot;&quot;&quot;;[.E146];&quot;&quot;&quot;,&quot;&quot;megalith_type&quot;&quot;:&quot;&quot;&quot;;[.F146];&quot;&quot;&quot;,&quot;&quot;wikipedia&quot;&quot;:&quot;&quot;&quot;;[.G146];&quot;&quot;&quot;,&quot;&quot;wikidata&quot;&quot;:&quot;&quot;&quot;;[.H146];&quot;&quot;&quot;,&quot;&quot;source&quot;&quot;:&quot;&quot;&quot;;[.I146];&quot;&quot;&quot;,&quot;&quot;alt_name&quot;&quot;:&quot;&quot;&quot;;[.J146];&quot;&quot;&quot;},&quot;)" office:value-type="string" office:string-value="{&quot;name&quot;:&quot;Dolmen de Mas Girarols I&quot;,&quot;municipi&quot;:&quot;Espolla&quot;,&quot;lat&quot;:42.41861,&quot;lon&quot;:3.01556,&quot;hi_es&quot;:&quot;&quot;,&quot;megalith_type&quot;:&quot;dolmen&quot;,&quot;wikipedia&quot;:&quot;ca:Dolmen de Mas Girarols I&quot;,&quot;wikidata&quot;:&quot;Q11917563&quot;,&quot;source&quot;:&quot;&quot;,&quot;alt_name&quot;:&quot;&quot;}," calcext:value-type="string">
            <text:p>{"name":"Dolmen de Mas Girarols I","municipi":"Espolla","lat":42.41861,"lon":3.01556,"hi_es":"","megalith_type":"dolmen","wikipedia":"ca:Dolmen de Mas Girarols I","wikidata":"Q11917563","source":"","alt_name":""},</text:p>
          </table:table-cell>
        </table:table-row>
        <table:table-row table:style-name="ro2">
          <table:table-cell table:style-name="ce13" office:value-type="string" calcext:value-type="string">
            <text:p>Dolmen de mas Girarols II</text:p>
          </table:table-cell>
          <table:table-cell office:value-type="string" calcext:value-type="string">
            <text:p>Espolla</text:p>
          </table:table-cell>
          <table:table-cell office:value-type="string" calcext:value-type="string">
            <text:p>42.41917</text:p>
          </table:table-cell>
          <table:table-cell office:value-type="string" calcext:value-type="string">
            <text:p>3.01583</text:p>
          </table:table-cell>
          <table:table-cell/>
          <table:table-cell office:value-type="string" calcext:value-type="string">
            <text:p>dolmen</text:p>
          </table:table-cell>
          <table:table-cell office:value-type="string" calcext:value-type="string">
            <text:p>ca:Dolmen de Mas Girarols II</text:p>
          </table:table-cell>
          <table:table-cell office:value-type="string" calcext:value-type="string">
            <text:p>Q11917565</text:p>
          </table:table-cell>
          <table:table-cell table:number-columns-repeated="2"/>
          <table:table-cell table:style-name="ce24" table:formula="of:=CONCATENATE(&quot;{&quot;;&quot;name:&quot;&quot;&quot;;[.A147];&quot;&quot;&quot;,municipi:&quot;&quot;&quot;;[.B147];&quot;&quot;&quot;,lat:&quot;;[.C147];&quot;,lon:&quot;;[.D147];&quot;,hi_es:&quot;&quot;&quot;;[.E147];&quot;&quot;&quot;,megalith_type:&quot;&quot;&quot;;[.F147];&quot;&quot;&quot;,wikipedia:&quot;&quot;&quot;;[.G147];&quot;&quot;&quot;,wikidata:&quot;&quot;&quot;;[.H147];&quot;&quot;&quot;,source:&quot;&quot;&quot;;[.I147];&quot;&quot;&quot;,alt_name:&quot;&quot;&quot;;[.J147];&quot;&quot;&quot;},&quot;)" office:value-type="string" office:string-value="{name:&quot;Dolmen de mas Girarols II&quot;,municipi:&quot;Espolla&quot;,lat:42.41917,lon:3.01583,hi_es:&quot;&quot;,megalith_type:&quot;dolmen&quot;,wikipedia:&quot;ca:Dolmen de Mas Girarols II&quot;,wikidata:&quot;Q11917565&quot;,source:&quot;&quot;,alt_name:&quot;&quot;}," calcext:value-type="string">
            <text:p>{name:"Dolmen de mas Girarols II",municipi:"Espolla",lat:42.41917,lon:3.01583,hi_es:"",megalith_type:"dolmen",wikipedia:"ca:Dolmen de Mas Girarols II",wikidata:"Q11917565",source:"",alt_name:""},</text:p>
          </table:table-cell>
          <table:table-cell table:formula="of:=CONCATENATE(&quot;{&quot;;&quot;&quot;&quot;name&quot;&quot;:&quot;&quot;&quot;;[.A147];&quot;&quot;&quot;,&quot;&quot;municipi&quot;&quot;:&quot;&quot;&quot;;[.B147];&quot;&quot;&quot;,&quot;&quot;lat&quot;&quot;:&quot;;[.C147];&quot;,&quot;&quot;lon&quot;&quot;:&quot;;[.D147];&quot;,&quot;&quot;hi_es&quot;&quot;:&quot;&quot;&quot;;[.E147];&quot;&quot;&quot;,&quot;&quot;megalith_type&quot;&quot;:&quot;&quot;&quot;;[.F147];&quot;&quot;&quot;,&quot;&quot;wikipedia&quot;&quot;:&quot;&quot;&quot;;[.G147];&quot;&quot;&quot;,&quot;&quot;wikidata&quot;&quot;:&quot;&quot;&quot;;[.H147];&quot;&quot;&quot;,&quot;&quot;source&quot;&quot;:&quot;&quot;&quot;;[.I147];&quot;&quot;&quot;,&quot;&quot;alt_name&quot;&quot;:&quot;&quot;&quot;;[.J147];&quot;&quot;&quot;},&quot;)" office:value-type="string" office:string-value="{&quot;name&quot;:&quot;Dolmen de mas Girarols II&quot;,&quot;municipi&quot;:&quot;Espolla&quot;,&quot;lat&quot;:42.41917,&quot;lon&quot;:3.01583,&quot;hi_es&quot;:&quot;&quot;,&quot;megalith_type&quot;:&quot;dolmen&quot;,&quot;wikipedia&quot;:&quot;ca:Dolmen de Mas Girarols II&quot;,&quot;wikidata&quot;:&quot;Q11917565&quot;,&quot;source&quot;:&quot;&quot;,&quot;alt_name&quot;:&quot;&quot;}," calcext:value-type="string">
            <text:p>{"name":"Dolmen de mas Girarols II","municipi":"Espolla","lat":42.41917,"lon":3.01583,"hi_es":"","megalith_type":"dolmen","wikipedia":"ca:Dolmen de Mas Girarols II","wikidata":"Q11917565","source":"","alt_name":""},</text:p>
          </table:table-cell>
        </table:table-row>
        <table:table-row table:style-name="ro2">
          <table:table-cell office:value-type="string" calcext:value-type="string">
            <text:p>Dolmen de Mirgoler</text:p>
          </table:table-cell>
          <table:table-cell office:value-type="string" calcext:value-type="string">
            <text:p>Capmany</text:p>
          </table:table-cell>
          <table:table-cell office:value-type="string" calcext:value-type="string">
            <text:p>42.384990</text:p>
          </table:table-cell>
          <table:table-cell office:value-type="string" calcext:value-type="string">
            <text:p>2.905548</text:p>
          </table:table-cell>
          <table:table-cell/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http://dolmensmenhirs.blogspot.com/2014/03/dolmen-del-mirgoler-alt-emporda.html</text:p>
          </table:table-cell>
          <table:table-cell/>
          <table:table-cell table:style-name="ce24" table:formula="of:=CONCATENATE(&quot;{&quot;;&quot;name:&quot;&quot;&quot;;[.A148];&quot;&quot;&quot;,municipi:&quot;&quot;&quot;;[.B148];&quot;&quot;&quot;,lat:&quot;;[.C148];&quot;,lon:&quot;;[.D148];&quot;,hi_es:&quot;&quot;&quot;;[.E148];&quot;&quot;&quot;,megalith_type:&quot;&quot;&quot;;[.F148];&quot;&quot;&quot;,wikipedia:&quot;&quot;&quot;;[.G148];&quot;&quot;&quot;,wikidata:&quot;&quot;&quot;;[.H148];&quot;&quot;&quot;,source:&quot;&quot;&quot;;[.I148];&quot;&quot;&quot;,alt_name:&quot;&quot;&quot;;[.J148];&quot;&quot;&quot;},&quot;)" office:value-type="string" office:string-value="{name:&quot;Dolmen de Mirgoler&quot;,municipi:&quot;Capmany&quot;,lat:42.384990,lon:2.905548,hi_es:&quot;&quot;,megalith_type:&quot;dolmen&quot;,wikipedia:&quot;&quot;,wikidata:&quot;&quot;,source:&quot;http://dolmensmenhirs.blogspot.com/2014/03/dolmen-del-mirgoler-alt-emporda.html&quot;,alt_name:&quot;&quot;}," calcext:value-type="string">
            <text:p>{name:"Dolmen de Mirgoler",municipi:"Capmany",lat:42.384990,lon:2.905548,hi_es:"",megalith_type:"dolmen",wikipedia:"",wikidata:"",source:"http://dolmensmenhirs.blogspot.com/2014/03/dolmen-del-mirgoler-alt-emporda.html",alt_name:""},</text:p>
          </table:table-cell>
          <table:table-cell table:formula="of:=CONCATENATE(&quot;{&quot;;&quot;&quot;&quot;name&quot;&quot;:&quot;&quot;&quot;;[.A148];&quot;&quot;&quot;,&quot;&quot;municipi&quot;&quot;:&quot;&quot;&quot;;[.B148];&quot;&quot;&quot;,&quot;&quot;lat&quot;&quot;:&quot;;[.C148];&quot;,&quot;&quot;lon&quot;&quot;:&quot;;[.D148];&quot;,&quot;&quot;hi_es&quot;&quot;:&quot;&quot;&quot;;[.E148];&quot;&quot;&quot;,&quot;&quot;megalith_type&quot;&quot;:&quot;&quot;&quot;;[.F148];&quot;&quot;&quot;,&quot;&quot;wikipedia&quot;&quot;:&quot;&quot;&quot;;[.G148];&quot;&quot;&quot;,&quot;&quot;wikidata&quot;&quot;:&quot;&quot;&quot;;[.H148];&quot;&quot;&quot;,&quot;&quot;source&quot;&quot;:&quot;&quot;&quot;;[.I148];&quot;&quot;&quot;,&quot;&quot;alt_name&quot;&quot;:&quot;&quot;&quot;;[.J148];&quot;&quot;&quot;},&quot;)" office:value-type="string" office:string-value="{&quot;name&quot;:&quot;Dolmen de Mirgoler&quot;,&quot;municipi&quot;:&quot;Capmany&quot;,&quot;lat&quot;:42.384990,&quot;lon&quot;:2.905548,&quot;hi_es&quot;:&quot;&quot;,&quot;megalith_type&quot;:&quot;dolmen&quot;,&quot;wikipedia&quot;:&quot;&quot;,&quot;wikidata&quot;:&quot;&quot;,&quot;source&quot;:&quot;http://dolmensmenhirs.blogspot.com/2014/03/dolmen-del-mirgoler-alt-emporda.html&quot;,&quot;alt_name&quot;:&quot;&quot;}," calcext:value-type="string">
            <text:p>{"name":"Dolmen de Mirgoler","municipi":"Capmany","lat":42.384990,"lon":2.905548,"hi_es":"","megalith_type":"dolmen","wikipedia":"","wikidata":"","source":"http://dolmensmenhirs.blogspot.com/2014/03/dolmen-del-mirgoler-alt-emporda.html","alt_name":""},</text:p>
          </table:table-cell>
        </table:table-row>
        <table:table-row table:style-name="ro2">
          <table:table-cell office:value-type="string" calcext:value-type="string">
            <text:p>Dolmen de Mores Altes I</text:p>
          </table:table-cell>
          <table:table-cell office:value-type="string" calcext:value-type="string">
            <text:p>El Port de la Selva</text:p>
          </table:table-cell>
          <table:table-cell office:value-type="string" calcext:value-type="string">
            <text:p>42.332403</text:p>
          </table:table-cell>
          <table:table-cell office:value-type="string" calcext:value-type="string">
            <text:p>3.183674</text:p>
          </table:table-cell>
          <table:table-cell/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http://dolmensmenhirs.blogspot.com/2014/03/dolmen-de-mores-altes-ii-alt-empoda.html</text:p>
          </table:table-cell>
          <table:table-cell/>
          <table:table-cell table:style-name="ce24" table:formula="of:=CONCATENATE(&quot;{&quot;;&quot;name:&quot;&quot;&quot;;[.A149];&quot;&quot;&quot;,municipi:&quot;&quot;&quot;;[.B149];&quot;&quot;&quot;,lat:&quot;;[.C149];&quot;,lon:&quot;;[.D149];&quot;,hi_es:&quot;&quot;&quot;;[.E149];&quot;&quot;&quot;,megalith_type:&quot;&quot;&quot;;[.F149];&quot;&quot;&quot;,wikipedia:&quot;&quot;&quot;;[.G149];&quot;&quot;&quot;,wikidata:&quot;&quot;&quot;;[.H149];&quot;&quot;&quot;,source:&quot;&quot;&quot;;[.I149];&quot;&quot;&quot;,alt_name:&quot;&quot;&quot;;[.J149];&quot;&quot;&quot;},&quot;)" office:value-type="string" office:string-value="{name:&quot;Dolmen de Mores Altes I&quot;,municipi:&quot;El Port de la Selva&quot;,lat:42.332403,lon:3.183674,hi_es:&quot;&quot;,megalith_type:&quot;dolmen&quot;,wikipedia:&quot;&quot;,wikidata:&quot;&quot;,source:&quot;http://dolmensmenhirs.blogspot.com/2014/03/dolmen-de-mores-altes-ii-alt-empoda.html&quot;,alt_name:&quot;&quot;}," calcext:value-type="string">
            <text:p>{name:"Dolmen de Mores Altes I",municipi:"El Port de la Selva",lat:42.332403,lon:3.183674,hi_es:"",megalith_type:"dolmen",wikipedia:"",wikidata:"",source:"http://dolmensmenhirs.blogspot.com/2014/03/dolmen-de-mores-altes-ii-alt-empoda.html",alt_name:""},</text:p>
          </table:table-cell>
          <table:table-cell table:formula="of:=CONCATENATE(&quot;{&quot;;&quot;&quot;&quot;name&quot;&quot;:&quot;&quot;&quot;;[.A149];&quot;&quot;&quot;,&quot;&quot;municipi&quot;&quot;:&quot;&quot;&quot;;[.B149];&quot;&quot;&quot;,&quot;&quot;lat&quot;&quot;:&quot;;[.C149];&quot;,&quot;&quot;lon&quot;&quot;:&quot;;[.D149];&quot;,&quot;&quot;hi_es&quot;&quot;:&quot;&quot;&quot;;[.E149];&quot;&quot;&quot;,&quot;&quot;megalith_type&quot;&quot;:&quot;&quot;&quot;;[.F149];&quot;&quot;&quot;,&quot;&quot;wikipedia&quot;&quot;:&quot;&quot;&quot;;[.G149];&quot;&quot;&quot;,&quot;&quot;wikidata&quot;&quot;:&quot;&quot;&quot;;[.H149];&quot;&quot;&quot;,&quot;&quot;source&quot;&quot;:&quot;&quot;&quot;;[.I149];&quot;&quot;&quot;,&quot;&quot;alt_name&quot;&quot;:&quot;&quot;&quot;;[.J149];&quot;&quot;&quot;},&quot;)" office:value-type="string" office:string-value="{&quot;name&quot;:&quot;Dolmen de Mores Altes I&quot;,&quot;municipi&quot;:&quot;El Port de la Selva&quot;,&quot;lat&quot;:42.332403,&quot;lon&quot;:3.183674,&quot;hi_es&quot;:&quot;&quot;,&quot;megalith_type&quot;:&quot;dolmen&quot;,&quot;wikipedia&quot;:&quot;&quot;,&quot;wikidata&quot;:&quot;&quot;,&quot;source&quot;:&quot;http://dolmensmenhirs.blogspot.com/2014/03/dolmen-de-mores-altes-ii-alt-empoda.html&quot;,&quot;alt_name&quot;:&quot;&quot;}," calcext:value-type="string">
            <text:p>{"name":"Dolmen de Mores Altes I","municipi":"El Port de la Selva","lat":42.332403,"lon":3.183674,"hi_es":"","megalith_type":"dolmen","wikipedia":"","wikidata":"","source":"http://dolmensmenhirs.blogspot.com/2014/03/dolmen-de-mores-altes-ii-alt-empoda.html","alt_name":""},</text:p>
          </table:table-cell>
        </table:table-row>
        <table:table-row table:style-name="ro2">
          <table:table-cell office:value-type="string" calcext:value-type="string">
            <text:p>Dolmen de Pedrarca</text:p>
          </table:table-cell>
          <table:table-cell office:value-type="string" calcext:value-type="string">
            <text:p>Llinars del Vallès</text:p>
          </table:table-cell>
          <table:table-cell office:value-type="string" calcext:value-type="string">
            <text:p>41.65167</text:p>
          </table:table-cell>
          <table:table-cell office:value-type="string" calcext:value-type="string">
            <text:p>2.435</text:p>
          </table:table-cell>
          <table:table-cell/>
          <table:table-cell office:value-type="string" calcext:value-type="string">
            <text:p>dolmen</text:p>
          </table:table-cell>
          <table:table-cell office:value-type="string" calcext:value-type="string">
            <text:p>ca:Dolmen de Pedrarca</text:p>
          </table:table-cell>
          <table:table-cell office:value-type="string" calcext:value-type="string">
            <text:p>Q11917564</text:p>
          </table:table-cell>
          <table:table-cell table:number-columns-repeated="2"/>
          <table:table-cell table:style-name="ce24" table:formula="of:=CONCATENATE(&quot;{&quot;;&quot;name:&quot;&quot;&quot;;[.A150];&quot;&quot;&quot;,municipi:&quot;&quot;&quot;;[.B150];&quot;&quot;&quot;,lat:&quot;;[.C150];&quot;,lon:&quot;;[.D150];&quot;,hi_es:&quot;&quot;&quot;;[.E150];&quot;&quot;&quot;,megalith_type:&quot;&quot;&quot;;[.F150];&quot;&quot;&quot;,wikipedia:&quot;&quot;&quot;;[.G150];&quot;&quot;&quot;,wikidata:&quot;&quot;&quot;;[.H150];&quot;&quot;&quot;,source:&quot;&quot;&quot;;[.I150];&quot;&quot;&quot;,alt_name:&quot;&quot;&quot;;[.J150];&quot;&quot;&quot;},&quot;)" office:value-type="string" office:string-value="{name:&quot;Dolmen de Pedrarca&quot;,municipi:&quot;Llinars del Vallès&quot;,lat:41.65167,lon:2.435,hi_es:&quot;&quot;,megalith_type:&quot;dolmen&quot;,wikipedia:&quot;ca:Dolmen de Pedrarca&quot;,wikidata:&quot;Q11917564&quot;,source:&quot;&quot;,alt_name:&quot;&quot;}," calcext:value-type="string">
            <text:p>{name:"Dolmen de Pedrarca",municipi:"Llinars del Vallès",lat:41.65167,lon:2.435,hi_es:"",megalith_type:"dolmen",wikipedia:"ca:Dolmen de Pedrarca",wikidata:"Q11917564",source:"",alt_name:""},</text:p>
          </table:table-cell>
          <table:table-cell table:formula="of:=CONCATENATE(&quot;{&quot;;&quot;&quot;&quot;name&quot;&quot;:&quot;&quot;&quot;;[.A150];&quot;&quot;&quot;,&quot;&quot;municipi&quot;&quot;:&quot;&quot;&quot;;[.B150];&quot;&quot;&quot;,&quot;&quot;lat&quot;&quot;:&quot;;[.C150];&quot;,&quot;&quot;lon&quot;&quot;:&quot;;[.D150];&quot;,&quot;&quot;hi_es&quot;&quot;:&quot;&quot;&quot;;[.E150];&quot;&quot;&quot;,&quot;&quot;megalith_type&quot;&quot;:&quot;&quot;&quot;;[.F150];&quot;&quot;&quot;,&quot;&quot;wikipedia&quot;&quot;:&quot;&quot;&quot;;[.G150];&quot;&quot;&quot;,&quot;&quot;wikidata&quot;&quot;:&quot;&quot;&quot;;[.H150];&quot;&quot;&quot;,&quot;&quot;source&quot;&quot;:&quot;&quot;&quot;;[.I150];&quot;&quot;&quot;,&quot;&quot;alt_name&quot;&quot;:&quot;&quot;&quot;;[.J150];&quot;&quot;&quot;},&quot;)" office:value-type="string" office:string-value="{&quot;name&quot;:&quot;Dolmen de Pedrarca&quot;,&quot;municipi&quot;:&quot;Llinars del Vallès&quot;,&quot;lat&quot;:41.65167,&quot;lon&quot;:2.435,&quot;hi_es&quot;:&quot;&quot;,&quot;megalith_type&quot;:&quot;dolmen&quot;,&quot;wikipedia&quot;:&quot;ca:Dolmen de Pedrarca&quot;,&quot;wikidata&quot;:&quot;Q11917564&quot;,&quot;source&quot;:&quot;&quot;,&quot;alt_name&quot;:&quot;&quot;}," calcext:value-type="string">
            <text:p>{"name":"Dolmen de Pedrarca","municipi":"Llinars del Vallès","lat":41.65167,"lon":2.435,"hi_es":"","megalith_type":"dolmen","wikipedia":"ca:Dolmen de Pedrarca","wikidata":"Q11917564","source":"","alt_name":""},</text:p>
          </table:table-cell>
        </table:table-row>
        <table:table-row table:style-name="ro2">
          <table:table-cell office:value-type="string" calcext:value-type="string">
            <text:p>Dolmen de Puigsespedres</text:p>
          </table:table-cell>
          <table:table-cell office:value-type="string" calcext:value-type="string">
            <text:p>L'Esquirol</text:p>
          </table:table-cell>
          <table:table-cell office:value-type="string" calcext:value-type="string">
            <text:p>42.03472</text:p>
          </table:table-cell>
          <table:table-cell office:value-type="string" calcext:value-type="string">
            <text:p>2.36167</text:p>
          </table:table-cell>
          <table:table-cell/>
          <table:table-cell office:value-type="string" calcext:value-type="string">
            <text:p>dolmen</text:p>
          </table:table-cell>
          <table:table-cell office:value-type="string" calcext:value-type="string">
            <text:p>ca:Dolmen de Puigsespedres</text:p>
          </table:table-cell>
          <table:table-cell table:number-columns-repeated="3"/>
          <table:table-cell table:style-name="ce24" table:formula="of:=CONCATENATE(&quot;{&quot;;&quot;name:&quot;&quot;&quot;;[.A151];&quot;&quot;&quot;,municipi:&quot;&quot;&quot;;[.B151];&quot;&quot;&quot;,lat:&quot;;[.C151];&quot;,lon:&quot;;[.D151];&quot;,hi_es:&quot;&quot;&quot;;[.E151];&quot;&quot;&quot;,megalith_type:&quot;&quot;&quot;;[.F151];&quot;&quot;&quot;,wikipedia:&quot;&quot;&quot;;[.G151];&quot;&quot;&quot;,wikidata:&quot;&quot;&quot;;[.H151];&quot;&quot;&quot;,source:&quot;&quot;&quot;;[.I151];&quot;&quot;&quot;,alt_name:&quot;&quot;&quot;;[.J151];&quot;&quot;&quot;},&quot;)" office:value-type="string" office:string-value="{name:&quot;Dolmen de Puigsespedres&quot;,municipi:&quot;L'Esquirol&quot;,lat:42.03472,lon:2.36167,hi_es:&quot;&quot;,megalith_type:&quot;dolmen&quot;,wikipedia:&quot;ca:Dolmen de Puigsespedres&quot;,wikidata:&quot;&quot;,source:&quot;&quot;,alt_name:&quot;&quot;}," calcext:value-type="string">
            <text:p>{name:"Dolmen de Puigsespedres",municipi:"L'Esquirol",lat:42.03472,lon:2.36167,hi_es:"",megalith_type:"dolmen",wikipedia:"ca:Dolmen de Puigsespedres",wikidata:"",source:"",alt_name:""},</text:p>
          </table:table-cell>
          <table:table-cell table:formula="of:=CONCATENATE(&quot;{&quot;;&quot;&quot;&quot;name&quot;&quot;:&quot;&quot;&quot;;[.A151];&quot;&quot;&quot;,&quot;&quot;municipi&quot;&quot;:&quot;&quot;&quot;;[.B151];&quot;&quot;&quot;,&quot;&quot;lat&quot;&quot;:&quot;;[.C151];&quot;,&quot;&quot;lon&quot;&quot;:&quot;;[.D151];&quot;,&quot;&quot;hi_es&quot;&quot;:&quot;&quot;&quot;;[.E151];&quot;&quot;&quot;,&quot;&quot;megalith_type&quot;&quot;:&quot;&quot;&quot;;[.F151];&quot;&quot;&quot;,&quot;&quot;wikipedia&quot;&quot;:&quot;&quot;&quot;;[.G151];&quot;&quot;&quot;,&quot;&quot;wikidata&quot;&quot;:&quot;&quot;&quot;;[.H151];&quot;&quot;&quot;,&quot;&quot;source&quot;&quot;:&quot;&quot;&quot;;[.I151];&quot;&quot;&quot;,&quot;&quot;alt_name&quot;&quot;:&quot;&quot;&quot;;[.J151];&quot;&quot;&quot;},&quot;)" office:value-type="string" office:string-value="{&quot;name&quot;:&quot;Dolmen de Puigsespedres&quot;,&quot;municipi&quot;:&quot;L'Esquirol&quot;,&quot;lat&quot;:42.03472,&quot;lon&quot;:2.36167,&quot;hi_es&quot;:&quot;&quot;,&quot;megalith_type&quot;:&quot;dolmen&quot;,&quot;wikipedia&quot;:&quot;ca:Dolmen de Puigsespedres&quot;,&quot;wikidata&quot;:&quot;&quot;,&quot;source&quot;:&quot;&quot;,&quot;alt_name&quot;:&quot;&quot;}," calcext:value-type="string">
            <text:p>{"name":"Dolmen de Puigsespedres","municipi":"L'Esquirol","lat":42.03472,"lon":2.36167,"hi_es":"","megalith_type":"dolmen","wikipedia":"ca:Dolmen de Puigsespedres","wikidata":"","source":"","alt_name":""},</text:p>
          </table:table-cell>
        </table:table-row>
        <table:table-row table:style-name="ro2">
          <table:table-cell office:value-type="string" calcext:value-type="string">
            <text:p>Dolmen de Roca Miralles</text:p>
          </table:table-cell>
          <table:table-cell office:value-type="string" calcext:value-type="string">
            <text:p>El Port de la Selva</text:p>
          </table:table-cell>
          <table:table-cell office:value-type="string" calcext:value-type="string">
            <text:p>42.339781</text:p>
          </table:table-cell>
          <table:table-cell office:value-type="string" calcext:value-type="string">
            <text:p>3.137468</text:p>
          </table:table-cell>
          <table:table-cell/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http://dolmensmenhirs.blogspot.com/2014/03/dolmen-de-roca-miralles-alt-emporda.html</text:p>
          </table:table-cell>
          <table:table-cell/>
          <table:table-cell table:style-name="ce24" table:formula="of:=CONCATENATE(&quot;{&quot;;&quot;name:&quot;&quot;&quot;;[.A152];&quot;&quot;&quot;,municipi:&quot;&quot;&quot;;[.B152];&quot;&quot;&quot;,lat:&quot;;[.C152];&quot;,lon:&quot;;[.D152];&quot;,hi_es:&quot;&quot;&quot;;[.E152];&quot;&quot;&quot;,megalith_type:&quot;&quot;&quot;;[.F152];&quot;&quot;&quot;,wikipedia:&quot;&quot;&quot;;[.G152];&quot;&quot;&quot;,wikidata:&quot;&quot;&quot;;[.H152];&quot;&quot;&quot;,source:&quot;&quot;&quot;;[.I152];&quot;&quot;&quot;,alt_name:&quot;&quot;&quot;;[.J152];&quot;&quot;&quot;},&quot;)" office:value-type="string" office:string-value="{name:&quot;Dolmen de Roca Miralles&quot;,municipi:&quot;El Port de la Selva&quot;,lat:42.339781,lon:3.137468,hi_es:&quot;&quot;,megalith_type:&quot;dolmen&quot;,wikipedia:&quot;&quot;,wikidata:&quot;&quot;,source:&quot;http://dolmensmenhirs.blogspot.com/2014/03/dolmen-de-roca-miralles-alt-emporda.html&quot;,alt_name:&quot;&quot;}," calcext:value-type="string">
            <text:p>{name:"Dolmen de Roca Miralles",municipi:"El Port de la Selva",lat:42.339781,lon:3.137468,hi_es:"",megalith_type:"dolmen",wikipedia:"",wikidata:"",source:"http://dolmensmenhirs.blogspot.com/2014/03/dolmen-de-roca-miralles-alt-emporda.html",alt_name:""},</text:p>
          </table:table-cell>
          <table:table-cell table:formula="of:=CONCATENATE(&quot;{&quot;;&quot;&quot;&quot;name&quot;&quot;:&quot;&quot;&quot;;[.A152];&quot;&quot;&quot;,&quot;&quot;municipi&quot;&quot;:&quot;&quot;&quot;;[.B152];&quot;&quot;&quot;,&quot;&quot;lat&quot;&quot;:&quot;;[.C152];&quot;,&quot;&quot;lon&quot;&quot;:&quot;;[.D152];&quot;,&quot;&quot;hi_es&quot;&quot;:&quot;&quot;&quot;;[.E152];&quot;&quot;&quot;,&quot;&quot;megalith_type&quot;&quot;:&quot;&quot;&quot;;[.F152];&quot;&quot;&quot;,&quot;&quot;wikipedia&quot;&quot;:&quot;&quot;&quot;;[.G152];&quot;&quot;&quot;,&quot;&quot;wikidata&quot;&quot;:&quot;&quot;&quot;;[.H152];&quot;&quot;&quot;,&quot;&quot;source&quot;&quot;:&quot;&quot;&quot;;[.I152];&quot;&quot;&quot;,&quot;&quot;alt_name&quot;&quot;:&quot;&quot;&quot;;[.J152];&quot;&quot;&quot;},&quot;)" office:value-type="string" office:string-value="{&quot;name&quot;:&quot;Dolmen de Roca Miralles&quot;,&quot;municipi&quot;:&quot;El Port de la Selva&quot;,&quot;lat&quot;:42.339781,&quot;lon&quot;:3.137468,&quot;hi_es&quot;:&quot;&quot;,&quot;megalith_type&quot;:&quot;dolmen&quot;,&quot;wikipedia&quot;:&quot;&quot;,&quot;wikidata&quot;:&quot;&quot;,&quot;source&quot;:&quot;http://dolmensmenhirs.blogspot.com/2014/03/dolmen-de-roca-miralles-alt-emporda.html&quot;,&quot;alt_name&quot;:&quot;&quot;}," calcext:value-type="string">
            <text:p>{"name":"Dolmen de Roca Miralles","municipi":"El Port de la Selva","lat":42.339781,"lon":3.137468,"hi_es":"","megalith_type":"dolmen","wikipedia":"","wikidata":"","source":"http://dolmensmenhirs.blogspot.com/2014/03/dolmen-de-roca-miralles-alt-emporda.html","alt_name":""},</text:p>
          </table:table-cell>
        </table:table-row>
        <table:table-row table:style-name="ro2">
          <table:table-cell office:value-type="string" calcext:value-type="string">
            <text:p>Dolmen de Rocalba</text:p>
          </table:table-cell>
          <table:table-cell office:value-type="string" calcext:value-type="string">
            <text:p>Agullana</text:p>
          </table:table-cell>
          <table:table-cell office:value-type="string" calcext:value-type="string">
            <text:p>42.412828</text:p>
          </table:table-cell>
          <table:table-cell office:value-type="string" calcext:value-type="string">
            <text:p>2.861534</text:p>
          </table:table-cell>
          <table:table-cell/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http://dolmensmenhirs.blogspot.com/2014/05/dolmen-de-rocalba-alt-emporda.html</text:p>
          </table:table-cell>
          <table:table-cell/>
          <table:table-cell table:style-name="ce24" table:formula="of:=CONCATENATE(&quot;{&quot;;&quot;name:&quot;&quot;&quot;;[.A153];&quot;&quot;&quot;,municipi:&quot;&quot;&quot;;[.B153];&quot;&quot;&quot;,lat:&quot;;[.C153];&quot;,lon:&quot;;[.D153];&quot;,hi_es:&quot;&quot;&quot;;[.E153];&quot;&quot;&quot;,megalith_type:&quot;&quot;&quot;;[.F153];&quot;&quot;&quot;,wikipedia:&quot;&quot;&quot;;[.G153];&quot;&quot;&quot;,wikidata:&quot;&quot;&quot;;[.H153];&quot;&quot;&quot;,source:&quot;&quot;&quot;;[.I153];&quot;&quot;&quot;,alt_name:&quot;&quot;&quot;;[.J153];&quot;&quot;&quot;},&quot;)" office:value-type="string" office:string-value="{name:&quot;Dolmen de Rocalba&quot;,municipi:&quot;Agullana&quot;,lat:42.412828,lon:2.861534,hi_es:&quot;&quot;,megalith_type:&quot;dolmen&quot;,wikipedia:&quot;&quot;,wikidata:&quot;&quot;,source:&quot;http://dolmensmenhirs.blogspot.com/2014/05/dolmen-de-rocalba-alt-emporda.html&quot;,alt_name:&quot;&quot;}," calcext:value-type="string">
            <text:p>{name:"Dolmen de Rocalba",municipi:"Agullana",lat:42.412828,lon:2.861534,hi_es:"",megalith_type:"dolmen",wikipedia:"",wikidata:"",source:"http://dolmensmenhirs.blogspot.com/2014/05/dolmen-de-rocalba-alt-emporda.html",alt_name:""},</text:p>
          </table:table-cell>
          <table:table-cell table:formula="of:=CONCATENATE(&quot;{&quot;;&quot;&quot;&quot;name&quot;&quot;:&quot;&quot;&quot;;[.A153];&quot;&quot;&quot;,&quot;&quot;municipi&quot;&quot;:&quot;&quot;&quot;;[.B153];&quot;&quot;&quot;,&quot;&quot;lat&quot;&quot;:&quot;;[.C153];&quot;,&quot;&quot;lon&quot;&quot;:&quot;;[.D153];&quot;,&quot;&quot;hi_es&quot;&quot;:&quot;&quot;&quot;;[.E153];&quot;&quot;&quot;,&quot;&quot;megalith_type&quot;&quot;:&quot;&quot;&quot;;[.F153];&quot;&quot;&quot;,&quot;&quot;wikipedia&quot;&quot;:&quot;&quot;&quot;;[.G153];&quot;&quot;&quot;,&quot;&quot;wikidata&quot;&quot;:&quot;&quot;&quot;;[.H153];&quot;&quot;&quot;,&quot;&quot;source&quot;&quot;:&quot;&quot;&quot;;[.I153];&quot;&quot;&quot;,&quot;&quot;alt_name&quot;&quot;:&quot;&quot;&quot;;[.J153];&quot;&quot;&quot;},&quot;)" office:value-type="string" office:string-value="{&quot;name&quot;:&quot;Dolmen de Rocalba&quot;,&quot;municipi&quot;:&quot;Agullana&quot;,&quot;lat&quot;:42.412828,&quot;lon&quot;:2.861534,&quot;hi_es&quot;:&quot;&quot;,&quot;megalith_type&quot;:&quot;dolmen&quot;,&quot;wikipedia&quot;:&quot;&quot;,&quot;wikidata&quot;:&quot;&quot;,&quot;source&quot;:&quot;http://dolmensmenhirs.blogspot.com/2014/05/dolmen-de-rocalba-alt-emporda.html&quot;,&quot;alt_name&quot;:&quot;&quot;}," calcext:value-type="string">
            <text:p>{"name":"Dolmen de Rocalba","municipi":"Agullana","lat":42.412828,"lon":2.861534,"hi_es":"","megalith_type":"dolmen","wikipedia":"","wikidata":"","source":"http://dolmensmenhirs.blogspot.com/2014/05/dolmen-de-rocalba-alt-emporda.html","alt_name":""},</text:p>
          </table:table-cell>
        </table:table-row>
        <table:table-row table:style-name="ro2">
          <table:table-cell office:value-type="string" calcext:value-type="string">
            <text:p>Dolmen de Sant Amanç</text:p>
          </table:table-cell>
          <table:table-cell office:value-type="string" calcext:value-type="string">
            <text:p>Calders</text:p>
          </table:table-cell>
          <table:table-cell office:value-type="string" calcext:value-type="string">
            <text:p>41.79278</text:p>
          </table:table-cell>
          <table:table-cell office:value-type="string" calcext:value-type="string">
            <text:p>2.01194</text:p>
          </table:table-cell>
          <table:table-cell/>
          <table:table-cell office:value-type="string" calcext:value-type="string">
            <text:p>dolmen</text:p>
          </table:table-cell>
          <table:table-cell office:value-type="string" calcext:value-type="string">
            <text:p>ca:Dolmen de Sant Amanç</text:p>
          </table:table-cell>
          <table:table-cell office:value-type="string" calcext:value-type="string">
            <text:p>Q11917568</text:p>
          </table:table-cell>
          <table:table-cell table:number-columns-repeated="2"/>
          <table:table-cell table:style-name="ce24" table:formula="of:=CONCATENATE(&quot;{&quot;;&quot;name:&quot;&quot;&quot;;[.A154];&quot;&quot;&quot;,municipi:&quot;&quot;&quot;;[.B154];&quot;&quot;&quot;,lat:&quot;;[.C154];&quot;,lon:&quot;;[.D154];&quot;,hi_es:&quot;&quot;&quot;;[.E154];&quot;&quot;&quot;,megalith_type:&quot;&quot;&quot;;[.F154];&quot;&quot;&quot;,wikipedia:&quot;&quot;&quot;;[.G154];&quot;&quot;&quot;,wikidata:&quot;&quot;&quot;;[.H154];&quot;&quot;&quot;,source:&quot;&quot;&quot;;[.I154];&quot;&quot;&quot;,alt_name:&quot;&quot;&quot;;[.J154];&quot;&quot;&quot;},&quot;)" office:value-type="string" office:string-value="{name:&quot;Dolmen de Sant Amanç&quot;,municipi:&quot;Calders&quot;,lat:41.79278,lon:2.01194,hi_es:&quot;&quot;,megalith_type:&quot;dolmen&quot;,wikipedia:&quot;ca:Dolmen de Sant Amanç&quot;,wikidata:&quot;Q11917568&quot;,source:&quot;&quot;,alt_name:&quot;&quot;}," calcext:value-type="string">
            <text:p>{name:"Dolmen de Sant Amanç",municipi:"Calders",lat:41.79278,lon:2.01194,hi_es:"",megalith_type:"dolmen",wikipedia:"ca:Dolmen de Sant Amanç",wikidata:"Q11917568",source:"",alt_name:""},</text:p>
          </table:table-cell>
          <table:table-cell table:formula="of:=CONCATENATE(&quot;{&quot;;&quot;&quot;&quot;name&quot;&quot;:&quot;&quot;&quot;;[.A154];&quot;&quot;&quot;,&quot;&quot;municipi&quot;&quot;:&quot;&quot;&quot;;[.B154];&quot;&quot;&quot;,&quot;&quot;lat&quot;&quot;:&quot;;[.C154];&quot;,&quot;&quot;lon&quot;&quot;:&quot;;[.D154];&quot;,&quot;&quot;hi_es&quot;&quot;:&quot;&quot;&quot;;[.E154];&quot;&quot;&quot;,&quot;&quot;megalith_type&quot;&quot;:&quot;&quot;&quot;;[.F154];&quot;&quot;&quot;,&quot;&quot;wikipedia&quot;&quot;:&quot;&quot;&quot;;[.G154];&quot;&quot;&quot;,&quot;&quot;wikidata&quot;&quot;:&quot;&quot;&quot;;[.H154];&quot;&quot;&quot;,&quot;&quot;source&quot;&quot;:&quot;&quot;&quot;;[.I154];&quot;&quot;&quot;,&quot;&quot;alt_name&quot;&quot;:&quot;&quot;&quot;;[.J154];&quot;&quot;&quot;},&quot;)" office:value-type="string" office:string-value="{&quot;name&quot;:&quot;Dolmen de Sant Amanç&quot;,&quot;municipi&quot;:&quot;Calders&quot;,&quot;lat&quot;:41.79278,&quot;lon&quot;:2.01194,&quot;hi_es&quot;:&quot;&quot;,&quot;megalith_type&quot;:&quot;dolmen&quot;,&quot;wikipedia&quot;:&quot;ca:Dolmen de Sant Amanç&quot;,&quot;wikidata&quot;:&quot;Q11917568&quot;,&quot;source&quot;:&quot;&quot;,&quot;alt_name&quot;:&quot;&quot;}," calcext:value-type="string">
            <text:p>{"name":"Dolmen de Sant Amanç","municipi":"Calders","lat":41.79278,"lon":2.01194,"hi_es":"","megalith_type":"dolmen","wikipedia":"ca:Dolmen de Sant Amanç","wikidata":"Q11917568","source":"","alt_name":""},</text:p>
          </table:table-cell>
        </table:table-row>
        <table:table-row table:style-name="ro2">
          <table:table-cell office:value-type="string" calcext:value-type="string">
            <text:p>Dolmen de Sant Roc</text:p>
          </table:table-cell>
          <table:table-cell office:value-type="string" calcext:value-type="string">
            <text:p>Senterada</text:p>
          </table:table-cell>
          <table:table-cell office:value-type="string" calcext:value-type="string">
            <text:p>42.31722</text:p>
          </table:table-cell>
          <table:table-cell office:value-type="string" calcext:value-type="string">
            <text:p>0.90111</text:p>
          </table:table-cell>
          <table:table-cell/>
          <table:table-cell office:value-type="string" calcext:value-type="string">
            <text:p>dolmen</text:p>
          </table:table-cell>
          <table:table-cell office:value-type="string" calcext:value-type="string">
            <text:p>ca:Dolmen de Sant Roc</text:p>
          </table:table-cell>
          <table:table-cell office:value-type="string" calcext:value-type="string">
            <text:p>Q11917566</text:p>
          </table:table-cell>
          <table:table-cell table:number-columns-repeated="2"/>
          <table:table-cell table:style-name="ce24" table:formula="of:=CONCATENATE(&quot;{&quot;;&quot;name:&quot;&quot;&quot;;[.A155];&quot;&quot;&quot;,municipi:&quot;&quot;&quot;;[.B155];&quot;&quot;&quot;,lat:&quot;;[.C155];&quot;,lon:&quot;;[.D155];&quot;,hi_es:&quot;&quot;&quot;;[.E155];&quot;&quot;&quot;,megalith_type:&quot;&quot;&quot;;[.F155];&quot;&quot;&quot;,wikipedia:&quot;&quot;&quot;;[.G155];&quot;&quot;&quot;,wikidata:&quot;&quot;&quot;;[.H155];&quot;&quot;&quot;,source:&quot;&quot;&quot;;[.I155];&quot;&quot;&quot;,alt_name:&quot;&quot;&quot;;[.J155];&quot;&quot;&quot;},&quot;)" office:value-type="string" office:string-value="{name:&quot;Dolmen de Sant Roc&quot;,municipi:&quot;Senterada&quot;,lat:42.31722,lon:0.90111,hi_es:&quot;&quot;,megalith_type:&quot;dolmen&quot;,wikipedia:&quot;ca:Dolmen de Sant Roc&quot;,wikidata:&quot;Q11917566&quot;,source:&quot;&quot;,alt_name:&quot;&quot;}," calcext:value-type="string">
            <text:p>{name:"Dolmen de Sant Roc",municipi:"Senterada",lat:42.31722,lon:0.90111,hi_es:"",megalith_type:"dolmen",wikipedia:"ca:Dolmen de Sant Roc",wikidata:"Q11917566",source:"",alt_name:""},</text:p>
          </table:table-cell>
          <table:table-cell table:formula="of:=CONCATENATE(&quot;{&quot;;&quot;&quot;&quot;name&quot;&quot;:&quot;&quot;&quot;;[.A155];&quot;&quot;&quot;,&quot;&quot;municipi&quot;&quot;:&quot;&quot;&quot;;[.B155];&quot;&quot;&quot;,&quot;&quot;lat&quot;&quot;:&quot;;[.C155];&quot;,&quot;&quot;lon&quot;&quot;:&quot;;[.D155];&quot;,&quot;&quot;hi_es&quot;&quot;:&quot;&quot;&quot;;[.E155];&quot;&quot;&quot;,&quot;&quot;megalith_type&quot;&quot;:&quot;&quot;&quot;;[.F155];&quot;&quot;&quot;,&quot;&quot;wikipedia&quot;&quot;:&quot;&quot;&quot;;[.G155];&quot;&quot;&quot;,&quot;&quot;wikidata&quot;&quot;:&quot;&quot;&quot;;[.H155];&quot;&quot;&quot;,&quot;&quot;source&quot;&quot;:&quot;&quot;&quot;;[.I155];&quot;&quot;&quot;,&quot;&quot;alt_name&quot;&quot;:&quot;&quot;&quot;;[.J155];&quot;&quot;&quot;},&quot;)" office:value-type="string" office:string-value="{&quot;name&quot;:&quot;Dolmen de Sant Roc&quot;,&quot;municipi&quot;:&quot;Senterada&quot;,&quot;lat&quot;:42.31722,&quot;lon&quot;:0.90111,&quot;hi_es&quot;:&quot;&quot;,&quot;megalith_type&quot;:&quot;dolmen&quot;,&quot;wikipedia&quot;:&quot;ca:Dolmen de Sant Roc&quot;,&quot;wikidata&quot;:&quot;Q11917566&quot;,&quot;source&quot;:&quot;&quot;,&quot;alt_name&quot;:&quot;&quot;}," calcext:value-type="string">
            <text:p>{"name":"Dolmen de Sant Roc","municipi":"Senterada","lat":42.31722,"lon":0.90111,"hi_es":"","megalith_type":"dolmen","wikipedia":"ca:Dolmen de Sant Roc","wikidata":"Q11917566","source":"","alt_name":""},</text:p>
          </table:table-cell>
        </table:table-row>
        <table:table-row table:style-name="ro2">
          <table:table-cell office:value-type="string" calcext:value-type="string">
            <text:p>Dolmen de Santa Magdalena</text:p>
          </table:table-cell>
          <table:table-cell office:value-type="string" calcext:value-type="string">
            <text:p>Castellcir</text:p>
          </table:table-cell>
          <table:table-cell office:value-type="string" calcext:value-type="string">
            <text:p>41.794368</text:p>
          </table:table-cell>
          <table:table-cell office:value-type="string" calcext:value-type="string">
            <text:p>2.060567</text:p>
          </table:table-cell>
          <table:table-cell/>
          <table:table-cell office:value-type="string" calcext:value-type="string">
            <text:p>dolmen</text:p>
          </table:table-cell>
          <table:table-cell office:value-type="string" calcext:value-type="string">
            <text:p>ca:Dolmen de Santa Magdalena</text:p>
          </table:table-cell>
          <table:table-cell office:value-type="string" calcext:value-type="string">
            <text:p>Q17600333</text:p>
          </table:table-cell>
          <table:table-cell table:number-columns-repeated="2"/>
          <table:table-cell table:style-name="ce24" table:formula="of:=CONCATENATE(&quot;{&quot;;&quot;name:&quot;&quot;&quot;;[.A156];&quot;&quot;&quot;,municipi:&quot;&quot;&quot;;[.B156];&quot;&quot;&quot;,lat:&quot;;[.C156];&quot;,lon:&quot;;[.D156];&quot;,hi_es:&quot;&quot;&quot;;[.E156];&quot;&quot;&quot;,megalith_type:&quot;&quot;&quot;;[.F156];&quot;&quot;&quot;,wikipedia:&quot;&quot;&quot;;[.G156];&quot;&quot;&quot;,wikidata:&quot;&quot;&quot;;[.H156];&quot;&quot;&quot;,source:&quot;&quot;&quot;;[.I156];&quot;&quot;&quot;,alt_name:&quot;&quot;&quot;;[.J156];&quot;&quot;&quot;},&quot;)" office:value-type="string" office:string-value="{name:&quot;Dolmen de Santa Magdalena&quot;,municipi:&quot;Castellcir&quot;,lat:41.794368,lon:2.060567,hi_es:&quot;&quot;,megalith_type:&quot;dolmen&quot;,wikipedia:&quot;ca:Dolmen de Santa Magdalena&quot;,wikidata:&quot;Q17600333&quot;,source:&quot;&quot;,alt_name:&quot;&quot;}," calcext:value-type="string">
            <text:p>{name:"Dolmen de Santa Magdalena",municipi:"Castellcir",lat:41.794368,lon:2.060567,hi_es:"",megalith_type:"dolmen",wikipedia:"ca:Dolmen de Santa Magdalena",wikidata:"Q17600333",source:"",alt_name:""},</text:p>
          </table:table-cell>
          <table:table-cell table:formula="of:=CONCATENATE(&quot;{&quot;;&quot;&quot;&quot;name&quot;&quot;:&quot;&quot;&quot;;[.A156];&quot;&quot;&quot;,&quot;&quot;municipi&quot;&quot;:&quot;&quot;&quot;;[.B156];&quot;&quot;&quot;,&quot;&quot;lat&quot;&quot;:&quot;;[.C156];&quot;,&quot;&quot;lon&quot;&quot;:&quot;;[.D156];&quot;,&quot;&quot;hi_es&quot;&quot;:&quot;&quot;&quot;;[.E156];&quot;&quot;&quot;,&quot;&quot;megalith_type&quot;&quot;:&quot;&quot;&quot;;[.F156];&quot;&quot;&quot;,&quot;&quot;wikipedia&quot;&quot;:&quot;&quot;&quot;;[.G156];&quot;&quot;&quot;,&quot;&quot;wikidata&quot;&quot;:&quot;&quot;&quot;;[.H156];&quot;&quot;&quot;,&quot;&quot;source&quot;&quot;:&quot;&quot;&quot;;[.I156];&quot;&quot;&quot;,&quot;&quot;alt_name&quot;&quot;:&quot;&quot;&quot;;[.J156];&quot;&quot;&quot;},&quot;)" office:value-type="string" office:string-value="{&quot;name&quot;:&quot;Dolmen de Santa Magdalena&quot;,&quot;municipi&quot;:&quot;Castellcir&quot;,&quot;lat&quot;:41.794368,&quot;lon&quot;:2.060567,&quot;hi_es&quot;:&quot;&quot;,&quot;megalith_type&quot;:&quot;dolmen&quot;,&quot;wikipedia&quot;:&quot;ca:Dolmen de Santa Magdalena&quot;,&quot;wikidata&quot;:&quot;Q17600333&quot;,&quot;source&quot;:&quot;&quot;,&quot;alt_name&quot;:&quot;&quot;}," calcext:value-type="string">
            <text:p>{"name":"Dolmen de Santa Magdalena","municipi":"Castellcir","lat":41.794368,"lon":2.060567,"hi_es":"","megalith_type":"dolmen","wikipedia":"ca:Dolmen de Santa Magdalena","wikidata":"Q17600333","source":"","alt_name":""},</text:p>
          </table:table-cell>
        </table:table-row>
        <table:table-row table:style-name="ro2">
          <table:table-cell office:value-type="string" calcext:value-type="string">
            <text:p>Dolmen de Taballera</text:p>
          </table:table-cell>
          <table:table-cell office:value-type="string" calcext:value-type="string">
            <text:p>El Port de la Selva</text:p>
          </table:table-cell>
          <table:table-cell office:value-type="string" calcext:value-type="string">
            <text:p>42.323992</text:p>
          </table:table-cell>
          <table:table-cell office:value-type="string" calcext:value-type="string">
            <text:p>3.240167</text:p>
          </table:table-cell>
          <table:table-cell/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157];&quot;&quot;&quot;,municipi:&quot;&quot;&quot;;[.B157];&quot;&quot;&quot;,lat:&quot;;[.C157];&quot;,lon:&quot;;[.D157];&quot;,hi_es:&quot;&quot;&quot;;[.E157];&quot;&quot;&quot;,megalith_type:&quot;&quot;&quot;;[.F157];&quot;&quot;&quot;,wikipedia:&quot;&quot;&quot;;[.G157];&quot;&quot;&quot;,wikidata:&quot;&quot;&quot;;[.H157];&quot;&quot;&quot;,source:&quot;&quot;&quot;;[.I157];&quot;&quot;&quot;,alt_name:&quot;&quot;&quot;;[.J157];&quot;&quot;&quot;},&quot;)" office:value-type="string" office:string-value="{name:&quot;Dolmen de Taballera&quot;,municipi:&quot;El Port de la Selva&quot;,lat:42.323992,lon:3.240167,hi_es:&quot;&quot;,megalith_type:&quot;dolmen&quot;,wikipedia:&quot;&quot;,wikidata:&quot;&quot;,source:&quot;&quot;,alt_name:&quot;&quot;}," calcext:value-type="string">
            <text:p>{name:"Dolmen de Taballera",municipi:"El Port de la Selva",lat:42.323992,lon:3.240167,hi_es:"",megalith_type:"dolmen",wikipedia:"",wikidata:"",source:"",alt_name:""},</text:p>
          </table:table-cell>
          <table:table-cell table:formula="of:=CONCATENATE(&quot;{&quot;;&quot;&quot;&quot;name&quot;&quot;:&quot;&quot;&quot;;[.A157];&quot;&quot;&quot;,&quot;&quot;municipi&quot;&quot;:&quot;&quot;&quot;;[.B157];&quot;&quot;&quot;,&quot;&quot;lat&quot;&quot;:&quot;;[.C157];&quot;,&quot;&quot;lon&quot;&quot;:&quot;;[.D157];&quot;,&quot;&quot;hi_es&quot;&quot;:&quot;&quot;&quot;;[.E157];&quot;&quot;&quot;,&quot;&quot;megalith_type&quot;&quot;:&quot;&quot;&quot;;[.F157];&quot;&quot;&quot;,&quot;&quot;wikipedia&quot;&quot;:&quot;&quot;&quot;;[.G157];&quot;&quot;&quot;,&quot;&quot;wikidata&quot;&quot;:&quot;&quot;&quot;;[.H157];&quot;&quot;&quot;,&quot;&quot;source&quot;&quot;:&quot;&quot;&quot;;[.I157];&quot;&quot;&quot;,&quot;&quot;alt_name&quot;&quot;:&quot;&quot;&quot;;[.J157];&quot;&quot;&quot;},&quot;)" office:value-type="string" office:string-value="{&quot;name&quot;:&quot;Dolmen de Taballera&quot;,&quot;municipi&quot;:&quot;El Port de la Selva&quot;,&quot;lat&quot;:42.323992,&quot;lon&quot;:3.240167,&quot;hi_es&quot;:&quot;&quot;,&quot;megalith_type&quot;:&quot;dolmen&quot;,&quot;wikipedia&quot;:&quot;&quot;,&quot;wikidata&quot;:&quot;&quot;,&quot;source&quot;:&quot;&quot;,&quot;alt_name&quot;:&quot;&quot;}," calcext:value-type="string">
            <text:p>{"name":"Dolmen de Taballera","municipi":"El Port de la Selva","lat":42.323992,"lon":3.240167,"hi_es":"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el Barranc</text:p>
          </table:table-cell>
          <table:table-cell office:value-type="string" calcext:value-type="string">
            <text:p>Espolla</text:p>
          </table:table-cell>
          <table:table-cell office:value-type="string" calcext:value-type="string">
            <text:p>42.40889</text:p>
          </table:table-cell>
          <table:table-cell office:value-type="string" calcext:value-type="string">
            <text:p>3.01611</text:p>
          </table:table-cell>
          <table:table-cell/>
          <table:table-cell office:value-type="string" calcext:value-type="string">
            <text:p>dolmen</text:p>
          </table:table-cell>
          <table:table-cell office:value-type="string" calcext:value-type="string">
            <text:p>ca:Dolmen del Barranc</text:p>
          </table:table-cell>
          <table:table-cell office:value-type="string" calcext:value-type="string">
            <text:p>Q8561496</text:p>
          </table:table-cell>
          <table:table-cell table:number-columns-repeated="2"/>
          <table:table-cell table:style-name="ce24" table:formula="of:=CONCATENATE(&quot;{&quot;;&quot;name:&quot;&quot;&quot;;[.A158];&quot;&quot;&quot;,municipi:&quot;&quot;&quot;;[.B158];&quot;&quot;&quot;,lat:&quot;;[.C158];&quot;,lon:&quot;;[.D158];&quot;,hi_es:&quot;&quot;&quot;;[.E158];&quot;&quot;&quot;,megalith_type:&quot;&quot;&quot;;[.F158];&quot;&quot;&quot;,wikipedia:&quot;&quot;&quot;;[.G158];&quot;&quot;&quot;,wikidata:&quot;&quot;&quot;;[.H158];&quot;&quot;&quot;,source:&quot;&quot;&quot;;[.I158];&quot;&quot;&quot;,alt_name:&quot;&quot;&quot;;[.J158];&quot;&quot;&quot;},&quot;)" office:value-type="string" office:string-value="{name:&quot;Dolmen del Barranc&quot;,municipi:&quot;Espolla&quot;,lat:42.40889,lon:3.01611,hi_es:&quot;&quot;,megalith_type:&quot;dolmen&quot;,wikipedia:&quot;ca:Dolmen del Barranc&quot;,wikidata:&quot;Q8561496&quot;,source:&quot;&quot;,alt_name:&quot;&quot;}," calcext:value-type="string">
            <text:p>{name:"Dolmen del Barranc",municipi:"Espolla",lat:42.40889,lon:3.01611,hi_es:"",megalith_type:"dolmen",wikipedia:"ca:Dolmen del Barranc",wikidata:"Q8561496",source:"",alt_name:""},</text:p>
          </table:table-cell>
          <table:table-cell table:formula="of:=CONCATENATE(&quot;{&quot;;&quot;&quot;&quot;name&quot;&quot;:&quot;&quot;&quot;;[.A158];&quot;&quot;&quot;,&quot;&quot;municipi&quot;&quot;:&quot;&quot;&quot;;[.B158];&quot;&quot;&quot;,&quot;&quot;lat&quot;&quot;:&quot;;[.C158];&quot;,&quot;&quot;lon&quot;&quot;:&quot;;[.D158];&quot;,&quot;&quot;hi_es&quot;&quot;:&quot;&quot;&quot;;[.E158];&quot;&quot;&quot;,&quot;&quot;megalith_type&quot;&quot;:&quot;&quot;&quot;;[.F158];&quot;&quot;&quot;,&quot;&quot;wikipedia&quot;&quot;:&quot;&quot;&quot;;[.G158];&quot;&quot;&quot;,&quot;&quot;wikidata&quot;&quot;:&quot;&quot;&quot;;[.H158];&quot;&quot;&quot;,&quot;&quot;source&quot;&quot;:&quot;&quot;&quot;;[.I158];&quot;&quot;&quot;,&quot;&quot;alt_name&quot;&quot;:&quot;&quot;&quot;;[.J158];&quot;&quot;&quot;},&quot;)" office:value-type="string" office:string-value="{&quot;name&quot;:&quot;Dolmen del Barranc&quot;,&quot;municipi&quot;:&quot;Espolla&quot;,&quot;lat&quot;:42.40889,&quot;lon&quot;:3.01611,&quot;hi_es&quot;:&quot;&quot;,&quot;megalith_type&quot;:&quot;dolmen&quot;,&quot;wikipedia&quot;:&quot;ca:Dolmen del Barranc&quot;,&quot;wikidata&quot;:&quot;Q8561496&quot;,&quot;source&quot;:&quot;&quot;,&quot;alt_name&quot;:&quot;&quot;}," calcext:value-type="string">
            <text:p>{"name":"Dolmen del Barranc","municipi":"Espolla","lat":42.40889,"lon":3.01611,"hi_es":"","megalith_type":"dolmen","wikipedia":"ca:Dolmen del Barranc","wikidata":"Q8561496","source":"","alt_name":""},</text:p>
          </table:table-cell>
        </table:table-row>
        <table:table-row table:style-name="ro2">
          <table:table-cell office:value-type="string" calcext:value-type="string">
            <text:p>Dolmen del Cementiri dels Moros</text:p>
          </table:table-cell>
          <table:table-cell office:value-type="string" calcext:value-type="string">
            <text:p>Torrent</text:p>
          </table:table-cell>
          <table:table-cell office:value-type="string" calcext:value-type="string">
            <text:p>41.96083</text:p>
          </table:table-cell>
          <table:table-cell office:value-type="string" calcext:value-type="string">
            <text:p>3.11639</text:p>
          </table:table-cell>
          <table:table-cell/>
          <table:table-cell office:value-type="string" calcext:value-type="string">
            <text:p>dolmen</text:p>
          </table:table-cell>
          <table:table-cell office:value-type="string" calcext:value-type="string">
            <text:p>ca:Dolmen del Cementiri dels Moros</text:p>
          </table:table-cell>
          <table:table-cell office:value-type="string" calcext:value-type="string">
            <text:p>Q21730717</text:p>
          </table:table-cell>
          <table:table-cell table:number-columns-repeated="2"/>
          <table:table-cell table:style-name="ce24" table:formula="of:=CONCATENATE(&quot;{&quot;;&quot;name:&quot;&quot;&quot;;[.A159];&quot;&quot;&quot;,municipi:&quot;&quot;&quot;;[.B159];&quot;&quot;&quot;,lat:&quot;;[.C159];&quot;,lon:&quot;;[.D159];&quot;,hi_es:&quot;&quot;&quot;;[.E159];&quot;&quot;&quot;,megalith_type:&quot;&quot;&quot;;[.F159];&quot;&quot;&quot;,wikipedia:&quot;&quot;&quot;;[.G159];&quot;&quot;&quot;,wikidata:&quot;&quot;&quot;;[.H159];&quot;&quot;&quot;,source:&quot;&quot;&quot;;[.I159];&quot;&quot;&quot;,alt_name:&quot;&quot;&quot;;[.J159];&quot;&quot;&quot;},&quot;)" office:value-type="string" office:string-value="{name:&quot;Dolmen del Cementiri dels Moros&quot;,municipi:&quot;Torrent&quot;,lat:41.96083,lon:3.11639,hi_es:&quot;&quot;,megalith_type:&quot;dolmen&quot;,wikipedia:&quot;ca:Dolmen del Cementiri dels Moros&quot;,wikidata:&quot;Q21730717&quot;,source:&quot;&quot;,alt_name:&quot;&quot;}," calcext:value-type="string">
            <text:p>{name:"Dolmen del Cementiri dels Moros",municipi:"Torrent",lat:41.96083,lon:3.11639,hi_es:"",megalith_type:"dolmen",wikipedia:"ca:Dolmen del Cementiri dels Moros",wikidata:"Q21730717",source:"",alt_name:""},</text:p>
          </table:table-cell>
          <table:table-cell table:formula="of:=CONCATENATE(&quot;{&quot;;&quot;&quot;&quot;name&quot;&quot;:&quot;&quot;&quot;;[.A159];&quot;&quot;&quot;,&quot;&quot;municipi&quot;&quot;:&quot;&quot;&quot;;[.B159];&quot;&quot;&quot;,&quot;&quot;lat&quot;&quot;:&quot;;[.C159];&quot;,&quot;&quot;lon&quot;&quot;:&quot;;[.D159];&quot;,&quot;&quot;hi_es&quot;&quot;:&quot;&quot;&quot;;[.E159];&quot;&quot;&quot;,&quot;&quot;megalith_type&quot;&quot;:&quot;&quot;&quot;;[.F159];&quot;&quot;&quot;,&quot;&quot;wikipedia&quot;&quot;:&quot;&quot;&quot;;[.G159];&quot;&quot;&quot;,&quot;&quot;wikidata&quot;&quot;:&quot;&quot;&quot;;[.H159];&quot;&quot;&quot;,&quot;&quot;source&quot;&quot;:&quot;&quot;&quot;;[.I159];&quot;&quot;&quot;,&quot;&quot;alt_name&quot;&quot;:&quot;&quot;&quot;;[.J159];&quot;&quot;&quot;},&quot;)" office:value-type="string" office:string-value="{&quot;name&quot;:&quot;Dolmen del Cementiri dels Moros&quot;,&quot;municipi&quot;:&quot;Torrent&quot;,&quot;lat&quot;:41.96083,&quot;lon&quot;:3.11639,&quot;hi_es&quot;:&quot;&quot;,&quot;megalith_type&quot;:&quot;dolmen&quot;,&quot;wikipedia&quot;:&quot;ca:Dolmen del Cementiri dels Moros&quot;,&quot;wikidata&quot;:&quot;Q21730717&quot;,&quot;source&quot;:&quot;&quot;,&quot;alt_name&quot;:&quot;&quot;}," calcext:value-type="string">
            <text:p>{"name":"Dolmen del Cementiri dels Moros","municipi":"Torrent","lat":41.96083,"lon":3.11639,"hi_es":"","megalith_type":"dolmen","wikipedia":"ca:Dolmen del Cementiri dels Moros","wikidata":"Q21730717","source":"","alt_name":""},</text:p>
          </table:table-cell>
        </table:table-row>
        <table:table-row table:style-name="ro2">
          <table:table-cell office:value-type="string" calcext:value-type="string">
            <text:p>Dolmen del Coll de la Farella</text:p>
          </table:table-cell>
          <table:table-cell office:value-type="string" calcext:value-type="string">
            <text:p>Portbou</text:p>
          </table:table-cell>
          <table:table-cell office:value-type="string" calcext:value-type="string">
            <text:p>42.435</text:p>
          </table:table-cell>
          <table:table-cell office:value-type="string" calcext:value-type="string">
            <text:p>3.12972</text:p>
          </table:table-cell>
          <table:table-cell/>
          <table:table-cell office:value-type="string" calcext:value-type="string">
            <text:p>dolmen</text:p>
          </table:table-cell>
          <table:table-cell office:value-type="string" calcext:value-type="string">
            <text:p>ca:Dolmen del Coll de la Farella</text:p>
          </table:table-cell>
          <table:table-cell office:value-type="string" calcext:value-type="string">
            <text:p>Q16031905</text:p>
          </table:table-cell>
          <table:table-cell table:number-columns-repeated="2"/>
          <table:table-cell table:style-name="ce24" table:formula="of:=CONCATENATE(&quot;{&quot;;&quot;name:&quot;&quot;&quot;;[.A160];&quot;&quot;&quot;,municipi:&quot;&quot;&quot;;[.B160];&quot;&quot;&quot;,lat:&quot;;[.C160];&quot;,lon:&quot;;[.D160];&quot;,hi_es:&quot;&quot;&quot;;[.E160];&quot;&quot;&quot;,megalith_type:&quot;&quot;&quot;;[.F160];&quot;&quot;&quot;,wikipedia:&quot;&quot;&quot;;[.G160];&quot;&quot;&quot;,wikidata:&quot;&quot;&quot;;[.H160];&quot;&quot;&quot;,source:&quot;&quot;&quot;;[.I160];&quot;&quot;&quot;,alt_name:&quot;&quot;&quot;;[.J160];&quot;&quot;&quot;},&quot;)" office:value-type="string" office:string-value="{name:&quot;Dolmen del Coll de la Farella&quot;,municipi:&quot;Portbou&quot;,lat:42.435,lon:3.12972,hi_es:&quot;&quot;,megalith_type:&quot;dolmen&quot;,wikipedia:&quot;ca:Dolmen del Coll de la Farella&quot;,wikidata:&quot;Q16031905&quot;,source:&quot;&quot;,alt_name:&quot;&quot;}," calcext:value-type="string">
            <text:p>{name:"Dolmen del Coll de la Farella",municipi:"Portbou",lat:42.435,lon:3.12972,hi_es:"",megalith_type:"dolmen",wikipedia:"ca:Dolmen del Coll de la Farella",wikidata:"Q16031905",source:"",alt_name:""},</text:p>
          </table:table-cell>
          <table:table-cell table:formula="of:=CONCATENATE(&quot;{&quot;;&quot;&quot;&quot;name&quot;&quot;:&quot;&quot;&quot;;[.A160];&quot;&quot;&quot;,&quot;&quot;municipi&quot;&quot;:&quot;&quot;&quot;;[.B160];&quot;&quot;&quot;,&quot;&quot;lat&quot;&quot;:&quot;;[.C160];&quot;,&quot;&quot;lon&quot;&quot;:&quot;;[.D160];&quot;,&quot;&quot;hi_es&quot;&quot;:&quot;&quot;&quot;;[.E160];&quot;&quot;&quot;,&quot;&quot;megalith_type&quot;&quot;:&quot;&quot;&quot;;[.F160];&quot;&quot;&quot;,&quot;&quot;wikipedia&quot;&quot;:&quot;&quot;&quot;;[.G160];&quot;&quot;&quot;,&quot;&quot;wikidata&quot;&quot;:&quot;&quot;&quot;;[.H160];&quot;&quot;&quot;,&quot;&quot;source&quot;&quot;:&quot;&quot;&quot;;[.I160];&quot;&quot;&quot;,&quot;&quot;alt_name&quot;&quot;:&quot;&quot;&quot;;[.J160];&quot;&quot;&quot;},&quot;)" office:value-type="string" office:string-value="{&quot;name&quot;:&quot;Dolmen del Coll de la Farella&quot;,&quot;municipi&quot;:&quot;Portbou&quot;,&quot;lat&quot;:42.435,&quot;lon&quot;:3.12972,&quot;hi_es&quot;:&quot;&quot;,&quot;megalith_type&quot;:&quot;dolmen&quot;,&quot;wikipedia&quot;:&quot;ca:Dolmen del Coll de la Farella&quot;,&quot;wikidata&quot;:&quot;Q16031905&quot;,&quot;source&quot;:&quot;&quot;,&quot;alt_name&quot;:&quot;&quot;}," calcext:value-type="string">
            <text:p>{"name":"Dolmen del Coll de la Farella","municipi":"Portbou","lat":42.435,"lon":3.12972,"hi_es":"","megalith_type":"dolmen","wikipedia":"ca:Dolmen del Coll de la Farella","wikidata":"Q16031905","source":"","alt_name":""},</text:p>
          </table:table-cell>
        </table:table-row>
        <table:table-row table:style-name="ro2">
          <table:table-cell office:value-type="string" calcext:value-type="string">
            <text:p>Dolmen del Coll de Medàs I</text:p>
          </table:table-cell>
          <table:table-cell office:value-type="string" calcext:value-type="string">
            <text:p>Cantallops</text:p>
          </table:table-cell>
          <table:table-cell office:value-type="string" calcext:value-type="string">
            <text:p>42.431746</text:p>
          </table:table-cell>
          <table:table-cell office:value-type="string" calcext:value-type="string">
            <text:p>2.94099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/>
          <table:table-cell office:value-type="string" calcext:value-type="string">
            <text:p>Q56191448</text:p>
          </table:table-cell>
          <table:table-cell office:value-type="string" calcext:value-type="string">
            <text:p>http://dolmensmenhirs.blogspot.com/2014/03/dolmen-del-coll-de-madas-alt-emporda.html</text:p>
          </table:table-cell>
          <table:table-cell/>
          <table:table-cell table:style-name="ce24" table:formula="of:=CONCATENATE(&quot;{&quot;;&quot;name:&quot;&quot;&quot;;[.A161];&quot;&quot;&quot;,municipi:&quot;&quot;&quot;;[.B161];&quot;&quot;&quot;,lat:&quot;;[.C161];&quot;,lon:&quot;;[.D161];&quot;,hi_es:&quot;&quot;&quot;;[.E161];&quot;&quot;&quot;,megalith_type:&quot;&quot;&quot;;[.F161];&quot;&quot;&quot;,wikipedia:&quot;&quot;&quot;;[.G161];&quot;&quot;&quot;,wikidata:&quot;&quot;&quot;;[.H161];&quot;&quot;&quot;,source:&quot;&quot;&quot;;[.I161];&quot;&quot;&quot;,alt_name:&quot;&quot;&quot;;[.J161];&quot;&quot;&quot;},&quot;)" office:value-type="string" office:string-value="{name:&quot;Dolmen del Coll de Medàs I&quot;,municipi:&quot;Cantallops&quot;,lat:42.431746,lon:2.940993,hi_es:&quot;SI&quot;,megalith_type:&quot;dolmen&quot;,wikipedia:&quot;&quot;,wikidata:&quot;Q56191448&quot;,source:&quot;http://dolmensmenhirs.blogspot.com/2014/03/dolmen-del-coll-de-madas-alt-emporda.html&quot;,alt_name:&quot;&quot;}," calcext:value-type="string">
            <text:p>{name:"Dolmen del Coll de Medàs I",municipi:"Cantallops",lat:42.431746,lon:2.940993,hi_es:"SI",megalith_type:"dolmen",wikipedia:"",wikidata:"Q56191448",source:"http://dolmensmenhirs.blogspot.com/2014/03/dolmen-del-coll-de-madas-alt-emporda.html",alt_name:""},</text:p>
          </table:table-cell>
          <table:table-cell table:formula="of:=CONCATENATE(&quot;{&quot;;&quot;&quot;&quot;name&quot;&quot;:&quot;&quot;&quot;;[.A161];&quot;&quot;&quot;,&quot;&quot;municipi&quot;&quot;:&quot;&quot;&quot;;[.B161];&quot;&quot;&quot;,&quot;&quot;lat&quot;&quot;:&quot;;[.C161];&quot;,&quot;&quot;lon&quot;&quot;:&quot;;[.D161];&quot;,&quot;&quot;hi_es&quot;&quot;:&quot;&quot;&quot;;[.E161];&quot;&quot;&quot;,&quot;&quot;megalith_type&quot;&quot;:&quot;&quot;&quot;;[.F161];&quot;&quot;&quot;,&quot;&quot;wikipedia&quot;&quot;:&quot;&quot;&quot;;[.G161];&quot;&quot;&quot;,&quot;&quot;wikidata&quot;&quot;:&quot;&quot;&quot;;[.H161];&quot;&quot;&quot;,&quot;&quot;source&quot;&quot;:&quot;&quot;&quot;;[.I161];&quot;&quot;&quot;,&quot;&quot;alt_name&quot;&quot;:&quot;&quot;&quot;;[.J161];&quot;&quot;&quot;},&quot;)" office:value-type="string" office:string-value="{&quot;name&quot;:&quot;Dolmen del Coll de Medàs I&quot;,&quot;municipi&quot;:&quot;Cantallops&quot;,&quot;lat&quot;:42.431746,&quot;lon&quot;:2.940993,&quot;hi_es&quot;:&quot;SI&quot;,&quot;megalith_type&quot;:&quot;dolmen&quot;,&quot;wikipedia&quot;:&quot;&quot;,&quot;wikidata&quot;:&quot;Q56191448&quot;,&quot;source&quot;:&quot;http://dolmensmenhirs.blogspot.com/2014/03/dolmen-del-coll-de-madas-alt-emporda.html&quot;,&quot;alt_name&quot;:&quot;&quot;}," calcext:value-type="string">
            <text:p>{"name":"Dolmen del Coll de Medàs I","municipi":"Cantallops","lat":42.431746,"lon":2.940993,"hi_es":"SI","megalith_type":"dolmen","wikipedia":"","wikidata":"Q56191448","source":"http://dolmensmenhirs.blogspot.com/2014/03/dolmen-del-coll-de-madas-alt-emporda.html","alt_name":""},</text:p>
          </table:table-cell>
        </table:table-row>
        <table:table-row table:style-name="ro2">
          <table:table-cell office:value-type="string" calcext:value-type="string">
            <text:p>Dolmen del Coll de Medàs II</text:p>
          </table:table-cell>
          <table:table-cell office:value-type="string" calcext:value-type="string">
            <text:p>Cantallops</text:p>
          </table:table-cell>
          <table:table-cell office:value-type="string" calcext:value-type="string">
            <text:p>42.431361</text:p>
          </table:table-cell>
          <table:table-cell office:value-type="string" calcext:value-type="string">
            <text:p>2.94258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162];&quot;&quot;&quot;,municipi:&quot;&quot;&quot;;[.B162];&quot;&quot;&quot;,lat:&quot;;[.C162];&quot;,lon:&quot;;[.D162];&quot;,hi_es:&quot;&quot;&quot;;[.E162];&quot;&quot;&quot;,megalith_type:&quot;&quot;&quot;;[.F162];&quot;&quot;&quot;,wikipedia:&quot;&quot;&quot;;[.G162];&quot;&quot;&quot;,wikidata:&quot;&quot;&quot;;[.H162];&quot;&quot;&quot;,source:&quot;&quot;&quot;;[.I162];&quot;&quot;&quot;,alt_name:&quot;&quot;&quot;;[.J162];&quot;&quot;&quot;},&quot;)" office:value-type="string" office:string-value="{name:&quot;Dolmen del Coll de Medàs II&quot;,municipi:&quot;Cantallops&quot;,lat:42.431361,lon:2.942589,hi_es:&quot;SI&quot;,megalith_type:&quot;dolmen&quot;,wikipedia:&quot;&quot;,wikidata:&quot;&quot;,source:&quot;&quot;,alt_name:&quot;&quot;}," calcext:value-type="string">
            <text:p>{name:"Dolmen del Coll de Medàs II",municipi:"Cantallops",lat:42.431361,lon:2.942589,hi_es:"SI",megalith_type:"dolmen",wikipedia:"",wikidata:"",source:"",alt_name:""},</text:p>
          </table:table-cell>
          <table:table-cell table:formula="of:=CONCATENATE(&quot;{&quot;;&quot;&quot;&quot;name&quot;&quot;:&quot;&quot;&quot;;[.A162];&quot;&quot;&quot;,&quot;&quot;municipi&quot;&quot;:&quot;&quot;&quot;;[.B162];&quot;&quot;&quot;,&quot;&quot;lat&quot;&quot;:&quot;;[.C162];&quot;,&quot;&quot;lon&quot;&quot;:&quot;;[.D162];&quot;,&quot;&quot;hi_es&quot;&quot;:&quot;&quot;&quot;;[.E162];&quot;&quot;&quot;,&quot;&quot;megalith_type&quot;&quot;:&quot;&quot;&quot;;[.F162];&quot;&quot;&quot;,&quot;&quot;wikipedia&quot;&quot;:&quot;&quot;&quot;;[.G162];&quot;&quot;&quot;,&quot;&quot;wikidata&quot;&quot;:&quot;&quot;&quot;;[.H162];&quot;&quot;&quot;,&quot;&quot;source&quot;&quot;:&quot;&quot;&quot;;[.I162];&quot;&quot;&quot;,&quot;&quot;alt_name&quot;&quot;:&quot;&quot;&quot;;[.J162];&quot;&quot;&quot;},&quot;)" office:value-type="string" office:string-value="{&quot;name&quot;:&quot;Dolmen del Coll de Medàs II&quot;,&quot;municipi&quot;:&quot;Cantallops&quot;,&quot;lat&quot;:42.431361,&quot;lon&quot;:2.942589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el Coll de Medàs II","municipi":"Cantallops","lat":42.431361,"lon":2.942589,"hi_es":"SI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el Coll de Medàs III</text:p>
          </table:table-cell>
          <table:table-cell office:value-type="string" calcext:value-type="string">
            <text:p>Cantallops</text:p>
          </table:table-cell>
          <table:table-cell office:value-type="string" calcext:value-type="string">
            <text:p>42.431292</text:p>
          </table:table-cell>
          <table:table-cell office:value-type="string" calcext:value-type="string">
            <text:p>2.94198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http://dolmensmenhirs.blogspot.com/2014/03/dolmen-del-coll-de-madas-iii-alt-emporda.html</text:p>
          </table:table-cell>
          <table:table-cell/>
          <table:table-cell table:style-name="ce24" table:formula="of:=CONCATENATE(&quot;{&quot;;&quot;name:&quot;&quot;&quot;;[.A163];&quot;&quot;&quot;,municipi:&quot;&quot;&quot;;[.B163];&quot;&quot;&quot;,lat:&quot;;[.C163];&quot;,lon:&quot;;[.D163];&quot;,hi_es:&quot;&quot;&quot;;[.E163];&quot;&quot;&quot;,megalith_type:&quot;&quot;&quot;;[.F163];&quot;&quot;&quot;,wikipedia:&quot;&quot;&quot;;[.G163];&quot;&quot;&quot;,wikidata:&quot;&quot;&quot;;[.H163];&quot;&quot;&quot;,source:&quot;&quot;&quot;;[.I163];&quot;&quot;&quot;,alt_name:&quot;&quot;&quot;;[.J163];&quot;&quot;&quot;},&quot;)" office:value-type="string" office:string-value="{name:&quot;Dolmen del Coll de Medàs III&quot;,municipi:&quot;Cantallops&quot;,lat:42.431292,lon:2.941989,hi_es:&quot;SI&quot;,megalith_type:&quot;dolmen&quot;,wikipedia:&quot;&quot;,wikidata:&quot;&quot;,source:&quot;http://dolmensmenhirs.blogspot.com/2014/03/dolmen-del-coll-de-madas-iii-alt-emporda.html&quot;,alt_name:&quot;&quot;}," calcext:value-type="string">
            <text:p>{name:"Dolmen del Coll de Medàs III",municipi:"Cantallops",lat:42.431292,lon:2.941989,hi_es:"SI",megalith_type:"dolmen",wikipedia:"",wikidata:"",source:"http://dolmensmenhirs.blogspot.com/2014/03/dolmen-del-coll-de-madas-iii-alt-emporda.html",alt_name:""},</text:p>
          </table:table-cell>
          <table:table-cell table:formula="of:=CONCATENATE(&quot;{&quot;;&quot;&quot;&quot;name&quot;&quot;:&quot;&quot;&quot;;[.A163];&quot;&quot;&quot;,&quot;&quot;municipi&quot;&quot;:&quot;&quot;&quot;;[.B163];&quot;&quot;&quot;,&quot;&quot;lat&quot;&quot;:&quot;;[.C163];&quot;,&quot;&quot;lon&quot;&quot;:&quot;;[.D163];&quot;,&quot;&quot;hi_es&quot;&quot;:&quot;&quot;&quot;;[.E163];&quot;&quot;&quot;,&quot;&quot;megalith_type&quot;&quot;:&quot;&quot;&quot;;[.F163];&quot;&quot;&quot;,&quot;&quot;wikipedia&quot;&quot;:&quot;&quot;&quot;;[.G163];&quot;&quot;&quot;,&quot;&quot;wikidata&quot;&quot;:&quot;&quot;&quot;;[.H163];&quot;&quot;&quot;,&quot;&quot;source&quot;&quot;:&quot;&quot;&quot;;[.I163];&quot;&quot;&quot;,&quot;&quot;alt_name&quot;&quot;:&quot;&quot;&quot;;[.J163];&quot;&quot;&quot;},&quot;)" office:value-type="string" office:string-value="{&quot;name&quot;:&quot;Dolmen del Coll de Medàs III&quot;,&quot;municipi&quot;:&quot;Cantallops&quot;,&quot;lat&quot;:42.431292,&quot;lon&quot;:2.941989,&quot;hi_es&quot;:&quot;SI&quot;,&quot;megalith_type&quot;:&quot;dolmen&quot;,&quot;wikipedia&quot;:&quot;&quot;,&quot;wikidata&quot;:&quot;&quot;,&quot;source&quot;:&quot;http://dolmensmenhirs.blogspot.com/2014/03/dolmen-del-coll-de-madas-iii-alt-emporda.html&quot;,&quot;alt_name&quot;:&quot;&quot;}," calcext:value-type="string">
            <text:p>{"name":"Dolmen del Coll de Medàs III","municipi":"Cantallops","lat":42.431292,"lon":2.941989,"hi_es":"SI","megalith_type":"dolmen","wikipedia":"","wikidata":"","source":"http://dolmensmenhirs.blogspot.com/2014/03/dolmen-del-coll-de-madas-iii-alt-emporda.html","alt_name":""},</text:p>
          </table:table-cell>
        </table:table-row>
        <table:table-row table:style-name="ro2">
          <table:table-cell office:value-type="string" calcext:value-type="string">
            <text:p>Dolmen del Llit de la Generala</text:p>
          </table:table-cell>
          <table:table-cell office:value-type="string" calcext:value-type="string">
            <text:p>Roses</text:p>
          </table:table-cell>
          <table:table-cell office:value-type="string" calcext:value-type="string">
            <text:p>42.266195</text:p>
          </table:table-cell>
          <table:table-cell office:value-type="string" calcext:value-type="string">
            <text:p>3.191338</text:p>
          </table:table-cell>
          <table:table-cell/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http://www.rosespedia.cat/index.php?title=Dolmen_del_Llit_de_la_Generala</text:p>
          </table:table-cell>
          <table:table-cell/>
          <table:table-cell table:style-name="ce24" table:formula="of:=CONCATENATE(&quot;{&quot;;&quot;name:&quot;&quot;&quot;;[.A164];&quot;&quot;&quot;,municipi:&quot;&quot;&quot;;[.B164];&quot;&quot;&quot;,lat:&quot;;[.C164];&quot;,lon:&quot;;[.D164];&quot;,hi_es:&quot;&quot;&quot;;[.E164];&quot;&quot;&quot;,megalith_type:&quot;&quot;&quot;;[.F164];&quot;&quot;&quot;,wikipedia:&quot;&quot;&quot;;[.G164];&quot;&quot;&quot;,wikidata:&quot;&quot;&quot;;[.H164];&quot;&quot;&quot;,source:&quot;&quot;&quot;;[.I164];&quot;&quot;&quot;,alt_name:&quot;&quot;&quot;;[.J164];&quot;&quot;&quot;},&quot;)" office:value-type="string" office:string-value="{name:&quot;Dolmen del Llit de la Generala&quot;,municipi:&quot;Roses&quot;,lat:42.266195,lon:3.191338,hi_es:&quot;&quot;,megalith_type:&quot;dolmen&quot;,wikipedia:&quot;&quot;,wikidata:&quot;&quot;,source:&quot;http://www.rosespedia.cat/index.php?title=Dolmen_del_Llit_de_la_Generala&quot;,alt_name:&quot;&quot;}," calcext:value-type="string">
            <text:p>{name:"Dolmen del Llit de la Generala",municipi:"Roses",lat:42.266195,lon:3.191338,hi_es:"",megalith_type:"dolmen",wikipedia:"",wikidata:"",source:"http://www.rosespedia.cat/index.php?title=Dolmen_del_Llit_de_la_Generala",alt_name:""},</text:p>
          </table:table-cell>
          <table:table-cell table:formula="of:=CONCATENATE(&quot;{&quot;;&quot;&quot;&quot;name&quot;&quot;:&quot;&quot;&quot;;[.A164];&quot;&quot;&quot;,&quot;&quot;municipi&quot;&quot;:&quot;&quot;&quot;;[.B164];&quot;&quot;&quot;,&quot;&quot;lat&quot;&quot;:&quot;;[.C164];&quot;,&quot;&quot;lon&quot;&quot;:&quot;;[.D164];&quot;,&quot;&quot;hi_es&quot;&quot;:&quot;&quot;&quot;;[.E164];&quot;&quot;&quot;,&quot;&quot;megalith_type&quot;&quot;:&quot;&quot;&quot;;[.F164];&quot;&quot;&quot;,&quot;&quot;wikipedia&quot;&quot;:&quot;&quot;&quot;;[.G164];&quot;&quot;&quot;,&quot;&quot;wikidata&quot;&quot;:&quot;&quot;&quot;;[.H164];&quot;&quot;&quot;,&quot;&quot;source&quot;&quot;:&quot;&quot;&quot;;[.I164];&quot;&quot;&quot;,&quot;&quot;alt_name&quot;&quot;:&quot;&quot;&quot;;[.J164];&quot;&quot;&quot;},&quot;)" office:value-type="string" office:string-value="{&quot;name&quot;:&quot;Dolmen del Llit de la Generala&quot;,&quot;municipi&quot;:&quot;Roses&quot;,&quot;lat&quot;:42.266195,&quot;lon&quot;:3.191338,&quot;hi_es&quot;:&quot;&quot;,&quot;megalith_type&quot;:&quot;dolmen&quot;,&quot;wikipedia&quot;:&quot;&quot;,&quot;wikidata&quot;:&quot;&quot;,&quot;source&quot;:&quot;http://www.rosespedia.cat/index.php?title=Dolmen_del_Llit_de_la_Generala&quot;,&quot;alt_name&quot;:&quot;&quot;}," calcext:value-type="string">
            <text:p>{"name":"Dolmen del Llit de la Generala","municipi":"Roses","lat":42.266195,"lon":3.191338,"hi_es":"","megalith_type":"dolmen","wikipedia":"","wikidata":"","source":"http://www.rosespedia.cat/index.php?title=Dolmen_del_Llit_de_la_Generala","alt_name":""},</text:p>
          </table:table-cell>
        </table:table-row>
        <table:table-row table:style-name="ro2">
          <table:table-cell office:value-type="string" calcext:value-type="string">
            <text:p>Dolmen del Mas</text:p>
          </table:table-cell>
          <table:table-cell office:value-type="string" calcext:value-type="string">
            <text:p>Sarroca de Bellera</text:p>
          </table:table-cell>
          <table:table-cell office:value-type="string" calcext:value-type="string">
            <text:p>42.3425</text:p>
          </table:table-cell>
          <table:table-cell office:value-type="string" calcext:value-type="string">
            <text:p>0.91417</text:p>
          </table:table-cell>
          <table:table-cell/>
          <table:table-cell office:value-type="string" calcext:value-type="string">
            <text:p>dolmen</text:p>
          </table:table-cell>
          <table:table-cell office:value-type="string" calcext:value-type="string">
            <text:p>ca:Dolmen del Mas</text:p>
          </table:table-cell>
          <table:table-cell office:value-type="string" calcext:value-type="string">
            <text:p>Q11917575</text:p>
          </table:table-cell>
          <table:table-cell/>
          <table:table-cell office:value-type="string" calcext:value-type="string">
            <text:p>Dolmen del Mas Pallarès</text:p>
          </table:table-cell>
          <table:table-cell table:style-name="ce24" table:formula="of:=CONCATENATE(&quot;{&quot;;&quot;name:&quot;&quot;&quot;;[.A165];&quot;&quot;&quot;,municipi:&quot;&quot;&quot;;[.B165];&quot;&quot;&quot;,lat:&quot;;[.C165];&quot;,lon:&quot;;[.D165];&quot;,hi_es:&quot;&quot;&quot;;[.E165];&quot;&quot;&quot;,megalith_type:&quot;&quot;&quot;;[.F165];&quot;&quot;&quot;,wikipedia:&quot;&quot;&quot;;[.G165];&quot;&quot;&quot;,wikidata:&quot;&quot;&quot;;[.H165];&quot;&quot;&quot;,source:&quot;&quot;&quot;;[.I165];&quot;&quot;&quot;,alt_name:&quot;&quot;&quot;;[.J165];&quot;&quot;&quot;},&quot;)" office:value-type="string" office:string-value="{name:&quot;Dolmen del Mas&quot;,municipi:&quot;Sarroca de Bellera&quot;,lat:42.3425,lon:0.91417,hi_es:&quot;&quot;,megalith_type:&quot;dolmen&quot;,wikipedia:&quot;ca:Dolmen del Mas&quot;,wikidata:&quot;Q11917575&quot;,source:&quot;&quot;,alt_name:&quot;Dolmen del Mas Pallarès&quot;}," calcext:value-type="string">
            <text:p>{name:"Dolmen del Mas",municipi:"Sarroca de Bellera",lat:42.3425,lon:0.91417,hi_es:"",megalith_type:"dolmen",wikipedia:"ca:Dolmen del Mas",wikidata:"Q11917575",source:"",alt_name:"Dolmen del Mas Pallarès"},</text:p>
          </table:table-cell>
          <table:table-cell table:formula="of:=CONCATENATE(&quot;{&quot;;&quot;&quot;&quot;name&quot;&quot;:&quot;&quot;&quot;;[.A165];&quot;&quot;&quot;,&quot;&quot;municipi&quot;&quot;:&quot;&quot;&quot;;[.B165];&quot;&quot;&quot;,&quot;&quot;lat&quot;&quot;:&quot;;[.C165];&quot;,&quot;&quot;lon&quot;&quot;:&quot;;[.D165];&quot;,&quot;&quot;hi_es&quot;&quot;:&quot;&quot;&quot;;[.E165];&quot;&quot;&quot;,&quot;&quot;megalith_type&quot;&quot;:&quot;&quot;&quot;;[.F165];&quot;&quot;&quot;,&quot;&quot;wikipedia&quot;&quot;:&quot;&quot;&quot;;[.G165];&quot;&quot;&quot;,&quot;&quot;wikidata&quot;&quot;:&quot;&quot;&quot;;[.H165];&quot;&quot;&quot;,&quot;&quot;source&quot;&quot;:&quot;&quot;&quot;;[.I165];&quot;&quot;&quot;,&quot;&quot;alt_name&quot;&quot;:&quot;&quot;&quot;;[.J165];&quot;&quot;&quot;},&quot;)" office:value-type="string" office:string-value="{&quot;name&quot;:&quot;Dolmen del Mas&quot;,&quot;municipi&quot;:&quot;Sarroca de Bellera&quot;,&quot;lat&quot;:42.3425,&quot;lon&quot;:0.91417,&quot;hi_es&quot;:&quot;&quot;,&quot;megalith_type&quot;:&quot;dolmen&quot;,&quot;wikipedia&quot;:&quot;ca:Dolmen del Mas&quot;,&quot;wikidata&quot;:&quot;Q11917575&quot;,&quot;source&quot;:&quot;&quot;,&quot;alt_name&quot;:&quot;Dolmen del Mas Pallarès&quot;}," calcext:value-type="string">
            <text:p>{"name":"Dolmen del Mas","municipi":"Sarroca de Bellera","lat":42.3425,"lon":0.91417,"hi_es":"","megalith_type":"dolmen","wikipedia":"ca:Dolmen del Mas","wikidata":"Q11917575","source":"","alt_name":"Dolmen del Mas Pallarès"},</text:p>
          </table:table-cell>
        </table:table-row>
        <table:table-row table:style-name="ro2">
          <table:table-cell office:value-type="string" calcext:value-type="string">
            <text:p>Dolmen del Mas Bofill</text:p>
          </table:table-cell>
          <table:table-cell office:value-type="string" calcext:value-type="string">
            <text:p>Palau-saverdera</text:p>
          </table:table-cell>
          <table:table-cell office:value-type="string" calcext:value-type="string">
            <text:p>42.314574</text:p>
          </table:table-cell>
          <table:table-cell office:value-type="string" calcext:value-type="string">
            <text:p>3.136697</text:p>
          </table:table-cell>
          <table:table-cell/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http://dolmensmenhirs.blogspot.com/2014/03/dolmen-del-mas-bofill-alt-emporda.html</text:p>
          </table:table-cell>
          <table:table-cell/>
          <table:table-cell table:style-name="ce24" table:formula="of:=CONCATENATE(&quot;{&quot;;&quot;name:&quot;&quot;&quot;;[.A166];&quot;&quot;&quot;,municipi:&quot;&quot;&quot;;[.B166];&quot;&quot;&quot;,lat:&quot;;[.C166];&quot;,lon:&quot;;[.D166];&quot;,hi_es:&quot;&quot;&quot;;[.E166];&quot;&quot;&quot;,megalith_type:&quot;&quot;&quot;;[.F166];&quot;&quot;&quot;,wikipedia:&quot;&quot;&quot;;[.G166];&quot;&quot;&quot;,wikidata:&quot;&quot;&quot;;[.H166];&quot;&quot;&quot;,source:&quot;&quot;&quot;;[.I166];&quot;&quot;&quot;,alt_name:&quot;&quot;&quot;;[.J166];&quot;&quot;&quot;},&quot;)" office:value-type="string" office:string-value="{name:&quot;Dolmen del Mas Bofill&quot;,municipi:&quot;Palau-saverdera&quot;,lat:42.314574,lon:3.136697,hi_es:&quot;&quot;,megalith_type:&quot;dolmen&quot;,wikipedia:&quot;&quot;,wikidata:&quot;&quot;,source:&quot;http://dolmensmenhirs.blogspot.com/2014/03/dolmen-del-mas-bofill-alt-emporda.html&quot;,alt_name:&quot;&quot;}," calcext:value-type="string">
            <text:p>{name:"Dolmen del Mas Bofill",municipi:"Palau-saverdera",lat:42.314574,lon:3.136697,hi_es:"",megalith_type:"dolmen",wikipedia:"",wikidata:"",source:"http://dolmensmenhirs.blogspot.com/2014/03/dolmen-del-mas-bofill-alt-emporda.html",alt_name:""},</text:p>
          </table:table-cell>
          <table:table-cell table:formula="of:=CONCATENATE(&quot;{&quot;;&quot;&quot;&quot;name&quot;&quot;:&quot;&quot;&quot;;[.A166];&quot;&quot;&quot;,&quot;&quot;municipi&quot;&quot;:&quot;&quot;&quot;;[.B166];&quot;&quot;&quot;,&quot;&quot;lat&quot;&quot;:&quot;;[.C166];&quot;,&quot;&quot;lon&quot;&quot;:&quot;;[.D166];&quot;,&quot;&quot;hi_es&quot;&quot;:&quot;&quot;&quot;;[.E166];&quot;&quot;&quot;,&quot;&quot;megalith_type&quot;&quot;:&quot;&quot;&quot;;[.F166];&quot;&quot;&quot;,&quot;&quot;wikipedia&quot;&quot;:&quot;&quot;&quot;;[.G166];&quot;&quot;&quot;,&quot;&quot;wikidata&quot;&quot;:&quot;&quot;&quot;;[.H166];&quot;&quot;&quot;,&quot;&quot;source&quot;&quot;:&quot;&quot;&quot;;[.I166];&quot;&quot;&quot;,&quot;&quot;alt_name&quot;&quot;:&quot;&quot;&quot;;[.J166];&quot;&quot;&quot;},&quot;)" office:value-type="string" office:string-value="{&quot;name&quot;:&quot;Dolmen del Mas Bofill&quot;,&quot;municipi&quot;:&quot;Palau-saverdera&quot;,&quot;lat&quot;:42.314574,&quot;lon&quot;:3.136697,&quot;hi_es&quot;:&quot;&quot;,&quot;megalith_type&quot;:&quot;dolmen&quot;,&quot;wikipedia&quot;:&quot;&quot;,&quot;wikidata&quot;:&quot;&quot;,&quot;source&quot;:&quot;http://dolmensmenhirs.blogspot.com/2014/03/dolmen-del-mas-bofill-alt-emporda.html&quot;,&quot;alt_name&quot;:&quot;&quot;}," calcext:value-type="string">
            <text:p>{"name":"Dolmen del Mas Bofill","municipi":"Palau-saverdera","lat":42.314574,"lon":3.136697,"hi_es":"","megalith_type":"dolmen","wikipedia":"","wikidata":"","source":"http://dolmensmenhirs.blogspot.com/2014/03/dolmen-del-mas-bofill-alt-emporda.html","alt_name":""},</text:p>
          </table:table-cell>
        </table:table-row>
        <table:table-row table:style-name="ro2">
          <table:table-cell office:value-type="string" calcext:value-type="string">
            <text:p>Dolmen del Mas de la Mata</text:p>
          </table:table-cell>
          <table:table-cell office:value-type="string" calcext:value-type="string">
            <text:p>El Port de la Selva</text:p>
          </table:table-cell>
          <table:table-cell office:value-type="string" calcext:value-type="string">
            <text:p>42.338354</text:p>
          </table:table-cell>
          <table:table-cell office:value-type="string" calcext:value-type="string">
            <text:p>3.141009</text:p>
          </table:table-cell>
          <table:table-cell/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http://dolmensmenhirs.blogspot.com/2014/03/dolmen-del-mas-de-la-mata-alt-emporda.html</text:p>
          </table:table-cell>
          <table:table-cell/>
          <table:table-cell table:style-name="ce24" table:formula="of:=CONCATENATE(&quot;{&quot;;&quot;name:&quot;&quot;&quot;;[.A167];&quot;&quot;&quot;,municipi:&quot;&quot;&quot;;[.B167];&quot;&quot;&quot;,lat:&quot;;[.C167];&quot;,lon:&quot;;[.D167];&quot;,hi_es:&quot;&quot;&quot;;[.E167];&quot;&quot;&quot;,megalith_type:&quot;&quot;&quot;;[.F167];&quot;&quot;&quot;,wikipedia:&quot;&quot;&quot;;[.G167];&quot;&quot;&quot;,wikidata:&quot;&quot;&quot;;[.H167];&quot;&quot;&quot;,source:&quot;&quot;&quot;;[.I167];&quot;&quot;&quot;,alt_name:&quot;&quot;&quot;;[.J167];&quot;&quot;&quot;},&quot;)" office:value-type="string" office:string-value="{name:&quot;Dolmen del Mas de la Mata&quot;,municipi:&quot;El Port de la Selva&quot;,lat:42.338354,lon:3.141009,hi_es:&quot;&quot;,megalith_type:&quot;dolmen&quot;,wikipedia:&quot;&quot;,wikidata:&quot;&quot;,source:&quot;http://dolmensmenhirs.blogspot.com/2014/03/dolmen-del-mas-de-la-mata-alt-emporda.html&quot;,alt_name:&quot;&quot;}," calcext:value-type="string">
            <text:p>{name:"Dolmen del Mas de la Mata",municipi:"El Port de la Selva",lat:42.338354,lon:3.141009,hi_es:"",megalith_type:"dolmen",wikipedia:"",wikidata:"",source:"http://dolmensmenhirs.blogspot.com/2014/03/dolmen-del-mas-de-la-mata-alt-emporda.html",alt_name:""},</text:p>
          </table:table-cell>
          <table:table-cell table:formula="of:=CONCATENATE(&quot;{&quot;;&quot;&quot;&quot;name&quot;&quot;:&quot;&quot;&quot;;[.A167];&quot;&quot;&quot;,&quot;&quot;municipi&quot;&quot;:&quot;&quot;&quot;;[.B167];&quot;&quot;&quot;,&quot;&quot;lat&quot;&quot;:&quot;;[.C167];&quot;,&quot;&quot;lon&quot;&quot;:&quot;;[.D167];&quot;,&quot;&quot;hi_es&quot;&quot;:&quot;&quot;&quot;;[.E167];&quot;&quot;&quot;,&quot;&quot;megalith_type&quot;&quot;:&quot;&quot;&quot;;[.F167];&quot;&quot;&quot;,&quot;&quot;wikipedia&quot;&quot;:&quot;&quot;&quot;;[.G167];&quot;&quot;&quot;,&quot;&quot;wikidata&quot;&quot;:&quot;&quot;&quot;;[.H167];&quot;&quot;&quot;,&quot;&quot;source&quot;&quot;:&quot;&quot;&quot;;[.I167];&quot;&quot;&quot;,&quot;&quot;alt_name&quot;&quot;:&quot;&quot;&quot;;[.J167];&quot;&quot;&quot;},&quot;)" office:value-type="string" office:string-value="{&quot;name&quot;:&quot;Dolmen del Mas de la Mata&quot;,&quot;municipi&quot;:&quot;El Port de la Selva&quot;,&quot;lat&quot;:42.338354,&quot;lon&quot;:3.141009,&quot;hi_es&quot;:&quot;&quot;,&quot;megalith_type&quot;:&quot;dolmen&quot;,&quot;wikipedia&quot;:&quot;&quot;,&quot;wikidata&quot;:&quot;&quot;,&quot;source&quot;:&quot;http://dolmensmenhirs.blogspot.com/2014/03/dolmen-del-mas-de-la-mata-alt-emporda.html&quot;,&quot;alt_name&quot;:&quot;&quot;}," calcext:value-type="string">
            <text:p>{"name":"Dolmen del Mas de la Mata","municipi":"El Port de la Selva","lat":42.338354,"lon":3.141009,"hi_es":"","megalith_type":"dolmen","wikipedia":"","wikidata":"","source":"http://dolmensmenhirs.blogspot.com/2014/03/dolmen-del-mas-de-la-mata-alt-emporda.html","alt_name":""},</text:p>
          </table:table-cell>
        </table:table-row>
        <table:table-row table:style-name="ro2">
          <table:table-cell office:value-type="string" calcext:value-type="string">
            <text:p>Dolmen del Mas Gamarús</text:p>
          </table:table-cell>
          <table:table-cell office:value-type="string" calcext:value-type="string">
            <text:p>Espolla</text:p>
          </table:table-cell>
          <table:table-cell office:value-type="string" calcext:value-type="string">
            <text:p>42.458797</text:p>
          </table:table-cell>
          <table:table-cell office:value-type="string" calcext:value-type="string">
            <text:p>3.007322</text:p>
          </table:table-cell>
          <table:table-cell/>
          <table:table-cell office:value-type="string" calcext:value-type="string">
            <text:p>dolmen</text:p>
          </table:table-cell>
          <table:table-cell office:value-type="string" calcext:value-type="string">
            <text:p>ca:Dolmen del Mas Gamarús</text:p>
          </table:table-cell>
          <table:table-cell office:value-type="string" calcext:value-type="string">
            <text:p>Q19367913</text:p>
          </table:table-cell>
          <table:table-cell table:number-columns-repeated="2"/>
          <table:table-cell table:style-name="ce24" table:formula="of:=CONCATENATE(&quot;{&quot;;&quot;name:&quot;&quot;&quot;;[.A168];&quot;&quot;&quot;,municipi:&quot;&quot;&quot;;[.B168];&quot;&quot;&quot;,lat:&quot;;[.C168];&quot;,lon:&quot;;[.D168];&quot;,hi_es:&quot;&quot;&quot;;[.E168];&quot;&quot;&quot;,megalith_type:&quot;&quot;&quot;;[.F168];&quot;&quot;&quot;,wikipedia:&quot;&quot;&quot;;[.G168];&quot;&quot;&quot;,wikidata:&quot;&quot;&quot;;[.H168];&quot;&quot;&quot;,source:&quot;&quot;&quot;;[.I168];&quot;&quot;&quot;,alt_name:&quot;&quot;&quot;;[.J168];&quot;&quot;&quot;},&quot;)" office:value-type="string" office:string-value="{name:&quot;Dolmen del Mas Gamarús&quot;,municipi:&quot;Espolla&quot;,lat:42.458797,lon:3.007322,hi_es:&quot;&quot;,megalith_type:&quot;dolmen&quot;,wikipedia:&quot;ca:Dolmen del Mas Gamarús&quot;,wikidata:&quot;Q19367913&quot;,source:&quot;&quot;,alt_name:&quot;&quot;}," calcext:value-type="string">
            <text:p>{name:"Dolmen del Mas Gamarús",municipi:"Espolla",lat:42.458797,lon:3.007322,hi_es:"",megalith_type:"dolmen",wikipedia:"ca:Dolmen del Mas Gamarús",wikidata:"Q19367913",source:"",alt_name:""},</text:p>
          </table:table-cell>
          <table:table-cell table:formula="of:=CONCATENATE(&quot;{&quot;;&quot;&quot;&quot;name&quot;&quot;:&quot;&quot;&quot;;[.A168];&quot;&quot;&quot;,&quot;&quot;municipi&quot;&quot;:&quot;&quot;&quot;;[.B168];&quot;&quot;&quot;,&quot;&quot;lat&quot;&quot;:&quot;;[.C168];&quot;,&quot;&quot;lon&quot;&quot;:&quot;;[.D168];&quot;,&quot;&quot;hi_es&quot;&quot;:&quot;&quot;&quot;;[.E168];&quot;&quot;&quot;,&quot;&quot;megalith_type&quot;&quot;:&quot;&quot;&quot;;[.F168];&quot;&quot;&quot;,&quot;&quot;wikipedia&quot;&quot;:&quot;&quot;&quot;;[.G168];&quot;&quot;&quot;,&quot;&quot;wikidata&quot;&quot;:&quot;&quot;&quot;;[.H168];&quot;&quot;&quot;,&quot;&quot;source&quot;&quot;:&quot;&quot;&quot;;[.I168];&quot;&quot;&quot;,&quot;&quot;alt_name&quot;&quot;:&quot;&quot;&quot;;[.J168];&quot;&quot;&quot;},&quot;)" office:value-type="string" office:string-value="{&quot;name&quot;:&quot;Dolmen del Mas Gamarús&quot;,&quot;municipi&quot;:&quot;Espolla&quot;,&quot;lat&quot;:42.458797,&quot;lon&quot;:3.007322,&quot;hi_es&quot;:&quot;&quot;,&quot;megalith_type&quot;:&quot;dolmen&quot;,&quot;wikipedia&quot;:&quot;ca:Dolmen del Mas Gamarús&quot;,&quot;wikidata&quot;:&quot;Q19367913&quot;,&quot;source&quot;:&quot;&quot;,&quot;alt_name&quot;:&quot;&quot;}," calcext:value-type="string">
            <text:p>{"name":"Dolmen del Mas Gamarús","municipi":"Espolla","lat":42.458797,"lon":3.007322,"hi_es":"","megalith_type":"dolmen","wikipedia":"ca:Dolmen del Mas Gamarús","wikidata":"Q19367913","source":"","alt_name":""},</text:p>
          </table:table-cell>
        </table:table-row>
        <table:table-row table:style-name="ro2">
          <table:table-cell office:value-type="string" calcext:value-type="string">
            <text:p>Dolmen del Mas Godó</text:p>
          </table:table-cell>
          <table:table-cell office:value-type="string" calcext:value-type="string">
            <text:p>El Port de la Selva</text:p>
          </table:table-cell>
          <table:table-cell office:value-type="string" calcext:value-type="string">
            <text:p>42.310701</text:p>
          </table:table-cell>
          <table:table-cell office:value-type="string" calcext:value-type="string">
            <text:p>3.240895</text:p>
          </table:table-cell>
          <table:table-cell/>
          <table:table-cell office:value-type="string" calcext:value-type="string">
            <text:p>dolmen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http://dolmensmenhirs.blogspot.com/2014/03/dolmen-del-mas-godo-alt-emporda.html</text:p>
          </table:table-cell>
          <table:table-cell/>
          <table:table-cell table:style-name="ce24" table:formula="of:=CONCATENATE(&quot;{&quot;;&quot;name:&quot;&quot;&quot;;[.A169];&quot;&quot;&quot;,municipi:&quot;&quot;&quot;;[.B169];&quot;&quot;&quot;,lat:&quot;;[.C169];&quot;,lon:&quot;;[.D169];&quot;,hi_es:&quot;&quot;&quot;;[.E169];&quot;&quot;&quot;,megalith_type:&quot;&quot;&quot;;[.F169];&quot;&quot;&quot;,wikipedia:&quot;&quot;&quot;;[.G169];&quot;&quot;&quot;,wikidata:&quot;&quot;&quot;;[.H169];&quot;&quot;&quot;,source:&quot;&quot;&quot;;[.I169];&quot;&quot;&quot;,alt_name:&quot;&quot;&quot;;[.J169];&quot;&quot;&quot;},&quot;)" office:value-type="string" office:string-value="{name:&quot;Dolmen del Mas Godó&quot;,municipi:&quot;El Port de la Selva&quot;,lat:42.310701,lon:3.240895,hi_es:&quot;&quot;,megalith_type:&quot;dolmen&quot;,wikipedia:&quot; &quot;,wikidata:&quot;&quot;,source:&quot;http://dolmensmenhirs.blogspot.com/2014/03/dolmen-del-mas-godo-alt-emporda.html&quot;,alt_name:&quot;&quot;}," calcext:value-type="string">
            <text:p>{name:"Dolmen del Mas Godó",municipi:"El Port de la Selva",lat:42.310701,lon:3.240895,hi_es:"",megalith_type:"dolmen",wikipedia:" ",wikidata:"",source:"http://dolmensmenhirs.blogspot.com/2014/03/dolmen-del-mas-godo-alt-emporda.html",alt_name:""},</text:p>
          </table:table-cell>
          <table:table-cell table:formula="of:=CONCATENATE(&quot;{&quot;;&quot;&quot;&quot;name&quot;&quot;:&quot;&quot;&quot;;[.A169];&quot;&quot;&quot;,&quot;&quot;municipi&quot;&quot;:&quot;&quot;&quot;;[.B169];&quot;&quot;&quot;,&quot;&quot;lat&quot;&quot;:&quot;;[.C169];&quot;,&quot;&quot;lon&quot;&quot;:&quot;;[.D169];&quot;,&quot;&quot;hi_es&quot;&quot;:&quot;&quot;&quot;;[.E169];&quot;&quot;&quot;,&quot;&quot;megalith_type&quot;&quot;:&quot;&quot;&quot;;[.F169];&quot;&quot;&quot;,&quot;&quot;wikipedia&quot;&quot;:&quot;&quot;&quot;;[.G169];&quot;&quot;&quot;,&quot;&quot;wikidata&quot;&quot;:&quot;&quot;&quot;;[.H169];&quot;&quot;&quot;,&quot;&quot;source&quot;&quot;:&quot;&quot;&quot;;[.I169];&quot;&quot;&quot;,&quot;&quot;alt_name&quot;&quot;:&quot;&quot;&quot;;[.J169];&quot;&quot;&quot;},&quot;)" office:value-type="string" office:string-value="{&quot;name&quot;:&quot;Dolmen del Mas Godó&quot;,&quot;municipi&quot;:&quot;El Port de la Selva&quot;,&quot;lat&quot;:42.310701,&quot;lon&quot;:3.240895,&quot;hi_es&quot;:&quot;&quot;,&quot;megalith_type&quot;:&quot;dolmen&quot;,&quot;wikipedia&quot;:&quot; &quot;,&quot;wikidata&quot;:&quot;&quot;,&quot;source&quot;:&quot;http://dolmensmenhirs.blogspot.com/2014/03/dolmen-del-mas-godo-alt-emporda.html&quot;,&quot;alt_name&quot;:&quot;&quot;}," calcext:value-type="string">
            <text:p>{"name":"Dolmen del Mas Godó","municipi":"El Port de la Selva","lat":42.310701,"lon":3.240895,"hi_es":"","megalith_type":"dolmen","wikipedia":" ","wikidata":"","source":"http://dolmensmenhirs.blogspot.com/2014/03/dolmen-del-mas-godo-alt-emporda.html","alt_name":""},</text:p>
          </table:table-cell>
        </table:table-row>
        <table:table-row table:style-name="ro2">
          <table:table-cell office:value-type="string" calcext:value-type="string">
            <text:p>Dolmen del Mas Patiràs</text:p>
          </table:table-cell>
          <table:table-cell office:value-type="string" calcext:value-type="string">
            <text:p>Colera</text:p>
          </table:table-cell>
          <table:table-cell office:value-type="string" calcext:value-type="string">
            <text:p>42.390675</text:p>
          </table:table-cell>
          <table:table-cell office:value-type="string" calcext:value-type="string">
            <text:p>3.102723</text:p>
          </table:table-cell>
          <table:table-cell/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http://dolmensmenhirs.blogspot.com/2014/03/dolmen-del-mas-patiras-alt-emporda.html</text:p>
          </table:table-cell>
          <table:table-cell/>
          <table:table-cell table:style-name="ce24" table:formula="of:=CONCATENATE(&quot;{&quot;;&quot;name:&quot;&quot;&quot;;[.A170];&quot;&quot;&quot;,municipi:&quot;&quot;&quot;;[.B170];&quot;&quot;&quot;,lat:&quot;;[.C170];&quot;,lon:&quot;;[.D170];&quot;,hi_es:&quot;&quot;&quot;;[.E170];&quot;&quot;&quot;,megalith_type:&quot;&quot;&quot;;[.F170];&quot;&quot;&quot;,wikipedia:&quot;&quot;&quot;;[.G170];&quot;&quot;&quot;,wikidata:&quot;&quot;&quot;;[.H170];&quot;&quot;&quot;,source:&quot;&quot;&quot;;[.I170];&quot;&quot;&quot;,alt_name:&quot;&quot;&quot;;[.J170];&quot;&quot;&quot;},&quot;)" office:value-type="string" office:string-value="{name:&quot;Dolmen del Mas Patiràs&quot;,municipi:&quot;Colera&quot;,lat:42.390675,lon:3.102723,hi_es:&quot;&quot;,megalith_type:&quot;dolmen&quot;,wikipedia:&quot;&quot;,wikidata:&quot;&quot;,source:&quot;http://dolmensmenhirs.blogspot.com/2014/03/dolmen-del-mas-patiras-alt-emporda.html&quot;,alt_name:&quot;&quot;}," calcext:value-type="string">
            <text:p>{name:"Dolmen del Mas Patiràs",municipi:"Colera",lat:42.390675,lon:3.102723,hi_es:"",megalith_type:"dolmen",wikipedia:"",wikidata:"",source:"http://dolmensmenhirs.blogspot.com/2014/03/dolmen-del-mas-patiras-alt-emporda.html",alt_name:""},</text:p>
          </table:table-cell>
          <table:table-cell table:formula="of:=CONCATENATE(&quot;{&quot;;&quot;&quot;&quot;name&quot;&quot;:&quot;&quot;&quot;;[.A170];&quot;&quot;&quot;,&quot;&quot;municipi&quot;&quot;:&quot;&quot;&quot;;[.B170];&quot;&quot;&quot;,&quot;&quot;lat&quot;&quot;:&quot;;[.C170];&quot;,&quot;&quot;lon&quot;&quot;:&quot;;[.D170];&quot;,&quot;&quot;hi_es&quot;&quot;:&quot;&quot;&quot;;[.E170];&quot;&quot;&quot;,&quot;&quot;megalith_type&quot;&quot;:&quot;&quot;&quot;;[.F170];&quot;&quot;&quot;,&quot;&quot;wikipedia&quot;&quot;:&quot;&quot;&quot;;[.G170];&quot;&quot;&quot;,&quot;&quot;wikidata&quot;&quot;:&quot;&quot;&quot;;[.H170];&quot;&quot;&quot;,&quot;&quot;source&quot;&quot;:&quot;&quot;&quot;;[.I170];&quot;&quot;&quot;,&quot;&quot;alt_name&quot;&quot;:&quot;&quot;&quot;;[.J170];&quot;&quot;&quot;},&quot;)" office:value-type="string" office:string-value="{&quot;name&quot;:&quot;Dolmen del Mas Patiràs&quot;,&quot;municipi&quot;:&quot;Colera&quot;,&quot;lat&quot;:42.390675,&quot;lon&quot;:3.102723,&quot;hi_es&quot;:&quot;&quot;,&quot;megalith_type&quot;:&quot;dolmen&quot;,&quot;wikipedia&quot;:&quot;&quot;,&quot;wikidata&quot;:&quot;&quot;,&quot;source&quot;:&quot;http://dolmensmenhirs.blogspot.com/2014/03/dolmen-del-mas-patiras-alt-emporda.html&quot;,&quot;alt_name&quot;:&quot;&quot;}," calcext:value-type="string">
            <text:p>{"name":"Dolmen del Mas Patiràs","municipi":"Colera","lat":42.390675,"lon":3.102723,"hi_es":"","megalith_type":"dolmen","wikipedia":"","wikidata":"","source":"http://dolmensmenhirs.blogspot.com/2014/03/dolmen-del-mas-patiras-alt-emporda.html","alt_name":""},</text:p>
          </table:table-cell>
        </table:table-row>
        <table:table-row table:style-name="ro2">
          <table:table-cell office:value-type="string" calcext:value-type="string">
            <text:p>Dolmen del Passatge</text:p>
          </table:table-cell>
          <table:table-cell office:value-type="string" calcext:value-type="string">
            <text:p>Llançà</text:p>
          </table:table-cell>
          <table:table-cell office:value-type="string" calcext:value-type="string">
            <text:p>42.391840</text:p>
          </table:table-cell>
          <table:table-cell office:value-type="string" calcext:value-type="string">
            <text:p>3.087841</text:p>
          </table:table-cell>
          <table:table-cell/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http://dolmensmenhirs.blogspot.com/2014/03/dolmen-del-passatge-alt-emporda.html</text:p>
          </table:table-cell>
          <table:table-cell office:value-type="string" calcext:value-type="string">
            <text:p>Tomba del Abat</text:p>
          </table:table-cell>
          <table:table-cell table:style-name="ce24" table:formula="of:=CONCATENATE(&quot;{&quot;;&quot;name:&quot;&quot;&quot;;[.A171];&quot;&quot;&quot;,municipi:&quot;&quot;&quot;;[.B171];&quot;&quot;&quot;,lat:&quot;;[.C171];&quot;,lon:&quot;;[.D171];&quot;,hi_es:&quot;&quot;&quot;;[.E171];&quot;&quot;&quot;,megalith_type:&quot;&quot;&quot;;[.F171];&quot;&quot;&quot;,wikipedia:&quot;&quot;&quot;;[.G171];&quot;&quot;&quot;,wikidata:&quot;&quot;&quot;;[.H171];&quot;&quot;&quot;,source:&quot;&quot;&quot;;[.I171];&quot;&quot;&quot;,alt_name:&quot;&quot;&quot;;[.J171];&quot;&quot;&quot;},&quot;)" office:value-type="string" office:string-value="{name:&quot;Dolmen del Passatge&quot;,municipi:&quot;Llançà&quot;,lat:42.391840,lon:3.087841,hi_es:&quot;&quot;,megalith_type:&quot;dolmen&quot;,wikipedia:&quot;&quot;,wikidata:&quot;&quot;,source:&quot;http://dolmensmenhirs.blogspot.com/2014/03/dolmen-del-passatge-alt-emporda.html&quot;,alt_name:&quot;Tomba del Abat&quot;}," calcext:value-type="string">
            <text:p>{name:"Dolmen del Passatge",municipi:"Llançà",lat:42.391840,lon:3.087841,hi_es:"",megalith_type:"dolmen",wikipedia:"",wikidata:"",source:"http://dolmensmenhirs.blogspot.com/2014/03/dolmen-del-passatge-alt-emporda.html",alt_name:"Tomba del Abat"},</text:p>
          </table:table-cell>
          <table:table-cell table:formula="of:=CONCATENATE(&quot;{&quot;;&quot;&quot;&quot;name&quot;&quot;:&quot;&quot;&quot;;[.A171];&quot;&quot;&quot;,&quot;&quot;municipi&quot;&quot;:&quot;&quot;&quot;;[.B171];&quot;&quot;&quot;,&quot;&quot;lat&quot;&quot;:&quot;;[.C171];&quot;,&quot;&quot;lon&quot;&quot;:&quot;;[.D171];&quot;,&quot;&quot;hi_es&quot;&quot;:&quot;&quot;&quot;;[.E171];&quot;&quot;&quot;,&quot;&quot;megalith_type&quot;&quot;:&quot;&quot;&quot;;[.F171];&quot;&quot;&quot;,&quot;&quot;wikipedia&quot;&quot;:&quot;&quot;&quot;;[.G171];&quot;&quot;&quot;,&quot;&quot;wikidata&quot;&quot;:&quot;&quot;&quot;;[.H171];&quot;&quot;&quot;,&quot;&quot;source&quot;&quot;:&quot;&quot;&quot;;[.I171];&quot;&quot;&quot;,&quot;&quot;alt_name&quot;&quot;:&quot;&quot;&quot;;[.J171];&quot;&quot;&quot;},&quot;)" office:value-type="string" office:string-value="{&quot;name&quot;:&quot;Dolmen del Passatge&quot;,&quot;municipi&quot;:&quot;Llançà&quot;,&quot;lat&quot;:42.391840,&quot;lon&quot;:3.087841,&quot;hi_es&quot;:&quot;&quot;,&quot;megalith_type&quot;:&quot;dolmen&quot;,&quot;wikipedia&quot;:&quot;&quot;,&quot;wikidata&quot;:&quot;&quot;,&quot;source&quot;:&quot;http://dolmensmenhirs.blogspot.com/2014/03/dolmen-del-passatge-alt-emporda.html&quot;,&quot;alt_name&quot;:&quot;Tomba del Abat&quot;}," calcext:value-type="string">
            <text:p>{"name":"Dolmen del Passatge","municipi":"Llançà","lat":42.391840,"lon":3.087841,"hi_es":"","megalith_type":"dolmen","wikipedia":"","wikidata":"","source":"http://dolmensmenhirs.blogspot.com/2014/03/dolmen-del-passatge-alt-emporda.html","alt_name":"Tomba del Abat"},</text:p>
          </table:table-cell>
        </table:table-row>
        <table:table-row table:style-name="ro2">
          <table:table-cell office:value-type="string" calcext:value-type="string">
            <text:p>Dolmen del Pui Saquera</text:p>
          </table:table-cell>
          <table:table-cell office:value-type="string" calcext:value-type="string">
            <text:p>Roses</text:p>
          </table:table-cell>
          <table:table-cell office:value-type="string" calcext:value-type="string">
            <text:p>42.297888</text:p>
          </table:table-cell>
          <table:table-cell office:value-type="string" calcext:value-type="string">
            <text:p>3.180383</text:p>
          </table:table-cell>
          <table:table-cell/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http://dolmensmenhirs.blogspot.com/2015/01/dolmen-de-puig-saquera-alt-emporda.html</text:p>
          </table:table-cell>
          <table:table-cell/>
          <table:table-cell table:style-name="ce24" table:formula="of:=CONCATENATE(&quot;{&quot;;&quot;name:&quot;&quot;&quot;;[.A172];&quot;&quot;&quot;,municipi:&quot;&quot;&quot;;[.B172];&quot;&quot;&quot;,lat:&quot;;[.C172];&quot;,lon:&quot;;[.D172];&quot;,hi_es:&quot;&quot;&quot;;[.E172];&quot;&quot;&quot;,megalith_type:&quot;&quot;&quot;;[.F172];&quot;&quot;&quot;,wikipedia:&quot;&quot;&quot;;[.G172];&quot;&quot;&quot;,wikidata:&quot;&quot;&quot;;[.H172];&quot;&quot;&quot;,source:&quot;&quot;&quot;;[.I172];&quot;&quot;&quot;,alt_name:&quot;&quot;&quot;;[.J172];&quot;&quot;&quot;},&quot;)" office:value-type="string" office:string-value="{name:&quot;Dolmen del Pui Saquera&quot;,municipi:&quot;Roses&quot;,lat:42.297888,lon:3.180383,hi_es:&quot;&quot;,megalith_type:&quot;dolmen&quot;,wikipedia:&quot;&quot;,wikidata:&quot;&quot;,source:&quot;http://dolmensmenhirs.blogspot.com/2015/01/dolmen-de-puig-saquera-alt-emporda.html&quot;,alt_name:&quot;&quot;}," calcext:value-type="string">
            <text:p>{name:"Dolmen del Pui Saquera",municipi:"Roses",lat:42.297888,lon:3.180383,hi_es:"",megalith_type:"dolmen",wikipedia:"",wikidata:"",source:"http://dolmensmenhirs.blogspot.com/2015/01/dolmen-de-puig-saquera-alt-emporda.html",alt_name:""},</text:p>
          </table:table-cell>
          <table:table-cell table:formula="of:=CONCATENATE(&quot;{&quot;;&quot;&quot;&quot;name&quot;&quot;:&quot;&quot;&quot;;[.A172];&quot;&quot;&quot;,&quot;&quot;municipi&quot;&quot;:&quot;&quot;&quot;;[.B172];&quot;&quot;&quot;,&quot;&quot;lat&quot;&quot;:&quot;;[.C172];&quot;,&quot;&quot;lon&quot;&quot;:&quot;;[.D172];&quot;,&quot;&quot;hi_es&quot;&quot;:&quot;&quot;&quot;;[.E172];&quot;&quot;&quot;,&quot;&quot;megalith_type&quot;&quot;:&quot;&quot;&quot;;[.F172];&quot;&quot;&quot;,&quot;&quot;wikipedia&quot;&quot;:&quot;&quot;&quot;;[.G172];&quot;&quot;&quot;,&quot;&quot;wikidata&quot;&quot;:&quot;&quot;&quot;;[.H172];&quot;&quot;&quot;,&quot;&quot;source&quot;&quot;:&quot;&quot;&quot;;[.I172];&quot;&quot;&quot;,&quot;&quot;alt_name&quot;&quot;:&quot;&quot;&quot;;[.J172];&quot;&quot;&quot;},&quot;)" office:value-type="string" office:string-value="{&quot;name&quot;:&quot;Dolmen del Pui Saquera&quot;,&quot;municipi&quot;:&quot;Roses&quot;,&quot;lat&quot;:42.297888,&quot;lon&quot;:3.180383,&quot;hi_es&quot;:&quot;&quot;,&quot;megalith_type&quot;:&quot;dolmen&quot;,&quot;wikipedia&quot;:&quot;&quot;,&quot;wikidata&quot;:&quot;&quot;,&quot;source&quot;:&quot;http://dolmensmenhirs.blogspot.com/2015/01/dolmen-de-puig-saquera-alt-emporda.html&quot;,&quot;alt_name&quot;:&quot;&quot;}," calcext:value-type="string">
            <text:p>{"name":"Dolmen del Pui Saquera","municipi":"Roses","lat":42.297888,"lon":3.180383,"hi_es":"","megalith_type":"dolmen","wikipedia":"","wikidata":"","source":"http://dolmensmenhirs.blogspot.com/2015/01/dolmen-de-puig-saquera-alt-emporda.html","alt_name":""},</text:p>
          </table:table-cell>
        </table:table-row>
        <table:table-row table:style-name="ro2">
          <table:table-cell office:value-type="string" calcext:value-type="string">
            <text:p>Dolmen del Puig Balaguer</text:p>
          </table:table-cell>
          <table:table-cell office:value-type="string" calcext:value-type="string">
            <text:p>Espolla</text:p>
          </table:table-cell>
          <table:table-cell office:value-type="string" calcext:value-type="string">
            <text:p>42.42361</text:p>
          </table:table-cell>
          <table:table-cell office:value-type="string" calcext:value-type="string">
            <text:p>3.01306</text:p>
          </table:table-cell>
          <table:table-cell/>
          <table:table-cell office:value-type="string" calcext:value-type="string">
            <text:p>dolmen</text:p>
          </table:table-cell>
          <table:table-cell office:value-type="string" calcext:value-type="string">
            <text:p>ca:Dolmen de Puig Balaguer</text:p>
          </table:table-cell>
          <table:table-cell office:value-type="string" calcext:value-type="string">
            <text:p>Q17600329</text:p>
          </table:table-cell>
          <table:table-cell table:number-columns-repeated="2"/>
          <table:table-cell table:style-name="ce24" table:formula="of:=CONCATENATE(&quot;{&quot;;&quot;name:&quot;&quot;&quot;;[.A173];&quot;&quot;&quot;,municipi:&quot;&quot;&quot;;[.B173];&quot;&quot;&quot;,lat:&quot;;[.C173];&quot;,lon:&quot;;[.D173];&quot;,hi_es:&quot;&quot;&quot;;[.E173];&quot;&quot;&quot;,megalith_type:&quot;&quot;&quot;;[.F173];&quot;&quot;&quot;,wikipedia:&quot;&quot;&quot;;[.G173];&quot;&quot;&quot;,wikidata:&quot;&quot;&quot;;[.H173];&quot;&quot;&quot;,source:&quot;&quot;&quot;;[.I173];&quot;&quot;&quot;,alt_name:&quot;&quot;&quot;;[.J173];&quot;&quot;&quot;},&quot;)" office:value-type="string" office:string-value="{name:&quot;Dolmen del Puig Balaguer&quot;,municipi:&quot;Espolla&quot;,lat:42.42361,lon:3.01306,hi_es:&quot;&quot;,megalith_type:&quot;dolmen&quot;,wikipedia:&quot;ca:Dolmen de Puig Balaguer&quot;,wikidata:&quot;Q17600329&quot;,source:&quot;&quot;,alt_name:&quot;&quot;}," calcext:value-type="string">
            <text:p>{name:"Dolmen del Puig Balaguer",municipi:"Espolla",lat:42.42361,lon:3.01306,hi_es:"",megalith_type:"dolmen",wikipedia:"ca:Dolmen de Puig Balaguer",wikidata:"Q17600329",source:"",alt_name:""},</text:p>
          </table:table-cell>
          <table:table-cell table:formula="of:=CONCATENATE(&quot;{&quot;;&quot;&quot;&quot;name&quot;&quot;:&quot;&quot;&quot;;[.A173];&quot;&quot;&quot;,&quot;&quot;municipi&quot;&quot;:&quot;&quot;&quot;;[.B173];&quot;&quot;&quot;,&quot;&quot;lat&quot;&quot;:&quot;;[.C173];&quot;,&quot;&quot;lon&quot;&quot;:&quot;;[.D173];&quot;,&quot;&quot;hi_es&quot;&quot;:&quot;&quot;&quot;;[.E173];&quot;&quot;&quot;,&quot;&quot;megalith_type&quot;&quot;:&quot;&quot;&quot;;[.F173];&quot;&quot;&quot;,&quot;&quot;wikipedia&quot;&quot;:&quot;&quot;&quot;;[.G173];&quot;&quot;&quot;,&quot;&quot;wikidata&quot;&quot;:&quot;&quot;&quot;;[.H173];&quot;&quot;&quot;,&quot;&quot;source&quot;&quot;:&quot;&quot;&quot;;[.I173];&quot;&quot;&quot;,&quot;&quot;alt_name&quot;&quot;:&quot;&quot;&quot;;[.J173];&quot;&quot;&quot;},&quot;)" office:value-type="string" office:string-value="{&quot;name&quot;:&quot;Dolmen del Puig Balaguer&quot;,&quot;municipi&quot;:&quot;Espolla&quot;,&quot;lat&quot;:42.42361,&quot;lon&quot;:3.01306,&quot;hi_es&quot;:&quot;&quot;,&quot;megalith_type&quot;:&quot;dolmen&quot;,&quot;wikipedia&quot;:&quot;ca:Dolmen de Puig Balaguer&quot;,&quot;wikidata&quot;:&quot;Q17600329&quot;,&quot;source&quot;:&quot;&quot;,&quot;alt_name&quot;:&quot;&quot;}," calcext:value-type="string">
            <text:p>{"name":"Dolmen del Puig Balaguer","municipi":"Espolla","lat":42.42361,"lon":3.01306,"hi_es":"","megalith_type":"dolmen","wikipedia":"ca:Dolmen de Puig Balaguer","wikidata":"Q17600329","source":"","alt_name":""},</text:p>
          </table:table-cell>
        </table:table-row>
        <table:table-row table:style-name="ro2">
          <table:table-cell office:value-type="string" calcext:value-type="string">
            <text:p>Dolmen del Puig d'Esquers</text:p>
          </table:table-cell>
          <table:table-cell office:value-type="string" calcext:value-type="string">
            <text:p>Colera</text:p>
          </table:table-cell>
          <table:table-cell office:value-type="string" calcext:value-type="string">
            <text:p>42.391775</text:p>
          </table:table-cell>
          <table:table-cell office:value-type="string" calcext:value-type="string">
            <text:p>3.096438</text:p>
          </table:table-cell>
          <table:table-cell/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174];&quot;&quot;&quot;,municipi:&quot;&quot;&quot;;[.B174];&quot;&quot;&quot;,lat:&quot;;[.C174];&quot;,lon:&quot;;[.D174];&quot;,hi_es:&quot;&quot;&quot;;[.E174];&quot;&quot;&quot;,megalith_type:&quot;&quot;&quot;;[.F174];&quot;&quot;&quot;,wikipedia:&quot;&quot;&quot;;[.G174];&quot;&quot;&quot;,wikidata:&quot;&quot;&quot;;[.H174];&quot;&quot;&quot;,source:&quot;&quot;&quot;;[.I174];&quot;&quot;&quot;,alt_name:&quot;&quot;&quot;;[.J174];&quot;&quot;&quot;},&quot;)" office:value-type="string" office:string-value="{name:&quot;Dolmen del Puig d'Esquers&quot;,municipi:&quot;Colera&quot;,lat:42.391775,lon:3.096438,hi_es:&quot;&quot;,megalith_type:&quot;dolmen&quot;,wikipedia:&quot;&quot;,wikidata:&quot;&quot;,source:&quot;&quot;,alt_name:&quot;&quot;}," calcext:value-type="string">
            <text:p>{name:"Dolmen del Puig d'Esquers",municipi:"Colera",lat:42.391775,lon:3.096438,hi_es:"",megalith_type:"dolmen",wikipedia:"",wikidata:"",source:"",alt_name:""},</text:p>
          </table:table-cell>
          <table:table-cell table:formula="of:=CONCATENATE(&quot;{&quot;;&quot;&quot;&quot;name&quot;&quot;:&quot;&quot;&quot;;[.A174];&quot;&quot;&quot;,&quot;&quot;municipi&quot;&quot;:&quot;&quot;&quot;;[.B174];&quot;&quot;&quot;,&quot;&quot;lat&quot;&quot;:&quot;;[.C174];&quot;,&quot;&quot;lon&quot;&quot;:&quot;;[.D174];&quot;,&quot;&quot;hi_es&quot;&quot;:&quot;&quot;&quot;;[.E174];&quot;&quot;&quot;,&quot;&quot;megalith_type&quot;&quot;:&quot;&quot;&quot;;[.F174];&quot;&quot;&quot;,&quot;&quot;wikipedia&quot;&quot;:&quot;&quot;&quot;;[.G174];&quot;&quot;&quot;,&quot;&quot;wikidata&quot;&quot;:&quot;&quot;&quot;;[.H174];&quot;&quot;&quot;,&quot;&quot;source&quot;&quot;:&quot;&quot;&quot;;[.I174];&quot;&quot;&quot;,&quot;&quot;alt_name&quot;&quot;:&quot;&quot;&quot;;[.J174];&quot;&quot;&quot;},&quot;)" office:value-type="string" office:string-value="{&quot;name&quot;:&quot;Dolmen del Puig d'Esquers&quot;,&quot;municipi&quot;:&quot;Colera&quot;,&quot;lat&quot;:42.391775,&quot;lon&quot;:3.096438,&quot;hi_es&quot;:&quot;&quot;,&quot;megalith_type&quot;:&quot;dolmen&quot;,&quot;wikipedia&quot;:&quot;&quot;,&quot;wikidata&quot;:&quot;&quot;,&quot;source&quot;:&quot;&quot;,&quot;alt_name&quot;:&quot;&quot;}," calcext:value-type="string">
            <text:p>{"name":"Dolmen del Puig d'Esquers","municipi":"Colera","lat":42.391775,"lon":3.096438,"hi_es":"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el Quer Afumat</text:p>
          </table:table-cell>
          <table:table-cell office:value-type="string" calcext:value-type="string">
            <text:p>Capmany</text:p>
          </table:table-cell>
          <table:table-cell office:value-type="string" calcext:value-type="string">
            <text:p>42.39083</text:p>
          </table:table-cell>
          <table:table-cell office:value-type="string" calcext:value-type="string">
            <text:p>2.92056</text:p>
          </table:table-cell>
          <table:table-cell/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http://megalitisme.sigmascorpii.com/mostra_dolmen.php?quin_jaciment=Dolmen+del+Quer+Afumat</text:p>
          </table:table-cell>
          <table:table-cell/>
          <table:table-cell table:style-name="ce24" table:formula="of:=CONCATENATE(&quot;{&quot;;&quot;name:&quot;&quot;&quot;;[.A175];&quot;&quot;&quot;,municipi:&quot;&quot;&quot;;[.B175];&quot;&quot;&quot;,lat:&quot;;[.C175];&quot;,lon:&quot;;[.D175];&quot;,hi_es:&quot;&quot;&quot;;[.E175];&quot;&quot;&quot;,megalith_type:&quot;&quot;&quot;;[.F175];&quot;&quot;&quot;,wikipedia:&quot;&quot;&quot;;[.G175];&quot;&quot;&quot;,wikidata:&quot;&quot;&quot;;[.H175];&quot;&quot;&quot;,source:&quot;&quot;&quot;;[.I175];&quot;&quot;&quot;,alt_name:&quot;&quot;&quot;;[.J175];&quot;&quot;&quot;},&quot;)" office:value-type="string" office:string-value="{name:&quot;Dolmen del Quer Afumat&quot;,municipi:&quot;Capmany&quot;,lat:42.39083,lon:2.92056,hi_es:&quot;&quot;,megalith_type:&quot;dolmen&quot;,wikipedia:&quot;&quot;,wikidata:&quot;&quot;,source:&quot;http://megalitisme.sigmascorpii.com/mostra_dolmen.php?quin_jaciment=Dolmen+del+Quer+Afumat&quot;,alt_name:&quot;&quot;}," calcext:value-type="string">
            <text:p>{name:"Dolmen del Quer Afumat",municipi:"Capmany",lat:42.39083,lon:2.92056,hi_es:"",megalith_type:"dolmen",wikipedia:"",wikidata:"",source:"http://megalitisme.sigmascorpii.com/mostra_dolmen.php?quin_jaciment=Dolmen+del+Quer+Afumat",alt_name:""},</text:p>
          </table:table-cell>
          <table:table-cell table:formula="of:=CONCATENATE(&quot;{&quot;;&quot;&quot;&quot;name&quot;&quot;:&quot;&quot;&quot;;[.A175];&quot;&quot;&quot;,&quot;&quot;municipi&quot;&quot;:&quot;&quot;&quot;;[.B175];&quot;&quot;&quot;,&quot;&quot;lat&quot;&quot;:&quot;;[.C175];&quot;,&quot;&quot;lon&quot;&quot;:&quot;;[.D175];&quot;,&quot;&quot;hi_es&quot;&quot;:&quot;&quot;&quot;;[.E175];&quot;&quot;&quot;,&quot;&quot;megalith_type&quot;&quot;:&quot;&quot;&quot;;[.F175];&quot;&quot;&quot;,&quot;&quot;wikipedia&quot;&quot;:&quot;&quot;&quot;;[.G175];&quot;&quot;&quot;,&quot;&quot;wikidata&quot;&quot;:&quot;&quot;&quot;;[.H175];&quot;&quot;&quot;,&quot;&quot;source&quot;&quot;:&quot;&quot;&quot;;[.I175];&quot;&quot;&quot;,&quot;&quot;alt_name&quot;&quot;:&quot;&quot;&quot;;[.J175];&quot;&quot;&quot;},&quot;)" office:value-type="string" office:string-value="{&quot;name&quot;:&quot;Dolmen del Quer Afumat&quot;,&quot;municipi&quot;:&quot;Capmany&quot;,&quot;lat&quot;:42.39083,&quot;lon&quot;:2.92056,&quot;hi_es&quot;:&quot;&quot;,&quot;megalith_type&quot;:&quot;dolmen&quot;,&quot;wikipedia&quot;:&quot;&quot;,&quot;wikidata&quot;:&quot;&quot;,&quot;source&quot;:&quot;http://megalitisme.sigmascorpii.com/mostra_dolmen.php?quin_jaciment=Dolmen+del+Quer+Afumat&quot;,&quot;alt_name&quot;:&quot;&quot;}," calcext:value-type="string">
            <text:p>{"name":"Dolmen del Quer Afumat","municipi":"Capmany","lat":42.39083,"lon":2.92056,"hi_es":"","megalith_type":"dolmen","wikipedia":"","wikidata":"","source":"http://megalitisme.sigmascorpii.com/mostra_dolmen.php?quin_jaciment=Dolmen+del+Quer+Afumat","alt_name":""},</text:p>
          </table:table-cell>
        </table:table-row>
        <table:table-row table:style-name="ro2">
          <table:table-cell office:value-type="string" calcext:value-type="string">
            <text:p>Dolmen del Salt d'en Peió</text:p>
          </table:table-cell>
          <table:table-cell office:value-type="string" calcext:value-type="string">
            <text:p>Sant Climent de Sescebes</text:p>
          </table:table-cell>
          <table:table-cell office:value-type="string" calcext:value-type="string">
            <text:p>42.41722</text:p>
          </table:table-cell>
          <table:table-cell office:value-type="string" calcext:value-type="string">
            <text:p>2.97083</text:p>
          </table:table-cell>
          <table:table-cell/>
          <table:table-cell office:value-type="string" calcext:value-type="string">
            <text:p>dolmen</text:p>
          </table:table-cell>
          <table:table-cell office:value-type="string" calcext:value-type="string">
            <text:p>ca:Salt d'en Peió</text:p>
          </table:table-cell>
          <table:table-cell office:value-type="string" calcext:value-type="string">
            <text:p>Q11946722</text:p>
          </table:table-cell>
          <table:table-cell table:number-columns-repeated="2"/>
          <table:table-cell table:style-name="ce24" table:formula="of:=CONCATENATE(&quot;{&quot;;&quot;name:&quot;&quot;&quot;;[.A176];&quot;&quot;&quot;,municipi:&quot;&quot;&quot;;[.B176];&quot;&quot;&quot;,lat:&quot;;[.C176];&quot;,lon:&quot;;[.D176];&quot;,hi_es:&quot;&quot;&quot;;[.E176];&quot;&quot;&quot;,megalith_type:&quot;&quot;&quot;;[.F176];&quot;&quot;&quot;,wikipedia:&quot;&quot;&quot;;[.G176];&quot;&quot;&quot;,wikidata:&quot;&quot;&quot;;[.H176];&quot;&quot;&quot;,source:&quot;&quot;&quot;;[.I176];&quot;&quot;&quot;,alt_name:&quot;&quot;&quot;;[.J176];&quot;&quot;&quot;},&quot;)" office:value-type="string" office:string-value="{name:&quot;Dolmen del Salt d'en Peió&quot;,municipi:&quot;Sant Climent de Sescebes&quot;,lat:42.41722,lon:2.97083,hi_es:&quot;&quot;,megalith_type:&quot;dolmen&quot;,wikipedia:&quot;ca:Salt d'en Peió&quot;,wikidata:&quot;Q11946722&quot;,source:&quot;&quot;,alt_name:&quot;&quot;}," calcext:value-type="string">
            <text:p>{name:"Dolmen del Salt d'en Peió",municipi:"Sant Climent de Sescebes",lat:42.41722,lon:2.97083,hi_es:"",megalith_type:"dolmen",wikipedia:"ca:Salt d'en Peió",wikidata:"Q11946722",source:"",alt_name:""},</text:p>
          </table:table-cell>
          <table:table-cell table:formula="of:=CONCATENATE(&quot;{&quot;;&quot;&quot;&quot;name&quot;&quot;:&quot;&quot;&quot;;[.A176];&quot;&quot;&quot;,&quot;&quot;municipi&quot;&quot;:&quot;&quot;&quot;;[.B176];&quot;&quot;&quot;,&quot;&quot;lat&quot;&quot;:&quot;;[.C176];&quot;,&quot;&quot;lon&quot;&quot;:&quot;;[.D176];&quot;,&quot;&quot;hi_es&quot;&quot;:&quot;&quot;&quot;;[.E176];&quot;&quot;&quot;,&quot;&quot;megalith_type&quot;&quot;:&quot;&quot;&quot;;[.F176];&quot;&quot;&quot;,&quot;&quot;wikipedia&quot;&quot;:&quot;&quot;&quot;;[.G176];&quot;&quot;&quot;,&quot;&quot;wikidata&quot;&quot;:&quot;&quot;&quot;;[.H176];&quot;&quot;&quot;,&quot;&quot;source&quot;&quot;:&quot;&quot;&quot;;[.I176];&quot;&quot;&quot;,&quot;&quot;alt_name&quot;&quot;:&quot;&quot;&quot;;[.J176];&quot;&quot;&quot;},&quot;)" office:value-type="string" office:string-value="{&quot;name&quot;:&quot;Dolmen del Salt d'en Peió&quot;,&quot;municipi&quot;:&quot;Sant Climent de Sescebes&quot;,&quot;lat&quot;:42.41722,&quot;lon&quot;:2.97083,&quot;hi_es&quot;:&quot;&quot;,&quot;megalith_type&quot;:&quot;dolmen&quot;,&quot;wikipedia&quot;:&quot;ca:Salt d'en Peió&quot;,&quot;wikidata&quot;:&quot;Q11946722&quot;,&quot;source&quot;:&quot;&quot;,&quot;alt_name&quot;:&quot;&quot;}," calcext:value-type="string">
            <text:p>{"name":"Dolmen del Salt d'en Peió","municipi":"Sant Climent de Sescebes","lat":42.41722,"lon":2.97083,"hi_es":"","megalith_type":"dolmen","wikipedia":"ca:Salt d'en Peió","wikidata":"Q11946722","source":"","alt_name":""},</text:p>
          </table:table-cell>
        </table:table-row>
        <table:table-row table:style-name="ro2">
          <table:table-cell office:value-type="string" calcext:value-type="string">
            <text:p>Dolmen del Solar d'en Gibert</text:p>
          </table:table-cell>
          <table:table-cell office:value-type="string" calcext:value-type="string">
            <text:p>Rabós</text:p>
          </table:table-cell>
          <table:table-cell office:value-type="string" calcext:value-type="string">
            <text:p>42.42639</text:p>
          </table:table-cell>
          <table:table-cell office:value-type="string" calcext:value-type="string">
            <text:p>3.0391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office:value-type="string" calcext:value-type="string">
            <text:p>ca:Dolmen del Solar d'en Gibert</text:p>
          </table:table-cell>
          <table:table-cell office:value-type="string" calcext:value-type="string">
            <text:p>Q11917577</text:p>
          </table:table-cell>
          <table:table-cell table:number-columns-repeated="2"/>
          <table:table-cell table:style-name="ce24" table:formula="of:=CONCATENATE(&quot;{&quot;;&quot;name:&quot;&quot;&quot;;[.A177];&quot;&quot;&quot;,municipi:&quot;&quot;&quot;;[.B177];&quot;&quot;&quot;,lat:&quot;;[.C177];&quot;,lon:&quot;;[.D177];&quot;,hi_es:&quot;&quot;&quot;;[.E177];&quot;&quot;&quot;,megalith_type:&quot;&quot;&quot;;[.F177];&quot;&quot;&quot;,wikipedia:&quot;&quot;&quot;;[.G177];&quot;&quot;&quot;,wikidata:&quot;&quot;&quot;;[.H177];&quot;&quot;&quot;,source:&quot;&quot;&quot;;[.I177];&quot;&quot;&quot;,alt_name:&quot;&quot;&quot;;[.J177];&quot;&quot;&quot;},&quot;)" office:value-type="string" office:string-value="{name:&quot;Dolmen del Solar d'en Gibert&quot;,municipi:&quot;Rabós&quot;,lat:42.42639,lon:3.03917,hi_es:&quot;SI&quot;,megalith_type:&quot;dolmen&quot;,wikipedia:&quot;ca:Dolmen del Solar d'en Gibert&quot;,wikidata:&quot;Q11917577&quot;,source:&quot;&quot;,alt_name:&quot;&quot;}," calcext:value-type="string">
            <text:p>{name:"Dolmen del Solar d'en Gibert",municipi:"Rabós",lat:42.42639,lon:3.03917,hi_es:"SI",megalith_type:"dolmen",wikipedia:"ca:Dolmen del Solar d'en Gibert",wikidata:"Q11917577",source:"",alt_name:""},</text:p>
          </table:table-cell>
          <table:table-cell table:formula="of:=CONCATENATE(&quot;{&quot;;&quot;&quot;&quot;name&quot;&quot;:&quot;&quot;&quot;;[.A177];&quot;&quot;&quot;,&quot;&quot;municipi&quot;&quot;:&quot;&quot;&quot;;[.B177];&quot;&quot;&quot;,&quot;&quot;lat&quot;&quot;:&quot;;[.C177];&quot;,&quot;&quot;lon&quot;&quot;:&quot;;[.D177];&quot;,&quot;&quot;hi_es&quot;&quot;:&quot;&quot;&quot;;[.E177];&quot;&quot;&quot;,&quot;&quot;megalith_type&quot;&quot;:&quot;&quot;&quot;;[.F177];&quot;&quot;&quot;,&quot;&quot;wikipedia&quot;&quot;:&quot;&quot;&quot;;[.G177];&quot;&quot;&quot;,&quot;&quot;wikidata&quot;&quot;:&quot;&quot;&quot;;[.H177];&quot;&quot;&quot;,&quot;&quot;source&quot;&quot;:&quot;&quot;&quot;;[.I177];&quot;&quot;&quot;,&quot;&quot;alt_name&quot;&quot;:&quot;&quot;&quot;;[.J177];&quot;&quot;&quot;},&quot;)" office:value-type="string" office:string-value="{&quot;name&quot;:&quot;Dolmen del Solar d'en Gibert&quot;,&quot;municipi&quot;:&quot;Rabós&quot;,&quot;lat&quot;:42.42639,&quot;lon&quot;:3.03917,&quot;hi_es&quot;:&quot;SI&quot;,&quot;megalith_type&quot;:&quot;dolmen&quot;,&quot;wikipedia&quot;:&quot;ca:Dolmen del Solar d'en Gibert&quot;,&quot;wikidata&quot;:&quot;Q11917577&quot;,&quot;source&quot;:&quot;&quot;,&quot;alt_name&quot;:&quot;&quot;}," calcext:value-type="string">
            <text:p>{"name":"Dolmen del Solar d'en Gibert","municipi":"Rabós","lat":42.42639,"lon":3.03917,"hi_es":"SI","megalith_type":"dolmen","wikipedia":"ca:Dolmen del Solar d'en Gibert","wikidata":"Q11917577","source":"","alt_name":""},</text:p>
          </table:table-cell>
        </table:table-row>
        <table:table-row table:style-name="ro2">
          <table:table-cell office:value-type="string" calcext:value-type="string">
            <text:p>Dolmen del Turó de l'Home</text:p>
          </table:table-cell>
          <table:table-cell office:value-type="string" calcext:value-type="string">
            <text:p>Roses</text:p>
          </table:table-cell>
          <table:table-cell office:value-type="string" calcext:value-type="string">
            <text:p>42.264667</text:p>
          </table:table-cell>
          <table:table-cell office:value-type="string" calcext:value-type="string">
            <text:p>3.18968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http://dolmensmenhirs.blogspot.com/2014/03/dolmen-del-turo-de-lhome-alt-emporda.html</text:p>
          </table:table-cell>
          <table:table-cell office:value-type="string" calcext:value-type="string">
            <text:p>Cap de l’Home</text:p>
          </table:table-cell>
          <table:table-cell table:style-name="ce24" table:formula="of:=CONCATENATE(&quot;{&quot;;&quot;name:&quot;&quot;&quot;;[.A178];&quot;&quot;&quot;,municipi:&quot;&quot;&quot;;[.B178];&quot;&quot;&quot;,lat:&quot;;[.C178];&quot;,lon:&quot;;[.D178];&quot;,hi_es:&quot;&quot;&quot;;[.E178];&quot;&quot;&quot;,megalith_type:&quot;&quot;&quot;;[.F178];&quot;&quot;&quot;,wikipedia:&quot;&quot;&quot;;[.G178];&quot;&quot;&quot;,wikidata:&quot;&quot;&quot;;[.H178];&quot;&quot;&quot;,source:&quot;&quot;&quot;;[.I178];&quot;&quot;&quot;,alt_name:&quot;&quot;&quot;;[.J178];&quot;&quot;&quot;},&quot;)" office:value-type="string" office:string-value="{name:&quot;Dolmen del Turó de l'Home&quot;,municipi:&quot;Roses&quot;,lat:42.264667,lon:3.189685,hi_es:&quot;SI&quot;,megalith_type:&quot;dolmen&quot;,wikipedia:&quot;&quot;,wikidata:&quot;&quot;,source:&quot;http://dolmensmenhirs.blogspot.com/2014/03/dolmen-del-turo-de-lhome-alt-emporda.html&quot;,alt_name:&quot;Cap de l’Home&quot;}," calcext:value-type="string">
            <text:p>{name:"Dolmen del Turó de l'Home",municipi:"Roses",lat:42.264667,lon:3.189685,hi_es:"SI",megalith_type:"dolmen",wikipedia:"",wikidata:"",source:"http://dolmensmenhirs.blogspot.com/2014/03/dolmen-del-turo-de-lhome-alt-emporda.html",alt_name:"Cap de l’Home"},</text:p>
          </table:table-cell>
          <table:table-cell table:formula="of:=CONCATENATE(&quot;{&quot;;&quot;&quot;&quot;name&quot;&quot;:&quot;&quot;&quot;;[.A178];&quot;&quot;&quot;,&quot;&quot;municipi&quot;&quot;:&quot;&quot;&quot;;[.B178];&quot;&quot;&quot;,&quot;&quot;lat&quot;&quot;:&quot;;[.C178];&quot;,&quot;&quot;lon&quot;&quot;:&quot;;[.D178];&quot;,&quot;&quot;hi_es&quot;&quot;:&quot;&quot;&quot;;[.E178];&quot;&quot;&quot;,&quot;&quot;megalith_type&quot;&quot;:&quot;&quot;&quot;;[.F178];&quot;&quot;&quot;,&quot;&quot;wikipedia&quot;&quot;:&quot;&quot;&quot;;[.G178];&quot;&quot;&quot;,&quot;&quot;wikidata&quot;&quot;:&quot;&quot;&quot;;[.H178];&quot;&quot;&quot;,&quot;&quot;source&quot;&quot;:&quot;&quot;&quot;;[.I178];&quot;&quot;&quot;,&quot;&quot;alt_name&quot;&quot;:&quot;&quot;&quot;;[.J178];&quot;&quot;&quot;},&quot;)" office:value-type="string" office:string-value="{&quot;name&quot;:&quot;Dolmen del Turó de l'Home&quot;,&quot;municipi&quot;:&quot;Roses&quot;,&quot;lat&quot;:42.264667,&quot;lon&quot;:3.189685,&quot;hi_es&quot;:&quot;SI&quot;,&quot;megalith_type&quot;:&quot;dolmen&quot;,&quot;wikipedia&quot;:&quot;&quot;,&quot;wikidata&quot;:&quot;&quot;,&quot;source&quot;:&quot;http://dolmensmenhirs.blogspot.com/2014/03/dolmen-del-turo-de-lhome-alt-emporda.html&quot;,&quot;alt_name&quot;:&quot;Cap de l’Home&quot;}," calcext:value-type="string">
            <text:p>{"name":"Dolmen del Turó de l'Home","municipi":"Roses","lat":42.264667,"lon":3.189685,"hi_es":"SI","megalith_type":"dolmen","wikipedia":"","wikidata":"","source":"http://dolmensmenhirs.blogspot.com/2014/03/dolmen-del-turo-de-lhome-alt-emporda.html","alt_name":"Cap de l’Home"},</text:p>
          </table:table-cell>
        </table:table-row>
        <table:table-row table:style-name="ro2">
          <table:table-cell office:value-type="string" calcext:value-type="string">
            <text:p>Dolmen dels Cantons</text:p>
          </table:table-cell>
          <table:table-cell office:value-type="string" calcext:value-type="string">
            <text:p>Espolla</text:p>
          </table:table-cell>
          <table:table-cell office:value-type="string" calcext:value-type="string">
            <text:p>42.43389</text:p>
          </table:table-cell>
          <table:table-cell office:value-type="string" calcext:value-type="string">
            <text:p>2.98917</text:p>
          </table:table-cell>
          <table:table-cell/>
          <table:table-cell office:value-type="string" calcext:value-type="string">
            <text:p>dolmen</text:p>
          </table:table-cell>
          <table:table-cell office:value-type="string" calcext:value-type="string">
            <text:p>ca:Dolmen dels Cantons</text:p>
          </table:table-cell>
          <table:table-cell office:value-type="string" calcext:value-type="string">
            <text:p>Q11917582</text:p>
          </table:table-cell>
          <table:table-cell office:value-type="string" calcext:value-type="string">
            <text:p>http://dolmensmenhirs.blogspot.com/2014/08/dolmen-dels-cantons-llipoters-alt.html</text:p>
          </table:table-cell>
          <table:table-cell/>
          <table:table-cell table:style-name="ce24" table:formula="of:=CONCATENATE(&quot;{&quot;;&quot;name:&quot;&quot;&quot;;[.A179];&quot;&quot;&quot;,municipi:&quot;&quot;&quot;;[.B179];&quot;&quot;&quot;,lat:&quot;;[.C179];&quot;,lon:&quot;;[.D179];&quot;,hi_es:&quot;&quot;&quot;;[.E179];&quot;&quot;&quot;,megalith_type:&quot;&quot;&quot;;[.F179];&quot;&quot;&quot;,wikipedia:&quot;&quot;&quot;;[.G179];&quot;&quot;&quot;,wikidata:&quot;&quot;&quot;;[.H179];&quot;&quot;&quot;,source:&quot;&quot;&quot;;[.I179];&quot;&quot;&quot;,alt_name:&quot;&quot;&quot;;[.J179];&quot;&quot;&quot;},&quot;)" office:value-type="string" office:string-value="{name:&quot;Dolmen dels Cantons&quot;,municipi:&quot;Espolla&quot;,lat:42.43389,lon:2.98917,hi_es:&quot;&quot;,megalith_type:&quot;dolmen&quot;,wikipedia:&quot;ca:Dolmen dels Cantons&quot;,wikidata:&quot;Q11917582&quot;,source:&quot;http://dolmensmenhirs.blogspot.com/2014/08/dolmen-dels-cantons-llipoters-alt.html&quot;,alt_name:&quot;&quot;}," calcext:value-type="string">
            <text:p>{name:"Dolmen dels Cantons",municipi:"Espolla",lat:42.43389,lon:2.98917,hi_es:"",megalith_type:"dolmen",wikipedia:"ca:Dolmen dels Cantons",wikidata:"Q11917582",source:"http://dolmensmenhirs.blogspot.com/2014/08/dolmen-dels-cantons-llipoters-alt.html",alt_name:""},</text:p>
          </table:table-cell>
          <table:table-cell table:formula="of:=CONCATENATE(&quot;{&quot;;&quot;&quot;&quot;name&quot;&quot;:&quot;&quot;&quot;;[.A179];&quot;&quot;&quot;,&quot;&quot;municipi&quot;&quot;:&quot;&quot;&quot;;[.B179];&quot;&quot;&quot;,&quot;&quot;lat&quot;&quot;:&quot;;[.C179];&quot;,&quot;&quot;lon&quot;&quot;:&quot;;[.D179];&quot;,&quot;&quot;hi_es&quot;&quot;:&quot;&quot;&quot;;[.E179];&quot;&quot;&quot;,&quot;&quot;megalith_type&quot;&quot;:&quot;&quot;&quot;;[.F179];&quot;&quot;&quot;,&quot;&quot;wikipedia&quot;&quot;:&quot;&quot;&quot;;[.G179];&quot;&quot;&quot;,&quot;&quot;wikidata&quot;&quot;:&quot;&quot;&quot;;[.H179];&quot;&quot;&quot;,&quot;&quot;source&quot;&quot;:&quot;&quot;&quot;;[.I179];&quot;&quot;&quot;,&quot;&quot;alt_name&quot;&quot;:&quot;&quot;&quot;;[.J179];&quot;&quot;&quot;},&quot;)" office:value-type="string" office:string-value="{&quot;name&quot;:&quot;Dolmen dels Cantons&quot;,&quot;municipi&quot;:&quot;Espolla&quot;,&quot;lat&quot;:42.43389,&quot;lon&quot;:2.98917,&quot;hi_es&quot;:&quot;&quot;,&quot;megalith_type&quot;:&quot;dolmen&quot;,&quot;wikipedia&quot;:&quot;ca:Dolmen dels Cantons&quot;,&quot;wikidata&quot;:&quot;Q11917582&quot;,&quot;source&quot;:&quot;http://dolmensmenhirs.blogspot.com/2014/08/dolmen-dels-cantons-llipoters-alt.html&quot;,&quot;alt_name&quot;:&quot;&quot;}," calcext:value-type="string">
            <text:p>{"name":"Dolmen dels Cantons","municipi":"Espolla","lat":42.43389,"lon":2.98917,"hi_es":"","megalith_type":"dolmen","wikipedia":"ca:Dolmen dels Cantons","wikidata":"Q11917582","source":"http://dolmensmenhirs.blogspot.com/2014/08/dolmen-dels-cantons-llipoters-alt.html","alt_name":""},</text:p>
          </table:table-cell>
        </table:table-row>
        <table:table-row table:style-name="ro2">
          <table:table-cell office:value-type="string" calcext:value-type="string">
            <text:p>Dolmen dels Estanys I</text:p>
          </table:table-cell>
          <table:table-cell office:value-type="string" calcext:value-type="string">
            <text:p>La Jonquera</text:p>
          </table:table-cell>
          <table:table-cell office:value-type="string" calcext:value-type="string">
            <text:p>42.396562</text:p>
          </table:table-cell>
          <table:table-cell office:value-type="string" calcext:value-type="string">
            <text:p>2.905281</text:p>
          </table:table-cell>
          <table:table-cell/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180];&quot;&quot;&quot;,municipi:&quot;&quot;&quot;;[.B180];&quot;&quot;&quot;,lat:&quot;;[.C180];&quot;,lon:&quot;;[.D180];&quot;,hi_es:&quot;&quot;&quot;;[.E180];&quot;&quot;&quot;,megalith_type:&quot;&quot;&quot;;[.F180];&quot;&quot;&quot;,wikipedia:&quot;&quot;&quot;;[.G180];&quot;&quot;&quot;,wikidata:&quot;&quot;&quot;;[.H180];&quot;&quot;&quot;,source:&quot;&quot;&quot;;[.I180];&quot;&quot;&quot;,alt_name:&quot;&quot;&quot;;[.J180];&quot;&quot;&quot;},&quot;)" office:value-type="string" office:string-value="{name:&quot;Dolmen dels Estanys I&quot;,municipi:&quot;La Jonquera&quot;,lat:42.396562,lon:2.905281,hi_es:&quot;&quot;,megalith_type:&quot;dolmen&quot;,wikipedia:&quot;&quot;,wikidata:&quot;&quot;,source:&quot;&quot;,alt_name:&quot;&quot;}," calcext:value-type="string">
            <text:p>{name:"Dolmen dels Estanys I",municipi:"La Jonquera",lat:42.396562,lon:2.905281,hi_es:"",megalith_type:"dolmen",wikipedia:"",wikidata:"",source:"",alt_name:""},</text:p>
          </table:table-cell>
          <table:table-cell table:formula="of:=CONCATENATE(&quot;{&quot;;&quot;&quot;&quot;name&quot;&quot;:&quot;&quot;&quot;;[.A180];&quot;&quot;&quot;,&quot;&quot;municipi&quot;&quot;:&quot;&quot;&quot;;[.B180];&quot;&quot;&quot;,&quot;&quot;lat&quot;&quot;:&quot;;[.C180];&quot;,&quot;&quot;lon&quot;&quot;:&quot;;[.D180];&quot;,&quot;&quot;hi_es&quot;&quot;:&quot;&quot;&quot;;[.E180];&quot;&quot;&quot;,&quot;&quot;megalith_type&quot;&quot;:&quot;&quot;&quot;;[.F180];&quot;&quot;&quot;,&quot;&quot;wikipedia&quot;&quot;:&quot;&quot;&quot;;[.G180];&quot;&quot;&quot;,&quot;&quot;wikidata&quot;&quot;:&quot;&quot;&quot;;[.H180];&quot;&quot;&quot;,&quot;&quot;source&quot;&quot;:&quot;&quot;&quot;;[.I180];&quot;&quot;&quot;,&quot;&quot;alt_name&quot;&quot;:&quot;&quot;&quot;;[.J180];&quot;&quot;&quot;},&quot;)" office:value-type="string" office:string-value="{&quot;name&quot;:&quot;Dolmen dels Estanys I&quot;,&quot;municipi&quot;:&quot;La Jonquera&quot;,&quot;lat&quot;:42.396562,&quot;lon&quot;:2.905281,&quot;hi_es&quot;:&quot;&quot;,&quot;megalith_type&quot;:&quot;dolmen&quot;,&quot;wikipedia&quot;:&quot;&quot;,&quot;wikidata&quot;:&quot;&quot;,&quot;source&quot;:&quot;&quot;,&quot;alt_name&quot;:&quot;&quot;}," calcext:value-type="string">
            <text:p>{"name":"Dolmen dels Estanys I","municipi":"La Jonquera","lat":42.396562,"lon":2.905281,"hi_es":"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els Estanys II</text:p>
          </table:table-cell>
          <table:table-cell office:value-type="string" calcext:value-type="string">
            <text:p>La Jonquera</text:p>
          </table:table-cell>
          <table:table-cell office:value-type="string" calcext:value-type="string">
            <text:p>42.395583</text:p>
          </table:table-cell>
          <table:table-cell office:value-type="string" calcext:value-type="string">
            <text:p>2.905561</text:p>
          </table:table-cell>
          <table:table-cell/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181];&quot;&quot;&quot;,municipi:&quot;&quot;&quot;;[.B181];&quot;&quot;&quot;,lat:&quot;;[.C181];&quot;,lon:&quot;;[.D181];&quot;,hi_es:&quot;&quot;&quot;;[.E181];&quot;&quot;&quot;,megalith_type:&quot;&quot;&quot;;[.F181];&quot;&quot;&quot;,wikipedia:&quot;&quot;&quot;;[.G181];&quot;&quot;&quot;,wikidata:&quot;&quot;&quot;;[.H181];&quot;&quot;&quot;,source:&quot;&quot;&quot;;[.I181];&quot;&quot;&quot;,alt_name:&quot;&quot;&quot;;[.J181];&quot;&quot;&quot;},&quot;)" office:value-type="string" office:string-value="{name:&quot;Dolmen dels Estanys II&quot;,municipi:&quot;La Jonquera&quot;,lat:42.395583,lon:2.905561,hi_es:&quot;&quot;,megalith_type:&quot;dolmen&quot;,wikipedia:&quot;&quot;,wikidata:&quot;&quot;,source:&quot;&quot;,alt_name:&quot;&quot;}," calcext:value-type="string">
            <text:p>{name:"Dolmen dels Estanys II",municipi:"La Jonquera",lat:42.395583,lon:2.905561,hi_es:"",megalith_type:"dolmen",wikipedia:"",wikidata:"",source:"",alt_name:""},</text:p>
          </table:table-cell>
          <table:table-cell table:formula="of:=CONCATENATE(&quot;{&quot;;&quot;&quot;&quot;name&quot;&quot;:&quot;&quot;&quot;;[.A181];&quot;&quot;&quot;,&quot;&quot;municipi&quot;&quot;:&quot;&quot;&quot;;[.B181];&quot;&quot;&quot;,&quot;&quot;lat&quot;&quot;:&quot;;[.C181];&quot;,&quot;&quot;lon&quot;&quot;:&quot;;[.D181];&quot;,&quot;&quot;hi_es&quot;&quot;:&quot;&quot;&quot;;[.E181];&quot;&quot;&quot;,&quot;&quot;megalith_type&quot;&quot;:&quot;&quot;&quot;;[.F181];&quot;&quot;&quot;,&quot;&quot;wikipedia&quot;&quot;:&quot;&quot;&quot;;[.G181];&quot;&quot;&quot;,&quot;&quot;wikidata&quot;&quot;:&quot;&quot;&quot;;[.H181];&quot;&quot;&quot;,&quot;&quot;source&quot;&quot;:&quot;&quot;&quot;;[.I181];&quot;&quot;&quot;,&quot;&quot;alt_name&quot;&quot;:&quot;&quot;&quot;;[.J181];&quot;&quot;&quot;},&quot;)" office:value-type="string" office:string-value="{&quot;name&quot;:&quot;Dolmen dels Estanys II&quot;,&quot;municipi&quot;:&quot;La Jonquera&quot;,&quot;lat&quot;:42.395583,&quot;lon&quot;:2.905561,&quot;hi_es&quot;:&quot;&quot;,&quot;megalith_type&quot;:&quot;dolmen&quot;,&quot;wikipedia&quot;:&quot;&quot;,&quot;wikidata&quot;:&quot;&quot;,&quot;source&quot;:&quot;&quot;,&quot;alt_name&quot;:&quot;&quot;}," calcext:value-type="string">
            <text:p>{"name":"Dolmen dels Estanys II","municipi":"La Jonquera","lat":42.395583,"lon":2.905561,"hi_es":"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els Estanys III</text:p>
          </table:table-cell>
          <table:table-cell office:value-type="string" calcext:value-type="string">
            <text:p>La Jonquera</text:p>
          </table:table-cell>
          <table:table-cell office:value-type="string" calcext:value-type="string">
            <text:p>42.399749</text:p>
          </table:table-cell>
          <table:table-cell office:value-type="string" calcext:value-type="string">
            <text:p>2.903322</text:p>
          </table:table-cell>
          <table:table-cell/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182];&quot;&quot;&quot;,municipi:&quot;&quot;&quot;;[.B182];&quot;&quot;&quot;,lat:&quot;;[.C182];&quot;,lon:&quot;;[.D182];&quot;,hi_es:&quot;&quot;&quot;;[.E182];&quot;&quot;&quot;,megalith_type:&quot;&quot;&quot;;[.F182];&quot;&quot;&quot;,wikipedia:&quot;&quot;&quot;;[.G182];&quot;&quot;&quot;,wikidata:&quot;&quot;&quot;;[.H182];&quot;&quot;&quot;,source:&quot;&quot;&quot;;[.I182];&quot;&quot;&quot;,alt_name:&quot;&quot;&quot;;[.J182];&quot;&quot;&quot;},&quot;)" office:value-type="string" office:string-value="{name:&quot;Dolmen dels Estanys III&quot;,municipi:&quot;La Jonquera&quot;,lat:42.399749,lon:2.903322,hi_es:&quot;&quot;,megalith_type:&quot;dolmen&quot;,wikipedia:&quot;&quot;,wikidata:&quot;&quot;,source:&quot;&quot;,alt_name:&quot;&quot;}," calcext:value-type="string">
            <text:p>{name:"Dolmen dels Estanys III",municipi:"La Jonquera",lat:42.399749,lon:2.903322,hi_es:"",megalith_type:"dolmen",wikipedia:"",wikidata:"",source:"",alt_name:""},</text:p>
          </table:table-cell>
          <table:table-cell table:formula="of:=CONCATENATE(&quot;{&quot;;&quot;&quot;&quot;name&quot;&quot;:&quot;&quot;&quot;;[.A182];&quot;&quot;&quot;,&quot;&quot;municipi&quot;&quot;:&quot;&quot;&quot;;[.B182];&quot;&quot;&quot;,&quot;&quot;lat&quot;&quot;:&quot;;[.C182];&quot;,&quot;&quot;lon&quot;&quot;:&quot;;[.D182];&quot;,&quot;&quot;hi_es&quot;&quot;:&quot;&quot;&quot;;[.E182];&quot;&quot;&quot;,&quot;&quot;megalith_type&quot;&quot;:&quot;&quot;&quot;;[.F182];&quot;&quot;&quot;,&quot;&quot;wikipedia&quot;&quot;:&quot;&quot;&quot;;[.G182];&quot;&quot;&quot;,&quot;&quot;wikidata&quot;&quot;:&quot;&quot;&quot;;[.H182];&quot;&quot;&quot;,&quot;&quot;source&quot;&quot;:&quot;&quot;&quot;;[.I182];&quot;&quot;&quot;,&quot;&quot;alt_name&quot;&quot;:&quot;&quot;&quot;;[.J182];&quot;&quot;&quot;},&quot;)" office:value-type="string" office:string-value="{&quot;name&quot;:&quot;Dolmen dels Estanys III&quot;,&quot;municipi&quot;:&quot;La Jonquera&quot;,&quot;lat&quot;:42.399749,&quot;lon&quot;:2.903322,&quot;hi_es&quot;:&quot;&quot;,&quot;megalith_type&quot;:&quot;dolmen&quot;,&quot;wikipedia&quot;:&quot;&quot;,&quot;wikidata&quot;:&quot;&quot;,&quot;source&quot;:&quot;&quot;,&quot;alt_name&quot;:&quot;&quot;}," calcext:value-type="string">
            <text:p>{"name":"Dolmen dels Estanys III","municipi":"La Jonquera","lat":42.399749,"lon":2.903322,"hi_es":"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Dolmen de Quindals o del Pla d'Estar</text:p>
          </table:table-cell>
          <table:table-cell office:value-type="string" calcext:value-type="string">
            <text:p>La Selva de Mar</text:p>
          </table:table-cell>
          <table:table-cell office:value-type="string" calcext:value-type="string">
            <text:p>42.311276</text:p>
          </table:table-cell>
          <table:table-cell office:value-type="string" calcext:value-type="string">
            <text:p>3.177436</text:p>
          </table:table-cell>
          <table:table-cell/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http://dolmensmenhirs.blogspot.com/2015/01/dolmen-de-quindals-o-del-pla-destar-alt.html</text:p>
          </table:table-cell>
          <table:table-cell/>
          <table:table-cell table:style-name="ce24" table:formula="of:=CONCATENATE(&quot;{&quot;;&quot;name:&quot;&quot;&quot;;[.A183];&quot;&quot;&quot;,municipi:&quot;&quot;&quot;;[.B183];&quot;&quot;&quot;,lat:&quot;;[.C183];&quot;,lon:&quot;;[.D183];&quot;,hi_es:&quot;&quot;&quot;;[.E183];&quot;&quot;&quot;,megalith_type:&quot;&quot;&quot;;[.F183];&quot;&quot;&quot;,wikipedia:&quot;&quot;&quot;;[.G183];&quot;&quot;&quot;,wikidata:&quot;&quot;&quot;;[.H183];&quot;&quot;&quot;,source:&quot;&quot;&quot;;[.I183];&quot;&quot;&quot;,alt_name:&quot;&quot;&quot;;[.J183];&quot;&quot;&quot;},&quot;)" office:value-type="string" office:string-value="{name:&quot;Dolmen de Quindals o del Pla d'Estar&quot;,municipi:&quot;La Selva de Mar&quot;,lat:42.311276,lon:3.177436,hi_es:&quot;&quot;,megalith_type:&quot;dolmen&quot;,wikipedia:&quot;&quot;,wikidata:&quot;&quot;,source:&quot;http://dolmensmenhirs.blogspot.com/2015/01/dolmen-de-quindals-o-del-pla-destar-alt.html&quot;,alt_name:&quot;&quot;}," calcext:value-type="string">
            <text:p>{name:"Dolmen de Quindals o del Pla d'Estar",municipi:"La Selva de Mar",lat:42.311276,lon:3.177436,hi_es:"",megalith_type:"dolmen",wikipedia:"",wikidata:"",source:"http://dolmensmenhirs.blogspot.com/2015/01/dolmen-de-quindals-o-del-pla-destar-alt.html",alt_name:""},</text:p>
          </table:table-cell>
          <table:table-cell table:formula="of:=CONCATENATE(&quot;{&quot;;&quot;&quot;&quot;name&quot;&quot;:&quot;&quot;&quot;;[.A183];&quot;&quot;&quot;,&quot;&quot;municipi&quot;&quot;:&quot;&quot;&quot;;[.B183];&quot;&quot;&quot;,&quot;&quot;lat&quot;&quot;:&quot;;[.C183];&quot;,&quot;&quot;lon&quot;&quot;:&quot;;[.D183];&quot;,&quot;&quot;hi_es&quot;&quot;:&quot;&quot;&quot;;[.E183];&quot;&quot;&quot;,&quot;&quot;megalith_type&quot;&quot;:&quot;&quot;&quot;;[.F183];&quot;&quot;&quot;,&quot;&quot;wikipedia&quot;&quot;:&quot;&quot;&quot;;[.G183];&quot;&quot;&quot;,&quot;&quot;wikidata&quot;&quot;:&quot;&quot;&quot;;[.H183];&quot;&quot;&quot;,&quot;&quot;source&quot;&quot;:&quot;&quot;&quot;;[.I183];&quot;&quot;&quot;,&quot;&quot;alt_name&quot;&quot;:&quot;&quot;&quot;;[.J183];&quot;&quot;&quot;},&quot;)" office:value-type="string" office:string-value="{&quot;name&quot;:&quot;Dolmen de Quindals o del Pla d'Estar&quot;,&quot;municipi&quot;:&quot;La Selva de Mar&quot;,&quot;lat&quot;:42.311276,&quot;lon&quot;:3.177436,&quot;hi_es&quot;:&quot;&quot;,&quot;megalith_type&quot;:&quot;dolmen&quot;,&quot;wikipedia&quot;:&quot;&quot;,&quot;wikidata&quot;:&quot;&quot;,&quot;source&quot;:&quot;http://dolmensmenhirs.blogspot.com/2015/01/dolmen-de-quindals-o-del-pla-destar-alt.html&quot;,&quot;alt_name&quot;:&quot;&quot;}," calcext:value-type="string">
            <text:p>{"name":"Dolmen de Quindals o del Pla d'Estar","municipi":"La Selva de Mar","lat":42.311276,"lon":3.177436,"hi_es":"","megalith_type":"dolmen","wikipedia":"","wikidata":"","source":"http://dolmensmenhirs.blogspot.com/2015/01/dolmen-de-quindals-o-del-pla-destar-alt.html","alt_name":""},</text:p>
          </table:table-cell>
        </table:table-row>
        <table:table-row table:style-name="ro2">
          <table:table-cell office:value-type="string" calcext:value-type="string">
            <text:p>Dolmen Fals de Can Maimó</text:p>
          </table:table-cell>
          <table:table-cell office:value-type="string" calcext:value-type="string">
            <text:p>Vilanova del Vallès</text:p>
          </table:table-cell>
          <table:table-cell office:value-type="string" calcext:value-type="string">
            <text:p>41.53722</text:p>
          </table:table-cell>
          <table:table-cell office:value-type="string" calcext:value-type="string">
            <text:p>2.31139</text:p>
          </table:table-cell>
          <table:table-cell/>
          <table:table-cell office:value-type="string" calcext:value-type="string">
            <text:p>dolmen</text:p>
          </table:table-cell>
          <table:table-cell office:value-type="string" calcext:value-type="string">
            <text:p>ca:Dolmen Fals de Can Maimó</text:p>
          </table:table-cell>
          <table:table-cell office:value-type="string" calcext:value-type="string">
            <text:p>Q21530399</text:p>
          </table:table-cell>
          <table:table-cell table:number-columns-repeated="2"/>
          <table:table-cell table:style-name="ce24" table:formula="of:=CONCATENATE(&quot;{&quot;;&quot;name:&quot;&quot;&quot;;[.A184];&quot;&quot;&quot;,municipi:&quot;&quot;&quot;;[.B184];&quot;&quot;&quot;,lat:&quot;;[.C184];&quot;,lon:&quot;;[.D184];&quot;,hi_es:&quot;&quot;&quot;;[.E184];&quot;&quot;&quot;,megalith_type:&quot;&quot;&quot;;[.F184];&quot;&quot;&quot;,wikipedia:&quot;&quot;&quot;;[.G184];&quot;&quot;&quot;,wikidata:&quot;&quot;&quot;;[.H184];&quot;&quot;&quot;,source:&quot;&quot;&quot;;[.I184];&quot;&quot;&quot;,alt_name:&quot;&quot;&quot;;[.J184];&quot;&quot;&quot;},&quot;)" office:value-type="string" office:string-value="{name:&quot;Dolmen Fals de Can Maimó&quot;,municipi:&quot;Vilanova del Vallès&quot;,lat:41.53722,lon:2.31139,hi_es:&quot;&quot;,megalith_type:&quot;dolmen&quot;,wikipedia:&quot;ca:Dolmen Fals de Can Maimó&quot;,wikidata:&quot;Q21530399&quot;,source:&quot;&quot;,alt_name:&quot;&quot;}," calcext:value-type="string">
            <text:p>{name:"Dolmen Fals de Can Maimó",municipi:"Vilanova del Vallès",lat:41.53722,lon:2.31139,hi_es:"",megalith_type:"dolmen",wikipedia:"ca:Dolmen Fals de Can Maimó",wikidata:"Q21530399",source:"",alt_name:""},</text:p>
          </table:table-cell>
          <table:table-cell table:formula="of:=CONCATENATE(&quot;{&quot;;&quot;&quot;&quot;name&quot;&quot;:&quot;&quot;&quot;;[.A184];&quot;&quot;&quot;,&quot;&quot;municipi&quot;&quot;:&quot;&quot;&quot;;[.B184];&quot;&quot;&quot;,&quot;&quot;lat&quot;&quot;:&quot;;[.C184];&quot;,&quot;&quot;lon&quot;&quot;:&quot;;[.D184];&quot;,&quot;&quot;hi_es&quot;&quot;:&quot;&quot;&quot;;[.E184];&quot;&quot;&quot;,&quot;&quot;megalith_type&quot;&quot;:&quot;&quot;&quot;;[.F184];&quot;&quot;&quot;,&quot;&quot;wikipedia&quot;&quot;:&quot;&quot;&quot;;[.G184];&quot;&quot;&quot;,&quot;&quot;wikidata&quot;&quot;:&quot;&quot;&quot;;[.H184];&quot;&quot;&quot;,&quot;&quot;source&quot;&quot;:&quot;&quot;&quot;;[.I184];&quot;&quot;&quot;,&quot;&quot;alt_name&quot;&quot;:&quot;&quot;&quot;;[.J184];&quot;&quot;&quot;},&quot;)" office:value-type="string" office:string-value="{&quot;name&quot;:&quot;Dolmen Fals de Can Maimó&quot;,&quot;municipi&quot;:&quot;Vilanova del Vallès&quot;,&quot;lat&quot;:41.53722,&quot;lon&quot;:2.31139,&quot;hi_es&quot;:&quot;&quot;,&quot;megalith_type&quot;:&quot;dolmen&quot;,&quot;wikipedia&quot;:&quot;ca:Dolmen Fals de Can Maimó&quot;,&quot;wikidata&quot;:&quot;Q21530399&quot;,&quot;source&quot;:&quot;&quot;,&quot;alt_name&quot;:&quot;&quot;}," calcext:value-type="string">
            <text:p>{"name":"Dolmen Fals de Can Maimó","municipi":"Vilanova del Vallès","lat":41.53722,"lon":2.31139,"hi_es":"","megalith_type":"dolmen","wikipedia":"ca:Dolmen Fals de Can Maimó","wikidata":"Q21530399","source":"","alt_name":""},</text:p>
          </table:table-cell>
        </table:table-row>
        <table:table-row table:style-name="ro2">
          <table:table-cell office:value-type="string" calcext:value-type="string">
            <text:p>Dolmen Tires Llargues</text:p>
          </table:table-cell>
          <table:table-cell office:value-type="string" calcext:value-type="string">
            <text:p>Sant Climent de Sescebes</text:p>
          </table:table-cell>
          <table:table-cell office:value-type="string" calcext:value-type="string">
            <text:p>42.39472</text:p>
          </table:table-cell>
          <table:table-cell office:value-type="string" calcext:value-type="string">
            <text:p>2.9786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office:value-type="string" calcext:value-type="string">
            <text:p>ca:Dolmen de Tires Llargues</text:p>
          </table:table-cell>
          <table:table-cell office:value-type="string" calcext:value-type="string">
            <text:p>Q11917567</text:p>
          </table:table-cell>
          <table:table-cell table:number-columns-repeated="2"/>
          <table:table-cell table:style-name="ce24" table:formula="of:=CONCATENATE(&quot;{&quot;;&quot;name:&quot;&quot;&quot;;[.A185];&quot;&quot;&quot;,municipi:&quot;&quot;&quot;;[.B185];&quot;&quot;&quot;,lat:&quot;;[.C185];&quot;,lon:&quot;;[.D185];&quot;,hi_es:&quot;&quot;&quot;;[.E185];&quot;&quot;&quot;,megalith_type:&quot;&quot;&quot;;[.F185];&quot;&quot;&quot;,wikipedia:&quot;&quot;&quot;;[.G185];&quot;&quot;&quot;,wikidata:&quot;&quot;&quot;;[.H185];&quot;&quot;&quot;,source:&quot;&quot;&quot;;[.I185];&quot;&quot;&quot;,alt_name:&quot;&quot;&quot;;[.J185];&quot;&quot;&quot;},&quot;)" office:value-type="string" office:string-value="{name:&quot;Dolmen Tires Llargues&quot;,municipi:&quot;Sant Climent de Sescebes&quot;,lat:42.39472,lon:2.97861,hi_es:&quot;SI&quot;,megalith_type:&quot;dolmen&quot;,wikipedia:&quot;ca:Dolmen de Tires Llargues&quot;,wikidata:&quot;Q11917567&quot;,source:&quot;&quot;,alt_name:&quot;&quot;}," calcext:value-type="string">
            <text:p>{name:"Dolmen Tires Llargues",municipi:"Sant Climent de Sescebes",lat:42.39472,lon:2.97861,hi_es:"SI",megalith_type:"dolmen",wikipedia:"ca:Dolmen de Tires Llargues",wikidata:"Q11917567",source:"",alt_name:""},</text:p>
          </table:table-cell>
          <table:table-cell table:formula="of:=CONCATENATE(&quot;{&quot;;&quot;&quot;&quot;name&quot;&quot;:&quot;&quot;&quot;;[.A185];&quot;&quot;&quot;,&quot;&quot;municipi&quot;&quot;:&quot;&quot;&quot;;[.B185];&quot;&quot;&quot;,&quot;&quot;lat&quot;&quot;:&quot;;[.C185];&quot;,&quot;&quot;lon&quot;&quot;:&quot;;[.D185];&quot;,&quot;&quot;hi_es&quot;&quot;:&quot;&quot;&quot;;[.E185];&quot;&quot;&quot;,&quot;&quot;megalith_type&quot;&quot;:&quot;&quot;&quot;;[.F185];&quot;&quot;&quot;,&quot;&quot;wikipedia&quot;&quot;:&quot;&quot;&quot;;[.G185];&quot;&quot;&quot;,&quot;&quot;wikidata&quot;&quot;:&quot;&quot;&quot;;[.H185];&quot;&quot;&quot;,&quot;&quot;source&quot;&quot;:&quot;&quot;&quot;;[.I185];&quot;&quot;&quot;,&quot;&quot;alt_name&quot;&quot;:&quot;&quot;&quot;;[.J185];&quot;&quot;&quot;},&quot;)" office:value-type="string" office:string-value="{&quot;name&quot;:&quot;Dolmen Tires Llargues&quot;,&quot;municipi&quot;:&quot;Sant Climent de Sescebes&quot;,&quot;lat&quot;:42.39472,&quot;lon&quot;:2.97861,&quot;hi_es&quot;:&quot;SI&quot;,&quot;megalith_type&quot;:&quot;dolmen&quot;,&quot;wikipedia&quot;:&quot;ca:Dolmen de Tires Llargues&quot;,&quot;wikidata&quot;:&quot;Q11917567&quot;,&quot;source&quot;:&quot;&quot;,&quot;alt_name&quot;:&quot;&quot;}," calcext:value-type="string">
            <text:p>{"name":"Dolmen Tires Llargues","municipi":"Sant Climent de Sescebes","lat":42.39472,"lon":2.97861,"hi_es":"SI","megalith_type":"dolmen","wikipedia":"ca:Dolmen de Tires Llargues","wikidata":"Q11917567","source":"","alt_name":""},</text:p>
          </table:table-cell>
        </table:table-row>
        <table:table-row table:style-name="ro2">
          <table:table-cell office:value-type="string" calcext:value-type="string">
            <text:p>Dolmen de La Casa Encantada</text:p>
          </table:table-cell>
          <table:table-cell office:value-type="string" calcext:value-type="string">
            <text:p>Senterada</text:p>
          </table:table-cell>
          <table:table-cell office:value-type="string" calcext:value-type="string">
            <text:p>42.34333</text:p>
          </table:table-cell>
          <table:table-cell office:value-type="string" calcext:value-type="string">
            <text:p>0.8908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office:value-type="string" calcext:value-type="string">
            <text:p>ca:La Casa Encantada (Senterada)</text:p>
          </table:table-cell>
          <table:table-cell office:value-type="string" calcext:value-type="string">
            <text:p>Q17616076</text:p>
          </table:table-cell>
          <table:table-cell table:number-columns-repeated="2"/>
          <table:table-cell table:style-name="ce24" table:formula="of:=CONCATENATE(&quot;{&quot;;&quot;name:&quot;&quot;&quot;;[.A186];&quot;&quot;&quot;,municipi:&quot;&quot;&quot;;[.B186];&quot;&quot;&quot;,lat:&quot;;[.C186];&quot;,lon:&quot;;[.D186];&quot;,hi_es:&quot;&quot;&quot;;[.E186];&quot;&quot;&quot;,megalith_type:&quot;&quot;&quot;;[.F186];&quot;&quot;&quot;,wikipedia:&quot;&quot;&quot;;[.G186];&quot;&quot;&quot;,wikidata:&quot;&quot;&quot;;[.H186];&quot;&quot;&quot;,source:&quot;&quot;&quot;;[.I186];&quot;&quot;&quot;,alt_name:&quot;&quot;&quot;;[.J186];&quot;&quot;&quot;},&quot;)" office:value-type="string" office:string-value="{name:&quot;Dolmen de La Casa Encantada&quot;,municipi:&quot;Senterada&quot;,lat:42.34333,lon:0.89083,hi_es:&quot;SI&quot;,megalith_type:&quot;dolmen&quot;,wikipedia:&quot;ca:La Casa Encantada (Senterada)&quot;,wikidata:&quot;Q17616076&quot;,source:&quot;&quot;,alt_name:&quot;&quot;}," calcext:value-type="string">
            <text:p>{name:"Dolmen de La Casa Encantada",municipi:"Senterada",lat:42.34333,lon:0.89083,hi_es:"SI",megalith_type:"dolmen",wikipedia:"ca:La Casa Encantada (Senterada)",wikidata:"Q17616076",source:"",alt_name:""},</text:p>
          </table:table-cell>
          <table:table-cell table:formula="of:=CONCATENATE(&quot;{&quot;;&quot;&quot;&quot;name&quot;&quot;:&quot;&quot;&quot;;[.A186];&quot;&quot;&quot;,&quot;&quot;municipi&quot;&quot;:&quot;&quot;&quot;;[.B186];&quot;&quot;&quot;,&quot;&quot;lat&quot;&quot;:&quot;;[.C186];&quot;,&quot;&quot;lon&quot;&quot;:&quot;;[.D186];&quot;,&quot;&quot;hi_es&quot;&quot;:&quot;&quot;&quot;;[.E186];&quot;&quot;&quot;,&quot;&quot;megalith_type&quot;&quot;:&quot;&quot;&quot;;[.F186];&quot;&quot;&quot;,&quot;&quot;wikipedia&quot;&quot;:&quot;&quot;&quot;;[.G186];&quot;&quot;&quot;,&quot;&quot;wikidata&quot;&quot;:&quot;&quot;&quot;;[.H186];&quot;&quot;&quot;,&quot;&quot;source&quot;&quot;:&quot;&quot;&quot;;[.I186];&quot;&quot;&quot;,&quot;&quot;alt_name&quot;&quot;:&quot;&quot;&quot;;[.J186];&quot;&quot;&quot;},&quot;)" office:value-type="string" office:string-value="{&quot;name&quot;:&quot;Dolmen de La Casa Encantada&quot;,&quot;municipi&quot;:&quot;Senterada&quot;,&quot;lat&quot;:42.34333,&quot;lon&quot;:0.89083,&quot;hi_es&quot;:&quot;SI&quot;,&quot;megalith_type&quot;:&quot;dolmen&quot;,&quot;wikipedia&quot;:&quot;ca:La Casa Encantada (Senterada)&quot;,&quot;wikidata&quot;:&quot;Q17616076&quot;,&quot;source&quot;:&quot;&quot;,&quot;alt_name&quot;:&quot;&quot;}," calcext:value-type="string">
            <text:p>{"name":"Dolmen de La Casa Encantada","municipi":"Senterada","lat":42.34333,"lon":0.89083,"hi_es":"SI","megalith_type":"dolmen","wikipedia":"ca:La Casa Encantada (Senterada)","wikidata":"Q17616076","source":"","alt_name":""},</text:p>
          </table:table-cell>
        </table:table-row>
        <table:table-row table:style-name="ro2">
          <table:table-cell office:value-type="string" calcext:value-type="string">
            <text:p>Menhir d'en Llach</text:p>
          </table:table-cell>
          <table:table-cell office:value-type="string" calcext:value-type="string">
            <text:p>Llagostera</text:p>
          </table:table-cell>
          <table:table-cell office:value-type="string" calcext:value-type="string">
            <text:p>41.75917</text:p>
          </table:table-cell>
          <table:table-cell office:value-type="string" calcext:value-type="string">
            <text:p>2.935</text:p>
          </table:table-cell>
          <table:table-cell/>
          <table:table-cell office:value-type="string" calcext:value-type="string">
            <text:p>menhir</text:p>
          </table:table-cell>
          <table:table-cell office:value-type="string" calcext:value-type="string">
            <text:p>ca:Menhir d'en Llach</text:p>
          </table:table-cell>
          <table:table-cell office:value-type="string" calcext:value-type="string">
            <text:p>Q21819883</text:p>
          </table:table-cell>
          <table:table-cell table:number-columns-repeated="2"/>
          <table:table-cell table:style-name="ce24" table:formula="of:=CONCATENATE(&quot;{&quot;;&quot;name:&quot;&quot;&quot;;[.A187];&quot;&quot;&quot;,municipi:&quot;&quot;&quot;;[.B187];&quot;&quot;&quot;,lat:&quot;;[.C187];&quot;,lon:&quot;;[.D187];&quot;,hi_es:&quot;&quot;&quot;;[.E187];&quot;&quot;&quot;,megalith_type:&quot;&quot;&quot;;[.F187];&quot;&quot;&quot;,wikipedia:&quot;&quot;&quot;;[.G187];&quot;&quot;&quot;,wikidata:&quot;&quot;&quot;;[.H187];&quot;&quot;&quot;,source:&quot;&quot;&quot;;[.I187];&quot;&quot;&quot;,alt_name:&quot;&quot;&quot;;[.J187];&quot;&quot;&quot;},&quot;)" office:value-type="string" office:string-value="{name:&quot;Menhir d'en Llach&quot;,municipi:&quot;Llagostera&quot;,lat:41.75917,lon:2.935,hi_es:&quot;&quot;,megalith_type:&quot;menhir&quot;,wikipedia:&quot;ca:Menhir d'en Llach&quot;,wikidata:&quot;Q21819883&quot;,source:&quot;&quot;,alt_name:&quot;&quot;}," calcext:value-type="string">
            <text:p>{name:"Menhir d'en Llach",municipi:"Llagostera",lat:41.75917,lon:2.935,hi_es:"",megalith_type:"menhir",wikipedia:"ca:Menhir d'en Llach",wikidata:"Q21819883",source:"",alt_name:""},</text:p>
          </table:table-cell>
          <table:table-cell table:formula="of:=CONCATENATE(&quot;{&quot;;&quot;&quot;&quot;name&quot;&quot;:&quot;&quot;&quot;;[.A187];&quot;&quot;&quot;,&quot;&quot;municipi&quot;&quot;:&quot;&quot;&quot;;[.B187];&quot;&quot;&quot;,&quot;&quot;lat&quot;&quot;:&quot;;[.C187];&quot;,&quot;&quot;lon&quot;&quot;:&quot;;[.D187];&quot;,&quot;&quot;hi_es&quot;&quot;:&quot;&quot;&quot;;[.E187];&quot;&quot;&quot;,&quot;&quot;megalith_type&quot;&quot;:&quot;&quot;&quot;;[.F187];&quot;&quot;&quot;,&quot;&quot;wikipedia&quot;&quot;:&quot;&quot;&quot;;[.G187];&quot;&quot;&quot;,&quot;&quot;wikidata&quot;&quot;:&quot;&quot;&quot;;[.H187];&quot;&quot;&quot;,&quot;&quot;source&quot;&quot;:&quot;&quot;&quot;;[.I187];&quot;&quot;&quot;,&quot;&quot;alt_name&quot;&quot;:&quot;&quot;&quot;;[.J187];&quot;&quot;&quot;},&quot;)" office:value-type="string" office:string-value="{&quot;name&quot;:&quot;Menhir d'en Llach&quot;,&quot;municipi&quot;:&quot;Llagostera&quot;,&quot;lat&quot;:41.75917,&quot;lon&quot;:2.935,&quot;hi_es&quot;:&quot;&quot;,&quot;megalith_type&quot;:&quot;menhir&quot;,&quot;wikipedia&quot;:&quot;ca:Menhir d'en Llach&quot;,&quot;wikidata&quot;:&quot;Q21819883&quot;,&quot;source&quot;:&quot;&quot;,&quot;alt_name&quot;:&quot;&quot;}," calcext:value-type="string">
            <text:p>{"name":"Menhir d'en Llach","municipi":"Llagostera","lat":41.75917,"lon":2.935,"hi_es":"","megalith_type":"menhir","wikipedia":"ca:Menhir d'en Llach","wikidata":"Q21819883","source":"","alt_name":""},</text:p>
          </table:table-cell>
        </table:table-row>
        <table:table-row table:style-name="ro2">
          <table:table-cell office:value-type="string" calcext:value-type="string">
            <text:p>Menhir de Cal Camat</text:p>
          </table:table-cell>
          <table:table-cell office:value-type="string" calcext:value-type="string">
            <text:p>Vilassar de Dalt</text:p>
          </table:table-cell>
          <table:table-cell office:value-type="string" calcext:value-type="string">
            <text:p>41.54406</text:p>
          </table:table-cell>
          <table:table-cell office:value-type="string" calcext:value-type="string">
            <text:p>2.347999</text:p>
          </table:table-cell>
          <table:table-cell/>
          <table:table-cell office:value-type="string" calcext:value-type="string">
            <text:p>menhir</text:p>
          </table:table-cell>
          <table:table-cell office:value-type="string" calcext:value-type="string">
            <text:p>ca:Menhir de Cal Camat</text:p>
          </table:table-cell>
          <table:table-cell office:value-type="string" calcext:value-type="string">
            <text:p>Q21402429</text:p>
          </table:table-cell>
          <table:table-cell table:number-columns-repeated="2"/>
          <table:table-cell table:style-name="ce24" table:formula="of:=CONCATENATE(&quot;{&quot;;&quot;name:&quot;&quot;&quot;;[.A188];&quot;&quot;&quot;,municipi:&quot;&quot;&quot;;[.B188];&quot;&quot;&quot;,lat:&quot;;[.C188];&quot;,lon:&quot;;[.D188];&quot;,hi_es:&quot;&quot;&quot;;[.E188];&quot;&quot;&quot;,megalith_type:&quot;&quot;&quot;;[.F188];&quot;&quot;&quot;,wikipedia:&quot;&quot;&quot;;[.G188];&quot;&quot;&quot;,wikidata:&quot;&quot;&quot;;[.H188];&quot;&quot;&quot;,source:&quot;&quot;&quot;;[.I188];&quot;&quot;&quot;,alt_name:&quot;&quot;&quot;;[.J188];&quot;&quot;&quot;},&quot;)" office:value-type="string" office:string-value="{name:&quot;Menhir de Cal Camat&quot;,municipi:&quot;Vilassar de Dalt&quot;,lat:41.54406,lon:2.347999,hi_es:&quot;&quot;,megalith_type:&quot;menhir&quot;,wikipedia:&quot;ca:Menhir de Cal Camat&quot;,wikidata:&quot;Q21402429&quot;,source:&quot;&quot;,alt_name:&quot;&quot;}," calcext:value-type="string">
            <text:p>{name:"Menhir de Cal Camat",municipi:"Vilassar de Dalt",lat:41.54406,lon:2.347999,hi_es:"",megalith_type:"menhir",wikipedia:"ca:Menhir de Cal Camat",wikidata:"Q21402429",source:"",alt_name:""},</text:p>
          </table:table-cell>
          <table:table-cell table:formula="of:=CONCATENATE(&quot;{&quot;;&quot;&quot;&quot;name&quot;&quot;:&quot;&quot;&quot;;[.A188];&quot;&quot;&quot;,&quot;&quot;municipi&quot;&quot;:&quot;&quot;&quot;;[.B188];&quot;&quot;&quot;,&quot;&quot;lat&quot;&quot;:&quot;;[.C188];&quot;,&quot;&quot;lon&quot;&quot;:&quot;;[.D188];&quot;,&quot;&quot;hi_es&quot;&quot;:&quot;&quot;&quot;;[.E188];&quot;&quot;&quot;,&quot;&quot;megalith_type&quot;&quot;:&quot;&quot;&quot;;[.F188];&quot;&quot;&quot;,&quot;&quot;wikipedia&quot;&quot;:&quot;&quot;&quot;;[.G188];&quot;&quot;&quot;,&quot;&quot;wikidata&quot;&quot;:&quot;&quot;&quot;;[.H188];&quot;&quot;&quot;,&quot;&quot;source&quot;&quot;:&quot;&quot;&quot;;[.I188];&quot;&quot;&quot;,&quot;&quot;alt_name&quot;&quot;:&quot;&quot;&quot;;[.J188];&quot;&quot;&quot;},&quot;)" office:value-type="string" office:string-value="{&quot;name&quot;:&quot;Menhir de Cal Camat&quot;,&quot;municipi&quot;:&quot;Vilassar de Dalt&quot;,&quot;lat&quot;:41.54406,&quot;lon&quot;:2.347999,&quot;hi_es&quot;:&quot;&quot;,&quot;megalith_type&quot;:&quot;menhir&quot;,&quot;wikipedia&quot;:&quot;ca:Menhir de Cal Camat&quot;,&quot;wikidata&quot;:&quot;Q21402429&quot;,&quot;source&quot;:&quot;&quot;,&quot;alt_name&quot;:&quot;&quot;}," calcext:value-type="string">
            <text:p>{"name":"Menhir de Cal Camat","municipi":"Vilassar de Dalt","lat":41.54406,"lon":2.347999,"hi_es":"","megalith_type":"menhir","wikipedia":"ca:Menhir de Cal Camat","wikidata":"Q21402429","source":"","alt_name":""},</text:p>
          </table:table-cell>
        </table:table-row>
        <table:table-row table:style-name="ro2">
          <table:table-cell office:value-type="string" calcext:value-type="string">
            <text:p>Menhir de Can Mont</text:p>
          </table:table-cell>
          <table:table-cell office:value-type="string" calcext:value-type="string">
            <text:p>Calonge</text:p>
          </table:table-cell>
          <table:table-cell office:value-type="string" calcext:value-type="string">
            <text:p>41.85833</text:p>
          </table:table-cell>
          <table:table-cell office:value-type="string" calcext:value-type="string">
            <text:p>3.04278</text:p>
          </table:table-cell>
          <table:table-cell/>
          <table:table-cell office:value-type="string" calcext:value-type="string">
            <text:p>menhir</text:p>
          </table:table-cell>
          <table:table-cell office:value-type="string" calcext:value-type="string">
            <text:p>ca:Menhir de can Mont</text:p>
          </table:table-cell>
          <table:table-cell office:value-type="string" calcext:value-type="string">
            <text:p>Q21789894</text:p>
          </table:table-cell>
          <table:table-cell table:number-columns-repeated="2"/>
          <table:table-cell table:style-name="ce24" table:formula="of:=CONCATENATE(&quot;{&quot;;&quot;name:&quot;&quot;&quot;;[.A189];&quot;&quot;&quot;,municipi:&quot;&quot;&quot;;[.B189];&quot;&quot;&quot;,lat:&quot;;[.C189];&quot;,lon:&quot;;[.D189];&quot;,hi_es:&quot;&quot;&quot;;[.E189];&quot;&quot;&quot;,megalith_type:&quot;&quot;&quot;;[.F189];&quot;&quot;&quot;,wikipedia:&quot;&quot;&quot;;[.G189];&quot;&quot;&quot;,wikidata:&quot;&quot;&quot;;[.H189];&quot;&quot;&quot;,source:&quot;&quot;&quot;;[.I189];&quot;&quot;&quot;,alt_name:&quot;&quot;&quot;;[.J189];&quot;&quot;&quot;},&quot;)" office:value-type="string" office:string-value="{name:&quot;Menhir de Can Mont&quot;,municipi:&quot;Calonge&quot;,lat:41.85833,lon:3.04278,hi_es:&quot;&quot;,megalith_type:&quot;menhir&quot;,wikipedia:&quot;ca:Menhir de can Mont&quot;,wikidata:&quot;Q21789894&quot;,source:&quot;&quot;,alt_name:&quot;&quot;}," calcext:value-type="string">
            <text:p>{name:"Menhir de Can Mont",municipi:"Calonge",lat:41.85833,lon:3.04278,hi_es:"",megalith_type:"menhir",wikipedia:"ca:Menhir de can Mont",wikidata:"Q21789894",source:"",alt_name:""},</text:p>
          </table:table-cell>
          <table:table-cell table:formula="of:=CONCATENATE(&quot;{&quot;;&quot;&quot;&quot;name&quot;&quot;:&quot;&quot;&quot;;[.A189];&quot;&quot;&quot;,&quot;&quot;municipi&quot;&quot;:&quot;&quot;&quot;;[.B189];&quot;&quot;&quot;,&quot;&quot;lat&quot;&quot;:&quot;;[.C189];&quot;,&quot;&quot;lon&quot;&quot;:&quot;;[.D189];&quot;,&quot;&quot;hi_es&quot;&quot;:&quot;&quot;&quot;;[.E189];&quot;&quot;&quot;,&quot;&quot;megalith_type&quot;&quot;:&quot;&quot;&quot;;[.F189];&quot;&quot;&quot;,&quot;&quot;wikipedia&quot;&quot;:&quot;&quot;&quot;;[.G189];&quot;&quot;&quot;,&quot;&quot;wikidata&quot;&quot;:&quot;&quot;&quot;;[.H189];&quot;&quot;&quot;,&quot;&quot;source&quot;&quot;:&quot;&quot;&quot;;[.I189];&quot;&quot;&quot;,&quot;&quot;alt_name&quot;&quot;:&quot;&quot;&quot;;[.J189];&quot;&quot;&quot;},&quot;)" office:value-type="string" office:string-value="{&quot;name&quot;:&quot;Menhir de Can Mont&quot;,&quot;municipi&quot;:&quot;Calonge&quot;,&quot;lat&quot;:41.85833,&quot;lon&quot;:3.04278,&quot;hi_es&quot;:&quot;&quot;,&quot;megalith_type&quot;:&quot;menhir&quot;,&quot;wikipedia&quot;:&quot;ca:Menhir de can Mont&quot;,&quot;wikidata&quot;:&quot;Q21789894&quot;,&quot;source&quot;:&quot;&quot;,&quot;alt_name&quot;:&quot;&quot;}," calcext:value-type="string">
            <text:p>{"name":"Menhir de Can Mont","municipi":"Calonge","lat":41.85833,"lon":3.04278,"hi_es":"","megalith_type":"menhir","wikipedia":"ca:Menhir de can Mont","wikidata":"Q21789894","source":"","alt_name":""},</text:p>
          </table:table-cell>
        </table:table-row>
        <table:table-row table:style-name="ro2">
          <table:table-cell office:value-type="string" calcext:value-type="string">
            <text:p>Menhir de Castellar-Rocs Blancs</text:p>
          </table:table-cell>
          <table:table-cell office:value-type="string" calcext:value-type="string">
            <text:p>Espolla</text:p>
          </table:table-cell>
          <table:table-cell office:value-type="string" calcext:value-type="string">
            <text:p>42.413315</text:p>
          </table:table-cell>
          <table:table-cell office:value-type="string" calcext:value-type="string">
            <text:p>2.977479</text:p>
          </table:table-cell>
          <table:table-cell/>
          <table:table-cell office:value-type="string" calcext:value-type="string">
            <text:p>menhir</text:p>
          </table:table-cell>
          <table:table-cell table:number-columns-repeated="2"/>
          <table:table-cell office:value-type="string" calcext:value-type="string">
            <text:p>http://dolmensmenhirs.blogspot.com/2014/03/menhir-del-castellarrocs-blancs-alt.html</text:p>
          </table:table-cell>
          <table:table-cell/>
          <table:table-cell table:style-name="ce24" table:formula="of:=CONCATENATE(&quot;{&quot;;&quot;name:&quot;&quot;&quot;;[.A190];&quot;&quot;&quot;,municipi:&quot;&quot;&quot;;[.B190];&quot;&quot;&quot;,lat:&quot;;[.C190];&quot;,lon:&quot;;[.D190];&quot;,hi_es:&quot;&quot;&quot;;[.E190];&quot;&quot;&quot;,megalith_type:&quot;&quot;&quot;;[.F190];&quot;&quot;&quot;,wikipedia:&quot;&quot;&quot;;[.G190];&quot;&quot;&quot;,wikidata:&quot;&quot;&quot;;[.H190];&quot;&quot;&quot;,source:&quot;&quot;&quot;;[.I190];&quot;&quot;&quot;,alt_name:&quot;&quot;&quot;;[.J190];&quot;&quot;&quot;},&quot;)" office:value-type="string" office:string-value="{name:&quot;Menhir de Castellar-Rocs Blancs&quot;,municipi:&quot;Espolla&quot;,lat:42.413315,lon:2.977479,hi_es:&quot;&quot;,megalith_type:&quot;menhir&quot;,wikipedia:&quot;&quot;,wikidata:&quot;&quot;,source:&quot;http://dolmensmenhirs.blogspot.com/2014/03/menhir-del-castellarrocs-blancs-alt.html&quot;,alt_name:&quot;&quot;}," calcext:value-type="string">
            <text:p>{name:"Menhir de Castellar-Rocs Blancs",municipi:"Espolla",lat:42.413315,lon:2.977479,hi_es:"",megalith_type:"menhir",wikipedia:"",wikidata:"",source:"http://dolmensmenhirs.blogspot.com/2014/03/menhir-del-castellarrocs-blancs-alt.html",alt_name:""},</text:p>
          </table:table-cell>
          <table:table-cell table:formula="of:=CONCATENATE(&quot;{&quot;;&quot;&quot;&quot;name&quot;&quot;:&quot;&quot;&quot;;[.A190];&quot;&quot;&quot;,&quot;&quot;municipi&quot;&quot;:&quot;&quot;&quot;;[.B190];&quot;&quot;&quot;,&quot;&quot;lat&quot;&quot;:&quot;;[.C190];&quot;,&quot;&quot;lon&quot;&quot;:&quot;;[.D190];&quot;,&quot;&quot;hi_es&quot;&quot;:&quot;&quot;&quot;;[.E190];&quot;&quot;&quot;,&quot;&quot;megalith_type&quot;&quot;:&quot;&quot;&quot;;[.F190];&quot;&quot;&quot;,&quot;&quot;wikipedia&quot;&quot;:&quot;&quot;&quot;;[.G190];&quot;&quot;&quot;,&quot;&quot;wikidata&quot;&quot;:&quot;&quot;&quot;;[.H190];&quot;&quot;&quot;,&quot;&quot;source&quot;&quot;:&quot;&quot;&quot;;[.I190];&quot;&quot;&quot;,&quot;&quot;alt_name&quot;&quot;:&quot;&quot;&quot;;[.J190];&quot;&quot;&quot;},&quot;)" office:value-type="string" office:string-value="{&quot;name&quot;:&quot;Menhir de Castellar-Rocs Blancs&quot;,&quot;municipi&quot;:&quot;Espolla&quot;,&quot;lat&quot;:42.413315,&quot;lon&quot;:2.977479,&quot;hi_es&quot;:&quot;&quot;,&quot;megalith_type&quot;:&quot;menhir&quot;,&quot;wikipedia&quot;:&quot;&quot;,&quot;wikidata&quot;:&quot;&quot;,&quot;source&quot;:&quot;http://dolmensmenhirs.blogspot.com/2014/03/menhir-del-castellarrocs-blancs-alt.html&quot;,&quot;alt_name&quot;:&quot;&quot;}," calcext:value-type="string">
            <text:p>{"name":"Menhir de Castellar-Rocs Blancs","municipi":"Espolla","lat":42.413315,"lon":2.977479,"hi_es":"","megalith_type":"menhir","wikipedia":"","wikidata":"","source":"http://dolmensmenhirs.blogspot.com/2014/03/menhir-del-castellarrocs-blancs-alt.html","alt_name":""},</text:p>
          </table:table-cell>
        </table:table-row>
        <table:table-row table:style-name="ro2">
          <table:table-cell office:value-type="string" calcext:value-type="string">
            <text:p>Menhir de Castellruf</text:p>
          </table:table-cell>
          <table:table-cell office:value-type="string" calcext:value-type="string">
            <text:p>Santa Maria de Martorelles</text:p>
          </table:table-cell>
          <table:table-cell office:value-type="string" calcext:value-type="string">
            <text:p>41.51917</text:p>
          </table:table-cell>
          <table:table-cell office:value-type="string" calcext:value-type="string">
            <text:p>2.25389</text:p>
          </table:table-cell>
          <table:table-cell/>
          <table:table-cell office:value-type="string" calcext:value-type="string">
            <text:p>menhir</text:p>
          </table:table-cell>
          <table:table-cell office:value-type="string" calcext:value-type="string">
            <text:p>ca:Menhir de Castellruf</text:p>
          </table:table-cell>
          <table:table-cell office:value-type="string" calcext:value-type="string">
            <text:p>Q21402430</text:p>
          </table:table-cell>
          <table:table-cell table:number-columns-repeated="2"/>
          <table:table-cell table:style-name="ce24" table:formula="of:=CONCATENATE(&quot;{&quot;;&quot;name:&quot;&quot;&quot;;[.A191];&quot;&quot;&quot;,municipi:&quot;&quot;&quot;;[.B191];&quot;&quot;&quot;,lat:&quot;;[.C191];&quot;,lon:&quot;;[.D191];&quot;,hi_es:&quot;&quot;&quot;;[.E191];&quot;&quot;&quot;,megalith_type:&quot;&quot;&quot;;[.F191];&quot;&quot;&quot;,wikipedia:&quot;&quot;&quot;;[.G191];&quot;&quot;&quot;,wikidata:&quot;&quot;&quot;;[.H191];&quot;&quot;&quot;,source:&quot;&quot;&quot;;[.I191];&quot;&quot;&quot;,alt_name:&quot;&quot;&quot;;[.J191];&quot;&quot;&quot;},&quot;)" office:value-type="string" office:string-value="{name:&quot;Menhir de Castellruf&quot;,municipi:&quot;Santa Maria de Martorelles&quot;,lat:41.51917,lon:2.25389,hi_es:&quot;&quot;,megalith_type:&quot;menhir&quot;,wikipedia:&quot;ca:Menhir de Castellruf&quot;,wikidata:&quot;Q21402430&quot;,source:&quot;&quot;,alt_name:&quot;&quot;}," calcext:value-type="string">
            <text:p>{name:"Menhir de Castellruf",municipi:"Santa Maria de Martorelles",lat:41.51917,lon:2.25389,hi_es:"",megalith_type:"menhir",wikipedia:"ca:Menhir de Castellruf",wikidata:"Q21402430",source:"",alt_name:""},</text:p>
          </table:table-cell>
          <table:table-cell table:formula="of:=CONCATENATE(&quot;{&quot;;&quot;&quot;&quot;name&quot;&quot;:&quot;&quot;&quot;;[.A191];&quot;&quot;&quot;,&quot;&quot;municipi&quot;&quot;:&quot;&quot;&quot;;[.B191];&quot;&quot;&quot;,&quot;&quot;lat&quot;&quot;:&quot;;[.C191];&quot;,&quot;&quot;lon&quot;&quot;:&quot;;[.D191];&quot;,&quot;&quot;hi_es&quot;&quot;:&quot;&quot;&quot;;[.E191];&quot;&quot;&quot;,&quot;&quot;megalith_type&quot;&quot;:&quot;&quot;&quot;;[.F191];&quot;&quot;&quot;,&quot;&quot;wikipedia&quot;&quot;:&quot;&quot;&quot;;[.G191];&quot;&quot;&quot;,&quot;&quot;wikidata&quot;&quot;:&quot;&quot;&quot;;[.H191];&quot;&quot;&quot;,&quot;&quot;source&quot;&quot;:&quot;&quot;&quot;;[.I191];&quot;&quot;&quot;,&quot;&quot;alt_name&quot;&quot;:&quot;&quot;&quot;;[.J191];&quot;&quot;&quot;},&quot;)" office:value-type="string" office:string-value="{&quot;name&quot;:&quot;Menhir de Castellruf&quot;,&quot;municipi&quot;:&quot;Santa Maria de Martorelles&quot;,&quot;lat&quot;:41.51917,&quot;lon&quot;:2.25389,&quot;hi_es&quot;:&quot;&quot;,&quot;megalith_type&quot;:&quot;menhir&quot;,&quot;wikipedia&quot;:&quot;ca:Menhir de Castellruf&quot;,&quot;wikidata&quot;:&quot;Q21402430&quot;,&quot;source&quot;:&quot;&quot;,&quot;alt_name&quot;:&quot;&quot;}," calcext:value-type="string">
            <text:p>{"name":"Menhir de Castellruf","municipi":"Santa Maria de Martorelles","lat":41.51917,"lon":2.25389,"hi_es":"","megalith_type":"menhir","wikipedia":"ca:Menhir de Castellruf","wikidata":"Q21402430","source":"","alt_name":""},</text:p>
          </table:table-cell>
        </table:table-row>
        <table:table-row table:style-name="ro2">
          <table:table-cell office:value-type="string" calcext:value-type="string">
            <text:p>Menhir de la Murtra</text:p>
          </table:table-cell>
          <table:table-cell office:value-type="string" calcext:value-type="string">
            <text:p>Santa Cristina d’Aro</text:p>
          </table:table-cell>
          <table:table-cell office:value-type="string" calcext:value-type="string">
            <text:p>41.85861</text:p>
          </table:table-cell>
          <table:table-cell office:value-type="string" calcext:value-type="string">
            <text:p>2.98194</text:p>
          </table:table-cell>
          <table:table-cell/>
          <table:table-cell office:value-type="string" calcext:value-type="string">
            <text:p>menhir</text:p>
          </table:table-cell>
          <table:table-cell office:value-type="string" calcext:value-type="string">
            <text:p>ca:Menhir de la Murtra (Santa Cristina d'Aro)</text:p>
          </table:table-cell>
          <table:table-cell office:value-type="string" calcext:value-type="string">
            <text:p>Q21085965</text:p>
          </table:table-cell>
          <table:table-cell table:number-columns-repeated="2"/>
          <table:table-cell table:style-name="ce24" table:formula="of:=CONCATENATE(&quot;{&quot;;&quot;name:&quot;&quot;&quot;;[.A192];&quot;&quot;&quot;,municipi:&quot;&quot;&quot;;[.B192];&quot;&quot;&quot;,lat:&quot;;[.C192];&quot;,lon:&quot;;[.D192];&quot;,hi_es:&quot;&quot;&quot;;[.E192];&quot;&quot;&quot;,megalith_type:&quot;&quot;&quot;;[.F192];&quot;&quot;&quot;,wikipedia:&quot;&quot;&quot;;[.G192];&quot;&quot;&quot;,wikidata:&quot;&quot;&quot;;[.H192];&quot;&quot;&quot;,source:&quot;&quot;&quot;;[.I192];&quot;&quot;&quot;,alt_name:&quot;&quot;&quot;;[.J192];&quot;&quot;&quot;},&quot;)" office:value-type="string" office:string-value="{name:&quot;Menhir de la Murtra&quot;,municipi:&quot;Santa Cristina d’Aro&quot;,lat:41.85861,lon:2.98194,hi_es:&quot;&quot;,megalith_type:&quot;menhir&quot;,wikipedia:&quot;ca:Menhir de la Murtra (Santa Cristina d'Aro)&quot;,wikidata:&quot;Q21085965&quot;,source:&quot;&quot;,alt_name:&quot;&quot;}," calcext:value-type="string">
            <text:p>{name:"Menhir de la Murtra",municipi:"Santa Cristina d’Aro",lat:41.85861,lon:2.98194,hi_es:"",megalith_type:"menhir",wikipedia:"ca:Menhir de la Murtra (Santa Cristina d'Aro)",wikidata:"Q21085965",source:"",alt_name:""},</text:p>
          </table:table-cell>
          <table:table-cell table:formula="of:=CONCATENATE(&quot;{&quot;;&quot;&quot;&quot;name&quot;&quot;:&quot;&quot;&quot;;[.A192];&quot;&quot;&quot;,&quot;&quot;municipi&quot;&quot;:&quot;&quot;&quot;;[.B192];&quot;&quot;&quot;,&quot;&quot;lat&quot;&quot;:&quot;;[.C192];&quot;,&quot;&quot;lon&quot;&quot;:&quot;;[.D192];&quot;,&quot;&quot;hi_es&quot;&quot;:&quot;&quot;&quot;;[.E192];&quot;&quot;&quot;,&quot;&quot;megalith_type&quot;&quot;:&quot;&quot;&quot;;[.F192];&quot;&quot;&quot;,&quot;&quot;wikipedia&quot;&quot;:&quot;&quot;&quot;;[.G192];&quot;&quot;&quot;,&quot;&quot;wikidata&quot;&quot;:&quot;&quot;&quot;;[.H192];&quot;&quot;&quot;,&quot;&quot;source&quot;&quot;:&quot;&quot;&quot;;[.I192];&quot;&quot;&quot;,&quot;&quot;alt_name&quot;&quot;:&quot;&quot;&quot;;[.J192];&quot;&quot;&quot;},&quot;)" office:value-type="string" office:string-value="{&quot;name&quot;:&quot;Menhir de la Murtra&quot;,&quot;municipi&quot;:&quot;Santa Cristina d’Aro&quot;,&quot;lat&quot;:41.85861,&quot;lon&quot;:2.98194,&quot;hi_es&quot;:&quot;&quot;,&quot;megalith_type&quot;:&quot;menhir&quot;,&quot;wikipedia&quot;:&quot;ca:Menhir de la Murtra (Santa Cristina d'Aro)&quot;,&quot;wikidata&quot;:&quot;Q21085965&quot;,&quot;source&quot;:&quot;&quot;,&quot;alt_name&quot;:&quot;&quot;}," calcext:value-type="string">
            <text:p>{"name":"Menhir de la Murtra","municipi":"Santa Cristina d’Aro","lat":41.85861,"lon":2.98194,"hi_es":"","megalith_type":"menhir","wikipedia":"ca:Menhir de la Murtra (Santa Cristina d'Aro)","wikidata":"Q21085965","source":"","alt_name":""},</text:p>
          </table:table-cell>
        </table:table-row>
        <table:table-row table:style-name="ro2">
          <table:table-cell office:value-type="string" calcext:value-type="string">
            <text:p>Menhir de la Vinya Monera</text:p>
          </table:table-cell>
          <table:table-cell office:value-type="string" calcext:value-type="string">
            <text:p>Capmany</text:p>
          </table:table-cell>
          <table:table-cell office:value-type="string" calcext:value-type="string">
            <text:p>41.370027</text:p>
          </table:table-cell>
          <table:table-cell office:value-type="string" calcext:value-type="string">
            <text:p>2.157860</text:p>
          </table:table-cell>
          <table:table-cell/>
          <table:table-cell office:value-type="string" calcext:value-type="string">
            <text:p>menhir</text:p>
          </table:table-cell>
          <table:table-cell table:number-columns-repeated="2"/>
          <table:table-cell office:value-type="string" calcext:value-type="string">
            <text:p>http://dolmensmenhirs.blogspot.com/2014/06/menhir-vinya-monera-barcelones.html</text:p>
          </table:table-cell>
          <table:table-cell/>
          <table:table-cell table:style-name="ce24" table:formula="of:=CONCATENATE(&quot;{&quot;;&quot;name:&quot;&quot;&quot;;[.A193];&quot;&quot;&quot;,municipi:&quot;&quot;&quot;;[.B193];&quot;&quot;&quot;,lat:&quot;;[.C193];&quot;,lon:&quot;;[.D193];&quot;,hi_es:&quot;&quot;&quot;;[.E193];&quot;&quot;&quot;,megalith_type:&quot;&quot;&quot;;[.F193];&quot;&quot;&quot;,wikipedia:&quot;&quot;&quot;;[.G193];&quot;&quot;&quot;,wikidata:&quot;&quot;&quot;;[.H193];&quot;&quot;&quot;,source:&quot;&quot;&quot;;[.I193];&quot;&quot;&quot;,alt_name:&quot;&quot;&quot;;[.J193];&quot;&quot;&quot;},&quot;)" office:value-type="string" office:string-value="{name:&quot;Menhir de la Vinya Monera&quot;,municipi:&quot;Capmany&quot;,lat:41.370027,lon:2.157860,hi_es:&quot;&quot;,megalith_type:&quot;menhir&quot;,wikipedia:&quot;&quot;,wikidata:&quot;&quot;,source:&quot;http://dolmensmenhirs.blogspot.com/2014/06/menhir-vinya-monera-barcelones.html&quot;,alt_name:&quot;&quot;}," calcext:value-type="string">
            <text:p>{name:"Menhir de la Vinya Monera",municipi:"Capmany",lat:41.370027,lon:2.157860,hi_es:"",megalith_type:"menhir",wikipedia:"",wikidata:"",source:"http://dolmensmenhirs.blogspot.com/2014/06/menhir-vinya-monera-barcelones.html",alt_name:""},</text:p>
          </table:table-cell>
          <table:table-cell table:formula="of:=CONCATENATE(&quot;{&quot;;&quot;&quot;&quot;name&quot;&quot;:&quot;&quot;&quot;;[.A193];&quot;&quot;&quot;,&quot;&quot;municipi&quot;&quot;:&quot;&quot;&quot;;[.B193];&quot;&quot;&quot;,&quot;&quot;lat&quot;&quot;:&quot;;[.C193];&quot;,&quot;&quot;lon&quot;&quot;:&quot;;[.D193];&quot;,&quot;&quot;hi_es&quot;&quot;:&quot;&quot;&quot;;[.E193];&quot;&quot;&quot;,&quot;&quot;megalith_type&quot;&quot;:&quot;&quot;&quot;;[.F193];&quot;&quot;&quot;,&quot;&quot;wikipedia&quot;&quot;:&quot;&quot;&quot;;[.G193];&quot;&quot;&quot;,&quot;&quot;wikidata&quot;&quot;:&quot;&quot;&quot;;[.H193];&quot;&quot;&quot;,&quot;&quot;source&quot;&quot;:&quot;&quot;&quot;;[.I193];&quot;&quot;&quot;,&quot;&quot;alt_name&quot;&quot;:&quot;&quot;&quot;;[.J193];&quot;&quot;&quot;},&quot;)" office:value-type="string" office:string-value="{&quot;name&quot;:&quot;Menhir de la Vinya Monera&quot;,&quot;municipi&quot;:&quot;Capmany&quot;,&quot;lat&quot;:41.370027,&quot;lon&quot;:2.157860,&quot;hi_es&quot;:&quot;&quot;,&quot;megalith_type&quot;:&quot;menhir&quot;,&quot;wikipedia&quot;:&quot;&quot;,&quot;wikidata&quot;:&quot;&quot;,&quot;source&quot;:&quot;http://dolmensmenhirs.blogspot.com/2014/06/menhir-vinya-monera-barcelones.html&quot;,&quot;alt_name&quot;:&quot;&quot;}," calcext:value-type="string">
            <text:p>{"name":"Menhir de la Vinya Monera","municipi":"Capmany","lat":41.370027,"lon":2.157860,"hi_es":"","megalith_type":"menhir","wikipedia":"","wikidata":"","source":"http://dolmensmenhirs.blogspot.com/2014/06/menhir-vinya-monera-barcelones.html","alt_name":""},</text:p>
          </table:table-cell>
        </table:table-row>
        <table:table-row table:style-name="ro2">
          <table:table-cell office:value-type="string" calcext:value-type="string">
            <text:p>Menhir de Mollet</text:p>
          </table:table-cell>
          <table:table-cell office:value-type="string" calcext:value-type="string">
            <text:p>Mollet del Vallès</text:p>
          </table:table-cell>
          <table:table-cell office:value-type="string" calcext:value-type="string">
            <text:p>41.5375</text:p>
          </table:table-cell>
          <table:table-cell office:value-type="string" calcext:value-type="string">
            <text:p>2.20972</text:p>
          </table:table-cell>
          <table:table-cell/>
          <table:table-cell office:value-type="string" calcext:value-type="string">
            <text:p>menhir</text:p>
          </table:table-cell>
          <table:table-cell office:value-type="string" calcext:value-type="string">
            <text:p>ca:Menhir de Mollet</text:p>
          </table:table-cell>
          <table:table-cell office:value-type="string" calcext:value-type="string">
            <text:p>Q6010258</text:p>
          </table:table-cell>
          <table:table-cell table:number-columns-repeated="2"/>
          <table:table-cell table:style-name="ce24" table:formula="of:=CONCATENATE(&quot;{&quot;;&quot;name:&quot;&quot;&quot;;[.A194];&quot;&quot;&quot;,municipi:&quot;&quot;&quot;;[.B194];&quot;&quot;&quot;,lat:&quot;;[.C194];&quot;,lon:&quot;;[.D194];&quot;,hi_es:&quot;&quot;&quot;;[.E194];&quot;&quot;&quot;,megalith_type:&quot;&quot;&quot;;[.F194];&quot;&quot;&quot;,wikipedia:&quot;&quot;&quot;;[.G194];&quot;&quot;&quot;,wikidata:&quot;&quot;&quot;;[.H194];&quot;&quot;&quot;,source:&quot;&quot;&quot;;[.I194];&quot;&quot;&quot;,alt_name:&quot;&quot;&quot;;[.J194];&quot;&quot;&quot;},&quot;)" office:value-type="string" office:string-value="{name:&quot;Menhir de Mollet&quot;,municipi:&quot;Mollet del Vallès&quot;,lat:41.5375,lon:2.20972,hi_es:&quot;&quot;,megalith_type:&quot;menhir&quot;,wikipedia:&quot;ca:Menhir de Mollet&quot;,wikidata:&quot;Q6010258&quot;,source:&quot;&quot;,alt_name:&quot;&quot;}," calcext:value-type="string">
            <text:p>{name:"Menhir de Mollet",municipi:"Mollet del Vallès",lat:41.5375,lon:2.20972,hi_es:"",megalith_type:"menhir",wikipedia:"ca:Menhir de Mollet",wikidata:"Q6010258",source:"",alt_name:""},</text:p>
          </table:table-cell>
          <table:table-cell table:formula="of:=CONCATENATE(&quot;{&quot;;&quot;&quot;&quot;name&quot;&quot;:&quot;&quot;&quot;;[.A194];&quot;&quot;&quot;,&quot;&quot;municipi&quot;&quot;:&quot;&quot;&quot;;[.B194];&quot;&quot;&quot;,&quot;&quot;lat&quot;&quot;:&quot;;[.C194];&quot;,&quot;&quot;lon&quot;&quot;:&quot;;[.D194];&quot;,&quot;&quot;hi_es&quot;&quot;:&quot;&quot;&quot;;[.E194];&quot;&quot;&quot;,&quot;&quot;megalith_type&quot;&quot;:&quot;&quot;&quot;;[.F194];&quot;&quot;&quot;,&quot;&quot;wikipedia&quot;&quot;:&quot;&quot;&quot;;[.G194];&quot;&quot;&quot;,&quot;&quot;wikidata&quot;&quot;:&quot;&quot;&quot;;[.H194];&quot;&quot;&quot;,&quot;&quot;source&quot;&quot;:&quot;&quot;&quot;;[.I194];&quot;&quot;&quot;,&quot;&quot;alt_name&quot;&quot;:&quot;&quot;&quot;;[.J194];&quot;&quot;&quot;},&quot;)" office:value-type="string" office:string-value="{&quot;name&quot;:&quot;Menhir de Mollet&quot;,&quot;municipi&quot;:&quot;Mollet del Vallès&quot;,&quot;lat&quot;:41.5375,&quot;lon&quot;:2.20972,&quot;hi_es&quot;:&quot;&quot;,&quot;megalith_type&quot;:&quot;menhir&quot;,&quot;wikipedia&quot;:&quot;ca:Menhir de Mollet&quot;,&quot;wikidata&quot;:&quot;Q6010258&quot;,&quot;source&quot;:&quot;&quot;,&quot;alt_name&quot;:&quot;&quot;}," calcext:value-type="string">
            <text:p>{"name":"Menhir de Mollet","municipi":"Mollet del Vallès","lat":41.5375,"lon":2.20972,"hi_es":"","megalith_type":"menhir","wikipedia":"ca:Menhir de Mollet","wikidata":"Q6010258","source":"","alt_name":""},</text:p>
          </table:table-cell>
        </table:table-row>
        <table:table-row table:style-name="ro2">
          <table:table-cell office:value-type="string" calcext:value-type="string">
            <text:p>Menhir de Sant Sadurní</text:p>
          </table:table-cell>
          <table:table-cell office:value-type="string" calcext:value-type="string">
            <text:p>Cruïlles</text:p>
          </table:table-cell>
          <table:table-cell office:value-type="string" calcext:value-type="string">
            <text:p>41.951883</text:p>
          </table:table-cell>
          <table:table-cell office:value-type="string" calcext:value-type="string">
            <text:p>2.981214</text:p>
          </table:table-cell>
          <table:table-cell/>
          <table:table-cell office:value-type="string" calcext:value-type="string">
            <text:p>menhir</text:p>
          </table:table-cell>
          <table:table-cell office:value-type="string" calcext:value-type="string">
            <text:p>ca:Menhir de Sant Sadurní</text:p>
          </table:table-cell>
          <table:table-cell office:value-type="string" calcext:value-type="string">
            <text:p>Q21730787</text:p>
          </table:table-cell>
          <table:table-cell office:value-type="string" calcext:value-type="string">
            <text:p>http://dolmensmenhirs.blogspot.com/2014/04/menhir-o-pedra-dreta-de-sant-sadurni.html</text:p>
          </table:table-cell>
          <table:table-cell/>
          <table:table-cell table:style-name="ce24" table:formula="of:=CONCATENATE(&quot;{&quot;;&quot;name:&quot;&quot;&quot;;[.A195];&quot;&quot;&quot;,municipi:&quot;&quot;&quot;;[.B195];&quot;&quot;&quot;,lat:&quot;;[.C195];&quot;,lon:&quot;;[.D195];&quot;,hi_es:&quot;&quot;&quot;;[.E195];&quot;&quot;&quot;,megalith_type:&quot;&quot;&quot;;[.F195];&quot;&quot;&quot;,wikipedia:&quot;&quot;&quot;;[.G195];&quot;&quot;&quot;,wikidata:&quot;&quot;&quot;;[.H195];&quot;&quot;&quot;,source:&quot;&quot;&quot;;[.I195];&quot;&quot;&quot;,alt_name:&quot;&quot;&quot;;[.J195];&quot;&quot;&quot;},&quot;)" office:value-type="string" office:string-value="{name:&quot;Menhir de Sant Sadurní&quot;,municipi:&quot;Cruïlles&quot;,lat:41.951883,lon:2.981214,hi_es:&quot;&quot;,megalith_type:&quot;menhir&quot;,wikipedia:&quot;ca:Menhir de Sant Sadurní&quot;,wikidata:&quot;Q21730787&quot;,source:&quot;http://dolmensmenhirs.blogspot.com/2014/04/menhir-o-pedra-dreta-de-sant-sadurni.html&quot;,alt_name:&quot;&quot;}," calcext:value-type="string">
            <text:p>{name:"Menhir de Sant Sadurní",municipi:"Cruïlles",lat:41.951883,lon:2.981214,hi_es:"",megalith_type:"menhir",wikipedia:"ca:Menhir de Sant Sadurní",wikidata:"Q21730787",source:"http://dolmensmenhirs.blogspot.com/2014/04/menhir-o-pedra-dreta-de-sant-sadurni.html",alt_name:""},</text:p>
          </table:table-cell>
          <table:table-cell table:formula="of:=CONCATENATE(&quot;{&quot;;&quot;&quot;&quot;name&quot;&quot;:&quot;&quot;&quot;;[.A195];&quot;&quot;&quot;,&quot;&quot;municipi&quot;&quot;:&quot;&quot;&quot;;[.B195];&quot;&quot;&quot;,&quot;&quot;lat&quot;&quot;:&quot;;[.C195];&quot;,&quot;&quot;lon&quot;&quot;:&quot;;[.D195];&quot;,&quot;&quot;hi_es&quot;&quot;:&quot;&quot;&quot;;[.E195];&quot;&quot;&quot;,&quot;&quot;megalith_type&quot;&quot;:&quot;&quot;&quot;;[.F195];&quot;&quot;&quot;,&quot;&quot;wikipedia&quot;&quot;:&quot;&quot;&quot;;[.G195];&quot;&quot;&quot;,&quot;&quot;wikidata&quot;&quot;:&quot;&quot;&quot;;[.H195];&quot;&quot;&quot;,&quot;&quot;source&quot;&quot;:&quot;&quot;&quot;;[.I195];&quot;&quot;&quot;,&quot;&quot;alt_name&quot;&quot;:&quot;&quot;&quot;;[.J195];&quot;&quot;&quot;},&quot;)" office:value-type="string" office:string-value="{&quot;name&quot;:&quot;Menhir de Sant Sadurní&quot;,&quot;municipi&quot;:&quot;Cruïlles&quot;,&quot;lat&quot;:41.951883,&quot;lon&quot;:2.981214,&quot;hi_es&quot;:&quot;&quot;,&quot;megalith_type&quot;:&quot;menhir&quot;,&quot;wikipedia&quot;:&quot;ca:Menhir de Sant Sadurní&quot;,&quot;wikidata&quot;:&quot;Q21730787&quot;,&quot;source&quot;:&quot;http://dolmensmenhirs.blogspot.com/2014/04/menhir-o-pedra-dreta-de-sant-sadurni.html&quot;,&quot;alt_name&quot;:&quot;&quot;}," calcext:value-type="string">
            <text:p>{"name":"Menhir de Sant Sadurní","municipi":"Cruïlles","lat":41.951883,"lon":2.981214,"hi_es":"","megalith_type":"menhir","wikipedia":"ca:Menhir de Sant Sadurní","wikidata":"Q21730787","source":"http://dolmensmenhirs.blogspot.com/2014/04/menhir-o-pedra-dreta-de-sant-sadurni.html","alt_name":""},</text:p>
          </table:table-cell>
        </table:table-row>
        <table:table-row table:style-name="ro2">
          <table:table-cell office:value-type="string" calcext:value-type="string">
            <text:p>Menhir de Vilartolí</text:p>
          </table:table-cell>
          <table:table-cell office:value-type="string" calcext:value-type="string">
            <text:p>Sant Climent Sescebes</text:p>
          </table:table-cell>
          <table:table-cell office:value-type="string" calcext:value-type="string">
            <text:p>42.39167</text:p>
          </table:table-cell>
          <table:table-cell office:value-type="string" calcext:value-type="string">
            <text:p>2.96806</text:p>
          </table:table-cell>
          <table:table-cell/>
          <table:table-cell office:value-type="string" calcext:value-type="string">
            <text:p>menhir</text:p>
          </table:table-cell>
          <table:table-cell office:value-type="string" calcext:value-type="string">
            <text:p>ca:Menhir de Vilartolí</text:p>
          </table:table-cell>
          <table:table-cell office:value-type="string" calcext:value-type="string">
            <text:p>Q18004757</text:p>
          </table:table-cell>
          <table:table-cell table:number-columns-repeated="2"/>
          <table:table-cell table:style-name="ce24" table:formula="of:=CONCATENATE(&quot;{&quot;;&quot;name:&quot;&quot;&quot;;[.A196];&quot;&quot;&quot;,municipi:&quot;&quot;&quot;;[.B196];&quot;&quot;&quot;,lat:&quot;;[.C196];&quot;,lon:&quot;;[.D196];&quot;,hi_es:&quot;&quot;&quot;;[.E196];&quot;&quot;&quot;,megalith_type:&quot;&quot;&quot;;[.F196];&quot;&quot;&quot;,wikipedia:&quot;&quot;&quot;;[.G196];&quot;&quot;&quot;,wikidata:&quot;&quot;&quot;;[.H196];&quot;&quot;&quot;,source:&quot;&quot;&quot;;[.I196];&quot;&quot;&quot;,alt_name:&quot;&quot;&quot;;[.J196];&quot;&quot;&quot;},&quot;)" office:value-type="string" office:string-value="{name:&quot;Menhir de Vilartolí&quot;,municipi:&quot;Sant Climent Sescebes&quot;,lat:42.39167,lon:2.96806,hi_es:&quot;&quot;,megalith_type:&quot;menhir&quot;,wikipedia:&quot;ca:Menhir de Vilartolí&quot;,wikidata:&quot;Q18004757&quot;,source:&quot;&quot;,alt_name:&quot;&quot;}," calcext:value-type="string">
            <text:p>{name:"Menhir de Vilartolí",municipi:"Sant Climent Sescebes",lat:42.39167,lon:2.96806,hi_es:"",megalith_type:"menhir",wikipedia:"ca:Menhir de Vilartolí",wikidata:"Q18004757",source:"",alt_name:""},</text:p>
          </table:table-cell>
          <table:table-cell table:formula="of:=CONCATENATE(&quot;{&quot;;&quot;&quot;&quot;name&quot;&quot;:&quot;&quot;&quot;;[.A196];&quot;&quot;&quot;,&quot;&quot;municipi&quot;&quot;:&quot;&quot;&quot;;[.B196];&quot;&quot;&quot;,&quot;&quot;lat&quot;&quot;:&quot;;[.C196];&quot;,&quot;&quot;lon&quot;&quot;:&quot;;[.D196];&quot;,&quot;&quot;hi_es&quot;&quot;:&quot;&quot;&quot;;[.E196];&quot;&quot;&quot;,&quot;&quot;megalith_type&quot;&quot;:&quot;&quot;&quot;;[.F196];&quot;&quot;&quot;,&quot;&quot;wikipedia&quot;&quot;:&quot;&quot;&quot;;[.G196];&quot;&quot;&quot;,&quot;&quot;wikidata&quot;&quot;:&quot;&quot;&quot;;[.H196];&quot;&quot;&quot;,&quot;&quot;source&quot;&quot;:&quot;&quot;&quot;;[.I196];&quot;&quot;&quot;,&quot;&quot;alt_name&quot;&quot;:&quot;&quot;&quot;;[.J196];&quot;&quot;&quot;},&quot;)" office:value-type="string" office:string-value="{&quot;name&quot;:&quot;Menhir de Vilartolí&quot;,&quot;municipi&quot;:&quot;Sant Climent Sescebes&quot;,&quot;lat&quot;:42.39167,&quot;lon&quot;:2.96806,&quot;hi_es&quot;:&quot;&quot;,&quot;megalith_type&quot;:&quot;menhir&quot;,&quot;wikipedia&quot;:&quot;ca:Menhir de Vilartolí&quot;,&quot;wikidata&quot;:&quot;Q18004757&quot;,&quot;source&quot;:&quot;&quot;,&quot;alt_name&quot;:&quot;&quot;}," calcext:value-type="string">
            <text:p>{"name":"Menhir de Vilartolí","municipi":"Sant Climent Sescebes","lat":42.39167,"lon":2.96806,"hi_es":"","megalith_type":"menhir","wikipedia":"ca:Menhir de Vilartolí","wikidata":"Q18004757","source":"","alt_name":""},</text:p>
          </table:table-cell>
        </table:table-row>
        <table:table-row table:style-name="ro2">
          <table:table-cell office:value-type="string" calcext:value-type="string">
            <text:p>Menhir del Castellà</text:p>
          </table:table-cell>
          <table:table-cell office:value-type="string" calcext:value-type="string">
            <text:p>Espolla</text:p>
          </table:table-cell>
          <table:table-cell office:value-type="string" calcext:value-type="string">
            <text:p>42.41472</text:p>
          </table:table-cell>
          <table:table-cell office:value-type="string" calcext:value-type="string">
            <text:p>2.98083</text:p>
          </table:table-cell>
          <table:table-cell/>
          <table:table-cell office:value-type="string" calcext:value-type="string">
            <text:p>menhir</text:p>
          </table:table-cell>
          <table:table-cell office:value-type="string" calcext:value-type="string">
            <text:p>ca:Menhir del Castellà</text:p>
          </table:table-cell>
          <table:table-cell office:value-type="string" calcext:value-type="string">
            <text:p>Q18004758</text:p>
          </table:table-cell>
          <table:table-cell table:number-columns-repeated="2"/>
          <table:table-cell table:style-name="ce24" table:formula="of:=CONCATENATE(&quot;{&quot;;&quot;name:&quot;&quot;&quot;;[.A197];&quot;&quot;&quot;,municipi:&quot;&quot;&quot;;[.B197];&quot;&quot;&quot;,lat:&quot;;[.C197];&quot;,lon:&quot;;[.D197];&quot;,hi_es:&quot;&quot;&quot;;[.E197];&quot;&quot;&quot;,megalith_type:&quot;&quot;&quot;;[.F197];&quot;&quot;&quot;,wikipedia:&quot;&quot;&quot;;[.G197];&quot;&quot;&quot;,wikidata:&quot;&quot;&quot;;[.H197];&quot;&quot;&quot;,source:&quot;&quot;&quot;;[.I197];&quot;&quot;&quot;,alt_name:&quot;&quot;&quot;;[.J197];&quot;&quot;&quot;},&quot;)" office:value-type="string" office:string-value="{name:&quot;Menhir del Castellà&quot;,municipi:&quot;Espolla&quot;,lat:42.41472,lon:2.98083,hi_es:&quot;&quot;,megalith_type:&quot;menhir&quot;,wikipedia:&quot;ca:Menhir del Castellà&quot;,wikidata:&quot;Q18004758&quot;,source:&quot;&quot;,alt_name:&quot;&quot;}," calcext:value-type="string">
            <text:p>{name:"Menhir del Castellà",municipi:"Espolla",lat:42.41472,lon:2.98083,hi_es:"",megalith_type:"menhir",wikipedia:"ca:Menhir del Castellà",wikidata:"Q18004758",source:"",alt_name:""},</text:p>
          </table:table-cell>
          <table:table-cell table:formula="of:=CONCATENATE(&quot;{&quot;;&quot;&quot;&quot;name&quot;&quot;:&quot;&quot;&quot;;[.A197];&quot;&quot;&quot;,&quot;&quot;municipi&quot;&quot;:&quot;&quot;&quot;;[.B197];&quot;&quot;&quot;,&quot;&quot;lat&quot;&quot;:&quot;;[.C197];&quot;,&quot;&quot;lon&quot;&quot;:&quot;;[.D197];&quot;,&quot;&quot;hi_es&quot;&quot;:&quot;&quot;&quot;;[.E197];&quot;&quot;&quot;,&quot;&quot;megalith_type&quot;&quot;:&quot;&quot;&quot;;[.F197];&quot;&quot;&quot;,&quot;&quot;wikipedia&quot;&quot;:&quot;&quot;&quot;;[.G197];&quot;&quot;&quot;,&quot;&quot;wikidata&quot;&quot;:&quot;&quot;&quot;;[.H197];&quot;&quot;&quot;,&quot;&quot;source&quot;&quot;:&quot;&quot;&quot;;[.I197];&quot;&quot;&quot;,&quot;&quot;alt_name&quot;&quot;:&quot;&quot;&quot;;[.J197];&quot;&quot;&quot;},&quot;)" office:value-type="string" office:string-value="{&quot;name&quot;:&quot;Menhir del Castellà&quot;,&quot;municipi&quot;:&quot;Espolla&quot;,&quot;lat&quot;:42.41472,&quot;lon&quot;:2.98083,&quot;hi_es&quot;:&quot;&quot;,&quot;megalith_type&quot;:&quot;menhir&quot;,&quot;wikipedia&quot;:&quot;ca:Menhir del Castellà&quot;,&quot;wikidata&quot;:&quot;Q18004758&quot;,&quot;source&quot;:&quot;&quot;,&quot;alt_name&quot;:&quot;&quot;}," calcext:value-type="string">
            <text:p>{"name":"Menhir del Castellà","municipi":"Espolla","lat":42.41472,"lon":2.98083,"hi_es":"","megalith_type":"menhir","wikipedia":"ca:Menhir del Castellà","wikidata":"Q18004758","source":"","alt_name":""},</text:p>
          </table:table-cell>
        </table:table-row>
        <table:table-row table:style-name="ro2">
          <table:table-cell office:value-type="string" calcext:value-type="string">
            <text:p>Menhir del Mas Roquer</text:p>
          </table:table-cell>
          <table:table-cell office:value-type="string" calcext:value-type="string">
            <text:p>Rabós</text:p>
          </table:table-cell>
          <table:table-cell office:value-type="string" calcext:value-type="string">
            <text:p>42.4025</text:p>
          </table:table-cell>
          <table:table-cell office:value-type="string" calcext:value-type="string">
            <text:p>3.0475</text:p>
          </table:table-cell>
          <table:table-cell/>
          <table:table-cell office:value-type="string" calcext:value-type="string">
            <text:p>menhir</text:p>
          </table:table-cell>
          <table:table-cell office:value-type="string" calcext:value-type="string">
            <text:p>ca:Menhir del Mas Roqué</text:p>
          </table:table-cell>
          <table:table-cell office:value-type="string" calcext:value-type="string">
            <text:p>Q20103701</text:p>
          </table:table-cell>
          <table:table-cell table:number-columns-repeated="2"/>
          <table:table-cell table:style-name="ce24" table:formula="of:=CONCATENATE(&quot;{&quot;;&quot;name:&quot;&quot;&quot;;[.A198];&quot;&quot;&quot;,municipi:&quot;&quot;&quot;;[.B198];&quot;&quot;&quot;,lat:&quot;;[.C198];&quot;,lon:&quot;;[.D198];&quot;,hi_es:&quot;&quot;&quot;;[.E198];&quot;&quot;&quot;,megalith_type:&quot;&quot;&quot;;[.F198];&quot;&quot;&quot;,wikipedia:&quot;&quot;&quot;;[.G198];&quot;&quot;&quot;,wikidata:&quot;&quot;&quot;;[.H198];&quot;&quot;&quot;,source:&quot;&quot;&quot;;[.I198];&quot;&quot;&quot;,alt_name:&quot;&quot;&quot;;[.J198];&quot;&quot;&quot;},&quot;)" office:value-type="string" office:string-value="{name:&quot;Menhir del Mas Roquer&quot;,municipi:&quot;Rabós&quot;,lat:42.4025,lon:3.0475,hi_es:&quot;&quot;,megalith_type:&quot;menhir&quot;,wikipedia:&quot;ca:Menhir del Mas Roqué&quot;,wikidata:&quot;Q20103701&quot;,source:&quot;&quot;,alt_name:&quot;&quot;}," calcext:value-type="string">
            <text:p>{name:"Menhir del Mas Roquer",municipi:"Rabós",lat:42.4025,lon:3.0475,hi_es:"",megalith_type:"menhir",wikipedia:"ca:Menhir del Mas Roqué",wikidata:"Q20103701",source:"",alt_name:""},</text:p>
          </table:table-cell>
          <table:table-cell table:formula="of:=CONCATENATE(&quot;{&quot;;&quot;&quot;&quot;name&quot;&quot;:&quot;&quot;&quot;;[.A198];&quot;&quot;&quot;,&quot;&quot;municipi&quot;&quot;:&quot;&quot;&quot;;[.B198];&quot;&quot;&quot;,&quot;&quot;lat&quot;&quot;:&quot;;[.C198];&quot;,&quot;&quot;lon&quot;&quot;:&quot;;[.D198];&quot;,&quot;&quot;hi_es&quot;&quot;:&quot;&quot;&quot;;[.E198];&quot;&quot;&quot;,&quot;&quot;megalith_type&quot;&quot;:&quot;&quot;&quot;;[.F198];&quot;&quot;&quot;,&quot;&quot;wikipedia&quot;&quot;:&quot;&quot;&quot;;[.G198];&quot;&quot;&quot;,&quot;&quot;wikidata&quot;&quot;:&quot;&quot;&quot;;[.H198];&quot;&quot;&quot;,&quot;&quot;source&quot;&quot;:&quot;&quot;&quot;;[.I198];&quot;&quot;&quot;,&quot;&quot;alt_name&quot;&quot;:&quot;&quot;&quot;;[.J198];&quot;&quot;&quot;},&quot;)" office:value-type="string" office:string-value="{&quot;name&quot;:&quot;Menhir del Mas Roquer&quot;,&quot;municipi&quot;:&quot;Rabós&quot;,&quot;lat&quot;:42.4025,&quot;lon&quot;:3.0475,&quot;hi_es&quot;:&quot;&quot;,&quot;megalith_type&quot;:&quot;menhir&quot;,&quot;wikipedia&quot;:&quot;ca:Menhir del Mas Roqué&quot;,&quot;wikidata&quot;:&quot;Q20103701&quot;,&quot;source&quot;:&quot;&quot;,&quot;alt_name&quot;:&quot;&quot;}," calcext:value-type="string">
            <text:p>{"name":"Menhir del Mas Roquer","municipi":"Rabós","lat":42.4025,"lon":3.0475,"hi_es":"","megalith_type":"menhir","wikipedia":"ca:Menhir del Mas Roqué","wikidata":"Q20103701","source":"","alt_name":""},</text:p>
          </table:table-cell>
        </table:table-row>
        <table:table-row table:style-name="ro2">
          <table:table-cell office:value-type="string" calcext:value-type="string">
            <text:p>Menhir del Quer Afumat II</text:p>
          </table:table-cell>
          <table:table-cell office:value-type="string" calcext:value-type="string">
            <text:p>Capmany</text:p>
          </table:table-cell>
          <table:table-cell office:value-type="string" calcext:value-type="string">
            <text:p>42.39083</text:p>
          </table:table-cell>
          <table:table-cell office:value-type="string" calcext:value-type="string">
            <text:p>2.92083</text:p>
          </table:table-cell>
          <table:table-cell/>
          <table:table-cell office:value-type="string" calcext:value-type="string">
            <text:p>menhir</text:p>
          </table:table-cell>
          <table:table-cell table:number-columns-repeated="4"/>
          <table:table-cell table:style-name="ce24" table:formula="of:=CONCATENATE(&quot;{&quot;;&quot;name:&quot;&quot;&quot;;[.A199];&quot;&quot;&quot;,municipi:&quot;&quot;&quot;;[.B199];&quot;&quot;&quot;,lat:&quot;;[.C199];&quot;,lon:&quot;;[.D199];&quot;,hi_es:&quot;&quot;&quot;;[.E199];&quot;&quot;&quot;,megalith_type:&quot;&quot;&quot;;[.F199];&quot;&quot;&quot;,wikipedia:&quot;&quot;&quot;;[.G199];&quot;&quot;&quot;,wikidata:&quot;&quot;&quot;;[.H199];&quot;&quot;&quot;,source:&quot;&quot;&quot;;[.I199];&quot;&quot;&quot;,alt_name:&quot;&quot;&quot;;[.J199];&quot;&quot;&quot;},&quot;)" office:value-type="string" office:string-value="{name:&quot;Menhir del Quer Afumat II&quot;,municipi:&quot;Capmany&quot;,lat:42.39083,lon:2.92083,hi_es:&quot;&quot;,megalith_type:&quot;menhir&quot;,wikipedia:&quot;&quot;,wikidata:&quot;&quot;,source:&quot;&quot;,alt_name:&quot;&quot;}," calcext:value-type="string">
            <text:p>{name:"Menhir del Quer Afumat II",municipi:"Capmany",lat:42.39083,lon:2.92083,hi_es:"",megalith_type:"menhir",wikipedia:"",wikidata:"",source:"",alt_name:""},</text:p>
          </table:table-cell>
          <table:table-cell table:formula="of:=CONCATENATE(&quot;{&quot;;&quot;&quot;&quot;name&quot;&quot;:&quot;&quot;&quot;;[.A199];&quot;&quot;&quot;,&quot;&quot;municipi&quot;&quot;:&quot;&quot;&quot;;[.B199];&quot;&quot;&quot;,&quot;&quot;lat&quot;&quot;:&quot;;[.C199];&quot;,&quot;&quot;lon&quot;&quot;:&quot;;[.D199];&quot;,&quot;&quot;hi_es&quot;&quot;:&quot;&quot;&quot;;[.E199];&quot;&quot;&quot;,&quot;&quot;megalith_type&quot;&quot;:&quot;&quot;&quot;;[.F199];&quot;&quot;&quot;,&quot;&quot;wikipedia&quot;&quot;:&quot;&quot;&quot;;[.G199];&quot;&quot;&quot;,&quot;&quot;wikidata&quot;&quot;:&quot;&quot;&quot;;[.H199];&quot;&quot;&quot;,&quot;&quot;source&quot;&quot;:&quot;&quot;&quot;;[.I199];&quot;&quot;&quot;,&quot;&quot;alt_name&quot;&quot;:&quot;&quot;&quot;;[.J199];&quot;&quot;&quot;},&quot;)" office:value-type="string" office:string-value="{&quot;name&quot;:&quot;Menhir del Quer Afumat II&quot;,&quot;municipi&quot;:&quot;Capmany&quot;,&quot;lat&quot;:42.39083,&quot;lon&quot;:2.92083,&quot;hi_es&quot;:&quot;&quot;,&quot;megalith_type&quot;:&quot;menhir&quot;,&quot;wikipedia&quot;:&quot;&quot;,&quot;wikidata&quot;:&quot;&quot;,&quot;source&quot;:&quot;&quot;,&quot;alt_name&quot;:&quot;&quot;}," calcext:value-type="string">
            <text:p>{"name":"Menhir del Quer Afumat II","municipi":"Capmany","lat":42.39083,"lon":2.92083,"hi_es":"","megalith_type":"menhir","wikipedia":"","wikidata":"","source":"","alt_name":""},</text:p>
          </table:table-cell>
        </table:table-row>
        <table:table-row table:style-name="ro2">
          <table:table-cell office:value-type="string" calcext:value-type="string">
            <text:p>Menhir dels Estanys I</text:p>
          </table:table-cell>
          <table:table-cell office:value-type="string" calcext:value-type="string">
            <text:p>La Jonquera</text:p>
          </table:table-cell>
          <table:table-cell office:value-type="string" calcext:value-type="string">
            <text:p>42.394180</text:p>
          </table:table-cell>
          <table:table-cell office:value-type="string" calcext:value-type="string">
            <text:p>2.905900</text:p>
          </table:table-cell>
          <table:table-cell/>
          <table:table-cell office:value-type="string" calcext:value-type="string">
            <text:p>menhir</text:p>
          </table:table-cell>
          <table:table-cell table:number-columns-repeated="4"/>
          <table:table-cell table:style-name="ce24" table:formula="of:=CONCATENATE(&quot;{&quot;;&quot;name:&quot;&quot;&quot;;[.A200];&quot;&quot;&quot;,municipi:&quot;&quot;&quot;;[.B200];&quot;&quot;&quot;,lat:&quot;;[.C200];&quot;,lon:&quot;;[.D200];&quot;,hi_es:&quot;&quot;&quot;;[.E200];&quot;&quot;&quot;,megalith_type:&quot;&quot;&quot;;[.F200];&quot;&quot;&quot;,wikipedia:&quot;&quot;&quot;;[.G200];&quot;&quot;&quot;,wikidata:&quot;&quot;&quot;;[.H200];&quot;&quot;&quot;,source:&quot;&quot;&quot;;[.I200];&quot;&quot;&quot;,alt_name:&quot;&quot;&quot;;[.J200];&quot;&quot;&quot;},&quot;)" office:value-type="string" office:string-value="{name:&quot;Menhir dels Estanys I&quot;,municipi:&quot;La Jonquera&quot;,lat:42.394180,lon:2.905900,hi_es:&quot;&quot;,megalith_type:&quot;menhir&quot;,wikipedia:&quot;&quot;,wikidata:&quot;&quot;,source:&quot;&quot;,alt_name:&quot;&quot;}," calcext:value-type="string">
            <text:p>{name:"Menhir dels Estanys I",municipi:"La Jonquera",lat:42.394180,lon:2.905900,hi_es:"",megalith_type:"menhir",wikipedia:"",wikidata:"",source:"",alt_name:""},</text:p>
          </table:table-cell>
          <table:table-cell table:formula="of:=CONCATENATE(&quot;{&quot;;&quot;&quot;&quot;name&quot;&quot;:&quot;&quot;&quot;;[.A200];&quot;&quot;&quot;,&quot;&quot;municipi&quot;&quot;:&quot;&quot;&quot;;[.B200];&quot;&quot;&quot;,&quot;&quot;lat&quot;&quot;:&quot;;[.C200];&quot;,&quot;&quot;lon&quot;&quot;:&quot;;[.D200];&quot;,&quot;&quot;hi_es&quot;&quot;:&quot;&quot;&quot;;[.E200];&quot;&quot;&quot;,&quot;&quot;megalith_type&quot;&quot;:&quot;&quot;&quot;;[.F200];&quot;&quot;&quot;,&quot;&quot;wikipedia&quot;&quot;:&quot;&quot;&quot;;[.G200];&quot;&quot;&quot;,&quot;&quot;wikidata&quot;&quot;:&quot;&quot;&quot;;[.H200];&quot;&quot;&quot;,&quot;&quot;source&quot;&quot;:&quot;&quot;&quot;;[.I200];&quot;&quot;&quot;,&quot;&quot;alt_name&quot;&quot;:&quot;&quot;&quot;;[.J200];&quot;&quot;&quot;},&quot;)" office:value-type="string" office:string-value="{&quot;name&quot;:&quot;Menhir dels Estanys I&quot;,&quot;municipi&quot;:&quot;La Jonquera&quot;,&quot;lat&quot;:42.394180,&quot;lon&quot;:2.905900,&quot;hi_es&quot;:&quot;&quot;,&quot;megalith_type&quot;:&quot;menhir&quot;,&quot;wikipedia&quot;:&quot;&quot;,&quot;wikidata&quot;:&quot;&quot;,&quot;source&quot;:&quot;&quot;,&quot;alt_name&quot;:&quot;&quot;}," calcext:value-type="string">
            <text:p>{"name":"Menhir dels Estanys I","municipi":"La Jonquera","lat":42.394180,"lon":2.905900,"hi_es":"","megalith_type":"menhir","wikipedia":"","wikidata":"","source":"","alt_name":""},</text:p>
          </table:table-cell>
        </table:table-row>
        <table:table-row table:style-name="ro2">
          <table:table-cell office:value-type="string" calcext:value-type="string">
            <text:p>Menhir dels Estanys II</text:p>
          </table:table-cell>
          <table:table-cell office:value-type="string" calcext:value-type="string">
            <text:p>La Jonquera</text:p>
          </table:table-cell>
          <table:table-cell office:value-type="string" calcext:value-type="string">
            <text:p>42.394050</text:p>
          </table:table-cell>
          <table:table-cell office:value-type="string" calcext:value-type="string">
            <text:p>2.907532</text:p>
          </table:table-cell>
          <table:table-cell/>
          <table:table-cell office:value-type="string" calcext:value-type="string">
            <text:p>menhir</text:p>
          </table:table-cell>
          <table:table-cell table:number-columns-repeated="4"/>
          <table:table-cell table:style-name="ce24" table:formula="of:=CONCATENATE(&quot;{&quot;;&quot;name:&quot;&quot;&quot;;[.A201];&quot;&quot;&quot;,municipi:&quot;&quot;&quot;;[.B201];&quot;&quot;&quot;,lat:&quot;;[.C201];&quot;,lon:&quot;;[.D201];&quot;,hi_es:&quot;&quot;&quot;;[.E201];&quot;&quot;&quot;,megalith_type:&quot;&quot;&quot;;[.F201];&quot;&quot;&quot;,wikipedia:&quot;&quot;&quot;;[.G201];&quot;&quot;&quot;,wikidata:&quot;&quot;&quot;;[.H201];&quot;&quot;&quot;,source:&quot;&quot;&quot;;[.I201];&quot;&quot;&quot;,alt_name:&quot;&quot;&quot;;[.J201];&quot;&quot;&quot;},&quot;)" office:value-type="string" office:string-value="{name:&quot;Menhir dels Estanys II&quot;,municipi:&quot;La Jonquera&quot;,lat:42.394050,lon:2.907532,hi_es:&quot;&quot;,megalith_type:&quot;menhir&quot;,wikipedia:&quot;&quot;,wikidata:&quot;&quot;,source:&quot;&quot;,alt_name:&quot;&quot;}," calcext:value-type="string">
            <text:p>{name:"Menhir dels Estanys II",municipi:"La Jonquera",lat:42.394050,lon:2.907532,hi_es:"",megalith_type:"menhir",wikipedia:"",wikidata:"",source:"",alt_name:""},</text:p>
          </table:table-cell>
          <table:table-cell table:formula="of:=CONCATENATE(&quot;{&quot;;&quot;&quot;&quot;name&quot;&quot;:&quot;&quot;&quot;;[.A201];&quot;&quot;&quot;,&quot;&quot;municipi&quot;&quot;:&quot;&quot;&quot;;[.B201];&quot;&quot;&quot;,&quot;&quot;lat&quot;&quot;:&quot;;[.C201];&quot;,&quot;&quot;lon&quot;&quot;:&quot;;[.D201];&quot;,&quot;&quot;hi_es&quot;&quot;:&quot;&quot;&quot;;[.E201];&quot;&quot;&quot;,&quot;&quot;megalith_type&quot;&quot;:&quot;&quot;&quot;;[.F201];&quot;&quot;&quot;,&quot;&quot;wikipedia&quot;&quot;:&quot;&quot;&quot;;[.G201];&quot;&quot;&quot;,&quot;&quot;wikidata&quot;&quot;:&quot;&quot;&quot;;[.H201];&quot;&quot;&quot;,&quot;&quot;source&quot;&quot;:&quot;&quot;&quot;;[.I201];&quot;&quot;&quot;,&quot;&quot;alt_name&quot;&quot;:&quot;&quot;&quot;;[.J201];&quot;&quot;&quot;},&quot;)" office:value-type="string" office:string-value="{&quot;name&quot;:&quot;Menhir dels Estanys II&quot;,&quot;municipi&quot;:&quot;La Jonquera&quot;,&quot;lat&quot;:42.394050,&quot;lon&quot;:2.907532,&quot;hi_es&quot;:&quot;&quot;,&quot;megalith_type&quot;:&quot;menhir&quot;,&quot;wikipedia&quot;:&quot;&quot;,&quot;wikidata&quot;:&quot;&quot;,&quot;source&quot;:&quot;&quot;,&quot;alt_name&quot;:&quot;&quot;}," calcext:value-type="string">
            <text:p>{"name":"Menhir dels Estanys II","municipi":"La Jonquera","lat":42.394050,"lon":2.907532,"hi_es":"","megalith_type":"menhir","wikipedia":"","wikidata":"","source":"","alt_name":""},</text:p>
          </table:table-cell>
        </table:table-row>
        <table:table-row table:style-name="ro2">
          <table:table-cell office:value-type="string" calcext:value-type="string">
            <text:p>Menhir dels Palaus</text:p>
          </table:table-cell>
          <table:table-cell office:value-type="string" calcext:value-type="string">
            <text:p>Agullana</text:p>
          </table:table-cell>
          <table:table-cell office:value-type="string" calcext:value-type="string">
            <text:p>42.40139</text:p>
          </table:table-cell>
          <table:table-cell office:value-type="string" calcext:value-type="string">
            <text:p>2.87361</text:p>
          </table:table-cell>
          <table:table-cell/>
          <table:table-cell office:value-type="string" calcext:value-type="string">
            <text:p>menhir</text:p>
          </table:table-cell>
          <table:table-cell office:value-type="string" calcext:value-type="string">
            <text:p>ca:Menhir dels Palaus</text:p>
          </table:table-cell>
          <table:table-cell office:value-type="string" calcext:value-type="string">
            <text:p>Q46917885</text:p>
          </table:table-cell>
          <table:table-cell table:number-columns-repeated="2"/>
          <table:table-cell table:style-name="ce24" table:formula="of:=CONCATENATE(&quot;{&quot;;&quot;name:&quot;&quot;&quot;;[.A202];&quot;&quot;&quot;,municipi:&quot;&quot;&quot;;[.B202];&quot;&quot;&quot;,lat:&quot;;[.C202];&quot;,lon:&quot;;[.D202];&quot;,hi_es:&quot;&quot;&quot;;[.E202];&quot;&quot;&quot;,megalith_type:&quot;&quot;&quot;;[.F202];&quot;&quot;&quot;,wikipedia:&quot;&quot;&quot;;[.G202];&quot;&quot;&quot;,wikidata:&quot;&quot;&quot;;[.H202];&quot;&quot;&quot;,source:&quot;&quot;&quot;;[.I202];&quot;&quot;&quot;,alt_name:&quot;&quot;&quot;;[.J202];&quot;&quot;&quot;},&quot;)" office:value-type="string" office:string-value="{name:&quot;Menhir dels Palaus&quot;,municipi:&quot;Agullana&quot;,lat:42.40139,lon:2.87361,hi_es:&quot;&quot;,megalith_type:&quot;menhir&quot;,wikipedia:&quot;ca:Menhir dels Palaus&quot;,wikidata:&quot;Q46917885&quot;,source:&quot;&quot;,alt_name:&quot;&quot;}," calcext:value-type="string">
            <text:p>{name:"Menhir dels Palaus",municipi:"Agullana",lat:42.40139,lon:2.87361,hi_es:"",megalith_type:"menhir",wikipedia:"ca:Menhir dels Palaus",wikidata:"Q46917885",source:"",alt_name:""},</text:p>
          </table:table-cell>
          <table:table-cell table:formula="of:=CONCATENATE(&quot;{&quot;;&quot;&quot;&quot;name&quot;&quot;:&quot;&quot;&quot;;[.A202];&quot;&quot;&quot;,&quot;&quot;municipi&quot;&quot;:&quot;&quot;&quot;;[.B202];&quot;&quot;&quot;,&quot;&quot;lat&quot;&quot;:&quot;;[.C202];&quot;,&quot;&quot;lon&quot;&quot;:&quot;;[.D202];&quot;,&quot;&quot;hi_es&quot;&quot;:&quot;&quot;&quot;;[.E202];&quot;&quot;&quot;,&quot;&quot;megalith_type&quot;&quot;:&quot;&quot;&quot;;[.F202];&quot;&quot;&quot;,&quot;&quot;wikipedia&quot;&quot;:&quot;&quot;&quot;;[.G202];&quot;&quot;&quot;,&quot;&quot;wikidata&quot;&quot;:&quot;&quot;&quot;;[.H202];&quot;&quot;&quot;,&quot;&quot;source&quot;&quot;:&quot;&quot;&quot;;[.I202];&quot;&quot;&quot;,&quot;&quot;alt_name&quot;&quot;:&quot;&quot;&quot;;[.J202];&quot;&quot;&quot;},&quot;)" office:value-type="string" office:string-value="{&quot;name&quot;:&quot;Menhir dels Palaus&quot;,&quot;municipi&quot;:&quot;Agullana&quot;,&quot;lat&quot;:42.40139,&quot;lon&quot;:2.87361,&quot;hi_es&quot;:&quot;&quot;,&quot;megalith_type&quot;:&quot;menhir&quot;,&quot;wikipedia&quot;:&quot;ca:Menhir dels Palaus&quot;,&quot;wikidata&quot;:&quot;Q46917885&quot;,&quot;source&quot;:&quot;&quot;,&quot;alt_name&quot;:&quot;&quot;}," calcext:value-type="string">
            <text:p>{"name":"Menhir dels Palaus","municipi":"Agullana","lat":42.40139,"lon":2.87361,"hi_es":"","megalith_type":"menhir","wikipedia":"ca:Menhir dels Palaus","wikidata":"Q46917885","source":"","alt_name":""},</text:p>
          </table:table-cell>
        </table:table-row>
        <table:table-row table:style-name="ro2">
          <table:table-cell office:value-type="string" calcext:value-type="string">
            <text:p>Menhir ou Pedra Dreta</text:p>
          </table:table-cell>
          <table:table-cell office:value-type="string" calcext:value-type="string">
            <text:p>Maçanet de Cabrenys</text:p>
          </table:table-cell>
          <table:table-cell office:value-type="string" calcext:value-type="string">
            <text:p>42.382263</text:p>
          </table:table-cell>
          <table:table-cell office:value-type="string" calcext:value-type="string">
            <text:p>2.741088</text:p>
          </table:table-cell>
          <table:table-cell/>
          <table:table-cell office:value-type="string" calcext:value-type="string">
            <text:p>menhir</text:p>
          </table:table-cell>
          <table:table-cell table:number-columns-repeated="2"/>
          <table:table-cell office:value-type="string" calcext:value-type="string">
            <text:p>http://dolmensmenhirs.blogspot.com/2014/03/menhir-de-la-pedra-dreta-alt-emporda.html</text:p>
          </table:table-cell>
          <table:table-cell office:value-type="string" calcext:value-type="string">
            <text:p>Roc d'en Rotllan</text:p>
          </table:table-cell>
          <table:table-cell table:style-name="ce24" table:formula="of:=CONCATENATE(&quot;{&quot;;&quot;name:&quot;&quot;&quot;;[.A203];&quot;&quot;&quot;,municipi:&quot;&quot;&quot;;[.B203];&quot;&quot;&quot;,lat:&quot;;[.C203];&quot;,lon:&quot;;[.D203];&quot;,hi_es:&quot;&quot;&quot;;[.E203];&quot;&quot;&quot;,megalith_type:&quot;&quot;&quot;;[.F203];&quot;&quot;&quot;,wikipedia:&quot;&quot;&quot;;[.G203];&quot;&quot;&quot;,wikidata:&quot;&quot;&quot;;[.H203];&quot;&quot;&quot;,source:&quot;&quot;&quot;;[.I203];&quot;&quot;&quot;,alt_name:&quot;&quot;&quot;;[.J203];&quot;&quot;&quot;},&quot;)" office:value-type="string" office:string-value="{name:&quot;Menhir ou Pedra Dreta&quot;,municipi:&quot;Maçanet de Cabrenys&quot;,lat:42.382263,lon:2.741088,hi_es:&quot;&quot;,megalith_type:&quot;menhir&quot;,wikipedia:&quot;&quot;,wikidata:&quot;&quot;,source:&quot;http://dolmensmenhirs.blogspot.com/2014/03/menhir-de-la-pedra-dreta-alt-emporda.html&quot;,alt_name:&quot;Roc d'en Rotllan&quot;}," calcext:value-type="string">
            <text:p>{name:"Menhir ou Pedra Dreta",municipi:"Maçanet de Cabrenys",lat:42.382263,lon:2.741088,hi_es:"",megalith_type:"menhir",wikipedia:"",wikidata:"",source:"http://dolmensmenhirs.blogspot.com/2014/03/menhir-de-la-pedra-dreta-alt-emporda.html",alt_name:"Roc d'en Rotllan"},</text:p>
          </table:table-cell>
          <table:table-cell table:formula="of:=CONCATENATE(&quot;{&quot;;&quot;&quot;&quot;name&quot;&quot;:&quot;&quot;&quot;;[.A203];&quot;&quot;&quot;,&quot;&quot;municipi&quot;&quot;:&quot;&quot;&quot;;[.B203];&quot;&quot;&quot;,&quot;&quot;lat&quot;&quot;:&quot;;[.C203];&quot;,&quot;&quot;lon&quot;&quot;:&quot;;[.D203];&quot;,&quot;&quot;hi_es&quot;&quot;:&quot;&quot;&quot;;[.E203];&quot;&quot;&quot;,&quot;&quot;megalith_type&quot;&quot;:&quot;&quot;&quot;;[.F203];&quot;&quot;&quot;,&quot;&quot;wikipedia&quot;&quot;:&quot;&quot;&quot;;[.G203];&quot;&quot;&quot;,&quot;&quot;wikidata&quot;&quot;:&quot;&quot;&quot;;[.H203];&quot;&quot;&quot;,&quot;&quot;source&quot;&quot;:&quot;&quot;&quot;;[.I203];&quot;&quot;&quot;,&quot;&quot;alt_name&quot;&quot;:&quot;&quot;&quot;;[.J203];&quot;&quot;&quot;},&quot;)" office:value-type="string" office:string-value="{&quot;name&quot;:&quot;Menhir ou Pedra Dreta&quot;,&quot;municipi&quot;:&quot;Maçanet de Cabrenys&quot;,&quot;lat&quot;:42.382263,&quot;lon&quot;:2.741088,&quot;hi_es&quot;:&quot;&quot;,&quot;megalith_type&quot;:&quot;menhir&quot;,&quot;wikipedia&quot;:&quot;&quot;,&quot;wikidata&quot;:&quot;&quot;,&quot;source&quot;:&quot;http://dolmensmenhirs.blogspot.com/2014/03/menhir-de-la-pedra-dreta-alt-emporda.html&quot;,&quot;alt_name&quot;:&quot;Roc d'en Rotllan&quot;}," calcext:value-type="string">
            <text:p>{"name":"Menhir ou Pedra Dreta","municipi":"Maçanet de Cabrenys","lat":42.382263,"lon":2.741088,"hi_es":"","megalith_type":"menhir","wikipedia":"","wikidata":"","source":"http://dolmensmenhirs.blogspot.com/2014/03/menhir-de-la-pedra-dreta-alt-emporda.html","alt_name":"Roc d'en Rotllan"},</text:p>
          </table:table-cell>
        </table:table-row>
        <table:table-row table:style-name="ro2">
          <table:table-cell table:style-name="ce13" office:value-type="string" calcext:value-type="string">
            <text:p>Menhir Roc del Frare</text:p>
          </table:table-cell>
          <table:table-cell office:value-type="string" calcext:value-type="string">
            <text:p>Agullana</text:p>
          </table:table-cell>
          <table:table-cell office:value-type="string" calcext:value-type="string">
            <text:p>42.380971</text:p>
          </table:table-cell>
          <table:table-cell office:value-type="string" calcext:value-type="string">
            <text:p>2.845497</text:p>
          </table:table-cell>
          <table:table-cell/>
          <table:table-cell office:value-type="string" calcext:value-type="string">
            <text:p>menhir</text:p>
          </table:table-cell>
          <table:table-cell table:number-columns-repeated="2"/>
          <table:table-cell office:value-type="string" calcext:value-type="string">
            <text:p>http://dolmensmenhirs.blogspot.com/2014/05/pedra-dreta-dagullana-o-roc-del-frare.html</text:p>
          </table:table-cell>
          <table:table-cell office:value-type="string" calcext:value-type="string">
            <text:p>Pedra dreta d'Agullana</text:p>
          </table:table-cell>
          <table:table-cell table:style-name="ce24" table:formula="of:=CONCATENATE(&quot;{&quot;;&quot;name:&quot;&quot;&quot;;[.A204];&quot;&quot;&quot;,municipi:&quot;&quot;&quot;;[.B204];&quot;&quot;&quot;,lat:&quot;;[.C204];&quot;,lon:&quot;;[.D204];&quot;,hi_es:&quot;&quot;&quot;;[.E204];&quot;&quot;&quot;,megalith_type:&quot;&quot;&quot;;[.F204];&quot;&quot;&quot;,wikipedia:&quot;&quot;&quot;;[.G204];&quot;&quot;&quot;,wikidata:&quot;&quot;&quot;;[.H204];&quot;&quot;&quot;,source:&quot;&quot;&quot;;[.I204];&quot;&quot;&quot;,alt_name:&quot;&quot;&quot;;[.J204];&quot;&quot;&quot;},&quot;)" office:value-type="string" office:string-value="{name:&quot;Menhir Roc del Frare&quot;,municipi:&quot;Agullana&quot;,lat:42.380971,lon:2.845497,hi_es:&quot;&quot;,megalith_type:&quot;menhir&quot;,wikipedia:&quot;&quot;,wikidata:&quot;&quot;,source:&quot;http://dolmensmenhirs.blogspot.com/2014/05/pedra-dreta-dagullana-o-roc-del-frare.html&quot;,alt_name:&quot;Pedra dreta d'Agullana&quot;}," calcext:value-type="string">
            <text:p>{name:"Menhir Roc del Frare",municipi:"Agullana",lat:42.380971,lon:2.845497,hi_es:"",megalith_type:"menhir",wikipedia:"",wikidata:"",source:"http://dolmensmenhirs.blogspot.com/2014/05/pedra-dreta-dagullana-o-roc-del-frare.html",alt_name:"Pedra dreta d'Agullana"},</text:p>
          </table:table-cell>
          <table:table-cell table:formula="of:=CONCATENATE(&quot;{&quot;;&quot;&quot;&quot;name&quot;&quot;:&quot;&quot;&quot;;[.A204];&quot;&quot;&quot;,&quot;&quot;municipi&quot;&quot;:&quot;&quot;&quot;;[.B204];&quot;&quot;&quot;,&quot;&quot;lat&quot;&quot;:&quot;;[.C204];&quot;,&quot;&quot;lon&quot;&quot;:&quot;;[.D204];&quot;,&quot;&quot;hi_es&quot;&quot;:&quot;&quot;&quot;;[.E204];&quot;&quot;&quot;,&quot;&quot;megalith_type&quot;&quot;:&quot;&quot;&quot;;[.F204];&quot;&quot;&quot;,&quot;&quot;wikipedia&quot;&quot;:&quot;&quot;&quot;;[.G204];&quot;&quot;&quot;,&quot;&quot;wikidata&quot;&quot;:&quot;&quot;&quot;;[.H204];&quot;&quot;&quot;,&quot;&quot;source&quot;&quot;:&quot;&quot;&quot;;[.I204];&quot;&quot;&quot;,&quot;&quot;alt_name&quot;&quot;:&quot;&quot;&quot;;[.J204];&quot;&quot;&quot;},&quot;)" office:value-type="string" office:string-value="{&quot;name&quot;:&quot;Menhir Roc del Frare&quot;,&quot;municipi&quot;:&quot;Agullana&quot;,&quot;lat&quot;:42.380971,&quot;lon&quot;:2.845497,&quot;hi_es&quot;:&quot;&quot;,&quot;megalith_type&quot;:&quot;menhir&quot;,&quot;wikipedia&quot;:&quot;&quot;,&quot;wikidata&quot;:&quot;&quot;,&quot;source&quot;:&quot;http://dolmensmenhirs.blogspot.com/2014/05/pedra-dreta-dagullana-o-roc-del-frare.html&quot;,&quot;alt_name&quot;:&quot;Pedra dreta d'Agullana&quot;}," calcext:value-type="string">
            <text:p>{"name":"Menhir Roc del Frare","municipi":"Agullana","lat":42.380971,"lon":2.845497,"hi_es":"","megalith_type":"menhir","wikipedia":"","wikidata":"","source":"http://dolmensmenhirs.blogspot.com/2014/05/pedra-dreta-dagullana-o-roc-del-frare.html","alt_name":"Pedra dreta d'Agullana"},</text:p>
          </table:table-cell>
        </table:table-row>
        <table:table-row table:style-name="ro2">
          <table:table-cell office:value-type="string" calcext:value-type="string">
            <text:p>Necròpolis de Ceuró</text:p>
          </table:table-cell>
          <table:table-cell office:value-type="string" calcext:value-type="string">
            <text:p>Castellar de la Ribera</text:p>
          </table:table-cell>
          <table:table-cell office:value-type="string" calcext:value-type="string">
            <text:p>42.01528</text:p>
          </table:table-cell>
          <table:table-cell office:value-type="string" calcext:value-type="string">
            <text:p>1.38194</text:p>
          </table:table-cell>
          <table:table-cell/>
          <table:table-cell office:value-type="string" calcext:value-type="string">
            <text:p>cist</text:p>
          </table:table-cell>
          <table:table-cell office:value-type="string" calcext:value-type="string">
            <text:p>ca:Necròpolis de Ceuró</text:p>
          </table:table-cell>
          <table:table-cell office:value-type="string" calcext:value-type="string">
            <text:p>Q11938506</text:p>
          </table:table-cell>
          <table:table-cell table:number-columns-repeated="2"/>
          <table:table-cell table:style-name="ce24" table:formula="of:=CONCATENATE(&quot;{&quot;;&quot;name:&quot;&quot;&quot;;[.A205];&quot;&quot;&quot;,municipi:&quot;&quot;&quot;;[.B205];&quot;&quot;&quot;,lat:&quot;;[.C205];&quot;,lon:&quot;;[.D205];&quot;,hi_es:&quot;&quot;&quot;;[.E205];&quot;&quot;&quot;,megalith_type:&quot;&quot;&quot;;[.F205];&quot;&quot;&quot;,wikipedia:&quot;&quot;&quot;;[.G205];&quot;&quot;&quot;,wikidata:&quot;&quot;&quot;;[.H205];&quot;&quot;&quot;,source:&quot;&quot;&quot;;[.I205];&quot;&quot;&quot;,alt_name:&quot;&quot;&quot;;[.J205];&quot;&quot;&quot;},&quot;)" office:value-type="string" office:string-value="{name:&quot;Necròpolis de Ceuró&quot;,municipi:&quot;Castellar de la Ribera&quot;,lat:42.01528,lon:1.38194,hi_es:&quot;&quot;,megalith_type:&quot;cist&quot;,wikipedia:&quot;ca:Necròpolis de Ceuró&quot;,wikidata:&quot;Q11938506&quot;,source:&quot;&quot;,alt_name:&quot;&quot;}," calcext:value-type="string">
            <text:p>{name:"Necròpolis de Ceuró",municipi:"Castellar de la Ribera",lat:42.01528,lon:1.38194,hi_es:"",megalith_type:"cist",wikipedia:"ca:Necròpolis de Ceuró",wikidata:"Q11938506",source:"",alt_name:""},</text:p>
          </table:table-cell>
          <table:table-cell table:formula="of:=CONCATENATE(&quot;{&quot;;&quot;&quot;&quot;name&quot;&quot;:&quot;&quot;&quot;;[.A205];&quot;&quot;&quot;,&quot;&quot;municipi&quot;&quot;:&quot;&quot;&quot;;[.B205];&quot;&quot;&quot;,&quot;&quot;lat&quot;&quot;:&quot;;[.C205];&quot;,&quot;&quot;lon&quot;&quot;:&quot;;[.D205];&quot;,&quot;&quot;hi_es&quot;&quot;:&quot;&quot;&quot;;[.E205];&quot;&quot;&quot;,&quot;&quot;megalith_type&quot;&quot;:&quot;&quot;&quot;;[.F205];&quot;&quot;&quot;,&quot;&quot;wikipedia&quot;&quot;:&quot;&quot;&quot;;[.G205];&quot;&quot;&quot;,&quot;&quot;wikidata&quot;&quot;:&quot;&quot;&quot;;[.H205];&quot;&quot;&quot;,&quot;&quot;source&quot;&quot;:&quot;&quot;&quot;;[.I205];&quot;&quot;&quot;,&quot;&quot;alt_name&quot;&quot;:&quot;&quot;&quot;;[.J205];&quot;&quot;&quot;},&quot;)" office:value-type="string" office:string-value="{&quot;name&quot;:&quot;Necròpolis de Ceuró&quot;,&quot;municipi&quot;:&quot;Castellar de la Ribera&quot;,&quot;lat&quot;:42.01528,&quot;lon&quot;:1.38194,&quot;hi_es&quot;:&quot;&quot;,&quot;megalith_type&quot;:&quot;cist&quot;,&quot;wikipedia&quot;:&quot;ca:Necròpolis de Ceuró&quot;,&quot;wikidata&quot;:&quot;Q11938506&quot;,&quot;source&quot;:&quot;&quot;,&quot;alt_name&quot;:&quot;&quot;}," calcext:value-type="string">
            <text:p>{"name":"Necròpolis de Ceuró","municipi":"Castellar de la Ribera","lat":42.01528,"lon":1.38194,"hi_es":"","megalith_type":"cist","wikipedia":"ca:Necròpolis de Ceuró","wikidata":"Q11938506","source":"","alt_name":""},</text:p>
          </table:table-cell>
        </table:table-row>
        <table:table-row table:style-name="ro2">
          <table:table-cell office:value-type="string" calcext:value-type="string">
            <text:p>Paradolmen d'en Garcia</text:p>
          </table:table-cell>
          <table:table-cell office:value-type="string" calcext:value-type="string">
            <text:p>Tossa de Mar</text:p>
          </table:table-cell>
          <table:table-cell office:value-type="string" calcext:value-type="string">
            <text:p>41.75194</text:p>
          </table:table-cell>
          <table:table-cell office:value-type="string" calcext:value-type="string">
            <text:p>2.92833</text:p>
          </table:table-cell>
          <table:table-cell/>
          <table:table-cell office:value-type="string" calcext:value-type="string">
            <text:p>dolmen</text:p>
          </table:table-cell>
          <table:table-cell office:value-type="string" calcext:value-type="string">
            <text:p>ca:Paradolmen d'en Garcia</text:p>
          </table:table-cell>
          <table:table-cell table:number-columns-repeated="3"/>
          <table:table-cell table:style-name="ce24" table:formula="of:=CONCATENATE(&quot;{&quot;;&quot;name:&quot;&quot;&quot;;[.A206];&quot;&quot;&quot;,municipi:&quot;&quot;&quot;;[.B206];&quot;&quot;&quot;,lat:&quot;;[.C206];&quot;,lon:&quot;;[.D206];&quot;,hi_es:&quot;&quot;&quot;;[.E206];&quot;&quot;&quot;,megalith_type:&quot;&quot;&quot;;[.F206];&quot;&quot;&quot;,wikipedia:&quot;&quot;&quot;;[.G206];&quot;&quot;&quot;,wikidata:&quot;&quot;&quot;;[.H206];&quot;&quot;&quot;,source:&quot;&quot;&quot;;[.I206];&quot;&quot;&quot;,alt_name:&quot;&quot;&quot;;[.J206];&quot;&quot;&quot;},&quot;)" office:value-type="string" office:string-value="{name:&quot;Paradolmen d'en Garcia&quot;,municipi:&quot;Tossa de Mar&quot;,lat:41.75194,lon:2.92833,hi_es:&quot;&quot;,megalith_type:&quot;dolmen&quot;,wikipedia:&quot;ca:Paradolmen d'en Garcia&quot;,wikidata:&quot;&quot;,source:&quot;&quot;,alt_name:&quot;&quot;}," calcext:value-type="string">
            <text:p>{name:"Paradolmen d'en Garcia",municipi:"Tossa de Mar",lat:41.75194,lon:2.92833,hi_es:"",megalith_type:"dolmen",wikipedia:"ca:Paradolmen d'en Garcia",wikidata:"",source:"",alt_name:""},</text:p>
          </table:table-cell>
          <table:table-cell table:formula="of:=CONCATENATE(&quot;{&quot;;&quot;&quot;&quot;name&quot;&quot;:&quot;&quot;&quot;;[.A206];&quot;&quot;&quot;,&quot;&quot;municipi&quot;&quot;:&quot;&quot;&quot;;[.B206];&quot;&quot;&quot;,&quot;&quot;lat&quot;&quot;:&quot;;[.C206];&quot;,&quot;&quot;lon&quot;&quot;:&quot;;[.D206];&quot;,&quot;&quot;hi_es&quot;&quot;:&quot;&quot;&quot;;[.E206];&quot;&quot;&quot;,&quot;&quot;megalith_type&quot;&quot;:&quot;&quot;&quot;;[.F206];&quot;&quot;&quot;,&quot;&quot;wikipedia&quot;&quot;:&quot;&quot;&quot;;[.G206];&quot;&quot;&quot;,&quot;&quot;wikidata&quot;&quot;:&quot;&quot;&quot;;[.H206];&quot;&quot;&quot;,&quot;&quot;source&quot;&quot;:&quot;&quot;&quot;;[.I206];&quot;&quot;&quot;,&quot;&quot;alt_name&quot;&quot;:&quot;&quot;&quot;;[.J206];&quot;&quot;&quot;},&quot;)" office:value-type="string" office:string-value="{&quot;name&quot;:&quot;Paradolmen d'en Garcia&quot;,&quot;municipi&quot;:&quot;Tossa de Mar&quot;,&quot;lat&quot;:41.75194,&quot;lon&quot;:2.92833,&quot;hi_es&quot;:&quot;&quot;,&quot;megalith_type&quot;:&quot;dolmen&quot;,&quot;wikipedia&quot;:&quot;ca:Paradolmen d'en Garcia&quot;,&quot;wikidata&quot;:&quot;&quot;,&quot;source&quot;:&quot;&quot;,&quot;alt_name&quot;:&quot;&quot;}," calcext:value-type="string">
            <text:p>{"name":"Paradolmen d'en Garcia","municipi":"Tossa de Mar","lat":41.75194,"lon":2.92833,"hi_es":"","megalith_type":"dolmen","wikipedia":"ca:Paradolmen d'en Garcia","wikidata":"","source":"","alt_name":""},</text:p>
          </table:table-cell>
        </table:table-row>
        <table:table-row table:style-name="ro2">
          <table:table-cell office:value-type="string" calcext:value-type="string">
            <text:p>Paradolmen de Ses Rates</text:p>
          </table:table-cell>
          <table:table-cell office:value-type="string" calcext:value-type="string">
            <text:p>Tossa de Mar</text:p>
          </table:table-cell>
          <table:table-cell office:value-type="string" calcext:value-type="string">
            <text:p>41.7508</text:p>
          </table:table-cell>
          <table:table-cell office:value-type="string" calcext:value-type="string">
            <text:p>2.91983</text:p>
          </table:table-cell>
          <table:table-cell/>
          <table:table-cell office:value-type="string" calcext:value-type="string">
            <text:p>dolmen</text:p>
          </table:table-cell>
          <table:table-cell office:value-type="string" calcext:value-type="string">
            <text:p>ca:Paradolmen de Ses Rates</text:p>
          </table:table-cell>
          <table:table-cell table:number-columns-repeated="3"/>
          <table:table-cell table:style-name="ce24" table:formula="of:=CONCATENATE(&quot;{&quot;;&quot;name:&quot;&quot;&quot;;[.A207];&quot;&quot;&quot;,municipi:&quot;&quot;&quot;;[.B207];&quot;&quot;&quot;,lat:&quot;;[.C207];&quot;,lon:&quot;;[.D207];&quot;,hi_es:&quot;&quot;&quot;;[.E207];&quot;&quot;&quot;,megalith_type:&quot;&quot;&quot;;[.F207];&quot;&quot;&quot;,wikipedia:&quot;&quot;&quot;;[.G207];&quot;&quot;&quot;,wikidata:&quot;&quot;&quot;;[.H207];&quot;&quot;&quot;,source:&quot;&quot;&quot;;[.I207];&quot;&quot;&quot;,alt_name:&quot;&quot;&quot;;[.J207];&quot;&quot;&quot;},&quot;)" office:value-type="string" office:string-value="{name:&quot;Paradolmen de Ses Rates&quot;,municipi:&quot;Tossa de Mar&quot;,lat:41.7508,lon:2.91983,hi_es:&quot;&quot;,megalith_type:&quot;dolmen&quot;,wikipedia:&quot;ca:Paradolmen de Ses Rates&quot;,wikidata:&quot;&quot;,source:&quot;&quot;,alt_name:&quot;&quot;}," calcext:value-type="string">
            <text:p>{name:"Paradolmen de Ses Rates",municipi:"Tossa de Mar",lat:41.7508,lon:2.91983,hi_es:"",megalith_type:"dolmen",wikipedia:"ca:Paradolmen de Ses Rates",wikidata:"",source:"",alt_name:""},</text:p>
          </table:table-cell>
          <table:table-cell table:formula="of:=CONCATENATE(&quot;{&quot;;&quot;&quot;&quot;name&quot;&quot;:&quot;&quot;&quot;;[.A207];&quot;&quot;&quot;,&quot;&quot;municipi&quot;&quot;:&quot;&quot;&quot;;[.B207];&quot;&quot;&quot;,&quot;&quot;lat&quot;&quot;:&quot;;[.C207];&quot;,&quot;&quot;lon&quot;&quot;:&quot;;[.D207];&quot;,&quot;&quot;hi_es&quot;&quot;:&quot;&quot;&quot;;[.E207];&quot;&quot;&quot;,&quot;&quot;megalith_type&quot;&quot;:&quot;&quot;&quot;;[.F207];&quot;&quot;&quot;,&quot;&quot;wikipedia&quot;&quot;:&quot;&quot;&quot;;[.G207];&quot;&quot;&quot;,&quot;&quot;wikidata&quot;&quot;:&quot;&quot;&quot;;[.H207];&quot;&quot;&quot;,&quot;&quot;source&quot;&quot;:&quot;&quot;&quot;;[.I207];&quot;&quot;&quot;,&quot;&quot;alt_name&quot;&quot;:&quot;&quot;&quot;;[.J207];&quot;&quot;&quot;},&quot;)" office:value-type="string" office:string-value="{&quot;name&quot;:&quot;Paradolmen de Ses Rates&quot;,&quot;municipi&quot;:&quot;Tossa de Mar&quot;,&quot;lat&quot;:41.7508,&quot;lon&quot;:2.91983,&quot;hi_es&quot;:&quot;&quot;,&quot;megalith_type&quot;:&quot;dolmen&quot;,&quot;wikipedia&quot;:&quot;ca:Paradolmen de Ses Rates&quot;,&quot;wikidata&quot;:&quot;&quot;,&quot;source&quot;:&quot;&quot;,&quot;alt_name&quot;:&quot;&quot;}," calcext:value-type="string">
            <text:p>{"name":"Paradolmen de Ses Rates","municipi":"Tossa de Mar","lat":41.7508,"lon":2.91983,"hi_es":"","megalith_type":"dolmen","wikipedia":"ca:Paradolmen de Ses Rates","wikidata":"","source":"","alt_name":""},</text:p>
          </table:table-cell>
        </table:table-row>
        <table:table-row table:style-name="ro2">
          <table:table-cell office:value-type="string" calcext:value-type="string">
            <text:p>Pedra de les Creus</text:p>
          </table:table-cell>
          <table:table-cell office:value-type="string" calcext:value-type="string">
            <text:p>La Roca del Vallès</text:p>
          </table:table-cell>
          <table:table-cell office:value-type="string" calcext:value-type="string">
            <text:p>41.56778</text:p>
          </table:table-cell>
          <table:table-cell office:value-type="string" calcext:value-type="string">
            <text:p>2.32333</text:p>
          </table:table-cell>
          <table:table-cell/>
          <table:table-cell office:value-type="string" calcext:value-type="string">
            <text:p>stone</text:p>
          </table:table-cell>
          <table:table-cell office:value-type="string" calcext:value-type="string">
            <text:p>ca:Pedra de les Creus</text:p>
          </table:table-cell>
          <table:table-cell office:value-type="string" calcext:value-type="string">
            <text:p>Q21478907</text:p>
          </table:table-cell>
          <table:table-cell table:number-columns-repeated="2"/>
          <table:table-cell table:style-name="ce24" table:formula="of:=CONCATENATE(&quot;{&quot;;&quot;name:&quot;&quot;&quot;;[.A208];&quot;&quot;&quot;,municipi:&quot;&quot;&quot;;[.B208];&quot;&quot;&quot;,lat:&quot;;[.C208];&quot;,lon:&quot;;[.D208];&quot;,hi_es:&quot;&quot;&quot;;[.E208];&quot;&quot;&quot;,megalith_type:&quot;&quot;&quot;;[.F208];&quot;&quot;&quot;,wikipedia:&quot;&quot;&quot;;[.G208];&quot;&quot;&quot;,wikidata:&quot;&quot;&quot;;[.H208];&quot;&quot;&quot;,source:&quot;&quot;&quot;;[.I208];&quot;&quot;&quot;,alt_name:&quot;&quot;&quot;;[.J208];&quot;&quot;&quot;},&quot;)" office:value-type="string" office:string-value="{name:&quot;Pedra de les Creus&quot;,municipi:&quot;La Roca del Vallès&quot;,lat:41.56778,lon:2.32333,hi_es:&quot;&quot;,megalith_type:&quot;stone&quot;,wikipedia:&quot;ca:Pedra de les Creus&quot;,wikidata:&quot;Q21478907&quot;,source:&quot;&quot;,alt_name:&quot;&quot;}," calcext:value-type="string">
            <text:p>{name:"Pedra de les Creus",municipi:"La Roca del Vallès",lat:41.56778,lon:2.32333,hi_es:"",megalith_type:"stone",wikipedia:"ca:Pedra de les Creus",wikidata:"Q21478907",source:"",alt_name:""},</text:p>
          </table:table-cell>
          <table:table-cell table:formula="of:=CONCATENATE(&quot;{&quot;;&quot;&quot;&quot;name&quot;&quot;:&quot;&quot;&quot;;[.A208];&quot;&quot;&quot;,&quot;&quot;municipi&quot;&quot;:&quot;&quot;&quot;;[.B208];&quot;&quot;&quot;,&quot;&quot;lat&quot;&quot;:&quot;;[.C208];&quot;,&quot;&quot;lon&quot;&quot;:&quot;;[.D208];&quot;,&quot;&quot;hi_es&quot;&quot;:&quot;&quot;&quot;;[.E208];&quot;&quot;&quot;,&quot;&quot;megalith_type&quot;&quot;:&quot;&quot;&quot;;[.F208];&quot;&quot;&quot;,&quot;&quot;wikipedia&quot;&quot;:&quot;&quot;&quot;;[.G208];&quot;&quot;&quot;,&quot;&quot;wikidata&quot;&quot;:&quot;&quot;&quot;;[.H208];&quot;&quot;&quot;,&quot;&quot;source&quot;&quot;:&quot;&quot;&quot;;[.I208];&quot;&quot;&quot;,&quot;&quot;alt_name&quot;&quot;:&quot;&quot;&quot;;[.J208];&quot;&quot;&quot;},&quot;)" office:value-type="string" office:string-value="{&quot;name&quot;:&quot;Pedra de les Creus&quot;,&quot;municipi&quot;:&quot;La Roca del Vallès&quot;,&quot;lat&quot;:41.56778,&quot;lon&quot;:2.32333,&quot;hi_es&quot;:&quot;&quot;,&quot;megalith_type&quot;:&quot;stone&quot;,&quot;wikipedia&quot;:&quot;ca:Pedra de les Creus&quot;,&quot;wikidata&quot;:&quot;Q21478907&quot;,&quot;source&quot;:&quot;&quot;,&quot;alt_name&quot;:&quot;&quot;}," calcext:value-type="string">
            <text:p>{"name":"Pedra de les Creus","municipi":"La Roca del Vallès","lat":41.56778,"lon":2.32333,"hi_es":"","megalith_type":"stone","wikipedia":"ca:Pedra de les Creus","wikidata":"Q21478907","source":"","alt_name":""},</text:p>
          </table:table-cell>
        </table:table-row>
        <table:table-row table:style-name="ro2">
          <table:table-cell office:value-type="string" calcext:value-type="string">
            <text:p>Pedra de les Olles</text:p>
          </table:table-cell>
          <table:table-cell office:value-type="string" calcext:value-type="string">
            <text:p>Sant Iscle de Vallalta</text:p>
          </table:table-cell>
          <table:table-cell office:value-type="string" calcext:value-type="string">
            <text:p>41.64960</text:p>
          </table:table-cell>
          <table:table-cell table:style-name="ce22" office:value-type="string" calcext:value-type="string">
            <text:p><text:span text:style-name="T2">2.54447</text:span></text:p>
          </table:table-cell>
          <table:table-cell/>
          <table:table-cell office:value-type="string" calcext:value-type="string">
            <text:p>stone</text:p>
          </table:table-cell>
          <table:table-cell office:value-type="string" calcext:value-type="string">
            <text:p>ca:Pedra de les Olles</text:p>
          </table:table-cell>
          <table:table-cell office:value-type="string" calcext:value-type="string">
            <text:p>Q56403043</text:p>
          </table:table-cell>
          <table:table-cell/>
          <table:table-cell office:value-type="string" calcext:value-type="string">
            <text:p>Pedra del Pla dels Forcs</text:p>
          </table:table-cell>
          <table:table-cell table:style-name="ce24" table:formula="of:=CONCATENATE(&quot;{&quot;;&quot;name:&quot;&quot;&quot;;[.A209];&quot;&quot;&quot;,municipi:&quot;&quot;&quot;;[.B209];&quot;&quot;&quot;,lat:&quot;;[.C209];&quot;,lon:&quot;;[.D209];&quot;,hi_es:&quot;&quot;&quot;;[.E209];&quot;&quot;&quot;,megalith_type:&quot;&quot;&quot;;[.F209];&quot;&quot;&quot;,wikipedia:&quot;&quot;&quot;;[.G209];&quot;&quot;&quot;,wikidata:&quot;&quot;&quot;;[.H209];&quot;&quot;&quot;,source:&quot;&quot;&quot;;[.I209];&quot;&quot;&quot;,alt_name:&quot;&quot;&quot;;[.J209];&quot;&quot;&quot;},&quot;)" office:value-type="string" office:string-value="{name:&quot;Pedra de les Olles&quot;,municipi:&quot;Sant Iscle de Vallalta&quot;,lat:41.64960,lon:2.54447,hi_es:&quot;&quot;,megalith_type:&quot;stone&quot;,wikipedia:&quot;ca:Pedra de les Olles&quot;,wikidata:&quot;Q56403043&quot;,source:&quot;&quot;,alt_name:&quot;Pedra del Pla dels Forcs&quot;}," calcext:value-type="string">
            <text:p>{name:"Pedra de les Olles",municipi:"Sant Iscle de Vallalta",lat:41.64960,lon:2.54447,hi_es:"",megalith_type:"stone",wikipedia:"ca:Pedra de les Olles",wikidata:"Q56403043",source:"",alt_name:"Pedra del Pla dels Forcs"},</text:p>
          </table:table-cell>
          <table:table-cell table:formula="of:=CONCATENATE(&quot;{&quot;;&quot;&quot;&quot;name&quot;&quot;:&quot;&quot;&quot;;[.A209];&quot;&quot;&quot;,&quot;&quot;municipi&quot;&quot;:&quot;&quot;&quot;;[.B209];&quot;&quot;&quot;,&quot;&quot;lat&quot;&quot;:&quot;;[.C209];&quot;,&quot;&quot;lon&quot;&quot;:&quot;;[.D209];&quot;,&quot;&quot;hi_es&quot;&quot;:&quot;&quot;&quot;;[.E209];&quot;&quot;&quot;,&quot;&quot;megalith_type&quot;&quot;:&quot;&quot;&quot;;[.F209];&quot;&quot;&quot;,&quot;&quot;wikipedia&quot;&quot;:&quot;&quot;&quot;;[.G209];&quot;&quot;&quot;,&quot;&quot;wikidata&quot;&quot;:&quot;&quot;&quot;;[.H209];&quot;&quot;&quot;,&quot;&quot;source&quot;&quot;:&quot;&quot;&quot;;[.I209];&quot;&quot;&quot;,&quot;&quot;alt_name&quot;&quot;:&quot;&quot;&quot;;[.J209];&quot;&quot;&quot;},&quot;)" office:value-type="string" office:string-value="{&quot;name&quot;:&quot;Pedra de les Olles&quot;,&quot;municipi&quot;:&quot;Sant Iscle de Vallalta&quot;,&quot;lat&quot;:41.64960,&quot;lon&quot;:2.54447,&quot;hi_es&quot;:&quot;&quot;,&quot;megalith_type&quot;:&quot;stone&quot;,&quot;wikipedia&quot;:&quot;ca:Pedra de les Olles&quot;,&quot;wikidata&quot;:&quot;Q56403043&quot;,&quot;source&quot;:&quot;&quot;,&quot;alt_name&quot;:&quot;Pedra del Pla dels Forcs&quot;}," calcext:value-type="string">
            <text:p>{"name":"Pedra de les Olles","municipi":"Sant Iscle de Vallalta","lat":41.64960,"lon":2.54447,"hi_es":"","megalith_type":"stone","wikipedia":"ca:Pedra de les Olles","wikidata":"Q56403043","source":"","alt_name":"Pedra del Pla dels Forcs"},</text:p>
          </table:table-cell>
        </table:table-row>
        <table:table-row table:style-name="ro2">
          <table:table-cell office:value-type="string" calcext:value-type="string">
            <text:p>Pedra de les Orenetes</text:p>
          </table:table-cell>
          <table:table-cell office:value-type="string" calcext:value-type="string">
            <text:p>La Roca del Vallès</text:p>
          </table:table-cell>
          <table:table-cell office:value-type="string" calcext:value-type="string">
            <text:p>41.56667</text:p>
          </table:table-cell>
          <table:table-cell office:value-type="string" calcext:value-type="string">
            <text:p>2.32444</text:p>
          </table:table-cell>
          <table:table-cell/>
          <table:table-cell office:value-type="string" calcext:value-type="string">
            <text:p>stone</text:p>
          </table:table-cell>
          <table:table-cell office:value-type="string" calcext:value-type="string">
            <text:p>ca:Pedra de les Orenetes</text:p>
          </table:table-cell>
          <table:table-cell office:value-type="string" calcext:value-type="string">
            <text:p>Q9059484</text:p>
          </table:table-cell>
          <table:table-cell table:number-columns-repeated="2"/>
          <table:table-cell table:style-name="ce24" table:formula="of:=CONCATENATE(&quot;{&quot;;&quot;name:&quot;&quot;&quot;;[.A210];&quot;&quot;&quot;,municipi:&quot;&quot;&quot;;[.B210];&quot;&quot;&quot;,lat:&quot;;[.C210];&quot;,lon:&quot;;[.D210];&quot;,hi_es:&quot;&quot;&quot;;[.E210];&quot;&quot;&quot;,megalith_type:&quot;&quot;&quot;;[.F210];&quot;&quot;&quot;,wikipedia:&quot;&quot;&quot;;[.G210];&quot;&quot;&quot;,wikidata:&quot;&quot;&quot;;[.H210];&quot;&quot;&quot;,source:&quot;&quot;&quot;;[.I210];&quot;&quot;&quot;,alt_name:&quot;&quot;&quot;;[.J210];&quot;&quot;&quot;},&quot;)" office:value-type="string" office:string-value="{name:&quot;Pedra de les Orenetes&quot;,municipi:&quot;La Roca del Vallès&quot;,lat:41.56667,lon:2.32444,hi_es:&quot;&quot;,megalith_type:&quot;stone&quot;,wikipedia:&quot;ca:Pedra de les Orenetes&quot;,wikidata:&quot;Q9059484&quot;,source:&quot;&quot;,alt_name:&quot;&quot;}," calcext:value-type="string">
            <text:p>{name:"Pedra de les Orenetes",municipi:"La Roca del Vallès",lat:41.56667,lon:2.32444,hi_es:"",megalith_type:"stone",wikipedia:"ca:Pedra de les Orenetes",wikidata:"Q9059484",source:"",alt_name:""},</text:p>
          </table:table-cell>
          <table:table-cell table:formula="of:=CONCATENATE(&quot;{&quot;;&quot;&quot;&quot;name&quot;&quot;:&quot;&quot;&quot;;[.A210];&quot;&quot;&quot;,&quot;&quot;municipi&quot;&quot;:&quot;&quot;&quot;;[.B210];&quot;&quot;&quot;,&quot;&quot;lat&quot;&quot;:&quot;;[.C210];&quot;,&quot;&quot;lon&quot;&quot;:&quot;;[.D210];&quot;,&quot;&quot;hi_es&quot;&quot;:&quot;&quot;&quot;;[.E210];&quot;&quot;&quot;,&quot;&quot;megalith_type&quot;&quot;:&quot;&quot;&quot;;[.F210];&quot;&quot;&quot;,&quot;&quot;wikipedia&quot;&quot;:&quot;&quot;&quot;;[.G210];&quot;&quot;&quot;,&quot;&quot;wikidata&quot;&quot;:&quot;&quot;&quot;;[.H210];&quot;&quot;&quot;,&quot;&quot;source&quot;&quot;:&quot;&quot;&quot;;[.I210];&quot;&quot;&quot;,&quot;&quot;alt_name&quot;&quot;:&quot;&quot;&quot;;[.J210];&quot;&quot;&quot;},&quot;)" office:value-type="string" office:string-value="{&quot;name&quot;:&quot;Pedra de les Orenetes&quot;,&quot;municipi&quot;:&quot;La Roca del Vallès&quot;,&quot;lat&quot;:41.56667,&quot;lon&quot;:2.32444,&quot;hi_es&quot;:&quot;&quot;,&quot;megalith_type&quot;:&quot;stone&quot;,&quot;wikipedia&quot;:&quot;ca:Pedra de les Orenetes&quot;,&quot;wikidata&quot;:&quot;Q9059484&quot;,&quot;source&quot;:&quot;&quot;,&quot;alt_name&quot;:&quot;&quot;}," calcext:value-type="string">
            <text:p>{"name":"Pedra de les Orenetes","municipi":"La Roca del Vallès","lat":41.56667,"lon":2.32444,"hi_es":"","megalith_type":"stone","wikipedia":"ca:Pedra de les Orenetes","wikidata":"Q9059484","source":"","alt_name":""},</text:p>
          </table:table-cell>
        </table:table-row>
        <table:table-row table:style-name="ro2">
          <table:table-cell office:value-type="string" calcext:value-type="string">
            <text:p>Pedra del Diable</text:p>
          </table:table-cell>
          <table:table-cell office:value-type="string" calcext:value-type="string">
            <text:p>Santa Pau</text:p>
          </table:table-cell>
          <table:table-cell office:value-type="string" calcext:value-type="string">
            <text:p>42.15222</text:p>
          </table:table-cell>
          <table:table-cell office:value-type="string" calcext:value-type="string">
            <text:p>2.59778</text:p>
          </table:table-cell>
          <table:table-cell/>
          <table:table-cell office:value-type="string" calcext:value-type="string">
            <text:p>stone</text:p>
          </table:table-cell>
          <table:table-cell office:value-type="string" calcext:value-type="string">
            <text:p>ca:Pedra del Diable (Santa Pau)</text:p>
          </table:table-cell>
          <table:table-cell office:value-type="string" calcext:value-type="string">
            <text:p>Q21730804</text:p>
          </table:table-cell>
          <table:table-cell table:number-columns-repeated="2"/>
          <table:table-cell table:style-name="ce24" table:formula="of:=CONCATENATE(&quot;{&quot;;&quot;name:&quot;&quot;&quot;;[.A211];&quot;&quot;&quot;,municipi:&quot;&quot;&quot;;[.B211];&quot;&quot;&quot;,lat:&quot;;[.C211];&quot;,lon:&quot;;[.D211];&quot;,hi_es:&quot;&quot;&quot;;[.E211];&quot;&quot;&quot;,megalith_type:&quot;&quot;&quot;;[.F211];&quot;&quot;&quot;,wikipedia:&quot;&quot;&quot;;[.G211];&quot;&quot;&quot;,wikidata:&quot;&quot;&quot;;[.H211];&quot;&quot;&quot;,source:&quot;&quot;&quot;;[.I211];&quot;&quot;&quot;,alt_name:&quot;&quot;&quot;;[.J211];&quot;&quot;&quot;},&quot;)" office:value-type="string" office:string-value="{name:&quot;Pedra del Diable&quot;,municipi:&quot;Santa Pau&quot;,lat:42.15222,lon:2.59778,hi_es:&quot;&quot;,megalith_type:&quot;stone&quot;,wikipedia:&quot;ca:Pedra del Diable (Santa Pau)&quot;,wikidata:&quot;Q21730804&quot;,source:&quot;&quot;,alt_name:&quot;&quot;}," calcext:value-type="string">
            <text:p>{name:"Pedra del Diable",municipi:"Santa Pau",lat:42.15222,lon:2.59778,hi_es:"",megalith_type:"stone",wikipedia:"ca:Pedra del Diable (Santa Pau)",wikidata:"Q21730804",source:"",alt_name:""},</text:p>
          </table:table-cell>
          <table:table-cell table:formula="of:=CONCATENATE(&quot;{&quot;;&quot;&quot;&quot;name&quot;&quot;:&quot;&quot;&quot;;[.A211];&quot;&quot;&quot;,&quot;&quot;municipi&quot;&quot;:&quot;&quot;&quot;;[.B211];&quot;&quot;&quot;,&quot;&quot;lat&quot;&quot;:&quot;;[.C211];&quot;,&quot;&quot;lon&quot;&quot;:&quot;;[.D211];&quot;,&quot;&quot;hi_es&quot;&quot;:&quot;&quot;&quot;;[.E211];&quot;&quot;&quot;,&quot;&quot;megalith_type&quot;&quot;:&quot;&quot;&quot;;[.F211];&quot;&quot;&quot;,&quot;&quot;wikipedia&quot;&quot;:&quot;&quot;&quot;;[.G211];&quot;&quot;&quot;,&quot;&quot;wikidata&quot;&quot;:&quot;&quot;&quot;;[.H211];&quot;&quot;&quot;,&quot;&quot;source&quot;&quot;:&quot;&quot;&quot;;[.I211];&quot;&quot;&quot;,&quot;&quot;alt_name&quot;&quot;:&quot;&quot;&quot;;[.J211];&quot;&quot;&quot;},&quot;)" office:value-type="string" office:string-value="{&quot;name&quot;:&quot;Pedra del Diable&quot;,&quot;municipi&quot;:&quot;Santa Pau&quot;,&quot;lat&quot;:42.15222,&quot;lon&quot;:2.59778,&quot;hi_es&quot;:&quot;&quot;,&quot;megalith_type&quot;:&quot;stone&quot;,&quot;wikipedia&quot;:&quot;ca:Pedra del Diable (Santa Pau)&quot;,&quot;wikidata&quot;:&quot;Q21730804&quot;,&quot;source&quot;:&quot;&quot;,&quot;alt_name&quot;:&quot;&quot;}," calcext:value-type="string">
            <text:p>{"name":"Pedra del Diable","municipi":"Santa Pau","lat":42.15222,"lon":2.59778,"hi_es":"","megalith_type":"stone","wikipedia":"ca:Pedra del Diable (Santa Pau)","wikidata":"Q21730804","source":"","alt_name":""},</text:p>
          </table:table-cell>
        </table:table-row>
        <table:table-row table:style-name="ro2">
          <table:table-cell office:value-type="string" calcext:value-type="string">
            <text:p>Pedra dels Sacrificis</text:p>
          </table:table-cell>
          <table:table-cell office:value-type="string" calcext:value-type="string">
            <text:p>Capmany</text:p>
          </table:table-cell>
          <table:table-cell office:value-type="string" calcext:value-type="string">
            <text:p>42.374268</text:p>
          </table:table-cell>
          <table:table-cell office:value-type="string" calcext:value-type="string">
            <text:p>2.905074</text:p>
          </table:table-cell>
          <table:table-cell/>
          <table:table-cell office:value-type="string" calcext:value-type="string">
            <text:p>stone</text:p>
          </table:table-cell>
          <table:table-cell table:number-columns-repeated="4"/>
          <table:table-cell table:style-name="ce24" table:formula="of:=CONCATENATE(&quot;{&quot;;&quot;name:&quot;&quot;&quot;;[.A212];&quot;&quot;&quot;,municipi:&quot;&quot;&quot;;[.B212];&quot;&quot;&quot;,lat:&quot;;[.C212];&quot;,lon:&quot;;[.D212];&quot;,hi_es:&quot;&quot;&quot;;[.E212];&quot;&quot;&quot;,megalith_type:&quot;&quot;&quot;;[.F212];&quot;&quot;&quot;,wikipedia:&quot;&quot;&quot;;[.G212];&quot;&quot;&quot;,wikidata:&quot;&quot;&quot;;[.H212];&quot;&quot;&quot;,source:&quot;&quot;&quot;;[.I212];&quot;&quot;&quot;,alt_name:&quot;&quot;&quot;;[.J212];&quot;&quot;&quot;},&quot;)" office:value-type="string" office:string-value="{name:&quot;Pedra dels Sacrificis&quot;,municipi:&quot;Capmany&quot;,lat:42.374268,lon:2.905074,hi_es:&quot;&quot;,megalith_type:&quot;stone&quot;,wikipedia:&quot;&quot;,wikidata:&quot;&quot;,source:&quot;&quot;,alt_name:&quot;&quot;}," calcext:value-type="string">
            <text:p>{name:"Pedra dels Sacrificis",municipi:"Capmany",lat:42.374268,lon:2.905074,hi_es:"",megalith_type:"stone",wikipedia:"",wikidata:"",source:"",alt_name:""},</text:p>
          </table:table-cell>
          <table:table-cell table:formula="of:=CONCATENATE(&quot;{&quot;;&quot;&quot;&quot;name&quot;&quot;:&quot;&quot;&quot;;[.A212];&quot;&quot;&quot;,&quot;&quot;municipi&quot;&quot;:&quot;&quot;&quot;;[.B212];&quot;&quot;&quot;,&quot;&quot;lat&quot;&quot;:&quot;;[.C212];&quot;,&quot;&quot;lon&quot;&quot;:&quot;;[.D212];&quot;,&quot;&quot;hi_es&quot;&quot;:&quot;&quot;&quot;;[.E212];&quot;&quot;&quot;,&quot;&quot;megalith_type&quot;&quot;:&quot;&quot;&quot;;[.F212];&quot;&quot;&quot;,&quot;&quot;wikipedia&quot;&quot;:&quot;&quot;&quot;;[.G212];&quot;&quot;&quot;,&quot;&quot;wikidata&quot;&quot;:&quot;&quot;&quot;;[.H212];&quot;&quot;&quot;,&quot;&quot;source&quot;&quot;:&quot;&quot;&quot;;[.I212];&quot;&quot;&quot;,&quot;&quot;alt_name&quot;&quot;:&quot;&quot;&quot;;[.J212];&quot;&quot;&quot;},&quot;)" office:value-type="string" office:string-value="{&quot;name&quot;:&quot;Pedra dels Sacrificis&quot;,&quot;municipi&quot;:&quot;Capmany&quot;,&quot;lat&quot;:42.374268,&quot;lon&quot;:2.905074,&quot;hi_es&quot;:&quot;&quot;,&quot;megalith_type&quot;:&quot;stone&quot;,&quot;wikipedia&quot;:&quot;&quot;,&quot;wikidata&quot;:&quot;&quot;,&quot;source&quot;:&quot;&quot;,&quot;alt_name&quot;:&quot;&quot;}," calcext:value-type="string">
            <text:p>{"name":"Pedra dels Sacrificis","municipi":"Capmany","lat":42.374268,"lon":2.905074,"hi_es":"","megalith_type":"stone","wikipedia":"","wikidata":"","source":"","alt_name":""},</text:p>
          </table:table-cell>
        </table:table-row>
        <table:table-row table:style-name="ro2">
          <table:table-cell office:value-type="string" calcext:value-type="string">
            <text:p>Pedra Gravada del Turó dels Castellans</text:p>
          </table:table-cell>
          <table:table-cell office:value-type="string" calcext:value-type="string">
            <text:p>Argentona</text:p>
          </table:table-cell>
          <table:table-cell office:value-type="string" calcext:value-type="string">
            <text:p>41.59361</text:p>
          </table:table-cell>
          <table:table-cell office:value-type="string" calcext:value-type="string">
            <text:p>2.3775</text:p>
          </table:table-cell>
          <table:table-cell/>
          <table:table-cell office:value-type="string" calcext:value-type="string">
            <text:p>stone</text:p>
          </table:table-cell>
          <table:table-cell office:value-type="string" calcext:value-type="string">
            <text:p>ca:Pedra Gravada del Turó dels Castellans</text:p>
          </table:table-cell>
          <table:table-cell office:value-type="string" calcext:value-type="string">
            <text:p>Q21480099</text:p>
          </table:table-cell>
          <table:table-cell table:number-columns-repeated="2"/>
          <table:table-cell table:style-name="ce24" table:formula="of:=CONCATENATE(&quot;{&quot;;&quot;name:&quot;&quot;&quot;;[.A213];&quot;&quot;&quot;,municipi:&quot;&quot;&quot;;[.B213];&quot;&quot;&quot;,lat:&quot;;[.C213];&quot;,lon:&quot;;[.D213];&quot;,hi_es:&quot;&quot;&quot;;[.E213];&quot;&quot;&quot;,megalith_type:&quot;&quot;&quot;;[.F213];&quot;&quot;&quot;,wikipedia:&quot;&quot;&quot;;[.G213];&quot;&quot;&quot;,wikidata:&quot;&quot;&quot;;[.H213];&quot;&quot;&quot;,source:&quot;&quot;&quot;;[.I213];&quot;&quot;&quot;,alt_name:&quot;&quot;&quot;;[.J213];&quot;&quot;&quot;},&quot;)" office:value-type="string" office:string-value="{name:&quot;Pedra Gravada del Turó dels Castellans&quot;,municipi:&quot;Argentona&quot;,lat:41.59361,lon:2.3775,hi_es:&quot;&quot;,megalith_type:&quot;stone&quot;,wikipedia:&quot;ca:Pedra Gravada del Turó dels Castellans&quot;,wikidata:&quot;Q21480099&quot;,source:&quot;&quot;,alt_name:&quot;&quot;}," calcext:value-type="string">
            <text:p>{name:"Pedra Gravada del Turó dels Castellans",municipi:"Argentona",lat:41.59361,lon:2.3775,hi_es:"",megalith_type:"stone",wikipedia:"ca:Pedra Gravada del Turó dels Castellans",wikidata:"Q21480099",source:"",alt_name:""},</text:p>
          </table:table-cell>
          <table:table-cell table:formula="of:=CONCATENATE(&quot;{&quot;;&quot;&quot;&quot;name&quot;&quot;:&quot;&quot;&quot;;[.A213];&quot;&quot;&quot;,&quot;&quot;municipi&quot;&quot;:&quot;&quot;&quot;;[.B213];&quot;&quot;&quot;,&quot;&quot;lat&quot;&quot;:&quot;;[.C213];&quot;,&quot;&quot;lon&quot;&quot;:&quot;;[.D213];&quot;,&quot;&quot;hi_es&quot;&quot;:&quot;&quot;&quot;;[.E213];&quot;&quot;&quot;,&quot;&quot;megalith_type&quot;&quot;:&quot;&quot;&quot;;[.F213];&quot;&quot;&quot;,&quot;&quot;wikipedia&quot;&quot;:&quot;&quot;&quot;;[.G213];&quot;&quot;&quot;,&quot;&quot;wikidata&quot;&quot;:&quot;&quot;&quot;;[.H213];&quot;&quot;&quot;,&quot;&quot;source&quot;&quot;:&quot;&quot;&quot;;[.I213];&quot;&quot;&quot;,&quot;&quot;alt_name&quot;&quot;:&quot;&quot;&quot;;[.J213];&quot;&quot;&quot;},&quot;)" office:value-type="string" office:string-value="{&quot;name&quot;:&quot;Pedra Gravada del Turó dels Castellans&quot;,&quot;municipi&quot;:&quot;Argentona&quot;,&quot;lat&quot;:41.59361,&quot;lon&quot;:2.3775,&quot;hi_es&quot;:&quot;&quot;,&quot;megalith_type&quot;:&quot;stone&quot;,&quot;wikipedia&quot;:&quot;ca:Pedra Gravada del Turó dels Castellans&quot;,&quot;wikidata&quot;:&quot;Q21480099&quot;,&quot;source&quot;:&quot;&quot;,&quot;alt_name&quot;:&quot;&quot;}," calcext:value-type="string">
            <text:p>{"name":"Pedra Gravada del Turó dels Castellans","municipi":"Argentona","lat":41.59361,"lon":2.3775,"hi_es":"","megalith_type":"stone","wikipedia":"ca:Pedra Gravada del Turó dels Castellans","wikidata":"Q21480099","source":"","alt_name":""},</text:p>
          </table:table-cell>
        </table:table-row>
        <table:table-row table:style-name="ro2">
          <table:table-cell office:value-type="string" calcext:value-type="string">
            <text:p>Pedra Sobre Altra (paradolmen)</text:p>
          </table:table-cell>
          <table:table-cell office:value-type="string" calcext:value-type="string">
            <text:p>Tossa de Mar</text:p>
          </table:table-cell>
          <table:table-cell office:value-type="string" calcext:value-type="string">
            <text:p>41.76056</text:p>
          </table:table-cell>
          <table:table-cell office:value-type="string" calcext:value-type="string">
            <text:p>2.94028</text:p>
          </table:table-cell>
          <table:table-cell/>
          <table:table-cell office:value-type="string" calcext:value-type="string">
            <text:p>stone</text:p>
          </table:table-cell>
          <table:table-cell office:value-type="string" calcext:value-type="string">
            <text:p>ca:Pedra Sobre Altra</text:p>
          </table:table-cell>
          <table:table-cell office:value-type="string" calcext:value-type="string">
            <text:p>Q15296977</text:p>
          </table:table-cell>
          <table:table-cell table:number-columns-repeated="2"/>
          <table:table-cell table:style-name="ce24" table:formula="of:=CONCATENATE(&quot;{&quot;;&quot;name:&quot;&quot;&quot;;[.A214];&quot;&quot;&quot;,municipi:&quot;&quot;&quot;;[.B214];&quot;&quot;&quot;,lat:&quot;;[.C214];&quot;,lon:&quot;;[.D214];&quot;,hi_es:&quot;&quot;&quot;;[.E214];&quot;&quot;&quot;,megalith_type:&quot;&quot;&quot;;[.F214];&quot;&quot;&quot;,wikipedia:&quot;&quot;&quot;;[.G214];&quot;&quot;&quot;,wikidata:&quot;&quot;&quot;;[.H214];&quot;&quot;&quot;,source:&quot;&quot;&quot;;[.I214];&quot;&quot;&quot;,alt_name:&quot;&quot;&quot;;[.J214];&quot;&quot;&quot;},&quot;)" office:value-type="string" office:string-value="{name:&quot;Pedra Sobre Altra (paradolmen)&quot;,municipi:&quot;Tossa de Mar&quot;,lat:41.76056,lon:2.94028,hi_es:&quot;&quot;,megalith_type:&quot;stone&quot;,wikipedia:&quot;ca:Pedra Sobre Altra&quot;,wikidata:&quot;Q15296977&quot;,source:&quot;&quot;,alt_name:&quot;&quot;}," calcext:value-type="string">
            <text:p>{name:"Pedra Sobre Altra (paradolmen)",municipi:"Tossa de Mar",lat:41.76056,lon:2.94028,hi_es:"",megalith_type:"stone",wikipedia:"ca:Pedra Sobre Altra",wikidata:"Q15296977",source:"",alt_name:""},</text:p>
          </table:table-cell>
          <table:table-cell table:formula="of:=CONCATENATE(&quot;{&quot;;&quot;&quot;&quot;name&quot;&quot;:&quot;&quot;&quot;;[.A214];&quot;&quot;&quot;,&quot;&quot;municipi&quot;&quot;:&quot;&quot;&quot;;[.B214];&quot;&quot;&quot;,&quot;&quot;lat&quot;&quot;:&quot;;[.C214];&quot;,&quot;&quot;lon&quot;&quot;:&quot;;[.D214];&quot;,&quot;&quot;hi_es&quot;&quot;:&quot;&quot;&quot;;[.E214];&quot;&quot;&quot;,&quot;&quot;megalith_type&quot;&quot;:&quot;&quot;&quot;;[.F214];&quot;&quot;&quot;,&quot;&quot;wikipedia&quot;&quot;:&quot;&quot;&quot;;[.G214];&quot;&quot;&quot;,&quot;&quot;wikidata&quot;&quot;:&quot;&quot;&quot;;[.H214];&quot;&quot;&quot;,&quot;&quot;source&quot;&quot;:&quot;&quot;&quot;;[.I214];&quot;&quot;&quot;,&quot;&quot;alt_name&quot;&quot;:&quot;&quot;&quot;;[.J214];&quot;&quot;&quot;},&quot;)" office:value-type="string" office:string-value="{&quot;name&quot;:&quot;Pedra Sobre Altra (paradolmen)&quot;,&quot;municipi&quot;:&quot;Tossa de Mar&quot;,&quot;lat&quot;:41.76056,&quot;lon&quot;:2.94028,&quot;hi_es&quot;:&quot;&quot;,&quot;megalith_type&quot;:&quot;stone&quot;,&quot;wikipedia&quot;:&quot;ca:Pedra Sobre Altra&quot;,&quot;wikidata&quot;:&quot;Q15296977&quot;,&quot;source&quot;:&quot;&quot;,&quot;alt_name&quot;:&quot;&quot;}," calcext:value-type="string">
            <text:p>{"name":"Pedra Sobre Altra (paradolmen)","municipi":"Tossa de Mar","lat":41.76056,"lon":2.94028,"hi_es":"","megalith_type":"stone","wikipedia":"ca:Pedra Sobre Altra","wikidata":"Q15296977","source":"","alt_name":""},</text:p>
          </table:table-cell>
        </table:table-row>
        <table:table-row table:style-name="ro2">
          <table:table-cell office:value-type="string" calcext:value-type="string">
            <text:p>Plat de Molí</text:p>
          </table:table-cell>
          <table:table-cell office:value-type="string" calcext:value-type="string">
            <text:p>La Roca del Vallès</text:p>
          </table:table-cell>
          <table:table-cell office:value-type="string" calcext:value-type="string">
            <text:p>41.57056</text:p>
          </table:table-cell>
          <table:table-cell office:value-type="string" calcext:value-type="string">
            <text:p>2.33222</text:p>
          </table:table-cell>
          <table:table-cell/>
          <table:table-cell office:value-type="string" calcext:value-type="string">
            <text:p>stone</text:p>
          </table:table-cell>
          <table:table-cell office:value-type="string" calcext:value-type="string">
            <text:p>ca:Plat de Molí</text:p>
          </table:table-cell>
          <table:table-cell office:value-type="string" calcext:value-type="string">
            <text:p>Q21480111</text:p>
          </table:table-cell>
          <table:table-cell table:number-columns-repeated="2"/>
          <table:table-cell table:style-name="ce24" table:formula="of:=CONCATENATE(&quot;{&quot;;&quot;name:&quot;&quot;&quot;;[.A215];&quot;&quot;&quot;,municipi:&quot;&quot;&quot;;[.B215];&quot;&quot;&quot;,lat:&quot;;[.C215];&quot;,lon:&quot;;[.D215];&quot;,hi_es:&quot;&quot;&quot;;[.E215];&quot;&quot;&quot;,megalith_type:&quot;&quot;&quot;;[.F215];&quot;&quot;&quot;,wikipedia:&quot;&quot;&quot;;[.G215];&quot;&quot;&quot;,wikidata:&quot;&quot;&quot;;[.H215];&quot;&quot;&quot;,source:&quot;&quot;&quot;;[.I215];&quot;&quot;&quot;,alt_name:&quot;&quot;&quot;;[.J215];&quot;&quot;&quot;},&quot;)" office:value-type="string" office:string-value="{name:&quot;Plat de Molí&quot;,municipi:&quot;La Roca del Vallès&quot;,lat:41.57056,lon:2.33222,hi_es:&quot;&quot;,megalith_type:&quot;stone&quot;,wikipedia:&quot;ca:Plat de Molí&quot;,wikidata:&quot;Q21480111&quot;,source:&quot;&quot;,alt_name:&quot;&quot;}," calcext:value-type="string">
            <text:p>{name:"Plat de Molí",municipi:"La Roca del Vallès",lat:41.57056,lon:2.33222,hi_es:"",megalith_type:"stone",wikipedia:"ca:Plat de Molí",wikidata:"Q21480111",source:"",alt_name:""},</text:p>
          </table:table-cell>
          <table:table-cell table:formula="of:=CONCATENATE(&quot;{&quot;;&quot;&quot;&quot;name&quot;&quot;:&quot;&quot;&quot;;[.A215];&quot;&quot;&quot;,&quot;&quot;municipi&quot;&quot;:&quot;&quot;&quot;;[.B215];&quot;&quot;&quot;,&quot;&quot;lat&quot;&quot;:&quot;;[.C215];&quot;,&quot;&quot;lon&quot;&quot;:&quot;;[.D215];&quot;,&quot;&quot;hi_es&quot;&quot;:&quot;&quot;&quot;;[.E215];&quot;&quot;&quot;,&quot;&quot;megalith_type&quot;&quot;:&quot;&quot;&quot;;[.F215];&quot;&quot;&quot;,&quot;&quot;wikipedia&quot;&quot;:&quot;&quot;&quot;;[.G215];&quot;&quot;&quot;,&quot;&quot;wikidata&quot;&quot;:&quot;&quot;&quot;;[.H215];&quot;&quot;&quot;,&quot;&quot;source&quot;&quot;:&quot;&quot;&quot;;[.I215];&quot;&quot;&quot;,&quot;&quot;alt_name&quot;&quot;:&quot;&quot;&quot;;[.J215];&quot;&quot;&quot;},&quot;)" office:value-type="string" office:string-value="{&quot;name&quot;:&quot;Plat de Molí&quot;,&quot;municipi&quot;:&quot;La Roca del Vallès&quot;,&quot;lat&quot;:41.57056,&quot;lon&quot;:2.33222,&quot;hi_es&quot;:&quot;&quot;,&quot;megalith_type&quot;:&quot;stone&quot;,&quot;wikipedia&quot;:&quot;ca:Plat de Molí&quot;,&quot;wikidata&quot;:&quot;Q21480111&quot;,&quot;source&quot;:&quot;&quot;,&quot;alt_name&quot;:&quot;&quot;}," calcext:value-type="string">
            <text:p>{"name":"Plat de Molí","municipi":"La Roca del Vallès","lat":41.57056,"lon":2.33222,"hi_es":"","megalith_type":"stone","wikipedia":"ca:Plat de Molí","wikidata":"Q21480111","source":"","alt_name":""},</text:p>
          </table:table-cell>
        </table:table-row>
        <table:table-row table:style-name="ro2">
          <table:table-cell office:value-type="string" calcext:value-type="string">
            <text:p>Roca Foradada de Can Gol</text:p>
          </table:table-cell>
          <table:table-cell office:value-type="string" calcext:value-type="string">
            <text:p>Vilanova del Vallès</text:p>
          </table:table-cell>
          <table:table-cell office:value-type="string" calcext:value-type="string">
            <text:p>41.56361</text:p>
          </table:table-cell>
          <table:table-cell office:value-type="string" calcext:value-type="string">
            <text:p>2.31778</text:p>
          </table:table-cell>
          <table:table-cell/>
          <table:table-cell office:value-type="string" calcext:value-type="string">
            <text:p>stone</text:p>
          </table:table-cell>
          <table:table-cell office:value-type="string" calcext:value-type="string">
            <text:p>ca:Roca Foradada de Can Gol</text:p>
          </table:table-cell>
          <table:table-cell office:value-type="string" calcext:value-type="string">
            <text:p>Q21402462</text:p>
          </table:table-cell>
          <table:table-cell table:number-columns-repeated="2"/>
          <table:table-cell table:style-name="ce24" table:formula="of:=CONCATENATE(&quot;{&quot;;&quot;name:&quot;&quot;&quot;;[.A216];&quot;&quot;&quot;,municipi:&quot;&quot;&quot;;[.B216];&quot;&quot;&quot;,lat:&quot;;[.C216];&quot;,lon:&quot;;[.D216];&quot;,hi_es:&quot;&quot;&quot;;[.E216];&quot;&quot;&quot;,megalith_type:&quot;&quot;&quot;;[.F216];&quot;&quot;&quot;,wikipedia:&quot;&quot;&quot;;[.G216];&quot;&quot;&quot;,wikidata:&quot;&quot;&quot;;[.H216];&quot;&quot;&quot;,source:&quot;&quot;&quot;;[.I216];&quot;&quot;&quot;,alt_name:&quot;&quot;&quot;;[.J216];&quot;&quot;&quot;},&quot;)" office:value-type="string" office:string-value="{name:&quot;Roca Foradada de Can Gol&quot;,municipi:&quot;Vilanova del Vallès&quot;,lat:41.56361,lon:2.31778,hi_es:&quot;&quot;,megalith_type:&quot;stone&quot;,wikipedia:&quot;ca:Roca Foradada de Can Gol&quot;,wikidata:&quot;Q21402462&quot;,source:&quot;&quot;,alt_name:&quot;&quot;}," calcext:value-type="string">
            <text:p>{name:"Roca Foradada de Can Gol",municipi:"Vilanova del Vallès",lat:41.56361,lon:2.31778,hi_es:"",megalith_type:"stone",wikipedia:"ca:Roca Foradada de Can Gol",wikidata:"Q21402462",source:"",alt_name:""},</text:p>
          </table:table-cell>
          <table:table-cell table:formula="of:=CONCATENATE(&quot;{&quot;;&quot;&quot;&quot;name&quot;&quot;:&quot;&quot;&quot;;[.A216];&quot;&quot;&quot;,&quot;&quot;municipi&quot;&quot;:&quot;&quot;&quot;;[.B216];&quot;&quot;&quot;,&quot;&quot;lat&quot;&quot;:&quot;;[.C216];&quot;,&quot;&quot;lon&quot;&quot;:&quot;;[.D216];&quot;,&quot;&quot;hi_es&quot;&quot;:&quot;&quot;&quot;;[.E216];&quot;&quot;&quot;,&quot;&quot;megalith_type&quot;&quot;:&quot;&quot;&quot;;[.F216];&quot;&quot;&quot;,&quot;&quot;wikipedia&quot;&quot;:&quot;&quot;&quot;;[.G216];&quot;&quot;&quot;,&quot;&quot;wikidata&quot;&quot;:&quot;&quot;&quot;;[.H216];&quot;&quot;&quot;,&quot;&quot;source&quot;&quot;:&quot;&quot;&quot;;[.I216];&quot;&quot;&quot;,&quot;&quot;alt_name&quot;&quot;:&quot;&quot;&quot;;[.J216];&quot;&quot;&quot;},&quot;)" office:value-type="string" office:string-value="{&quot;name&quot;:&quot;Roca Foradada de Can Gol&quot;,&quot;municipi&quot;:&quot;Vilanova del Vallès&quot;,&quot;lat&quot;:41.56361,&quot;lon&quot;:2.31778,&quot;hi_es&quot;:&quot;&quot;,&quot;megalith_type&quot;:&quot;stone&quot;,&quot;wikipedia&quot;:&quot;ca:Roca Foradada de Can Gol&quot;,&quot;wikidata&quot;:&quot;Q21402462&quot;,&quot;source&quot;:&quot;&quot;,&quot;alt_name&quot;:&quot;&quot;}," calcext:value-type="string">
            <text:p>{"name":"Roca Foradada de Can Gol","municipi":"Vilanova del Vallès","lat":41.56361,"lon":2.31778,"hi_es":"","megalith_type":"stone","wikipedia":"ca:Roca Foradada de Can Gol","wikidata":"Q21402462","source":"","alt_name":""},</text:p>
          </table:table-cell>
        </table:table-row>
        <table:table-row table:style-name="ro2">
          <table:table-cell office:value-type="string" calcext:value-type="string">
            <text:p>Roca Foradada de Can Nadal</text:p>
          </table:table-cell>
          <table:table-cell office:value-type="string" calcext:value-type="string">
            <text:p>Vilanova del Vallès</text:p>
          </table:table-cell>
          <table:table-cell office:value-type="string" calcext:value-type="string">
            <text:p>41.54917</text:p>
          </table:table-cell>
          <table:table-cell office:value-type="string" calcext:value-type="string">
            <text:p>2.3225</text:p>
          </table:table-cell>
          <table:table-cell/>
          <table:table-cell office:value-type="string" calcext:value-type="string">
            <text:p>stone</text:p>
          </table:table-cell>
          <table:table-cell office:value-type="string" calcext:value-type="string">
            <text:p>ca:Roca Foradada de Can Nadal</text:p>
          </table:table-cell>
          <table:table-cell office:value-type="string" calcext:value-type="string">
            <text:p>Q21402463</text:p>
          </table:table-cell>
          <table:table-cell table:number-columns-repeated="2"/>
          <table:table-cell table:style-name="ce24" table:formula="of:=CONCATENATE(&quot;{&quot;;&quot;name:&quot;&quot;&quot;;[.A217];&quot;&quot;&quot;,municipi:&quot;&quot;&quot;;[.B217];&quot;&quot;&quot;,lat:&quot;;[.C217];&quot;,lon:&quot;;[.D217];&quot;,hi_es:&quot;&quot;&quot;;[.E217];&quot;&quot;&quot;,megalith_type:&quot;&quot;&quot;;[.F217];&quot;&quot;&quot;,wikipedia:&quot;&quot;&quot;;[.G217];&quot;&quot;&quot;,wikidata:&quot;&quot;&quot;;[.H217];&quot;&quot;&quot;,source:&quot;&quot;&quot;;[.I217];&quot;&quot;&quot;,alt_name:&quot;&quot;&quot;;[.J217];&quot;&quot;&quot;},&quot;)" office:value-type="string" office:string-value="{name:&quot;Roca Foradada de Can Nadal&quot;,municipi:&quot;Vilanova del Vallès&quot;,lat:41.54917,lon:2.3225,hi_es:&quot;&quot;,megalith_type:&quot;stone&quot;,wikipedia:&quot;ca:Roca Foradada de Can Nadal&quot;,wikidata:&quot;Q21402463&quot;,source:&quot;&quot;,alt_name:&quot;&quot;}," calcext:value-type="string">
            <text:p>{name:"Roca Foradada de Can Nadal",municipi:"Vilanova del Vallès",lat:41.54917,lon:2.3225,hi_es:"",megalith_type:"stone",wikipedia:"ca:Roca Foradada de Can Nadal",wikidata:"Q21402463",source:"",alt_name:""},</text:p>
          </table:table-cell>
          <table:table-cell table:formula="of:=CONCATENATE(&quot;{&quot;;&quot;&quot;&quot;name&quot;&quot;:&quot;&quot;&quot;;[.A217];&quot;&quot;&quot;,&quot;&quot;municipi&quot;&quot;:&quot;&quot;&quot;;[.B217];&quot;&quot;&quot;,&quot;&quot;lat&quot;&quot;:&quot;;[.C217];&quot;,&quot;&quot;lon&quot;&quot;:&quot;;[.D217];&quot;,&quot;&quot;hi_es&quot;&quot;:&quot;&quot;&quot;;[.E217];&quot;&quot;&quot;,&quot;&quot;megalith_type&quot;&quot;:&quot;&quot;&quot;;[.F217];&quot;&quot;&quot;,&quot;&quot;wikipedia&quot;&quot;:&quot;&quot;&quot;;[.G217];&quot;&quot;&quot;,&quot;&quot;wikidata&quot;&quot;:&quot;&quot;&quot;;[.H217];&quot;&quot;&quot;,&quot;&quot;source&quot;&quot;:&quot;&quot;&quot;;[.I217];&quot;&quot;&quot;,&quot;&quot;alt_name&quot;&quot;:&quot;&quot;&quot;;[.J217];&quot;&quot;&quot;},&quot;)" office:value-type="string" office:string-value="{&quot;name&quot;:&quot;Roca Foradada de Can Nadal&quot;,&quot;municipi&quot;:&quot;Vilanova del Vallès&quot;,&quot;lat&quot;:41.54917,&quot;lon&quot;:2.3225,&quot;hi_es&quot;:&quot;&quot;,&quot;megalith_type&quot;:&quot;stone&quot;,&quot;wikipedia&quot;:&quot;ca:Roca Foradada de Can Nadal&quot;,&quot;wikidata&quot;:&quot;Q21402463&quot;,&quot;source&quot;:&quot;&quot;,&quot;alt_name&quot;:&quot;&quot;}," calcext:value-type="string">
            <text:p>{"name":"Roca Foradada de Can Nadal","municipi":"Vilanova del Vallès","lat":41.54917,"lon":2.3225,"hi_es":"","megalith_type":"stone","wikipedia":"ca:Roca Foradada de Can Nadal","wikidata":"Q21402463","source":"","alt_name":""},</text:p>
          </table:table-cell>
        </table:table-row>
        <table:table-row table:style-name="ro2">
          <table:table-cell office:value-type="string" calcext:value-type="string">
            <text:p>Roca Foradada de Can Planes</text:p>
          </table:table-cell>
          <table:table-cell office:value-type="string" calcext:value-type="string">
            <text:p>La Roca del Vallès</text:p>
          </table:table-cell>
          <table:table-cell office:value-type="string" calcext:value-type="string">
            <text:p>41.58361</text:p>
          </table:table-cell>
          <table:table-cell office:value-type="string" calcext:value-type="string">
            <text:p>2.34222</text:p>
          </table:table-cell>
          <table:table-cell/>
          <table:table-cell office:value-type="string" calcext:value-type="string">
            <text:p>stone</text:p>
          </table:table-cell>
          <table:table-cell office:value-type="string" calcext:value-type="string">
            <text:p>ca:Roca Foradada de Can Planes</text:p>
          </table:table-cell>
          <table:table-cell office:value-type="string" calcext:value-type="string">
            <text:p>Q21402464</text:p>
          </table:table-cell>
          <table:table-cell table:number-columns-repeated="2"/>
          <table:table-cell table:style-name="ce24" table:formula="of:=CONCATENATE(&quot;{&quot;;&quot;name:&quot;&quot;&quot;;[.A218];&quot;&quot;&quot;,municipi:&quot;&quot;&quot;;[.B218];&quot;&quot;&quot;,lat:&quot;;[.C218];&quot;,lon:&quot;;[.D218];&quot;,hi_es:&quot;&quot;&quot;;[.E218];&quot;&quot;&quot;,megalith_type:&quot;&quot;&quot;;[.F218];&quot;&quot;&quot;,wikipedia:&quot;&quot;&quot;;[.G218];&quot;&quot;&quot;,wikidata:&quot;&quot;&quot;;[.H218];&quot;&quot;&quot;,source:&quot;&quot;&quot;;[.I218];&quot;&quot;&quot;,alt_name:&quot;&quot;&quot;;[.J218];&quot;&quot;&quot;},&quot;)" office:value-type="string" office:string-value="{name:&quot;Roca Foradada de Can Planes&quot;,municipi:&quot;La Roca del Vallès&quot;,lat:41.58361,lon:2.34222,hi_es:&quot;&quot;,megalith_type:&quot;stone&quot;,wikipedia:&quot;ca:Roca Foradada de Can Planes&quot;,wikidata:&quot;Q21402464&quot;,source:&quot;&quot;,alt_name:&quot;&quot;}," calcext:value-type="string">
            <text:p>{name:"Roca Foradada de Can Planes",municipi:"La Roca del Vallès",lat:41.58361,lon:2.34222,hi_es:"",megalith_type:"stone",wikipedia:"ca:Roca Foradada de Can Planes",wikidata:"Q21402464",source:"",alt_name:""},</text:p>
          </table:table-cell>
          <table:table-cell table:formula="of:=CONCATENATE(&quot;{&quot;;&quot;&quot;&quot;name&quot;&quot;:&quot;&quot;&quot;;[.A218];&quot;&quot;&quot;,&quot;&quot;municipi&quot;&quot;:&quot;&quot;&quot;;[.B218];&quot;&quot;&quot;,&quot;&quot;lat&quot;&quot;:&quot;;[.C218];&quot;,&quot;&quot;lon&quot;&quot;:&quot;;[.D218];&quot;,&quot;&quot;hi_es&quot;&quot;:&quot;&quot;&quot;;[.E218];&quot;&quot;&quot;,&quot;&quot;megalith_type&quot;&quot;:&quot;&quot;&quot;;[.F218];&quot;&quot;&quot;,&quot;&quot;wikipedia&quot;&quot;:&quot;&quot;&quot;;[.G218];&quot;&quot;&quot;,&quot;&quot;wikidata&quot;&quot;:&quot;&quot;&quot;;[.H218];&quot;&quot;&quot;,&quot;&quot;source&quot;&quot;:&quot;&quot;&quot;;[.I218];&quot;&quot;&quot;,&quot;&quot;alt_name&quot;&quot;:&quot;&quot;&quot;;[.J218];&quot;&quot;&quot;},&quot;)" office:value-type="string" office:string-value="{&quot;name&quot;:&quot;Roca Foradada de Can Planes&quot;,&quot;municipi&quot;:&quot;La Roca del Vallès&quot;,&quot;lat&quot;:41.58361,&quot;lon&quot;:2.34222,&quot;hi_es&quot;:&quot;&quot;,&quot;megalith_type&quot;:&quot;stone&quot;,&quot;wikipedia&quot;:&quot;ca:Roca Foradada de Can Planes&quot;,&quot;wikidata&quot;:&quot;Q21402464&quot;,&quot;source&quot;:&quot;&quot;,&quot;alt_name&quot;:&quot;&quot;}," calcext:value-type="string">
            <text:p>{"name":"Roca Foradada de Can Planes","municipi":"La Roca del Vallès","lat":41.58361,"lon":2.34222,"hi_es":"","megalith_type":"stone","wikipedia":"ca:Roca Foradada de Can Planes","wikidata":"Q21402464","source":"","alt_name":""},</text:p>
          </table:table-cell>
        </table:table-row>
        <table:table-row table:style-name="ro2">
          <table:table-cell office:value-type="string" calcext:value-type="string">
            <text:p>Roca Foradada de Vallromanes</text:p>
          </table:table-cell>
          <table:table-cell office:value-type="string" calcext:value-type="string">
            <text:p>Vallromandes</text:p>
          </table:table-cell>
          <table:table-cell office:value-type="string" calcext:value-type="string">
            <text:p>41.53333</text:p>
          </table:table-cell>
          <table:table-cell office:value-type="string" calcext:value-type="string">
            <text:p>2.31083</text:p>
          </table:table-cell>
          <table:table-cell/>
          <table:table-cell office:value-type="string" calcext:value-type="string">
            <text:p>stone</text:p>
          </table:table-cell>
          <table:table-cell office:value-type="string" calcext:value-type="string">
            <text:p>ca:Roca Foradada de Vallromanes</text:p>
          </table:table-cell>
          <table:table-cell office:value-type="string" calcext:value-type="string">
            <text:p>Q214024</text:p>
          </table:table-cell>
          <table:table-cell table:number-columns-repeated="2"/>
          <table:table-cell table:style-name="ce24" table:formula="of:=CONCATENATE(&quot;{&quot;;&quot;name:&quot;&quot;&quot;;[.A219];&quot;&quot;&quot;,municipi:&quot;&quot;&quot;;[.B219];&quot;&quot;&quot;,lat:&quot;;[.C219];&quot;,lon:&quot;;[.D219];&quot;,hi_es:&quot;&quot;&quot;;[.E219];&quot;&quot;&quot;,megalith_type:&quot;&quot;&quot;;[.F219];&quot;&quot;&quot;,wikipedia:&quot;&quot;&quot;;[.G219];&quot;&quot;&quot;,wikidata:&quot;&quot;&quot;;[.H219];&quot;&quot;&quot;,source:&quot;&quot;&quot;;[.I219];&quot;&quot;&quot;,alt_name:&quot;&quot;&quot;;[.J219];&quot;&quot;&quot;},&quot;)" office:value-type="string" office:string-value="{name:&quot;Roca Foradada de Vallromanes&quot;,municipi:&quot;Vallromandes&quot;,lat:41.53333,lon:2.31083,hi_es:&quot;&quot;,megalith_type:&quot;stone&quot;,wikipedia:&quot;ca:Roca Foradada de Vallromanes&quot;,wikidata:&quot;Q214024&quot;,source:&quot;&quot;,alt_name:&quot;&quot;}," calcext:value-type="string">
            <text:p>{name:"Roca Foradada de Vallromanes",municipi:"Vallromandes",lat:41.53333,lon:2.31083,hi_es:"",megalith_type:"stone",wikipedia:"ca:Roca Foradada de Vallromanes",wikidata:"Q214024",source:"",alt_name:""},</text:p>
          </table:table-cell>
          <table:table-cell table:formula="of:=CONCATENATE(&quot;{&quot;;&quot;&quot;&quot;name&quot;&quot;:&quot;&quot;&quot;;[.A219];&quot;&quot;&quot;,&quot;&quot;municipi&quot;&quot;:&quot;&quot;&quot;;[.B219];&quot;&quot;&quot;,&quot;&quot;lat&quot;&quot;:&quot;;[.C219];&quot;,&quot;&quot;lon&quot;&quot;:&quot;;[.D219];&quot;,&quot;&quot;hi_es&quot;&quot;:&quot;&quot;&quot;;[.E219];&quot;&quot;&quot;,&quot;&quot;megalith_type&quot;&quot;:&quot;&quot;&quot;;[.F219];&quot;&quot;&quot;,&quot;&quot;wikipedia&quot;&quot;:&quot;&quot;&quot;;[.G219];&quot;&quot;&quot;,&quot;&quot;wikidata&quot;&quot;:&quot;&quot;&quot;;[.H219];&quot;&quot;&quot;,&quot;&quot;source&quot;&quot;:&quot;&quot;&quot;;[.I219];&quot;&quot;&quot;,&quot;&quot;alt_name&quot;&quot;:&quot;&quot;&quot;;[.J219];&quot;&quot;&quot;},&quot;)" office:value-type="string" office:string-value="{&quot;name&quot;:&quot;Roca Foradada de Vallromanes&quot;,&quot;municipi&quot;:&quot;Vallromandes&quot;,&quot;lat&quot;:41.53333,&quot;lon&quot;:2.31083,&quot;hi_es&quot;:&quot;&quot;,&quot;megalith_type&quot;:&quot;stone&quot;,&quot;wikipedia&quot;:&quot;ca:Roca Foradada de Vallromanes&quot;,&quot;wikidata&quot;:&quot;Q214024&quot;,&quot;source&quot;:&quot;&quot;,&quot;alt_name&quot;:&quot;&quot;}," calcext:value-type="string">
            <text:p>{"name":"Roca Foradada de Vallromanes","municipi":"Vallromandes","lat":41.53333,"lon":2.31083,"hi_es":"","megalith_type":"stone","wikipedia":"ca:Roca Foradada de Vallromanes","wikidata":"Q214024","source":"","alt_name":""},</text:p>
          </table:table-cell>
        </table:table-row>
        <table:table-row table:style-name="ro2">
          <table:table-cell office:value-type="string" calcext:value-type="string">
            <text:p>Sepulcre megalític de la Cabana de Perauba</text:p>
          </table:table-cell>
          <table:table-cell office:value-type="string" calcext:value-type="string">
            <text:p>Baix Pallars</text:p>
          </table:table-cell>
          <table:table-cell office:value-type="string" calcext:value-type="string">
            <text:p>42.31917</text:p>
          </table:table-cell>
          <table:table-cell office:value-type="string" calcext:value-type="string">
            <text:p>0.98528</text:p>
          </table:table-cell>
          <table:table-cell/>
          <table:table-cell office:value-type="string" calcext:value-type="string">
            <text:p>dolmen</text:p>
          </table:table-cell>
          <table:table-cell office:value-type="string" calcext:value-type="string">
            <text:p>ca:Sepulcre megalític de la Cabana de Perauba</text:p>
          </table:table-cell>
          <table:table-cell office:value-type="string" calcext:value-type="string">
            <text:p>Q21791144</text:p>
          </table:table-cell>
          <table:table-cell table:number-columns-repeated="2"/>
          <table:table-cell table:style-name="ce24" table:formula="of:=CONCATENATE(&quot;{&quot;;&quot;name:&quot;&quot;&quot;;[.A220];&quot;&quot;&quot;,municipi:&quot;&quot;&quot;;[.B220];&quot;&quot;&quot;,lat:&quot;;[.C220];&quot;,lon:&quot;;[.D220];&quot;,hi_es:&quot;&quot;&quot;;[.E220];&quot;&quot;&quot;,megalith_type:&quot;&quot;&quot;;[.F220];&quot;&quot;&quot;,wikipedia:&quot;&quot;&quot;;[.G220];&quot;&quot;&quot;,wikidata:&quot;&quot;&quot;;[.H220];&quot;&quot;&quot;,source:&quot;&quot;&quot;;[.I220];&quot;&quot;&quot;,alt_name:&quot;&quot;&quot;;[.J220];&quot;&quot;&quot;},&quot;)" office:value-type="string" office:string-value="{name:&quot;Sepulcre megalític de la Cabana de Perauba&quot;,municipi:&quot;Baix Pallars&quot;,lat:42.31917,lon:0.98528,hi_es:&quot;&quot;,megalith_type:&quot;dolmen&quot;,wikipedia:&quot;ca:Sepulcre megalític de la Cabana de Perauba&quot;,wikidata:&quot;Q21791144&quot;,source:&quot;&quot;,alt_name:&quot;&quot;}," calcext:value-type="string">
            <text:p>{name:"Sepulcre megalític de la Cabana de Perauba",municipi:"Baix Pallars",lat:42.31917,lon:0.98528,hi_es:"",megalith_type:"dolmen",wikipedia:"ca:Sepulcre megalític de la Cabana de Perauba",wikidata:"Q21791144",source:"",alt_name:""},</text:p>
          </table:table-cell>
          <table:table-cell table:formula="of:=CONCATENATE(&quot;{&quot;;&quot;&quot;&quot;name&quot;&quot;:&quot;&quot;&quot;;[.A220];&quot;&quot;&quot;,&quot;&quot;municipi&quot;&quot;:&quot;&quot;&quot;;[.B220];&quot;&quot;&quot;,&quot;&quot;lat&quot;&quot;:&quot;;[.C220];&quot;,&quot;&quot;lon&quot;&quot;:&quot;;[.D220];&quot;,&quot;&quot;hi_es&quot;&quot;:&quot;&quot;&quot;;[.E220];&quot;&quot;&quot;,&quot;&quot;megalith_type&quot;&quot;:&quot;&quot;&quot;;[.F220];&quot;&quot;&quot;,&quot;&quot;wikipedia&quot;&quot;:&quot;&quot;&quot;;[.G220];&quot;&quot;&quot;,&quot;&quot;wikidata&quot;&quot;:&quot;&quot;&quot;;[.H220];&quot;&quot;&quot;,&quot;&quot;source&quot;&quot;:&quot;&quot;&quot;;[.I220];&quot;&quot;&quot;,&quot;&quot;alt_name&quot;&quot;:&quot;&quot;&quot;;[.J220];&quot;&quot;&quot;},&quot;)" office:value-type="string" office:string-value="{&quot;name&quot;:&quot;Sepulcre megalític de la Cabana de Perauba&quot;,&quot;municipi&quot;:&quot;Baix Pallars&quot;,&quot;lat&quot;:42.31917,&quot;lon&quot;:0.98528,&quot;hi_es&quot;:&quot;&quot;,&quot;megalith_type&quot;:&quot;dolmen&quot;,&quot;wikipedia&quot;:&quot;ca:Sepulcre megalític de la Cabana de Perauba&quot;,&quot;wikidata&quot;:&quot;Q21791144&quot;,&quot;source&quot;:&quot;&quot;,&quot;alt_name&quot;:&quot;&quot;}," calcext:value-type="string">
            <text:p>{"name":"Sepulcre megalític de la Cabana de Perauba","municipi":"Baix Pallars","lat":42.31917,"lon":0.98528,"hi_es":"","megalith_type":"dolmen","wikipedia":"ca:Sepulcre megalític de la Cabana de Perauba","wikidata":"Q21791144","source":"","alt_name":""},</text:p>
          </table:table-cell>
        </table:table-row>
        <table:table-row table:style-name="ro2">
          <table:table-cell office:value-type="string" calcext:value-type="string">
            <text:p>Sepulcre Megalític de les Maioles</text:p>
          </table:table-cell>
          <table:table-cell office:value-type="string" calcext:value-type="string">
            <text:p>Rubió</text:p>
          </table:table-cell>
          <table:table-cell office:value-type="string" calcext:value-type="string">
            <text:p>41.66667</text:p>
          </table:table-cell>
          <table:table-cell office:value-type="string" calcext:value-type="string">
            <text:p>1.59444</text:p>
          </table:table-cell>
          <table:table-cell/>
          <table:table-cell office:value-type="string" calcext:value-type="string">
            <text:p>dolmen</text:p>
          </table:table-cell>
          <table:table-cell office:value-type="string" calcext:value-type="string">
            <text:p>ca:Sepulcre Megalític de les Maioles</text:p>
          </table:table-cell>
          <table:table-cell office:value-type="string" calcext:value-type="string">
            <text:p>Q11948250</text:p>
          </table:table-cell>
          <table:table-cell table:number-columns-repeated="2"/>
          <table:table-cell table:style-name="ce24" table:formula="of:=CONCATENATE(&quot;{&quot;;&quot;name:&quot;&quot;&quot;;[.A221];&quot;&quot;&quot;,municipi:&quot;&quot;&quot;;[.B221];&quot;&quot;&quot;,lat:&quot;;[.C221];&quot;,lon:&quot;;[.D221];&quot;,hi_es:&quot;&quot;&quot;;[.E221];&quot;&quot;&quot;,megalith_type:&quot;&quot;&quot;;[.F221];&quot;&quot;&quot;,wikipedia:&quot;&quot;&quot;;[.G221];&quot;&quot;&quot;,wikidata:&quot;&quot;&quot;;[.H221];&quot;&quot;&quot;,source:&quot;&quot;&quot;;[.I221];&quot;&quot;&quot;,alt_name:&quot;&quot;&quot;;[.J221];&quot;&quot;&quot;},&quot;)" office:value-type="string" office:string-value="{name:&quot;Sepulcre Megalític de les Maioles&quot;,municipi:&quot;Rubió&quot;,lat:41.66667,lon:1.59444,hi_es:&quot;&quot;,megalith_type:&quot;dolmen&quot;,wikipedia:&quot;ca:Sepulcre Megalític de les Maioles&quot;,wikidata:&quot;Q11948250&quot;,source:&quot;&quot;,alt_name:&quot;&quot;}," calcext:value-type="string">
            <text:p>{name:"Sepulcre Megalític de les Maioles",municipi:"Rubió",lat:41.66667,lon:1.59444,hi_es:"",megalith_type:"dolmen",wikipedia:"ca:Sepulcre Megalític de les Maioles",wikidata:"Q11948250",source:"",alt_name:""},</text:p>
          </table:table-cell>
          <table:table-cell table:formula="of:=CONCATENATE(&quot;{&quot;;&quot;&quot;&quot;name&quot;&quot;:&quot;&quot;&quot;;[.A221];&quot;&quot;&quot;,&quot;&quot;municipi&quot;&quot;:&quot;&quot;&quot;;[.B221];&quot;&quot;&quot;,&quot;&quot;lat&quot;&quot;:&quot;;[.C221];&quot;,&quot;&quot;lon&quot;&quot;:&quot;;[.D221];&quot;,&quot;&quot;hi_es&quot;&quot;:&quot;&quot;&quot;;[.E221];&quot;&quot;&quot;,&quot;&quot;megalith_type&quot;&quot;:&quot;&quot;&quot;;[.F221];&quot;&quot;&quot;,&quot;&quot;wikipedia&quot;&quot;:&quot;&quot;&quot;;[.G221];&quot;&quot;&quot;,&quot;&quot;wikidata&quot;&quot;:&quot;&quot;&quot;;[.H221];&quot;&quot;&quot;,&quot;&quot;source&quot;&quot;:&quot;&quot;&quot;;[.I221];&quot;&quot;&quot;,&quot;&quot;alt_name&quot;&quot;:&quot;&quot;&quot;;[.J221];&quot;&quot;&quot;},&quot;)" office:value-type="string" office:string-value="{&quot;name&quot;:&quot;Sepulcre Megalític de les Maioles&quot;,&quot;municipi&quot;:&quot;Rubió&quot;,&quot;lat&quot;:41.66667,&quot;lon&quot;:1.59444,&quot;hi_es&quot;:&quot;&quot;,&quot;megalith_type&quot;:&quot;dolmen&quot;,&quot;wikipedia&quot;:&quot;ca:Sepulcre Megalític de les Maioles&quot;,&quot;wikidata&quot;:&quot;Q11948250&quot;,&quot;source&quot;:&quot;&quot;,&quot;alt_name&quot;:&quot;&quot;}," calcext:value-type="string">
            <text:p>{"name":"Sepulcre Megalític de les Maioles","municipi":"Rubió","lat":41.66667,"lon":1.59444,"hi_es":"","megalith_type":"dolmen","wikipedia":"ca:Sepulcre Megalític de les Maioles","wikidata":"Q11948250","source":"","alt_name":""},</text:p>
          </table:table-cell>
        </table:table-row>
        <table:table-row table:style-name="ro2">
          <table:table-cell office:value-type="string" calcext:value-type="string">
            <text:p>Menhir de Casa Cremada II</text:p>
          </table:table-cell>
          <table:table-cell office:value-type="string" calcext:value-type="string">
            <text:p>Roses</text:p>
          </table:table-cell>
          <table:table-cell office:value-type="string" calcext:value-type="string">
            <text:p>42.26278</text:p>
          </table:table-cell>
          <table:table-cell office:value-type="string" calcext:value-type="string">
            <text:p>3.19583</text:p>
          </table:table-cell>
          <table:table-cell/>
          <table:table-cell office:value-type="string" calcext:value-type="string">
            <text:p>menhir</text:p>
          </table:table-cell>
          <table:table-cell table:number-columns-repeated="4"/>
          <table:table-cell table:style-name="ce24" table:formula="of:=CONCATENATE(&quot;{&quot;;&quot;name:&quot;&quot;&quot;;[.A222];&quot;&quot;&quot;,municipi:&quot;&quot;&quot;;[.B222];&quot;&quot;&quot;,lat:&quot;;[.C222];&quot;,lon:&quot;;[.D222];&quot;,hi_es:&quot;&quot;&quot;;[.E222];&quot;&quot;&quot;,megalith_type:&quot;&quot;&quot;;[.F222];&quot;&quot;&quot;,wikipedia:&quot;&quot;&quot;;[.G222];&quot;&quot;&quot;,wikidata:&quot;&quot;&quot;;[.H222];&quot;&quot;&quot;,source:&quot;&quot;&quot;;[.I222];&quot;&quot;&quot;,alt_name:&quot;&quot;&quot;;[.J222];&quot;&quot;&quot;},&quot;)" office:value-type="string" office:string-value="{name:&quot;Menhir de Casa Cremada II&quot;,municipi:&quot;Roses&quot;,lat:42.26278,lon:3.19583,hi_es:&quot;&quot;,megalith_type:&quot;menhir&quot;,wikipedia:&quot;&quot;,wikidata:&quot;&quot;,source:&quot;&quot;,alt_name:&quot;&quot;}," calcext:value-type="string">
            <text:p>{name:"Menhir de Casa Cremada II",municipi:"Roses",lat:42.26278,lon:3.19583,hi_es:"",megalith_type:"menhir",wikipedia:"",wikidata:"",source:"",alt_name:""},</text:p>
          </table:table-cell>
          <table:table-cell table:formula="of:=CONCATENATE(&quot;{&quot;;&quot;&quot;&quot;name&quot;&quot;:&quot;&quot;&quot;;[.A222];&quot;&quot;&quot;,&quot;&quot;municipi&quot;&quot;:&quot;&quot;&quot;;[.B222];&quot;&quot;&quot;,&quot;&quot;lat&quot;&quot;:&quot;;[.C222];&quot;,&quot;&quot;lon&quot;&quot;:&quot;;[.D222];&quot;,&quot;&quot;hi_es&quot;&quot;:&quot;&quot;&quot;;[.E222];&quot;&quot;&quot;,&quot;&quot;megalith_type&quot;&quot;:&quot;&quot;&quot;;[.F222];&quot;&quot;&quot;,&quot;&quot;wikipedia&quot;&quot;:&quot;&quot;&quot;;[.G222];&quot;&quot;&quot;,&quot;&quot;wikidata&quot;&quot;:&quot;&quot;&quot;;[.H222];&quot;&quot;&quot;,&quot;&quot;source&quot;&quot;:&quot;&quot;&quot;;[.I222];&quot;&quot;&quot;,&quot;&quot;alt_name&quot;&quot;:&quot;&quot;&quot;;[.J222];&quot;&quot;&quot;},&quot;)" office:value-type="string" office:string-value="{&quot;name&quot;:&quot;Menhir de Casa Cremada II&quot;,&quot;municipi&quot;:&quot;Roses&quot;,&quot;lat&quot;:42.26278,&quot;lon&quot;:3.19583,&quot;hi_es&quot;:&quot;&quot;,&quot;megalith_type&quot;:&quot;menhir&quot;,&quot;wikipedia&quot;:&quot;&quot;,&quot;wikidata&quot;:&quot;&quot;,&quot;source&quot;:&quot;&quot;,&quot;alt_name&quot;:&quot;&quot;}," calcext:value-type="string">
            <text:p>{"name":"Menhir de Casa Cremada II","municipi":"Roses","lat":42.26278,"lon":3.19583,"hi_es":"","megalith_type":"menhir","wikipedia":"","wikidata":"","source":"","alt_name":""},</text:p>
          </table:table-cell>
        </table:table-row>
        <table:table-row table:style-name="ro2">
          <table:table-cell office:value-type="string" calcext:value-type="string">
            <text:p>Menhir de Casa Cremada III</text:p>
          </table:table-cell>
          <table:table-cell office:value-type="string" calcext:value-type="string">
            <text:p>Roses</text:p>
          </table:table-cell>
          <table:table-cell office:value-type="string" calcext:value-type="string">
            <text:p>42.26028</text:p>
          </table:table-cell>
          <table:table-cell office:value-type="string" calcext:value-type="string">
            <text:p>3.19361</text:p>
          </table:table-cell>
          <table:table-cell/>
          <table:table-cell office:value-type="string" calcext:value-type="string">
            <text:p>menhir</text:p>
          </table:table-cell>
          <table:table-cell table:number-columns-repeated="4"/>
          <table:table-cell table:style-name="ce24" table:formula="of:=CONCATENATE(&quot;{&quot;;&quot;name:&quot;&quot;&quot;;[.A223];&quot;&quot;&quot;,municipi:&quot;&quot;&quot;;[.B223];&quot;&quot;&quot;,lat:&quot;;[.C223];&quot;,lon:&quot;;[.D223];&quot;,hi_es:&quot;&quot;&quot;;[.E223];&quot;&quot;&quot;,megalith_type:&quot;&quot;&quot;;[.F223];&quot;&quot;&quot;,wikipedia:&quot;&quot;&quot;;[.G223];&quot;&quot;&quot;,wikidata:&quot;&quot;&quot;;[.H223];&quot;&quot;&quot;,source:&quot;&quot;&quot;;[.I223];&quot;&quot;&quot;,alt_name:&quot;&quot;&quot;;[.J223];&quot;&quot;&quot;},&quot;)" office:value-type="string" office:string-value="{name:&quot;Menhir de Casa Cremada III&quot;,municipi:&quot;Roses&quot;,lat:42.26028,lon:3.19361,hi_es:&quot;&quot;,megalith_type:&quot;menhir&quot;,wikipedia:&quot;&quot;,wikidata:&quot;&quot;,source:&quot;&quot;,alt_name:&quot;&quot;}," calcext:value-type="string">
            <text:p>{name:"Menhir de Casa Cremada III",municipi:"Roses",lat:42.26028,lon:3.19361,hi_es:"",megalith_type:"menhir",wikipedia:"",wikidata:"",source:"",alt_name:""},</text:p>
          </table:table-cell>
          <table:table-cell table:formula="of:=CONCATENATE(&quot;{&quot;;&quot;&quot;&quot;name&quot;&quot;:&quot;&quot;&quot;;[.A223];&quot;&quot;&quot;,&quot;&quot;municipi&quot;&quot;:&quot;&quot;&quot;;[.B223];&quot;&quot;&quot;,&quot;&quot;lat&quot;&quot;:&quot;;[.C223];&quot;,&quot;&quot;lon&quot;&quot;:&quot;;[.D223];&quot;,&quot;&quot;hi_es&quot;&quot;:&quot;&quot;&quot;;[.E223];&quot;&quot;&quot;,&quot;&quot;megalith_type&quot;&quot;:&quot;&quot;&quot;;[.F223];&quot;&quot;&quot;,&quot;&quot;wikipedia&quot;&quot;:&quot;&quot;&quot;;[.G223];&quot;&quot;&quot;,&quot;&quot;wikidata&quot;&quot;:&quot;&quot;&quot;;[.H223];&quot;&quot;&quot;,&quot;&quot;source&quot;&quot;:&quot;&quot;&quot;;[.I223];&quot;&quot;&quot;,&quot;&quot;alt_name&quot;&quot;:&quot;&quot;&quot;;[.J223];&quot;&quot;&quot;},&quot;)" office:value-type="string" office:string-value="{&quot;name&quot;:&quot;Menhir de Casa Cremada III&quot;,&quot;municipi&quot;:&quot;Roses&quot;,&quot;lat&quot;:42.26028,&quot;lon&quot;:3.19361,&quot;hi_es&quot;:&quot;&quot;,&quot;megalith_type&quot;:&quot;menhir&quot;,&quot;wikipedia&quot;:&quot;&quot;,&quot;wikidata&quot;:&quot;&quot;,&quot;source&quot;:&quot;&quot;,&quot;alt_name&quot;:&quot;&quot;}," calcext:value-type="string">
            <text:p>{"name":"Menhir de Casa Cremada III","municipi":"Roses","lat":42.26028,"lon":3.19361,"hi_es":"","megalith_type":"menhir","wikipedia":"","wikidata":"","source":"","alt_name":""},</text:p>
          </table:table-cell>
        </table:table-row>
        <table:table-row table:style-name="ro2">
          <table:table-cell office:value-type="string" calcext:value-type="string">
            <text:p>Cova-Dolmen del Rec de la Quarantena II</text:p>
          </table:table-cell>
          <table:table-cell office:value-type="string" calcext:value-type="string">
            <text:p>Roses</text:p>
          </table:table-cell>
          <table:table-cell office:value-type="string" calcext:value-type="string">
            <text:p>42.26060</text:p>
          </table:table-cell>
          <table:table-cell office:value-type="string" calcext:value-type="string">
            <text:p>3.20336</text:p>
          </table:table-cell>
          <table:table-cell/>
          <table:table-cell office:value-type="string" calcext:value-type="string">
            <text:p>dolmen</text:p>
          </table:table-cell>
          <table:table-cell table:number-columns-repeated="4"/>
          <table:table-cell table:style-name="ce24" table:formula="of:=CONCATENATE(&quot;{&quot;;&quot;name:&quot;&quot;&quot;;[.A224];&quot;&quot;&quot;,municipi:&quot;&quot;&quot;;[.B224];&quot;&quot;&quot;,lat:&quot;;[.C224];&quot;,lon:&quot;;[.D224];&quot;,hi_es:&quot;&quot;&quot;;[.E224];&quot;&quot;&quot;,megalith_type:&quot;&quot;&quot;;[.F224];&quot;&quot;&quot;,wikipedia:&quot;&quot;&quot;;[.G224];&quot;&quot;&quot;,wikidata:&quot;&quot;&quot;;[.H224];&quot;&quot;&quot;,source:&quot;&quot;&quot;;[.I224];&quot;&quot;&quot;,alt_name:&quot;&quot;&quot;;[.J224];&quot;&quot;&quot;},&quot;)" office:value-type="string" office:string-value="{name:&quot;Cova-Dolmen del Rec de la Quarantena II&quot;,municipi:&quot;Roses&quot;,lat:42.26060,lon:3.20336,hi_es:&quot;&quot;,megalith_type:&quot;dolmen&quot;,wikipedia:&quot;&quot;,wikidata:&quot;&quot;,source:&quot;&quot;,alt_name:&quot;&quot;}," calcext:value-type="string">
            <text:p>{name:"Cova-Dolmen del Rec de la Quarantena II",municipi:"Roses",lat:42.26060,lon:3.20336,hi_es:"",megalith_type:"dolmen",wikipedia:"",wikidata:"",source:"",alt_name:""},</text:p>
          </table:table-cell>
          <table:table-cell table:formula="of:=CONCATENATE(&quot;{&quot;;&quot;&quot;&quot;name&quot;&quot;:&quot;&quot;&quot;;[.A224];&quot;&quot;&quot;,&quot;&quot;municipi&quot;&quot;:&quot;&quot;&quot;;[.B224];&quot;&quot;&quot;,&quot;&quot;lat&quot;&quot;:&quot;;[.C224];&quot;,&quot;&quot;lon&quot;&quot;:&quot;;[.D224];&quot;,&quot;&quot;hi_es&quot;&quot;:&quot;&quot;&quot;;[.E224];&quot;&quot;&quot;,&quot;&quot;megalith_type&quot;&quot;:&quot;&quot;&quot;;[.F224];&quot;&quot;&quot;,&quot;&quot;wikipedia&quot;&quot;:&quot;&quot;&quot;;[.G224];&quot;&quot;&quot;,&quot;&quot;wikidata&quot;&quot;:&quot;&quot;&quot;;[.H224];&quot;&quot;&quot;,&quot;&quot;source&quot;&quot;:&quot;&quot;&quot;;[.I224];&quot;&quot;&quot;,&quot;&quot;alt_name&quot;&quot;:&quot;&quot;&quot;;[.J224];&quot;&quot;&quot;},&quot;)" office:value-type="string" office:string-value="{&quot;name&quot;:&quot;Cova-Dolmen del Rec de la Quarantena II&quot;,&quot;municipi&quot;:&quot;Roses&quot;,&quot;lat&quot;:42.26060,&quot;lon&quot;:3.20336,&quot;hi_es&quot;:&quot;&quot;,&quot;megalith_type&quot;:&quot;dolmen&quot;,&quot;wikipedia&quot;:&quot;&quot;,&quot;wikidata&quot;:&quot;&quot;,&quot;source&quot;:&quot;&quot;,&quot;alt_name&quot;:&quot;&quot;}," calcext:value-type="string">
            <text:p>{"name":"Cova-Dolmen del Rec de la Quarantena II","municipi":"Roses","lat":42.26060,"lon":3.20336,"hi_es":"","megalith_type":"dolmen","wikipedia":"","wikidata":"","source":"","alt_name":""},</text:p>
          </table:table-cell>
        </table:table-row>
        <table:table-row table:style-name="ro2">
          <table:table-cell office:value-type="string" calcext:value-type="string">
            <text:p>Menhir Puig de la Llosa</text:p>
          </table:table-cell>
          <table:table-cell office:value-type="string" calcext:value-type="string">
            <text:p>La Jonquera</text:p>
          </table:table-cell>
          <table:table-cell office:value-type="string" calcext:value-type="string">
            <text:p>42.403289</text:p>
          </table:table-cell>
          <table:table-cell office:value-type="string" calcext:value-type="string">
            <text:p>2.913138</text:p>
          </table:table-cell>
          <table:table-cell/>
          <table:table-cell office:value-type="string" calcext:value-type="string">
            <text:p>menhir</text:p>
          </table:table-cell>
          <table:table-cell table:number-columns-repeated="2"/>
          <table:table-cell office:value-type="string" calcext:value-type="string">
            <text:p>http://dolmensmenhirs.blogspot.com/2014/03/menhir-del-puig-de-la-llosa-alt-emporda.html</text:p>
          </table:table-cell>
          <table:table-cell/>
          <table:table-cell table:style-name="ce24" table:formula="of:=CONCATENATE(&quot;{&quot;;&quot;name:&quot;&quot;&quot;;[.A225];&quot;&quot;&quot;,municipi:&quot;&quot;&quot;;[.B225];&quot;&quot;&quot;,lat:&quot;;[.C225];&quot;,lon:&quot;;[.D225];&quot;,hi_es:&quot;&quot;&quot;;[.E225];&quot;&quot;&quot;,megalith_type:&quot;&quot;&quot;;[.F225];&quot;&quot;&quot;,wikipedia:&quot;&quot;&quot;;[.G225];&quot;&quot;&quot;,wikidata:&quot;&quot;&quot;;[.H225];&quot;&quot;&quot;,source:&quot;&quot;&quot;;[.I225];&quot;&quot;&quot;,alt_name:&quot;&quot;&quot;;[.J225];&quot;&quot;&quot;},&quot;)" office:value-type="string" office:string-value="{name:&quot;Menhir Puig de la Llosa&quot;,municipi:&quot;La Jonquera&quot;,lat:42.403289,lon:2.913138,hi_es:&quot;&quot;,megalith_type:&quot;menhir&quot;,wikipedia:&quot;&quot;,wikidata:&quot;&quot;,source:&quot;http://dolmensmenhirs.blogspot.com/2014/03/menhir-del-puig-de-la-llosa-alt-emporda.html&quot;,alt_name:&quot;&quot;}," calcext:value-type="string">
            <text:p>{name:"Menhir Puig de la Llosa",municipi:"La Jonquera",lat:42.403289,lon:2.913138,hi_es:"",megalith_type:"menhir",wikipedia:"",wikidata:"",source:"http://dolmensmenhirs.blogspot.com/2014/03/menhir-del-puig-de-la-llosa-alt-emporda.html",alt_name:""},</text:p>
          </table:table-cell>
          <table:table-cell table:formula="of:=CONCATENATE(&quot;{&quot;;&quot;&quot;&quot;name&quot;&quot;:&quot;&quot;&quot;;[.A225];&quot;&quot;&quot;,&quot;&quot;municipi&quot;&quot;:&quot;&quot;&quot;;[.B225];&quot;&quot;&quot;,&quot;&quot;lat&quot;&quot;:&quot;;[.C225];&quot;,&quot;&quot;lon&quot;&quot;:&quot;;[.D225];&quot;,&quot;&quot;hi_es&quot;&quot;:&quot;&quot;&quot;;[.E225];&quot;&quot;&quot;,&quot;&quot;megalith_type&quot;&quot;:&quot;&quot;&quot;;[.F225];&quot;&quot;&quot;,&quot;&quot;wikipedia&quot;&quot;:&quot;&quot;&quot;;[.G225];&quot;&quot;&quot;,&quot;&quot;wikidata&quot;&quot;:&quot;&quot;&quot;;[.H225];&quot;&quot;&quot;,&quot;&quot;source&quot;&quot;:&quot;&quot;&quot;;[.I225];&quot;&quot;&quot;,&quot;&quot;alt_name&quot;&quot;:&quot;&quot;&quot;;[.J225];&quot;&quot;&quot;},&quot;)" office:value-type="string" office:string-value="{&quot;name&quot;:&quot;Menhir Puig de la Llosa&quot;,&quot;municipi&quot;:&quot;La Jonquera&quot;,&quot;lat&quot;:42.403289,&quot;lon&quot;:2.913138,&quot;hi_es&quot;:&quot;&quot;,&quot;megalith_type&quot;:&quot;menhir&quot;,&quot;wikipedia&quot;:&quot;&quot;,&quot;wikidata&quot;:&quot;&quot;,&quot;source&quot;:&quot;http://dolmensmenhirs.blogspot.com/2014/03/menhir-del-puig-de-la-llosa-alt-emporda.html&quot;,&quot;alt_name&quot;:&quot;&quot;}," calcext:value-type="string">
            <text:p>{"name":"Menhir Puig de la Llosa","municipi":"La Jonquera","lat":42.403289,"lon":2.913138,"hi_es":"","megalith_type":"menhir","wikipedia":"","wikidata":"","source":"http://dolmensmenhirs.blogspot.com/2014/03/menhir-del-puig-de-la-llosa-alt-emporda.html","alt_name":""},</text:p>
          </table:table-cell>
        </table:table-row>
        <table:table-row table:style-name="ro2">
          <table:table-cell office:value-type="string" calcext:value-type="string">
            <text:p>Menhir Quer Afumat I</text:p>
          </table:table-cell>
          <table:table-cell office:value-type="string" calcext:value-type="string">
            <text:p>Capmany</text:p>
          </table:table-cell>
          <table:table-cell office:value-type="string" calcext:value-type="string">
            <text:p>42.39389</text:p>
          </table:table-cell>
          <table:table-cell office:value-type="string" calcext:value-type="string">
            <text:p>2.91111</text:p>
          </table:table-cell>
          <table:table-cell/>
          <table:table-cell office:value-type="string" calcext:value-type="string">
            <text:p>menhir</text:p>
          </table:table-cell>
          <table:table-cell table:number-columns-repeated="2"/>
          <table:table-cell office:value-type="string" calcext:value-type="string">
            <text:p>http://dolmensmenhirs.blogspot.com/2014/03/menhir-del-quer-afumat-i-alt-emporda.html</text:p>
          </table:table-cell>
          <table:table-cell/>
          <table:table-cell table:style-name="ce24" table:formula="of:=CONCATENATE(&quot;{&quot;;&quot;name:&quot;&quot;&quot;;[.A226];&quot;&quot;&quot;,municipi:&quot;&quot;&quot;;[.B226];&quot;&quot;&quot;,lat:&quot;;[.C226];&quot;,lon:&quot;;[.D226];&quot;,hi_es:&quot;&quot;&quot;;[.E226];&quot;&quot;&quot;,megalith_type:&quot;&quot;&quot;;[.F226];&quot;&quot;&quot;,wikipedia:&quot;&quot;&quot;;[.G226];&quot;&quot;&quot;,wikidata:&quot;&quot;&quot;;[.H226];&quot;&quot;&quot;,source:&quot;&quot;&quot;;[.I226];&quot;&quot;&quot;,alt_name:&quot;&quot;&quot;;[.J226];&quot;&quot;&quot;},&quot;)" office:value-type="string" office:string-value="{name:&quot;Menhir Quer Afumat I&quot;,municipi:&quot;Capmany&quot;,lat:42.39389,lon:2.91111,hi_es:&quot;&quot;,megalith_type:&quot;menhir&quot;,wikipedia:&quot;&quot;,wikidata:&quot;&quot;,source:&quot;http://dolmensmenhirs.blogspot.com/2014/03/menhir-del-quer-afumat-i-alt-emporda.html&quot;,alt_name:&quot;&quot;}," calcext:value-type="string">
            <text:p>{name:"Menhir Quer Afumat I",municipi:"Capmany",lat:42.39389,lon:2.91111,hi_es:"",megalith_type:"menhir",wikipedia:"",wikidata:"",source:"http://dolmensmenhirs.blogspot.com/2014/03/menhir-del-quer-afumat-i-alt-emporda.html",alt_name:""},</text:p>
          </table:table-cell>
          <table:table-cell table:formula="of:=CONCATENATE(&quot;{&quot;;&quot;&quot;&quot;name&quot;&quot;:&quot;&quot;&quot;;[.A226];&quot;&quot;&quot;,&quot;&quot;municipi&quot;&quot;:&quot;&quot;&quot;;[.B226];&quot;&quot;&quot;,&quot;&quot;lat&quot;&quot;:&quot;;[.C226];&quot;,&quot;&quot;lon&quot;&quot;:&quot;;[.D226];&quot;,&quot;&quot;hi_es&quot;&quot;:&quot;&quot;&quot;;[.E226];&quot;&quot;&quot;,&quot;&quot;megalith_type&quot;&quot;:&quot;&quot;&quot;;[.F226];&quot;&quot;&quot;,&quot;&quot;wikipedia&quot;&quot;:&quot;&quot;&quot;;[.G226];&quot;&quot;&quot;,&quot;&quot;wikidata&quot;&quot;:&quot;&quot;&quot;;[.H226];&quot;&quot;&quot;,&quot;&quot;source&quot;&quot;:&quot;&quot;&quot;;[.I226];&quot;&quot;&quot;,&quot;&quot;alt_name&quot;&quot;:&quot;&quot;&quot;;[.J226];&quot;&quot;&quot;},&quot;)" office:value-type="string" office:string-value="{&quot;name&quot;:&quot;Menhir Quer Afumat I&quot;,&quot;municipi&quot;:&quot;Capmany&quot;,&quot;lat&quot;:42.39389,&quot;lon&quot;:2.91111,&quot;hi_es&quot;:&quot;&quot;,&quot;megalith_type&quot;:&quot;menhir&quot;,&quot;wikipedia&quot;:&quot;&quot;,&quot;wikidata&quot;:&quot;&quot;,&quot;source&quot;:&quot;http://dolmensmenhirs.blogspot.com/2014/03/menhir-del-quer-afumat-i-alt-emporda.html&quot;,&quot;alt_name&quot;:&quot;&quot;}," calcext:value-type="string">
            <text:p>{"name":"Menhir Quer Afumat I","municipi":"Capmany","lat":42.39389,"lon":2.91111,"hi_es":"","megalith_type":"menhir","wikipedia":"","wikidata":"","source":"http://dolmensmenhirs.blogspot.com/2014/03/menhir-del-quer-afumat-i-alt-emporda.html","alt_name":""},</text:p>
          </table:table-cell>
        </table:table-row>
        <table:table-row table:style-name="ro2">
          <table:table-cell office:value-type="string" calcext:value-type="string">
            <text:p>Dolmen del Puig Tifell</text:p>
          </table:table-cell>
          <table:table-cell office:value-type="string" calcext:value-type="string">
            <text:p>Llançà</text:p>
          </table:table-cell>
          <table:table-cell office:value-type="string" calcext:value-type="string">
            <text:p>42.375055</text:p>
          </table:table-cell>
          <table:table-cell office:value-type="string" calcext:value-type="string">
            <text:p>3.115803</text:p>
          </table:table-cell>
          <table:table-cell/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http://dolmensmenhirs.blogspot.com/2014/03/dolmen-del-puig-tifell-alt-emporda.html</text:p>
          </table:table-cell>
          <table:table-cell/>
          <table:table-cell table:style-name="ce24" table:formula="of:=CONCATENATE(&quot;{&quot;;&quot;name:&quot;&quot;&quot;;[.A227];&quot;&quot;&quot;,municipi:&quot;&quot;&quot;;[.B227];&quot;&quot;&quot;,lat:&quot;;[.C227];&quot;,lon:&quot;;[.D227];&quot;,hi_es:&quot;&quot;&quot;;[.E227];&quot;&quot;&quot;,megalith_type:&quot;&quot;&quot;;[.F227];&quot;&quot;&quot;,wikipedia:&quot;&quot;&quot;;[.G227];&quot;&quot;&quot;,wikidata:&quot;&quot;&quot;;[.H227];&quot;&quot;&quot;,source:&quot;&quot;&quot;;[.I227];&quot;&quot;&quot;,alt_name:&quot;&quot;&quot;;[.J227];&quot;&quot;&quot;},&quot;)" office:value-type="string" office:string-value="{name:&quot;Dolmen del Puig Tifell&quot;,municipi:&quot;Llançà&quot;,lat:42.375055,lon:3.115803,hi_es:&quot;&quot;,megalith_type:&quot;dolmen&quot;,wikipedia:&quot;&quot;,wikidata:&quot;&quot;,source:&quot;http://dolmensmenhirs.blogspot.com/2014/03/dolmen-del-puig-tifell-alt-emporda.html&quot;,alt_name:&quot;&quot;}," calcext:value-type="string">
            <text:p>{name:"Dolmen del Puig Tifell",municipi:"Llançà",lat:42.375055,lon:3.115803,hi_es:"",megalith_type:"dolmen",wikipedia:"",wikidata:"",source:"http://dolmensmenhirs.blogspot.com/2014/03/dolmen-del-puig-tifell-alt-emporda.html",alt_name:""},</text:p>
          </table:table-cell>
          <table:table-cell table:formula="of:=CONCATENATE(&quot;{&quot;;&quot;&quot;&quot;name&quot;&quot;:&quot;&quot;&quot;;[.A227];&quot;&quot;&quot;,&quot;&quot;municipi&quot;&quot;:&quot;&quot;&quot;;[.B227];&quot;&quot;&quot;,&quot;&quot;lat&quot;&quot;:&quot;;[.C227];&quot;,&quot;&quot;lon&quot;&quot;:&quot;;[.D227];&quot;,&quot;&quot;hi_es&quot;&quot;:&quot;&quot;&quot;;[.E227];&quot;&quot;&quot;,&quot;&quot;megalith_type&quot;&quot;:&quot;&quot;&quot;;[.F227];&quot;&quot;&quot;,&quot;&quot;wikipedia&quot;&quot;:&quot;&quot;&quot;;[.G227];&quot;&quot;&quot;,&quot;&quot;wikidata&quot;&quot;:&quot;&quot;&quot;;[.H227];&quot;&quot;&quot;,&quot;&quot;source&quot;&quot;:&quot;&quot;&quot;;[.I227];&quot;&quot;&quot;,&quot;&quot;alt_name&quot;&quot;:&quot;&quot;&quot;;[.J227];&quot;&quot;&quot;},&quot;)" office:value-type="string" office:string-value="{&quot;name&quot;:&quot;Dolmen del Puig Tifell&quot;,&quot;municipi&quot;:&quot;Llançà&quot;,&quot;lat&quot;:42.375055,&quot;lon&quot;:3.115803,&quot;hi_es&quot;:&quot;&quot;,&quot;megalith_type&quot;:&quot;dolmen&quot;,&quot;wikipedia&quot;:&quot;&quot;,&quot;wikidata&quot;:&quot;&quot;,&quot;source&quot;:&quot;http://dolmensmenhirs.blogspot.com/2014/03/dolmen-del-puig-tifell-alt-emporda.html&quot;,&quot;alt_name&quot;:&quot;&quot;}," calcext:value-type="string">
            <text:p>{"name":"Dolmen del Puig Tifell","municipi":"Llançà","lat":42.375055,"lon":3.115803,"hi_es":"","megalith_type":"dolmen","wikipedia":"","wikidata":"","source":"http://dolmensmenhirs.blogspot.com/2014/03/dolmen-del-puig-tifell-alt-emporda.html","alt_name":""},</text:p>
          </table:table-cell>
        </table:table-row>
        <table:table-row table:style-name="ro2">
          <table:table-cell office:value-type="string" calcext:value-type="string">
            <text:p>Menhir de les Roques Blanques</text:p>
          </table:table-cell>
          <table:table-cell office:value-type="string" calcext:value-type="string">
            <text:p>Espolla</text:p>
          </table:table-cell>
          <table:table-cell office:value-type="string" calcext:value-type="string">
            <text:p>42.41472</text:p>
          </table:table-cell>
          <table:table-cell office:value-type="string" calcext:value-type="string">
            <text:p>2.98083</text:p>
          </table:table-cell>
          <table:table-cell/>
          <table:table-cell office:value-type="string" calcext:value-type="string">
            <text:p>menhir</text:p>
          </table:table-cell>
          <table:table-cell office:value-type="string" calcext:value-type="string">
            <text:p>ca:Menhir del Castellà</text:p>
          </table:table-cell>
          <table:table-cell office:value-type="string" calcext:value-type="string">
            <text:p>Q18004758</text:p>
          </table:table-cell>
          <table:table-cell/>
          <table:table-cell office:value-type="string" calcext:value-type="string">
            <text:p>Menhir del Castellà</text:p>
          </table:table-cell>
          <table:table-cell table:style-name="ce24" table:formula="of:=CONCATENATE(&quot;{&quot;;&quot;name:&quot;&quot;&quot;;[.A228];&quot;&quot;&quot;,municipi:&quot;&quot;&quot;;[.B228];&quot;&quot;&quot;,lat:&quot;;[.C228];&quot;,lon:&quot;;[.D228];&quot;,hi_es:&quot;&quot;&quot;;[.E228];&quot;&quot;&quot;,megalith_type:&quot;&quot;&quot;;[.F228];&quot;&quot;&quot;,wikipedia:&quot;&quot;&quot;;[.G228];&quot;&quot;&quot;,wikidata:&quot;&quot;&quot;;[.H228];&quot;&quot;&quot;,source:&quot;&quot;&quot;;[.I228];&quot;&quot;&quot;,alt_name:&quot;&quot;&quot;;[.J228];&quot;&quot;&quot;},&quot;)" office:value-type="string" office:string-value="{name:&quot;Menhir de les Roques Blanques&quot;,municipi:&quot;Espolla&quot;,lat:42.41472,lon:2.98083,hi_es:&quot;&quot;,megalith_type:&quot;menhir&quot;,wikipedia:&quot;ca:Menhir del Castellà&quot;,wikidata:&quot;Q18004758&quot;,source:&quot;&quot;,alt_name:&quot;Menhir del Castellà&quot;}," calcext:value-type="string">
            <text:p>{name:"Menhir de les Roques Blanques",municipi:"Espolla",lat:42.41472,lon:2.98083,hi_es:"",megalith_type:"menhir",wikipedia:"ca:Menhir del Castellà",wikidata:"Q18004758",source:"",alt_name:"Menhir del Castellà"},</text:p>
          </table:table-cell>
          <table:table-cell table:formula="of:=CONCATENATE(&quot;{&quot;;&quot;&quot;&quot;name&quot;&quot;:&quot;&quot;&quot;;[.A228];&quot;&quot;&quot;,&quot;&quot;municipi&quot;&quot;:&quot;&quot;&quot;;[.B228];&quot;&quot;&quot;,&quot;&quot;lat&quot;&quot;:&quot;;[.C228];&quot;,&quot;&quot;lon&quot;&quot;:&quot;;[.D228];&quot;,&quot;&quot;hi_es&quot;&quot;:&quot;&quot;&quot;;[.E228];&quot;&quot;&quot;,&quot;&quot;megalith_type&quot;&quot;:&quot;&quot;&quot;;[.F228];&quot;&quot;&quot;,&quot;&quot;wikipedia&quot;&quot;:&quot;&quot;&quot;;[.G228];&quot;&quot;&quot;,&quot;&quot;wikidata&quot;&quot;:&quot;&quot;&quot;;[.H228];&quot;&quot;&quot;,&quot;&quot;source&quot;&quot;:&quot;&quot;&quot;;[.I228];&quot;&quot;&quot;,&quot;&quot;alt_name&quot;&quot;:&quot;&quot;&quot;;[.J228];&quot;&quot;&quot;},&quot;)" office:value-type="string" office:string-value="{&quot;name&quot;:&quot;Menhir de les Roques Blanques&quot;,&quot;municipi&quot;:&quot;Espolla&quot;,&quot;lat&quot;:42.41472,&quot;lon&quot;:2.98083,&quot;hi_es&quot;:&quot;&quot;,&quot;megalith_type&quot;:&quot;menhir&quot;,&quot;wikipedia&quot;:&quot;ca:Menhir del Castellà&quot;,&quot;wikidata&quot;:&quot;Q18004758&quot;,&quot;source&quot;:&quot;&quot;,&quot;alt_name&quot;:&quot;Menhir del Castellà&quot;}," calcext:value-type="string">
            <text:p>{"name":"Menhir de les Roques Blanques","municipi":"Espolla","lat":42.41472,"lon":2.98083,"hi_es":"","megalith_type":"menhir","wikipedia":"ca:Menhir del Castellà","wikidata":"Q18004758","source":"","alt_name":"Menhir del Castellà"},</text:p>
          </table:table-cell>
        </table:table-row>
        <table:table-row table:style-name="ro2">
          <table:table-cell office:value-type="string" calcext:value-type="string">
            <text:p>Dolmen del Cuspinar</text:p>
          </table:table-cell>
          <table:table-cell office:value-type="string" calcext:value-type="string">
            <text:p>Moià</text:p>
          </table:table-cell>
          <table:table-cell office:value-type="string" calcext:value-type="string">
            <text:p>41.81167</text:p>
          </table:table-cell>
          <table:table-cell office:value-type="string" calcext:value-type="string">
            <text:p>2.15028</text:p>
          </table:table-cell>
          <table:table-cell/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http://dolmensmenhirs.blogspot.com/2014/03/dolmen-del-cuspinar-bages.html</text:p>
          </table:table-cell>
          <table:table-cell/>
          <table:table-cell table:style-name="ce24" table:formula="of:=CONCATENATE(&quot;{&quot;;&quot;name:&quot;&quot;&quot;;[.A229];&quot;&quot;&quot;,municipi:&quot;&quot;&quot;;[.B229];&quot;&quot;&quot;,lat:&quot;;[.C229];&quot;,lon:&quot;;[.D229];&quot;,hi_es:&quot;&quot;&quot;;[.E229];&quot;&quot;&quot;,megalith_type:&quot;&quot;&quot;;[.F229];&quot;&quot;&quot;,wikipedia:&quot;&quot;&quot;;[.G229];&quot;&quot;&quot;,wikidata:&quot;&quot;&quot;;[.H229];&quot;&quot;&quot;,source:&quot;&quot;&quot;;[.I229];&quot;&quot;&quot;,alt_name:&quot;&quot;&quot;;[.J229];&quot;&quot;&quot;},&quot;)" office:value-type="string" office:string-value="{name:&quot;Dolmen del Cuspinar&quot;,municipi:&quot;Moià&quot;,lat:41.81167,lon:2.15028,hi_es:&quot;&quot;,megalith_type:&quot;dolmen&quot;,wikipedia:&quot;&quot;,wikidata:&quot;&quot;,source:&quot;http://dolmensmenhirs.blogspot.com/2014/03/dolmen-del-cuspinar-bages.html&quot;,alt_name:&quot;&quot;}," calcext:value-type="string">
            <text:p>{name:"Dolmen del Cuspinar",municipi:"Moià",lat:41.81167,lon:2.15028,hi_es:"",megalith_type:"dolmen",wikipedia:"",wikidata:"",source:"http://dolmensmenhirs.blogspot.com/2014/03/dolmen-del-cuspinar-bages.html",alt_name:""},</text:p>
          </table:table-cell>
          <table:table-cell table:formula="of:=CONCATENATE(&quot;{&quot;;&quot;&quot;&quot;name&quot;&quot;:&quot;&quot;&quot;;[.A229];&quot;&quot;&quot;,&quot;&quot;municipi&quot;&quot;:&quot;&quot;&quot;;[.B229];&quot;&quot;&quot;,&quot;&quot;lat&quot;&quot;:&quot;;[.C229];&quot;,&quot;&quot;lon&quot;&quot;:&quot;;[.D229];&quot;,&quot;&quot;hi_es&quot;&quot;:&quot;&quot;&quot;;[.E229];&quot;&quot;&quot;,&quot;&quot;megalith_type&quot;&quot;:&quot;&quot;&quot;;[.F229];&quot;&quot;&quot;,&quot;&quot;wikipedia&quot;&quot;:&quot;&quot;&quot;;[.G229];&quot;&quot;&quot;,&quot;&quot;wikidata&quot;&quot;:&quot;&quot;&quot;;[.H229];&quot;&quot;&quot;,&quot;&quot;source&quot;&quot;:&quot;&quot;&quot;;[.I229];&quot;&quot;&quot;,&quot;&quot;alt_name&quot;&quot;:&quot;&quot;&quot;;[.J229];&quot;&quot;&quot;},&quot;)" office:value-type="string" office:string-value="{&quot;name&quot;:&quot;Dolmen del Cuspinar&quot;,&quot;municipi&quot;:&quot;Moià&quot;,&quot;lat&quot;:41.81167,&quot;lon&quot;:2.15028,&quot;hi_es&quot;:&quot;&quot;,&quot;megalith_type&quot;:&quot;dolmen&quot;,&quot;wikipedia&quot;:&quot;&quot;,&quot;wikidata&quot;:&quot;&quot;,&quot;source&quot;:&quot;http://dolmensmenhirs.blogspot.com/2014/03/dolmen-del-cuspinar-bages.html&quot;,&quot;alt_name&quot;:&quot;&quot;}," calcext:value-type="string">
            <text:p>{"name":"Dolmen del Cuspinar","municipi":"Moià","lat":41.81167,"lon":2.15028,"hi_es":"","megalith_type":"dolmen","wikipedia":"","wikidata":"","source":"http://dolmensmenhirs.blogspot.com/2014/03/dolmen-del-cuspinar-bages.html","alt_name":""},</text:p>
          </table:table-cell>
        </table:table-row>
        <table:table-row table:style-name="ro2">
          <table:table-cell office:value-type="string" calcext:value-type="string">
            <text:p>Menhir de la Pedra del Diable</text:p>
          </table:table-cell>
          <table:table-cell office:value-type="string" calcext:value-type="string">
            <text:p>Vilassar de Dalt</text:p>
          </table:table-cell>
          <table:table-cell office:value-type="string" calcext:value-type="string">
            <text:p>41.525</text:p>
          </table:table-cell>
          <table:table-cell office:value-type="string" calcext:value-type="string">
            <text:p>2.32972</text:p>
          </table:table-cell>
          <table:table-cell/>
          <table:table-cell office:value-type="string" calcext:value-type="string">
            <text:p>menhir</text:p>
          </table:table-cell>
          <table:table-cell office:value-type="string" calcext:value-type="string">
            <text:p>ca:Menhir de la Pedra del Diable</text:p>
          </table:table-cell>
          <table:table-cell office:value-type="string" calcext:value-type="string">
            <text:p>Q21402431</text:p>
          </table:table-cell>
          <table:table-cell table:number-columns-repeated="2"/>
          <table:table-cell table:style-name="ce24" table:formula="of:=CONCATENATE(&quot;{&quot;;&quot;name:&quot;&quot;&quot;;[.A230];&quot;&quot;&quot;,municipi:&quot;&quot;&quot;;[.B230];&quot;&quot;&quot;,lat:&quot;;[.C230];&quot;,lon:&quot;;[.D230];&quot;,hi_es:&quot;&quot;&quot;;[.E230];&quot;&quot;&quot;,megalith_type:&quot;&quot;&quot;;[.F230];&quot;&quot;&quot;,wikipedia:&quot;&quot;&quot;;[.G230];&quot;&quot;&quot;,wikidata:&quot;&quot;&quot;;[.H230];&quot;&quot;&quot;,source:&quot;&quot;&quot;;[.I230];&quot;&quot;&quot;,alt_name:&quot;&quot;&quot;;[.J230];&quot;&quot;&quot;},&quot;)" office:value-type="string" office:string-value="{name:&quot;Menhir de la Pedra del Diable&quot;,municipi:&quot;Vilassar de Dalt&quot;,lat:41.525,lon:2.32972,hi_es:&quot;&quot;,megalith_type:&quot;menhir&quot;,wikipedia:&quot;ca:Menhir de la Pedra del Diable&quot;,wikidata:&quot;Q21402431&quot;,source:&quot;&quot;,alt_name:&quot;&quot;}," calcext:value-type="string">
            <text:p>{name:"Menhir de la Pedra del Diable",municipi:"Vilassar de Dalt",lat:41.525,lon:2.32972,hi_es:"",megalith_type:"menhir",wikipedia:"ca:Menhir de la Pedra del Diable",wikidata:"Q21402431",source:"",alt_name:""},</text:p>
          </table:table-cell>
          <table:table-cell table:formula="of:=CONCATENATE(&quot;{&quot;;&quot;&quot;&quot;name&quot;&quot;:&quot;&quot;&quot;;[.A230];&quot;&quot;&quot;,&quot;&quot;municipi&quot;&quot;:&quot;&quot;&quot;;[.B230];&quot;&quot;&quot;,&quot;&quot;lat&quot;&quot;:&quot;;[.C230];&quot;,&quot;&quot;lon&quot;&quot;:&quot;;[.D230];&quot;,&quot;&quot;hi_es&quot;&quot;:&quot;&quot;&quot;;[.E230];&quot;&quot;&quot;,&quot;&quot;megalith_type&quot;&quot;:&quot;&quot;&quot;;[.F230];&quot;&quot;&quot;,&quot;&quot;wikipedia&quot;&quot;:&quot;&quot;&quot;;[.G230];&quot;&quot;&quot;,&quot;&quot;wikidata&quot;&quot;:&quot;&quot;&quot;;[.H230];&quot;&quot;&quot;,&quot;&quot;source&quot;&quot;:&quot;&quot;&quot;;[.I230];&quot;&quot;&quot;,&quot;&quot;alt_name&quot;&quot;:&quot;&quot;&quot;;[.J230];&quot;&quot;&quot;},&quot;)" office:value-type="string" office:string-value="{&quot;name&quot;:&quot;Menhir de la Pedra del Diable&quot;,&quot;municipi&quot;:&quot;Vilassar de Dalt&quot;,&quot;lat&quot;:41.525,&quot;lon&quot;:2.32972,&quot;hi_es&quot;:&quot;&quot;,&quot;megalith_type&quot;:&quot;menhir&quot;,&quot;wikipedia&quot;:&quot;ca:Menhir de la Pedra del Diable&quot;,&quot;wikidata&quot;:&quot;Q21402431&quot;,&quot;source&quot;:&quot;&quot;,&quot;alt_name&quot;:&quot;&quot;}," calcext:value-type="string">
            <text:p>{"name":"Menhir de la Pedra del Diable","municipi":"Vilassar de Dalt","lat":41.525,"lon":2.32972,"hi_es":"","megalith_type":"menhir","wikipedia":"ca:Menhir de la Pedra del Diable","wikidata":"Q21402431","source":"","alt_name":""},</text:p>
          </table:table-cell>
        </table:table-row>
        <table:table-row table:style-name="ro2">
          <table:table-cell office:value-type="string" calcext:value-type="string">
            <text:p>Jaciment de la Pedra del Sacrifici</text:p>
          </table:table-cell>
          <table:table-cell office:value-type="string" calcext:value-type="string">
            <text:p>Tavèrnoles</text:p>
          </table:table-cell>
          <table:table-cell office:value-type="string" calcext:value-type="string">
            <text:p>41.95889</text:p>
          </table:table-cell>
          <table:table-cell office:value-type="string" calcext:value-type="string">
            <text:p>2.34167</text:p>
          </table:table-cell>
          <table:table-cell/>
          <table:table-cell office:value-type="string" calcext:value-type="string">
            <text:p>stone</text:p>
          </table:table-cell>
          <table:table-cell office:value-type="string" calcext:value-type="string">
            <text:p>ca:Jaciment de la Pedra del Sacrifici</text:p>
          </table:table-cell>
          <table:table-cell office:value-type="string" calcext:value-type="string">
            <text:p>Q21580207</text:p>
          </table:table-cell>
          <table:table-cell table:number-columns-repeated="2"/>
          <table:table-cell table:style-name="ce24" table:formula="of:=CONCATENATE(&quot;{&quot;;&quot;name:&quot;&quot;&quot;;[.A231];&quot;&quot;&quot;,municipi:&quot;&quot;&quot;;[.B231];&quot;&quot;&quot;,lat:&quot;;[.C231];&quot;,lon:&quot;;[.D231];&quot;,hi_es:&quot;&quot;&quot;;[.E231];&quot;&quot;&quot;,megalith_type:&quot;&quot;&quot;;[.F231];&quot;&quot;&quot;,wikipedia:&quot;&quot;&quot;;[.G231];&quot;&quot;&quot;,wikidata:&quot;&quot;&quot;;[.H231];&quot;&quot;&quot;,source:&quot;&quot;&quot;;[.I231];&quot;&quot;&quot;,alt_name:&quot;&quot;&quot;;[.J231];&quot;&quot;&quot;},&quot;)" office:value-type="string" office:string-value="{name:&quot;Jaciment de la Pedra del Sacrifici&quot;,municipi:&quot;Tavèrnoles&quot;,lat:41.95889,lon:2.34167,hi_es:&quot;&quot;,megalith_type:&quot;stone&quot;,wikipedia:&quot;ca:Jaciment de la Pedra del Sacrifici&quot;,wikidata:&quot;Q21580207&quot;,source:&quot;&quot;,alt_name:&quot;&quot;}," calcext:value-type="string">
            <text:p>{name:"Jaciment de la Pedra del Sacrifici",municipi:"Tavèrnoles",lat:41.95889,lon:2.34167,hi_es:"",megalith_type:"stone",wikipedia:"ca:Jaciment de la Pedra del Sacrifici",wikidata:"Q21580207",source:"",alt_name:""},</text:p>
          </table:table-cell>
          <table:table-cell table:formula="of:=CONCATENATE(&quot;{&quot;;&quot;&quot;&quot;name&quot;&quot;:&quot;&quot;&quot;;[.A231];&quot;&quot;&quot;,&quot;&quot;municipi&quot;&quot;:&quot;&quot;&quot;;[.B231];&quot;&quot;&quot;,&quot;&quot;lat&quot;&quot;:&quot;;[.C231];&quot;,&quot;&quot;lon&quot;&quot;:&quot;;[.D231];&quot;,&quot;&quot;hi_es&quot;&quot;:&quot;&quot;&quot;;[.E231];&quot;&quot;&quot;,&quot;&quot;megalith_type&quot;&quot;:&quot;&quot;&quot;;[.F231];&quot;&quot;&quot;,&quot;&quot;wikipedia&quot;&quot;:&quot;&quot;&quot;;[.G231];&quot;&quot;&quot;,&quot;&quot;wikidata&quot;&quot;:&quot;&quot;&quot;;[.H231];&quot;&quot;&quot;,&quot;&quot;source&quot;&quot;:&quot;&quot;&quot;;[.I231];&quot;&quot;&quot;,&quot;&quot;alt_name&quot;&quot;:&quot;&quot;&quot;;[.J231];&quot;&quot;&quot;},&quot;)" office:value-type="string" office:string-value="{&quot;name&quot;:&quot;Jaciment de la Pedra del Sacrifici&quot;,&quot;municipi&quot;:&quot;Tavèrnoles&quot;,&quot;lat&quot;:41.95889,&quot;lon&quot;:2.34167,&quot;hi_es&quot;:&quot;&quot;,&quot;megalith_type&quot;:&quot;stone&quot;,&quot;wikipedia&quot;:&quot;ca:Jaciment de la Pedra del Sacrifici&quot;,&quot;wikidata&quot;:&quot;Q21580207&quot;,&quot;source&quot;:&quot;&quot;,&quot;alt_name&quot;:&quot;&quot;}," calcext:value-type="string">
            <text:p>{"name":"Jaciment de la Pedra del Sacrifici","municipi":"Tavèrnoles","lat":41.95889,"lon":2.34167,"hi_es":"","megalith_type":"stone","wikipedia":"ca:Jaciment de la Pedra del Sacrifici","wikidata":"Q21580207","source":"","alt_name":""},</text:p>
          </table:table-cell>
        </table:table-row>
        <table:table-row table:style-name="ro2">
          <table:table-cell office:value-type="string" calcext:value-type="string">
            <text:p>Pedra dels Sacrificis de Can Cabanyes</text:p>
          </table:table-cell>
          <table:table-cell office:value-type="string" calcext:value-type="string">
            <text:p>Llagostera</text:p>
          </table:table-cell>
          <table:table-cell office:value-type="string" calcext:value-type="string">
            <text:p>41.77056</text:p>
          </table:table-cell>
          <table:table-cell office:value-type="string" calcext:value-type="string">
            <text:p>2.93889</text:p>
          </table:table-cell>
          <table:table-cell/>
          <table:table-cell office:value-type="string" calcext:value-type="string">
            <text:p>stone</text:p>
          </table:table-cell>
          <table:table-cell office:value-type="string" calcext:value-type="string">
            <text:p>ca:Pedra dels Sacrificis de Can Cabanyes</text:p>
          </table:table-cell>
          <table:table-cell office:value-type="string" calcext:value-type="string">
            <text:p>Q19257201</text:p>
          </table:table-cell>
          <table:table-cell table:number-columns-repeated="2"/>
          <table:table-cell table:style-name="ce24" table:formula="of:=CONCATENATE(&quot;{&quot;;&quot;name:&quot;&quot;&quot;;[.A232];&quot;&quot;&quot;,municipi:&quot;&quot;&quot;;[.B232];&quot;&quot;&quot;,lat:&quot;;[.C232];&quot;,lon:&quot;;[.D232];&quot;,hi_es:&quot;&quot;&quot;;[.E232];&quot;&quot;&quot;,megalith_type:&quot;&quot;&quot;;[.F232];&quot;&quot;&quot;,wikipedia:&quot;&quot;&quot;;[.G232];&quot;&quot;&quot;,wikidata:&quot;&quot;&quot;;[.H232];&quot;&quot;&quot;,source:&quot;&quot;&quot;;[.I232];&quot;&quot;&quot;,alt_name:&quot;&quot;&quot;;[.J232];&quot;&quot;&quot;},&quot;)" office:value-type="string" office:string-value="{name:&quot;Pedra dels Sacrificis de Can Cabanyes&quot;,municipi:&quot;Llagostera&quot;,lat:41.77056,lon:2.93889,hi_es:&quot;&quot;,megalith_type:&quot;stone&quot;,wikipedia:&quot;ca:Pedra dels Sacrificis de Can Cabanyes&quot;,wikidata:&quot;Q19257201&quot;,source:&quot;&quot;,alt_name:&quot;&quot;}," calcext:value-type="string">
            <text:p>{name:"Pedra dels Sacrificis de Can Cabanyes",municipi:"Llagostera",lat:41.77056,lon:2.93889,hi_es:"",megalith_type:"stone",wikipedia:"ca:Pedra dels Sacrificis de Can Cabanyes",wikidata:"Q19257201",source:"",alt_name:""},</text:p>
          </table:table-cell>
          <table:table-cell table:formula="of:=CONCATENATE(&quot;{&quot;;&quot;&quot;&quot;name&quot;&quot;:&quot;&quot;&quot;;[.A232];&quot;&quot;&quot;,&quot;&quot;municipi&quot;&quot;:&quot;&quot;&quot;;[.B232];&quot;&quot;&quot;,&quot;&quot;lat&quot;&quot;:&quot;;[.C232];&quot;,&quot;&quot;lon&quot;&quot;:&quot;;[.D232];&quot;,&quot;&quot;hi_es&quot;&quot;:&quot;&quot;&quot;;[.E232];&quot;&quot;&quot;,&quot;&quot;megalith_type&quot;&quot;:&quot;&quot;&quot;;[.F232];&quot;&quot;&quot;,&quot;&quot;wikipedia&quot;&quot;:&quot;&quot;&quot;;[.G232];&quot;&quot;&quot;,&quot;&quot;wikidata&quot;&quot;:&quot;&quot;&quot;;[.H232];&quot;&quot;&quot;,&quot;&quot;source&quot;&quot;:&quot;&quot;&quot;;[.I232];&quot;&quot;&quot;,&quot;&quot;alt_name&quot;&quot;:&quot;&quot;&quot;;[.J232];&quot;&quot;&quot;},&quot;)" office:value-type="string" office:string-value="{&quot;name&quot;:&quot;Pedra dels Sacrificis de Can Cabanyes&quot;,&quot;municipi&quot;:&quot;Llagostera&quot;,&quot;lat&quot;:41.77056,&quot;lon&quot;:2.93889,&quot;hi_es&quot;:&quot;&quot;,&quot;megalith_type&quot;:&quot;stone&quot;,&quot;wikipedia&quot;:&quot;ca:Pedra dels Sacrificis de Can Cabanyes&quot;,&quot;wikidata&quot;:&quot;Q19257201&quot;,&quot;source&quot;:&quot;&quot;,&quot;alt_name&quot;:&quot;&quot;}," calcext:value-type="string">
            <text:p>{"name":"Pedra dels Sacrificis de Can Cabanyes","municipi":"Llagostera","lat":41.77056,"lon":2.93889,"hi_es":"","megalith_type":"stone","wikipedia":"ca:Pedra dels Sacrificis de Can Cabanyes","wikidata":"Q19257201","source":"","alt_name":""},</text:p>
          </table:table-cell>
        </table:table-row>
        <table:table-row table:style-name="ro1" table:number-rows-repeated="104834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N" table:style-name="ta1">
        <table:table-column table:style-name="co13" table:default-cell-style-name="ce15"/>
        <table:table-column table:style-name="co14" table:default-cell-style-name="ce15"/>
        <table:table-column table:style-name="co15" table:default-cell-style-name="ce20"/>
        <table:table-column table:style-name="co16" table:default-cell-style-name="ce17"/>
        <table:table-column table:style-name="co17" table:default-cell-style-name="ce21"/>
        <table:table-column table:style-name="co2" table:number-columns-repeated="3" table:default-cell-style-name="ce21"/>
        <table:table-column table:style-name="co2" table:number-columns-repeated="5" table:default-cell-style-name="Default"/>
        <table:table-row table:style-name="ro3"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MUNICIPI</text:p>
          </table:table-cell>
          <table:table-cell table:style-name="ce16" office:value-type="string" calcext:value-type="string">
            <text:p>LAT</text:p>
          </table:table-cell>
          <table:table-cell table:style-name="ce16" office:value-type="string" calcext:value-type="string">
            <text:p>LON</text:p>
          </table:table-cell>
          <table:table-cell table:style-name="Default" office:value-type="string" calcext:value-type="string">
            <text:p>HI_ES</text:p>
          </table:table-cell>
          <table:table-cell table:style-name="Default" office:value-type="string" calcext:value-type="string">
            <text:p>MEGALITH_TYPE</text:p>
          </table:table-cell>
          <table:table-cell table:style-name="Default" office:value-type="string" calcext:value-type="string">
            <text:p>WIKIPEDIA</text:p>
          </table:table-cell>
          <table:table-cell table:style-name="ce23" office:value-type="string" calcext:value-type="string">
            <text:p>WIKIDATA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ALT_NAME</text:p>
          </table:table-cell>
          <table:table-cell office:value-type="string" calcext:value-type="string">
            <text:p>a_prop</text:p>
          </table:table-cell>
          <table:table-cell table:number-columns-repeated="2"/>
        </table:table-row>
        <table:table-row table:style-name="ro4">
          <table:table-cell table:style-name="ce14" office:value-type="string" calcext:value-type="string">
            <text:p>Cista del Molí</text:p>
          </table:table-cell>
          <table:table-cell table:style-name="ce14" office:value-type="string" calcext:value-type="string">
            <text:p>Eina</text:p>
          </table:table-cell>
          <table:table-cell table:style-name="ce17" office:value-type="string" calcext:value-type="string">
            <text:p>42.48361</text:p>
          </table:table-cell>
          <table:table-cell office:value-type="string" calcext:value-type="string">
            <text:p>2.07056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cist</text:p>
          </table:table-cell>
          <table:table-cell office:value-type="string" calcext:value-type="string">
            <text:p>ca:Cista megalítica del Molí</text:p>
          </table:table-cell>
          <table:table-cell office:value-type="string" calcext:value-type="string">
            <text:p>Q62081840</text:p>
          </table:table-cell>
          <table:table-cell table:number-columns-repeated="3"/>
          <table:table-cell table:formula="of:=CONCATENATE(&quot;{&quot;;&quot;name:&quot;&quot;&quot;;[.A2];&quot;&quot;&quot;,municipi:&quot;&quot;&quot;;[.B2];&quot;&quot;&quot;,lat:&quot;;[.C2];&quot;,lon:&quot;;[.D2];&quot;,hi_es:&quot;&quot;&quot;;[.E2];&quot;&quot;&quot;,megalith_type:&quot;&quot;&quot;;[.F2];&quot;&quot;&quot;,wikipedia:&quot;&quot;&quot;;[.G2];&quot;&quot;&quot;,wikidata:&quot;&quot;&quot;;[.H2];&quot;&quot;&quot;,source:&quot;&quot;&quot;;[.I2];&quot;&quot;&quot;,alt_name:&quot;&quot;&quot;;[.J2];&quot;&quot;&quot;},&quot;)" office:value-type="string" office:string-value="{name:&quot;Cista del Molí&quot;,municipi:&quot;Eina&quot;,lat:42.48361,lon:2.07056,hi_es:&quot;SI&quot;,megalith_type:&quot;cist&quot;,wikipedia:&quot;ca:Cista megalítica del Molí&quot;,wikidata:&quot;Q62081840&quot;,source:&quot;&quot;,alt_name:&quot;&quot;}," calcext:value-type="string">
            <text:p>{name:"Cista del Molí",municipi:"Eina",lat:42.48361,lon:2.07056,hi_es:"SI",megalith_type:"cist",wikipedia:"ca:Cista megalítica del Molí",wikidata:"Q62081840",source:"",alt_name:""},</text:p>
          </table:table-cell>
          <table:table-cell table:formula="of:=CONCATENATE(&quot;{&quot;;&quot;&quot;&quot;name&quot;&quot;:&quot;&quot;&quot;;[.A2];&quot;&quot;&quot;,&quot;&quot;municipi&quot;&quot;:&quot;&quot;&quot;;[.B2];&quot;&quot;&quot;,&quot;&quot;lat&quot;&quot;:&quot;;[.C2];&quot;,&quot;&quot;lon&quot;&quot;:&quot;;[.D2];&quot;,&quot;&quot;hi_es&quot;&quot;:&quot;&quot;&quot;;[.E2];&quot;&quot;&quot;,&quot;&quot;megalith_type&quot;&quot;:&quot;&quot;&quot;;[.F2];&quot;&quot;&quot;,&quot;&quot;wikipedia&quot;&quot;:&quot;&quot;&quot;;[.G2];&quot;&quot;&quot;,&quot;&quot;wikidata&quot;&quot;:&quot;&quot;&quot;;[.H2];&quot;&quot;&quot;,&quot;&quot;source&quot;&quot;:&quot;&quot;&quot;;[.I2];&quot;&quot;&quot;,&quot;&quot;alt_name&quot;&quot;:&quot;&quot;&quot;;[.J2];&quot;&quot;&quot;},&quot;)" office:value-type="string" office:string-value="{&quot;name&quot;:&quot;Cista del Molí&quot;,&quot;municipi&quot;:&quot;Eina&quot;,&quot;lat&quot;:42.48361,&quot;lon&quot;:2.07056,&quot;hi_es&quot;:&quot;SI&quot;,&quot;megalith_type&quot;:&quot;cist&quot;,&quot;wikipedia&quot;:&quot;ca:Cista megalítica del Molí&quot;,&quot;wikidata&quot;:&quot;Q62081840&quot;,&quot;source&quot;:&quot;&quot;,&quot;alt_name&quot;:&quot;&quot;}," calcext:value-type="string">
            <text:p>{"name":"Cista del Molí","municipi":"Eina","lat":42.48361,"lon":2.07056,"hi_es":"SI","megalith_type":"cist","wikipedia":"ca:Cista megalítica del Molí","wikidata":"Q62081840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 la Borda</text:p>
          </table:table-cell>
          <table:table-cell table:style-name="ce14" office:value-type="string" calcext:value-type="string">
            <text:p>Eina</text:p>
          </table:table-cell>
          <table:table-cell table:style-name="ce17" office:value-type="string" calcext:value-type="string">
            <text:p>42.48541</text:p>
          </table:table-cell>
          <table:table-cell office:value-type="string" calcext:value-type="string">
            <text:p>2.07431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 la Borda</text:p>
          </table:table-cell>
          <table:table-cell office:value-type="string" calcext:value-type="string">
            <text:p>Q11917570</text:p>
          </table:table-cell>
          <table:table-cell/>
          <table:table-cell office:value-type="string" calcext:value-type="string">
            <text:p>Dolmen dels Pasquerets</text:p>
          </table:table-cell>
          <table:table-cell/>
          <table:table-cell table:formula="of:=CONCATENATE(&quot;{&quot;;&quot;name:&quot;&quot;&quot;;[.A3];&quot;&quot;&quot;,municipi:&quot;&quot;&quot;;[.B3];&quot;&quot;&quot;,lat:&quot;;[.C3];&quot;,lon:&quot;;[.D3];&quot;,hi_es:&quot;&quot;&quot;;[.E3];&quot;&quot;&quot;,megalith_type:&quot;&quot;&quot;;[.F3];&quot;&quot;&quot;,wikipedia:&quot;&quot;&quot;;[.G3];&quot;&quot;&quot;,wikidata:&quot;&quot;&quot;;[.H3];&quot;&quot;&quot;,source:&quot;&quot;&quot;;[.I3];&quot;&quot;&quot;,alt_name:&quot;&quot;&quot;;[.J3];&quot;&quot;&quot;},&quot;)" office:value-type="string" office:string-value="{name:&quot;Dolmen de la Borda&quot;,municipi:&quot;Eina&quot;,lat:42.48541,lon:2.07431,hi_es:&quot;SI&quot;,megalith_type:&quot;dolmen&quot;,wikipedia:&quot;ca:Dolmen de la Borda&quot;,wikidata:&quot;Q11917570&quot;,source:&quot;&quot;,alt_name:&quot;Dolmen dels Pasquerets&quot;}," calcext:value-type="string">
            <text:p>{name:"Dolmen de la Borda",municipi:"Eina",lat:42.48541,lon:2.07431,hi_es:"SI",megalith_type:"dolmen",wikipedia:"ca:Dolmen de la Borda",wikidata:"Q11917570",source:"",alt_name:"Dolmen dels Pasquerets"},</text:p>
          </table:table-cell>
          <table:table-cell table:formula="of:=CONCATENATE(&quot;{&quot;;&quot;&quot;&quot;name&quot;&quot;:&quot;&quot;&quot;;[.A3];&quot;&quot;&quot;,&quot;&quot;municipi&quot;&quot;:&quot;&quot;&quot;;[.B3];&quot;&quot;&quot;,&quot;&quot;lat&quot;&quot;:&quot;;[.C3];&quot;,&quot;&quot;lon&quot;&quot;:&quot;;[.D3];&quot;,&quot;&quot;hi_es&quot;&quot;:&quot;&quot;&quot;;[.E3];&quot;&quot;&quot;,&quot;&quot;megalith_type&quot;&quot;:&quot;&quot;&quot;;[.F3];&quot;&quot;&quot;,&quot;&quot;wikipedia&quot;&quot;:&quot;&quot;&quot;;[.G3];&quot;&quot;&quot;,&quot;&quot;wikidata&quot;&quot;:&quot;&quot;&quot;;[.H3];&quot;&quot;&quot;,&quot;&quot;source&quot;&quot;:&quot;&quot;&quot;;[.I3];&quot;&quot;&quot;,&quot;&quot;alt_name&quot;&quot;:&quot;&quot;&quot;;[.J3];&quot;&quot;&quot;},&quot;)" office:value-type="string" office:string-value="{&quot;name&quot;:&quot;Dolmen de la Borda&quot;,&quot;municipi&quot;:&quot;Eina&quot;,&quot;lat&quot;:42.48541,&quot;lon&quot;:2.07431,&quot;hi_es&quot;:&quot;SI&quot;,&quot;megalith_type&quot;:&quot;dolmen&quot;,&quot;wikipedia&quot;:&quot;ca:Dolmen de la Borda&quot;,&quot;wikidata&quot;:&quot;Q11917570&quot;,&quot;source&quot;:&quot;&quot;,&quot;alt_name&quot;:&quot;Dolmen dels Pasquerets&quot;}," calcext:value-type="string">
            <text:p>{"name":"Dolmen de la Borda","municipi":"Eina","lat":42.48541,"lon":2.07431,"hi_es":"SI","megalith_type":"dolmen","wikipedia":"ca:Dolmen de la Borda","wikidata":"Q11917570","source":"","alt_name":"Dolmen dels Pasquerets"},</text:p>
          </table:table-cell>
        </table:table-row>
        <table:table-row table:style-name="ro4">
          <table:table-cell table:style-name="ce14" office:value-type="string" calcext:value-type="string">
            <text:p>Dolmen de lo Pou</text:p>
          </table:table-cell>
          <table:table-cell table:style-name="ce14" office:value-type="string" calcext:value-type="string">
            <text:p>Eina</text:p>
          </table:table-cell>
          <table:table-cell table:style-name="ce17" office:value-type="string" calcext:value-type="string">
            <text:p>42.48111</text:p>
          </table:table-cell>
          <table:table-cell office:value-type="string" calcext:value-type="string">
            <text:p>2.07944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 lo Pou</text:p>
          </table:table-cell>
          <table:table-cell office:value-type="string" calcext:value-type="string">
            <text:p>Q16031938</text:p>
          </table:table-cell>
          <table:table-cell table:number-columns-repeated="3"/>
          <table:table-cell table:formula="of:=CONCATENATE(&quot;{&quot;;&quot;name:&quot;&quot;&quot;;[.A4];&quot;&quot;&quot;,municipi:&quot;&quot;&quot;;[.B4];&quot;&quot;&quot;,lat:&quot;;[.C4];&quot;,lon:&quot;;[.D4];&quot;,hi_es:&quot;&quot;&quot;;[.E4];&quot;&quot;&quot;,megalith_type:&quot;&quot;&quot;;[.F4];&quot;&quot;&quot;,wikipedia:&quot;&quot;&quot;;[.G4];&quot;&quot;&quot;,wikidata:&quot;&quot;&quot;;[.H4];&quot;&quot;&quot;,source:&quot;&quot;&quot;;[.I4];&quot;&quot;&quot;,alt_name:&quot;&quot;&quot;;[.J4];&quot;&quot;&quot;},&quot;)" office:value-type="string" office:string-value="{name:&quot;Dolmen de lo Pou&quot;,municipi:&quot;Eina&quot;,lat:42.48111,lon:2.07944,hi_es:&quot;SI&quot;,megalith_type:&quot;dolmen&quot;,wikipedia:&quot;ca:Dolmen de lo Pou&quot;,wikidata:&quot;Q16031938&quot;,source:&quot;&quot;,alt_name:&quot;&quot;}," calcext:value-type="string">
            <text:p>{name:"Dolmen de lo Pou",municipi:"Eina",lat:42.48111,lon:2.07944,hi_es:"SI",megalith_type:"dolmen",wikipedia:"ca:Dolmen de lo Pou",wikidata:"Q16031938",source:"",alt_name:""},</text:p>
          </table:table-cell>
          <table:table-cell table:formula="of:=CONCATENATE(&quot;{&quot;;&quot;&quot;&quot;name&quot;&quot;:&quot;&quot;&quot;;[.A4];&quot;&quot;&quot;,&quot;&quot;municipi&quot;&quot;:&quot;&quot;&quot;;[.B4];&quot;&quot;&quot;,&quot;&quot;lat&quot;&quot;:&quot;;[.C4];&quot;,&quot;&quot;lon&quot;&quot;:&quot;;[.D4];&quot;,&quot;&quot;hi_es&quot;&quot;:&quot;&quot;&quot;;[.E4];&quot;&quot;&quot;,&quot;&quot;megalith_type&quot;&quot;:&quot;&quot;&quot;;[.F4];&quot;&quot;&quot;,&quot;&quot;wikipedia&quot;&quot;:&quot;&quot;&quot;;[.G4];&quot;&quot;&quot;,&quot;&quot;wikidata&quot;&quot;:&quot;&quot;&quot;;[.H4];&quot;&quot;&quot;,&quot;&quot;source&quot;&quot;:&quot;&quot;&quot;;[.I4];&quot;&quot;&quot;,&quot;&quot;alt_name&quot;&quot;:&quot;&quot;&quot;;[.J4];&quot;&quot;&quot;},&quot;)" office:value-type="string" office:string-value="{&quot;name&quot;:&quot;Dolmen de lo Pou&quot;,&quot;municipi&quot;:&quot;Eina&quot;,&quot;lat&quot;:42.48111,&quot;lon&quot;:2.07944,&quot;hi_es&quot;:&quot;SI&quot;,&quot;megalith_type&quot;:&quot;dolmen&quot;,&quot;wikipedia&quot;:&quot;ca:Dolmen de lo Pou&quot;,&quot;wikidata&quot;:&quot;Q16031938&quot;,&quot;source&quot;:&quot;&quot;,&quot;alt_name&quot;:&quot;&quot;}," calcext:value-type="string">
            <text:p>{"name":"Dolmen de lo Pou","municipi":"Eina","lat":42.48111,"lon":2.07944,"hi_es":"SI","megalith_type":"dolmen","wikipedia":"ca:Dolmen de lo Pou","wikidata":"Q16031938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 Brangolí</text:p>
          </table:table-cell>
          <table:table-cell table:style-name="ce14" office:value-type="string" calcext:value-type="string">
            <text:p>Enveig</text:p>
          </table:table-cell>
          <table:table-cell table:style-name="ce17" office:value-type="string" calcext:value-type="string">
            <text:p>42.48194</text:p>
          </table:table-cell>
          <table:table-cell office:value-type="string" calcext:value-type="string">
            <text:p>1.90528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 Brangolí</text:p>
          </table:table-cell>
          <table:table-cell office:value-type="string" calcext:value-type="string">
            <text:p>Q62096447</text:p>
          </table:table-cell>
          <table:table-cell table:number-columns-repeated="3"/>
          <table:table-cell table:formula="of:=CONCATENATE(&quot;{&quot;;&quot;name:&quot;&quot;&quot;;[.A5];&quot;&quot;&quot;,municipi:&quot;&quot;&quot;;[.B5];&quot;&quot;&quot;,lat:&quot;;[.C5];&quot;,lon:&quot;;[.D5];&quot;,hi_es:&quot;&quot;&quot;;[.E5];&quot;&quot;&quot;,megalith_type:&quot;&quot;&quot;;[.F5];&quot;&quot;&quot;,wikipedia:&quot;&quot;&quot;;[.G5];&quot;&quot;&quot;,wikidata:&quot;&quot;&quot;;[.H5];&quot;&quot;&quot;,source:&quot;&quot;&quot;;[.I5];&quot;&quot;&quot;,alt_name:&quot;&quot;&quot;;[.J5];&quot;&quot;&quot;},&quot;)" office:value-type="string" office:string-value="{name:&quot;Dolmen de Brangolí&quot;,municipi:&quot;Enveig&quot;,lat:42.48194,lon:1.90528,hi_es:&quot;SI&quot;,megalith_type:&quot;dolmen&quot;,wikipedia:&quot;ca:Dolmen de Brangolí&quot;,wikidata:&quot;Q62096447&quot;,source:&quot;&quot;,alt_name:&quot;&quot;}," calcext:value-type="string">
            <text:p>{name:"Dolmen de Brangolí",municipi:"Enveig",lat:42.48194,lon:1.90528,hi_es:"SI",megalith_type:"dolmen",wikipedia:"ca:Dolmen de Brangolí",wikidata:"Q62096447",source:"",alt_name:""},</text:p>
          </table:table-cell>
          <table:table-cell table:formula="of:=CONCATENATE(&quot;{&quot;;&quot;&quot;&quot;name&quot;&quot;:&quot;&quot;&quot;;[.A5];&quot;&quot;&quot;,&quot;&quot;municipi&quot;&quot;:&quot;&quot;&quot;;[.B5];&quot;&quot;&quot;,&quot;&quot;lat&quot;&quot;:&quot;;[.C5];&quot;,&quot;&quot;lon&quot;&quot;:&quot;;[.D5];&quot;,&quot;&quot;hi_es&quot;&quot;:&quot;&quot;&quot;;[.E5];&quot;&quot;&quot;,&quot;&quot;megalith_type&quot;&quot;:&quot;&quot;&quot;;[.F5];&quot;&quot;&quot;,&quot;&quot;wikipedia&quot;&quot;:&quot;&quot;&quot;;[.G5];&quot;&quot;&quot;,&quot;&quot;wikidata&quot;&quot;:&quot;&quot;&quot;;[.H5];&quot;&quot;&quot;,&quot;&quot;source&quot;&quot;:&quot;&quot;&quot;;[.I5];&quot;&quot;&quot;,&quot;&quot;alt_name&quot;&quot;:&quot;&quot;&quot;;[.J5];&quot;&quot;&quot;},&quot;)" office:value-type="string" office:string-value="{&quot;name&quot;:&quot;Dolmen de Brangolí&quot;,&quot;municipi&quot;:&quot;Enveig&quot;,&quot;lat&quot;:42.48194,&quot;lon&quot;:1.90528,&quot;hi_es&quot;:&quot;SI&quot;,&quot;megalith_type&quot;:&quot;dolmen&quot;,&quot;wikipedia&quot;:&quot;ca:Dolmen de Brangolí&quot;,&quot;wikidata&quot;:&quot;Q62096447&quot;,&quot;source&quot;:&quot;&quot;,&quot;alt_name&quot;:&quot;&quot;}," calcext:value-type="string">
            <text:p>{"name":"Dolmen de Brangolí","municipi":"Enveig","lat":42.48194,"lon":1.90528,"hi_es":"SI","megalith_type":"dolmen","wikipedia":"ca:Dolmen de Brangolí","wikidata":"Q62096447","source":"","alt_name":""},</text:p>
          </table:table-cell>
        </table:table-row>
        <table:table-row table:style-name="ro4">
          <table:table-cell table:style-name="ce14" office:value-type="string" calcext:value-type="string">
            <text:p>Arca de Calaons</text:p>
          </table:table-cell>
          <table:table-cell table:style-name="ce14" office:value-type="string" calcext:value-type="string">
            <text:p>Catllà</text:p>
          </table:table-cell>
          <table:table-cell table:style-name="ce30" office:value-type="string" calcext:value-type="string">
            <text:p>42.63389</text:p>
          </table:table-cell>
          <table:table-cell table:style-name="ce30" office:value-type="string" calcext:value-type="string">
            <text:p>2.42194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Arca de Calaons</text:p>
          </table:table-cell>
          <table:table-cell office:value-type="string" calcext:value-type="string">
            <text:p>Q11350549</text:p>
          </table:table-cell>
          <table:table-cell table:number-columns-repeated="3"/>
          <table:table-cell table:formula="of:=CONCATENATE(&quot;{&quot;;&quot;name:&quot;&quot;&quot;;[.A6];&quot;&quot;&quot;,municipi:&quot;&quot;&quot;;[.B6];&quot;&quot;&quot;,lat:&quot;;[.C6];&quot;,lon:&quot;;[.D6];&quot;,hi_es:&quot;&quot;&quot;;[.E6];&quot;&quot;&quot;,megalith_type:&quot;&quot;&quot;;[.F6];&quot;&quot;&quot;,wikipedia:&quot;&quot;&quot;;[.G6];&quot;&quot;&quot;,wikidata:&quot;&quot;&quot;;[.H6];&quot;&quot;&quot;,source:&quot;&quot;&quot;;[.I6];&quot;&quot;&quot;,alt_name:&quot;&quot;&quot;;[.J6];&quot;&quot;&quot;},&quot;)" office:value-type="string" office:string-value="{name:&quot;Arca de Calaons&quot;,municipi:&quot;Catllà&quot;,lat:42.63389,lon:2.42194,hi_es:&quot;SI&quot;,megalith_type:&quot;dolmen&quot;,wikipedia:&quot;ca:Arca de Calaons&quot;,wikidata:&quot;Q11350549&quot;,source:&quot;&quot;,alt_name:&quot;&quot;}," calcext:value-type="string">
            <text:p>{name:"Arca de Calaons",municipi:"Catllà",lat:42.63389,lon:2.42194,hi_es:"SI",megalith_type:"dolmen",wikipedia:"ca:Arca de Calaons",wikidata:"Q11350549",source:"",alt_name:""},</text:p>
          </table:table-cell>
          <table:table-cell table:formula="of:=CONCATENATE(&quot;{&quot;;&quot;&quot;&quot;name&quot;&quot;:&quot;&quot;&quot;;[.A6];&quot;&quot;&quot;,&quot;&quot;municipi&quot;&quot;:&quot;&quot;&quot;;[.B6];&quot;&quot;&quot;,&quot;&quot;lat&quot;&quot;:&quot;;[.C6];&quot;,&quot;&quot;lon&quot;&quot;:&quot;;[.D6];&quot;,&quot;&quot;hi_es&quot;&quot;:&quot;&quot;&quot;;[.E6];&quot;&quot;&quot;,&quot;&quot;megalith_type&quot;&quot;:&quot;&quot;&quot;;[.F6];&quot;&quot;&quot;,&quot;&quot;wikipedia&quot;&quot;:&quot;&quot;&quot;;[.G6];&quot;&quot;&quot;,&quot;&quot;wikidata&quot;&quot;:&quot;&quot;&quot;;[.H6];&quot;&quot;&quot;,&quot;&quot;source&quot;&quot;:&quot;&quot;&quot;;[.I6];&quot;&quot;&quot;,&quot;&quot;alt_name&quot;&quot;:&quot;&quot;&quot;;[.J6];&quot;&quot;&quot;},&quot;)" office:value-type="string" office:string-value="{&quot;name&quot;:&quot;Arca de Calaons&quot;,&quot;municipi&quot;:&quot;Catllà&quot;,&quot;lat&quot;:42.63389,&quot;lon&quot;:2.42194,&quot;hi_es&quot;:&quot;SI&quot;,&quot;megalith_type&quot;:&quot;dolmen&quot;,&quot;wikipedia&quot;:&quot;ca:Arca de Calaons&quot;,&quot;wikidata&quot;:&quot;Q11350549&quot;,&quot;source&quot;:&quot;&quot;,&quot;alt_name&quot;:&quot;&quot;}," calcext:value-type="string">
            <text:p>{"name":"Arca de Calaons","municipi":"Catllà","lat":42.63389,"lon":2.42194,"hi_es":"SI","megalith_type":"dolmen","wikipedia":"ca:Arca de Calaons","wikidata":"Q11350549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 la Font de l'Aram I</text:p>
          </table:table-cell>
          <table:table-cell table:style-name="ce14" office:value-type="string" calcext:value-type="string">
            <text:p>Rià i Cirac</text:p>
          </table:table-cell>
          <table:table-cell table:style-name="ce30" office:value-type="string" calcext:value-type="string">
            <text:p>42.63111</text:p>
          </table:table-cell>
          <table:table-cell table:style-name="ce30" office:value-type="string" calcext:value-type="string">
            <text:p>2.36361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1 de la Font de l'Aram</text:p>
          </table:table-cell>
          <table:table-cell office:value-type="string" calcext:value-type="string">
            <text:p>Q16031916</text:p>
          </table:table-cell>
          <table:table-cell/>
          <table:table-cell office:value-type="string" calcext:value-type="string">
            <text:p>Dolmen del Roc de l'Home Mort II</text:p>
          </table:table-cell>
          <table:table-cell/>
          <table:table-cell table:formula="of:=CONCATENATE(&quot;{&quot;;&quot;name:&quot;&quot;&quot;;[.A7];&quot;&quot;&quot;,municipi:&quot;&quot;&quot;;[.B7];&quot;&quot;&quot;,lat:&quot;;[.C7];&quot;,lon:&quot;;[.D7];&quot;,hi_es:&quot;&quot;&quot;;[.E7];&quot;&quot;&quot;,megalith_type:&quot;&quot;&quot;;[.F7];&quot;&quot;&quot;,wikipedia:&quot;&quot;&quot;;[.G7];&quot;&quot;&quot;,wikidata:&quot;&quot;&quot;;[.H7];&quot;&quot;&quot;,source:&quot;&quot;&quot;;[.I7];&quot;&quot;&quot;,alt_name:&quot;&quot;&quot;;[.J7];&quot;&quot;&quot;},&quot;)" office:value-type="string" office:string-value="{name:&quot;Dolmen de la Font de l'Aram I&quot;,municipi:&quot;Rià i Cirac&quot;,lat:42.63111,lon:2.36361,hi_es:&quot;SI&quot;,megalith_type:&quot;dolmen&quot;,wikipedia:&quot;ca:Dolmen 1 de la Font de l'Aram&quot;,wikidata:&quot;Q16031916&quot;,source:&quot;&quot;,alt_name:&quot;Dolmen del Roc de l'Home Mort II&quot;}," calcext:value-type="string">
            <text:p>{name:"Dolmen de la Font de l'Aram I",municipi:"Rià i Cirac",lat:42.63111,lon:2.36361,hi_es:"SI",megalith_type:"dolmen",wikipedia:"ca:Dolmen 1 de la Font de l'Aram",wikidata:"Q16031916",source:"",alt_name:"Dolmen del Roc de l'Home Mort II"},</text:p>
          </table:table-cell>
          <table:table-cell table:formula="of:=CONCATENATE(&quot;{&quot;;&quot;&quot;&quot;name&quot;&quot;:&quot;&quot;&quot;;[.A7];&quot;&quot;&quot;,&quot;&quot;municipi&quot;&quot;:&quot;&quot;&quot;;[.B7];&quot;&quot;&quot;,&quot;&quot;lat&quot;&quot;:&quot;;[.C7];&quot;,&quot;&quot;lon&quot;&quot;:&quot;;[.D7];&quot;,&quot;&quot;hi_es&quot;&quot;:&quot;&quot;&quot;;[.E7];&quot;&quot;&quot;,&quot;&quot;megalith_type&quot;&quot;:&quot;&quot;&quot;;[.F7];&quot;&quot;&quot;,&quot;&quot;wikipedia&quot;&quot;:&quot;&quot;&quot;;[.G7];&quot;&quot;&quot;,&quot;&quot;wikidata&quot;&quot;:&quot;&quot;&quot;;[.H7];&quot;&quot;&quot;,&quot;&quot;source&quot;&quot;:&quot;&quot;&quot;;[.I7];&quot;&quot;&quot;,&quot;&quot;alt_name&quot;&quot;:&quot;&quot;&quot;;[.J7];&quot;&quot;&quot;},&quot;)" office:value-type="string" office:string-value="{&quot;name&quot;:&quot;Dolmen de la Font de l'Aram I&quot;,&quot;municipi&quot;:&quot;Rià i Cirac&quot;,&quot;lat&quot;:42.63111,&quot;lon&quot;:2.36361,&quot;hi_es&quot;:&quot;SI&quot;,&quot;megalith_type&quot;:&quot;dolmen&quot;,&quot;wikipedia&quot;:&quot;ca:Dolmen 1 de la Font de l'Aram&quot;,&quot;wikidata&quot;:&quot;Q16031916&quot;,&quot;source&quot;:&quot;&quot;,&quot;alt_name&quot;:&quot;Dolmen del Roc de l'Home Mort II&quot;}," calcext:value-type="string">
            <text:p>{"name":"Dolmen de la Font de l'Aram I","municipi":"Rià i Cirac","lat":42.63111,"lon":2.36361,"hi_es":"SI","megalith_type":"dolmen","wikipedia":"ca:Dolmen 1 de la Font de l'Aram","wikidata":"Q16031916","source":"","alt_name":"Dolmen del Roc de l'Home Mort II"},</text:p>
          </table:table-cell>
        </table:table-row>
        <table:table-row table:style-name="ro4">
          <table:table-cell table:style-name="ce14" office:value-type="string" calcext:value-type="string">
            <text:p>Dolmen del Mas Lluçanes II</text:p>
          </table:table-cell>
          <table:table-cell table:style-name="ce14" office:value-type="string" calcext:value-type="string">
            <text:p>Tarerac</text:p>
          </table:table-cell>
          <table:table-cell table:style-name="ce19" office:value-type="string" calcext:value-type="string">
            <text:p>42.67333</text:p>
          </table:table-cell>
          <table:table-cell table:style-name="ce19" office:value-type="string" calcext:value-type="string">
            <text:p>2.51086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2 del Mas Lluçanes</text:p>
          </table:table-cell>
          <table:table-cell office:value-type="string" calcext:value-type="string">
            <text:p>Q16031925</text:p>
          </table:table-cell>
          <table:table-cell table:number-columns-repeated="3"/>
          <table:table-cell table:formula="of:=CONCATENATE(&quot;{&quot;;&quot;name:&quot;&quot;&quot;;[.A8];&quot;&quot;&quot;,municipi:&quot;&quot;&quot;;[.B8];&quot;&quot;&quot;,lat:&quot;;[.C8];&quot;,lon:&quot;;[.D8];&quot;,hi_es:&quot;&quot;&quot;;[.E8];&quot;&quot;&quot;,megalith_type:&quot;&quot;&quot;;[.F8];&quot;&quot;&quot;,wikipedia:&quot;&quot;&quot;;[.G8];&quot;&quot;&quot;,wikidata:&quot;&quot;&quot;;[.H8];&quot;&quot;&quot;,source:&quot;&quot;&quot;;[.I8];&quot;&quot;&quot;,alt_name:&quot;&quot;&quot;;[.J8];&quot;&quot;&quot;},&quot;)" office:value-type="string" office:string-value="{name:&quot;Dolmen del Mas Lluçanes II&quot;,municipi:&quot;Tarerac&quot;,lat:42.67333,lon:2.51086,hi_es:&quot;SI&quot;,megalith_type:&quot;dolmen&quot;,wikipedia:&quot;ca:Dolmen 2 del Mas Lluçanes&quot;,wikidata:&quot;Q16031925&quot;,source:&quot;&quot;,alt_name:&quot;&quot;}," calcext:value-type="string">
            <text:p>{name:"Dolmen del Mas Lluçanes II",municipi:"Tarerac",lat:42.67333,lon:2.51086,hi_es:"SI",megalith_type:"dolmen",wikipedia:"ca:Dolmen 2 del Mas Lluçanes",wikidata:"Q16031925",source:"",alt_name:""},</text:p>
          </table:table-cell>
          <table:table-cell table:formula="of:=CONCATENATE(&quot;{&quot;;&quot;&quot;&quot;name&quot;&quot;:&quot;&quot;&quot;;[.A8];&quot;&quot;&quot;,&quot;&quot;municipi&quot;&quot;:&quot;&quot;&quot;;[.B8];&quot;&quot;&quot;,&quot;&quot;lat&quot;&quot;:&quot;;[.C8];&quot;,&quot;&quot;lon&quot;&quot;:&quot;;[.D8];&quot;,&quot;&quot;hi_es&quot;&quot;:&quot;&quot;&quot;;[.E8];&quot;&quot;&quot;,&quot;&quot;megalith_type&quot;&quot;:&quot;&quot;&quot;;[.F8];&quot;&quot;&quot;,&quot;&quot;wikipedia&quot;&quot;:&quot;&quot;&quot;;[.G8];&quot;&quot;&quot;,&quot;&quot;wikidata&quot;&quot;:&quot;&quot;&quot;;[.H8];&quot;&quot;&quot;,&quot;&quot;source&quot;&quot;:&quot;&quot;&quot;;[.I8];&quot;&quot;&quot;,&quot;&quot;alt_name&quot;&quot;:&quot;&quot;&quot;;[.J8];&quot;&quot;&quot;},&quot;)" office:value-type="string" office:string-value="{&quot;name&quot;:&quot;Dolmen del Mas Lluçanes II&quot;,&quot;municipi&quot;:&quot;Tarerac&quot;,&quot;lat&quot;:42.67333,&quot;lon&quot;:2.51086,&quot;hi_es&quot;:&quot;SI&quot;,&quot;megalith_type&quot;:&quot;dolmen&quot;,&quot;wikipedia&quot;:&quot;ca:Dolmen 2 del Mas Lluçanes&quot;,&quot;wikidata&quot;:&quot;Q16031925&quot;,&quot;source&quot;:&quot;&quot;,&quot;alt_name&quot;:&quot;&quot;}," calcext:value-type="string">
            <text:p>{"name":"Dolmen del Mas Lluçanes II","municipi":"Tarerac","lat":42.67333,"lon":2.51086,"hi_es":"SI","megalith_type":"dolmen","wikipedia":"ca:Dolmen 2 del Mas Lluçanes","wikidata":"Q16031925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 Cobartorat</text:p>
          </table:table-cell>
          <table:table-cell table:style-name="ce14" office:value-type="string" calcext:value-type="string">
            <text:p>Cornellà de Conflent i Fullà</text:p>
          </table:table-cell>
          <table:table-cell table:style-name="ce30" office:value-type="string" calcext:value-type="string">
            <text:p>42.56761666</text:p>
          </table:table-cell>
          <table:table-cell table:style-name="ce30" office:value-type="string" calcext:value-type="string">
            <text:p>2.366958653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 Cobartorat</text:p>
          </table:table-cell>
          <table:table-cell office:value-type="string" calcext:value-type="string">
            <text:p>Q11917558</text:p>
          </table:table-cell>
          <table:table-cell table:number-columns-repeated="3"/>
          <table:table-cell table:formula="of:=CONCATENATE(&quot;{&quot;;&quot;name:&quot;&quot;&quot;;[.A9];&quot;&quot;&quot;,municipi:&quot;&quot;&quot;;[.B9];&quot;&quot;&quot;,lat:&quot;;[.C9];&quot;,lon:&quot;;[.D9];&quot;,hi_es:&quot;&quot;&quot;;[.E9];&quot;&quot;&quot;,megalith_type:&quot;&quot;&quot;;[.F9];&quot;&quot;&quot;,wikipedia:&quot;&quot;&quot;;[.G9];&quot;&quot;&quot;,wikidata:&quot;&quot;&quot;;[.H9];&quot;&quot;&quot;,source:&quot;&quot;&quot;;[.I9];&quot;&quot;&quot;,alt_name:&quot;&quot;&quot;;[.J9];&quot;&quot;&quot;},&quot;)" office:value-type="string" office:string-value="{name:&quot;Dolmen de Cobartorat&quot;,municipi:&quot;Cornellà de Conflent i Fullà&quot;,lat:42.56761666,lon:2.366958653,hi_es:&quot;SI&quot;,megalith_type:&quot;dolmen&quot;,wikipedia:&quot;ca:dolmen de Cobartorat&quot;,wikidata:&quot;Q11917558&quot;,source:&quot;&quot;,alt_name:&quot;&quot;}," calcext:value-type="string">
            <text:p>{name:"Dolmen de Cobartorat",municipi:"Cornellà de Conflent i Fullà",lat:42.56761666,lon:2.366958653,hi_es:"SI",megalith_type:"dolmen",wikipedia:"ca:dolmen de Cobartorat",wikidata:"Q11917558",source:"",alt_name:""},</text:p>
          </table:table-cell>
          <table:table-cell table:formula="of:=CONCATENATE(&quot;{&quot;;&quot;&quot;&quot;name&quot;&quot;:&quot;&quot;&quot;;[.A9];&quot;&quot;&quot;,&quot;&quot;municipi&quot;&quot;:&quot;&quot;&quot;;[.B9];&quot;&quot;&quot;,&quot;&quot;lat&quot;&quot;:&quot;;[.C9];&quot;,&quot;&quot;lon&quot;&quot;:&quot;;[.D9];&quot;,&quot;&quot;hi_es&quot;&quot;:&quot;&quot;&quot;;[.E9];&quot;&quot;&quot;,&quot;&quot;megalith_type&quot;&quot;:&quot;&quot;&quot;;[.F9];&quot;&quot;&quot;,&quot;&quot;wikipedia&quot;&quot;:&quot;&quot;&quot;;[.G9];&quot;&quot;&quot;,&quot;&quot;wikidata&quot;&quot;:&quot;&quot;&quot;;[.H9];&quot;&quot;&quot;,&quot;&quot;source&quot;&quot;:&quot;&quot;&quot;;[.I9];&quot;&quot;&quot;,&quot;&quot;alt_name&quot;&quot;:&quot;&quot;&quot;;[.J9];&quot;&quot;&quot;},&quot;)" office:value-type="string" office:string-value="{&quot;name&quot;:&quot;Dolmen de Cobartorat&quot;,&quot;municipi&quot;:&quot;Cornellà de Conflent i Fullà&quot;,&quot;lat&quot;:42.56761666,&quot;lon&quot;:2.366958653,&quot;hi_es&quot;:&quot;SI&quot;,&quot;megalith_type&quot;:&quot;dolmen&quot;,&quot;wikipedia&quot;:&quot;ca:dolmen de Cobartorat&quot;,&quot;wikidata&quot;:&quot;Q11917558&quot;,&quot;source&quot;:&quot;&quot;,&quot;alt_name&quot;:&quot;&quot;}," calcext:value-type="string">
            <text:p>{"name":"Dolmen de Cobartorat","municipi":"Cornellà de Conflent i Fullà","lat":42.56761666,"lon":2.366958653,"hi_es":"SI","megalith_type":"dolmen","wikipedia":"ca:dolmen de Cobartorat","wikidata":"Q11917558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 la Font de l'Orri</text:p>
          </table:table-cell>
          <table:table-cell table:style-name="ce14" office:value-type="string" calcext:value-type="string">
            <text:p>Eus</text:p>
          </table:table-cell>
          <table:table-cell table:style-name="ce30" office:value-type="string" calcext:value-type="string">
            <text:p>42.67444</text:p>
          </table:table-cell>
          <table:table-cell table:style-name="ce30" office:value-type="string" calcext:value-type="string">
            <text:p>2.43944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 la Font de l'Orri</text:p>
          </table:table-cell>
          <table:table-cell office:value-type="string" calcext:value-type="string">
            <text:p>Q16031918</text:p>
          </table:table-cell>
          <table:table-cell/>
          <table:table-cell office:value-type="string" calcext:value-type="string">
            <text:p>Dolmen del Coll del Trivi</text:p>
          </table:table-cell>
          <table:table-cell/>
          <table:table-cell table:formula="of:=CONCATENATE(&quot;{&quot;;&quot;name:&quot;&quot;&quot;;[.A10];&quot;&quot;&quot;,municipi:&quot;&quot;&quot;;[.B10];&quot;&quot;&quot;,lat:&quot;;[.C10];&quot;,lon:&quot;;[.D10];&quot;,hi_es:&quot;&quot;&quot;;[.E10];&quot;&quot;&quot;,megalith_type:&quot;&quot;&quot;;[.F10];&quot;&quot;&quot;,wikipedia:&quot;&quot;&quot;;[.G10];&quot;&quot;&quot;,wikidata:&quot;&quot;&quot;;[.H10];&quot;&quot;&quot;,source:&quot;&quot;&quot;;[.I10];&quot;&quot;&quot;,alt_name:&quot;&quot;&quot;;[.J10];&quot;&quot;&quot;},&quot;)" office:value-type="string" office:string-value="{name:&quot;Dolmen de la Font de l'Orri&quot;,municipi:&quot;Eus&quot;,lat:42.67444,lon:2.43944,hi_es:&quot;SI&quot;,megalith_type:&quot;dolmen&quot;,wikipedia:&quot;ca:Dolmen de la Font de l'Orri&quot;,wikidata:&quot;Q16031918&quot;,source:&quot;&quot;,alt_name:&quot;Dolmen del Coll del Trivi&quot;}," calcext:value-type="string">
            <text:p>{name:"Dolmen de la Font de l'Orri",municipi:"Eus",lat:42.67444,lon:2.43944,hi_es:"SI",megalith_type:"dolmen",wikipedia:"ca:Dolmen de la Font de l'Orri",wikidata:"Q16031918",source:"",alt_name:"Dolmen del Coll del Trivi"},</text:p>
          </table:table-cell>
          <table:table-cell table:formula="of:=CONCATENATE(&quot;{&quot;;&quot;&quot;&quot;name&quot;&quot;:&quot;&quot;&quot;;[.A10];&quot;&quot;&quot;,&quot;&quot;municipi&quot;&quot;:&quot;&quot;&quot;;[.B10];&quot;&quot;&quot;,&quot;&quot;lat&quot;&quot;:&quot;;[.C10];&quot;,&quot;&quot;lon&quot;&quot;:&quot;;[.D10];&quot;,&quot;&quot;hi_es&quot;&quot;:&quot;&quot;&quot;;[.E10];&quot;&quot;&quot;,&quot;&quot;megalith_type&quot;&quot;:&quot;&quot;&quot;;[.F10];&quot;&quot;&quot;,&quot;&quot;wikipedia&quot;&quot;:&quot;&quot;&quot;;[.G10];&quot;&quot;&quot;,&quot;&quot;wikidata&quot;&quot;:&quot;&quot;&quot;;[.H10];&quot;&quot;&quot;,&quot;&quot;source&quot;&quot;:&quot;&quot;&quot;;[.I10];&quot;&quot;&quot;,&quot;&quot;alt_name&quot;&quot;:&quot;&quot;&quot;;[.J10];&quot;&quot;&quot;},&quot;)" office:value-type="string" office:string-value="{&quot;name&quot;:&quot;Dolmen de la Font de l'Orri&quot;,&quot;municipi&quot;:&quot;Eus&quot;,&quot;lat&quot;:42.67444,&quot;lon&quot;:2.43944,&quot;hi_es&quot;:&quot;SI&quot;,&quot;megalith_type&quot;:&quot;dolmen&quot;,&quot;wikipedia&quot;:&quot;ca:Dolmen de la Font de l'Orri&quot;,&quot;wikidata&quot;:&quot;Q16031918&quot;,&quot;source&quot;:&quot;&quot;,&quot;alt_name&quot;:&quot;Dolmen del Coll del Trivi&quot;}," calcext:value-type="string">
            <text:p>{"name":"Dolmen de la Font de l'Orri","municipi":"Eus","lat":42.67444,"lon":2.43944,"hi_es":"SI","megalith_type":"dolmen","wikipedia":"ca:Dolmen de la Font de l'Orri","wikidata":"Q16031918","source":"","alt_name":"Dolmen del Coll del Trivi"},</text:p>
          </table:table-cell>
        </table:table-row>
        <table:table-row table:style-name="ro4">
          <table:table-cell table:style-name="ce14" office:value-type="string" calcext:value-type="string">
            <text:p>Dolmen de la Lloseta</text:p>
          </table:table-cell>
          <table:table-cell table:style-name="ce14" office:value-type="string" calcext:value-type="string">
            <text:p>Clarà i Villerac i els Masos</text:p>
          </table:table-cell>
          <table:table-cell table:style-name="ce30" office:value-type="string" calcext:value-type="string">
            <text:p>42.60306</text:p>
          </table:table-cell>
          <table:table-cell table:style-name="ce30" office:value-type="string" calcext:value-type="string">
            <text:p>2.45417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 la Lloseta</text:p>
          </table:table-cell>
          <table:table-cell office:value-type="string" calcext:value-type="string">
            <text:p>Q51879094</text:p>
          </table:table-cell>
          <table:table-cell/>
          <table:table-cell office:value-type="string" calcext:value-type="string">
            <text:p>Dolmen de la Barraca de la Llosa</text:p>
          </table:table-cell>
          <table:table-cell/>
          <table:table-cell table:formula="of:=CONCATENATE(&quot;{&quot;;&quot;name:&quot;&quot;&quot;;[.A11];&quot;&quot;&quot;,municipi:&quot;&quot;&quot;;[.B11];&quot;&quot;&quot;,lat:&quot;;[.C11];&quot;,lon:&quot;;[.D11];&quot;,hi_es:&quot;&quot;&quot;;[.E11];&quot;&quot;&quot;,megalith_type:&quot;&quot;&quot;;[.F11];&quot;&quot;&quot;,wikipedia:&quot;&quot;&quot;;[.G11];&quot;&quot;&quot;,wikidata:&quot;&quot;&quot;;[.H11];&quot;&quot;&quot;,source:&quot;&quot;&quot;;[.I11];&quot;&quot;&quot;,alt_name:&quot;&quot;&quot;;[.J11];&quot;&quot;&quot;},&quot;)" office:value-type="string" office:string-value="{name:&quot;Dolmen de la Lloseta&quot;,municipi:&quot;Clarà i Villerac i els Masos&quot;,lat:42.60306,lon:2.45417,hi_es:&quot;SI&quot;,megalith_type:&quot;dolmen&quot;,wikipedia:&quot;ca:Dolmen de la Lloseta&quot;,wikidata:&quot;Q51879094&quot;,source:&quot;&quot;,alt_name:&quot;Dolmen de la Barraca de la Llosa&quot;}," calcext:value-type="string">
            <text:p>{name:"Dolmen de la Lloseta",municipi:"Clarà i Villerac i els Masos",lat:42.60306,lon:2.45417,hi_es:"SI",megalith_type:"dolmen",wikipedia:"ca:Dolmen de la Lloseta",wikidata:"Q51879094",source:"",alt_name:"Dolmen de la Barraca de la Llosa"},</text:p>
          </table:table-cell>
          <table:table-cell table:formula="of:=CONCATENATE(&quot;{&quot;;&quot;&quot;&quot;name&quot;&quot;:&quot;&quot;&quot;;[.A11];&quot;&quot;&quot;,&quot;&quot;municipi&quot;&quot;:&quot;&quot;&quot;;[.B11];&quot;&quot;&quot;,&quot;&quot;lat&quot;&quot;:&quot;;[.C11];&quot;,&quot;&quot;lon&quot;&quot;:&quot;;[.D11];&quot;,&quot;&quot;hi_es&quot;&quot;:&quot;&quot;&quot;;[.E11];&quot;&quot;&quot;,&quot;&quot;megalith_type&quot;&quot;:&quot;&quot;&quot;;[.F11];&quot;&quot;&quot;,&quot;&quot;wikipedia&quot;&quot;:&quot;&quot;&quot;;[.G11];&quot;&quot;&quot;,&quot;&quot;wikidata&quot;&quot;:&quot;&quot;&quot;;[.H11];&quot;&quot;&quot;,&quot;&quot;source&quot;&quot;:&quot;&quot;&quot;;[.I11];&quot;&quot;&quot;,&quot;&quot;alt_name&quot;&quot;:&quot;&quot;&quot;;[.J11];&quot;&quot;&quot;},&quot;)" office:value-type="string" office:string-value="{&quot;name&quot;:&quot;Dolmen de la Lloseta&quot;,&quot;municipi&quot;:&quot;Clarà i Villerac i els Masos&quot;,&quot;lat&quot;:42.60306,&quot;lon&quot;:2.45417,&quot;hi_es&quot;:&quot;SI&quot;,&quot;megalith_type&quot;:&quot;dolmen&quot;,&quot;wikipedia&quot;:&quot;ca:Dolmen de la Lloseta&quot;,&quot;wikidata&quot;:&quot;Q51879094&quot;,&quot;source&quot;:&quot;&quot;,&quot;alt_name&quot;:&quot;Dolmen de la Barraca de la Llosa&quot;}," calcext:value-type="string">
            <text:p>{"name":"Dolmen de la Lloseta","municipi":"Clarà i Villerac i els Masos","lat":42.60306,"lon":2.45417,"hi_es":"SI","megalith_type":"dolmen","wikipedia":"ca:Dolmen de la Lloseta","wikidata":"Q51879094","source":"","alt_name":"Dolmen de la Barraca de la Llosa"},</text:p>
          </table:table-cell>
        </table:table-row>
        <table:table-row table:style-name="ro4">
          <table:table-cell table:style-name="ce14" office:value-type="string" calcext:value-type="string">
            <text:p>Dolmen de les Falgueres de Baix</text:p>
          </table:table-cell>
          <table:table-cell table:style-name="ce14" office:value-type="string" calcext:value-type="string">
            <text:p>Mosset</text:p>
          </table:table-cell>
          <table:table-cell table:style-name="ce30" office:value-type="string" calcext:value-type="string">
            <text:p>42.63944</text:p>
          </table:table-cell>
          <table:table-cell table:style-name="ce30" office:value-type="string" calcext:value-type="string">
            <text:p>2.36472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table:number-columns-repeated="5"/>
          <table:table-cell table:formula="of:=CONCATENATE(&quot;{&quot;;&quot;name:&quot;&quot;&quot;;[.A12];&quot;&quot;&quot;,municipi:&quot;&quot;&quot;;[.B12];&quot;&quot;&quot;,lat:&quot;;[.C12];&quot;,lon:&quot;;[.D12];&quot;,hi_es:&quot;&quot;&quot;;[.E12];&quot;&quot;&quot;,megalith_type:&quot;&quot;&quot;;[.F12];&quot;&quot;&quot;,wikipedia:&quot;&quot;&quot;;[.G12];&quot;&quot;&quot;,wikidata:&quot;&quot;&quot;;[.H12];&quot;&quot;&quot;,source:&quot;&quot;&quot;;[.I12];&quot;&quot;&quot;,alt_name:&quot;&quot;&quot;;[.J12];&quot;&quot;&quot;},&quot;)" office:value-type="string" office:string-value="{name:&quot;Dolmen de les Falgueres de Baix&quot;,municipi:&quot;Mosset&quot;,lat:42.63944,lon:2.36472,hi_es:&quot;SI&quot;,megalith_type:&quot;dolmen&quot;,wikipedia:&quot;&quot;,wikidata:&quot;&quot;,source:&quot;&quot;,alt_name:&quot;&quot;}," calcext:value-type="string">
            <text:p>{name:"Dolmen de les Falgueres de Baix",municipi:"Mosset",lat:42.63944,lon:2.36472,hi_es:"SI",megalith_type:"dolmen",wikipedia:"",wikidata:"",source:"",alt_name:""},</text:p>
          </table:table-cell>
          <table:table-cell table:formula="of:=CONCATENATE(&quot;{&quot;;&quot;&quot;&quot;name&quot;&quot;:&quot;&quot;&quot;;[.A12];&quot;&quot;&quot;,&quot;&quot;municipi&quot;&quot;:&quot;&quot;&quot;;[.B12];&quot;&quot;&quot;,&quot;&quot;lat&quot;&quot;:&quot;;[.C12];&quot;,&quot;&quot;lon&quot;&quot;:&quot;;[.D12];&quot;,&quot;&quot;hi_es&quot;&quot;:&quot;&quot;&quot;;[.E12];&quot;&quot;&quot;,&quot;&quot;megalith_type&quot;&quot;:&quot;&quot;&quot;;[.F12];&quot;&quot;&quot;,&quot;&quot;wikipedia&quot;&quot;:&quot;&quot;&quot;;[.G12];&quot;&quot;&quot;,&quot;&quot;wikidata&quot;&quot;:&quot;&quot;&quot;;[.H12];&quot;&quot;&quot;,&quot;&quot;source&quot;&quot;:&quot;&quot;&quot;;[.I12];&quot;&quot;&quot;,&quot;&quot;alt_name&quot;&quot;:&quot;&quot;&quot;;[.J12];&quot;&quot;&quot;},&quot;)" office:value-type="string" office:string-value="{&quot;name&quot;:&quot;Dolmen de les Falgueres de Baix&quot;,&quot;municipi&quot;:&quot;Mosset&quot;,&quot;lat&quot;:42.63944,&quot;lon&quot;:2.36472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e les Falgueres de Baix","municipi":"Mosset","lat":42.63944,"lon":2.36472,"hi_es":"SI","megalith_type":"dolmen","wikipedia":"","wikidata":"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 Sant Ponci</text:p>
          </table:table-cell>
          <table:table-cell table:style-name="ce14" office:value-type="string" calcext:value-type="string">
            <text:p>Molig</text:p>
          </table:table-cell>
          <table:table-cell table:style-name="ce30" office:value-type="string" calcext:value-type="string">
            <text:p>42.65889</text:p>
          </table:table-cell>
          <table:table-cell table:style-name="ce30" office:value-type="string" calcext:value-type="string">
            <text:p>2.40833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 Sant Ponci</text:p>
          </table:table-cell>
          <table:table-cell office:value-type="string" calcext:value-type="string">
            <text:p>Q16031952</text:p>
          </table:table-cell>
          <table:table-cell table:number-columns-repeated="3"/>
          <table:table-cell table:formula="of:=CONCATENATE(&quot;{&quot;;&quot;name:&quot;&quot;&quot;;[.A13];&quot;&quot;&quot;,municipi:&quot;&quot;&quot;;[.B13];&quot;&quot;&quot;,lat:&quot;;[.C13];&quot;,lon:&quot;;[.D13];&quot;,hi_es:&quot;&quot;&quot;;[.E13];&quot;&quot;&quot;,megalith_type:&quot;&quot;&quot;;[.F13];&quot;&quot;&quot;,wikipedia:&quot;&quot;&quot;;[.G13];&quot;&quot;&quot;,wikidata:&quot;&quot;&quot;;[.H13];&quot;&quot;&quot;,source:&quot;&quot;&quot;;[.I13];&quot;&quot;&quot;,alt_name:&quot;&quot;&quot;;[.J13];&quot;&quot;&quot;},&quot;)" office:value-type="string" office:string-value="{name:&quot;Dolmen de Sant Ponci&quot;,municipi:&quot;Molig&quot;,lat:42.65889,lon:2.40833,hi_es:&quot;SI&quot;,megalith_type:&quot;dolmen&quot;,wikipedia:&quot;ca:Dolmen de Sant Ponci&quot;,wikidata:&quot;Q16031952&quot;,source:&quot;&quot;,alt_name:&quot;&quot;}," calcext:value-type="string">
            <text:p>{name:"Dolmen de Sant Ponci",municipi:"Molig",lat:42.65889,lon:2.40833,hi_es:"SI",megalith_type:"dolmen",wikipedia:"ca:Dolmen de Sant Ponci",wikidata:"Q16031952",source:"",alt_name:""},</text:p>
          </table:table-cell>
          <table:table-cell table:formula="of:=CONCATENATE(&quot;{&quot;;&quot;&quot;&quot;name&quot;&quot;:&quot;&quot;&quot;;[.A13];&quot;&quot;&quot;,&quot;&quot;municipi&quot;&quot;:&quot;&quot;&quot;;[.B13];&quot;&quot;&quot;,&quot;&quot;lat&quot;&quot;:&quot;;[.C13];&quot;,&quot;&quot;lon&quot;&quot;:&quot;;[.D13];&quot;,&quot;&quot;hi_es&quot;&quot;:&quot;&quot;&quot;;[.E13];&quot;&quot;&quot;,&quot;&quot;megalith_type&quot;&quot;:&quot;&quot;&quot;;[.F13];&quot;&quot;&quot;,&quot;&quot;wikipedia&quot;&quot;:&quot;&quot;&quot;;[.G13];&quot;&quot;&quot;,&quot;&quot;wikidata&quot;&quot;:&quot;&quot;&quot;;[.H13];&quot;&quot;&quot;,&quot;&quot;source&quot;&quot;:&quot;&quot;&quot;;[.I13];&quot;&quot;&quot;,&quot;&quot;alt_name&quot;&quot;:&quot;&quot;&quot;;[.J13];&quot;&quot;&quot;},&quot;)" office:value-type="string" office:string-value="{&quot;name&quot;:&quot;Dolmen de Sant Ponci&quot;,&quot;municipi&quot;:&quot;Molig&quot;,&quot;lat&quot;:42.65889,&quot;lon&quot;:2.40833,&quot;hi_es&quot;:&quot;SI&quot;,&quot;megalith_type&quot;:&quot;dolmen&quot;,&quot;wikipedia&quot;:&quot;ca:Dolmen de Sant Ponci&quot;,&quot;wikidata&quot;:&quot;Q16031952&quot;,&quot;source&quot;:&quot;&quot;,&quot;alt_name&quot;:&quot;&quot;}," calcext:value-type="string">
            <text:p>{"name":"Dolmen de Sant Ponci","municipi":"Molig","lat":42.65889,"lon":2.40833,"hi_es":"SI","megalith_type":"dolmen","wikipedia":"ca:Dolmen de Sant Ponci","wikidata":"Q16031952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 Serra Mitjana</text:p>
          </table:table-cell>
          <table:table-cell table:style-name="ce14" office:value-type="string" calcext:value-type="string">
            <text:p>Catllà</text:p>
          </table:table-cell>
          <table:table-cell table:style-name="ce30" office:value-type="string" calcext:value-type="string">
            <text:p>42.65336</text:p>
          </table:table-cell>
          <table:table-cell table:style-name="ce30" office:value-type="string" calcext:value-type="string">
            <text:p>2.43482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 Serra Mitjana</text:p>
          </table:table-cell>
          <table:table-cell office:value-type="string" calcext:value-type="string">
            <text:p>Q16031954</text:p>
          </table:table-cell>
          <table:table-cell table:number-columns-repeated="3"/>
          <table:table-cell table:formula="of:=CONCATENATE(&quot;{&quot;;&quot;name:&quot;&quot;&quot;;[.A14];&quot;&quot;&quot;,municipi:&quot;&quot;&quot;;[.B14];&quot;&quot;&quot;,lat:&quot;;[.C14];&quot;,lon:&quot;;[.D14];&quot;,hi_es:&quot;&quot;&quot;;[.E14];&quot;&quot;&quot;,megalith_type:&quot;&quot;&quot;;[.F14];&quot;&quot;&quot;,wikipedia:&quot;&quot;&quot;;[.G14];&quot;&quot;&quot;,wikidata:&quot;&quot;&quot;;[.H14];&quot;&quot;&quot;,source:&quot;&quot;&quot;;[.I14];&quot;&quot;&quot;,alt_name:&quot;&quot;&quot;;[.J14];&quot;&quot;&quot;},&quot;)" office:value-type="string" office:string-value="{name:&quot;Dolmen de Serra Mitjana&quot;,municipi:&quot;Catllà&quot;,lat:42.65336,lon:2.43482,hi_es:&quot;SI&quot;,megalith_type:&quot;dolmen&quot;,wikipedia:&quot;ca:Dolmen de Serra Mitjana&quot;,wikidata:&quot;Q16031954&quot;,source:&quot;&quot;,alt_name:&quot;&quot;}," calcext:value-type="string">
            <text:p>{name:"Dolmen de Serra Mitjana",municipi:"Catllà",lat:42.65336,lon:2.43482,hi_es:"SI",megalith_type:"dolmen",wikipedia:"ca:Dolmen de Serra Mitjana",wikidata:"Q16031954",source:"",alt_name:""},</text:p>
          </table:table-cell>
          <table:table-cell table:formula="of:=CONCATENATE(&quot;{&quot;;&quot;&quot;&quot;name&quot;&quot;:&quot;&quot;&quot;;[.A14];&quot;&quot;&quot;,&quot;&quot;municipi&quot;&quot;:&quot;&quot;&quot;;[.B14];&quot;&quot;&quot;,&quot;&quot;lat&quot;&quot;:&quot;;[.C14];&quot;,&quot;&quot;lon&quot;&quot;:&quot;;[.D14];&quot;,&quot;&quot;hi_es&quot;&quot;:&quot;&quot;&quot;;[.E14];&quot;&quot;&quot;,&quot;&quot;megalith_type&quot;&quot;:&quot;&quot;&quot;;[.F14];&quot;&quot;&quot;,&quot;&quot;wikipedia&quot;&quot;:&quot;&quot;&quot;;[.G14];&quot;&quot;&quot;,&quot;&quot;wikidata&quot;&quot;:&quot;&quot;&quot;;[.H14];&quot;&quot;&quot;,&quot;&quot;source&quot;&quot;:&quot;&quot;&quot;;[.I14];&quot;&quot;&quot;,&quot;&quot;alt_name&quot;&quot;:&quot;&quot;&quot;;[.J14];&quot;&quot;&quot;},&quot;)" office:value-type="string" office:string-value="{&quot;name&quot;:&quot;Dolmen de Serra Mitjana&quot;,&quot;municipi&quot;:&quot;Catllà&quot;,&quot;lat&quot;:42.65336,&quot;lon&quot;:2.43482,&quot;hi_es&quot;:&quot;SI&quot;,&quot;megalith_type&quot;:&quot;dolmen&quot;,&quot;wikipedia&quot;:&quot;ca:Dolmen de Serra Mitjana&quot;,&quot;wikidata&quot;:&quot;Q16031954&quot;,&quot;source&quot;:&quot;&quot;,&quot;alt_name&quot;:&quot;&quot;}," calcext:value-type="string">
            <text:p>{"name":"Dolmen de Serra Mitjana","municipi":"Catllà","lat":42.65336,"lon":2.43482,"hi_es":"SI","megalith_type":"dolmen","wikipedia":"ca:Dolmen de Serra Mitjana","wikidata":"Q16031954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l Molló</text:p>
          </table:table-cell>
          <table:table-cell table:style-name="ce14" office:value-type="string" calcext:value-type="string">
            <text:p>Mosset</text:p>
          </table:table-cell>
          <table:table-cell table:style-name="ce30" office:value-type="string" calcext:value-type="string">
            <text:p>42.68528</text:p>
          </table:table-cell>
          <table:table-cell table:style-name="ce30" office:value-type="string" calcext:value-type="string">
            <text:p>2.34694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table:number-columns-repeated="5"/>
          <table:table-cell table:formula="of:=CONCATENATE(&quot;{&quot;;&quot;name:&quot;&quot;&quot;;[.A15];&quot;&quot;&quot;,municipi:&quot;&quot;&quot;;[.B15];&quot;&quot;&quot;,lat:&quot;;[.C15];&quot;,lon:&quot;;[.D15];&quot;,hi_es:&quot;&quot;&quot;;[.E15];&quot;&quot;&quot;,megalith_type:&quot;&quot;&quot;;[.F15];&quot;&quot;&quot;,wikipedia:&quot;&quot;&quot;;[.G15];&quot;&quot;&quot;,wikidata:&quot;&quot;&quot;;[.H15];&quot;&quot;&quot;,source:&quot;&quot;&quot;;[.I15];&quot;&quot;&quot;,alt_name:&quot;&quot;&quot;;[.J15];&quot;&quot;&quot;},&quot;)" office:value-type="string" office:string-value="{name:&quot;Dolmen del Molló&quot;,municipi:&quot;Mosset&quot;,lat:42.68528,lon:2.34694,hi_es:&quot;SI&quot;,megalith_type:&quot;dolmen&quot;,wikipedia:&quot;&quot;,wikidata:&quot;&quot;,source:&quot;&quot;,alt_name:&quot;&quot;}," calcext:value-type="string">
            <text:p>{name:"Dolmen del Molló",municipi:"Mosset",lat:42.68528,lon:2.34694,hi_es:"SI",megalith_type:"dolmen",wikipedia:"",wikidata:"",source:"",alt_name:""},</text:p>
          </table:table-cell>
          <table:table-cell table:formula="of:=CONCATENATE(&quot;{&quot;;&quot;&quot;&quot;name&quot;&quot;:&quot;&quot;&quot;;[.A15];&quot;&quot;&quot;,&quot;&quot;municipi&quot;&quot;:&quot;&quot;&quot;;[.B15];&quot;&quot;&quot;,&quot;&quot;lat&quot;&quot;:&quot;;[.C15];&quot;,&quot;&quot;lon&quot;&quot;:&quot;;[.D15];&quot;,&quot;&quot;hi_es&quot;&quot;:&quot;&quot;&quot;;[.E15];&quot;&quot;&quot;,&quot;&quot;megalith_type&quot;&quot;:&quot;&quot;&quot;;[.F15];&quot;&quot;&quot;,&quot;&quot;wikipedia&quot;&quot;:&quot;&quot;&quot;;[.G15];&quot;&quot;&quot;,&quot;&quot;wikidata&quot;&quot;:&quot;&quot;&quot;;[.H15];&quot;&quot;&quot;,&quot;&quot;source&quot;&quot;:&quot;&quot;&quot;;[.I15];&quot;&quot;&quot;,&quot;&quot;alt_name&quot;&quot;:&quot;&quot;&quot;;[.J15];&quot;&quot;&quot;},&quot;)" office:value-type="string" office:string-value="{&quot;name&quot;:&quot;Dolmen del Molló&quot;,&quot;municipi&quot;:&quot;Mosset&quot;,&quot;lat&quot;:42.68528,&quot;lon&quot;:2.34694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el Molló","municipi":"Mosset","lat":42.68528,"lon":2.34694,"hi_es":"SI","megalith_type":"dolmen","wikipedia":"","wikidata":"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l Pla de l'Arca</text:p>
          </table:table-cell>
          <table:table-cell table:style-name="ce14" office:value-type="string" calcext:value-type="string">
            <text:p>Molig</text:p>
          </table:table-cell>
          <table:table-cell table:style-name="ce30" office:value-type="string" calcext:value-type="string">
            <text:p>42.67306</text:p>
          </table:table-cell>
          <table:table-cell table:style-name="ce30" office:value-type="string" calcext:value-type="string">
            <text:p>2.40028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l Pla de l’Arca (Molig)</text:p>
          </table:table-cell>
          <table:table-cell office:value-type="string" calcext:value-type="string">
            <text:p>Q16031934</text:p>
          </table:table-cell>
          <table:table-cell table:number-columns-repeated="3"/>
          <table:table-cell table:formula="of:=CONCATENATE(&quot;{&quot;;&quot;name:&quot;&quot;&quot;;[.A16];&quot;&quot;&quot;,municipi:&quot;&quot;&quot;;[.B16];&quot;&quot;&quot;,lat:&quot;;[.C16];&quot;,lon:&quot;;[.D16];&quot;,hi_es:&quot;&quot;&quot;;[.E16];&quot;&quot;&quot;,megalith_type:&quot;&quot;&quot;;[.F16];&quot;&quot;&quot;,wikipedia:&quot;&quot;&quot;;[.G16];&quot;&quot;&quot;,wikidata:&quot;&quot;&quot;;[.H16];&quot;&quot;&quot;,source:&quot;&quot;&quot;;[.I16];&quot;&quot;&quot;,alt_name:&quot;&quot;&quot;;[.J16];&quot;&quot;&quot;},&quot;)" office:value-type="string" office:string-value="{name:&quot;Dolmen del Pla de l'Arca&quot;,municipi:&quot;Molig&quot;,lat:42.67306,lon:2.40028,hi_es:&quot;SI&quot;,megalith_type:&quot;dolmen&quot;,wikipedia:&quot;ca:Dolmen del Pla de l’Arca (Molig)&quot;,wikidata:&quot;Q16031934&quot;,source:&quot;&quot;,alt_name:&quot;&quot;}," calcext:value-type="string">
            <text:p>{name:"Dolmen del Pla de l'Arca",municipi:"Molig",lat:42.67306,lon:2.40028,hi_es:"SI",megalith_type:"dolmen",wikipedia:"ca:Dolmen del Pla de l’Arca (Molig)",wikidata:"Q16031934",source:"",alt_name:""},</text:p>
          </table:table-cell>
          <table:table-cell table:formula="of:=CONCATENATE(&quot;{&quot;;&quot;&quot;&quot;name&quot;&quot;:&quot;&quot;&quot;;[.A16];&quot;&quot;&quot;,&quot;&quot;municipi&quot;&quot;:&quot;&quot;&quot;;[.B16];&quot;&quot;&quot;,&quot;&quot;lat&quot;&quot;:&quot;;[.C16];&quot;,&quot;&quot;lon&quot;&quot;:&quot;;[.D16];&quot;,&quot;&quot;hi_es&quot;&quot;:&quot;&quot;&quot;;[.E16];&quot;&quot;&quot;,&quot;&quot;megalith_type&quot;&quot;:&quot;&quot;&quot;;[.F16];&quot;&quot;&quot;,&quot;&quot;wikipedia&quot;&quot;:&quot;&quot;&quot;;[.G16];&quot;&quot;&quot;,&quot;&quot;wikidata&quot;&quot;:&quot;&quot;&quot;;[.H16];&quot;&quot;&quot;,&quot;&quot;source&quot;&quot;:&quot;&quot;&quot;;[.I16];&quot;&quot;&quot;,&quot;&quot;alt_name&quot;&quot;:&quot;&quot;&quot;;[.J16];&quot;&quot;&quot;},&quot;)" office:value-type="string" office:string-value="{&quot;name&quot;:&quot;Dolmen del Pla de l'Arca&quot;,&quot;municipi&quot;:&quot;Molig&quot;,&quot;lat&quot;:42.67306,&quot;lon&quot;:2.40028,&quot;hi_es&quot;:&quot;SI&quot;,&quot;megalith_type&quot;:&quot;dolmen&quot;,&quot;wikipedia&quot;:&quot;ca:Dolmen del Pla de l’Arca (Molig)&quot;,&quot;wikidata&quot;:&quot;Q16031934&quot;,&quot;source&quot;:&quot;&quot;,&quot;alt_name&quot;:&quot;&quot;}," calcext:value-type="string">
            <text:p>{"name":"Dolmen del Pla de l'Arca","municipi":"Molig","lat":42.67306,"lon":2.40028,"hi_es":"SI","megalith_type":"dolmen","wikipedia":"ca:Dolmen del Pla de l’Arca (Molig)","wikidata":"Q16031934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l Prat Clos</text:p>
          </table:table-cell>
          <table:table-cell table:style-name="ce14" office:value-type="string" calcext:value-type="string">
            <text:p>Rià i Cirac</text:p>
          </table:table-cell>
          <table:table-cell table:style-name="ce30" office:value-type="string" calcext:value-type="string">
            <text:p>42.62667</text:p>
          </table:table-cell>
          <table:table-cell table:style-name="ce30" office:value-type="string" calcext:value-type="string">
            <text:p>2.37861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l Prat Clos</text:p>
          </table:table-cell>
          <table:table-cell office:value-type="string" calcext:value-type="string">
            <text:p>Q52146335</text:p>
          </table:table-cell>
          <table:table-cell table:number-columns-repeated="3"/>
          <table:table-cell table:formula="of:=CONCATENATE(&quot;{&quot;;&quot;name:&quot;&quot;&quot;;[.A17];&quot;&quot;&quot;,municipi:&quot;&quot;&quot;;[.B17];&quot;&quot;&quot;,lat:&quot;;[.C17];&quot;,lon:&quot;;[.D17];&quot;,hi_es:&quot;&quot;&quot;;[.E17];&quot;&quot;&quot;,megalith_type:&quot;&quot;&quot;;[.F17];&quot;&quot;&quot;,wikipedia:&quot;&quot;&quot;;[.G17];&quot;&quot;&quot;,wikidata:&quot;&quot;&quot;;[.H17];&quot;&quot;&quot;,source:&quot;&quot;&quot;;[.I17];&quot;&quot;&quot;,alt_name:&quot;&quot;&quot;;[.J17];&quot;&quot;&quot;},&quot;)" office:value-type="string" office:string-value="{name:&quot;Dolmen del Prat Clos&quot;,municipi:&quot;Rià i Cirac&quot;,lat:42.62667,lon:2.37861,hi_es:&quot;SI&quot;,megalith_type:&quot;dolmen&quot;,wikipedia:&quot;ca:Dolmen del Prat Clos&quot;,wikidata:&quot;Q52146335&quot;,source:&quot;&quot;,alt_name:&quot;&quot;}," calcext:value-type="string">
            <text:p>{name:"Dolmen del Prat Clos",municipi:"Rià i Cirac",lat:42.62667,lon:2.37861,hi_es:"SI",megalith_type:"dolmen",wikipedia:"ca:Dolmen del Prat Clos",wikidata:"Q52146335",source:"",alt_name:""},</text:p>
          </table:table-cell>
          <table:table-cell table:formula="of:=CONCATENATE(&quot;{&quot;;&quot;&quot;&quot;name&quot;&quot;:&quot;&quot;&quot;;[.A17];&quot;&quot;&quot;,&quot;&quot;municipi&quot;&quot;:&quot;&quot;&quot;;[.B17];&quot;&quot;&quot;,&quot;&quot;lat&quot;&quot;:&quot;;[.C17];&quot;,&quot;&quot;lon&quot;&quot;:&quot;;[.D17];&quot;,&quot;&quot;hi_es&quot;&quot;:&quot;&quot;&quot;;[.E17];&quot;&quot;&quot;,&quot;&quot;megalith_type&quot;&quot;:&quot;&quot;&quot;;[.F17];&quot;&quot;&quot;,&quot;&quot;wikipedia&quot;&quot;:&quot;&quot;&quot;;[.G17];&quot;&quot;&quot;,&quot;&quot;wikidata&quot;&quot;:&quot;&quot;&quot;;[.H17];&quot;&quot;&quot;,&quot;&quot;source&quot;&quot;:&quot;&quot;&quot;;[.I17];&quot;&quot;&quot;,&quot;&quot;alt_name&quot;&quot;:&quot;&quot;&quot;;[.J17];&quot;&quot;&quot;},&quot;)" office:value-type="string" office:string-value="{&quot;name&quot;:&quot;Dolmen del Prat Clos&quot;,&quot;municipi&quot;:&quot;Rià i Cirac&quot;,&quot;lat&quot;:42.62667,&quot;lon&quot;:2.37861,&quot;hi_es&quot;:&quot;SI&quot;,&quot;megalith_type&quot;:&quot;dolmen&quot;,&quot;wikipedia&quot;:&quot;ca:Dolmen del Prat Clos&quot;,&quot;wikidata&quot;:&quot;Q52146335&quot;,&quot;source&quot;:&quot;&quot;,&quot;alt_name&quot;:&quot;&quot;}," calcext:value-type="string">
            <text:p>{"name":"Dolmen del Prat Clos","municipi":"Rià i Cirac","lat":42.62667,"lon":2.37861,"hi_es":"SI","megalith_type":"dolmen","wikipedia":"ca:Dolmen del Prat Clos","wikidata":"Q52146335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l Roc de l'Home Mort</text:p>
          </table:table-cell>
          <table:table-cell table:style-name="ce14" office:value-type="string" calcext:value-type="string">
            <text:p>Conat</text:p>
          </table:table-cell>
          <table:table-cell table:style-name="ce30" office:value-type="string" calcext:value-type="string">
            <text:p>42.63056</text:p>
          </table:table-cell>
          <table:table-cell table:style-name="ce30" office:value-type="string" calcext:value-type="string">
            <text:p>2.37612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l Roc de l'Home Mort</text:p>
          </table:table-cell>
          <table:table-cell office:value-type="string" calcext:value-type="string">
            <text:p>Q56400634</text:p>
          </table:table-cell>
          <table:table-cell table:number-columns-repeated="3"/>
          <table:table-cell table:formula="of:=CONCATENATE(&quot;{&quot;;&quot;name:&quot;&quot;&quot;;[.A18];&quot;&quot;&quot;,municipi:&quot;&quot;&quot;;[.B18];&quot;&quot;&quot;,lat:&quot;;[.C18];&quot;,lon:&quot;;[.D18];&quot;,hi_es:&quot;&quot;&quot;;[.E18];&quot;&quot;&quot;,megalith_type:&quot;&quot;&quot;;[.F18];&quot;&quot;&quot;,wikipedia:&quot;&quot;&quot;;[.G18];&quot;&quot;&quot;,wikidata:&quot;&quot;&quot;;[.H18];&quot;&quot;&quot;,source:&quot;&quot;&quot;;[.I18];&quot;&quot;&quot;,alt_name:&quot;&quot;&quot;;[.J18];&quot;&quot;&quot;},&quot;)" office:value-type="string" office:string-value="{name:&quot;Dolmen del Roc de l'Home Mort&quot;,municipi:&quot;Conat&quot;,lat:42.63056,lon:2.37612,hi_es:&quot;SI&quot;,megalith_type:&quot;dolmen&quot;,wikipedia:&quot;ca:Dolmen del Roc de l'Home Mort&quot;,wikidata:&quot;Q56400634&quot;,source:&quot;&quot;,alt_name:&quot;&quot;}," calcext:value-type="string">
            <text:p>{name:"Dolmen del Roc de l'Home Mort",municipi:"Conat",lat:42.63056,lon:2.37612,hi_es:"SI",megalith_type:"dolmen",wikipedia:"ca:Dolmen del Roc de l'Home Mort",wikidata:"Q56400634",source:"",alt_name:""},</text:p>
          </table:table-cell>
          <table:table-cell table:formula="of:=CONCATENATE(&quot;{&quot;;&quot;&quot;&quot;name&quot;&quot;:&quot;&quot;&quot;;[.A18];&quot;&quot;&quot;,&quot;&quot;municipi&quot;&quot;:&quot;&quot;&quot;;[.B18];&quot;&quot;&quot;,&quot;&quot;lat&quot;&quot;:&quot;;[.C18];&quot;,&quot;&quot;lon&quot;&quot;:&quot;;[.D18];&quot;,&quot;&quot;hi_es&quot;&quot;:&quot;&quot;&quot;;[.E18];&quot;&quot;&quot;,&quot;&quot;megalith_type&quot;&quot;:&quot;&quot;&quot;;[.F18];&quot;&quot;&quot;,&quot;&quot;wikipedia&quot;&quot;:&quot;&quot;&quot;;[.G18];&quot;&quot;&quot;,&quot;&quot;wikidata&quot;&quot;:&quot;&quot;&quot;;[.H18];&quot;&quot;&quot;,&quot;&quot;source&quot;&quot;:&quot;&quot;&quot;;[.I18];&quot;&quot;&quot;,&quot;&quot;alt_name&quot;&quot;:&quot;&quot;&quot;;[.J18];&quot;&quot;&quot;},&quot;)" office:value-type="string" office:string-value="{&quot;name&quot;:&quot;Dolmen del Roc de l'Home Mort&quot;,&quot;municipi&quot;:&quot;Conat&quot;,&quot;lat&quot;:42.63056,&quot;lon&quot;:2.37612,&quot;hi_es&quot;:&quot;SI&quot;,&quot;megalith_type&quot;:&quot;dolmen&quot;,&quot;wikipedia&quot;:&quot;ca:Dolmen del Roc de l'Home Mort&quot;,&quot;wikidata&quot;:&quot;Q56400634&quot;,&quot;source&quot;:&quot;&quot;,&quot;alt_name&quot;:&quot;&quot;}," calcext:value-type="string">
            <text:p>{"name":"Dolmen del Roc de l'Home Mort","municipi":"Conat","lat":42.63056,"lon":2.37612,"hi_es":"SI","megalith_type":"dolmen","wikipedia":"ca:Dolmen del Roc de l'Home Mort","wikidata":"Q56400634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l Serrat d'en Perot</text:p>
          </table:table-cell>
          <table:table-cell table:style-name="ce14" office:value-type="string" calcext:value-type="string">
            <text:p>Cornellà de Conflent</text:p>
          </table:table-cell>
          <table:table-cell table:style-name="ce30" office:value-type="string" calcext:value-type="string">
            <text:p>42.58111</text:p>
          </table:table-cell>
          <table:table-cell table:style-name="ce30" office:value-type="string" calcext:value-type="string">
            <text:p>2.38722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l Serrat d'en Perot</text:p>
          </table:table-cell>
          <table:table-cell office:value-type="string" calcext:value-type="string">
            <text:p>Q16031961</text:p>
          </table:table-cell>
          <table:table-cell table:number-columns-repeated="3"/>
          <table:table-cell table:formula="of:=CONCATENATE(&quot;{&quot;;&quot;name:&quot;&quot;&quot;;[.A19];&quot;&quot;&quot;,municipi:&quot;&quot;&quot;;[.B19];&quot;&quot;&quot;,lat:&quot;;[.C19];&quot;,lon:&quot;;[.D19];&quot;,hi_es:&quot;&quot;&quot;;[.E19];&quot;&quot;&quot;,megalith_type:&quot;&quot;&quot;;[.F19];&quot;&quot;&quot;,wikipedia:&quot;&quot;&quot;;[.G19];&quot;&quot;&quot;,wikidata:&quot;&quot;&quot;;[.H19];&quot;&quot;&quot;,source:&quot;&quot;&quot;;[.I19];&quot;&quot;&quot;,alt_name:&quot;&quot;&quot;;[.J19];&quot;&quot;&quot;},&quot;)" office:value-type="string" office:string-value="{name:&quot;Dolmen del Serrat d'en Perot&quot;,municipi:&quot;Cornellà de Conflent&quot;,lat:42.58111,lon:2.38722,hi_es:&quot;SI&quot;,megalith_type:&quot;dolmen&quot;,wikipedia:&quot;ca:Dolmen del Serrat d'en Perot&quot;,wikidata:&quot;Q16031961&quot;,source:&quot;&quot;,alt_name:&quot;&quot;}," calcext:value-type="string">
            <text:p>{name:"Dolmen del Serrat d'en Perot",municipi:"Cornellà de Conflent",lat:42.58111,lon:2.38722,hi_es:"SI",megalith_type:"dolmen",wikipedia:"ca:Dolmen del Serrat d'en Perot",wikidata:"Q16031961",source:"",alt_name:""},</text:p>
          </table:table-cell>
          <table:table-cell table:formula="of:=CONCATENATE(&quot;{&quot;;&quot;&quot;&quot;name&quot;&quot;:&quot;&quot;&quot;;[.A19];&quot;&quot;&quot;,&quot;&quot;municipi&quot;&quot;:&quot;&quot;&quot;;[.B19];&quot;&quot;&quot;,&quot;&quot;lat&quot;&quot;:&quot;;[.C19];&quot;,&quot;&quot;lon&quot;&quot;:&quot;;[.D19];&quot;,&quot;&quot;hi_es&quot;&quot;:&quot;&quot;&quot;;[.E19];&quot;&quot;&quot;,&quot;&quot;megalith_type&quot;&quot;:&quot;&quot;&quot;;[.F19];&quot;&quot;&quot;,&quot;&quot;wikipedia&quot;&quot;:&quot;&quot;&quot;;[.G19];&quot;&quot;&quot;,&quot;&quot;wikidata&quot;&quot;:&quot;&quot;&quot;;[.H19];&quot;&quot;&quot;,&quot;&quot;source&quot;&quot;:&quot;&quot;&quot;;[.I19];&quot;&quot;&quot;,&quot;&quot;alt_name&quot;&quot;:&quot;&quot;&quot;;[.J19];&quot;&quot;&quot;},&quot;)" office:value-type="string" office:string-value="{&quot;name&quot;:&quot;Dolmen del Serrat d'en Perot&quot;,&quot;municipi&quot;:&quot;Cornellà de Conflent&quot;,&quot;lat&quot;:42.58111,&quot;lon&quot;:2.38722,&quot;hi_es&quot;:&quot;SI&quot;,&quot;megalith_type&quot;:&quot;dolmen&quot;,&quot;wikipedia&quot;:&quot;ca:Dolmen del Serrat d'en Perot&quot;,&quot;wikidata&quot;:&quot;Q16031961&quot;,&quot;source&quot;:&quot;&quot;,&quot;alt_name&quot;:&quot;&quot;}," calcext:value-type="string">
            <text:p>{"name":"Dolmen del Serrat d'en Perot","municipi":"Cornellà de Conflent","lat":42.58111,"lon":2.38722,"hi_es":"SI","megalith_type":"dolmen","wikipedia":"ca:Dolmen del Serrat d'en Perot","wikidata":"Q16031961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 la Serra de Santa Eulàlia I</text:p>
          </table:table-cell>
          <table:table-cell table:style-name="ce14" office:value-type="string" calcext:value-type="string">
            <text:p>Fullà i Serdinyà</text:p>
          </table:table-cell>
          <table:table-cell table:style-name="ce30" office:value-type="string" calcext:value-type="string">
            <text:p>42.56833</text:p>
          </table:table-cell>
          <table:table-cell table:style-name="ce30" office:value-type="string" calcext:value-type="string">
            <text:p>2.34639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òlmens de la Serra de Santa Eulàlia</text:p>
          </table:table-cell>
          <table:table-cell office:value-type="string" calcext:value-type="string">
            <text:p>Q16031953</text:p>
          </table:table-cell>
          <table:table-cell/>
          <table:table-cell office:value-type="string" calcext:value-type="string">
            <text:p>Dolmen de les Garberes I</text:p>
          </table:table-cell>
          <table:table-cell/>
          <table:table-cell table:formula="of:=CONCATENATE(&quot;{&quot;;&quot;name:&quot;&quot;&quot;;[.A20];&quot;&quot;&quot;,municipi:&quot;&quot;&quot;;[.B20];&quot;&quot;&quot;,lat:&quot;;[.C20];&quot;,lon:&quot;;[.D20];&quot;,hi_es:&quot;&quot;&quot;;[.E20];&quot;&quot;&quot;,megalith_type:&quot;&quot;&quot;;[.F20];&quot;&quot;&quot;,wikipedia:&quot;&quot;&quot;;[.G20];&quot;&quot;&quot;,wikidata:&quot;&quot;&quot;;[.H20];&quot;&quot;&quot;,source:&quot;&quot;&quot;;[.I20];&quot;&quot;&quot;,alt_name:&quot;&quot;&quot;;[.J20];&quot;&quot;&quot;},&quot;)" office:value-type="string" office:string-value="{name:&quot;Dolmen de la Serra de Santa Eulàlia I&quot;,municipi:&quot;Fullà i Serdinyà&quot;,lat:42.56833,lon:2.34639,hi_es:&quot;SI&quot;,megalith_type:&quot;dolmen&quot;,wikipedia:&quot;ca:Dòlmens de la Serra de Santa Eulàlia&quot;,wikidata:&quot;Q16031953&quot;,source:&quot;&quot;,alt_name:&quot;Dolmen de les Garberes I&quot;}," calcext:value-type="string">
            <text:p>{name:"Dolmen de la Serra de Santa Eulàlia I",municipi:"Fullà i Serdinyà",lat:42.56833,lon:2.34639,hi_es:"SI",megalith_type:"dolmen",wikipedia:"ca:Dòlmens de la Serra de Santa Eulàlia",wikidata:"Q16031953",source:"",alt_name:"Dolmen de les Garberes I"},</text:p>
          </table:table-cell>
          <table:table-cell table:formula="of:=CONCATENATE(&quot;{&quot;;&quot;&quot;&quot;name&quot;&quot;:&quot;&quot;&quot;;[.A20];&quot;&quot;&quot;,&quot;&quot;municipi&quot;&quot;:&quot;&quot;&quot;;[.B20];&quot;&quot;&quot;,&quot;&quot;lat&quot;&quot;:&quot;;[.C20];&quot;,&quot;&quot;lon&quot;&quot;:&quot;;[.D20];&quot;,&quot;&quot;hi_es&quot;&quot;:&quot;&quot;&quot;;[.E20];&quot;&quot;&quot;,&quot;&quot;megalith_type&quot;&quot;:&quot;&quot;&quot;;[.F20];&quot;&quot;&quot;,&quot;&quot;wikipedia&quot;&quot;:&quot;&quot;&quot;;[.G20];&quot;&quot;&quot;,&quot;&quot;wikidata&quot;&quot;:&quot;&quot;&quot;;[.H20];&quot;&quot;&quot;,&quot;&quot;source&quot;&quot;:&quot;&quot;&quot;;[.I20];&quot;&quot;&quot;,&quot;&quot;alt_name&quot;&quot;:&quot;&quot;&quot;;[.J20];&quot;&quot;&quot;},&quot;)" office:value-type="string" office:string-value="{&quot;name&quot;:&quot;Dolmen de la Serra de Santa Eulàlia I&quot;,&quot;municipi&quot;:&quot;Fullà i Serdinyà&quot;,&quot;lat&quot;:42.56833,&quot;lon&quot;:2.34639,&quot;hi_es&quot;:&quot;SI&quot;,&quot;megalith_type&quot;:&quot;dolmen&quot;,&quot;wikipedia&quot;:&quot;ca:Dòlmens de la Serra de Santa Eulàlia&quot;,&quot;wikidata&quot;:&quot;Q16031953&quot;,&quot;source&quot;:&quot;&quot;,&quot;alt_name&quot;:&quot;Dolmen de les Garberes I&quot;}," calcext:value-type="string">
            <text:p>{"name":"Dolmen de la Serra de Santa Eulàlia I","municipi":"Fullà i Serdinyà","lat":42.56833,"lon":2.34639,"hi_es":"SI","megalith_type":"dolmen","wikipedia":"ca:Dòlmens de la Serra de Santa Eulàlia","wikidata":"Q16031953","source":"","alt_name":"Dolmen de les Garberes I"},</text:p>
          </table:table-cell>
        </table:table-row>
        <table:table-row table:style-name="ro4">
          <table:table-cell table:style-name="ce14" office:value-type="string" calcext:value-type="string">
            <text:p>Dolmen de la Serra de Santa Eulàlia II</text:p>
          </table:table-cell>
          <table:table-cell table:style-name="ce14" office:value-type="string" calcext:value-type="string">
            <text:p>Fullà i Serdinyà</text:p>
          </table:table-cell>
          <table:table-cell table:style-name="ce30" office:value-type="string" calcext:value-type="string">
            <text:p>42.56556</text:p>
          </table:table-cell>
          <table:table-cell table:style-name="ce30" office:value-type="string" calcext:value-type="string">
            <text:p>2.34639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òlmens de la Serra de Santa Eulàlia</text:p>
          </table:table-cell>
          <table:table-cell office:value-type="string" calcext:value-type="string">
            <text:p>Q16031953</text:p>
          </table:table-cell>
          <table:table-cell/>
          <table:table-cell office:value-type="string" calcext:value-type="string">
            <text:p>Dolmen de les Garberes II</text:p>
          </table:table-cell>
          <table:table-cell/>
          <table:table-cell table:formula="of:=CONCATENATE(&quot;{&quot;;&quot;name:&quot;&quot;&quot;;[.A21];&quot;&quot;&quot;,municipi:&quot;&quot;&quot;;[.B21];&quot;&quot;&quot;,lat:&quot;;[.C21];&quot;,lon:&quot;;[.D21];&quot;,hi_es:&quot;&quot;&quot;;[.E21];&quot;&quot;&quot;,megalith_type:&quot;&quot;&quot;;[.F21];&quot;&quot;&quot;,wikipedia:&quot;&quot;&quot;;[.G21];&quot;&quot;&quot;,wikidata:&quot;&quot;&quot;;[.H21];&quot;&quot;&quot;,source:&quot;&quot;&quot;;[.I21];&quot;&quot;&quot;,alt_name:&quot;&quot;&quot;;[.J21];&quot;&quot;&quot;},&quot;)" office:value-type="string" office:string-value="{name:&quot;Dolmen de la Serra de Santa Eulàlia II&quot;,municipi:&quot;Fullà i Serdinyà&quot;,lat:42.56556,lon:2.34639,hi_es:&quot;SI&quot;,megalith_type:&quot;dolmen&quot;,wikipedia:&quot;ca:Dòlmens de la Serra de Santa Eulàlia&quot;,wikidata:&quot;Q16031953&quot;,source:&quot;&quot;,alt_name:&quot;Dolmen de les Garberes II&quot;}," calcext:value-type="string">
            <text:p>{name:"Dolmen de la Serra de Santa Eulàlia II",municipi:"Fullà i Serdinyà",lat:42.56556,lon:2.34639,hi_es:"SI",megalith_type:"dolmen",wikipedia:"ca:Dòlmens de la Serra de Santa Eulàlia",wikidata:"Q16031953",source:"",alt_name:"Dolmen de les Garberes II"},</text:p>
          </table:table-cell>
          <table:table-cell table:formula="of:=CONCATENATE(&quot;{&quot;;&quot;&quot;&quot;name&quot;&quot;:&quot;&quot;&quot;;[.A21];&quot;&quot;&quot;,&quot;&quot;municipi&quot;&quot;:&quot;&quot;&quot;;[.B21];&quot;&quot;&quot;,&quot;&quot;lat&quot;&quot;:&quot;;[.C21];&quot;,&quot;&quot;lon&quot;&quot;:&quot;;[.D21];&quot;,&quot;&quot;hi_es&quot;&quot;:&quot;&quot;&quot;;[.E21];&quot;&quot;&quot;,&quot;&quot;megalith_type&quot;&quot;:&quot;&quot;&quot;;[.F21];&quot;&quot;&quot;,&quot;&quot;wikipedia&quot;&quot;:&quot;&quot;&quot;;[.G21];&quot;&quot;&quot;,&quot;&quot;wikidata&quot;&quot;:&quot;&quot;&quot;;[.H21];&quot;&quot;&quot;,&quot;&quot;source&quot;&quot;:&quot;&quot;&quot;;[.I21];&quot;&quot;&quot;,&quot;&quot;alt_name&quot;&quot;:&quot;&quot;&quot;;[.J21];&quot;&quot;&quot;},&quot;)" office:value-type="string" office:string-value="{&quot;name&quot;:&quot;Dolmen de la Serra de Santa Eulàlia II&quot;,&quot;municipi&quot;:&quot;Fullà i Serdinyà&quot;,&quot;lat&quot;:42.56556,&quot;lon&quot;:2.34639,&quot;hi_es&quot;:&quot;SI&quot;,&quot;megalith_type&quot;:&quot;dolmen&quot;,&quot;wikipedia&quot;:&quot;ca:Dòlmens de la Serra de Santa Eulàlia&quot;,&quot;wikidata&quot;:&quot;Q16031953&quot;,&quot;source&quot;:&quot;&quot;,&quot;alt_name&quot;:&quot;Dolmen de les Garberes II&quot;}," calcext:value-type="string">
            <text:p>{"name":"Dolmen de la Serra de Santa Eulàlia II","municipi":"Fullà i Serdinyà","lat":42.56556,"lon":2.34639,"hi_es":"SI","megalith_type":"dolmen","wikipedia":"ca:Dòlmens de la Serra de Santa Eulàlia","wikidata":"Q16031953","source":"","alt_name":"Dolmen de les Garberes II"},</text:p>
          </table:table-cell>
        </table:table-row>
        <table:table-row table:style-name="ro4">
          <table:table-cell table:style-name="ce14" office:value-type="string" calcext:value-type="string">
            <text:p>Dolmen del Pla d'Arques I</text:p>
          </table:table-cell>
          <table:table-cell table:style-name="ce14" office:value-type="string" calcext:value-type="string">
            <text:p>Escaró i Fullà</text:p>
          </table:table-cell>
          <table:table-cell table:style-name="ce30" office:value-type="string" calcext:value-type="string">
            <text:p>42.54222</text:p>
          </table:table-cell>
          <table:table-cell table:style-name="ce30" office:value-type="string" calcext:value-type="string">
            <text:p>2.33972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òlmens del Pla d'Arques</text:p>
          </table:table-cell>
          <table:table-cell office:value-type="string" calcext:value-type="string">
            <text:p>Q51845724</text:p>
          </table:table-cell>
          <table:table-cell table:number-columns-repeated="3"/>
          <table:table-cell table:formula="of:=CONCATENATE(&quot;{&quot;;&quot;name:&quot;&quot;&quot;;[.A22];&quot;&quot;&quot;,municipi:&quot;&quot;&quot;;[.B22];&quot;&quot;&quot;,lat:&quot;;[.C22];&quot;,lon:&quot;;[.D22];&quot;,hi_es:&quot;&quot;&quot;;[.E22];&quot;&quot;&quot;,megalith_type:&quot;&quot;&quot;;[.F22];&quot;&quot;&quot;,wikipedia:&quot;&quot;&quot;;[.G22];&quot;&quot;&quot;,wikidata:&quot;&quot;&quot;;[.H22];&quot;&quot;&quot;,source:&quot;&quot;&quot;;[.I22];&quot;&quot;&quot;,alt_name:&quot;&quot;&quot;;[.J22];&quot;&quot;&quot;},&quot;)" office:value-type="string" office:string-value="{name:&quot;Dolmen del Pla d'Arques I&quot;,municipi:&quot;Escaró i Fullà&quot;,lat:42.54222,lon:2.33972,hi_es:&quot;SI&quot;,megalith_type:&quot;dolmen&quot;,wikipedia:&quot;ca:Dòlmens del Pla d'Arques&quot;,wikidata:&quot;Q51845724&quot;,source:&quot;&quot;,alt_name:&quot;&quot;}," calcext:value-type="string">
            <text:p>{name:"Dolmen del Pla d'Arques I",municipi:"Escaró i Fullà",lat:42.54222,lon:2.33972,hi_es:"SI",megalith_type:"dolmen",wikipedia:"ca:Dòlmens del Pla d'Arques",wikidata:"Q51845724",source:"",alt_name:""},</text:p>
          </table:table-cell>
          <table:table-cell table:formula="of:=CONCATENATE(&quot;{&quot;;&quot;&quot;&quot;name&quot;&quot;:&quot;&quot;&quot;;[.A22];&quot;&quot;&quot;,&quot;&quot;municipi&quot;&quot;:&quot;&quot;&quot;;[.B22];&quot;&quot;&quot;,&quot;&quot;lat&quot;&quot;:&quot;;[.C22];&quot;,&quot;&quot;lon&quot;&quot;:&quot;;[.D22];&quot;,&quot;&quot;hi_es&quot;&quot;:&quot;&quot;&quot;;[.E22];&quot;&quot;&quot;,&quot;&quot;megalith_type&quot;&quot;:&quot;&quot;&quot;;[.F22];&quot;&quot;&quot;,&quot;&quot;wikipedia&quot;&quot;:&quot;&quot;&quot;;[.G22];&quot;&quot;&quot;,&quot;&quot;wikidata&quot;&quot;:&quot;&quot;&quot;;[.H22];&quot;&quot;&quot;,&quot;&quot;source&quot;&quot;:&quot;&quot;&quot;;[.I22];&quot;&quot;&quot;,&quot;&quot;alt_name&quot;&quot;:&quot;&quot;&quot;;[.J22];&quot;&quot;&quot;},&quot;)" office:value-type="string" office:string-value="{&quot;name&quot;:&quot;Dolmen del Pla d'Arques I&quot;,&quot;municipi&quot;:&quot;Escaró i Fullà&quot;,&quot;lat&quot;:42.54222,&quot;lon&quot;:2.33972,&quot;hi_es&quot;:&quot;SI&quot;,&quot;megalith_type&quot;:&quot;dolmen&quot;,&quot;wikipedia&quot;:&quot;ca:Dòlmens del Pla d'Arques&quot;,&quot;wikidata&quot;:&quot;Q51845724&quot;,&quot;source&quot;:&quot;&quot;,&quot;alt_name&quot;:&quot;&quot;}," calcext:value-type="string">
            <text:p>{"name":"Dolmen del Pla d'Arques I","municipi":"Escaró i Fullà","lat":42.54222,"lon":2.33972,"hi_es":"SI","megalith_type":"dolmen","wikipedia":"ca:Dòlmens del Pla d'Arques","wikidata":"Q51845724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l Pla d'Arques II</text:p>
          </table:table-cell>
          <table:table-cell table:style-name="ce14" office:value-type="string" calcext:value-type="string">
            <text:p>Escaró i Fullà</text:p>
          </table:table-cell>
          <table:table-cell table:style-name="ce30" office:value-type="string" calcext:value-type="string">
            <text:p>42.54639</text:p>
          </table:table-cell>
          <table:table-cell table:style-name="ce30" office:value-type="string" calcext:value-type="string">
            <text:p>2.34333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òlmens del Pla d'Arques</text:p>
          </table:table-cell>
          <table:table-cell office:value-type="string" calcext:value-type="string">
            <text:p>Q51845724</text:p>
          </table:table-cell>
          <table:table-cell table:number-columns-repeated="3"/>
          <table:table-cell table:formula="of:=CONCATENATE(&quot;{&quot;;&quot;name:&quot;&quot;&quot;;[.A23];&quot;&quot;&quot;,municipi:&quot;&quot;&quot;;[.B23];&quot;&quot;&quot;,lat:&quot;;[.C23];&quot;,lon:&quot;;[.D23];&quot;,hi_es:&quot;&quot;&quot;;[.E23];&quot;&quot;&quot;,megalith_type:&quot;&quot;&quot;;[.F23];&quot;&quot;&quot;,wikipedia:&quot;&quot;&quot;;[.G23];&quot;&quot;&quot;,wikidata:&quot;&quot;&quot;;[.H23];&quot;&quot;&quot;,source:&quot;&quot;&quot;;[.I23];&quot;&quot;&quot;,alt_name:&quot;&quot;&quot;;[.J23];&quot;&quot;&quot;},&quot;)" office:value-type="string" office:string-value="{name:&quot;Dolmen del Pla d'Arques II&quot;,municipi:&quot;Escaró i Fullà&quot;,lat:42.54639,lon:2.34333,hi_es:&quot;SI&quot;,megalith_type:&quot;dolmen&quot;,wikipedia:&quot;ca:Dòlmens del Pla d'Arques&quot;,wikidata:&quot;Q51845724&quot;,source:&quot;&quot;,alt_name:&quot;&quot;}," calcext:value-type="string">
            <text:p>{name:"Dolmen del Pla d'Arques II",municipi:"Escaró i Fullà",lat:42.54639,lon:2.34333,hi_es:"SI",megalith_type:"dolmen",wikipedia:"ca:Dòlmens del Pla d'Arques",wikidata:"Q51845724",source:"",alt_name:""},</text:p>
          </table:table-cell>
          <table:table-cell table:formula="of:=CONCATENATE(&quot;{&quot;;&quot;&quot;&quot;name&quot;&quot;:&quot;&quot;&quot;;[.A23];&quot;&quot;&quot;,&quot;&quot;municipi&quot;&quot;:&quot;&quot;&quot;;[.B23];&quot;&quot;&quot;,&quot;&quot;lat&quot;&quot;:&quot;;[.C23];&quot;,&quot;&quot;lon&quot;&quot;:&quot;;[.D23];&quot;,&quot;&quot;hi_es&quot;&quot;:&quot;&quot;&quot;;[.E23];&quot;&quot;&quot;,&quot;&quot;megalith_type&quot;&quot;:&quot;&quot;&quot;;[.F23];&quot;&quot;&quot;,&quot;&quot;wikipedia&quot;&quot;:&quot;&quot;&quot;;[.G23];&quot;&quot;&quot;,&quot;&quot;wikidata&quot;&quot;:&quot;&quot;&quot;;[.H23];&quot;&quot;&quot;,&quot;&quot;source&quot;&quot;:&quot;&quot;&quot;;[.I23];&quot;&quot;&quot;,&quot;&quot;alt_name&quot;&quot;:&quot;&quot;&quot;;[.J23];&quot;&quot;&quot;},&quot;)" office:value-type="string" office:string-value="{&quot;name&quot;:&quot;Dolmen del Pla d'Arques II&quot;,&quot;municipi&quot;:&quot;Escaró i Fullà&quot;,&quot;lat&quot;:42.54639,&quot;lon&quot;:2.34333,&quot;hi_es&quot;:&quot;SI&quot;,&quot;megalith_type&quot;:&quot;dolmen&quot;,&quot;wikipedia&quot;:&quot;ca:Dòlmens del Pla d'Arques&quot;,&quot;wikidata&quot;:&quot;Q51845724&quot;,&quot;source&quot;:&quot;&quot;,&quot;alt_name&quot;:&quot;&quot;}," calcext:value-type="string">
            <text:p>{"name":"Dolmen del Pla d'Arques II","municipi":"Escaró i Fullà","lat":42.54639,"lon":2.34333,"hi_es":"SI","megalith_type":"dolmen","wikipedia":"ca:Dòlmens del Pla d'Arques","wikidata":"Q51845724","source":"","alt_name":""},</text:p>
          </table:table-cell>
        </table:table-row>
        <table:table-row table:style-name="ro4">
          <table:table-cell office:value-type="string" calcext:value-type="string">
            <text:p>Dolmen del Pla de Tarters II</text:p>
          </table:table-cell>
          <table:table-cell table:style-name="ce14" office:value-type="string" calcext:value-type="string">
            <text:p>Serdinyà</text:p>
          </table:table-cell>
          <table:table-cell office:value-type="string" calcext:value-type="string">
            <text:p>42.5599365</text:p>
          </table:table-cell>
          <table:table-cell office:value-type="string" calcext:value-type="string">
            <text:p>2.329668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office:value-type="string" calcext:value-type="string">
            <text:p>ca:Dòlmens del Pla de Tarters</text:p>
          </table:table-cell>
          <table:table-cell office:value-type="string" calcext:value-type="string">
            <text:p>Q16031936</text:p>
          </table:table-cell>
          <table:table-cell table:number-columns-repeated="3"/>
          <table:table-cell table:formula="of:=CONCATENATE(&quot;{&quot;;&quot;name:&quot;&quot;&quot;;[.A24];&quot;&quot;&quot;,municipi:&quot;&quot;&quot;;[.B24];&quot;&quot;&quot;,lat:&quot;;[.C24];&quot;,lon:&quot;;[.D24];&quot;,hi_es:&quot;&quot;&quot;;[.E24];&quot;&quot;&quot;,megalith_type:&quot;&quot;&quot;;[.F24];&quot;&quot;&quot;,wikipedia:&quot;&quot;&quot;;[.G24];&quot;&quot;&quot;,wikidata:&quot;&quot;&quot;;[.H24];&quot;&quot;&quot;,source:&quot;&quot;&quot;;[.I24];&quot;&quot;&quot;,alt_name:&quot;&quot;&quot;;[.J24];&quot;&quot;&quot;},&quot;)" office:value-type="string" office:string-value="{name:&quot;Dolmen del Pla de Tarters II&quot;,municipi:&quot;Serdinyà&quot;,lat:42.5599365,lon:2.3296688,hi_es:&quot;SI&quot;,megalith_type:&quot;dolmen&quot;,wikipedia:&quot;ca:Dòlmens del Pla de Tarters&quot;,wikidata:&quot;Q16031936&quot;,source:&quot;&quot;,alt_name:&quot;&quot;}," calcext:value-type="string">
            <text:p>{name:"Dolmen del Pla de Tarters II",municipi:"Serdinyà",lat:42.5599365,lon:2.3296688,hi_es:"SI",megalith_type:"dolmen",wikipedia:"ca:Dòlmens del Pla de Tarters",wikidata:"Q16031936",source:"",alt_name:""},</text:p>
          </table:table-cell>
          <table:table-cell table:formula="of:=CONCATENATE(&quot;{&quot;;&quot;&quot;&quot;name&quot;&quot;:&quot;&quot;&quot;;[.A24];&quot;&quot;&quot;,&quot;&quot;municipi&quot;&quot;:&quot;&quot;&quot;;[.B24];&quot;&quot;&quot;,&quot;&quot;lat&quot;&quot;:&quot;;[.C24];&quot;,&quot;&quot;lon&quot;&quot;:&quot;;[.D24];&quot;,&quot;&quot;hi_es&quot;&quot;:&quot;&quot;&quot;;[.E24];&quot;&quot;&quot;,&quot;&quot;megalith_type&quot;&quot;:&quot;&quot;&quot;;[.F24];&quot;&quot;&quot;,&quot;&quot;wikipedia&quot;&quot;:&quot;&quot;&quot;;[.G24];&quot;&quot;&quot;,&quot;&quot;wikidata&quot;&quot;:&quot;&quot;&quot;;[.H24];&quot;&quot;&quot;,&quot;&quot;source&quot;&quot;:&quot;&quot;&quot;;[.I24];&quot;&quot;&quot;,&quot;&quot;alt_name&quot;&quot;:&quot;&quot;&quot;;[.J24];&quot;&quot;&quot;},&quot;)" office:value-type="string" office:string-value="{&quot;name&quot;:&quot;Dolmen del Pla de Tarters II&quot;,&quot;municipi&quot;:&quot;Serdinyà&quot;,&quot;lat&quot;:42.5599365,&quot;lon&quot;:2.3296688,&quot;hi_es&quot;:&quot;SI&quot;,&quot;megalith_type&quot;:&quot;dolmen&quot;,&quot;wikipedia&quot;:&quot;ca:Dòlmens del Pla de Tarters&quot;,&quot;wikidata&quot;:&quot;Q16031936&quot;,&quot;source&quot;:&quot;&quot;,&quot;alt_name&quot;:&quot;&quot;}," calcext:value-type="string">
            <text:p>{"name":"Dolmen del Pla de Tarters II","municipi":"Serdinyà","lat":42.5599365,"lon":2.3296688,"hi_es":"SI","megalith_type":"dolmen","wikipedia":"ca:Dòlmens del Pla de Tarters","wikidata":"Q16031936","source":"","alt_name":""},</text:p>
          </table:table-cell>
        </table:table-row>
        <table:table-row table:style-name="ro4">
          <table:table-cell office:value-type="string" calcext:value-type="string">
            <text:p>Dolmen del Pla de Tarters I</text:p>
          </table:table-cell>
          <table:table-cell table:style-name="ce14" office:value-type="string" calcext:value-type="string">
            <text:p>Serdinyà</text:p>
          </table:table-cell>
          <table:table-cell office:value-type="string" calcext:value-type="string">
            <text:p>42.5598831</text:p>
          </table:table-cell>
          <table:table-cell office:value-type="string" calcext:value-type="string">
            <text:p>2.329693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office:value-type="string" calcext:value-type="string">
            <text:p>ca:Dòlmens del Pla de Tarters</text:p>
          </table:table-cell>
          <table:table-cell office:value-type="string" calcext:value-type="string">
            <text:p>Q16031936</text:p>
          </table:table-cell>
          <table:table-cell table:number-columns-repeated="3"/>
          <table:table-cell table:formula="of:=CONCATENATE(&quot;{&quot;;&quot;name:&quot;&quot;&quot;;[.A25];&quot;&quot;&quot;,municipi:&quot;&quot;&quot;;[.B25];&quot;&quot;&quot;,lat:&quot;;[.C25];&quot;,lon:&quot;;[.D25];&quot;,hi_es:&quot;&quot;&quot;;[.E25];&quot;&quot;&quot;,megalith_type:&quot;&quot;&quot;;[.F25];&quot;&quot;&quot;,wikipedia:&quot;&quot;&quot;;[.G25];&quot;&quot;&quot;,wikidata:&quot;&quot;&quot;;[.H25];&quot;&quot;&quot;,source:&quot;&quot;&quot;;[.I25];&quot;&quot;&quot;,alt_name:&quot;&quot;&quot;;[.J25];&quot;&quot;&quot;},&quot;)" office:value-type="string" office:string-value="{name:&quot;Dolmen del Pla de Tarters I&quot;,municipi:&quot;Serdinyà&quot;,lat:42.5598831,lon:2.3296938,hi_es:&quot;SI&quot;,megalith_type:&quot;dolmen&quot;,wikipedia:&quot;ca:Dòlmens del Pla de Tarters&quot;,wikidata:&quot;Q16031936&quot;,source:&quot;&quot;,alt_name:&quot;&quot;}," calcext:value-type="string">
            <text:p>{name:"Dolmen del Pla de Tarters I",municipi:"Serdinyà",lat:42.5598831,lon:2.3296938,hi_es:"SI",megalith_type:"dolmen",wikipedia:"ca:Dòlmens del Pla de Tarters",wikidata:"Q16031936",source:"",alt_name:""},</text:p>
          </table:table-cell>
          <table:table-cell table:formula="of:=CONCATENATE(&quot;{&quot;;&quot;&quot;&quot;name&quot;&quot;:&quot;&quot;&quot;;[.A25];&quot;&quot;&quot;,&quot;&quot;municipi&quot;&quot;:&quot;&quot;&quot;;[.B25];&quot;&quot;&quot;,&quot;&quot;lat&quot;&quot;:&quot;;[.C25];&quot;,&quot;&quot;lon&quot;&quot;:&quot;;[.D25];&quot;,&quot;&quot;hi_es&quot;&quot;:&quot;&quot;&quot;;[.E25];&quot;&quot;&quot;,&quot;&quot;megalith_type&quot;&quot;:&quot;&quot;&quot;;[.F25];&quot;&quot;&quot;,&quot;&quot;wikipedia&quot;&quot;:&quot;&quot;&quot;;[.G25];&quot;&quot;&quot;,&quot;&quot;wikidata&quot;&quot;:&quot;&quot;&quot;;[.H25];&quot;&quot;&quot;,&quot;&quot;source&quot;&quot;:&quot;&quot;&quot;;[.I25];&quot;&quot;&quot;,&quot;&quot;alt_name&quot;&quot;:&quot;&quot;&quot;;[.J25];&quot;&quot;&quot;},&quot;)" office:value-type="string" office:string-value="{&quot;name&quot;:&quot;Dolmen del Pla de Tarters I&quot;,&quot;municipi&quot;:&quot;Serdinyà&quot;,&quot;lat&quot;:42.5598831,&quot;lon&quot;:2.3296938,&quot;hi_es&quot;:&quot;SI&quot;,&quot;megalith_type&quot;:&quot;dolmen&quot;,&quot;wikipedia&quot;:&quot;ca:Dòlmens del Pla de Tarters&quot;,&quot;wikidata&quot;:&quot;Q16031936&quot;,&quot;source&quot;:&quot;&quot;,&quot;alt_name&quot;:&quot;&quot;}," calcext:value-type="string">
            <text:p>{"name":"Dolmen del Pla de Tarters I","municipi":"Serdinyà","lat":42.5598831,"lon":2.3296938,"hi_es":"SI","megalith_type":"dolmen","wikipedia":"ca:Dòlmens del Pla de Tarters","wikidata":"Q16031936","source":"","alt_name":""},</text:p>
          </table:table-cell>
        </table:table-row>
        <table:table-row table:style-name="ro4">
          <table:table-cell table:style-name="ce14" office:value-type="string" calcext:value-type="string">
            <text:p>Llosa del Cortal dels Polls</text:p>
          </table:table-cell>
          <table:table-cell table:style-name="ce14" office:value-type="string" calcext:value-type="string">
            <text:p>Arboçols</text:p>
          </table:table-cell>
          <table:table-cell table:style-name="ce30" office:value-type="string" calcext:value-type="string">
            <text:p>42.6663437</text:p>
          </table:table-cell>
          <table:table-cell table:style-name="ce30" office:value-type="string" calcext:value-type="string">
            <text:p>2.4661133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Llosa del Cortal dels Polls</text:p>
          </table:table-cell>
          <table:table-cell office:value-type="string" calcext:value-type="string">
            <text:p>Q16511346</text:p>
          </table:table-cell>
          <table:table-cell table:number-columns-repeated="3"/>
          <table:table-cell table:formula="of:=CONCATENATE(&quot;{&quot;;&quot;name:&quot;&quot;&quot;;[.A26];&quot;&quot;&quot;,municipi:&quot;&quot;&quot;;[.B26];&quot;&quot;&quot;,lat:&quot;;[.C26];&quot;,lon:&quot;;[.D26];&quot;,hi_es:&quot;&quot;&quot;;[.E26];&quot;&quot;&quot;,megalith_type:&quot;&quot;&quot;;[.F26];&quot;&quot;&quot;,wikipedia:&quot;&quot;&quot;;[.G26];&quot;&quot;&quot;,wikidata:&quot;&quot;&quot;;[.H26];&quot;&quot;&quot;,source:&quot;&quot;&quot;;[.I26];&quot;&quot;&quot;,alt_name:&quot;&quot;&quot;;[.J26];&quot;&quot;&quot;},&quot;)" office:value-type="string" office:string-value="{name:&quot;Llosa del Cortal dels Polls&quot;,municipi:&quot;Arboçols&quot;,lat:42.6663437,lon:2.4661133,hi_es:&quot;SI&quot;,megalith_type:&quot;dolmen&quot;,wikipedia:&quot;ca:Llosa del Cortal dels Polls&quot;,wikidata:&quot;Q16511346&quot;,source:&quot;&quot;,alt_name:&quot;&quot;}," calcext:value-type="string">
            <text:p>{name:"Llosa del Cortal dels Polls",municipi:"Arboçols",lat:42.6663437,lon:2.4661133,hi_es:"SI",megalith_type:"dolmen",wikipedia:"ca:Llosa del Cortal dels Polls",wikidata:"Q16511346",source:"",alt_name:""},</text:p>
          </table:table-cell>
          <table:table-cell table:formula="of:=CONCATENATE(&quot;{&quot;;&quot;&quot;&quot;name&quot;&quot;:&quot;&quot;&quot;;[.A26];&quot;&quot;&quot;,&quot;&quot;municipi&quot;&quot;:&quot;&quot;&quot;;[.B26];&quot;&quot;&quot;,&quot;&quot;lat&quot;&quot;:&quot;;[.C26];&quot;,&quot;&quot;lon&quot;&quot;:&quot;;[.D26];&quot;,&quot;&quot;hi_es&quot;&quot;:&quot;&quot;&quot;;[.E26];&quot;&quot;&quot;,&quot;&quot;megalith_type&quot;&quot;:&quot;&quot;&quot;;[.F26];&quot;&quot;&quot;,&quot;&quot;wikipedia&quot;&quot;:&quot;&quot;&quot;;[.G26];&quot;&quot;&quot;,&quot;&quot;wikidata&quot;&quot;:&quot;&quot;&quot;;[.H26];&quot;&quot;&quot;,&quot;&quot;source&quot;&quot;:&quot;&quot;&quot;;[.I26];&quot;&quot;&quot;,&quot;&quot;alt_name&quot;&quot;:&quot;&quot;&quot;;[.J26];&quot;&quot;&quot;},&quot;)" office:value-type="string" office:string-value="{&quot;name&quot;:&quot;Llosa del Cortal dels Polls&quot;,&quot;municipi&quot;:&quot;Arboçols&quot;,&quot;lat&quot;:42.6663437,&quot;lon&quot;:2.4661133,&quot;hi_es&quot;:&quot;SI&quot;,&quot;megalith_type&quot;:&quot;dolmen&quot;,&quot;wikipedia&quot;:&quot;ca:Llosa del Cortal dels Polls&quot;,&quot;wikidata&quot;:&quot;Q16511346&quot;,&quot;source&quot;:&quot;&quot;,&quot;alt_name&quot;:&quot;&quot;}," calcext:value-type="string">
            <text:p>{"name":"Llosa del Cortal dels Polls","municipi":"Arboçols","lat":42.6663437,"lon":2.4661133,"hi_es":"SI","megalith_type":"dolmen","wikipedia":"ca:Llosa del Cortal dels Polls","wikidata":"Q16511346","source":"","alt_name":""},</text:p>
          </table:table-cell>
        </table:table-row>
        <table:table-row table:style-name="ro4">
          <table:table-cell table:style-name="ce14" office:value-type="string" calcext:value-type="string">
            <text:p>Menhir de Catllà</text:p>
          </table:table-cell>
          <table:table-cell table:style-name="ce14" office:value-type="string" calcext:value-type="string">
            <text:p>Catllà</text:p>
          </table:table-cell>
          <table:table-cell table:style-name="ce30" office:value-type="string" calcext:value-type="string">
            <text:p>42.63556</text:p>
          </table:table-cell>
          <table:table-cell table:style-name="ce30" office:value-type="string" calcext:value-type="string">
            <text:p>2.42139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menhir</text:p>
          </table:table-cell>
          <table:table-cell table:number-columns-repeated="5"/>
          <table:table-cell table:formula="of:=CONCATENATE(&quot;{&quot;;&quot;name:&quot;&quot;&quot;;[.A27];&quot;&quot;&quot;,municipi:&quot;&quot;&quot;;[.B27];&quot;&quot;&quot;,lat:&quot;;[.C27];&quot;,lon:&quot;;[.D27];&quot;,hi_es:&quot;&quot;&quot;;[.E27];&quot;&quot;&quot;,megalith_type:&quot;&quot;&quot;;[.F27];&quot;&quot;&quot;,wikipedia:&quot;&quot;&quot;;[.G27];&quot;&quot;&quot;,wikidata:&quot;&quot;&quot;;[.H27];&quot;&quot;&quot;,source:&quot;&quot;&quot;;[.I27];&quot;&quot;&quot;,alt_name:&quot;&quot;&quot;;[.J27];&quot;&quot;&quot;},&quot;)" office:value-type="string" office:string-value="{name:&quot;Menhir de Catllà&quot;,municipi:&quot;Catllà&quot;,lat:42.63556,lon:2.42139,hi_es:&quot;SI&quot;,megalith_type:&quot;menhir&quot;,wikipedia:&quot;&quot;,wikidata:&quot;&quot;,source:&quot;&quot;,alt_name:&quot;&quot;}," calcext:value-type="string">
            <text:p>{name:"Menhir de Catllà",municipi:"Catllà",lat:42.63556,lon:2.42139,hi_es:"SI",megalith_type:"menhir",wikipedia:"",wikidata:"",source:"",alt_name:""},</text:p>
          </table:table-cell>
          <table:table-cell table:formula="of:=CONCATENATE(&quot;{&quot;;&quot;&quot;&quot;name&quot;&quot;:&quot;&quot;&quot;;[.A27];&quot;&quot;&quot;,&quot;&quot;municipi&quot;&quot;:&quot;&quot;&quot;;[.B27];&quot;&quot;&quot;,&quot;&quot;lat&quot;&quot;:&quot;;[.C27];&quot;,&quot;&quot;lon&quot;&quot;:&quot;;[.D27];&quot;,&quot;&quot;hi_es&quot;&quot;:&quot;&quot;&quot;;[.E27];&quot;&quot;&quot;,&quot;&quot;megalith_type&quot;&quot;:&quot;&quot;&quot;;[.F27];&quot;&quot;&quot;,&quot;&quot;wikipedia&quot;&quot;:&quot;&quot;&quot;;[.G27];&quot;&quot;&quot;,&quot;&quot;wikidata&quot;&quot;:&quot;&quot;&quot;;[.H27];&quot;&quot;&quot;,&quot;&quot;source&quot;&quot;:&quot;&quot;&quot;;[.I27];&quot;&quot;&quot;,&quot;&quot;alt_name&quot;&quot;:&quot;&quot;&quot;;[.J27];&quot;&quot;&quot;},&quot;)" office:value-type="string" office:string-value="{&quot;name&quot;:&quot;Menhir de Catllà&quot;,&quot;municipi&quot;:&quot;Catllà&quot;,&quot;lat&quot;:42.63556,&quot;lon&quot;:2.42139,&quot;hi_es&quot;:&quot;SI&quot;,&quot;megalith_type&quot;:&quot;menhir&quot;,&quot;wikipedia&quot;:&quot;&quot;,&quot;wikidata&quot;:&quot;&quot;,&quot;source&quot;:&quot;&quot;,&quot;alt_name&quot;:&quot;&quot;}," calcext:value-type="string">
            <text:p>{"name":"Menhir de Catllà","municipi":"Catllà","lat":42.63556,"lon":2.42139,"hi_es":"SI","megalith_type":"menhir","wikipedia":"","wikidata":"","source":"","alt_name":""},</text:p>
          </table:table-cell>
        </table:table-row>
        <table:table-row table:style-name="ro4">
          <table:table-cell table:style-name="ce14" office:value-type="string" calcext:value-type="string">
            <text:p>Roc de l'Amorriador</text:p>
          </table:table-cell>
          <table:table-cell table:style-name="ce14" office:value-type="string" calcext:value-type="string">
            <text:p>Glorianes</text:p>
          </table:table-cell>
          <table:table-cell table:style-name="ce30" office:value-type="string" calcext:value-type="string">
            <text:p>42.59009</text:p>
          </table:table-cell>
          <table:table-cell table:style-name="ce30" office:value-type="string" calcext:value-type="string">
            <text:p>2.57805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Roc de l'Amorriador</text:p>
          </table:table-cell>
          <table:table-cell office:value-type="string" calcext:value-type="string">
            <text:p>Q47183512</text:p>
          </table:table-cell>
          <table:table-cell/>
          <table:table-cell office:value-type="string" calcext:value-type="string">
            <text:p>Cementiri dels Moros</text:p>
          </table:table-cell>
          <table:table-cell/>
          <table:table-cell table:formula="of:=CONCATENATE(&quot;{&quot;;&quot;name:&quot;&quot;&quot;;[.A28];&quot;&quot;&quot;,municipi:&quot;&quot;&quot;;[.B28];&quot;&quot;&quot;,lat:&quot;;[.C28];&quot;,lon:&quot;;[.D28];&quot;,hi_es:&quot;&quot;&quot;;[.E28];&quot;&quot;&quot;,megalith_type:&quot;&quot;&quot;;[.F28];&quot;&quot;&quot;,wikipedia:&quot;&quot;&quot;;[.G28];&quot;&quot;&quot;,wikidata:&quot;&quot;&quot;;[.H28];&quot;&quot;&quot;,source:&quot;&quot;&quot;;[.I28];&quot;&quot;&quot;,alt_name:&quot;&quot;&quot;;[.J28];&quot;&quot;&quot;},&quot;)" office:value-type="string" office:string-value="{name:&quot;Roc de l'Amorriador&quot;,municipi:&quot;Glorianes&quot;,lat:42.59009,lon:2.57805,hi_es:&quot;SI&quot;,megalith_type:&quot;dolmen&quot;,wikipedia:&quot;ca:Roc de l'Amorriador&quot;,wikidata:&quot;Q47183512&quot;,source:&quot;&quot;,alt_name:&quot;Cementiri dels Moros&quot;}," calcext:value-type="string">
            <text:p>{name:"Roc de l'Amorriador",municipi:"Glorianes",lat:42.59009,lon:2.57805,hi_es:"SI",megalith_type:"dolmen",wikipedia:"ca:Roc de l'Amorriador",wikidata:"Q47183512",source:"",alt_name:"Cementiri dels Moros"},</text:p>
          </table:table-cell>
          <table:table-cell table:formula="of:=CONCATENATE(&quot;{&quot;;&quot;&quot;&quot;name&quot;&quot;:&quot;&quot;&quot;;[.A28];&quot;&quot;&quot;,&quot;&quot;municipi&quot;&quot;:&quot;&quot;&quot;;[.B28];&quot;&quot;&quot;,&quot;&quot;lat&quot;&quot;:&quot;;[.C28];&quot;,&quot;&quot;lon&quot;&quot;:&quot;;[.D28];&quot;,&quot;&quot;hi_es&quot;&quot;:&quot;&quot;&quot;;[.E28];&quot;&quot;&quot;,&quot;&quot;megalith_type&quot;&quot;:&quot;&quot;&quot;;[.F28];&quot;&quot;&quot;,&quot;&quot;wikipedia&quot;&quot;:&quot;&quot;&quot;;[.G28];&quot;&quot;&quot;,&quot;&quot;wikidata&quot;&quot;:&quot;&quot;&quot;;[.H28];&quot;&quot;&quot;,&quot;&quot;source&quot;&quot;:&quot;&quot;&quot;;[.I28];&quot;&quot;&quot;,&quot;&quot;alt_name&quot;&quot;:&quot;&quot;&quot;;[.J28];&quot;&quot;&quot;},&quot;)" office:value-type="string" office:string-value="{&quot;name&quot;:&quot;Roc de l'Amorriador&quot;,&quot;municipi&quot;:&quot;Glorianes&quot;,&quot;lat&quot;:42.59009,&quot;lon&quot;:2.57805,&quot;hi_es&quot;:&quot;SI&quot;,&quot;megalith_type&quot;:&quot;dolmen&quot;,&quot;wikipedia&quot;:&quot;ca:Roc de l'Amorriador&quot;,&quot;wikidata&quot;:&quot;Q47183512&quot;,&quot;source&quot;:&quot;&quot;,&quot;alt_name&quot;:&quot;Cementiri dels Moros&quot;}," calcext:value-type="string">
            <text:p>{"name":"Roc de l'Amorriador","municipi":"Glorianes","lat":42.59009,"lon":2.57805,"hi_es":"SI","megalith_type":"dolmen","wikipedia":"ca:Roc de l'Amorriador","wikidata":"Q47183512","source":"","alt_name":"Cementiri dels Moros"},</text:p>
          </table:table-cell>
        </table:table-row>
        <table:table-row table:style-name="ro4">
          <table:table-cell table:style-name="ce14" office:value-type="string" calcext:value-type="string">
            <text:p>Cova de l'Alarb</text:p>
          </table:table-cell>
          <table:table-cell table:style-name="ce14" office:value-type="string" calcext:value-type="string">
            <text:p>Argelers</text:p>
          </table:table-cell>
          <table:table-cell table:style-name="ce19" office:value-type="string" calcext:value-type="string">
            <text:p>42.52533</text:p>
          </table:table-cell>
          <table:table-cell table:style-name="ce19" office:value-type="string" calcext:value-type="string">
            <text:p>3.03484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Cova de l'Alarb (Argelers)</text:p>
          </table:table-cell>
          <table:table-cell office:value-type="string" calcext:value-type="string">
            <text:p>Q3001820</text:p>
          </table:table-cell>
          <table:table-cell table:number-columns-repeated="3"/>
          <table:table-cell table:formula="of:=CONCATENATE(&quot;{&quot;;&quot;name:&quot;&quot;&quot;;[.A29];&quot;&quot;&quot;,municipi:&quot;&quot;&quot;;[.B29];&quot;&quot;&quot;,lat:&quot;;[.C29];&quot;,lon:&quot;;[.D29];&quot;,hi_es:&quot;&quot;&quot;;[.E29];&quot;&quot;&quot;,megalith_type:&quot;&quot;&quot;;[.F29];&quot;&quot;&quot;,wikipedia:&quot;&quot;&quot;;[.G29];&quot;&quot;&quot;,wikidata:&quot;&quot;&quot;;[.H29];&quot;&quot;&quot;,source:&quot;&quot;&quot;;[.I29];&quot;&quot;&quot;,alt_name:&quot;&quot;&quot;;[.J29];&quot;&quot;&quot;},&quot;)" office:value-type="string" office:string-value="{name:&quot;Cova de l'Alarb&quot;,municipi:&quot;Argelers&quot;,lat:42.52533,lon:3.03484,hi_es:&quot;SI&quot;,megalith_type:&quot;dolmen&quot;,wikipedia:&quot;ca:Cova de l'Alarb (Argelers)&quot;,wikidata:&quot;Q3001820&quot;,source:&quot;&quot;,alt_name:&quot;&quot;}," calcext:value-type="string">
            <text:p>{name:"Cova de l'Alarb",municipi:"Argelers",lat:42.52533,lon:3.03484,hi_es:"SI",megalith_type:"dolmen",wikipedia:"ca:Cova de l'Alarb (Argelers)",wikidata:"Q3001820",source:"",alt_name:""},</text:p>
          </table:table-cell>
          <table:table-cell table:formula="of:=CONCATENATE(&quot;{&quot;;&quot;&quot;&quot;name&quot;&quot;:&quot;&quot;&quot;;[.A29];&quot;&quot;&quot;,&quot;&quot;municipi&quot;&quot;:&quot;&quot;&quot;;[.B29];&quot;&quot;&quot;,&quot;&quot;lat&quot;&quot;:&quot;;[.C29];&quot;,&quot;&quot;lon&quot;&quot;:&quot;;[.D29];&quot;,&quot;&quot;hi_es&quot;&quot;:&quot;&quot;&quot;;[.E29];&quot;&quot;&quot;,&quot;&quot;megalith_type&quot;&quot;:&quot;&quot;&quot;;[.F29];&quot;&quot;&quot;,&quot;&quot;wikipedia&quot;&quot;:&quot;&quot;&quot;;[.G29];&quot;&quot;&quot;,&quot;&quot;wikidata&quot;&quot;:&quot;&quot;&quot;;[.H29];&quot;&quot;&quot;,&quot;&quot;source&quot;&quot;:&quot;&quot;&quot;;[.I29];&quot;&quot;&quot;,&quot;&quot;alt_name&quot;&quot;:&quot;&quot;&quot;;[.J29];&quot;&quot;&quot;},&quot;)" office:value-type="string" office:string-value="{&quot;name&quot;:&quot;Cova de l'Alarb&quot;,&quot;municipi&quot;:&quot;Argelers&quot;,&quot;lat&quot;:42.52533,&quot;lon&quot;:3.03484,&quot;hi_es&quot;:&quot;SI&quot;,&quot;megalith_type&quot;:&quot;dolmen&quot;,&quot;wikipedia&quot;:&quot;ca:Cova de l'Alarb (Argelers)&quot;,&quot;wikidata&quot;:&quot;Q3001820&quot;,&quot;source&quot;:&quot;&quot;,&quot;alt_name&quot;:&quot;&quot;}," calcext:value-type="string">
            <text:p>{"name":"Cova de l'Alarb","municipi":"Argelers","lat":42.52533,"lon":3.03484,"hi_es":"SI","megalith_type":"dolmen","wikipedia":"ca:Cova de l'Alarb (Argelers)","wikidata":"Q3001820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ls Collets de Cotlliure</text:p>
          </table:table-cell>
          <table:table-cell table:style-name="ce14" office:value-type="string" calcext:value-type="string">
            <text:p>Argelers</text:p>
          </table:table-cell>
          <table:table-cell table:style-name="ce19" office:value-type="string" calcext:value-type="string">
            <text:p>42.52112</text:p>
          </table:table-cell>
          <table:table-cell table:style-name="ce19" office:value-type="string" calcext:value-type="string">
            <text:p>3.03296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ls Collets de Cotlliure</text:p>
          </table:table-cell>
          <table:table-cell office:value-type="string" calcext:value-type="string">
            <text:p>Q15948639</text:p>
          </table:table-cell>
          <table:table-cell table:number-columns-repeated="3"/>
          <table:table-cell table:formula="of:=CONCATENATE(&quot;{&quot;;&quot;name:&quot;&quot;&quot;;[.A30];&quot;&quot;&quot;,municipi:&quot;&quot;&quot;;[.B30];&quot;&quot;&quot;,lat:&quot;;[.C30];&quot;,lon:&quot;;[.D30];&quot;,hi_es:&quot;&quot;&quot;;[.E30];&quot;&quot;&quot;,megalith_type:&quot;&quot;&quot;;[.F30];&quot;&quot;&quot;,wikipedia:&quot;&quot;&quot;;[.G30];&quot;&quot;&quot;,wikidata:&quot;&quot;&quot;;[.H30];&quot;&quot;&quot;,source:&quot;&quot;&quot;;[.I30];&quot;&quot;&quot;,alt_name:&quot;&quot;&quot;;[.J30];&quot;&quot;&quot;},&quot;)" office:value-type="string" office:string-value="{name:&quot;Dolmen dels Collets de Cotlliure&quot;,municipi:&quot;Argelers&quot;,lat:42.52112,lon:3.03296,hi_es:&quot;SI&quot;,megalith_type:&quot;dolmen&quot;,wikipedia:&quot;ca:Dolmen dels Collets de Cotlliure&quot;,wikidata:&quot;Q15948639&quot;,source:&quot;&quot;,alt_name:&quot;&quot;}," calcext:value-type="string">
            <text:p>{name:"Dolmen dels Collets de Cotlliure",municipi:"Argelers",lat:42.52112,lon:3.03296,hi_es:"SI",megalith_type:"dolmen",wikipedia:"ca:Dolmen dels Collets de Cotlliure",wikidata:"Q15948639",source:"",alt_name:""},</text:p>
          </table:table-cell>
          <table:table-cell table:formula="of:=CONCATENATE(&quot;{&quot;;&quot;&quot;&quot;name&quot;&quot;:&quot;&quot;&quot;;[.A30];&quot;&quot;&quot;,&quot;&quot;municipi&quot;&quot;:&quot;&quot;&quot;;[.B30];&quot;&quot;&quot;,&quot;&quot;lat&quot;&quot;:&quot;;[.C30];&quot;,&quot;&quot;lon&quot;&quot;:&quot;;[.D30];&quot;,&quot;&quot;hi_es&quot;&quot;:&quot;&quot;&quot;;[.E30];&quot;&quot;&quot;,&quot;&quot;megalith_type&quot;&quot;:&quot;&quot;&quot;;[.F30];&quot;&quot;&quot;,&quot;&quot;wikipedia&quot;&quot;:&quot;&quot;&quot;;[.G30];&quot;&quot;&quot;,&quot;&quot;wikidata&quot;&quot;:&quot;&quot;&quot;;[.H30];&quot;&quot;&quot;,&quot;&quot;source&quot;&quot;:&quot;&quot;&quot;;[.I30];&quot;&quot;&quot;,&quot;&quot;alt_name&quot;&quot;:&quot;&quot;&quot;;[.J30];&quot;&quot;&quot;},&quot;)" office:value-type="string" office:string-value="{&quot;name&quot;:&quot;Dolmen dels Collets de Cotlliure&quot;,&quot;municipi&quot;:&quot;Argelers&quot;,&quot;lat&quot;:42.52112,&quot;lon&quot;:3.03296,&quot;hi_es&quot;:&quot;SI&quot;,&quot;megalith_type&quot;:&quot;dolmen&quot;,&quot;wikipedia&quot;:&quot;ca:Dolmen dels Collets de Cotlliure&quot;,&quot;wikidata&quot;:&quot;Q15948639&quot;,&quot;source&quot;:&quot;&quot;,&quot;alt_name&quot;:&quot;&quot;}," calcext:value-type="string">
            <text:p>{"name":"Dolmen dels Collets de Cotlliure","municipi":"Argelers","lat":42.52112,"lon":3.03296,"hi_es":"SI","megalith_type":"dolmen","wikipedia":"ca:Dolmen dels Collets de Cotlliure","wikidata":"Q15948639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 Sant Pere dels Forquets</text:p>
          </table:table-cell>
          <table:table-cell table:style-name="ce14" office:value-type="string" calcext:value-type="string">
            <text:p>Argelers</text:p>
          </table:table-cell>
          <table:table-cell table:style-name="ce30" office:value-type="string" calcext:value-type="string">
            <text:p>42.51917</text:p>
          </table:table-cell>
          <table:table-cell table:style-name="ce30" office:value-type="string" calcext:value-type="string">
            <text:p>3.02639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 Sant Pere dels Forquets</text:p>
          </table:table-cell>
          <table:table-cell office:value-type="string" calcext:value-type="string">
            <text:p>Q16031951</text:p>
          </table:table-cell>
          <table:table-cell table:number-columns-repeated="3"/>
          <table:table-cell table:formula="of:=CONCATENATE(&quot;{&quot;;&quot;name:&quot;&quot;&quot;;[.A31];&quot;&quot;&quot;,municipi:&quot;&quot;&quot;;[.B31];&quot;&quot;&quot;,lat:&quot;;[.C31];&quot;,lon:&quot;;[.D31];&quot;,hi_es:&quot;&quot;&quot;;[.E31];&quot;&quot;&quot;,megalith_type:&quot;&quot;&quot;;[.F31];&quot;&quot;&quot;,wikipedia:&quot;&quot;&quot;;[.G31];&quot;&quot;&quot;,wikidata:&quot;&quot;&quot;;[.H31];&quot;&quot;&quot;,source:&quot;&quot;&quot;;[.I31];&quot;&quot;&quot;,alt_name:&quot;&quot;&quot;;[.J31];&quot;&quot;&quot;},&quot;)" office:value-type="string" office:string-value="{name:&quot;Dolmen de Sant Pere dels Forquets&quot;,municipi:&quot;Argelers&quot;,lat:42.51917,lon:3.02639,hi_es:&quot;SI&quot;,megalith_type:&quot;dolmen&quot;,wikipedia:&quot;ca:Dolmen de Sant Pere dels Forquets&quot;,wikidata:&quot;Q16031951&quot;,source:&quot;&quot;,alt_name:&quot;&quot;}," calcext:value-type="string">
            <text:p>{name:"Dolmen de Sant Pere dels Forquets",municipi:"Argelers",lat:42.51917,lon:3.02639,hi_es:"SI",megalith_type:"dolmen",wikipedia:"ca:Dolmen de Sant Pere dels Forquets",wikidata:"Q16031951",source:"",alt_name:""},</text:p>
          </table:table-cell>
          <table:table-cell table:formula="of:=CONCATENATE(&quot;{&quot;;&quot;&quot;&quot;name&quot;&quot;:&quot;&quot;&quot;;[.A31];&quot;&quot;&quot;,&quot;&quot;municipi&quot;&quot;:&quot;&quot;&quot;;[.B31];&quot;&quot;&quot;,&quot;&quot;lat&quot;&quot;:&quot;;[.C31];&quot;,&quot;&quot;lon&quot;&quot;:&quot;;[.D31];&quot;,&quot;&quot;hi_es&quot;&quot;:&quot;&quot;&quot;;[.E31];&quot;&quot;&quot;,&quot;&quot;megalith_type&quot;&quot;:&quot;&quot;&quot;;[.F31];&quot;&quot;&quot;,&quot;&quot;wikipedia&quot;&quot;:&quot;&quot;&quot;;[.G31];&quot;&quot;&quot;,&quot;&quot;wikidata&quot;&quot;:&quot;&quot;&quot;;[.H31];&quot;&quot;&quot;,&quot;&quot;source&quot;&quot;:&quot;&quot;&quot;;[.I31];&quot;&quot;&quot;,&quot;&quot;alt_name&quot;&quot;:&quot;&quot;&quot;;[.J31];&quot;&quot;&quot;},&quot;)" office:value-type="string" office:string-value="{&quot;name&quot;:&quot;Dolmen de Sant Pere dels Forquets&quot;,&quot;municipi&quot;:&quot;Argelers&quot;,&quot;lat&quot;:42.51917,&quot;lon&quot;:3.02639,&quot;hi_es&quot;:&quot;SI&quot;,&quot;megalith_type&quot;:&quot;dolmen&quot;,&quot;wikipedia&quot;:&quot;ca:Dolmen de Sant Pere dels Forquets&quot;,&quot;wikidata&quot;:&quot;Q16031951&quot;,&quot;source&quot;:&quot;&quot;,&quot;alt_name&quot;:&quot;&quot;}," calcext:value-type="string">
            <text:p>{"name":"Dolmen de Sant Pere dels Forquets","municipi":"Argelers","lat":42.51917,"lon":3.02639,"hi_es":"SI","megalith_type":"dolmen","wikipedia":"ca:Dolmen de Sant Pere dels Forquets","wikidata":"Q16031951","source":"","alt_name":""},</text:p>
          </table:table-cell>
        </table:table-row>
        <table:table-row table:style-name="ro4">
          <table:table-cell table:style-name="ce14" office:value-type="string" calcext:value-type="string">
            <text:p>Cova de l'Alarb</text:p>
          </table:table-cell>
          <table:table-cell table:style-name="ce14" office:value-type="string" calcext:value-type="string">
            <text:p>Banyuls de la Marenda</text:p>
          </table:table-cell>
          <table:table-cell table:style-name="ce30" office:value-type="string" calcext:value-type="string">
            <text:p>42.46056</text:p>
          </table:table-cell>
          <table:table-cell table:style-name="ce30" office:value-type="string" calcext:value-type="string">
            <text:p>3.05472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Cova de l'Alarb (Banyuls de la Marenda)</text:p>
          </table:table-cell>
          <table:table-cell office:value-type="string" calcext:value-type="string">
            <text:p>Q16031912</text:p>
          </table:table-cell>
          <table:table-cell/>
          <table:table-cell office:value-type="string" calcext:value-type="string">
            <text:p>Dolmen del Coll de Brau</text:p>
          </table:table-cell>
          <table:table-cell/>
          <table:table-cell table:formula="of:=CONCATENATE(&quot;{&quot;;&quot;name:&quot;&quot;&quot;;[.A32];&quot;&quot;&quot;,municipi:&quot;&quot;&quot;;[.B32];&quot;&quot;&quot;,lat:&quot;;[.C32];&quot;,lon:&quot;;[.D32];&quot;,hi_es:&quot;&quot;&quot;;[.E32];&quot;&quot;&quot;,megalith_type:&quot;&quot;&quot;;[.F32];&quot;&quot;&quot;,wikipedia:&quot;&quot;&quot;;[.G32];&quot;&quot;&quot;,wikidata:&quot;&quot;&quot;;[.H32];&quot;&quot;&quot;,source:&quot;&quot;&quot;;[.I32];&quot;&quot;&quot;,alt_name:&quot;&quot;&quot;;[.J32];&quot;&quot;&quot;},&quot;)" office:value-type="string" office:string-value="{name:&quot;Cova de l'Alarb&quot;,municipi:&quot;Banyuls de la Marenda&quot;,lat:42.46056,lon:3.05472,hi_es:&quot;SI&quot;,megalith_type:&quot;dolmen&quot;,wikipedia:&quot;ca:Cova de l'Alarb (Banyuls de la Marenda)&quot;,wikidata:&quot;Q16031912&quot;,source:&quot;&quot;,alt_name:&quot;Dolmen del Coll de Brau&quot;}," calcext:value-type="string">
            <text:p>{name:"Cova de l'Alarb",municipi:"Banyuls de la Marenda",lat:42.46056,lon:3.05472,hi_es:"SI",megalith_type:"dolmen",wikipedia:"ca:Cova de l'Alarb (Banyuls de la Marenda)",wikidata:"Q16031912",source:"",alt_name:"Dolmen del Coll de Brau"},</text:p>
          </table:table-cell>
          <table:table-cell table:formula="of:=CONCATENATE(&quot;{&quot;;&quot;&quot;&quot;name&quot;&quot;:&quot;&quot;&quot;;[.A32];&quot;&quot;&quot;,&quot;&quot;municipi&quot;&quot;:&quot;&quot;&quot;;[.B32];&quot;&quot;&quot;,&quot;&quot;lat&quot;&quot;:&quot;;[.C32];&quot;,&quot;&quot;lon&quot;&quot;:&quot;;[.D32];&quot;,&quot;&quot;hi_es&quot;&quot;:&quot;&quot;&quot;;[.E32];&quot;&quot;&quot;,&quot;&quot;megalith_type&quot;&quot;:&quot;&quot;&quot;;[.F32];&quot;&quot;&quot;,&quot;&quot;wikipedia&quot;&quot;:&quot;&quot;&quot;;[.G32];&quot;&quot;&quot;,&quot;&quot;wikidata&quot;&quot;:&quot;&quot;&quot;;[.H32];&quot;&quot;&quot;,&quot;&quot;source&quot;&quot;:&quot;&quot;&quot;;[.I32];&quot;&quot;&quot;,&quot;&quot;alt_name&quot;&quot;:&quot;&quot;&quot;;[.J32];&quot;&quot;&quot;},&quot;)" office:value-type="string" office:string-value="{&quot;name&quot;:&quot;Cova de l'Alarb&quot;,&quot;municipi&quot;:&quot;Banyuls de la Marenda&quot;,&quot;lat&quot;:42.46056,&quot;lon&quot;:3.05472,&quot;hi_es&quot;:&quot;SI&quot;,&quot;megalith_type&quot;:&quot;dolmen&quot;,&quot;wikipedia&quot;:&quot;ca:Cova de l'Alarb (Banyuls de la Marenda)&quot;,&quot;wikidata&quot;:&quot;Q16031912&quot;,&quot;source&quot;:&quot;&quot;,&quot;alt_name&quot;:&quot;Dolmen del Coll de Brau&quot;}," calcext:value-type="string">
            <text:p>{"name":"Cova de l'Alarb","municipi":"Banyuls de la Marenda","lat":42.46056,"lon":3.05472,"hi_es":"SI","megalith_type":"dolmen","wikipedia":"ca:Cova de l'Alarb (Banyuls de la Marenda)","wikidata":"Q16031912","source":"","alt_name":"Dolmen del Coll de Brau"},</text:p>
          </table:table-cell>
        </table:table-row>
        <table:table-row table:style-name="ro4">
          <table:table-cell table:style-name="ce14" office:value-type="string" calcext:value-type="string">
            <text:p>Dolmen del Coll de les Portes</text:p>
          </table:table-cell>
          <table:table-cell table:style-name="ce14" office:value-type="string" calcext:value-type="string">
            <text:p>Banyuls de la Marenda</text:p>
          </table:table-cell>
          <table:table-cell table:style-name="ce30" office:value-type="string" calcext:value-type="string">
            <text:p>42.4466171</text:p>
          </table:table-cell>
          <table:table-cell table:style-name="ce30" office:value-type="string" calcext:value-type="string">
            <text:p>3.1231942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l Coll de les Portes</text:p>
          </table:table-cell>
          <table:table-cell office:value-type="string" calcext:value-type="string">
            <text:p>Q16031907</text:p>
          </table:table-cell>
          <table:table-cell table:number-columns-repeated="3"/>
          <table:table-cell table:formula="of:=CONCATENATE(&quot;{&quot;;&quot;name:&quot;&quot;&quot;;[.A33];&quot;&quot;&quot;,municipi:&quot;&quot;&quot;;[.B33];&quot;&quot;&quot;,lat:&quot;;[.C33];&quot;,lon:&quot;;[.D33];&quot;,hi_es:&quot;&quot;&quot;;[.E33];&quot;&quot;&quot;,megalith_type:&quot;&quot;&quot;;[.F33];&quot;&quot;&quot;,wikipedia:&quot;&quot;&quot;;[.G33];&quot;&quot;&quot;,wikidata:&quot;&quot;&quot;;[.H33];&quot;&quot;&quot;,source:&quot;&quot;&quot;;[.I33];&quot;&quot;&quot;,alt_name:&quot;&quot;&quot;;[.J33];&quot;&quot;&quot;},&quot;)" office:value-type="string" office:string-value="{name:&quot;Dolmen del Coll de les Portes&quot;,municipi:&quot;Banyuls de la Marenda&quot;,lat:42.4466171,lon:3.1231942,hi_es:&quot;SI&quot;,megalith_type:&quot;dolmen&quot;,wikipedia:&quot;ca:Dolmen del Coll de les Portes&quot;,wikidata:&quot;Q16031907&quot;,source:&quot;&quot;,alt_name:&quot;&quot;}," calcext:value-type="string">
            <text:p>{name:"Dolmen del Coll de les Portes",municipi:"Banyuls de la Marenda",lat:42.4466171,lon:3.1231942,hi_es:"SI",megalith_type:"dolmen",wikipedia:"ca:Dolmen del Coll de les Portes",wikidata:"Q16031907",source:"",alt_name:""},</text:p>
          </table:table-cell>
          <table:table-cell table:formula="of:=CONCATENATE(&quot;{&quot;;&quot;&quot;&quot;name&quot;&quot;:&quot;&quot;&quot;;[.A33];&quot;&quot;&quot;,&quot;&quot;municipi&quot;&quot;:&quot;&quot;&quot;;[.B33];&quot;&quot;&quot;,&quot;&quot;lat&quot;&quot;:&quot;;[.C33];&quot;,&quot;&quot;lon&quot;&quot;:&quot;;[.D33];&quot;,&quot;&quot;hi_es&quot;&quot;:&quot;&quot;&quot;;[.E33];&quot;&quot;&quot;,&quot;&quot;megalith_type&quot;&quot;:&quot;&quot;&quot;;[.F33];&quot;&quot;&quot;,&quot;&quot;wikipedia&quot;&quot;:&quot;&quot;&quot;;[.G33];&quot;&quot;&quot;,&quot;&quot;wikidata&quot;&quot;:&quot;&quot;&quot;;[.H33];&quot;&quot;&quot;,&quot;&quot;source&quot;&quot;:&quot;&quot;&quot;;[.I33];&quot;&quot;&quot;,&quot;&quot;alt_name&quot;&quot;:&quot;&quot;&quot;;[.J33];&quot;&quot;&quot;},&quot;)" office:value-type="string" office:string-value="{&quot;name&quot;:&quot;Dolmen del Coll de les Portes&quot;,&quot;municipi&quot;:&quot;Banyuls de la Marenda&quot;,&quot;lat&quot;:42.4466171,&quot;lon&quot;:3.1231942,&quot;hi_es&quot;:&quot;SI&quot;,&quot;megalith_type&quot;:&quot;dolmen&quot;,&quot;wikipedia&quot;:&quot;ca:Dolmen del Coll de les Portes&quot;,&quot;wikidata&quot;:&quot;Q16031907&quot;,&quot;source&quot;:&quot;&quot;,&quot;alt_name&quot;:&quot;&quot;}," calcext:value-type="string">
            <text:p>{"name":"Dolmen del Coll de les Portes","municipi":"Banyuls de la Marenda","lat":42.4466171,"lon":3.1231942,"hi_es":"SI","megalith_type":"dolmen","wikipedia":"ca:Dolmen del Coll de les Portes","wikidata":"Q16031907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l Coll de la Llosa</text:p>
          </table:table-cell>
          <table:table-cell table:style-name="ce14" office:value-type="string" calcext:value-type="string">
            <text:p>Bulaternera</text:p>
          </table:table-cell>
          <table:table-cell table:style-name="ce19" office:value-type="string" calcext:value-type="string">
            <text:p>42.63056</text:p>
          </table:table-cell>
          <table:table-cell table:style-name="ce19" office:value-type="string" calcext:value-type="string">
            <text:p>2.60583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l Coll de la Llosa</text:p>
          </table:table-cell>
          <table:table-cell office:value-type="string" calcext:value-type="string">
            <text:p>Q16031906</text:p>
          </table:table-cell>
          <table:table-cell office:value-type="string" calcext:value-type="string">
            <text:p>ca:Dòlmens de Sant Miquel de Llotes</text:p>
          </table:table-cell>
          <table:table-cell table:number-columns-repeated="2"/>
          <table:table-cell table:formula="of:=CONCATENATE(&quot;{&quot;;&quot;name:&quot;&quot;&quot;;[.A34];&quot;&quot;&quot;,municipi:&quot;&quot;&quot;;[.B34];&quot;&quot;&quot;,lat:&quot;;[.C34];&quot;,lon:&quot;;[.D34];&quot;,hi_es:&quot;&quot;&quot;;[.E34];&quot;&quot;&quot;,megalith_type:&quot;&quot;&quot;;[.F34];&quot;&quot;&quot;,wikipedia:&quot;&quot;&quot;;[.G34];&quot;&quot;&quot;,wikidata:&quot;&quot;&quot;;[.H34];&quot;&quot;&quot;,source:&quot;&quot;&quot;;[.I34];&quot;&quot;&quot;,alt_name:&quot;&quot;&quot;;[.J34];&quot;&quot;&quot;},&quot;)" office:value-type="string" office:string-value="{name:&quot;Dolmen del Coll de la Llosa&quot;,municipi:&quot;Bulaternera&quot;,lat:42.63056,lon:2.60583,hi_es:&quot;SI&quot;,megalith_type:&quot;dolmen&quot;,wikipedia:&quot;ca:Dolmen del Coll de la Llosa&quot;,wikidata:&quot;Q16031906&quot;,source:&quot;ca:Dòlmens de Sant Miquel de Llotes&quot;,alt_name:&quot;&quot;}," calcext:value-type="string">
            <text:p>{name:"Dolmen del Coll de la Llosa",municipi:"Bulaternera",lat:42.63056,lon:2.60583,hi_es:"SI",megalith_type:"dolmen",wikipedia:"ca:Dolmen del Coll de la Llosa",wikidata:"Q16031906",source:"ca:Dòlmens de Sant Miquel de Llotes",alt_name:""},</text:p>
          </table:table-cell>
          <table:table-cell table:formula="of:=CONCATENATE(&quot;{&quot;;&quot;&quot;&quot;name&quot;&quot;:&quot;&quot;&quot;;[.A34];&quot;&quot;&quot;,&quot;&quot;municipi&quot;&quot;:&quot;&quot;&quot;;[.B34];&quot;&quot;&quot;,&quot;&quot;lat&quot;&quot;:&quot;;[.C34];&quot;,&quot;&quot;lon&quot;&quot;:&quot;;[.D34];&quot;,&quot;&quot;hi_es&quot;&quot;:&quot;&quot;&quot;;[.E34];&quot;&quot;&quot;,&quot;&quot;megalith_type&quot;&quot;:&quot;&quot;&quot;;[.F34];&quot;&quot;&quot;,&quot;&quot;wikipedia&quot;&quot;:&quot;&quot;&quot;;[.G34];&quot;&quot;&quot;,&quot;&quot;wikidata&quot;&quot;:&quot;&quot;&quot;;[.H34];&quot;&quot;&quot;,&quot;&quot;source&quot;&quot;:&quot;&quot;&quot;;[.I34];&quot;&quot;&quot;,&quot;&quot;alt_name&quot;&quot;:&quot;&quot;&quot;;[.J34];&quot;&quot;&quot;},&quot;)" office:value-type="string" office:string-value="{&quot;name&quot;:&quot;Dolmen del Coll de la Llosa&quot;,&quot;municipi&quot;:&quot;Bulaternera&quot;,&quot;lat&quot;:42.63056,&quot;lon&quot;:2.60583,&quot;hi_es&quot;:&quot;SI&quot;,&quot;megalith_type&quot;:&quot;dolmen&quot;,&quot;wikipedia&quot;:&quot;ca:Dolmen del Coll de la Llosa&quot;,&quot;wikidata&quot;:&quot;Q16031906&quot;,&quot;source&quot;:&quot;ca:Dòlmens de Sant Miquel de Llotes&quot;,&quot;alt_name&quot;:&quot;&quot;}," calcext:value-type="string">
            <text:p>{"name":"Dolmen del Coll de la Llosa","municipi":"Bulaternera","lat":42.63056,"lon":2.60583,"hi_es":"SI","megalith_type":"dolmen","wikipedia":"ca:Dolmen del Coll de la Llosa","wikidata":"Q16031906","source":"ca:Dòlmens de Sant Miquel de Llotes","alt_name":""},</text:p>
          </table:table-cell>
        </table:table-row>
        <table:table-row table:style-name="ro4">
          <table:table-cell table:style-name="ce14" office:value-type="string" calcext:value-type="string">
            <text:p>Dolmen de les Rieres</text:p>
          </table:table-cell>
          <table:table-cell table:style-name="ce14" office:value-type="string" calcext:value-type="string">
            <text:p>Bulaternera</text:p>
          </table:table-cell>
          <table:table-cell table:style-name="ce19" office:value-type="string" calcext:value-type="string">
            <text:p>42.64472</text:p>
          </table:table-cell>
          <table:table-cell table:style-name="ce19" office:value-type="string" calcext:value-type="string">
            <text:p>2.60778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 les Rieres</text:p>
          </table:table-cell>
          <table:table-cell office:value-type="string" calcext:value-type="string">
            <text:p>Q20817388</text:p>
          </table:table-cell>
          <table:table-cell office:value-type="string" calcext:value-type="string">
            <text:p>ca:Dòlmens de Sant Miquel de Llotes</text:p>
          </table:table-cell>
          <table:table-cell table:style-name="ce15" office:value-type="string" calcext:value-type="string">
            <text:p>Dolmen del Camp Gran II</text:p>
          </table:table-cell>
          <table:table-cell/>
          <table:table-cell table:formula="of:=CONCATENATE(&quot;{&quot;;&quot;name:&quot;&quot;&quot;;[.A35];&quot;&quot;&quot;,municipi:&quot;&quot;&quot;;[.B35];&quot;&quot;&quot;,lat:&quot;;[.C35];&quot;,lon:&quot;;[.D35];&quot;,hi_es:&quot;&quot;&quot;;[.E35];&quot;&quot;&quot;,megalith_type:&quot;&quot;&quot;;[.F35];&quot;&quot;&quot;,wikipedia:&quot;&quot;&quot;;[.G35];&quot;&quot;&quot;,wikidata:&quot;&quot;&quot;;[.H35];&quot;&quot;&quot;,source:&quot;&quot;&quot;;[.I35];&quot;&quot;&quot;,alt_name:&quot;&quot;&quot;;[.J35];&quot;&quot;&quot;},&quot;)" office:value-type="string" office:string-value="{name:&quot;Dolmen de les Rieres&quot;,municipi:&quot;Bulaternera&quot;,lat:42.64472,lon:2.60778,hi_es:&quot;SI&quot;,megalith_type:&quot;dolmen&quot;,wikipedia:&quot;ca:Dolmen de les Rieres&quot;,wikidata:&quot;Q20817388&quot;,source:&quot;ca:Dòlmens de Sant Miquel de Llotes&quot;,alt_name:&quot;Dolmen del Camp Gran II&quot;}," calcext:value-type="string">
            <text:p>{name:"Dolmen de les Rieres",municipi:"Bulaternera",lat:42.64472,lon:2.60778,hi_es:"SI",megalith_type:"dolmen",wikipedia:"ca:Dolmen de les Rieres",wikidata:"Q20817388",source:"ca:Dòlmens de Sant Miquel de Llotes",alt_name:"Dolmen del Camp Gran II"},</text:p>
          </table:table-cell>
          <table:table-cell table:formula="of:=CONCATENATE(&quot;{&quot;;&quot;&quot;&quot;name&quot;&quot;:&quot;&quot;&quot;;[.A35];&quot;&quot;&quot;,&quot;&quot;municipi&quot;&quot;:&quot;&quot;&quot;;[.B35];&quot;&quot;&quot;,&quot;&quot;lat&quot;&quot;:&quot;;[.C35];&quot;,&quot;&quot;lon&quot;&quot;:&quot;;[.D35];&quot;,&quot;&quot;hi_es&quot;&quot;:&quot;&quot;&quot;;[.E35];&quot;&quot;&quot;,&quot;&quot;megalith_type&quot;&quot;:&quot;&quot;&quot;;[.F35];&quot;&quot;&quot;,&quot;&quot;wikipedia&quot;&quot;:&quot;&quot;&quot;;[.G35];&quot;&quot;&quot;,&quot;&quot;wikidata&quot;&quot;:&quot;&quot;&quot;;[.H35];&quot;&quot;&quot;,&quot;&quot;source&quot;&quot;:&quot;&quot;&quot;;[.I35];&quot;&quot;&quot;,&quot;&quot;alt_name&quot;&quot;:&quot;&quot;&quot;;[.J35];&quot;&quot;&quot;},&quot;)" office:value-type="string" office:string-value="{&quot;name&quot;:&quot;Dolmen de les Rieres&quot;,&quot;municipi&quot;:&quot;Bulaternera&quot;,&quot;lat&quot;:42.64472,&quot;lon&quot;:2.60778,&quot;hi_es&quot;:&quot;SI&quot;,&quot;megalith_type&quot;:&quot;dolmen&quot;,&quot;wikipedia&quot;:&quot;ca:Dolmen de les Rieres&quot;,&quot;wikidata&quot;:&quot;Q20817388&quot;,&quot;source&quot;:&quot;ca:Dòlmens de Sant Miquel de Llotes&quot;,&quot;alt_name&quot;:&quot;Dolmen del Camp Gran II&quot;}," calcext:value-type="string">
            <text:p>{"name":"Dolmen de les Rieres","municipi":"Bulaternera","lat":42.64472,"lon":2.60778,"hi_es":"SI","megalith_type":"dolmen","wikipedia":"ca:Dolmen de les Rieres","wikidata":"Q20817388","source":"ca:Dòlmens de Sant Miquel de Llotes","alt_name":"Dolmen del Camp Gran II"},</text:p>
          </table:table-cell>
        </table:table-row>
        <table:table-row table:style-name="ro4">
          <table:table-cell table:style-name="ce14" office:value-type="string" calcext:value-type="string">
            <text:p>Dolmen de Caladroer II</text:p>
          </table:table-cell>
          <table:table-cell table:style-name="ce14" office:value-type="string" calcext:value-type="string">
            <text:p>Caladroer</text:p>
          </table:table-cell>
          <table:table-cell table:style-name="ce30" office:value-type="string" calcext:value-type="string">
            <text:p>42.73139</text:p>
          </table:table-cell>
          <table:table-cell table:style-name="ce30" office:value-type="string" calcext:value-type="string">
            <text:p>2.65583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 Caladroer II</text:p>
          </table:table-cell>
          <table:table-cell office:value-type="string" calcext:value-type="string">
            <text:p>Q20821063</text:p>
          </table:table-cell>
          <table:table-cell table:number-columns-repeated="3"/>
          <table:table-cell table:formula="of:=CONCATENATE(&quot;{&quot;;&quot;name:&quot;&quot;&quot;;[.A36];&quot;&quot;&quot;,municipi:&quot;&quot;&quot;;[.B36];&quot;&quot;&quot;,lat:&quot;;[.C36];&quot;,lon:&quot;;[.D36];&quot;,hi_es:&quot;&quot;&quot;;[.E36];&quot;&quot;&quot;,megalith_type:&quot;&quot;&quot;;[.F36];&quot;&quot;&quot;,wikipedia:&quot;&quot;&quot;;[.G36];&quot;&quot;&quot;,wikidata:&quot;&quot;&quot;;[.H36];&quot;&quot;&quot;,source:&quot;&quot;&quot;;[.I36];&quot;&quot;&quot;,alt_name:&quot;&quot;&quot;;[.J36];&quot;&quot;&quot;},&quot;)" office:value-type="string" office:string-value="{name:&quot;Dolmen de Caladroer II&quot;,municipi:&quot;Caladroer&quot;,lat:42.73139,lon:2.65583,hi_es:&quot;SI&quot;,megalith_type:&quot;dolmen&quot;,wikipedia:&quot;ca:Dolmen de Caladroer II&quot;,wikidata:&quot;Q20821063&quot;,source:&quot;&quot;,alt_name:&quot;&quot;}," calcext:value-type="string">
            <text:p>{name:"Dolmen de Caladroer II",municipi:"Caladroer",lat:42.73139,lon:2.65583,hi_es:"SI",megalith_type:"dolmen",wikipedia:"ca:Dolmen de Caladroer II",wikidata:"Q20821063",source:"",alt_name:""},</text:p>
          </table:table-cell>
          <table:table-cell table:formula="of:=CONCATENATE(&quot;{&quot;;&quot;&quot;&quot;name&quot;&quot;:&quot;&quot;&quot;;[.A36];&quot;&quot;&quot;,&quot;&quot;municipi&quot;&quot;:&quot;&quot;&quot;;[.B36];&quot;&quot;&quot;,&quot;&quot;lat&quot;&quot;:&quot;;[.C36];&quot;,&quot;&quot;lon&quot;&quot;:&quot;;[.D36];&quot;,&quot;&quot;hi_es&quot;&quot;:&quot;&quot;&quot;;[.E36];&quot;&quot;&quot;,&quot;&quot;megalith_type&quot;&quot;:&quot;&quot;&quot;;[.F36];&quot;&quot;&quot;,&quot;&quot;wikipedia&quot;&quot;:&quot;&quot;&quot;;[.G36];&quot;&quot;&quot;,&quot;&quot;wikidata&quot;&quot;:&quot;&quot;&quot;;[.H36];&quot;&quot;&quot;,&quot;&quot;source&quot;&quot;:&quot;&quot;&quot;;[.I36];&quot;&quot;&quot;,&quot;&quot;alt_name&quot;&quot;:&quot;&quot;&quot;;[.J36];&quot;&quot;&quot;},&quot;)" office:value-type="string" office:string-value="{&quot;name&quot;:&quot;Dolmen de Caladroer II&quot;,&quot;municipi&quot;:&quot;Caladroer&quot;,&quot;lat&quot;:42.73139,&quot;lon&quot;:2.65583,&quot;hi_es&quot;:&quot;SI&quot;,&quot;megalith_type&quot;:&quot;dolmen&quot;,&quot;wikipedia&quot;:&quot;ca:Dolmen de Caladroer II&quot;,&quot;wikidata&quot;:&quot;Q20821063&quot;,&quot;source&quot;:&quot;&quot;,&quot;alt_name&quot;:&quot;&quot;}," calcext:value-type="string">
            <text:p>{"name":"Dolmen de Caladroer II","municipi":"Caladroer","lat":42.73139,"lon":2.65583,"hi_es":"SI","megalith_type":"dolmen","wikipedia":"ca:Dolmen de Caladroer II","wikidata":"Q20821063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 les Arques del Coll del Moro</text:p>
          </table:table-cell>
          <table:table-cell table:style-name="ce14" office:value-type="string" calcext:value-type="string">
            <text:p>Cameles</text:p>
          </table:table-cell>
          <table:table-cell table:style-name="ce30" office:value-type="string" calcext:value-type="string">
            <text:p>42.6325</text:p>
          </table:table-cell>
          <table:table-cell table:style-name="ce30" office:value-type="string" calcext:value-type="string">
            <text:p>2.68028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 les Arques del Coll del Moro</text:p>
          </table:table-cell>
          <table:table-cell office:value-type="string" calcext:value-type="string">
            <text:p>Q56402723</text:p>
          </table:table-cell>
          <table:table-cell table:number-columns-repeated="3"/>
          <table:table-cell table:formula="of:=CONCATENATE(&quot;{&quot;;&quot;name:&quot;&quot;&quot;;[.A37];&quot;&quot;&quot;,municipi:&quot;&quot;&quot;;[.B37];&quot;&quot;&quot;,lat:&quot;;[.C37];&quot;,lon:&quot;;[.D37];&quot;,hi_es:&quot;&quot;&quot;;[.E37];&quot;&quot;&quot;,megalith_type:&quot;&quot;&quot;;[.F37];&quot;&quot;&quot;,wikipedia:&quot;&quot;&quot;;[.G37];&quot;&quot;&quot;,wikidata:&quot;&quot;&quot;;[.H37];&quot;&quot;&quot;,source:&quot;&quot;&quot;;[.I37];&quot;&quot;&quot;,alt_name:&quot;&quot;&quot;;[.J37];&quot;&quot;&quot;},&quot;)" office:value-type="string" office:string-value="{name:&quot;Dolmen de les Arques del Coll del Moro&quot;,municipi:&quot;Cameles&quot;,lat:42.6325,lon:2.68028,hi_es:&quot;SI&quot;,megalith_type:&quot;dolmen&quot;,wikipedia:&quot;ca:Dolmen de les Arques del Coll del Moro&quot;,wikidata:&quot;Q56402723&quot;,source:&quot;&quot;,alt_name:&quot;&quot;}," calcext:value-type="string">
            <text:p>{name:"Dolmen de les Arques del Coll del Moro",municipi:"Cameles",lat:42.6325,lon:2.68028,hi_es:"SI",megalith_type:"dolmen",wikipedia:"ca:Dolmen de les Arques del Coll del Moro",wikidata:"Q56402723",source:"",alt_name:""},</text:p>
          </table:table-cell>
          <table:table-cell table:formula="of:=CONCATENATE(&quot;{&quot;;&quot;&quot;&quot;name&quot;&quot;:&quot;&quot;&quot;;[.A37];&quot;&quot;&quot;,&quot;&quot;municipi&quot;&quot;:&quot;&quot;&quot;;[.B37];&quot;&quot;&quot;,&quot;&quot;lat&quot;&quot;:&quot;;[.C37];&quot;,&quot;&quot;lon&quot;&quot;:&quot;;[.D37];&quot;,&quot;&quot;hi_es&quot;&quot;:&quot;&quot;&quot;;[.E37];&quot;&quot;&quot;,&quot;&quot;megalith_type&quot;&quot;:&quot;&quot;&quot;;[.F37];&quot;&quot;&quot;,&quot;&quot;wikipedia&quot;&quot;:&quot;&quot;&quot;;[.G37];&quot;&quot;&quot;,&quot;&quot;wikidata&quot;&quot;:&quot;&quot;&quot;;[.H37];&quot;&quot;&quot;,&quot;&quot;source&quot;&quot;:&quot;&quot;&quot;;[.I37];&quot;&quot;&quot;,&quot;&quot;alt_name&quot;&quot;:&quot;&quot;&quot;;[.J37];&quot;&quot;&quot;},&quot;)" office:value-type="string" office:string-value="{&quot;name&quot;:&quot;Dolmen de les Arques del Coll del Moro&quot;,&quot;municipi&quot;:&quot;Cameles&quot;,&quot;lat&quot;:42.6325,&quot;lon&quot;:2.68028,&quot;hi_es&quot;:&quot;SI&quot;,&quot;megalith_type&quot;:&quot;dolmen&quot;,&quot;wikipedia&quot;:&quot;ca:Dolmen de les Arques del Coll del Moro&quot;,&quot;wikidata&quot;:&quot;Q56402723&quot;,&quot;source&quot;:&quot;&quot;,&quot;alt_name&quot;:&quot;&quot;}," calcext:value-type="string">
            <text:p>{"name":"Dolmen de les Arques del Coll del Moro","municipi":"Cameles","lat":42.6325,"lon":2.68028,"hi_es":"SI","megalith_type":"dolmen","wikipedia":"ca:Dolmen de les Arques del Coll del Moro","wikidata":"Q56402723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l Serrat d'en Geli</text:p>
          </table:table-cell>
          <table:table-cell table:style-name="ce14" office:value-type="string" calcext:value-type="string">
            <text:p>Castellnou dels Aspres</text:p>
          </table:table-cell>
          <table:table-cell table:style-name="ce30" office:value-type="string" calcext:value-type="string">
            <text:p>42.61194</text:p>
          </table:table-cell>
          <table:table-cell table:style-name="ce30" office:value-type="string" calcext:value-type="string">
            <text:p>2.69389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l Serrat d'en Geli</text:p>
          </table:table-cell>
          <table:table-cell office:value-type="string" calcext:value-type="string">
            <text:p>Q16031948</text:p>
          </table:table-cell>
          <table:table-cell/>
          <table:table-cell office:value-type="string" calcext:value-type="string">
            <text:p>Roc del Llamp</text:p>
          </table:table-cell>
          <table:table-cell/>
          <table:table-cell table:formula="of:=CONCATENATE(&quot;{&quot;;&quot;name:&quot;&quot;&quot;;[.A38];&quot;&quot;&quot;,municipi:&quot;&quot;&quot;;[.B38];&quot;&quot;&quot;,lat:&quot;;[.C38];&quot;,lon:&quot;;[.D38];&quot;,hi_es:&quot;&quot;&quot;;[.E38];&quot;&quot;&quot;,megalith_type:&quot;&quot;&quot;;[.F38];&quot;&quot;&quot;,wikipedia:&quot;&quot;&quot;;[.G38];&quot;&quot;&quot;,wikidata:&quot;&quot;&quot;;[.H38];&quot;&quot;&quot;,source:&quot;&quot;&quot;;[.I38];&quot;&quot;&quot;,alt_name:&quot;&quot;&quot;;[.J38];&quot;&quot;&quot;},&quot;)" office:value-type="string" office:string-value="{name:&quot;Dolmen del Serrat d'en Geli&quot;,municipi:&quot;Castellnou dels Aspres&quot;,lat:42.61194,lon:2.69389,hi_es:&quot;SI&quot;,megalith_type:&quot;dolmen&quot;,wikipedia:&quot;ca:Dolmen del Serrat d'en Geli&quot;,wikidata:&quot;Q16031948&quot;,source:&quot;&quot;,alt_name:&quot;Roc del Llamp&quot;}," calcext:value-type="string">
            <text:p>{name:"Dolmen del Serrat d'en Geli",municipi:"Castellnou dels Aspres",lat:42.61194,lon:2.69389,hi_es:"SI",megalith_type:"dolmen",wikipedia:"ca:Dolmen del Serrat d'en Geli",wikidata:"Q16031948",source:"",alt_name:"Roc del Llamp"},</text:p>
          </table:table-cell>
          <table:table-cell table:formula="of:=CONCATENATE(&quot;{&quot;;&quot;&quot;&quot;name&quot;&quot;:&quot;&quot;&quot;;[.A38];&quot;&quot;&quot;,&quot;&quot;municipi&quot;&quot;:&quot;&quot;&quot;;[.B38];&quot;&quot;&quot;,&quot;&quot;lat&quot;&quot;:&quot;;[.C38];&quot;,&quot;&quot;lon&quot;&quot;:&quot;;[.D38];&quot;,&quot;&quot;hi_es&quot;&quot;:&quot;&quot;&quot;;[.E38];&quot;&quot;&quot;,&quot;&quot;megalith_type&quot;&quot;:&quot;&quot;&quot;;[.F38];&quot;&quot;&quot;,&quot;&quot;wikipedia&quot;&quot;:&quot;&quot;&quot;;[.G38];&quot;&quot;&quot;,&quot;&quot;wikidata&quot;&quot;:&quot;&quot;&quot;;[.H38];&quot;&quot;&quot;,&quot;&quot;source&quot;&quot;:&quot;&quot;&quot;;[.I38];&quot;&quot;&quot;,&quot;&quot;alt_name&quot;&quot;:&quot;&quot;&quot;;[.J38];&quot;&quot;&quot;},&quot;)" office:value-type="string" office:string-value="{&quot;name&quot;:&quot;Dolmen del Serrat d'en Geli&quot;,&quot;municipi&quot;:&quot;Castellnou dels Aspres&quot;,&quot;lat&quot;:42.61194,&quot;lon&quot;:2.69389,&quot;hi_es&quot;:&quot;SI&quot;,&quot;megalith_type&quot;:&quot;dolmen&quot;,&quot;wikipedia&quot;:&quot;ca:Dolmen del Serrat d'en Geli&quot;,&quot;wikidata&quot;:&quot;Q16031948&quot;,&quot;source&quot;:&quot;&quot;,&quot;alt_name&quot;:&quot;Roc del Llamp&quot;}," calcext:value-type="string">
            <text:p>{"name":"Dolmen del Serrat d'en Geli","municipi":"Castellnou dels Aspres","lat":42.61194,"lon":2.69389,"hi_es":"SI","megalith_type":"dolmen","wikipedia":"ca:Dolmen del Serrat d'en Geli","wikidata":"Q16031948","source":"","alt_name":"Roc del Llamp"},</text:p>
          </table:table-cell>
        </table:table-row>
        <table:table-row table:style-name="ro4">
          <table:table-cell table:style-name="ce14" office:value-type="string" calcext:value-type="string">
            <text:p>Dolmen del Coll de la Farella</text:p>
          </table:table-cell>
          <table:table-cell table:style-name="ce14" office:value-type="string" calcext:value-type="string">
            <text:p>Cervera de la Marenda</text:p>
          </table:table-cell>
          <table:table-cell table:style-name="ce30" office:value-type="string" calcext:value-type="string">
            <text:p>42.435</text:p>
          </table:table-cell>
          <table:table-cell table:style-name="ce30" office:value-type="string" calcext:value-type="string">
            <text:p>3.12972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l Coll de la Farella</text:p>
          </table:table-cell>
          <table:table-cell office:value-type="string" calcext:value-type="string">
            <text:p>Q16031905</text:p>
          </table:table-cell>
          <table:table-cell table:number-columns-repeated="3"/>
          <table:table-cell table:formula="of:=CONCATENATE(&quot;{&quot;;&quot;name:&quot;&quot;&quot;;[.A39];&quot;&quot;&quot;,municipi:&quot;&quot;&quot;;[.B39];&quot;&quot;&quot;,lat:&quot;;[.C39];&quot;,lon:&quot;;[.D39];&quot;,hi_es:&quot;&quot;&quot;;[.E39];&quot;&quot;&quot;,megalith_type:&quot;&quot;&quot;;[.F39];&quot;&quot;&quot;,wikipedia:&quot;&quot;&quot;;[.G39];&quot;&quot;&quot;,wikidata:&quot;&quot;&quot;;[.H39];&quot;&quot;&quot;,source:&quot;&quot;&quot;;[.I39];&quot;&quot;&quot;,alt_name:&quot;&quot;&quot;;[.J39];&quot;&quot;&quot;},&quot;)" office:value-type="string" office:string-value="{name:&quot;Dolmen del Coll de la Farella&quot;,municipi:&quot;Cervera de la Marenda&quot;,lat:42.435,lon:3.12972,hi_es:&quot;SI&quot;,megalith_type:&quot;dolmen&quot;,wikipedia:&quot;ca:Dolmen del Coll de la Farella&quot;,wikidata:&quot;Q16031905&quot;,source:&quot;&quot;,alt_name:&quot;&quot;}," calcext:value-type="string">
            <text:p>{name:"Dolmen del Coll de la Farella",municipi:"Cervera de la Marenda",lat:42.435,lon:3.12972,hi_es:"SI",megalith_type:"dolmen",wikipedia:"ca:Dolmen del Coll de la Farella",wikidata:"Q16031905",source:"",alt_name:""},</text:p>
          </table:table-cell>
          <table:table-cell table:formula="of:=CONCATENATE(&quot;{&quot;;&quot;&quot;&quot;name&quot;&quot;:&quot;&quot;&quot;;[.A39];&quot;&quot;&quot;,&quot;&quot;municipi&quot;&quot;:&quot;&quot;&quot;;[.B39];&quot;&quot;&quot;,&quot;&quot;lat&quot;&quot;:&quot;;[.C39];&quot;,&quot;&quot;lon&quot;&quot;:&quot;;[.D39];&quot;,&quot;&quot;hi_es&quot;&quot;:&quot;&quot;&quot;;[.E39];&quot;&quot;&quot;,&quot;&quot;megalith_type&quot;&quot;:&quot;&quot;&quot;;[.F39];&quot;&quot;&quot;,&quot;&quot;wikipedia&quot;&quot;:&quot;&quot;&quot;;[.G39];&quot;&quot;&quot;,&quot;&quot;wikidata&quot;&quot;:&quot;&quot;&quot;;[.H39];&quot;&quot;&quot;,&quot;&quot;source&quot;&quot;:&quot;&quot;&quot;;[.I39];&quot;&quot;&quot;,&quot;&quot;alt_name&quot;&quot;:&quot;&quot;&quot;;[.J39];&quot;&quot;&quot;},&quot;)" office:value-type="string" office:string-value="{&quot;name&quot;:&quot;Dolmen del Coll de la Farella&quot;,&quot;municipi&quot;:&quot;Cervera de la Marenda&quot;,&quot;lat&quot;:42.435,&quot;lon&quot;:3.12972,&quot;hi_es&quot;:&quot;SI&quot;,&quot;megalith_type&quot;:&quot;dolmen&quot;,&quot;wikipedia&quot;:&quot;ca:Dolmen del Coll de la Farella&quot;,&quot;wikidata&quot;:&quot;Q16031905&quot;,&quot;source&quot;:&quot;&quot;,&quot;alt_name&quot;:&quot;&quot;}," calcext:value-type="string">
            <text:p>{"name":"Dolmen del Coll de la Farella","municipi":"Cervera de la Marenda","lat":42.435,"lon":3.12972,"hi_es":"SI","megalith_type":"dolmen","wikipedia":"ca:Dolmen del Coll de la Farella","wikidata":"Q16031905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 Coma Enestapera</text:p>
          </table:table-cell>
          <table:table-cell table:style-name="ce14" office:value-type="string" calcext:value-type="string">
            <text:p>Cervera de la Marenda</text:p>
          </table:table-cell>
          <table:table-cell table:style-name="ce30" office:value-type="string" calcext:value-type="string">
            <text:p>42.45167</text:p>
          </table:table-cell>
          <table:table-cell table:style-name="ce30" office:value-type="string" calcext:value-type="string">
            <text:p>3.14333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 Coma Enestapera</text:p>
          </table:table-cell>
          <table:table-cell office:value-type="string" calcext:value-type="string">
            <text:p>Q16031910</text:p>
          </table:table-cell>
          <table:table-cell table:number-columns-repeated="3"/>
          <table:table-cell table:formula="of:=CONCATENATE(&quot;{&quot;;&quot;name:&quot;&quot;&quot;;[.A40];&quot;&quot;&quot;,municipi:&quot;&quot;&quot;;[.B40];&quot;&quot;&quot;,lat:&quot;;[.C40];&quot;,lon:&quot;;[.D40];&quot;,hi_es:&quot;&quot;&quot;;[.E40];&quot;&quot;&quot;,megalith_type:&quot;&quot;&quot;;[.F40];&quot;&quot;&quot;,wikipedia:&quot;&quot;&quot;;[.G40];&quot;&quot;&quot;,wikidata:&quot;&quot;&quot;;[.H40];&quot;&quot;&quot;,source:&quot;&quot;&quot;;[.I40];&quot;&quot;&quot;,alt_name:&quot;&quot;&quot;;[.J40];&quot;&quot;&quot;},&quot;)" office:value-type="string" office:string-value="{name:&quot;Dolmen de Coma Enestapera&quot;,municipi:&quot;Cervera de la Marenda&quot;,lat:42.45167,lon:3.14333,hi_es:&quot;SI&quot;,megalith_type:&quot;dolmen&quot;,wikipedia:&quot;ca:Dolmen de Coma Enestapera&quot;,wikidata:&quot;Q16031910&quot;,source:&quot;&quot;,alt_name:&quot;&quot;}," calcext:value-type="string">
            <text:p>{name:"Dolmen de Coma Enestapera",municipi:"Cervera de la Marenda",lat:42.45167,lon:3.14333,hi_es:"SI",megalith_type:"dolmen",wikipedia:"ca:Dolmen de Coma Enestapera",wikidata:"Q16031910",source:"",alt_name:""},</text:p>
          </table:table-cell>
          <table:table-cell table:formula="of:=CONCATENATE(&quot;{&quot;;&quot;&quot;&quot;name&quot;&quot;:&quot;&quot;&quot;;[.A40];&quot;&quot;&quot;,&quot;&quot;municipi&quot;&quot;:&quot;&quot;&quot;;[.B40];&quot;&quot;&quot;,&quot;&quot;lat&quot;&quot;:&quot;;[.C40];&quot;,&quot;&quot;lon&quot;&quot;:&quot;;[.D40];&quot;,&quot;&quot;hi_es&quot;&quot;:&quot;&quot;&quot;;[.E40];&quot;&quot;&quot;,&quot;&quot;megalith_type&quot;&quot;:&quot;&quot;&quot;;[.F40];&quot;&quot;&quot;,&quot;&quot;wikipedia&quot;&quot;:&quot;&quot;&quot;;[.G40];&quot;&quot;&quot;,&quot;&quot;wikidata&quot;&quot;:&quot;&quot;&quot;;[.H40];&quot;&quot;&quot;,&quot;&quot;source&quot;&quot;:&quot;&quot;&quot;;[.I40];&quot;&quot;&quot;,&quot;&quot;alt_name&quot;&quot;:&quot;&quot;&quot;;[.J40];&quot;&quot;&quot;},&quot;)" office:value-type="string" office:string-value="{&quot;name&quot;:&quot;Dolmen de Coma Enestapera&quot;,&quot;municipi&quot;:&quot;Cervera de la Marenda&quot;,&quot;lat&quot;:42.45167,&quot;lon&quot;:3.14333,&quot;hi_es&quot;:&quot;SI&quot;,&quot;megalith_type&quot;:&quot;dolmen&quot;,&quot;wikipedia&quot;:&quot;ca:Dolmen de Coma Enestapera&quot;,&quot;wikidata&quot;:&quot;Q16031910&quot;,&quot;source&quot;:&quot;&quot;,&quot;alt_name&quot;:&quot;&quot;}," calcext:value-type="string">
            <text:p>{"name":"Dolmen de Coma Enestapera","municipi":"Cervera de la Marenda","lat":42.45167,"lon":3.14333,"hi_es":"SI","megalith_type":"dolmen","wikipedia":"ca:Dolmen de Coma Enestapera","wikidata":"Q16031910","source":"","alt_name":""},</text:p>
          </table:table-cell>
        </table:table-row>
        <table:table-row table:style-name="ro4">
          <table:table-cell table:style-name="ce14" office:value-type="string" calcext:value-type="string">
            <text:p>La Pedra Dreta</text:p>
          </table:table-cell>
          <table:table-cell table:style-name="ce14" office:value-type="string" calcext:value-type="string">
            <text:p>Cervera de la Marenda</text:p>
          </table:table-cell>
          <table:table-cell table:style-name="ce30" office:value-type="string" calcext:value-type="string">
            <text:p>42.44167</text:p>
          </table:table-cell>
          <table:table-cell table:style-name="ce30" office:value-type="string" calcext:value-type="string">
            <text:p>3.13528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menhir</text:p>
          </table:table-cell>
          <table:table-cell office:value-type="string" calcext:value-type="string">
            <text:p>ca:La Pedra Dreta (Cervera)</text:p>
          </table:table-cell>
          <table:table-cell office:value-type="string" calcext:value-type="string">
            <text:p>Q28712064</text:p>
          </table:table-cell>
          <table:table-cell/>
          <table:table-cell table:style-name="ce15" office:value-type="string" calcext:value-type="string">
            <text:p>Menhir de San Salvador</text:p>
          </table:table-cell>
          <table:table-cell/>
          <table:table-cell table:formula="of:=CONCATENATE(&quot;{&quot;;&quot;name:&quot;&quot;&quot;;[.A41];&quot;&quot;&quot;,municipi:&quot;&quot;&quot;;[.B41];&quot;&quot;&quot;,lat:&quot;;[.C41];&quot;,lon:&quot;;[.D41];&quot;,hi_es:&quot;&quot;&quot;;[.E41];&quot;&quot;&quot;,megalith_type:&quot;&quot;&quot;;[.F41];&quot;&quot;&quot;,wikipedia:&quot;&quot;&quot;;[.G41];&quot;&quot;&quot;,wikidata:&quot;&quot;&quot;;[.H41];&quot;&quot;&quot;,source:&quot;&quot;&quot;;[.I41];&quot;&quot;&quot;,alt_name:&quot;&quot;&quot;;[.J41];&quot;&quot;&quot;},&quot;)" office:value-type="string" office:string-value="{name:&quot;La Pedra Dreta&quot;,municipi:&quot;Cervera de la Marenda&quot;,lat:42.44167,lon:3.13528,hi_es:&quot;SI&quot;,megalith_type:&quot;menhir&quot;,wikipedia:&quot;ca:La Pedra Dreta (Cervera)&quot;,wikidata:&quot;Q28712064&quot;,source:&quot;&quot;,alt_name:&quot;Menhir de San Salvador&quot;}," calcext:value-type="string">
            <text:p>{name:"La Pedra Dreta",municipi:"Cervera de la Marenda",lat:42.44167,lon:3.13528,hi_es:"SI",megalith_type:"menhir",wikipedia:"ca:La Pedra Dreta (Cervera)",wikidata:"Q28712064",source:"",alt_name:"Menhir de San Salvador"},</text:p>
          </table:table-cell>
          <table:table-cell table:formula="of:=CONCATENATE(&quot;{&quot;;&quot;&quot;&quot;name&quot;&quot;:&quot;&quot;&quot;;[.A41];&quot;&quot;&quot;,&quot;&quot;municipi&quot;&quot;:&quot;&quot;&quot;;[.B41];&quot;&quot;&quot;,&quot;&quot;lat&quot;&quot;:&quot;;[.C41];&quot;,&quot;&quot;lon&quot;&quot;:&quot;;[.D41];&quot;,&quot;&quot;hi_es&quot;&quot;:&quot;&quot;&quot;;[.E41];&quot;&quot;&quot;,&quot;&quot;megalith_type&quot;&quot;:&quot;&quot;&quot;;[.F41];&quot;&quot;&quot;,&quot;&quot;wikipedia&quot;&quot;:&quot;&quot;&quot;;[.G41];&quot;&quot;&quot;,&quot;&quot;wikidata&quot;&quot;:&quot;&quot;&quot;;[.H41];&quot;&quot;&quot;,&quot;&quot;source&quot;&quot;:&quot;&quot;&quot;;[.I41];&quot;&quot;&quot;,&quot;&quot;alt_name&quot;&quot;:&quot;&quot;&quot;;[.J41];&quot;&quot;&quot;},&quot;)" office:value-type="string" office:string-value="{&quot;name&quot;:&quot;La Pedra Dreta&quot;,&quot;municipi&quot;:&quot;Cervera de la Marenda&quot;,&quot;lat&quot;:42.44167,&quot;lon&quot;:3.13528,&quot;hi_es&quot;:&quot;SI&quot;,&quot;megalith_type&quot;:&quot;menhir&quot;,&quot;wikipedia&quot;:&quot;ca:La Pedra Dreta (Cervera)&quot;,&quot;wikidata&quot;:&quot;Q28712064&quot;,&quot;source&quot;:&quot;&quot;,&quot;alt_name&quot;:&quot;Menhir de San Salvador&quot;}," calcext:value-type="string">
            <text:p>{"name":"La Pedra Dreta","municipi":"Cervera de la Marenda","lat":42.44167,"lon":3.13528,"hi_es":"SI","megalith_type":"menhir","wikipedia":"ca:La Pedra Dreta (Cervera)","wikidata":"Q28712064","source":"","alt_name":"Menhir de San Salvador"},</text:p>
          </table:table-cell>
        </table:table-row>
        <table:table-row table:style-name="ro4">
          <table:table-cell table:style-name="ce14" office:value-type="string" calcext:value-type="string">
            <text:p>Dolmen de Rimbau</text:p>
          </table:table-cell>
          <table:table-cell table:style-name="ce14" office:value-type="string" calcext:value-type="string">
            <text:p>Cotlliure</text:p>
          </table:table-cell>
          <table:table-cell table:style-name="ce30" office:value-type="string" calcext:value-type="string">
            <text:p>42.50426</text:p>
          </table:table-cell>
          <table:table-cell table:style-name="ce30" office:value-type="string" calcext:value-type="string">
            <text:p>3.05735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table:number-columns-repeated="5"/>
          <table:table-cell table:formula="of:=CONCATENATE(&quot;{&quot;;&quot;name:&quot;&quot;&quot;;[.A42];&quot;&quot;&quot;,municipi:&quot;&quot;&quot;;[.B42];&quot;&quot;&quot;,lat:&quot;;[.C42];&quot;,lon:&quot;;[.D42];&quot;,hi_es:&quot;&quot;&quot;;[.E42];&quot;&quot;&quot;,megalith_type:&quot;&quot;&quot;;[.F42];&quot;&quot;&quot;,wikipedia:&quot;&quot;&quot;;[.G42];&quot;&quot;&quot;,wikidata:&quot;&quot;&quot;;[.H42];&quot;&quot;&quot;,source:&quot;&quot;&quot;;[.I42];&quot;&quot;&quot;,alt_name:&quot;&quot;&quot;;[.J42];&quot;&quot;&quot;},&quot;)" office:value-type="string" office:string-value="{name:&quot;Dolmen de Rimbau&quot;,municipi:&quot;Cotlliure&quot;,lat:42.50426,lon:3.05735,hi_es:&quot;SI&quot;,megalith_type:&quot;dolmen&quot;,wikipedia:&quot;&quot;,wikidata:&quot;&quot;,source:&quot;&quot;,alt_name:&quot;&quot;}," calcext:value-type="string">
            <text:p>{name:"Dolmen de Rimbau",municipi:"Cotlliure",lat:42.50426,lon:3.05735,hi_es:"SI",megalith_type:"dolmen",wikipedia:"",wikidata:"",source:"",alt_name:""},</text:p>
          </table:table-cell>
          <table:table-cell table:formula="of:=CONCATENATE(&quot;{&quot;;&quot;&quot;&quot;name&quot;&quot;:&quot;&quot;&quot;;[.A42];&quot;&quot;&quot;,&quot;&quot;municipi&quot;&quot;:&quot;&quot;&quot;;[.B42];&quot;&quot;&quot;,&quot;&quot;lat&quot;&quot;:&quot;;[.C42];&quot;,&quot;&quot;lon&quot;&quot;:&quot;;[.D42];&quot;,&quot;&quot;hi_es&quot;&quot;:&quot;&quot;&quot;;[.E42];&quot;&quot;&quot;,&quot;&quot;megalith_type&quot;&quot;:&quot;&quot;&quot;;[.F42];&quot;&quot;&quot;,&quot;&quot;wikipedia&quot;&quot;:&quot;&quot;&quot;;[.G42];&quot;&quot;&quot;,&quot;&quot;wikidata&quot;&quot;:&quot;&quot;&quot;;[.H42];&quot;&quot;&quot;,&quot;&quot;source&quot;&quot;:&quot;&quot;&quot;;[.I42];&quot;&quot;&quot;,&quot;&quot;alt_name&quot;&quot;:&quot;&quot;&quot;;[.J42];&quot;&quot;&quot;},&quot;)" office:value-type="string" office:string-value="{&quot;name&quot;:&quot;Dolmen de Rimbau&quot;,&quot;municipi&quot;:&quot;Cotlliure&quot;,&quot;lat&quot;:42.50426,&quot;lon&quot;:3.05735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e Rimbau","municipi":"Cotlliure","lat":42.50426,"lon":3.05735,"hi_es":"SI","megalith_type":"dolmen","wikipedia":"","wikidata":"","source":"","alt_name":""},</text:p>
          </table:table-cell>
        </table:table-row>
        <table:table-row table:style-name="ro4">
          <table:table-cell table:style-name="ce14" office:value-type="string" calcext:value-type="string">
            <text:p>Cabana del Moro</text:p>
          </table:table-cell>
          <table:table-cell table:style-name="ce14" office:value-type="string" calcext:value-type="string">
            <text:p>Llauró</text:p>
          </table:table-cell>
          <table:table-cell table:style-name="ce30" office:value-type="string" calcext:value-type="string">
            <text:p>42.55278</text:p>
          </table:table-cell>
          <table:table-cell table:style-name="ce30" office:value-type="string" calcext:value-type="string">
            <text:p>2.75056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Cabana del Moro (Llauró)</text:p>
          </table:table-cell>
          <table:table-cell office:value-type="string" calcext:value-type="string">
            <text:p>Q11350662</text:p>
          </table:table-cell>
          <table:table-cell table:number-columns-repeated="3"/>
          <table:table-cell table:formula="of:=CONCATENATE(&quot;{&quot;;&quot;name:&quot;&quot;&quot;;[.A43];&quot;&quot;&quot;,municipi:&quot;&quot;&quot;;[.B43];&quot;&quot;&quot;,lat:&quot;;[.C43];&quot;,lon:&quot;;[.D43];&quot;,hi_es:&quot;&quot;&quot;;[.E43];&quot;&quot;&quot;,megalith_type:&quot;&quot;&quot;;[.F43];&quot;&quot;&quot;,wikipedia:&quot;&quot;&quot;;[.G43];&quot;&quot;&quot;,wikidata:&quot;&quot;&quot;;[.H43];&quot;&quot;&quot;,source:&quot;&quot;&quot;;[.I43];&quot;&quot;&quot;,alt_name:&quot;&quot;&quot;;[.J43];&quot;&quot;&quot;},&quot;)" office:value-type="string" office:string-value="{name:&quot;Cabana del Moro&quot;,municipi:&quot;Llauró&quot;,lat:42.55278,lon:2.75056,hi_es:&quot;SI&quot;,megalith_type:&quot;dolmen&quot;,wikipedia:&quot;ca:Cabana del Moro (Llauró)&quot;,wikidata:&quot;Q11350662&quot;,source:&quot;&quot;,alt_name:&quot;&quot;}," calcext:value-type="string">
            <text:p>{name:"Cabana del Moro",municipi:"Llauró",lat:42.55278,lon:2.75056,hi_es:"SI",megalith_type:"dolmen",wikipedia:"ca:Cabana del Moro (Llauró)",wikidata:"Q11350662",source:"",alt_name:""},</text:p>
          </table:table-cell>
          <table:table-cell table:formula="of:=CONCATENATE(&quot;{&quot;;&quot;&quot;&quot;name&quot;&quot;:&quot;&quot;&quot;;[.A43];&quot;&quot;&quot;,&quot;&quot;municipi&quot;&quot;:&quot;&quot;&quot;;[.B43];&quot;&quot;&quot;,&quot;&quot;lat&quot;&quot;:&quot;;[.C43];&quot;,&quot;&quot;lon&quot;&quot;:&quot;;[.D43];&quot;,&quot;&quot;hi_es&quot;&quot;:&quot;&quot;&quot;;[.E43];&quot;&quot;&quot;,&quot;&quot;megalith_type&quot;&quot;:&quot;&quot;&quot;;[.F43];&quot;&quot;&quot;,&quot;&quot;wikipedia&quot;&quot;:&quot;&quot;&quot;;[.G43];&quot;&quot;&quot;,&quot;&quot;wikidata&quot;&quot;:&quot;&quot;&quot;;[.H43];&quot;&quot;&quot;,&quot;&quot;source&quot;&quot;:&quot;&quot;&quot;;[.I43];&quot;&quot;&quot;,&quot;&quot;alt_name&quot;&quot;:&quot;&quot;&quot;;[.J43];&quot;&quot;&quot;},&quot;)" office:value-type="string" office:string-value="{&quot;name&quot;:&quot;Cabana del Moro&quot;,&quot;municipi&quot;:&quot;Llauró&quot;,&quot;lat&quot;:42.55278,&quot;lon&quot;:2.75056,&quot;hi_es&quot;:&quot;SI&quot;,&quot;megalith_type&quot;:&quot;dolmen&quot;,&quot;wikipedia&quot;:&quot;ca:Cabana del Moro (Llauró)&quot;,&quot;wikidata&quot;:&quot;Q11350662&quot;,&quot;source&quot;:&quot;&quot;,&quot;alt_name&quot;:&quot;&quot;}," calcext:value-type="string">
            <text:p>{"name":"Cabana del Moro","municipi":"Llauró","lat":42.55278,"lon":2.75056,"hi_es":"SI","megalith_type":"dolmen","wikipedia":"ca:Cabana del Moro (Llauró)","wikidata":"Q11350662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 Galuert</text:p>
          </table:table-cell>
          <table:table-cell table:style-name="ce14" office:value-type="string" calcext:value-type="string">
            <text:p>Llauró</text:p>
          </table:table-cell>
          <table:table-cell table:style-name="ce30" office:value-type="string" calcext:value-type="string">
            <text:p>42.53445</text:p>
          </table:table-cell>
          <table:table-cell table:style-name="ce30" office:value-type="string" calcext:value-type="string">
            <text:p>2.74584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 Galuert</text:p>
          </table:table-cell>
          <table:table-cell office:value-type="string" calcext:value-type="string">
            <text:p>Q16031920</text:p>
          </table:table-cell>
          <table:table-cell table:number-columns-repeated="3"/>
          <table:table-cell table:formula="of:=CONCATENATE(&quot;{&quot;;&quot;name:&quot;&quot;&quot;;[.A44];&quot;&quot;&quot;,municipi:&quot;&quot;&quot;;[.B44];&quot;&quot;&quot;,lat:&quot;;[.C44];&quot;,lon:&quot;;[.D44];&quot;,hi_es:&quot;&quot;&quot;;[.E44];&quot;&quot;&quot;,megalith_type:&quot;&quot;&quot;;[.F44];&quot;&quot;&quot;,wikipedia:&quot;&quot;&quot;;[.G44];&quot;&quot;&quot;,wikidata:&quot;&quot;&quot;;[.H44];&quot;&quot;&quot;,source:&quot;&quot;&quot;;[.I44];&quot;&quot;&quot;,alt_name:&quot;&quot;&quot;;[.J44];&quot;&quot;&quot;},&quot;)" office:value-type="string" office:string-value="{name:&quot;Dolmen de Galuert&quot;,municipi:&quot;Llauró&quot;,lat:42.53445,lon:2.74584,hi_es:&quot;SI&quot;,megalith_type:&quot;dolmen&quot;,wikipedia:&quot;ca:Dolmen de Galuert&quot;,wikidata:&quot;Q16031920&quot;,source:&quot;&quot;,alt_name:&quot;&quot;}," calcext:value-type="string">
            <text:p>{name:"Dolmen de Galuert",municipi:"Llauró",lat:42.53445,lon:2.74584,hi_es:"SI",megalith_type:"dolmen",wikipedia:"ca:Dolmen de Galuert",wikidata:"Q16031920",source:"",alt_name:""},</text:p>
          </table:table-cell>
          <table:table-cell table:formula="of:=CONCATENATE(&quot;{&quot;;&quot;&quot;&quot;name&quot;&quot;:&quot;&quot;&quot;;[.A44];&quot;&quot;&quot;,&quot;&quot;municipi&quot;&quot;:&quot;&quot;&quot;;[.B44];&quot;&quot;&quot;,&quot;&quot;lat&quot;&quot;:&quot;;[.C44];&quot;,&quot;&quot;lon&quot;&quot;:&quot;;[.D44];&quot;,&quot;&quot;hi_es&quot;&quot;:&quot;&quot;&quot;;[.E44];&quot;&quot;&quot;,&quot;&quot;megalith_type&quot;&quot;:&quot;&quot;&quot;;[.F44];&quot;&quot;&quot;,&quot;&quot;wikipedia&quot;&quot;:&quot;&quot;&quot;;[.G44];&quot;&quot;&quot;,&quot;&quot;wikidata&quot;&quot;:&quot;&quot;&quot;;[.H44];&quot;&quot;&quot;,&quot;&quot;source&quot;&quot;:&quot;&quot;&quot;;[.I44];&quot;&quot;&quot;,&quot;&quot;alt_name&quot;&quot;:&quot;&quot;&quot;;[.J44];&quot;&quot;&quot;},&quot;)" office:value-type="string" office:string-value="{&quot;name&quot;:&quot;Dolmen de Galuert&quot;,&quot;municipi&quot;:&quot;Llauró&quot;,&quot;lat&quot;:42.53445,&quot;lon&quot;:2.74584,&quot;hi_es&quot;:&quot;SI&quot;,&quot;megalith_type&quot;:&quot;dolmen&quot;,&quot;wikipedia&quot;:&quot;ca:Dolmen de Galuert&quot;,&quot;wikidata&quot;:&quot;Q16031920&quot;,&quot;source&quot;:&quot;&quot;,&quot;alt_name&quot;:&quot;&quot;}," calcext:value-type="string">
            <text:p>{"name":"Dolmen de Galuert","municipi":"Llauró","lat":42.53445,"lon":2.74584,"hi_es":"SI","megalith_type":"dolmen","wikipedia":"ca:Dolmen de Galuert","wikidata":"Q16031920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l Quadre</text:p>
          </table:table-cell>
          <table:table-cell table:style-name="ce14" office:value-type="string" calcext:value-type="string">
            <text:p>Montesquiu d'Albera</text:p>
          </table:table-cell>
          <table:table-cell table:style-name="ce30" office:value-type="string" calcext:value-type="string">
            <text:p>42.53111</text:p>
          </table:table-cell>
          <table:table-cell table:style-name="ce30" office:value-type="string" calcext:value-type="string">
            <text:p>2.88472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table:number-columns-repeated="5"/>
          <table:table-cell table:formula="of:=CONCATENATE(&quot;{&quot;;&quot;name:&quot;&quot;&quot;;[.A45];&quot;&quot;&quot;,municipi:&quot;&quot;&quot;;[.B45];&quot;&quot;&quot;,lat:&quot;;[.C45];&quot;,lon:&quot;;[.D45];&quot;,hi_es:&quot;&quot;&quot;;[.E45];&quot;&quot;&quot;,megalith_type:&quot;&quot;&quot;;[.F45];&quot;&quot;&quot;,wikipedia:&quot;&quot;&quot;;[.G45];&quot;&quot;&quot;,wikidata:&quot;&quot;&quot;;[.H45];&quot;&quot;&quot;,source:&quot;&quot;&quot;;[.I45];&quot;&quot;&quot;,alt_name:&quot;&quot;&quot;;[.J45];&quot;&quot;&quot;},&quot;)" office:value-type="string" office:string-value="{name:&quot;Dolmen del Quadre&quot;,municipi:&quot;Montesquiu d'Albera&quot;,lat:42.53111,lon:2.88472,hi_es:&quot;SI&quot;,megalith_type:&quot;dolmen&quot;,wikipedia:&quot;&quot;,wikidata:&quot;&quot;,source:&quot;&quot;,alt_name:&quot;&quot;}," calcext:value-type="string">
            <text:p>{name:"Dolmen del Quadre",municipi:"Montesquiu d'Albera",lat:42.53111,lon:2.88472,hi_es:"SI",megalith_type:"dolmen",wikipedia:"",wikidata:"",source:"",alt_name:""},</text:p>
          </table:table-cell>
          <table:table-cell table:formula="of:=CONCATENATE(&quot;{&quot;;&quot;&quot;&quot;name&quot;&quot;:&quot;&quot;&quot;;[.A45];&quot;&quot;&quot;,&quot;&quot;municipi&quot;&quot;:&quot;&quot;&quot;;[.B45];&quot;&quot;&quot;,&quot;&quot;lat&quot;&quot;:&quot;;[.C45];&quot;,&quot;&quot;lon&quot;&quot;:&quot;;[.D45];&quot;,&quot;&quot;hi_es&quot;&quot;:&quot;&quot;&quot;;[.E45];&quot;&quot;&quot;,&quot;&quot;megalith_type&quot;&quot;:&quot;&quot;&quot;;[.F45];&quot;&quot;&quot;,&quot;&quot;wikipedia&quot;&quot;:&quot;&quot;&quot;;[.G45];&quot;&quot;&quot;,&quot;&quot;wikidata&quot;&quot;:&quot;&quot;&quot;;[.H45];&quot;&quot;&quot;,&quot;&quot;source&quot;&quot;:&quot;&quot;&quot;;[.I45];&quot;&quot;&quot;,&quot;&quot;alt_name&quot;&quot;:&quot;&quot;&quot;;[.J45];&quot;&quot;&quot;},&quot;)" office:value-type="string" office:string-value="{&quot;name&quot;:&quot;Dolmen del Quadre&quot;,&quot;municipi&quot;:&quot;Montesquiu d'Albera&quot;,&quot;lat&quot;:42.53111,&quot;lon&quot;:2.88472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el Quadre","municipi":"Montesquiu d'Albera","lat":42.53111,"lon":2.88472,"hi_es":"SI","megalith_type":"dolmen","wikipedia":"","wikidata":"","source":"","alt_name":""},</text:p>
          </table:table-cell>
        </table:table-row>
        <table:table-row table:style-name="ro4">
          <table:table-cell table:style-name="ce14" office:value-type="string" calcext:value-type="string">
            <text:p>Menhir del Roc del Ram</text:p>
          </table:table-cell>
          <table:table-cell table:style-name="ce14" office:value-type="string" calcext:value-type="string">
            <text:p>Oms</text:p>
          </table:table-cell>
          <table:table-cell table:style-name="ce30" office:value-type="string" calcext:value-type="string">
            <text:p>42.545</text:p>
          </table:table-cell>
          <table:table-cell table:style-name="ce30" office:value-type="string" calcext:value-type="string">
            <text:p>2.69611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menhir</text:p>
          </table:table-cell>
          <table:table-cell table:number-columns-repeated="5"/>
          <table:table-cell table:formula="of:=CONCATENATE(&quot;{&quot;;&quot;name:&quot;&quot;&quot;;[.A46];&quot;&quot;&quot;,municipi:&quot;&quot;&quot;;[.B46];&quot;&quot;&quot;,lat:&quot;;[.C46];&quot;,lon:&quot;;[.D46];&quot;,hi_es:&quot;&quot;&quot;;[.E46];&quot;&quot;&quot;,megalith_type:&quot;&quot;&quot;;[.F46];&quot;&quot;&quot;,wikipedia:&quot;&quot;&quot;;[.G46];&quot;&quot;&quot;,wikidata:&quot;&quot;&quot;;[.H46];&quot;&quot;&quot;,source:&quot;&quot;&quot;;[.I46];&quot;&quot;&quot;,alt_name:&quot;&quot;&quot;;[.J46];&quot;&quot;&quot;},&quot;)" office:value-type="string" office:string-value="{name:&quot;Menhir del Roc del Ram&quot;,municipi:&quot;Oms&quot;,lat:42.545,lon:2.69611,hi_es:&quot;SI&quot;,megalith_type:&quot;menhir&quot;,wikipedia:&quot;&quot;,wikidata:&quot;&quot;,source:&quot;&quot;,alt_name:&quot;&quot;}," calcext:value-type="string">
            <text:p>{name:"Menhir del Roc del Ram",municipi:"Oms",lat:42.545,lon:2.69611,hi_es:"SI",megalith_type:"menhir",wikipedia:"",wikidata:"",source:"",alt_name:""},</text:p>
          </table:table-cell>
          <table:table-cell table:formula="of:=CONCATENATE(&quot;{&quot;;&quot;&quot;&quot;name&quot;&quot;:&quot;&quot;&quot;;[.A46];&quot;&quot;&quot;,&quot;&quot;municipi&quot;&quot;:&quot;&quot;&quot;;[.B46];&quot;&quot;&quot;,&quot;&quot;lat&quot;&quot;:&quot;;[.C46];&quot;,&quot;&quot;lon&quot;&quot;:&quot;;[.D46];&quot;,&quot;&quot;hi_es&quot;&quot;:&quot;&quot;&quot;;[.E46];&quot;&quot;&quot;,&quot;&quot;megalith_type&quot;&quot;:&quot;&quot;&quot;;[.F46];&quot;&quot;&quot;,&quot;&quot;wikipedia&quot;&quot;:&quot;&quot;&quot;;[.G46];&quot;&quot;&quot;,&quot;&quot;wikidata&quot;&quot;:&quot;&quot;&quot;;[.H46];&quot;&quot;&quot;,&quot;&quot;source&quot;&quot;:&quot;&quot;&quot;;[.I46];&quot;&quot;&quot;,&quot;&quot;alt_name&quot;&quot;:&quot;&quot;&quot;;[.J46];&quot;&quot;&quot;},&quot;)" office:value-type="string" office:string-value="{&quot;name&quot;:&quot;Menhir del Roc del Ram&quot;,&quot;municipi&quot;:&quot;Oms&quot;,&quot;lat&quot;:42.545,&quot;lon&quot;:2.69611,&quot;hi_es&quot;:&quot;SI&quot;,&quot;megalith_type&quot;:&quot;menhir&quot;,&quot;wikipedia&quot;:&quot;&quot;,&quot;wikidata&quot;:&quot;&quot;,&quot;source&quot;:&quot;&quot;,&quot;alt_name&quot;:&quot;&quot;}," calcext:value-type="string">
            <text:p>{"name":"Menhir del Roc del Ram","municipi":"Oms","lat":42.545,"lon":2.69611,"hi_es":"SI","megalith_type":"menhir","wikipedia":"","wikidata":"","source":"","alt_name":""},</text:p>
          </table:table-cell>
        </table:table-row>
        <table:table-row table:style-name="ro4">
          <table:table-cell office:value-type="string" calcext:value-type="string">
            <text:p>Dolmen de La Creu de La Llosa</text:p>
          </table:table-cell>
          <table:table-cell office:value-type="string" calcext:value-type="string">
            <text:p>Queixàs</text:p>
          </table:table-cell>
          <table:table-cell office:value-type="string" calcext:value-type="string">
            <text:p>42.6342177</text:p>
          </table:table-cell>
          <table:table-cell office:value-type="string" calcext:value-type="string">
            <text:p>2.6436346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2"/>
          <table:table-cell office:value-type="string" calcext:value-type="string">
            <text:p>ca:Dòlmens de Sant Miquel de Llotes</text:p>
          </table:table-cell>
          <table:table-cell table:number-columns-repeated="2"/>
          <table:table-cell table:formula="of:=CONCATENATE(&quot;{&quot;;&quot;name:&quot;&quot;&quot;;[.A47];&quot;&quot;&quot;,municipi:&quot;&quot;&quot;;[.B47];&quot;&quot;&quot;,lat:&quot;;[.C47];&quot;,lon:&quot;;[.D47];&quot;,hi_es:&quot;&quot;&quot;;[.E47];&quot;&quot;&quot;,megalith_type:&quot;&quot;&quot;;[.F47];&quot;&quot;&quot;,wikipedia:&quot;&quot;&quot;;[.G47];&quot;&quot;&quot;,wikidata:&quot;&quot;&quot;;[.H47];&quot;&quot;&quot;,source:&quot;&quot;&quot;;[.I47];&quot;&quot;&quot;,alt_name:&quot;&quot;&quot;;[.J47];&quot;&quot;&quot;},&quot;)" office:value-type="string" office:string-value="{name:&quot;Dolmen de La Creu de La Llosa&quot;,municipi:&quot;Queixàs&quot;,lat:42.6342177,lon:2.6436346,hi_es:&quot;SI&quot;,megalith_type:&quot;dolmen&quot;,wikipedia:&quot;&quot;,wikidata:&quot;&quot;,source:&quot;ca:Dòlmens de Sant Miquel de Llotes&quot;,alt_name:&quot;&quot;}," calcext:value-type="string">
            <text:p>{name:"Dolmen de La Creu de La Llosa",municipi:"Queixàs",lat:42.6342177,lon:2.6436346,hi_es:"SI",megalith_type:"dolmen",wikipedia:"",wikidata:"",source:"ca:Dòlmens de Sant Miquel de Llotes",alt_name:""},</text:p>
          </table:table-cell>
          <table:table-cell table:formula="of:=CONCATENATE(&quot;{&quot;;&quot;&quot;&quot;name&quot;&quot;:&quot;&quot;&quot;;[.A47];&quot;&quot;&quot;,&quot;&quot;municipi&quot;&quot;:&quot;&quot;&quot;;[.B47];&quot;&quot;&quot;,&quot;&quot;lat&quot;&quot;:&quot;;[.C47];&quot;,&quot;&quot;lon&quot;&quot;:&quot;;[.D47];&quot;,&quot;&quot;hi_es&quot;&quot;:&quot;&quot;&quot;;[.E47];&quot;&quot;&quot;,&quot;&quot;megalith_type&quot;&quot;:&quot;&quot;&quot;;[.F47];&quot;&quot;&quot;,&quot;&quot;wikipedia&quot;&quot;:&quot;&quot;&quot;;[.G47];&quot;&quot;&quot;,&quot;&quot;wikidata&quot;&quot;:&quot;&quot;&quot;;[.H47];&quot;&quot;&quot;,&quot;&quot;source&quot;&quot;:&quot;&quot;&quot;;[.I47];&quot;&quot;&quot;,&quot;&quot;alt_name&quot;&quot;:&quot;&quot;&quot;;[.J47];&quot;&quot;&quot;},&quot;)" office:value-type="string" office:string-value="{&quot;name&quot;:&quot;Dolmen de La Creu de La Llosa&quot;,&quot;municipi&quot;:&quot;Queixàs&quot;,&quot;lat&quot;:42.6342177,&quot;lon&quot;:2.6436346,&quot;hi_es&quot;:&quot;SI&quot;,&quot;megalith_type&quot;:&quot;dolmen&quot;,&quot;wikipedia&quot;:&quot;&quot;,&quot;wikidata&quot;:&quot;&quot;,&quot;source&quot;:&quot;ca:Dòlmens de Sant Miquel de Llotes&quot;,&quot;alt_name&quot;:&quot;&quot;}," calcext:value-type="string">
            <text:p>{"name":"Dolmen de La Creu de La Llosa","municipi":"Queixàs","lat":42.6342177,"lon":2.6436346,"hi_es":"SI","megalith_type":"dolmen","wikipedia":"","wikidata":"","source":"ca:Dòlmens de Sant Miquel de Llotes","alt_name":""},</text:p>
          </table:table-cell>
        </table:table-row>
        <table:table-row table:style-name="ro4">
          <table:table-cell table:style-name="ce14" office:value-type="string" calcext:value-type="string">
            <text:p>Dolmen del Fornàs</text:p>
          </table:table-cell>
          <table:table-cell table:style-name="ce14" office:value-type="string" calcext:value-type="string">
            <text:p>Queixàs</text:p>
          </table:table-cell>
          <table:table-cell table:style-name="ce30" office:value-type="string" calcext:value-type="string">
            <text:p>42.63194</text:p>
          </table:table-cell>
          <table:table-cell table:style-name="ce30" office:value-type="string" calcext:value-type="string">
            <text:p>2.64056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l Fornàs</text:p>
          </table:table-cell>
          <table:table-cell office:value-type="string" calcext:value-type="string">
            <text:p>Q62128201</text:p>
          </table:table-cell>
          <table:table-cell office:value-type="string" calcext:value-type="string">
            <text:p>ca:Dòlmens de Sant Miquel de Llotes</text:p>
          </table:table-cell>
          <table:table-cell table:number-columns-repeated="2"/>
          <table:table-cell table:formula="of:=CONCATENATE(&quot;{&quot;;&quot;name:&quot;&quot;&quot;;[.A48];&quot;&quot;&quot;,municipi:&quot;&quot;&quot;;[.B48];&quot;&quot;&quot;,lat:&quot;;[.C48];&quot;,lon:&quot;;[.D48];&quot;,hi_es:&quot;&quot;&quot;;[.E48];&quot;&quot;&quot;,megalith_type:&quot;&quot;&quot;;[.F48];&quot;&quot;&quot;,wikipedia:&quot;&quot;&quot;;[.G48];&quot;&quot;&quot;,wikidata:&quot;&quot;&quot;;[.H48];&quot;&quot;&quot;,source:&quot;&quot;&quot;;[.I48];&quot;&quot;&quot;,alt_name:&quot;&quot;&quot;;[.J48];&quot;&quot;&quot;},&quot;)" office:value-type="string" office:string-value="{name:&quot;Dolmen del Fornàs&quot;,municipi:&quot;Queixàs&quot;,lat:42.63194,lon:2.64056,hi_es:&quot;SI&quot;,megalith_type:&quot;dolmen&quot;,wikipedia:&quot;ca:Dolmen del Fornàs&quot;,wikidata:&quot;Q62128201&quot;,source:&quot;ca:Dòlmens de Sant Miquel de Llotes&quot;,alt_name:&quot;&quot;}," calcext:value-type="string">
            <text:p>{name:"Dolmen del Fornàs",municipi:"Queixàs",lat:42.63194,lon:2.64056,hi_es:"SI",megalith_type:"dolmen",wikipedia:"ca:Dolmen del Fornàs",wikidata:"Q62128201",source:"ca:Dòlmens de Sant Miquel de Llotes",alt_name:""},</text:p>
          </table:table-cell>
          <table:table-cell table:formula="of:=CONCATENATE(&quot;{&quot;;&quot;&quot;&quot;name&quot;&quot;:&quot;&quot;&quot;;[.A48];&quot;&quot;&quot;,&quot;&quot;municipi&quot;&quot;:&quot;&quot;&quot;;[.B48];&quot;&quot;&quot;,&quot;&quot;lat&quot;&quot;:&quot;;[.C48];&quot;,&quot;&quot;lon&quot;&quot;:&quot;;[.D48];&quot;,&quot;&quot;hi_es&quot;&quot;:&quot;&quot;&quot;;[.E48];&quot;&quot;&quot;,&quot;&quot;megalith_type&quot;&quot;:&quot;&quot;&quot;;[.F48];&quot;&quot;&quot;,&quot;&quot;wikipedia&quot;&quot;:&quot;&quot;&quot;;[.G48];&quot;&quot;&quot;,&quot;&quot;wikidata&quot;&quot;:&quot;&quot;&quot;;[.H48];&quot;&quot;&quot;,&quot;&quot;source&quot;&quot;:&quot;&quot;&quot;;[.I48];&quot;&quot;&quot;,&quot;&quot;alt_name&quot;&quot;:&quot;&quot;&quot;;[.J48];&quot;&quot;&quot;},&quot;)" office:value-type="string" office:string-value="{&quot;name&quot;:&quot;Dolmen del Fornàs&quot;,&quot;municipi&quot;:&quot;Queixàs&quot;,&quot;lat&quot;:42.63194,&quot;lon&quot;:2.64056,&quot;hi_es&quot;:&quot;SI&quot;,&quot;megalith_type&quot;:&quot;dolmen&quot;,&quot;wikipedia&quot;:&quot;ca:Dolmen del Fornàs&quot;,&quot;wikidata&quot;:&quot;Q62128201&quot;,&quot;source&quot;:&quot;ca:Dòlmens de Sant Miquel de Llotes&quot;,&quot;alt_name&quot;:&quot;&quot;}," calcext:value-type="string">
            <text:p>{"name":"Dolmen del Fornàs","municipi":"Queixàs","lat":42.63194,"lon":2.64056,"hi_es":"SI","megalith_type":"dolmen","wikipedia":"ca:Dolmen del Fornàs","wikidata":"Q62128201","source":"ca:Dòlmens de Sant Miquel de Llotes","alt_name":""},</text:p>
          </table:table-cell>
        </table:table-row>
        <table:table-row table:style-name="ro4">
          <table:table-cell table:style-name="ce14" office:value-type="string" calcext:value-type="string">
            <text:p>Dolmen del Serrat d'en Jacques</text:p>
          </table:table-cell>
          <table:table-cell table:style-name="ce14" office:value-type="string" calcext:value-type="string">
            <text:p>Queixàs</text:p>
          </table:table-cell>
          <table:table-cell table:style-name="ce30" office:value-type="string" calcext:value-type="string">
            <text:p>42.635</text:p>
          </table:table-cell>
          <table:table-cell table:style-name="ce30" office:value-type="string" calcext:value-type="string">
            <text:p>2.64611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l Serrat d'en Jaques</text:p>
          </table:table-cell>
          <table:table-cell office:value-type="string" calcext:value-type="string">
            <text:p>Q62128276</text:p>
          </table:table-cell>
          <table:table-cell office:value-type="string" calcext:value-type="string">
            <text:p>ca:Dòlmens de Sant Miquel de Llotes</text:p>
          </table:table-cell>
          <table:table-cell table:number-columns-repeated="2"/>
          <table:table-cell table:formula="of:=CONCATENATE(&quot;{&quot;;&quot;name:&quot;&quot;&quot;;[.A49];&quot;&quot;&quot;,municipi:&quot;&quot;&quot;;[.B49];&quot;&quot;&quot;,lat:&quot;;[.C49];&quot;,lon:&quot;;[.D49];&quot;,hi_es:&quot;&quot;&quot;;[.E49];&quot;&quot;&quot;,megalith_type:&quot;&quot;&quot;;[.F49];&quot;&quot;&quot;,wikipedia:&quot;&quot;&quot;;[.G49];&quot;&quot;&quot;,wikidata:&quot;&quot;&quot;;[.H49];&quot;&quot;&quot;,source:&quot;&quot;&quot;;[.I49];&quot;&quot;&quot;,alt_name:&quot;&quot;&quot;;[.J49];&quot;&quot;&quot;},&quot;)" office:value-type="string" office:string-value="{name:&quot;Dolmen del Serrat d'en Jacques&quot;,municipi:&quot;Queixàs&quot;,lat:42.635,lon:2.64611,hi_es:&quot;SI&quot;,megalith_type:&quot;dolmen&quot;,wikipedia:&quot;ca:Dolmen del Serrat d'en Jaques&quot;,wikidata:&quot;Q62128276&quot;,source:&quot;ca:Dòlmens de Sant Miquel de Llotes&quot;,alt_name:&quot;&quot;}," calcext:value-type="string">
            <text:p>{name:"Dolmen del Serrat d'en Jacques",municipi:"Queixàs",lat:42.635,lon:2.64611,hi_es:"SI",megalith_type:"dolmen",wikipedia:"ca:Dolmen del Serrat d'en Jaques",wikidata:"Q62128276",source:"ca:Dòlmens de Sant Miquel de Llotes",alt_name:""},</text:p>
          </table:table-cell>
          <table:table-cell table:formula="of:=CONCATENATE(&quot;{&quot;;&quot;&quot;&quot;name&quot;&quot;:&quot;&quot;&quot;;[.A49];&quot;&quot;&quot;,&quot;&quot;municipi&quot;&quot;:&quot;&quot;&quot;;[.B49];&quot;&quot;&quot;,&quot;&quot;lat&quot;&quot;:&quot;;[.C49];&quot;,&quot;&quot;lon&quot;&quot;:&quot;;[.D49];&quot;,&quot;&quot;hi_es&quot;&quot;:&quot;&quot;&quot;;[.E49];&quot;&quot;&quot;,&quot;&quot;megalith_type&quot;&quot;:&quot;&quot;&quot;;[.F49];&quot;&quot;&quot;,&quot;&quot;wikipedia&quot;&quot;:&quot;&quot;&quot;;[.G49];&quot;&quot;&quot;,&quot;&quot;wikidata&quot;&quot;:&quot;&quot;&quot;;[.H49];&quot;&quot;&quot;,&quot;&quot;source&quot;&quot;:&quot;&quot;&quot;;[.I49];&quot;&quot;&quot;,&quot;&quot;alt_name&quot;&quot;:&quot;&quot;&quot;;[.J49];&quot;&quot;&quot;},&quot;)" office:value-type="string" office:string-value="{&quot;name&quot;:&quot;Dolmen del Serrat d'en Jacques&quot;,&quot;municipi&quot;:&quot;Queixàs&quot;,&quot;lat&quot;:42.635,&quot;lon&quot;:2.64611,&quot;hi_es&quot;:&quot;SI&quot;,&quot;megalith_type&quot;:&quot;dolmen&quot;,&quot;wikipedia&quot;:&quot;ca:Dolmen del Serrat d'en Jaques&quot;,&quot;wikidata&quot;:&quot;Q62128276&quot;,&quot;source&quot;:&quot;ca:Dòlmens de Sant Miquel de Llotes&quot;,&quot;alt_name&quot;:&quot;&quot;}," calcext:value-type="string">
            <text:p>{"name":"Dolmen del Serrat d'en Jacques","municipi":"Queixàs","lat":42.635,"lon":2.64611,"hi_es":"SI","megalith_type":"dolmen","wikipedia":"ca:Dolmen del Serrat d'en Jaques","wikidata":"Q62128276","source":"ca:Dòlmens de Sant Miquel de Llotes","alt_name":""},</text:p>
          </table:table-cell>
        </table:table-row>
        <table:table-row table:style-name="ro4">
          <table:table-cell table:style-name="ce14" office:value-type="string" calcext:value-type="string">
            <text:p>Balma del Moro</text:p>
          </table:table-cell>
          <table:table-cell table:style-name="ce14" office:value-type="string" calcext:value-type="string">
            <text:p>La Roca d'Albera</text:p>
          </table:table-cell>
          <table:table-cell table:style-name="ce30" office:value-type="string" calcext:value-type="string">
            <text:p>42.50094</text:p>
          </table:table-cell>
          <table:table-cell table:style-name="ce30" office:value-type="string" calcext:value-type="string">
            <text:p>2.93944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 la Balma del Moro</text:p>
          </table:table-cell>
          <table:table-cell office:value-type="string" calcext:value-type="string">
            <text:p>Q2881447</text:p>
          </table:table-cell>
          <table:table-cell table:number-columns-repeated="3"/>
          <table:table-cell table:formula="of:=CONCATENATE(&quot;{&quot;;&quot;name:&quot;&quot;&quot;;[.A50];&quot;&quot;&quot;,municipi:&quot;&quot;&quot;;[.B50];&quot;&quot;&quot;,lat:&quot;;[.C50];&quot;,lon:&quot;;[.D50];&quot;,hi_es:&quot;&quot;&quot;;[.E50];&quot;&quot;&quot;,megalith_type:&quot;&quot;&quot;;[.F50];&quot;&quot;&quot;,wikipedia:&quot;&quot;&quot;;[.G50];&quot;&quot;&quot;,wikidata:&quot;&quot;&quot;;[.H50];&quot;&quot;&quot;,source:&quot;&quot;&quot;;[.I50];&quot;&quot;&quot;,alt_name:&quot;&quot;&quot;;[.J50];&quot;&quot;&quot;},&quot;)" office:value-type="string" office:string-value="{name:&quot;Balma del Moro&quot;,municipi:&quot;La Roca d'Albera&quot;,lat:42.50094,lon:2.93944,hi_es:&quot;SI&quot;,megalith_type:&quot;dolmen&quot;,wikipedia:&quot;ca:Dolmen de la Balma del Moro&quot;,wikidata:&quot;Q2881447&quot;,source:&quot;&quot;,alt_name:&quot;&quot;}," calcext:value-type="string">
            <text:p>{name:"Balma del Moro",municipi:"La Roca d'Albera",lat:42.50094,lon:2.93944,hi_es:"SI",megalith_type:"dolmen",wikipedia:"ca:Dolmen de la Balma del Moro",wikidata:"Q2881447",source:"",alt_name:""},</text:p>
          </table:table-cell>
          <table:table-cell table:formula="of:=CONCATENATE(&quot;{&quot;;&quot;&quot;&quot;name&quot;&quot;:&quot;&quot;&quot;;[.A50];&quot;&quot;&quot;,&quot;&quot;municipi&quot;&quot;:&quot;&quot;&quot;;[.B50];&quot;&quot;&quot;,&quot;&quot;lat&quot;&quot;:&quot;;[.C50];&quot;,&quot;&quot;lon&quot;&quot;:&quot;;[.D50];&quot;,&quot;&quot;hi_es&quot;&quot;:&quot;&quot;&quot;;[.E50];&quot;&quot;&quot;,&quot;&quot;megalith_type&quot;&quot;:&quot;&quot;&quot;;[.F50];&quot;&quot;&quot;,&quot;&quot;wikipedia&quot;&quot;:&quot;&quot;&quot;;[.G50];&quot;&quot;&quot;,&quot;&quot;wikidata&quot;&quot;:&quot;&quot;&quot;;[.H50];&quot;&quot;&quot;,&quot;&quot;source&quot;&quot;:&quot;&quot;&quot;;[.I50];&quot;&quot;&quot;,&quot;&quot;alt_name&quot;&quot;:&quot;&quot;&quot;;[.J50];&quot;&quot;&quot;},&quot;)" office:value-type="string" office:string-value="{&quot;name&quot;:&quot;Balma del Moro&quot;,&quot;municipi&quot;:&quot;La Roca d'Albera&quot;,&quot;lat&quot;:42.50094,&quot;lon&quot;:2.93944,&quot;hi_es&quot;:&quot;SI&quot;,&quot;megalith_type&quot;:&quot;dolmen&quot;,&quot;wikipedia&quot;:&quot;ca:Dolmen de la Balma del Moro&quot;,&quot;wikidata&quot;:&quot;Q2881447&quot;,&quot;source&quot;:&quot;&quot;,&quot;alt_name&quot;:&quot;&quot;}," calcext:value-type="string">
            <text:p>{"name":"Balma del Moro","municipi":"La Roca d'Albera","lat":42.50094,"lon":2.93944,"hi_es":"SI","megalith_type":"dolmen","wikipedia":"ca:Dolmen de la Balma del Moro","wikidata":"Q2881447","source":"","alt_name":""},</text:p>
          </table:table-cell>
        </table:table-row>
        <table:table-row table:style-name="ro4">
          <table:table-cell table:style-name="ce14" office:value-type="string" calcext:value-type="string">
            <text:p>Menhir de la Roca d'Albera</text:p>
          </table:table-cell>
          <table:table-cell table:style-name="ce14" office:value-type="string" calcext:value-type="string">
            <text:p>La Roca d'Albera</text:p>
          </table:table-cell>
          <table:table-cell table:style-name="ce30" office:value-type="string" calcext:value-type="string">
            <text:p>42.53222</text:p>
          </table:table-cell>
          <table:table-cell table:style-name="ce30" office:value-type="string" calcext:value-type="string">
            <text:p>2.92972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menhir</text:p>
          </table:table-cell>
          <table:table-cell table:number-columns-repeated="3"/>
          <table:table-cell table:style-name="ce15" office:value-type="string" calcext:value-type="string">
            <text:p>Menhir de Laroque-des-Albères</text:p>
          </table:table-cell>
          <table:table-cell/>
          <table:table-cell table:formula="of:=CONCATENATE(&quot;{&quot;;&quot;name:&quot;&quot;&quot;;[.A51];&quot;&quot;&quot;,municipi:&quot;&quot;&quot;;[.B51];&quot;&quot;&quot;,lat:&quot;;[.C51];&quot;,lon:&quot;;[.D51];&quot;,hi_es:&quot;&quot;&quot;;[.E51];&quot;&quot;&quot;,megalith_type:&quot;&quot;&quot;;[.F51];&quot;&quot;&quot;,wikipedia:&quot;&quot;&quot;;[.G51];&quot;&quot;&quot;,wikidata:&quot;&quot;&quot;;[.H51];&quot;&quot;&quot;,source:&quot;&quot;&quot;;[.I51];&quot;&quot;&quot;,alt_name:&quot;&quot;&quot;;[.J51];&quot;&quot;&quot;},&quot;)" office:value-type="string" office:string-value="{name:&quot;Menhir de la Roca d'Albera&quot;,municipi:&quot;La Roca d'Albera&quot;,lat:42.53222,lon:2.92972,hi_es:&quot;SI&quot;,megalith_type:&quot;menhir&quot;,wikipedia:&quot;&quot;,wikidata:&quot;&quot;,source:&quot;&quot;,alt_name:&quot;Menhir de Laroque-des-Albères&quot;}," calcext:value-type="string">
            <text:p>{name:"Menhir de la Roca d'Albera",municipi:"La Roca d'Albera",lat:42.53222,lon:2.92972,hi_es:"SI",megalith_type:"menhir",wikipedia:"",wikidata:"",source:"",alt_name:"Menhir de Laroque-des-Albères"},</text:p>
          </table:table-cell>
          <table:table-cell table:formula="of:=CONCATENATE(&quot;{&quot;;&quot;&quot;&quot;name&quot;&quot;:&quot;&quot;&quot;;[.A51];&quot;&quot;&quot;,&quot;&quot;municipi&quot;&quot;:&quot;&quot;&quot;;[.B51];&quot;&quot;&quot;,&quot;&quot;lat&quot;&quot;:&quot;;[.C51];&quot;,&quot;&quot;lon&quot;&quot;:&quot;;[.D51];&quot;,&quot;&quot;hi_es&quot;&quot;:&quot;&quot;&quot;;[.E51];&quot;&quot;&quot;,&quot;&quot;megalith_type&quot;&quot;:&quot;&quot;&quot;;[.F51];&quot;&quot;&quot;,&quot;&quot;wikipedia&quot;&quot;:&quot;&quot;&quot;;[.G51];&quot;&quot;&quot;,&quot;&quot;wikidata&quot;&quot;:&quot;&quot;&quot;;[.H51];&quot;&quot;&quot;,&quot;&quot;source&quot;&quot;:&quot;&quot;&quot;;[.I51];&quot;&quot;&quot;,&quot;&quot;alt_name&quot;&quot;:&quot;&quot;&quot;;[.J51];&quot;&quot;&quot;},&quot;)" office:value-type="string" office:string-value="{&quot;name&quot;:&quot;Menhir de la Roca d'Albera&quot;,&quot;municipi&quot;:&quot;La Roca d'Albera&quot;,&quot;lat&quot;:42.53222,&quot;lon&quot;:2.92972,&quot;hi_es&quot;:&quot;SI&quot;,&quot;megalith_type&quot;:&quot;menhir&quot;,&quot;wikipedia&quot;:&quot;&quot;,&quot;wikidata&quot;:&quot;&quot;,&quot;source&quot;:&quot;&quot;,&quot;alt_name&quot;:&quot;Menhir de Laroque-des-Albères&quot;}," calcext:value-type="string">
            <text:p>{"name":"Menhir de la Roca d'Albera","municipi":"La Roca d'Albera","lat":42.53222,"lon":2.92972,"hi_es":"SI","megalith_type":"menhir","wikipedia":"","wikidata":"","source":"","alt_name":"Menhir de Laroque-des-Albères"},</text:p>
          </table:table-cell>
        </table:table-row>
        <table:table-row table:style-name="ro4">
          <table:table-cell table:style-name="ce14" office:value-type="string" calcext:value-type="string">
            <text:p>Dolmen de l'Oliveda d'en David</text:p>
          </table:table-cell>
          <table:table-cell table:style-name="ce14" office:value-type="string" calcext:value-type="string">
            <text:p>Salses</text:p>
          </table:table-cell>
          <table:table-cell table:style-name="ce30" office:value-type="string" calcext:value-type="string">
            <text:p>42.87139</text:p>
          </table:table-cell>
          <table:table-cell table:style-name="ce30" office:value-type="string" calcext:value-type="string">
            <text:p>2.94639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l Pla de les Arques</text:p>
          </table:table-cell>
          <table:table-cell office:value-type="string" calcext:value-type="string">
            <text:p>Q28711188</text:p>
          </table:table-cell>
          <table:table-cell/>
          <table:table-cell office:value-type="string" calcext:value-type="string">
            <text:p>Dolmen del Pla de les Arques</text:p>
          </table:table-cell>
          <table:table-cell/>
          <table:table-cell table:formula="of:=CONCATENATE(&quot;{&quot;;&quot;name:&quot;&quot;&quot;;[.A52];&quot;&quot;&quot;,municipi:&quot;&quot;&quot;;[.B52];&quot;&quot;&quot;,lat:&quot;;[.C52];&quot;,lon:&quot;;[.D52];&quot;,hi_es:&quot;&quot;&quot;;[.E52];&quot;&quot;&quot;,megalith_type:&quot;&quot;&quot;;[.F52];&quot;&quot;&quot;,wikipedia:&quot;&quot;&quot;;[.G52];&quot;&quot;&quot;,wikidata:&quot;&quot;&quot;;[.H52];&quot;&quot;&quot;,source:&quot;&quot;&quot;;[.I52];&quot;&quot;&quot;,alt_name:&quot;&quot;&quot;;[.J52];&quot;&quot;&quot;},&quot;)" office:value-type="string" office:string-value="{name:&quot;Dolmen de l'Oliveda d'en David&quot;,municipi:&quot;Salses&quot;,lat:42.87139,lon:2.94639,hi_es:&quot;&quot;,megalith_type:&quot;dolmen&quot;,wikipedia:&quot;ca:Dolmen del Pla de les Arques&quot;,wikidata:&quot;Q28711188&quot;,source:&quot;&quot;,alt_name:&quot;Dolmen del Pla de les Arques&quot;}," calcext:value-type="string">
            <text:p>{name:"Dolmen de l'Oliveda d'en David",municipi:"Salses",lat:42.87139,lon:2.94639,hi_es:"",megalith_type:"dolmen",wikipedia:"ca:Dolmen del Pla de les Arques",wikidata:"Q28711188",source:"",alt_name:"Dolmen del Pla de les Arques"},</text:p>
          </table:table-cell>
          <table:table-cell table:formula="of:=CONCATENATE(&quot;{&quot;;&quot;&quot;&quot;name&quot;&quot;:&quot;&quot;&quot;;[.A52];&quot;&quot;&quot;,&quot;&quot;municipi&quot;&quot;:&quot;&quot;&quot;;[.B52];&quot;&quot;&quot;,&quot;&quot;lat&quot;&quot;:&quot;;[.C52];&quot;,&quot;&quot;lon&quot;&quot;:&quot;;[.D52];&quot;,&quot;&quot;hi_es&quot;&quot;:&quot;&quot;&quot;;[.E52];&quot;&quot;&quot;,&quot;&quot;megalith_type&quot;&quot;:&quot;&quot;&quot;;[.F52];&quot;&quot;&quot;,&quot;&quot;wikipedia&quot;&quot;:&quot;&quot;&quot;;[.G52];&quot;&quot;&quot;,&quot;&quot;wikidata&quot;&quot;:&quot;&quot;&quot;;[.H52];&quot;&quot;&quot;,&quot;&quot;source&quot;&quot;:&quot;&quot;&quot;;[.I52];&quot;&quot;&quot;,&quot;&quot;alt_name&quot;&quot;:&quot;&quot;&quot;;[.J52];&quot;&quot;&quot;},&quot;)" office:value-type="string" office:string-value="{&quot;name&quot;:&quot;Dolmen de l'Oliveda d'en David&quot;,&quot;municipi&quot;:&quot;Salses&quot;,&quot;lat&quot;:42.87139,&quot;lon&quot;:2.94639,&quot;hi_es&quot;:&quot;&quot;,&quot;megalith_type&quot;:&quot;dolmen&quot;,&quot;wikipedia&quot;:&quot;ca:Dolmen del Pla de les Arques&quot;,&quot;wikidata&quot;:&quot;Q28711188&quot;,&quot;source&quot;:&quot;&quot;,&quot;alt_name&quot;:&quot;Dolmen del Pla de les Arques&quot;}," calcext:value-type="string">
            <text:p>{"name":"Dolmen de l'Oliveda d'en David","municipi":"Salses","lat":42.87139,"lon":2.94639,"hi_es":"","megalith_type":"dolmen","wikipedia":"ca:Dolmen del Pla de les Arques","wikidata":"Q28711188","source":"","alt_name":"Dolmen del Pla de les Arques"},</text:p>
          </table:table-cell>
        </table:table-row>
        <table:table-row table:style-name="ro4">
          <table:table-cell table:style-name="ce14" office:value-type="string" calcext:value-type="string">
            <text:p>Dolmen del Serrat de les Fonts I</text:p>
          </table:table-cell>
          <table:table-cell table:style-name="ce14" office:value-type="string" calcext:value-type="string">
            <text:p>Sant Marçal</text:p>
          </table:table-cell>
          <table:table-cell table:style-name="ce30" office:value-type="string" calcext:value-type="string">
            <text:p>42.53861</text:p>
          </table:table-cell>
          <table:table-cell table:style-name="ce30" office:value-type="string" calcext:value-type="string">
            <text:p>2.61056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l Serrat de les Fonts I</text:p>
          </table:table-cell>
          <table:table-cell office:value-type="string" calcext:value-type="string">
            <text:p>Q62101542</text:p>
          </table:table-cell>
          <table:table-cell table:number-columns-repeated="3"/>
          <table:table-cell table:formula="of:=CONCATENATE(&quot;{&quot;;&quot;name:&quot;&quot;&quot;;[.A53];&quot;&quot;&quot;,municipi:&quot;&quot;&quot;;[.B53];&quot;&quot;&quot;,lat:&quot;;[.C53];&quot;,lon:&quot;;[.D53];&quot;,hi_es:&quot;&quot;&quot;;[.E53];&quot;&quot;&quot;,megalith_type:&quot;&quot;&quot;;[.F53];&quot;&quot;&quot;,wikipedia:&quot;&quot;&quot;;[.G53];&quot;&quot;&quot;,wikidata:&quot;&quot;&quot;;[.H53];&quot;&quot;&quot;,source:&quot;&quot;&quot;;[.I53];&quot;&quot;&quot;,alt_name:&quot;&quot;&quot;;[.J53];&quot;&quot;&quot;},&quot;)" office:value-type="string" office:string-value="{name:&quot;Dolmen del Serrat de les Fonts I&quot;,municipi:&quot;Sant Marçal&quot;,lat:42.53861,lon:2.61056,hi_es:&quot;SI&quot;,megalith_type:&quot;dolmen&quot;,wikipedia:&quot;ca:Dolmen del Serrat de les Fonts I&quot;,wikidata:&quot;Q62101542&quot;,source:&quot;&quot;,alt_name:&quot;&quot;}," calcext:value-type="string">
            <text:p>{name:"Dolmen del Serrat de les Fonts I",municipi:"Sant Marçal",lat:42.53861,lon:2.61056,hi_es:"SI",megalith_type:"dolmen",wikipedia:"ca:Dolmen del Serrat de les Fonts I",wikidata:"Q62101542",source:"",alt_name:""},</text:p>
          </table:table-cell>
          <table:table-cell table:formula="of:=CONCATENATE(&quot;{&quot;;&quot;&quot;&quot;name&quot;&quot;:&quot;&quot;&quot;;[.A53];&quot;&quot;&quot;,&quot;&quot;municipi&quot;&quot;:&quot;&quot;&quot;;[.B53];&quot;&quot;&quot;,&quot;&quot;lat&quot;&quot;:&quot;;[.C53];&quot;,&quot;&quot;lon&quot;&quot;:&quot;;[.D53];&quot;,&quot;&quot;hi_es&quot;&quot;:&quot;&quot;&quot;;[.E53];&quot;&quot;&quot;,&quot;&quot;megalith_type&quot;&quot;:&quot;&quot;&quot;;[.F53];&quot;&quot;&quot;,&quot;&quot;wikipedia&quot;&quot;:&quot;&quot;&quot;;[.G53];&quot;&quot;&quot;,&quot;&quot;wikidata&quot;&quot;:&quot;&quot;&quot;;[.H53];&quot;&quot;&quot;,&quot;&quot;source&quot;&quot;:&quot;&quot;&quot;;[.I53];&quot;&quot;&quot;,&quot;&quot;alt_name&quot;&quot;:&quot;&quot;&quot;;[.J53];&quot;&quot;&quot;},&quot;)" office:value-type="string" office:string-value="{&quot;name&quot;:&quot;Dolmen del Serrat de les Fonts I&quot;,&quot;municipi&quot;:&quot;Sant Marçal&quot;,&quot;lat&quot;:42.53861,&quot;lon&quot;:2.61056,&quot;hi_es&quot;:&quot;SI&quot;,&quot;megalith_type&quot;:&quot;dolmen&quot;,&quot;wikipedia&quot;:&quot;ca:Dolmen del Serrat de les Fonts I&quot;,&quot;wikidata&quot;:&quot;Q62101542&quot;,&quot;source&quot;:&quot;&quot;,&quot;alt_name&quot;:&quot;&quot;}," calcext:value-type="string">
            <text:p>{"name":"Dolmen del Serrat de les Fonts I","municipi":"Sant Marçal","lat":42.53861,"lon":2.61056,"hi_es":"SI","megalith_type":"dolmen","wikipedia":"ca:Dolmen del Serrat de les Fonts I","wikidata":"Q62101542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l Serrat de les Fonts II</text:p>
          </table:table-cell>
          <table:table-cell table:style-name="ce14" office:value-type="string" calcext:value-type="string">
            <text:p>Sant Marçal</text:p>
          </table:table-cell>
          <table:table-cell table:style-name="ce30" office:value-type="string" calcext:value-type="string">
            <text:p>42.53528</text:p>
          </table:table-cell>
          <table:table-cell table:style-name="ce30" office:value-type="string" calcext:value-type="string">
            <text:p>2.60556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l Serrat de les Fonts II</text:p>
          </table:table-cell>
          <table:table-cell office:value-type="string" calcext:value-type="string">
            <text:p>Q65205643</text:p>
          </table:table-cell>
          <table:table-cell table:number-columns-repeated="3"/>
          <table:table-cell table:formula="of:=CONCATENATE(&quot;{&quot;;&quot;name:&quot;&quot;&quot;;[.A54];&quot;&quot;&quot;,municipi:&quot;&quot;&quot;;[.B54];&quot;&quot;&quot;,lat:&quot;;[.C54];&quot;,lon:&quot;;[.D54];&quot;,hi_es:&quot;&quot;&quot;;[.E54];&quot;&quot;&quot;,megalith_type:&quot;&quot;&quot;;[.F54];&quot;&quot;&quot;,wikipedia:&quot;&quot;&quot;;[.G54];&quot;&quot;&quot;,wikidata:&quot;&quot;&quot;;[.H54];&quot;&quot;&quot;,source:&quot;&quot;&quot;;[.I54];&quot;&quot;&quot;,alt_name:&quot;&quot;&quot;;[.J54];&quot;&quot;&quot;},&quot;)" office:value-type="string" office:string-value="{name:&quot;Dolmen del Serrat de les Fonts II&quot;,municipi:&quot;Sant Marçal&quot;,lat:42.53528,lon:2.60556,hi_es:&quot;SI&quot;,megalith_type:&quot;dolmen&quot;,wikipedia:&quot;ca:Dolmen del Serrat de les Fonts II&quot;,wikidata:&quot;Q65205643&quot;,source:&quot;&quot;,alt_name:&quot;&quot;}," calcext:value-type="string">
            <text:p>{name:"Dolmen del Serrat de les Fonts II",municipi:"Sant Marçal",lat:42.53528,lon:2.60556,hi_es:"SI",megalith_type:"dolmen",wikipedia:"ca:Dolmen del Serrat de les Fonts II",wikidata:"Q65205643",source:"",alt_name:""},</text:p>
          </table:table-cell>
          <table:table-cell table:formula="of:=CONCATENATE(&quot;{&quot;;&quot;&quot;&quot;name&quot;&quot;:&quot;&quot;&quot;;[.A54];&quot;&quot;&quot;,&quot;&quot;municipi&quot;&quot;:&quot;&quot;&quot;;[.B54];&quot;&quot;&quot;,&quot;&quot;lat&quot;&quot;:&quot;;[.C54];&quot;,&quot;&quot;lon&quot;&quot;:&quot;;[.D54];&quot;,&quot;&quot;hi_es&quot;&quot;:&quot;&quot;&quot;;[.E54];&quot;&quot;&quot;,&quot;&quot;megalith_type&quot;&quot;:&quot;&quot;&quot;;[.F54];&quot;&quot;&quot;,&quot;&quot;wikipedia&quot;&quot;:&quot;&quot;&quot;;[.G54];&quot;&quot;&quot;,&quot;&quot;wikidata&quot;&quot;:&quot;&quot;&quot;;[.H54];&quot;&quot;&quot;,&quot;&quot;source&quot;&quot;:&quot;&quot;&quot;;[.I54];&quot;&quot;&quot;,&quot;&quot;alt_name&quot;&quot;:&quot;&quot;&quot;;[.J54];&quot;&quot;&quot;},&quot;)" office:value-type="string" office:string-value="{&quot;name&quot;:&quot;Dolmen del Serrat de les Fonts II&quot;,&quot;municipi&quot;:&quot;Sant Marçal&quot;,&quot;lat&quot;:42.53528,&quot;lon&quot;:2.60556,&quot;hi_es&quot;:&quot;SI&quot;,&quot;megalith_type&quot;:&quot;dolmen&quot;,&quot;wikipedia&quot;:&quot;ca:Dolmen del Serrat de les Fonts II&quot;,&quot;wikidata&quot;:&quot;Q65205643&quot;,&quot;source&quot;:&quot;&quot;,&quot;alt_name&quot;:&quot;&quot;}," calcext:value-type="string">
            <text:p>{"name":"Dolmen del Serrat de les Fonts II","municipi":"Sant Marçal","lat":42.53528,"lon":2.60556,"hi_es":"SI","megalith_type":"dolmen","wikipedia":"ca:Dolmen del Serrat de les Fonts II","wikidata":"Q65205643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l Castell</text:p>
          </table:table-cell>
          <table:table-cell table:style-name="ce14" office:value-type="string" calcext:value-type="string">
            <text:p>Sant Miquel de Llotes</text:p>
          </table:table-cell>
          <table:table-cell table:style-name="ce30" office:value-type="string" calcext:value-type="string">
            <text:p>42.39167</text:p>
          </table:table-cell>
          <table:table-cell table:style-name="ce30" office:value-type="string" calcext:value-type="string">
            <text:p>2.36611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l Castell</text:p>
          </table:table-cell>
          <table:table-cell office:value-type="string" calcext:value-type="string">
            <text:p>Q65205639</text:p>
          </table:table-cell>
          <table:table-cell/>
          <table:table-cell office:value-type="string" calcext:value-type="string">
            <text:p>Dolmen de Valltorta o de la Font del Bulès</text:p>
          </table:table-cell>
          <table:table-cell/>
          <table:table-cell table:formula="of:=CONCATENATE(&quot;{&quot;;&quot;name:&quot;&quot;&quot;;[.A55];&quot;&quot;&quot;,municipi:&quot;&quot;&quot;;[.B55];&quot;&quot;&quot;,lat:&quot;;[.C55];&quot;,lon:&quot;;[.D55];&quot;,hi_es:&quot;&quot;&quot;;[.E55];&quot;&quot;&quot;,megalith_type:&quot;&quot;&quot;;[.F55];&quot;&quot;&quot;,wikipedia:&quot;&quot;&quot;;[.G55];&quot;&quot;&quot;,wikidata:&quot;&quot;&quot;;[.H55];&quot;&quot;&quot;,source:&quot;&quot;&quot;;[.I55];&quot;&quot;&quot;,alt_name:&quot;&quot;&quot;;[.J55];&quot;&quot;&quot;},&quot;)" office:value-type="string" office:string-value="{name:&quot;Dolmen del Castell&quot;,municipi:&quot;Sant Miquel de Llotes&quot;,lat:42.39167,lon:2.36611,hi_es:&quot;SI&quot;,megalith_type:&quot;dolmen&quot;,wikipedia:&quot;ca:Dolmen del Castell&quot;,wikidata:&quot;Q65205639&quot;,source:&quot;&quot;,alt_name:&quot;Dolmen de Valltorta o de la Font del Bulès&quot;}," calcext:value-type="string">
            <text:p>{name:"Dolmen del Castell",municipi:"Sant Miquel de Llotes",lat:42.39167,lon:2.36611,hi_es:"SI",megalith_type:"dolmen",wikipedia:"ca:Dolmen del Castell",wikidata:"Q65205639",source:"",alt_name:"Dolmen de Valltorta o de la Font del Bulès"},</text:p>
          </table:table-cell>
          <table:table-cell table:formula="of:=CONCATENATE(&quot;{&quot;;&quot;&quot;&quot;name&quot;&quot;:&quot;&quot;&quot;;[.A55];&quot;&quot;&quot;,&quot;&quot;municipi&quot;&quot;:&quot;&quot;&quot;;[.B55];&quot;&quot;&quot;,&quot;&quot;lat&quot;&quot;:&quot;;[.C55];&quot;,&quot;&quot;lon&quot;&quot;:&quot;;[.D55];&quot;,&quot;&quot;hi_es&quot;&quot;:&quot;&quot;&quot;;[.E55];&quot;&quot;&quot;,&quot;&quot;megalith_type&quot;&quot;:&quot;&quot;&quot;;[.F55];&quot;&quot;&quot;,&quot;&quot;wikipedia&quot;&quot;:&quot;&quot;&quot;;[.G55];&quot;&quot;&quot;,&quot;&quot;wikidata&quot;&quot;:&quot;&quot;&quot;;[.H55];&quot;&quot;&quot;,&quot;&quot;source&quot;&quot;:&quot;&quot;&quot;;[.I55];&quot;&quot;&quot;,&quot;&quot;alt_name&quot;&quot;:&quot;&quot;&quot;;[.J55];&quot;&quot;&quot;},&quot;)" office:value-type="string" office:string-value="{&quot;name&quot;:&quot;Dolmen del Castell&quot;,&quot;municipi&quot;:&quot;Sant Miquel de Llotes&quot;,&quot;lat&quot;:42.39167,&quot;lon&quot;:2.36611,&quot;hi_es&quot;:&quot;SI&quot;,&quot;megalith_type&quot;:&quot;dolmen&quot;,&quot;wikipedia&quot;:&quot;ca:Dolmen del Castell&quot;,&quot;wikidata&quot;:&quot;Q65205639&quot;,&quot;source&quot;:&quot;&quot;,&quot;alt_name&quot;:&quot;Dolmen de Valltorta o de la Font del Bulès&quot;}," calcext:value-type="string">
            <text:p>{"name":"Dolmen del Castell","municipi":"Sant Miquel de Llotes","lat":42.39167,"lon":2.36611,"hi_es":"SI","megalith_type":"dolmen","wikipedia":"ca:Dolmen del Castell","wikidata":"Q65205639","source":"","alt_name":"Dolmen de Valltorta o de la Font del Bulès"},</text:p>
          </table:table-cell>
        </table:table-row>
        <table:table-row table:style-name="ro5">
          <table:table-cell table:style-name="ce14" office:value-type="string" calcext:value-type="string">
            <text:p>Dolmen del Mas d'en Peirot I</text:p>
          </table:table-cell>
          <table:table-cell table:style-name="ce14" office:value-type="string" calcext:value-type="string">
            <text:p>Sant Miquel de Llotes</text:p>
          </table:table-cell>
          <table:table-cell table:style-name="ce30" office:value-type="string" calcext:value-type="string">
            <text:p>42.64278</text:p>
          </table:table-cell>
          <table:table-cell table:style-name="ce30" office:value-type="string" calcext:value-type="string">
            <text:p>2.64028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l Mas d'en Peirot I</text:p>
          </table:table-cell>
          <table:table-cell office:value-type="string" calcext:value-type="string">
            <text:p>Q14627603</text:p>
          </table:table-cell>
          <table:table-cell office:value-type="string" calcext:value-type="string">
            <text:p>ca:Dòlmens de Sant Miquel de Llotes</text:p>
          </table:table-cell>
          <table:table-cell table:number-columns-repeated="2"/>
          <table:table-cell table:formula="of:=CONCATENATE(&quot;{&quot;;&quot;name:&quot;&quot;&quot;;[.A56];&quot;&quot;&quot;,municipi:&quot;&quot;&quot;;[.B56];&quot;&quot;&quot;,lat:&quot;;[.C56];&quot;,lon:&quot;;[.D56];&quot;,hi_es:&quot;&quot;&quot;;[.E56];&quot;&quot;&quot;,megalith_type:&quot;&quot;&quot;;[.F56];&quot;&quot;&quot;,wikipedia:&quot;&quot;&quot;;[.G56];&quot;&quot;&quot;,wikidata:&quot;&quot;&quot;;[.H56];&quot;&quot;&quot;,source:&quot;&quot;&quot;;[.I56];&quot;&quot;&quot;,alt_name:&quot;&quot;&quot;;[.J56];&quot;&quot;&quot;},&quot;)" office:value-type="string" office:string-value="{name:&quot;Dolmen del Mas d'en Peirot I&quot;,municipi:&quot;Sant Miquel de Llotes&quot;,lat:42.64278,lon:2.64028,hi_es:&quot;SI&quot;,megalith_type:&quot;dolmen&quot;,wikipedia:&quot;ca:Dolmen del Mas d'en Peirot I&quot;,wikidata:&quot;Q14627603&quot;,source:&quot;ca:Dòlmens de Sant Miquel de Llotes&quot;,alt_name:&quot;&quot;}," calcext:value-type="string">
            <text:p>{name:"Dolmen del Mas d'en Peirot I",municipi:"Sant Miquel de Llotes",lat:42.64278,lon:2.64028,hi_es:"SI",megalith_type:"dolmen",wikipedia:"ca:Dolmen del Mas d'en Peirot I",wikidata:"Q14627603",source:"ca:Dòlmens de Sant Miquel de Llotes",alt_name:""},</text:p>
          </table:table-cell>
          <table:table-cell table:formula="of:=CONCATENATE(&quot;{&quot;;&quot;&quot;&quot;name&quot;&quot;:&quot;&quot;&quot;;[.A56];&quot;&quot;&quot;,&quot;&quot;municipi&quot;&quot;:&quot;&quot;&quot;;[.B56];&quot;&quot;&quot;,&quot;&quot;lat&quot;&quot;:&quot;;[.C56];&quot;,&quot;&quot;lon&quot;&quot;:&quot;;[.D56];&quot;,&quot;&quot;hi_es&quot;&quot;:&quot;&quot;&quot;;[.E56];&quot;&quot;&quot;,&quot;&quot;megalith_type&quot;&quot;:&quot;&quot;&quot;;[.F56];&quot;&quot;&quot;,&quot;&quot;wikipedia&quot;&quot;:&quot;&quot;&quot;;[.G56];&quot;&quot;&quot;,&quot;&quot;wikidata&quot;&quot;:&quot;&quot;&quot;;[.H56];&quot;&quot;&quot;,&quot;&quot;source&quot;&quot;:&quot;&quot;&quot;;[.I56];&quot;&quot;&quot;,&quot;&quot;alt_name&quot;&quot;:&quot;&quot;&quot;;[.J56];&quot;&quot;&quot;},&quot;)" office:value-type="string" office:string-value="{&quot;name&quot;:&quot;Dolmen del Mas d'en Peirot I&quot;,&quot;municipi&quot;:&quot;Sant Miquel de Llotes&quot;,&quot;lat&quot;:42.64278,&quot;lon&quot;:2.64028,&quot;hi_es&quot;:&quot;SI&quot;,&quot;megalith_type&quot;:&quot;dolmen&quot;,&quot;wikipedia&quot;:&quot;ca:Dolmen del Mas d'en Peirot I&quot;,&quot;wikidata&quot;:&quot;Q14627603&quot;,&quot;source&quot;:&quot;ca:Dòlmens de Sant Miquel de Llotes&quot;,&quot;alt_name&quot;:&quot;&quot;}," calcext:value-type="string">
            <text:p>{"name":"Dolmen del Mas d'en Peirot I","municipi":"Sant Miquel de Llotes","lat":42.64278,"lon":2.64028,"hi_es":"SI","megalith_type":"dolmen","wikipedia":"ca:Dolmen del Mas d'en Peirot I","wikidata":"Q14627603","source":"ca:Dòlmens de Sant Miquel de Llotes","alt_name":""},</text:p>
          </table:table-cell>
        </table:table-row>
        <table:table-row table:style-name="ro5">
          <table:table-cell table:style-name="ce14" office:value-type="string" calcext:value-type="string">
            <text:p>Dolmen del Mas d'en Peirot II</text:p>
          </table:table-cell>
          <table:table-cell table:style-name="ce14" office:value-type="string" calcext:value-type="string">
            <text:p>Sant Miquel de Llotes</text:p>
          </table:table-cell>
          <table:table-cell table:style-name="ce30" office:value-type="string" calcext:value-type="string">
            <text:p>42.64278</text:p>
          </table:table-cell>
          <table:table-cell table:style-name="ce30" office:value-type="string" calcext:value-type="string">
            <text:p>2.63861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l Mas d'en Peirot II</text:p>
          </table:table-cell>
          <table:table-cell office:value-type="string" calcext:value-type="string">
            <text:p>Q65205641</text:p>
          </table:table-cell>
          <table:table-cell office:value-type="string" calcext:value-type="string">
            <text:p>ca:Dòlmens de Sant Miquel de Llotes</text:p>
          </table:table-cell>
          <table:table-cell table:number-columns-repeated="2"/>
          <table:table-cell table:formula="of:=CONCATENATE(&quot;{&quot;;&quot;name:&quot;&quot;&quot;;[.A57];&quot;&quot;&quot;,municipi:&quot;&quot;&quot;;[.B57];&quot;&quot;&quot;,lat:&quot;;[.C57];&quot;,lon:&quot;;[.D57];&quot;,hi_es:&quot;&quot;&quot;;[.E57];&quot;&quot;&quot;,megalith_type:&quot;&quot;&quot;;[.F57];&quot;&quot;&quot;,wikipedia:&quot;&quot;&quot;;[.G57];&quot;&quot;&quot;,wikidata:&quot;&quot;&quot;;[.H57];&quot;&quot;&quot;,source:&quot;&quot;&quot;;[.I57];&quot;&quot;&quot;,alt_name:&quot;&quot;&quot;;[.J57];&quot;&quot;&quot;},&quot;)" office:value-type="string" office:string-value="{name:&quot;Dolmen del Mas d'en Peirot II&quot;,municipi:&quot;Sant Miquel de Llotes&quot;,lat:42.64278,lon:2.63861,hi_es:&quot;SI&quot;,megalith_type:&quot;dolmen&quot;,wikipedia:&quot;ca:Dolmen del Mas d'en Peirot II&quot;,wikidata:&quot;Q65205641&quot;,source:&quot;ca:Dòlmens de Sant Miquel de Llotes&quot;,alt_name:&quot;&quot;}," calcext:value-type="string">
            <text:p>{name:"Dolmen del Mas d'en Peirot II",municipi:"Sant Miquel de Llotes",lat:42.64278,lon:2.63861,hi_es:"SI",megalith_type:"dolmen",wikipedia:"ca:Dolmen del Mas d'en Peirot II",wikidata:"Q65205641",source:"ca:Dòlmens de Sant Miquel de Llotes",alt_name:""},</text:p>
          </table:table-cell>
          <table:table-cell table:formula="of:=CONCATENATE(&quot;{&quot;;&quot;&quot;&quot;name&quot;&quot;:&quot;&quot;&quot;;[.A57];&quot;&quot;&quot;,&quot;&quot;municipi&quot;&quot;:&quot;&quot;&quot;;[.B57];&quot;&quot;&quot;,&quot;&quot;lat&quot;&quot;:&quot;;[.C57];&quot;,&quot;&quot;lon&quot;&quot;:&quot;;[.D57];&quot;,&quot;&quot;hi_es&quot;&quot;:&quot;&quot;&quot;;[.E57];&quot;&quot;&quot;,&quot;&quot;megalith_type&quot;&quot;:&quot;&quot;&quot;;[.F57];&quot;&quot;&quot;,&quot;&quot;wikipedia&quot;&quot;:&quot;&quot;&quot;;[.G57];&quot;&quot;&quot;,&quot;&quot;wikidata&quot;&quot;:&quot;&quot;&quot;;[.H57];&quot;&quot;&quot;,&quot;&quot;source&quot;&quot;:&quot;&quot;&quot;;[.I57];&quot;&quot;&quot;,&quot;&quot;alt_name&quot;&quot;:&quot;&quot;&quot;;[.J57];&quot;&quot;&quot;},&quot;)" office:value-type="string" office:string-value="{&quot;name&quot;:&quot;Dolmen del Mas d'en Peirot II&quot;,&quot;municipi&quot;:&quot;Sant Miquel de Llotes&quot;,&quot;lat&quot;:42.64278,&quot;lon&quot;:2.63861,&quot;hi_es&quot;:&quot;SI&quot;,&quot;megalith_type&quot;:&quot;dolmen&quot;,&quot;wikipedia&quot;:&quot;ca:Dolmen del Mas d'en Peirot II&quot;,&quot;wikidata&quot;:&quot;Q65205641&quot;,&quot;source&quot;:&quot;ca:Dòlmens de Sant Miquel de Llotes&quot;,&quot;alt_name&quot;:&quot;&quot;}," calcext:value-type="string">
            <text:p>{"name":"Dolmen del Mas d'en Peirot II","municipi":"Sant Miquel de Llotes","lat":42.64278,"lon":2.63861,"hi_es":"SI","megalith_type":"dolmen","wikipedia":"ca:Dolmen del Mas d'en Peirot II","wikidata":"Q65205641","source":"ca:Dòlmens de Sant Miquel de Llotes","alt_name":""},</text:p>
          </table:table-cell>
        </table:table-row>
        <table:table-row table:style-name="ro4">
          <table:table-cell table:style-name="ce14" office:value-type="string" calcext:value-type="string">
            <text:p>Dolmen de les Molleres</text:p>
          </table:table-cell>
          <table:table-cell table:style-name="ce14" office:value-type="string" calcext:value-type="string">
            <text:p>Sant Miquel de Llotes</text:p>
          </table:table-cell>
          <table:table-cell table:style-name="ce30" office:value-type="string" calcext:value-type="string">
            <text:p>42.6425</text:p>
          </table:table-cell>
          <table:table-cell table:style-name="ce30" office:value-type="string" calcext:value-type="string">
            <text:p>2.61139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 les Molleres</text:p>
          </table:table-cell>
          <table:table-cell office:value-type="string" calcext:value-type="string">
            <text:p>Q65205638</text:p>
          </table:table-cell>
          <table:table-cell office:value-type="string" calcext:value-type="string">
            <text:p>ca:Dòlmens de Sant Miquel de Llotes</text:p>
          </table:table-cell>
          <table:table-cell office:value-type="string" calcext:value-type="string">
            <text:p>Dolmen del Camp Gran I</text:p>
          </table:table-cell>
          <table:table-cell/>
          <table:table-cell table:formula="of:=CONCATENATE(&quot;{&quot;;&quot;name:&quot;&quot;&quot;;[.A58];&quot;&quot;&quot;,municipi:&quot;&quot;&quot;;[.B58];&quot;&quot;&quot;,lat:&quot;;[.C58];&quot;,lon:&quot;;[.D58];&quot;,hi_es:&quot;&quot;&quot;;[.E58];&quot;&quot;&quot;,megalith_type:&quot;&quot;&quot;;[.F58];&quot;&quot;&quot;,wikipedia:&quot;&quot;&quot;;[.G58];&quot;&quot;&quot;,wikidata:&quot;&quot;&quot;;[.H58];&quot;&quot;&quot;,source:&quot;&quot;&quot;;[.I58];&quot;&quot;&quot;,alt_name:&quot;&quot;&quot;;[.J58];&quot;&quot;&quot;},&quot;)" office:value-type="string" office:string-value="{name:&quot;Dolmen de les Molleres&quot;,municipi:&quot;Sant Miquel de Llotes&quot;,lat:42.6425,lon:2.61139,hi_es:&quot;SI&quot;,megalith_type:&quot;dolmen&quot;,wikipedia:&quot;ca:Dolmen de les Molleres&quot;,wikidata:&quot;Q65205638&quot;,source:&quot;ca:Dòlmens de Sant Miquel de Llotes&quot;,alt_name:&quot;Dolmen del Camp Gran I&quot;}," calcext:value-type="string">
            <text:p>{name:"Dolmen de les Molleres",municipi:"Sant Miquel de Llotes",lat:42.6425,lon:2.61139,hi_es:"SI",megalith_type:"dolmen",wikipedia:"ca:Dolmen de les Molleres",wikidata:"Q65205638",source:"ca:Dòlmens de Sant Miquel de Llotes",alt_name:"Dolmen del Camp Gran I"},</text:p>
          </table:table-cell>
          <table:table-cell table:formula="of:=CONCATENATE(&quot;{&quot;;&quot;&quot;&quot;name&quot;&quot;:&quot;&quot;&quot;;[.A58];&quot;&quot;&quot;,&quot;&quot;municipi&quot;&quot;:&quot;&quot;&quot;;[.B58];&quot;&quot;&quot;,&quot;&quot;lat&quot;&quot;:&quot;;[.C58];&quot;,&quot;&quot;lon&quot;&quot;:&quot;;[.D58];&quot;,&quot;&quot;hi_es&quot;&quot;:&quot;&quot;&quot;;[.E58];&quot;&quot;&quot;,&quot;&quot;megalith_type&quot;&quot;:&quot;&quot;&quot;;[.F58];&quot;&quot;&quot;,&quot;&quot;wikipedia&quot;&quot;:&quot;&quot;&quot;;[.G58];&quot;&quot;&quot;,&quot;&quot;wikidata&quot;&quot;:&quot;&quot;&quot;;[.H58];&quot;&quot;&quot;,&quot;&quot;source&quot;&quot;:&quot;&quot;&quot;;[.I58];&quot;&quot;&quot;,&quot;&quot;alt_name&quot;&quot;:&quot;&quot;&quot;;[.J58];&quot;&quot;&quot;},&quot;)" office:value-type="string" office:string-value="{&quot;name&quot;:&quot;Dolmen de les Molleres&quot;,&quot;municipi&quot;:&quot;Sant Miquel de Llotes&quot;,&quot;lat&quot;:42.6425,&quot;lon&quot;:2.61139,&quot;hi_es&quot;:&quot;SI&quot;,&quot;megalith_type&quot;:&quot;dolmen&quot;,&quot;wikipedia&quot;:&quot;ca:Dolmen de les Molleres&quot;,&quot;wikidata&quot;:&quot;Q65205638&quot;,&quot;source&quot;:&quot;ca:Dòlmens de Sant Miquel de Llotes&quot;,&quot;alt_name&quot;:&quot;Dolmen del Camp Gran I&quot;}," calcext:value-type="string">
            <text:p>{"name":"Dolmen de les Molleres","municipi":"Sant Miquel de Llotes","lat":42.6425,"lon":2.61139,"hi_es":"SI","megalith_type":"dolmen","wikipedia":"ca:Dolmen de les Molleres","wikidata":"Q65205638","source":"ca:Dòlmens de Sant Miquel de Llotes","alt_name":"Dolmen del Camp Gran I"},</text:p>
          </table:table-cell>
        </table:table-row>
        <table:table-row table:style-name="ro4">
          <table:table-cell table:style-name="ce14" office:value-type="string" calcext:value-type="string">
            <text:p>Dolmen de la Creu del Senyal</text:p>
          </table:table-cell>
          <table:table-cell table:style-name="ce14" office:value-type="string" calcext:value-type="string">
            <text:p>El Voló</text:p>
          </table:table-cell>
          <table:table-cell table:style-name="ce16" office:value-type="string" calcext:value-type="string">
            <text:p>42.50667</text:p>
          </table:table-cell>
          <table:table-cell table:style-name="ce16" office:value-type="string" calcext:value-type="string">
            <text:p>2.86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 la Creu del Senyal</text:p>
          </table:table-cell>
          <table:table-cell office:value-type="string" calcext:value-type="string">
            <text:p>Q16031914</text:p>
          </table:table-cell>
          <table:table-cell table:number-columns-repeated="3"/>
          <table:table-cell table:formula="of:=CONCATENATE(&quot;{&quot;;&quot;name:&quot;&quot;&quot;;[.A59];&quot;&quot;&quot;,municipi:&quot;&quot;&quot;;[.B59];&quot;&quot;&quot;,lat:&quot;;[.C59];&quot;,lon:&quot;;[.D59];&quot;,hi_es:&quot;&quot;&quot;;[.E59];&quot;&quot;&quot;,megalith_type:&quot;&quot;&quot;;[.F59];&quot;&quot;&quot;,wikipedia:&quot;&quot;&quot;;[.G59];&quot;&quot;&quot;,wikidata:&quot;&quot;&quot;;[.H59];&quot;&quot;&quot;,source:&quot;&quot;&quot;;[.I59];&quot;&quot;&quot;,alt_name:&quot;&quot;&quot;;[.J59];&quot;&quot;&quot;},&quot;)" office:value-type="string" office:string-value="{name:&quot;Dolmen de la Creu del Senyal&quot;,municipi:&quot;El Voló&quot;,lat:42.50667,lon:2.86,hi_es:&quot;SI&quot;,megalith_type:&quot;dolmen&quot;,wikipedia:&quot;ca:Dolmen de la Creu del Senyal&quot;,wikidata:&quot;Q16031914&quot;,source:&quot;&quot;,alt_name:&quot;&quot;}," calcext:value-type="string">
            <text:p>{name:"Dolmen de la Creu del Senyal",municipi:"El Voló",lat:42.50667,lon:2.86,hi_es:"SI",megalith_type:"dolmen",wikipedia:"ca:Dolmen de la Creu del Senyal",wikidata:"Q16031914",source:"",alt_name:""},</text:p>
          </table:table-cell>
          <table:table-cell table:formula="of:=CONCATENATE(&quot;{&quot;;&quot;&quot;&quot;name&quot;&quot;:&quot;&quot;&quot;;[.A59];&quot;&quot;&quot;,&quot;&quot;municipi&quot;&quot;:&quot;&quot;&quot;;[.B59];&quot;&quot;&quot;,&quot;&quot;lat&quot;&quot;:&quot;;[.C59];&quot;,&quot;&quot;lon&quot;&quot;:&quot;;[.D59];&quot;,&quot;&quot;hi_es&quot;&quot;:&quot;&quot;&quot;;[.E59];&quot;&quot;&quot;,&quot;&quot;megalith_type&quot;&quot;:&quot;&quot;&quot;;[.F59];&quot;&quot;&quot;,&quot;&quot;wikipedia&quot;&quot;:&quot;&quot;&quot;;[.G59];&quot;&quot;&quot;,&quot;&quot;wikidata&quot;&quot;:&quot;&quot;&quot;;[.H59];&quot;&quot;&quot;,&quot;&quot;source&quot;&quot;:&quot;&quot;&quot;;[.I59];&quot;&quot;&quot;,&quot;&quot;alt_name&quot;&quot;:&quot;&quot;&quot;;[.J59];&quot;&quot;&quot;},&quot;)" office:value-type="string" office:string-value="{&quot;name&quot;:&quot;Dolmen de la Creu del Senyal&quot;,&quot;municipi&quot;:&quot;El Voló&quot;,&quot;lat&quot;:42.50667,&quot;lon&quot;:2.86,&quot;hi_es&quot;:&quot;SI&quot;,&quot;megalith_type&quot;:&quot;dolmen&quot;,&quot;wikipedia&quot;:&quot;ca:Dolmen de la Creu del Senyal&quot;,&quot;wikidata&quot;:&quot;Q16031914&quot;,&quot;source&quot;:&quot;&quot;,&quot;alt_name&quot;:&quot;&quot;}," calcext:value-type="string">
            <text:p>{"name":"Dolmen de la Creu del Senyal","municipi":"El Voló","lat":42.50667,"lon":2.86,"hi_es":"SI","megalith_type":"dolmen","wikipedia":"ca:Dolmen de la Creu del Senyal","wikidata":"Q16031914","source":"","alt_name":""},</text:p>
          </table:table-cell>
        </table:table-row>
        <table:table-row table:style-name="ro4">
          <table:table-cell table:style-name="ce14" office:value-type="string" calcext:value-type="string">
            <text:p>Balma de Na Cristiana</text:p>
          </table:table-cell>
          <table:table-cell table:style-name="ce14" office:value-type="string" calcext:value-type="string">
            <text:p>L'Albera</text:p>
          </table:table-cell>
          <table:table-cell table:style-name="ce19" office:value-type="string" calcext:value-type="string">
            <text:p>42.48444</text:p>
          </table:table-cell>
          <table:table-cell table:style-name="ce19" office:value-type="string" calcext:value-type="string">
            <text:p>2.88722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Balma de na Cristiana</text:p>
          </table:table-cell>
          <table:table-cell office:value-type="string" calcext:value-type="string">
            <text:p>Q1235839</text:p>
          </table:table-cell>
          <table:table-cell table:number-columns-repeated="3"/>
          <table:table-cell table:formula="of:=CONCATENATE(&quot;{&quot;;&quot;name:&quot;&quot;&quot;;[.A60];&quot;&quot;&quot;,municipi:&quot;&quot;&quot;;[.B60];&quot;&quot;&quot;,lat:&quot;;[.C60];&quot;,lon:&quot;;[.D60];&quot;,hi_es:&quot;&quot;&quot;;[.E60];&quot;&quot;&quot;,megalith_type:&quot;&quot;&quot;;[.F60];&quot;&quot;&quot;,wikipedia:&quot;&quot;&quot;;[.G60];&quot;&quot;&quot;,wikidata:&quot;&quot;&quot;;[.H60];&quot;&quot;&quot;,source:&quot;&quot;&quot;;[.I60];&quot;&quot;&quot;,alt_name:&quot;&quot;&quot;;[.J60];&quot;&quot;&quot;},&quot;)" office:value-type="string" office:string-value="{name:&quot;Balma de Na Cristiana&quot;,municipi:&quot;L'Albera&quot;,lat:42.48444,lon:2.88722,hi_es:&quot;SI&quot;,megalith_type:&quot;dolmen&quot;,wikipedia:&quot;ca:Balma de na Cristiana&quot;,wikidata:&quot;Q1235839&quot;,source:&quot;&quot;,alt_name:&quot;&quot;}," calcext:value-type="string">
            <text:p>{name:"Balma de Na Cristiana",municipi:"L'Albera",lat:42.48444,lon:2.88722,hi_es:"SI",megalith_type:"dolmen",wikipedia:"ca:Balma de na Cristiana",wikidata:"Q1235839",source:"",alt_name:""},</text:p>
          </table:table-cell>
          <table:table-cell table:formula="of:=CONCATENATE(&quot;{&quot;;&quot;&quot;&quot;name&quot;&quot;:&quot;&quot;&quot;;[.A60];&quot;&quot;&quot;,&quot;&quot;municipi&quot;&quot;:&quot;&quot;&quot;;[.B60];&quot;&quot;&quot;,&quot;&quot;lat&quot;&quot;:&quot;;[.C60];&quot;,&quot;&quot;lon&quot;&quot;:&quot;;[.D60];&quot;,&quot;&quot;hi_es&quot;&quot;:&quot;&quot;&quot;;[.E60];&quot;&quot;&quot;,&quot;&quot;megalith_type&quot;&quot;:&quot;&quot;&quot;;[.F60];&quot;&quot;&quot;,&quot;&quot;wikipedia&quot;&quot;:&quot;&quot;&quot;;[.G60];&quot;&quot;&quot;,&quot;&quot;wikidata&quot;&quot;:&quot;&quot;&quot;;[.H60];&quot;&quot;&quot;,&quot;&quot;source&quot;&quot;:&quot;&quot;&quot;;[.I60];&quot;&quot;&quot;,&quot;&quot;alt_name&quot;&quot;:&quot;&quot;&quot;;[.J60];&quot;&quot;&quot;},&quot;)" office:value-type="string" office:string-value="{&quot;name&quot;:&quot;Balma de Na Cristiana&quot;,&quot;municipi&quot;:&quot;L'Albera&quot;,&quot;lat&quot;:42.48444,&quot;lon&quot;:2.88722,&quot;hi_es&quot;:&quot;SI&quot;,&quot;megalith_type&quot;:&quot;dolmen&quot;,&quot;wikipedia&quot;:&quot;ca:Balma de na Cristiana&quot;,&quot;wikidata&quot;:&quot;Q1235839&quot;,&quot;source&quot;:&quot;&quot;,&quot;alt_name&quot;:&quot;&quot;}," calcext:value-type="string">
            <text:p>{"name":"Balma de Na Cristiana","municipi":"L'Albera","lat":42.48444,"lon":2.88722,"hi_es":"SI","megalith_type":"dolmen","wikipedia":"ca:Balma de na Cristiana","wikidata":"Q1235839","source":"","alt_name":""},</text:p>
          </table:table-cell>
        </table:table-row>
        <table:table-row table:style-name="ro4">
          <table:table-cell table:style-name="ce14" office:value-type="string" calcext:value-type="string">
            <text:p>Caixa de Rotllan</text:p>
          </table:table-cell>
          <table:table-cell table:style-name="ce14" office:value-type="string" calcext:value-type="string">
            <text:p>Arles i Montboló</text:p>
          </table:table-cell>
          <table:table-cell table:style-name="ce19" office:value-type="string" calcext:value-type="string">
            <text:p>42.4809614</text:p>
          </table:table-cell>
          <table:table-cell table:style-name="ce19" office:value-type="string" calcext:value-type="string">
            <text:p>2.6008716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Caixa de Rotllan</text:p>
          </table:table-cell>
          <table:table-cell office:value-type="string" calcext:value-type="string">
            <text:p>Q2933393</text:p>
          </table:table-cell>
          <table:table-cell table:number-columns-repeated="3"/>
          <table:table-cell table:formula="of:=CONCATENATE(&quot;{&quot;;&quot;name:&quot;&quot;&quot;;[.A61];&quot;&quot;&quot;,municipi:&quot;&quot;&quot;;[.B61];&quot;&quot;&quot;,lat:&quot;;[.C61];&quot;,lon:&quot;;[.D61];&quot;,hi_es:&quot;&quot;&quot;;[.E61];&quot;&quot;&quot;,megalith_type:&quot;&quot;&quot;;[.F61];&quot;&quot;&quot;,wikipedia:&quot;&quot;&quot;;[.G61];&quot;&quot;&quot;,wikidata:&quot;&quot;&quot;;[.H61];&quot;&quot;&quot;,source:&quot;&quot;&quot;;[.I61];&quot;&quot;&quot;,alt_name:&quot;&quot;&quot;;[.J61];&quot;&quot;&quot;},&quot;)" office:value-type="string" office:string-value="{name:&quot;Caixa de Rotllan&quot;,municipi:&quot;Arles i Montboló&quot;,lat:42.4809614,lon:2.6008716,hi_es:&quot;SI&quot;,megalith_type:&quot;dolmen&quot;,wikipedia:&quot;ca:Caixa de Rotllan&quot;,wikidata:&quot;Q2933393&quot;,source:&quot;&quot;,alt_name:&quot;&quot;}," calcext:value-type="string">
            <text:p>{name:"Caixa de Rotllan",municipi:"Arles i Montboló",lat:42.4809614,lon:2.6008716,hi_es:"SI",megalith_type:"dolmen",wikipedia:"ca:Caixa de Rotllan",wikidata:"Q2933393",source:"",alt_name:""},</text:p>
          </table:table-cell>
          <table:table-cell table:formula="of:=CONCATENATE(&quot;{&quot;;&quot;&quot;&quot;name&quot;&quot;:&quot;&quot;&quot;;[.A61];&quot;&quot;&quot;,&quot;&quot;municipi&quot;&quot;:&quot;&quot;&quot;;[.B61];&quot;&quot;&quot;,&quot;&quot;lat&quot;&quot;:&quot;;[.C61];&quot;,&quot;&quot;lon&quot;&quot;:&quot;;[.D61];&quot;,&quot;&quot;hi_es&quot;&quot;:&quot;&quot;&quot;;[.E61];&quot;&quot;&quot;,&quot;&quot;megalith_type&quot;&quot;:&quot;&quot;&quot;;[.F61];&quot;&quot;&quot;,&quot;&quot;wikipedia&quot;&quot;:&quot;&quot;&quot;;[.G61];&quot;&quot;&quot;,&quot;&quot;wikidata&quot;&quot;:&quot;&quot;&quot;;[.H61];&quot;&quot;&quot;,&quot;&quot;source&quot;&quot;:&quot;&quot;&quot;;[.I61];&quot;&quot;&quot;,&quot;&quot;alt_name&quot;&quot;:&quot;&quot;&quot;;[.J61];&quot;&quot;&quot;},&quot;)" office:value-type="string" office:string-value="{&quot;name&quot;:&quot;Caixa de Rotllan&quot;,&quot;municipi&quot;:&quot;Arles i Montboló&quot;,&quot;lat&quot;:42.4809614,&quot;lon&quot;:2.6008716,&quot;hi_es&quot;:&quot;SI&quot;,&quot;megalith_type&quot;:&quot;dolmen&quot;,&quot;wikipedia&quot;:&quot;ca:Caixa de Rotllan&quot;,&quot;wikidata&quot;:&quot;Q2933393&quot;,&quot;source&quot;:&quot;&quot;,&quot;alt_name&quot;:&quot;&quot;}," calcext:value-type="string">
            <text:p>{"name":"Caixa de Rotllan","municipi":"Arles i Montboló","lat":42.4809614,"lon":2.6008716,"hi_es":"SI","megalith_type":"dolmen","wikipedia":"ca:Caixa de Rotllan","wikidata":"Q2933393","source":"","alt_name":""},</text:p>
          </table:table-cell>
        </table:table-row>
        <table:table-row table:style-name="ro4">
          <table:table-cell table:style-name="ce14" office:value-type="string" calcext:value-type="string">
            <text:p>Menhir de la Dona Morta</text:p>
          </table:table-cell>
          <table:table-cell table:style-name="ce14" office:value-type="string" calcext:value-type="string">
            <text:p>Els Banys d'Arles i Palaldà</text:p>
          </table:table-cell>
          <table:table-cell table:style-name="ce30" office:value-type="string" calcext:value-type="string">
            <text:p>42.40908</text:p>
          </table:table-cell>
          <table:table-cell table:style-name="ce30" office:value-type="string" calcext:value-type="string">
            <text:p>2.69596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menhir</text:p>
          </table:table-cell>
          <table:table-cell table:number-columns-repeated="5"/>
          <table:table-cell table:formula="of:=CONCATENATE(&quot;{&quot;;&quot;name:&quot;&quot;&quot;;[.A62];&quot;&quot;&quot;,municipi:&quot;&quot;&quot;;[.B62];&quot;&quot;&quot;,lat:&quot;;[.C62];&quot;,lon:&quot;;[.D62];&quot;,hi_es:&quot;&quot;&quot;;[.E62];&quot;&quot;&quot;,megalith_type:&quot;&quot;&quot;;[.F62];&quot;&quot;&quot;,wikipedia:&quot;&quot;&quot;;[.G62];&quot;&quot;&quot;,wikidata:&quot;&quot;&quot;;[.H62];&quot;&quot;&quot;,source:&quot;&quot;&quot;;[.I62];&quot;&quot;&quot;,alt_name:&quot;&quot;&quot;;[.J62];&quot;&quot;&quot;},&quot;)" office:value-type="string" office:string-value="{name:&quot;Menhir de la Dona Morta&quot;,municipi:&quot;Els Banys d'Arles i Palaldà&quot;,lat:42.40908,lon:2.69596,hi_es:&quot;SI&quot;,megalith_type:&quot;menhir&quot;,wikipedia:&quot;&quot;,wikidata:&quot;&quot;,source:&quot;&quot;,alt_name:&quot;&quot;}," calcext:value-type="string">
            <text:p>{name:"Menhir de la Dona Morta",municipi:"Els Banys d'Arles i Palaldà",lat:42.40908,lon:2.69596,hi_es:"SI",megalith_type:"menhir",wikipedia:"",wikidata:"",source:"",alt_name:""},</text:p>
          </table:table-cell>
          <table:table-cell table:formula="of:=CONCATENATE(&quot;{&quot;;&quot;&quot;&quot;name&quot;&quot;:&quot;&quot;&quot;;[.A62];&quot;&quot;&quot;,&quot;&quot;municipi&quot;&quot;:&quot;&quot;&quot;;[.B62];&quot;&quot;&quot;,&quot;&quot;lat&quot;&quot;:&quot;;[.C62];&quot;,&quot;&quot;lon&quot;&quot;:&quot;;[.D62];&quot;,&quot;&quot;hi_es&quot;&quot;:&quot;&quot;&quot;;[.E62];&quot;&quot;&quot;,&quot;&quot;megalith_type&quot;&quot;:&quot;&quot;&quot;;[.F62];&quot;&quot;&quot;,&quot;&quot;wikipedia&quot;&quot;:&quot;&quot;&quot;;[.G62];&quot;&quot;&quot;,&quot;&quot;wikidata&quot;&quot;:&quot;&quot;&quot;;[.H62];&quot;&quot;&quot;,&quot;&quot;source&quot;&quot;:&quot;&quot;&quot;;[.I62];&quot;&quot;&quot;,&quot;&quot;alt_name&quot;&quot;:&quot;&quot;&quot;;[.J62];&quot;&quot;&quot;},&quot;)" office:value-type="string" office:string-value="{&quot;name&quot;:&quot;Menhir de la Dona Morta&quot;,&quot;municipi&quot;:&quot;Els Banys d'Arles i Palaldà&quot;,&quot;lat&quot;:42.40908,&quot;lon&quot;:2.69596,&quot;hi_es&quot;:&quot;SI&quot;,&quot;megalith_type&quot;:&quot;menhir&quot;,&quot;wikipedia&quot;:&quot;&quot;,&quot;wikidata&quot;:&quot;&quot;,&quot;source&quot;:&quot;&quot;,&quot;alt_name&quot;:&quot;&quot;}," calcext:value-type="string">
            <text:p>{"name":"Menhir de la Dona Morta","municipi":"Els Banys d'Arles i Palaldà","lat":42.40908,"lon":2.69596,"hi_es":"SI","megalith_type":"menhir","wikipedia":"","wikidata":"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 Canors</text:p>
          </table:table-cell>
          <table:table-cell table:style-name="ce14" office:value-type="string" calcext:value-type="string">
            <text:p>Les Cluses</text:p>
          </table:table-cell>
          <table:table-cell table:style-name="ce30" office:value-type="string" calcext:value-type="string">
            <text:p>42.49639</text:p>
          </table:table-cell>
          <table:table-cell table:style-name="ce30" office:value-type="string" calcext:value-type="string">
            <text:p>2.84111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 Canors</text:p>
          </table:table-cell>
          <table:table-cell office:value-type="string" calcext:value-type="string">
            <text:p>Q20818108</text:p>
          </table:table-cell>
          <table:table-cell/>
          <table:table-cell office:value-type="string" calcext:value-type="string">
            <text:p>Dolmen de les Saleres</text:p>
          </table:table-cell>
          <table:table-cell/>
          <table:table-cell table:formula="of:=CONCATENATE(&quot;{&quot;;&quot;name:&quot;&quot;&quot;;[.A63];&quot;&quot;&quot;,municipi:&quot;&quot;&quot;;[.B63];&quot;&quot;&quot;,lat:&quot;;[.C63];&quot;,lon:&quot;;[.D63];&quot;,hi_es:&quot;&quot;&quot;;[.E63];&quot;&quot;&quot;,megalith_type:&quot;&quot;&quot;;[.F63];&quot;&quot;&quot;,wikipedia:&quot;&quot;&quot;;[.G63];&quot;&quot;&quot;,wikidata:&quot;&quot;&quot;;[.H63];&quot;&quot;&quot;,source:&quot;&quot;&quot;;[.I63];&quot;&quot;&quot;,alt_name:&quot;&quot;&quot;;[.J63];&quot;&quot;&quot;},&quot;)" office:value-type="string" office:string-value="{name:&quot;Dolmen de Canors&quot;,municipi:&quot;Les Cluses&quot;,lat:42.49639,lon:2.84111,hi_es:&quot;SI&quot;,megalith_type:&quot;dolmen&quot;,wikipedia:&quot;ca:Dolmen de Canors&quot;,wikidata:&quot;Q20818108&quot;,source:&quot;&quot;,alt_name:&quot;Dolmen de les Saleres&quot;}," calcext:value-type="string">
            <text:p>{name:"Dolmen de Canors",municipi:"Les Cluses",lat:42.49639,lon:2.84111,hi_es:"SI",megalith_type:"dolmen",wikipedia:"ca:Dolmen de Canors",wikidata:"Q20818108",source:"",alt_name:"Dolmen de les Saleres"},</text:p>
          </table:table-cell>
          <table:table-cell table:formula="of:=CONCATENATE(&quot;{&quot;;&quot;&quot;&quot;name&quot;&quot;:&quot;&quot;&quot;;[.A63];&quot;&quot;&quot;,&quot;&quot;municipi&quot;&quot;:&quot;&quot;&quot;;[.B63];&quot;&quot;&quot;,&quot;&quot;lat&quot;&quot;:&quot;;[.C63];&quot;,&quot;&quot;lon&quot;&quot;:&quot;;[.D63];&quot;,&quot;&quot;hi_es&quot;&quot;:&quot;&quot;&quot;;[.E63];&quot;&quot;&quot;,&quot;&quot;megalith_type&quot;&quot;:&quot;&quot;&quot;;[.F63];&quot;&quot;&quot;,&quot;&quot;wikipedia&quot;&quot;:&quot;&quot;&quot;;[.G63];&quot;&quot;&quot;,&quot;&quot;wikidata&quot;&quot;:&quot;&quot;&quot;;[.H63];&quot;&quot;&quot;,&quot;&quot;source&quot;&quot;:&quot;&quot;&quot;;[.I63];&quot;&quot;&quot;,&quot;&quot;alt_name&quot;&quot;:&quot;&quot;&quot;;[.J63];&quot;&quot;&quot;},&quot;)" office:value-type="string" office:string-value="{&quot;name&quot;:&quot;Dolmen de Canors&quot;,&quot;municipi&quot;:&quot;Les Cluses&quot;,&quot;lat&quot;:42.49639,&quot;lon&quot;:2.84111,&quot;hi_es&quot;:&quot;SI&quot;,&quot;megalith_type&quot;:&quot;dolmen&quot;,&quot;wikipedia&quot;:&quot;ca:Dolmen de Canors&quot;,&quot;wikidata&quot;:&quot;Q20818108&quot;,&quot;source&quot;:&quot;&quot;,&quot;alt_name&quot;:&quot;Dolmen de les Saleres&quot;}," calcext:value-type="string">
            <text:p>{"name":"Dolmen de Canors","municipi":"Les Cluses","lat":42.49639,"lon":2.84111,"hi_es":"SI","megalith_type":"dolmen","wikipedia":"ca:Dolmen de Canors","wikidata":"Q20818108","source":"","alt_name":"Dolmen de les Saleres"},</text:p>
          </table:table-cell>
        </table:table-row>
        <table:table-row table:style-name="ro4">
          <table:table-cell table:style-name="ce14" office:value-type="string" calcext:value-type="string">
            <text:p>Dolmen de la Siureda</text:p>
          </table:table-cell>
          <table:table-cell table:style-name="ce14" office:value-type="string" calcext:value-type="string">
            <text:p>Morellàs i les Illes</text:p>
          </table:table-cell>
          <table:table-cell table:style-name="ce19" office:value-type="string" calcext:value-type="string">
            <text:p>42.46306</text:p>
          </table:table-cell>
          <table:table-cell table:style-name="ce19" office:value-type="string" calcext:value-type="string">
            <text:p>2.79139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 la Siureda</text:p>
          </table:table-cell>
          <table:table-cell office:value-type="string" calcext:value-type="string">
            <text:p>Q3034111</text:p>
          </table:table-cell>
          <table:table-cell table:number-columns-repeated="3"/>
          <table:table-cell table:formula="of:=CONCATENATE(&quot;{&quot;;&quot;name:&quot;&quot;&quot;;[.A64];&quot;&quot;&quot;,municipi:&quot;&quot;&quot;;[.B64];&quot;&quot;&quot;,lat:&quot;;[.C64];&quot;,lon:&quot;;[.D64];&quot;,hi_es:&quot;&quot;&quot;;[.E64];&quot;&quot;&quot;,megalith_type:&quot;&quot;&quot;;[.F64];&quot;&quot;&quot;,wikipedia:&quot;&quot;&quot;;[.G64];&quot;&quot;&quot;,wikidata:&quot;&quot;&quot;;[.H64];&quot;&quot;&quot;,source:&quot;&quot;&quot;;[.I64];&quot;&quot;&quot;,alt_name:&quot;&quot;&quot;;[.J64];&quot;&quot;&quot;},&quot;)" office:value-type="string" office:string-value="{name:&quot;Dolmen de la Siureda&quot;,municipi:&quot;Morellàs i les Illes&quot;,lat:42.46306,lon:2.79139,hi_es:&quot;SI&quot;,megalith_type:&quot;dolmen&quot;,wikipedia:&quot;ca:Dolmen de la Siureda&quot;,wikidata:&quot;Q3034111&quot;,source:&quot;&quot;,alt_name:&quot;&quot;}," calcext:value-type="string">
            <text:p>{name:"Dolmen de la Siureda",municipi:"Morellàs i les Illes",lat:42.46306,lon:2.79139,hi_es:"SI",megalith_type:"dolmen",wikipedia:"ca:Dolmen de la Siureda",wikidata:"Q3034111",source:"",alt_name:""},</text:p>
          </table:table-cell>
          <table:table-cell table:formula="of:=CONCATENATE(&quot;{&quot;;&quot;&quot;&quot;name&quot;&quot;:&quot;&quot;&quot;;[.A64];&quot;&quot;&quot;,&quot;&quot;municipi&quot;&quot;:&quot;&quot;&quot;;[.B64];&quot;&quot;&quot;,&quot;&quot;lat&quot;&quot;:&quot;;[.C64];&quot;,&quot;&quot;lon&quot;&quot;:&quot;;[.D64];&quot;,&quot;&quot;hi_es&quot;&quot;:&quot;&quot;&quot;;[.E64];&quot;&quot;&quot;,&quot;&quot;megalith_type&quot;&quot;:&quot;&quot;&quot;;[.F64];&quot;&quot;&quot;,&quot;&quot;wikipedia&quot;&quot;:&quot;&quot;&quot;;[.G64];&quot;&quot;&quot;,&quot;&quot;wikidata&quot;&quot;:&quot;&quot;&quot;;[.H64];&quot;&quot;&quot;,&quot;&quot;source&quot;&quot;:&quot;&quot;&quot;;[.I64];&quot;&quot;&quot;,&quot;&quot;alt_name&quot;&quot;:&quot;&quot;&quot;;[.J64];&quot;&quot;&quot;},&quot;)" office:value-type="string" office:string-value="{&quot;name&quot;:&quot;Dolmen de la Siureda&quot;,&quot;municipi&quot;:&quot;Morellàs i les Illes&quot;,&quot;lat&quot;:42.46306,&quot;lon&quot;:2.79139,&quot;hi_es&quot;:&quot;SI&quot;,&quot;megalith_type&quot;:&quot;dolmen&quot;,&quot;wikipedia&quot;:&quot;ca:Dolmen de la Siureda&quot;,&quot;wikidata&quot;:&quot;Q3034111&quot;,&quot;source&quot;:&quot;&quot;,&quot;alt_name&quot;:&quot;&quot;}," calcext:value-type="string">
            <text:p>{"name":"Dolmen de la Siureda","municipi":"Morellàs i les Illes","lat":42.46306,"lon":2.79139,"hi_es":"SI","megalith_type":"dolmen","wikipedia":"ca:Dolmen de la Siureda","wikidata":"Q3034111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 Castelló</text:p>
          </table:table-cell>
          <table:table-cell table:style-name="ce14" office:value-type="string" calcext:value-type="string">
            <text:p>Prats de Molló i la Presta</text:p>
          </table:table-cell>
          <table:table-cell table:style-name="ce30" office:value-type="string" calcext:value-type="string">
            <text:p>42.41944</text:p>
          </table:table-cell>
          <table:table-cell table:style-name="ce30" office:value-type="string" calcext:value-type="string">
            <text:p>2.46611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 Castelló</text:p>
          </table:table-cell>
          <table:table-cell office:value-type="string" calcext:value-type="string">
            <text:p>Q16031902</text:p>
          </table:table-cell>
          <table:table-cell table:number-columns-repeated="3"/>
          <table:table-cell table:formula="of:=CONCATENATE(&quot;{&quot;;&quot;name:&quot;&quot;&quot;;[.A65];&quot;&quot;&quot;,municipi:&quot;&quot;&quot;;[.B65];&quot;&quot;&quot;,lat:&quot;;[.C65];&quot;,lon:&quot;;[.D65];&quot;,hi_es:&quot;&quot;&quot;;[.E65];&quot;&quot;&quot;,megalith_type:&quot;&quot;&quot;;[.F65];&quot;&quot;&quot;,wikipedia:&quot;&quot;&quot;;[.G65];&quot;&quot;&quot;,wikidata:&quot;&quot;&quot;;[.H65];&quot;&quot;&quot;,source:&quot;&quot;&quot;;[.I65];&quot;&quot;&quot;,alt_name:&quot;&quot;&quot;;[.J65];&quot;&quot;&quot;},&quot;)" office:value-type="string" office:string-value="{name:&quot;Dolmen de Castelló&quot;,municipi:&quot;Prats de Molló i la Presta&quot;,lat:42.41944,lon:2.46611,hi_es:&quot;&quot;,megalith_type:&quot;dolmen&quot;,wikipedia:&quot;ca:Dolmen de Castelló&quot;,wikidata:&quot;Q16031902&quot;,source:&quot;&quot;,alt_name:&quot;&quot;}," calcext:value-type="string">
            <text:p>{name:"Dolmen de Castelló",municipi:"Prats de Molló i la Presta",lat:42.41944,lon:2.46611,hi_es:"",megalith_type:"dolmen",wikipedia:"ca:Dolmen de Castelló",wikidata:"Q16031902",source:"",alt_name:""},</text:p>
          </table:table-cell>
          <table:table-cell table:formula="of:=CONCATENATE(&quot;{&quot;;&quot;&quot;&quot;name&quot;&quot;:&quot;&quot;&quot;;[.A65];&quot;&quot;&quot;,&quot;&quot;municipi&quot;&quot;:&quot;&quot;&quot;;[.B65];&quot;&quot;&quot;,&quot;&quot;lat&quot;&quot;:&quot;;[.C65];&quot;,&quot;&quot;lon&quot;&quot;:&quot;;[.D65];&quot;,&quot;&quot;hi_es&quot;&quot;:&quot;&quot;&quot;;[.E65];&quot;&quot;&quot;,&quot;&quot;megalith_type&quot;&quot;:&quot;&quot;&quot;;[.F65];&quot;&quot;&quot;,&quot;&quot;wikipedia&quot;&quot;:&quot;&quot;&quot;;[.G65];&quot;&quot;&quot;,&quot;&quot;wikidata&quot;&quot;:&quot;&quot;&quot;;[.H65];&quot;&quot;&quot;,&quot;&quot;source&quot;&quot;:&quot;&quot;&quot;;[.I65];&quot;&quot;&quot;,&quot;&quot;alt_name&quot;&quot;:&quot;&quot;&quot;;[.J65];&quot;&quot;&quot;},&quot;)" office:value-type="string" office:string-value="{&quot;name&quot;:&quot;Dolmen de Castelló&quot;,&quot;municipi&quot;:&quot;Prats de Molló i la Presta&quot;,&quot;lat&quot;:42.41944,&quot;lon&quot;:2.46611,&quot;hi_es&quot;:&quot;&quot;,&quot;megalith_type&quot;:&quot;dolmen&quot;,&quot;wikipedia&quot;:&quot;ca:Dolmen de Castelló&quot;,&quot;wikidata&quot;:&quot;Q16031902&quot;,&quot;source&quot;:&quot;&quot;,&quot;alt_name&quot;:&quot;&quot;}," calcext:value-type="string">
            <text:p>{"name":"Dolmen de Castelló","municipi":"Prats de Molló i la Presta","lat":42.41944,"lon":2.46611,"hi_es":"","megalith_type":"dolmen","wikipedia":"ca:Dolmen de Castelló","wikidata":"Q16031902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l Camp d'en Serís</text:p>
          </table:table-cell>
          <table:table-cell table:style-name="ce14" office:value-type="string" calcext:value-type="string">
            <text:p>Reiners</text:p>
          </table:table-cell>
          <table:table-cell table:style-name="ce17" office:value-type="string" calcext:value-type="string">
            <text:p>42.50528</text:p>
          </table:table-cell>
          <table:table-cell office:value-type="string" calcext:value-type="string">
            <text:p>2.69028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l Camp d'en Serís</text:p>
          </table:table-cell>
          <table:table-cell office:value-type="string" calcext:value-type="string">
            <text:p>Q16031899</text:p>
          </table:table-cell>
          <table:table-cell table:number-columns-repeated="3"/>
          <table:table-cell table:formula="of:=CONCATENATE(&quot;{&quot;;&quot;name:&quot;&quot;&quot;;[.A66];&quot;&quot;&quot;,municipi:&quot;&quot;&quot;;[.B66];&quot;&quot;&quot;,lat:&quot;;[.C66];&quot;,lon:&quot;;[.D66];&quot;,hi_es:&quot;&quot;&quot;;[.E66];&quot;&quot;&quot;,megalith_type:&quot;&quot;&quot;;[.F66];&quot;&quot;&quot;,wikipedia:&quot;&quot;&quot;;[.G66];&quot;&quot;&quot;,wikidata:&quot;&quot;&quot;;[.H66];&quot;&quot;&quot;,source:&quot;&quot;&quot;;[.I66];&quot;&quot;&quot;,alt_name:&quot;&quot;&quot;;[.J66];&quot;&quot;&quot;},&quot;)" office:value-type="string" office:string-value="{name:&quot;Dolmen del Camp d'en Serís&quot;,municipi:&quot;Reiners&quot;,lat:42.50528,lon:2.69028,hi_es:&quot;SI&quot;,megalith_type:&quot;dolmen&quot;,wikipedia:&quot;ca:Dolmen del Camp d'en Serís&quot;,wikidata:&quot;Q16031899&quot;,source:&quot;&quot;,alt_name:&quot;&quot;}," calcext:value-type="string">
            <text:p>{name:"Dolmen del Camp d'en Serís",municipi:"Reiners",lat:42.50528,lon:2.69028,hi_es:"SI",megalith_type:"dolmen",wikipedia:"ca:Dolmen del Camp d'en Serís",wikidata:"Q16031899",source:"",alt_name:""},</text:p>
          </table:table-cell>
          <table:table-cell table:formula="of:=CONCATENATE(&quot;{&quot;;&quot;&quot;&quot;name&quot;&quot;:&quot;&quot;&quot;;[.A66];&quot;&quot;&quot;,&quot;&quot;municipi&quot;&quot;:&quot;&quot;&quot;;[.B66];&quot;&quot;&quot;,&quot;&quot;lat&quot;&quot;:&quot;;[.C66];&quot;,&quot;&quot;lon&quot;&quot;:&quot;;[.D66];&quot;,&quot;&quot;hi_es&quot;&quot;:&quot;&quot;&quot;;[.E66];&quot;&quot;&quot;,&quot;&quot;megalith_type&quot;&quot;:&quot;&quot;&quot;;[.F66];&quot;&quot;&quot;,&quot;&quot;wikipedia&quot;&quot;:&quot;&quot;&quot;;[.G66];&quot;&quot;&quot;,&quot;&quot;wikidata&quot;&quot;:&quot;&quot;&quot;;[.H66];&quot;&quot;&quot;,&quot;&quot;source&quot;&quot;:&quot;&quot;&quot;;[.I66];&quot;&quot;&quot;,&quot;&quot;alt_name&quot;&quot;:&quot;&quot;&quot;;[.J66];&quot;&quot;&quot;},&quot;)" office:value-type="string" office:string-value="{&quot;name&quot;:&quot;Dolmen del Camp d'en Serís&quot;,&quot;municipi&quot;:&quot;Reiners&quot;,&quot;lat&quot;:42.50528,&quot;lon&quot;:2.69028,&quot;hi_es&quot;:&quot;SI&quot;,&quot;megalith_type&quot;:&quot;dolmen&quot;,&quot;wikipedia&quot;:&quot;ca:Dolmen del Camp d'en Serís&quot;,&quot;wikidata&quot;:&quot;Q16031899&quot;,&quot;source&quot;:&quot;&quot;,&quot;alt_name&quot;:&quot;&quot;}," calcext:value-type="string">
            <text:p>{"name":"Dolmen del Camp d'en Serís","municipi":"Reiners","lat":42.50528,"lon":2.69028,"hi_es":"SI","megalith_type":"dolmen","wikipedia":"ca:Dolmen del Camp d'en Serís","wikidata":"Q16031899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 la Roira</text:p>
          </table:table-cell>
          <table:table-cell table:style-name="ce14" office:value-type="string" calcext:value-type="string">
            <text:p>Ansinyà</text:p>
          </table:table-cell>
          <table:table-cell table:style-name="ce30" office:value-type="string" calcext:value-type="string">
            <text:p>42.76194</text:p>
          </table:table-cell>
          <table:table-cell table:style-name="ce30" office:value-type="string" calcext:value-type="string">
            <text:p>2.50722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/>
          <table:table-cell office:value-type="string" calcext:value-type="string">
            <text:p>Q16031950</text:p>
          </table:table-cell>
          <table:table-cell table:number-columns-repeated="3"/>
          <table:table-cell table:formula="of:=CONCATENATE(&quot;{&quot;;&quot;name:&quot;&quot;&quot;;[.A67];&quot;&quot;&quot;,municipi:&quot;&quot;&quot;;[.B67];&quot;&quot;&quot;,lat:&quot;;[.C67];&quot;,lon:&quot;;[.D67];&quot;,hi_es:&quot;&quot;&quot;;[.E67];&quot;&quot;&quot;,megalith_type:&quot;&quot;&quot;;[.F67];&quot;&quot;&quot;,wikipedia:&quot;&quot;&quot;;[.G67];&quot;&quot;&quot;,wikidata:&quot;&quot;&quot;;[.H67];&quot;&quot;&quot;,source:&quot;&quot;&quot;;[.I67];&quot;&quot;&quot;,alt_name:&quot;&quot;&quot;;[.J67];&quot;&quot;&quot;},&quot;)" office:value-type="string" office:string-value="{name:&quot;Dolmen de la Roira&quot;,municipi:&quot;Ansinyà&quot;,lat:42.76194,lon:2.50722,hi_es:&quot;&quot;,megalith_type:&quot;dolmen&quot;,wikipedia:&quot;&quot;,wikidata:&quot;Q16031950&quot;,source:&quot;&quot;,alt_name:&quot;&quot;}," calcext:value-type="string">
            <text:p>{name:"Dolmen de la Roira",municipi:"Ansinyà",lat:42.76194,lon:2.50722,hi_es:"",megalith_type:"dolmen",wikipedia:"",wikidata:"Q16031950",source:"",alt_name:""},</text:p>
          </table:table-cell>
          <table:table-cell table:formula="of:=CONCATENATE(&quot;{&quot;;&quot;&quot;&quot;name&quot;&quot;:&quot;&quot;&quot;;[.A67];&quot;&quot;&quot;,&quot;&quot;municipi&quot;&quot;:&quot;&quot;&quot;;[.B67];&quot;&quot;&quot;,&quot;&quot;lat&quot;&quot;:&quot;;[.C67];&quot;,&quot;&quot;lon&quot;&quot;:&quot;;[.D67];&quot;,&quot;&quot;hi_es&quot;&quot;:&quot;&quot;&quot;;[.E67];&quot;&quot;&quot;,&quot;&quot;megalith_type&quot;&quot;:&quot;&quot;&quot;;[.F67];&quot;&quot;&quot;,&quot;&quot;wikipedia&quot;&quot;:&quot;&quot;&quot;;[.G67];&quot;&quot;&quot;,&quot;&quot;wikidata&quot;&quot;:&quot;&quot;&quot;;[.H67];&quot;&quot;&quot;,&quot;&quot;source&quot;&quot;:&quot;&quot;&quot;;[.I67];&quot;&quot;&quot;,&quot;&quot;alt_name&quot;&quot;:&quot;&quot;&quot;;[.J67];&quot;&quot;&quot;},&quot;)" office:value-type="string" office:string-value="{&quot;name&quot;:&quot;Dolmen de la Roira&quot;,&quot;municipi&quot;:&quot;Ansinyà&quot;,&quot;lat&quot;:42.76194,&quot;lon&quot;:2.50722,&quot;hi_es&quot;:&quot;&quot;,&quot;megalith_type&quot;:&quot;dolmen&quot;,&quot;wikipedia&quot;:&quot;&quot;,&quot;wikidata&quot;:&quot;Q16031950&quot;,&quot;source&quot;:&quot;&quot;,&quot;alt_name&quot;:&quot;&quot;}," calcext:value-type="string">
            <text:p>{"name":"Dolmen de la Roira","municipi":"Ansinyà","lat":42.76194,"lon":2.50722,"hi_es":"","megalith_type":"dolmen","wikipedia":"","wikidata":"Q16031950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l Molí del Vent</text:p>
          </table:table-cell>
          <table:table-cell table:style-name="ce14" office:value-type="string" calcext:value-type="string">
            <text:p>Bellestar</text:p>
          </table:table-cell>
          <table:table-cell table:style-name="ce19" office:value-type="string" calcext:value-type="string">
            <text:p>42.72694</text:p>
          </table:table-cell>
          <table:table-cell table:style-name="ce19" office:value-type="string" calcext:value-type="string">
            <text:p>2.60556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table:number-columns-repeated="5"/>
          <table:table-cell table:formula="of:=CONCATENATE(&quot;{&quot;;&quot;name:&quot;&quot;&quot;;[.A68];&quot;&quot;&quot;,municipi:&quot;&quot;&quot;;[.B68];&quot;&quot;&quot;,lat:&quot;;[.C68];&quot;,lon:&quot;;[.D68];&quot;,hi_es:&quot;&quot;&quot;;[.E68];&quot;&quot;&quot;,megalith_type:&quot;&quot;&quot;;[.F68];&quot;&quot;&quot;,wikipedia:&quot;&quot;&quot;;[.G68];&quot;&quot;&quot;,wikidata:&quot;&quot;&quot;;[.H68];&quot;&quot;&quot;,source:&quot;&quot;&quot;;[.I68];&quot;&quot;&quot;,alt_name:&quot;&quot;&quot;;[.J68];&quot;&quot;&quot;},&quot;)" office:value-type="string" office:string-value="{name:&quot;Dolmen del Molí del Vent&quot;,municipi:&quot;Bellestar&quot;,lat:42.72694,lon:2.60556,hi_es:&quot;SI&quot;,megalith_type:&quot;dolmen&quot;,wikipedia:&quot;&quot;,wikidata:&quot;&quot;,source:&quot;&quot;,alt_name:&quot;&quot;}," calcext:value-type="string">
            <text:p>{name:"Dolmen del Molí del Vent",municipi:"Bellestar",lat:42.72694,lon:2.60556,hi_es:"SI",megalith_type:"dolmen",wikipedia:"",wikidata:"",source:"",alt_name:""},</text:p>
          </table:table-cell>
          <table:table-cell table:formula="of:=CONCATENATE(&quot;{&quot;;&quot;&quot;&quot;name&quot;&quot;:&quot;&quot;&quot;;[.A68];&quot;&quot;&quot;,&quot;&quot;municipi&quot;&quot;:&quot;&quot;&quot;;[.B68];&quot;&quot;&quot;,&quot;&quot;lat&quot;&quot;:&quot;;[.C68];&quot;,&quot;&quot;lon&quot;&quot;:&quot;;[.D68];&quot;,&quot;&quot;hi_es&quot;&quot;:&quot;&quot;&quot;;[.E68];&quot;&quot;&quot;,&quot;&quot;megalith_type&quot;&quot;:&quot;&quot;&quot;;[.F68];&quot;&quot;&quot;,&quot;&quot;wikipedia&quot;&quot;:&quot;&quot;&quot;;[.G68];&quot;&quot;&quot;,&quot;&quot;wikidata&quot;&quot;:&quot;&quot;&quot;;[.H68];&quot;&quot;&quot;,&quot;&quot;source&quot;&quot;:&quot;&quot;&quot;;[.I68];&quot;&quot;&quot;,&quot;&quot;alt_name&quot;&quot;:&quot;&quot;&quot;;[.J68];&quot;&quot;&quot;},&quot;)" office:value-type="string" office:string-value="{&quot;name&quot;:&quot;Dolmen del Molí del Vent&quot;,&quot;municipi&quot;:&quot;Bellestar&quot;,&quot;lat&quot;:42.72694,&quot;lon&quot;:2.60556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el Molí del Vent","municipi":"Bellestar","lat":42.72694,"lon":2.60556,"hi_es":"SI","megalith_type":"dolmen","wikipedia":"","wikidata":"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l Molí del Vent II</text:p>
          </table:table-cell>
          <table:table-cell table:style-name="ce14" office:value-type="string" calcext:value-type="string">
            <text:p>Bellestar</text:p>
          </table:table-cell>
          <table:table-cell table:style-name="ce19" office:value-type="string" calcext:value-type="string">
            <text:p>42.72871</text:p>
          </table:table-cell>
          <table:table-cell table:style-name="ce19" office:value-type="string" calcext:value-type="string">
            <text:p>2.60678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table:number-columns-repeated="5"/>
          <table:table-cell table:formula="of:=CONCATENATE(&quot;{&quot;;&quot;name:&quot;&quot;&quot;;[.A69];&quot;&quot;&quot;,municipi:&quot;&quot;&quot;;[.B69];&quot;&quot;&quot;,lat:&quot;;[.C69];&quot;,lon:&quot;;[.D69];&quot;,hi_es:&quot;&quot;&quot;;[.E69];&quot;&quot;&quot;,megalith_type:&quot;&quot;&quot;;[.F69];&quot;&quot;&quot;,wikipedia:&quot;&quot;&quot;;[.G69];&quot;&quot;&quot;,wikidata:&quot;&quot;&quot;;[.H69];&quot;&quot;&quot;,source:&quot;&quot;&quot;;[.I69];&quot;&quot;&quot;,alt_name:&quot;&quot;&quot;;[.J69];&quot;&quot;&quot;},&quot;)" office:value-type="string" office:string-value="{name:&quot;Dolmen del Molí del Vent II&quot;,municipi:&quot;Bellestar&quot;,lat:42.72871,lon:2.60678,hi_es:&quot;SI&quot;,megalith_type:&quot;dolmen&quot;,wikipedia:&quot;&quot;,wikidata:&quot;&quot;,source:&quot;&quot;,alt_name:&quot;&quot;}," calcext:value-type="string">
            <text:p>{name:"Dolmen del Molí del Vent II",municipi:"Bellestar",lat:42.72871,lon:2.60678,hi_es:"SI",megalith_type:"dolmen",wikipedia:"",wikidata:"",source:"",alt_name:""},</text:p>
          </table:table-cell>
          <table:table-cell table:formula="of:=CONCATENATE(&quot;{&quot;;&quot;&quot;&quot;name&quot;&quot;:&quot;&quot;&quot;;[.A69];&quot;&quot;&quot;,&quot;&quot;municipi&quot;&quot;:&quot;&quot;&quot;;[.B69];&quot;&quot;&quot;,&quot;&quot;lat&quot;&quot;:&quot;;[.C69];&quot;,&quot;&quot;lon&quot;&quot;:&quot;;[.D69];&quot;,&quot;&quot;hi_es&quot;&quot;:&quot;&quot;&quot;;[.E69];&quot;&quot;&quot;,&quot;&quot;megalith_type&quot;&quot;:&quot;&quot;&quot;;[.F69];&quot;&quot;&quot;,&quot;&quot;wikipedia&quot;&quot;:&quot;&quot;&quot;;[.G69];&quot;&quot;&quot;,&quot;&quot;wikidata&quot;&quot;:&quot;&quot;&quot;;[.H69];&quot;&quot;&quot;,&quot;&quot;source&quot;&quot;:&quot;&quot;&quot;;[.I69];&quot;&quot;&quot;,&quot;&quot;alt_name&quot;&quot;:&quot;&quot;&quot;;[.J69];&quot;&quot;&quot;},&quot;)" office:value-type="string" office:string-value="{&quot;name&quot;:&quot;Dolmen del Molí del Vent II&quot;,&quot;municipi&quot;:&quot;Bellestar&quot;,&quot;lat&quot;:42.72871,&quot;lon&quot;:2.60678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el Molí del Vent II","municipi":"Bellestar","lat":42.72871,"lon":2.60678,"hi_es":"SI","megalith_type":"dolmen","wikipedia":"","wikidata":"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 la Cova del Misser</text:p>
          </table:table-cell>
          <table:table-cell table:style-name="ce14" office:value-type="string" calcext:value-type="string">
            <text:p>Campossí</text:p>
          </table:table-cell>
          <table:table-cell table:style-name="ce30" office:value-type="string" calcext:value-type="string">
            <text:p>42.67956</text:p>
          </table:table-cell>
          <table:table-cell table:style-name="ce30" office:value-type="string" calcext:value-type="string">
            <text:p>2.45438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table:number-columns-repeated="5"/>
          <table:table-cell table:formula="of:=CONCATENATE(&quot;{&quot;;&quot;name:&quot;&quot;&quot;;[.A70];&quot;&quot;&quot;,municipi:&quot;&quot;&quot;;[.B70];&quot;&quot;&quot;,lat:&quot;;[.C70];&quot;,lon:&quot;;[.D70];&quot;,hi_es:&quot;&quot;&quot;;[.E70];&quot;&quot;&quot;,megalith_type:&quot;&quot;&quot;;[.F70];&quot;&quot;&quot;,wikipedia:&quot;&quot;&quot;;[.G70];&quot;&quot;&quot;,wikidata:&quot;&quot;&quot;;[.H70];&quot;&quot;&quot;,source:&quot;&quot;&quot;;[.I70];&quot;&quot;&quot;,alt_name:&quot;&quot;&quot;;[.J70];&quot;&quot;&quot;},&quot;)" office:value-type="string" office:string-value="{name:&quot;Dolmen de la Cova del Misser&quot;,municipi:&quot;Campossí&quot;,lat:42.67956,lon:2.45438,hi_es:&quot;SI&quot;,megalith_type:&quot;dolmen&quot;,wikipedia:&quot;&quot;,wikidata:&quot;&quot;,source:&quot;&quot;,alt_name:&quot;&quot;}," calcext:value-type="string">
            <text:p>{name:"Dolmen de la Cova del Misser",municipi:"Campossí",lat:42.67956,lon:2.45438,hi_es:"SI",megalith_type:"dolmen",wikipedia:"",wikidata:"",source:"",alt_name:""},</text:p>
          </table:table-cell>
          <table:table-cell table:formula="of:=CONCATENATE(&quot;{&quot;;&quot;&quot;&quot;name&quot;&quot;:&quot;&quot;&quot;;[.A70];&quot;&quot;&quot;,&quot;&quot;municipi&quot;&quot;:&quot;&quot;&quot;;[.B70];&quot;&quot;&quot;,&quot;&quot;lat&quot;&quot;:&quot;;[.C70];&quot;,&quot;&quot;lon&quot;&quot;:&quot;;[.D70];&quot;,&quot;&quot;hi_es&quot;&quot;:&quot;&quot;&quot;;[.E70];&quot;&quot;&quot;,&quot;&quot;megalith_type&quot;&quot;:&quot;&quot;&quot;;[.F70];&quot;&quot;&quot;,&quot;&quot;wikipedia&quot;&quot;:&quot;&quot;&quot;;[.G70];&quot;&quot;&quot;,&quot;&quot;wikidata&quot;&quot;:&quot;&quot;&quot;;[.H70];&quot;&quot;&quot;,&quot;&quot;source&quot;&quot;:&quot;&quot;&quot;;[.I70];&quot;&quot;&quot;,&quot;&quot;alt_name&quot;&quot;:&quot;&quot;&quot;;[.J70];&quot;&quot;&quot;},&quot;)" office:value-type="string" office:string-value="{&quot;name&quot;:&quot;Dolmen de la Cova del Misser&quot;,&quot;municipi&quot;:&quot;Campossí&quot;,&quot;lat&quot;:42.67956,&quot;lon&quot;:2.45438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e la Cova del Misser","municipi":"Campossí","lat":42.67956,"lon":2.45438,"hi_es":"SI","megalith_type":"dolmen","wikipedia":"","wikidata":"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 la Femna Mòrta (runes)</text:p>
          </table:table-cell>
          <table:table-cell table:style-name="ce14" office:value-type="string" calcext:value-type="string">
            <text:p>Campossí</text:p>
          </table:table-cell>
          <table:table-cell table:style-name="ce30" office:value-type="string" calcext:value-type="string">
            <text:p>42.6839981</text:p>
          </table:table-cell>
          <table:table-cell table:style-name="ce30" office:value-type="string" calcext:value-type="string">
            <text:p>2.4340401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table:number-columns-repeated="5"/>
          <table:table-cell table:formula="of:=CONCATENATE(&quot;{&quot;;&quot;name:&quot;&quot;&quot;;[.A71];&quot;&quot;&quot;,municipi:&quot;&quot;&quot;;[.B71];&quot;&quot;&quot;,lat:&quot;;[.C71];&quot;,lon:&quot;;[.D71];&quot;,hi_es:&quot;&quot;&quot;;[.E71];&quot;&quot;&quot;,megalith_type:&quot;&quot;&quot;;[.F71];&quot;&quot;&quot;,wikipedia:&quot;&quot;&quot;;[.G71];&quot;&quot;&quot;,wikidata:&quot;&quot;&quot;;[.H71];&quot;&quot;&quot;,source:&quot;&quot;&quot;;[.I71];&quot;&quot;&quot;,alt_name:&quot;&quot;&quot;;[.J71];&quot;&quot;&quot;},&quot;)" office:value-type="string" office:string-value="{name:&quot;Dolmen de la Femna Mòrta (runes)&quot;,municipi:&quot;Campossí&quot;,lat:42.6839981,lon:2.4340401,hi_es:&quot;SI&quot;,megalith_type:&quot;dolmen&quot;,wikipedia:&quot;&quot;,wikidata:&quot;&quot;,source:&quot;&quot;,alt_name:&quot;&quot;}," calcext:value-type="string">
            <text:p>{name:"Dolmen de la Femna Mòrta (runes)",municipi:"Campossí",lat:42.6839981,lon:2.4340401,hi_es:"SI",megalith_type:"dolmen",wikipedia:"",wikidata:"",source:"",alt_name:""},</text:p>
          </table:table-cell>
          <table:table-cell table:formula="of:=CONCATENATE(&quot;{&quot;;&quot;&quot;&quot;name&quot;&quot;:&quot;&quot;&quot;;[.A71];&quot;&quot;&quot;,&quot;&quot;municipi&quot;&quot;:&quot;&quot;&quot;;[.B71];&quot;&quot;&quot;,&quot;&quot;lat&quot;&quot;:&quot;;[.C71];&quot;,&quot;&quot;lon&quot;&quot;:&quot;;[.D71];&quot;,&quot;&quot;hi_es&quot;&quot;:&quot;&quot;&quot;;[.E71];&quot;&quot;&quot;,&quot;&quot;megalith_type&quot;&quot;:&quot;&quot;&quot;;[.F71];&quot;&quot;&quot;,&quot;&quot;wikipedia&quot;&quot;:&quot;&quot;&quot;;[.G71];&quot;&quot;&quot;,&quot;&quot;wikidata&quot;&quot;:&quot;&quot;&quot;;[.H71];&quot;&quot;&quot;,&quot;&quot;source&quot;&quot;:&quot;&quot;&quot;;[.I71];&quot;&quot;&quot;,&quot;&quot;alt_name&quot;&quot;:&quot;&quot;&quot;;[.J71];&quot;&quot;&quot;},&quot;)" office:value-type="string" office:string-value="{&quot;name&quot;:&quot;Dolmen de la Femna Mòrta (runes)&quot;,&quot;municipi&quot;:&quot;Campossí&quot;,&quot;lat&quot;:42.6839981,&quot;lon&quot;:2.4340401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e la Femna Mòrta (runes)","municipi":"Campossí","lat":42.6839981,"lon":2.4340401,"hi_es":"SI","megalith_type":"dolmen","wikipedia":"","wikidata":"","source":"","alt_name":""},</text:p>
          </table:table-cell>
        </table:table-row>
        <table:table-row table:style-name="ro4">
          <table:table-cell table:style-name="ce14" office:value-type="string" calcext:value-type="string">
            <text:p>Roc de l'Arca</text:p>
          </table:table-cell>
          <table:table-cell table:style-name="ce14" office:value-type="string" calcext:value-type="string">
            <text:p>Felluns</text:p>
          </table:table-cell>
          <table:table-cell table:style-name="ce30" office:value-type="string" calcext:value-type="string">
            <text:p>42.76278</text:p>
          </table:table-cell>
          <table:table-cell table:style-name="ce30" office:value-type="string" calcext:value-type="string">
            <text:p>2.49667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table:number-columns-repeated="5"/>
          <table:table-cell table:formula="of:=CONCATENATE(&quot;{&quot;;&quot;name:&quot;&quot;&quot;;[.A72];&quot;&quot;&quot;,municipi:&quot;&quot;&quot;;[.B72];&quot;&quot;&quot;,lat:&quot;;[.C72];&quot;,lon:&quot;;[.D72];&quot;,hi_es:&quot;&quot;&quot;;[.E72];&quot;&quot;&quot;,megalith_type:&quot;&quot;&quot;;[.F72];&quot;&quot;&quot;,wikipedia:&quot;&quot;&quot;;[.G72];&quot;&quot;&quot;,wikidata:&quot;&quot;&quot;;[.H72];&quot;&quot;&quot;,source:&quot;&quot;&quot;;[.I72];&quot;&quot;&quot;,alt_name:&quot;&quot;&quot;;[.J72];&quot;&quot;&quot;},&quot;)" office:value-type="string" office:string-value="{name:&quot;Roc de l'Arca&quot;,municipi:&quot;Felluns&quot;,lat:42.76278,lon:2.49667,hi_es:&quot;SI&quot;,megalith_type:&quot;dolmen&quot;,wikipedia:&quot;&quot;,wikidata:&quot;&quot;,source:&quot;&quot;,alt_name:&quot;&quot;}," calcext:value-type="string">
            <text:p>{name:"Roc de l'Arca",municipi:"Felluns",lat:42.76278,lon:2.49667,hi_es:"SI",megalith_type:"dolmen",wikipedia:"",wikidata:"",source:"",alt_name:""},</text:p>
          </table:table-cell>
          <table:table-cell table:formula="of:=CONCATENATE(&quot;{&quot;;&quot;&quot;&quot;name&quot;&quot;:&quot;&quot;&quot;;[.A72];&quot;&quot;&quot;,&quot;&quot;municipi&quot;&quot;:&quot;&quot;&quot;;[.B72];&quot;&quot;&quot;,&quot;&quot;lat&quot;&quot;:&quot;;[.C72];&quot;,&quot;&quot;lon&quot;&quot;:&quot;;[.D72];&quot;,&quot;&quot;hi_es&quot;&quot;:&quot;&quot;&quot;;[.E72];&quot;&quot;&quot;,&quot;&quot;megalith_type&quot;&quot;:&quot;&quot;&quot;;[.F72];&quot;&quot;&quot;,&quot;&quot;wikipedia&quot;&quot;:&quot;&quot;&quot;;[.G72];&quot;&quot;&quot;,&quot;&quot;wikidata&quot;&quot;:&quot;&quot;&quot;;[.H72];&quot;&quot;&quot;,&quot;&quot;source&quot;&quot;:&quot;&quot;&quot;;[.I72];&quot;&quot;&quot;,&quot;&quot;alt_name&quot;&quot;:&quot;&quot;&quot;;[.J72];&quot;&quot;&quot;},&quot;)" office:value-type="string" office:string-value="{&quot;name&quot;:&quot;Roc de l'Arca&quot;,&quot;municipi&quot;:&quot;Felluns&quot;,&quot;lat&quot;:42.76278,&quot;lon&quot;:2.49667,&quot;hi_es&quot;:&quot;SI&quot;,&quot;megalith_type&quot;:&quot;dolmen&quot;,&quot;wikipedia&quot;:&quot;&quot;,&quot;wikidata&quot;:&quot;&quot;,&quot;source&quot;:&quot;&quot;,&quot;alt_name&quot;:&quot;&quot;}," calcext:value-type="string">
            <text:p>{"name":"Roc de l'Arca","municipi":"Felluns","lat":42.76278,"lon":2.49667,"hi_es":"SI","megalith_type":"dolmen","wikipedia":"","wikidata":"","source":"","alt_name":""},</text:p>
          </table:table-cell>
        </table:table-row>
        <table:table-row table:style-name="ro4">
          <table:table-cell table:style-name="ce14" office:value-type="string" calcext:value-type="string">
            <text:p>Cauna del Moro</text:p>
          </table:table-cell>
          <table:table-cell table:style-name="ce14" office:value-type="string" calcext:value-type="string">
            <text:p>Felluns</text:p>
          </table:table-cell>
          <table:table-cell table:style-name="ce30" office:value-type="string" calcext:value-type="string">
            <text:p>42.7625846</text:p>
          </table:table-cell>
          <table:table-cell table:style-name="ce30" office:value-type="string" calcext:value-type="string">
            <text:p>2.4967664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/>
          <table:table-cell office:value-type="string" calcext:value-type="string">
            <text:p>Q16031944</text:p>
          </table:table-cell>
          <table:table-cell table:number-columns-repeated="3"/>
          <table:table-cell table:formula="of:=CONCATENATE(&quot;{&quot;;&quot;name:&quot;&quot;&quot;;[.A73];&quot;&quot;&quot;,municipi:&quot;&quot;&quot;;[.B73];&quot;&quot;&quot;,lat:&quot;;[.C73];&quot;,lon:&quot;;[.D73];&quot;,hi_es:&quot;&quot;&quot;;[.E73];&quot;&quot;&quot;,megalith_type:&quot;&quot;&quot;;[.F73];&quot;&quot;&quot;,wikipedia:&quot;&quot;&quot;;[.G73];&quot;&quot;&quot;,wikidata:&quot;&quot;&quot;;[.H73];&quot;&quot;&quot;,source:&quot;&quot;&quot;;[.I73];&quot;&quot;&quot;,alt_name:&quot;&quot;&quot;;[.J73];&quot;&quot;&quot;},&quot;)" office:value-type="string" office:string-value="{name:&quot;Cauna del Moro&quot;,municipi:&quot;Felluns&quot;,lat:42.7625846,lon:2.4967664,hi_es:&quot;SI&quot;,megalith_type:&quot;dolmen&quot;,wikipedia:&quot;&quot;,wikidata:&quot;Q16031944&quot;,source:&quot;&quot;,alt_name:&quot;&quot;}," calcext:value-type="string">
            <text:p>{name:"Cauna del Moro",municipi:"Felluns",lat:42.7625846,lon:2.4967664,hi_es:"SI",megalith_type:"dolmen",wikipedia:"",wikidata:"Q16031944",source:"",alt_name:""},</text:p>
          </table:table-cell>
          <table:table-cell table:formula="of:=CONCATENATE(&quot;{&quot;;&quot;&quot;&quot;name&quot;&quot;:&quot;&quot;&quot;;[.A73];&quot;&quot;&quot;,&quot;&quot;municipi&quot;&quot;:&quot;&quot;&quot;;[.B73];&quot;&quot;&quot;,&quot;&quot;lat&quot;&quot;:&quot;;[.C73];&quot;,&quot;&quot;lon&quot;&quot;:&quot;;[.D73];&quot;,&quot;&quot;hi_es&quot;&quot;:&quot;&quot;&quot;;[.E73];&quot;&quot;&quot;,&quot;&quot;megalith_type&quot;&quot;:&quot;&quot;&quot;;[.F73];&quot;&quot;&quot;,&quot;&quot;wikipedia&quot;&quot;:&quot;&quot;&quot;;[.G73];&quot;&quot;&quot;,&quot;&quot;wikidata&quot;&quot;:&quot;&quot;&quot;;[.H73];&quot;&quot;&quot;,&quot;&quot;source&quot;&quot;:&quot;&quot;&quot;;[.I73];&quot;&quot;&quot;,&quot;&quot;alt_name&quot;&quot;:&quot;&quot;&quot;;[.J73];&quot;&quot;&quot;},&quot;)" office:value-type="string" office:string-value="{&quot;name&quot;:&quot;Cauna del Moro&quot;,&quot;municipi&quot;:&quot;Felluns&quot;,&quot;lat&quot;:42.7625846,&quot;lon&quot;:2.4967664,&quot;hi_es&quot;:&quot;SI&quot;,&quot;megalith_type&quot;:&quot;dolmen&quot;,&quot;wikipedia&quot;:&quot;&quot;,&quot;wikidata&quot;:&quot;Q16031944&quot;,&quot;source&quot;:&quot;&quot;,&quot;alt_name&quot;:&quot;&quot;}," calcext:value-type="string">
            <text:p>{"name":"Cauna del Moro","municipi":"Felluns","lat":42.7625846,"lon":2.4967664,"hi_es":"SI","megalith_type":"dolmen","wikipedia":"","wikidata":"Q16031944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 les Apostades</text:p>
          </table:table-cell>
          <table:table-cell table:style-name="ce14" office:value-type="string" calcext:value-type="string">
            <text:p>Trillà</text:p>
          </table:table-cell>
          <table:table-cell table:style-name="ce19" office:value-type="string" calcext:value-type="string">
            <text:p>42.74861</text:p>
          </table:table-cell>
          <table:table-cell table:style-name="ce19" office:value-type="string" calcext:value-type="string">
            <text:p>2.52056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table:number-columns-repeated="5"/>
          <table:table-cell table:formula="of:=CONCATENATE(&quot;{&quot;;&quot;name:&quot;&quot;&quot;;[.A74];&quot;&quot;&quot;,municipi:&quot;&quot;&quot;;[.B74];&quot;&quot;&quot;,lat:&quot;;[.C74];&quot;,lon:&quot;;[.D74];&quot;,hi_es:&quot;&quot;&quot;;[.E74];&quot;&quot;&quot;,megalith_type:&quot;&quot;&quot;;[.F74];&quot;&quot;&quot;,wikipedia:&quot;&quot;&quot;;[.G74];&quot;&quot;&quot;,wikidata:&quot;&quot;&quot;;[.H74];&quot;&quot;&quot;,source:&quot;&quot;&quot;;[.I74];&quot;&quot;&quot;,alt_name:&quot;&quot;&quot;;[.J74];&quot;&quot;&quot;},&quot;)" office:value-type="string" office:string-value="{name:&quot;Dolmen de les Apostades&quot;,municipi:&quot;Trillà&quot;,lat:42.74861,lon:2.52056,hi_es:&quot;SI&quot;,megalith_type:&quot;dolmen&quot;,wikipedia:&quot;&quot;,wikidata:&quot;&quot;,source:&quot;&quot;,alt_name:&quot;&quot;}," calcext:value-type="string">
            <text:p>{name:"Dolmen de les Apostades",municipi:"Trillà",lat:42.74861,lon:2.52056,hi_es:"SI",megalith_type:"dolmen",wikipedia:"",wikidata:"",source:"",alt_name:""},</text:p>
          </table:table-cell>
          <table:table-cell table:formula="of:=CONCATENATE(&quot;{&quot;;&quot;&quot;&quot;name&quot;&quot;:&quot;&quot;&quot;;[.A74];&quot;&quot;&quot;,&quot;&quot;municipi&quot;&quot;:&quot;&quot;&quot;;[.B74];&quot;&quot;&quot;,&quot;&quot;lat&quot;&quot;:&quot;;[.C74];&quot;,&quot;&quot;lon&quot;&quot;:&quot;;[.D74];&quot;,&quot;&quot;hi_es&quot;&quot;:&quot;&quot;&quot;;[.E74];&quot;&quot;&quot;,&quot;&quot;megalith_type&quot;&quot;:&quot;&quot;&quot;;[.F74];&quot;&quot;&quot;,&quot;&quot;wikipedia&quot;&quot;:&quot;&quot;&quot;;[.G74];&quot;&quot;&quot;,&quot;&quot;wikidata&quot;&quot;:&quot;&quot;&quot;;[.H74];&quot;&quot;&quot;,&quot;&quot;source&quot;&quot;:&quot;&quot;&quot;;[.I74];&quot;&quot;&quot;,&quot;&quot;alt_name&quot;&quot;:&quot;&quot;&quot;;[.J74];&quot;&quot;&quot;},&quot;)" office:value-type="string" office:string-value="{&quot;name&quot;:&quot;Dolmen de les Apostades&quot;,&quot;municipi&quot;:&quot;Trillà&quot;,&quot;lat&quot;:42.74861,&quot;lon&quot;:2.52056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e les Apostades","municipi":"Trillà","lat":42.74861,"lon":2.52056,"hi_es":"SI","megalith_type":"dolmen","wikipedia":"","wikidata":"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 les Colombines</text:p>
          </table:table-cell>
          <table:table-cell table:style-name="ce14" office:value-type="string" calcext:value-type="string">
            <text:p>Trillà</text:p>
          </table:table-cell>
          <table:table-cell table:style-name="ce17" office:value-type="string" calcext:value-type="string">
            <text:p>42.74861</text:p>
          </table:table-cell>
          <table:table-cell office:value-type="string" calcext:value-type="string">
            <text:p>2.53167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table:number-columns-repeated="5"/>
          <table:table-cell table:formula="of:=CONCATENATE(&quot;{&quot;;&quot;name:&quot;&quot;&quot;;[.A75];&quot;&quot;&quot;,municipi:&quot;&quot;&quot;;[.B75];&quot;&quot;&quot;,lat:&quot;;[.C75];&quot;,lon:&quot;;[.D75];&quot;,hi_es:&quot;&quot;&quot;;[.E75];&quot;&quot;&quot;,megalith_type:&quot;&quot;&quot;;[.F75];&quot;&quot;&quot;,wikipedia:&quot;&quot;&quot;;[.G75];&quot;&quot;&quot;,wikidata:&quot;&quot;&quot;;[.H75];&quot;&quot;&quot;,source:&quot;&quot;&quot;;[.I75];&quot;&quot;&quot;,alt_name:&quot;&quot;&quot;;[.J75];&quot;&quot;&quot;},&quot;)" office:value-type="string" office:string-value="{name:&quot;Dolmen de les Colombines&quot;,municipi:&quot;Trillà&quot;,lat:42.74861,lon:2.53167,hi_es:&quot;SI&quot;,megalith_type:&quot;dolmen&quot;,wikipedia:&quot;&quot;,wikidata:&quot;&quot;,source:&quot;&quot;,alt_name:&quot;&quot;}," calcext:value-type="string">
            <text:p>{name:"Dolmen de les Colombines",municipi:"Trillà",lat:42.74861,lon:2.53167,hi_es:"SI",megalith_type:"dolmen",wikipedia:"",wikidata:"",source:"",alt_name:""},</text:p>
          </table:table-cell>
          <table:table-cell table:formula="of:=CONCATENATE(&quot;{&quot;;&quot;&quot;&quot;name&quot;&quot;:&quot;&quot;&quot;;[.A75];&quot;&quot;&quot;,&quot;&quot;municipi&quot;&quot;:&quot;&quot;&quot;;[.B75];&quot;&quot;&quot;,&quot;&quot;lat&quot;&quot;:&quot;;[.C75];&quot;,&quot;&quot;lon&quot;&quot;:&quot;;[.D75];&quot;,&quot;&quot;hi_es&quot;&quot;:&quot;&quot;&quot;;[.E75];&quot;&quot;&quot;,&quot;&quot;megalith_type&quot;&quot;:&quot;&quot;&quot;;[.F75];&quot;&quot;&quot;,&quot;&quot;wikipedia&quot;&quot;:&quot;&quot;&quot;;[.G75];&quot;&quot;&quot;,&quot;&quot;wikidata&quot;&quot;:&quot;&quot;&quot;;[.H75];&quot;&quot;&quot;,&quot;&quot;source&quot;&quot;:&quot;&quot;&quot;;[.I75];&quot;&quot;&quot;,&quot;&quot;alt_name&quot;&quot;:&quot;&quot;&quot;;[.J75];&quot;&quot;&quot;},&quot;)" office:value-type="string" office:string-value="{&quot;name&quot;:&quot;Dolmen de les Colombines&quot;,&quot;municipi&quot;:&quot;Trillà&quot;,&quot;lat&quot;:42.74861,&quot;lon&quot;:2.53167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e les Colombines","municipi":"Trillà","lat":42.74861,"lon":2.53167,"hi_es":"SI","megalith_type":"dolmen","wikipedia":"","wikidata":"","source":"","alt_name":""},</text:p>
          </table:table-cell>
        </table:table-row>
        <table:table-row table:style-name="ro4">
          <table:table-cell office:value-type="string" calcext:value-type="string">
            <text:p>Dolmen de la Guardiola</text:p>
          </table:table-cell>
          <table:table-cell office:value-type="string" calcext:value-type="string">
            <text:p>Rodès</text:p>
          </table:table-cell>
          <table:table-cell office:value-type="string" calcext:value-type="string">
            <text:p>42.6621263</text:p>
          </table:table-cell>
          <table:table-cell office:value-type="string" calcext:value-type="string">
            <text:p>2.548934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5"/>
          <table:table-cell table:formula="of:=CONCATENATE(&quot;{&quot;;&quot;name:&quot;&quot;&quot;;[.A76];&quot;&quot;&quot;,municipi:&quot;&quot;&quot;;[.B76];&quot;&quot;&quot;,lat:&quot;;[.C76];&quot;,lon:&quot;;[.D76];&quot;,hi_es:&quot;&quot;&quot;;[.E76];&quot;&quot;&quot;,megalith_type:&quot;&quot;&quot;;[.F76];&quot;&quot;&quot;,wikipedia:&quot;&quot;&quot;;[.G76];&quot;&quot;&quot;,wikidata:&quot;&quot;&quot;;[.H76];&quot;&quot;&quot;,source:&quot;&quot;&quot;;[.I76];&quot;&quot;&quot;,alt_name:&quot;&quot;&quot;;[.J76];&quot;&quot;&quot;},&quot;)" office:value-type="string" office:string-value="{name:&quot;Dolmen de la Guardiola&quot;,municipi:&quot;Rodès&quot;,lat:42.6621263,lon:2.5489344,hi_es:&quot;SI&quot;,megalith_type:&quot;dolmen&quot;,wikipedia:&quot;&quot;,wikidata:&quot;&quot;,source:&quot;&quot;,alt_name:&quot;&quot;}," calcext:value-type="string">
            <text:p>{name:"Dolmen de la Guardiola",municipi:"Rodès",lat:42.6621263,lon:2.5489344,hi_es:"SI",megalith_type:"dolmen",wikipedia:"",wikidata:"",source:"",alt_name:""},</text:p>
          </table:table-cell>
          <table:table-cell table:formula="of:=CONCATENATE(&quot;{&quot;;&quot;&quot;&quot;name&quot;&quot;:&quot;&quot;&quot;;[.A76];&quot;&quot;&quot;,&quot;&quot;municipi&quot;&quot;:&quot;&quot;&quot;;[.B76];&quot;&quot;&quot;,&quot;&quot;lat&quot;&quot;:&quot;;[.C76];&quot;,&quot;&quot;lon&quot;&quot;:&quot;;[.D76];&quot;,&quot;&quot;hi_es&quot;&quot;:&quot;&quot;&quot;;[.E76];&quot;&quot;&quot;,&quot;&quot;megalith_type&quot;&quot;:&quot;&quot;&quot;;[.F76];&quot;&quot;&quot;,&quot;&quot;wikipedia&quot;&quot;:&quot;&quot;&quot;;[.G76];&quot;&quot;&quot;,&quot;&quot;wikidata&quot;&quot;:&quot;&quot;&quot;;[.H76];&quot;&quot;&quot;,&quot;&quot;source&quot;&quot;:&quot;&quot;&quot;;[.I76];&quot;&quot;&quot;,&quot;&quot;alt_name&quot;&quot;:&quot;&quot;&quot;;[.J76];&quot;&quot;&quot;},&quot;)" office:value-type="string" office:string-value="{&quot;name&quot;:&quot;Dolmen de la Guardiola&quot;,&quot;municipi&quot;:&quot;Rodès&quot;,&quot;lat&quot;:42.6621263,&quot;lon&quot;:2.5489344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e la Guardiola","municipi":"Rodès","lat":42.6621263,"lon":2.5489344,"hi_es":"SI","megalith_type":"dolmen","wikipedia":"","wikidata":"","source":"","alt_name":""},</text:p>
          </table:table-cell>
        </table:table-row>
        <table:table-row table:style-name="ro4">
          <table:table-cell office:value-type="string" calcext:value-type="string">
            <text:p>Dolmen de la Serrat Blanc</text:p>
          </table:table-cell>
          <table:table-cell office:value-type="string" calcext:value-type="string">
            <text:p>Rodès</text:p>
          </table:table-cell>
          <table:table-cell office:value-type="string" calcext:value-type="string">
            <text:p>42.6792976</text:p>
          </table:table-cell>
          <table:table-cell office:value-type="string" calcext:value-type="string">
            <text:p>2.536448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5"/>
          <table:table-cell table:formula="of:=CONCATENATE(&quot;{&quot;;&quot;name:&quot;&quot;&quot;;[.A77];&quot;&quot;&quot;,municipi:&quot;&quot;&quot;;[.B77];&quot;&quot;&quot;,lat:&quot;;[.C77];&quot;,lon:&quot;;[.D77];&quot;,hi_es:&quot;&quot;&quot;;[.E77];&quot;&quot;&quot;,megalith_type:&quot;&quot;&quot;;[.F77];&quot;&quot;&quot;,wikipedia:&quot;&quot;&quot;;[.G77];&quot;&quot;&quot;,wikidata:&quot;&quot;&quot;;[.H77];&quot;&quot;&quot;,source:&quot;&quot;&quot;;[.I77];&quot;&quot;&quot;,alt_name:&quot;&quot;&quot;;[.J77];&quot;&quot;&quot;},&quot;)" office:value-type="string" office:string-value="{name:&quot;Dolmen de la Serrat Blanc&quot;,municipi:&quot;Rodès&quot;,lat:42.6792976,lon:2.5364480,hi_es:&quot;SI&quot;,megalith_type:&quot;dolmen&quot;,wikipedia:&quot;&quot;,wikidata:&quot;&quot;,source:&quot;&quot;,alt_name:&quot;&quot;}," calcext:value-type="string">
            <text:p>{name:"Dolmen de la Serrat Blanc",municipi:"Rodès",lat:42.6792976,lon:2.5364480,hi_es:"SI",megalith_type:"dolmen",wikipedia:"",wikidata:"",source:"",alt_name:""},</text:p>
          </table:table-cell>
          <table:table-cell table:formula="of:=CONCATENATE(&quot;{&quot;;&quot;&quot;&quot;name&quot;&quot;:&quot;&quot;&quot;;[.A77];&quot;&quot;&quot;,&quot;&quot;municipi&quot;&quot;:&quot;&quot;&quot;;[.B77];&quot;&quot;&quot;,&quot;&quot;lat&quot;&quot;:&quot;;[.C77];&quot;,&quot;&quot;lon&quot;&quot;:&quot;;[.D77];&quot;,&quot;&quot;hi_es&quot;&quot;:&quot;&quot;&quot;;[.E77];&quot;&quot;&quot;,&quot;&quot;megalith_type&quot;&quot;:&quot;&quot;&quot;;[.F77];&quot;&quot;&quot;,&quot;&quot;wikipedia&quot;&quot;:&quot;&quot;&quot;;[.G77];&quot;&quot;&quot;,&quot;&quot;wikidata&quot;&quot;:&quot;&quot;&quot;;[.H77];&quot;&quot;&quot;,&quot;&quot;source&quot;&quot;:&quot;&quot;&quot;;[.I77];&quot;&quot;&quot;,&quot;&quot;alt_name&quot;&quot;:&quot;&quot;&quot;;[.J77];&quot;&quot;&quot;},&quot;)" office:value-type="string" office:string-value="{&quot;name&quot;:&quot;Dolmen de la Serrat Blanc&quot;,&quot;municipi&quot;:&quot;Rodès&quot;,&quot;lat&quot;:42.6792976,&quot;lon&quot;:2.5364480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e la Serrat Blanc","municipi":"Rodès","lat":42.6792976,"lon":2.5364480,"hi_es":"SI","megalith_type":"dolmen","wikipedia":"","wikidata":"","source":"","alt_name":""},</text:p>
          </table:table-cell>
        </table:table-row>
        <table:table-row table:style-name="ro4">
          <table:table-cell office:value-type="string" calcext:value-type="string">
            <text:p>Dolmen del Coll de la Creu</text:p>
          </table:table-cell>
          <table:table-cell table:style-name="ce14" office:value-type="string" calcext:value-type="string">
            <text:p>Banyuls de la Marenda</text:p>
          </table:table-cell>
          <table:table-cell office:value-type="string" calcext:value-type="string">
            <text:p>42.4583560</text:p>
          </table:table-cell>
          <table:table-cell office:value-type="string" calcext:value-type="string">
            <text:p>3.136409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5"/>
          <table:table-cell table:formula="of:=CONCATENATE(&quot;{&quot;;&quot;name:&quot;&quot;&quot;;[.A78];&quot;&quot;&quot;,municipi:&quot;&quot;&quot;;[.B78];&quot;&quot;&quot;,lat:&quot;;[.C78];&quot;,lon:&quot;;[.D78];&quot;,hi_es:&quot;&quot;&quot;;[.E78];&quot;&quot;&quot;,megalith_type:&quot;&quot;&quot;;[.F78];&quot;&quot;&quot;,wikipedia:&quot;&quot;&quot;;[.G78];&quot;&quot;&quot;,wikidata:&quot;&quot;&quot;;[.H78];&quot;&quot;&quot;,source:&quot;&quot;&quot;;[.I78];&quot;&quot;&quot;,alt_name:&quot;&quot;&quot;;[.J78];&quot;&quot;&quot;},&quot;)" office:value-type="string" office:string-value="{name:&quot;Dolmen del Coll de la Creu&quot;,municipi:&quot;Banyuls de la Marenda&quot;,lat:42.4583560,lon:3.1364097,hi_es:&quot;SI&quot;,megalith_type:&quot;dolmen&quot;,wikipedia:&quot;&quot;,wikidata:&quot;&quot;,source:&quot;&quot;,alt_name:&quot;&quot;}," calcext:value-type="string">
            <text:p>{name:"Dolmen del Coll de la Creu",municipi:"Banyuls de la Marenda",lat:42.4583560,lon:3.1364097,hi_es:"SI",megalith_type:"dolmen",wikipedia:"",wikidata:"",source:"",alt_name:""},</text:p>
          </table:table-cell>
          <table:table-cell table:formula="of:=CONCATENATE(&quot;{&quot;;&quot;&quot;&quot;name&quot;&quot;:&quot;&quot;&quot;;[.A78];&quot;&quot;&quot;,&quot;&quot;municipi&quot;&quot;:&quot;&quot;&quot;;[.B78];&quot;&quot;&quot;,&quot;&quot;lat&quot;&quot;:&quot;;[.C78];&quot;,&quot;&quot;lon&quot;&quot;:&quot;;[.D78];&quot;,&quot;&quot;hi_es&quot;&quot;:&quot;&quot;&quot;;[.E78];&quot;&quot;&quot;,&quot;&quot;megalith_type&quot;&quot;:&quot;&quot;&quot;;[.F78];&quot;&quot;&quot;,&quot;&quot;wikipedia&quot;&quot;:&quot;&quot;&quot;;[.G78];&quot;&quot;&quot;,&quot;&quot;wikidata&quot;&quot;:&quot;&quot;&quot;;[.H78];&quot;&quot;&quot;,&quot;&quot;source&quot;&quot;:&quot;&quot;&quot;;[.I78];&quot;&quot;&quot;,&quot;&quot;alt_name&quot;&quot;:&quot;&quot;&quot;;[.J78];&quot;&quot;&quot;},&quot;)" office:value-type="string" office:string-value="{&quot;name&quot;:&quot;Dolmen del Coll de la Creu&quot;,&quot;municipi&quot;:&quot;Banyuls de la Marenda&quot;,&quot;lat&quot;:42.4583560,&quot;lon&quot;:3.1364097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el Coll de la Creu","municipi":"Banyuls de la Marenda","lat":42.4583560,"lon":3.1364097,"hi_es":"SI","megalith_type":"dolmen","wikipedia":"","wikidata":"","source":"","alt_name":""},</text:p>
          </table:table-cell>
        </table:table-row>
        <table:table-row table:style-name="ro4">
          <table:table-cell office:value-type="string" calcext:value-type="string">
            <text:p>Dolmen del Coll de Tribes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42.6789226</text:p>
          </table:table-cell>
          <table:table-cell office:value-type="string" calcext:value-type="string">
            <text:p>2.409567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office:value-type="string" calcext:value-type="string">
            <text:p>Fr:Dolmen du Coll del Tribe</text:p>
          </table:table-cell>
          <table:table-cell office:value-type="string" calcext:value-type="string">
            <text:p>Q16031908</text:p>
          </table:table-cell>
          <table:table-cell table:number-columns-repeated="3"/>
          <table:table-cell table:formula="of:=CONCATENATE(&quot;{&quot;;&quot;name:&quot;&quot;&quot;;[.A79];&quot;&quot;&quot;,municipi:&quot;&quot;&quot;;[.B79];&quot;&quot;&quot;,lat:&quot;;[.C79];&quot;,lon:&quot;;[.D79];&quot;,hi_es:&quot;&quot;&quot;;[.E79];&quot;&quot;&quot;,megalith_type:&quot;&quot;&quot;;[.F79];&quot;&quot;&quot;,wikipedia:&quot;&quot;&quot;;[.G79];&quot;&quot;&quot;,wikidata:&quot;&quot;&quot;;[.H79];&quot;&quot;&quot;,source:&quot;&quot;&quot;;[.I79];&quot;&quot;&quot;,alt_name:&quot;&quot;&quot;;[.J79];&quot;&quot;&quot;},&quot;)" office:value-type="string" office:string-value="{name:&quot;Dolmen del Coll de Tribes&quot;,municipi:&quot;Eus&quot;,lat:42.6789226,lon:2.4095678,hi_es:&quot;SI&quot;,megalith_type:&quot;dolmen&quot;,wikipedia:&quot;Fr:Dolmen du Coll del Tribe&quot;,wikidata:&quot;Q16031908&quot;,source:&quot;&quot;,alt_name:&quot;&quot;}," calcext:value-type="string">
            <text:p>{name:"Dolmen del Coll de Tribes",municipi:"Eus",lat:42.6789226,lon:2.4095678,hi_es:"SI",megalith_type:"dolmen",wikipedia:"Fr:Dolmen du Coll del Tribe",wikidata:"Q16031908",source:"",alt_name:""},</text:p>
          </table:table-cell>
          <table:table-cell table:formula="of:=CONCATENATE(&quot;{&quot;;&quot;&quot;&quot;name&quot;&quot;:&quot;&quot;&quot;;[.A79];&quot;&quot;&quot;,&quot;&quot;municipi&quot;&quot;:&quot;&quot;&quot;;[.B79];&quot;&quot;&quot;,&quot;&quot;lat&quot;&quot;:&quot;;[.C79];&quot;,&quot;&quot;lon&quot;&quot;:&quot;;[.D79];&quot;,&quot;&quot;hi_es&quot;&quot;:&quot;&quot;&quot;;[.E79];&quot;&quot;&quot;,&quot;&quot;megalith_type&quot;&quot;:&quot;&quot;&quot;;[.F79];&quot;&quot;&quot;,&quot;&quot;wikipedia&quot;&quot;:&quot;&quot;&quot;;[.G79];&quot;&quot;&quot;,&quot;&quot;wikidata&quot;&quot;:&quot;&quot;&quot;;[.H79];&quot;&quot;&quot;,&quot;&quot;source&quot;&quot;:&quot;&quot;&quot;;[.I79];&quot;&quot;&quot;,&quot;&quot;alt_name&quot;&quot;:&quot;&quot;&quot;;[.J79];&quot;&quot;&quot;},&quot;)" office:value-type="string" office:string-value="{&quot;name&quot;:&quot;Dolmen del Coll de Tribes&quot;,&quot;municipi&quot;:&quot;Eus&quot;,&quot;lat&quot;:42.6789226,&quot;lon&quot;:2.4095678,&quot;hi_es&quot;:&quot;SI&quot;,&quot;megalith_type&quot;:&quot;dolmen&quot;,&quot;wikipedia&quot;:&quot;Fr:Dolmen du Coll del Tribe&quot;,&quot;wikidata&quot;:&quot;Q16031908&quot;,&quot;source&quot;:&quot;&quot;,&quot;alt_name&quot;:&quot;&quot;}," calcext:value-type="string">
            <text:p>{"name":"Dolmen del Coll de Tribes","municipi":"Eus","lat":42.6789226,"lon":2.4095678,"hi_es":"SI","megalith_type":"dolmen","wikipedia":"Fr:Dolmen du Coll del Tribe","wikidata":"Q16031908","source":"","alt_name":""},</text:p>
          </table:table-cell>
        </table:table-row>
        <table:table-row table:style-name="ro4">
          <table:table-cell office:value-type="string" calcext:value-type="string">
            <text:p>Menhir de Counozouls</text:p>
          </table:table-cell>
          <table:table-cell office:value-type="string" calcext:value-type="string">
            <text:p>Conòsols</text:p>
          </table:table-cell>
          <table:table-cell office:value-type="string" calcext:value-type="string">
            <text:p>42.7294677</text:p>
          </table:table-cell>
          <table:table-cell office:value-type="string" calcext:value-type="string">
            <text:p>2.223759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hir</text:p>
          </table:table-cell>
          <table:table-cell/>
          <table:table-cell office:value-type="string" calcext:value-type="string">
            <text:p>Q22691590</text:p>
          </table:table-cell>
          <table:table-cell table:number-columns-repeated="3"/>
          <table:table-cell table:formula="of:=CONCATENATE(&quot;{&quot;;&quot;name:&quot;&quot;&quot;;[.A80];&quot;&quot;&quot;,municipi:&quot;&quot;&quot;;[.B80];&quot;&quot;&quot;,lat:&quot;;[.C80];&quot;,lon:&quot;;[.D80];&quot;,hi_es:&quot;&quot;&quot;;[.E80];&quot;&quot;&quot;,megalith_type:&quot;&quot;&quot;;[.F80];&quot;&quot;&quot;,wikipedia:&quot;&quot;&quot;;[.G80];&quot;&quot;&quot;,wikidata:&quot;&quot;&quot;;[.H80];&quot;&quot;&quot;,source:&quot;&quot;&quot;;[.I80];&quot;&quot;&quot;,alt_name:&quot;&quot;&quot;;[.J80];&quot;&quot;&quot;},&quot;)" office:value-type="string" office:string-value="{name:&quot;Menhir de Counozouls&quot;,municipi:&quot;Conòsols&quot;,lat:42.7294677,lon:2.2237590,hi_es:&quot;SI&quot;,megalith_type:&quot;menhir&quot;,wikipedia:&quot;&quot;,wikidata:&quot;Q22691590&quot;,source:&quot;&quot;,alt_name:&quot;&quot;}," calcext:value-type="string">
            <text:p>{name:"Menhir de Counozouls",municipi:"Conòsols",lat:42.7294677,lon:2.2237590,hi_es:"SI",megalith_type:"menhir",wikipedia:"",wikidata:"Q22691590",source:"",alt_name:""},</text:p>
          </table:table-cell>
          <table:table-cell table:formula="of:=CONCATENATE(&quot;{&quot;;&quot;&quot;&quot;name&quot;&quot;:&quot;&quot;&quot;;[.A80];&quot;&quot;&quot;,&quot;&quot;municipi&quot;&quot;:&quot;&quot;&quot;;[.B80];&quot;&quot;&quot;,&quot;&quot;lat&quot;&quot;:&quot;;[.C80];&quot;,&quot;&quot;lon&quot;&quot;:&quot;;[.D80];&quot;,&quot;&quot;hi_es&quot;&quot;:&quot;&quot;&quot;;[.E80];&quot;&quot;&quot;,&quot;&quot;megalith_type&quot;&quot;:&quot;&quot;&quot;;[.F80];&quot;&quot;&quot;,&quot;&quot;wikipedia&quot;&quot;:&quot;&quot;&quot;;[.G80];&quot;&quot;&quot;,&quot;&quot;wikidata&quot;&quot;:&quot;&quot;&quot;;[.H80];&quot;&quot;&quot;,&quot;&quot;source&quot;&quot;:&quot;&quot;&quot;;[.I80];&quot;&quot;&quot;,&quot;&quot;alt_name&quot;&quot;:&quot;&quot;&quot;;[.J80];&quot;&quot;&quot;},&quot;)" office:value-type="string" office:string-value="{&quot;name&quot;:&quot;Menhir de Counozouls&quot;,&quot;municipi&quot;:&quot;Conòsols&quot;,&quot;lat&quot;:42.7294677,&quot;lon&quot;:2.2237590,&quot;hi_es&quot;:&quot;SI&quot;,&quot;megalith_type&quot;:&quot;menhir&quot;,&quot;wikipedia&quot;:&quot;&quot;,&quot;wikidata&quot;:&quot;Q22691590&quot;,&quot;source&quot;:&quot;&quot;,&quot;alt_name&quot;:&quot;&quot;}," calcext:value-type="string">
            <text:p>{"name":"Menhir de Counozouls","municipi":"Conòsols","lat":42.7294677,"lon":2.2237590,"hi_es":"SI","megalith_type":"menhir","wikipedia":"","wikidata":"Q22691590","source":"","alt_name":""},</text:p>
          </table:table-cell>
        </table:table-row>
        <table:table-row table:style-name="ro4">
          <table:table-cell office:value-type="string" calcext:value-type="string">
            <text:p>Menhir de la Bassouse</text:p>
          </table:table-cell>
          <table:table-cell office:value-type="string" calcext:value-type="string">
            <text:p>Eina</text:p>
          </table:table-cell>
          <table:table-cell office:value-type="string" calcext:value-type="string">
            <text:p>42.4772581</text:p>
          </table:table-cell>
          <table:table-cell office:value-type="string" calcext:value-type="string">
            <text:p>2.070908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hir</text:p>
          </table:table-cell>
          <table:table-cell table:number-columns-repeated="5"/>
          <table:table-cell table:formula="of:=CONCATENATE(&quot;{&quot;;&quot;name:&quot;&quot;&quot;;[.A81];&quot;&quot;&quot;,municipi:&quot;&quot;&quot;;[.B81];&quot;&quot;&quot;,lat:&quot;;[.C81];&quot;,lon:&quot;;[.D81];&quot;,hi_es:&quot;&quot;&quot;;[.E81];&quot;&quot;&quot;,megalith_type:&quot;&quot;&quot;;[.F81];&quot;&quot;&quot;,wikipedia:&quot;&quot;&quot;;[.G81];&quot;&quot;&quot;,wikidata:&quot;&quot;&quot;;[.H81];&quot;&quot;&quot;,source:&quot;&quot;&quot;;[.I81];&quot;&quot;&quot;,alt_name:&quot;&quot;&quot;;[.J81];&quot;&quot;&quot;},&quot;)" office:value-type="string" office:string-value="{name:&quot;Menhir de la Bassouse&quot;,municipi:&quot;Eina&quot;,lat:42.4772581,lon:2.0709083,hi_es:&quot;SI&quot;,megalith_type:&quot;menhir&quot;,wikipedia:&quot;&quot;,wikidata:&quot;&quot;,source:&quot;&quot;,alt_name:&quot;&quot;}," calcext:value-type="string">
            <text:p>{name:"Menhir de la Bassouse",municipi:"Eina",lat:42.4772581,lon:2.0709083,hi_es:"SI",megalith_type:"menhir",wikipedia:"",wikidata:"",source:"",alt_name:""},</text:p>
          </table:table-cell>
          <table:table-cell table:formula="of:=CONCATENATE(&quot;{&quot;;&quot;&quot;&quot;name&quot;&quot;:&quot;&quot;&quot;;[.A81];&quot;&quot;&quot;,&quot;&quot;municipi&quot;&quot;:&quot;&quot;&quot;;[.B81];&quot;&quot;&quot;,&quot;&quot;lat&quot;&quot;:&quot;;[.C81];&quot;,&quot;&quot;lon&quot;&quot;:&quot;;[.D81];&quot;,&quot;&quot;hi_es&quot;&quot;:&quot;&quot;&quot;;[.E81];&quot;&quot;&quot;,&quot;&quot;megalith_type&quot;&quot;:&quot;&quot;&quot;;[.F81];&quot;&quot;&quot;,&quot;&quot;wikipedia&quot;&quot;:&quot;&quot;&quot;;[.G81];&quot;&quot;&quot;,&quot;&quot;wikidata&quot;&quot;:&quot;&quot;&quot;;[.H81];&quot;&quot;&quot;,&quot;&quot;source&quot;&quot;:&quot;&quot;&quot;;[.I81];&quot;&quot;&quot;,&quot;&quot;alt_name&quot;&quot;:&quot;&quot;&quot;;[.J81];&quot;&quot;&quot;},&quot;)" office:value-type="string" office:string-value="{&quot;name&quot;:&quot;Menhir de la Bassouse&quot;,&quot;municipi&quot;:&quot;Eina&quot;,&quot;lat&quot;:42.4772581,&quot;lon&quot;:2.0709083,&quot;hi_es&quot;:&quot;SI&quot;,&quot;megalith_type&quot;:&quot;menhir&quot;,&quot;wikipedia&quot;:&quot;&quot;,&quot;wikidata&quot;:&quot;&quot;,&quot;source&quot;:&quot;&quot;,&quot;alt_name&quot;:&quot;&quot;}," calcext:value-type="string">
            <text:p>{"name":"Menhir de la Bassouse","municipi":"Eina","lat":42.4772581,"lon":2.0709083,"hi_es":"SI","megalith_type":"menhir","wikipedia":"","wikidata":"","source":"","alt_name":""},</text:p>
          </table:table-cell>
        </table:table-row>
        <table:table-row table:style-name="ro4">
          <table:table-cell office:value-type="string" calcext:value-type="string">
            <text:p>Dolmen de la Calcina</text:p>
          </table:table-cell>
          <table:table-cell office:value-type="string" calcext:value-type="string">
            <text:p>Ansinyà</text:p>
          </table:table-cell>
          <table:table-cell office:value-type="string" calcext:value-type="string">
            <text:p>42.7619019</text:p>
          </table:table-cell>
          <table:table-cell office:value-type="string" calcext:value-type="string">
            <text:p>2.516390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5"/>
          <table:table-cell table:formula="of:=CONCATENATE(&quot;{&quot;;&quot;name:&quot;&quot;&quot;;[.A82];&quot;&quot;&quot;,municipi:&quot;&quot;&quot;;[.B82];&quot;&quot;&quot;,lat:&quot;;[.C82];&quot;,lon:&quot;;[.D82];&quot;,hi_es:&quot;&quot;&quot;;[.E82];&quot;&quot;&quot;,megalith_type:&quot;&quot;&quot;;[.F82];&quot;&quot;&quot;,wikipedia:&quot;&quot;&quot;;[.G82];&quot;&quot;&quot;,wikidata:&quot;&quot;&quot;;[.H82];&quot;&quot;&quot;,source:&quot;&quot;&quot;;[.I82];&quot;&quot;&quot;,alt_name:&quot;&quot;&quot;;[.J82];&quot;&quot;&quot;},&quot;)" office:value-type="string" office:string-value="{name:&quot;Dolmen de la Calcina&quot;,municipi:&quot;Ansinyà&quot;,lat:42.7619019,lon:2.5163901,hi_es:&quot;SI&quot;,megalith_type:&quot;dolmen&quot;,wikipedia:&quot;&quot;,wikidata:&quot;&quot;,source:&quot;&quot;,alt_name:&quot;&quot;}," calcext:value-type="string">
            <text:p>{name:"Dolmen de la Calcina",municipi:"Ansinyà",lat:42.7619019,lon:2.5163901,hi_es:"SI",megalith_type:"dolmen",wikipedia:"",wikidata:"",source:"",alt_name:""},</text:p>
          </table:table-cell>
          <table:table-cell table:formula="of:=CONCATENATE(&quot;{&quot;;&quot;&quot;&quot;name&quot;&quot;:&quot;&quot;&quot;;[.A82];&quot;&quot;&quot;,&quot;&quot;municipi&quot;&quot;:&quot;&quot;&quot;;[.B82];&quot;&quot;&quot;,&quot;&quot;lat&quot;&quot;:&quot;;[.C82];&quot;,&quot;&quot;lon&quot;&quot;:&quot;;[.D82];&quot;,&quot;&quot;hi_es&quot;&quot;:&quot;&quot;&quot;;[.E82];&quot;&quot;&quot;,&quot;&quot;megalith_type&quot;&quot;:&quot;&quot;&quot;;[.F82];&quot;&quot;&quot;,&quot;&quot;wikipedia&quot;&quot;:&quot;&quot;&quot;;[.G82];&quot;&quot;&quot;,&quot;&quot;wikidata&quot;&quot;:&quot;&quot;&quot;;[.H82];&quot;&quot;&quot;,&quot;&quot;source&quot;&quot;:&quot;&quot;&quot;;[.I82];&quot;&quot;&quot;,&quot;&quot;alt_name&quot;&quot;:&quot;&quot;&quot;;[.J82];&quot;&quot;&quot;},&quot;)" office:value-type="string" office:string-value="{&quot;name&quot;:&quot;Dolmen de la Calcina&quot;,&quot;municipi&quot;:&quot;Ansinyà&quot;,&quot;lat&quot;:42.7619019,&quot;lon&quot;:2.5163901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e la Calcina","municipi":"Ansinyà","lat":42.7619019,"lon":2.5163901,"hi_es":"SI","megalith_type":"dolmen","wikipedia":"","wikidata":"","source":"","alt_name":""},</text:p>
          </table:table-cell>
        </table:table-row>
        <table:table-row table:style-name="ro4">
          <table:table-cell office:value-type="string" calcext:value-type="string">
            <text:p>Dolmen dels Planiols</text:p>
          </table:table-cell>
          <table:table-cell office:value-type="string" calcext:value-type="string">
            <text:p>Arboçols</text:p>
          </table:table-cell>
          <table:table-cell office:value-type="string" calcext:value-type="string">
            <text:p>42.6657906</text:p>
          </table:table-cell>
          <table:table-cell office:value-type="string" calcext:value-type="string">
            <text:p>2.465471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5"/>
          <table:table-cell table:formula="of:=CONCATENATE(&quot;{&quot;;&quot;name:&quot;&quot;&quot;;[.A83];&quot;&quot;&quot;,municipi:&quot;&quot;&quot;;[.B83];&quot;&quot;&quot;,lat:&quot;;[.C83];&quot;,lon:&quot;;[.D83];&quot;,hi_es:&quot;&quot;&quot;;[.E83];&quot;&quot;&quot;,megalith_type:&quot;&quot;&quot;;[.F83];&quot;&quot;&quot;,wikipedia:&quot;&quot;&quot;;[.G83];&quot;&quot;&quot;,wikidata:&quot;&quot;&quot;;[.H83];&quot;&quot;&quot;,source:&quot;&quot;&quot;;[.I83];&quot;&quot;&quot;,alt_name:&quot;&quot;&quot;;[.J83];&quot;&quot;&quot;},&quot;)" office:value-type="string" office:string-value="{name:&quot;Dolmen dels Planiols&quot;,municipi:&quot;Arboçols&quot;,lat:42.6657906,lon:2.4654713,hi_es:&quot;SI&quot;,megalith_type:&quot;dolmen&quot;,wikipedia:&quot;&quot;,wikidata:&quot;&quot;,source:&quot;&quot;,alt_name:&quot;&quot;}," calcext:value-type="string">
            <text:p>{name:"Dolmen dels Planiols",municipi:"Arboçols",lat:42.6657906,lon:2.4654713,hi_es:"SI",megalith_type:"dolmen",wikipedia:"",wikidata:"",source:"",alt_name:""},</text:p>
          </table:table-cell>
          <table:table-cell table:formula="of:=CONCATENATE(&quot;{&quot;;&quot;&quot;&quot;name&quot;&quot;:&quot;&quot;&quot;;[.A83];&quot;&quot;&quot;,&quot;&quot;municipi&quot;&quot;:&quot;&quot;&quot;;[.B83];&quot;&quot;&quot;,&quot;&quot;lat&quot;&quot;:&quot;;[.C83];&quot;,&quot;&quot;lon&quot;&quot;:&quot;;[.D83];&quot;,&quot;&quot;hi_es&quot;&quot;:&quot;&quot;&quot;;[.E83];&quot;&quot;&quot;,&quot;&quot;megalith_type&quot;&quot;:&quot;&quot;&quot;;[.F83];&quot;&quot;&quot;,&quot;&quot;wikipedia&quot;&quot;:&quot;&quot;&quot;;[.G83];&quot;&quot;&quot;,&quot;&quot;wikidata&quot;&quot;:&quot;&quot;&quot;;[.H83];&quot;&quot;&quot;,&quot;&quot;source&quot;&quot;:&quot;&quot;&quot;;[.I83];&quot;&quot;&quot;,&quot;&quot;alt_name&quot;&quot;:&quot;&quot;&quot;;[.J83];&quot;&quot;&quot;},&quot;)" office:value-type="string" office:string-value="{&quot;name&quot;:&quot;Dolmen dels Planiols&quot;,&quot;municipi&quot;:&quot;Arboçols&quot;,&quot;lat&quot;:42.6657906,&quot;lon&quot;:2.4654713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els Planiols","municipi":"Arboçols","lat":42.6657906,"lon":2.4654713,"hi_es":"SI","megalith_type":"dolmen","wikipedia":"","wikidata":"","source":"","alt_name":""},</text:p>
          </table:table-cell>
        </table:table-row>
        <table:table-row table:style-name="ro4">
          <table:table-cell office:value-type="string" calcext:value-type="string">
            <text:p>Dolmen de Caladroer II (destruït)</text:p>
          </table:table-cell>
          <table:table-cell office:value-type="string" calcext:value-type="string">
            <text:p>Caladroer</text:p>
          </table:table-cell>
          <table:table-cell office:value-type="string" calcext:value-type="string">
            <text:p>42.7314796</text:p>
          </table:table-cell>
          <table:table-cell office:value-type="string" calcext:value-type="string">
            <text:p>2.655780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5"/>
          <table:table-cell table:formula="of:=CONCATENATE(&quot;{&quot;;&quot;name:&quot;&quot;&quot;;[.A84];&quot;&quot;&quot;,municipi:&quot;&quot;&quot;;[.B84];&quot;&quot;&quot;,lat:&quot;;[.C84];&quot;,lon:&quot;;[.D84];&quot;,hi_es:&quot;&quot;&quot;;[.E84];&quot;&quot;&quot;,megalith_type:&quot;&quot;&quot;;[.F84];&quot;&quot;&quot;,wikipedia:&quot;&quot;&quot;;[.G84];&quot;&quot;&quot;,wikidata:&quot;&quot;&quot;;[.H84];&quot;&quot;&quot;,source:&quot;&quot;&quot;;[.I84];&quot;&quot;&quot;,alt_name:&quot;&quot;&quot;;[.J84];&quot;&quot;&quot;},&quot;)" office:value-type="string" office:string-value="{name:&quot;Dolmen de Caladroer II (destruït)&quot;,municipi:&quot;Caladroer&quot;,lat:42.7314796,lon:2.6557801,hi_es:&quot;SI&quot;,megalith_type:&quot;dolmen&quot;,wikipedia:&quot;&quot;,wikidata:&quot;&quot;,source:&quot;&quot;,alt_name:&quot;&quot;}," calcext:value-type="string">
            <text:p>{name:"Dolmen de Caladroer II (destruït)",municipi:"Caladroer",lat:42.7314796,lon:2.6557801,hi_es:"SI",megalith_type:"dolmen",wikipedia:"",wikidata:"",source:"",alt_name:""},</text:p>
          </table:table-cell>
          <table:table-cell table:formula="of:=CONCATENATE(&quot;{&quot;;&quot;&quot;&quot;name&quot;&quot;:&quot;&quot;&quot;;[.A84];&quot;&quot;&quot;,&quot;&quot;municipi&quot;&quot;:&quot;&quot;&quot;;[.B84];&quot;&quot;&quot;,&quot;&quot;lat&quot;&quot;:&quot;;[.C84];&quot;,&quot;&quot;lon&quot;&quot;:&quot;;[.D84];&quot;,&quot;&quot;hi_es&quot;&quot;:&quot;&quot;&quot;;[.E84];&quot;&quot;&quot;,&quot;&quot;megalith_type&quot;&quot;:&quot;&quot;&quot;;[.F84];&quot;&quot;&quot;,&quot;&quot;wikipedia&quot;&quot;:&quot;&quot;&quot;;[.G84];&quot;&quot;&quot;,&quot;&quot;wikidata&quot;&quot;:&quot;&quot;&quot;;[.H84];&quot;&quot;&quot;,&quot;&quot;source&quot;&quot;:&quot;&quot;&quot;;[.I84];&quot;&quot;&quot;,&quot;&quot;alt_name&quot;&quot;:&quot;&quot;&quot;;[.J84];&quot;&quot;&quot;},&quot;)" office:value-type="string" office:string-value="{&quot;name&quot;:&quot;Dolmen de Caladroer II (destruït)&quot;,&quot;municipi&quot;:&quot;Caladroer&quot;,&quot;lat&quot;:42.7314796,&quot;lon&quot;:2.6557801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e Caladroer II (destruït)","municipi":"Caladroer","lat":42.7314796,"lon":2.6557801,"hi_es":"SI","megalith_type":"dolmen","wikipedia":"","wikidata":"","source":"","alt_name":""},</text:p>
          </table:table-cell>
        </table:table-row>
        <table:table-row table:style-name="ro4">
          <table:table-cell office:value-type="string" calcext:value-type="string">
            <text:p>Dolmen de l'Arca de Calaons III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42.6573181</text:p>
          </table:table-cell>
          <table:table-cell office:value-type="string" calcext:value-type="string">
            <text:p>2.415920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5"/>
          <table:table-cell table:formula="of:=CONCATENATE(&quot;{&quot;;&quot;name:&quot;&quot;&quot;;[.A85];&quot;&quot;&quot;,municipi:&quot;&quot;&quot;;[.B85];&quot;&quot;&quot;,lat:&quot;;[.C85];&quot;,lon:&quot;;[.D85];&quot;,hi_es:&quot;&quot;&quot;;[.E85];&quot;&quot;&quot;,megalith_type:&quot;&quot;&quot;;[.F85];&quot;&quot;&quot;,wikipedia:&quot;&quot;&quot;;[.G85];&quot;&quot;&quot;,wikidata:&quot;&quot;&quot;;[.H85];&quot;&quot;&quot;,source:&quot;&quot;&quot;;[.I85];&quot;&quot;&quot;,alt_name:&quot;&quot;&quot;;[.J85];&quot;&quot;&quot;},&quot;)" office:value-type="string" office:string-value="{name:&quot;Dolmen de l'Arca de Calaons III&quot;,municipi:&quot;Eus&quot;,lat:42.6573181,lon:2.4159200,hi_es:&quot;SI&quot;,megalith_type:&quot;dolmen&quot;,wikipedia:&quot;&quot;,wikidata:&quot;&quot;,source:&quot;&quot;,alt_name:&quot;&quot;}," calcext:value-type="string">
            <text:p>{name:"Dolmen de l'Arca de Calaons III",municipi:"Eus",lat:42.6573181,lon:2.4159200,hi_es:"SI",megalith_type:"dolmen",wikipedia:"",wikidata:"",source:"",alt_name:""},</text:p>
          </table:table-cell>
          <table:table-cell table:formula="of:=CONCATENATE(&quot;{&quot;;&quot;&quot;&quot;name&quot;&quot;:&quot;&quot;&quot;;[.A85];&quot;&quot;&quot;,&quot;&quot;municipi&quot;&quot;:&quot;&quot;&quot;;[.B85];&quot;&quot;&quot;,&quot;&quot;lat&quot;&quot;:&quot;;[.C85];&quot;,&quot;&quot;lon&quot;&quot;:&quot;;[.D85];&quot;,&quot;&quot;hi_es&quot;&quot;:&quot;&quot;&quot;;[.E85];&quot;&quot;&quot;,&quot;&quot;megalith_type&quot;&quot;:&quot;&quot;&quot;;[.F85];&quot;&quot;&quot;,&quot;&quot;wikipedia&quot;&quot;:&quot;&quot;&quot;;[.G85];&quot;&quot;&quot;,&quot;&quot;wikidata&quot;&quot;:&quot;&quot;&quot;;[.H85];&quot;&quot;&quot;,&quot;&quot;source&quot;&quot;:&quot;&quot;&quot;;[.I85];&quot;&quot;&quot;,&quot;&quot;alt_name&quot;&quot;:&quot;&quot;&quot;;[.J85];&quot;&quot;&quot;},&quot;)" office:value-type="string" office:string-value="{&quot;name&quot;:&quot;Dolmen de l'Arca de Calaons III&quot;,&quot;municipi&quot;:&quot;Eus&quot;,&quot;lat&quot;:42.6573181,&quot;lon&quot;:2.4159200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e l'Arca de Calaons III","municipi":"Eus","lat":42.6573181,"lon":2.4159200,"hi_es":"SI","megalith_type":"dolmen","wikipedia":"","wikidata":"","source":"","alt_name":""},</text:p>
          </table:table-cell>
        </table:table-row>
        <table:table-row table:style-name="ro4">
          <table:table-cell office:value-type="string" calcext:value-type="string">
            <text:p>Dolmen Roca Flavia II</text:p>
          </table:table-cell>
          <table:table-cell office:value-type="string" calcext:value-type="string">
            <text:p>Font-romeu, Odelló i Vià</text:p>
          </table:table-cell>
          <table:table-cell office:value-type="string" calcext:value-type="string">
            <text:p>42.4850845</text:p>
          </table:table-cell>
          <table:table-cell office:value-type="string" calcext:value-type="string">
            <text:p>2.065290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5"/>
          <table:table-cell table:formula="of:=CONCATENATE(&quot;{&quot;;&quot;name:&quot;&quot;&quot;;[.A86];&quot;&quot;&quot;,municipi:&quot;&quot;&quot;;[.B86];&quot;&quot;&quot;,lat:&quot;;[.C86];&quot;,lon:&quot;;[.D86];&quot;,hi_es:&quot;&quot;&quot;;[.E86];&quot;&quot;&quot;,megalith_type:&quot;&quot;&quot;;[.F86];&quot;&quot;&quot;,wikipedia:&quot;&quot;&quot;;[.G86];&quot;&quot;&quot;,wikidata:&quot;&quot;&quot;;[.H86];&quot;&quot;&quot;,source:&quot;&quot;&quot;;[.I86];&quot;&quot;&quot;,alt_name:&quot;&quot;&quot;;[.J86];&quot;&quot;&quot;},&quot;)" office:value-type="string" office:string-value="{name:&quot;Dolmen Roca Flavia II&quot;,municipi:&quot;Font-romeu, Odelló i Vià&quot;,lat:42.4850845,lon:2.0652907,hi_es:&quot;SI&quot;,megalith_type:&quot;dolmen&quot;,wikipedia:&quot;&quot;,wikidata:&quot;&quot;,source:&quot;&quot;,alt_name:&quot;&quot;}," calcext:value-type="string">
            <text:p>{name:"Dolmen Roca Flavia II",municipi:"Font-romeu, Odelló i Vià",lat:42.4850845,lon:2.0652907,hi_es:"SI",megalith_type:"dolmen",wikipedia:"",wikidata:"",source:"",alt_name:""},</text:p>
          </table:table-cell>
          <table:table-cell table:formula="of:=CONCATENATE(&quot;{&quot;;&quot;&quot;&quot;name&quot;&quot;:&quot;&quot;&quot;;[.A86];&quot;&quot;&quot;,&quot;&quot;municipi&quot;&quot;:&quot;&quot;&quot;;[.B86];&quot;&quot;&quot;,&quot;&quot;lat&quot;&quot;:&quot;;[.C86];&quot;,&quot;&quot;lon&quot;&quot;:&quot;;[.D86];&quot;,&quot;&quot;hi_es&quot;&quot;:&quot;&quot;&quot;;[.E86];&quot;&quot;&quot;,&quot;&quot;megalith_type&quot;&quot;:&quot;&quot;&quot;;[.F86];&quot;&quot;&quot;,&quot;&quot;wikipedia&quot;&quot;:&quot;&quot;&quot;;[.G86];&quot;&quot;&quot;,&quot;&quot;wikidata&quot;&quot;:&quot;&quot;&quot;;[.H86];&quot;&quot;&quot;,&quot;&quot;source&quot;&quot;:&quot;&quot;&quot;;[.I86];&quot;&quot;&quot;,&quot;&quot;alt_name&quot;&quot;:&quot;&quot;&quot;;[.J86];&quot;&quot;&quot;},&quot;)" office:value-type="string" office:string-value="{&quot;name&quot;:&quot;Dolmen Roca Flavia II&quot;,&quot;municipi&quot;:&quot;Font-romeu, Odelló i Vià&quot;,&quot;lat&quot;:42.4850845,&quot;lon&quot;:2.0652907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Roca Flavia II","municipi":"Font-romeu, Odelló i Vià","lat":42.4850845,"lon":2.0652907,"hi_es":"SI","megalith_type":"dolmen","wikipedia":"","wikidata":"","source":"","alt_name":""},</text:p>
          </table:table-cell>
        </table:table-row>
        <table:table-row table:style-name="ro4">
          <table:table-cell office:value-type="string" calcext:value-type="string">
            <text:p>Dolmen de la Llosa (en runes)</text:p>
          </table:table-cell>
          <table:table-cell office:value-type="string" calcext:value-type="string">
            <text:p>Montalbà del Castell</text:p>
          </table:table-cell>
          <table:table-cell office:value-type="string" calcext:value-type="string">
            <text:p>42.7126694</text:p>
          </table:table-cell>
          <table:table-cell office:value-type="string" calcext:value-type="string">
            <text:p>2.581559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5"/>
          <table:table-cell table:formula="of:=CONCATENATE(&quot;{&quot;;&quot;name:&quot;&quot;&quot;;[.A87];&quot;&quot;&quot;,municipi:&quot;&quot;&quot;;[.B87];&quot;&quot;&quot;,lat:&quot;;[.C87];&quot;,lon:&quot;;[.D87];&quot;,hi_es:&quot;&quot;&quot;;[.E87];&quot;&quot;&quot;,megalith_type:&quot;&quot;&quot;;[.F87];&quot;&quot;&quot;,wikipedia:&quot;&quot;&quot;;[.G87];&quot;&quot;&quot;,wikidata:&quot;&quot;&quot;;[.H87];&quot;&quot;&quot;,source:&quot;&quot;&quot;;[.I87];&quot;&quot;&quot;,alt_name:&quot;&quot;&quot;;[.J87];&quot;&quot;&quot;},&quot;)" office:value-type="string" office:string-value="{name:&quot;Dolmen de la Llosa (en runes)&quot;,municipi:&quot;Montalbà del Castell&quot;,lat:42.7126694,lon:2.5815599,hi_es:&quot;SI&quot;,megalith_type:&quot;dolmen&quot;,wikipedia:&quot;&quot;,wikidata:&quot;&quot;,source:&quot;&quot;,alt_name:&quot;&quot;}," calcext:value-type="string">
            <text:p>{name:"Dolmen de la Llosa (en runes)",municipi:"Montalbà del Castell",lat:42.7126694,lon:2.5815599,hi_es:"SI",megalith_type:"dolmen",wikipedia:"",wikidata:"",source:"",alt_name:""},</text:p>
          </table:table-cell>
          <table:table-cell table:formula="of:=CONCATENATE(&quot;{&quot;;&quot;&quot;&quot;name&quot;&quot;:&quot;&quot;&quot;;[.A87];&quot;&quot;&quot;,&quot;&quot;municipi&quot;&quot;:&quot;&quot;&quot;;[.B87];&quot;&quot;&quot;,&quot;&quot;lat&quot;&quot;:&quot;;[.C87];&quot;,&quot;&quot;lon&quot;&quot;:&quot;;[.D87];&quot;,&quot;&quot;hi_es&quot;&quot;:&quot;&quot;&quot;;[.E87];&quot;&quot;&quot;,&quot;&quot;megalith_type&quot;&quot;:&quot;&quot;&quot;;[.F87];&quot;&quot;&quot;,&quot;&quot;wikipedia&quot;&quot;:&quot;&quot;&quot;;[.G87];&quot;&quot;&quot;,&quot;&quot;wikidata&quot;&quot;:&quot;&quot;&quot;;[.H87];&quot;&quot;&quot;,&quot;&quot;source&quot;&quot;:&quot;&quot;&quot;;[.I87];&quot;&quot;&quot;,&quot;&quot;alt_name&quot;&quot;:&quot;&quot;&quot;;[.J87];&quot;&quot;&quot;},&quot;)" office:value-type="string" office:string-value="{&quot;name&quot;:&quot;Dolmen de la Llosa (en runes)&quot;,&quot;municipi&quot;:&quot;Montalbà del Castell&quot;,&quot;lat&quot;:42.7126694,&quot;lon&quot;:2.5815599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e la Llosa (en runes)","municipi":"Montalbà del Castell","lat":42.7126694,"lon":2.5815599,"hi_es":"SI","megalith_type":"dolmen","wikipedia":"","wikidata":"","source":"","alt_name":""},</text:p>
          </table:table-cell>
        </table:table-row>
        <table:table-row table:style-name="ro4">
          <table:table-cell office:value-type="string" calcext:value-type="string">
            <text:p>Dolmen del Coll de Jou</text:p>
          </table:table-cell>
          <table:table-cell office:value-type="string" calcext:value-type="string">
            <text:p>Mosset</text:p>
          </table:table-cell>
          <table:table-cell office:value-type="string" calcext:value-type="string">
            <text:p>42.6879698</text:p>
          </table:table-cell>
          <table:table-cell office:value-type="string" calcext:value-type="string">
            <text:p>2.2506362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5"/>
          <table:table-cell table:formula="of:=CONCATENATE(&quot;{&quot;;&quot;name:&quot;&quot;&quot;;[.A88];&quot;&quot;&quot;,municipi:&quot;&quot;&quot;;[.B88];&quot;&quot;&quot;,lat:&quot;;[.C88];&quot;,lon:&quot;;[.D88];&quot;,hi_es:&quot;&quot;&quot;;[.E88];&quot;&quot;&quot;,megalith_type:&quot;&quot;&quot;;[.F88];&quot;&quot;&quot;,wikipedia:&quot;&quot;&quot;;[.G88];&quot;&quot;&quot;,wikidata:&quot;&quot;&quot;;[.H88];&quot;&quot;&quot;,source:&quot;&quot;&quot;;[.I88];&quot;&quot;&quot;,alt_name:&quot;&quot;&quot;;[.J88];&quot;&quot;&quot;},&quot;)" office:value-type="string" office:string-value="{name:&quot;Dolmen del Coll de Jou&quot;,municipi:&quot;Mosset&quot;,lat:42.6879698,lon:2.2506362,hi_es:&quot;SI&quot;,megalith_type:&quot;dolmen&quot;,wikipedia:&quot;&quot;,wikidata:&quot;&quot;,source:&quot;&quot;,alt_name:&quot;&quot;}," calcext:value-type="string">
            <text:p>{name:"Dolmen del Coll de Jou",municipi:"Mosset",lat:42.6879698,lon:2.2506362,hi_es:"SI",megalith_type:"dolmen",wikipedia:"",wikidata:"",source:"",alt_name:""},</text:p>
          </table:table-cell>
          <table:table-cell table:formula="of:=CONCATENATE(&quot;{&quot;;&quot;&quot;&quot;name&quot;&quot;:&quot;&quot;&quot;;[.A88];&quot;&quot;&quot;,&quot;&quot;municipi&quot;&quot;:&quot;&quot;&quot;;[.B88];&quot;&quot;&quot;,&quot;&quot;lat&quot;&quot;:&quot;;[.C88];&quot;,&quot;&quot;lon&quot;&quot;:&quot;;[.D88];&quot;,&quot;&quot;hi_es&quot;&quot;:&quot;&quot;&quot;;[.E88];&quot;&quot;&quot;,&quot;&quot;megalith_type&quot;&quot;:&quot;&quot;&quot;;[.F88];&quot;&quot;&quot;,&quot;&quot;wikipedia&quot;&quot;:&quot;&quot;&quot;;[.G88];&quot;&quot;&quot;,&quot;&quot;wikidata&quot;&quot;:&quot;&quot;&quot;;[.H88];&quot;&quot;&quot;,&quot;&quot;source&quot;&quot;:&quot;&quot;&quot;;[.I88];&quot;&quot;&quot;,&quot;&quot;alt_name&quot;&quot;:&quot;&quot;&quot;;[.J88];&quot;&quot;&quot;},&quot;)" office:value-type="string" office:string-value="{&quot;name&quot;:&quot;Dolmen del Coll de Jou&quot;,&quot;municipi&quot;:&quot;Mosset&quot;,&quot;lat&quot;:42.6879698,&quot;lon&quot;:2.2506362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el Coll de Jou","municipi":"Mosset","lat":42.6879698,"lon":2.2506362,"hi_es":"SI","megalith_type":"dolmen","wikipedia":"","wikidata":"","source":"","alt_name":""},</text:p>
          </table:table-cell>
        </table:table-row>
        <table:table-row table:style-name="ro4">
          <table:table-cell office:value-type="string" calcext:value-type="string">
            <text:p>Dolmen de los Masos</text:p>
          </table:table-cell>
          <table:table-cell office:value-type="string" calcext:value-type="string">
            <text:p>Los Masos</text:p>
          </table:table-cell>
          <table:table-cell office:value-type="string" calcext:value-type="string">
            <text:p>42.6227989</text:p>
          </table:table-cell>
          <table:table-cell office:value-type="string" calcext:value-type="string">
            <text:p>2.462780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olmen</text:p>
          </table:table-cell>
          <table:table-cell table:number-columns-repeated="5"/>
          <table:table-cell table:formula="of:=CONCATENATE(&quot;{&quot;;&quot;name:&quot;&quot;&quot;;[.A89];&quot;&quot;&quot;,municipi:&quot;&quot;&quot;;[.B89];&quot;&quot;&quot;,lat:&quot;;[.C89];&quot;,lon:&quot;;[.D89];&quot;,hi_es:&quot;&quot;&quot;;[.E89];&quot;&quot;&quot;,megalith_type:&quot;&quot;&quot;;[.F89];&quot;&quot;&quot;,wikipedia:&quot;&quot;&quot;;[.G89];&quot;&quot;&quot;,wikidata:&quot;&quot;&quot;;[.H89];&quot;&quot;&quot;,source:&quot;&quot;&quot;;[.I89];&quot;&quot;&quot;,alt_name:&quot;&quot;&quot;;[.J89];&quot;&quot;&quot;},&quot;)" office:value-type="string" office:string-value="{name:&quot;Dolmen de los Masos&quot;,municipi:&quot;Los Masos&quot;,lat:42.6227989,lon:2.4627800,hi_es:&quot;SI&quot;,megalith_type:&quot;dolmen&quot;,wikipedia:&quot;&quot;,wikidata:&quot;&quot;,source:&quot;&quot;,alt_name:&quot;&quot;}," calcext:value-type="string">
            <text:p>{name:"Dolmen de los Masos",municipi:"Los Masos",lat:42.6227989,lon:2.4627800,hi_es:"SI",megalith_type:"dolmen",wikipedia:"",wikidata:"",source:"",alt_name:""},</text:p>
          </table:table-cell>
          <table:table-cell table:formula="of:=CONCATENATE(&quot;{&quot;;&quot;&quot;&quot;name&quot;&quot;:&quot;&quot;&quot;;[.A89];&quot;&quot;&quot;,&quot;&quot;municipi&quot;&quot;:&quot;&quot;&quot;;[.B89];&quot;&quot;&quot;,&quot;&quot;lat&quot;&quot;:&quot;;[.C89];&quot;,&quot;&quot;lon&quot;&quot;:&quot;;[.D89];&quot;,&quot;&quot;hi_es&quot;&quot;:&quot;&quot;&quot;;[.E89];&quot;&quot;&quot;,&quot;&quot;megalith_type&quot;&quot;:&quot;&quot;&quot;;[.F89];&quot;&quot;&quot;,&quot;&quot;wikipedia&quot;&quot;:&quot;&quot;&quot;;[.G89];&quot;&quot;&quot;,&quot;&quot;wikidata&quot;&quot;:&quot;&quot;&quot;;[.H89];&quot;&quot;&quot;,&quot;&quot;source&quot;&quot;:&quot;&quot;&quot;;[.I89];&quot;&quot;&quot;,&quot;&quot;alt_name&quot;&quot;:&quot;&quot;&quot;;[.J89];&quot;&quot;&quot;},&quot;)" office:value-type="string" office:string-value="{&quot;name&quot;:&quot;Dolmen de los Masos&quot;,&quot;municipi&quot;:&quot;Los Masos&quot;,&quot;lat&quot;:42.6227989,&quot;lon&quot;:2.4627800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e los Masos","municipi":"Los Masos","lat":42.6227989,"lon":2.4627800,"hi_es":"SI","megalith_type":"dolmen","wikipedia":"","wikidata":"","source":"","alt_name":""},</text:p>
          </table:table-cell>
        </table:table-row>
        <table:table-row table:style-name="ro4">
          <table:table-cell office:value-type="string" calcext:value-type="string">
            <text:p>Menhir de les Fumades</text:p>
          </table:table-cell>
          <table:table-cell office:value-type="string" calcext:value-type="string">
            <text:p>Prats de Sornià</text:p>
          </table:table-cell>
          <table:table-cell office:value-type="string" calcext:value-type="string">
            <text:p>42.74851</text:p>
          </table:table-cell>
          <table:table-cell office:value-type="string" calcext:value-type="string">
            <text:p>2.4600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hir</text:p>
          </table:table-cell>
          <table:table-cell table:number-columns-repeated="5"/>
          <table:table-cell table:formula="of:=CONCATENATE(&quot;{&quot;;&quot;name:&quot;&quot;&quot;;[.A90];&quot;&quot;&quot;,municipi:&quot;&quot;&quot;;[.B90];&quot;&quot;&quot;,lat:&quot;;[.C90];&quot;,lon:&quot;;[.D90];&quot;,hi_es:&quot;&quot;&quot;;[.E90];&quot;&quot;&quot;,megalith_type:&quot;&quot;&quot;;[.F90];&quot;&quot;&quot;,wikipedia:&quot;&quot;&quot;;[.G90];&quot;&quot;&quot;,wikidata:&quot;&quot;&quot;;[.H90];&quot;&quot;&quot;,source:&quot;&quot;&quot;;[.I90];&quot;&quot;&quot;,alt_name:&quot;&quot;&quot;;[.J90];&quot;&quot;&quot;},&quot;)" office:value-type="string" office:string-value="{name:&quot;Menhir de les Fumades&quot;,municipi:&quot;Prats de Sornià&quot;,lat:42.74851,lon:2.46001,hi_es:&quot;SI&quot;,megalith_type:&quot;menhir&quot;,wikipedia:&quot;&quot;,wikidata:&quot;&quot;,source:&quot;&quot;,alt_name:&quot;&quot;}," calcext:value-type="string">
            <text:p>{name:"Menhir de les Fumades",municipi:"Prats de Sornià",lat:42.74851,lon:2.46001,hi_es:"SI",megalith_type:"menhir",wikipedia:"",wikidata:"",source:"",alt_name:""},</text:p>
          </table:table-cell>
          <table:table-cell table:formula="of:=CONCATENATE(&quot;{&quot;;&quot;&quot;&quot;name&quot;&quot;:&quot;&quot;&quot;;[.A90];&quot;&quot;&quot;,&quot;&quot;municipi&quot;&quot;:&quot;&quot;&quot;;[.B90];&quot;&quot;&quot;,&quot;&quot;lat&quot;&quot;:&quot;;[.C90];&quot;,&quot;&quot;lon&quot;&quot;:&quot;;[.D90];&quot;,&quot;&quot;hi_es&quot;&quot;:&quot;&quot;&quot;;[.E90];&quot;&quot;&quot;,&quot;&quot;megalith_type&quot;&quot;:&quot;&quot;&quot;;[.F90];&quot;&quot;&quot;,&quot;&quot;wikipedia&quot;&quot;:&quot;&quot;&quot;;[.G90];&quot;&quot;&quot;,&quot;&quot;wikidata&quot;&quot;:&quot;&quot;&quot;;[.H90];&quot;&quot;&quot;,&quot;&quot;source&quot;&quot;:&quot;&quot;&quot;;[.I90];&quot;&quot;&quot;,&quot;&quot;alt_name&quot;&quot;:&quot;&quot;&quot;;[.J90];&quot;&quot;&quot;},&quot;)" office:value-type="string" office:string-value="{&quot;name&quot;:&quot;Menhir de les Fumades&quot;,&quot;municipi&quot;:&quot;Prats de Sornià&quot;,&quot;lat&quot;:42.74851,&quot;lon&quot;:2.46001,&quot;hi_es&quot;:&quot;SI&quot;,&quot;megalith_type&quot;:&quot;menhir&quot;,&quot;wikipedia&quot;:&quot;&quot;,&quot;wikidata&quot;:&quot;&quot;,&quot;source&quot;:&quot;&quot;,&quot;alt_name&quot;:&quot;&quot;}," calcext:value-type="string">
            <text:p>{"name":"Menhir de les Fumades","municipi":"Prats de Sornià","lat":42.74851,"lon":2.46001,"hi_es":"SI","megalith_type":"menhir","wikipedia":"","wikidata":"","source":"","alt_name":""},</text:p>
          </table:table-cell>
        </table:table-row>
        <table:table-row table:style-name="ro4">
          <table:table-cell office:value-type="string" calcext:value-type="string">
            <text:p>Menhir de la Pedra Dreta</text:p>
          </table:table-cell>
          <table:table-cell office:value-type="string" calcext:value-type="string">
            <text:p>Bellestar</text:p>
          </table:table-cell>
          <table:table-cell office:value-type="string" calcext:value-type="string">
            <text:p>42.7276192</text:p>
          </table:table-cell>
          <table:table-cell office:value-type="string" calcext:value-type="string">
            <text:p>2.657249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hir</text:p>
          </table:table-cell>
          <table:table-cell table:number-columns-repeated="5"/>
          <table:table-cell table:formula="of:=CONCATENATE(&quot;{&quot;;&quot;name:&quot;&quot;&quot;;[.A91];&quot;&quot;&quot;,municipi:&quot;&quot;&quot;;[.B91];&quot;&quot;&quot;,lat:&quot;;[.C91];&quot;,lon:&quot;;[.D91];&quot;,hi_es:&quot;&quot;&quot;;[.E91];&quot;&quot;&quot;,megalith_type:&quot;&quot;&quot;;[.F91];&quot;&quot;&quot;,wikipedia:&quot;&quot;&quot;;[.G91];&quot;&quot;&quot;,wikidata:&quot;&quot;&quot;;[.H91];&quot;&quot;&quot;,source:&quot;&quot;&quot;;[.I91];&quot;&quot;&quot;,alt_name:&quot;&quot;&quot;;[.J91];&quot;&quot;&quot;},&quot;)" office:value-type="string" office:string-value="{name:&quot;Menhir de la Pedra Dreta&quot;,municipi:&quot;Bellestar&quot;,lat:42.7276192,lon:2.6572499,hi_es:&quot;SI&quot;,megalith_type:&quot;menhir&quot;,wikipedia:&quot;&quot;,wikidata:&quot;&quot;,source:&quot;&quot;,alt_name:&quot;&quot;}," calcext:value-type="string">
            <text:p>{name:"Menhir de la Pedra Dreta",municipi:"Bellestar",lat:42.7276192,lon:2.6572499,hi_es:"SI",megalith_type:"menhir",wikipedia:"",wikidata:"",source:"",alt_name:""},</text:p>
          </table:table-cell>
          <table:table-cell table:formula="of:=CONCATENATE(&quot;{&quot;;&quot;&quot;&quot;name&quot;&quot;:&quot;&quot;&quot;;[.A91];&quot;&quot;&quot;,&quot;&quot;municipi&quot;&quot;:&quot;&quot;&quot;;[.B91];&quot;&quot;&quot;,&quot;&quot;lat&quot;&quot;:&quot;;[.C91];&quot;,&quot;&quot;lon&quot;&quot;:&quot;;[.D91];&quot;,&quot;&quot;hi_es&quot;&quot;:&quot;&quot;&quot;;[.E91];&quot;&quot;&quot;,&quot;&quot;megalith_type&quot;&quot;:&quot;&quot;&quot;;[.F91];&quot;&quot;&quot;,&quot;&quot;wikipedia&quot;&quot;:&quot;&quot;&quot;;[.G91];&quot;&quot;&quot;,&quot;&quot;wikidata&quot;&quot;:&quot;&quot;&quot;;[.H91];&quot;&quot;&quot;,&quot;&quot;source&quot;&quot;:&quot;&quot;&quot;;[.I91];&quot;&quot;&quot;,&quot;&quot;alt_name&quot;&quot;:&quot;&quot;&quot;;[.J91];&quot;&quot;&quot;},&quot;)" office:value-type="string" office:string-value="{&quot;name&quot;:&quot;Menhir de la Pedra Dreta&quot;,&quot;municipi&quot;:&quot;Bellestar&quot;,&quot;lat&quot;:42.7276192,&quot;lon&quot;:2.6572499,&quot;hi_es&quot;:&quot;SI&quot;,&quot;megalith_type&quot;:&quot;menhir&quot;,&quot;wikipedia&quot;:&quot;&quot;,&quot;wikidata&quot;:&quot;&quot;,&quot;source&quot;:&quot;&quot;,&quot;alt_name&quot;:&quot;&quot;}," calcext:value-type="string">
            <text:p>{"name":"Menhir de la Pedra Dreta","municipi":"Bellestar","lat":42.7276192,"lon":2.6572499,"hi_es":"SI","megalith_type":"menhir","wikipedia":"","wikidata":"","source":"","alt_name":""},</text:p>
          </table:table-cell>
        </table:table-row>
        <table:table-row table:style-name="ro4">
          <table:table-cell office:value-type="string" calcext:value-type="string">
            <text:p>Pedra Dreta de l’Est</text:p>
          </table:table-cell>
          <table:table-cell office:value-type="string" calcext:value-type="string">
            <text:p>Cervera de la Marenda</text:p>
          </table:table-cell>
          <table:table-cell office:value-type="string" calcext:value-type="string">
            <text:p>42.4559115</text:p>
          </table:table-cell>
          <table:table-cell office:value-type="string" calcext:value-type="string">
            <text:p>3.158962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hir</text:p>
          </table:table-cell>
          <table:table-cell table:number-columns-repeated="2"/>
          <table:table-cell office:value-type="string" calcext:value-type="string">
            <text:p>https://www.megalithic.co.uk/article.php?sid=9670</text:p>
          </table:table-cell>
          <table:table-cell table:style-name="ce15" office:value-type="string" calcext:value-type="string">
            <text:p>Menhir Peyra Ficta</text:p>
          </table:table-cell>
          <table:table-cell/>
          <table:table-cell table:formula="of:=CONCATENATE(&quot;{&quot;;&quot;name:&quot;&quot;&quot;;[.A92];&quot;&quot;&quot;,municipi:&quot;&quot;&quot;;[.B92];&quot;&quot;&quot;,lat:&quot;;[.C92];&quot;,lon:&quot;;[.D92];&quot;,hi_es:&quot;&quot;&quot;;[.E92];&quot;&quot;&quot;,megalith_type:&quot;&quot;&quot;;[.F92];&quot;&quot;&quot;,wikipedia:&quot;&quot;&quot;;[.G92];&quot;&quot;&quot;,wikidata:&quot;&quot;&quot;;[.H92];&quot;&quot;&quot;,source:&quot;&quot;&quot;;[.I92];&quot;&quot;&quot;,alt_name:&quot;&quot;&quot;;[.J92];&quot;&quot;&quot;},&quot;)" office:value-type="string" office:string-value="{name:&quot;Pedra Dreta de l’Est&quot;,municipi:&quot;Cervera de la Marenda&quot;,lat:42.4559115,lon:3.1589628,hi_es:&quot;SI&quot;,megalith_type:&quot;menhir&quot;,wikipedia:&quot;&quot;,wikidata:&quot;&quot;,source:&quot;https://www.megalithic.co.uk/article.php?sid=9670&quot;,alt_name:&quot;Menhir Peyra Ficta&quot;}," calcext:value-type="string">
            <text:p>{name:"Pedra Dreta de l’Est",municipi:"Cervera de la Marenda",lat:42.4559115,lon:3.1589628,hi_es:"SI",megalith_type:"menhir",wikipedia:"",wikidata:"",source:"https://www.megalithic.co.uk/article.php?sid=9670",alt_name:"Menhir Peyra Ficta"},</text:p>
          </table:table-cell>
          <table:table-cell table:formula="of:=CONCATENATE(&quot;{&quot;;&quot;&quot;&quot;name&quot;&quot;:&quot;&quot;&quot;;[.A92];&quot;&quot;&quot;,&quot;&quot;municipi&quot;&quot;:&quot;&quot;&quot;;[.B92];&quot;&quot;&quot;,&quot;&quot;lat&quot;&quot;:&quot;;[.C92];&quot;,&quot;&quot;lon&quot;&quot;:&quot;;[.D92];&quot;,&quot;&quot;hi_es&quot;&quot;:&quot;&quot;&quot;;[.E92];&quot;&quot;&quot;,&quot;&quot;megalith_type&quot;&quot;:&quot;&quot;&quot;;[.F92];&quot;&quot;&quot;,&quot;&quot;wikipedia&quot;&quot;:&quot;&quot;&quot;;[.G92];&quot;&quot;&quot;,&quot;&quot;wikidata&quot;&quot;:&quot;&quot;&quot;;[.H92];&quot;&quot;&quot;,&quot;&quot;source&quot;&quot;:&quot;&quot;&quot;;[.I92];&quot;&quot;&quot;,&quot;&quot;alt_name&quot;&quot;:&quot;&quot;&quot;;[.J92];&quot;&quot;&quot;},&quot;)" office:value-type="string" office:string-value="{&quot;name&quot;:&quot;Pedra Dreta de l’Est&quot;,&quot;municipi&quot;:&quot;Cervera de la Marenda&quot;,&quot;lat&quot;:42.4559115,&quot;lon&quot;:3.1589628,&quot;hi_es&quot;:&quot;SI&quot;,&quot;megalith_type&quot;:&quot;menhir&quot;,&quot;wikipedia&quot;:&quot;&quot;,&quot;wikidata&quot;:&quot;&quot;,&quot;source&quot;:&quot;https://www.megalithic.co.uk/article.php?sid=9670&quot;,&quot;alt_name&quot;:&quot;Menhir Peyra Ficta&quot;}," calcext:value-type="string">
            <text:p>{"name":"Pedra Dreta de l’Est","municipi":"Cervera de la Marenda","lat":42.4559115,"lon":3.1589628,"hi_es":"SI","megalith_type":"menhir","wikipedia":"","wikidata":"","source":"https://www.megalithic.co.uk/article.php?sid=9670","alt_name":"Menhir Peyra Ficta"},</text:p>
          </table:table-cell>
        </table:table-row>
        <table:table-row table:style-name="ro4">
          <table:table-cell table:style-name="ce14" office:value-type="string" calcext:value-type="string">
            <text:p>Menhir del Molí d'Eina</text:p>
          </table:table-cell>
          <table:table-cell table:style-name="ce14" office:value-type="string" calcext:value-type="string">
            <text:p>Eina</text:p>
          </table:table-cell>
          <table:table-cell table:style-name="ce17" office:value-type="string" calcext:value-type="string">
            <text:p>42.47722</text:p>
          </table:table-cell>
          <table:table-cell office:value-type="string" calcext:value-type="string">
            <text:p>2.07083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menhir</text:p>
          </table:table-cell>
          <table:table-cell office:value-type="string" calcext:value-type="string">
            <text:p>ca:Menhir del Molí d'Eina</text:p>
          </table:table-cell>
          <table:table-cell office:value-type="string" calcext:value-type="string">
            <text:p>Q62088275</text:p>
          </table:table-cell>
          <table:table-cell/>
          <table:table-cell office:value-type="string" calcext:value-type="string">
            <text:p>Menhir del Pla del Bosc, menhir de la Bassouse</text:p>
          </table:table-cell>
          <table:table-cell/>
          <table:table-cell table:formula="of:=CONCATENATE(&quot;{&quot;;&quot;name:&quot;&quot;&quot;;[.A93];&quot;&quot;&quot;,municipi:&quot;&quot;&quot;;[.B93];&quot;&quot;&quot;,lat:&quot;;[.C93];&quot;,lon:&quot;;[.D93];&quot;,hi_es:&quot;&quot;&quot;;[.E93];&quot;&quot;&quot;,megalith_type:&quot;&quot;&quot;;[.F93];&quot;&quot;&quot;,wikipedia:&quot;&quot;&quot;;[.G93];&quot;&quot;&quot;,wikidata:&quot;&quot;&quot;;[.H93];&quot;&quot;&quot;,source:&quot;&quot;&quot;;[.I93];&quot;&quot;&quot;,alt_name:&quot;&quot;&quot;;[.J93];&quot;&quot;&quot;},&quot;)" office:value-type="string" office:string-value="{name:&quot;Menhir del Molí d'Eina&quot;,municipi:&quot;Eina&quot;,lat:42.47722,lon:2.07083,hi_es:&quot;SI&quot;,megalith_type:&quot;menhir&quot;,wikipedia:&quot;ca:Menhir del Molí d'Eina&quot;,wikidata:&quot;Q62088275&quot;,source:&quot;&quot;,alt_name:&quot;Menhir del Pla del Bosc, menhir de la Bassouse&quot;}," calcext:value-type="string">
            <text:p>{name:"Menhir del Molí d'Eina",municipi:"Eina",lat:42.47722,lon:2.07083,hi_es:"SI",megalith_type:"menhir",wikipedia:"ca:Menhir del Molí d'Eina",wikidata:"Q62088275",source:"",alt_name:"Menhir del Pla del Bosc, menhir de la Bassouse"},</text:p>
          </table:table-cell>
          <table:table-cell table:formula="of:=CONCATENATE(&quot;{&quot;;&quot;&quot;&quot;name&quot;&quot;:&quot;&quot;&quot;;[.A93];&quot;&quot;&quot;,&quot;&quot;municipi&quot;&quot;:&quot;&quot;&quot;;[.B93];&quot;&quot;&quot;,&quot;&quot;lat&quot;&quot;:&quot;;[.C93];&quot;,&quot;&quot;lon&quot;&quot;:&quot;;[.D93];&quot;,&quot;&quot;hi_es&quot;&quot;:&quot;&quot;&quot;;[.E93];&quot;&quot;&quot;,&quot;&quot;megalith_type&quot;&quot;:&quot;&quot;&quot;;[.F93];&quot;&quot;&quot;,&quot;&quot;wikipedia&quot;&quot;:&quot;&quot;&quot;;[.G93];&quot;&quot;&quot;,&quot;&quot;wikidata&quot;&quot;:&quot;&quot;&quot;;[.H93];&quot;&quot;&quot;,&quot;&quot;source&quot;&quot;:&quot;&quot;&quot;;[.I93];&quot;&quot;&quot;,&quot;&quot;alt_name&quot;&quot;:&quot;&quot;&quot;;[.J93];&quot;&quot;&quot;},&quot;)" office:value-type="string" office:string-value="{&quot;name&quot;:&quot;Menhir del Molí d'Eina&quot;,&quot;municipi&quot;:&quot;Eina&quot;,&quot;lat&quot;:42.47722,&quot;lon&quot;:2.07083,&quot;hi_es&quot;:&quot;SI&quot;,&quot;megalith_type&quot;:&quot;menhir&quot;,&quot;wikipedia&quot;:&quot;ca:Menhir del Molí d'Eina&quot;,&quot;wikidata&quot;:&quot;Q62088275&quot;,&quot;source&quot;:&quot;&quot;,&quot;alt_name&quot;:&quot;Menhir del Pla del Bosc, menhir de la Bassouse&quot;}," calcext:value-type="string">
            <text:p>{"name":"Menhir del Molí d'Eina","municipi":"Eina","lat":42.47722,"lon":2.07083,"hi_es":"SI","megalith_type":"menhir","wikipedia":"ca:Menhir del Molí d'Eina","wikidata":"Q62088275","source":"","alt_name":"Menhir del Pla del Bosc, menhir de la Bassouse"},</text:p>
          </table:table-cell>
        </table:table-row>
        <table:table-row table:style-name="ro4">
          <table:table-cell table:style-name="ce14" office:value-type="string" calcext:value-type="string">
            <text:p>Dolmen dels Masos</text:p>
          </table:table-cell>
          <table:table-cell table:style-name="ce14" office:value-type="string" calcext:value-type="string">
            <text:p>Els Masos</text:p>
          </table:table-cell>
          <table:table-cell table:style-name="ce30" office:value-type="string" calcext:value-type="string">
            <text:p>42.62278</text:p>
          </table:table-cell>
          <table:table-cell table:style-name="ce30" office:value-type="string" calcext:value-type="string">
            <text:p>2.46278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table:number-columns-repeated="5"/>
          <table:table-cell table:formula="of:=CONCATENATE(&quot;{&quot;;&quot;name:&quot;&quot;&quot;;[.A94];&quot;&quot;&quot;,municipi:&quot;&quot;&quot;;[.B94];&quot;&quot;&quot;,lat:&quot;;[.C94];&quot;,lon:&quot;;[.D94];&quot;,hi_es:&quot;&quot;&quot;;[.E94];&quot;&quot;&quot;,megalith_type:&quot;&quot;&quot;;[.F94];&quot;&quot;&quot;,wikipedia:&quot;&quot;&quot;;[.G94];&quot;&quot;&quot;,wikidata:&quot;&quot;&quot;;[.H94];&quot;&quot;&quot;,source:&quot;&quot;&quot;;[.I94];&quot;&quot;&quot;,alt_name:&quot;&quot;&quot;;[.J94];&quot;&quot;&quot;},&quot;)" office:value-type="string" office:string-value="{name:&quot;Dolmen dels Masos&quot;,municipi:&quot;Els Masos&quot;,lat:42.62278,lon:2.46278,hi_es:&quot;SI&quot;,megalith_type:&quot;dolmen&quot;,wikipedia:&quot;&quot;,wikidata:&quot;&quot;,source:&quot;&quot;,alt_name:&quot;&quot;}," calcext:value-type="string">
            <text:p>{name:"Dolmen dels Masos",municipi:"Els Masos",lat:42.62278,lon:2.46278,hi_es:"SI",megalith_type:"dolmen",wikipedia:"",wikidata:"",source:"",alt_name:""},</text:p>
          </table:table-cell>
          <table:table-cell table:formula="of:=CONCATENATE(&quot;{&quot;;&quot;&quot;&quot;name&quot;&quot;:&quot;&quot;&quot;;[.A94];&quot;&quot;&quot;,&quot;&quot;municipi&quot;&quot;:&quot;&quot;&quot;;[.B94];&quot;&quot;&quot;,&quot;&quot;lat&quot;&quot;:&quot;;[.C94];&quot;,&quot;&quot;lon&quot;&quot;:&quot;;[.D94];&quot;,&quot;&quot;hi_es&quot;&quot;:&quot;&quot;&quot;;[.E94];&quot;&quot;&quot;,&quot;&quot;megalith_type&quot;&quot;:&quot;&quot;&quot;;[.F94];&quot;&quot;&quot;,&quot;&quot;wikipedia&quot;&quot;:&quot;&quot;&quot;;[.G94];&quot;&quot;&quot;,&quot;&quot;wikidata&quot;&quot;:&quot;&quot;&quot;;[.H94];&quot;&quot;&quot;,&quot;&quot;source&quot;&quot;:&quot;&quot;&quot;;[.I94];&quot;&quot;&quot;,&quot;&quot;alt_name&quot;&quot;:&quot;&quot;&quot;;[.J94];&quot;&quot;&quot;},&quot;)" office:value-type="string" office:string-value="{&quot;name&quot;:&quot;Dolmen dels Masos&quot;,&quot;municipi&quot;:&quot;Els Masos&quot;,&quot;lat&quot;:42.62278,&quot;lon&quot;:2.46278,&quot;hi_es&quot;:&quot;SI&quot;,&quot;megalith_type&quot;:&quot;dolmen&quot;,&quot;wikipedia&quot;:&quot;&quot;,&quot;wikidata&quot;:&quot;&quot;,&quot;source&quot;:&quot;&quot;,&quot;alt_name&quot;:&quot;&quot;}," calcext:value-type="string">
            <text:p>{"name":"Dolmen dels Masos","municipi":"Els Masos","lat":42.62278,"lon":2.46278,"hi_es":"SI","megalith_type":"dolmen","wikipedia":"","wikidata":"","source":"","alt_name":""},</text:p>
          </table:table-cell>
        </table:table-row>
        <table:table-row table:style-name="ro4">
          <table:table-cell table:style-name="ce14" office:value-type="string" calcext:value-type="string">
            <text:p>Roca gravada de Glorianes</text:p>
          </table:table-cell>
          <table:table-cell table:style-name="ce14" office:value-type="string" calcext:value-type="string">
            <text:p>Glorianes</text:p>
          </table:table-cell>
          <table:table-cell table:style-name="ce30" office:value-type="string" calcext:value-type="string">
            <text:p>42.59083</text:p>
          </table:table-cell>
          <table:table-cell table:style-name="ce30" office:value-type="string" calcext:value-type="string">
            <text:p>2.56361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dolmen</text:p>
          </table:table-cell>
          <table:table-cell table:number-columns-repeated="5"/>
          <table:table-cell table:formula="of:=CONCATENATE(&quot;{&quot;;&quot;name:&quot;&quot;&quot;;[.A95];&quot;&quot;&quot;,municipi:&quot;&quot;&quot;;[.B95];&quot;&quot;&quot;,lat:&quot;;[.C95];&quot;,lon:&quot;;[.D95];&quot;,hi_es:&quot;&quot;&quot;;[.E95];&quot;&quot;&quot;,megalith_type:&quot;&quot;&quot;;[.F95];&quot;&quot;&quot;,wikipedia:&quot;&quot;&quot;;[.G95];&quot;&quot;&quot;,wikidata:&quot;&quot;&quot;;[.H95];&quot;&quot;&quot;,source:&quot;&quot;&quot;;[.I95];&quot;&quot;&quot;,alt_name:&quot;&quot;&quot;;[.J95];&quot;&quot;&quot;},&quot;)" office:value-type="string" office:string-value="{name:&quot;Roca gravada de Glorianes&quot;,municipi:&quot;Glorianes&quot;,lat:42.59083,lon:2.56361,hi_es:&quot;SI&quot;,megalith_type:&quot;dolmen&quot;,wikipedia:&quot;&quot;,wikidata:&quot;&quot;,source:&quot;&quot;,alt_name:&quot;&quot;}," calcext:value-type="string">
            <text:p>{name:"Roca gravada de Glorianes",municipi:"Glorianes",lat:42.59083,lon:2.56361,hi_es:"SI",megalith_type:"dolmen",wikipedia:"",wikidata:"",source:"",alt_name:""},</text:p>
          </table:table-cell>
          <table:table-cell table:formula="of:=CONCATENATE(&quot;{&quot;;&quot;&quot;&quot;name&quot;&quot;:&quot;&quot;&quot;;[.A95];&quot;&quot;&quot;,&quot;&quot;municipi&quot;&quot;:&quot;&quot;&quot;;[.B95];&quot;&quot;&quot;,&quot;&quot;lat&quot;&quot;:&quot;;[.C95];&quot;,&quot;&quot;lon&quot;&quot;:&quot;;[.D95];&quot;,&quot;&quot;hi_es&quot;&quot;:&quot;&quot;&quot;;[.E95];&quot;&quot;&quot;,&quot;&quot;megalith_type&quot;&quot;:&quot;&quot;&quot;;[.F95];&quot;&quot;&quot;,&quot;&quot;wikipedia&quot;&quot;:&quot;&quot;&quot;;[.G95];&quot;&quot;&quot;,&quot;&quot;wikidata&quot;&quot;:&quot;&quot;&quot;;[.H95];&quot;&quot;&quot;,&quot;&quot;source&quot;&quot;:&quot;&quot;&quot;;[.I95];&quot;&quot;&quot;,&quot;&quot;alt_name&quot;&quot;:&quot;&quot;&quot;;[.J95];&quot;&quot;&quot;},&quot;)" office:value-type="string" office:string-value="{&quot;name&quot;:&quot;Roca gravada de Glorianes&quot;,&quot;municipi&quot;:&quot;Glorianes&quot;,&quot;lat&quot;:42.59083,&quot;lon&quot;:2.56361,&quot;hi_es&quot;:&quot;SI&quot;,&quot;megalith_type&quot;:&quot;dolmen&quot;,&quot;wikipedia&quot;:&quot;&quot;,&quot;wikidata&quot;:&quot;&quot;,&quot;source&quot;:&quot;&quot;,&quot;alt_name&quot;:&quot;&quot;}," calcext:value-type="string">
            <text:p>{"name":"Roca gravada de Glorianes","municipi":"Glorianes","lat":42.59083,"lon":2.56361,"hi_es":"SI","megalith_type":"dolmen","wikipedia":"","wikidata":"","source":"","alt_name":""},</text:p>
          </table:table-cell>
        </table:table-row>
        <table:table-row table:style-name="ro4">
          <table:table-cell table:style-name="ce14" office:value-type="string" calcext:value-type="string">
            <text:p>La Pedra Dreta</text:p>
          </table:table-cell>
          <table:table-cell table:style-name="ce14" office:value-type="string" calcext:value-type="string">
            <text:p>Caladroer</text:p>
          </table:table-cell>
          <table:table-cell table:style-name="ce30" office:value-type="string" calcext:value-type="string">
            <text:p>42.7275</text:p>
          </table:table-cell>
          <table:table-cell table:style-name="ce30" office:value-type="string" calcext:value-type="string">
            <text:p>2.65722</text:p>
          </table:table-cell>
          <table:table-cell table:style-name="Default" office:value-type="string" calcext:value-type="string">
            <text:p>SI</text:p>
          </table:table-cell>
          <table:table-cell table:style-name="ce14" office:value-type="string" calcext:value-type="string">
            <text:p>menhir</text:p>
          </table:table-cell>
          <table:table-cell office:value-type="string" calcext:value-type="string">
            <text:p>ca:Pedra Dreta (Caladroer)</text:p>
          </table:table-cell>
          <table:table-cell office:value-type="string" calcext:value-type="string">
            <text:p>Q16510080</text:p>
          </table:table-cell>
          <table:table-cell table:number-columns-repeated="3"/>
          <table:table-cell table:formula="of:=CONCATENATE(&quot;{&quot;;&quot;name:&quot;&quot;&quot;;[.A96];&quot;&quot;&quot;,municipi:&quot;&quot;&quot;;[.B96];&quot;&quot;&quot;,lat:&quot;;[.C96];&quot;,lon:&quot;;[.D96];&quot;,hi_es:&quot;&quot;&quot;;[.E96];&quot;&quot;&quot;,megalith_type:&quot;&quot;&quot;;[.F96];&quot;&quot;&quot;,wikipedia:&quot;&quot;&quot;;[.G96];&quot;&quot;&quot;,wikidata:&quot;&quot;&quot;;[.H96];&quot;&quot;&quot;,source:&quot;&quot;&quot;;[.I96];&quot;&quot;&quot;,alt_name:&quot;&quot;&quot;;[.J96];&quot;&quot;&quot;},&quot;)" office:value-type="string" office:string-value="{name:&quot;La Pedra Dreta&quot;,municipi:&quot;Caladroer&quot;,lat:42.7275,lon:2.65722,hi_es:&quot;SI&quot;,megalith_type:&quot;menhir&quot;,wikipedia:&quot;ca:Pedra Dreta (Caladroer)&quot;,wikidata:&quot;Q16510080&quot;,source:&quot;&quot;,alt_name:&quot;&quot;}," calcext:value-type="string">
            <text:p>{name:"La Pedra Dreta",municipi:"Caladroer",lat:42.7275,lon:2.65722,hi_es:"SI",megalith_type:"menhir",wikipedia:"ca:Pedra Dreta (Caladroer)",wikidata:"Q16510080",source:"",alt_name:""},</text:p>
          </table:table-cell>
          <table:table-cell table:formula="of:=CONCATENATE(&quot;{&quot;;&quot;&quot;&quot;name&quot;&quot;:&quot;&quot;&quot;;[.A96];&quot;&quot;&quot;,&quot;&quot;municipi&quot;&quot;:&quot;&quot;&quot;;[.B96];&quot;&quot;&quot;,&quot;&quot;lat&quot;&quot;:&quot;;[.C96];&quot;,&quot;&quot;lon&quot;&quot;:&quot;;[.D96];&quot;,&quot;&quot;hi_es&quot;&quot;:&quot;&quot;&quot;;[.E96];&quot;&quot;&quot;,&quot;&quot;megalith_type&quot;&quot;:&quot;&quot;&quot;;[.F96];&quot;&quot;&quot;,&quot;&quot;wikipedia&quot;&quot;:&quot;&quot;&quot;;[.G96];&quot;&quot;&quot;,&quot;&quot;wikidata&quot;&quot;:&quot;&quot;&quot;;[.H96];&quot;&quot;&quot;,&quot;&quot;source&quot;&quot;:&quot;&quot;&quot;;[.I96];&quot;&quot;&quot;,&quot;&quot;alt_name&quot;&quot;:&quot;&quot;&quot;;[.J96];&quot;&quot;&quot;},&quot;)" office:value-type="string" office:string-value="{&quot;name&quot;:&quot;La Pedra Dreta&quot;,&quot;municipi&quot;:&quot;Caladroer&quot;,&quot;lat&quot;:42.7275,&quot;lon&quot;:2.65722,&quot;hi_es&quot;:&quot;SI&quot;,&quot;megalith_type&quot;:&quot;menhir&quot;,&quot;wikipedia&quot;:&quot;ca:Pedra Dreta (Caladroer)&quot;,&quot;wikidata&quot;:&quot;Q16510080&quot;,&quot;source&quot;:&quot;&quot;,&quot;alt_name&quot;:&quot;&quot;}," calcext:value-type="string">
            <text:p>{"name":"La Pedra Dreta","municipi":"Caladroer","lat":42.7275,"lon":2.65722,"hi_es":"SI","megalith_type":"menhir","wikipedia":"ca:Pedra Dreta (Caladroer)","wikidata":"Q16510080","source":"","alt_name":""},</text:p>
          </table:table-cell>
        </table:table-row>
        <table:table-row table:style-name="ro4">
          <table:table-cell table:style-name="ce14" office:value-type="string" calcext:value-type="string">
            <text:p>Cista de les Fontetes</text:p>
          </table:table-cell>
          <table:table-cell table:style-name="ce14" office:value-type="string" calcext:value-type="string">
            <text:p>Angostrina i Vilanova de les Escaldes</text:p>
          </table:table-cell>
          <table:table-cell table:style-name="ce17" office:value-type="string" calcext:value-type="string">
            <text:p>42.48944</text:p>
          </table:table-cell>
          <table:table-cell office:value-type="string" calcext:value-type="string">
            <text:p>1.97139</text:p>
          </table:table-cell>
          <table:table-cell table:style-name="Default"/>
          <table:table-cell table:style-name="ce14" office:value-type="string" calcext:value-type="string">
            <text:p>cist</text:p>
          </table:table-cell>
          <table:table-cell office:value-type="string" calcext:value-type="string">
            <text:p>ca:Cista de les Fontetes </text:p>
          </table:table-cell>
          <table:table-cell office:value-type="string" calcext:value-type="string">
            <text:p>Q62091912</text:p>
          </table:table-cell>
          <table:table-cell table:number-columns-repeated="3"/>
          <table:table-cell table:formula="of:=CONCATENATE(&quot;{&quot;;&quot;name:&quot;&quot;&quot;;[.A97];&quot;&quot;&quot;,municipi:&quot;&quot;&quot;;[.B97];&quot;&quot;&quot;,lat:&quot;;[.C97];&quot;,lon:&quot;;[.D97];&quot;,hi_es:&quot;&quot;&quot;;[.E97];&quot;&quot;&quot;,megalith_type:&quot;&quot;&quot;;[.F97];&quot;&quot;&quot;,wikipedia:&quot;&quot;&quot;;[.G97];&quot;&quot;&quot;,wikidata:&quot;&quot;&quot;;[.H97];&quot;&quot;&quot;,source:&quot;&quot;&quot;;[.I97];&quot;&quot;&quot;,alt_name:&quot;&quot;&quot;;[.J97];&quot;&quot;&quot;},&quot;)" office:value-type="string" office:string-value="{name:&quot;Cista de les Fontetes&quot;,municipi:&quot;Angostrina i Vilanova de les Escaldes&quot;,lat:42.48944,lon:1.97139,hi_es:&quot;&quot;,megalith_type:&quot;cist&quot;,wikipedia:&quot;ca:Cista de les Fontetes &quot;,wikidata:&quot;Q62091912&quot;,source:&quot;&quot;,alt_name:&quot;&quot;}," calcext:value-type="string">
            <text:p>{name:"Cista de les Fontetes",municipi:"Angostrina i Vilanova de les Escaldes",lat:42.48944,lon:1.97139,hi_es:"",megalith_type:"cist",wikipedia:"ca:Cista de les Fontetes ",wikidata:"Q62091912",source:"",alt_name:""},</text:p>
          </table:table-cell>
          <table:table-cell table:formula="of:=CONCATENATE(&quot;{&quot;;&quot;&quot;&quot;name&quot;&quot;:&quot;&quot;&quot;;[.A97];&quot;&quot;&quot;,&quot;&quot;municipi&quot;&quot;:&quot;&quot;&quot;;[.B97];&quot;&quot;&quot;,&quot;&quot;lat&quot;&quot;:&quot;;[.C97];&quot;,&quot;&quot;lon&quot;&quot;:&quot;;[.D97];&quot;,&quot;&quot;hi_es&quot;&quot;:&quot;&quot;&quot;;[.E97];&quot;&quot;&quot;,&quot;&quot;megalith_type&quot;&quot;:&quot;&quot;&quot;;[.F97];&quot;&quot;&quot;,&quot;&quot;wikipedia&quot;&quot;:&quot;&quot;&quot;;[.G97];&quot;&quot;&quot;,&quot;&quot;wikidata&quot;&quot;:&quot;&quot;&quot;;[.H97];&quot;&quot;&quot;,&quot;&quot;source&quot;&quot;:&quot;&quot;&quot;;[.I97];&quot;&quot;&quot;,&quot;&quot;alt_name&quot;&quot;:&quot;&quot;&quot;;[.J97];&quot;&quot;&quot;},&quot;)" office:value-type="string" office:string-value="{&quot;name&quot;:&quot;Cista de les Fontetes&quot;,&quot;municipi&quot;:&quot;Angostrina i Vilanova de les Escaldes&quot;,&quot;lat&quot;:42.48944,&quot;lon&quot;:1.97139,&quot;hi_es&quot;:&quot;&quot;,&quot;megalith_type&quot;:&quot;cist&quot;,&quot;wikipedia&quot;:&quot;ca:Cista de les Fontetes &quot;,&quot;wikidata&quot;:&quot;Q62091912&quot;,&quot;source&quot;:&quot;&quot;,&quot;alt_name&quot;:&quot;&quot;}," calcext:value-type="string">
            <text:p>{"name":"Cista de les Fontetes","municipi":"Angostrina i Vilanova de les Escaldes","lat":42.48944,"lon":1.97139,"hi_es":"","megalith_type":"cist","wikipedia":"ca:Cista de les Fontetes ","wikidata":"Q62091912","source":"","alt_name":""},</text:p>
          </table:table-cell>
        </table:table-row>
        <table:table-row table:style-name="ro4">
          <table:table-cell table:style-name="ce14" office:value-type="string" calcext:value-type="string">
            <text:p>Menhir d'Èguet</text:p>
          </table:table-cell>
          <table:table-cell table:style-name="ce14" office:value-type="string" calcext:value-type="string">
            <text:p>Èguet</text:p>
          </table:table-cell>
          <table:table-cell table:style-name="ce17" office:value-type="string" calcext:value-type="string">
            <text:p>42.50167</text:p>
          </table:table-cell>
          <table:table-cell office:value-type="string" calcext:value-type="string">
            <text:p>2.01806</text:p>
          </table:table-cell>
          <table:table-cell table:style-name="Default"/>
          <table:table-cell table:style-name="ce14" office:value-type="string" calcext:value-type="string">
            <text:p>menhir</text:p>
          </table:table-cell>
          <table:table-cell/>
          <table:table-cell table:style-name="Default"/>
          <table:table-cell table:number-columns-repeated="3"/>
          <table:table-cell table:formula="of:=CONCATENATE(&quot;{&quot;;&quot;name:&quot;&quot;&quot;;[.A98];&quot;&quot;&quot;,municipi:&quot;&quot;&quot;;[.B98];&quot;&quot;&quot;,lat:&quot;;[.C98];&quot;,lon:&quot;;[.D98];&quot;,hi_es:&quot;&quot;&quot;;[.E98];&quot;&quot;&quot;,megalith_type:&quot;&quot;&quot;;[.F98];&quot;&quot;&quot;,wikipedia:&quot;&quot;&quot;;[.G98];&quot;&quot;&quot;,wikidata:&quot;&quot;&quot;;[.H98];&quot;&quot;&quot;,source:&quot;&quot;&quot;;[.I98];&quot;&quot;&quot;,alt_name:&quot;&quot;&quot;;[.J98];&quot;&quot;&quot;},&quot;)" office:value-type="string" office:string-value="{name:&quot;Menhir d'Èguet&quot;,municipi:&quot;Èguet&quot;,lat:42.50167,lon:2.01806,hi_es:&quot;&quot;,megalith_type:&quot;menhir&quot;,wikipedia:&quot;&quot;,wikidata:&quot;&quot;,source:&quot;&quot;,alt_name:&quot;&quot;}," calcext:value-type="string">
            <text:p>{name:"Menhir d'Èguet",municipi:"Èguet",lat:42.50167,lon:2.01806,hi_es:"",megalith_type:"menhir",wikipedia:"",wikidata:"",source:"",alt_name:""},</text:p>
          </table:table-cell>
          <table:table-cell table:formula="of:=CONCATENATE(&quot;{&quot;;&quot;&quot;&quot;name&quot;&quot;:&quot;&quot;&quot;;[.A98];&quot;&quot;&quot;,&quot;&quot;municipi&quot;&quot;:&quot;&quot;&quot;;[.B98];&quot;&quot;&quot;,&quot;&quot;lat&quot;&quot;:&quot;;[.C98];&quot;,&quot;&quot;lon&quot;&quot;:&quot;;[.D98];&quot;,&quot;&quot;hi_es&quot;&quot;:&quot;&quot;&quot;;[.E98];&quot;&quot;&quot;,&quot;&quot;megalith_type&quot;&quot;:&quot;&quot;&quot;;[.F98];&quot;&quot;&quot;,&quot;&quot;wikipedia&quot;&quot;:&quot;&quot;&quot;;[.G98];&quot;&quot;&quot;,&quot;&quot;wikidata&quot;&quot;:&quot;&quot;&quot;;[.H98];&quot;&quot;&quot;,&quot;&quot;source&quot;&quot;:&quot;&quot;&quot;;[.I98];&quot;&quot;&quot;,&quot;&quot;alt_name&quot;&quot;:&quot;&quot;&quot;;[.J98];&quot;&quot;&quot;},&quot;)" office:value-type="string" office:string-value="{&quot;name&quot;:&quot;Menhir d'Èguet&quot;,&quot;municipi&quot;:&quot;Èguet&quot;,&quot;lat&quot;:42.50167,&quot;lon&quot;:2.01806,&quot;hi_es&quot;:&quot;&quot;,&quot;megalith_type&quot;:&quot;menhir&quot;,&quot;wikipedia&quot;:&quot;&quot;,&quot;wikidata&quot;:&quot;&quot;,&quot;source&quot;:&quot;&quot;,&quot;alt_name&quot;:&quot;&quot;}," calcext:value-type="string">
            <text:p>{"name":"Menhir d'Èguet","municipi":"Èguet","lat":42.50167,"lon":2.01806,"hi_es":"","megalith_type":"menhir","wikipedia":"","wikidata":"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l Pujolet</text:p>
          </table:table-cell>
          <table:table-cell table:style-name="ce14" office:value-type="string" calcext:value-type="string">
            <text:p>Èguet</text:p>
          </table:table-cell>
          <table:table-cell table:style-name="ce17" office:value-type="string" calcext:value-type="string">
            <text:p>42.49917</text:p>
          </table:table-cell>
          <table:table-cell office:value-type="string" calcext:value-type="string">
            <text:p>2.01778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l Pujolet</text:p>
          </table:table-cell>
          <table:table-cell office:value-type="string" calcext:value-type="string">
            <text:p>Q62096407</text:p>
          </table:table-cell>
          <table:table-cell table:number-columns-repeated="3"/>
          <table:table-cell table:formula="of:=CONCATENATE(&quot;{&quot;;&quot;name:&quot;&quot;&quot;;[.A99];&quot;&quot;&quot;,municipi:&quot;&quot;&quot;;[.B99];&quot;&quot;&quot;,lat:&quot;;[.C99];&quot;,lon:&quot;;[.D99];&quot;,hi_es:&quot;&quot;&quot;;[.E99];&quot;&quot;&quot;,megalith_type:&quot;&quot;&quot;;[.F99];&quot;&quot;&quot;,wikipedia:&quot;&quot;&quot;;[.G99];&quot;&quot;&quot;,wikidata:&quot;&quot;&quot;;[.H99];&quot;&quot;&quot;,source:&quot;&quot;&quot;;[.I99];&quot;&quot;&quot;,alt_name:&quot;&quot;&quot;;[.J99];&quot;&quot;&quot;},&quot;)" office:value-type="string" office:string-value="{name:&quot;Dolmen del Pujolet&quot;,municipi:&quot;Èguet&quot;,lat:42.49917,lon:2.01778,hi_es:&quot;&quot;,megalith_type:&quot;dolmen&quot;,wikipedia:&quot;ca:Dolmen del Pujolet&quot;,wikidata:&quot;Q62096407&quot;,source:&quot;&quot;,alt_name:&quot;&quot;}," calcext:value-type="string">
            <text:p>{name:"Dolmen del Pujolet",municipi:"Èguet",lat:42.49917,lon:2.01778,hi_es:"",megalith_type:"dolmen",wikipedia:"ca:Dolmen del Pujolet",wikidata:"Q62096407",source:"",alt_name:""},</text:p>
          </table:table-cell>
          <table:table-cell table:formula="of:=CONCATENATE(&quot;{&quot;;&quot;&quot;&quot;name&quot;&quot;:&quot;&quot;&quot;;[.A99];&quot;&quot;&quot;,&quot;&quot;municipi&quot;&quot;:&quot;&quot;&quot;;[.B99];&quot;&quot;&quot;,&quot;&quot;lat&quot;&quot;:&quot;;[.C99];&quot;,&quot;&quot;lon&quot;&quot;:&quot;;[.D99];&quot;,&quot;&quot;hi_es&quot;&quot;:&quot;&quot;&quot;;[.E99];&quot;&quot;&quot;,&quot;&quot;megalith_type&quot;&quot;:&quot;&quot;&quot;;[.F99];&quot;&quot;&quot;,&quot;&quot;wikipedia&quot;&quot;:&quot;&quot;&quot;;[.G99];&quot;&quot;&quot;,&quot;&quot;wikidata&quot;&quot;:&quot;&quot;&quot;;[.H99];&quot;&quot;&quot;,&quot;&quot;source&quot;&quot;:&quot;&quot;&quot;;[.I99];&quot;&quot;&quot;,&quot;&quot;alt_name&quot;&quot;:&quot;&quot;&quot;;[.J99];&quot;&quot;&quot;},&quot;)" office:value-type="string" office:string-value="{&quot;name&quot;:&quot;Dolmen del Pujolet&quot;,&quot;municipi&quot;:&quot;Èguet&quot;,&quot;lat&quot;:42.49917,&quot;lon&quot;:2.01778,&quot;hi_es&quot;:&quot;&quot;,&quot;megalith_type&quot;:&quot;dolmen&quot;,&quot;wikipedia&quot;:&quot;ca:Dolmen del Pujolet&quot;,&quot;wikidata&quot;:&quot;Q62096407&quot;,&quot;source&quot;:&quot;&quot;,&quot;alt_name&quot;:&quot;&quot;}," calcext:value-type="string">
            <text:p>{"name":"Dolmen del Pujolet","municipi":"Èguet","lat":42.49917,"lon":2.01778,"hi_es":"","megalith_type":"dolmen","wikipedia":"ca:Dolmen del Pujolet","wikidata":"Q62096407","source":"","alt_name":""},</text:p>
          </table:table-cell>
        </table:table-row>
        <table:table-row table:style-name="ro4">
          <table:table-cell table:style-name="ce14" office:value-type="string" calcext:value-type="string">
            <text:p>Hàbitat del Pla del Bac</text:p>
          </table:table-cell>
          <table:table-cell table:style-name="ce14" office:value-type="string" calcext:value-type="string">
            <text:p>Eina</text:p>
          </table:table-cell>
          <table:table-cell table:style-name="ce17" office:value-type="string" calcext:value-type="string">
            <text:p>42.47306</text:p>
          </table:table-cell>
          <table:table-cell office:value-type="string" calcext:value-type="string">
            <text:p>2.07333</text:p>
          </table:table-cell>
          <table:table-cell table:style-name="Default"/>
          <table:table-cell table:style-name="ce14" office:value-type="string" calcext:value-type="string">
            <text:p>Hàbitat prehistòric</text:p>
          </table:table-cell>
          <table:table-cell office:value-type="string" calcext:value-type="string">
            <text:p>ca:Hàbitat del Pla del Bac</text:p>
          </table:table-cell>
          <table:table-cell office:value-type="string" calcext:value-type="string">
            <text:p>Q62086500</text:p>
          </table:table-cell>
          <table:table-cell table:number-columns-repeated="3"/>
          <table:table-cell table:formula="of:=CONCATENATE(&quot;{&quot;;&quot;name:&quot;&quot;&quot;;[.A100];&quot;&quot;&quot;,municipi:&quot;&quot;&quot;;[.B100];&quot;&quot;&quot;,lat:&quot;;[.C100];&quot;,lon:&quot;;[.D100];&quot;,hi_es:&quot;&quot;&quot;;[.E100];&quot;&quot;&quot;,megalith_type:&quot;&quot;&quot;;[.F100];&quot;&quot;&quot;,wikipedia:&quot;&quot;&quot;;[.G100];&quot;&quot;&quot;,wikidata:&quot;&quot;&quot;;[.H100];&quot;&quot;&quot;,source:&quot;&quot;&quot;;[.I100];&quot;&quot;&quot;,alt_name:&quot;&quot;&quot;;[.J100];&quot;&quot;&quot;},&quot;)" office:value-type="string" office:string-value="{name:&quot;Hàbitat del Pla del Bac&quot;,municipi:&quot;Eina&quot;,lat:42.47306,lon:2.07333,hi_es:&quot;&quot;,megalith_type:&quot;Hàbitat prehistòric&quot;,wikipedia:&quot;ca:Hàbitat del Pla del Bac&quot;,wikidata:&quot;Q62086500&quot;,source:&quot;&quot;,alt_name:&quot;&quot;}," calcext:value-type="string">
            <text:p>{name:"Hàbitat del Pla del Bac",municipi:"Eina",lat:42.47306,lon:2.07333,hi_es:"",megalith_type:"Hàbitat prehistòric",wikipedia:"ca:Hàbitat del Pla del Bac",wikidata:"Q62086500",source:"",alt_name:""},</text:p>
          </table:table-cell>
          <table:table-cell table:formula="of:=CONCATENATE(&quot;{&quot;;&quot;&quot;&quot;name&quot;&quot;:&quot;&quot;&quot;;[.A100];&quot;&quot;&quot;,&quot;&quot;municipi&quot;&quot;:&quot;&quot;&quot;;[.B100];&quot;&quot;&quot;,&quot;&quot;lat&quot;&quot;:&quot;;[.C100];&quot;,&quot;&quot;lon&quot;&quot;:&quot;;[.D100];&quot;,&quot;&quot;hi_es&quot;&quot;:&quot;&quot;&quot;;[.E100];&quot;&quot;&quot;,&quot;&quot;megalith_type&quot;&quot;:&quot;&quot;&quot;;[.F100];&quot;&quot;&quot;,&quot;&quot;wikipedia&quot;&quot;:&quot;&quot;&quot;;[.G100];&quot;&quot;&quot;,&quot;&quot;wikidata&quot;&quot;:&quot;&quot;&quot;;[.H100];&quot;&quot;&quot;,&quot;&quot;source&quot;&quot;:&quot;&quot;&quot;;[.I100];&quot;&quot;&quot;,&quot;&quot;alt_name&quot;&quot;:&quot;&quot;&quot;;[.J100];&quot;&quot;&quot;},&quot;)" office:value-type="string" office:string-value="{&quot;name&quot;:&quot;Hàbitat del Pla del Bac&quot;,&quot;municipi&quot;:&quot;Eina&quot;,&quot;lat&quot;:42.47306,&quot;lon&quot;:2.07333,&quot;hi_es&quot;:&quot;&quot;,&quot;megalith_type&quot;:&quot;Hàbitat prehistòric&quot;,&quot;wikipedia&quot;:&quot;ca:Hàbitat del Pla del Bac&quot;,&quot;wikidata&quot;:&quot;Q62086500&quot;,&quot;source&quot;:&quot;&quot;,&quot;alt_name&quot;:&quot;&quot;}," calcext:value-type="string">
            <text:p>{"name":"Hàbitat del Pla del Bac","municipi":"Eina","lat":42.47306,"lon":2.07333,"hi_es":"","megalith_type":"Hàbitat prehistòric","wikipedia":"ca:Hàbitat del Pla del Bac","wikidata":"Q62086500","source":"","alt_name":""},</text:p>
          </table:table-cell>
        </table:table-row>
        <table:table-row table:style-name="ro4">
          <table:table-cell table:style-name="ce14" office:value-type="string" calcext:value-type="string">
            <text:p>Menhir del Coll de la Perxa</text:p>
          </table:table-cell>
          <table:table-cell table:style-name="ce14" office:value-type="string" calcext:value-type="string">
            <text:p>Eina</text:p>
          </table:table-cell>
          <table:table-cell table:style-name="ce17" office:value-type="string" calcext:value-type="string">
            <text:p>42.48333</text:p>
          </table:table-cell>
          <table:table-cell office:value-type="string" calcext:value-type="string">
            <text:p>2.08833</text:p>
          </table:table-cell>
          <table:table-cell table:style-name="Default"/>
          <table:table-cell table:style-name="ce14" office:value-type="string" calcext:value-type="string">
            <text:p>menhir</text:p>
          </table:table-cell>
          <table:table-cell office:value-type="string" calcext:value-type="string">
            <text:p>ca:Menhir del Coll de la Perxa</text:p>
          </table:table-cell>
          <table:table-cell office:value-type="string" calcext:value-type="string">
            <text:p>Q62086408</text:p>
          </table:table-cell>
          <table:table-cell table:number-columns-repeated="3"/>
          <table:table-cell table:formula="of:=CONCATENATE(&quot;{&quot;;&quot;name:&quot;&quot;&quot;;[.A101];&quot;&quot;&quot;,municipi:&quot;&quot;&quot;;[.B101];&quot;&quot;&quot;,lat:&quot;;[.C101];&quot;,lon:&quot;;[.D101];&quot;,hi_es:&quot;&quot;&quot;;[.E101];&quot;&quot;&quot;,megalith_type:&quot;&quot;&quot;;[.F101];&quot;&quot;&quot;,wikipedia:&quot;&quot;&quot;;[.G101];&quot;&quot;&quot;,wikidata:&quot;&quot;&quot;;[.H101];&quot;&quot;&quot;,source:&quot;&quot;&quot;;[.I101];&quot;&quot;&quot;,alt_name:&quot;&quot;&quot;;[.J101];&quot;&quot;&quot;},&quot;)" office:value-type="string" office:string-value="{name:&quot;Menhir del Coll de la Perxa&quot;,municipi:&quot;Eina&quot;,lat:42.48333,lon:2.08833,hi_es:&quot;&quot;,megalith_type:&quot;menhir&quot;,wikipedia:&quot;ca:Menhir del Coll de la Perxa&quot;,wikidata:&quot;Q62086408&quot;,source:&quot;&quot;,alt_name:&quot;&quot;}," calcext:value-type="string">
            <text:p>{name:"Menhir del Coll de la Perxa",municipi:"Eina",lat:42.48333,lon:2.08833,hi_es:"",megalith_type:"menhir",wikipedia:"ca:Menhir del Coll de la Perxa",wikidata:"Q62086408",source:"",alt_name:""},</text:p>
          </table:table-cell>
          <table:table-cell table:formula="of:=CONCATENATE(&quot;{&quot;;&quot;&quot;&quot;name&quot;&quot;:&quot;&quot;&quot;;[.A101];&quot;&quot;&quot;,&quot;&quot;municipi&quot;&quot;:&quot;&quot;&quot;;[.B101];&quot;&quot;&quot;,&quot;&quot;lat&quot;&quot;:&quot;;[.C101];&quot;,&quot;&quot;lon&quot;&quot;:&quot;;[.D101];&quot;,&quot;&quot;hi_es&quot;&quot;:&quot;&quot;&quot;;[.E101];&quot;&quot;&quot;,&quot;&quot;megalith_type&quot;&quot;:&quot;&quot;&quot;;[.F101];&quot;&quot;&quot;,&quot;&quot;wikipedia&quot;&quot;:&quot;&quot;&quot;;[.G101];&quot;&quot;&quot;,&quot;&quot;wikidata&quot;&quot;:&quot;&quot;&quot;;[.H101];&quot;&quot;&quot;,&quot;&quot;source&quot;&quot;:&quot;&quot;&quot;;[.I101];&quot;&quot;&quot;,&quot;&quot;alt_name&quot;&quot;:&quot;&quot;&quot;;[.J101];&quot;&quot;&quot;},&quot;)" office:value-type="string" office:string-value="{&quot;name&quot;:&quot;Menhir del Coll de la Perxa&quot;,&quot;municipi&quot;:&quot;Eina&quot;,&quot;lat&quot;:42.48333,&quot;lon&quot;:2.08833,&quot;hi_es&quot;:&quot;&quot;,&quot;megalith_type&quot;:&quot;menhir&quot;,&quot;wikipedia&quot;:&quot;ca:Menhir del Coll de la Perxa&quot;,&quot;wikidata&quot;:&quot;Q62086408&quot;,&quot;source&quot;:&quot;&quot;,&quot;alt_name&quot;:&quot;&quot;}," calcext:value-type="string">
            <text:p>{"name":"Menhir del Coll de la Perxa","municipi":"Eina","lat":42.48333,"lon":2.08833,"hi_es":"","megalith_type":"menhir","wikipedia":"ca:Menhir del Coll de la Perxa","wikidata":"Q62086408","source":"","alt_name":""},</text:p>
          </table:table-cell>
        </table:table-row>
        <table:table-row table:style-name="ro4">
          <table:table-cell table:style-name="ce14" office:value-type="string" calcext:value-type="string">
            <text:p>Pedra dels Traginers</text:p>
          </table:table-cell>
          <table:table-cell table:style-name="ce14" office:value-type="string" calcext:value-type="string">
            <text:p>Eina</text:p>
          </table:table-cell>
          <table:table-cell table:style-name="ce17" office:value-type="string" calcext:value-type="string">
            <text:p>42.48167</text:p>
          </table:table-cell>
          <table:table-cell office:value-type="string" calcext:value-type="string">
            <text:p>2.06833</text:p>
          </table:table-cell>
          <table:table-cell table:style-name="Default"/>
          <table:table-cell table:style-name="ce14" office:value-type="string" calcext:value-type="string">
            <text:p>Pont megalític</text:p>
          </table:table-cell>
          <table:table-cell table:number-columns-repeated="5"/>
          <table:table-cell table:formula="of:=CONCATENATE(&quot;{&quot;;&quot;name:&quot;&quot;&quot;;[.A102];&quot;&quot;&quot;,municipi:&quot;&quot;&quot;;[.B102];&quot;&quot;&quot;,lat:&quot;;[.C102];&quot;,lon:&quot;;[.D102];&quot;,hi_es:&quot;&quot;&quot;;[.E102];&quot;&quot;&quot;,megalith_type:&quot;&quot;&quot;;[.F102];&quot;&quot;&quot;,wikipedia:&quot;&quot;&quot;;[.G102];&quot;&quot;&quot;,wikidata:&quot;&quot;&quot;;[.H102];&quot;&quot;&quot;,source:&quot;&quot;&quot;;[.I102];&quot;&quot;&quot;,alt_name:&quot;&quot;&quot;;[.J102];&quot;&quot;&quot;},&quot;)" office:value-type="string" office:string-value="{name:&quot;Pedra dels Traginers&quot;,municipi:&quot;Eina&quot;,lat:42.48167,lon:2.06833,hi_es:&quot;&quot;,megalith_type:&quot;Pont megalític&quot;,wikipedia:&quot;&quot;,wikidata:&quot;&quot;,source:&quot;&quot;,alt_name:&quot;&quot;}," calcext:value-type="string">
            <text:p>{name:"Pedra dels Traginers",municipi:"Eina",lat:42.48167,lon:2.06833,hi_es:"",megalith_type:"Pont megalític",wikipedia:"",wikidata:"",source:"",alt_name:""},</text:p>
          </table:table-cell>
          <table:table-cell table:formula="of:=CONCATENATE(&quot;{&quot;;&quot;&quot;&quot;name&quot;&quot;:&quot;&quot;&quot;;[.A102];&quot;&quot;&quot;,&quot;&quot;municipi&quot;&quot;:&quot;&quot;&quot;;[.B102];&quot;&quot;&quot;,&quot;&quot;lat&quot;&quot;:&quot;;[.C102];&quot;,&quot;&quot;lon&quot;&quot;:&quot;;[.D102];&quot;,&quot;&quot;hi_es&quot;&quot;:&quot;&quot;&quot;;[.E102];&quot;&quot;&quot;,&quot;&quot;megalith_type&quot;&quot;:&quot;&quot;&quot;;[.F102];&quot;&quot;&quot;,&quot;&quot;wikipedia&quot;&quot;:&quot;&quot;&quot;;[.G102];&quot;&quot;&quot;,&quot;&quot;wikidata&quot;&quot;:&quot;&quot;&quot;;[.H102];&quot;&quot;&quot;,&quot;&quot;source&quot;&quot;:&quot;&quot;&quot;;[.I102];&quot;&quot;&quot;,&quot;&quot;alt_name&quot;&quot;:&quot;&quot;&quot;;[.J102];&quot;&quot;&quot;},&quot;)" office:value-type="string" office:string-value="{&quot;name&quot;:&quot;Pedra dels Traginers&quot;,&quot;municipi&quot;:&quot;Eina&quot;,&quot;lat&quot;:42.48167,&quot;lon&quot;:2.06833,&quot;hi_es&quot;:&quot;&quot;,&quot;megalith_type&quot;:&quot;Pont megalític&quot;,&quot;wikipedia&quot;:&quot;&quot;,&quot;wikidata&quot;:&quot;&quot;,&quot;source&quot;:&quot;&quot;,&quot;alt_name&quot;:&quot;&quot;}," calcext:value-type="string">
            <text:p>{"name":"Pedra dels Traginers","municipi":"Eina","lat":42.48167,"lon":2.06833,"hi_es":"","megalith_type":"Pont megalític","wikipedia":"","wikidata":"","source":"","alt_name":""},</text:p>
          </table:table-cell>
        </table:table-row>
        <table:table-row table:style-name="ro4">
          <table:table-cell table:style-name="ce14" office:value-type="string" calcext:value-type="string">
            <text:p>Pont megalític d'Eina</text:p>
          </table:table-cell>
          <table:table-cell table:style-name="ce14" office:value-type="string" calcext:value-type="string">
            <text:p>Eina</text:p>
          </table:table-cell>
          <table:table-cell table:style-name="ce17" office:value-type="string" calcext:value-type="string">
            <text:p>42.48222</text:p>
          </table:table-cell>
          <table:table-cell office:value-type="string" calcext:value-type="string">
            <text:p>2.06889</text:p>
          </table:table-cell>
          <table:table-cell table:style-name="Default"/>
          <table:table-cell table:style-name="ce14" office:value-type="string" calcext:value-type="string">
            <text:p>Pont megalític</text:p>
          </table:table-cell>
          <table:table-cell table:number-columns-repeated="5"/>
          <table:table-cell table:formula="of:=CONCATENATE(&quot;{&quot;;&quot;name:&quot;&quot;&quot;;[.A103];&quot;&quot;&quot;,municipi:&quot;&quot;&quot;;[.B103];&quot;&quot;&quot;,lat:&quot;;[.C103];&quot;,lon:&quot;;[.D103];&quot;,hi_es:&quot;&quot;&quot;;[.E103];&quot;&quot;&quot;,megalith_type:&quot;&quot;&quot;;[.F103];&quot;&quot;&quot;,wikipedia:&quot;&quot;&quot;;[.G103];&quot;&quot;&quot;,wikidata:&quot;&quot;&quot;;[.H103];&quot;&quot;&quot;,source:&quot;&quot;&quot;;[.I103];&quot;&quot;&quot;,alt_name:&quot;&quot;&quot;;[.J103];&quot;&quot;&quot;},&quot;)" office:value-type="string" office:string-value="{name:&quot;Pont megalític d'Eina&quot;,municipi:&quot;Eina&quot;,lat:42.48222,lon:2.06889,hi_es:&quot;&quot;,megalith_type:&quot;Pont megalític&quot;,wikipedia:&quot;&quot;,wikidata:&quot;&quot;,source:&quot;&quot;,alt_name:&quot;&quot;}," calcext:value-type="string">
            <text:p>{name:"Pont megalític d'Eina",municipi:"Eina",lat:42.48222,lon:2.06889,hi_es:"",megalith_type:"Pont megalític",wikipedia:"",wikidata:"",source:"",alt_name:""},</text:p>
          </table:table-cell>
          <table:table-cell table:formula="of:=CONCATENATE(&quot;{&quot;;&quot;&quot;&quot;name&quot;&quot;:&quot;&quot;&quot;;[.A103];&quot;&quot;&quot;,&quot;&quot;municipi&quot;&quot;:&quot;&quot;&quot;;[.B103];&quot;&quot;&quot;,&quot;&quot;lat&quot;&quot;:&quot;;[.C103];&quot;,&quot;&quot;lon&quot;&quot;:&quot;;[.D103];&quot;,&quot;&quot;hi_es&quot;&quot;:&quot;&quot;&quot;;[.E103];&quot;&quot;&quot;,&quot;&quot;megalith_type&quot;&quot;:&quot;&quot;&quot;;[.F103];&quot;&quot;&quot;,&quot;&quot;wikipedia&quot;&quot;:&quot;&quot;&quot;;[.G103];&quot;&quot;&quot;,&quot;&quot;wikidata&quot;&quot;:&quot;&quot;&quot;;[.H103];&quot;&quot;&quot;,&quot;&quot;source&quot;&quot;:&quot;&quot;&quot;;[.I103];&quot;&quot;&quot;,&quot;&quot;alt_name&quot;&quot;:&quot;&quot;&quot;;[.J103];&quot;&quot;&quot;},&quot;)" office:value-type="string" office:string-value="{&quot;name&quot;:&quot;Pont megalític d'Eina&quot;,&quot;municipi&quot;:&quot;Eina&quot;,&quot;lat&quot;:42.48222,&quot;lon&quot;:2.06889,&quot;hi_es&quot;:&quot;&quot;,&quot;megalith_type&quot;:&quot;Pont megalític&quot;,&quot;wikipedia&quot;:&quot;&quot;,&quot;wikidata&quot;:&quot;&quot;,&quot;source&quot;:&quot;&quot;,&quot;alt_name&quot;:&quot;&quot;}," calcext:value-type="string">
            <text:p>{"name":"Pont megalític d'Eina","municipi":"Eina","lat":42.48222,"lon":2.06889,"hi_es":"","megalith_type":"Pont megalític","wikipedia":"","wikidata":"","source":"","alt_name":""},</text:p>
          </table:table-cell>
        </table:table-row>
        <table:table-row table:style-name="ro4">
          <table:table-cell table:style-name="ce14" office:value-type="string" calcext:value-type="string">
            <text:p>Cista de Roca Flavià</text:p>
          </table:table-cell>
          <table:table-cell table:style-name="ce14" office:value-type="string" calcext:value-type="string">
            <text:p>Font-romeu, Odelló i Vià</text:p>
          </table:table-cell>
          <table:table-cell table:style-name="ce17" office:value-type="string" calcext:value-type="string">
            <text:p>42.48472</text:p>
          </table:table-cell>
          <table:table-cell office:value-type="string" calcext:value-type="string">
            <text:p>2.06194</text:p>
          </table:table-cell>
          <table:table-cell table:style-name="Default"/>
          <table:table-cell table:style-name="ce14" office:value-type="string" calcext:value-type="string">
            <text:p>cist</text:p>
          </table:table-cell>
          <table:table-cell office:value-type="string" calcext:value-type="string">
            <text:p>ca:Cista de Roca Flavià</text:p>
          </table:table-cell>
          <table:table-cell office:value-type="string" calcext:value-type="string">
            <text:p>Q62091412</text:p>
          </table:table-cell>
          <table:table-cell table:number-columns-repeated="3"/>
          <table:table-cell table:formula="of:=CONCATENATE(&quot;{&quot;;&quot;name:&quot;&quot;&quot;;[.A104];&quot;&quot;&quot;,municipi:&quot;&quot;&quot;;[.B104];&quot;&quot;&quot;,lat:&quot;;[.C104];&quot;,lon:&quot;;[.D104];&quot;,hi_es:&quot;&quot;&quot;;[.E104];&quot;&quot;&quot;,megalith_type:&quot;&quot;&quot;;[.F104];&quot;&quot;&quot;,wikipedia:&quot;&quot;&quot;;[.G104];&quot;&quot;&quot;,wikidata:&quot;&quot;&quot;;[.H104];&quot;&quot;&quot;,source:&quot;&quot;&quot;;[.I104];&quot;&quot;&quot;,alt_name:&quot;&quot;&quot;;[.J104];&quot;&quot;&quot;},&quot;)" office:value-type="string" office:string-value="{name:&quot;Cista de Roca Flavià&quot;,municipi:&quot;Font-romeu, Odelló i Vià&quot;,lat:42.48472,lon:2.06194,hi_es:&quot;&quot;,megalith_type:&quot;cist&quot;,wikipedia:&quot;ca:Cista de Roca Flavià&quot;,wikidata:&quot;Q62091412&quot;,source:&quot;&quot;,alt_name:&quot;&quot;}," calcext:value-type="string">
            <text:p>{name:"Cista de Roca Flavià",municipi:"Font-romeu, Odelló i Vià",lat:42.48472,lon:2.06194,hi_es:"",megalith_type:"cist",wikipedia:"ca:Cista de Roca Flavià",wikidata:"Q62091412",source:"",alt_name:""},</text:p>
          </table:table-cell>
          <table:table-cell table:formula="of:=CONCATENATE(&quot;{&quot;;&quot;&quot;&quot;name&quot;&quot;:&quot;&quot;&quot;;[.A104];&quot;&quot;&quot;,&quot;&quot;municipi&quot;&quot;:&quot;&quot;&quot;;[.B104];&quot;&quot;&quot;,&quot;&quot;lat&quot;&quot;:&quot;;[.C104];&quot;,&quot;&quot;lon&quot;&quot;:&quot;;[.D104];&quot;,&quot;&quot;hi_es&quot;&quot;:&quot;&quot;&quot;;[.E104];&quot;&quot;&quot;,&quot;&quot;megalith_type&quot;&quot;:&quot;&quot;&quot;;[.F104];&quot;&quot;&quot;,&quot;&quot;wikipedia&quot;&quot;:&quot;&quot;&quot;;[.G104];&quot;&quot;&quot;,&quot;&quot;wikidata&quot;&quot;:&quot;&quot;&quot;;[.H104];&quot;&quot;&quot;,&quot;&quot;source&quot;&quot;:&quot;&quot;&quot;;[.I104];&quot;&quot;&quot;,&quot;&quot;alt_name&quot;&quot;:&quot;&quot;&quot;;[.J104];&quot;&quot;&quot;},&quot;)" office:value-type="string" office:string-value="{&quot;name&quot;:&quot;Cista de Roca Flavià&quot;,&quot;municipi&quot;:&quot;Font-romeu, Odelló i Vià&quot;,&quot;lat&quot;:42.48472,&quot;lon&quot;:2.06194,&quot;hi_es&quot;:&quot;&quot;,&quot;megalith_type&quot;:&quot;cist&quot;,&quot;wikipedia&quot;:&quot;ca:Cista de Roca Flavià&quot;,&quot;wikidata&quot;:&quot;Q62091412&quot;,&quot;source&quot;:&quot;&quot;,&quot;alt_name&quot;:&quot;&quot;}," calcext:value-type="string">
            <text:p>{"name":"Cista de Roca Flavià","municipi":"Font-romeu, Odelló i Vià","lat":42.48472,"lon":2.06194,"hi_es":"","megalith_type":"cist","wikipedia":"ca:Cista de Roca Flavià","wikidata":"Q62091412","source":"","alt_name":""},</text:p>
          </table:table-cell>
        </table:table-row>
        <table:table-row table:style-name="ro4">
          <table:table-cell table:style-name="ce14" office:value-type="string" calcext:value-type="string">
            <text:p>Sepulcre megalític del Bac d'Amunt</text:p>
          </table:table-cell>
          <table:table-cell table:style-name="ce14" office:value-type="string" calcext:value-type="string">
            <text:p>Font-romeu, Odelló i Vià</text:p>
          </table:table-cell>
          <table:table-cell table:style-name="ce17" office:value-type="string" calcext:value-type="string">
            <text:p>42.48139</text:p>
          </table:table-cell>
          <table:table-cell office:value-type="string" calcext:value-type="string">
            <text:p>2.05583</text:p>
          </table:table-cell>
          <table:table-cell table:style-name="Default"/>
          <table:table-cell table:style-name="ce14" office:value-type="string" calcext:value-type="string">
            <text:p>Sepulcre megalític</text:p>
          </table:table-cell>
          <table:table-cell office:value-type="string" calcext:value-type="string">
            <text:p>ca:Sepulcre megalític del Bac d'Amunt</text:p>
          </table:table-cell>
          <table:table-cell office:value-type="string" calcext:value-type="string">
            <text:p>Q62091843</text:p>
          </table:table-cell>
          <table:table-cell table:number-columns-repeated="3"/>
          <table:table-cell table:formula="of:=CONCATENATE(&quot;{&quot;;&quot;name:&quot;&quot;&quot;;[.A105];&quot;&quot;&quot;,municipi:&quot;&quot;&quot;;[.B105];&quot;&quot;&quot;,lat:&quot;;[.C105];&quot;,lon:&quot;;[.D105];&quot;,hi_es:&quot;&quot;&quot;;[.E105];&quot;&quot;&quot;,megalith_type:&quot;&quot;&quot;;[.F105];&quot;&quot;&quot;,wikipedia:&quot;&quot;&quot;;[.G105];&quot;&quot;&quot;,wikidata:&quot;&quot;&quot;;[.H105];&quot;&quot;&quot;,source:&quot;&quot;&quot;;[.I105];&quot;&quot;&quot;,alt_name:&quot;&quot;&quot;;[.J105];&quot;&quot;&quot;},&quot;)" office:value-type="string" office:string-value="{name:&quot;Sepulcre megalític del Bac d'Amunt&quot;,municipi:&quot;Font-romeu, Odelló i Vià&quot;,lat:42.48139,lon:2.05583,hi_es:&quot;&quot;,megalith_type:&quot;Sepulcre megalític&quot;,wikipedia:&quot;ca:Sepulcre megalític del Bac d'Amunt&quot;,wikidata:&quot;Q62091843&quot;,source:&quot;&quot;,alt_name:&quot;&quot;}," calcext:value-type="string">
            <text:p>{name:"Sepulcre megalític del Bac d'Amunt",municipi:"Font-romeu, Odelló i Vià",lat:42.48139,lon:2.05583,hi_es:"",megalith_type:"Sepulcre megalític",wikipedia:"ca:Sepulcre megalític del Bac d'Amunt",wikidata:"Q62091843",source:"",alt_name:""},</text:p>
          </table:table-cell>
          <table:table-cell table:formula="of:=CONCATENATE(&quot;{&quot;;&quot;&quot;&quot;name&quot;&quot;:&quot;&quot;&quot;;[.A105];&quot;&quot;&quot;,&quot;&quot;municipi&quot;&quot;:&quot;&quot;&quot;;[.B105];&quot;&quot;&quot;,&quot;&quot;lat&quot;&quot;:&quot;;[.C105];&quot;,&quot;&quot;lon&quot;&quot;:&quot;;[.D105];&quot;,&quot;&quot;hi_es&quot;&quot;:&quot;&quot;&quot;;[.E105];&quot;&quot;&quot;,&quot;&quot;megalith_type&quot;&quot;:&quot;&quot;&quot;;[.F105];&quot;&quot;&quot;,&quot;&quot;wikipedia&quot;&quot;:&quot;&quot;&quot;;[.G105];&quot;&quot;&quot;,&quot;&quot;wikidata&quot;&quot;:&quot;&quot;&quot;;[.H105];&quot;&quot;&quot;,&quot;&quot;source&quot;&quot;:&quot;&quot;&quot;;[.I105];&quot;&quot;&quot;,&quot;&quot;alt_name&quot;&quot;:&quot;&quot;&quot;;[.J105];&quot;&quot;&quot;},&quot;)" office:value-type="string" office:string-value="{&quot;name&quot;:&quot;Sepulcre megalític del Bac d'Amunt&quot;,&quot;municipi&quot;:&quot;Font-romeu, Odelló i Vià&quot;,&quot;lat&quot;:42.48139,&quot;lon&quot;:2.05583,&quot;hi_es&quot;:&quot;&quot;,&quot;megalith_type&quot;:&quot;Sepulcre megalític&quot;,&quot;wikipedia&quot;:&quot;ca:Sepulcre megalític del Bac d'Amunt&quot;,&quot;wikidata&quot;:&quot;Q62091843&quot;,&quot;source&quot;:&quot;&quot;,&quot;alt_name&quot;:&quot;&quot;}," calcext:value-type="string">
            <text:p>{"name":"Sepulcre megalític del Bac d'Amunt","municipi":"Font-romeu, Odelló i Vià","lat":42.48139,"lon":2.05583,"hi_es":"","megalith_type":"Sepulcre megalític","wikipedia":"ca:Sepulcre megalític del Bac d'Amunt","wikidata":"Q62091843","source":"","alt_name":""},</text:p>
          </table:table-cell>
        </table:table-row>
        <table:table-row table:style-name="ro4">
          <table:table-cell table:style-name="ce14" office:value-type="string" calcext:value-type="string">
            <text:p>Menhir d'Odelló</text:p>
          </table:table-cell>
          <table:table-cell table:style-name="ce14" office:value-type="string" calcext:value-type="string">
            <text:p>Font-romeu, Odelló i Vià</text:p>
          </table:table-cell>
          <table:table-cell table:style-name="ce17" office:value-type="string" calcext:value-type="string">
            <text:p>42.50556</text:p>
          </table:table-cell>
          <table:table-cell office:value-type="string" calcext:value-type="string">
            <text:p>2.04528</text:p>
          </table:table-cell>
          <table:table-cell table:style-name="Default"/>
          <table:table-cell table:style-name="ce14" office:value-type="string" calcext:value-type="string">
            <text:p>menhir</text:p>
          </table:table-cell>
          <table:table-cell table:number-columns-repeated="5"/>
          <table:table-cell table:formula="of:=CONCATENATE(&quot;{&quot;;&quot;name:&quot;&quot;&quot;;[.A106];&quot;&quot;&quot;,municipi:&quot;&quot;&quot;;[.B106];&quot;&quot;&quot;,lat:&quot;;[.C106];&quot;,lon:&quot;;[.D106];&quot;,hi_es:&quot;&quot;&quot;;[.E106];&quot;&quot;&quot;,megalith_type:&quot;&quot;&quot;;[.F106];&quot;&quot;&quot;,wikipedia:&quot;&quot;&quot;;[.G106];&quot;&quot;&quot;,wikidata:&quot;&quot;&quot;;[.H106];&quot;&quot;&quot;,source:&quot;&quot;&quot;;[.I106];&quot;&quot;&quot;,alt_name:&quot;&quot;&quot;;[.J106];&quot;&quot;&quot;},&quot;)" office:value-type="string" office:string-value="{name:&quot;Menhir d'Odelló&quot;,municipi:&quot;Font-romeu, Odelló i Vià&quot;,lat:42.50556,lon:2.04528,hi_es:&quot;&quot;,megalith_type:&quot;menhir&quot;,wikipedia:&quot;&quot;,wikidata:&quot;&quot;,source:&quot;&quot;,alt_name:&quot;&quot;}," calcext:value-type="string">
            <text:p>{name:"Menhir d'Odelló",municipi:"Font-romeu, Odelló i Vià",lat:42.50556,lon:2.04528,hi_es:"",megalith_type:"menhir",wikipedia:"",wikidata:"",source:"",alt_name:""},</text:p>
          </table:table-cell>
          <table:table-cell table:formula="of:=CONCATENATE(&quot;{&quot;;&quot;&quot;&quot;name&quot;&quot;:&quot;&quot;&quot;;[.A106];&quot;&quot;&quot;,&quot;&quot;municipi&quot;&quot;:&quot;&quot;&quot;;[.B106];&quot;&quot;&quot;,&quot;&quot;lat&quot;&quot;:&quot;;[.C106];&quot;,&quot;&quot;lon&quot;&quot;:&quot;;[.D106];&quot;,&quot;&quot;hi_es&quot;&quot;:&quot;&quot;&quot;;[.E106];&quot;&quot;&quot;,&quot;&quot;megalith_type&quot;&quot;:&quot;&quot;&quot;;[.F106];&quot;&quot;&quot;,&quot;&quot;wikipedia&quot;&quot;:&quot;&quot;&quot;;[.G106];&quot;&quot;&quot;,&quot;&quot;wikidata&quot;&quot;:&quot;&quot;&quot;;[.H106];&quot;&quot;&quot;,&quot;&quot;source&quot;&quot;:&quot;&quot;&quot;;[.I106];&quot;&quot;&quot;,&quot;&quot;alt_name&quot;&quot;:&quot;&quot;&quot;;[.J106];&quot;&quot;&quot;},&quot;)" office:value-type="string" office:string-value="{&quot;name&quot;:&quot;Menhir d'Odelló&quot;,&quot;municipi&quot;:&quot;Font-romeu, Odelló i Vià&quot;,&quot;lat&quot;:42.50556,&quot;lon&quot;:2.04528,&quot;hi_es&quot;:&quot;&quot;,&quot;megalith_type&quot;:&quot;menhir&quot;,&quot;wikipedia&quot;:&quot;&quot;,&quot;wikidata&quot;:&quot;&quot;,&quot;source&quot;:&quot;&quot;,&quot;alt_name&quot;:&quot;&quot;}," calcext:value-type="string">
            <text:p>{"name":"Menhir d'Odelló","municipi":"Font-romeu, Odelló i Vià","lat":42.50556,"lon":2.04528,"hi_es":"","megalith_type":"menhir","wikipedia":"","wikidata":"","source":"","alt_name":""},</text:p>
          </table:table-cell>
        </table:table-row>
        <table:table-row table:style-name="ro4">
          <table:table-cell table:style-name="ce14" office:value-type="string" calcext:value-type="string">
            <text:p>Menhir de Llo</text:p>
          </table:table-cell>
          <table:table-cell table:style-name="ce14" office:value-type="string" calcext:value-type="string">
            <text:p>Llo</text:p>
          </table:table-cell>
          <table:table-cell table:style-name="ce17" office:value-type="string" calcext:value-type="string">
            <text:p>42.45583</text:p>
          </table:table-cell>
          <table:table-cell office:value-type="string" calcext:value-type="string">
            <text:p>2.06444</text:p>
          </table:table-cell>
          <table:table-cell table:style-name="Default"/>
          <table:table-cell table:style-name="ce14" office:value-type="string" calcext:value-type="string">
            <text:p>menhir</text:p>
          </table:table-cell>
          <table:table-cell table:number-columns-repeated="5"/>
          <table:table-cell table:formula="of:=CONCATENATE(&quot;{&quot;;&quot;name:&quot;&quot;&quot;;[.A107];&quot;&quot;&quot;,municipi:&quot;&quot;&quot;;[.B107];&quot;&quot;&quot;,lat:&quot;;[.C107];&quot;,lon:&quot;;[.D107];&quot;,hi_es:&quot;&quot;&quot;;[.E107];&quot;&quot;&quot;,megalith_type:&quot;&quot;&quot;;[.F107];&quot;&quot;&quot;,wikipedia:&quot;&quot;&quot;;[.G107];&quot;&quot;&quot;,wikidata:&quot;&quot;&quot;;[.H107];&quot;&quot;&quot;,source:&quot;&quot;&quot;;[.I107];&quot;&quot;&quot;,alt_name:&quot;&quot;&quot;;[.J107];&quot;&quot;&quot;},&quot;)" office:value-type="string" office:string-value="{name:&quot;Menhir de Llo&quot;,municipi:&quot;Llo&quot;,lat:42.45583,lon:2.06444,hi_es:&quot;&quot;,megalith_type:&quot;menhir&quot;,wikipedia:&quot;&quot;,wikidata:&quot;&quot;,source:&quot;&quot;,alt_name:&quot;&quot;}," calcext:value-type="string">
            <text:p>{name:"Menhir de Llo",municipi:"Llo",lat:42.45583,lon:2.06444,hi_es:"",megalith_type:"menhir",wikipedia:"",wikidata:"",source:"",alt_name:""},</text:p>
          </table:table-cell>
          <table:table-cell table:formula="of:=CONCATENATE(&quot;{&quot;;&quot;&quot;&quot;name&quot;&quot;:&quot;&quot;&quot;;[.A107];&quot;&quot;&quot;,&quot;&quot;municipi&quot;&quot;:&quot;&quot;&quot;;[.B107];&quot;&quot;&quot;,&quot;&quot;lat&quot;&quot;:&quot;;[.C107];&quot;,&quot;&quot;lon&quot;&quot;:&quot;;[.D107];&quot;,&quot;&quot;hi_es&quot;&quot;:&quot;&quot;&quot;;[.E107];&quot;&quot;&quot;,&quot;&quot;megalith_type&quot;&quot;:&quot;&quot;&quot;;[.F107];&quot;&quot;&quot;,&quot;&quot;wikipedia&quot;&quot;:&quot;&quot;&quot;;[.G107];&quot;&quot;&quot;,&quot;&quot;wikidata&quot;&quot;:&quot;&quot;&quot;;[.H107];&quot;&quot;&quot;,&quot;&quot;source&quot;&quot;:&quot;&quot;&quot;;[.I107];&quot;&quot;&quot;,&quot;&quot;alt_name&quot;&quot;:&quot;&quot;&quot;;[.J107];&quot;&quot;&quot;},&quot;)" office:value-type="string" office:string-value="{&quot;name&quot;:&quot;Menhir de Llo&quot;,&quot;municipi&quot;:&quot;Llo&quot;,&quot;lat&quot;:42.45583,&quot;lon&quot;:2.06444,&quot;hi_es&quot;:&quot;&quot;,&quot;megalith_type&quot;:&quot;menhir&quot;,&quot;wikipedia&quot;:&quot;&quot;,&quot;wikidata&quot;:&quot;&quot;,&quot;source&quot;:&quot;&quot;,&quot;alt_name&quot;:&quot;&quot;}," calcext:value-type="string">
            <text:p>{"name":"Menhir de Llo","municipi":"Llo","lat":42.45583,"lon":2.06444,"hi_es":"","megalith_type":"menhir","wikipedia":"","wikidata":"","source":"","alt_name":""},</text:p>
          </table:table-cell>
        </table:table-row>
        <table:table-row table:style-name="ro4">
          <table:table-cell table:style-name="ce14" office:value-type="string" calcext:value-type="string">
            <text:p>Menhir de Targasona</text:p>
          </table:table-cell>
          <table:table-cell table:style-name="ce14" office:value-type="string" calcext:value-type="string">
            <text:p>Targasona</text:p>
          </table:table-cell>
          <table:table-cell table:style-name="ce17" office:value-type="string" calcext:value-type="string">
            <text:p>42.49611</text:p>
          </table:table-cell>
          <table:table-cell office:value-type="string" calcext:value-type="string">
            <text:p>1.99056</text:p>
          </table:table-cell>
          <table:table-cell table:style-name="Default"/>
          <table:table-cell table:style-name="ce14" office:value-type="string" calcext:value-type="string">
            <text:p>menhir</text:p>
          </table:table-cell>
          <table:table-cell table:number-columns-repeated="5"/>
          <table:table-cell table:formula="of:=CONCATENATE(&quot;{&quot;;&quot;name:&quot;&quot;&quot;;[.A108];&quot;&quot;&quot;,municipi:&quot;&quot;&quot;;[.B108];&quot;&quot;&quot;,lat:&quot;;[.C108];&quot;,lon:&quot;;[.D108];&quot;,hi_es:&quot;&quot;&quot;;[.E108];&quot;&quot;&quot;,megalith_type:&quot;&quot;&quot;;[.F108];&quot;&quot;&quot;,wikipedia:&quot;&quot;&quot;;[.G108];&quot;&quot;&quot;,wikidata:&quot;&quot;&quot;;[.H108];&quot;&quot;&quot;,source:&quot;&quot;&quot;;[.I108];&quot;&quot;&quot;,alt_name:&quot;&quot;&quot;;[.J108];&quot;&quot;&quot;},&quot;)" office:value-type="string" office:string-value="{name:&quot;Menhir de Targasona&quot;,municipi:&quot;Targasona&quot;,lat:42.49611,lon:1.99056,hi_es:&quot;&quot;,megalith_type:&quot;menhir&quot;,wikipedia:&quot;&quot;,wikidata:&quot;&quot;,source:&quot;&quot;,alt_name:&quot;&quot;}," calcext:value-type="string">
            <text:p>{name:"Menhir de Targasona",municipi:"Targasona",lat:42.49611,lon:1.99056,hi_es:"",megalith_type:"menhir",wikipedia:"",wikidata:"",source:"",alt_name:""},</text:p>
          </table:table-cell>
          <table:table-cell table:formula="of:=CONCATENATE(&quot;{&quot;;&quot;&quot;&quot;name&quot;&quot;:&quot;&quot;&quot;;[.A108];&quot;&quot;&quot;,&quot;&quot;municipi&quot;&quot;:&quot;&quot;&quot;;[.B108];&quot;&quot;&quot;,&quot;&quot;lat&quot;&quot;:&quot;;[.C108];&quot;,&quot;&quot;lon&quot;&quot;:&quot;;[.D108];&quot;,&quot;&quot;hi_es&quot;&quot;:&quot;&quot;&quot;;[.E108];&quot;&quot;&quot;,&quot;&quot;megalith_type&quot;&quot;:&quot;&quot;&quot;;[.F108];&quot;&quot;&quot;,&quot;&quot;wikipedia&quot;&quot;:&quot;&quot;&quot;;[.G108];&quot;&quot;&quot;,&quot;&quot;wikidata&quot;&quot;:&quot;&quot;&quot;;[.H108];&quot;&quot;&quot;,&quot;&quot;source&quot;&quot;:&quot;&quot;&quot;;[.I108];&quot;&quot;&quot;,&quot;&quot;alt_name&quot;&quot;:&quot;&quot;&quot;;[.J108];&quot;&quot;&quot;},&quot;)" office:value-type="string" office:string-value="{&quot;name&quot;:&quot;Menhir de Targasona&quot;,&quot;municipi&quot;:&quot;Targasona&quot;,&quot;lat&quot;:42.49611,&quot;lon&quot;:1.99056,&quot;hi_es&quot;:&quot;&quot;,&quot;megalith_type&quot;:&quot;menhir&quot;,&quot;wikipedia&quot;:&quot;&quot;,&quot;wikidata&quot;:&quot;&quot;,&quot;source&quot;:&quot;&quot;,&quot;alt_name&quot;:&quot;&quot;}," calcext:value-type="string">
            <text:p>{"name":"Menhir de Targasona","municipi":"Targasona","lat":42.49611,"lon":1.99056,"hi_es":"","megalith_type":"menhir","wikipedia":"","wikidata":"","source":"","alt_name":""},</text:p>
          </table:table-cell>
        </table:table-row>
        <table:table-row table:style-name="ro4">
          <table:table-cell table:style-name="ce14" office:value-type="string" calcext:value-type="string">
            <text:p>La Pedra Dreta</text:p>
          </table:table-cell>
          <table:table-cell table:style-name="ce14" office:value-type="string" calcext:value-type="string">
            <text:p>Targasona</text:p>
          </table:table-cell>
          <table:table-cell table:style-name="ce17" office:value-type="string" calcext:value-type="string">
            <text:p>42.49611</text:p>
          </table:table-cell>
          <table:table-cell office:value-type="string" calcext:value-type="string">
            <text:p>1.98972</text:p>
          </table:table-cell>
          <table:table-cell table:style-name="Default"/>
          <table:table-cell table:style-name="ce14" office:value-type="string" calcext:value-type="string">
            <text:p>menhir</text:p>
          </table:table-cell>
          <table:table-cell table:number-columns-repeated="5"/>
          <table:table-cell table:formula="of:=CONCATENATE(&quot;{&quot;;&quot;name:&quot;&quot;&quot;;[.A109];&quot;&quot;&quot;,municipi:&quot;&quot;&quot;;[.B109];&quot;&quot;&quot;,lat:&quot;;[.C109];&quot;,lon:&quot;;[.D109];&quot;,hi_es:&quot;&quot;&quot;;[.E109];&quot;&quot;&quot;,megalith_type:&quot;&quot;&quot;;[.F109];&quot;&quot;&quot;,wikipedia:&quot;&quot;&quot;;[.G109];&quot;&quot;&quot;,wikidata:&quot;&quot;&quot;;[.H109];&quot;&quot;&quot;,source:&quot;&quot;&quot;;[.I109];&quot;&quot;&quot;,alt_name:&quot;&quot;&quot;;[.J109];&quot;&quot;&quot;},&quot;)" office:value-type="string" office:string-value="{name:&quot;La Pedra Dreta&quot;,municipi:&quot;Targasona&quot;,lat:42.49611,lon:1.98972,hi_es:&quot;&quot;,megalith_type:&quot;menhir&quot;,wikipedia:&quot;&quot;,wikidata:&quot;&quot;,source:&quot;&quot;,alt_name:&quot;&quot;}," calcext:value-type="string">
            <text:p>{name:"La Pedra Dreta",municipi:"Targasona",lat:42.49611,lon:1.98972,hi_es:"",megalith_type:"menhir",wikipedia:"",wikidata:"",source:"",alt_name:""},</text:p>
          </table:table-cell>
          <table:table-cell table:formula="of:=CONCATENATE(&quot;{&quot;;&quot;&quot;&quot;name&quot;&quot;:&quot;&quot;&quot;;[.A109];&quot;&quot;&quot;,&quot;&quot;municipi&quot;&quot;:&quot;&quot;&quot;;[.B109];&quot;&quot;&quot;,&quot;&quot;lat&quot;&quot;:&quot;;[.C109];&quot;,&quot;&quot;lon&quot;&quot;:&quot;;[.D109];&quot;,&quot;&quot;hi_es&quot;&quot;:&quot;&quot;&quot;;[.E109];&quot;&quot;&quot;,&quot;&quot;megalith_type&quot;&quot;:&quot;&quot;&quot;;[.F109];&quot;&quot;&quot;,&quot;&quot;wikipedia&quot;&quot;:&quot;&quot;&quot;;[.G109];&quot;&quot;&quot;,&quot;&quot;wikidata&quot;&quot;:&quot;&quot;&quot;;[.H109];&quot;&quot;&quot;,&quot;&quot;source&quot;&quot;:&quot;&quot;&quot;;[.I109];&quot;&quot;&quot;,&quot;&quot;alt_name&quot;&quot;:&quot;&quot;&quot;;[.J109];&quot;&quot;&quot;},&quot;)" office:value-type="string" office:string-value="{&quot;name&quot;:&quot;La Pedra Dreta&quot;,&quot;municipi&quot;:&quot;Targasona&quot;,&quot;lat&quot;:42.49611,&quot;lon&quot;:1.98972,&quot;hi_es&quot;:&quot;&quot;,&quot;megalith_type&quot;:&quot;menhir&quot;,&quot;wikipedia&quot;:&quot;&quot;,&quot;wikidata&quot;:&quot;&quot;,&quot;source&quot;:&quot;&quot;,&quot;alt_name&quot;:&quot;&quot;}," calcext:value-type="string">
            <text:p>{"name":"La Pedra Dreta","municipi":"Targasona","lat":42.49611,"lon":1.98972,"hi_es":"","megalith_type":"menhir","wikipedia":"","wikidata":"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 Bruga</text:p>
          </table:table-cell>
          <table:table-cell table:style-name="ce14" office:value-type="string" calcext:value-type="string">
            <text:p>Puigbalador</text:p>
          </table:table-cell>
          <table:table-cell table:style-name="ce17" office:value-type="string" calcext:value-type="string">
            <text:p>42.65389</text:p>
          </table:table-cell>
          <table:table-cell office:value-type="string" calcext:value-type="string">
            <text:p>2.09611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table:number-columns-repeated="5"/>
          <table:table-cell table:formula="of:=CONCATENATE(&quot;{&quot;;&quot;name:&quot;&quot;&quot;;[.A110];&quot;&quot;&quot;,municipi:&quot;&quot;&quot;;[.B110];&quot;&quot;&quot;,lat:&quot;;[.C110];&quot;,lon:&quot;;[.D110];&quot;,hi_es:&quot;&quot;&quot;;[.E110];&quot;&quot;&quot;,megalith_type:&quot;&quot;&quot;;[.F110];&quot;&quot;&quot;,wikipedia:&quot;&quot;&quot;;[.G110];&quot;&quot;&quot;,wikidata:&quot;&quot;&quot;;[.H110];&quot;&quot;&quot;,source:&quot;&quot;&quot;;[.I110];&quot;&quot;&quot;,alt_name:&quot;&quot;&quot;;[.J110];&quot;&quot;&quot;},&quot;)" office:value-type="string" office:string-value="{name:&quot;Dolmen de Bruga&quot;,municipi:&quot;Puigbalador&quot;,lat:42.65389,lon:2.09611,hi_es:&quot;&quot;,megalith_type:&quot;dolmen&quot;,wikipedia:&quot;&quot;,wikidata:&quot;&quot;,source:&quot;&quot;,alt_name:&quot;&quot;}," calcext:value-type="string">
            <text:p>{name:"Dolmen de Bruga",municipi:"Puigbalador",lat:42.65389,lon:2.09611,hi_es:"",megalith_type:"dolmen",wikipedia:"",wikidata:"",source:"",alt_name:""},</text:p>
          </table:table-cell>
          <table:table-cell table:formula="of:=CONCATENATE(&quot;{&quot;;&quot;&quot;&quot;name&quot;&quot;:&quot;&quot;&quot;;[.A110];&quot;&quot;&quot;,&quot;&quot;municipi&quot;&quot;:&quot;&quot;&quot;;[.B110];&quot;&quot;&quot;,&quot;&quot;lat&quot;&quot;:&quot;;[.C110];&quot;,&quot;&quot;lon&quot;&quot;:&quot;;[.D110];&quot;,&quot;&quot;hi_es&quot;&quot;:&quot;&quot;&quot;;[.E110];&quot;&quot;&quot;,&quot;&quot;megalith_type&quot;&quot;:&quot;&quot;&quot;;[.F110];&quot;&quot;&quot;,&quot;&quot;wikipedia&quot;&quot;:&quot;&quot;&quot;;[.G110];&quot;&quot;&quot;,&quot;&quot;wikidata&quot;&quot;:&quot;&quot;&quot;;[.H110];&quot;&quot;&quot;,&quot;&quot;source&quot;&quot;:&quot;&quot;&quot;;[.I110];&quot;&quot;&quot;,&quot;&quot;alt_name&quot;&quot;:&quot;&quot;&quot;;[.J110];&quot;&quot;&quot;},&quot;)" office:value-type="string" office:string-value="{&quot;name&quot;:&quot;Dolmen de Bruga&quot;,&quot;municipi&quot;:&quot;Puigbalador&quot;,&quot;lat&quot;:42.65389,&quot;lon&quot;:2.09611,&quot;hi_es&quot;:&quot;&quot;,&quot;megalith_type&quot;:&quot;dolmen&quot;,&quot;wikipedia&quot;:&quot;&quot;,&quot;wikidata&quot;:&quot;&quot;,&quot;source&quot;:&quot;&quot;,&quot;alt_name&quot;:&quot;&quot;}," calcext:value-type="string">
            <text:p>{"name":"Dolmen de Bruga","municipi":"Puigbalador","lat":42.65389,"lon":2.09611,"hi_es":"","megalith_type":"dolmen","wikipedia":"","wikidata":"","source":"","alt_name":""},</text:p>
          </table:table-cell>
        </table:table-row>
        <table:table-row table:style-name="ro4">
          <table:table-cell table:style-name="ce14" office:value-type="string" calcext:value-type="string">
            <text:p>Arca de la Portella</text:p>
          </table:table-cell>
          <table:table-cell table:style-name="ce14" office:value-type="string" calcext:value-type="string">
            <text:p>Aiguatèbia i Talau</text:p>
          </table:table-cell>
          <table:table-cell table:style-name="ce30" office:value-type="string" calcext:value-type="string">
            <text:p>42.55861</text:p>
          </table:table-cell>
          <table:table-cell table:style-name="ce30" office:value-type="string" calcext:value-type="string">
            <text:p>2.18611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Arca de la Portella</text:p>
          </table:table-cell>
          <table:table-cell office:value-type="string" calcext:value-type="string">
            <text:p>Q56401690</text:p>
          </table:table-cell>
          <table:table-cell table:number-columns-repeated="3"/>
          <table:table-cell table:formula="of:=CONCATENATE(&quot;{&quot;;&quot;name:&quot;&quot;&quot;;[.A111];&quot;&quot;&quot;,municipi:&quot;&quot;&quot;;[.B111];&quot;&quot;&quot;,lat:&quot;;[.C111];&quot;,lon:&quot;;[.D111];&quot;,hi_es:&quot;&quot;&quot;;[.E111];&quot;&quot;&quot;,megalith_type:&quot;&quot;&quot;;[.F111];&quot;&quot;&quot;,wikipedia:&quot;&quot;&quot;;[.G111];&quot;&quot;&quot;,wikidata:&quot;&quot;&quot;;[.H111];&quot;&quot;&quot;,source:&quot;&quot;&quot;;[.I111];&quot;&quot;&quot;,alt_name:&quot;&quot;&quot;;[.J111];&quot;&quot;&quot;},&quot;)" office:value-type="string" office:string-value="{name:&quot;Arca de la Portella&quot;,municipi:&quot;Aiguatèbia i Talau&quot;,lat:42.55861,lon:2.18611,hi_es:&quot;&quot;,megalith_type:&quot;dolmen&quot;,wikipedia:&quot;ca:Arca de la Portella&quot;,wikidata:&quot;Q56401690&quot;,source:&quot;&quot;,alt_name:&quot;&quot;}," calcext:value-type="string">
            <text:p>{name:"Arca de la Portella",municipi:"Aiguatèbia i Talau",lat:42.55861,lon:2.18611,hi_es:"",megalith_type:"dolmen",wikipedia:"ca:Arca de la Portella",wikidata:"Q56401690",source:"",alt_name:""},</text:p>
          </table:table-cell>
          <table:table-cell table:formula="of:=CONCATENATE(&quot;{&quot;;&quot;&quot;&quot;name&quot;&quot;:&quot;&quot;&quot;;[.A111];&quot;&quot;&quot;,&quot;&quot;municipi&quot;&quot;:&quot;&quot;&quot;;[.B111];&quot;&quot;&quot;,&quot;&quot;lat&quot;&quot;:&quot;;[.C111];&quot;,&quot;&quot;lon&quot;&quot;:&quot;;[.D111];&quot;,&quot;&quot;hi_es&quot;&quot;:&quot;&quot;&quot;;[.E111];&quot;&quot;&quot;,&quot;&quot;megalith_type&quot;&quot;:&quot;&quot;&quot;;[.F111];&quot;&quot;&quot;,&quot;&quot;wikipedia&quot;&quot;:&quot;&quot;&quot;;[.G111];&quot;&quot;&quot;,&quot;&quot;wikidata&quot;&quot;:&quot;&quot;&quot;;[.H111];&quot;&quot;&quot;,&quot;&quot;source&quot;&quot;:&quot;&quot;&quot;;[.I111];&quot;&quot;&quot;,&quot;&quot;alt_name&quot;&quot;:&quot;&quot;&quot;;[.J111];&quot;&quot;&quot;},&quot;)" office:value-type="string" office:string-value="{&quot;name&quot;:&quot;Arca de la Portella&quot;,&quot;municipi&quot;:&quot;Aiguatèbia i Talau&quot;,&quot;lat&quot;:42.55861,&quot;lon&quot;:2.18611,&quot;hi_es&quot;:&quot;&quot;,&quot;megalith_type&quot;:&quot;dolmen&quot;,&quot;wikipedia&quot;:&quot;ca:Arca de la Portella&quot;,&quot;wikidata&quot;:&quot;Q56401690&quot;,&quot;source&quot;:&quot;&quot;,&quot;alt_name&quot;:&quot;&quot;}," calcext:value-type="string">
            <text:p>{"name":"Arca de la Portella","municipi":"Aiguatèbia i Talau","lat":42.55861,"lon":2.18611,"hi_es":"","megalith_type":"dolmen","wikipedia":"ca:Arca de la Portella","wikidata":"Q56401690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l Montsec I</text:p>
          </table:table-cell>
          <table:table-cell table:style-name="ce14" office:value-type="string" calcext:value-type="string">
            <text:p>Rià i Cirac</text:p>
          </table:table-cell>
          <table:table-cell table:style-name="ce30" office:value-type="string" calcext:value-type="string">
            <text:p>42.62306</text:p>
          </table:table-cell>
          <table:table-cell table:style-name="ce30" office:value-type="string" calcext:value-type="string">
            <text:p>2.38361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1 del Montsec</text:p>
          </table:table-cell>
          <table:table-cell office:value-type="string" calcext:value-type="string">
            <text:p>Q51885144</text:p>
          </table:table-cell>
          <table:table-cell table:number-columns-repeated="3"/>
          <table:table-cell table:formula="of:=CONCATENATE(&quot;{&quot;;&quot;name:&quot;&quot;&quot;;[.A112];&quot;&quot;&quot;,municipi:&quot;&quot;&quot;;[.B112];&quot;&quot;&quot;,lat:&quot;;[.C112];&quot;,lon:&quot;;[.D112];&quot;,hi_es:&quot;&quot;&quot;;[.E112];&quot;&quot;&quot;,megalith_type:&quot;&quot;&quot;;[.F112];&quot;&quot;&quot;,wikipedia:&quot;&quot;&quot;;[.G112];&quot;&quot;&quot;,wikidata:&quot;&quot;&quot;;[.H112];&quot;&quot;&quot;,source:&quot;&quot;&quot;;[.I112];&quot;&quot;&quot;,alt_name:&quot;&quot;&quot;;[.J112];&quot;&quot;&quot;},&quot;)" office:value-type="string" office:string-value="{name:&quot;Dolmen del Montsec I&quot;,municipi:&quot;Rià i Cirac&quot;,lat:42.62306,lon:2.38361,hi_es:&quot;&quot;,megalith_type:&quot;dolmen&quot;,wikipedia:&quot;ca:Dolmen 1 del Montsec&quot;,wikidata:&quot;Q51885144&quot;,source:&quot;&quot;,alt_name:&quot;&quot;}," calcext:value-type="string">
            <text:p>{name:"Dolmen del Montsec I",municipi:"Rià i Cirac",lat:42.62306,lon:2.38361,hi_es:"",megalith_type:"dolmen",wikipedia:"ca:Dolmen 1 del Montsec",wikidata:"Q51885144",source:"",alt_name:""},</text:p>
          </table:table-cell>
          <table:table-cell table:formula="of:=CONCATENATE(&quot;{&quot;;&quot;&quot;&quot;name&quot;&quot;:&quot;&quot;&quot;;[.A112];&quot;&quot;&quot;,&quot;&quot;municipi&quot;&quot;:&quot;&quot;&quot;;[.B112];&quot;&quot;&quot;,&quot;&quot;lat&quot;&quot;:&quot;;[.C112];&quot;,&quot;&quot;lon&quot;&quot;:&quot;;[.D112];&quot;,&quot;&quot;hi_es&quot;&quot;:&quot;&quot;&quot;;[.E112];&quot;&quot;&quot;,&quot;&quot;megalith_type&quot;&quot;:&quot;&quot;&quot;;[.F112];&quot;&quot;&quot;,&quot;&quot;wikipedia&quot;&quot;:&quot;&quot;&quot;;[.G112];&quot;&quot;&quot;,&quot;&quot;wikidata&quot;&quot;:&quot;&quot;&quot;;[.H112];&quot;&quot;&quot;,&quot;&quot;source&quot;&quot;:&quot;&quot;&quot;;[.I112];&quot;&quot;&quot;,&quot;&quot;alt_name&quot;&quot;:&quot;&quot;&quot;;[.J112];&quot;&quot;&quot;},&quot;)" office:value-type="string" office:string-value="{&quot;name&quot;:&quot;Dolmen del Montsec I&quot;,&quot;municipi&quot;:&quot;Rià i Cirac&quot;,&quot;lat&quot;:42.62306,&quot;lon&quot;:2.38361,&quot;hi_es&quot;:&quot;&quot;,&quot;megalith_type&quot;:&quot;dolmen&quot;,&quot;wikipedia&quot;:&quot;ca:Dolmen 1 del Montsec&quot;,&quot;wikidata&quot;:&quot;Q51885144&quot;,&quot;source&quot;:&quot;&quot;,&quot;alt_name&quot;:&quot;&quot;}," calcext:value-type="string">
            <text:p>{"name":"Dolmen del Montsec I","municipi":"Rià i Cirac","lat":42.62306,"lon":2.38361,"hi_es":"","megalith_type":"dolmen","wikipedia":"ca:Dolmen 1 del Montsec","wikidata":"Q51885144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l Roc de l'Home Mort I</text:p>
          </table:table-cell>
          <table:table-cell table:style-name="ce14" office:value-type="string" calcext:value-type="string">
            <text:p>Rià i Cirac</text:p>
          </table:table-cell>
          <table:table-cell table:style-name="ce30" office:value-type="string" calcext:value-type="string">
            <text:p>42.63056</text:p>
          </table:table-cell>
          <table:table-cell table:style-name="ce30" office:value-type="string" calcext:value-type="string">
            <text:p>2.37611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1 del Roc de l'Home Mort</text:p>
          </table:table-cell>
          <table:table-cell office:value-type="string" calcext:value-type="string">
            <text:p>Q52146332</text:p>
          </table:table-cell>
          <table:table-cell table:number-columns-repeated="3"/>
          <table:table-cell table:formula="of:=CONCATENATE(&quot;{&quot;;&quot;name:&quot;&quot;&quot;;[.A113];&quot;&quot;&quot;,municipi:&quot;&quot;&quot;;[.B113];&quot;&quot;&quot;,lat:&quot;;[.C113];&quot;,lon:&quot;;[.D113];&quot;,hi_es:&quot;&quot;&quot;;[.E113];&quot;&quot;&quot;,megalith_type:&quot;&quot;&quot;;[.F113];&quot;&quot;&quot;,wikipedia:&quot;&quot;&quot;;[.G113];&quot;&quot;&quot;,wikidata:&quot;&quot;&quot;;[.H113];&quot;&quot;&quot;,source:&quot;&quot;&quot;;[.I113];&quot;&quot;&quot;,alt_name:&quot;&quot;&quot;;[.J113];&quot;&quot;&quot;},&quot;)" office:value-type="string" office:string-value="{name:&quot;Dolmen del Roc de l'Home Mort I&quot;,municipi:&quot;Rià i Cirac&quot;,lat:42.63056,lon:2.37611,hi_es:&quot;&quot;,megalith_type:&quot;dolmen&quot;,wikipedia:&quot;ca:Dolmen 1 del Roc de l'Home Mort&quot;,wikidata:&quot;Q52146332&quot;,source:&quot;&quot;,alt_name:&quot;&quot;}," calcext:value-type="string">
            <text:p>{name:"Dolmen del Roc de l'Home Mort I",municipi:"Rià i Cirac",lat:42.63056,lon:2.37611,hi_es:"",megalith_type:"dolmen",wikipedia:"ca:Dolmen 1 del Roc de l'Home Mort",wikidata:"Q52146332",source:"",alt_name:""},</text:p>
          </table:table-cell>
          <table:table-cell table:formula="of:=CONCATENATE(&quot;{&quot;;&quot;&quot;&quot;name&quot;&quot;:&quot;&quot;&quot;;[.A113];&quot;&quot;&quot;,&quot;&quot;municipi&quot;&quot;:&quot;&quot;&quot;;[.B113];&quot;&quot;&quot;,&quot;&quot;lat&quot;&quot;:&quot;;[.C113];&quot;,&quot;&quot;lon&quot;&quot;:&quot;;[.D113];&quot;,&quot;&quot;hi_es&quot;&quot;:&quot;&quot;&quot;;[.E113];&quot;&quot;&quot;,&quot;&quot;megalith_type&quot;&quot;:&quot;&quot;&quot;;[.F113];&quot;&quot;&quot;,&quot;&quot;wikipedia&quot;&quot;:&quot;&quot;&quot;;[.G113];&quot;&quot;&quot;,&quot;&quot;wikidata&quot;&quot;:&quot;&quot;&quot;;[.H113];&quot;&quot;&quot;,&quot;&quot;source&quot;&quot;:&quot;&quot;&quot;;[.I113];&quot;&quot;&quot;,&quot;&quot;alt_name&quot;&quot;:&quot;&quot;&quot;;[.J113];&quot;&quot;&quot;},&quot;)" office:value-type="string" office:string-value="{&quot;name&quot;:&quot;Dolmen del Roc de l'Home Mort I&quot;,&quot;municipi&quot;:&quot;Rià i Cirac&quot;,&quot;lat&quot;:42.63056,&quot;lon&quot;:2.37611,&quot;hi_es&quot;:&quot;&quot;,&quot;megalith_type&quot;:&quot;dolmen&quot;,&quot;wikipedia&quot;:&quot;ca:Dolmen 1 del Roc de l'Home Mort&quot;,&quot;wikidata&quot;:&quot;Q52146332&quot;,&quot;source&quot;:&quot;&quot;,&quot;alt_name&quot;:&quot;&quot;}," calcext:value-type="string">
            <text:p>{"name":"Dolmen del Roc de l'Home Mort I","municipi":"Rià i Cirac","lat":42.63056,"lon":2.37611,"hi_es":"","megalith_type":"dolmen","wikipedia":"ca:Dolmen 1 del Roc de l'Home Mort","wikidata":"Q52146332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 Boera</text:p>
          </table:table-cell>
          <table:table-cell table:style-name="ce14" office:value-type="string" calcext:value-type="string">
            <text:p>Prada</text:p>
          </table:table-cell>
          <table:table-cell table:style-name="ce30" office:value-type="string" calcext:value-type="string">
            <text:p>42.595</text:p>
          </table:table-cell>
          <table:table-cell table:style-name="ce30" office:value-type="string" calcext:value-type="string">
            <text:p>2.43111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 Boera</text:p>
          </table:table-cell>
          <table:table-cell office:value-type="string" calcext:value-type="string">
            <text:p>Q51789651</text:p>
          </table:table-cell>
          <table:table-cell table:number-columns-repeated="3"/>
          <table:table-cell table:formula="of:=CONCATENATE(&quot;{&quot;;&quot;name:&quot;&quot;&quot;;[.A114];&quot;&quot;&quot;,municipi:&quot;&quot;&quot;;[.B114];&quot;&quot;&quot;,lat:&quot;;[.C114];&quot;,lon:&quot;;[.D114];&quot;,hi_es:&quot;&quot;&quot;;[.E114];&quot;&quot;&quot;,megalith_type:&quot;&quot;&quot;;[.F114];&quot;&quot;&quot;,wikipedia:&quot;&quot;&quot;;[.G114];&quot;&quot;&quot;,wikidata:&quot;&quot;&quot;;[.H114];&quot;&quot;&quot;,source:&quot;&quot;&quot;;[.I114];&quot;&quot;&quot;,alt_name:&quot;&quot;&quot;;[.J114];&quot;&quot;&quot;},&quot;)" office:value-type="string" office:string-value="{name:&quot;Dolmen de Boera&quot;,municipi:&quot;Prada&quot;,lat:42.595,lon:2.43111,hi_es:&quot;&quot;,megalith_type:&quot;dolmen&quot;,wikipedia:&quot;ca:Dolmen de Boera&quot;,wikidata:&quot;Q51789651&quot;,source:&quot;&quot;,alt_name:&quot;&quot;}," calcext:value-type="string">
            <text:p>{name:"Dolmen de Boera",municipi:"Prada",lat:42.595,lon:2.43111,hi_es:"",megalith_type:"dolmen",wikipedia:"ca:Dolmen de Boera",wikidata:"Q51789651",source:"",alt_name:""},</text:p>
          </table:table-cell>
          <table:table-cell table:formula="of:=CONCATENATE(&quot;{&quot;;&quot;&quot;&quot;name&quot;&quot;:&quot;&quot;&quot;;[.A114];&quot;&quot;&quot;,&quot;&quot;municipi&quot;&quot;:&quot;&quot;&quot;;[.B114];&quot;&quot;&quot;,&quot;&quot;lat&quot;&quot;:&quot;;[.C114];&quot;,&quot;&quot;lon&quot;&quot;:&quot;;[.D114];&quot;,&quot;&quot;hi_es&quot;&quot;:&quot;&quot;&quot;;[.E114];&quot;&quot;&quot;,&quot;&quot;megalith_type&quot;&quot;:&quot;&quot;&quot;;[.F114];&quot;&quot;&quot;,&quot;&quot;wikipedia&quot;&quot;:&quot;&quot;&quot;;[.G114];&quot;&quot;&quot;,&quot;&quot;wikidata&quot;&quot;:&quot;&quot;&quot;;[.H114];&quot;&quot;&quot;,&quot;&quot;source&quot;&quot;:&quot;&quot;&quot;;[.I114];&quot;&quot;&quot;,&quot;&quot;alt_name&quot;&quot;:&quot;&quot;&quot;;[.J114];&quot;&quot;&quot;},&quot;)" office:value-type="string" office:string-value="{&quot;name&quot;:&quot;Dolmen de Boera&quot;,&quot;municipi&quot;:&quot;Prada&quot;,&quot;lat&quot;:42.595,&quot;lon&quot;:2.43111,&quot;hi_es&quot;:&quot;&quot;,&quot;megalith_type&quot;:&quot;dolmen&quot;,&quot;wikipedia&quot;:&quot;ca:Dolmen de Boera&quot;,&quot;wikidata&quot;:&quot;Q51789651&quot;,&quot;source&quot;:&quot;&quot;,&quot;alt_name&quot;:&quot;&quot;}," calcext:value-type="string">
            <text:p>{"name":"Dolmen de Boera","municipi":"Prada","lat":42.595,"lon":2.43111,"hi_es":"","megalith_type":"dolmen","wikipedia":"ca:Dolmen de Boera","wikidata":"Q51789651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 la Barraca</text:p>
          </table:table-cell>
          <table:table-cell table:style-name="ce14" office:value-type="string" calcext:value-type="string">
            <text:p>Tarerac</text:p>
          </table:table-cell>
          <table:table-cell table:style-name="ce30" office:value-type="string" calcext:value-type="string">
            <text:p>42.67333</text:p>
          </table:table-cell>
          <table:table-cell table:style-name="ce30" office:value-type="string" calcext:value-type="string">
            <text:p>2.51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 la Barraca</text:p>
          </table:table-cell>
          <table:table-cell office:value-type="string" calcext:value-type="string">
            <text:p>Q11908237</text:p>
          </table:table-cell>
          <table:table-cell table:number-columns-repeated="3"/>
          <table:table-cell table:formula="of:=CONCATENATE(&quot;{&quot;;&quot;name:&quot;&quot;&quot;;[.A115];&quot;&quot;&quot;,municipi:&quot;&quot;&quot;;[.B115];&quot;&quot;&quot;,lat:&quot;;[.C115];&quot;,lon:&quot;;[.D115];&quot;,hi_es:&quot;&quot;&quot;;[.E115];&quot;&quot;&quot;,megalith_type:&quot;&quot;&quot;;[.F115];&quot;&quot;&quot;,wikipedia:&quot;&quot;&quot;;[.G115];&quot;&quot;&quot;,wikidata:&quot;&quot;&quot;;[.H115];&quot;&quot;&quot;,source:&quot;&quot;&quot;;[.I115];&quot;&quot;&quot;,alt_name:&quot;&quot;&quot;;[.J115];&quot;&quot;&quot;},&quot;)" office:value-type="string" office:string-value="{name:&quot;Dolmen de la Barraca&quot;,municipi:&quot;Tarerac&quot;,lat:42.67333,lon:2.51,hi_es:&quot;&quot;,megalith_type:&quot;dolmen&quot;,wikipedia:&quot;ca:Dolmen de la Barraca&quot;,wikidata:&quot;Q11908237&quot;,source:&quot;&quot;,alt_name:&quot;&quot;}," calcext:value-type="string">
            <text:p>{name:"Dolmen de la Barraca",municipi:"Tarerac",lat:42.67333,lon:2.51,hi_es:"",megalith_type:"dolmen",wikipedia:"ca:Dolmen de la Barraca",wikidata:"Q11908237",source:"",alt_name:""},</text:p>
          </table:table-cell>
          <table:table-cell table:formula="of:=CONCATENATE(&quot;{&quot;;&quot;&quot;&quot;name&quot;&quot;:&quot;&quot;&quot;;[.A115];&quot;&quot;&quot;,&quot;&quot;municipi&quot;&quot;:&quot;&quot;&quot;;[.B115];&quot;&quot;&quot;,&quot;&quot;lat&quot;&quot;:&quot;;[.C115];&quot;,&quot;&quot;lon&quot;&quot;:&quot;;[.D115];&quot;,&quot;&quot;hi_es&quot;&quot;:&quot;&quot;&quot;;[.E115];&quot;&quot;&quot;,&quot;&quot;megalith_type&quot;&quot;:&quot;&quot;&quot;;[.F115];&quot;&quot;&quot;,&quot;&quot;wikipedia&quot;&quot;:&quot;&quot;&quot;;[.G115];&quot;&quot;&quot;,&quot;&quot;wikidata&quot;&quot;:&quot;&quot;&quot;;[.H115];&quot;&quot;&quot;,&quot;&quot;source&quot;&quot;:&quot;&quot;&quot;;[.I115];&quot;&quot;&quot;,&quot;&quot;alt_name&quot;&quot;:&quot;&quot;&quot;;[.J115];&quot;&quot;&quot;},&quot;)" office:value-type="string" office:string-value="{&quot;name&quot;:&quot;Dolmen de la Barraca&quot;,&quot;municipi&quot;:&quot;Tarerac&quot;,&quot;lat&quot;:42.67333,&quot;lon&quot;:2.51,&quot;hi_es&quot;:&quot;&quot;,&quot;megalith_type&quot;:&quot;dolmen&quot;,&quot;wikipedia&quot;:&quot;ca:Dolmen de la Barraca&quot;,&quot;wikidata&quot;:&quot;Q11908237&quot;,&quot;source&quot;:&quot;&quot;,&quot;alt_name&quot;:&quot;&quot;}," calcext:value-type="string">
            <text:p>{"name":"Dolmen de la Barraca","municipi":"Tarerac","lat":42.67333,"lon":2.51,"hi_es":"","megalith_type":"dolmen","wikipedia":"ca:Dolmen de la Barraca","wikidata":"Q11908237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 la Bressa</text:p>
          </table:table-cell>
          <table:table-cell table:style-name="ce14" office:value-type="string" calcext:value-type="string">
            <text:p>Molig</text:p>
          </table:table-cell>
          <table:table-cell table:style-name="ce30" office:value-type="string" calcext:value-type="string">
            <text:p>42.67444</text:p>
          </table:table-cell>
          <table:table-cell table:style-name="ce30" office:value-type="string" calcext:value-type="string">
            <text:p>2.38417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 la Bressa</text:p>
          </table:table-cell>
          <table:table-cell office:value-type="string" calcext:value-type="string">
            <text:p>Q20819612</text:p>
          </table:table-cell>
          <table:table-cell table:number-columns-repeated="3"/>
          <table:table-cell table:formula="of:=CONCATENATE(&quot;{&quot;;&quot;name:&quot;&quot;&quot;;[.A116];&quot;&quot;&quot;,municipi:&quot;&quot;&quot;;[.B116];&quot;&quot;&quot;,lat:&quot;;[.C116];&quot;,lon:&quot;;[.D116];&quot;,hi_es:&quot;&quot;&quot;;[.E116];&quot;&quot;&quot;,megalith_type:&quot;&quot;&quot;;[.F116];&quot;&quot;&quot;,wikipedia:&quot;&quot;&quot;;[.G116];&quot;&quot;&quot;,wikidata:&quot;&quot;&quot;;[.H116];&quot;&quot;&quot;,source:&quot;&quot;&quot;;[.I116];&quot;&quot;&quot;,alt_name:&quot;&quot;&quot;;[.J116];&quot;&quot;&quot;},&quot;)" office:value-type="string" office:string-value="{name:&quot;Dolmen de la Bressa&quot;,municipi:&quot;Molig&quot;,lat:42.67444,lon:2.38417,hi_es:&quot;&quot;,megalith_type:&quot;dolmen&quot;,wikipedia:&quot;ca:Dolmen de la Bressa&quot;,wikidata:&quot;Q20819612&quot;,source:&quot;&quot;,alt_name:&quot;&quot;}," calcext:value-type="string">
            <text:p>{name:"Dolmen de la Bressa",municipi:"Molig",lat:42.67444,lon:2.38417,hi_es:"",megalith_type:"dolmen",wikipedia:"ca:Dolmen de la Bressa",wikidata:"Q20819612",source:"",alt_name:""},</text:p>
          </table:table-cell>
          <table:table-cell table:formula="of:=CONCATENATE(&quot;{&quot;;&quot;&quot;&quot;name&quot;&quot;:&quot;&quot;&quot;;[.A116];&quot;&quot;&quot;,&quot;&quot;municipi&quot;&quot;:&quot;&quot;&quot;;[.B116];&quot;&quot;&quot;,&quot;&quot;lat&quot;&quot;:&quot;;[.C116];&quot;,&quot;&quot;lon&quot;&quot;:&quot;;[.D116];&quot;,&quot;&quot;hi_es&quot;&quot;:&quot;&quot;&quot;;[.E116];&quot;&quot;&quot;,&quot;&quot;megalith_type&quot;&quot;:&quot;&quot;&quot;;[.F116];&quot;&quot;&quot;,&quot;&quot;wikipedia&quot;&quot;:&quot;&quot;&quot;;[.G116];&quot;&quot;&quot;,&quot;&quot;wikidata&quot;&quot;:&quot;&quot;&quot;;[.H116];&quot;&quot;&quot;,&quot;&quot;source&quot;&quot;:&quot;&quot;&quot;;[.I116];&quot;&quot;&quot;,&quot;&quot;alt_name&quot;&quot;:&quot;&quot;&quot;;[.J116];&quot;&quot;&quot;},&quot;)" office:value-type="string" office:string-value="{&quot;name&quot;:&quot;Dolmen de la Bressa&quot;,&quot;municipi&quot;:&quot;Molig&quot;,&quot;lat&quot;:42.67444,&quot;lon&quot;:2.38417,&quot;hi_es&quot;:&quot;&quot;,&quot;megalith_type&quot;:&quot;dolmen&quot;,&quot;wikipedia&quot;:&quot;ca:Dolmen de la Bressa&quot;,&quot;wikidata&quot;:&quot;Q20819612&quot;,&quot;source&quot;:&quot;&quot;,&quot;alt_name&quot;:&quot;&quot;}," calcext:value-type="string">
            <text:p>{"name":"Dolmen de la Bressa","municipi":"Molig","lat":42.67444,"lon":2.38417,"hi_es":"","megalith_type":"dolmen","wikipedia":"ca:Dolmen de la Bressa","wikidata":"Q20819612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 la Pineda</text:p>
          </table:table-cell>
          <table:table-cell table:style-name="ce14" office:value-type="string" calcext:value-type="string">
            <text:p>Molig</text:p>
          </table:table-cell>
          <table:table-cell table:style-name="ce30" office:value-type="string" calcext:value-type="string">
            <text:p>42.65889</text:p>
          </table:table-cell>
          <table:table-cell table:style-name="ce30" office:value-type="string" calcext:value-type="string">
            <text:p>2.39806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 la Pineda</text:p>
          </table:table-cell>
          <table:table-cell office:value-type="string" calcext:value-type="string">
            <text:p>Q56400546</text:p>
          </table:table-cell>
          <table:table-cell table:number-columns-repeated="3"/>
          <table:table-cell table:formula="of:=CONCATENATE(&quot;{&quot;;&quot;name:&quot;&quot;&quot;;[.A117];&quot;&quot;&quot;,municipi:&quot;&quot;&quot;;[.B117];&quot;&quot;&quot;,lat:&quot;;[.C117];&quot;,lon:&quot;;[.D117];&quot;,hi_es:&quot;&quot;&quot;;[.E117];&quot;&quot;&quot;,megalith_type:&quot;&quot;&quot;;[.F117];&quot;&quot;&quot;,wikipedia:&quot;&quot;&quot;;[.G117];&quot;&quot;&quot;,wikidata:&quot;&quot;&quot;;[.H117];&quot;&quot;&quot;,source:&quot;&quot;&quot;;[.I117];&quot;&quot;&quot;,alt_name:&quot;&quot;&quot;;[.J117];&quot;&quot;&quot;},&quot;)" office:value-type="string" office:string-value="{name:&quot;Dolmen de la Pineda&quot;,municipi:&quot;Molig&quot;,lat:42.65889,lon:2.39806,hi_es:&quot;&quot;,megalith_type:&quot;dolmen&quot;,wikipedia:&quot;ca:Dolmen de la Pineda&quot;,wikidata:&quot;Q56400546&quot;,source:&quot;&quot;,alt_name:&quot;&quot;}," calcext:value-type="string">
            <text:p>{name:"Dolmen de la Pineda",municipi:"Molig",lat:42.65889,lon:2.39806,hi_es:"",megalith_type:"dolmen",wikipedia:"ca:Dolmen de la Pineda",wikidata:"Q56400546",source:"",alt_name:""},</text:p>
          </table:table-cell>
          <table:table-cell table:formula="of:=CONCATENATE(&quot;{&quot;;&quot;&quot;&quot;name&quot;&quot;:&quot;&quot;&quot;;[.A117];&quot;&quot;&quot;,&quot;&quot;municipi&quot;&quot;:&quot;&quot;&quot;;[.B117];&quot;&quot;&quot;,&quot;&quot;lat&quot;&quot;:&quot;;[.C117];&quot;,&quot;&quot;lon&quot;&quot;:&quot;;[.D117];&quot;,&quot;&quot;hi_es&quot;&quot;:&quot;&quot;&quot;;[.E117];&quot;&quot;&quot;,&quot;&quot;megalith_type&quot;&quot;:&quot;&quot;&quot;;[.F117];&quot;&quot;&quot;,&quot;&quot;wikipedia&quot;&quot;:&quot;&quot;&quot;;[.G117];&quot;&quot;&quot;,&quot;&quot;wikidata&quot;&quot;:&quot;&quot;&quot;;[.H117];&quot;&quot;&quot;,&quot;&quot;source&quot;&quot;:&quot;&quot;&quot;;[.I117];&quot;&quot;&quot;,&quot;&quot;alt_name&quot;&quot;:&quot;&quot;&quot;;[.J117];&quot;&quot;&quot;},&quot;)" office:value-type="string" office:string-value="{&quot;name&quot;:&quot;Dolmen de la Pineda&quot;,&quot;municipi&quot;:&quot;Molig&quot;,&quot;lat&quot;:42.65889,&quot;lon&quot;:2.39806,&quot;hi_es&quot;:&quot;&quot;,&quot;megalith_type&quot;:&quot;dolmen&quot;,&quot;wikipedia&quot;:&quot;ca:Dolmen de la Pineda&quot;,&quot;wikidata&quot;:&quot;Q56400546&quot;,&quot;source&quot;:&quot;&quot;,&quot;alt_name&quot;:&quot;&quot;}," calcext:value-type="string">
            <text:p>{"name":"Dolmen de la Pineda","municipi":"Molig","lat":42.65889,"lon":2.39806,"hi_es":"","megalith_type":"dolmen","wikipedia":"ca:Dolmen de la Pineda","wikidata":"Q56400546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 la Portella</text:p>
          </table:table-cell>
          <table:table-cell table:style-name="ce14" office:value-type="string" calcext:value-type="string">
            <text:p>Molig</text:p>
          </table:table-cell>
          <table:table-cell table:style-name="ce30" office:value-type="string" calcext:value-type="string">
            <text:p>42.64611</text:p>
          </table:table-cell>
          <table:table-cell table:style-name="ce30" office:value-type="string" calcext:value-type="string">
            <text:p>2.40889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 la Portella</text:p>
          </table:table-cell>
          <table:table-cell office:value-type="string" calcext:value-type="string">
            <text:p>Q56400550</text:p>
          </table:table-cell>
          <table:table-cell table:number-columns-repeated="3"/>
          <table:table-cell table:formula="of:=CONCATENATE(&quot;{&quot;;&quot;name:&quot;&quot;&quot;;[.A118];&quot;&quot;&quot;,municipi:&quot;&quot;&quot;;[.B118];&quot;&quot;&quot;,lat:&quot;;[.C118];&quot;,lon:&quot;;[.D118];&quot;,hi_es:&quot;&quot;&quot;;[.E118];&quot;&quot;&quot;,megalith_type:&quot;&quot;&quot;;[.F118];&quot;&quot;&quot;,wikipedia:&quot;&quot;&quot;;[.G118];&quot;&quot;&quot;,wikidata:&quot;&quot;&quot;;[.H118];&quot;&quot;&quot;,source:&quot;&quot;&quot;;[.I118];&quot;&quot;&quot;,alt_name:&quot;&quot;&quot;;[.J118];&quot;&quot;&quot;},&quot;)" office:value-type="string" office:string-value="{name:&quot;Dolmen de la Portella&quot;,municipi:&quot;Molig&quot;,lat:42.64611,lon:2.40889,hi_es:&quot;&quot;,megalith_type:&quot;dolmen&quot;,wikipedia:&quot;ca:Dolmen de la Portella&quot;,wikidata:&quot;Q56400550&quot;,source:&quot;&quot;,alt_name:&quot;&quot;}," calcext:value-type="string">
            <text:p>{name:"Dolmen de la Portella",municipi:"Molig",lat:42.64611,lon:2.40889,hi_es:"",megalith_type:"dolmen",wikipedia:"ca:Dolmen de la Portella",wikidata:"Q56400550",source:"",alt_name:""},</text:p>
          </table:table-cell>
          <table:table-cell table:formula="of:=CONCATENATE(&quot;{&quot;;&quot;&quot;&quot;name&quot;&quot;:&quot;&quot;&quot;;[.A118];&quot;&quot;&quot;,&quot;&quot;municipi&quot;&quot;:&quot;&quot;&quot;;[.B118];&quot;&quot;&quot;,&quot;&quot;lat&quot;&quot;:&quot;;[.C118];&quot;,&quot;&quot;lon&quot;&quot;:&quot;;[.D118];&quot;,&quot;&quot;hi_es&quot;&quot;:&quot;&quot;&quot;;[.E118];&quot;&quot;&quot;,&quot;&quot;megalith_type&quot;&quot;:&quot;&quot;&quot;;[.F118];&quot;&quot;&quot;,&quot;&quot;wikipedia&quot;&quot;:&quot;&quot;&quot;;[.G118];&quot;&quot;&quot;,&quot;&quot;wikidata&quot;&quot;:&quot;&quot;&quot;;[.H118];&quot;&quot;&quot;,&quot;&quot;source&quot;&quot;:&quot;&quot;&quot;;[.I118];&quot;&quot;&quot;,&quot;&quot;alt_name&quot;&quot;:&quot;&quot;&quot;;[.J118];&quot;&quot;&quot;},&quot;)" office:value-type="string" office:string-value="{&quot;name&quot;:&quot;Dolmen de la Portella&quot;,&quot;municipi&quot;:&quot;Molig&quot;,&quot;lat&quot;:42.64611,&quot;lon&quot;:2.40889,&quot;hi_es&quot;:&quot;&quot;,&quot;megalith_type&quot;:&quot;dolmen&quot;,&quot;wikipedia&quot;:&quot;ca:Dolmen de la Portella&quot;,&quot;wikidata&quot;:&quot;Q56400550&quot;,&quot;source&quot;:&quot;&quot;,&quot;alt_name&quot;:&quot;&quot;}," calcext:value-type="string">
            <text:p>{"name":"Dolmen de la Portella","municipi":"Molig","lat":42.64611,"lon":2.40889,"hi_es":"","megalith_type":"dolmen","wikipedia":"ca:Dolmen de la Portella","wikidata":"Q56400550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 la Roca d'Arques</text:p>
          </table:table-cell>
          <table:table-cell table:style-name="ce14" office:value-type="string" calcext:value-type="string">
            <text:p>Jújols</text:p>
          </table:table-cell>
          <table:table-cell table:style-name="ce30" office:value-type="string" calcext:value-type="string">
            <text:p>42.58194</text:p>
          </table:table-cell>
          <table:table-cell table:style-name="ce30" office:value-type="string" calcext:value-type="string">
            <text:p>2.30306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table:number-columns-repeated="5"/>
          <table:table-cell table:formula="of:=CONCATENATE(&quot;{&quot;;&quot;name:&quot;&quot;&quot;;[.A119];&quot;&quot;&quot;,municipi:&quot;&quot;&quot;;[.B119];&quot;&quot;&quot;,lat:&quot;;[.C119];&quot;,lon:&quot;;[.D119];&quot;,hi_es:&quot;&quot;&quot;;[.E119];&quot;&quot;&quot;,megalith_type:&quot;&quot;&quot;;[.F119];&quot;&quot;&quot;,wikipedia:&quot;&quot;&quot;;[.G119];&quot;&quot;&quot;,wikidata:&quot;&quot;&quot;;[.H119];&quot;&quot;&quot;,source:&quot;&quot;&quot;;[.I119];&quot;&quot;&quot;,alt_name:&quot;&quot;&quot;;[.J119];&quot;&quot;&quot;},&quot;)" office:value-type="string" office:string-value="{name:&quot;Dolmen de la Roca d'Arques&quot;,municipi:&quot;Jújols&quot;,lat:42.58194,lon:2.30306,hi_es:&quot;&quot;,megalith_type:&quot;dolmen&quot;,wikipedia:&quot;&quot;,wikidata:&quot;&quot;,source:&quot;&quot;,alt_name:&quot;&quot;}," calcext:value-type="string">
            <text:p>{name:"Dolmen de la Roca d'Arques",municipi:"Jújols",lat:42.58194,lon:2.30306,hi_es:"",megalith_type:"dolmen",wikipedia:"",wikidata:"",source:"",alt_name:""},</text:p>
          </table:table-cell>
          <table:table-cell table:formula="of:=CONCATENATE(&quot;{&quot;;&quot;&quot;&quot;name&quot;&quot;:&quot;&quot;&quot;;[.A119];&quot;&quot;&quot;,&quot;&quot;municipi&quot;&quot;:&quot;&quot;&quot;;[.B119];&quot;&quot;&quot;,&quot;&quot;lat&quot;&quot;:&quot;;[.C119];&quot;,&quot;&quot;lon&quot;&quot;:&quot;;[.D119];&quot;,&quot;&quot;hi_es&quot;&quot;:&quot;&quot;&quot;;[.E119];&quot;&quot;&quot;,&quot;&quot;megalith_type&quot;&quot;:&quot;&quot;&quot;;[.F119];&quot;&quot;&quot;,&quot;&quot;wikipedia&quot;&quot;:&quot;&quot;&quot;;[.G119];&quot;&quot;&quot;,&quot;&quot;wikidata&quot;&quot;:&quot;&quot;&quot;;[.H119];&quot;&quot;&quot;,&quot;&quot;source&quot;&quot;:&quot;&quot;&quot;;[.I119];&quot;&quot;&quot;,&quot;&quot;alt_name&quot;&quot;:&quot;&quot;&quot;;[.J119];&quot;&quot;&quot;},&quot;)" office:value-type="string" office:string-value="{&quot;name&quot;:&quot;Dolmen de la Roca d'Arques&quot;,&quot;municipi&quot;:&quot;Jújols&quot;,&quot;lat&quot;:42.58194,&quot;lon&quot;:2.30306,&quot;hi_es&quot;:&quot;&quot;,&quot;megalith_type&quot;:&quot;dolmen&quot;,&quot;wikipedia&quot;:&quot;&quot;,&quot;wikidata&quot;:&quot;&quot;,&quot;source&quot;:&quot;&quot;,&quot;alt_name&quot;:&quot;&quot;}," calcext:value-type="string">
            <text:p>{"name":"Dolmen de la Roca d'Arques","municipi":"Jújols","lat":42.58194,"lon":2.30306,"hi_es":"","megalith_type":"dolmen","wikipedia":"","wikidata":"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 Miralles</text:p>
          </table:table-cell>
          <table:table-cell table:style-name="ce14" office:value-type="string" calcext:value-type="string">
            <text:p>Conat</text:p>
          </table:table-cell>
          <table:table-cell table:style-name="ce30" office:value-type="string" calcext:value-type="string">
            <text:p>42.63611</text:p>
          </table:table-cell>
          <table:table-cell table:style-name="ce30" office:value-type="string" calcext:value-type="string">
            <text:p>2.32944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 Miralles</text:p>
          </table:table-cell>
          <table:table-cell office:value-type="string" calcext:value-type="string">
            <text:p>Q20817422</text:p>
          </table:table-cell>
          <table:table-cell table:number-columns-repeated="3"/>
          <table:table-cell table:formula="of:=CONCATENATE(&quot;{&quot;;&quot;name:&quot;&quot;&quot;;[.A120];&quot;&quot;&quot;,municipi:&quot;&quot;&quot;;[.B120];&quot;&quot;&quot;,lat:&quot;;[.C120];&quot;,lon:&quot;;[.D120];&quot;,hi_es:&quot;&quot;&quot;;[.E120];&quot;&quot;&quot;,megalith_type:&quot;&quot;&quot;;[.F120];&quot;&quot;&quot;,wikipedia:&quot;&quot;&quot;;[.G120];&quot;&quot;&quot;,wikidata:&quot;&quot;&quot;;[.H120];&quot;&quot;&quot;,source:&quot;&quot;&quot;;[.I120];&quot;&quot;&quot;,alt_name:&quot;&quot;&quot;;[.J120];&quot;&quot;&quot;},&quot;)" office:value-type="string" office:string-value="{name:&quot;Dolmen de Miralles&quot;,municipi:&quot;Conat&quot;,lat:42.63611,lon:2.32944,hi_es:&quot;&quot;,megalith_type:&quot;dolmen&quot;,wikipedia:&quot;ca:Dolmen de Miralles&quot;,wikidata:&quot;Q20817422&quot;,source:&quot;&quot;,alt_name:&quot;&quot;}," calcext:value-type="string">
            <text:p>{name:"Dolmen de Miralles",municipi:"Conat",lat:42.63611,lon:2.32944,hi_es:"",megalith_type:"dolmen",wikipedia:"ca:Dolmen de Miralles",wikidata:"Q20817422",source:"",alt_name:""},</text:p>
          </table:table-cell>
          <table:table-cell table:formula="of:=CONCATENATE(&quot;{&quot;;&quot;&quot;&quot;name&quot;&quot;:&quot;&quot;&quot;;[.A120];&quot;&quot;&quot;,&quot;&quot;municipi&quot;&quot;:&quot;&quot;&quot;;[.B120];&quot;&quot;&quot;,&quot;&quot;lat&quot;&quot;:&quot;;[.C120];&quot;,&quot;&quot;lon&quot;&quot;:&quot;;[.D120];&quot;,&quot;&quot;hi_es&quot;&quot;:&quot;&quot;&quot;;[.E120];&quot;&quot;&quot;,&quot;&quot;megalith_type&quot;&quot;:&quot;&quot;&quot;;[.F120];&quot;&quot;&quot;,&quot;&quot;wikipedia&quot;&quot;:&quot;&quot;&quot;;[.G120];&quot;&quot;&quot;,&quot;&quot;wikidata&quot;&quot;:&quot;&quot;&quot;;[.H120];&quot;&quot;&quot;,&quot;&quot;source&quot;&quot;:&quot;&quot;&quot;;[.I120];&quot;&quot;&quot;,&quot;&quot;alt_name&quot;&quot;:&quot;&quot;&quot;;[.J120];&quot;&quot;&quot;},&quot;)" office:value-type="string" office:string-value="{&quot;name&quot;:&quot;Dolmen de Miralles&quot;,&quot;municipi&quot;:&quot;Conat&quot;,&quot;lat&quot;:42.63611,&quot;lon&quot;:2.32944,&quot;hi_es&quot;:&quot;&quot;,&quot;megalith_type&quot;:&quot;dolmen&quot;,&quot;wikipedia&quot;:&quot;ca:Dolmen de Miralles&quot;,&quot;wikidata&quot;:&quot;Q20817422&quot;,&quot;source&quot;:&quot;&quot;,&quot;alt_name&quot;:&quot;&quot;}," calcext:value-type="string">
            <text:p>{"name":"Dolmen de Miralles","municipi":"Conat","lat":42.63611,"lon":2.32944,"hi_es":"","megalith_type":"dolmen","wikipedia":"ca:Dolmen de Miralles","wikidata":"Q20817422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 Vilafranca de Conflent</text:p>
          </table:table-cell>
          <table:table-cell table:style-name="ce14" office:value-type="string" calcext:value-type="string">
            <text:p>Vilafranca de Conflent</text:p>
          </table:table-cell>
          <table:table-cell table:style-name="ce30" office:value-type="string" calcext:value-type="string">
            <text:p>42.58722</text:p>
          </table:table-cell>
          <table:table-cell table:style-name="ce30" office:value-type="string" calcext:value-type="string">
            <text:p>2.36611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table:number-columns-repeated="5"/>
          <table:table-cell table:formula="of:=CONCATENATE(&quot;{&quot;;&quot;name:&quot;&quot;&quot;;[.A121];&quot;&quot;&quot;,municipi:&quot;&quot;&quot;;[.B121];&quot;&quot;&quot;,lat:&quot;;[.C121];&quot;,lon:&quot;;[.D121];&quot;,hi_es:&quot;&quot;&quot;;[.E121];&quot;&quot;&quot;,megalith_type:&quot;&quot;&quot;;[.F121];&quot;&quot;&quot;,wikipedia:&quot;&quot;&quot;;[.G121];&quot;&quot;&quot;,wikidata:&quot;&quot;&quot;;[.H121];&quot;&quot;&quot;,source:&quot;&quot;&quot;;[.I121];&quot;&quot;&quot;,alt_name:&quot;&quot;&quot;;[.J121];&quot;&quot;&quot;},&quot;)" office:value-type="string" office:string-value="{name:&quot;Dolmen de Vilafranca de Conflent&quot;,municipi:&quot;Vilafranca de Conflent&quot;,lat:42.58722,lon:2.36611,hi_es:&quot;&quot;,megalith_type:&quot;dolmen&quot;,wikipedia:&quot;&quot;,wikidata:&quot;&quot;,source:&quot;&quot;,alt_name:&quot;&quot;}," calcext:value-type="string">
            <text:p>{name:"Dolmen de Vilafranca de Conflent",municipi:"Vilafranca de Conflent",lat:42.58722,lon:2.36611,hi_es:"",megalith_type:"dolmen",wikipedia:"",wikidata:"",source:"",alt_name:""},</text:p>
          </table:table-cell>
          <table:table-cell table:formula="of:=CONCATENATE(&quot;{&quot;;&quot;&quot;&quot;name&quot;&quot;:&quot;&quot;&quot;;[.A121];&quot;&quot;&quot;,&quot;&quot;municipi&quot;&quot;:&quot;&quot;&quot;;[.B121];&quot;&quot;&quot;,&quot;&quot;lat&quot;&quot;:&quot;;[.C121];&quot;,&quot;&quot;lon&quot;&quot;:&quot;;[.D121];&quot;,&quot;&quot;hi_es&quot;&quot;:&quot;&quot;&quot;;[.E121];&quot;&quot;&quot;,&quot;&quot;megalith_type&quot;&quot;:&quot;&quot;&quot;;[.F121];&quot;&quot;&quot;,&quot;&quot;wikipedia&quot;&quot;:&quot;&quot;&quot;;[.G121];&quot;&quot;&quot;,&quot;&quot;wikidata&quot;&quot;:&quot;&quot;&quot;;[.H121];&quot;&quot;&quot;,&quot;&quot;source&quot;&quot;:&quot;&quot;&quot;;[.I121];&quot;&quot;&quot;,&quot;&quot;alt_name&quot;&quot;:&quot;&quot;&quot;;[.J121];&quot;&quot;&quot;},&quot;)" office:value-type="string" office:string-value="{&quot;name&quot;:&quot;Dolmen de Vilafranca de Conflent&quot;,&quot;municipi&quot;:&quot;Vilafranca de Conflent&quot;,&quot;lat&quot;:42.58722,&quot;lon&quot;:2.36611,&quot;hi_es&quot;:&quot;&quot;,&quot;megalith_type&quot;:&quot;dolmen&quot;,&quot;wikipedia&quot;:&quot;&quot;,&quot;wikidata&quot;:&quot;&quot;,&quot;source&quot;:&quot;&quot;,&quot;alt_name&quot;:&quot;&quot;}," calcext:value-type="string">
            <text:p>{"name":"Dolmen de Vilafranca de Conflent","municipi":"Vilafranca de Conflent","lat":42.58722,"lon":2.36611,"hi_es":"","megalith_type":"dolmen","wikipedia":"","wikidata":"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l Coll de Creu</text:p>
          </table:table-cell>
          <table:table-cell table:style-name="ce14" office:value-type="string" calcext:value-type="string">
            <text:p>Clarà i Villerac</text:p>
          </table:table-cell>
          <table:table-cell table:style-name="ce30" office:value-type="string" calcext:value-type="string">
            <text:p>42.60278</text:p>
          </table:table-cell>
          <table:table-cell table:style-name="ce30" office:value-type="string" calcext:value-type="string">
            <text:p>2.45444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l Coll de Creu</text:p>
          </table:table-cell>
          <table:table-cell office:value-type="string" calcext:value-type="string">
            <text:p>Q51879071</text:p>
          </table:table-cell>
          <table:table-cell table:number-columns-repeated="3"/>
          <table:table-cell table:formula="of:=CONCATENATE(&quot;{&quot;;&quot;name:&quot;&quot;&quot;;[.A122];&quot;&quot;&quot;,municipi:&quot;&quot;&quot;;[.B122];&quot;&quot;&quot;,lat:&quot;;[.C122];&quot;,lon:&quot;;[.D122];&quot;,hi_es:&quot;&quot;&quot;;[.E122];&quot;&quot;&quot;,megalith_type:&quot;&quot;&quot;;[.F122];&quot;&quot;&quot;,wikipedia:&quot;&quot;&quot;;[.G122];&quot;&quot;&quot;,wikidata:&quot;&quot;&quot;;[.H122];&quot;&quot;&quot;,source:&quot;&quot;&quot;;[.I122];&quot;&quot;&quot;,alt_name:&quot;&quot;&quot;;[.J122];&quot;&quot;&quot;},&quot;)" office:value-type="string" office:string-value="{name:&quot;Dolmen del Coll de Creu&quot;,municipi:&quot;Clarà i Villerac&quot;,lat:42.60278,lon:2.45444,hi_es:&quot;&quot;,megalith_type:&quot;dolmen&quot;,wikipedia:&quot;ca:Dolmen del Coll de Creu&quot;,wikidata:&quot;Q51879071&quot;,source:&quot;&quot;,alt_name:&quot;&quot;}," calcext:value-type="string">
            <text:p>{name:"Dolmen del Coll de Creu",municipi:"Clarà i Villerac",lat:42.60278,lon:2.45444,hi_es:"",megalith_type:"dolmen",wikipedia:"ca:Dolmen del Coll de Creu",wikidata:"Q51879071",source:"",alt_name:""},</text:p>
          </table:table-cell>
          <table:table-cell table:formula="of:=CONCATENATE(&quot;{&quot;;&quot;&quot;&quot;name&quot;&quot;:&quot;&quot;&quot;;[.A122];&quot;&quot;&quot;,&quot;&quot;municipi&quot;&quot;:&quot;&quot;&quot;;[.B122];&quot;&quot;&quot;,&quot;&quot;lat&quot;&quot;:&quot;;[.C122];&quot;,&quot;&quot;lon&quot;&quot;:&quot;;[.D122];&quot;,&quot;&quot;hi_es&quot;&quot;:&quot;&quot;&quot;;[.E122];&quot;&quot;&quot;,&quot;&quot;megalith_type&quot;&quot;:&quot;&quot;&quot;;[.F122];&quot;&quot;&quot;,&quot;&quot;wikipedia&quot;&quot;:&quot;&quot;&quot;;[.G122];&quot;&quot;&quot;,&quot;&quot;wikidata&quot;&quot;:&quot;&quot;&quot;;[.H122];&quot;&quot;&quot;,&quot;&quot;source&quot;&quot;:&quot;&quot;&quot;;[.I122];&quot;&quot;&quot;,&quot;&quot;alt_name&quot;&quot;:&quot;&quot;&quot;;[.J122];&quot;&quot;&quot;},&quot;)" office:value-type="string" office:string-value="{&quot;name&quot;:&quot;Dolmen del Coll de Creu&quot;,&quot;municipi&quot;:&quot;Clarà i Villerac&quot;,&quot;lat&quot;:42.60278,&quot;lon&quot;:2.45444,&quot;hi_es&quot;:&quot;&quot;,&quot;megalith_type&quot;:&quot;dolmen&quot;,&quot;wikipedia&quot;:&quot;ca:Dolmen del Coll de Creu&quot;,&quot;wikidata&quot;:&quot;Q51879071&quot;,&quot;source&quot;:&quot;&quot;,&quot;alt_name&quot;:&quot;&quot;}," calcext:value-type="string">
            <text:p>{"name":"Dolmen del Coll de Creu","municipi":"Clarà i Villerac","lat":42.60278,"lon":2.45444,"hi_es":"","megalith_type":"dolmen","wikipedia":"ca:Dolmen del Coll de Creu","wikidata":"Q51879071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l Cortal del Polita</text:p>
          </table:table-cell>
          <table:table-cell table:style-name="ce14" office:value-type="string" calcext:value-type="string">
            <text:p>Serdinyà</text:p>
          </table:table-cell>
          <table:table-cell table:style-name="ce30" office:value-type="string" calcext:value-type="string">
            <text:p>42.5575</text:p>
          </table:table-cell>
          <table:table-cell table:style-name="ce30" office:value-type="string" calcext:value-type="string">
            <text:p>2.31444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l Cortal del Polita</text:p>
          </table:table-cell>
          <table:table-cell office:value-type="string" calcext:value-type="string">
            <text:p>Q56400671</text:p>
          </table:table-cell>
          <table:table-cell table:number-columns-repeated="3"/>
          <table:table-cell table:formula="of:=CONCATENATE(&quot;{&quot;;&quot;name:&quot;&quot;&quot;;[.A123];&quot;&quot;&quot;,municipi:&quot;&quot;&quot;;[.B123];&quot;&quot;&quot;,lat:&quot;;[.C123];&quot;,lon:&quot;;[.D123];&quot;,hi_es:&quot;&quot;&quot;;[.E123];&quot;&quot;&quot;,megalith_type:&quot;&quot;&quot;;[.F123];&quot;&quot;&quot;,wikipedia:&quot;&quot;&quot;;[.G123];&quot;&quot;&quot;,wikidata:&quot;&quot;&quot;;[.H123];&quot;&quot;&quot;,source:&quot;&quot;&quot;;[.I123];&quot;&quot;&quot;,alt_name:&quot;&quot;&quot;;[.J123];&quot;&quot;&quot;},&quot;)" office:value-type="string" office:string-value="{name:&quot;Dolmen del Cortal del Polita&quot;,municipi:&quot;Serdinyà&quot;,lat:42.5575,lon:2.31444,hi_es:&quot;&quot;,megalith_type:&quot;dolmen&quot;,wikipedia:&quot;ca:Dolmen del Cortal del Polita&quot;,wikidata:&quot;Q56400671&quot;,source:&quot;&quot;,alt_name:&quot;&quot;}," calcext:value-type="string">
            <text:p>{name:"Dolmen del Cortal del Polita",municipi:"Serdinyà",lat:42.5575,lon:2.31444,hi_es:"",megalith_type:"dolmen",wikipedia:"ca:Dolmen del Cortal del Polita",wikidata:"Q56400671",source:"",alt_name:""},</text:p>
          </table:table-cell>
          <table:table-cell table:formula="of:=CONCATENATE(&quot;{&quot;;&quot;&quot;&quot;name&quot;&quot;:&quot;&quot;&quot;;[.A123];&quot;&quot;&quot;,&quot;&quot;municipi&quot;&quot;:&quot;&quot;&quot;;[.B123];&quot;&quot;&quot;,&quot;&quot;lat&quot;&quot;:&quot;;[.C123];&quot;,&quot;&quot;lon&quot;&quot;:&quot;;[.D123];&quot;,&quot;&quot;hi_es&quot;&quot;:&quot;&quot;&quot;;[.E123];&quot;&quot;&quot;,&quot;&quot;megalith_type&quot;&quot;:&quot;&quot;&quot;;[.F123];&quot;&quot;&quot;,&quot;&quot;wikipedia&quot;&quot;:&quot;&quot;&quot;;[.G123];&quot;&quot;&quot;,&quot;&quot;wikidata&quot;&quot;:&quot;&quot;&quot;;[.H123];&quot;&quot;&quot;,&quot;&quot;source&quot;&quot;:&quot;&quot;&quot;;[.I123];&quot;&quot;&quot;,&quot;&quot;alt_name&quot;&quot;:&quot;&quot;&quot;;[.J123];&quot;&quot;&quot;},&quot;)" office:value-type="string" office:string-value="{&quot;name&quot;:&quot;Dolmen del Cortal del Polita&quot;,&quot;municipi&quot;:&quot;Serdinyà&quot;,&quot;lat&quot;:42.5575,&quot;lon&quot;:2.31444,&quot;hi_es&quot;:&quot;&quot;,&quot;megalith_type&quot;:&quot;dolmen&quot;,&quot;wikipedia&quot;:&quot;ca:Dolmen del Cortal del Polita&quot;,&quot;wikidata&quot;:&quot;Q56400671&quot;,&quot;source&quot;:&quot;&quot;,&quot;alt_name&quot;:&quot;&quot;}," calcext:value-type="string">
            <text:p>{"name":"Dolmen del Cortal del Polita","municipi":"Serdinyà","lat":42.5575,"lon":2.31444,"hi_es":"","megalith_type":"dolmen","wikipedia":"ca:Dolmen del Cortal del Polita","wikidata":"Q56400671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l Roc d'Arques</text:p>
          </table:table-cell>
          <table:table-cell table:style-name="ce14" office:value-type="string" calcext:value-type="string">
            <text:p>Orellà</text:p>
          </table:table-cell>
          <table:table-cell table:style-name="ce30" office:value-type="string" calcext:value-type="string">
            <text:p>42.56417</text:p>
          </table:table-cell>
          <table:table-cell table:style-name="ce30" office:value-type="string" calcext:value-type="string">
            <text:p>2.24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l Roc d'Arques</text:p>
          </table:table-cell>
          <table:table-cell office:value-type="string" calcext:value-type="string">
            <text:p>Q56401525</text:p>
          </table:table-cell>
          <table:table-cell table:number-columns-repeated="3"/>
          <table:table-cell table:formula="of:=CONCATENATE(&quot;{&quot;;&quot;name:&quot;&quot;&quot;;[.A124];&quot;&quot;&quot;,municipi:&quot;&quot;&quot;;[.B124];&quot;&quot;&quot;,lat:&quot;;[.C124];&quot;,lon:&quot;;[.D124];&quot;,hi_es:&quot;&quot;&quot;;[.E124];&quot;&quot;&quot;,megalith_type:&quot;&quot;&quot;;[.F124];&quot;&quot;&quot;,wikipedia:&quot;&quot;&quot;;[.G124];&quot;&quot;&quot;,wikidata:&quot;&quot;&quot;;[.H124];&quot;&quot;&quot;,source:&quot;&quot;&quot;;[.I124];&quot;&quot;&quot;,alt_name:&quot;&quot;&quot;;[.J124];&quot;&quot;&quot;},&quot;)" office:value-type="string" office:string-value="{name:&quot;Dolmen del Roc d'Arques&quot;,municipi:&quot;Orellà&quot;,lat:42.56417,lon:2.24,hi_es:&quot;&quot;,megalith_type:&quot;dolmen&quot;,wikipedia:&quot;ca:Dolmen del Roc d'Arques&quot;,wikidata:&quot;Q56401525&quot;,source:&quot;&quot;,alt_name:&quot;&quot;}," calcext:value-type="string">
            <text:p>{name:"Dolmen del Roc d'Arques",municipi:"Orellà",lat:42.56417,lon:2.24,hi_es:"",megalith_type:"dolmen",wikipedia:"ca:Dolmen del Roc d'Arques",wikidata:"Q56401525",source:"",alt_name:""},</text:p>
          </table:table-cell>
          <table:table-cell table:formula="of:=CONCATENATE(&quot;{&quot;;&quot;&quot;&quot;name&quot;&quot;:&quot;&quot;&quot;;[.A124];&quot;&quot;&quot;,&quot;&quot;municipi&quot;&quot;:&quot;&quot;&quot;;[.B124];&quot;&quot;&quot;,&quot;&quot;lat&quot;&quot;:&quot;;[.C124];&quot;,&quot;&quot;lon&quot;&quot;:&quot;;[.D124];&quot;,&quot;&quot;hi_es&quot;&quot;:&quot;&quot;&quot;;[.E124];&quot;&quot;&quot;,&quot;&quot;megalith_type&quot;&quot;:&quot;&quot;&quot;;[.F124];&quot;&quot;&quot;,&quot;&quot;wikipedia&quot;&quot;:&quot;&quot;&quot;;[.G124];&quot;&quot;&quot;,&quot;&quot;wikidata&quot;&quot;:&quot;&quot;&quot;;[.H124];&quot;&quot;&quot;,&quot;&quot;source&quot;&quot;:&quot;&quot;&quot;;[.I124];&quot;&quot;&quot;,&quot;&quot;alt_name&quot;&quot;:&quot;&quot;&quot;;[.J124];&quot;&quot;&quot;},&quot;)" office:value-type="string" office:string-value="{&quot;name&quot;:&quot;Dolmen del Roc d'Arques&quot;,&quot;municipi&quot;:&quot;Orellà&quot;,&quot;lat&quot;:42.56417,&quot;lon&quot;:2.24,&quot;hi_es&quot;:&quot;&quot;,&quot;megalith_type&quot;:&quot;dolmen&quot;,&quot;wikipedia&quot;:&quot;ca:Dolmen del Roc d'Arques&quot;,&quot;wikidata&quot;:&quot;Q56401525&quot;,&quot;source&quot;:&quot;&quot;,&quot;alt_name&quot;:&quot;&quot;}," calcext:value-type="string">
            <text:p>{"name":"Dolmen del Roc d'Arques","municipi":"Orellà","lat":42.56417,"lon":2.24,"hi_es":"","megalith_type":"dolmen","wikipedia":"ca:Dolmen del Roc d'Arques","wikidata":"Q56401525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l Roc de Jornac</text:p>
          </table:table-cell>
          <table:table-cell table:style-name="ce14" office:value-type="string" calcext:value-type="string">
            <text:p>Orbanyà</text:p>
          </table:table-cell>
          <table:table-cell table:style-name="ce30" office:value-type="string" calcext:value-type="string">
            <text:p>42.62861</text:p>
          </table:table-cell>
          <table:table-cell table:style-name="ce30" office:value-type="string" calcext:value-type="string">
            <text:p>2.3275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l Roc de Jornac</text:p>
          </table:table-cell>
          <table:table-cell office:value-type="string" calcext:value-type="string">
            <text:p>Q52146280</text:p>
          </table:table-cell>
          <table:table-cell table:number-columns-repeated="3"/>
          <table:table-cell table:formula="of:=CONCATENATE(&quot;{&quot;;&quot;name:&quot;&quot;&quot;;[.A125];&quot;&quot;&quot;,municipi:&quot;&quot;&quot;;[.B125];&quot;&quot;&quot;,lat:&quot;;[.C125];&quot;,lon:&quot;;[.D125];&quot;,hi_es:&quot;&quot;&quot;;[.E125];&quot;&quot;&quot;,megalith_type:&quot;&quot;&quot;;[.F125];&quot;&quot;&quot;,wikipedia:&quot;&quot;&quot;;[.G125];&quot;&quot;&quot;,wikidata:&quot;&quot;&quot;;[.H125];&quot;&quot;&quot;,source:&quot;&quot;&quot;;[.I125];&quot;&quot;&quot;,alt_name:&quot;&quot;&quot;;[.J125];&quot;&quot;&quot;},&quot;)" office:value-type="string" office:string-value="{name:&quot;Dolmen del Roc de Jornac&quot;,municipi:&quot;Orbanyà&quot;,lat:42.62861,lon:2.3275,hi_es:&quot;&quot;,megalith_type:&quot;dolmen&quot;,wikipedia:&quot;ca:Dolmen del Roc de Jornac&quot;,wikidata:&quot;Q52146280&quot;,source:&quot;&quot;,alt_name:&quot;&quot;}," calcext:value-type="string">
            <text:p>{name:"Dolmen del Roc de Jornac",municipi:"Orbanyà",lat:42.62861,lon:2.3275,hi_es:"",megalith_type:"dolmen",wikipedia:"ca:Dolmen del Roc de Jornac",wikidata:"Q52146280",source:"",alt_name:""},</text:p>
          </table:table-cell>
          <table:table-cell table:formula="of:=CONCATENATE(&quot;{&quot;;&quot;&quot;&quot;name&quot;&quot;:&quot;&quot;&quot;;[.A125];&quot;&quot;&quot;,&quot;&quot;municipi&quot;&quot;:&quot;&quot;&quot;;[.B125];&quot;&quot;&quot;,&quot;&quot;lat&quot;&quot;:&quot;;[.C125];&quot;,&quot;&quot;lon&quot;&quot;:&quot;;[.D125];&quot;,&quot;&quot;hi_es&quot;&quot;:&quot;&quot;&quot;;[.E125];&quot;&quot;&quot;,&quot;&quot;megalith_type&quot;&quot;:&quot;&quot;&quot;;[.F125];&quot;&quot;&quot;,&quot;&quot;wikipedia&quot;&quot;:&quot;&quot;&quot;;[.G125];&quot;&quot;&quot;,&quot;&quot;wikidata&quot;&quot;:&quot;&quot;&quot;;[.H125];&quot;&quot;&quot;,&quot;&quot;source&quot;&quot;:&quot;&quot;&quot;;[.I125];&quot;&quot;&quot;,&quot;&quot;alt_name&quot;&quot;:&quot;&quot;&quot;;[.J125];&quot;&quot;&quot;},&quot;)" office:value-type="string" office:string-value="{&quot;name&quot;:&quot;Dolmen del Roc de Jornac&quot;,&quot;municipi&quot;:&quot;Orbanyà&quot;,&quot;lat&quot;:42.62861,&quot;lon&quot;:2.3275,&quot;hi_es&quot;:&quot;&quot;,&quot;megalith_type&quot;:&quot;dolmen&quot;,&quot;wikipedia&quot;:&quot;ca:Dolmen del Roc de Jornac&quot;,&quot;wikidata&quot;:&quot;Q52146280&quot;,&quot;source&quot;:&quot;&quot;,&quot;alt_name&quot;:&quot;&quot;}," calcext:value-type="string">
            <text:p>{"name":"Dolmen del Roc de Jornac","municipi":"Orbanyà","lat":42.62861,"lon":2.3275,"hi_es":"","megalith_type":"dolmen","wikipedia":"ca:Dolmen del Roc de Jornac","wikidata":"Q52146280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l Roc de les Creus</text:p>
          </table:table-cell>
          <table:table-cell table:style-name="ce14" office:value-type="string" calcext:value-type="string">
            <text:p>Conat</text:p>
          </table:table-cell>
          <table:table-cell table:style-name="ce30" office:value-type="string" calcext:value-type="string">
            <text:p>42.62833</text:p>
          </table:table-cell>
          <table:table-cell table:style-name="ce30" office:value-type="string" calcext:value-type="string">
            <text:p>2.35972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l Roc de les Creus</text:p>
          </table:table-cell>
          <table:table-cell office:value-type="string" calcext:value-type="string">
            <text:p>Q52146296</text:p>
          </table:table-cell>
          <table:table-cell table:number-columns-repeated="3"/>
          <table:table-cell table:formula="of:=CONCATENATE(&quot;{&quot;;&quot;name:&quot;&quot;&quot;;[.A126];&quot;&quot;&quot;,municipi:&quot;&quot;&quot;;[.B126];&quot;&quot;&quot;,lat:&quot;;[.C126];&quot;,lon:&quot;;[.D126];&quot;,hi_es:&quot;&quot;&quot;;[.E126];&quot;&quot;&quot;,megalith_type:&quot;&quot;&quot;;[.F126];&quot;&quot;&quot;,wikipedia:&quot;&quot;&quot;;[.G126];&quot;&quot;&quot;,wikidata:&quot;&quot;&quot;;[.H126];&quot;&quot;&quot;,source:&quot;&quot;&quot;;[.I126];&quot;&quot;&quot;,alt_name:&quot;&quot;&quot;;[.J126];&quot;&quot;&quot;},&quot;)" office:value-type="string" office:string-value="{name:&quot;Dolmen del Roc de les Creus&quot;,municipi:&quot;Conat&quot;,lat:42.62833,lon:2.35972,hi_es:&quot;&quot;,megalith_type:&quot;dolmen&quot;,wikipedia:&quot;ca:Dolmen del Roc de les Creus&quot;,wikidata:&quot;Q52146296&quot;,source:&quot;&quot;,alt_name:&quot;&quot;}," calcext:value-type="string">
            <text:p>{name:"Dolmen del Roc de les Creus",municipi:"Conat",lat:42.62833,lon:2.35972,hi_es:"",megalith_type:"dolmen",wikipedia:"ca:Dolmen del Roc de les Creus",wikidata:"Q52146296",source:"",alt_name:""},</text:p>
          </table:table-cell>
          <table:table-cell table:formula="of:=CONCATENATE(&quot;{&quot;;&quot;&quot;&quot;name&quot;&quot;:&quot;&quot;&quot;;[.A126];&quot;&quot;&quot;,&quot;&quot;municipi&quot;&quot;:&quot;&quot;&quot;;[.B126];&quot;&quot;&quot;,&quot;&quot;lat&quot;&quot;:&quot;;[.C126];&quot;,&quot;&quot;lon&quot;&quot;:&quot;;[.D126];&quot;,&quot;&quot;hi_es&quot;&quot;:&quot;&quot;&quot;;[.E126];&quot;&quot;&quot;,&quot;&quot;megalith_type&quot;&quot;:&quot;&quot;&quot;;[.F126];&quot;&quot;&quot;,&quot;&quot;wikipedia&quot;&quot;:&quot;&quot;&quot;;[.G126];&quot;&quot;&quot;,&quot;&quot;wikidata&quot;&quot;:&quot;&quot;&quot;;[.H126];&quot;&quot;&quot;,&quot;&quot;source&quot;&quot;:&quot;&quot;&quot;;[.I126];&quot;&quot;&quot;,&quot;&quot;alt_name&quot;&quot;:&quot;&quot;&quot;;[.J126];&quot;&quot;&quot;},&quot;)" office:value-type="string" office:string-value="{&quot;name&quot;:&quot;Dolmen del Roc de les Creus&quot;,&quot;municipi&quot;:&quot;Conat&quot;,&quot;lat&quot;:42.62833,&quot;lon&quot;:2.35972,&quot;hi_es&quot;:&quot;&quot;,&quot;megalith_type&quot;:&quot;dolmen&quot;,&quot;wikipedia&quot;:&quot;ca:Dolmen del Roc de les Creus&quot;,&quot;wikidata&quot;:&quot;Q52146296&quot;,&quot;source&quot;:&quot;&quot;,&quot;alt_name&quot;:&quot;&quot;}," calcext:value-type="string">
            <text:p>{"name":"Dolmen del Roc de les Creus","municipi":"Conat","lat":42.62833,"lon":2.35972,"hi_es":"","megalith_type":"dolmen","wikipedia":"ca:Dolmen del Roc de les Creus","wikidata":"Q52146296","source":"","alt_name":""},</text:p>
          </table:table-cell>
        </table:table-row>
        <table:table-row table:style-name="ro4">
          <table:table-cell table:style-name="ce14" office:value-type="string" calcext:value-type="string">
            <text:p>Roca i Cúpules de Nabilles</text:p>
          </table:table-cell>
          <table:table-cell table:style-name="ce14" office:value-type="string" calcext:value-type="string">
            <text:p>Rià i Cirac</text:p>
          </table:table-cell>
          <table:table-cell table:style-name="ce17" office:value-type="string" calcext:value-type="string">
            <text:p>42.62694</text:p>
          </table:table-cell>
          <table:table-cell office:value-type="string" calcext:value-type="string">
            <text:p>2.36111</text:p>
          </table:table-cell>
          <table:table-cell table:style-name="Default"/>
          <table:table-cell table:style-name="ce14" office:value-type="string" calcext:value-type="string">
            <text:p>cúpula</text:p>
          </table:table-cell>
          <table:table-cell table:number-columns-repeated="5"/>
          <table:table-cell table:formula="of:=CONCATENATE(&quot;{&quot;;&quot;name:&quot;&quot;&quot;;[.A127];&quot;&quot;&quot;,municipi:&quot;&quot;&quot;;[.B127];&quot;&quot;&quot;,lat:&quot;;[.C127];&quot;,lon:&quot;;[.D127];&quot;,hi_es:&quot;&quot;&quot;;[.E127];&quot;&quot;&quot;,megalith_type:&quot;&quot;&quot;;[.F127];&quot;&quot;&quot;,wikipedia:&quot;&quot;&quot;;[.G127];&quot;&quot;&quot;,wikidata:&quot;&quot;&quot;;[.H127];&quot;&quot;&quot;,source:&quot;&quot;&quot;;[.I127];&quot;&quot;&quot;,alt_name:&quot;&quot;&quot;;[.J127];&quot;&quot;&quot;},&quot;)" office:value-type="string" office:string-value="{name:&quot;Roca i Cúpules de Nabilles&quot;,municipi:&quot;Rià i Cirac&quot;,lat:42.62694,lon:2.36111,hi_es:&quot;&quot;,megalith_type:&quot;cúpula&quot;,wikipedia:&quot;&quot;,wikidata:&quot;&quot;,source:&quot;&quot;,alt_name:&quot;&quot;}," calcext:value-type="string">
            <text:p>{name:"Roca i Cúpules de Nabilles",municipi:"Rià i Cirac",lat:42.62694,lon:2.36111,hi_es:"",megalith_type:"cúpula",wikipedia:"",wikidata:"",source:"",alt_name:""},</text:p>
          </table:table-cell>
          <table:table-cell table:formula="of:=CONCATENATE(&quot;{&quot;;&quot;&quot;&quot;name&quot;&quot;:&quot;&quot;&quot;;[.A127];&quot;&quot;&quot;,&quot;&quot;municipi&quot;&quot;:&quot;&quot;&quot;;[.B127];&quot;&quot;&quot;,&quot;&quot;lat&quot;&quot;:&quot;;[.C127];&quot;,&quot;&quot;lon&quot;&quot;:&quot;;[.D127];&quot;,&quot;&quot;hi_es&quot;&quot;:&quot;&quot;&quot;;[.E127];&quot;&quot;&quot;,&quot;&quot;megalith_type&quot;&quot;:&quot;&quot;&quot;;[.F127];&quot;&quot;&quot;,&quot;&quot;wikipedia&quot;&quot;:&quot;&quot;&quot;;[.G127];&quot;&quot;&quot;,&quot;&quot;wikidata&quot;&quot;:&quot;&quot;&quot;;[.H127];&quot;&quot;&quot;,&quot;&quot;source&quot;&quot;:&quot;&quot;&quot;;[.I127];&quot;&quot;&quot;,&quot;&quot;alt_name&quot;&quot;:&quot;&quot;&quot;;[.J127];&quot;&quot;&quot;},&quot;)" office:value-type="string" office:string-value="{&quot;name&quot;:&quot;Roca i Cúpules de Nabilles&quot;,&quot;municipi&quot;:&quot;Rià i Cirac&quot;,&quot;lat&quot;:42.62694,&quot;lon&quot;:2.36111,&quot;hi_es&quot;:&quot;&quot;,&quot;megalith_type&quot;:&quot;cúpula&quot;,&quot;wikipedia&quot;:&quot;&quot;,&quot;wikidata&quot;:&quot;&quot;,&quot;source&quot;:&quot;&quot;,&quot;alt_name&quot;:&quot;&quot;}," calcext:value-type="string">
            <text:p>{"name":"Roca i Cúpules de Nabilles","municipi":"Rià i Cirac","lat":42.62694,"lon":2.36111,"hi_es":"","megalith_type":"cúpula","wikipedia":"","wikidata":"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 Gratallops</text:p>
          </table:table-cell>
          <table:table-cell table:style-name="ce14" office:value-type="string" calcext:value-type="string">
            <text:p>Banyuls de la Marenda</text:p>
          </table:table-cell>
          <table:table-cell table:style-name="ce19" office:value-type="string" calcext:value-type="string">
            <text:p>42.4466700</text:p>
          </table:table-cell>
          <table:table-cell table:style-name="ce19" office:value-type="string" calcext:value-type="string">
            <text:p>3.1236100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 Gratallops</text:p>
          </table:table-cell>
          <table:table-cell office:value-type="string" calcext:value-type="string">
            <text:p>Q16031921</text:p>
          </table:table-cell>
          <table:table-cell/>
          <table:table-cell office:value-type="string" calcext:value-type="string">
            <text:p>Dolmen del Coll de la Creu</text:p>
          </table:table-cell>
          <table:table-cell/>
          <table:table-cell table:formula="of:=CONCATENATE(&quot;{&quot;;&quot;name:&quot;&quot;&quot;;[.A128];&quot;&quot;&quot;,municipi:&quot;&quot;&quot;;[.B128];&quot;&quot;&quot;,lat:&quot;;[.C128];&quot;,lon:&quot;;[.D128];&quot;,hi_es:&quot;&quot;&quot;;[.E128];&quot;&quot;&quot;,megalith_type:&quot;&quot;&quot;;[.F128];&quot;&quot;&quot;,wikipedia:&quot;&quot;&quot;;[.G128];&quot;&quot;&quot;,wikidata:&quot;&quot;&quot;;[.H128];&quot;&quot;&quot;,source:&quot;&quot;&quot;;[.I128];&quot;&quot;&quot;,alt_name:&quot;&quot;&quot;;[.J128];&quot;&quot;&quot;},&quot;)" office:value-type="string" office:string-value="{name:&quot;Dolmen de Gratallops&quot;,municipi:&quot;Banyuls de la Marenda&quot;,lat:42.4466700,lon:3.1236100,hi_es:&quot;&quot;,megalith_type:&quot;dolmen&quot;,wikipedia:&quot;ca:Dolmen de Gratallops&quot;,wikidata:&quot;Q16031921&quot;,source:&quot;&quot;,alt_name:&quot;Dolmen del Coll de la Creu&quot;}," calcext:value-type="string">
            <text:p>{name:"Dolmen de Gratallops",municipi:"Banyuls de la Marenda",lat:42.4466700,lon:3.1236100,hi_es:"",megalith_type:"dolmen",wikipedia:"ca:Dolmen de Gratallops",wikidata:"Q16031921",source:"",alt_name:"Dolmen del Coll de la Creu"},</text:p>
          </table:table-cell>
          <table:table-cell table:formula="of:=CONCATENATE(&quot;{&quot;;&quot;&quot;&quot;name&quot;&quot;:&quot;&quot;&quot;;[.A128];&quot;&quot;&quot;,&quot;&quot;municipi&quot;&quot;:&quot;&quot;&quot;;[.B128];&quot;&quot;&quot;,&quot;&quot;lat&quot;&quot;:&quot;;[.C128];&quot;,&quot;&quot;lon&quot;&quot;:&quot;;[.D128];&quot;,&quot;&quot;hi_es&quot;&quot;:&quot;&quot;&quot;;[.E128];&quot;&quot;&quot;,&quot;&quot;megalith_type&quot;&quot;:&quot;&quot;&quot;;[.F128];&quot;&quot;&quot;,&quot;&quot;wikipedia&quot;&quot;:&quot;&quot;&quot;;[.G128];&quot;&quot;&quot;,&quot;&quot;wikidata&quot;&quot;:&quot;&quot;&quot;;[.H128];&quot;&quot;&quot;,&quot;&quot;source&quot;&quot;:&quot;&quot;&quot;;[.I128];&quot;&quot;&quot;,&quot;&quot;alt_name&quot;&quot;:&quot;&quot;&quot;;[.J128];&quot;&quot;&quot;},&quot;)" office:value-type="string" office:string-value="{&quot;name&quot;:&quot;Dolmen de Gratallops&quot;,&quot;municipi&quot;:&quot;Banyuls de la Marenda&quot;,&quot;lat&quot;:42.4466700,&quot;lon&quot;:3.1236100,&quot;hi_es&quot;:&quot;&quot;,&quot;megalith_type&quot;:&quot;dolmen&quot;,&quot;wikipedia&quot;:&quot;ca:Dolmen de Gratallops&quot;,&quot;wikidata&quot;:&quot;Q16031921&quot;,&quot;source&quot;:&quot;&quot;,&quot;alt_name&quot;:&quot;Dolmen del Coll de la Creu&quot;}," calcext:value-type="string">
            <text:p>{"name":"Dolmen de Gratallops","municipi":"Banyuls de la Marenda","lat":42.4466700,"lon":3.1236100,"hi_es":"","megalith_type":"dolmen","wikipedia":"ca:Dolmen de Gratallops","wikidata":"Q16031921","source":"","alt_name":"Dolmen del Coll de la Creu"},</text:p>
          </table:table-cell>
        </table:table-row>
        <table:table-row table:style-name="ro4">
          <table:table-cell table:style-name="ce14" office:value-type="string" calcext:value-type="string">
            <text:p>Menhir de Perafita</text:p>
          </table:table-cell>
          <table:table-cell table:style-name="ce14" office:value-type="string" calcext:value-type="string">
            <text:p>Banyuls de la Marenda</text:p>
          </table:table-cell>
          <table:table-cell table:style-name="ce30" office:value-type="string" calcext:value-type="string">
            <text:p>42.46111</text:p>
          </table:table-cell>
          <table:table-cell table:style-name="ce30" office:value-type="string" calcext:value-type="string">
            <text:p>3.15472</text:p>
          </table:table-cell>
          <table:table-cell table:style-name="Default"/>
          <table:table-cell table:style-name="ce14" office:value-type="string" calcext:value-type="string">
            <text:p>menhir</text:p>
          </table:table-cell>
          <table:table-cell office:value-type="string" calcext:value-type="string">
            <text:p>ca:Menhir de Perafita</text:p>
          </table:table-cell>
          <table:table-cell office:value-type="string" calcext:value-type="string">
            <text:p>Q20819608</text:p>
          </table:table-cell>
          <table:table-cell table:number-columns-repeated="3"/>
          <table:table-cell table:formula="of:=CONCATENATE(&quot;{&quot;;&quot;name:&quot;&quot;&quot;;[.A129];&quot;&quot;&quot;,municipi:&quot;&quot;&quot;;[.B129];&quot;&quot;&quot;,lat:&quot;;[.C129];&quot;,lon:&quot;;[.D129];&quot;,hi_es:&quot;&quot;&quot;;[.E129];&quot;&quot;&quot;,megalith_type:&quot;&quot;&quot;;[.F129];&quot;&quot;&quot;,wikipedia:&quot;&quot;&quot;;[.G129];&quot;&quot;&quot;,wikidata:&quot;&quot;&quot;;[.H129];&quot;&quot;&quot;,source:&quot;&quot;&quot;;[.I129];&quot;&quot;&quot;,alt_name:&quot;&quot;&quot;;[.J129];&quot;&quot;&quot;},&quot;)" office:value-type="string" office:string-value="{name:&quot;Menhir de Perafita&quot;,municipi:&quot;Banyuls de la Marenda&quot;,lat:42.46111,lon:3.15472,hi_es:&quot;&quot;,megalith_type:&quot;menhir&quot;,wikipedia:&quot;ca:Menhir de Perafita&quot;,wikidata:&quot;Q20819608&quot;,source:&quot;&quot;,alt_name:&quot;&quot;}," calcext:value-type="string">
            <text:p>{name:"Menhir de Perafita",municipi:"Banyuls de la Marenda",lat:42.46111,lon:3.15472,hi_es:"",megalith_type:"menhir",wikipedia:"ca:Menhir de Perafita",wikidata:"Q20819608",source:"",alt_name:""},</text:p>
          </table:table-cell>
          <table:table-cell table:formula="of:=CONCATENATE(&quot;{&quot;;&quot;&quot;&quot;name&quot;&quot;:&quot;&quot;&quot;;[.A129];&quot;&quot;&quot;,&quot;&quot;municipi&quot;&quot;:&quot;&quot;&quot;;[.B129];&quot;&quot;&quot;,&quot;&quot;lat&quot;&quot;:&quot;;[.C129];&quot;,&quot;&quot;lon&quot;&quot;:&quot;;[.D129];&quot;,&quot;&quot;hi_es&quot;&quot;:&quot;&quot;&quot;;[.E129];&quot;&quot;&quot;,&quot;&quot;megalith_type&quot;&quot;:&quot;&quot;&quot;;[.F129];&quot;&quot;&quot;,&quot;&quot;wikipedia&quot;&quot;:&quot;&quot;&quot;;[.G129];&quot;&quot;&quot;,&quot;&quot;wikidata&quot;&quot;:&quot;&quot;&quot;;[.H129];&quot;&quot;&quot;,&quot;&quot;source&quot;&quot;:&quot;&quot;&quot;;[.I129];&quot;&quot;&quot;,&quot;&quot;alt_name&quot;&quot;:&quot;&quot;&quot;;[.J129];&quot;&quot;&quot;},&quot;)" office:value-type="string" office:string-value="{&quot;name&quot;:&quot;Menhir de Perafita&quot;,&quot;municipi&quot;:&quot;Banyuls de la Marenda&quot;,&quot;lat&quot;:42.46111,&quot;lon&quot;:3.15472,&quot;hi_es&quot;:&quot;&quot;,&quot;megalith_type&quot;:&quot;menhir&quot;,&quot;wikipedia&quot;:&quot;ca:Menhir de Perafita&quot;,&quot;wikidata&quot;:&quot;Q20819608&quot;,&quot;source&quot;:&quot;&quot;,&quot;alt_name&quot;:&quot;&quot;}," calcext:value-type="string">
            <text:p>{"name":"Menhir de Perafita","municipi":"Banyuls de la Marenda","lat":42.46111,"lon":3.15472,"hi_es":"","megalith_type":"menhir","wikipedia":"ca:Menhir de Perafita","wikidata":"Q20819608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 Moragues</text:p>
          </table:table-cell>
          <table:table-cell table:style-name="ce14" office:value-type="string" calcext:value-type="string">
            <text:p>Bula d'Amunt</text:p>
          </table:table-cell>
          <table:table-cell table:style-name="ce30" office:value-type="string" calcext:value-type="string">
            <text:p>42.595</text:p>
          </table:table-cell>
          <table:table-cell table:style-name="ce30" office:value-type="string" calcext:value-type="string">
            <text:p>2.59083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 Moragues</text:p>
          </table:table-cell>
          <table:table-cell office:value-type="string" calcext:value-type="string">
            <text:p>Q20818713</text:p>
          </table:table-cell>
          <table:table-cell/>
          <table:table-cell office:value-type="string" calcext:value-type="string">
            <text:p>Dolmen del Cortal d’en Vilar</text:p>
          </table:table-cell>
          <table:table-cell/>
          <table:table-cell table:formula="of:=CONCATENATE(&quot;{&quot;;&quot;name:&quot;&quot;&quot;;[.A130];&quot;&quot;&quot;,municipi:&quot;&quot;&quot;;[.B130];&quot;&quot;&quot;,lat:&quot;;[.C130];&quot;,lon:&quot;;[.D130];&quot;,hi_es:&quot;&quot;&quot;;[.E130];&quot;&quot;&quot;,megalith_type:&quot;&quot;&quot;;[.F130];&quot;&quot;&quot;,wikipedia:&quot;&quot;&quot;;[.G130];&quot;&quot;&quot;,wikidata:&quot;&quot;&quot;;[.H130];&quot;&quot;&quot;,source:&quot;&quot;&quot;;[.I130];&quot;&quot;&quot;,alt_name:&quot;&quot;&quot;;[.J130];&quot;&quot;&quot;},&quot;)" office:value-type="string" office:string-value="{name:&quot;Dolmen de Moragues&quot;,municipi:&quot;Bula d'Amunt&quot;,lat:42.595,lon:2.59083,hi_es:&quot;&quot;,megalith_type:&quot;dolmen&quot;,wikipedia:&quot;ca:Dolmen de Moragues&quot;,wikidata:&quot;Q20818713&quot;,source:&quot;&quot;,alt_name:&quot;Dolmen del Cortal d’en Vilar&quot;}," calcext:value-type="string">
            <text:p>{name:"Dolmen de Moragues",municipi:"Bula d'Amunt",lat:42.595,lon:2.59083,hi_es:"",megalith_type:"dolmen",wikipedia:"ca:Dolmen de Moragues",wikidata:"Q20818713",source:"",alt_name:"Dolmen del Cortal d’en Vilar"},</text:p>
          </table:table-cell>
          <table:table-cell table:formula="of:=CONCATENATE(&quot;{&quot;;&quot;&quot;&quot;name&quot;&quot;:&quot;&quot;&quot;;[.A130];&quot;&quot;&quot;,&quot;&quot;municipi&quot;&quot;:&quot;&quot;&quot;;[.B130];&quot;&quot;&quot;,&quot;&quot;lat&quot;&quot;:&quot;;[.C130];&quot;,&quot;&quot;lon&quot;&quot;:&quot;;[.D130];&quot;,&quot;&quot;hi_es&quot;&quot;:&quot;&quot;&quot;;[.E130];&quot;&quot;&quot;,&quot;&quot;megalith_type&quot;&quot;:&quot;&quot;&quot;;[.F130];&quot;&quot;&quot;,&quot;&quot;wikipedia&quot;&quot;:&quot;&quot;&quot;;[.G130];&quot;&quot;&quot;,&quot;&quot;wikidata&quot;&quot;:&quot;&quot;&quot;;[.H130];&quot;&quot;&quot;,&quot;&quot;source&quot;&quot;:&quot;&quot;&quot;;[.I130];&quot;&quot;&quot;,&quot;&quot;alt_name&quot;&quot;:&quot;&quot;&quot;;[.J130];&quot;&quot;&quot;},&quot;)" office:value-type="string" office:string-value="{&quot;name&quot;:&quot;Dolmen de Moragues&quot;,&quot;municipi&quot;:&quot;Bula d'Amunt&quot;,&quot;lat&quot;:42.595,&quot;lon&quot;:2.59083,&quot;hi_es&quot;:&quot;&quot;,&quot;megalith_type&quot;:&quot;dolmen&quot;,&quot;wikipedia&quot;:&quot;ca:Dolmen de Moragues&quot;,&quot;wikidata&quot;:&quot;Q20818713&quot;,&quot;source&quot;:&quot;&quot;,&quot;alt_name&quot;:&quot;Dolmen del Cortal d’en Vilar&quot;}," calcext:value-type="string">
            <text:p>{"name":"Dolmen de Moragues","municipi":"Bula d'Amunt","lat":42.595,"lon":2.59083,"hi_es":"","megalith_type":"dolmen","wikipedia":"ca:Dolmen de Moragues","wikidata":"Q20818713","source":"","alt_name":"Dolmen del Cortal d’en Vilar"},</text:p>
          </table:table-cell>
        </table:table-row>
        <table:table-row table:style-name="ro4">
          <table:table-cell table:style-name="ce14" office:value-type="string" calcext:value-type="string">
            <text:p>Dolmen del Pla de les Eugues</text:p>
          </table:table-cell>
          <table:table-cell table:style-name="ce14" office:value-type="string" calcext:value-type="string">
            <text:p>Bula d'Amunt</text:p>
          </table:table-cell>
          <table:table-cell table:style-name="ce30" office:value-type="string" calcext:value-type="string">
            <text:p>42.585</text:p>
          </table:table-cell>
          <table:table-cell table:style-name="ce30" office:value-type="string" calcext:value-type="string">
            <text:p>2.52611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l Pla de les Eugues</text:p>
          </table:table-cell>
          <table:table-cell office:value-type="string" calcext:value-type="string">
            <text:p>Q16511347</text:p>
          </table:table-cell>
          <table:table-cell table:number-columns-repeated="3"/>
          <table:table-cell table:formula="of:=CONCATENATE(&quot;{&quot;;&quot;name:&quot;&quot;&quot;;[.A131];&quot;&quot;&quot;,municipi:&quot;&quot;&quot;;[.B131];&quot;&quot;&quot;,lat:&quot;;[.C131];&quot;,lon:&quot;;[.D131];&quot;,hi_es:&quot;&quot;&quot;;[.E131];&quot;&quot;&quot;,megalith_type:&quot;&quot;&quot;;[.F131];&quot;&quot;&quot;,wikipedia:&quot;&quot;&quot;;[.G131];&quot;&quot;&quot;,wikidata:&quot;&quot;&quot;;[.H131];&quot;&quot;&quot;,source:&quot;&quot;&quot;;[.I131];&quot;&quot;&quot;,alt_name:&quot;&quot;&quot;;[.J131];&quot;&quot;&quot;},&quot;)" office:value-type="string" office:string-value="{name:&quot;Dolmen del Pla de les Eugues&quot;,municipi:&quot;Bula d'Amunt&quot;,lat:42.585,lon:2.52611,hi_es:&quot;&quot;,megalith_type:&quot;dolmen&quot;,wikipedia:&quot;ca:Dolmen del Pla de les Eugues&quot;,wikidata:&quot;Q16511347&quot;,source:&quot;&quot;,alt_name:&quot;&quot;}," calcext:value-type="string">
            <text:p>{name:"Dolmen del Pla de les Eugues",municipi:"Bula d'Amunt",lat:42.585,lon:2.52611,hi_es:"",megalith_type:"dolmen",wikipedia:"ca:Dolmen del Pla de les Eugues",wikidata:"Q16511347",source:"",alt_name:""},</text:p>
          </table:table-cell>
          <table:table-cell table:formula="of:=CONCATENATE(&quot;{&quot;;&quot;&quot;&quot;name&quot;&quot;:&quot;&quot;&quot;;[.A131];&quot;&quot;&quot;,&quot;&quot;municipi&quot;&quot;:&quot;&quot;&quot;;[.B131];&quot;&quot;&quot;,&quot;&quot;lat&quot;&quot;:&quot;;[.C131];&quot;,&quot;&quot;lon&quot;&quot;:&quot;;[.D131];&quot;,&quot;&quot;hi_es&quot;&quot;:&quot;&quot;&quot;;[.E131];&quot;&quot;&quot;,&quot;&quot;megalith_type&quot;&quot;:&quot;&quot;&quot;;[.F131];&quot;&quot;&quot;,&quot;&quot;wikipedia&quot;&quot;:&quot;&quot;&quot;;[.G131];&quot;&quot;&quot;,&quot;&quot;wikidata&quot;&quot;:&quot;&quot;&quot;;[.H131];&quot;&quot;&quot;,&quot;&quot;source&quot;&quot;:&quot;&quot;&quot;;[.I131];&quot;&quot;&quot;,&quot;&quot;alt_name&quot;&quot;:&quot;&quot;&quot;;[.J131];&quot;&quot;&quot;},&quot;)" office:value-type="string" office:string-value="{&quot;name&quot;:&quot;Dolmen del Pla de les Eugues&quot;,&quot;municipi&quot;:&quot;Bula d'Amunt&quot;,&quot;lat&quot;:42.585,&quot;lon&quot;:2.52611,&quot;hi_es&quot;:&quot;&quot;,&quot;megalith_type&quot;:&quot;dolmen&quot;,&quot;wikipedia&quot;:&quot;ca:Dolmen del Pla de les Eugues&quot;,&quot;wikidata&quot;:&quot;Q16511347&quot;,&quot;source&quot;:&quot;&quot;,&quot;alt_name&quot;:&quot;&quot;}," calcext:value-type="string">
            <text:p>{"name":"Dolmen del Pla de les Eugues","municipi":"Bula d'Amunt","lat":42.585,"lon":2.52611,"hi_es":"","megalith_type":"dolmen","wikipedia":"ca:Dolmen del Pla de les Eugues","wikidata":"Q16511347","source":"","alt_name":""},</text:p>
          </table:table-cell>
        </table:table-row>
        <table:table-row table:style-name="ro4">
          <table:table-cell table:style-name="ce14" office:value-type="string" calcext:value-type="string">
            <text:p>Estela de Bula d'Amunt</text:p>
          </table:table-cell>
          <table:table-cell table:style-name="ce14" office:value-type="string" calcext:value-type="string">
            <text:p>Bula d'Amunt</text:p>
          </table:table-cell>
          <table:table-cell table:style-name="ce30" office:value-type="string" calcext:value-type="string">
            <text:p>42.57944</text:p>
          </table:table-cell>
          <table:table-cell table:style-name="ce30" office:value-type="string" calcext:value-type="string">
            <text:p>2.61389</text:p>
          </table:table-cell>
          <table:table-cell table:style-name="Default"/>
          <table:table-cell table:style-name="ce14" office:value-type="string" calcext:value-type="string">
            <text:p>menhir</text:p>
          </table:table-cell>
          <table:table-cell table:number-columns-repeated="5"/>
          <table:table-cell table:formula="of:=CONCATENATE(&quot;{&quot;;&quot;name:&quot;&quot;&quot;;[.A132];&quot;&quot;&quot;,municipi:&quot;&quot;&quot;;[.B132];&quot;&quot;&quot;,lat:&quot;;[.C132];&quot;,lon:&quot;;[.D132];&quot;,hi_es:&quot;&quot;&quot;;[.E132];&quot;&quot;&quot;,megalith_type:&quot;&quot;&quot;;[.F132];&quot;&quot;&quot;,wikipedia:&quot;&quot;&quot;;[.G132];&quot;&quot;&quot;,wikidata:&quot;&quot;&quot;;[.H132];&quot;&quot;&quot;,source:&quot;&quot;&quot;;[.I132];&quot;&quot;&quot;,alt_name:&quot;&quot;&quot;;[.J132];&quot;&quot;&quot;},&quot;)" office:value-type="string" office:string-value="{name:&quot;Estela de Bula d'Amunt&quot;,municipi:&quot;Bula d'Amunt&quot;,lat:42.57944,lon:2.61389,hi_es:&quot;&quot;,megalith_type:&quot;menhir&quot;,wikipedia:&quot;&quot;,wikidata:&quot;&quot;,source:&quot;&quot;,alt_name:&quot;&quot;}," calcext:value-type="string">
            <text:p>{name:"Estela de Bula d'Amunt",municipi:"Bula d'Amunt",lat:42.57944,lon:2.61389,hi_es:"",megalith_type:"menhir",wikipedia:"",wikidata:"",source:"",alt_name:""},</text:p>
          </table:table-cell>
          <table:table-cell table:formula="of:=CONCATENATE(&quot;{&quot;;&quot;&quot;&quot;name&quot;&quot;:&quot;&quot;&quot;;[.A132];&quot;&quot;&quot;,&quot;&quot;municipi&quot;&quot;:&quot;&quot;&quot;;[.B132];&quot;&quot;&quot;,&quot;&quot;lat&quot;&quot;:&quot;;[.C132];&quot;,&quot;&quot;lon&quot;&quot;:&quot;;[.D132];&quot;,&quot;&quot;hi_es&quot;&quot;:&quot;&quot;&quot;;[.E132];&quot;&quot;&quot;,&quot;&quot;megalith_type&quot;&quot;:&quot;&quot;&quot;;[.F132];&quot;&quot;&quot;,&quot;&quot;wikipedia&quot;&quot;:&quot;&quot;&quot;;[.G132];&quot;&quot;&quot;,&quot;&quot;wikidata&quot;&quot;:&quot;&quot;&quot;;[.H132];&quot;&quot;&quot;,&quot;&quot;source&quot;&quot;:&quot;&quot;&quot;;[.I132];&quot;&quot;&quot;,&quot;&quot;alt_name&quot;&quot;:&quot;&quot;&quot;;[.J132];&quot;&quot;&quot;},&quot;)" office:value-type="string" office:string-value="{&quot;name&quot;:&quot;Estela de Bula d'Amunt&quot;,&quot;municipi&quot;:&quot;Bula d'Amunt&quot;,&quot;lat&quot;:42.57944,&quot;lon&quot;:2.61389,&quot;hi_es&quot;:&quot;&quot;,&quot;megalith_type&quot;:&quot;menhir&quot;,&quot;wikipedia&quot;:&quot;&quot;,&quot;wikidata&quot;:&quot;&quot;,&quot;source&quot;:&quot;&quot;,&quot;alt_name&quot;:&quot;&quot;}," calcext:value-type="string">
            <text:p>{"name":"Estela de Bula d'Amunt","municipi":"Bula d'Amunt","lat":42.57944,"lon":2.61389,"hi_es":"","megalith_type":"menhir","wikipedia":"","wikidata":"","source":"","alt_name":""},</text:p>
          </table:table-cell>
        </table:table-row>
        <table:table-row table:style-name="ro4">
          <table:table-cell table:style-name="ce14" office:value-type="string" calcext:value-type="string">
            <text:p>Arca de la Ginebrosa</text:p>
          </table:table-cell>
          <table:table-cell table:style-name="ce14" office:value-type="string" calcext:value-type="string">
            <text:p>Caladroer</text:p>
          </table:table-cell>
          <table:table-cell table:style-name="ce30" office:value-type="string" calcext:value-type="string">
            <text:p>42.72611</text:p>
          </table:table-cell>
          <table:table-cell table:style-name="ce30" office:value-type="string" calcext:value-type="string">
            <text:p>2.65444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Arca de la Ginebrosa</text:p>
          </table:table-cell>
          <table:table-cell office:value-type="string" calcext:value-type="string">
            <text:p>Q20819658</text:p>
          </table:table-cell>
          <table:table-cell table:number-columns-repeated="3"/>
          <table:table-cell table:formula="of:=CONCATENATE(&quot;{&quot;;&quot;name:&quot;&quot;&quot;;[.A133];&quot;&quot;&quot;,municipi:&quot;&quot;&quot;;[.B133];&quot;&quot;&quot;,lat:&quot;;[.C133];&quot;,lon:&quot;;[.D133];&quot;,hi_es:&quot;&quot;&quot;;[.E133];&quot;&quot;&quot;,megalith_type:&quot;&quot;&quot;;[.F133];&quot;&quot;&quot;,wikipedia:&quot;&quot;&quot;;[.G133];&quot;&quot;&quot;,wikidata:&quot;&quot;&quot;;[.H133];&quot;&quot;&quot;,source:&quot;&quot;&quot;;[.I133];&quot;&quot;&quot;,alt_name:&quot;&quot;&quot;;[.J133];&quot;&quot;&quot;},&quot;)" office:value-type="string" office:string-value="{name:&quot;Arca de la Ginebrosa&quot;,municipi:&quot;Caladroer&quot;,lat:42.72611,lon:2.65444,hi_es:&quot;&quot;,megalith_type:&quot;dolmen&quot;,wikipedia:&quot;ca:Arca de la Ginebrosa&quot;,wikidata:&quot;Q20819658&quot;,source:&quot;&quot;,alt_name:&quot;&quot;}," calcext:value-type="string">
            <text:p>{name:"Arca de la Ginebrosa",municipi:"Caladroer",lat:42.72611,lon:2.65444,hi_es:"",megalith_type:"dolmen",wikipedia:"ca:Arca de la Ginebrosa",wikidata:"Q20819658",source:"",alt_name:""},</text:p>
          </table:table-cell>
          <table:table-cell table:formula="of:=CONCATENATE(&quot;{&quot;;&quot;&quot;&quot;name&quot;&quot;:&quot;&quot;&quot;;[.A133];&quot;&quot;&quot;,&quot;&quot;municipi&quot;&quot;:&quot;&quot;&quot;;[.B133];&quot;&quot;&quot;,&quot;&quot;lat&quot;&quot;:&quot;;[.C133];&quot;,&quot;&quot;lon&quot;&quot;:&quot;;[.D133];&quot;,&quot;&quot;hi_es&quot;&quot;:&quot;&quot;&quot;;[.E133];&quot;&quot;&quot;,&quot;&quot;megalith_type&quot;&quot;:&quot;&quot;&quot;;[.F133];&quot;&quot;&quot;,&quot;&quot;wikipedia&quot;&quot;:&quot;&quot;&quot;;[.G133];&quot;&quot;&quot;,&quot;&quot;wikidata&quot;&quot;:&quot;&quot;&quot;;[.H133];&quot;&quot;&quot;,&quot;&quot;source&quot;&quot;:&quot;&quot;&quot;;[.I133];&quot;&quot;&quot;,&quot;&quot;alt_name&quot;&quot;:&quot;&quot;&quot;;[.J133];&quot;&quot;&quot;},&quot;)" office:value-type="string" office:string-value="{&quot;name&quot;:&quot;Arca de la Ginebrosa&quot;,&quot;municipi&quot;:&quot;Caladroer&quot;,&quot;lat&quot;:42.72611,&quot;lon&quot;:2.65444,&quot;hi_es&quot;:&quot;&quot;,&quot;megalith_type&quot;:&quot;dolmen&quot;,&quot;wikipedia&quot;:&quot;ca:Arca de la Ginebrosa&quot;,&quot;wikidata&quot;:&quot;Q20819658&quot;,&quot;source&quot;:&quot;&quot;,&quot;alt_name&quot;:&quot;&quot;}," calcext:value-type="string">
            <text:p>{"name":"Arca de la Ginebrosa","municipi":"Caladroer","lat":42.72611,"lon":2.65444,"hi_es":"","megalith_type":"dolmen","wikipedia":"ca:Arca de la Ginebrosa","wikidata":"Q20819658","source":"","alt_name":""},</text:p>
          </table:table-cell>
        </table:table-row>
        <table:table-row table:style-name="ro4">
          <table:table-cell table:style-name="ce14" office:value-type="string" calcext:value-type="string">
            <text:p>La Caixeta</text:p>
          </table:table-cell>
          <table:table-cell table:style-name="ce14" office:value-type="string" calcext:value-type="string">
            <text:p>Cameles, ara a Corbera la Cabana</text:p>
          </table:table-cell>
          <table:table-cell table:style-name="ce30" office:value-type="string" calcext:value-type="string">
            <text:p>42.65</text:p>
          </table:table-cell>
          <table:table-cell table:style-name="ce30" office:value-type="string" calcext:value-type="string">
            <text:p>2.685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La Caixeta (Cameles)</text:p>
          </table:table-cell>
          <table:table-cell office:value-type="string" calcext:value-type="string">
            <text:p>Q11350791</text:p>
          </table:table-cell>
          <table:table-cell table:number-columns-repeated="3"/>
          <table:table-cell table:formula="of:=CONCATENATE(&quot;{&quot;;&quot;name:&quot;&quot;&quot;;[.A134];&quot;&quot;&quot;,municipi:&quot;&quot;&quot;;[.B134];&quot;&quot;&quot;,lat:&quot;;[.C134];&quot;,lon:&quot;;[.D134];&quot;,hi_es:&quot;&quot;&quot;;[.E134];&quot;&quot;&quot;,megalith_type:&quot;&quot;&quot;;[.F134];&quot;&quot;&quot;,wikipedia:&quot;&quot;&quot;;[.G134];&quot;&quot;&quot;,wikidata:&quot;&quot;&quot;;[.H134];&quot;&quot;&quot;,source:&quot;&quot;&quot;;[.I134];&quot;&quot;&quot;,alt_name:&quot;&quot;&quot;;[.J134];&quot;&quot;&quot;},&quot;)" office:value-type="string" office:string-value="{name:&quot;La Caixeta&quot;,municipi:&quot;Cameles, ara a Corbera la Cabana&quot;,lat:42.65,lon:2.685,hi_es:&quot;&quot;,megalith_type:&quot;dolmen&quot;,wikipedia:&quot;ca:La Caixeta (Cameles)&quot;,wikidata:&quot;Q11350791&quot;,source:&quot;&quot;,alt_name:&quot;&quot;}," calcext:value-type="string">
            <text:p>{name:"La Caixeta",municipi:"Cameles, ara a Corbera la Cabana",lat:42.65,lon:2.685,hi_es:"",megalith_type:"dolmen",wikipedia:"ca:La Caixeta (Cameles)",wikidata:"Q11350791",source:"",alt_name:""},</text:p>
          </table:table-cell>
          <table:table-cell table:formula="of:=CONCATENATE(&quot;{&quot;;&quot;&quot;&quot;name&quot;&quot;:&quot;&quot;&quot;;[.A134];&quot;&quot;&quot;,&quot;&quot;municipi&quot;&quot;:&quot;&quot;&quot;;[.B134];&quot;&quot;&quot;,&quot;&quot;lat&quot;&quot;:&quot;;[.C134];&quot;,&quot;&quot;lon&quot;&quot;:&quot;;[.D134];&quot;,&quot;&quot;hi_es&quot;&quot;:&quot;&quot;&quot;;[.E134];&quot;&quot;&quot;,&quot;&quot;megalith_type&quot;&quot;:&quot;&quot;&quot;;[.F134];&quot;&quot;&quot;,&quot;&quot;wikipedia&quot;&quot;:&quot;&quot;&quot;;[.G134];&quot;&quot;&quot;,&quot;&quot;wikidata&quot;&quot;:&quot;&quot;&quot;;[.H134];&quot;&quot;&quot;,&quot;&quot;source&quot;&quot;:&quot;&quot;&quot;;[.I134];&quot;&quot;&quot;,&quot;&quot;alt_name&quot;&quot;:&quot;&quot;&quot;;[.J134];&quot;&quot;&quot;},&quot;)" office:value-type="string" office:string-value="{&quot;name&quot;:&quot;La Caixeta&quot;,&quot;municipi&quot;:&quot;Cameles, ara a Corbera la Cabana&quot;,&quot;lat&quot;:42.65,&quot;lon&quot;:2.685,&quot;hi_es&quot;:&quot;&quot;,&quot;megalith_type&quot;:&quot;dolmen&quot;,&quot;wikipedia&quot;:&quot;ca:La Caixeta (Cameles)&quot;,&quot;wikidata&quot;:&quot;Q11350791&quot;,&quot;source&quot;:&quot;&quot;,&quot;alt_name&quot;:&quot;&quot;}," calcext:value-type="string">
            <text:p>{"name":"La Caixeta","municipi":"Cameles, ara a Corbera la Cabana","lat":42.65,"lon":2.685,"hi_es":"","megalith_type":"dolmen","wikipedia":"ca:La Caixeta (Cameles)","wikidata":"Q11350791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l Serrat d'en Poll</text:p>
          </table:table-cell>
          <table:table-cell table:style-name="ce14" office:value-type="string" calcext:value-type="string">
            <text:p>Cameles</text:p>
          </table:table-cell>
          <table:table-cell table:style-name="ce30" office:value-type="string" calcext:value-type="string">
            <text:p>42.645</text:p>
          </table:table-cell>
          <table:table-cell table:style-name="ce30" office:value-type="string" calcext:value-type="string">
            <text:p>2.67444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l Serrat d'en Poll</text:p>
          </table:table-cell>
          <table:table-cell office:value-type="string" calcext:value-type="string">
            <text:p>Q62267986</text:p>
          </table:table-cell>
          <table:table-cell table:number-columns-repeated="3"/>
          <table:table-cell table:formula="of:=CONCATENATE(&quot;{&quot;;&quot;name:&quot;&quot;&quot;;[.A135];&quot;&quot;&quot;,municipi:&quot;&quot;&quot;;[.B135];&quot;&quot;&quot;,lat:&quot;;[.C135];&quot;,lon:&quot;;[.D135];&quot;,hi_es:&quot;&quot;&quot;;[.E135];&quot;&quot;&quot;,megalith_type:&quot;&quot;&quot;;[.F135];&quot;&quot;&quot;,wikipedia:&quot;&quot;&quot;;[.G135];&quot;&quot;&quot;,wikidata:&quot;&quot;&quot;;[.H135];&quot;&quot;&quot;,source:&quot;&quot;&quot;;[.I135];&quot;&quot;&quot;,alt_name:&quot;&quot;&quot;;[.J135];&quot;&quot;&quot;},&quot;)" office:value-type="string" office:string-value="{name:&quot;Dolmen del Serrat d'en Poll&quot;,municipi:&quot;Cameles&quot;,lat:42.645,lon:2.67444,hi_es:&quot;&quot;,megalith_type:&quot;dolmen&quot;,wikipedia:&quot;ca:Dolmen del Serrat d'en Poll&quot;,wikidata:&quot;Q62267986&quot;,source:&quot;&quot;,alt_name:&quot;&quot;}," calcext:value-type="string">
            <text:p>{name:"Dolmen del Serrat d'en Poll",municipi:"Cameles",lat:42.645,lon:2.67444,hi_es:"",megalith_type:"dolmen",wikipedia:"ca:Dolmen del Serrat d'en Poll",wikidata:"Q62267986",source:"",alt_name:""},</text:p>
          </table:table-cell>
          <table:table-cell table:formula="of:=CONCATENATE(&quot;{&quot;;&quot;&quot;&quot;name&quot;&quot;:&quot;&quot;&quot;;[.A135];&quot;&quot;&quot;,&quot;&quot;municipi&quot;&quot;:&quot;&quot;&quot;;[.B135];&quot;&quot;&quot;,&quot;&quot;lat&quot;&quot;:&quot;;[.C135];&quot;,&quot;&quot;lon&quot;&quot;:&quot;;[.D135];&quot;,&quot;&quot;hi_es&quot;&quot;:&quot;&quot;&quot;;[.E135];&quot;&quot;&quot;,&quot;&quot;megalith_type&quot;&quot;:&quot;&quot;&quot;;[.F135];&quot;&quot;&quot;,&quot;&quot;wikipedia&quot;&quot;:&quot;&quot;&quot;;[.G135];&quot;&quot;&quot;,&quot;&quot;wikidata&quot;&quot;:&quot;&quot;&quot;;[.H135];&quot;&quot;&quot;,&quot;&quot;source&quot;&quot;:&quot;&quot;&quot;;[.I135];&quot;&quot;&quot;,&quot;&quot;alt_name&quot;&quot;:&quot;&quot;&quot;;[.J135];&quot;&quot;&quot;},&quot;)" office:value-type="string" office:string-value="{&quot;name&quot;:&quot;Dolmen del Serrat d'en Poll&quot;,&quot;municipi&quot;:&quot;Cameles&quot;,&quot;lat&quot;:42.645,&quot;lon&quot;:2.67444,&quot;hi_es&quot;:&quot;&quot;,&quot;megalith_type&quot;:&quot;dolmen&quot;,&quot;wikipedia&quot;:&quot;ca:Dolmen del Serrat d'en Poll&quot;,&quot;wikidata&quot;:&quot;Q62267986&quot;,&quot;source&quot;:&quot;&quot;,&quot;alt_name&quot;:&quot;&quot;}," calcext:value-type="string">
            <text:p>{"name":"Dolmen del Serrat d'en Poll","municipi":"Cameles","lat":42.645,"lon":2.67444,"hi_es":"","megalith_type":"dolmen","wikipedia":"ca:Dolmen del Serrat d'en Poll","wikidata":"Q62267986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 Vallcrosa</text:p>
          </table:table-cell>
          <table:table-cell table:style-name="ce14" office:value-type="string" calcext:value-type="string">
            <text:p>Cameles</text:p>
          </table:table-cell>
          <table:table-cell table:style-name="ce30" office:value-type="string" calcext:value-type="string">
            <text:p>42.64083</text:p>
          </table:table-cell>
          <table:table-cell table:style-name="ce30" office:value-type="string" calcext:value-type="string">
            <text:p>2.68194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 Vallcrosa</text:p>
          </table:table-cell>
          <table:table-cell office:value-type="string" calcext:value-type="string">
            <text:p>Q62267855</text:p>
          </table:table-cell>
          <table:table-cell table:number-columns-repeated="3"/>
          <table:table-cell table:formula="of:=CONCATENATE(&quot;{&quot;;&quot;name:&quot;&quot;&quot;;[.A136];&quot;&quot;&quot;,municipi:&quot;&quot;&quot;;[.B136];&quot;&quot;&quot;,lat:&quot;;[.C136];&quot;,lon:&quot;;[.D136];&quot;,hi_es:&quot;&quot;&quot;;[.E136];&quot;&quot;&quot;,megalith_type:&quot;&quot;&quot;;[.F136];&quot;&quot;&quot;,wikipedia:&quot;&quot;&quot;;[.G136];&quot;&quot;&quot;,wikidata:&quot;&quot;&quot;;[.H136];&quot;&quot;&quot;,source:&quot;&quot;&quot;;[.I136];&quot;&quot;&quot;,alt_name:&quot;&quot;&quot;;[.J136];&quot;&quot;&quot;},&quot;)" office:value-type="string" office:string-value="{name:&quot;Dolmen de Vallcrosa&quot;,municipi:&quot;Cameles&quot;,lat:42.64083,lon:2.68194,hi_es:&quot;&quot;,megalith_type:&quot;dolmen&quot;,wikipedia:&quot;ca:Dolmen de Vallcrosa&quot;,wikidata:&quot;Q62267855&quot;,source:&quot;&quot;,alt_name:&quot;&quot;}," calcext:value-type="string">
            <text:p>{name:"Dolmen de Vallcrosa",municipi:"Cameles",lat:42.64083,lon:2.68194,hi_es:"",megalith_type:"dolmen",wikipedia:"ca:Dolmen de Vallcrosa",wikidata:"Q62267855",source:"",alt_name:""},</text:p>
          </table:table-cell>
          <table:table-cell table:formula="of:=CONCATENATE(&quot;{&quot;;&quot;&quot;&quot;name&quot;&quot;:&quot;&quot;&quot;;[.A136];&quot;&quot;&quot;,&quot;&quot;municipi&quot;&quot;:&quot;&quot;&quot;;[.B136];&quot;&quot;&quot;,&quot;&quot;lat&quot;&quot;:&quot;;[.C136];&quot;,&quot;&quot;lon&quot;&quot;:&quot;;[.D136];&quot;,&quot;&quot;hi_es&quot;&quot;:&quot;&quot;&quot;;[.E136];&quot;&quot;&quot;,&quot;&quot;megalith_type&quot;&quot;:&quot;&quot;&quot;;[.F136];&quot;&quot;&quot;,&quot;&quot;wikipedia&quot;&quot;:&quot;&quot;&quot;;[.G136];&quot;&quot;&quot;,&quot;&quot;wikidata&quot;&quot;:&quot;&quot;&quot;;[.H136];&quot;&quot;&quot;,&quot;&quot;source&quot;&quot;:&quot;&quot;&quot;;[.I136];&quot;&quot;&quot;,&quot;&quot;alt_name&quot;&quot;:&quot;&quot;&quot;;[.J136];&quot;&quot;&quot;},&quot;)" office:value-type="string" office:string-value="{&quot;name&quot;:&quot;Dolmen de Vallcrosa&quot;,&quot;municipi&quot;:&quot;Cameles&quot;,&quot;lat&quot;:42.64083,&quot;lon&quot;:2.68194,&quot;hi_es&quot;:&quot;&quot;,&quot;megalith_type&quot;:&quot;dolmen&quot;,&quot;wikipedia&quot;:&quot;ca:Dolmen de Vallcrosa&quot;,&quot;wikidata&quot;:&quot;Q62267855&quot;,&quot;source&quot;:&quot;&quot;,&quot;alt_name&quot;:&quot;&quot;}," calcext:value-type="string">
            <text:p>{"name":"Dolmen de Vallcrosa","municipi":"Cameles","lat":42.64083,"lon":2.68194,"hi_es":"","megalith_type":"dolmen","wikipedia":"ca:Dolmen de Vallcrosa","wikidata":"Q62267855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l Pla de l'Arca</text:p>
          </table:table-cell>
          <table:table-cell table:style-name="ce14" office:value-type="string" calcext:value-type="string">
            <text:p>Castellnou dels Aspres</text:p>
          </table:table-cell>
          <table:table-cell table:style-name="ce30" office:value-type="string" calcext:value-type="string">
            <text:p>42.59722</text:p>
          </table:table-cell>
          <table:table-cell table:style-name="ce30" office:value-type="string" calcext:value-type="string">
            <text:p>2.68833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l Pla de l’Arca (Castellnou dels Aspres)</text:p>
          </table:table-cell>
          <table:table-cell office:value-type="string" calcext:value-type="string">
            <text:p>Q16031933</text:p>
          </table:table-cell>
          <table:table-cell table:number-columns-repeated="3"/>
          <table:table-cell table:formula="of:=CONCATENATE(&quot;{&quot;;&quot;name:&quot;&quot;&quot;;[.A137];&quot;&quot;&quot;,municipi:&quot;&quot;&quot;;[.B137];&quot;&quot;&quot;,lat:&quot;;[.C137];&quot;,lon:&quot;;[.D137];&quot;,hi_es:&quot;&quot;&quot;;[.E137];&quot;&quot;&quot;,megalith_type:&quot;&quot;&quot;;[.F137];&quot;&quot;&quot;,wikipedia:&quot;&quot;&quot;;[.G137];&quot;&quot;&quot;,wikidata:&quot;&quot;&quot;;[.H137];&quot;&quot;&quot;,source:&quot;&quot;&quot;;[.I137];&quot;&quot;&quot;,alt_name:&quot;&quot;&quot;;[.J137];&quot;&quot;&quot;},&quot;)" office:value-type="string" office:string-value="{name:&quot;Dolmen del Pla de l'Arca&quot;,municipi:&quot;Castellnou dels Aspres&quot;,lat:42.59722,lon:2.68833,hi_es:&quot;&quot;,megalith_type:&quot;dolmen&quot;,wikipedia:&quot;ca:Dolmen del Pla de l’Arca (Castellnou dels Aspres)&quot;,wikidata:&quot;Q16031933&quot;,source:&quot;&quot;,alt_name:&quot;&quot;}," calcext:value-type="string">
            <text:p>{name:"Dolmen del Pla de l'Arca",municipi:"Castellnou dels Aspres",lat:42.59722,lon:2.68833,hi_es:"",megalith_type:"dolmen",wikipedia:"ca:Dolmen del Pla de l’Arca (Castellnou dels Aspres)",wikidata:"Q16031933",source:"",alt_name:""},</text:p>
          </table:table-cell>
          <table:table-cell table:formula="of:=CONCATENATE(&quot;{&quot;;&quot;&quot;&quot;name&quot;&quot;:&quot;&quot;&quot;;[.A137];&quot;&quot;&quot;,&quot;&quot;municipi&quot;&quot;:&quot;&quot;&quot;;[.B137];&quot;&quot;&quot;,&quot;&quot;lat&quot;&quot;:&quot;;[.C137];&quot;,&quot;&quot;lon&quot;&quot;:&quot;;[.D137];&quot;,&quot;&quot;hi_es&quot;&quot;:&quot;&quot;&quot;;[.E137];&quot;&quot;&quot;,&quot;&quot;megalith_type&quot;&quot;:&quot;&quot;&quot;;[.F137];&quot;&quot;&quot;,&quot;&quot;wikipedia&quot;&quot;:&quot;&quot;&quot;;[.G137];&quot;&quot;&quot;,&quot;&quot;wikidata&quot;&quot;:&quot;&quot;&quot;;[.H137];&quot;&quot;&quot;,&quot;&quot;source&quot;&quot;:&quot;&quot;&quot;;[.I137];&quot;&quot;&quot;,&quot;&quot;alt_name&quot;&quot;:&quot;&quot;&quot;;[.J137];&quot;&quot;&quot;},&quot;)" office:value-type="string" office:string-value="{&quot;name&quot;:&quot;Dolmen del Pla de l'Arca&quot;,&quot;municipi&quot;:&quot;Castellnou dels Aspres&quot;,&quot;lat&quot;:42.59722,&quot;lon&quot;:2.68833,&quot;hi_es&quot;:&quot;&quot;,&quot;megalith_type&quot;:&quot;dolmen&quot;,&quot;wikipedia&quot;:&quot;ca:Dolmen del Pla de l’Arca (Castellnou dels Aspres)&quot;,&quot;wikidata&quot;:&quot;Q16031933&quot;,&quot;source&quot;:&quot;&quot;,&quot;alt_name&quot;:&quot;&quot;}," calcext:value-type="string">
            <text:p>{"name":"Dolmen del Pla de l'Arca","municipi":"Castellnou dels Aspres","lat":42.59722,"lon":2.68833,"hi_es":"","megalith_type":"dolmen","wikipedia":"ca:Dolmen del Pla de l’Arca (Castellnou dels Aspres)","wikidata":"Q16031933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l Solà dels Clots</text:p>
          </table:table-cell>
          <table:table-cell table:style-name="ce14" office:value-type="string" calcext:value-type="string">
            <text:p>Castellnou dels Aspres</text:p>
          </table:table-cell>
          <table:table-cell table:style-name="ce30" office:value-type="string" calcext:value-type="string">
            <text:p>42.59472</text:p>
          </table:table-cell>
          <table:table-cell table:style-name="ce30" office:value-type="string" calcext:value-type="string">
            <text:p>2.70694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l Solà dels Clots</text:p>
          </table:table-cell>
          <table:table-cell office:value-type="string" calcext:value-type="string">
            <text:p>Q16031962</text:p>
          </table:table-cell>
          <table:table-cell table:number-columns-repeated="3"/>
          <table:table-cell table:formula="of:=CONCATENATE(&quot;{&quot;;&quot;name:&quot;&quot;&quot;;[.A138];&quot;&quot;&quot;,municipi:&quot;&quot;&quot;;[.B138];&quot;&quot;&quot;,lat:&quot;;[.C138];&quot;,lon:&quot;;[.D138];&quot;,hi_es:&quot;&quot;&quot;;[.E138];&quot;&quot;&quot;,megalith_type:&quot;&quot;&quot;;[.F138];&quot;&quot;&quot;,wikipedia:&quot;&quot;&quot;;[.G138];&quot;&quot;&quot;,wikidata:&quot;&quot;&quot;;[.H138];&quot;&quot;&quot;,source:&quot;&quot;&quot;;[.I138];&quot;&quot;&quot;,alt_name:&quot;&quot;&quot;;[.J138];&quot;&quot;&quot;},&quot;)" office:value-type="string" office:string-value="{name:&quot;Dolmen del Solà dels Clots&quot;,municipi:&quot;Castellnou dels Aspres&quot;,lat:42.59472,lon:2.70694,hi_es:&quot;&quot;,megalith_type:&quot;dolmen&quot;,wikipedia:&quot;ca:Dolmen del Solà dels Clots&quot;,wikidata:&quot;Q16031962&quot;,source:&quot;&quot;,alt_name:&quot;&quot;}," calcext:value-type="string">
            <text:p>{name:"Dolmen del Solà dels Clots",municipi:"Castellnou dels Aspres",lat:42.59472,lon:2.70694,hi_es:"",megalith_type:"dolmen",wikipedia:"ca:Dolmen del Solà dels Clots",wikidata:"Q16031962",source:"",alt_name:""},</text:p>
          </table:table-cell>
          <table:table-cell table:formula="of:=CONCATENATE(&quot;{&quot;;&quot;&quot;&quot;name&quot;&quot;:&quot;&quot;&quot;;[.A138];&quot;&quot;&quot;,&quot;&quot;municipi&quot;&quot;:&quot;&quot;&quot;;[.B138];&quot;&quot;&quot;,&quot;&quot;lat&quot;&quot;:&quot;;[.C138];&quot;,&quot;&quot;lon&quot;&quot;:&quot;;[.D138];&quot;,&quot;&quot;hi_es&quot;&quot;:&quot;&quot;&quot;;[.E138];&quot;&quot;&quot;,&quot;&quot;megalith_type&quot;&quot;:&quot;&quot;&quot;;[.F138];&quot;&quot;&quot;,&quot;&quot;wikipedia&quot;&quot;:&quot;&quot;&quot;;[.G138];&quot;&quot;&quot;,&quot;&quot;wikidata&quot;&quot;:&quot;&quot;&quot;;[.H138];&quot;&quot;&quot;,&quot;&quot;source&quot;&quot;:&quot;&quot;&quot;;[.I138];&quot;&quot;&quot;,&quot;&quot;alt_name&quot;&quot;:&quot;&quot;&quot;;[.J138];&quot;&quot;&quot;},&quot;)" office:value-type="string" office:string-value="{&quot;name&quot;:&quot;Dolmen del Solà dels Clots&quot;,&quot;municipi&quot;:&quot;Castellnou dels Aspres&quot;,&quot;lat&quot;:42.59472,&quot;lon&quot;:2.70694,&quot;hi_es&quot;:&quot;&quot;,&quot;megalith_type&quot;:&quot;dolmen&quot;,&quot;wikipedia&quot;:&quot;ca:Dolmen del Solà dels Clots&quot;,&quot;wikidata&quot;:&quot;Q16031962&quot;,&quot;source&quot;:&quot;&quot;,&quot;alt_name&quot;:&quot;&quot;}," calcext:value-type="string">
            <text:p>{"name":"Dolmen del Solà dels Clots","municipi":"Castellnou dels Aspres","lat":42.59472,"lon":2.70694,"hi_es":"","megalith_type":"dolmen","wikipedia":"ca:Dolmen del Solà dels Clots","wikidata":"Q16031962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l Roc d'en Coll</text:p>
          </table:table-cell>
          <table:table-cell table:style-name="ce14" office:value-type="string" calcext:value-type="string">
            <text:p>Corbera</text:p>
          </table:table-cell>
          <table:table-cell table:style-name="ce30" office:value-type="string" calcext:value-type="string">
            <text:p>42.64028</text:p>
          </table:table-cell>
          <table:table-cell table:style-name="ce30" office:value-type="string" calcext:value-type="string">
            <text:p>2.65667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l Roc d'en Coll</text:p>
          </table:table-cell>
          <table:table-cell office:value-type="string" calcext:value-type="string">
            <text:p>Q62129122</text:p>
          </table:table-cell>
          <table:table-cell table:number-columns-repeated="3"/>
          <table:table-cell table:formula="of:=CONCATENATE(&quot;{&quot;;&quot;name:&quot;&quot;&quot;;[.A139];&quot;&quot;&quot;,municipi:&quot;&quot;&quot;;[.B139];&quot;&quot;&quot;,lat:&quot;;[.C139];&quot;,lon:&quot;;[.D139];&quot;,hi_es:&quot;&quot;&quot;;[.E139];&quot;&quot;&quot;,megalith_type:&quot;&quot;&quot;;[.F139];&quot;&quot;&quot;,wikipedia:&quot;&quot;&quot;;[.G139];&quot;&quot;&quot;,wikidata:&quot;&quot;&quot;;[.H139];&quot;&quot;&quot;,source:&quot;&quot;&quot;;[.I139];&quot;&quot;&quot;,alt_name:&quot;&quot;&quot;;[.J139];&quot;&quot;&quot;},&quot;)" office:value-type="string" office:string-value="{name:&quot;Dolmen del Roc d'en Coll&quot;,municipi:&quot;Corbera&quot;,lat:42.64028,lon:2.65667,hi_es:&quot;&quot;,megalith_type:&quot;dolmen&quot;,wikipedia:&quot;ca:Dolmen del Roc d'en Coll&quot;,wikidata:&quot;Q62129122&quot;,source:&quot;&quot;,alt_name:&quot;&quot;}," calcext:value-type="string">
            <text:p>{name:"Dolmen del Roc d'en Coll",municipi:"Corbera",lat:42.64028,lon:2.65667,hi_es:"",megalith_type:"dolmen",wikipedia:"ca:Dolmen del Roc d'en Coll",wikidata:"Q62129122",source:"",alt_name:""},</text:p>
          </table:table-cell>
          <table:table-cell table:formula="of:=CONCATENATE(&quot;{&quot;;&quot;&quot;&quot;name&quot;&quot;:&quot;&quot;&quot;;[.A139];&quot;&quot;&quot;,&quot;&quot;municipi&quot;&quot;:&quot;&quot;&quot;;[.B139];&quot;&quot;&quot;,&quot;&quot;lat&quot;&quot;:&quot;;[.C139];&quot;,&quot;&quot;lon&quot;&quot;:&quot;;[.D139];&quot;,&quot;&quot;hi_es&quot;&quot;:&quot;&quot;&quot;;[.E139];&quot;&quot;&quot;,&quot;&quot;megalith_type&quot;&quot;:&quot;&quot;&quot;;[.F139];&quot;&quot;&quot;,&quot;&quot;wikipedia&quot;&quot;:&quot;&quot;&quot;;[.G139];&quot;&quot;&quot;,&quot;&quot;wikidata&quot;&quot;:&quot;&quot;&quot;;[.H139];&quot;&quot;&quot;,&quot;&quot;source&quot;&quot;:&quot;&quot;&quot;;[.I139];&quot;&quot;&quot;,&quot;&quot;alt_name&quot;&quot;:&quot;&quot;&quot;;[.J139];&quot;&quot;&quot;},&quot;)" office:value-type="string" office:string-value="{&quot;name&quot;:&quot;Dolmen del Roc d'en Coll&quot;,&quot;municipi&quot;:&quot;Corbera&quot;,&quot;lat&quot;:42.64028,&quot;lon&quot;:2.65667,&quot;hi_es&quot;:&quot;&quot;,&quot;megalith_type&quot;:&quot;dolmen&quot;,&quot;wikipedia&quot;:&quot;ca:Dolmen del Roc d'en Coll&quot;,&quot;wikidata&quot;:&quot;Q62129122&quot;,&quot;source&quot;:&quot;&quot;,&quot;alt_name&quot;:&quot;&quot;}," calcext:value-type="string">
            <text:p>{"name":"Dolmen del Roc d'en Coll","municipi":"Corbera","lat":42.64028,"lon":2.65667,"hi_es":"","megalith_type":"dolmen","wikipedia":"ca:Dolmen del Roc d'en Coll","wikidata":"Q62129122","source":"","alt_name":""},</text:p>
          </table:table-cell>
        </table:table-row>
        <table:table-row table:style-name="ro4">
          <table:table-cell table:style-name="ce14" office:value-type="string" calcext:value-type="string">
            <text:p>Pedra Dreta de l'Aglí</text:p>
          </table:table-cell>
          <table:table-cell table:style-name="ce14" office:value-type="string" calcext:value-type="string">
            <text:p>Espirà de l'Aglí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Default"/>
          <table:table-cell table:style-name="ce14" office:value-type="string" calcext:value-type="string">
            <text:p>menhir</text:p>
          </table:table-cell>
          <table:table-cell table:number-columns-repeated="5"/>
          <table:table-cell table:formula="of:=CONCATENATE(&quot;{&quot;;&quot;name:&quot;&quot;&quot;;[.A140];&quot;&quot;&quot;,municipi:&quot;&quot;&quot;;[.B140];&quot;&quot;&quot;,lat:&quot;;[.C140];&quot;,lon:&quot;;[.D140];&quot;,hi_es:&quot;&quot;&quot;;[.E140];&quot;&quot;&quot;,megalith_type:&quot;&quot;&quot;;[.F140];&quot;&quot;&quot;,wikipedia:&quot;&quot;&quot;;[.G140];&quot;&quot;&quot;,wikidata:&quot;&quot;&quot;;[.H140];&quot;&quot;&quot;,source:&quot;&quot;&quot;;[.I140];&quot;&quot;&quot;,alt_name:&quot;&quot;&quot;;[.J140];&quot;&quot;&quot;},&quot;)" office:value-type="string" office:string-value="{name:&quot;Pedra Dreta de l'Aglí&quot;,municipi:&quot;Espirà de l'Aglí&quot;,lat:0,lon:0,hi_es:&quot;&quot;,megalith_type:&quot;menhir&quot;,wikipedia:&quot;&quot;,wikidata:&quot;&quot;,source:&quot;&quot;,alt_name:&quot;&quot;}," calcext:value-type="string">
            <text:p>{name:"Pedra Dreta de l'Aglí",municipi:"Espirà de l'Aglí",lat:0,lon:0,hi_es:"",megalith_type:"menhir",wikipedia:"",wikidata:"",source:"",alt_name:""},</text:p>
          </table:table-cell>
          <table:table-cell table:formula="of:=CONCATENATE(&quot;{&quot;;&quot;&quot;&quot;name&quot;&quot;:&quot;&quot;&quot;;[.A140];&quot;&quot;&quot;,&quot;&quot;municipi&quot;&quot;:&quot;&quot;&quot;;[.B140];&quot;&quot;&quot;,&quot;&quot;lat&quot;&quot;:&quot;;[.C140];&quot;,&quot;&quot;lon&quot;&quot;:&quot;;[.D140];&quot;,&quot;&quot;hi_es&quot;&quot;:&quot;&quot;&quot;;[.E140];&quot;&quot;&quot;,&quot;&quot;megalith_type&quot;&quot;:&quot;&quot;&quot;;[.F140];&quot;&quot;&quot;,&quot;&quot;wikipedia&quot;&quot;:&quot;&quot;&quot;;[.G140];&quot;&quot;&quot;,&quot;&quot;wikidata&quot;&quot;:&quot;&quot;&quot;;[.H140];&quot;&quot;&quot;,&quot;&quot;source&quot;&quot;:&quot;&quot;&quot;;[.I140];&quot;&quot;&quot;,&quot;&quot;alt_name&quot;&quot;:&quot;&quot;&quot;;[.J140];&quot;&quot;&quot;},&quot;)" office:value-type="string" office:string-value="{&quot;name&quot;:&quot;Pedra Dreta de l'Aglí&quot;,&quot;municipi&quot;:&quot;Espirà de l'Aglí&quot;,&quot;lat&quot;:0,&quot;lon&quot;:0,&quot;hi_es&quot;:&quot;&quot;,&quot;megalith_type&quot;:&quot;menhir&quot;,&quot;wikipedia&quot;:&quot;&quot;,&quot;wikidata&quot;:&quot;&quot;,&quot;source&quot;:&quot;&quot;,&quot;alt_name&quot;:&quot;&quot;}," calcext:value-type="string">
            <text:p>{"name":"Pedra Dreta de l'Aglí","municipi":"Espirà de l'Aglí","lat":0,"lon":0,"hi_es":"","megalith_type":"menhir","wikipedia":"","wikidata":"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l Serrat de les Costes</text:p>
          </table:table-cell>
          <table:table-cell table:style-name="ce14" office:value-type="string" calcext:value-type="string">
            <text:p>Llauró</text:p>
          </table:table-cell>
          <table:table-cell table:style-name="ce30" office:value-type="string" calcext:value-type="string">
            <text:p>42.55222</text:p>
          </table:table-cell>
          <table:table-cell table:style-name="ce30" office:value-type="string" calcext:value-type="string">
            <text:p>2.76528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l Serrat de les Costes</text:p>
          </table:table-cell>
          <table:table-cell office:value-type="string" calcext:value-type="string">
            <text:p>Q52161612</text:p>
          </table:table-cell>
          <table:table-cell table:number-columns-repeated="3"/>
          <table:table-cell table:formula="of:=CONCATENATE(&quot;{&quot;;&quot;name:&quot;&quot;&quot;;[.A141];&quot;&quot;&quot;,municipi:&quot;&quot;&quot;;[.B141];&quot;&quot;&quot;,lat:&quot;;[.C141];&quot;,lon:&quot;;[.D141];&quot;,hi_es:&quot;&quot;&quot;;[.E141];&quot;&quot;&quot;,megalith_type:&quot;&quot;&quot;;[.F141];&quot;&quot;&quot;,wikipedia:&quot;&quot;&quot;;[.G141];&quot;&quot;&quot;,wikidata:&quot;&quot;&quot;;[.H141];&quot;&quot;&quot;,source:&quot;&quot;&quot;;[.I141];&quot;&quot;&quot;,alt_name:&quot;&quot;&quot;;[.J141];&quot;&quot;&quot;},&quot;)" office:value-type="string" office:string-value="{name:&quot;Dolmen del Serrat de les Costes&quot;,municipi:&quot;Llauró&quot;,lat:42.55222,lon:2.76528,hi_es:&quot;&quot;,megalith_type:&quot;dolmen&quot;,wikipedia:&quot;ca:Dolmen del Serrat de les Costes&quot;,wikidata:&quot;Q52161612&quot;,source:&quot;&quot;,alt_name:&quot;&quot;}," calcext:value-type="string">
            <text:p>{name:"Dolmen del Serrat de les Costes",municipi:"Llauró",lat:42.55222,lon:2.76528,hi_es:"",megalith_type:"dolmen",wikipedia:"ca:Dolmen del Serrat de les Costes",wikidata:"Q52161612",source:"",alt_name:""},</text:p>
          </table:table-cell>
          <table:table-cell table:formula="of:=CONCATENATE(&quot;{&quot;;&quot;&quot;&quot;name&quot;&quot;:&quot;&quot;&quot;;[.A141];&quot;&quot;&quot;,&quot;&quot;municipi&quot;&quot;:&quot;&quot;&quot;;[.B141];&quot;&quot;&quot;,&quot;&quot;lat&quot;&quot;:&quot;;[.C141];&quot;,&quot;&quot;lon&quot;&quot;:&quot;;[.D141];&quot;,&quot;&quot;hi_es&quot;&quot;:&quot;&quot;&quot;;[.E141];&quot;&quot;&quot;,&quot;&quot;megalith_type&quot;&quot;:&quot;&quot;&quot;;[.F141];&quot;&quot;&quot;,&quot;&quot;wikipedia&quot;&quot;:&quot;&quot;&quot;;[.G141];&quot;&quot;&quot;,&quot;&quot;wikidata&quot;&quot;:&quot;&quot;&quot;;[.H141];&quot;&quot;&quot;,&quot;&quot;source&quot;&quot;:&quot;&quot;&quot;;[.I141];&quot;&quot;&quot;,&quot;&quot;alt_name&quot;&quot;:&quot;&quot;&quot;;[.J141];&quot;&quot;&quot;},&quot;)" office:value-type="string" office:string-value="{&quot;name&quot;:&quot;Dolmen del Serrat de les Costes&quot;,&quot;municipi&quot;:&quot;Llauró&quot;,&quot;lat&quot;:42.55222,&quot;lon&quot;:2.76528,&quot;hi_es&quot;:&quot;&quot;,&quot;megalith_type&quot;:&quot;dolmen&quot;,&quot;wikipedia&quot;:&quot;ca:Dolmen del Serrat de les Costes&quot;,&quot;wikidata&quot;:&quot;Q52161612&quot;,&quot;source&quot;:&quot;&quot;,&quot;alt_name&quot;:&quot;&quot;}," calcext:value-type="string">
            <text:p>{"name":"Dolmen del Serrat de les Costes","municipi":"Llauró","lat":42.55222,"lon":2.76528,"hi_es":"","megalith_type":"dolmen","wikipedia":"ca:Dolmen del Serrat de les Costes","wikidata":"Q52161612","source":"","alt_name":""},</text:p>
          </table:table-cell>
        </table:table-row>
        <table:table-row table:style-name="ro4">
          <table:table-cell table:style-name="ce14" office:value-type="string" calcext:value-type="string">
            <text:p>Pedra gravada de Perpinyà</text:p>
          </table:table-cell>
          <table:table-cell table:style-name="ce14" office:value-type="string" calcext:value-type="string">
            <text:p>Perpinyà</text:p>
          </table:table-cell>
          <table:table-cell table:style-name="ce30" office:value-type="string" calcext:value-type="string">
            <text:p>42.69917</text:p>
          </table:table-cell>
          <table:table-cell table:style-name="ce30" office:value-type="string" calcext:value-type="string">
            <text:p>2.89833</text:p>
          </table:table-cell>
          <table:table-cell table:style-name="Default"/>
          <table:table-cell table:style-name="ce14" office:value-type="string" calcext:value-type="string">
            <text:p>stone</text:p>
          </table:table-cell>
          <table:table-cell table:number-columns-repeated="5"/>
          <table:table-cell table:formula="of:=CONCATENATE(&quot;{&quot;;&quot;name:&quot;&quot;&quot;;[.A142];&quot;&quot;&quot;,municipi:&quot;&quot;&quot;;[.B142];&quot;&quot;&quot;,lat:&quot;;[.C142];&quot;,lon:&quot;;[.D142];&quot;,hi_es:&quot;&quot;&quot;;[.E142];&quot;&quot;&quot;,megalith_type:&quot;&quot;&quot;;[.F142];&quot;&quot;&quot;,wikipedia:&quot;&quot;&quot;;[.G142];&quot;&quot;&quot;,wikidata:&quot;&quot;&quot;;[.H142];&quot;&quot;&quot;,source:&quot;&quot;&quot;;[.I142];&quot;&quot;&quot;,alt_name:&quot;&quot;&quot;;[.J142];&quot;&quot;&quot;},&quot;)" office:value-type="string" office:string-value="{name:&quot;Pedra gravada de Perpinyà&quot;,municipi:&quot;Perpinyà&quot;,lat:42.69917,lon:2.89833,hi_es:&quot;&quot;,megalith_type:&quot;stone&quot;,wikipedia:&quot;&quot;,wikidata:&quot;&quot;,source:&quot;&quot;,alt_name:&quot;&quot;}," calcext:value-type="string">
            <text:p>{name:"Pedra gravada de Perpinyà",municipi:"Perpinyà",lat:42.69917,lon:2.89833,hi_es:"",megalith_type:"stone",wikipedia:"",wikidata:"",source:"",alt_name:""},</text:p>
          </table:table-cell>
          <table:table-cell table:formula="of:=CONCATENATE(&quot;{&quot;;&quot;&quot;&quot;name&quot;&quot;:&quot;&quot;&quot;;[.A142];&quot;&quot;&quot;,&quot;&quot;municipi&quot;&quot;:&quot;&quot;&quot;;[.B142];&quot;&quot;&quot;,&quot;&quot;lat&quot;&quot;:&quot;;[.C142];&quot;,&quot;&quot;lon&quot;&quot;:&quot;;[.D142];&quot;,&quot;&quot;hi_es&quot;&quot;:&quot;&quot;&quot;;[.E142];&quot;&quot;&quot;,&quot;&quot;megalith_type&quot;&quot;:&quot;&quot;&quot;;[.F142];&quot;&quot;&quot;,&quot;&quot;wikipedia&quot;&quot;:&quot;&quot;&quot;;[.G142];&quot;&quot;&quot;,&quot;&quot;wikidata&quot;&quot;:&quot;&quot;&quot;;[.H142];&quot;&quot;&quot;,&quot;&quot;source&quot;&quot;:&quot;&quot;&quot;;[.I142];&quot;&quot;&quot;,&quot;&quot;alt_name&quot;&quot;:&quot;&quot;&quot;;[.J142];&quot;&quot;&quot;},&quot;)" office:value-type="string" office:string-value="{&quot;name&quot;:&quot;Pedra gravada de Perpinyà&quot;,&quot;municipi&quot;:&quot;Perpinyà&quot;,&quot;lat&quot;:42.69917,&quot;lon&quot;:2.89833,&quot;hi_es&quot;:&quot;&quot;,&quot;megalith_type&quot;:&quot;stone&quot;,&quot;wikipedia&quot;:&quot;&quot;,&quot;wikidata&quot;:&quot;&quot;,&quot;source&quot;:&quot;&quot;,&quot;alt_name&quot;:&quot;&quot;}," calcext:value-type="string">
            <text:p>{"name":"Pedra gravada de Perpinyà","municipi":"Perpinyà","lat":42.69917,"lon":2.89833,"hi_es":"","megalith_type":"stone","wikipedia":"","wikidata":"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 l'Arqueta</text:p>
          </table:table-cell>
          <table:table-cell table:style-name="ce14" office:value-type="string" calcext:value-type="string">
            <text:p>Portvendres</text:p>
          </table:table-cell>
          <table:table-cell table:style-name="ce30" office:value-type="string" calcext:value-type="string">
            <text:p>42.515</text:p>
          </table:table-cell>
          <table:table-cell table:style-name="ce30" office:value-type="string" calcext:value-type="string">
            <text:p>3.12306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table:number-columns-repeated="5"/>
          <table:table-cell table:formula="of:=CONCATENATE(&quot;{&quot;;&quot;name:&quot;&quot;&quot;;[.A143];&quot;&quot;&quot;,municipi:&quot;&quot;&quot;;[.B143];&quot;&quot;&quot;,lat:&quot;;[.C143];&quot;,lon:&quot;;[.D143];&quot;,hi_es:&quot;&quot;&quot;;[.E143];&quot;&quot;&quot;,megalith_type:&quot;&quot;&quot;;[.F143];&quot;&quot;&quot;,wikipedia:&quot;&quot;&quot;;[.G143];&quot;&quot;&quot;,wikidata:&quot;&quot;&quot;;[.H143];&quot;&quot;&quot;,source:&quot;&quot;&quot;;[.I143];&quot;&quot;&quot;,alt_name:&quot;&quot;&quot;;[.J143];&quot;&quot;&quot;},&quot;)" office:value-type="string" office:string-value="{name:&quot;Dolmen de l'Arqueta&quot;,municipi:&quot;Portvendres&quot;,lat:42.515,lon:3.12306,hi_es:&quot;&quot;,megalith_type:&quot;dolmen&quot;,wikipedia:&quot;&quot;,wikidata:&quot;&quot;,source:&quot;&quot;,alt_name:&quot;&quot;}," calcext:value-type="string">
            <text:p>{name:"Dolmen de l'Arqueta",municipi:"Portvendres",lat:42.515,lon:3.12306,hi_es:"",megalith_type:"dolmen",wikipedia:"",wikidata:"",source:"",alt_name:""},</text:p>
          </table:table-cell>
          <table:table-cell table:formula="of:=CONCATENATE(&quot;{&quot;;&quot;&quot;&quot;name&quot;&quot;:&quot;&quot;&quot;;[.A143];&quot;&quot;&quot;,&quot;&quot;municipi&quot;&quot;:&quot;&quot;&quot;;[.B143];&quot;&quot;&quot;,&quot;&quot;lat&quot;&quot;:&quot;;[.C143];&quot;,&quot;&quot;lon&quot;&quot;:&quot;;[.D143];&quot;,&quot;&quot;hi_es&quot;&quot;:&quot;&quot;&quot;;[.E143];&quot;&quot;&quot;,&quot;&quot;megalith_type&quot;&quot;:&quot;&quot;&quot;;[.F143];&quot;&quot;&quot;,&quot;&quot;wikipedia&quot;&quot;:&quot;&quot;&quot;;[.G143];&quot;&quot;&quot;,&quot;&quot;wikidata&quot;&quot;:&quot;&quot;&quot;;[.H143];&quot;&quot;&quot;,&quot;&quot;source&quot;&quot;:&quot;&quot;&quot;;[.I143];&quot;&quot;&quot;,&quot;&quot;alt_name&quot;&quot;:&quot;&quot;&quot;;[.J143];&quot;&quot;&quot;},&quot;)" office:value-type="string" office:string-value="{&quot;name&quot;:&quot;Dolmen de l'Arqueta&quot;,&quot;municipi&quot;:&quot;Portvendres&quot;,&quot;lat&quot;:42.515,&quot;lon&quot;:3.12306,&quot;hi_es&quot;:&quot;&quot;,&quot;megalith_type&quot;:&quot;dolmen&quot;,&quot;wikipedia&quot;:&quot;&quot;,&quot;wikidata&quot;:&quot;&quot;,&quot;source&quot;:&quot;&quot;,&quot;alt_name&quot;:&quot;&quot;}," calcext:value-type="string">
            <text:p>{"name":"Dolmen de l'Arqueta","municipi":"Portvendres","lat":42.515,"lon":3.12306,"hi_es":"","megalith_type":"dolmen","wikipedia":"","wikidata":"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 Mas Rimbaut</text:p>
          </table:table-cell>
          <table:table-cell table:style-name="ce14" office:value-type="string" calcext:value-type="string">
            <text:p>Portvendres</text:p>
          </table:table-cell>
          <table:table-cell table:style-name="ce30" office:value-type="string" calcext:value-type="string">
            <text:p>42.515</text:p>
          </table:table-cell>
          <table:table-cell table:style-name="ce30" office:value-type="string" calcext:value-type="string">
            <text:p>3.12389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table:number-columns-repeated="5"/>
          <table:table-cell table:formula="of:=CONCATENATE(&quot;{&quot;;&quot;name:&quot;&quot;&quot;;[.A144];&quot;&quot;&quot;,municipi:&quot;&quot;&quot;;[.B144];&quot;&quot;&quot;,lat:&quot;;[.C144];&quot;,lon:&quot;;[.D144];&quot;,hi_es:&quot;&quot;&quot;;[.E144];&quot;&quot;&quot;,megalith_type:&quot;&quot;&quot;;[.F144];&quot;&quot;&quot;,wikipedia:&quot;&quot;&quot;;[.G144];&quot;&quot;&quot;,wikidata:&quot;&quot;&quot;;[.H144];&quot;&quot;&quot;,source:&quot;&quot;&quot;;[.I144];&quot;&quot;&quot;,alt_name:&quot;&quot;&quot;;[.J144];&quot;&quot;&quot;},&quot;)" office:value-type="string" office:string-value="{name:&quot;Dolmen de Mas Rimbaut&quot;,municipi:&quot;Portvendres&quot;,lat:42.515,lon:3.12389,hi_es:&quot;&quot;,megalith_type:&quot;dolmen&quot;,wikipedia:&quot;&quot;,wikidata:&quot;&quot;,source:&quot;&quot;,alt_name:&quot;&quot;}," calcext:value-type="string">
            <text:p>{name:"Dolmen de Mas Rimbaut",municipi:"Portvendres",lat:42.515,lon:3.12389,hi_es:"",megalith_type:"dolmen",wikipedia:"",wikidata:"",source:"",alt_name:""},</text:p>
          </table:table-cell>
          <table:table-cell table:formula="of:=CONCATENATE(&quot;{&quot;;&quot;&quot;&quot;name&quot;&quot;:&quot;&quot;&quot;;[.A144];&quot;&quot;&quot;,&quot;&quot;municipi&quot;&quot;:&quot;&quot;&quot;;[.B144];&quot;&quot;&quot;,&quot;&quot;lat&quot;&quot;:&quot;;[.C144];&quot;,&quot;&quot;lon&quot;&quot;:&quot;;[.D144];&quot;,&quot;&quot;hi_es&quot;&quot;:&quot;&quot;&quot;;[.E144];&quot;&quot;&quot;,&quot;&quot;megalith_type&quot;&quot;:&quot;&quot;&quot;;[.F144];&quot;&quot;&quot;,&quot;&quot;wikipedia&quot;&quot;:&quot;&quot;&quot;;[.G144];&quot;&quot;&quot;,&quot;&quot;wikidata&quot;&quot;:&quot;&quot;&quot;;[.H144];&quot;&quot;&quot;,&quot;&quot;source&quot;&quot;:&quot;&quot;&quot;;[.I144];&quot;&quot;&quot;,&quot;&quot;alt_name&quot;&quot;:&quot;&quot;&quot;;[.J144];&quot;&quot;&quot;},&quot;)" office:value-type="string" office:string-value="{&quot;name&quot;:&quot;Dolmen de Mas Rimbaut&quot;,&quot;municipi&quot;:&quot;Portvendres&quot;,&quot;lat&quot;:42.515,&quot;lon&quot;:3.12389,&quot;hi_es&quot;:&quot;&quot;,&quot;megalith_type&quot;:&quot;dolmen&quot;,&quot;wikipedia&quot;:&quot;&quot;,&quot;wikidata&quot;:&quot;&quot;,&quot;source&quot;:&quot;&quot;,&quot;alt_name&quot;:&quot;&quot;}," calcext:value-type="string">
            <text:p>{"name":"Dolmen de Mas Rimbaut","municipi":"Portvendres","lat":42.515,"lon":3.12389,"hi_es":"","megalith_type":"dolmen","wikipedia":"","wikidata":"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l Cementiri dels Moros</text:p>
          </table:table-cell>
          <table:table-cell table:style-name="ce14" office:value-type="string" calcext:value-type="string">
            <text:p>Prunet i Bellpuig</text:p>
          </table:table-cell>
          <table:table-cell table:style-name="ce30" office:value-type="string" calcext:value-type="string">
            <text:p>42.56611</text:p>
          </table:table-cell>
          <table:table-cell table:style-name="ce30" office:value-type="string" calcext:value-type="string">
            <text:p>2.64611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table:number-columns-repeated="5"/>
          <table:table-cell table:formula="of:=CONCATENATE(&quot;{&quot;;&quot;name:&quot;&quot;&quot;;[.A145];&quot;&quot;&quot;,municipi:&quot;&quot;&quot;;[.B145];&quot;&quot;&quot;,lat:&quot;;[.C145];&quot;,lon:&quot;;[.D145];&quot;,hi_es:&quot;&quot;&quot;;[.E145];&quot;&quot;&quot;,megalith_type:&quot;&quot;&quot;;[.F145];&quot;&quot;&quot;,wikipedia:&quot;&quot;&quot;;[.G145];&quot;&quot;&quot;,wikidata:&quot;&quot;&quot;;[.H145];&quot;&quot;&quot;,source:&quot;&quot;&quot;;[.I145];&quot;&quot;&quot;,alt_name:&quot;&quot;&quot;;[.J145];&quot;&quot;&quot;},&quot;)" office:value-type="string" office:string-value="{name:&quot;Dolmen del Cementiri dels Moros&quot;,municipi:&quot;Prunet i Bellpuig&quot;,lat:42.56611,lon:2.64611,hi_es:&quot;&quot;,megalith_type:&quot;dolmen&quot;,wikipedia:&quot;&quot;,wikidata:&quot;&quot;,source:&quot;&quot;,alt_name:&quot;&quot;}," calcext:value-type="string">
            <text:p>{name:"Dolmen del Cementiri dels Moros",municipi:"Prunet i Bellpuig",lat:42.56611,lon:2.64611,hi_es:"",megalith_type:"dolmen",wikipedia:"",wikidata:"",source:"",alt_name:""},</text:p>
          </table:table-cell>
          <table:table-cell table:formula="of:=CONCATENATE(&quot;{&quot;;&quot;&quot;&quot;name&quot;&quot;:&quot;&quot;&quot;;[.A145];&quot;&quot;&quot;,&quot;&quot;municipi&quot;&quot;:&quot;&quot;&quot;;[.B145];&quot;&quot;&quot;,&quot;&quot;lat&quot;&quot;:&quot;;[.C145];&quot;,&quot;&quot;lon&quot;&quot;:&quot;;[.D145];&quot;,&quot;&quot;hi_es&quot;&quot;:&quot;&quot;&quot;;[.E145];&quot;&quot;&quot;,&quot;&quot;megalith_type&quot;&quot;:&quot;&quot;&quot;;[.F145];&quot;&quot;&quot;,&quot;&quot;wikipedia&quot;&quot;:&quot;&quot;&quot;;[.G145];&quot;&quot;&quot;,&quot;&quot;wikidata&quot;&quot;:&quot;&quot;&quot;;[.H145];&quot;&quot;&quot;,&quot;&quot;source&quot;&quot;:&quot;&quot;&quot;;[.I145];&quot;&quot;&quot;,&quot;&quot;alt_name&quot;&quot;:&quot;&quot;&quot;;[.J145];&quot;&quot;&quot;},&quot;)" office:value-type="string" office:string-value="{&quot;name&quot;:&quot;Dolmen del Cementiri dels Moros&quot;,&quot;municipi&quot;:&quot;Prunet i Bellpuig&quot;,&quot;lat&quot;:42.56611,&quot;lon&quot;:2.64611,&quot;hi_es&quot;:&quot;&quot;,&quot;megalith_type&quot;:&quot;dolmen&quot;,&quot;wikipedia&quot;:&quot;&quot;,&quot;wikidata&quot;:&quot;&quot;,&quot;source&quot;:&quot;&quot;,&quot;alt_name&quot;:&quot;&quot;}," calcext:value-type="string">
            <text:p>{"name":"Dolmen del Cementiri dels Moros","municipi":"Prunet i Bellpuig","lat":42.56611,"lon":2.64611,"hi_es":"","megalith_type":"dolmen","wikipedia":"","wikidata":"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'en Ques</text:p>
          </table:table-cell>
          <table:table-cell table:style-name="ce14" office:value-type="string" calcext:value-type="string">
            <text:p>Prunet i Bellpuig</text:p>
          </table:table-cell>
          <table:table-cell table:style-name="ce30" office:value-type="string" calcext:value-type="string">
            <text:p>42.56694</text:p>
          </table:table-cell>
          <table:table-cell table:style-name="ce30" office:value-type="string" calcext:value-type="string">
            <text:p>2.64611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table:number-columns-repeated="5"/>
          <table:table-cell table:formula="of:=CONCATENATE(&quot;{&quot;;&quot;name:&quot;&quot;&quot;;[.A146];&quot;&quot;&quot;,municipi:&quot;&quot;&quot;;[.B146];&quot;&quot;&quot;,lat:&quot;;[.C146];&quot;,lon:&quot;;[.D146];&quot;,hi_es:&quot;&quot;&quot;;[.E146];&quot;&quot;&quot;,megalith_type:&quot;&quot;&quot;;[.F146];&quot;&quot;&quot;,wikipedia:&quot;&quot;&quot;;[.G146];&quot;&quot;&quot;,wikidata:&quot;&quot;&quot;;[.H146];&quot;&quot;&quot;,source:&quot;&quot;&quot;;[.I146];&quot;&quot;&quot;,alt_name:&quot;&quot;&quot;;[.J146];&quot;&quot;&quot;},&quot;)" office:value-type="string" office:string-value="{name:&quot;Dolmen d'en Ques&quot;,municipi:&quot;Prunet i Bellpuig&quot;,lat:42.56694,lon:2.64611,hi_es:&quot;&quot;,megalith_type:&quot;dolmen&quot;,wikipedia:&quot;&quot;,wikidata:&quot;&quot;,source:&quot;&quot;,alt_name:&quot;&quot;}," calcext:value-type="string">
            <text:p>{name:"Dolmen d'en Ques",municipi:"Prunet i Bellpuig",lat:42.56694,lon:2.64611,hi_es:"",megalith_type:"dolmen",wikipedia:"",wikidata:"",source:"",alt_name:""},</text:p>
          </table:table-cell>
          <table:table-cell table:formula="of:=CONCATENATE(&quot;{&quot;;&quot;&quot;&quot;name&quot;&quot;:&quot;&quot;&quot;;[.A146];&quot;&quot;&quot;,&quot;&quot;municipi&quot;&quot;:&quot;&quot;&quot;;[.B146];&quot;&quot;&quot;,&quot;&quot;lat&quot;&quot;:&quot;;[.C146];&quot;,&quot;&quot;lon&quot;&quot;:&quot;;[.D146];&quot;,&quot;&quot;hi_es&quot;&quot;:&quot;&quot;&quot;;[.E146];&quot;&quot;&quot;,&quot;&quot;megalith_type&quot;&quot;:&quot;&quot;&quot;;[.F146];&quot;&quot;&quot;,&quot;&quot;wikipedia&quot;&quot;:&quot;&quot;&quot;;[.G146];&quot;&quot;&quot;,&quot;&quot;wikidata&quot;&quot;:&quot;&quot;&quot;;[.H146];&quot;&quot;&quot;,&quot;&quot;source&quot;&quot;:&quot;&quot;&quot;;[.I146];&quot;&quot;&quot;,&quot;&quot;alt_name&quot;&quot;:&quot;&quot;&quot;;[.J146];&quot;&quot;&quot;},&quot;)" office:value-type="string" office:string-value="{&quot;name&quot;:&quot;Dolmen d'en Ques&quot;,&quot;municipi&quot;:&quot;Prunet i Bellpuig&quot;,&quot;lat&quot;:42.56694,&quot;lon&quot;:2.64611,&quot;hi_es&quot;:&quot;&quot;,&quot;megalith_type&quot;:&quot;dolmen&quot;,&quot;wikipedia&quot;:&quot;&quot;,&quot;wikidata&quot;:&quot;&quot;,&quot;source&quot;:&quot;&quot;,&quot;alt_name&quot;:&quot;&quot;}," calcext:value-type="string">
            <text:p>{"name":"Dolmen d'en Ques","municipi":"Prunet i Bellpuig","lat":42.56694,"lon":2.64611,"hi_es":"","megalith_type":"dolmen","wikipedia":"","wikidata":"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 la Ramera I</text:p>
          </table:table-cell>
          <table:table-cell table:style-name="ce14" office:value-type="string" calcext:value-type="string">
            <text:p>Queixàs</text:p>
          </table:table-cell>
          <table:table-cell table:style-name="ce30" office:value-type="string" calcext:value-type="string">
            <text:p>42.60611</text:p>
          </table:table-cell>
          <table:table-cell table:style-name="ce30" office:value-type="string" calcext:value-type="string">
            <text:p>2.66806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 la Ramera I</text:p>
          </table:table-cell>
          <table:table-cell office:value-type="string" calcext:value-type="string">
            <text:p>Q16031942</text:p>
          </table:table-cell>
          <table:table-cell table:number-columns-repeated="3"/>
          <table:table-cell table:formula="of:=CONCATENATE(&quot;{&quot;;&quot;name:&quot;&quot;&quot;;[.A147];&quot;&quot;&quot;,municipi:&quot;&quot;&quot;;[.B147];&quot;&quot;&quot;,lat:&quot;;[.C147];&quot;,lon:&quot;;[.D147];&quot;,hi_es:&quot;&quot;&quot;;[.E147];&quot;&quot;&quot;,megalith_type:&quot;&quot;&quot;;[.F147];&quot;&quot;&quot;,wikipedia:&quot;&quot;&quot;;[.G147];&quot;&quot;&quot;,wikidata:&quot;&quot;&quot;;[.H147];&quot;&quot;&quot;,source:&quot;&quot;&quot;;[.I147];&quot;&quot;&quot;,alt_name:&quot;&quot;&quot;;[.J147];&quot;&quot;&quot;},&quot;)" office:value-type="string" office:string-value="{name:&quot;Dolmen de la Ramera I&quot;,municipi:&quot;Queixàs&quot;,lat:42.60611,lon:2.66806,hi_es:&quot;&quot;,megalith_type:&quot;dolmen&quot;,wikipedia:&quot;ca:Dolmen de la Ramera I&quot;,wikidata:&quot;Q16031942&quot;,source:&quot;&quot;,alt_name:&quot;&quot;}," calcext:value-type="string">
            <text:p>{name:"Dolmen de la Ramera I",municipi:"Queixàs",lat:42.60611,lon:2.66806,hi_es:"",megalith_type:"dolmen",wikipedia:"ca:Dolmen de la Ramera I",wikidata:"Q16031942",source:"",alt_name:""},</text:p>
          </table:table-cell>
          <table:table-cell table:formula="of:=CONCATENATE(&quot;{&quot;;&quot;&quot;&quot;name&quot;&quot;:&quot;&quot;&quot;;[.A147];&quot;&quot;&quot;,&quot;&quot;municipi&quot;&quot;:&quot;&quot;&quot;;[.B147];&quot;&quot;&quot;,&quot;&quot;lat&quot;&quot;:&quot;;[.C147];&quot;,&quot;&quot;lon&quot;&quot;:&quot;;[.D147];&quot;,&quot;&quot;hi_es&quot;&quot;:&quot;&quot;&quot;;[.E147];&quot;&quot;&quot;,&quot;&quot;megalith_type&quot;&quot;:&quot;&quot;&quot;;[.F147];&quot;&quot;&quot;,&quot;&quot;wikipedia&quot;&quot;:&quot;&quot;&quot;;[.G147];&quot;&quot;&quot;,&quot;&quot;wikidata&quot;&quot;:&quot;&quot;&quot;;[.H147];&quot;&quot;&quot;,&quot;&quot;source&quot;&quot;:&quot;&quot;&quot;;[.I147];&quot;&quot;&quot;,&quot;&quot;alt_name&quot;&quot;:&quot;&quot;&quot;;[.J147];&quot;&quot;&quot;},&quot;)" office:value-type="string" office:string-value="{&quot;name&quot;:&quot;Dolmen de la Ramera I&quot;,&quot;municipi&quot;:&quot;Queixàs&quot;,&quot;lat&quot;:42.60611,&quot;lon&quot;:2.66806,&quot;hi_es&quot;:&quot;&quot;,&quot;megalith_type&quot;:&quot;dolmen&quot;,&quot;wikipedia&quot;:&quot;ca:Dolmen de la Ramera I&quot;,&quot;wikidata&quot;:&quot;Q16031942&quot;,&quot;source&quot;:&quot;&quot;,&quot;alt_name&quot;:&quot;&quot;}," calcext:value-type="string">
            <text:p>{"name":"Dolmen de la Ramera I","municipi":"Queixàs","lat":42.60611,"lon":2.66806,"hi_es":"","megalith_type":"dolmen","wikipedia":"ca:Dolmen de la Ramera I","wikidata":"Q16031942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 la Ramera II</text:p>
          </table:table-cell>
          <table:table-cell table:style-name="ce14" office:value-type="string" calcext:value-type="string">
            <text:p>Queixàs</text:p>
          </table:table-cell>
          <table:table-cell table:style-name="ce30" office:value-type="string" calcext:value-type="string">
            <text:p>42.60611</text:p>
          </table:table-cell>
          <table:table-cell table:style-name="ce30" office:value-type="string" calcext:value-type="string">
            <text:p>2.66917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 la Ramera II</text:p>
          </table:table-cell>
          <table:table-cell office:value-type="string" calcext:value-type="string">
            <text:p>Q20816969</text:p>
          </table:table-cell>
          <table:table-cell table:number-columns-repeated="3"/>
          <table:table-cell table:formula="of:=CONCATENATE(&quot;{&quot;;&quot;name:&quot;&quot;&quot;;[.A148];&quot;&quot;&quot;,municipi:&quot;&quot;&quot;;[.B148];&quot;&quot;&quot;,lat:&quot;;[.C148];&quot;,lon:&quot;;[.D148];&quot;,hi_es:&quot;&quot;&quot;;[.E148];&quot;&quot;&quot;,megalith_type:&quot;&quot;&quot;;[.F148];&quot;&quot;&quot;,wikipedia:&quot;&quot;&quot;;[.G148];&quot;&quot;&quot;,wikidata:&quot;&quot;&quot;;[.H148];&quot;&quot;&quot;,source:&quot;&quot;&quot;;[.I148];&quot;&quot;&quot;,alt_name:&quot;&quot;&quot;;[.J148];&quot;&quot;&quot;},&quot;)" office:value-type="string" office:string-value="{name:&quot;Dolmen de la Ramera II&quot;,municipi:&quot;Queixàs&quot;,lat:42.60611,lon:2.66917,hi_es:&quot;&quot;,megalith_type:&quot;dolmen&quot;,wikipedia:&quot;ca:Dolmen de la Ramera II&quot;,wikidata:&quot;Q20816969&quot;,source:&quot;&quot;,alt_name:&quot;&quot;}," calcext:value-type="string">
            <text:p>{name:"Dolmen de la Ramera II",municipi:"Queixàs",lat:42.60611,lon:2.66917,hi_es:"",megalith_type:"dolmen",wikipedia:"ca:Dolmen de la Ramera II",wikidata:"Q20816969",source:"",alt_name:""},</text:p>
          </table:table-cell>
          <table:table-cell table:formula="of:=CONCATENATE(&quot;{&quot;;&quot;&quot;&quot;name&quot;&quot;:&quot;&quot;&quot;;[.A148];&quot;&quot;&quot;,&quot;&quot;municipi&quot;&quot;:&quot;&quot;&quot;;[.B148];&quot;&quot;&quot;,&quot;&quot;lat&quot;&quot;:&quot;;[.C148];&quot;,&quot;&quot;lon&quot;&quot;:&quot;;[.D148];&quot;,&quot;&quot;hi_es&quot;&quot;:&quot;&quot;&quot;;[.E148];&quot;&quot;&quot;,&quot;&quot;megalith_type&quot;&quot;:&quot;&quot;&quot;;[.F148];&quot;&quot;&quot;,&quot;&quot;wikipedia&quot;&quot;:&quot;&quot;&quot;;[.G148];&quot;&quot;&quot;,&quot;&quot;wikidata&quot;&quot;:&quot;&quot;&quot;;[.H148];&quot;&quot;&quot;,&quot;&quot;source&quot;&quot;:&quot;&quot;&quot;;[.I148];&quot;&quot;&quot;,&quot;&quot;alt_name&quot;&quot;:&quot;&quot;&quot;;[.J148];&quot;&quot;&quot;},&quot;)" office:value-type="string" office:string-value="{&quot;name&quot;:&quot;Dolmen de la Ramera II&quot;,&quot;municipi&quot;:&quot;Queixàs&quot;,&quot;lat&quot;:42.60611,&quot;lon&quot;:2.66917,&quot;hi_es&quot;:&quot;&quot;,&quot;megalith_type&quot;:&quot;dolmen&quot;,&quot;wikipedia&quot;:&quot;ca:Dolmen de la Ramera II&quot;,&quot;wikidata&quot;:&quot;Q20816969&quot;,&quot;source&quot;:&quot;&quot;,&quot;alt_name&quot;:&quot;&quot;}," calcext:value-type="string">
            <text:p>{"name":"Dolmen de la Ramera II","municipi":"Queixàs","lat":42.60611,"lon":2.66917,"hi_es":"","megalith_type":"dolmen","wikipedia":"ca:Dolmen de la Ramera II","wikidata":"Q20816969","source":"","alt_name":""},</text:p>
          </table:table-cell>
        </table:table-row>
        <table:table-row table:style-name="ro4">
          <table:table-cell table:style-name="ce14" office:value-type="string" calcext:value-type="string">
            <text:p>La Pedra Escrita</text:p>
          </table:table-cell>
          <table:table-cell table:style-name="ce14" office:value-type="string" calcext:value-type="string">
            <text:p>Queixàs</text:p>
          </table:table-cell>
          <table:table-cell table:style-name="ce30" office:value-type="string" calcext:value-type="string">
            <text:p>42.635</text:p>
          </table:table-cell>
          <table:table-cell table:style-name="ce30" office:value-type="string" calcext:value-type="string">
            <text:p>2.64611</text:p>
          </table:table-cell>
          <table:table-cell table:style-name="Default"/>
          <table:table-cell table:style-name="ce14" office:value-type="string" calcext:value-type="string">
            <text:p>stone</text:p>
          </table:table-cell>
          <table:table-cell table:number-columns-repeated="5"/>
          <table:table-cell table:formula="of:=CONCATENATE(&quot;{&quot;;&quot;name:&quot;&quot;&quot;;[.A149];&quot;&quot;&quot;,municipi:&quot;&quot;&quot;;[.B149];&quot;&quot;&quot;,lat:&quot;;[.C149];&quot;,lon:&quot;;[.D149];&quot;,hi_es:&quot;&quot;&quot;;[.E149];&quot;&quot;&quot;,megalith_type:&quot;&quot;&quot;;[.F149];&quot;&quot;&quot;,wikipedia:&quot;&quot;&quot;;[.G149];&quot;&quot;&quot;,wikidata:&quot;&quot;&quot;;[.H149];&quot;&quot;&quot;,source:&quot;&quot;&quot;;[.I149];&quot;&quot;&quot;,alt_name:&quot;&quot;&quot;;[.J149];&quot;&quot;&quot;},&quot;)" office:value-type="string" office:string-value="{name:&quot;La Pedra Escrita&quot;,municipi:&quot;Queixàs&quot;,lat:42.635,lon:2.64611,hi_es:&quot;&quot;,megalith_type:&quot;stone&quot;,wikipedia:&quot;&quot;,wikidata:&quot;&quot;,source:&quot;&quot;,alt_name:&quot;&quot;}," calcext:value-type="string">
            <text:p>{name:"La Pedra Escrita",municipi:"Queixàs",lat:42.635,lon:2.64611,hi_es:"",megalith_type:"stone",wikipedia:"",wikidata:"",source:"",alt_name:""},</text:p>
          </table:table-cell>
          <table:table-cell table:formula="of:=CONCATENATE(&quot;{&quot;;&quot;&quot;&quot;name&quot;&quot;:&quot;&quot;&quot;;[.A149];&quot;&quot;&quot;,&quot;&quot;municipi&quot;&quot;:&quot;&quot;&quot;;[.B149];&quot;&quot;&quot;,&quot;&quot;lat&quot;&quot;:&quot;;[.C149];&quot;,&quot;&quot;lon&quot;&quot;:&quot;;[.D149];&quot;,&quot;&quot;hi_es&quot;&quot;:&quot;&quot;&quot;;[.E149];&quot;&quot;&quot;,&quot;&quot;megalith_type&quot;&quot;:&quot;&quot;&quot;;[.F149];&quot;&quot;&quot;,&quot;&quot;wikipedia&quot;&quot;:&quot;&quot;&quot;;[.G149];&quot;&quot;&quot;,&quot;&quot;wikidata&quot;&quot;:&quot;&quot;&quot;;[.H149];&quot;&quot;&quot;,&quot;&quot;source&quot;&quot;:&quot;&quot;&quot;;[.I149];&quot;&quot;&quot;,&quot;&quot;alt_name&quot;&quot;:&quot;&quot;&quot;;[.J149];&quot;&quot;&quot;},&quot;)" office:value-type="string" office:string-value="{&quot;name&quot;:&quot;La Pedra Escrita&quot;,&quot;municipi&quot;:&quot;Queixàs&quot;,&quot;lat&quot;:42.635,&quot;lon&quot;:2.64611,&quot;hi_es&quot;:&quot;&quot;,&quot;megalith_type&quot;:&quot;stone&quot;,&quot;wikipedia&quot;:&quot;&quot;,&quot;wikidata&quot;:&quot;&quot;,&quot;source&quot;:&quot;&quot;,&quot;alt_name&quot;:&quot;&quot;}," calcext:value-type="string">
            <text:p>{"name":"La Pedra Escrita","municipi":"Queixàs","lat":42.635,"lon":2.64611,"hi_es":"","megalith_type":"stone","wikipedia":"","wikidata":"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 l'Oratori</text:p>
          </table:table-cell>
          <table:table-cell table:style-name="ce14" office:value-type="string" calcext:value-type="string">
            <text:p>Sant Marçal</text:p>
          </table:table-cell>
          <table:table-cell table:style-name="ce30" office:value-type="string" calcext:value-type="string">
            <text:p>42.53056</text:p>
          </table:table-cell>
          <table:table-cell table:style-name="ce30" office:value-type="string" calcext:value-type="string">
            <text:p>2.60111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 l'Oratori</text:p>
          </table:table-cell>
          <table:table-cell office:value-type="string" calcext:value-type="string">
            <text:p>Q16031930</text:p>
          </table:table-cell>
          <table:table-cell table:number-columns-repeated="3"/>
          <table:table-cell table:formula="of:=CONCATENATE(&quot;{&quot;;&quot;name:&quot;&quot;&quot;;[.A150];&quot;&quot;&quot;,municipi:&quot;&quot;&quot;;[.B150];&quot;&quot;&quot;,lat:&quot;;[.C150];&quot;,lon:&quot;;[.D150];&quot;,hi_es:&quot;&quot;&quot;;[.E150];&quot;&quot;&quot;,megalith_type:&quot;&quot;&quot;;[.F150];&quot;&quot;&quot;,wikipedia:&quot;&quot;&quot;;[.G150];&quot;&quot;&quot;,wikidata:&quot;&quot;&quot;;[.H150];&quot;&quot;&quot;,source:&quot;&quot;&quot;;[.I150];&quot;&quot;&quot;,alt_name:&quot;&quot;&quot;;[.J150];&quot;&quot;&quot;},&quot;)" office:value-type="string" office:string-value="{name:&quot;Dolmen de l'Oratori&quot;,municipi:&quot;Sant Marçal&quot;,lat:42.53056,lon:2.60111,hi_es:&quot;&quot;,megalith_type:&quot;dolmen&quot;,wikipedia:&quot;ca:Dolmen de l'Oratori&quot;,wikidata:&quot;Q16031930&quot;,source:&quot;&quot;,alt_name:&quot;&quot;}," calcext:value-type="string">
            <text:p>{name:"Dolmen de l'Oratori",municipi:"Sant Marçal",lat:42.53056,lon:2.60111,hi_es:"",megalith_type:"dolmen",wikipedia:"ca:Dolmen de l'Oratori",wikidata:"Q16031930",source:"",alt_name:""},</text:p>
          </table:table-cell>
          <table:table-cell table:formula="of:=CONCATENATE(&quot;{&quot;;&quot;&quot;&quot;name&quot;&quot;:&quot;&quot;&quot;;[.A150];&quot;&quot;&quot;,&quot;&quot;municipi&quot;&quot;:&quot;&quot;&quot;;[.B150];&quot;&quot;&quot;,&quot;&quot;lat&quot;&quot;:&quot;;[.C150];&quot;,&quot;&quot;lon&quot;&quot;:&quot;;[.D150];&quot;,&quot;&quot;hi_es&quot;&quot;:&quot;&quot;&quot;;[.E150];&quot;&quot;&quot;,&quot;&quot;megalith_type&quot;&quot;:&quot;&quot;&quot;;[.F150];&quot;&quot;&quot;,&quot;&quot;wikipedia&quot;&quot;:&quot;&quot;&quot;;[.G150];&quot;&quot;&quot;,&quot;&quot;wikidata&quot;&quot;:&quot;&quot;&quot;;[.H150];&quot;&quot;&quot;,&quot;&quot;source&quot;&quot;:&quot;&quot;&quot;;[.I150];&quot;&quot;&quot;,&quot;&quot;alt_name&quot;&quot;:&quot;&quot;&quot;;[.J150];&quot;&quot;&quot;},&quot;)" office:value-type="string" office:string-value="{&quot;name&quot;:&quot;Dolmen de l'Oratori&quot;,&quot;municipi&quot;:&quot;Sant Marçal&quot;,&quot;lat&quot;:42.53056,&quot;lon&quot;:2.60111,&quot;hi_es&quot;:&quot;&quot;,&quot;megalith_type&quot;:&quot;dolmen&quot;,&quot;wikipedia&quot;:&quot;ca:Dolmen de l'Oratori&quot;,&quot;wikidata&quot;:&quot;Q16031930&quot;,&quot;source&quot;:&quot;&quot;,&quot;alt_name&quot;:&quot;&quot;}," calcext:value-type="string">
            <text:p>{"name":"Dolmen de l'Oratori","municipi":"Sant Marçal","lat":42.53056,"lon":2.60111,"hi_es":"","megalith_type":"dolmen","wikipedia":"ca:Dolmen de l'Oratori","wikidata":"Q16031930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l Mas de l'Ocell, o del Camp Gran I</text:p>
          </table:table-cell>
          <table:table-cell table:style-name="ce14" office:value-type="string" calcext:value-type="string">
            <text:p>Sant Miquel de Llotes</text:p>
          </table:table-cell>
          <table:table-cell table:style-name="ce30" office:value-type="string" calcext:value-type="string">
            <text:p>42.39167</text:p>
          </table:table-cell>
          <table:table-cell table:style-name="ce30" office:value-type="string" calcext:value-type="string">
            <text:p>2.36611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table:number-columns-repeated="5"/>
          <table:table-cell table:formula="of:=CONCATENATE(&quot;{&quot;;&quot;name:&quot;&quot;&quot;;[.A151];&quot;&quot;&quot;,municipi:&quot;&quot;&quot;;[.B151];&quot;&quot;&quot;,lat:&quot;;[.C151];&quot;,lon:&quot;;[.D151];&quot;,hi_es:&quot;&quot;&quot;;[.E151];&quot;&quot;&quot;,megalith_type:&quot;&quot;&quot;;[.F151];&quot;&quot;&quot;,wikipedia:&quot;&quot;&quot;;[.G151];&quot;&quot;&quot;,wikidata:&quot;&quot;&quot;;[.H151];&quot;&quot;&quot;,source:&quot;&quot;&quot;;[.I151];&quot;&quot;&quot;,alt_name:&quot;&quot;&quot;;[.J151];&quot;&quot;&quot;},&quot;)" office:value-type="string" office:string-value="{name:&quot;Dolmen del Mas de l'Ocell, o del Camp Gran I&quot;,municipi:&quot;Sant Miquel de Llotes&quot;,lat:42.39167,lon:2.36611,hi_es:&quot;&quot;,megalith_type:&quot;dolmen&quot;,wikipedia:&quot;&quot;,wikidata:&quot;&quot;,source:&quot;&quot;,alt_name:&quot;&quot;}," calcext:value-type="string">
            <text:p>{name:"Dolmen del Mas de l'Ocell, o del Camp Gran I",municipi:"Sant Miquel de Llotes",lat:42.39167,lon:2.36611,hi_es:"",megalith_type:"dolmen",wikipedia:"",wikidata:"",source:"",alt_name:""},</text:p>
          </table:table-cell>
          <table:table-cell table:formula="of:=CONCATENATE(&quot;{&quot;;&quot;&quot;&quot;name&quot;&quot;:&quot;&quot;&quot;;[.A151];&quot;&quot;&quot;,&quot;&quot;municipi&quot;&quot;:&quot;&quot;&quot;;[.B151];&quot;&quot;&quot;,&quot;&quot;lat&quot;&quot;:&quot;;[.C151];&quot;,&quot;&quot;lon&quot;&quot;:&quot;;[.D151];&quot;,&quot;&quot;hi_es&quot;&quot;:&quot;&quot;&quot;;[.E151];&quot;&quot;&quot;,&quot;&quot;megalith_type&quot;&quot;:&quot;&quot;&quot;;[.F151];&quot;&quot;&quot;,&quot;&quot;wikipedia&quot;&quot;:&quot;&quot;&quot;;[.G151];&quot;&quot;&quot;,&quot;&quot;wikidata&quot;&quot;:&quot;&quot;&quot;;[.H151];&quot;&quot;&quot;,&quot;&quot;source&quot;&quot;:&quot;&quot;&quot;;[.I151];&quot;&quot;&quot;,&quot;&quot;alt_name&quot;&quot;:&quot;&quot;&quot;;[.J151];&quot;&quot;&quot;},&quot;)" office:value-type="string" office:string-value="{&quot;name&quot;:&quot;Dolmen del Mas de l'Ocell, o del Camp Gran I&quot;,&quot;municipi&quot;:&quot;Sant Miquel de Llotes&quot;,&quot;lat&quot;:42.39167,&quot;lon&quot;:2.36611,&quot;hi_es&quot;:&quot;&quot;,&quot;megalith_type&quot;:&quot;dolmen&quot;,&quot;wikipedia&quot;:&quot;&quot;,&quot;wikidata&quot;:&quot;&quot;,&quot;source&quot;:&quot;&quot;,&quot;alt_name&quot;:&quot;&quot;}," calcext:value-type="string">
            <text:p>{"name":"Dolmen del Mas de l'Ocell, o del Camp Gran I","municipi":"Sant Miquel de Llotes","lat":42.39167,"lon":2.36611,"hi_es":"","megalith_type":"dolmen","wikipedia":"","wikidata":"","source":"","alt_name":""},</text:p>
          </table:table-cell>
        </table:table-row>
        <table:table-row table:style-name="ro4">
          <table:table-cell table:style-name="ce14" office:value-type="string" calcext:value-type="string">
            <text:p>Túmul de Pujols</text:p>
          </table:table-cell>
          <table:table-cell table:style-name="ce14" office:value-type="string" calcext:value-type="string">
            <text:p>Talteüll</text:p>
          </table:table-cell>
          <table:table-cell table:style-name="ce30" office:value-type="string" calcext:value-type="string">
            <text:p>42.82222</text:p>
          </table:table-cell>
          <table:table-cell table:style-name="ce30" office:value-type="string" calcext:value-type="string">
            <text:p>2.73722</text:p>
          </table:table-cell>
          <table:table-cell table:style-name="Default"/>
          <table:table-cell table:style-name="ce14" office:value-type="string" calcext:value-type="string">
            <text:p>tumulus</text:p>
          </table:table-cell>
          <table:table-cell table:number-columns-repeated="5"/>
          <table:table-cell table:formula="of:=CONCATENATE(&quot;{&quot;;&quot;name:&quot;&quot;&quot;;[.A152];&quot;&quot;&quot;,municipi:&quot;&quot;&quot;;[.B152];&quot;&quot;&quot;,lat:&quot;;[.C152];&quot;,lon:&quot;;[.D152];&quot;,hi_es:&quot;&quot;&quot;;[.E152];&quot;&quot;&quot;,megalith_type:&quot;&quot;&quot;;[.F152];&quot;&quot;&quot;,wikipedia:&quot;&quot;&quot;;[.G152];&quot;&quot;&quot;,wikidata:&quot;&quot;&quot;;[.H152];&quot;&quot;&quot;,source:&quot;&quot;&quot;;[.I152];&quot;&quot;&quot;,alt_name:&quot;&quot;&quot;;[.J152];&quot;&quot;&quot;},&quot;)" office:value-type="string" office:string-value="{name:&quot;Túmul de Pujols&quot;,municipi:&quot;Talteüll&quot;,lat:42.82222,lon:2.73722,hi_es:&quot;&quot;,megalith_type:&quot;tumulus&quot;,wikipedia:&quot;&quot;,wikidata:&quot;&quot;,source:&quot;&quot;,alt_name:&quot;&quot;}," calcext:value-type="string">
            <text:p>{name:"Túmul de Pujols",municipi:"Talteüll",lat:42.82222,lon:2.73722,hi_es:"",megalith_type:"tumulus",wikipedia:"",wikidata:"",source:"",alt_name:""},</text:p>
          </table:table-cell>
          <table:table-cell table:formula="of:=CONCATENATE(&quot;{&quot;;&quot;&quot;&quot;name&quot;&quot;:&quot;&quot;&quot;;[.A152];&quot;&quot;&quot;,&quot;&quot;municipi&quot;&quot;:&quot;&quot;&quot;;[.B152];&quot;&quot;&quot;,&quot;&quot;lat&quot;&quot;:&quot;;[.C152];&quot;,&quot;&quot;lon&quot;&quot;:&quot;;[.D152];&quot;,&quot;&quot;hi_es&quot;&quot;:&quot;&quot;&quot;;[.E152];&quot;&quot;&quot;,&quot;&quot;megalith_type&quot;&quot;:&quot;&quot;&quot;;[.F152];&quot;&quot;&quot;,&quot;&quot;wikipedia&quot;&quot;:&quot;&quot;&quot;;[.G152];&quot;&quot;&quot;,&quot;&quot;wikidata&quot;&quot;:&quot;&quot;&quot;;[.H152];&quot;&quot;&quot;,&quot;&quot;source&quot;&quot;:&quot;&quot;&quot;;[.I152];&quot;&quot;&quot;,&quot;&quot;alt_name&quot;&quot;:&quot;&quot;&quot;;[.J152];&quot;&quot;&quot;},&quot;)" office:value-type="string" office:string-value="{&quot;name&quot;:&quot;Túmul de Pujols&quot;,&quot;municipi&quot;:&quot;Talteüll&quot;,&quot;lat&quot;:42.82222,&quot;lon&quot;:2.73722,&quot;hi_es&quot;:&quot;&quot;,&quot;megalith_type&quot;:&quot;tumulus&quot;,&quot;wikipedia&quot;:&quot;&quot;,&quot;wikidata&quot;:&quot;&quot;,&quot;source&quot;:&quot;&quot;,&quot;alt_name&quot;:&quot;&quot;}," calcext:value-type="string">
            <text:p>{"name":"Túmul de Pujols","municipi":"Talteüll","lat":42.82222,"lon":2.73722,"hi_es":"","megalith_type":"tumulus","wikipedia":"","wikidata":"","source":"","alt_name":""},</text:p>
          </table:table-cell>
        </table:table-row>
        <table:table-row table:style-name="ro4">
          <table:table-cell table:style-name="ce14" office:value-type="string" calcext:value-type="string">
            <text:p>La Caixa de l'Obra</text:p>
          </table:table-cell>
          <table:table-cell table:style-name="ce14" office:value-type="string" calcext:value-type="string">
            <text:p>Tellet</text:p>
          </table:table-cell>
          <table:table-cell table:style-name="ce30" office:value-type="string" calcext:value-type="string">
            <text:p>42.52694</text:p>
          </table:table-cell>
          <table:table-cell table:style-name="ce30" office:value-type="string" calcext:value-type="string">
            <text:p>2.67111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Caixa de l'Obra</text:p>
          </table:table-cell>
          <table:table-cell office:value-type="string" calcext:value-type="string">
            <text:p>Q11350706</text:p>
          </table:table-cell>
          <table:table-cell table:number-columns-repeated="3"/>
          <table:table-cell table:formula="of:=CONCATENATE(&quot;{&quot;;&quot;name:&quot;&quot;&quot;;[.A153];&quot;&quot;&quot;,municipi:&quot;&quot;&quot;;[.B153];&quot;&quot;&quot;,lat:&quot;;[.C153];&quot;,lon:&quot;;[.D153];&quot;,hi_es:&quot;&quot;&quot;;[.E153];&quot;&quot;&quot;,megalith_type:&quot;&quot;&quot;;[.F153];&quot;&quot;&quot;,wikipedia:&quot;&quot;&quot;;[.G153];&quot;&quot;&quot;,wikidata:&quot;&quot;&quot;;[.H153];&quot;&quot;&quot;,source:&quot;&quot;&quot;;[.I153];&quot;&quot;&quot;,alt_name:&quot;&quot;&quot;;[.J153];&quot;&quot;&quot;},&quot;)" office:value-type="string" office:string-value="{name:&quot;La Caixa de l'Obra&quot;,municipi:&quot;Tellet&quot;,lat:42.52694,lon:2.67111,hi_es:&quot;&quot;,megalith_type:&quot;dolmen&quot;,wikipedia:&quot;ca:Caixa de l'Obra&quot;,wikidata:&quot;Q11350706&quot;,source:&quot;&quot;,alt_name:&quot;&quot;}," calcext:value-type="string">
            <text:p>{name:"La Caixa de l'Obra",municipi:"Tellet",lat:42.52694,lon:2.67111,hi_es:"",megalith_type:"dolmen",wikipedia:"ca:Caixa de l'Obra",wikidata:"Q11350706",source:"",alt_name:""},</text:p>
          </table:table-cell>
          <table:table-cell table:formula="of:=CONCATENATE(&quot;{&quot;;&quot;&quot;&quot;name&quot;&quot;:&quot;&quot;&quot;;[.A153];&quot;&quot;&quot;,&quot;&quot;municipi&quot;&quot;:&quot;&quot;&quot;;[.B153];&quot;&quot;&quot;,&quot;&quot;lat&quot;&quot;:&quot;;[.C153];&quot;,&quot;&quot;lon&quot;&quot;:&quot;;[.D153];&quot;,&quot;&quot;hi_es&quot;&quot;:&quot;&quot;&quot;;[.E153];&quot;&quot;&quot;,&quot;&quot;megalith_type&quot;&quot;:&quot;&quot;&quot;;[.F153];&quot;&quot;&quot;,&quot;&quot;wikipedia&quot;&quot;:&quot;&quot;&quot;;[.G153];&quot;&quot;&quot;,&quot;&quot;wikidata&quot;&quot;:&quot;&quot;&quot;;[.H153];&quot;&quot;&quot;,&quot;&quot;source&quot;&quot;:&quot;&quot;&quot;;[.I153];&quot;&quot;&quot;,&quot;&quot;alt_name&quot;&quot;:&quot;&quot;&quot;;[.J153];&quot;&quot;&quot;},&quot;)" office:value-type="string" office:string-value="{&quot;name&quot;:&quot;La Caixa de l'Obra&quot;,&quot;municipi&quot;:&quot;Tellet&quot;,&quot;lat&quot;:42.52694,&quot;lon&quot;:2.67111,&quot;hi_es&quot;:&quot;&quot;,&quot;megalith_type&quot;:&quot;dolmen&quot;,&quot;wikipedia&quot;:&quot;ca:Caixa de l'Obra&quot;,&quot;wikidata&quot;:&quot;Q11350706&quot;,&quot;source&quot;:&quot;&quot;,&quot;alt_name&quot;:&quot;&quot;}," calcext:value-type="string">
            <text:p>{"name":"La Caixa de l'Obra","municipi":"Tellet","lat":42.52694,"lon":2.67111,"hi_es":"","megalith_type":"dolmen","wikipedia":"ca:Caixa de l'Obra","wikidata":"Q11350706","source":"","alt_name":""},</text:p>
          </table:table-cell>
        </table:table-row>
        <table:table-row table:style-name="ro4">
          <table:table-cell table:style-name="ce14" office:value-type="string" calcext:value-type="string">
            <text:p>Caixa del Moro</text:p>
          </table:table-cell>
          <table:table-cell table:style-name="ce14" office:value-type="string" calcext:value-type="string">
            <text:p>Teulís</text:p>
          </table:table-cell>
          <table:table-cell table:style-name="ce30" office:value-type="string" calcext:value-type="string">
            <text:p>42.51972</text:p>
          </table:table-cell>
          <table:table-cell table:style-name="ce30" office:value-type="string" calcext:value-type="string">
            <text:p>2.6275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Caixa del Moro</text:p>
          </table:table-cell>
          <table:table-cell office:value-type="string" calcext:value-type="string">
            <text:p>Q11350731</text:p>
          </table:table-cell>
          <table:table-cell table:number-columns-repeated="3"/>
          <table:table-cell table:formula="of:=CONCATENATE(&quot;{&quot;;&quot;name:&quot;&quot;&quot;;[.A154];&quot;&quot;&quot;,municipi:&quot;&quot;&quot;;[.B154];&quot;&quot;&quot;,lat:&quot;;[.C154];&quot;,lon:&quot;;[.D154];&quot;,hi_es:&quot;&quot;&quot;;[.E154];&quot;&quot;&quot;,megalith_type:&quot;&quot;&quot;;[.F154];&quot;&quot;&quot;,wikipedia:&quot;&quot;&quot;;[.G154];&quot;&quot;&quot;,wikidata:&quot;&quot;&quot;;[.H154];&quot;&quot;&quot;,source:&quot;&quot;&quot;;[.I154];&quot;&quot;&quot;,alt_name:&quot;&quot;&quot;;[.J154];&quot;&quot;&quot;},&quot;)" office:value-type="string" office:string-value="{name:&quot;Caixa del Moro&quot;,municipi:&quot;Teulís&quot;,lat:42.51972,lon:2.6275,hi_es:&quot;&quot;,megalith_type:&quot;dolmen&quot;,wikipedia:&quot;ca:Caixa del Moro&quot;,wikidata:&quot;Q11350731&quot;,source:&quot;&quot;,alt_name:&quot;&quot;}," calcext:value-type="string">
            <text:p>{name:"Caixa del Moro",municipi:"Teulís",lat:42.51972,lon:2.6275,hi_es:"",megalith_type:"dolmen",wikipedia:"ca:Caixa del Moro",wikidata:"Q11350731",source:"",alt_name:""},</text:p>
          </table:table-cell>
          <table:table-cell table:formula="of:=CONCATENATE(&quot;{&quot;;&quot;&quot;&quot;name&quot;&quot;:&quot;&quot;&quot;;[.A154];&quot;&quot;&quot;,&quot;&quot;municipi&quot;&quot;:&quot;&quot;&quot;;[.B154];&quot;&quot;&quot;,&quot;&quot;lat&quot;&quot;:&quot;;[.C154];&quot;,&quot;&quot;lon&quot;&quot;:&quot;;[.D154];&quot;,&quot;&quot;hi_es&quot;&quot;:&quot;&quot;&quot;;[.E154];&quot;&quot;&quot;,&quot;&quot;megalith_type&quot;&quot;:&quot;&quot;&quot;;[.F154];&quot;&quot;&quot;,&quot;&quot;wikipedia&quot;&quot;:&quot;&quot;&quot;;[.G154];&quot;&quot;&quot;,&quot;&quot;wikidata&quot;&quot;:&quot;&quot;&quot;;[.H154];&quot;&quot;&quot;,&quot;&quot;source&quot;&quot;:&quot;&quot;&quot;;[.I154];&quot;&quot;&quot;,&quot;&quot;alt_name&quot;&quot;:&quot;&quot;&quot;;[.J154];&quot;&quot;&quot;},&quot;)" office:value-type="string" office:string-value="{&quot;name&quot;:&quot;Caixa del Moro&quot;,&quot;municipi&quot;:&quot;Teulís&quot;,&quot;lat&quot;:42.51972,&quot;lon&quot;:2.6275,&quot;hi_es&quot;:&quot;&quot;,&quot;megalith_type&quot;:&quot;dolmen&quot;,&quot;wikipedia&quot;:&quot;ca:Caixa del Moro&quot;,&quot;wikidata&quot;:&quot;Q11350731&quot;,&quot;source&quot;:&quot;&quot;,&quot;alt_name&quot;:&quot;&quot;}," calcext:value-type="string">
            <text:p>{"name":"Caixa del Moro","municipi":"Teulís","lat":42.51972,"lon":2.6275,"hi_es":"","megalith_type":"dolmen","wikipedia":"ca:Caixa del Moro","wikidata":"Q11350731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 Ribes Roges</text:p>
          </table:table-cell>
          <table:table-cell table:style-name="ce14" office:value-type="string" calcext:value-type="string">
            <text:p>Teulís</text:p>
          </table:table-cell>
          <table:table-cell table:style-name="ce30" office:value-type="string" calcext:value-type="string">
            <text:p>42.51278</text:p>
          </table:table-cell>
          <table:table-cell table:style-name="ce30" office:value-type="string" calcext:value-type="string">
            <text:p>2.62444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 Ribes Roges</text:p>
          </table:table-cell>
          <table:table-cell office:value-type="string" calcext:value-type="string">
            <text:p>Q16031943</text:p>
          </table:table-cell>
          <table:table-cell table:number-columns-repeated="3"/>
          <table:table-cell table:formula="of:=CONCATENATE(&quot;{&quot;;&quot;name:&quot;&quot;&quot;;[.A155];&quot;&quot;&quot;,municipi:&quot;&quot;&quot;;[.B155];&quot;&quot;&quot;,lat:&quot;;[.C155];&quot;,lon:&quot;;[.D155];&quot;,hi_es:&quot;&quot;&quot;;[.E155];&quot;&quot;&quot;,megalith_type:&quot;&quot;&quot;;[.F155];&quot;&quot;&quot;,wikipedia:&quot;&quot;&quot;;[.G155];&quot;&quot;&quot;,wikidata:&quot;&quot;&quot;;[.H155];&quot;&quot;&quot;,source:&quot;&quot;&quot;;[.I155];&quot;&quot;&quot;,alt_name:&quot;&quot;&quot;;[.J155];&quot;&quot;&quot;},&quot;)" office:value-type="string" office:string-value="{name:&quot;Dolmen de Ribes Roges&quot;,municipi:&quot;Teulís&quot;,lat:42.51278,lon:2.62444,hi_es:&quot;&quot;,megalith_type:&quot;dolmen&quot;,wikipedia:&quot;ca:Dolmen de Ribes Roges&quot;,wikidata:&quot;Q16031943&quot;,source:&quot;&quot;,alt_name:&quot;&quot;}," calcext:value-type="string">
            <text:p>{name:"Dolmen de Ribes Roges",municipi:"Teulís",lat:42.51278,lon:2.62444,hi_es:"",megalith_type:"dolmen",wikipedia:"ca:Dolmen de Ribes Roges",wikidata:"Q16031943",source:"",alt_name:""},</text:p>
          </table:table-cell>
          <table:table-cell table:formula="of:=CONCATENATE(&quot;{&quot;;&quot;&quot;&quot;name&quot;&quot;:&quot;&quot;&quot;;[.A155];&quot;&quot;&quot;,&quot;&quot;municipi&quot;&quot;:&quot;&quot;&quot;;[.B155];&quot;&quot;&quot;,&quot;&quot;lat&quot;&quot;:&quot;;[.C155];&quot;,&quot;&quot;lon&quot;&quot;:&quot;;[.D155];&quot;,&quot;&quot;hi_es&quot;&quot;:&quot;&quot;&quot;;[.E155];&quot;&quot;&quot;,&quot;&quot;megalith_type&quot;&quot;:&quot;&quot;&quot;;[.F155];&quot;&quot;&quot;,&quot;&quot;wikipedia&quot;&quot;:&quot;&quot;&quot;;[.G155];&quot;&quot;&quot;,&quot;&quot;wikidata&quot;&quot;:&quot;&quot;&quot;;[.H155];&quot;&quot;&quot;,&quot;&quot;source&quot;&quot;:&quot;&quot;&quot;;[.I155];&quot;&quot;&quot;,&quot;&quot;alt_name&quot;&quot;:&quot;&quot;&quot;;[.J155];&quot;&quot;&quot;},&quot;)" office:value-type="string" office:string-value="{&quot;name&quot;:&quot;Dolmen de Ribes Roges&quot;,&quot;municipi&quot;:&quot;Teulís&quot;,&quot;lat&quot;:42.51278,&quot;lon&quot;:2.62444,&quot;hi_es&quot;:&quot;&quot;,&quot;megalith_type&quot;:&quot;dolmen&quot;,&quot;wikipedia&quot;:&quot;ca:Dolmen de Ribes Roges&quot;,&quot;wikidata&quot;:&quot;Q16031943&quot;,&quot;source&quot;:&quot;&quot;,&quot;alt_name&quot;:&quot;&quot;}," calcext:value-type="string">
            <text:p>{"name":"Dolmen de Ribes Roges","municipi":"Teulís","lat":42.51278,"lon":2.62444,"hi_es":"","megalith_type":"dolmen","wikipedia":"ca:Dolmen de Ribes Roges","wikidata":"Q16031943","source":"","alt_name":""},</text:p>
          </table:table-cell>
        </table:table-row>
        <table:table-row table:style-name="ro4">
          <table:table-cell table:style-name="ce14" office:value-type="string" calcext:value-type="string">
            <text:p>Pedra Dreta del Planal de la Coma del Llop</text:p>
          </table:table-cell>
          <table:table-cell table:style-name="ce14" office:value-type="string" calcext:value-type="string">
            <text:p>Vingrau</text:p>
          </table:table-cell>
          <table:table-cell table:style-name="ce16" office:value-type="string" calcext:value-type="string">
            <text:p>42.83778</text:p>
          </table:table-cell>
          <table:table-cell table:style-name="ce16" office:value-type="string" calcext:value-type="string">
            <text:p>2.81861</text:p>
          </table:table-cell>
          <table:table-cell table:style-name="Default"/>
          <table:table-cell table:style-name="ce14" office:value-type="string" calcext:value-type="string">
            <text:p>menhir</text:p>
          </table:table-cell>
          <table:table-cell office:value-type="string" calcext:value-type="string">
            <text:p>ca:Pedra Dreta del Planal de la Coma del Llop</text:p>
          </table:table-cell>
          <table:table-cell office:value-type="string" calcext:value-type="string">
            <text:p>Q16510131</text:p>
          </table:table-cell>
          <table:table-cell table:number-columns-repeated="3"/>
          <table:table-cell table:formula="of:=CONCATENATE(&quot;{&quot;;&quot;name:&quot;&quot;&quot;;[.A156];&quot;&quot;&quot;,municipi:&quot;&quot;&quot;;[.B156];&quot;&quot;&quot;,lat:&quot;;[.C156];&quot;,lon:&quot;;[.D156];&quot;,hi_es:&quot;&quot;&quot;;[.E156];&quot;&quot;&quot;,megalith_type:&quot;&quot;&quot;;[.F156];&quot;&quot;&quot;,wikipedia:&quot;&quot;&quot;;[.G156];&quot;&quot;&quot;,wikidata:&quot;&quot;&quot;;[.H156];&quot;&quot;&quot;,source:&quot;&quot;&quot;;[.I156];&quot;&quot;&quot;,alt_name:&quot;&quot;&quot;;[.J156];&quot;&quot;&quot;},&quot;)" office:value-type="string" office:string-value="{name:&quot;Pedra Dreta del Planal de la Coma del Llop&quot;,municipi:&quot;Vingrau&quot;,lat:42.83778,lon:2.81861,hi_es:&quot;&quot;,megalith_type:&quot;menhir&quot;,wikipedia:&quot;ca:Pedra Dreta del Planal de la Coma del Llop&quot;,wikidata:&quot;Q16510131&quot;,source:&quot;&quot;,alt_name:&quot;&quot;}," calcext:value-type="string">
            <text:p>{name:"Pedra Dreta del Planal de la Coma del Llop",municipi:"Vingrau",lat:42.83778,lon:2.81861,hi_es:"",megalith_type:"menhir",wikipedia:"ca:Pedra Dreta del Planal de la Coma del Llop",wikidata:"Q16510131",source:"",alt_name:""},</text:p>
          </table:table-cell>
          <table:table-cell table:formula="of:=CONCATENATE(&quot;{&quot;;&quot;&quot;&quot;name&quot;&quot;:&quot;&quot;&quot;;[.A156];&quot;&quot;&quot;,&quot;&quot;municipi&quot;&quot;:&quot;&quot;&quot;;[.B156];&quot;&quot;&quot;,&quot;&quot;lat&quot;&quot;:&quot;;[.C156];&quot;,&quot;&quot;lon&quot;&quot;:&quot;;[.D156];&quot;,&quot;&quot;hi_es&quot;&quot;:&quot;&quot;&quot;;[.E156];&quot;&quot;&quot;,&quot;&quot;megalith_type&quot;&quot;:&quot;&quot;&quot;;[.F156];&quot;&quot;&quot;,&quot;&quot;wikipedia&quot;&quot;:&quot;&quot;&quot;;[.G156];&quot;&quot;&quot;,&quot;&quot;wikidata&quot;&quot;:&quot;&quot;&quot;;[.H156];&quot;&quot;&quot;,&quot;&quot;source&quot;&quot;:&quot;&quot;&quot;;[.I156];&quot;&quot;&quot;,&quot;&quot;alt_name&quot;&quot;:&quot;&quot;&quot;;[.J156];&quot;&quot;&quot;},&quot;)" office:value-type="string" office:string-value="{&quot;name&quot;:&quot;Pedra Dreta del Planal de la Coma del Llop&quot;,&quot;municipi&quot;:&quot;Vingrau&quot;,&quot;lat&quot;:42.83778,&quot;lon&quot;:2.81861,&quot;hi_es&quot;:&quot;&quot;,&quot;megalith_type&quot;:&quot;menhir&quot;,&quot;wikipedia&quot;:&quot;ca:Pedra Dreta del Planal de la Coma del Llop&quot;,&quot;wikidata&quot;:&quot;Q16510131&quot;,&quot;source&quot;:&quot;&quot;,&quot;alt_name&quot;:&quot;&quot;}," calcext:value-type="string">
            <text:p>{"name":"Pedra Dreta del Planal de la Coma del Llop","municipi":"Vingrau","lat":42.83778,"lon":2.81861,"hi_es":"","megalith_type":"menhir","wikipedia":"ca:Pedra Dreta del Planal de la Coma del Llop","wikidata":"Q16510131","source":"","alt_name":""},</text:p>
          </table:table-cell>
        </table:table-row>
        <table:table-row table:style-name="ro5">
          <table:table-cell table:style-name="ce14" office:value-type="string" calcext:value-type="string">
            <text:p>Dolmen dels Camps de les Pedres</text:p>
          </table:table-cell>
          <table:table-cell table:style-name="ce14" office:value-type="string" calcext:value-type="string">
            <text:p>Cortsaví</text:p>
          </table:table-cell>
          <table:table-cell table:style-name="ce30" office:value-type="string" calcext:value-type="string">
            <text:p>42.46778</text:p>
          </table:table-cell>
          <table:table-cell table:style-name="ce30" office:value-type="string" calcext:value-type="string">
            <text:p>2.58028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table:number-columns-repeated="5"/>
          <table:table-cell table:formula="of:=CONCATENATE(&quot;{&quot;;&quot;name:&quot;&quot;&quot;;[.A157];&quot;&quot;&quot;,municipi:&quot;&quot;&quot;;[.B157];&quot;&quot;&quot;,lat:&quot;;[.C157];&quot;,lon:&quot;;[.D157];&quot;,hi_es:&quot;&quot;&quot;;[.E157];&quot;&quot;&quot;,megalith_type:&quot;&quot;&quot;;[.F157];&quot;&quot;&quot;,wikipedia:&quot;&quot;&quot;;[.G157];&quot;&quot;&quot;,wikidata:&quot;&quot;&quot;;[.H157];&quot;&quot;&quot;,source:&quot;&quot;&quot;;[.I157];&quot;&quot;&quot;,alt_name:&quot;&quot;&quot;;[.J157];&quot;&quot;&quot;},&quot;)" office:value-type="string" office:string-value="{name:&quot;Dolmen dels Camps de les Pedres&quot;,municipi:&quot;Cortsaví&quot;,lat:42.46778,lon:2.58028,hi_es:&quot;&quot;,megalith_type:&quot;dolmen&quot;,wikipedia:&quot;&quot;,wikidata:&quot;&quot;,source:&quot;&quot;,alt_name:&quot;&quot;}," calcext:value-type="string">
            <text:p>{name:"Dolmen dels Camps de les Pedres",municipi:"Cortsaví",lat:42.46778,lon:2.58028,hi_es:"",megalith_type:"dolmen",wikipedia:"",wikidata:"",source:"",alt_name:""},</text:p>
          </table:table-cell>
          <table:table-cell table:formula="of:=CONCATENATE(&quot;{&quot;;&quot;&quot;&quot;name&quot;&quot;:&quot;&quot;&quot;;[.A157];&quot;&quot;&quot;,&quot;&quot;municipi&quot;&quot;:&quot;&quot;&quot;;[.B157];&quot;&quot;&quot;,&quot;&quot;lat&quot;&quot;:&quot;;[.C157];&quot;,&quot;&quot;lon&quot;&quot;:&quot;;[.D157];&quot;,&quot;&quot;hi_es&quot;&quot;:&quot;&quot;&quot;;[.E157];&quot;&quot;&quot;,&quot;&quot;megalith_type&quot;&quot;:&quot;&quot;&quot;;[.F157];&quot;&quot;&quot;,&quot;&quot;wikipedia&quot;&quot;:&quot;&quot;&quot;;[.G157];&quot;&quot;&quot;,&quot;&quot;wikidata&quot;&quot;:&quot;&quot;&quot;;[.H157];&quot;&quot;&quot;,&quot;&quot;source&quot;&quot;:&quot;&quot;&quot;;[.I157];&quot;&quot;&quot;,&quot;&quot;alt_name&quot;&quot;:&quot;&quot;&quot;;[.J157];&quot;&quot;&quot;},&quot;)" office:value-type="string" office:string-value="{&quot;name&quot;:&quot;Dolmen dels Camps de les Pedres&quot;,&quot;municipi&quot;:&quot;Cortsaví&quot;,&quot;lat&quot;:42.46778,&quot;lon&quot;:2.58028,&quot;hi_es&quot;:&quot;&quot;,&quot;megalith_type&quot;:&quot;dolmen&quot;,&quot;wikipedia&quot;:&quot;&quot;,&quot;wikidata&quot;:&quot;&quot;,&quot;source&quot;:&quot;&quot;,&quot;alt_name&quot;:&quot;&quot;}," calcext:value-type="string">
            <text:p>{"name":"Dolmen dels Camps de les Pedres","municipi":"Cortsaví","lat":42.46778,"lon":2.58028,"hi_es":"","megalith_type":"dolmen","wikipedia":"","wikidata":"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 la Caseta</text:p>
          </table:table-cell>
          <table:table-cell table:style-name="ce14" office:value-type="string" calcext:value-type="string">
            <text:p>Cortsaví</text:p>
          </table:table-cell>
          <table:table-cell table:style-name="ce30" office:value-type="string" calcext:value-type="string">
            <text:p>42.48667</text:p>
          </table:table-cell>
          <table:table-cell table:style-name="ce30" office:value-type="string" calcext:value-type="string">
            <text:p>2.555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 la Caseta</text:p>
          </table:table-cell>
          <table:table-cell office:value-type="string" calcext:value-type="string">
            <text:p>Q56402005</text:p>
          </table:table-cell>
          <table:table-cell table:number-columns-repeated="3"/>
          <table:table-cell table:formula="of:=CONCATENATE(&quot;{&quot;;&quot;name:&quot;&quot;&quot;;[.A158];&quot;&quot;&quot;,municipi:&quot;&quot;&quot;;[.B158];&quot;&quot;&quot;,lat:&quot;;[.C158];&quot;,lon:&quot;;[.D158];&quot;,hi_es:&quot;&quot;&quot;;[.E158];&quot;&quot;&quot;,megalith_type:&quot;&quot;&quot;;[.F158];&quot;&quot;&quot;,wikipedia:&quot;&quot;&quot;;[.G158];&quot;&quot;&quot;,wikidata:&quot;&quot;&quot;;[.H158];&quot;&quot;&quot;,source:&quot;&quot;&quot;;[.I158];&quot;&quot;&quot;,alt_name:&quot;&quot;&quot;;[.J158];&quot;&quot;&quot;},&quot;)" office:value-type="string" office:string-value="{name:&quot;Dolmen de la Caseta&quot;,municipi:&quot;Cortsaví&quot;,lat:42.48667,lon:2.555,hi_es:&quot;&quot;,megalith_type:&quot;dolmen&quot;,wikipedia:&quot;ca:Dolmen de la Caseta&quot;,wikidata:&quot;Q56402005&quot;,source:&quot;&quot;,alt_name:&quot;&quot;}," calcext:value-type="string">
            <text:p>{name:"Dolmen de la Caseta",municipi:"Cortsaví",lat:42.48667,lon:2.555,hi_es:"",megalith_type:"dolmen",wikipedia:"ca:Dolmen de la Caseta",wikidata:"Q56402005",source:"",alt_name:""},</text:p>
          </table:table-cell>
          <table:table-cell table:formula="of:=CONCATENATE(&quot;{&quot;;&quot;&quot;&quot;name&quot;&quot;:&quot;&quot;&quot;;[.A158];&quot;&quot;&quot;,&quot;&quot;municipi&quot;&quot;:&quot;&quot;&quot;;[.B158];&quot;&quot;&quot;,&quot;&quot;lat&quot;&quot;:&quot;;[.C158];&quot;,&quot;&quot;lon&quot;&quot;:&quot;;[.D158];&quot;,&quot;&quot;hi_es&quot;&quot;:&quot;&quot;&quot;;[.E158];&quot;&quot;&quot;,&quot;&quot;megalith_type&quot;&quot;:&quot;&quot;&quot;;[.F158];&quot;&quot;&quot;,&quot;&quot;wikipedia&quot;&quot;:&quot;&quot;&quot;;[.G158];&quot;&quot;&quot;,&quot;&quot;wikidata&quot;&quot;:&quot;&quot;&quot;;[.H158];&quot;&quot;&quot;,&quot;&quot;source&quot;&quot;:&quot;&quot;&quot;;[.I158];&quot;&quot;&quot;,&quot;&quot;alt_name&quot;&quot;:&quot;&quot;&quot;;[.J158];&quot;&quot;&quot;},&quot;)" office:value-type="string" office:string-value="{&quot;name&quot;:&quot;Dolmen de la Caseta&quot;,&quot;municipi&quot;:&quot;Cortsaví&quot;,&quot;lat&quot;:42.48667,&quot;lon&quot;:2.555,&quot;hi_es&quot;:&quot;&quot;,&quot;megalith_type&quot;:&quot;dolmen&quot;,&quot;wikipedia&quot;:&quot;ca:Dolmen de la Caseta&quot;,&quot;wikidata&quot;:&quot;Q56402005&quot;,&quot;source&quot;:&quot;&quot;,&quot;alt_name&quot;:&quot;&quot;}," calcext:value-type="string">
            <text:p>{"name":"Dolmen de la Caseta","municipi":"Cortsaví","lat":42.48667,"lon":2.555,"hi_es":"","megalith_type":"dolmen","wikipedia":"ca:Dolmen de la Caseta","wikidata":"Q56402005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l Pla del Castellar</text:p>
          </table:table-cell>
          <table:table-cell table:style-name="ce14" office:value-type="string" calcext:value-type="string">
            <text:p>Cortsaví</text:p>
          </table:table-cell>
          <table:table-cell table:style-name="ce30" office:value-type="string" calcext:value-type="string">
            <text:p>42.49083</text:p>
          </table:table-cell>
          <table:table-cell table:style-name="ce30" office:value-type="string" calcext:value-type="string">
            <text:p>2.5675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table:number-columns-repeated="5"/>
          <table:table-cell table:formula="of:=CONCATENATE(&quot;{&quot;;&quot;name:&quot;&quot;&quot;;[.A159];&quot;&quot;&quot;,municipi:&quot;&quot;&quot;;[.B159];&quot;&quot;&quot;,lat:&quot;;[.C159];&quot;,lon:&quot;;[.D159];&quot;,hi_es:&quot;&quot;&quot;;[.E159];&quot;&quot;&quot;,megalith_type:&quot;&quot;&quot;;[.F159];&quot;&quot;&quot;,wikipedia:&quot;&quot;&quot;;[.G159];&quot;&quot;&quot;,wikidata:&quot;&quot;&quot;;[.H159];&quot;&quot;&quot;,source:&quot;&quot;&quot;;[.I159];&quot;&quot;&quot;,alt_name:&quot;&quot;&quot;;[.J159];&quot;&quot;&quot;},&quot;)" office:value-type="string" office:string-value="{name:&quot;Dolmen del Pla del Castellar&quot;,municipi:&quot;Cortsaví&quot;,lat:42.49083,lon:2.5675,hi_es:&quot;&quot;,megalith_type:&quot;dolmen&quot;,wikipedia:&quot;&quot;,wikidata:&quot;&quot;,source:&quot;&quot;,alt_name:&quot;&quot;}," calcext:value-type="string">
            <text:p>{name:"Dolmen del Pla del Castellar",municipi:"Cortsaví",lat:42.49083,lon:2.5675,hi_es:"",megalith_type:"dolmen",wikipedia:"",wikidata:"",source:"",alt_name:""},</text:p>
          </table:table-cell>
          <table:table-cell table:formula="of:=CONCATENATE(&quot;{&quot;;&quot;&quot;&quot;name&quot;&quot;:&quot;&quot;&quot;;[.A159];&quot;&quot;&quot;,&quot;&quot;municipi&quot;&quot;:&quot;&quot;&quot;;[.B159];&quot;&quot;&quot;,&quot;&quot;lat&quot;&quot;:&quot;;[.C159];&quot;,&quot;&quot;lon&quot;&quot;:&quot;;[.D159];&quot;,&quot;&quot;hi_es&quot;&quot;:&quot;&quot;&quot;;[.E159];&quot;&quot;&quot;,&quot;&quot;megalith_type&quot;&quot;:&quot;&quot;&quot;;[.F159];&quot;&quot;&quot;,&quot;&quot;wikipedia&quot;&quot;:&quot;&quot;&quot;;[.G159];&quot;&quot;&quot;,&quot;&quot;wikidata&quot;&quot;:&quot;&quot;&quot;;[.H159];&quot;&quot;&quot;,&quot;&quot;source&quot;&quot;:&quot;&quot;&quot;;[.I159];&quot;&quot;&quot;,&quot;&quot;alt_name&quot;&quot;:&quot;&quot;&quot;;[.J159];&quot;&quot;&quot;},&quot;)" office:value-type="string" office:string-value="{&quot;name&quot;:&quot;Dolmen del Pla del Castellar&quot;,&quot;municipi&quot;:&quot;Cortsaví&quot;,&quot;lat&quot;:42.49083,&quot;lon&quot;:2.5675,&quot;hi_es&quot;:&quot;&quot;,&quot;megalith_type&quot;:&quot;dolmen&quot;,&quot;wikipedia&quot;:&quot;&quot;,&quot;wikidata&quot;:&quot;&quot;,&quot;source&quot;:&quot;&quot;,&quot;alt_name&quot;:&quot;&quot;}," calcext:value-type="string">
            <text:p>{"name":"Dolmen del Pla del Castellar","municipi":"Cortsaví","lat":42.49083,"lon":2.5675,"hi_es":"","megalith_type":"dolmen","wikipedia":"","wikidata":"","source":"","alt_name":""},</text:p>
          </table:table-cell>
        </table:table-row>
        <table:table-row table:style-name="ro4">
          <table:table-cell table:style-name="ce14" office:value-type="string" calcext:value-type="string">
            <text:p>Cova d'en Rotllan</text:p>
          </table:table-cell>
          <table:table-cell table:style-name="ce14" office:value-type="string" calcext:value-type="string">
            <text:p>Cortsaví</text:p>
          </table:table-cell>
          <table:table-cell table:style-name="ce30" office:value-type="string" calcext:value-type="string">
            <text:p>42.48972</text:p>
          </table:table-cell>
          <table:table-cell table:style-name="ce30" office:value-type="string" calcext:value-type="string">
            <text:p>2.57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Cova d'en Rotllan</text:p>
          </table:table-cell>
          <table:table-cell office:value-type="string" calcext:value-type="string">
            <text:p>Q3001817</text:p>
          </table:table-cell>
          <table:table-cell table:number-columns-repeated="3"/>
          <table:table-cell table:formula="of:=CONCATENATE(&quot;{&quot;;&quot;name:&quot;&quot;&quot;;[.A160];&quot;&quot;&quot;,municipi:&quot;&quot;&quot;;[.B160];&quot;&quot;&quot;,lat:&quot;;[.C160];&quot;,lon:&quot;;[.D160];&quot;,hi_es:&quot;&quot;&quot;;[.E160];&quot;&quot;&quot;,megalith_type:&quot;&quot;&quot;;[.F160];&quot;&quot;&quot;,wikipedia:&quot;&quot;&quot;;[.G160];&quot;&quot;&quot;,wikidata:&quot;&quot;&quot;;[.H160];&quot;&quot;&quot;,source:&quot;&quot;&quot;;[.I160];&quot;&quot;&quot;,alt_name:&quot;&quot;&quot;;[.J160];&quot;&quot;&quot;},&quot;)" office:value-type="string" office:string-value="{name:&quot;Cova d'en Rotllan&quot;,municipi:&quot;Cortsaví&quot;,lat:42.48972,lon:2.57,hi_es:&quot;&quot;,megalith_type:&quot;dolmen&quot;,wikipedia:&quot;ca:Cova d'en Rotllan&quot;,wikidata:&quot;Q3001817&quot;,source:&quot;&quot;,alt_name:&quot;&quot;}," calcext:value-type="string">
            <text:p>{name:"Cova d'en Rotllan",municipi:"Cortsaví",lat:42.48972,lon:2.57,hi_es:"",megalith_type:"dolmen",wikipedia:"ca:Cova d'en Rotllan",wikidata:"Q3001817",source:"",alt_name:""},</text:p>
          </table:table-cell>
          <table:table-cell table:formula="of:=CONCATENATE(&quot;{&quot;;&quot;&quot;&quot;name&quot;&quot;:&quot;&quot;&quot;;[.A160];&quot;&quot;&quot;,&quot;&quot;municipi&quot;&quot;:&quot;&quot;&quot;;[.B160];&quot;&quot;&quot;,&quot;&quot;lat&quot;&quot;:&quot;;[.C160];&quot;,&quot;&quot;lon&quot;&quot;:&quot;;[.D160];&quot;,&quot;&quot;hi_es&quot;&quot;:&quot;&quot;&quot;;[.E160];&quot;&quot;&quot;,&quot;&quot;megalith_type&quot;&quot;:&quot;&quot;&quot;;[.F160];&quot;&quot;&quot;,&quot;&quot;wikipedia&quot;&quot;:&quot;&quot;&quot;;[.G160];&quot;&quot;&quot;,&quot;&quot;wikidata&quot;&quot;:&quot;&quot;&quot;;[.H160];&quot;&quot;&quot;,&quot;&quot;source&quot;&quot;:&quot;&quot;&quot;;[.I160];&quot;&quot;&quot;,&quot;&quot;alt_name&quot;&quot;:&quot;&quot;&quot;;[.J160];&quot;&quot;&quot;},&quot;)" office:value-type="string" office:string-value="{&quot;name&quot;:&quot;Cova d'en Rotllan&quot;,&quot;municipi&quot;:&quot;Cortsaví&quot;,&quot;lat&quot;:42.48972,&quot;lon&quot;:2.57,&quot;hi_es&quot;:&quot;&quot;,&quot;megalith_type&quot;:&quot;dolmen&quot;,&quot;wikipedia&quot;:&quot;ca:Cova d'en Rotllan&quot;,&quot;wikidata&quot;:&quot;Q3001817&quot;,&quot;source&quot;:&quot;&quot;,&quot;alt_name&quot;:&quot;&quot;}," calcext:value-type="string">
            <text:p>{"name":"Cova d'en Rotllan","municipi":"Cortsaví","lat":42.48972,"lon":2.57,"hi_es":"","megalith_type":"dolmen","wikipedia":"ca:Cova d'en Rotllan","wikidata":"Q3001817","source":"","alt_name":""},</text:p>
          </table:table-cell>
        </table:table-row>
        <table:table-row table:style-name="ro4">
          <table:table-cell table:style-name="ce14" office:value-type="string" calcext:value-type="string">
            <text:p>Dolmen de Formentera</text:p>
          </table:table-cell>
          <table:table-cell table:style-name="ce14" office:value-type="string" calcext:value-type="string">
            <text:p>Montboló</text:p>
          </table:table-cell>
          <table:table-cell table:style-name="ce30" office:value-type="string" calcext:value-type="string">
            <text:p>42.495</text:p>
          </table:table-cell>
          <table:table-cell table:style-name="ce30" office:value-type="string" calcext:value-type="string">
            <text:p>2.63306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office:value-type="string" calcext:value-type="string">
            <text:p>ca:Dolmen de Formentera</text:p>
          </table:table-cell>
          <table:table-cell office:value-type="string" calcext:value-type="string">
            <text:p>Q16031919</text:p>
          </table:table-cell>
          <table:table-cell table:number-columns-repeated="3"/>
          <table:table-cell table:formula="of:=CONCATENATE(&quot;{&quot;;&quot;name:&quot;&quot;&quot;;[.A161];&quot;&quot;&quot;,municipi:&quot;&quot;&quot;;[.B161];&quot;&quot;&quot;,lat:&quot;;[.C161];&quot;,lon:&quot;;[.D161];&quot;,hi_es:&quot;&quot;&quot;;[.E161];&quot;&quot;&quot;,megalith_type:&quot;&quot;&quot;;[.F161];&quot;&quot;&quot;,wikipedia:&quot;&quot;&quot;;[.G161];&quot;&quot;&quot;,wikidata:&quot;&quot;&quot;;[.H161];&quot;&quot;&quot;,source:&quot;&quot;&quot;;[.I161];&quot;&quot;&quot;,alt_name:&quot;&quot;&quot;;[.J161];&quot;&quot;&quot;},&quot;)" office:value-type="string" office:string-value="{name:&quot;Dolmen de Formentera&quot;,municipi:&quot;Montboló&quot;,lat:42.495,lon:2.63306,hi_es:&quot;&quot;,megalith_type:&quot;dolmen&quot;,wikipedia:&quot;ca:Dolmen de Formentera&quot;,wikidata:&quot;Q16031919&quot;,source:&quot;&quot;,alt_name:&quot;&quot;}," calcext:value-type="string">
            <text:p>{name:"Dolmen de Formentera",municipi:"Montboló",lat:42.495,lon:2.63306,hi_es:"",megalith_type:"dolmen",wikipedia:"ca:Dolmen de Formentera",wikidata:"Q16031919",source:"",alt_name:""},</text:p>
          </table:table-cell>
          <table:table-cell table:formula="of:=CONCATENATE(&quot;{&quot;;&quot;&quot;&quot;name&quot;&quot;:&quot;&quot;&quot;;[.A161];&quot;&quot;&quot;,&quot;&quot;municipi&quot;&quot;:&quot;&quot;&quot;;[.B161];&quot;&quot;&quot;,&quot;&quot;lat&quot;&quot;:&quot;;[.C161];&quot;,&quot;&quot;lon&quot;&quot;:&quot;;[.D161];&quot;,&quot;&quot;hi_es&quot;&quot;:&quot;&quot;&quot;;[.E161];&quot;&quot;&quot;,&quot;&quot;megalith_type&quot;&quot;:&quot;&quot;&quot;;[.F161];&quot;&quot;&quot;,&quot;&quot;wikipedia&quot;&quot;:&quot;&quot;&quot;;[.G161];&quot;&quot;&quot;,&quot;&quot;wikidata&quot;&quot;:&quot;&quot;&quot;;[.H161];&quot;&quot;&quot;,&quot;&quot;source&quot;&quot;:&quot;&quot;&quot;;[.I161];&quot;&quot;&quot;,&quot;&quot;alt_name&quot;&quot;:&quot;&quot;&quot;;[.J161];&quot;&quot;&quot;},&quot;)" office:value-type="string" office:string-value="{&quot;name&quot;:&quot;Dolmen de Formentera&quot;,&quot;municipi&quot;:&quot;Montboló&quot;,&quot;lat&quot;:42.495,&quot;lon&quot;:2.63306,&quot;hi_es&quot;:&quot;&quot;,&quot;megalith_type&quot;:&quot;dolmen&quot;,&quot;wikipedia&quot;:&quot;ca:Dolmen de Formentera&quot;,&quot;wikidata&quot;:&quot;Q16031919&quot;,&quot;source&quot;:&quot;&quot;,&quot;alt_name&quot;:&quot;&quot;}," calcext:value-type="string">
            <text:p>{"name":"Dolmen de Formentera","municipi":"Montboló","lat":42.495,"lon":2.63306,"hi_es":"","megalith_type":"dolmen","wikipedia":"ca:Dolmen de Formentera","wikidata":"Q16031919","source":"","alt_name":""},</text:p>
          </table:table-cell>
        </table:table-row>
        <table:table-row table:style-name="ro4">
          <table:table-cell table:style-name="ce14" office:value-type="string" calcext:value-type="string">
            <text:p>Pedra Gravada de Can Marc</text:p>
          </table:table-cell>
          <table:table-cell table:style-name="ce14" office:value-type="string" calcext:value-type="string">
            <text:p>Prats de Molló i la Presta</text:p>
          </table:table-cell>
          <table:table-cell table:style-name="ce30" office:value-type="string" calcext:value-type="string">
            <text:p>42.41944</text:p>
          </table:table-cell>
          <table:table-cell table:style-name="ce30" office:value-type="string" calcext:value-type="string">
            <text:p>2.48583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table:number-columns-repeated="5"/>
          <table:table-cell table:formula="of:=CONCATENATE(&quot;{&quot;;&quot;name:&quot;&quot;&quot;;[.A162];&quot;&quot;&quot;,municipi:&quot;&quot;&quot;;[.B162];&quot;&quot;&quot;,lat:&quot;;[.C162];&quot;,lon:&quot;;[.D162];&quot;,hi_es:&quot;&quot;&quot;;[.E162];&quot;&quot;&quot;,megalith_type:&quot;&quot;&quot;;[.F162];&quot;&quot;&quot;,wikipedia:&quot;&quot;&quot;;[.G162];&quot;&quot;&quot;,wikidata:&quot;&quot;&quot;;[.H162];&quot;&quot;&quot;,source:&quot;&quot;&quot;;[.I162];&quot;&quot;&quot;,alt_name:&quot;&quot;&quot;;[.J162];&quot;&quot;&quot;},&quot;)" office:value-type="string" office:string-value="{name:&quot;Pedra Gravada de Can Marc&quot;,municipi:&quot;Prats de Molló i la Presta&quot;,lat:42.41944,lon:2.48583,hi_es:&quot;&quot;,megalith_type:&quot;dolmen&quot;,wikipedia:&quot;&quot;,wikidata:&quot;&quot;,source:&quot;&quot;,alt_name:&quot;&quot;}," calcext:value-type="string">
            <text:p>{name:"Pedra Gravada de Can Marc",municipi:"Prats de Molló i la Presta",lat:42.41944,lon:2.48583,hi_es:"",megalith_type:"dolmen",wikipedia:"",wikidata:"",source:"",alt_name:""},</text:p>
          </table:table-cell>
          <table:table-cell table:formula="of:=CONCATENATE(&quot;{&quot;;&quot;&quot;&quot;name&quot;&quot;:&quot;&quot;&quot;;[.A162];&quot;&quot;&quot;,&quot;&quot;municipi&quot;&quot;:&quot;&quot;&quot;;[.B162];&quot;&quot;&quot;,&quot;&quot;lat&quot;&quot;:&quot;;[.C162];&quot;,&quot;&quot;lon&quot;&quot;:&quot;;[.D162];&quot;,&quot;&quot;hi_es&quot;&quot;:&quot;&quot;&quot;;[.E162];&quot;&quot;&quot;,&quot;&quot;megalith_type&quot;&quot;:&quot;&quot;&quot;;[.F162];&quot;&quot;&quot;,&quot;&quot;wikipedia&quot;&quot;:&quot;&quot;&quot;;[.G162];&quot;&quot;&quot;,&quot;&quot;wikidata&quot;&quot;:&quot;&quot;&quot;;[.H162];&quot;&quot;&quot;,&quot;&quot;source&quot;&quot;:&quot;&quot;&quot;;[.I162];&quot;&quot;&quot;,&quot;&quot;alt_name&quot;&quot;:&quot;&quot;&quot;;[.J162];&quot;&quot;&quot;},&quot;)" office:value-type="string" office:string-value="{&quot;name&quot;:&quot;Pedra Gravada de Can Marc&quot;,&quot;municipi&quot;:&quot;Prats de Molló i la Presta&quot;,&quot;lat&quot;:42.41944,&quot;lon&quot;:2.48583,&quot;hi_es&quot;:&quot;&quot;,&quot;megalith_type&quot;:&quot;dolmen&quot;,&quot;wikipedia&quot;:&quot;&quot;,&quot;wikidata&quot;:&quot;&quot;,&quot;source&quot;:&quot;&quot;,&quot;alt_name&quot;:&quot;&quot;}," calcext:value-type="string">
            <text:p>{"name":"Pedra Gravada de Can Marc","municipi":"Prats de Molló i la Presta","lat":42.41944,"lon":2.48583,"hi_es":"","megalith_type":"dolmen","wikipedia":"","wikidata":"","source":"","alt_name":""},</text:p>
          </table:table-cell>
        </table:table-row>
        <table:table-row table:style-name="ro5">
          <table:table-cell table:style-name="ce14" office:value-type="string" calcext:value-type="string">
            <text:p>Pedra Gravada de les Garcies</text:p>
          </table:table-cell>
          <table:table-cell table:style-name="ce14" office:value-type="string" calcext:value-type="string">
            <text:p>Prats de Molló i la Presta</text:p>
          </table:table-cell>
          <table:table-cell table:style-name="ce30" office:value-type="string" calcext:value-type="string">
            <text:p>42.41083</text:p>
          </table:table-cell>
          <table:table-cell table:style-name="ce30" office:value-type="string" calcext:value-type="string">
            <text:p>2.47222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table:number-columns-repeated="5"/>
          <table:table-cell table:formula="of:=CONCATENATE(&quot;{&quot;;&quot;name:&quot;&quot;&quot;;[.A163];&quot;&quot;&quot;,municipi:&quot;&quot;&quot;;[.B163];&quot;&quot;&quot;,lat:&quot;;[.C163];&quot;,lon:&quot;;[.D163];&quot;,hi_es:&quot;&quot;&quot;;[.E163];&quot;&quot;&quot;,megalith_type:&quot;&quot;&quot;;[.F163];&quot;&quot;&quot;,wikipedia:&quot;&quot;&quot;;[.G163];&quot;&quot;&quot;,wikidata:&quot;&quot;&quot;;[.H163];&quot;&quot;&quot;,source:&quot;&quot;&quot;;[.I163];&quot;&quot;&quot;,alt_name:&quot;&quot;&quot;;[.J163];&quot;&quot;&quot;},&quot;)" office:value-type="string" office:string-value="{name:&quot;Pedra Gravada de les Garcies&quot;,municipi:&quot;Prats de Molló i la Presta&quot;,lat:42.41083,lon:2.47222,hi_es:&quot;&quot;,megalith_type:&quot;dolmen&quot;,wikipedia:&quot;&quot;,wikidata:&quot;&quot;,source:&quot;&quot;,alt_name:&quot;&quot;}," calcext:value-type="string">
            <text:p>{name:"Pedra Gravada de les Garcies",municipi:"Prats de Molló i la Presta",lat:42.41083,lon:2.47222,hi_es:"",megalith_type:"dolmen",wikipedia:"",wikidata:"",source:"",alt_name:""},</text:p>
          </table:table-cell>
          <table:table-cell table:formula="of:=CONCATENATE(&quot;{&quot;;&quot;&quot;&quot;name&quot;&quot;:&quot;&quot;&quot;;[.A163];&quot;&quot;&quot;,&quot;&quot;municipi&quot;&quot;:&quot;&quot;&quot;;[.B163];&quot;&quot;&quot;,&quot;&quot;lat&quot;&quot;:&quot;;[.C163];&quot;,&quot;&quot;lon&quot;&quot;:&quot;;[.D163];&quot;,&quot;&quot;hi_es&quot;&quot;:&quot;&quot;&quot;;[.E163];&quot;&quot;&quot;,&quot;&quot;megalith_type&quot;&quot;:&quot;&quot;&quot;;[.F163];&quot;&quot;&quot;,&quot;&quot;wikipedia&quot;&quot;:&quot;&quot;&quot;;[.G163];&quot;&quot;&quot;,&quot;&quot;wikidata&quot;&quot;:&quot;&quot;&quot;;[.H163];&quot;&quot;&quot;,&quot;&quot;source&quot;&quot;:&quot;&quot;&quot;;[.I163];&quot;&quot;&quot;,&quot;&quot;alt_name&quot;&quot;:&quot;&quot;&quot;;[.J163];&quot;&quot;&quot;},&quot;)" office:value-type="string" office:string-value="{&quot;name&quot;:&quot;Pedra Gravada de les Garcies&quot;,&quot;municipi&quot;:&quot;Prats de Molló i la Presta&quot;,&quot;lat&quot;:42.41083,&quot;lon&quot;:2.47222,&quot;hi_es&quot;:&quot;&quot;,&quot;megalith_type&quot;:&quot;dolmen&quot;,&quot;wikipedia&quot;:&quot;&quot;,&quot;wikidata&quot;:&quot;&quot;,&quot;source&quot;:&quot;&quot;,&quot;alt_name&quot;:&quot;&quot;}," calcext:value-type="string">
            <text:p>{"name":"Pedra Gravada de les Garcies","municipi":"Prats de Molló i la Presta","lat":42.41083,"lon":2.47222,"hi_es":"","megalith_type":"dolmen","wikipedia":"","wikidata":"","source":"","alt_name":""},</text:p>
          </table:table-cell>
        </table:table-row>
        <table:table-row table:style-name="ro5">
          <table:table-cell table:style-name="ce14" office:value-type="string" calcext:value-type="string">
            <text:p>Dolmen de la Font de l'Arca</text:p>
          </table:table-cell>
          <table:table-cell table:style-name="ce14" office:value-type="string" calcext:value-type="string">
            <text:p>Campossí</text:p>
          </table:table-cell>
          <table:table-cell table:style-name="ce30" office:value-type="string" calcext:value-type="string">
            <text:p>42.704080</text:p>
          </table:table-cell>
          <table:table-cell table:style-name="ce30" office:value-type="string" calcext:value-type="string">
            <text:p>2.446080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table:number-columns-repeated="3"/>
          <table:table-cell office:value-type="string" calcext:value-type="string">
            <text:p>Dolmen de la Cabaneta des Très Pèiras, dolmen de Campossí</text:p>
          </table:table-cell>
          <table:table-cell/>
          <table:table-cell table:formula="of:=CONCATENATE(&quot;{&quot;;&quot;name:&quot;&quot;&quot;;[.A164];&quot;&quot;&quot;,municipi:&quot;&quot;&quot;;[.B164];&quot;&quot;&quot;,lat:&quot;;[.C164];&quot;,lon:&quot;;[.D164];&quot;,hi_es:&quot;&quot;&quot;;[.E164];&quot;&quot;&quot;,megalith_type:&quot;&quot;&quot;;[.F164];&quot;&quot;&quot;,wikipedia:&quot;&quot;&quot;;[.G164];&quot;&quot;&quot;,wikidata:&quot;&quot;&quot;;[.H164];&quot;&quot;&quot;,source:&quot;&quot;&quot;;[.I164];&quot;&quot;&quot;,alt_name:&quot;&quot;&quot;;[.J164];&quot;&quot;&quot;},&quot;)" office:value-type="string" office:string-value="{name:&quot;Dolmen de la Font de l'Arca&quot;,municipi:&quot;Campossí&quot;,lat:42.704080,lon:2.446080,hi_es:&quot;&quot;,megalith_type:&quot;dolmen&quot;,wikipedia:&quot;&quot;,wikidata:&quot;&quot;,source:&quot;&quot;,alt_name:&quot;Dolmen de la Cabaneta des Très Pèiras, dolmen de Campossí&quot;}," calcext:value-type="string">
            <text:p>{name:"Dolmen de la Font de l'Arca",municipi:"Campossí",lat:42.704080,lon:2.446080,hi_es:"",megalith_type:"dolmen",wikipedia:"",wikidata:"",source:"",alt_name:"Dolmen de la Cabaneta des Très Pèiras, dolmen de Campossí"},</text:p>
          </table:table-cell>
          <table:table-cell table:formula="of:=CONCATENATE(&quot;{&quot;;&quot;&quot;&quot;name&quot;&quot;:&quot;&quot;&quot;;[.A164];&quot;&quot;&quot;,&quot;&quot;municipi&quot;&quot;:&quot;&quot;&quot;;[.B164];&quot;&quot;&quot;,&quot;&quot;lat&quot;&quot;:&quot;;[.C164];&quot;,&quot;&quot;lon&quot;&quot;:&quot;;[.D164];&quot;,&quot;&quot;hi_es&quot;&quot;:&quot;&quot;&quot;;[.E164];&quot;&quot;&quot;,&quot;&quot;megalith_type&quot;&quot;:&quot;&quot;&quot;;[.F164];&quot;&quot;&quot;,&quot;&quot;wikipedia&quot;&quot;:&quot;&quot;&quot;;[.G164];&quot;&quot;&quot;,&quot;&quot;wikidata&quot;&quot;:&quot;&quot;&quot;;[.H164];&quot;&quot;&quot;,&quot;&quot;source&quot;&quot;:&quot;&quot;&quot;;[.I164];&quot;&quot;&quot;,&quot;&quot;alt_name&quot;&quot;:&quot;&quot;&quot;;[.J164];&quot;&quot;&quot;},&quot;)" office:value-type="string" office:string-value="{&quot;name&quot;:&quot;Dolmen de la Font de l'Arca&quot;,&quot;municipi&quot;:&quot;Campossí&quot;,&quot;lat&quot;:42.704080,&quot;lon&quot;:2.446080,&quot;hi_es&quot;:&quot;&quot;,&quot;megalith_type&quot;:&quot;dolmen&quot;,&quot;wikipedia&quot;:&quot;&quot;,&quot;wikidata&quot;:&quot;&quot;,&quot;source&quot;:&quot;&quot;,&quot;alt_name&quot;:&quot;Dolmen de la Cabaneta des Très Pèiras, dolmen de Campossí&quot;}," calcext:value-type="string">
            <text:p>{"name":"Dolmen de la Font de l'Arca","municipi":"Campossí","lat":42.704080,"lon":2.446080,"hi_es":"","megalith_type":"dolmen","wikipedia":"","wikidata":"","source":"","alt_name":"Dolmen de la Cabaneta des Très Pèiras, dolmen de Campossí"},</text:p>
          </table:table-cell>
        </table:table-row>
        <table:table-row table:style-name="ro5">
          <table:table-cell table:style-name="ce14" office:value-type="string" calcext:value-type="string">
            <text:p>Tomba dels Espandiòls</text:p>
          </table:table-cell>
          <table:table-cell table:style-name="ce14" office:value-type="string" calcext:value-type="string">
            <text:p>Maurí</text:p>
          </table:table-cell>
          <table:table-cell table:style-name="ce30" office:value-type="string" calcext:value-type="string">
            <text:p>42.80389</text:p>
          </table:table-cell>
          <table:table-cell table:style-name="ce30" office:value-type="string" calcext:value-type="string">
            <text:p>2.5525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table:number-columns-repeated="4"/>
          <table:table-cell office:value-type="string" calcext:value-type="string">
            <text:p>a prop</text:p>
          </table:table-cell>
          <table:table-cell table:formula="of:=CONCATENATE(&quot;{&quot;;&quot;name:&quot;&quot;&quot;;[.A165];&quot;&quot;&quot;,municipi:&quot;&quot;&quot;;[.B165];&quot;&quot;&quot;,lat:&quot;;[.C165];&quot;,lon:&quot;;[.D165];&quot;,hi_es:&quot;&quot;&quot;;[.E165];&quot;&quot;&quot;,megalith_type:&quot;&quot;&quot;;[.F165];&quot;&quot;&quot;,wikipedia:&quot;&quot;&quot;;[.G165];&quot;&quot;&quot;,wikidata:&quot;&quot;&quot;;[.H165];&quot;&quot;&quot;,source:&quot;&quot;&quot;;[.I165];&quot;&quot;&quot;,alt_name:&quot;&quot;&quot;;[.J165];&quot;&quot;&quot;},&quot;)" office:value-type="string" office:string-value="{name:&quot;Tomba dels Espandiòls&quot;,municipi:&quot;Maurí&quot;,lat:42.80389,lon:2.5525,hi_es:&quot;&quot;,megalith_type:&quot;dolmen&quot;,wikipedia:&quot;&quot;,wikidata:&quot;&quot;,source:&quot;&quot;,alt_name:&quot;&quot;}," calcext:value-type="string">
            <text:p>{name:"Tomba dels Espandiòls",municipi:"Maurí",lat:42.80389,lon:2.5525,hi_es:"",megalith_type:"dolmen",wikipedia:"",wikidata:"",source:"",alt_name:""},</text:p>
          </table:table-cell>
          <table:table-cell table:formula="of:=CONCATENATE(&quot;{&quot;;&quot;&quot;&quot;name&quot;&quot;:&quot;&quot;&quot;;[.A165];&quot;&quot;&quot;,&quot;&quot;municipi&quot;&quot;:&quot;&quot;&quot;;[.B165];&quot;&quot;&quot;,&quot;&quot;lat&quot;&quot;:&quot;;[.C165];&quot;,&quot;&quot;lon&quot;&quot;:&quot;;[.D165];&quot;,&quot;&quot;hi_es&quot;&quot;:&quot;&quot;&quot;;[.E165];&quot;&quot;&quot;,&quot;&quot;megalith_type&quot;&quot;:&quot;&quot;&quot;;[.F165];&quot;&quot;&quot;,&quot;&quot;wikipedia&quot;&quot;:&quot;&quot;&quot;;[.G165];&quot;&quot;&quot;,&quot;&quot;wikidata&quot;&quot;:&quot;&quot;&quot;;[.H165];&quot;&quot;&quot;,&quot;&quot;source&quot;&quot;:&quot;&quot;&quot;;[.I165];&quot;&quot;&quot;,&quot;&quot;alt_name&quot;&quot;:&quot;&quot;&quot;;[.J165];&quot;&quot;&quot;},&quot;)" office:value-type="string" office:string-value="{&quot;name&quot;:&quot;Tomba dels Espandiòls&quot;,&quot;municipi&quot;:&quot;Maurí&quot;,&quot;lat&quot;:42.80389,&quot;lon&quot;:2.5525,&quot;hi_es&quot;:&quot;&quot;,&quot;megalith_type&quot;:&quot;dolmen&quot;,&quot;wikipedia&quot;:&quot;&quot;,&quot;wikidata&quot;:&quot;&quot;,&quot;source&quot;:&quot;&quot;,&quot;alt_name&quot;:&quot;&quot;}," calcext:value-type="string">
            <text:p>{"name":"Tomba dels Espandiòls","municipi":"Maurí","lat":42.80389,"lon":2.5525,"hi_es":"","megalith_type":"dolmen","wikipedia":"","wikidata":"","source":"","alt_name":""},</text:p>
          </table:table-cell>
        </table:table-row>
        <table:table-row table:style-name="ro5">
          <table:table-cell table:style-name="ce14" office:value-type="string" calcext:value-type="string">
            <text:p>Roc de l'Arquet</text:p>
          </table:table-cell>
          <table:table-cell table:style-name="ce14" office:value-type="string" calcext:value-type="string">
            <text:p>Planeses</text:p>
          </table:table-cell>
          <table:table-cell table:style-name="ce30" office:value-type="string" calcext:value-type="string">
            <text:p>42.75694</text:p>
          </table:table-cell>
          <table:table-cell table:style-name="ce30" office:value-type="string" calcext:value-type="string">
            <text:p>2.62889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table:number-columns-repeated="4"/>
          <table:table-cell office:value-type="string" calcext:value-type="string">
            <text:p>a prop</text:p>
          </table:table-cell>
          <table:table-cell table:formula="of:=CONCATENATE(&quot;{&quot;;&quot;name:&quot;&quot;&quot;;[.A166];&quot;&quot;&quot;,municipi:&quot;&quot;&quot;;[.B166];&quot;&quot;&quot;,lat:&quot;;[.C166];&quot;,lon:&quot;;[.D166];&quot;,hi_es:&quot;&quot;&quot;;[.E166];&quot;&quot;&quot;,megalith_type:&quot;&quot;&quot;;[.F166];&quot;&quot;&quot;,wikipedia:&quot;&quot;&quot;;[.G166];&quot;&quot;&quot;,wikidata:&quot;&quot;&quot;;[.H166];&quot;&quot;&quot;,source:&quot;&quot;&quot;;[.I166];&quot;&quot;&quot;,alt_name:&quot;&quot;&quot;;[.J166];&quot;&quot;&quot;},&quot;)" office:value-type="string" office:string-value="{name:&quot;Roc de l'Arquet&quot;,municipi:&quot;Planeses&quot;,lat:42.75694,lon:2.62889,hi_es:&quot;&quot;,megalith_type:&quot;dolmen&quot;,wikipedia:&quot;&quot;,wikidata:&quot;&quot;,source:&quot;&quot;,alt_name:&quot;&quot;}," calcext:value-type="string">
            <text:p>{name:"Roc de l'Arquet",municipi:"Planeses",lat:42.75694,lon:2.62889,hi_es:"",megalith_type:"dolmen",wikipedia:"",wikidata:"",source:"",alt_name:""},</text:p>
          </table:table-cell>
          <table:table-cell table:formula="of:=CONCATENATE(&quot;{&quot;;&quot;&quot;&quot;name&quot;&quot;:&quot;&quot;&quot;;[.A166];&quot;&quot;&quot;,&quot;&quot;municipi&quot;&quot;:&quot;&quot;&quot;;[.B166];&quot;&quot;&quot;,&quot;&quot;lat&quot;&quot;:&quot;;[.C166];&quot;,&quot;&quot;lon&quot;&quot;:&quot;;[.D166];&quot;,&quot;&quot;hi_es&quot;&quot;:&quot;&quot;&quot;;[.E166];&quot;&quot;&quot;,&quot;&quot;megalith_type&quot;&quot;:&quot;&quot;&quot;;[.F166];&quot;&quot;&quot;,&quot;&quot;wikipedia&quot;&quot;:&quot;&quot;&quot;;[.G166];&quot;&quot;&quot;,&quot;&quot;wikidata&quot;&quot;:&quot;&quot;&quot;;[.H166];&quot;&quot;&quot;,&quot;&quot;source&quot;&quot;:&quot;&quot;&quot;;[.I166];&quot;&quot;&quot;,&quot;&quot;alt_name&quot;&quot;:&quot;&quot;&quot;;[.J166];&quot;&quot;&quot;},&quot;)" office:value-type="string" office:string-value="{&quot;name&quot;:&quot;Roc de l'Arquet&quot;,&quot;municipi&quot;:&quot;Planeses&quot;,&quot;lat&quot;:42.75694,&quot;lon&quot;:2.62889,&quot;hi_es&quot;:&quot;&quot;,&quot;megalith_type&quot;:&quot;dolmen&quot;,&quot;wikipedia&quot;:&quot;&quot;,&quot;wikidata&quot;:&quot;&quot;,&quot;source&quot;:&quot;&quot;,&quot;alt_name&quot;:&quot;&quot;}," calcext:value-type="string">
            <text:p>{"name":"Roc de l'Arquet","municipi":"Planeses","lat":42.75694,"lon":2.62889,"hi_es":"","megalith_type":"dolmen","wikipedia":"","wikidata":"","source":"","alt_name":""},</text:p>
          </table:table-cell>
        </table:table-row>
        <table:table-row table:style-name="ro5">
          <table:table-cell table:style-name="ce14" office:value-type="string" calcext:value-type="string">
            <text:p>Dolmen de la Mort de l'Eigassièr</text:p>
          </table:table-cell>
          <table:table-cell table:style-name="ce14" office:value-type="string" calcext:value-type="string">
            <text:p>Trevillac</text:p>
          </table:table-cell>
          <table:table-cell table:style-name="ce30" office:value-type="string" calcext:value-type="string">
            <text:p>42.73194</text:p>
          </table:table-cell>
          <table:table-cell table:style-name="ce30" office:value-type="string" calcext:value-type="string">
            <text:p>2.515</text:p>
          </table:table-cell>
          <table:table-cell table:style-name="Default"/>
          <table:table-cell table:style-name="ce14" office:value-type="string" calcext:value-type="string">
            <text:p>dolmen</text:p>
          </table:table-cell>
          <table:table-cell table:number-columns-repeated="5"/>
          <table:table-cell table:formula="of:=CONCATENATE(&quot;{&quot;;&quot;name:&quot;&quot;&quot;;[.A167];&quot;&quot;&quot;,municipi:&quot;&quot;&quot;;[.B167];&quot;&quot;&quot;,lat:&quot;;[.C167];&quot;,lon:&quot;;[.D167];&quot;,hi_es:&quot;&quot;&quot;;[.E167];&quot;&quot;&quot;,megalith_type:&quot;&quot;&quot;;[.F167];&quot;&quot;&quot;,wikipedia:&quot;&quot;&quot;;[.G167];&quot;&quot;&quot;,wikidata:&quot;&quot;&quot;;[.H167];&quot;&quot;&quot;,source:&quot;&quot;&quot;;[.I167];&quot;&quot;&quot;,alt_name:&quot;&quot;&quot;;[.J167];&quot;&quot;&quot;},&quot;)" office:value-type="string" office:string-value="{name:&quot;Dolmen de la Mort de l'Eigassièr&quot;,municipi:&quot;Trevillac&quot;,lat:42.73194,lon:2.515,hi_es:&quot;&quot;,megalith_type:&quot;dolmen&quot;,wikipedia:&quot;&quot;,wikidata:&quot;&quot;,source:&quot;&quot;,alt_name:&quot;&quot;}," calcext:value-type="string">
            <text:p>{name:"Dolmen de la Mort de l'Eigassièr",municipi:"Trevillac",lat:42.73194,lon:2.515,hi_es:"",megalith_type:"dolmen",wikipedia:"",wikidata:"",source:"",alt_name:""},</text:p>
          </table:table-cell>
          <table:table-cell table:formula="of:=CONCATENATE(&quot;{&quot;;&quot;&quot;&quot;name&quot;&quot;:&quot;&quot;&quot;;[.A167];&quot;&quot;&quot;,&quot;&quot;municipi&quot;&quot;:&quot;&quot;&quot;;[.B167];&quot;&quot;&quot;,&quot;&quot;lat&quot;&quot;:&quot;;[.C167];&quot;,&quot;&quot;lon&quot;&quot;:&quot;;[.D167];&quot;,&quot;&quot;hi_es&quot;&quot;:&quot;&quot;&quot;;[.E167];&quot;&quot;&quot;,&quot;&quot;megalith_type&quot;&quot;:&quot;&quot;&quot;;[.F167];&quot;&quot;&quot;,&quot;&quot;wikipedia&quot;&quot;:&quot;&quot;&quot;;[.G167];&quot;&quot;&quot;,&quot;&quot;wikidata&quot;&quot;:&quot;&quot;&quot;;[.H167];&quot;&quot;&quot;,&quot;&quot;source&quot;&quot;:&quot;&quot;&quot;;[.I167];&quot;&quot;&quot;,&quot;&quot;alt_name&quot;&quot;:&quot;&quot;&quot;;[.J167];&quot;&quot;&quot;},&quot;)" office:value-type="string" office:string-value="{&quot;name&quot;:&quot;Dolmen de la Mort de l'Eigassièr&quot;,&quot;municipi&quot;:&quot;Trevillac&quot;,&quot;lat&quot;:42.73194,&quot;lon&quot;:2.515,&quot;hi_es&quot;:&quot;&quot;,&quot;megalith_type&quot;:&quot;dolmen&quot;,&quot;wikipedia&quot;:&quot;&quot;,&quot;wikidata&quot;:&quot;&quot;,&quot;source&quot;:&quot;&quot;,&quot;alt_name&quot;:&quot;&quot;}," calcext:value-type="string">
            <text:p>{"name":"Dolmen de la Mort de l'Eigassièr","municipi":"Trevillac","lat":42.73194,"lon":2.515,"hi_es":"","megalith_type":"dolmen","wikipedia":"","wikidata":"","source":"","alt_name":""},</text:p>
          </table:table-cell>
        </table:table-row>
        <table:table-row table:style-name="ro2" table:number-rows-repeated="1048408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ull2" table:style-name="ta1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table:formula="of:=SUBSTITUTE(ROUND([.A1]+[.B1]/60+[.C1]/3600;5);&quot;,&quot;;&quot;.&quot;)" office:value-type="string" office:string-value="41.75194" calcext:value-type="string">
            <text:p>41.75194</text:p>
          </table:table-cell>
          <table:table-cell table:formula="of:=SUBSTITUTE(ROUND([.D1]+[.E1]/60+[.F1]/3600;5);&quot;,&quot;;&quot;.&quot;)" office:value-type="string" office:string-value="2.92833" calcext:value-type="string">
            <text:p>2.92833</text:p>
          </table:table-cell>
          <table:table-cell table:style-name="ce35" table:formula="of:=SUBSTITUTE(CONCATENATE([.G1];&quot;/&quot;;[.H1]);&quot;,&quot;;&quot;.&quot;)" office:value-type="string" office:string-value="41.75194/2.92833" calcext:value-type="string">
            <text:p>41.75194/2.92833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2.87" calcext:value-type="float">
            <text:p>2,8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1.4" calcext:value-type="float">
            <text:p>11,4</text:p>
          </table:table-cell>
          <table:table-cell table:formula="of:=SUBSTITUTE(ROUND([.A2]+[.B2]/60+[.C2]/3600;5);&quot;,&quot;;&quot;.&quot;)" office:value-type="string" office:string-value="41.7508" calcext:value-type="string">
            <text:p>41.7508</text:p>
          </table:table-cell>
          <table:table-cell table:formula="of:=SUBSTITUTE(ROUND([.D2]+[.E2]/60+[.F2]/3600;5);&quot;,&quot;;&quot;.&quot;)" office:value-type="string" office:string-value="2.91983" calcext:value-type="string">
            <text:p>2.91983</text:p>
          </table:table-cell>
          <table:table-cell table:formula="of:=SUBSTITUTE(CONCATENATE([.G2];&quot;/&quot;;[.H2]);&quot;,&quot;;&quot;.&quot;)" office:value-type="string" office:string-value="41.7508/2.91983" calcext:value-type="string">
            <text:p>41.7508/2.91983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SUBSTITUTE(ROUND([.A3]+[.B3]/60+[.C3]/3600;5);&quot;,&quot;;&quot;.&quot;)" office:value-type="string" office:string-value="41.56778" calcext:value-type="string">
            <text:p>41.56778</text:p>
          </table:table-cell>
          <table:table-cell table:formula="of:=SUBSTITUTE(ROUND([.D3]+[.E3]/60+[.F3]/3600;5);&quot;,&quot;;&quot;.&quot;)" office:value-type="string" office:string-value="2.32333" calcext:value-type="string">
            <text:p>2.32333</text:p>
          </table:table-cell>
          <table:table-cell table:formula="of:=SUBSTITUTE(CONCATENATE([.G3];&quot;/&quot;;[.H3]);&quot;,&quot;;&quot;.&quot;)" office:value-type="string" office:string-value="41.56778/2.32333" calcext:value-type="string">
            <text:p>41.56778/2.32333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formula="of:=SUBSTITUTE(ROUND([.A4]+[.B4]/60+[.C4]/3600;5);&quot;,&quot;;&quot;.&quot;)" office:value-type="string" office:string-value="41.56667" calcext:value-type="string">
            <text:p>41.56667</text:p>
          </table:table-cell>
          <table:table-cell table:formula="of:=SUBSTITUTE(ROUND([.D4]+[.E4]/60+[.F4]/3600;5);&quot;,&quot;;&quot;.&quot;)" office:value-type="string" office:string-value="2.32444" calcext:value-type="string">
            <text:p>2.32444</text:p>
          </table:table-cell>
          <table:table-cell table:formula="of:=SUBSTITUTE(CONCATENATE([.G4];&quot;/&quot;;[.H4]);&quot;,&quot;;&quot;.&quot;)" office:value-type="string" office:string-value="41.56667/2.32444" calcext:value-type="string">
            <text:p>41.56667/2.32444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formula="of:=SUBSTITUTE(ROUND([.A5]+[.B5]/60+[.C5]/3600;5);&quot;,&quot;;&quot;.&quot;)" office:value-type="string" office:string-value="41.59361" calcext:value-type="string">
            <text:p>41.59361</text:p>
          </table:table-cell>
          <table:table-cell table:formula="of:=SUBSTITUTE(ROUND([.D5]+[.E5]/60+[.F5]/3600;5);&quot;,&quot;;&quot;.&quot;)" office:value-type="string" office:string-value="2.3775" calcext:value-type="string">
            <text:p>2.3775</text:p>
          </table:table-cell>
          <table:table-cell table:formula="of:=SUBSTITUTE(CONCATENATE([.G5];&quot;/&quot;;[.H5]);&quot;,&quot;;&quot;.&quot;)" office:value-type="string" office:string-value="41.59361/2.3775" calcext:value-type="string">
            <text:p>41.59361/2.3775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table:formula="of:=SUBSTITUTE(ROUND([.A6]+[.B6]/60+[.C6]/3600;5);&quot;,&quot;;&quot;.&quot;)" office:value-type="string" office:string-value="41.76056" calcext:value-type="string">
            <text:p>41.76056</text:p>
          </table:table-cell>
          <table:table-cell table:formula="of:=SUBSTITUTE(ROUND([.D6]+[.E6]/60+[.F6]/3600;5);&quot;,&quot;;&quot;.&quot;)" office:value-type="string" office:string-value="2.94028" calcext:value-type="string">
            <text:p>2.94028</text:p>
          </table:table-cell>
          <table:table-cell table:formula="of:=SUBSTITUTE(CONCATENATE([.G6];&quot;/&quot;;[.H6]);&quot;,&quot;;&quot;.&quot;)" office:value-type="string" office:string-value="41.76056/2.94028" calcext:value-type="string">
            <text:p>41.76056/2.94028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table:formula="of:=SUBSTITUTE(ROUND([.A7]+[.B7]/60+[.C7]/3600;5);&quot;,&quot;;&quot;.&quot;)" office:value-type="string" office:string-value="41.57056" calcext:value-type="string">
            <text:p>41.57056</text:p>
          </table:table-cell>
          <table:table-cell table:formula="of:=SUBSTITUTE(ROUND([.D7]+[.E7]/60+[.F7]/3600;5);&quot;,&quot;;&quot;.&quot;)" office:value-type="string" office:string-value="2.33222" calcext:value-type="string">
            <text:p>2.33222</text:p>
          </table:table-cell>
          <table:table-cell table:formula="of:=SUBSTITUTE(CONCATENATE([.G7];&quot;/&quot;;[.H7]);&quot;,&quot;;&quot;.&quot;)" office:value-type="string" office:string-value="41.57056/2.33222" calcext:value-type="string">
            <text:p>41.57056/2.33222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SUBSTITUTE(ROUND([.A8]+[.B8]/60+[.C8]/3600;5);&quot;,&quot;;&quot;.&quot;)" office:value-type="string" office:string-value="41.56361" calcext:value-type="string">
            <text:p>41.56361</text:p>
          </table:table-cell>
          <table:table-cell table:formula="of:=SUBSTITUTE(ROUND([.D8]+[.E8]/60+[.F8]/3600;5);&quot;,&quot;;&quot;.&quot;)" office:value-type="string" office:string-value="2.31778" calcext:value-type="string">
            <text:p>2.31778</text:p>
          </table:table-cell>
          <table:table-cell table:formula="of:=SUBSTITUTE(CONCATENATE([.G8];&quot;/&quot;;[.H8]);&quot;,&quot;;&quot;.&quot;)" office:value-type="string" office:string-value="41.56361/2.31778" calcext:value-type="string">
            <text:p>41.56361/2.31778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SUBSTITUTE(ROUND([.A9]+[.B9]/60+[.C9]/3600;5);&quot;,&quot;;&quot;.&quot;)" office:value-type="string" office:string-value="41.54917" calcext:value-type="string">
            <text:p>41.54917</text:p>
          </table:table-cell>
          <table:table-cell table:formula="of:=SUBSTITUTE(ROUND([.D9]+[.E9]/60+[.F9]/3600;5);&quot;,&quot;;&quot;.&quot;)" office:value-type="string" office:string-value="2.3225" calcext:value-type="string">
            <text:p>2.3225</text:p>
          </table:table-cell>
          <table:table-cell table:formula="of:=SUBSTITUTE(CONCATENATE([.G9];&quot;/&quot;;[.H9]);&quot;,&quot;;&quot;.&quot;)" office:value-type="string" office:string-value="41.54917/2.3225" calcext:value-type="string">
            <text:p>41.54917/2.3225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formula="of:=SUBSTITUTE(ROUND([.A10]+[.B10]/60+[.C10]/3600;5);&quot;,&quot;;&quot;.&quot;)" office:value-type="string" office:string-value="41.58389" calcext:value-type="string">
            <text:p>41.58389</text:p>
          </table:table-cell>
          <table:table-cell table:formula="of:=SUBSTITUTE(ROUND([.D10]+[.E10]/60+[.F10]/3600;5);&quot;,&quot;;&quot;.&quot;)" office:value-type="string" office:string-value="2.34222" calcext:value-type="string">
            <text:p>2.34222</text:p>
          </table:table-cell>
          <table:table-cell table:formula="of:=SUBSTITUTE(CONCATENATE([.G10];&quot;/&quot;;[.H10]);&quot;,&quot;;&quot;.&quot;)" office:value-type="string" office:string-value="41.58389/2.34222" calcext:value-type="string">
            <text:p>41.58389/2.34222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formula="of:=SUBSTITUTE(ROUND([.A11]+[.B11]/60+[.C11]/3600;5);&quot;,&quot;;&quot;.&quot;)" office:value-type="string" office:string-value="41.53333" calcext:value-type="string">
            <text:p>41.53333</text:p>
          </table:table-cell>
          <table:table-cell table:formula="of:=SUBSTITUTE(ROUND([.D11]+[.E11]/60+[.F11]/3600;5);&quot;,&quot;;&quot;.&quot;)" office:value-type="string" office:string-value="2.31083" calcext:value-type="string">
            <text:p>2.31083</text:p>
          </table:table-cell>
          <table:table-cell table:formula="of:=SUBSTITUTE(CONCATENATE([.G11];&quot;/&quot;;[.H11]);&quot;,&quot;;&quot;.&quot;)" office:value-type="string" office:string-value="41.53333/2.31083" calcext:value-type="string">
            <text:p>41.53333/2.31083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formula="of:=SUBSTITUTE(ROUND([.A12]+[.B12]/60+[.C12]/3600;5);&quot;,&quot;;&quot;.&quot;)" office:value-type="string" office:string-value="42.31917" calcext:value-type="string">
            <text:p>42.31917</text:p>
          </table:table-cell>
          <table:table-cell table:formula="of:=SUBSTITUTE(ROUND([.D12]+[.E12]/60+[.F12]/3600;5);&quot;,&quot;;&quot;.&quot;)" office:value-type="string" office:string-value="0.98528" calcext:value-type="string">
            <text:p>0.98528</text:p>
          </table:table-cell>
          <table:table-cell table:formula="of:=SUBSTITUTE(CONCATENATE([.G12];&quot;/&quot;;[.H12]);&quot;,&quot;;&quot;.&quot;)" office:value-type="string" office:string-value="42.31917/0.98528" calcext:value-type="string">
            <text:p>42.31917/0.98528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formula="of:=SUBSTITUTE(ROUND([.A13]+[.B13]/60+[.C13]/3600;5);&quot;,&quot;;&quot;.&quot;)" office:value-type="string" office:string-value="41.66667" calcext:value-type="string">
            <text:p>41.66667</text:p>
          </table:table-cell>
          <table:table-cell table:formula="of:=SUBSTITUTE(ROUND([.D13]+[.E13]/60+[.F13]/3600;5);&quot;,&quot;;&quot;.&quot;)" office:value-type="string" office:string-value="1.59444" calcext:value-type="string">
            <text:p>1.59444</text:p>
          </table:table-cell>
          <table:table-cell table:formula="of:=SUBSTITUTE(CONCATENATE([.G13];&quot;/&quot;;[.H13]);&quot;,&quot;;&quot;.&quot;)" office:value-type="string" office:string-value="41.66667/1.59444" calcext:value-type="string">
            <text:p>41.66667/1.59444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table:formula="of:=SUBSTITUTE(ROUND([.A14]+[.B14]/60+[.C14]/3600;5);&quot;,&quot;;&quot;.&quot;)" office:value-type="string" office:string-value="42.29667" calcext:value-type="string">
            <text:p>42.29667</text:p>
          </table:table-cell>
          <table:table-cell table:formula="of:=SUBSTITUTE(ROUND([.D14]+[.E14]/60+[.F14]/3600;5);&quot;,&quot;;&quot;.&quot;)" office:value-type="string" office:string-value="0.96111" calcext:value-type="string">
            <text:p>0.96111</text:p>
          </table:table-cell>
          <table:table-cell table:formula="of:=SUBSTITUTE(CONCATENATE([.G14];&quot;/&quot;;[.H14]);&quot;,&quot;;&quot;.&quot;)" office:value-type="string" office:string-value="42.29667/0.96111" calcext:value-type="string">
            <text:p>42.29667/0.96111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table:formula="of:=SUBSTITUTE(ROUND([.A15]+[.B15]/60+[.C15]/3600;5);&quot;,&quot;;&quot;.&quot;)" office:value-type="string" office:string-value="41.85667" calcext:value-type="string">
            <text:p>41.85667</text:p>
          </table:table-cell>
          <table:table-cell table:formula="of:=SUBSTITUTE(ROUND([.D15]+[.E15]/60+[.F15]/3600;5);&quot;,&quot;;&quot;.&quot;)" office:value-type="string" office:string-value="2.99111" calcext:value-type="string">
            <text:p>2.99111</text:p>
          </table:table-cell>
          <table:table-cell table:formula="of:=SUBSTITUTE(CONCATENATE([.G15];&quot;/&quot;;[.H15]);&quot;,&quot;;&quot;.&quot;)" office:value-type="string" office:string-value="41.85667/2.99111" calcext:value-type="string">
            <text:p>41.85667/2.99111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SUBSTITUTE(ROUND([.A16]+[.B16]/60+[.C16]/3600;5);&quot;,&quot;;&quot;.&quot;)" office:value-type="string" office:string-value="42.43333" calcext:value-type="string">
            <text:p>42.43333</text:p>
          </table:table-cell>
          <table:table-cell table:formula="of:=SUBSTITUTE(ROUND([.D16]+[.E16]/60+[.F16]/3600;5);&quot;,&quot;;&quot;.&quot;)" office:value-type="string" office:string-value="2.98333" calcext:value-type="string">
            <text:p>2.98333</text:p>
          </table:table-cell>
          <table:table-cell table:formula="of:=SUBSTITUTE(CONCATENATE([.G16];&quot;/&quot;;[.H16]);&quot;,&quot;;&quot;.&quot;)" office:value-type="string" office:string-value="42.43333/2.98333" calcext:value-type="string">
            <text:p>42.43333/2.98333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UBSTITUTE(ROUND([.A17]+[.B17]/60+[.C17]/3600;5);&quot;,&quot;;&quot;.&quot;)" office:value-type="string" office:string-value="42.33333" calcext:value-type="string">
            <text:p>42.33333</text:p>
          </table:table-cell>
          <table:table-cell table:formula="of:=SUBSTITUTE(ROUND([.D17]+[.E17]/60+[.F17]/3600;5);&quot;,&quot;;&quot;.&quot;)" office:value-type="string" office:string-value="1.21667" calcext:value-type="string">
            <text:p>1.21667</text:p>
          </table:table-cell>
          <table:table-cell table:formula="of:=SUBSTITUTE(CONCATENATE([.G17];&quot;/&quot;;[.H17]);&quot;,&quot;;&quot;.&quot;)" office:value-type="string" office:string-value="42.33333/1.21667" calcext:value-type="string">
            <text:p>42.33333/1.21667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formula="of:=SUBSTITUTE(ROUND([.A18]+[.B18]/60+[.C18]/3600;5);&quot;,&quot;;&quot;.&quot;)" office:value-type="string" office:string-value="41.77972" calcext:value-type="string">
            <text:p>41.77972</text:p>
          </table:table-cell>
          <table:table-cell table:formula="of:=SUBSTITUTE(ROUND([.D18]+[.E18]/60+[.F18]/3600;5);&quot;,&quot;;&quot;.&quot;)" office:value-type="string" office:string-value="1.7125" calcext:value-type="string">
            <text:p>1.7125</text:p>
          </table:table-cell>
          <table:table-cell table:formula="of:=SUBSTITUTE(CONCATENATE([.G18];&quot;/&quot;;[.H18]);&quot;,&quot;;&quot;.&quot;)" office:value-type="string" office:string-value="41.77972/1.7125" calcext:value-type="string">
            <text:p>41.77972/1.7125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formula="of:=SUBSTITUTE(ROUND([.A19]+[.B19]/60+[.C19]/3600;5);&quot;,&quot;;&quot;.&quot;)" office:value-type="string" office:string-value="41.62667" calcext:value-type="string">
            <text:p>41.62667</text:p>
          </table:table-cell>
          <table:table-cell table:formula="of:=SUBSTITUTE(ROUND([.D19]+[.E19]/60+[.F19]/3600;5);&quot;,&quot;;&quot;.&quot;)" office:value-type="string" office:string-value="2.46083" calcext:value-type="string">
            <text:p>2.46083</text:p>
          </table:table-cell>
          <table:table-cell table:formula="of:=SUBSTITUTE(CONCATENATE([.G19];&quot;/&quot;;[.H19]);&quot;,&quot;;&quot;.&quot;)" office:value-type="string" office:string-value="41.62667/2.46083" calcext:value-type="string">
            <text:p>41.62667/2.4608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SUBSTITUTE(ROUND([.A20]+[.B20]/60+[.C20]/3600;5);&quot;,&quot;;&quot;.&quot;)" office:value-type="string" office:string-value="42.27111" calcext:value-type="string">
            <text:p>42.27111</text:p>
          </table:table-cell>
          <table:table-cell table:formula="of:=SUBSTITUTE(ROUND([.D20]+[.E20]/60+[.F20]/3600;5);&quot;,&quot;;&quot;.&quot;)" office:value-type="string" office:string-value="3.20417" calcext:value-type="string">
            <text:p>3.20417</text:p>
          </table:table-cell>
          <table:table-cell table:formula="of:=SUBSTITUTE(CONCATENATE([.G20];&quot;/&quot;;[.H20]);&quot;,&quot;;&quot;.&quot;)" office:value-type="string" office:string-value="42.27111/3.20417" calcext:value-type="string">
            <text:p>42.27111/3.20417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formula="of:=SUBSTITUTE(ROUND([.A21]+[.B21]/60+[.C21]/3600;5);&quot;,&quot;;&quot;.&quot;)" office:value-type="string" office:string-value="41.53222" calcext:value-type="string">
            <text:p>41.53222</text:p>
          </table:table-cell>
          <table:table-cell table:formula="of:=SUBSTITUTE(ROUND([.D21]+[.E21]/60+[.F21]/3600;5);&quot;,&quot;;&quot;.&quot;)" office:value-type="string" office:string-value="2.34194" calcext:value-type="string">
            <text:p>2.34194</text:p>
          </table:table-cell>
          <table:table-cell table:formula="of:=SUBSTITUTE(CONCATENATE([.G21];&quot;/&quot;;[.H21]);&quot;,&quot;;&quot;.&quot;)" office:value-type="string" office:string-value="41.53222/2.34194" calcext:value-type="string">
            <text:p>41.53222/2.3419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table:formula="of:=SUBSTITUTE(ROUND([.A22]+[.B22]/60+[.C22]/3600;5);&quot;,&quot;;&quot;.&quot;)" office:value-type="string" office:string-value="41.51639" calcext:value-type="string">
            <text:p>41.51639</text:p>
          </table:table-cell>
          <table:table-cell table:formula="of:=SUBSTITUTE(ROUND([.D22]+[.E22]/60+[.F22]/3600;5);&quot;,&quot;;&quot;.&quot;)" office:value-type="string" office:string-value="2.28083" calcext:value-type="string">
            <text:p>2.28083</text:p>
          </table:table-cell>
          <table:table-cell table:formula="of:=SUBSTITUTE(CONCATENATE([.G22];&quot;/&quot;;[.H22]);&quot;,&quot;;&quot;.&quot;)" office:value-type="string" office:string-value="41.51639/2.28083" calcext:value-type="string">
            <text:p>41.51639/2.2808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formula="of:=SUBSTITUTE(ROUND([.A23]+[.B23]/60+[.C23]/3600;5);&quot;,&quot;;&quot;.&quot;)" office:value-type="string" office:string-value="41.90333" calcext:value-type="string">
            <text:p>41.90333</text:p>
          </table:table-cell>
          <table:table-cell table:formula="of:=SUBSTITUTE(ROUND([.D23]+[.E23]/60+[.F23]/3600;5);&quot;,&quot;;&quot;.&quot;)" office:value-type="string" office:string-value="3.19083" calcext:value-type="string">
            <text:p>3.19083</text:p>
          </table:table-cell>
          <table:table-cell table:formula="of:=SUBSTITUTE(CONCATENATE([.G23];&quot;/&quot;;[.H23]);&quot;,&quot;;&quot;.&quot;)" office:value-type="string" office:string-value="41.90333/3.19083" calcext:value-type="string">
            <text:p>41.90333/3.1908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BSTITUTE(ROUND([.A24]+[.B24]/60+[.C24]/3600;5);&quot;,&quot;;&quot;.&quot;)" office:value-type="string" office:string-value="42.40056" calcext:value-type="string">
            <text:p>42.40056</text:p>
          </table:table-cell>
          <table:table-cell table:formula="of:=SUBSTITUTE(ROUND([.D24]+[.E24]/60+[.F24]/3600;5);&quot;,&quot;;&quot;.&quot;)" office:value-type="string" office:string-value="3.03417" calcext:value-type="string">
            <text:p>3.03417</text:p>
          </table:table-cell>
          <table:table-cell table:formula="of:=SUBSTITUTE(CONCATENATE([.G24];&quot;/&quot;;[.H24]);&quot;,&quot;;&quot;.&quot;)" office:value-type="string" office:string-value="42.40056/3.03417" calcext:value-type="string">
            <text:p>42.40056/3.03417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SUBSTITUTE(ROUND([.A25]+[.B25]/60+[.C25]/3600;5);&quot;,&quot;;&quot;.&quot;)" office:value-type="string" office:string-value="42.405" calcext:value-type="string">
            <text:p>42.405</text:p>
          </table:table-cell>
          <table:table-cell table:formula="of:=SUBSTITUTE(ROUND([.D25]+[.E25]/60+[.F25]/3600;5);&quot;,&quot;;&quot;.&quot;)" office:value-type="string" office:string-value="3.07667" calcext:value-type="string">
            <text:p>3.07667</text:p>
          </table:table-cell>
          <table:table-cell table:formula="of:=SUBSTITUTE(CONCATENATE([.G25];&quot;/&quot;;[.H25]);&quot;,&quot;;&quot;.&quot;)" office:value-type="string" office:string-value="42.405/3.07667" calcext:value-type="string">
            <text:p>42.405/3.07667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SUBSTITUTE(ROUND([.A26]+[.B26]/60+[.C26]/3600;5);&quot;,&quot;;&quot;.&quot;)" office:value-type="string" office:string-value="42.39528" calcext:value-type="string">
            <text:p>42.39528</text:p>
          </table:table-cell>
          <table:table-cell table:formula="of:=SUBSTITUTE(ROUND([.D26]+[.E26]/60+[.F26]/3600;5);&quot;,&quot;;&quot;.&quot;)" office:value-type="string" office:string-value="2.98556" calcext:value-type="string">
            <text:p>2.98556</text:p>
          </table:table-cell>
          <table:table-cell table:formula="of:=SUBSTITUTE(CONCATENATE([.G26];&quot;/&quot;;[.H26]);&quot;,&quot;;&quot;.&quot;)" office:value-type="string" office:string-value="42.39528/2.98556" calcext:value-type="string">
            <text:p>42.39528/2.98556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table:formula="of:=SUBSTITUTE(ROUND([.A27]+[.B27]/60+[.C27]/3600;5);&quot;,&quot;;&quot;.&quot;)" office:value-type="string" office:string-value="42.38694" calcext:value-type="string">
            <text:p>42.38694</text:p>
          </table:table-cell>
          <table:table-cell table:formula="of:=SUBSTITUTE(ROUND([.D27]+[.E27]/60+[.F27]/3600;5);&quot;,&quot;;&quot;.&quot;)" office:value-type="string" office:string-value="2.8925" calcext:value-type="string">
            <text:p>2.8925</text:p>
          </table:table-cell>
          <table:table-cell table:formula="of:=SUBSTITUTE(CONCATENATE([.G27];&quot;/&quot;;[.H27]);&quot;,&quot;;&quot;.&quot;)" office:value-type="string" office:string-value="42.38694/2.8925" calcext:value-type="string">
            <text:p>42.38694/2.892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BSTITUTE(ROUND([.A28]+[.B28]/60+[.C28]/3600;5);&quot;,&quot;;&quot;.&quot;)" office:value-type="string" office:string-value="41.78333" calcext:value-type="string">
            <text:p>41.78333</text:p>
          </table:table-cell>
          <table:table-cell table:formula="of:=SUBSTITUTE(ROUND([.D28]+[.E28]/60+[.F28]/3600;5);&quot;,&quot;;&quot;.&quot;)" office:value-type="string" office:string-value="2.13333" calcext:value-type="string">
            <text:p>2.13333</text:p>
          </table:table-cell>
          <table:table-cell table:formula="of:=SUBSTITUTE(CONCATENATE([.G28];&quot;/&quot;;[.H28]);&quot;,&quot;;&quot;.&quot;)" office:value-type="string" office:string-value="41.78333/2.13333" calcext:value-type="string">
            <text:p>41.78333/2.1333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formula="of:=SUBSTITUTE(ROUND([.A29]+[.B29]/60+[.C29]/3600;5);&quot;,&quot;;&quot;.&quot;)" office:value-type="string" office:string-value="41.77056" calcext:value-type="string">
            <text:p>41.77056</text:p>
          </table:table-cell>
          <table:table-cell table:formula="of:=SUBSTITUTE(ROUND([.D29]+[.E29]/60+[.F29]/3600;5);&quot;,&quot;;&quot;.&quot;)" office:value-type="string" office:string-value="2.05944" calcext:value-type="string">
            <text:p>2.05944</text:p>
          </table:table-cell>
          <table:table-cell table:formula="of:=SUBSTITUTE(CONCATENATE([.G29];&quot;/&quot;;[.H29]);&quot;,&quot;;&quot;.&quot;)" office:value-type="string" office:string-value="41.77056/2.05944" calcext:value-type="string">
            <text:p>41.77056/2.0594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BSTITUTE(ROUND([.A30]+[.B30]/60+[.C30]/3600;5);&quot;,&quot;;&quot;.&quot;)" office:value-type="string" office:string-value="42.40056" calcext:value-type="string">
            <text:p>42.40056</text:p>
          </table:table-cell>
          <table:table-cell table:formula="of:=SUBSTITUTE(ROUND([.D30]+[.E30]/60+[.F30]/3600;5);&quot;,&quot;;&quot;.&quot;)" office:value-type="string" office:string-value="3.03417" calcext:value-type="string">
            <text:p>3.03417</text:p>
          </table:table-cell>
          <table:table-cell table:formula="of:=SUBSTITUTE(CONCATENATE([.G30];&quot;/&quot;;[.H30]);&quot;,&quot;;&quot;.&quot;)" office:value-type="string" office:string-value="42.40056/3.03417" calcext:value-type="string">
            <text:p>42.40056/3.03417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table:formula="of:=SUBSTITUTE(ROUND([.A31]+[.B31]/60+[.C31]/3600;5);&quot;,&quot;;&quot;.&quot;)" office:value-type="string" office:string-value="42.43944" calcext:value-type="string">
            <text:p>42.43944</text:p>
          </table:table-cell>
          <table:table-cell table:formula="of:=SUBSTITUTE(ROUND([.D31]+[.E31]/60+[.F31]/3600;5);&quot;,&quot;;&quot;.&quot;)" office:value-type="string" office:string-value="2.98167" calcext:value-type="string">
            <text:p>2.98167</text:p>
          </table:table-cell>
          <table:table-cell table:formula="of:=SUBSTITUTE(CONCATENATE([.G31];&quot;/&quot;;[.H31]);&quot;,&quot;;&quot;.&quot;)" office:value-type="string" office:string-value="42.43944/2.98167" calcext:value-type="string">
            <text:p>42.43944/2.98167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table:formula="of:=SUBSTITUTE(ROUND([.A32]+[.B32]/60+[.C32]/3600;5);&quot;,&quot;;&quot;.&quot;)" office:value-type="string" office:string-value="42.39639" calcext:value-type="string">
            <text:p>42.39639</text:p>
          </table:table-cell>
          <table:table-cell table:formula="of:=SUBSTITUTE(ROUND([.D32]+[.E32]/60+[.F32]/3600;5);&quot;,&quot;;&quot;.&quot;)" office:value-type="string" office:string-value="2.98056" calcext:value-type="string">
            <text:p>2.98056</text:p>
          </table:table-cell>
          <table:table-cell table:formula="of:=SUBSTITUTE(CONCATENATE([.G32];&quot;/&quot;;[.H32]);&quot;,&quot;;&quot;.&quot;)" office:value-type="string" office:string-value="42.39639/2.98056" calcext:value-type="string">
            <text:p>42.39639/2.98056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table:formula="of:=SUBSTITUTE(ROUND([.A33]+[.B33]/60+[.C33]/3600;5);&quot;,&quot;;&quot;.&quot;)" office:value-type="string" office:string-value="42.09833" calcext:value-type="string">
            <text:p>42.09833</text:p>
          </table:table-cell>
          <table:table-cell table:formula="of:=SUBSTITUTE(ROUND([.D33]+[.E33]/60+[.F33]/3600;5);&quot;,&quot;;&quot;.&quot;)" office:value-type="string" office:string-value="2.73222" calcext:value-type="string">
            <text:p>2.73222</text:p>
          </table:table-cell>
          <table:table-cell table:formula="of:=SUBSTITUTE(CONCATENATE([.G33];&quot;/&quot;;[.H33]);&quot;,&quot;;&quot;.&quot;)" office:value-type="string" office:string-value="42.09833/2.73222" calcext:value-type="string">
            <text:p>42.09833/2.7322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BSTITUTE(ROUND([.A34]+[.B34]/60+[.C34]/3600;5);&quot;,&quot;;&quot;.&quot;)" office:value-type="string" office:string-value="42.43611" calcext:value-type="string">
            <text:p>42.43611</text:p>
          </table:table-cell>
          <table:table-cell table:formula="of:=SUBSTITUTE(ROUND([.D34]+[.E34]/60+[.F34]/3600;5);&quot;,&quot;;&quot;.&quot;)" office:value-type="string" office:string-value="3.05167" calcext:value-type="string">
            <text:p>3.05167</text:p>
          </table:table-cell>
          <table:table-cell table:formula="of:=SUBSTITUTE(CONCATENATE([.G34];&quot;/&quot;;[.H34]);&quot;,&quot;;&quot;.&quot;)" office:value-type="string" office:string-value="42.43611/3.05167" calcext:value-type="string">
            <text:p>42.43611/3.05167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table:formula="of:=SUBSTITUTE(ROUND([.A35]+[.B35]/60+[.C35]/3600;5);&quot;,&quot;;&quot;.&quot;)" office:value-type="string" office:string-value="42.42667" calcext:value-type="string">
            <text:p>42.42667</text:p>
          </table:table-cell>
          <table:table-cell table:formula="of:=SUBSTITUTE(ROUND([.D35]+[.E35]/60+[.F35]/3600;5);&quot;,&quot;;&quot;.&quot;)" office:value-type="string" office:string-value="2.99083" calcext:value-type="string">
            <text:p>2.99083</text:p>
          </table:table-cell>
          <table:table-cell table:formula="of:=SUBSTITUTE(CONCATENATE([.G35];&quot;/&quot;;[.H35]);&quot;,&quot;;&quot;.&quot;)" office:value-type="string" office:string-value="42.42667/2.99083" calcext:value-type="string">
            <text:p>42.42667/2.9908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formula="of:=SUBSTITUTE(ROUND([.A36]+[.B36]/60+[.C36]/3600;5);&quot;,&quot;;&quot;.&quot;)" office:value-type="string" office:string-value="41.89861" calcext:value-type="string">
            <text:p>41.89861</text:p>
          </table:table-cell>
          <table:table-cell table:formula="of:=SUBSTITUTE(ROUND([.D36]+[.E36]/60+[.F36]/3600;5);&quot;,&quot;;&quot;.&quot;)" office:value-type="string" office:string-value="1.47583" calcext:value-type="string">
            <text:p>1.47583</text:p>
          </table:table-cell>
          <table:table-cell table:formula="of:=SUBSTITUTE(CONCATENATE([.G36];&quot;/&quot;;[.H36]);&quot;,&quot;;&quot;.&quot;)" office:value-type="string" office:string-value="41.89861/1.47583" calcext:value-type="string">
            <text:p>41.89861/1.4758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SUBSTITUTE(ROUND([.A37]+[.B37]/60+[.C37]/3600;5);&quot;,&quot;;&quot;.&quot;)" office:value-type="string" office:string-value="42.41861" calcext:value-type="string">
            <text:p>42.41861</text:p>
          </table:table-cell>
          <table:table-cell table:formula="of:=SUBSTITUTE(ROUND([.D37]+[.E37]/60+[.F37]/3600;5);&quot;,&quot;;&quot;.&quot;)" office:value-type="string" office:string-value="3.01556" calcext:value-type="string">
            <text:p>3.01556</text:p>
          </table:table-cell>
          <table:table-cell table:formula="of:=SUBSTITUTE(CONCATENATE([.G37];&quot;/&quot;;[.H37]);&quot;,&quot;;&quot;.&quot;)" office:value-type="string" office:string-value="42.41861/3.01556" calcext:value-type="string">
            <text:p>42.41861/3.01556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SUBSTITUTE(ROUND([.A38]+[.B38]/60+[.C38]/3600;5);&quot;,&quot;;&quot;.&quot;)" office:value-type="string" office:string-value="42.41917" calcext:value-type="string">
            <text:p>42.41917</text:p>
          </table:table-cell>
          <table:table-cell table:formula="of:=SUBSTITUTE(ROUND([.D38]+[.E38]/60+[.F38]/3600;5);&quot;,&quot;;&quot;.&quot;)" office:value-type="string" office:string-value="3.01583" calcext:value-type="string">
            <text:p>3.01583</text:p>
          </table:table-cell>
          <table:table-cell table:formula="of:=SUBSTITUTE(CONCATENATE([.G38];&quot;/&quot;;[.H38]);&quot;,&quot;;&quot;.&quot;)" office:value-type="string" office:string-value="42.41917/3.01583" calcext:value-type="string">
            <text:p>42.41917/3.0158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formula="of:=SUBSTITUTE(ROUND([.A39]+[.B39]/60+[.C39]/3600;5);&quot;,&quot;;&quot;.&quot;)" office:value-type="string" office:string-value="42.22944" calcext:value-type="string">
            <text:p>42.22944</text:p>
          </table:table-cell>
          <table:table-cell table:formula="of:=SUBSTITUTE(ROUND([.D39]+[.E39]/60+[.F39]/3600;5);&quot;,&quot;;&quot;.&quot;)" office:value-type="string" office:string-value="1.76222" calcext:value-type="string">
            <text:p>1.76222</text:p>
          </table:table-cell>
          <table:table-cell table:formula="of:=SUBSTITUTE(CONCATENATE([.G39];&quot;/&quot;;[.H39]);&quot;,&quot;;&quot;.&quot;)" office:value-type="string" office:string-value="42.22944/1.76222" calcext:value-type="string">
            <text:p>42.22944/1.76222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formula="of:=SUBSTITUTE(ROUND([.A40]+[.B40]/60+[.C40]/3600;5);&quot;,&quot;;&quot;.&quot;)" office:value-type="string" office:string-value="41.65167" calcext:value-type="string">
            <text:p>41.65167</text:p>
          </table:table-cell>
          <table:table-cell table:formula="of:=SUBSTITUTE(ROUND([.D40]+[.E40]/60+[.F40]/3600;5);&quot;,&quot;;&quot;.&quot;)" office:value-type="string" office:string-value="2.435" calcext:value-type="string">
            <text:p>2.435</text:p>
          </table:table-cell>
          <table:table-cell table:formula="of:=SUBSTITUTE(CONCATENATE([.G40];&quot;/&quot;;[.H40]);&quot;,&quot;;&quot;.&quot;)" office:value-type="string" office:string-value="41.65167/2.435" calcext:value-type="string">
            <text:p>41.65167/2.43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formula="of:=SUBSTITUTE(ROUND([.A41]+[.B41]/60+[.C41]/3600;5);&quot;,&quot;;&quot;.&quot;)" office:value-type="string" office:string-value="42.42361" calcext:value-type="string">
            <text:p>42.42361</text:p>
          </table:table-cell>
          <table:table-cell table:formula="of:=SUBSTITUTE(ROUND([.D41]+[.E41]/60+[.F41]/3600;5);&quot;,&quot;;&quot;.&quot;)" office:value-type="string" office:string-value="3.01306" calcext:value-type="string">
            <text:p>3.01306</text:p>
          </table:table-cell>
          <table:table-cell table:formula="of:=SUBSTITUTE(CONCATENATE([.G41];&quot;/&quot;;[.H41]);&quot;,&quot;;&quot;.&quot;)" office:value-type="string" office:string-value="42.42361/3.01306" calcext:value-type="string">
            <text:p>42.42361/3.01306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formula="of:=SUBSTITUTE(ROUND([.A42]+[.B42]/60+[.C42]/3600;5);&quot;,&quot;;&quot;.&quot;)" office:value-type="string" office:string-value="42.03472" calcext:value-type="string">
            <text:p>42.03472</text:p>
          </table:table-cell>
          <table:table-cell table:formula="of:=SUBSTITUTE(ROUND([.D42]+[.E42]/60+[.F42]/3600;5);&quot;,&quot;;&quot;.&quot;)" office:value-type="string" office:string-value="2.36167" calcext:value-type="string">
            <text:p>2.36167</text:p>
          </table:table-cell>
          <table:table-cell table:formula="of:=SUBSTITUTE(CONCATENATE([.G42];&quot;/&quot;;[.H42]);&quot;,&quot;;&quot;.&quot;)" office:value-type="string" office:string-value="42.03472/2.36167" calcext:value-type="string">
            <text:p>42.03472/2.36167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SUBSTITUTE(ROUND([.A43]+[.B43]/60+[.C43]/3600;5);&quot;,&quot;;&quot;.&quot;)" office:value-type="string" office:string-value="41.79278" calcext:value-type="string">
            <text:p>41.79278</text:p>
          </table:table-cell>
          <table:table-cell table:formula="of:=SUBSTITUTE(ROUND([.D43]+[.E43]/60+[.F43]/3600;5);&quot;,&quot;;&quot;.&quot;)" office:value-type="string" office:string-value="2.01194" calcext:value-type="string">
            <text:p>2.01194</text:p>
          </table:table-cell>
          <table:table-cell table:formula="of:=SUBSTITUTE(CONCATENATE([.G43];&quot;/&quot;;[.H43]);&quot;,&quot;;&quot;.&quot;)" office:value-type="string" office:string-value="41.79278/2.01194" calcext:value-type="string">
            <text:p>41.79278/2.0119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formula="of:=SUBSTITUTE(ROUND([.A44]+[.B44]/60+[.C44]/3600;5);&quot;,&quot;;&quot;.&quot;)" office:value-type="string" office:string-value="42.31722" calcext:value-type="string">
            <text:p>42.31722</text:p>
          </table:table-cell>
          <table:table-cell table:formula="of:=SUBSTITUTE(ROUND([.D44]+[.E44]/60+[.F44]/3600;5);&quot;,&quot;;&quot;.&quot;)" office:value-type="string" office:string-value="0.90111" calcext:value-type="string">
            <text:p>0.90111</text:p>
          </table:table-cell>
          <table:table-cell table:formula="of:=SUBSTITUTE(CONCATENATE([.G44];&quot;/&quot;;[.H44]);&quot;,&quot;;&quot;.&quot;)" office:value-type="string" office:string-value="42.31722/0.90111" calcext:value-type="string">
            <text:p>42.31722/0.9011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formula="of:=SUBSTITUTE(ROUND([.A45]+[.B45]/60+[.C45]/3600;5);&quot;,&quot;;&quot;.&quot;)" office:value-type="string" office:string-value="42.64083" calcext:value-type="string">
            <text:p>42.64083</text:p>
          </table:table-cell>
          <table:table-cell table:formula="of:=SUBSTITUTE(ROUND([.D45]+[.E45]/60+[.F45]/3600;5);&quot;,&quot;;&quot;.&quot;)" office:value-type="string" office:string-value="2.68194" calcext:value-type="string">
            <text:p>2.68194</text:p>
          </table:table-cell>
          <table:table-cell table:formula="of:=SUBSTITUTE(CONCATENATE([.G45];&quot;/&quot;;[.H45]);&quot;,&quot;;&quot;.&quot;)" office:value-type="string" office:string-value="42.64083/2.68194" calcext:value-type="string">
            <text:p>42.64083/2.6819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SUBSTITUTE(ROUND([.A46]+[.B46]/60+[.C46]/3600;5);&quot;,&quot;;&quot;.&quot;)" office:value-type="string" office:string-value="42.40889" calcext:value-type="string">
            <text:p>42.40889</text:p>
          </table:table-cell>
          <table:table-cell table:formula="of:=SUBSTITUTE(ROUND([.D46]+[.E46]/60+[.F46]/3600;5);&quot;,&quot;;&quot;.&quot;)" office:value-type="string" office:string-value="3.01611" calcext:value-type="string">
            <text:p>3.01611</text:p>
          </table:table-cell>
          <table:table-cell table:formula="of:=SUBSTITUTE(CONCATENATE([.G46];&quot;/&quot;;[.H46]);&quot;,&quot;;&quot;.&quot;)" office:value-type="string" office:string-value="42.40889/3.01611" calcext:value-type="string">
            <text:p>42.40889/3.0161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formula="of:=SUBSTITUTE(ROUND([.A47]+[.B47]/60+[.C47]/3600;5);&quot;,&quot;;&quot;.&quot;)" office:value-type="string" office:string-value="41.96083" calcext:value-type="string">
            <text:p>41.96083</text:p>
          </table:table-cell>
          <table:table-cell table:formula="of:=SUBSTITUTE(ROUND([.D47]+[.E47]/60+[.F47]/3600;5);&quot;,&quot;;&quot;.&quot;)" office:value-type="string" office:string-value="3.11639" calcext:value-type="string">
            <text:p>3.11639</text:p>
          </table:table-cell>
          <table:table-cell table:formula="of:=SUBSTITUTE(CONCATENATE([.G47];&quot;/&quot;;[.H47]);&quot;,&quot;;&quot;.&quot;)" office:value-type="string" office:string-value="41.96083/3.11639" calcext:value-type="string">
            <text:p>41.96083/3.11639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formula="of:=SUBSTITUTE(ROUND([.A48]+[.B48]/60+[.C48]/3600;5);&quot;,&quot;;&quot;.&quot;)" office:value-type="string" office:string-value="42.435" calcext:value-type="string">
            <text:p>42.435</text:p>
          </table:table-cell>
          <table:table-cell table:formula="of:=SUBSTITUTE(ROUND([.D48]+[.E48]/60+[.F48]/3600;5);&quot;,&quot;;&quot;.&quot;)" office:value-type="string" office:string-value="3.12972" calcext:value-type="string">
            <text:p>3.12972</text:p>
          </table:table-cell>
          <table:table-cell table:formula="of:=SUBSTITUTE(CONCATENATE([.G48];&quot;/&quot;;[.H48]);&quot;,&quot;;&quot;.&quot;)" office:value-type="string" office:string-value="42.435/3.12972" calcext:value-type="string">
            <text:p>42.435/3.1297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formula="of:=SUBSTITUTE(ROUND([.A49]+[.B49]/60+[.C49]/3600;5);&quot;,&quot;;&quot;.&quot;)" office:value-type="string" office:string-value="42.3425" calcext:value-type="string">
            <text:p>42.3425</text:p>
          </table:table-cell>
          <table:table-cell table:formula="of:=SUBSTITUTE(ROUND([.D49]+[.E49]/60+[.F49]/3600;5);&quot;,&quot;;&quot;.&quot;)" office:value-type="string" office:string-value="0.91417" calcext:value-type="string">
            <text:p>0.91417</text:p>
          </table:table-cell>
          <table:table-cell table:formula="of:=SUBSTITUTE(CONCATENATE([.G49];&quot;/&quot;;[.H49]);&quot;,&quot;;&quot;.&quot;)" office:value-type="string" office:string-value="42.3425/0.91417" calcext:value-type="string">
            <text:p>42.3425/0.91417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formula="of:=SUBSTITUTE(ROUND([.A50]+[.B50]/60+[.C50]/3600;5);&quot;,&quot;;&quot;.&quot;)" office:value-type="string" office:string-value="42.42361" calcext:value-type="string">
            <text:p>42.42361</text:p>
          </table:table-cell>
          <table:table-cell table:formula="of:=SUBSTITUTE(ROUND([.D50]+[.E50]/60+[.F50]/3600;5);&quot;,&quot;;&quot;.&quot;)" office:value-type="string" office:string-value="3.01306" calcext:value-type="string">
            <text:p>3.01306</text:p>
          </table:table-cell>
          <table:table-cell table:formula="of:=SUBSTITUTE(CONCATENATE([.G50];&quot;/&quot;;[.H50]);&quot;,&quot;;&quot;.&quot;)" office:value-type="string" office:string-value="42.42361/3.01306" calcext:value-type="string">
            <text:p>42.42361/3.01306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table:formula="of:=SUBSTITUTE(ROUND([.A51]+[.B51]/60+[.C51]/3600;5);&quot;,&quot;;&quot;.&quot;)" office:value-type="string" office:string-value="42.39083" calcext:value-type="string">
            <text:p>42.39083</text:p>
          </table:table-cell>
          <table:table-cell table:formula="of:=SUBSTITUTE(ROUND([.D51]+[.E51]/60+[.F51]/3600;5);&quot;,&quot;;&quot;.&quot;)" office:value-type="string" office:string-value="2.92056" calcext:value-type="string">
            <text:p>2.92056</text:p>
          </table:table-cell>
          <table:table-cell table:formula="of:=SUBSTITUTE(CONCATENATE([.G51];&quot;/&quot;;[.H51]);&quot;,&quot;;&quot;.&quot;)" office:value-type="string" office:string-value="42.39083/2.92056" calcext:value-type="string">
            <text:p>42.39083/2.92056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table:formula="of:=SUBSTITUTE(ROUND([.A52]+[.B52]/60+[.C52]/3600;5);&quot;,&quot;;&quot;.&quot;)" office:value-type="string" office:string-value="42.41722" calcext:value-type="string">
            <text:p>42.41722</text:p>
          </table:table-cell>
          <table:table-cell table:formula="of:=SUBSTITUTE(ROUND([.D52]+[.E52]/60+[.F52]/3600;5);&quot;,&quot;;&quot;.&quot;)" office:value-type="string" office:string-value="2.97083" calcext:value-type="string">
            <text:p>2.97083</text:p>
          </table:table-cell>
          <table:table-cell table:formula="of:=SUBSTITUTE(CONCATENATE([.G52];&quot;/&quot;;[.H52]);&quot;,&quot;;&quot;.&quot;)" office:value-type="string" office:string-value="42.41722/2.97083" calcext:value-type="string">
            <text:p>42.41722/2.9708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SUBSTITUTE(ROUND([.A53]+[.B53]/60+[.C53]/3600;5);&quot;,&quot;;&quot;.&quot;)" office:value-type="string" office:string-value="42.42639" calcext:value-type="string">
            <text:p>42.42639</text:p>
          </table:table-cell>
          <table:table-cell table:formula="of:=SUBSTITUTE(ROUND([.D53]+[.E53]/60+[.F53]/3600;5);&quot;,&quot;;&quot;.&quot;)" office:value-type="string" office:string-value="3.03917" calcext:value-type="string">
            <text:p>3.03917</text:p>
          </table:table-cell>
          <table:table-cell table:formula="of:=SUBSTITUTE(CONCATENATE([.G53];&quot;/&quot;;[.H53]);&quot;,&quot;;&quot;.&quot;)" office:value-type="string" office:string-value="42.42639/3.03917" calcext:value-type="string">
            <text:p>42.42639/3.03917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SUBSTITUTE(ROUND([.A54]+[.B54]/60+[.C54]/3600;5);&quot;,&quot;;&quot;.&quot;)" office:value-type="string" office:string-value="42.43333" calcext:value-type="string">
            <text:p>42.43333</text:p>
          </table:table-cell>
          <table:table-cell table:formula="of:=SUBSTITUTE(ROUND([.D54]+[.E54]/60+[.F54]/3600;5);&quot;,&quot;;&quot;.&quot;)" office:value-type="string" office:string-value="2.98333" calcext:value-type="string">
            <text:p>2.98333</text:p>
          </table:table-cell>
          <table:table-cell table:formula="of:=SUBSTITUTE(CONCATENATE([.G54];&quot;/&quot;;[.H54]);&quot;,&quot;;&quot;.&quot;)" office:value-type="string" office:string-value="42.43333/2.98333" calcext:value-type="string">
            <text:p>42.43333/2.9833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table:formula="of:=SUBSTITUTE(ROUND([.A55]+[.B55]/60+[.C55]/3600;5);&quot;,&quot;;&quot;.&quot;)" office:value-type="string" office:string-value="42.43389" calcext:value-type="string">
            <text:p>42.43389</text:p>
          </table:table-cell>
          <table:table-cell table:formula="of:=SUBSTITUTE(ROUND([.D55]+[.E55]/60+[.F55]/3600;5);&quot;,&quot;;&quot;.&quot;)" office:value-type="string" office:string-value="2.98917" calcext:value-type="string">
            <text:p>2.98917</text:p>
          </table:table-cell>
          <table:table-cell table:formula="of:=SUBSTITUTE(CONCATENATE([.G55];&quot;/&quot;;[.H55]);&quot;,&quot;;&quot;.&quot;)" office:value-type="string" office:string-value="42.43389/2.98917" calcext:value-type="string">
            <text:p>42.43389/2.98917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SUBSTITUTE(ROUND([.A56]+[.B56]/60+[.C56]/3600;5);&quot;,&quot;;&quot;.&quot;)" office:value-type="string" office:string-value="41.81167" calcext:value-type="string">
            <text:p>41.81167</text:p>
          </table:table-cell>
          <table:table-cell table:formula="of:=SUBSTITUTE(ROUND([.D56]+[.E56]/60+[.F56]/3600;5);&quot;,&quot;;&quot;.&quot;)" office:value-type="string" office:string-value="2.15028" calcext:value-type="string">
            <text:p>2.15028</text:p>
          </table:table-cell>
          <table:table-cell table:formula="of:=SUBSTITUTE(CONCATENATE([.G56];&quot;/&quot;;[.H56]);&quot;,&quot;;&quot;.&quot;)" office:value-type="string" office:string-value="41.81167/2.15028" calcext:value-type="string">
            <text:p>41.81167/2.15028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table:formula="of:=SUBSTITUTE(ROUND([.A57]+[.B57]/60+[.C57]/3600;5);&quot;,&quot;;&quot;.&quot;)" office:value-type="string" office:string-value="41.53722" calcext:value-type="string">
            <text:p>41.53722</text:p>
          </table:table-cell>
          <table:table-cell table:formula="of:=SUBSTITUTE(ROUND([.D57]+[.E57]/60+[.F57]/3600;5);&quot;,&quot;;&quot;.&quot;)" office:value-type="string" office:string-value="2.31139" calcext:value-type="string">
            <text:p>2.31139</text:p>
          </table:table-cell>
          <table:table-cell table:formula="of:=SUBSTITUTE(CONCATENATE([.G57];&quot;/&quot;;[.H57]);&quot;,&quot;;&quot;.&quot;)" office:value-type="string" office:string-value="41.53722/2.31139" calcext:value-type="string">
            <text:p>41.53722/2.31139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table:formula="of:=SUBSTITUTE(ROUND([.A58]+[.B58]/60+[.C58]/3600;5);&quot;,&quot;;&quot;.&quot;)" office:value-type="string" office:string-value="42.39472" calcext:value-type="string">
            <text:p>42.39472</text:p>
          </table:table-cell>
          <table:table-cell table:formula="of:=SUBSTITUTE(ROUND([.D58]+[.E58]/60+[.F58]/3600;5);&quot;,&quot;;&quot;.&quot;)" office:value-type="string" office:string-value="2.97861" calcext:value-type="string">
            <text:p>2.97861</text:p>
          </table:table-cell>
          <table:table-cell table:formula="of:=SUBSTITUTE(CONCATENATE([.G58];&quot;/&quot;;[.H58]);&quot;,&quot;;&quot;.&quot;)" office:value-type="string" office:string-value="42.39472/2.97861" calcext:value-type="string">
            <text:p>42.39472/2.9786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table:formula="of:=SUBSTITUTE(ROUND([.A59]+[.B59]/60+[.C59]/3600;5);&quot;,&quot;;&quot;.&quot;)" office:value-type="string" office:string-value="42.34333" calcext:value-type="string">
            <text:p>42.34333</text:p>
          </table:table-cell>
          <table:table-cell table:formula="of:=SUBSTITUTE(ROUND([.D59]+[.E59]/60+[.F59]/3600;5);&quot;,&quot;;&quot;.&quot;)" office:value-type="string" office:string-value="0.89083" calcext:value-type="string">
            <text:p>0.89083</text:p>
          </table:table-cell>
          <table:table-cell table:formula="of:=SUBSTITUTE(CONCATENATE([.G59];&quot;/&quot;;[.H59]);&quot;,&quot;;&quot;.&quot;)" office:value-type="string" office:string-value="42.34333/0.89083" calcext:value-type="string">
            <text:p>42.34333/0.8908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formula="of:=SUBSTITUTE(ROUND([.A60]+[.B60]/60+[.C60]/3600;5);&quot;,&quot;;&quot;.&quot;)" office:value-type="string" office:string-value="41.75917" calcext:value-type="string">
            <text:p>41.75917</text:p>
          </table:table-cell>
          <table:table-cell table:formula="of:=SUBSTITUTE(ROUND([.D60]+[.E60]/60+[.F60]/3600;5);&quot;,&quot;;&quot;.&quot;)" office:value-type="string" office:string-value="2.935" calcext:value-type="string">
            <text:p>2.935</text:p>
          </table:table-cell>
          <table:table-cell table:formula="of:=SUBSTITUTE(CONCATENATE([.G60];&quot;/&quot;;[.H60]);&quot;,&quot;;&quot;.&quot;)" office:value-type="string" office:string-value="41.75917/2.935" calcext:value-type="string">
            <text:p>41.75917/2.93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SUBSTITUTE(ROUND([.A61]+[.B61]/60+[.C61]/3600;5);&quot;,&quot;;&quot;.&quot;)" office:value-type="string" office:string-value="41.85833" calcext:value-type="string">
            <text:p>41.85833</text:p>
          </table:table-cell>
          <table:table-cell table:formula="of:=SUBSTITUTE(ROUND([.D61]+[.E61]/60+[.F61]/3600;5);&quot;,&quot;;&quot;.&quot;)" office:value-type="string" office:string-value="3.04278" calcext:value-type="string">
            <text:p>3.04278</text:p>
          </table:table-cell>
          <table:table-cell table:formula="of:=SUBSTITUTE(CONCATENATE([.G61];&quot;/&quot;;[.H61]);&quot;,&quot;;&quot;.&quot;)" office:value-type="string" office:string-value="41.85833/3.04278" calcext:value-type="string">
            <text:p>41.85833/3.04278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SUBSTITUTE(ROUND([.A62]+[.B62]/60+[.C62]/3600;5);&quot;,&quot;;&quot;.&quot;)" office:value-type="string" office:string-value="41.51917" calcext:value-type="string">
            <text:p>41.51917</text:p>
          </table:table-cell>
          <table:table-cell table:formula="of:=SUBSTITUTE(ROUND([.D62]+[.E62]/60+[.F62]/3600;5);&quot;,&quot;;&quot;.&quot;)" office:value-type="string" office:string-value="2.25389" calcext:value-type="string">
            <text:p>2.25389</text:p>
          </table:table-cell>
          <table:table-cell table:formula="of:=SUBSTITUTE(CONCATENATE([.G62];&quot;/&quot;;[.H62]);&quot;,&quot;;&quot;.&quot;)" office:value-type="string" office:string-value="41.51917/2.25389" calcext:value-type="string">
            <text:p>41.51917/2.2538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table:formula="of:=SUBSTITUTE(ROUND([.A63]+[.B63]/60+[.C63]/3600;5);&quot;,&quot;;&quot;.&quot;)" office:value-type="string" office:string-value="41.85861" calcext:value-type="string">
            <text:p>41.85861</text:p>
          </table:table-cell>
          <table:table-cell table:formula="of:=SUBSTITUTE(ROUND([.D63]+[.E63]/60+[.F63]/3600;5);&quot;,&quot;;&quot;.&quot;)" office:value-type="string" office:string-value="2.98194" calcext:value-type="string">
            <text:p>2.98194</text:p>
          </table:table-cell>
          <table:table-cell table:formula="of:=SUBSTITUTE(CONCATENATE([.G63];&quot;/&quot;;[.H63]);&quot;,&quot;;&quot;.&quot;)" office:value-type="string" office:string-value="41.85861/2.98194" calcext:value-type="string">
            <text:p>41.85861/2.9819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table:formula="of:=SUBSTITUTE(ROUND([.A64]+[.B64]/60+[.C64]/3600;5);&quot;,&quot;;&quot;.&quot;)" office:value-type="string" office:string-value="41.525" calcext:value-type="string">
            <text:p>41.525</text:p>
          </table:table-cell>
          <table:table-cell table:formula="of:=SUBSTITUTE(ROUND([.D64]+[.E64]/60+[.F64]/3600;5);&quot;,&quot;;&quot;.&quot;)" office:value-type="string" office:string-value="2.32972" calcext:value-type="string">
            <text:p>2.32972</text:p>
          </table:table-cell>
          <table:table-cell table:formula="of:=SUBSTITUTE(CONCATENATE([.G64];&quot;/&quot;;[.H64]);&quot;,&quot;;&quot;.&quot;)" office:value-type="string" office:string-value="41.525/2.32972" calcext:value-type="string">
            <text:p>41.525/2.32972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formula="of:=SUBSTITUTE(ROUND([.A65]+[.B65]/60+[.C65]/3600;5);&quot;,&quot;;&quot;.&quot;)" office:value-type="string" office:string-value="41.5375" calcext:value-type="string">
            <text:p>41.5375</text:p>
          </table:table-cell>
          <table:table-cell table:formula="of:=SUBSTITUTE(ROUND([.D65]+[.E65]/60+[.F65]/3600;5);&quot;,&quot;;&quot;.&quot;)" office:value-type="string" office:string-value="2.20972" calcext:value-type="string">
            <text:p>2.20972</text:p>
          </table:table-cell>
          <table:table-cell table:formula="of:=SUBSTITUTE(CONCATENATE([.G65];&quot;/&quot;;[.H65]);&quot;,&quot;;&quot;.&quot;)" office:value-type="string" office:string-value="41.5375/2.20972" calcext:value-type="string">
            <text:p>41.5375/2.2097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formula="of:=SUBSTITUTE(ROUND([.A66]+[.B66]/60+[.C66]/3600;5);&quot;,&quot;;&quot;.&quot;)" office:value-type="string" office:string-value="42.39167" calcext:value-type="string">
            <text:p>42.39167</text:p>
          </table:table-cell>
          <table:table-cell table:formula="of:=SUBSTITUTE(ROUND([.D66]+[.E66]/60+[.F66]/3600;5);&quot;,&quot;;&quot;.&quot;)" office:value-type="string" office:string-value="2.96806" calcext:value-type="string">
            <text:p>2.96806</text:p>
          </table:table-cell>
          <table:table-cell table:formula="of:=SUBSTITUTE(CONCATENATE([.G66];&quot;/&quot;;[.H66]);&quot;,&quot;;&quot;.&quot;)" office:value-type="string" office:string-value="42.39167/2.96806" calcext:value-type="string">
            <text:p>42.39167/2.96806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table:formula="of:=SUBSTITUTE(ROUND([.A67]+[.B67]/60+[.C67]/3600;5);&quot;,&quot;;&quot;.&quot;)" office:value-type="string" office:string-value="42.41472" calcext:value-type="string">
            <text:p>42.41472</text:p>
          </table:table-cell>
          <table:table-cell table:formula="of:=SUBSTITUTE(ROUND([.D67]+[.E67]/60+[.F67]/3600;5);&quot;,&quot;;&quot;.&quot;)" office:value-type="string" office:string-value="2.98083" calcext:value-type="string">
            <text:p>2.98083</text:p>
          </table:table-cell>
          <table:table-cell table:formula="of:=SUBSTITUTE(CONCATENATE([.G67];&quot;/&quot;;[.H67]);&quot;,&quot;;&quot;.&quot;)" office:value-type="string" office:string-value="42.41472/2.98083" calcext:value-type="string">
            <text:p>42.41472/2.9808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formula="of:=SUBSTITUTE(ROUND([.A68]+[.B68]/60+[.C68]/3600;5);&quot;,&quot;;&quot;.&quot;)" office:value-type="string" office:string-value="42.4025" calcext:value-type="string">
            <text:p>42.4025</text:p>
          </table:table-cell>
          <table:table-cell table:formula="of:=SUBSTITUTE(ROUND([.D68]+[.E68]/60+[.F68]/3600;5);&quot;,&quot;;&quot;.&quot;)" office:value-type="string" office:string-value="3.0475" calcext:value-type="string">
            <text:p>3.0475</text:p>
          </table:table-cell>
          <table:table-cell table:formula="of:=SUBSTITUTE(CONCATENATE([.G68];&quot;/&quot;;[.H68]);&quot;,&quot;;&quot;.&quot;)" office:value-type="string" office:string-value="42.4025/3.0475" calcext:value-type="string">
            <text:p>42.4025/3.047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table:formula="of:=SUBSTITUTE(ROUND([.A69]+[.B69]/60+[.C69]/3600;5);&quot;,&quot;;&quot;.&quot;)" office:value-type="string" office:string-value="42.39389" calcext:value-type="string">
            <text:p>42.39389</text:p>
          </table:table-cell>
          <table:table-cell table:formula="of:=SUBSTITUTE(ROUND([.D69]+[.E69]/60+[.F69]/3600;5);&quot;,&quot;;&quot;.&quot;)" office:value-type="string" office:string-value="2.91111" calcext:value-type="string">
            <text:p>2.91111</text:p>
          </table:table-cell>
          <table:table-cell table:formula="of:=SUBSTITUTE(CONCATENATE([.G69];&quot;/&quot;;[.H69]);&quot;,&quot;;&quot;.&quot;)" office:value-type="string" office:string-value="42.39389/2.91111" calcext:value-type="string">
            <text:p>42.39389/2.9111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table:formula="of:=SUBSTITUTE(ROUND([.A70]+[.B70]/60+[.C70]/3600;5);&quot;,&quot;;&quot;.&quot;)" office:value-type="string" office:string-value="42.39389" calcext:value-type="string">
            <text:p>42.39389</text:p>
          </table:table-cell>
          <table:table-cell table:formula="of:=SUBSTITUTE(ROUND([.D70]+[.E70]/60+[.F70]/3600;5);&quot;,&quot;;&quot;.&quot;)" office:value-type="string" office:string-value="2.91111" calcext:value-type="string">
            <text:p>2.91111</text:p>
          </table:table-cell>
          <table:table-cell table:formula="of:=SUBSTITUTE(CONCATENATE([.G70];&quot;/&quot;;[.H70]);&quot;,&quot;;&quot;.&quot;)" office:value-type="string" office:string-value="42.39389/2.91111" calcext:value-type="string">
            <text:p>42.39389/2.9111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table:formula="of:=SUBSTITUTE(ROUND([.A71]+[.B71]/60+[.C71]/3600;5);&quot;,&quot;;&quot;.&quot;)" office:value-type="string" office:string-value="42.39083" calcext:value-type="string">
            <text:p>42.39083</text:p>
          </table:table-cell>
          <table:table-cell table:formula="of:=SUBSTITUTE(ROUND([.D71]+[.E71]/60+[.F71]/3600;5);&quot;,&quot;;&quot;.&quot;)" office:value-type="string" office:string-value="2.92083" calcext:value-type="string">
            <text:p>2.92083</text:p>
          </table:table-cell>
          <table:table-cell table:formula="of:=SUBSTITUTE(CONCATENATE([.G71];&quot;/&quot;;[.H71]);&quot;,&quot;;&quot;.&quot;)" office:value-type="string" office:string-value="42.39083/2.92083" calcext:value-type="string">
            <text:p>42.39083/2.9208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table:formula="of:=SUBSTITUTE(ROUND([.A72]+[.B72]/60+[.C72]/3600;5);&quot;,&quot;;&quot;.&quot;)" office:value-type="string" office:string-value="42.40139" calcext:value-type="string">
            <text:p>42.40139</text:p>
          </table:table-cell>
          <table:table-cell table:formula="of:=SUBSTITUTE(ROUND([.D72]+[.E72]/60+[.F72]/3600;5);&quot;,&quot;;&quot;.&quot;)" office:value-type="string" office:string-value="2.87361" calcext:value-type="string">
            <text:p>2.87361</text:p>
          </table:table-cell>
          <table:table-cell table:formula="of:=SUBSTITUTE(CONCATENATE([.G72];&quot;/&quot;;[.H72]);&quot;,&quot;;&quot;.&quot;)" office:value-type="string" office:string-value="42.40139/2.87361" calcext:value-type="string">
            <text:p>42.40139/2.8736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table:formula="of:=SUBSTITUTE(ROUND([.A73]+[.B73]/60+[.C73]/3600;5);&quot;,&quot;;&quot;.&quot;)" office:value-type="string" office:string-value="42.01528" calcext:value-type="string">
            <text:p>42.01528</text:p>
          </table:table-cell>
          <table:table-cell table:formula="of:=SUBSTITUTE(ROUND([.D73]+[.E73]/60+[.F73]/3600;5);&quot;,&quot;;&quot;.&quot;)" office:value-type="string" office:string-value="1.38194" calcext:value-type="string">
            <text:p>1.38194</text:p>
          </table:table-cell>
          <table:table-cell table:formula="of:=SUBSTITUTE(CONCATENATE([.G73];&quot;/&quot;;[.H73]);&quot;,&quot;;&quot;.&quot;)" office:value-type="string" office:string-value="42.01528/1.38194" calcext:value-type="string">
            <text:p>42.01528/1.3819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formula="of:=SUBSTITUTE(ROUND([.A74]+[.B74]/60+[.C74]/3600;5);&quot;,&quot;;&quot;.&quot;)" office:value-type="string" office:string-value="42.15222" calcext:value-type="string">
            <text:p>42.15222</text:p>
          </table:table-cell>
          <table:table-cell table:formula="of:=SUBSTITUTE(ROUND([.D74]+[.E74]/60+[.F74]/3600;5);&quot;,&quot;;&quot;.&quot;)" office:value-type="string" office:string-value="2.59778" calcext:value-type="string">
            <text:p>2.59778</text:p>
          </table:table-cell>
          <table:table-cell table:formula="of:=SUBSTITUTE(CONCATENATE([.G74];&quot;/&quot;;[.H74]);&quot;,&quot;;&quot;.&quot;)" office:value-type="string" office:string-value="42.15222/2.59778" calcext:value-type="string">
            <text:p>42.15222/2.59778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SUBSTITUTE(ROUND([.A75]+[.B75]/60+[.C75]/3600;5);&quot;,&quot;;&quot;.&quot;)" office:value-type="string" office:string-value="41.95889" calcext:value-type="string">
            <text:p>41.95889</text:p>
          </table:table-cell>
          <table:table-cell table:formula="of:=SUBSTITUTE(ROUND([.D75]+[.E75]/60+[.F75]/3600;5);&quot;,&quot;;&quot;.&quot;)" office:value-type="string" office:string-value="2.34167" calcext:value-type="string">
            <text:p>2.34167</text:p>
          </table:table-cell>
          <table:table-cell table:formula="of:=SUBSTITUTE(CONCATENATE([.G75];&quot;/&quot;;[.H75]);&quot;,&quot;;&quot;.&quot;)" office:value-type="string" office:string-value="41.95889/2.34167" calcext:value-type="string">
            <text:p>41.95889/2.34167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table:formula="of:=SUBSTITUTE(ROUND([.A76]+[.B76]/60+[.C76]/3600;5);&quot;,&quot;;&quot;.&quot;)" office:value-type="string" office:string-value="41.77056" calcext:value-type="string">
            <text:p>41.77056</text:p>
          </table:table-cell>
          <table:table-cell table:formula="of:=SUBSTITUTE(ROUND([.D76]+[.E76]/60+[.F76]/3600;5);&quot;,&quot;;&quot;.&quot;)" office:value-type="string" office:string-value="2.93889" calcext:value-type="string">
            <text:p>2.93889</text:p>
          </table:table-cell>
          <table:table-cell table:formula="of:=SUBSTITUTE(CONCATENATE([.G76];&quot;/&quot;;[.H76]);&quot;,&quot;;&quot;.&quot;)" office:value-type="string" office:string-value="41.77056/2.93889" calcext:value-type="string">
            <text:p>41.77056/2.9388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formula="of:=SUBSTITUTE(ROUND([.A77]+[.B77]/60+[.C77]/3600;5);&quot;,&quot;;&quot;.&quot;)" office:value-type="string" office:string-value="41.58361" calcext:value-type="string">
            <text:p>41.58361</text:p>
          </table:table-cell>
          <table:table-cell table:formula="of:=SUBSTITUTE(ROUND([.D77]+[.E77]/60+[.F77]/3600;5);&quot;,&quot;;&quot;.&quot;)" office:value-type="string" office:string-value="2.34222" calcext:value-type="string">
            <text:p>2.34222</text:p>
          </table:table-cell>
          <table:table-cell table:formula="of:=SUBSTITUTE(CONCATENATE([.G77];&quot;/&quot;;[.H77]);&quot;,&quot;;&quot;.&quot;)" office:value-type="string" office:string-value="41.58361/2.34222" calcext:value-type="string">
            <text:p>41.58361/2.3422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table:formula="of:=SUBSTITUTE(ROUND([.A78]+[.B78]/60+[.C78]/3600;5);&quot;,&quot;;&quot;.&quot;)" office:value-type="string" office:string-value="42.41722" calcext:value-type="string">
            <text:p>42.41722</text:p>
          </table:table-cell>
          <table:table-cell table:formula="of:=SUBSTITUTE(ROUND([.D78]+[.E78]/60+[.F78]/3600;5);&quot;,&quot;;&quot;.&quot;)" office:value-type="string" office:string-value="2.97083" calcext:value-type="string">
            <text:p>2.97083</text:p>
          </table:table-cell>
          <table:table-cell table:formula="of:=SUBSTITUTE(CONCATENATE([.G78];&quot;/&quot;;[.H78]);&quot;,&quot;;&quot;.&quot;)" office:value-type="string" office:string-value="42.41722/2.97083" calcext:value-type="string">
            <text:p>42.41722/2.9708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table:formula="of:=SUBSTITUTE(ROUND([.A79]+[.B79]/60+[.C79]/3600;5);&quot;,&quot;;&quot;.&quot;)" office:value-type="string" office:string-value="42.26417" calcext:value-type="string">
            <text:p>42.26417</text:p>
          </table:table-cell>
          <table:table-cell table:formula="of:=SUBSTITUTE(ROUND([.D79]+[.E79]/60+[.F79]/3600;5);&quot;,&quot;;&quot;.&quot;)" office:value-type="string" office:string-value="3.19694" calcext:value-type="string">
            <text:p>3.19694</text:p>
          </table:table-cell>
          <table:table-cell table:formula="of:=SUBSTITUTE(CONCATENATE([.G79];&quot;/&quot;;[.H79]);&quot;,&quot;;&quot;.&quot;)" office:value-type="string" office:string-value="42.26417/3.19694" calcext:value-type="string">
            <text:p>42.26417/3.1969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formula="of:=SUBSTITUTE(ROUND([.A80]+[.B80]/60+[.C80]/3600;5);&quot;,&quot;;&quot;.&quot;)" office:value-type="string" office:string-value="42.26278" calcext:value-type="string">
            <text:p>42.26278</text:p>
          </table:table-cell>
          <table:table-cell table:formula="of:=SUBSTITUTE(ROUND([.D80]+[.E80]/60+[.F80]/3600;5);&quot;,&quot;;&quot;.&quot;)" office:value-type="string" office:string-value="3.19583" calcext:value-type="string">
            <text:p>3.19583</text:p>
          </table:table-cell>
          <table:table-cell table:formula="of:=SUBSTITUTE(CONCATENATE([.G80];&quot;/&quot;;[.H80]);&quot;,&quot;;&quot;.&quot;)" office:value-type="string" office:string-value="42.26278/3.19583" calcext:value-type="string">
            <text:p>42.26278/3.1958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formula="of:=SUBSTITUTE(ROUND([.A81]+[.B81]/60+[.C81]/3600;5);&quot;,&quot;;&quot;.&quot;)" office:value-type="string" office:string-value="42.26028" calcext:value-type="string">
            <text:p>42.26028</text:p>
          </table:table-cell>
          <table:table-cell table:formula="of:=SUBSTITUTE(ROUND([.D81]+[.E81]/60+[.F81]/3600;5);&quot;,&quot;;&quot;.&quot;)" office:value-type="string" office:string-value="3.19361" calcext:value-type="string">
            <text:p>3.19361</text:p>
          </table:table-cell>
          <table:table-cell table:formula="of:=SUBSTITUTE(CONCATENATE([.G81];&quot;/&quot;;[.H81]);&quot;,&quot;;&quot;.&quot;)" office:value-type="string" office:string-value="42.26028/3.19361" calcext:value-type="string">
            <text:p>42.26028/3.1936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table:formula="of:=SUBSTITUTE(ROUND([.A82]+[.B82]/60+[.C82]/3600;5);&quot;,&quot;;&quot;.&quot;)" office:value-type="string" office:string-value="42.41472" calcext:value-type="string">
            <text:p>42.41472</text:p>
          </table:table-cell>
          <table:table-cell table:formula="of:=SUBSTITUTE(ROUND([.D82]+[.E82]/60+[.F82]/3600;5);&quot;,&quot;;&quot;.&quot;)" office:value-type="string" office:string-value="2.98083" calcext:value-type="string">
            <text:p>2.98083</text:p>
          </table:table-cell>
          <table:table-cell table:formula="of:=SUBSTITUTE(CONCATENATE([.G82];&quot;/&quot;;[.H82]);&quot;,&quot;;&quot;.&quot;)" office:value-type="string" office:string-value="42.41472/2.98083" calcext:value-type="string">
            <text:p>42.41472/2.98083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formula="of:=SUBSTITUTE(ROUND([.A83]+[.B83]/60+[.C83]/3600;5);&quot;,&quot;;&quot;.&quot;)" office:value-type="string" office:string-value="42.51972" calcext:value-type="string">
            <text:p>42.51972</text:p>
          </table:table-cell>
          <table:table-cell table:formula="of:=SUBSTITUTE(ROUND([.D83]+[.E83]/60+[.F83]/3600;5);&quot;,&quot;;&quot;.&quot;)" office:value-type="string" office:string-value="2.6275" calcext:value-type="string">
            <text:p>2.6275</text:p>
          </table:table-cell>
          <table:table-cell table:formula="of:=SUBSTITUTE(CONCATENATE([.G83];&quot;/&quot;;[.H83]);&quot;,&quot;;&quot;.&quot;)" office:value-type="string" office:string-value="42.51972/2.6275" calcext:value-type="string">
            <text:p>42.51972/2.6275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formula="of:=SUBSTITUTE(ROUND([.A84]+[.B84]/60+[.C84]/3600;5);&quot;,&quot;;&quot;.&quot;)" office:value-type="string" office:string-value="42.51278" calcext:value-type="string">
            <text:p>42.51278</text:p>
          </table:table-cell>
          <table:table-cell table:formula="of:=SUBSTITUTE(ROUND([.D84]+[.E84]/60+[.F84]/3600;5);&quot;,&quot;;&quot;.&quot;)" office:value-type="string" office:string-value="2.62444" calcext:value-type="string">
            <text:p>2.62444</text:p>
          </table:table-cell>
          <table:table-cell table:formula="of:=SUBSTITUTE(CONCATENATE([.G84];&quot;/&quot;;[.H84]);&quot;,&quot;;&quot;.&quot;)" office:value-type="string" office:string-value="42.51278/2.62444" calcext:value-type="string">
            <text:p>42.51278/2.62444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table:formula="of:=SUBSTITUTE(ROUND([.A85]+[.B85]/60+[.C85]/3600;5);&quot;,&quot;;&quot;.&quot;)" office:value-type="string" office:string-value="42.635" calcext:value-type="string">
            <text:p>42.635</text:p>
          </table:table-cell>
          <table:table-cell table:formula="of:=SUBSTITUTE(ROUND([.D85]+[.E85]/60+[.F85]/3600;5);&quot;,&quot;;&quot;.&quot;)" office:value-type="string" office:string-value="2.64611" calcext:value-type="string">
            <text:p>2.64611</text:p>
          </table:table-cell>
          <table:table-cell table:formula="of:=SUBSTITUTE(CONCATENATE([.G85];&quot;/&quot;;[.H85]);&quot;,&quot;;&quot;.&quot;)" office:value-type="string" office:string-value="42.635/2.64611" calcext:value-type="string">
            <text:p>42.635/2.64611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table:formula="of:=SUBSTITUTE(ROUND([.A86]+[.B86]/60+[.C86]/3600;5);&quot;,&quot;;&quot;.&quot;)" office:value-type="string" office:string-value="42.56611" calcext:value-type="string">
            <text:p>42.56611</text:p>
          </table:table-cell>
          <table:table-cell table:formula="of:=SUBSTITUTE(ROUND([.D86]+[.E86]/60+[.F86]/3600;5);&quot;,&quot;;&quot;.&quot;)" office:value-type="string" office:string-value="2.38111" calcext:value-type="string">
            <text:p>2.38111</text:p>
          </table:table-cell>
          <table:table-cell table:formula="of:=SUBSTITUTE(CONCATENATE([.G86];&quot;/&quot;;[.H86]);&quot;,&quot;;&quot;.&quot;)" office:value-type="string" office:string-value="42.56611/2.38111" calcext:value-type="string">
            <text:p>42.56611/2.38111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table:formula="of:=SUBSTITUTE(ROUND([.A87]+[.B87]/60+[.C87]/3600;5);&quot;,&quot;;&quot;.&quot;)" office:value-type="string" office:string-value="42.58889" calcext:value-type="string">
            <text:p>42.58889</text:p>
          </table:table-cell>
          <table:table-cell table:formula="of:=SUBSTITUTE(ROUND([.D87]+[.E87]/60+[.F87]/3600;5);&quot;,&quot;;&quot;.&quot;)" office:value-type="string" office:string-value="2.57889" calcext:value-type="string">
            <text:p>2.57889</text:p>
          </table:table-cell>
          <table:table-cell table:formula="of:=SUBSTITUTE(CONCATENATE([.G87];&quot;/&quot;;[.H87]);&quot;,&quot;;&quot;.&quot;)" office:value-type="string" office:string-value="42.58889/2.57889" calcext:value-type="string">
            <text:p>42.58889/2.57889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formula="of:=SUBSTITUTE(ROUND([.A88]+[.B88]/60+[.C88]/3600;5);&quot;,&quot;;&quot;.&quot;)" office:value-type="string" office:string-value="41.58611" calcext:value-type="string">
            <text:p>41.58611</text:p>
          </table:table-cell>
          <table:table-cell table:formula="of:=SUBSTITUTE(ROUND([.D88]+[.E88]/60+[.F88]/3600;5);&quot;,&quot;;&quot;.&quot;)" office:value-type="string" office:string-value="2.34056" calcext:value-type="string">
            <text:p>2.34056</text:p>
          </table:table-cell>
          <table:table-cell table:formula="of:=SUBSTITUTE(CONCATENATE([.G88];&quot;/&quot;;[.H88]);&quot;,&quot;;&quot;.&quot;)" office:value-type="string" office:string-value="41.58611/2.34056" calcext:value-type="string">
            <text:p>41.58611/2.34056</text:p>
          </table:table-cell>
          <table:table-cell/>
          <table:table-cell table:style-name="ce30"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formula="of:=SUBSTITUTE(ROUND([.A89]+[.B89]/60+[.C89]/3600;5);&quot;,&quot;;&quot;.&quot;)" office:value-type="string" office:string-value="42.41944" calcext:value-type="string">
            <text:p>42.41944</text:p>
          </table:table-cell>
          <table:table-cell table:formula="of:=SUBSTITUTE(ROUND([.D89]+[.E89]/60+[.F89]/3600;5);&quot;,&quot;;&quot;.&quot;)" office:value-type="string" office:string-value="2.46611" calcext:value-type="string">
            <text:p>2.46611</text:p>
          </table:table-cell>
          <table:table-cell table:formula="of:=SUBSTITUTE(CONCATENATE([.G89];&quot;/&quot;;[.H89]);&quot;,&quot;;&quot;.&quot;)" office:value-type="string" office:string-value="42.41944/2.46611" calcext:value-type="string">
            <text:p>42.41944/2.46611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formula="of:=SUBSTITUTE(ROUND([.A90]+[.B90]/60+[.C90]/3600;5);&quot;,&quot;;&quot;.&quot;)" office:value-type="string" office:string-value="42.76194" calcext:value-type="string">
            <text:p>42.76194</text:p>
          </table:table-cell>
          <table:table-cell table:formula="of:=SUBSTITUTE(ROUND([.D90]+[.E90]/60+[.F90]/3600;5);&quot;,&quot;;&quot;.&quot;)" office:value-type="string" office:string-value="2.50722" calcext:value-type="string">
            <text:p>2.50722</text:p>
          </table:table-cell>
          <table:table-cell table:formula="of:=SUBSTITUTE(CONCATENATE([.G90];&quot;/&quot;;[.H90]);&quot;,&quot;;&quot;.&quot;)" office:value-type="string" office:string-value="42.76194/2.50722" calcext:value-type="string">
            <text:p>42.76194/2.50722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SUBSTITUTE(ROUND([.A91]+[.B91]/60+[.C91]/3600;5);&quot;,&quot;;&quot;.&quot;)" office:value-type="string" office:string-value="0" calcext:value-type="string">
            <text:p>0</text:p>
          </table:table-cell>
          <table:table-cell table:formula="of:=SUBSTITUTE(ROUND([.D91]+[.E91]/60+[.F91]/3600;5);&quot;,&quot;;&quot;.&quot;)" office:value-type="string" office:string-value="0" calcext:value-type="string">
            <text:p>0</text:p>
          </table:table-cell>
          <table:table-cell table:formula="of:=SUBSTITUTE(CONCATENATE([.G91];&quot;/&quot;;[.H91]);&quot;,&quot;;&quot;.&quot;)" office:value-type="string" office:string-value="0/0" calcext:value-type="string">
            <text:p>0/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CAT.A1:CAT.L1048576">
          <table:sort>
            <table:sort-by table:field-number="4" table:data-type="automatic"/>
          </table:sort>
        </table:database-range>
        <table:database-range table:name="__Anonymous_Sheet_DB__1" table:target-range-address="CN.B1:CN.M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 style:data-style-name="N2" text:time-value="16:21:20.007717264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15:56:14.548136332</meta:creation-date>
    <dc:date>2020-03-02T16:21:45.476308727</dc:date>
    <meta:editing-duration>P3DT7H55M52S</meta:editing-duration>
    <meta:editing-cycles>88</meta:editing-cycles>
    <meta:generator>LibreOffice/6.0.7.3$Linux_X86_64 LibreOffice_project/00m0$Build-3</meta:generator>
    <meta:document-statistic meta:table-count="3" meta:cell-count="4336" meta:object-count="0"/>
  </office:meta>
</office:document-meta>
</file>